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Pictures/10000201000007A0000000CEB5A1B474.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Mono2" svg:font-family="FreeMono" style:font-family-generic="swiss" style:font-pitch="variable"/>
    <style:font-face style:name="FreeSerif" svg:font-family="FreeSerif"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Bodoni" svg:font-family="Bodo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xford" svg:font-family="Oxford" style:font-family-generic="system" style:font-pitch="variable"/>
  </office:font-face-decls>
  <office:automatic-styles>
    <style:style style:name="Table15" style:family="table">
      <style:table-properties style:width="6.0694in" fo:margin-left="0in" fo:margin-top="0in" fo:margin-bottom="0in" fo:break-before="auto" fo:break-after="auto" table:align="left" fo:keep-with-next="auto" style:may-break-between-rows="true" style:writing-mode="lr-tb" table:border-model="collapsing"/>
    </style:style>
    <style:style style:name="Table15.A" style:family="table-column">
      <style:table-column-properties style:column-width="0.8743in"/>
    </style:style>
    <style:style style:name="Table15.B" style:family="table-column">
      <style:table-column-properties style:column-width="5.1951in"/>
    </style:style>
    <style:style style:name="Table15.1" style:family="table-row">
      <style:table-row-properties style:min-row-height="0.2778in" fo:keep-together="auto"/>
    </style:style>
    <style:style style:name="Table15.A1" style:family="table-cell">
      <style:table-cell-properties style:vertical-align="" fo:background-color="#cfe7f5"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15.B1" style:family="table-cell">
      <style:table-cell-properties style:vertical-align="" fo:background-color="#cfe7f5" fo:padding-left="0.0785in" fo:padding-right="0.0785in" fo:padding-top="0.0194in" fo:padding-bottom="0.0194in" fo:border="0.05pt solid #000000" style:writing-mode="page">
        <style:background-image/>
      </style:table-cell-properties>
    </style:style>
    <style:style style:name="Table15.2" style:family="table-row">
      <style:table-row-properties style:min-row-height="1.0833in" fo:keep-together="auto"/>
    </style:style>
    <style:style style:name="Table15.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15.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15.3" style:family="table-row">
      <style:table-row-properties style:min-row-height="0.3056in" fo:keep-together="auto"/>
    </style:style>
    <style:style style:name="Table15.4" style:family="table-row">
      <style:table-row-properties style:min-row-height="0.6944in" fo:keep-together="auto"/>
    </style:style>
    <style:style style:name="Table15.5" style:family="table-row">
      <style:table-row-properties style:min-row-height="0.5in" fo:keep-together="auto"/>
    </style:style>
    <style:style style:name="Table15.A7"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15.B7"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16" style:family="table">
      <style:table-properties style:width="5.4167in" fo:margin-left="0in" fo:margin-top="0in" fo:margin-bottom="0in" fo:break-before="auto" fo:break-after="auto" table:align="left" fo:keep-with-next="auto" style:may-break-between-rows="true" style:writing-mode="lr-tb" table:border-model="collapsing"/>
    </style:style>
    <style:style style:name="Table16.A" style:family="table-column">
      <style:table-column-properties style:column-width="1.2493in"/>
    </style:style>
    <style:style style:name="Table16.B" style:family="table-column">
      <style:table-column-properties style:column-width="4.1674in"/>
    </style:style>
    <style:style style:name="Table16.1" style:family="table-row">
      <style:table-row-properties style:min-row-height="0.3056in" fo:keep-together="auto"/>
    </style:style>
    <style:style style:name="Table16.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16.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16.A2"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16.B2"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 style:family="table">
      <style:table-properties style:width="6.6979in" fo:margin-left="0in" fo:break-before="auto" fo:break-after="auto" table:align="left" fo:keep-with-next="auto" style:may-break-between-rows="true" table:border-model="collapsing"/>
    </style:style>
    <style:style style:name="Table4.A" style:family="table-column">
      <style:table-column-properties style:column-width="1.7292in"/>
    </style:style>
    <style:style style:name="Table4.B" style:family="table-column">
      <style:table-column-properties style:column-width="4.9688in"/>
    </style:style>
    <style:style style:name="Table4.1" style:family="table-row">
      <style:table-row-properties fo:background-color="#cfe7f5" fo:keep-together="auto">
        <style:background-image/>
      </style:table-row-properties>
    </style:style>
    <style:style style:name="Table4.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5" style:family="table">
      <style:table-properties style:width="6.6979in" fo:margin-left="0in" fo:break-before="auto" fo:break-after="auto" table:align="left" fo:keep-with-next="auto" style:may-break-between-rows="true" table:border-model="collapsing"/>
    </style:style>
    <style:style style:name="Table5.A" style:family="table-column">
      <style:table-column-properties style:column-width="0.5104in"/>
    </style:style>
    <style:style style:name="Table5.B" style:family="table-column">
      <style:table-column-properties style:column-width="2.441in"/>
    </style:style>
    <style:style style:name="Table5.C" style:family="table-column">
      <style:table-column-properties style:column-width="3.7465in"/>
    </style:style>
    <style:style style:name="Table5.1" style:family="table-row">
      <style:table-row-properties fo:keep-together="auto"/>
    </style:style>
    <style:style style:name="Table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 style:family="table">
      <style:table-properties style:width="6.6979in" fo:margin-left="0in" fo:break-before="auto" fo:break-after="auto" table:align="left" fo:keep-with-next="auto" style:may-break-between-rows="true" table:border-model="collapsing"/>
    </style:style>
    <style:style style:name="Table6.A" style:family="table-column">
      <style:table-column-properties style:column-width="0.5104in"/>
    </style:style>
    <style:style style:name="Table6.B" style:family="table-column">
      <style:table-column-properties style:column-width="2.441in"/>
    </style:style>
    <style:style style:name="Table6.C" style:family="table-column">
      <style:table-column-properties style:column-width="3.7465in"/>
    </style:style>
    <style:style style:name="Table6.1" style:family="table-row">
      <style:table-row-properties fo:keep-together="auto"/>
    </style:style>
    <style:style style:name="Table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 style:family="table">
      <style:table-properties style:width="6.6979in" fo:margin-left="0in" fo:break-before="auto" fo:break-after="auto" table:align="left" fo:keep-with-next="auto" style:may-break-between-rows="true" table:border-model="collapsing"/>
    </style:style>
    <style:style style:name="Table7.A" style:family="table-column">
      <style:table-column-properties style:column-width="0.5104in"/>
    </style:style>
    <style:style style:name="Table7.B" style:family="table-column">
      <style:table-column-properties style:column-width="2.441in"/>
    </style:style>
    <style:style style:name="Table7.C" style:family="table-column">
      <style:table-column-properties style:column-width="3.7465in"/>
    </style:style>
    <style:style style:name="Table7.1" style:family="table-row">
      <style:table-row-properties fo:keep-together="auto"/>
    </style:style>
    <style:style style:name="Table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 style:family="table">
      <style:table-properties style:width="6.6979in" fo:margin-left="0in" fo:break-before="auto" fo:break-after="auto" table:align="left" fo:keep-with-next="auto" style:may-break-between-rows="true" table:border-model="collapsing"/>
    </style:style>
    <style:style style:name="Table1.A" style:family="table-column">
      <style:table-column-properties style:column-width="0.5104in"/>
    </style:style>
    <style:style style:name="Table1.B" style:family="table-column">
      <style:table-column-properties style:column-width="2.441in"/>
    </style:style>
    <style:style style:name="Table1.C" style:family="table-column">
      <style:table-column-properties style:column-width="3.7465in"/>
    </style:style>
    <style:style style:name="Table1.1" style:family="table-row">
      <style:table-row-properties fo:keep-together="auto"/>
    </style:style>
    <style:style style:name="Table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 style:family="table">
      <style:table-properties style:width="6.6979in" fo:margin-left="0in" fo:break-before="auto" fo:break-after="auto" table:align="left" fo:keep-with-next="auto" style:may-break-between-rows="true" table:border-model="collapsing"/>
    </style:style>
    <style:style style:name="Table2.A" style:family="table-column">
      <style:table-column-properties style:column-width="0.5104in"/>
    </style:style>
    <style:style style:name="Table2.B" style:family="table-column">
      <style:table-column-properties style:column-width="2.441in"/>
    </style:style>
    <style:style style:name="Table2.C" style:family="table-column">
      <style:table-column-properties style:column-width="3.7465in"/>
    </style:style>
    <style:style style:name="Table2.1" style:family="table-row">
      <style:table-row-properties fo:keep-together="auto"/>
    </style:style>
    <style:style style:name="Table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3" style:family="table">
      <style:table-properties style:width="6.6979in" fo:margin-left="0in" fo:break-before="auto" fo:break-after="auto" table:align="left" fo:keep-with-next="auto" style:may-break-between-rows="true" table:border-model="collapsing"/>
    </style:style>
    <style:style style:name="Table3.A" style:family="table-column">
      <style:table-column-properties style:column-width="0.5104in"/>
    </style:style>
    <style:style style:name="Table3.B" style:family="table-column">
      <style:table-column-properties style:column-width="2.441in"/>
    </style:style>
    <style:style style:name="Table3.C" style:family="table-column">
      <style:table-column-properties style:column-width="3.7465in"/>
    </style:style>
    <style:style style:name="Table3.1" style:family="table-row">
      <style:table-row-properties fo:keep-together="auto"/>
    </style:style>
    <style:style style:name="Table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 style:family="table">
      <style:table-properties style:width="6.6931in" table:align="margins"/>
    </style:style>
    <style:style style:name="Table8.A" style:family="table-column">
      <style:table-column-properties style:column-width="0.5125in" style:rel-column-width="5018*"/>
    </style:style>
    <style:style style:name="Table8.B" style:family="table-column">
      <style:table-column-properties style:column-width="2.4389in" style:rel-column-width="23880*"/>
    </style:style>
    <style:style style:name="Table8.C" style:family="table-column">
      <style:table-column-properties style:column-width="3.7417in" style:rel-column-width="36637*"/>
    </style:style>
    <style:style style:name="Table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 style:family="table">
      <style:table-properties style:width="6.6931in" table:align="margins"/>
    </style:style>
    <style:style style:name="Table9.A" style:family="table-column">
      <style:table-column-properties style:column-width="0.5125in" style:rel-column-width="5018*"/>
    </style:style>
    <style:style style:name="Table9.B" style:family="table-column">
      <style:table-column-properties style:column-width="2.4389in" style:rel-column-width="23880*"/>
    </style:style>
    <style:style style:name="Table9.C" style:family="table-column">
      <style:table-column-properties style:column-width="3.7417in" style:rel-column-width="36637*"/>
    </style:style>
    <style:style style:name="Table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 style:family="table">
      <style:table-properties style:width="6.6931in" table:align="margins"/>
    </style:style>
    <style:style style:name="Table10.A" style:family="table-column">
      <style:table-column-properties style:column-width="0.5125in" style:rel-column-width="5018*"/>
    </style:style>
    <style:style style:name="Table10.B" style:family="table-column">
      <style:table-column-properties style:column-width="2.4389in" style:rel-column-width="23880*"/>
    </style:style>
    <style:style style:name="Table10.C" style:family="table-column">
      <style:table-column-properties style:column-width="3.7417in" style:rel-column-width="36637*"/>
    </style:style>
    <style:style style:name="Table1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 style:family="table">
      <style:table-properties style:width="6.6931in" table:align="margins"/>
    </style:style>
    <style:style style:name="Table11.A" style:family="table-column">
      <style:table-column-properties style:column-width="0.5125in" style:rel-column-width="5018*"/>
    </style:style>
    <style:style style:name="Table11.B" style:family="table-column">
      <style:table-column-properties style:column-width="2.4389in" style:rel-column-width="23880*"/>
    </style:style>
    <style:style style:name="Table11.C" style:family="table-column">
      <style:table-column-properties style:column-width="3.7417in" style:rel-column-width="36637*"/>
    </style:style>
    <style:style style:name="Table1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 style:family="table">
      <style:table-properties style:width="6.6931in" table:align="margins"/>
    </style:style>
    <style:style style:name="Table12.A" style:family="table-column">
      <style:table-column-properties style:column-width="0.5125in" style:rel-column-width="5018*"/>
    </style:style>
    <style:style style:name="Table12.B" style:family="table-column">
      <style:table-column-properties style:column-width="2.4389in" style:rel-column-width="23880*"/>
    </style:style>
    <style:style style:name="Table12.C" style:family="table-column">
      <style:table-column-properties style:column-width="3.7417in" style:rel-column-width="36637*"/>
    </style:style>
    <style:style style:name="Table1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 style:family="table">
      <style:table-properties style:width="6.6931in" table:align="margins"/>
    </style:style>
    <style:style style:name="Table13.A" style:family="table-column">
      <style:table-column-properties style:column-width="0.5125in" style:rel-column-width="5018*"/>
    </style:style>
    <style:style style:name="Table13.B" style:family="table-column">
      <style:table-column-properties style:column-width="2.4389in" style:rel-column-width="23880*"/>
    </style:style>
    <style:style style:name="Table13.C" style:family="table-column">
      <style:table-column-properties style:column-width="3.7417in" style:rel-column-width="36637*"/>
    </style:style>
    <style:style style:name="Table1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2" style:family="table">
      <style:table-properties style:width="6.5in" fo:margin-left="0in" fo:margin-top="0in" fo:margin-bottom="0in" fo:break-before="auto" fo:break-after="auto" table:align="left" fo:keep-with-next="auto" style:may-break-between-rows="true" table:border-model="collapsing"/>
    </style:style>
    <style:style style:name="Table52.A" style:family="table-column">
      <style:table-column-properties style:column-width="0.4993in"/>
    </style:style>
    <style:style style:name="Table52.B" style:family="table-column">
      <style:table-column-properties style:column-width="2.4556in"/>
    </style:style>
    <style:style style:name="Table52.C" style:family="table-column">
      <style:table-column-properties style:column-width="3.5451in"/>
    </style:style>
    <style:style style:name="Table52.1" style:family="table-row">
      <style:table-row-properties fo:keep-together="auto"/>
    </style:style>
    <style:style style:name="Table5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3" style:family="table">
      <style:table-properties style:width="6.5in" fo:margin-left="0in" fo:margin-top="0in" fo:margin-bottom="0in" fo:break-before="auto" fo:break-after="auto" table:align="left" fo:keep-with-next="auto" style:may-break-between-rows="true" table:border-model="collapsing"/>
    </style:style>
    <style:style style:name="Table53.A" style:family="table-column">
      <style:table-column-properties style:column-width="0.4993in"/>
    </style:style>
    <style:style style:name="Table53.B" style:family="table-column">
      <style:table-column-properties style:column-width="2.4556in"/>
    </style:style>
    <style:style style:name="Table53.C" style:family="table-column">
      <style:table-column-properties style:column-width="3.5451in"/>
    </style:style>
    <style:style style:name="Table53.1" style:family="table-row">
      <style:table-row-properties fo:keep-together="auto"/>
    </style:style>
    <style:style style:name="Table5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4" style:family="table">
      <style:table-properties style:width="6.5in" fo:margin-left="0in" fo:margin-top="0in" fo:margin-bottom="0in" fo:break-before="auto" fo:break-after="auto" table:align="left" fo:keep-with-next="auto" style:may-break-between-rows="true" table:border-model="collapsing"/>
    </style:style>
    <style:style style:name="Table54.A" style:family="table-column">
      <style:table-column-properties style:column-width="0.4993in"/>
    </style:style>
    <style:style style:name="Table54.B" style:family="table-column">
      <style:table-column-properties style:column-width="2.4556in"/>
    </style:style>
    <style:style style:name="Table54.C" style:family="table-column">
      <style:table-column-properties style:column-width="3.5451in"/>
    </style:style>
    <style:style style:name="Table54.1" style:family="table-row">
      <style:table-row-properties fo:keep-together="auto"/>
    </style:style>
    <style:style style:name="Table5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44" style:family="table">
      <style:table-properties style:width="6.5in" fo:margin-left="0in" fo:margin-top="0in" fo:margin-bottom="0in" fo:break-before="auto" fo:break-after="auto" table:align="left" fo:keep-with-next="auto" style:may-break-between-rows="true" table:border-model="collapsing"/>
    </style:style>
    <style:style style:name="Table244.A" style:family="table-column">
      <style:table-column-properties style:column-width="0.4993in"/>
    </style:style>
    <style:style style:name="Table244.B" style:family="table-column">
      <style:table-column-properties style:column-width="2.4556in"/>
    </style:style>
    <style:style style:name="Table244.C" style:family="table-column">
      <style:table-column-properties style:column-width="3.5451in"/>
    </style:style>
    <style:style style:name="Table244.1" style:family="table-row">
      <style:table-row-properties fo:keep-together="auto"/>
    </style:style>
    <style:style style:name="Table24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45" style:family="table">
      <style:table-properties style:width="6.5in" fo:margin-left="0in" fo:margin-top="0in" fo:margin-bottom="0in" fo:break-before="auto" fo:break-after="auto" table:align="left" fo:keep-with-next="auto" style:may-break-between-rows="true" table:border-model="collapsing"/>
    </style:style>
    <style:style style:name="Table245.A" style:family="table-column">
      <style:table-column-properties style:column-width="0.4993in"/>
    </style:style>
    <style:style style:name="Table245.B" style:family="table-column">
      <style:table-column-properties style:column-width="2.4556in"/>
    </style:style>
    <style:style style:name="Table245.C" style:family="table-column">
      <style:table-column-properties style:column-width="3.5451in"/>
    </style:style>
    <style:style style:name="Table245.1" style:family="table-row">
      <style:table-row-properties fo:keep-together="auto"/>
    </style:style>
    <style:style style:name="Table24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46" style:family="table">
      <style:table-properties style:width="6.5in" fo:margin-left="0in" fo:margin-top="0in" fo:margin-bottom="0in" fo:break-before="auto" fo:break-after="auto" table:align="left" fo:keep-with-next="auto" style:may-break-between-rows="true" table:border-model="collapsing"/>
    </style:style>
    <style:style style:name="Table246.A" style:family="table-column">
      <style:table-column-properties style:column-width="0.4993in"/>
    </style:style>
    <style:style style:name="Table246.B" style:family="table-column">
      <style:table-column-properties style:column-width="2.4556in"/>
    </style:style>
    <style:style style:name="Table246.C" style:family="table-column">
      <style:table-column-properties style:column-width="3.5451in"/>
    </style:style>
    <style:style style:name="Table246.1" style:family="table-row">
      <style:table-row-properties fo:keep-together="auto"/>
    </style:style>
    <style:style style:name="Table24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5" style:family="table">
      <style:table-properties style:width="6.5in" fo:margin-left="0in" fo:margin-top="0in" fo:margin-bottom="0in" fo:break-before="auto" fo:break-after="auto" table:align="left" fo:keep-with-next="auto" style:may-break-between-rows="true" table:border-model="collapsing"/>
    </style:style>
    <style:style style:name="Table55.A" style:family="table-column">
      <style:table-column-properties style:column-width="0.4993in"/>
    </style:style>
    <style:style style:name="Table55.B" style:family="table-column">
      <style:table-column-properties style:column-width="2.4556in"/>
    </style:style>
    <style:style style:name="Table55.C" style:family="table-column">
      <style:table-column-properties style:column-width="3.5451in"/>
    </style:style>
    <style:style style:name="Table55.1" style:family="table-row">
      <style:table-row-properties fo:keep-together="auto"/>
    </style:style>
    <style:style style:name="Table5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6" style:family="table">
      <style:table-properties style:width="6.5in" fo:margin-left="0in" fo:margin-top="0in" fo:margin-bottom="0in" fo:break-before="auto" fo:break-after="auto" table:align="left" fo:keep-with-next="auto" style:may-break-between-rows="true" table:border-model="collapsing"/>
    </style:style>
    <style:style style:name="Table56.A" style:family="table-column">
      <style:table-column-properties style:column-width="0.4993in"/>
    </style:style>
    <style:style style:name="Table56.B" style:family="table-column">
      <style:table-column-properties style:column-width="2.4556in"/>
    </style:style>
    <style:style style:name="Table56.C" style:family="table-column">
      <style:table-column-properties style:column-width="3.5451in"/>
    </style:style>
    <style:style style:name="Table56.1" style:family="table-row">
      <style:table-row-properties fo:keep-together="auto"/>
    </style:style>
    <style:style style:name="Table5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7" style:family="table">
      <style:table-properties style:width="6.5in" fo:margin-left="0in" fo:margin-top="0in" fo:margin-bottom="0in" fo:break-before="auto" fo:break-after="auto" table:align="left" fo:keep-with-next="auto" style:may-break-between-rows="true" table:border-model="collapsing"/>
    </style:style>
    <style:style style:name="Table57.A" style:family="table-column">
      <style:table-column-properties style:column-width="0.4993in"/>
    </style:style>
    <style:style style:name="Table57.B" style:family="table-column">
      <style:table-column-properties style:column-width="2.4556in"/>
    </style:style>
    <style:style style:name="Table57.C" style:family="table-column">
      <style:table-column-properties style:column-width="3.5451in"/>
    </style:style>
    <style:style style:name="Table57.1" style:family="table-row">
      <style:table-row-properties fo:keep-together="auto"/>
    </style:style>
    <style:style style:name="Table5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8" style:family="table">
      <style:table-properties style:width="6.5in" fo:margin-left="0in" fo:margin-top="0in" fo:margin-bottom="0in" fo:break-before="auto" fo:break-after="auto" table:align="left" fo:keep-with-next="auto" style:may-break-between-rows="true" table:border-model="collapsing"/>
    </style:style>
    <style:style style:name="Table58.A" style:family="table-column">
      <style:table-column-properties style:column-width="0.4993in"/>
    </style:style>
    <style:style style:name="Table58.B" style:family="table-column">
      <style:table-column-properties style:column-width="2.4556in"/>
    </style:style>
    <style:style style:name="Table58.C" style:family="table-column">
      <style:table-column-properties style:column-width="3.5451in"/>
    </style:style>
    <style:style style:name="Table58.1" style:family="table-row">
      <style:table-row-properties fo:keep-together="auto"/>
    </style:style>
    <style:style style:name="Table5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9" style:family="table">
      <style:table-properties style:width="6.5in" fo:margin-left="0in" fo:margin-top="0in" fo:margin-bottom="0in" fo:break-before="auto" fo:break-after="auto" table:align="left" fo:keep-with-next="auto" style:may-break-between-rows="true" table:border-model="collapsing"/>
    </style:style>
    <style:style style:name="Table59.A" style:family="table-column">
      <style:table-column-properties style:column-width="0.4993in"/>
    </style:style>
    <style:style style:name="Table59.B" style:family="table-column">
      <style:table-column-properties style:column-width="2.4556in"/>
    </style:style>
    <style:style style:name="Table59.C" style:family="table-column">
      <style:table-column-properties style:column-width="3.5451in"/>
    </style:style>
    <style:style style:name="Table59.1" style:family="table-row">
      <style:table-row-properties fo:keep-together="auto"/>
    </style:style>
    <style:style style:name="Table5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0" style:family="table">
      <style:table-properties style:width="6.5in" fo:margin-left="0in" fo:margin-top="0in" fo:margin-bottom="0in" fo:break-before="auto" fo:break-after="auto" table:align="left" fo:keep-with-next="auto" style:may-break-between-rows="true" table:border-model="collapsing"/>
    </style:style>
    <style:style style:name="Table60.A" style:family="table-column">
      <style:table-column-properties style:column-width="0.4993in"/>
    </style:style>
    <style:style style:name="Table60.B" style:family="table-column">
      <style:table-column-properties style:column-width="2.4556in"/>
    </style:style>
    <style:style style:name="Table60.C" style:family="table-column">
      <style:table-column-properties style:column-width="3.5451in"/>
    </style:style>
    <style:style style:name="Table60.1" style:family="table-row">
      <style:table-row-properties fo:keep-together="auto"/>
    </style:style>
    <style:style style:name="Table6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1" style:family="table">
      <style:table-properties style:width="6.5in" fo:margin-left="0in" fo:margin-top="0in" fo:margin-bottom="0in" fo:break-before="auto" fo:break-after="auto" table:align="left" fo:keep-with-next="auto" style:may-break-between-rows="true" table:border-model="collapsing"/>
    </style:style>
    <style:style style:name="Table61.A" style:family="table-column">
      <style:table-column-properties style:column-width="0.4993in"/>
    </style:style>
    <style:style style:name="Table61.B" style:family="table-column">
      <style:table-column-properties style:column-width="2.4556in"/>
    </style:style>
    <style:style style:name="Table61.C" style:family="table-column">
      <style:table-column-properties style:column-width="3.5451in"/>
    </style:style>
    <style:style style:name="Table61.1" style:family="table-row">
      <style:table-row-properties fo:keep-together="auto"/>
    </style:style>
    <style:style style:name="Table6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2" style:family="table">
      <style:table-properties style:width="6.5in" fo:margin-left="0in" fo:margin-top="0in" fo:margin-bottom="0in" fo:break-before="auto" fo:break-after="auto" table:align="left" fo:keep-with-next="auto" style:may-break-between-rows="true" table:border-model="collapsing"/>
    </style:style>
    <style:style style:name="Table62.A" style:family="table-column">
      <style:table-column-properties style:column-width="0.4993in"/>
    </style:style>
    <style:style style:name="Table62.B" style:family="table-column">
      <style:table-column-properties style:column-width="2.4556in"/>
    </style:style>
    <style:style style:name="Table62.C" style:family="table-column">
      <style:table-column-properties style:column-width="3.5451in"/>
    </style:style>
    <style:style style:name="Table62.1" style:family="table-row">
      <style:table-row-properties fo:keep-together="auto"/>
    </style:style>
    <style:style style:name="Table6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3" style:family="table">
      <style:table-properties style:width="6.5in" fo:margin-left="0in" fo:margin-top="0in" fo:margin-bottom="0in" fo:break-before="auto" fo:break-after="auto" table:align="left" fo:keep-with-next="auto" style:may-break-between-rows="true" table:border-model="collapsing"/>
    </style:style>
    <style:style style:name="Table63.A" style:family="table-column">
      <style:table-column-properties style:column-width="0.4993in"/>
    </style:style>
    <style:style style:name="Table63.B" style:family="table-column">
      <style:table-column-properties style:column-width="2.4556in"/>
    </style:style>
    <style:style style:name="Table63.C" style:family="table-column">
      <style:table-column-properties style:column-width="3.5451in"/>
    </style:style>
    <style:style style:name="Table63.1" style:family="table-row">
      <style:table-row-properties fo:keep-together="auto"/>
    </style:style>
    <style:style style:name="Table6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4" style:family="table">
      <style:table-properties style:width="6.5in" fo:margin-left="0in" fo:margin-top="0in" fo:margin-bottom="0in" fo:break-before="auto" fo:break-after="auto" table:align="left" fo:keep-with-next="auto" style:may-break-between-rows="true" table:border-model="collapsing"/>
    </style:style>
    <style:style style:name="Table64.A" style:family="table-column">
      <style:table-column-properties style:column-width="0.4993in"/>
    </style:style>
    <style:style style:name="Table64.B" style:family="table-column">
      <style:table-column-properties style:column-width="2.4556in"/>
    </style:style>
    <style:style style:name="Table64.C" style:family="table-column">
      <style:table-column-properties style:column-width="3.5451in"/>
    </style:style>
    <style:style style:name="Table64.1" style:family="table-row">
      <style:table-row-properties fo:keep-together="auto"/>
    </style:style>
    <style:style style:name="Table6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5" style:family="table">
      <style:table-properties style:width="6.5in" fo:margin-left="0in" fo:margin-top="0in" fo:margin-bottom="0in" fo:break-before="auto" fo:break-after="auto" table:align="left" fo:keep-with-next="auto" style:may-break-between-rows="true" table:border-model="collapsing"/>
    </style:style>
    <style:style style:name="Table65.A" style:family="table-column">
      <style:table-column-properties style:column-width="0.4993in"/>
    </style:style>
    <style:style style:name="Table65.B" style:family="table-column">
      <style:table-column-properties style:column-width="2.4556in"/>
    </style:style>
    <style:style style:name="Table65.C" style:family="table-column">
      <style:table-column-properties style:column-width="3.5451in"/>
    </style:style>
    <style:style style:name="Table65.1" style:family="table-row">
      <style:table-row-properties fo:keep-together="auto"/>
    </style:style>
    <style:style style:name="Table6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6" style:family="table">
      <style:table-properties style:width="6.5in" fo:margin-left="0in" fo:margin-top="0in" fo:margin-bottom="0in" fo:break-before="auto" fo:break-after="auto" table:align="left" fo:keep-with-next="auto" style:may-break-between-rows="true" table:border-model="collapsing"/>
    </style:style>
    <style:style style:name="Table66.A" style:family="table-column">
      <style:table-column-properties style:column-width="0.4993in"/>
    </style:style>
    <style:style style:name="Table66.B" style:family="table-column">
      <style:table-column-properties style:column-width="2.4556in"/>
    </style:style>
    <style:style style:name="Table66.C" style:family="table-column">
      <style:table-column-properties style:column-width="3.5451in"/>
    </style:style>
    <style:style style:name="Table66.1" style:family="table-row">
      <style:table-row-properties fo:keep-together="auto"/>
    </style:style>
    <style:style style:name="Table6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7" style:family="table">
      <style:table-properties style:width="6.5in" fo:margin-left="0in" fo:margin-top="0in" fo:margin-bottom="0in" fo:break-before="auto" fo:break-after="auto" table:align="left" fo:keep-with-next="auto" style:may-break-between-rows="true" table:border-model="collapsing"/>
    </style:style>
    <style:style style:name="Table67.A" style:family="table-column">
      <style:table-column-properties style:column-width="0.4993in"/>
    </style:style>
    <style:style style:name="Table67.B" style:family="table-column">
      <style:table-column-properties style:column-width="2.4556in"/>
    </style:style>
    <style:style style:name="Table67.C" style:family="table-column">
      <style:table-column-properties style:column-width="3.5451in"/>
    </style:style>
    <style:style style:name="Table67.1" style:family="table-row">
      <style:table-row-properties fo:keep-together="auto"/>
    </style:style>
    <style:style style:name="Table6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8" style:family="table">
      <style:table-properties style:width="6.5in" fo:margin-left="0in" fo:margin-top="0in" fo:margin-bottom="0in" fo:break-before="auto" fo:break-after="auto" table:align="left" fo:keep-with-next="auto" style:may-break-between-rows="true" table:border-model="collapsing"/>
    </style:style>
    <style:style style:name="Table68.A" style:family="table-column">
      <style:table-column-properties style:column-width="0.4993in"/>
    </style:style>
    <style:style style:name="Table68.B" style:family="table-column">
      <style:table-column-properties style:column-width="2.4556in"/>
    </style:style>
    <style:style style:name="Table68.C" style:family="table-column">
      <style:table-column-properties style:column-width="3.5451in"/>
    </style:style>
    <style:style style:name="Table68.1" style:family="table-row">
      <style:table-row-properties fo:keep-together="auto"/>
    </style:style>
    <style:style style:name="Table6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9" style:family="table">
      <style:table-properties style:width="6.5in" fo:margin-left="0in" fo:margin-top="0in" fo:margin-bottom="0in" fo:break-before="auto" fo:break-after="auto" table:align="left" fo:keep-with-next="auto" style:may-break-between-rows="true" table:border-model="collapsing"/>
    </style:style>
    <style:style style:name="Table69.A" style:family="table-column">
      <style:table-column-properties style:column-width="0.4993in"/>
    </style:style>
    <style:style style:name="Table69.B" style:family="table-column">
      <style:table-column-properties style:column-width="2.4556in"/>
    </style:style>
    <style:style style:name="Table69.C" style:family="table-column">
      <style:table-column-properties style:column-width="3.5451in"/>
    </style:style>
    <style:style style:name="Table69.1" style:family="table-row">
      <style:table-row-properties fo:keep-together="auto"/>
    </style:style>
    <style:style style:name="Table6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0" style:family="table">
      <style:table-properties style:width="6.5in" fo:margin-left="0in" fo:margin-top="0in" fo:margin-bottom="0in" fo:break-before="auto" fo:break-after="auto" table:align="left" fo:keep-with-next="auto" style:may-break-between-rows="true" table:border-model="collapsing"/>
    </style:style>
    <style:style style:name="Table70.A" style:family="table-column">
      <style:table-column-properties style:column-width="0.4993in"/>
    </style:style>
    <style:style style:name="Table70.B" style:family="table-column">
      <style:table-column-properties style:column-width="2.4931in"/>
    </style:style>
    <style:style style:name="Table70.C" style:family="table-column">
      <style:table-column-properties style:column-width="3.5076in"/>
    </style:style>
    <style:style style:name="Table70.1" style:family="table-row">
      <style:table-row-properties fo:keep-together="auto"/>
    </style:style>
    <style:style style:name="Table7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1" style:family="table">
      <style:table-properties style:width="6.5in" fo:margin-left="0in" fo:margin-top="0in" fo:margin-bottom="0in" fo:break-before="auto" fo:break-after="auto" table:align="left" fo:keep-with-next="auto" style:may-break-between-rows="true" table:border-model="collapsing"/>
    </style:style>
    <style:style style:name="Table71.A" style:family="table-column">
      <style:table-column-properties style:column-width="0.4993in"/>
    </style:style>
    <style:style style:name="Table71.B" style:family="table-column">
      <style:table-column-properties style:column-width="2.4931in"/>
    </style:style>
    <style:style style:name="Table71.C" style:family="table-column">
      <style:table-column-properties style:column-width="3.5076in"/>
    </style:style>
    <style:style style:name="Table71.1" style:family="table-row">
      <style:table-row-properties fo:keep-together="auto"/>
    </style:style>
    <style:style style:name="Table7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2" style:family="table">
      <style:table-properties style:width="6.5in" fo:margin-left="0in" fo:margin-top="0in" fo:margin-bottom="0in" fo:break-before="auto" fo:break-after="auto" table:align="left" fo:keep-with-next="auto" style:may-break-between-rows="true" table:border-model="collapsing"/>
    </style:style>
    <style:style style:name="Table72.A" style:family="table-column">
      <style:table-column-properties style:column-width="0.4993in"/>
    </style:style>
    <style:style style:name="Table72.B" style:family="table-column">
      <style:table-column-properties style:column-width="2.4931in"/>
    </style:style>
    <style:style style:name="Table72.C" style:family="table-column">
      <style:table-column-properties style:column-width="3.5076in"/>
    </style:style>
    <style:style style:name="Table72.1" style:family="table-row">
      <style:table-row-properties fo:keep-together="auto"/>
    </style:style>
    <style:style style:name="Table7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3" style:family="table">
      <style:table-properties style:width="6.5in" fo:margin-left="0in" fo:margin-top="0in" fo:margin-bottom="0in" fo:break-before="auto" fo:break-after="auto" table:align="left" fo:keep-with-next="auto" style:may-break-between-rows="true" table:border-model="collapsing"/>
    </style:style>
    <style:style style:name="Table73.A" style:family="table-column">
      <style:table-column-properties style:column-width="0.4993in"/>
    </style:style>
    <style:style style:name="Table73.B" style:family="table-column">
      <style:table-column-properties style:column-width="2.4556in"/>
    </style:style>
    <style:style style:name="Table73.C" style:family="table-column">
      <style:table-column-properties style:column-width="3.5451in"/>
    </style:style>
    <style:style style:name="Table73.1" style:family="table-row">
      <style:table-row-properties fo:keep-together="auto"/>
    </style:style>
    <style:style style:name="Table7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4" style:family="table">
      <style:table-properties style:width="6.5in" fo:margin-left="0in" fo:margin-top="0in" fo:margin-bottom="0in" fo:break-before="auto" fo:break-after="auto" table:align="left" fo:keep-with-next="auto" style:may-break-between-rows="true" table:border-model="collapsing"/>
    </style:style>
    <style:style style:name="Table74.A" style:family="table-column">
      <style:table-column-properties style:column-width="0.4993in"/>
    </style:style>
    <style:style style:name="Table74.B" style:family="table-column">
      <style:table-column-properties style:column-width="2.4556in"/>
    </style:style>
    <style:style style:name="Table74.C" style:family="table-column">
      <style:table-column-properties style:column-width="3.5451in"/>
    </style:style>
    <style:style style:name="Table74.1" style:family="table-row">
      <style:table-row-properties fo:keep-together="auto"/>
    </style:style>
    <style:style style:name="Table7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5" style:family="table">
      <style:table-properties style:width="6.5in" fo:margin-left="0in" fo:margin-top="0in" fo:margin-bottom="0in" fo:break-before="auto" fo:break-after="auto" table:align="left" fo:keep-with-next="auto" style:may-break-between-rows="true" table:border-model="collapsing"/>
    </style:style>
    <style:style style:name="Table75.A" style:family="table-column">
      <style:table-column-properties style:column-width="0.4993in"/>
    </style:style>
    <style:style style:name="Table75.B" style:family="table-column">
      <style:table-column-properties style:column-width="2.4556in"/>
    </style:style>
    <style:style style:name="Table75.C" style:family="table-column">
      <style:table-column-properties style:column-width="3.5451in"/>
    </style:style>
    <style:style style:name="Table75.1" style:family="table-row">
      <style:table-row-properties fo:keep-together="auto"/>
    </style:style>
    <style:style style:name="Table7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6" style:family="table">
      <style:table-properties style:width="6.5in" fo:margin-left="0in" fo:margin-top="0in" fo:margin-bottom="0in" fo:break-before="auto" fo:break-after="auto" table:align="left" fo:keep-with-next="auto" style:may-break-between-rows="true" table:border-model="collapsing"/>
    </style:style>
    <style:style style:name="Table76.A" style:family="table-column">
      <style:table-column-properties style:column-width="0.4993in"/>
    </style:style>
    <style:style style:name="Table76.B" style:family="table-column">
      <style:table-column-properties style:column-width="2.4556in"/>
    </style:style>
    <style:style style:name="Table76.C" style:family="table-column">
      <style:table-column-properties style:column-width="3.5451in"/>
    </style:style>
    <style:style style:name="Table76.1" style:family="table-row">
      <style:table-row-properties fo:keep-together="auto"/>
    </style:style>
    <style:style style:name="Table7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7" style:family="table">
      <style:table-properties style:width="6.5in" fo:margin-left="0in" fo:margin-top="0in" fo:margin-bottom="0in" fo:break-before="auto" fo:break-after="auto" table:align="left" fo:keep-with-next="auto" style:may-break-between-rows="true" table:border-model="collapsing"/>
    </style:style>
    <style:style style:name="Table77.A" style:family="table-column">
      <style:table-column-properties style:column-width="0.4993in"/>
    </style:style>
    <style:style style:name="Table77.B" style:family="table-column">
      <style:table-column-properties style:column-width="2.4556in"/>
    </style:style>
    <style:style style:name="Table77.C" style:family="table-column">
      <style:table-column-properties style:column-width="3.5451in"/>
    </style:style>
    <style:style style:name="Table77.1" style:family="table-row">
      <style:table-row-properties fo:keep-together="auto"/>
    </style:style>
    <style:style style:name="Table7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8" style:family="table">
      <style:table-properties style:width="6.5in" fo:margin-left="0in" fo:margin-top="0in" fo:margin-bottom="0in" fo:break-before="auto" fo:break-after="auto" table:align="left" fo:keep-with-next="auto" style:may-break-between-rows="true" table:border-model="collapsing"/>
    </style:style>
    <style:style style:name="Table78.A" style:family="table-column">
      <style:table-column-properties style:column-width="0.4993in"/>
    </style:style>
    <style:style style:name="Table78.B" style:family="table-column">
      <style:table-column-properties style:column-width="2.4556in"/>
    </style:style>
    <style:style style:name="Table78.C" style:family="table-column">
      <style:table-column-properties style:column-width="3.5451in"/>
    </style:style>
    <style:style style:name="Table78.1" style:family="table-row">
      <style:table-row-properties fo:keep-together="auto"/>
    </style:style>
    <style:style style:name="Table7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9" style:family="table">
      <style:table-properties style:width="6.5in" fo:margin-left="0in" fo:margin-top="0in" fo:margin-bottom="0in" fo:break-before="auto" fo:break-after="auto" table:align="left" fo:keep-with-next="auto" style:may-break-between-rows="true" table:border-model="collapsing"/>
    </style:style>
    <style:style style:name="Table79.A" style:family="table-column">
      <style:table-column-properties style:column-width="0.4993in"/>
    </style:style>
    <style:style style:name="Table79.B" style:family="table-column">
      <style:table-column-properties style:column-width="2.4556in"/>
    </style:style>
    <style:style style:name="Table79.C" style:family="table-column">
      <style:table-column-properties style:column-width="3.5451in"/>
    </style:style>
    <style:style style:name="Table79.1" style:family="table-row">
      <style:table-row-properties fo:keep-together="auto"/>
    </style:style>
    <style:style style:name="Table7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0" style:family="table">
      <style:table-properties style:width="6.5in" fo:margin-left="0in" fo:margin-top="0in" fo:margin-bottom="0in" fo:break-before="auto" fo:break-after="auto" table:align="left" fo:keep-with-next="auto" style:may-break-between-rows="true" table:border-model="collapsing"/>
    </style:style>
    <style:style style:name="Table80.A" style:family="table-column">
      <style:table-column-properties style:column-width="0.4993in"/>
    </style:style>
    <style:style style:name="Table80.B" style:family="table-column">
      <style:table-column-properties style:column-width="2.4556in"/>
    </style:style>
    <style:style style:name="Table80.C" style:family="table-column">
      <style:table-column-properties style:column-width="3.5451in"/>
    </style:style>
    <style:style style:name="Table80.1" style:family="table-row">
      <style:table-row-properties fo:keep-together="auto"/>
    </style:style>
    <style:style style:name="Table8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1" style:family="table">
      <style:table-properties style:width="6.5in" fo:margin-left="0in" fo:margin-top="0in" fo:margin-bottom="0in" fo:break-before="auto" fo:break-after="auto" table:align="left" fo:keep-with-next="auto" style:may-break-between-rows="true" table:border-model="collapsing"/>
    </style:style>
    <style:style style:name="Table81.A" style:family="table-column">
      <style:table-column-properties style:column-width="0.4993in"/>
    </style:style>
    <style:style style:name="Table81.B" style:family="table-column">
      <style:table-column-properties style:column-width="2.4556in"/>
    </style:style>
    <style:style style:name="Table81.C" style:family="table-column">
      <style:table-column-properties style:column-width="3.5451in"/>
    </style:style>
    <style:style style:name="Table81.1" style:family="table-row">
      <style:table-row-properties fo:keep-together="auto"/>
    </style:style>
    <style:style style:name="Table8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2" style:family="table">
      <style:table-properties style:width="6.5in" fo:margin-left="0in" fo:margin-top="0in" fo:margin-bottom="0in" fo:break-before="auto" fo:break-after="auto" table:align="left" fo:keep-with-next="auto" style:may-break-between-rows="true" table:border-model="collapsing"/>
    </style:style>
    <style:style style:name="Table82.A" style:family="table-column">
      <style:table-column-properties style:column-width="0.4993in"/>
    </style:style>
    <style:style style:name="Table82.B" style:family="table-column">
      <style:table-column-properties style:column-width="2.4556in"/>
    </style:style>
    <style:style style:name="Table82.C" style:family="table-column">
      <style:table-column-properties style:column-width="3.5451in"/>
    </style:style>
    <style:style style:name="Table82.1" style:family="table-row">
      <style:table-row-properties fo:keep-together="auto"/>
    </style:style>
    <style:style style:name="Table8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3" style:family="table">
      <style:table-properties style:width="6.5in" fo:margin-left="0in" fo:margin-top="0in" fo:margin-bottom="0in" fo:break-before="auto" fo:break-after="auto" table:align="left" fo:keep-with-next="auto" style:may-break-between-rows="true" table:border-model="collapsing"/>
    </style:style>
    <style:style style:name="Table83.A" style:family="table-column">
      <style:table-column-properties style:column-width="0.4993in"/>
    </style:style>
    <style:style style:name="Table83.B" style:family="table-column">
      <style:table-column-properties style:column-width="2.4556in"/>
    </style:style>
    <style:style style:name="Table83.C" style:family="table-column">
      <style:table-column-properties style:column-width="3.5451in"/>
    </style:style>
    <style:style style:name="Table83.1" style:family="table-row">
      <style:table-row-properties fo:keep-together="auto"/>
    </style:style>
    <style:style style:name="Table8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4" style:family="table">
      <style:table-properties style:width="6.5in" fo:margin-left="0in" fo:margin-top="0in" fo:margin-bottom="0in" fo:break-before="auto" fo:break-after="auto" table:align="left" fo:keep-with-next="auto" style:may-break-between-rows="true" table:border-model="collapsing"/>
    </style:style>
    <style:style style:name="Table84.A" style:family="table-column">
      <style:table-column-properties style:column-width="0.4993in"/>
    </style:style>
    <style:style style:name="Table84.B" style:family="table-column">
      <style:table-column-properties style:column-width="2.4556in"/>
    </style:style>
    <style:style style:name="Table84.C" style:family="table-column">
      <style:table-column-properties style:column-width="3.5451in"/>
    </style:style>
    <style:style style:name="Table84.1" style:family="table-row">
      <style:table-row-properties fo:keep-together="auto"/>
    </style:style>
    <style:style style:name="Table8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5"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85.A" style:family="table-column">
      <style:table-column-properties style:column-width="1.9993in"/>
    </style:style>
    <style:style style:name="Table85.B" style:family="table-column">
      <style:table-column-properties style:column-width="4.5007in"/>
    </style:style>
    <style:style style:name="Table85.1" style:family="table-row">
      <style:table-row-properties style:min-row-height="0.2778in" fo:background-color="#cfe7f5" fo:keep-together="auto">
        <style:background-image/>
      </style:table-row-properties>
    </style:style>
    <style:style style:name="Table85.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85.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85.2" style:family="table-row">
      <style:table-row-properties style:min-row-height="0.3056in" fo:keep-together="auto"/>
    </style:style>
    <style:style style:name="Table85.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85.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85.3" style:family="table-row">
      <style:table-row-properties style:min-row-height="0.3056in" fo:keep-together="auto"/>
    </style:style>
    <style:style style:name="Table85.4" style:family="table-row">
      <style:table-row-properties style:min-row-height="0.3056in" fo:keep-together="auto"/>
    </style:style>
    <style:style style:name="Table85.5" style:family="table-row">
      <style:table-row-properties style:min-row-height="0.3056in" fo:keep-together="auto"/>
    </style:style>
    <style:style style:name="Table85.6" style:family="table-row">
      <style:table-row-properties style:min-row-height="0.3056in" fo:keep-together="auto"/>
    </style:style>
    <style:style style:name="Table85.7" style:family="table-row">
      <style:table-row-properties style:min-row-height="0.3056in" fo:keep-together="auto"/>
    </style:style>
    <style:style style:name="Table85.8" style:family="table-row">
      <style:table-row-properties style:min-row-height="0.3056in" fo:keep-together="auto"/>
    </style:style>
    <style:style style:name="Table85.9" style:family="table-row">
      <style:table-row-properties style:min-row-height="0.5in" fo:keep-together="auto"/>
    </style:style>
    <style:style style:name="Table85.10" style:family="table-row">
      <style:table-row-properties style:min-row-height="0.3056in" fo:keep-together="auto"/>
    </style:style>
    <style:style style:name="Table85.A10"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85.B10"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86" style:family="table">
      <style:table-properties style:width="6.5in" fo:margin-left="0in" fo:margin-top="0in" fo:margin-bottom="0in" fo:break-before="auto" fo:break-after="auto" table:align="left" fo:keep-with-next="auto" style:may-break-between-rows="true" table:border-model="collapsing"/>
    </style:style>
    <style:style style:name="Table86.A" style:family="table-column">
      <style:table-column-properties style:column-width="0.4993in"/>
    </style:style>
    <style:style style:name="Table86.B" style:family="table-column">
      <style:table-column-properties style:column-width="2.4556in"/>
    </style:style>
    <style:style style:name="Table86.C" style:family="table-column">
      <style:table-column-properties style:column-width="3.5451in"/>
    </style:style>
    <style:style style:name="Table86.1" style:family="table-row">
      <style:table-row-properties fo:keep-together="auto"/>
    </style:style>
    <style:style style:name="Table8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7" style:family="table">
      <style:table-properties style:width="6.5in" fo:margin-left="0in" fo:margin-top="0in" fo:margin-bottom="0in" fo:break-before="auto" fo:break-after="auto" table:align="left" fo:keep-with-next="auto" style:may-break-between-rows="true" table:border-model="collapsing"/>
    </style:style>
    <style:style style:name="Table87.A" style:family="table-column">
      <style:table-column-properties style:column-width="0.4993in"/>
    </style:style>
    <style:style style:name="Table87.B" style:family="table-column">
      <style:table-column-properties style:column-width="2.4556in"/>
    </style:style>
    <style:style style:name="Table87.C" style:family="table-column">
      <style:table-column-properties style:column-width="3.5451in"/>
    </style:style>
    <style:style style:name="Table87.1" style:family="table-row">
      <style:table-row-properties fo:keep-together="auto"/>
    </style:style>
    <style:style style:name="Table8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8" style:family="table">
      <style:table-properties style:width="6.5in" fo:margin-left="0in" fo:margin-top="0in" fo:margin-bottom="0in" fo:break-before="auto" fo:break-after="auto" table:align="left" fo:keep-with-next="auto" style:may-break-between-rows="true" table:border-model="collapsing"/>
    </style:style>
    <style:style style:name="Table88.A" style:family="table-column">
      <style:table-column-properties style:column-width="0.4993in"/>
    </style:style>
    <style:style style:name="Table88.B" style:family="table-column">
      <style:table-column-properties style:column-width="2.4556in"/>
    </style:style>
    <style:style style:name="Table88.C" style:family="table-column">
      <style:table-column-properties style:column-width="3.5451in"/>
    </style:style>
    <style:style style:name="Table88.1" style:family="table-row">
      <style:table-row-properties fo:keep-together="auto"/>
    </style:style>
    <style:style style:name="Table8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9" style:family="table">
      <style:table-properties style:width="6.5in" fo:margin-left="0in" fo:margin-top="0in" fo:margin-bottom="0in" fo:break-before="auto" fo:break-after="auto" table:align="left" fo:keep-with-next="auto" style:may-break-between-rows="true" table:border-model="collapsing"/>
    </style:style>
    <style:style style:name="Table89.A" style:family="table-column">
      <style:table-column-properties style:column-width="0.4993in"/>
    </style:style>
    <style:style style:name="Table89.B" style:family="table-column">
      <style:table-column-properties style:column-width="2.4556in"/>
    </style:style>
    <style:style style:name="Table89.C" style:family="table-column">
      <style:table-column-properties style:column-width="3.5451in"/>
    </style:style>
    <style:style style:name="Table89.1" style:family="table-row">
      <style:table-row-properties fo:keep-together="auto"/>
    </style:style>
    <style:style style:name="Table8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0" style:family="table">
      <style:table-properties style:width="6.5in" fo:margin-left="0in" fo:margin-top="0in" fo:margin-bottom="0in" fo:break-before="auto" fo:break-after="auto" table:align="left" fo:keep-with-next="auto" style:may-break-between-rows="true" table:border-model="collapsing"/>
    </style:style>
    <style:style style:name="Table90.A" style:family="table-column">
      <style:table-column-properties style:column-width="0.4993in"/>
    </style:style>
    <style:style style:name="Table90.B" style:family="table-column">
      <style:table-column-properties style:column-width="2.4556in"/>
    </style:style>
    <style:style style:name="Table90.C" style:family="table-column">
      <style:table-column-properties style:column-width="3.5451in"/>
    </style:style>
    <style:style style:name="Table90.1" style:family="table-row">
      <style:table-row-properties fo:keep-together="auto"/>
    </style:style>
    <style:style style:name="Table9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1" style:family="table">
      <style:table-properties style:width="6.5in" fo:margin-left="0in" fo:margin-top="0in" fo:margin-bottom="0in" fo:break-before="auto" fo:break-after="auto" table:align="left" fo:keep-with-next="auto" style:may-break-between-rows="true" table:border-model="collapsing"/>
    </style:style>
    <style:style style:name="Table91.A" style:family="table-column">
      <style:table-column-properties style:column-width="0.4993in"/>
    </style:style>
    <style:style style:name="Table91.B" style:family="table-column">
      <style:table-column-properties style:column-width="2.4556in"/>
    </style:style>
    <style:style style:name="Table91.C" style:family="table-column">
      <style:table-column-properties style:column-width="3.5451in"/>
    </style:style>
    <style:style style:name="Table91.1" style:family="table-row">
      <style:table-row-properties fo:keep-together="auto"/>
    </style:style>
    <style:style style:name="Table9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2" style:family="table">
      <style:table-properties style:width="6.5in" fo:margin-left="0in" fo:margin-top="0in" fo:margin-bottom="0in" fo:break-before="auto" fo:break-after="auto" table:align="left" fo:keep-with-next="auto" style:may-break-between-rows="true" table:border-model="collapsing"/>
    </style:style>
    <style:style style:name="Table92.A" style:family="table-column">
      <style:table-column-properties style:column-width="0.4993in"/>
    </style:style>
    <style:style style:name="Table92.B" style:family="table-column">
      <style:table-column-properties style:column-width="2.4931in"/>
    </style:style>
    <style:style style:name="Table92.C" style:family="table-column">
      <style:table-column-properties style:column-width="3.5076in"/>
    </style:style>
    <style:style style:name="Table92.1" style:family="table-row">
      <style:table-row-properties fo:keep-together="auto"/>
    </style:style>
    <style:style style:name="Table9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3" style:family="table">
      <style:table-properties style:width="6.5in" fo:margin-left="0in" fo:margin-top="0in" fo:margin-bottom="0in" fo:break-before="auto" fo:break-after="auto" table:align="left" fo:keep-with-next="auto" style:may-break-between-rows="true" table:border-model="collapsing"/>
    </style:style>
    <style:style style:name="Table93.A" style:family="table-column">
      <style:table-column-properties style:column-width="0.4993in"/>
    </style:style>
    <style:style style:name="Table93.B" style:family="table-column">
      <style:table-column-properties style:column-width="2.4556in"/>
    </style:style>
    <style:style style:name="Table93.C" style:family="table-column">
      <style:table-column-properties style:column-width="3.5451in"/>
    </style:style>
    <style:style style:name="Table93.1" style:family="table-row">
      <style:table-row-properties fo:keep-together="auto"/>
    </style:style>
    <style:style style:name="Table9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4" style:family="table">
      <style:table-properties style:width="6.5in" fo:margin-left="0in" fo:margin-top="0in" fo:margin-bottom="0in" fo:break-before="auto" fo:break-after="auto" table:align="left" fo:keep-with-next="auto" style:may-break-between-rows="true" table:border-model="collapsing"/>
    </style:style>
    <style:style style:name="Table94.A" style:family="table-column">
      <style:table-column-properties style:column-width="0.4993in"/>
    </style:style>
    <style:style style:name="Table94.B" style:family="table-column">
      <style:table-column-properties style:column-width="2.4556in"/>
    </style:style>
    <style:style style:name="Table94.C" style:family="table-column">
      <style:table-column-properties style:column-width="3.5451in"/>
    </style:style>
    <style:style style:name="Table94.1" style:family="table-row">
      <style:table-row-properties fo:keep-together="auto"/>
    </style:style>
    <style:style style:name="Table9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5" style:family="table">
      <style:table-properties style:width="6.5in" fo:margin-left="0in" fo:margin-top="0in" fo:margin-bottom="0in" fo:break-before="auto" fo:break-after="auto" table:align="left" fo:keep-with-next="auto" style:may-break-between-rows="true" table:border-model="collapsing"/>
    </style:style>
    <style:style style:name="Table95.A" style:family="table-column">
      <style:table-column-properties style:column-width="0.4993in"/>
    </style:style>
    <style:style style:name="Table95.B" style:family="table-column">
      <style:table-column-properties style:column-width="2.4556in"/>
    </style:style>
    <style:style style:name="Table95.C" style:family="table-column">
      <style:table-column-properties style:column-width="3.5451in"/>
    </style:style>
    <style:style style:name="Table95.1" style:family="table-row">
      <style:table-row-properties fo:keep-together="auto"/>
    </style:style>
    <style:style style:name="Table9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6" style:family="table">
      <style:table-properties style:width="6.5in" fo:margin-left="0in" fo:margin-top="0in" fo:margin-bottom="0in" fo:break-before="auto" fo:break-after="auto" table:align="left" fo:keep-with-next="auto" style:may-break-between-rows="true" table:border-model="collapsing"/>
    </style:style>
    <style:style style:name="Table96.A" style:family="table-column">
      <style:table-column-properties style:column-width="0.4993in"/>
    </style:style>
    <style:style style:name="Table96.B" style:family="table-column">
      <style:table-column-properties style:column-width="2.4556in"/>
    </style:style>
    <style:style style:name="Table96.C" style:family="table-column">
      <style:table-column-properties style:column-width="3.5451in"/>
    </style:style>
    <style:style style:name="Table96.1" style:family="table-row">
      <style:table-row-properties fo:keep-together="auto"/>
    </style:style>
    <style:style style:name="Table9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7" style:family="table">
      <style:table-properties style:width="6.5in" fo:margin-left="0in" fo:margin-top="0in" fo:margin-bottom="0in" fo:break-before="auto" fo:break-after="auto" table:align="left" fo:keep-with-next="auto" style:may-break-between-rows="true" table:border-model="collapsing"/>
    </style:style>
    <style:style style:name="Table97.A" style:family="table-column">
      <style:table-column-properties style:column-width="0.4993in"/>
    </style:style>
    <style:style style:name="Table97.B" style:family="table-column">
      <style:table-column-properties style:column-width="2.4556in"/>
    </style:style>
    <style:style style:name="Table97.C" style:family="table-column">
      <style:table-column-properties style:column-width="3.5451in"/>
    </style:style>
    <style:style style:name="Table97.1" style:family="table-row">
      <style:table-row-properties fo:keep-together="auto"/>
    </style:style>
    <style:style style:name="Table9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8" style:family="table">
      <style:table-properties style:width="6.5in" fo:margin-left="0in" fo:margin-top="0in" fo:margin-bottom="0in" fo:break-before="auto" fo:break-after="auto" table:align="left" fo:keep-with-next="auto" style:may-break-between-rows="true" table:border-model="collapsing"/>
    </style:style>
    <style:style style:name="Table98.A" style:family="table-column">
      <style:table-column-properties style:column-width="0.4993in"/>
    </style:style>
    <style:style style:name="Table98.B" style:family="table-column">
      <style:table-column-properties style:column-width="2.4556in"/>
    </style:style>
    <style:style style:name="Table98.C" style:family="table-column">
      <style:table-column-properties style:column-width="3.5451in"/>
    </style:style>
    <style:style style:name="Table98.1" style:family="table-row">
      <style:table-row-properties fo:keep-together="auto"/>
    </style:style>
    <style:style style:name="Table9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9" style:family="table">
      <style:table-properties style:width="6.5in" fo:margin-left="0in" fo:margin-top="0in" fo:margin-bottom="0in" fo:break-before="auto" fo:break-after="auto" table:align="left" fo:keep-with-next="auto" style:may-break-between-rows="true" table:border-model="collapsing"/>
    </style:style>
    <style:style style:name="Table99.A" style:family="table-column">
      <style:table-column-properties style:column-width="0.4993in"/>
    </style:style>
    <style:style style:name="Table99.B" style:family="table-column">
      <style:table-column-properties style:column-width="2.4556in"/>
    </style:style>
    <style:style style:name="Table99.C" style:family="table-column">
      <style:table-column-properties style:column-width="3.5451in"/>
    </style:style>
    <style:style style:name="Table99.1" style:family="table-row">
      <style:table-row-properties fo:keep-together="auto"/>
    </style:style>
    <style:style style:name="Table9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0" style:family="table">
      <style:table-properties style:width="6.5in" fo:margin-left="0in" fo:margin-top="0in" fo:margin-bottom="0in" fo:break-before="auto" fo:break-after="auto" table:align="left" fo:keep-with-next="auto" style:may-break-between-rows="true" table:border-model="collapsing"/>
    </style:style>
    <style:style style:name="Table100.A" style:family="table-column">
      <style:table-column-properties style:column-width="0.4993in"/>
    </style:style>
    <style:style style:name="Table100.B" style:family="table-column">
      <style:table-column-properties style:column-width="2.4556in"/>
    </style:style>
    <style:style style:name="Table100.C" style:family="table-column">
      <style:table-column-properties style:column-width="3.5451in"/>
    </style:style>
    <style:style style:name="Table100.1" style:family="table-row">
      <style:table-row-properties fo:keep-together="auto"/>
    </style:style>
    <style:style style:name="Table10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1" style:family="table">
      <style:table-properties style:width="6.5in" fo:margin-left="0in" fo:margin-top="0in" fo:margin-bottom="0in" fo:break-before="auto" fo:break-after="auto" table:align="left" fo:keep-with-next="auto" style:may-break-between-rows="true" table:border-model="collapsing"/>
    </style:style>
    <style:style style:name="Table101.A" style:family="table-column">
      <style:table-column-properties style:column-width="0.4993in"/>
    </style:style>
    <style:style style:name="Table101.B" style:family="table-column">
      <style:table-column-properties style:column-width="2.4556in"/>
    </style:style>
    <style:style style:name="Table101.C" style:family="table-column">
      <style:table-column-properties style:column-width="3.5451in"/>
    </style:style>
    <style:style style:name="Table101.1" style:family="table-row">
      <style:table-row-properties fo:keep-together="auto"/>
    </style:style>
    <style:style style:name="Table10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2" style:family="table">
      <style:table-properties style:width="6.5in" fo:margin-left="0in" fo:margin-top="0in" fo:margin-bottom="0in" fo:break-before="auto" fo:break-after="auto" table:align="left" fo:keep-with-next="auto" style:may-break-between-rows="true" table:border-model="collapsing"/>
    </style:style>
    <style:style style:name="Table102.A" style:family="table-column">
      <style:table-column-properties style:column-width="0.4993in"/>
    </style:style>
    <style:style style:name="Table102.B" style:family="table-column">
      <style:table-column-properties style:column-width="2.4556in"/>
    </style:style>
    <style:style style:name="Table102.C" style:family="table-column">
      <style:table-column-properties style:column-width="3.5451in"/>
    </style:style>
    <style:style style:name="Table102.1" style:family="table-row">
      <style:table-row-properties fo:keep-together="auto"/>
    </style:style>
    <style:style style:name="Table10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3" style:family="table">
      <style:table-properties style:width="6.5in" fo:margin-left="0in" fo:margin-top="0in" fo:margin-bottom="0in" fo:break-before="auto" fo:break-after="auto" table:align="left" fo:keep-with-next="auto" style:may-break-between-rows="true" table:border-model="collapsing"/>
    </style:style>
    <style:style style:name="Table103.A" style:family="table-column">
      <style:table-column-properties style:column-width="0.4993in"/>
    </style:style>
    <style:style style:name="Table103.B" style:family="table-column">
      <style:table-column-properties style:column-width="2.4556in"/>
    </style:style>
    <style:style style:name="Table103.C" style:family="table-column">
      <style:table-column-properties style:column-width="3.5451in"/>
    </style:style>
    <style:style style:name="Table103.1" style:family="table-row">
      <style:table-row-properties fo:keep-together="auto"/>
    </style:style>
    <style:style style:name="Table10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4" style:family="table">
      <style:table-properties style:width="6.5in" fo:margin-left="0in" fo:margin-top="0in" fo:margin-bottom="0in" fo:break-before="auto" fo:break-after="auto" table:align="left" fo:keep-with-next="auto" style:may-break-between-rows="true" table:border-model="collapsing"/>
    </style:style>
    <style:style style:name="Table104.A" style:family="table-column">
      <style:table-column-properties style:column-width="0.4993in"/>
    </style:style>
    <style:style style:name="Table104.B" style:family="table-column">
      <style:table-column-properties style:column-width="2.4556in"/>
    </style:style>
    <style:style style:name="Table104.C" style:family="table-column">
      <style:table-column-properties style:column-width="3.5451in"/>
    </style:style>
    <style:style style:name="Table104.1" style:family="table-row">
      <style:table-row-properties fo:keep-together="auto"/>
    </style:style>
    <style:style style:name="Table10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5" style:family="table">
      <style:table-properties style:width="6.5in" fo:margin-left="0in" fo:margin-top="0in" fo:margin-bottom="0in" fo:break-before="auto" fo:break-after="auto" table:align="left" fo:keep-with-next="auto" style:may-break-between-rows="true" table:border-model="collapsing"/>
    </style:style>
    <style:style style:name="Table105.A" style:family="table-column">
      <style:table-column-properties style:column-width="0.4993in"/>
    </style:style>
    <style:style style:name="Table105.B" style:family="table-column">
      <style:table-column-properties style:column-width="2.4556in"/>
    </style:style>
    <style:style style:name="Table105.C" style:family="table-column">
      <style:table-column-properties style:column-width="3.5451in"/>
    </style:style>
    <style:style style:name="Table105.1" style:family="table-row">
      <style:table-row-properties fo:keep-together="auto"/>
    </style:style>
    <style:style style:name="Table10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6" style:family="table">
      <style:table-properties style:width="6.5in" fo:margin-left="0in" fo:margin-top="0in" fo:margin-bottom="0in" fo:break-before="auto" fo:break-after="auto" table:align="left" fo:keep-with-next="auto" style:may-break-between-rows="true" table:border-model="collapsing"/>
    </style:style>
    <style:style style:name="Table106.A" style:family="table-column">
      <style:table-column-properties style:column-width="0.4993in"/>
    </style:style>
    <style:style style:name="Table106.B" style:family="table-column">
      <style:table-column-properties style:column-width="2.4556in"/>
    </style:style>
    <style:style style:name="Table106.C" style:family="table-column">
      <style:table-column-properties style:column-width="3.5451in"/>
    </style:style>
    <style:style style:name="Table106.1" style:family="table-row">
      <style:table-row-properties fo:keep-together="auto"/>
    </style:style>
    <style:style style:name="Table10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7" style:family="table">
      <style:table-properties style:width="6.5in" fo:margin-left="0in" fo:margin-top="0in" fo:margin-bottom="0in" fo:break-before="auto" fo:break-after="auto" table:align="left" fo:keep-with-next="auto" style:may-break-between-rows="true" table:border-model="collapsing"/>
    </style:style>
    <style:style style:name="Table107.A" style:family="table-column">
      <style:table-column-properties style:column-width="0.4993in"/>
    </style:style>
    <style:style style:name="Table107.B" style:family="table-column">
      <style:table-column-properties style:column-width="2.4556in"/>
    </style:style>
    <style:style style:name="Table107.C" style:family="table-column">
      <style:table-column-properties style:column-width="3.5451in"/>
    </style:style>
    <style:style style:name="Table107.1" style:family="table-row">
      <style:table-row-properties fo:keep-together="auto"/>
    </style:style>
    <style:style style:name="Table10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8" style:family="table">
      <style:table-properties style:width="6.5in" fo:margin-left="0in" fo:margin-top="0in" fo:margin-bottom="0in" fo:break-before="auto" fo:break-after="auto" table:align="left" fo:keep-with-next="auto" style:may-break-between-rows="true" table:border-model="collapsing"/>
    </style:style>
    <style:style style:name="Table108.A" style:family="table-column">
      <style:table-column-properties style:column-width="0.4993in"/>
    </style:style>
    <style:style style:name="Table108.B" style:family="table-column">
      <style:table-column-properties style:column-width="2.4556in"/>
    </style:style>
    <style:style style:name="Table108.C" style:family="table-column">
      <style:table-column-properties style:column-width="3.5451in"/>
    </style:style>
    <style:style style:name="Table108.1" style:family="table-row">
      <style:table-row-properties fo:keep-together="auto"/>
    </style:style>
    <style:style style:name="Table10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9" style:family="table">
      <style:table-properties style:width="6.5in" fo:margin-left="0in" fo:margin-top="0in" fo:margin-bottom="0in" fo:break-before="auto" fo:break-after="auto" table:align="left" fo:keep-with-next="auto" style:may-break-between-rows="true" table:border-model="collapsing"/>
    </style:style>
    <style:style style:name="Table109.A" style:family="table-column">
      <style:table-column-properties style:column-width="0.4993in"/>
    </style:style>
    <style:style style:name="Table109.B" style:family="table-column">
      <style:table-column-properties style:column-width="2.4556in"/>
    </style:style>
    <style:style style:name="Table109.C" style:family="table-column">
      <style:table-column-properties style:column-width="3.5451in"/>
    </style:style>
    <style:style style:name="Table109.1" style:family="table-row">
      <style:table-row-properties fo:keep-together="auto"/>
    </style:style>
    <style:style style:name="Table10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0" style:family="table">
      <style:table-properties style:width="6.5in" fo:margin-left="0in" fo:margin-top="0in" fo:margin-bottom="0in" fo:break-before="auto" fo:break-after="auto" table:align="left" fo:keep-with-next="auto" style:may-break-between-rows="true" table:border-model="collapsing"/>
    </style:style>
    <style:style style:name="Table110.A" style:family="table-column">
      <style:table-column-properties style:column-width="0.4993in"/>
    </style:style>
    <style:style style:name="Table110.B" style:family="table-column">
      <style:table-column-properties style:column-width="2.4556in"/>
    </style:style>
    <style:style style:name="Table110.C" style:family="table-column">
      <style:table-column-properties style:column-width="3.5451in"/>
    </style:style>
    <style:style style:name="Table110.1" style:family="table-row">
      <style:table-row-properties fo:keep-together="auto"/>
    </style:style>
    <style:style style:name="Table11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1" style:family="table">
      <style:table-properties style:width="6.5in" fo:margin-left="0in" fo:margin-top="0in" fo:margin-bottom="0in" fo:break-before="auto" fo:break-after="auto" table:align="left" fo:keep-with-next="auto" style:may-break-between-rows="true" table:border-model="collapsing"/>
    </style:style>
    <style:style style:name="Table111.A" style:family="table-column">
      <style:table-column-properties style:column-width="0.4993in"/>
    </style:style>
    <style:style style:name="Table111.B" style:family="table-column">
      <style:table-column-properties style:column-width="2.4556in"/>
    </style:style>
    <style:style style:name="Table111.C" style:family="table-column">
      <style:table-column-properties style:column-width="3.5451in"/>
    </style:style>
    <style:style style:name="Table111.1" style:family="table-row">
      <style:table-row-properties fo:keep-together="auto"/>
    </style:style>
    <style:style style:name="Table11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2" style:family="table">
      <style:table-properties style:width="6.5in" fo:margin-left="0in" fo:margin-top="0in" fo:margin-bottom="0in" fo:break-before="auto" fo:break-after="auto" table:align="left" fo:keep-with-next="auto" style:may-break-between-rows="true" table:border-model="collapsing"/>
    </style:style>
    <style:style style:name="Table112.A" style:family="table-column">
      <style:table-column-properties style:column-width="0.4993in"/>
    </style:style>
    <style:style style:name="Table112.B" style:family="table-column">
      <style:table-column-properties style:column-width="2.4556in"/>
    </style:style>
    <style:style style:name="Table112.C" style:family="table-column">
      <style:table-column-properties style:column-width="3.5451in"/>
    </style:style>
    <style:style style:name="Table112.1" style:family="table-row">
      <style:table-row-properties fo:keep-together="auto"/>
    </style:style>
    <style:style style:name="Table11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3" style:family="table">
      <style:table-properties style:width="6.5in" fo:margin-left="0in" fo:margin-top="0in" fo:margin-bottom="0in" fo:break-before="auto" fo:break-after="auto" table:align="left" fo:keep-with-next="auto" style:may-break-between-rows="true" table:border-model="collapsing"/>
    </style:style>
    <style:style style:name="Table113.A" style:family="table-column">
      <style:table-column-properties style:column-width="0.4993in"/>
    </style:style>
    <style:style style:name="Table113.B" style:family="table-column">
      <style:table-column-properties style:column-width="2.4556in"/>
    </style:style>
    <style:style style:name="Table113.C" style:family="table-column">
      <style:table-column-properties style:column-width="3.5451in"/>
    </style:style>
    <style:style style:name="Table113.1" style:family="table-row">
      <style:table-row-properties fo:keep-together="auto"/>
    </style:style>
    <style:style style:name="Table11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4" style:family="table">
      <style:table-properties style:width="6.5in" fo:margin-left="0in" fo:margin-top="0in" fo:margin-bottom="0in" fo:break-before="auto" fo:break-after="auto" table:align="left" fo:keep-with-next="auto" style:may-break-between-rows="true" table:border-model="collapsing"/>
    </style:style>
    <style:style style:name="Table114.A" style:family="table-column">
      <style:table-column-properties style:column-width="0.4993in"/>
    </style:style>
    <style:style style:name="Table114.B" style:family="table-column">
      <style:table-column-properties style:column-width="2.4556in"/>
    </style:style>
    <style:style style:name="Table114.C" style:family="table-column">
      <style:table-column-properties style:column-width="3.5451in"/>
    </style:style>
    <style:style style:name="Table114.1" style:family="table-row">
      <style:table-row-properties fo:keep-together="auto"/>
    </style:style>
    <style:style style:name="Table11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5"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115.A" style:family="table-column">
      <style:table-column-properties style:column-width="1.9993in"/>
    </style:style>
    <style:style style:name="Table115.B" style:family="table-column">
      <style:table-column-properties style:column-width="4.5007in"/>
    </style:style>
    <style:style style:name="Table115.1" style:family="table-row">
      <style:table-row-properties style:min-row-height="0.2778in" fo:background-color="#cfe7f5" fo:keep-together="auto">
        <style:background-image/>
      </style:table-row-properties>
    </style:style>
    <style:style style:name="Table115.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115.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115.2" style:family="table-row">
      <style:table-row-properties style:min-row-height="0.3056in" fo:keep-together="auto"/>
    </style:style>
    <style:style style:name="Table115.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115.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115.3" style:family="table-row">
      <style:table-row-properties style:min-row-height="0.5in" fo:keep-together="auto"/>
    </style:style>
    <style:style style:name="Table115.4" style:family="table-row">
      <style:table-row-properties style:min-row-height="0.3056in" fo:keep-together="auto"/>
    </style:style>
    <style:style style:name="Table115.5" style:family="table-row">
      <style:table-row-properties style:min-row-height="0.5in" fo:keep-together="auto"/>
    </style:style>
    <style:style style:name="Table115.6" style:family="table-row">
      <style:table-row-properties style:min-row-height="0.3056in" fo:keep-together="auto"/>
    </style:style>
    <style:style style:name="Table115.7" style:family="table-row">
      <style:table-row-properties style:min-row-height="0.3056in" fo:keep-together="auto"/>
    </style:style>
    <style:style style:name="Table115.8" style:family="table-row">
      <style:table-row-properties style:min-row-height="0.5in" fo:keep-together="auto"/>
    </style:style>
    <style:style style:name="Table115.9" style:family="table-row">
      <style:table-row-properties style:min-row-height="0.3056in" fo:keep-together="auto"/>
    </style:style>
    <style:style style:name="Table115.10" style:family="table-row">
      <style:table-row-properties style:min-row-height="0.3056in" fo:keep-together="auto"/>
    </style:style>
    <style:style style:name="Table115.A10"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115.B10"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116" style:family="table">
      <style:table-properties style:width="6.5in" fo:margin-left="0in" fo:margin-top="0in" fo:margin-bottom="0in" fo:break-before="auto" fo:break-after="auto" table:align="left" fo:keep-with-next="auto" style:may-break-between-rows="true" table:border-model="collapsing"/>
    </style:style>
    <style:style style:name="Table116.A" style:family="table-column">
      <style:table-column-properties style:column-width="0.4993in"/>
    </style:style>
    <style:style style:name="Table116.B" style:family="table-column">
      <style:table-column-properties style:column-width="2.4556in"/>
    </style:style>
    <style:style style:name="Table116.C" style:family="table-column">
      <style:table-column-properties style:column-width="3.5451in"/>
    </style:style>
    <style:style style:name="Table116.1" style:family="table-row">
      <style:table-row-properties fo:keep-together="auto"/>
    </style:style>
    <style:style style:name="Table11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7" style:family="table">
      <style:table-properties style:width="6.5in" fo:margin-left="0in" fo:margin-top="0in" fo:margin-bottom="0in" fo:break-before="auto" fo:break-after="auto" table:align="left" fo:keep-with-next="auto" style:may-break-between-rows="true" table:border-model="collapsing"/>
    </style:style>
    <style:style style:name="Table117.A" style:family="table-column">
      <style:table-column-properties style:column-width="0.4993in"/>
    </style:style>
    <style:style style:name="Table117.B" style:family="table-column">
      <style:table-column-properties style:column-width="2.4556in"/>
    </style:style>
    <style:style style:name="Table117.C" style:family="table-column">
      <style:table-column-properties style:column-width="3.5451in"/>
    </style:style>
    <style:style style:name="Table117.1" style:family="table-row">
      <style:table-row-properties fo:keep-together="auto"/>
    </style:style>
    <style:style style:name="Table11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8" style:family="table">
      <style:table-properties style:width="6.5in" fo:margin-left="0in" fo:margin-top="0in" fo:margin-bottom="0in" fo:break-before="auto" fo:break-after="auto" table:align="left" fo:keep-with-next="auto" style:may-break-between-rows="true" table:border-model="collapsing"/>
    </style:style>
    <style:style style:name="Table118.A" style:family="table-column">
      <style:table-column-properties style:column-width="0.4993in"/>
    </style:style>
    <style:style style:name="Table118.B" style:family="table-column">
      <style:table-column-properties style:column-width="2.4556in"/>
    </style:style>
    <style:style style:name="Table118.C" style:family="table-column">
      <style:table-column-properties style:column-width="3.5451in"/>
    </style:style>
    <style:style style:name="Table118.1" style:family="table-row">
      <style:table-row-properties fo:keep-together="auto"/>
    </style:style>
    <style:style style:name="Table11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9" style:family="table">
      <style:table-properties style:width="6.5in" fo:margin-left="0in" fo:margin-top="0in" fo:margin-bottom="0in" fo:break-before="auto" fo:break-after="auto" table:align="left" fo:keep-with-next="auto" style:may-break-between-rows="true" table:border-model="collapsing"/>
    </style:style>
    <style:style style:name="Table119.A" style:family="table-column">
      <style:table-column-properties style:column-width="0.4993in"/>
    </style:style>
    <style:style style:name="Table119.B" style:family="table-column">
      <style:table-column-properties style:column-width="2.4556in"/>
    </style:style>
    <style:style style:name="Table119.C" style:family="table-column">
      <style:table-column-properties style:column-width="3.5451in"/>
    </style:style>
    <style:style style:name="Table119.1" style:family="table-row">
      <style:table-row-properties fo:keep-together="auto"/>
    </style:style>
    <style:style style:name="Table11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0" style:family="table">
      <style:table-properties style:width="6.5in" fo:margin-left="0in" fo:margin-top="0in" fo:margin-bottom="0in" fo:break-before="auto" fo:break-after="auto" table:align="left" fo:keep-with-next="auto" style:may-break-between-rows="true" table:border-model="collapsing"/>
    </style:style>
    <style:style style:name="Table120.A" style:family="table-column">
      <style:table-column-properties style:column-width="0.4993in"/>
    </style:style>
    <style:style style:name="Table120.B" style:family="table-column">
      <style:table-column-properties style:column-width="2.4556in"/>
    </style:style>
    <style:style style:name="Table120.C" style:family="table-column">
      <style:table-column-properties style:column-width="3.5451in"/>
    </style:style>
    <style:style style:name="Table120.1" style:family="table-row">
      <style:table-row-properties fo:keep-together="auto"/>
    </style:style>
    <style:style style:name="Table12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1" style:family="table">
      <style:table-properties style:width="6.5in" fo:margin-left="0in" fo:margin-top="0in" fo:margin-bottom="0in" fo:break-before="auto" fo:break-after="auto" table:align="left" fo:keep-with-next="auto" style:may-break-between-rows="true" table:border-model="collapsing"/>
    </style:style>
    <style:style style:name="Table121.A" style:family="table-column">
      <style:table-column-properties style:column-width="0.4993in"/>
    </style:style>
    <style:style style:name="Table121.B" style:family="table-column">
      <style:table-column-properties style:column-width="2.4556in"/>
    </style:style>
    <style:style style:name="Table121.C" style:family="table-column">
      <style:table-column-properties style:column-width="3.5451in"/>
    </style:style>
    <style:style style:name="Table121.1" style:family="table-row">
      <style:table-row-properties fo:keep-together="auto"/>
    </style:style>
    <style:style style:name="Table12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2" style:family="table">
      <style:table-properties style:width="6.5in" fo:margin-left="0in" fo:margin-top="0in" fo:margin-bottom="0in" fo:break-before="auto" fo:break-after="auto" table:align="left" fo:keep-with-next="auto" style:may-break-between-rows="true" table:border-model="collapsing"/>
    </style:style>
    <style:style style:name="Table122.A" style:family="table-column">
      <style:table-column-properties style:column-width="0.4993in"/>
    </style:style>
    <style:style style:name="Table122.B" style:family="table-column">
      <style:table-column-properties style:column-width="2.4556in"/>
    </style:style>
    <style:style style:name="Table122.C" style:family="table-column">
      <style:table-column-properties style:column-width="3.5451in"/>
    </style:style>
    <style:style style:name="Table122.1" style:family="table-row">
      <style:table-row-properties fo:keep-together="auto"/>
    </style:style>
    <style:style style:name="Table12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3" style:family="table">
      <style:table-properties style:width="6.5in" fo:margin-left="0in" fo:margin-top="0in" fo:margin-bottom="0in" fo:break-before="auto" fo:break-after="auto" table:align="left" fo:keep-with-next="auto" style:may-break-between-rows="true" table:border-model="collapsing"/>
    </style:style>
    <style:style style:name="Table123.A" style:family="table-column">
      <style:table-column-properties style:column-width="0.4993in"/>
    </style:style>
    <style:style style:name="Table123.B" style:family="table-column">
      <style:table-column-properties style:column-width="2.4556in"/>
    </style:style>
    <style:style style:name="Table123.C" style:family="table-column">
      <style:table-column-properties style:column-width="3.5451in"/>
    </style:style>
    <style:style style:name="Table123.1" style:family="table-row">
      <style:table-row-properties fo:keep-together="auto"/>
    </style:style>
    <style:style style:name="Table12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4" style:family="table">
      <style:table-properties style:width="6.5in" fo:margin-left="0in" fo:margin-top="0in" fo:margin-bottom="0in" fo:break-before="auto" fo:break-after="auto" table:align="left" fo:keep-with-next="auto" style:may-break-between-rows="true" table:border-model="collapsing"/>
    </style:style>
    <style:style style:name="Table124.A" style:family="table-column">
      <style:table-column-properties style:column-width="0.4993in"/>
    </style:style>
    <style:style style:name="Table124.B" style:family="table-column">
      <style:table-column-properties style:column-width="2.4556in"/>
    </style:style>
    <style:style style:name="Table124.C" style:family="table-column">
      <style:table-column-properties style:column-width="3.5451in"/>
    </style:style>
    <style:style style:name="Table124.1" style:family="table-row">
      <style:table-row-properties fo:keep-together="auto"/>
    </style:style>
    <style:style style:name="Table12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5" style:family="table">
      <style:table-properties style:width="6.5in" fo:margin-left="0in" fo:margin-top="0in" fo:margin-bottom="0in" fo:break-before="auto" fo:break-after="auto" table:align="left" fo:keep-with-next="auto" style:may-break-between-rows="true" table:border-model="collapsing"/>
    </style:style>
    <style:style style:name="Table125.A" style:family="table-column">
      <style:table-column-properties style:column-width="0.4993in"/>
    </style:style>
    <style:style style:name="Table125.B" style:family="table-column">
      <style:table-column-properties style:column-width="2.4556in"/>
    </style:style>
    <style:style style:name="Table125.C" style:family="table-column">
      <style:table-column-properties style:column-width="3.5451in"/>
    </style:style>
    <style:style style:name="Table125.1" style:family="table-row">
      <style:table-row-properties fo:keep-together="auto"/>
    </style:style>
    <style:style style:name="Table12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6" style:family="table">
      <style:table-properties style:width="6.5in" fo:margin-left="0in" fo:margin-top="0in" fo:margin-bottom="0in" fo:break-before="auto" fo:break-after="auto" table:align="left" fo:keep-with-next="auto" style:may-break-between-rows="true" table:border-model="collapsing"/>
    </style:style>
    <style:style style:name="Table126.A" style:family="table-column">
      <style:table-column-properties style:column-width="0.4993in"/>
    </style:style>
    <style:style style:name="Table126.B" style:family="table-column">
      <style:table-column-properties style:column-width="2.4556in"/>
    </style:style>
    <style:style style:name="Table126.C" style:family="table-column">
      <style:table-column-properties style:column-width="3.5451in"/>
    </style:style>
    <style:style style:name="Table126.1" style:family="table-row">
      <style:table-row-properties fo:keep-together="auto"/>
    </style:style>
    <style:style style:name="Table12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7" style:family="table">
      <style:table-properties style:width="6.5in" fo:margin-left="0in" fo:margin-top="0in" fo:margin-bottom="0in" fo:break-before="auto" fo:break-after="auto" table:align="left" fo:keep-with-next="auto" style:may-break-between-rows="true" table:border-model="collapsing"/>
    </style:style>
    <style:style style:name="Table127.A" style:family="table-column">
      <style:table-column-properties style:column-width="0.4993in"/>
    </style:style>
    <style:style style:name="Table127.B" style:family="table-column">
      <style:table-column-properties style:column-width="2.4556in"/>
    </style:style>
    <style:style style:name="Table127.C" style:family="table-column">
      <style:table-column-properties style:column-width="3.5451in"/>
    </style:style>
    <style:style style:name="Table127.1" style:family="table-row">
      <style:table-row-properties fo:keep-together="auto"/>
    </style:style>
    <style:style style:name="Table12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8" style:family="table">
      <style:table-properties style:width="6.5in" fo:margin-left="0in" fo:margin-top="0in" fo:margin-bottom="0in" fo:break-before="auto" fo:break-after="auto" table:align="left" fo:keep-with-next="auto" style:may-break-between-rows="true" table:border-model="collapsing"/>
    </style:style>
    <style:style style:name="Table128.A" style:family="table-column">
      <style:table-column-properties style:column-width="0.4993in"/>
    </style:style>
    <style:style style:name="Table128.B" style:family="table-column">
      <style:table-column-properties style:column-width="2.4556in"/>
    </style:style>
    <style:style style:name="Table128.C" style:family="table-column">
      <style:table-column-properties style:column-width="3.5451in"/>
    </style:style>
    <style:style style:name="Table128.1" style:family="table-row">
      <style:table-row-properties fo:keep-together="auto"/>
    </style:style>
    <style:style style:name="Table12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9" style:family="table">
      <style:table-properties style:width="6.5in" fo:margin-left="0in" fo:margin-top="0in" fo:margin-bottom="0in" fo:break-before="auto" fo:break-after="auto" table:align="left" fo:keep-with-next="auto" style:may-break-between-rows="true" table:border-model="collapsing"/>
    </style:style>
    <style:style style:name="Table129.A" style:family="table-column">
      <style:table-column-properties style:column-width="0.4993in"/>
    </style:style>
    <style:style style:name="Table129.B" style:family="table-column">
      <style:table-column-properties style:column-width="2.4556in"/>
    </style:style>
    <style:style style:name="Table129.C" style:family="table-column">
      <style:table-column-properties style:column-width="3.5451in"/>
    </style:style>
    <style:style style:name="Table129.1" style:family="table-row">
      <style:table-row-properties fo:keep-together="auto"/>
    </style:style>
    <style:style style:name="Table12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0" style:family="table">
      <style:table-properties style:width="6.5in" fo:margin-left="0in" fo:margin-top="0in" fo:margin-bottom="0in" fo:break-before="auto" fo:break-after="auto" table:align="left" fo:keep-with-next="auto" style:may-break-between-rows="true" table:border-model="collapsing"/>
    </style:style>
    <style:style style:name="Table130.A" style:family="table-column">
      <style:table-column-properties style:column-width="0.4993in"/>
    </style:style>
    <style:style style:name="Table130.B" style:family="table-column">
      <style:table-column-properties style:column-width="2.4556in"/>
    </style:style>
    <style:style style:name="Table130.C" style:family="table-column">
      <style:table-column-properties style:column-width="3.5451in"/>
    </style:style>
    <style:style style:name="Table130.1" style:family="table-row">
      <style:table-row-properties fo:keep-together="auto"/>
    </style:style>
    <style:style style:name="Table13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1" style:family="table">
      <style:table-properties style:width="6.5in" fo:margin-left="0in" fo:margin-top="0in" fo:margin-bottom="0in" fo:break-before="auto" fo:break-after="auto" table:align="left" fo:keep-with-next="auto" style:may-break-between-rows="true" table:border-model="collapsing"/>
    </style:style>
    <style:style style:name="Table131.A" style:family="table-column">
      <style:table-column-properties style:column-width="0.4993in"/>
    </style:style>
    <style:style style:name="Table131.B" style:family="table-column">
      <style:table-column-properties style:column-width="2.4556in"/>
    </style:style>
    <style:style style:name="Table131.C" style:family="table-column">
      <style:table-column-properties style:column-width="3.5451in"/>
    </style:style>
    <style:style style:name="Table131.1" style:family="table-row">
      <style:table-row-properties fo:keep-together="auto"/>
    </style:style>
    <style:style style:name="Table13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2" style:family="table">
      <style:table-properties style:width="6.5in" fo:margin-left="0in" fo:margin-top="0in" fo:margin-bottom="0in" fo:break-before="auto" fo:break-after="auto" table:align="left" fo:keep-with-next="auto" style:may-break-between-rows="true" table:border-model="collapsing"/>
    </style:style>
    <style:style style:name="Table132.A" style:family="table-column">
      <style:table-column-properties style:column-width="0.4993in"/>
    </style:style>
    <style:style style:name="Table132.B" style:family="table-column">
      <style:table-column-properties style:column-width="2.4556in"/>
    </style:style>
    <style:style style:name="Table132.C" style:family="table-column">
      <style:table-column-properties style:column-width="3.5451in"/>
    </style:style>
    <style:style style:name="Table132.1" style:family="table-row">
      <style:table-row-properties fo:keep-together="auto"/>
    </style:style>
    <style:style style:name="Table13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3" style:family="table">
      <style:table-properties style:width="6.5in" fo:margin-left="0in" fo:margin-top="0in" fo:margin-bottom="0in" fo:break-before="auto" fo:break-after="auto" table:align="left" fo:keep-with-next="auto" style:may-break-between-rows="true" table:border-model="collapsing"/>
    </style:style>
    <style:style style:name="Table133.A" style:family="table-column">
      <style:table-column-properties style:column-width="0.4993in"/>
    </style:style>
    <style:style style:name="Table133.B" style:family="table-column">
      <style:table-column-properties style:column-width="2.4556in"/>
    </style:style>
    <style:style style:name="Table133.C" style:family="table-column">
      <style:table-column-properties style:column-width="3.5451in"/>
    </style:style>
    <style:style style:name="Table133.1" style:family="table-row">
      <style:table-row-properties fo:keep-together="auto"/>
    </style:style>
    <style:style style:name="Table13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4" style:family="table">
      <style:table-properties style:width="6.5in" fo:margin-left="0in" fo:margin-top="0in" fo:margin-bottom="0in" fo:break-before="auto" fo:break-after="auto" table:align="left" fo:keep-with-next="auto" style:may-break-between-rows="true" table:border-model="collapsing"/>
    </style:style>
    <style:style style:name="Table134.A" style:family="table-column">
      <style:table-column-properties style:column-width="0.4993in"/>
    </style:style>
    <style:style style:name="Table134.B" style:family="table-column">
      <style:table-column-properties style:column-width="2.4556in"/>
    </style:style>
    <style:style style:name="Table134.C" style:family="table-column">
      <style:table-column-properties style:column-width="3.5451in"/>
    </style:style>
    <style:style style:name="Table134.1" style:family="table-row">
      <style:table-row-properties fo:keep-together="auto"/>
    </style:style>
    <style:style style:name="Table13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5" style:family="table">
      <style:table-properties style:width="6.5in" fo:margin-left="0in" fo:margin-top="0in" fo:margin-bottom="0in" fo:break-before="auto" fo:break-after="auto" table:align="left" fo:keep-with-next="auto" style:may-break-between-rows="true" table:border-model="collapsing"/>
    </style:style>
    <style:style style:name="Table135.A" style:family="table-column">
      <style:table-column-properties style:column-width="0.4993in"/>
    </style:style>
    <style:style style:name="Table135.B" style:family="table-column">
      <style:table-column-properties style:column-width="2.4556in"/>
    </style:style>
    <style:style style:name="Table135.C" style:family="table-column">
      <style:table-column-properties style:column-width="3.5451in"/>
    </style:style>
    <style:style style:name="Table135.1" style:family="table-row">
      <style:table-row-properties fo:keep-together="auto"/>
    </style:style>
    <style:style style:name="Table13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6" style:family="table">
      <style:table-properties style:width="6.5in" fo:margin-left="0in" fo:margin-top="0in" fo:margin-bottom="0in" fo:break-before="auto" fo:break-after="auto" table:align="left" fo:keep-with-next="auto" style:may-break-between-rows="true" table:border-model="collapsing"/>
    </style:style>
    <style:style style:name="Table136.A" style:family="table-column">
      <style:table-column-properties style:column-width="0.4993in"/>
    </style:style>
    <style:style style:name="Table136.B" style:family="table-column">
      <style:table-column-properties style:column-width="2.4556in"/>
    </style:style>
    <style:style style:name="Table136.C" style:family="table-column">
      <style:table-column-properties style:column-width="3.5451in"/>
    </style:style>
    <style:style style:name="Table136.1" style:family="table-row">
      <style:table-row-properties fo:keep-together="auto"/>
    </style:style>
    <style:style style:name="Table13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7" style:family="table">
      <style:table-properties style:width="6.5in" fo:margin-left="0in" fo:margin-top="0in" fo:margin-bottom="0in" fo:break-before="auto" fo:break-after="auto" table:align="left" fo:keep-with-next="auto" style:may-break-between-rows="true" table:border-model="collapsing"/>
    </style:style>
    <style:style style:name="Table137.A" style:family="table-column">
      <style:table-column-properties style:column-width="0.4993in"/>
    </style:style>
    <style:style style:name="Table137.B" style:family="table-column">
      <style:table-column-properties style:column-width="2.4556in"/>
    </style:style>
    <style:style style:name="Table137.C" style:family="table-column">
      <style:table-column-properties style:column-width="3.5451in"/>
    </style:style>
    <style:style style:name="Table137.1" style:family="table-row">
      <style:table-row-properties fo:keep-together="auto"/>
    </style:style>
    <style:style style:name="Table13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8" style:family="table">
      <style:table-properties style:width="6.5in" fo:margin-left="0in" fo:margin-top="0in" fo:margin-bottom="0in" fo:break-before="auto" fo:break-after="auto" table:align="left" fo:keep-with-next="auto" style:may-break-between-rows="true" table:border-model="collapsing"/>
    </style:style>
    <style:style style:name="Table138.A" style:family="table-column">
      <style:table-column-properties style:column-width="0.4993in"/>
    </style:style>
    <style:style style:name="Table138.B" style:family="table-column">
      <style:table-column-properties style:column-width="2.4556in"/>
    </style:style>
    <style:style style:name="Table138.C" style:family="table-column">
      <style:table-column-properties style:column-width="3.5451in"/>
    </style:style>
    <style:style style:name="Table138.1" style:family="table-row">
      <style:table-row-properties fo:keep-together="auto"/>
    </style:style>
    <style:style style:name="Table13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9" style:family="table">
      <style:table-properties style:width="6.5in" fo:margin-left="0in" fo:margin-top="0in" fo:margin-bottom="0in" fo:break-before="auto" fo:break-after="auto" table:align="left" fo:keep-with-next="auto" style:may-break-between-rows="true" table:border-model="collapsing"/>
    </style:style>
    <style:style style:name="Table139.A" style:family="table-column">
      <style:table-column-properties style:column-width="0.4993in"/>
    </style:style>
    <style:style style:name="Table139.B" style:family="table-column">
      <style:table-column-properties style:column-width="2.4556in"/>
    </style:style>
    <style:style style:name="Table139.C" style:family="table-column">
      <style:table-column-properties style:column-width="3.5451in"/>
    </style:style>
    <style:style style:name="Table139.1" style:family="table-row">
      <style:table-row-properties fo:keep-together="auto"/>
    </style:style>
    <style:style style:name="Table13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0" style:family="table">
      <style:table-properties style:width="6.5in" fo:margin-left="0in" fo:margin-top="0in" fo:margin-bottom="0in" fo:break-before="auto" fo:break-after="auto" table:align="left" fo:keep-with-next="auto" style:may-break-between-rows="true" table:border-model="collapsing"/>
    </style:style>
    <style:style style:name="Table140.A" style:family="table-column">
      <style:table-column-properties style:column-width="0.4993in"/>
    </style:style>
    <style:style style:name="Table140.B" style:family="table-column">
      <style:table-column-properties style:column-width="2.4556in"/>
    </style:style>
    <style:style style:name="Table140.C" style:family="table-column">
      <style:table-column-properties style:column-width="3.5451in"/>
    </style:style>
    <style:style style:name="Table140.1" style:family="table-row">
      <style:table-row-properties fo:keep-together="auto"/>
    </style:style>
    <style:style style:name="Table14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1" style:family="table">
      <style:table-properties style:width="6.5in" fo:margin-left="0in" fo:margin-top="0in" fo:margin-bottom="0in" fo:break-before="auto" fo:break-after="auto" table:align="left" fo:keep-with-next="auto" style:may-break-between-rows="true" table:border-model="collapsing"/>
    </style:style>
    <style:style style:name="Table141.A" style:family="table-column">
      <style:table-column-properties style:column-width="0.4993in"/>
    </style:style>
    <style:style style:name="Table141.B" style:family="table-column">
      <style:table-column-properties style:column-width="2.4556in"/>
    </style:style>
    <style:style style:name="Table141.C" style:family="table-column">
      <style:table-column-properties style:column-width="3.5451in"/>
    </style:style>
    <style:style style:name="Table141.1" style:family="table-row">
      <style:table-row-properties fo:keep-together="auto"/>
    </style:style>
    <style:style style:name="Table14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2" style:family="table">
      <style:table-properties style:width="6.5in" fo:margin-left="0in" fo:margin-top="0in" fo:margin-bottom="0in" fo:break-before="auto" fo:break-after="auto" table:align="left" fo:keep-with-next="auto" style:may-break-between-rows="true" table:border-model="collapsing"/>
    </style:style>
    <style:style style:name="Table142.A" style:family="table-column">
      <style:table-column-properties style:column-width="0.4993in"/>
    </style:style>
    <style:style style:name="Table142.B" style:family="table-column">
      <style:table-column-properties style:column-width="2.4556in"/>
    </style:style>
    <style:style style:name="Table142.C" style:family="table-column">
      <style:table-column-properties style:column-width="3.5451in"/>
    </style:style>
    <style:style style:name="Table142.1" style:family="table-row">
      <style:table-row-properties fo:keep-together="auto"/>
    </style:style>
    <style:style style:name="Table14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6" style:family="table">
      <style:table-properties style:width="6.5in" fo:margin-left="0in" fo:margin-top="0in" fo:margin-bottom="0in" fo:break-before="auto" fo:break-after="auto" table:align="left" fo:keep-with-next="auto" style:may-break-between-rows="true" table:border-model="collapsing"/>
    </style:style>
    <style:style style:name="Table146.A" style:family="table-column">
      <style:table-column-properties style:column-width="0.4993in"/>
    </style:style>
    <style:style style:name="Table146.B" style:family="table-column">
      <style:table-column-properties style:column-width="2.4556in"/>
    </style:style>
    <style:style style:name="Table146.C" style:family="table-column">
      <style:table-column-properties style:column-width="3.5451in"/>
    </style:style>
    <style:style style:name="Table146.1" style:family="table-row">
      <style:table-row-properties fo:keep-together="auto"/>
    </style:style>
    <style:style style:name="Table14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7" style:family="table">
      <style:table-properties style:width="6.5in" fo:margin-left="0in" fo:margin-top="0in" fo:margin-bottom="0in" fo:break-before="auto" fo:break-after="auto" table:align="left" fo:keep-with-next="auto" style:may-break-between-rows="true" table:border-model="collapsing"/>
    </style:style>
    <style:style style:name="Table147.A" style:family="table-column">
      <style:table-column-properties style:column-width="0.4993in"/>
    </style:style>
    <style:style style:name="Table147.B" style:family="table-column">
      <style:table-column-properties style:column-width="2.4556in"/>
    </style:style>
    <style:style style:name="Table147.C" style:family="table-column">
      <style:table-column-properties style:column-width="3.5451in"/>
    </style:style>
    <style:style style:name="Table147.1" style:family="table-row">
      <style:table-row-properties fo:keep-together="auto"/>
    </style:style>
    <style:style style:name="Table14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8" style:family="table">
      <style:table-properties style:width="6.5in" fo:margin-left="0in" fo:margin-top="0in" fo:margin-bottom="0in" fo:break-before="auto" fo:break-after="auto" table:align="left" fo:keep-with-next="auto" style:may-break-between-rows="true" table:border-model="collapsing"/>
    </style:style>
    <style:style style:name="Table148.A" style:family="table-column">
      <style:table-column-properties style:column-width="0.4993in"/>
    </style:style>
    <style:style style:name="Table148.B" style:family="table-column">
      <style:table-column-properties style:column-width="2.4556in"/>
    </style:style>
    <style:style style:name="Table148.C" style:family="table-column">
      <style:table-column-properties style:column-width="3.5451in"/>
    </style:style>
    <style:style style:name="Table148.1" style:family="table-row">
      <style:table-row-properties fo:keep-together="auto"/>
    </style:style>
    <style:style style:name="Table14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9" style:family="table">
      <style:table-properties style:width="6.5in" fo:margin-left="0in" fo:margin-top="0in" fo:margin-bottom="0in" fo:break-before="auto" fo:break-after="auto" table:align="left" fo:keep-with-next="auto" style:may-break-between-rows="true" table:border-model="collapsing"/>
    </style:style>
    <style:style style:name="Table149.A" style:family="table-column">
      <style:table-column-properties style:column-width="0.4993in"/>
    </style:style>
    <style:style style:name="Table149.B" style:family="table-column">
      <style:table-column-properties style:column-width="2.4556in"/>
    </style:style>
    <style:style style:name="Table149.C" style:family="table-column">
      <style:table-column-properties style:column-width="3.5451in"/>
    </style:style>
    <style:style style:name="Table149.1" style:family="table-row">
      <style:table-row-properties fo:keep-together="auto"/>
    </style:style>
    <style:style style:name="Table14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0" style:family="table">
      <style:table-properties style:width="6.5in" fo:margin-left="0in" fo:margin-top="0in" fo:margin-bottom="0in" fo:break-before="auto" fo:break-after="auto" table:align="left" fo:keep-with-next="auto" style:may-break-between-rows="true" table:border-model="collapsing"/>
    </style:style>
    <style:style style:name="Table150.A" style:family="table-column">
      <style:table-column-properties style:column-width="0.4993in"/>
    </style:style>
    <style:style style:name="Table150.B" style:family="table-column">
      <style:table-column-properties style:column-width="2.4556in"/>
    </style:style>
    <style:style style:name="Table150.C" style:family="table-column">
      <style:table-column-properties style:column-width="3.5451in"/>
    </style:style>
    <style:style style:name="Table150.1" style:family="table-row">
      <style:table-row-properties fo:keep-together="auto"/>
    </style:style>
    <style:style style:name="Table15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1" style:family="table">
      <style:table-properties style:width="6.5in" fo:margin-left="0in" fo:margin-top="0in" fo:margin-bottom="0in" fo:break-before="auto" fo:break-after="auto" table:align="left" fo:keep-with-next="auto" style:may-break-between-rows="true" table:border-model="collapsing"/>
    </style:style>
    <style:style style:name="Table151.A" style:family="table-column">
      <style:table-column-properties style:column-width="0.4993in"/>
    </style:style>
    <style:style style:name="Table151.B" style:family="table-column">
      <style:table-column-properties style:column-width="2.4556in"/>
    </style:style>
    <style:style style:name="Table151.C" style:family="table-column">
      <style:table-column-properties style:column-width="3.5451in"/>
    </style:style>
    <style:style style:name="Table151.1" style:family="table-row">
      <style:table-row-properties fo:keep-together="auto"/>
    </style:style>
    <style:style style:name="Table15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2" style:family="table">
      <style:table-properties style:width="6.5in" fo:margin-left="0in" fo:margin-top="0in" fo:margin-bottom="0in" fo:break-before="auto" fo:break-after="auto" table:align="left" fo:keep-with-next="auto" style:may-break-between-rows="true" table:border-model="collapsing"/>
    </style:style>
    <style:style style:name="Table152.A" style:family="table-column">
      <style:table-column-properties style:column-width="0.4993in"/>
    </style:style>
    <style:style style:name="Table152.B" style:family="table-column">
      <style:table-column-properties style:column-width="2.4556in"/>
    </style:style>
    <style:style style:name="Table152.C" style:family="table-column">
      <style:table-column-properties style:column-width="3.5451in"/>
    </style:style>
    <style:style style:name="Table152.1" style:family="table-row">
      <style:table-row-properties fo:keep-together="auto"/>
    </style:style>
    <style:style style:name="Table15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0" style:family="table">
      <style:table-properties style:width="6.5in" fo:margin-left="0in" fo:margin-top="0in" fo:margin-bottom="0in" fo:break-before="auto" fo:break-after="auto" table:align="left" fo:keep-with-next="auto" style:may-break-between-rows="true" table:border-model="collapsing"/>
    </style:style>
    <style:style style:name="Table200.A" style:family="table-column">
      <style:table-column-properties style:column-width="0.4993in"/>
    </style:style>
    <style:style style:name="Table200.B" style:family="table-column">
      <style:table-column-properties style:column-width="2.4556in"/>
    </style:style>
    <style:style style:name="Table200.C" style:family="table-column">
      <style:table-column-properties style:column-width="3.5451in"/>
    </style:style>
    <style:style style:name="Table200.1" style:family="table-row">
      <style:table-row-properties fo:keep-together="auto"/>
    </style:style>
    <style:style style:name="Table20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9" style:family="table">
      <style:table-properties style:width="6.5in" fo:margin-left="0in" fo:margin-top="0in" fo:margin-bottom="0in" fo:break-before="auto" fo:break-after="auto" table:align="left" fo:keep-with-next="auto" style:may-break-between-rows="true" table:border-model="collapsing"/>
    </style:style>
    <style:style style:name="Table229.A" style:family="table-column">
      <style:table-column-properties style:column-width="0.4993in"/>
    </style:style>
    <style:style style:name="Table229.B" style:family="table-column">
      <style:table-column-properties style:column-width="2.4556in"/>
    </style:style>
    <style:style style:name="Table229.C" style:family="table-column">
      <style:table-column-properties style:column-width="3.5451in"/>
    </style:style>
    <style:style style:name="Table229.1" style:family="table-row">
      <style:table-row-properties fo:keep-together="auto"/>
    </style:style>
    <style:style style:name="Table22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0" style:family="table">
      <style:table-properties style:width="6.5in" fo:margin-left="0in" fo:margin-top="0in" fo:margin-bottom="0in" fo:break-before="auto" fo:break-after="auto" table:align="left" fo:keep-with-next="auto" style:may-break-between-rows="true" table:border-model="collapsing"/>
    </style:style>
    <style:style style:name="Table230.A" style:family="table-column">
      <style:table-column-properties style:column-width="0.4993in"/>
    </style:style>
    <style:style style:name="Table230.B" style:family="table-column">
      <style:table-column-properties style:column-width="2.4556in"/>
    </style:style>
    <style:style style:name="Table230.C" style:family="table-column">
      <style:table-column-properties style:column-width="3.5451in"/>
    </style:style>
    <style:style style:name="Table230.1" style:family="table-row">
      <style:table-row-properties fo:keep-together="auto"/>
    </style:style>
    <style:style style:name="Table23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4" style:family="table">
      <style:table-properties style:width="6.5in" fo:margin-left="0in" fo:margin-top="0in" fo:margin-bottom="0in" fo:break-before="auto" fo:break-after="auto" table:align="left" fo:keep-with-next="auto" style:may-break-between-rows="true" table:border-model="collapsing"/>
    </style:style>
    <style:style style:name="Table234.A" style:family="table-column">
      <style:table-column-properties style:column-width="0.4993in"/>
    </style:style>
    <style:style style:name="Table234.B" style:family="table-column">
      <style:table-column-properties style:column-width="2.4556in"/>
    </style:style>
    <style:style style:name="Table234.C" style:family="table-column">
      <style:table-column-properties style:column-width="3.5451in"/>
    </style:style>
    <style:style style:name="Table234.1" style:family="table-row">
      <style:table-row-properties fo:keep-together="auto"/>
    </style:style>
    <style:style style:name="Table23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5" style:family="table">
      <style:table-properties style:width="6.5in" fo:margin-left="0in" fo:margin-top="0in" fo:margin-bottom="0in" fo:break-before="auto" fo:break-after="auto" table:align="left" fo:keep-with-next="auto" style:may-break-between-rows="true" table:border-model="collapsing"/>
    </style:style>
    <style:style style:name="Table155.A" style:family="table-column">
      <style:table-column-properties style:column-width="0.4993in"/>
    </style:style>
    <style:style style:name="Table155.B" style:family="table-column">
      <style:table-column-properties style:column-width="2.4556in"/>
    </style:style>
    <style:style style:name="Table155.C" style:family="table-column">
      <style:table-column-properties style:column-width="3.5451in"/>
    </style:style>
    <style:style style:name="Table155.1" style:family="table-row">
      <style:table-row-properties fo:keep-together="auto"/>
    </style:style>
    <style:style style:name="Table15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6" style:family="table">
      <style:table-properties style:width="6.5in" fo:margin-left="0in" fo:margin-top="0in" fo:margin-bottom="0in" fo:break-before="auto" fo:break-after="auto" table:align="left" fo:keep-with-next="auto" style:may-break-between-rows="true" table:border-model="collapsing"/>
    </style:style>
    <style:style style:name="Table156.A" style:family="table-column">
      <style:table-column-properties style:column-width="0.4993in"/>
    </style:style>
    <style:style style:name="Table156.B" style:family="table-column">
      <style:table-column-properties style:column-width="2.4556in"/>
    </style:style>
    <style:style style:name="Table156.C" style:family="table-column">
      <style:table-column-properties style:column-width="3.5451in"/>
    </style:style>
    <style:style style:name="Table156.1" style:family="table-row">
      <style:table-row-properties fo:keep-together="auto"/>
    </style:style>
    <style:style style:name="Table15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7" style:family="table">
      <style:table-properties style:width="6.5in" fo:margin-left="0in" fo:margin-top="0in" fo:margin-bottom="0in" fo:break-before="auto" fo:break-after="auto" table:align="left" fo:keep-with-next="auto" style:may-break-between-rows="true" table:border-model="collapsing"/>
    </style:style>
    <style:style style:name="Table157.A" style:family="table-column">
      <style:table-column-properties style:column-width="0.4993in"/>
    </style:style>
    <style:style style:name="Table157.B" style:family="table-column">
      <style:table-column-properties style:column-width="2.4931in"/>
    </style:style>
    <style:style style:name="Table157.C" style:family="table-column">
      <style:table-column-properties style:column-width="3.5076in"/>
    </style:style>
    <style:style style:name="Table157.1" style:family="table-row">
      <style:table-row-properties fo:keep-together="auto"/>
    </style:style>
    <style:style style:name="Table15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8" style:family="table">
      <style:table-properties style:width="6.5in" fo:margin-left="0in" fo:margin-top="0in" fo:margin-bottom="0in" fo:break-before="auto" fo:break-after="auto" table:align="left" fo:keep-with-next="auto" style:may-break-between-rows="true" table:border-model="collapsing"/>
    </style:style>
    <style:style style:name="Table158.A" style:family="table-column">
      <style:table-column-properties style:column-width="0.4993in"/>
    </style:style>
    <style:style style:name="Table158.B" style:family="table-column">
      <style:table-column-properties style:column-width="2.4931in"/>
    </style:style>
    <style:style style:name="Table158.C" style:family="table-column">
      <style:table-column-properties style:column-width="3.5076in"/>
    </style:style>
    <style:style style:name="Table158.1" style:family="table-row">
      <style:table-row-properties fo:keep-together="auto"/>
    </style:style>
    <style:style style:name="Table15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9" style:family="table">
      <style:table-properties style:width="6.5in" fo:margin-left="0in" fo:margin-top="0in" fo:margin-bottom="0in" fo:break-before="auto" fo:break-after="auto" table:align="left" fo:keep-with-next="auto" style:may-break-between-rows="true" table:border-model="collapsing"/>
    </style:style>
    <style:style style:name="Table159.A" style:family="table-column">
      <style:table-column-properties style:column-width="0.4993in"/>
    </style:style>
    <style:style style:name="Table159.B" style:family="table-column">
      <style:table-column-properties style:column-width="2.4931in"/>
    </style:style>
    <style:style style:name="Table159.C" style:family="table-column">
      <style:table-column-properties style:column-width="3.5076in"/>
    </style:style>
    <style:style style:name="Table159.1" style:family="table-row">
      <style:table-row-properties fo:keep-together="auto"/>
    </style:style>
    <style:style style:name="Table15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0" style:family="table">
      <style:table-properties style:width="6.5in" fo:margin-left="0in" fo:margin-top="0in" fo:margin-bottom="0in" fo:break-before="auto" fo:break-after="auto" table:align="left" fo:keep-with-next="auto" style:may-break-between-rows="true" table:border-model="collapsing"/>
    </style:style>
    <style:style style:name="Table160.A" style:family="table-column">
      <style:table-column-properties style:column-width="0.4993in"/>
    </style:style>
    <style:style style:name="Table160.B" style:family="table-column">
      <style:table-column-properties style:column-width="2.4556in"/>
    </style:style>
    <style:style style:name="Table160.C" style:family="table-column">
      <style:table-column-properties style:column-width="3.5451in"/>
    </style:style>
    <style:style style:name="Table160.1" style:family="table-row">
      <style:table-row-properties fo:keep-together="auto"/>
    </style:style>
    <style:style style:name="Table16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1" style:family="table">
      <style:table-properties style:width="6.5in" fo:margin-left="0in" fo:margin-top="0in" fo:margin-bottom="0in" fo:break-before="auto" fo:break-after="auto" table:align="left" fo:keep-with-next="auto" style:may-break-between-rows="true" table:border-model="collapsing"/>
    </style:style>
    <style:style style:name="Table161.A" style:family="table-column">
      <style:table-column-properties style:column-width="0.4993in"/>
    </style:style>
    <style:style style:name="Table161.B" style:family="table-column">
      <style:table-column-properties style:column-width="2.4556in"/>
    </style:style>
    <style:style style:name="Table161.C" style:family="table-column">
      <style:table-column-properties style:column-width="3.5451in"/>
    </style:style>
    <style:style style:name="Table161.1" style:family="table-row">
      <style:table-row-properties fo:keep-together="auto"/>
    </style:style>
    <style:style style:name="Table16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2" style:family="table">
      <style:table-properties style:width="6.5in" fo:margin-left="0in" fo:margin-top="0in" fo:margin-bottom="0in" fo:break-before="auto" fo:break-after="auto" table:align="left" fo:keep-with-next="auto" style:may-break-between-rows="true" table:border-model="collapsing"/>
    </style:style>
    <style:style style:name="Table162.A" style:family="table-column">
      <style:table-column-properties style:column-width="0.4993in"/>
    </style:style>
    <style:style style:name="Table162.B" style:family="table-column">
      <style:table-column-properties style:column-width="2.4556in"/>
    </style:style>
    <style:style style:name="Table162.C" style:family="table-column">
      <style:table-column-properties style:column-width="3.5451in"/>
    </style:style>
    <style:style style:name="Table162.1" style:family="table-row">
      <style:table-row-properties fo:keep-together="auto"/>
    </style:style>
    <style:style style:name="Table16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3" style:family="table">
      <style:table-properties style:width="6.5in" fo:margin-left="0in" fo:margin-top="0in" fo:margin-bottom="0in" fo:break-before="auto" fo:break-after="auto" table:align="left" fo:keep-with-next="auto" style:may-break-between-rows="true" table:border-model="collapsing"/>
    </style:style>
    <style:style style:name="Table163.A" style:family="table-column">
      <style:table-column-properties style:column-width="0.4993in"/>
    </style:style>
    <style:style style:name="Table163.B" style:family="table-column">
      <style:table-column-properties style:column-width="2.4556in"/>
    </style:style>
    <style:style style:name="Table163.C" style:family="table-column">
      <style:table-column-properties style:column-width="3.5451in"/>
    </style:style>
    <style:style style:name="Table163.1" style:family="table-row">
      <style:table-row-properties fo:keep-together="auto"/>
    </style:style>
    <style:style style:name="Table16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4" style:family="table">
      <style:table-properties style:width="6.5in" fo:margin-left="0in" fo:margin-top="0in" fo:margin-bottom="0in" fo:break-before="auto" fo:break-after="auto" table:align="left" fo:keep-with-next="auto" style:may-break-between-rows="true" table:border-model="collapsing"/>
    </style:style>
    <style:style style:name="Table164.A" style:family="table-column">
      <style:table-column-properties style:column-width="0.4993in"/>
    </style:style>
    <style:style style:name="Table164.B" style:family="table-column">
      <style:table-column-properties style:column-width="2.4556in"/>
    </style:style>
    <style:style style:name="Table164.C" style:family="table-column">
      <style:table-column-properties style:column-width="3.5451in"/>
    </style:style>
    <style:style style:name="Table164.1" style:family="table-row">
      <style:table-row-properties fo:keep-together="auto"/>
    </style:style>
    <style:style style:name="Table16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5" style:family="table">
      <style:table-properties style:width="6.5in" fo:margin-left="0in" fo:margin-top="0in" fo:margin-bottom="0in" fo:break-before="auto" fo:break-after="auto" table:align="left" fo:keep-with-next="auto" style:may-break-between-rows="true" table:border-model="collapsing"/>
    </style:style>
    <style:style style:name="Table165.A" style:family="table-column">
      <style:table-column-properties style:column-width="0.4993in"/>
    </style:style>
    <style:style style:name="Table165.B" style:family="table-column">
      <style:table-column-properties style:column-width="2.4556in"/>
    </style:style>
    <style:style style:name="Table165.C" style:family="table-column">
      <style:table-column-properties style:column-width="3.5451in"/>
    </style:style>
    <style:style style:name="Table165.1" style:family="table-row">
      <style:table-row-properties fo:keep-together="auto"/>
    </style:style>
    <style:style style:name="Table16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6" style:family="table">
      <style:table-properties style:width="6.5in" fo:margin-left="0in" fo:margin-top="0in" fo:margin-bottom="0in" fo:break-before="auto" fo:break-after="auto" table:align="left" fo:keep-with-next="auto" style:may-break-between-rows="true" table:border-model="collapsing"/>
    </style:style>
    <style:style style:name="Table166.A" style:family="table-column">
      <style:table-column-properties style:column-width="0.4993in"/>
    </style:style>
    <style:style style:name="Table166.B" style:family="table-column">
      <style:table-column-properties style:column-width="2.4556in"/>
    </style:style>
    <style:style style:name="Table166.C" style:family="table-column">
      <style:table-column-properties style:column-width="3.5451in"/>
    </style:style>
    <style:style style:name="Table166.1" style:family="table-row">
      <style:table-row-properties fo:keep-together="auto"/>
    </style:style>
    <style:style style:name="Table16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7" style:family="table">
      <style:table-properties style:width="6.5in" fo:margin-left="0in" fo:margin-top="0in" fo:margin-bottom="0in" fo:break-before="auto" fo:break-after="auto" table:align="left" fo:keep-with-next="auto" style:may-break-between-rows="true" table:border-model="collapsing"/>
    </style:style>
    <style:style style:name="Table167.A" style:family="table-column">
      <style:table-column-properties style:column-width="0.4993in"/>
    </style:style>
    <style:style style:name="Table167.B" style:family="table-column">
      <style:table-column-properties style:column-width="2.4556in"/>
    </style:style>
    <style:style style:name="Table167.C" style:family="table-column">
      <style:table-column-properties style:column-width="3.5451in"/>
    </style:style>
    <style:style style:name="Table167.1" style:family="table-row">
      <style:table-row-properties fo:keep-together="auto"/>
    </style:style>
    <style:style style:name="Table16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8" style:family="table">
      <style:table-properties style:width="6.5in" fo:margin-left="0in" fo:margin-top="0in" fo:margin-bottom="0in" fo:break-before="auto" fo:break-after="auto" table:align="left" fo:keep-with-next="auto" style:may-break-between-rows="true" table:border-model="collapsing"/>
    </style:style>
    <style:style style:name="Table168.A" style:family="table-column">
      <style:table-column-properties style:column-width="0.4993in"/>
    </style:style>
    <style:style style:name="Table168.B" style:family="table-column">
      <style:table-column-properties style:column-width="2.4556in"/>
    </style:style>
    <style:style style:name="Table168.C" style:family="table-column">
      <style:table-column-properties style:column-width="3.5451in"/>
    </style:style>
    <style:style style:name="Table168.1" style:family="table-row">
      <style:table-row-properties fo:keep-together="auto"/>
    </style:style>
    <style:style style:name="Table16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9" style:family="table">
      <style:table-properties style:width="6.5in" fo:margin-left="0in" fo:margin-top="0in" fo:margin-bottom="0in" fo:break-before="auto" fo:break-after="auto" table:align="left" fo:keep-with-next="auto" style:may-break-between-rows="true" table:border-model="collapsing"/>
    </style:style>
    <style:style style:name="Table169.A" style:family="table-column">
      <style:table-column-properties style:column-width="0.4993in"/>
    </style:style>
    <style:style style:name="Table169.B" style:family="table-column">
      <style:table-column-properties style:column-width="2.4556in"/>
    </style:style>
    <style:style style:name="Table169.C" style:family="table-column">
      <style:table-column-properties style:column-width="3.5451in"/>
    </style:style>
    <style:style style:name="Table169.1" style:family="table-row">
      <style:table-row-properties fo:keep-together="auto"/>
    </style:style>
    <style:style style:name="Table16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0" style:family="table">
      <style:table-properties style:width="6.5in" fo:margin-left="0in" fo:margin-top="0in" fo:margin-bottom="0in" fo:break-before="auto" fo:break-after="auto" table:align="left" fo:keep-with-next="auto" style:may-break-between-rows="true" table:border-model="collapsing"/>
    </style:style>
    <style:style style:name="Table170.A" style:family="table-column">
      <style:table-column-properties style:column-width="0.4993in"/>
    </style:style>
    <style:style style:name="Table170.B" style:family="table-column">
      <style:table-column-properties style:column-width="2.4556in"/>
    </style:style>
    <style:style style:name="Table170.C" style:family="table-column">
      <style:table-column-properties style:column-width="3.5451in"/>
    </style:style>
    <style:style style:name="Table170.1" style:family="table-row">
      <style:table-row-properties fo:keep-together="auto"/>
    </style:style>
    <style:style style:name="Table17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1" style:family="table">
      <style:table-properties style:width="6.5in" fo:margin-left="0in" fo:margin-top="0in" fo:margin-bottom="0in" fo:break-before="auto" fo:break-after="auto" table:align="left" fo:keep-with-next="auto" style:may-break-between-rows="true" table:border-model="collapsing"/>
    </style:style>
    <style:style style:name="Table171.A" style:family="table-column">
      <style:table-column-properties style:column-width="0.4993in"/>
    </style:style>
    <style:style style:name="Table171.B" style:family="table-column">
      <style:table-column-properties style:column-width="2.4556in"/>
    </style:style>
    <style:style style:name="Table171.C" style:family="table-column">
      <style:table-column-properties style:column-width="3.5451in"/>
    </style:style>
    <style:style style:name="Table171.1" style:family="table-row">
      <style:table-row-properties fo:keep-together="auto"/>
    </style:style>
    <style:style style:name="Table17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2" style:family="table">
      <style:table-properties style:width="6.5in" fo:margin-left="0in" fo:margin-top="0in" fo:margin-bottom="0in" fo:break-before="auto" fo:break-after="auto" table:align="left" fo:keep-with-next="auto" style:may-break-between-rows="true" table:border-model="collapsing"/>
    </style:style>
    <style:style style:name="Table172.A" style:family="table-column">
      <style:table-column-properties style:column-width="0.4993in"/>
    </style:style>
    <style:style style:name="Table172.B" style:family="table-column">
      <style:table-column-properties style:column-width="2.4556in"/>
    </style:style>
    <style:style style:name="Table172.C" style:family="table-column">
      <style:table-column-properties style:column-width="3.5451in"/>
    </style:style>
    <style:style style:name="Table172.1" style:family="table-row">
      <style:table-row-properties fo:keep-together="auto"/>
    </style:style>
    <style:style style:name="Table17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2" style:family="table">
      <style:table-properties style:width="6.5in" fo:margin-left="0in" fo:margin-top="0in" fo:margin-bottom="0in" fo:break-before="auto" fo:break-after="auto" table:align="left" fo:keep-with-next="auto" style:may-break-between-rows="true" table:border-model="collapsing"/>
    </style:style>
    <style:style style:name="Table232.A" style:family="table-column">
      <style:table-column-properties style:column-width="0.4993in"/>
    </style:style>
    <style:style style:name="Table232.B" style:family="table-column">
      <style:table-column-properties style:column-width="2.4556in"/>
    </style:style>
    <style:style style:name="Table232.C" style:family="table-column">
      <style:table-column-properties style:column-width="3.5451in"/>
    </style:style>
    <style:style style:name="Table232.1" style:family="table-row">
      <style:table-row-properties fo:keep-together="auto"/>
    </style:style>
    <style:style style:name="Table23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41" style:family="table">
      <style:table-properties style:width="6.5in" fo:margin-left="0in" fo:margin-top="0in" fo:margin-bottom="0in" fo:break-before="auto" fo:break-after="auto" table:align="left" fo:keep-with-next="auto" style:may-break-between-rows="true" table:border-model="collapsing"/>
    </style:style>
    <style:style style:name="Table241.A" style:family="table-column">
      <style:table-column-properties style:column-width="0.4993in"/>
    </style:style>
    <style:style style:name="Table241.B" style:family="table-column">
      <style:table-column-properties style:column-width="2.4556in"/>
    </style:style>
    <style:style style:name="Table241.C" style:family="table-column">
      <style:table-column-properties style:column-width="3.5451in"/>
    </style:style>
    <style:style style:name="Table241.1" style:family="table-row">
      <style:table-row-properties fo:keep-together="auto"/>
    </style:style>
    <style:style style:name="Table24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42" style:family="table">
      <style:table-properties style:width="6.5in" fo:margin-left="0in" fo:margin-top="0in" fo:margin-bottom="0in" fo:break-before="auto" fo:break-after="auto" table:align="left" fo:keep-with-next="auto" style:may-break-between-rows="true" table:border-model="collapsing"/>
    </style:style>
    <style:style style:name="Table242.A" style:family="table-column">
      <style:table-column-properties style:column-width="0.4993in"/>
    </style:style>
    <style:style style:name="Table242.B" style:family="table-column">
      <style:table-column-properties style:column-width="2.4556in"/>
    </style:style>
    <style:style style:name="Table242.C" style:family="table-column">
      <style:table-column-properties style:column-width="3.5451in"/>
    </style:style>
    <style:style style:name="Table242.1" style:family="table-row">
      <style:table-row-properties fo:keep-together="auto"/>
    </style:style>
    <style:style style:name="Table24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43" style:family="table">
      <style:table-properties style:width="6.5in" fo:margin-left="0in" fo:margin-top="0in" fo:margin-bottom="0in" fo:break-before="auto" fo:break-after="auto" table:align="left" fo:keep-with-next="auto" style:may-break-between-rows="true" table:border-model="collapsing"/>
    </style:style>
    <style:style style:name="Table243.A" style:family="table-column">
      <style:table-column-properties style:column-width="0.4993in"/>
    </style:style>
    <style:style style:name="Table243.B" style:family="table-column">
      <style:table-column-properties style:column-width="2.4556in"/>
    </style:style>
    <style:style style:name="Table243.C" style:family="table-column">
      <style:table-column-properties style:column-width="3.5451in"/>
    </style:style>
    <style:style style:name="Table243.1" style:family="table-row">
      <style:table-row-properties fo:keep-together="auto"/>
    </style:style>
    <style:style style:name="Table24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3" style:family="table">
      <style:table-properties style:width="6.5in" fo:margin-left="0in" fo:margin-top="0in" fo:margin-bottom="0in" fo:break-before="auto" fo:break-after="auto" table:align="left" fo:keep-with-next="auto" style:may-break-between-rows="true" table:border-model="collapsing"/>
    </style:style>
    <style:style style:name="Table173.A" style:family="table-column">
      <style:table-column-properties style:column-width="0.4993in"/>
    </style:style>
    <style:style style:name="Table173.B" style:family="table-column">
      <style:table-column-properties style:column-width="2.4556in"/>
    </style:style>
    <style:style style:name="Table173.C" style:family="table-column">
      <style:table-column-properties style:column-width="3.5451in"/>
    </style:style>
    <style:style style:name="Table173.1" style:family="table-row">
      <style:table-row-properties fo:keep-together="auto"/>
    </style:style>
    <style:style style:name="Table17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4" style:family="table">
      <style:table-properties style:width="6.5in" fo:margin-left="0in" fo:margin-top="0in" fo:margin-bottom="0in" fo:break-before="auto" fo:break-after="auto" table:align="left" fo:keep-with-next="auto" style:may-break-between-rows="true" table:border-model="collapsing"/>
    </style:style>
    <style:style style:name="Table174.A" style:family="table-column">
      <style:table-column-properties style:column-width="0.4993in"/>
    </style:style>
    <style:style style:name="Table174.B" style:family="table-column">
      <style:table-column-properties style:column-width="2.4174in"/>
    </style:style>
    <style:style style:name="Table174.C" style:family="table-column">
      <style:table-column-properties style:column-width="3.5833in"/>
    </style:style>
    <style:style style:name="Table174.1" style:family="table-row">
      <style:table-row-properties fo:keep-together="auto"/>
    </style:style>
    <style:style style:name="Table17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5" style:family="table">
      <style:table-properties style:width="6.5in" fo:margin-left="0in" fo:margin-top="0in" fo:margin-bottom="0in" fo:break-before="auto" fo:break-after="auto" table:align="left" fo:keep-with-next="auto" style:may-break-between-rows="true" table:border-model="collapsing"/>
    </style:style>
    <style:style style:name="Table175.A" style:family="table-column">
      <style:table-column-properties style:column-width="0.4993in"/>
    </style:style>
    <style:style style:name="Table175.B" style:family="table-column">
      <style:table-column-properties style:column-width="2.4174in"/>
    </style:style>
    <style:style style:name="Table175.C" style:family="table-column">
      <style:table-column-properties style:column-width="3.5833in"/>
    </style:style>
    <style:style style:name="Table175.1" style:family="table-row">
      <style:table-row-properties fo:keep-together="auto"/>
    </style:style>
    <style:style style:name="Table17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6" style:family="table">
      <style:table-properties style:width="6.5in" fo:margin-left="0in" fo:margin-top="0in" fo:margin-bottom="0in" fo:break-before="auto" fo:break-after="auto" table:align="left" fo:keep-with-next="auto" style:may-break-between-rows="true" table:border-model="collapsing"/>
    </style:style>
    <style:style style:name="Table176.A" style:family="table-column">
      <style:table-column-properties style:column-width="0.4993in"/>
    </style:style>
    <style:style style:name="Table176.B" style:family="table-column">
      <style:table-column-properties style:column-width="2.4556in"/>
    </style:style>
    <style:style style:name="Table176.C" style:family="table-column">
      <style:table-column-properties style:column-width="3.5451in"/>
    </style:style>
    <style:style style:name="Table176.1" style:family="table-row">
      <style:table-row-properties fo:keep-together="auto"/>
    </style:style>
    <style:style style:name="Table17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7" style:family="table">
      <style:table-properties style:width="6.5in" fo:margin-left="0in" fo:margin-top="0in" fo:margin-bottom="0in" fo:break-before="auto" fo:break-after="auto" table:align="left" fo:keep-with-next="auto" style:may-break-between-rows="true" table:border-model="collapsing"/>
    </style:style>
    <style:style style:name="Table177.A" style:family="table-column">
      <style:table-column-properties style:column-width="0.4993in"/>
    </style:style>
    <style:style style:name="Table177.B" style:family="table-column">
      <style:table-column-properties style:column-width="2.4556in"/>
    </style:style>
    <style:style style:name="Table177.C" style:family="table-column">
      <style:table-column-properties style:column-width="3.5451in"/>
    </style:style>
    <style:style style:name="Table177.1" style:family="table-row">
      <style:table-row-properties fo:keep-together="auto"/>
    </style:style>
    <style:style style:name="Table17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8" style:family="table">
      <style:table-properties style:width="6.5in" fo:margin-left="0in" fo:margin-top="0in" fo:margin-bottom="0in" fo:break-before="auto" fo:break-after="auto" table:align="left" fo:keep-with-next="auto" style:may-break-between-rows="true" table:border-model="collapsing"/>
    </style:style>
    <style:style style:name="Table178.A" style:family="table-column">
      <style:table-column-properties style:column-width="0.4993in"/>
    </style:style>
    <style:style style:name="Table178.B" style:family="table-column">
      <style:table-column-properties style:column-width="2.4556in"/>
    </style:style>
    <style:style style:name="Table178.C" style:family="table-column">
      <style:table-column-properties style:column-width="3.5451in"/>
    </style:style>
    <style:style style:name="Table178.1" style:family="table-row">
      <style:table-row-properties fo:keep-together="auto"/>
    </style:style>
    <style:style style:name="Table17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9" style:family="table">
      <style:table-properties style:width="6.5in" fo:margin-left="0in" fo:margin-top="0in" fo:margin-bottom="0in" fo:break-before="auto" fo:break-after="auto" table:align="left" fo:keep-with-next="auto" style:may-break-between-rows="true" table:border-model="collapsing"/>
    </style:style>
    <style:style style:name="Table179.A" style:family="table-column">
      <style:table-column-properties style:column-width="0.4993in"/>
    </style:style>
    <style:style style:name="Table179.B" style:family="table-column">
      <style:table-column-properties style:column-width="2.4556in"/>
    </style:style>
    <style:style style:name="Table179.C" style:family="table-column">
      <style:table-column-properties style:column-width="3.5451in"/>
    </style:style>
    <style:style style:name="Table179.1" style:family="table-row">
      <style:table-row-properties fo:keep-together="auto"/>
    </style:style>
    <style:style style:name="Table17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0" style:family="table">
      <style:table-properties style:width="6.5in" fo:margin-left="0in" fo:margin-top="0in" fo:margin-bottom="0in" fo:break-before="auto" fo:break-after="auto" table:align="left" fo:keep-with-next="auto" style:may-break-between-rows="true" table:border-model="collapsing"/>
    </style:style>
    <style:style style:name="Table180.A" style:family="table-column">
      <style:table-column-properties style:column-width="0.4993in"/>
    </style:style>
    <style:style style:name="Table180.B" style:family="table-column">
      <style:table-column-properties style:column-width="2.4556in"/>
    </style:style>
    <style:style style:name="Table180.C" style:family="table-column">
      <style:table-column-properties style:column-width="3.5451in"/>
    </style:style>
    <style:style style:name="Table180.1" style:family="table-row">
      <style:table-row-properties fo:keep-together="auto"/>
    </style:style>
    <style:style style:name="Table18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1" style:family="table">
      <style:table-properties style:width="6.5in" fo:margin-left="0in" fo:margin-top="0in" fo:margin-bottom="0in" fo:break-before="auto" fo:break-after="auto" table:align="left" fo:keep-with-next="auto" style:may-break-between-rows="true" table:border-model="collapsing"/>
    </style:style>
    <style:style style:name="Table181.A" style:family="table-column">
      <style:table-column-properties style:column-width="0.4993in"/>
    </style:style>
    <style:style style:name="Table181.B" style:family="table-column">
      <style:table-column-properties style:column-width="2.4556in"/>
    </style:style>
    <style:style style:name="Table181.C" style:family="table-column">
      <style:table-column-properties style:column-width="3.5451in"/>
    </style:style>
    <style:style style:name="Table181.1" style:family="table-row">
      <style:table-row-properties fo:keep-together="auto"/>
    </style:style>
    <style:style style:name="Table18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2" style:family="table">
      <style:table-properties style:width="6.5in" fo:margin-left="0in" fo:margin-top="0in" fo:margin-bottom="0in" fo:break-before="auto" fo:break-after="auto" table:align="left" fo:keep-with-next="auto" style:may-break-between-rows="true" table:border-model="collapsing"/>
    </style:style>
    <style:style style:name="Table182.A" style:family="table-column">
      <style:table-column-properties style:column-width="0.4993in"/>
    </style:style>
    <style:style style:name="Table182.B" style:family="table-column">
      <style:table-column-properties style:column-width="2.4556in"/>
    </style:style>
    <style:style style:name="Table182.C" style:family="table-column">
      <style:table-column-properties style:column-width="3.5451in"/>
    </style:style>
    <style:style style:name="Table182.1" style:family="table-row">
      <style:table-row-properties fo:keep-together="auto"/>
    </style:style>
    <style:style style:name="Table18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3" style:family="table">
      <style:table-properties style:width="6.5in" fo:margin-left="0in" fo:margin-top="0in" fo:margin-bottom="0in" fo:break-before="auto" fo:break-after="auto" table:align="left" fo:keep-with-next="auto" style:may-break-between-rows="true" table:border-model="collapsing"/>
    </style:style>
    <style:style style:name="Table183.A" style:family="table-column">
      <style:table-column-properties style:column-width="0.4993in"/>
    </style:style>
    <style:style style:name="Table183.B" style:family="table-column">
      <style:table-column-properties style:column-width="2.4556in"/>
    </style:style>
    <style:style style:name="Table183.C" style:family="table-column">
      <style:table-column-properties style:column-width="3.5451in"/>
    </style:style>
    <style:style style:name="Table183.1" style:family="table-row">
      <style:table-row-properties fo:keep-together="auto"/>
    </style:style>
    <style:style style:name="Table18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4" style:family="table">
      <style:table-properties style:width="6.5in" fo:margin-left="0in" fo:margin-top="0in" fo:margin-bottom="0in" fo:break-before="auto" fo:break-after="auto" table:align="left" fo:keep-with-next="auto" style:may-break-between-rows="true" table:border-model="collapsing"/>
    </style:style>
    <style:style style:name="Table184.A" style:family="table-column">
      <style:table-column-properties style:column-width="0.4993in"/>
    </style:style>
    <style:style style:name="Table184.B" style:family="table-column">
      <style:table-column-properties style:column-width="2.4556in"/>
    </style:style>
    <style:style style:name="Table184.C" style:family="table-column">
      <style:table-column-properties style:column-width="3.5451in"/>
    </style:style>
    <style:style style:name="Table184.1" style:family="table-row">
      <style:table-row-properties fo:keep-together="auto"/>
    </style:style>
    <style:style style:name="Table18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5" style:family="table">
      <style:table-properties style:width="6.5in" fo:margin-left="0in" fo:margin-top="0in" fo:margin-bottom="0in" fo:break-before="auto" fo:break-after="auto" table:align="left" fo:keep-with-next="auto" style:may-break-between-rows="true" table:border-model="collapsing"/>
    </style:style>
    <style:style style:name="Table185.A" style:family="table-column">
      <style:table-column-properties style:column-width="0.4993in"/>
    </style:style>
    <style:style style:name="Table185.B" style:family="table-column">
      <style:table-column-properties style:column-width="2.4556in"/>
    </style:style>
    <style:style style:name="Table185.C" style:family="table-column">
      <style:table-column-properties style:column-width="3.5451in"/>
    </style:style>
    <style:style style:name="Table185.1" style:family="table-row">
      <style:table-row-properties fo:keep-together="auto"/>
    </style:style>
    <style:style style:name="Table18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6" style:family="table">
      <style:table-properties style:width="6.5in" fo:margin-left="0in" fo:margin-top="0in" fo:margin-bottom="0in" fo:break-before="auto" fo:break-after="auto" table:align="left" fo:keep-with-next="auto" style:may-break-between-rows="true" table:border-model="collapsing"/>
    </style:style>
    <style:style style:name="Table186.A" style:family="table-column">
      <style:table-column-properties style:column-width="0.4993in"/>
    </style:style>
    <style:style style:name="Table186.B" style:family="table-column">
      <style:table-column-properties style:column-width="2.4556in"/>
    </style:style>
    <style:style style:name="Table186.C" style:family="table-column">
      <style:table-column-properties style:column-width="3.5451in"/>
    </style:style>
    <style:style style:name="Table186.1" style:family="table-row">
      <style:table-row-properties fo:keep-together="auto"/>
    </style:style>
    <style:style style:name="Table18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7" style:family="table">
      <style:table-properties style:width="6.5in" fo:margin-left="0in" fo:margin-top="0in" fo:margin-bottom="0in" fo:break-before="auto" fo:break-after="auto" table:align="left" fo:keep-with-next="auto" style:may-break-between-rows="true" table:border-model="collapsing"/>
    </style:style>
    <style:style style:name="Table187.A" style:family="table-column">
      <style:table-column-properties style:column-width="0.4993in"/>
    </style:style>
    <style:style style:name="Table187.B" style:family="table-column">
      <style:table-column-properties style:column-width="2.4556in"/>
    </style:style>
    <style:style style:name="Table187.C" style:family="table-column">
      <style:table-column-properties style:column-width="3.5451in"/>
    </style:style>
    <style:style style:name="Table187.1" style:family="table-row">
      <style:table-row-properties fo:keep-together="auto"/>
    </style:style>
    <style:style style:name="Table18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8" style:family="table">
      <style:table-properties style:width="6.5in" fo:margin-left="0in" fo:margin-top="0in" fo:margin-bottom="0in" fo:break-before="auto" fo:break-after="auto" table:align="left" fo:keep-with-next="auto" style:may-break-between-rows="true" table:border-model="collapsing"/>
    </style:style>
    <style:style style:name="Table188.A" style:family="table-column">
      <style:table-column-properties style:column-width="0.4993in"/>
    </style:style>
    <style:style style:name="Table188.B" style:family="table-column">
      <style:table-column-properties style:column-width="2.4556in"/>
    </style:style>
    <style:style style:name="Table188.C" style:family="table-column">
      <style:table-column-properties style:column-width="3.5451in"/>
    </style:style>
    <style:style style:name="Table188.1" style:family="table-row">
      <style:table-row-properties fo:keep-together="auto"/>
    </style:style>
    <style:style style:name="Table18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9" style:family="table">
      <style:table-properties style:width="6.5in" fo:margin-left="0in" fo:margin-top="0in" fo:margin-bottom="0in" fo:break-before="auto" fo:break-after="auto" table:align="left" fo:keep-with-next="auto" style:may-break-between-rows="true" table:border-model="collapsing"/>
    </style:style>
    <style:style style:name="Table189.A" style:family="table-column">
      <style:table-column-properties style:column-width="0.4993in"/>
    </style:style>
    <style:style style:name="Table189.B" style:family="table-column">
      <style:table-column-properties style:column-width="2.4556in"/>
    </style:style>
    <style:style style:name="Table189.C" style:family="table-column">
      <style:table-column-properties style:column-width="3.5451in"/>
    </style:style>
    <style:style style:name="Table189.1" style:family="table-row">
      <style:table-row-properties fo:keep-together="auto"/>
    </style:style>
    <style:style style:name="Table18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0" style:family="table">
      <style:table-properties style:width="6.5in" fo:margin-left="0in" fo:margin-top="0in" fo:margin-bottom="0in" fo:break-before="auto" fo:break-after="auto" table:align="left" fo:keep-with-next="auto" style:may-break-between-rows="true" table:border-model="collapsing"/>
    </style:style>
    <style:style style:name="Table190.A" style:family="table-column">
      <style:table-column-properties style:column-width="0.4993in"/>
    </style:style>
    <style:style style:name="Table190.B" style:family="table-column">
      <style:table-column-properties style:column-width="2.4556in"/>
    </style:style>
    <style:style style:name="Table190.C" style:family="table-column">
      <style:table-column-properties style:column-width="3.5451in"/>
    </style:style>
    <style:style style:name="Table190.1" style:family="table-row">
      <style:table-row-properties fo:keep-together="auto"/>
    </style:style>
    <style:style style:name="Table19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1" style:family="table">
      <style:table-properties style:width="6.5in" fo:margin-left="0in" fo:margin-top="0in" fo:margin-bottom="0in" fo:break-before="auto" fo:break-after="auto" table:align="left" fo:keep-with-next="auto" style:may-break-between-rows="true" table:border-model="collapsing"/>
    </style:style>
    <style:style style:name="Table191.A" style:family="table-column">
      <style:table-column-properties style:column-width="0.4993in"/>
    </style:style>
    <style:style style:name="Table191.B" style:family="table-column">
      <style:table-column-properties style:column-width="2.4556in"/>
    </style:style>
    <style:style style:name="Table191.C" style:family="table-column">
      <style:table-column-properties style:column-width="3.5451in"/>
    </style:style>
    <style:style style:name="Table191.1" style:family="table-row">
      <style:table-row-properties fo:keep-together="auto"/>
    </style:style>
    <style:style style:name="Table19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2" style:family="table">
      <style:table-properties style:width="6.5in" fo:margin-left="0in" fo:margin-top="0in" fo:margin-bottom="0in" fo:break-before="auto" fo:break-after="auto" table:align="left" fo:keep-with-next="auto" style:may-break-between-rows="true" table:border-model="collapsing"/>
    </style:style>
    <style:style style:name="Table192.A" style:family="table-column">
      <style:table-column-properties style:column-width="0.4993in"/>
    </style:style>
    <style:style style:name="Table192.B" style:family="table-column">
      <style:table-column-properties style:column-width="2.4931in"/>
    </style:style>
    <style:style style:name="Table192.C" style:family="table-column">
      <style:table-column-properties style:column-width="3.5076in"/>
    </style:style>
    <style:style style:name="Table192.1" style:family="table-row">
      <style:table-row-properties fo:keep-together="auto"/>
    </style:style>
    <style:style style:name="Table19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3" style:family="table">
      <style:table-properties style:width="6.5in" fo:margin-left="0in" fo:margin-top="0in" fo:margin-bottom="0in" fo:break-before="auto" fo:break-after="auto" table:align="left" fo:keep-with-next="auto" style:may-break-between-rows="true" table:border-model="collapsing"/>
    </style:style>
    <style:style style:name="Table193.A" style:family="table-column">
      <style:table-column-properties style:column-width="0.4993in"/>
    </style:style>
    <style:style style:name="Table193.B" style:family="table-column">
      <style:table-column-properties style:column-width="2.4931in"/>
    </style:style>
    <style:style style:name="Table193.C" style:family="table-column">
      <style:table-column-properties style:column-width="3.5076in"/>
    </style:style>
    <style:style style:name="Table193.1" style:family="table-row">
      <style:table-row-properties fo:keep-together="auto"/>
    </style:style>
    <style:style style:name="Table19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4" style:family="table">
      <style:table-properties style:width="6.5in" fo:margin-left="0in" fo:margin-top="0in" fo:margin-bottom="0in" fo:break-before="auto" fo:break-after="auto" table:align="left" fo:keep-with-next="auto" style:may-break-between-rows="true" table:border-model="collapsing"/>
    </style:style>
    <style:style style:name="Table194.A" style:family="table-column">
      <style:table-column-properties style:column-width="0.4993in"/>
    </style:style>
    <style:style style:name="Table194.B" style:family="table-column">
      <style:table-column-properties style:column-width="2.4556in"/>
    </style:style>
    <style:style style:name="Table194.C" style:family="table-column">
      <style:table-column-properties style:column-width="3.5451in"/>
    </style:style>
    <style:style style:name="Table194.1" style:family="table-row">
      <style:table-row-properties fo:keep-together="auto"/>
    </style:style>
    <style:style style:name="Table19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5" style:family="table">
      <style:table-properties style:width="6.5in" fo:margin-left="0in" fo:margin-top="0in" fo:margin-bottom="0in" fo:break-before="auto" fo:break-after="auto" table:align="left" fo:keep-with-next="auto" style:may-break-between-rows="true" table:border-model="collapsing"/>
    </style:style>
    <style:style style:name="Table195.A" style:family="table-column">
      <style:table-column-properties style:column-width="0.4993in"/>
    </style:style>
    <style:style style:name="Table195.B" style:family="table-column">
      <style:table-column-properties style:column-width="2.4556in"/>
    </style:style>
    <style:style style:name="Table195.C" style:family="table-column">
      <style:table-column-properties style:column-width="3.5451in"/>
    </style:style>
    <style:style style:name="Table195.1" style:family="table-row">
      <style:table-row-properties fo:keep-together="auto"/>
    </style:style>
    <style:style style:name="Table19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6" style:family="table">
      <style:table-properties style:width="6.5in" fo:margin-left="0in" fo:margin-top="0in" fo:margin-bottom="0in" fo:break-before="auto" fo:break-after="auto" table:align="left" fo:keep-with-next="auto" style:may-break-between-rows="true" table:border-model="collapsing"/>
    </style:style>
    <style:style style:name="Table196.A" style:family="table-column">
      <style:table-column-properties style:column-width="0.4993in"/>
    </style:style>
    <style:style style:name="Table196.B" style:family="table-column">
      <style:table-column-properties style:column-width="2.4556in"/>
    </style:style>
    <style:style style:name="Table196.C" style:family="table-column">
      <style:table-column-properties style:column-width="3.5451in"/>
    </style:style>
    <style:style style:name="Table196.1" style:family="table-row">
      <style:table-row-properties fo:keep-together="auto"/>
    </style:style>
    <style:style style:name="Table19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5" style:family="table">
      <style:table-properties style:width="6.5in" fo:margin-left="0in" fo:margin-top="0in" fo:margin-bottom="0in" fo:break-before="auto" fo:break-after="auto" table:align="left" fo:keep-with-next="auto" style:may-break-between-rows="true" table:border-model="collapsing"/>
    </style:style>
    <style:style style:name="Table145.A" style:family="table-column">
      <style:table-column-properties style:column-width="0.4993in"/>
    </style:style>
    <style:style style:name="Table145.B" style:family="table-column">
      <style:table-column-properties style:column-width="2.4556in"/>
    </style:style>
    <style:style style:name="Table145.C" style:family="table-column">
      <style:table-column-properties style:column-width="3.5451in"/>
    </style:style>
    <style:style style:name="Table145.1" style:family="table-row">
      <style:table-row-properties fo:keep-together="auto"/>
    </style:style>
    <style:style style:name="Table14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3" style:family="table">
      <style:table-properties style:width="6.5in" fo:margin-left="0in" fo:margin-top="0in" fo:margin-bottom="0in" fo:break-before="auto" fo:break-after="auto" table:align="left" fo:keep-with-next="auto" style:may-break-between-rows="true" table:border-model="collapsing"/>
    </style:style>
    <style:style style:name="Table153.A" style:family="table-column">
      <style:table-column-properties style:column-width="0.4993in"/>
    </style:style>
    <style:style style:name="Table153.B" style:family="table-column">
      <style:table-column-properties style:column-width="2.4556in"/>
    </style:style>
    <style:style style:name="Table153.C" style:family="table-column">
      <style:table-column-properties style:column-width="3.5451in"/>
    </style:style>
    <style:style style:name="Table153.1" style:family="table-row">
      <style:table-row-properties fo:keep-together="auto"/>
    </style:style>
    <style:style style:name="Table15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30" style:family="table">
      <style:table-properties style:width="6.5in" fo:margin-left="0in" fo:margin-top="0in" fo:margin-bottom="0in" fo:break-before="auto" fo:break-after="auto" table:align="left" fo:keep-with-next="auto" style:may-break-between-rows="true" table:border-model="collapsing"/>
    </style:style>
    <style:style style:name="Table30.A" style:family="table-column">
      <style:table-column-properties style:column-width="0.4993in"/>
    </style:style>
    <style:style style:name="Table30.B" style:family="table-column">
      <style:table-column-properties style:column-width="2.4556in"/>
    </style:style>
    <style:style style:name="Table30.C" style:family="table-column">
      <style:table-column-properties style:column-width="3.5451in"/>
    </style:style>
    <style:style style:name="Table30.1" style:family="table-row">
      <style:table-row-properties fo:keep-together="auto"/>
    </style:style>
    <style:style style:name="Table3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1" style:family="table">
      <style:table-properties style:width="6.5in" fo:margin-left="0in" fo:margin-top="0in" fo:margin-bottom="0in" fo:break-before="auto" fo:break-after="auto" table:align="left" fo:keep-with-next="auto" style:may-break-between-rows="true" table:border-model="collapsing"/>
    </style:style>
    <style:style style:name="Table201.A" style:family="table-column">
      <style:table-column-properties style:column-width="0.4993in"/>
    </style:style>
    <style:style style:name="Table201.B" style:family="table-column">
      <style:table-column-properties style:column-width="2.4556in"/>
    </style:style>
    <style:style style:name="Table201.C" style:family="table-column">
      <style:table-column-properties style:column-width="3.5451in"/>
    </style:style>
    <style:style style:name="Table201.1" style:family="table-row">
      <style:table-row-properties fo:keep-together="auto"/>
    </style:style>
    <style:style style:name="Table20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2" style:family="table">
      <style:table-properties style:width="6.5in" fo:margin-left="0in" fo:margin-top="0in" fo:margin-bottom="0in" fo:break-before="auto" fo:break-after="auto" table:align="left" fo:keep-with-next="auto" style:may-break-between-rows="true" table:border-model="collapsing"/>
    </style:style>
    <style:style style:name="Table202.A" style:family="table-column">
      <style:table-column-properties style:column-width="0.4993in"/>
    </style:style>
    <style:style style:name="Table202.B" style:family="table-column">
      <style:table-column-properties style:column-width="2.4556in"/>
    </style:style>
    <style:style style:name="Table202.C" style:family="table-column">
      <style:table-column-properties style:column-width="3.5451in"/>
    </style:style>
    <style:style style:name="Table202.1" style:family="table-row">
      <style:table-row-properties fo:keep-together="auto"/>
    </style:style>
    <style:style style:name="Table20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3" style:family="table">
      <style:table-properties style:width="6.5in" fo:margin-left="0in" fo:margin-top="0in" fo:margin-bottom="0in" fo:break-before="auto" fo:break-after="auto" table:align="left" fo:keep-with-next="auto" style:may-break-between-rows="true" table:border-model="collapsing"/>
    </style:style>
    <style:style style:name="Table203.A" style:family="table-column">
      <style:table-column-properties style:column-width="0.4993in"/>
    </style:style>
    <style:style style:name="Table203.B" style:family="table-column">
      <style:table-column-properties style:column-width="2.4556in"/>
    </style:style>
    <style:style style:name="Table203.C" style:family="table-column">
      <style:table-column-properties style:column-width="3.5451in"/>
    </style:style>
    <style:style style:name="Table203.1" style:family="table-row">
      <style:table-row-properties fo:keep-together="auto"/>
    </style:style>
    <style:style style:name="Table20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4" style:family="table">
      <style:table-properties style:width="6.5in" fo:margin-left="0in" fo:margin-top="0in" fo:margin-bottom="0in" fo:break-before="auto" fo:break-after="auto" table:align="left" fo:keep-with-next="auto" style:may-break-between-rows="true" table:border-model="collapsing"/>
    </style:style>
    <style:style style:name="Table204.A" style:family="table-column">
      <style:table-column-properties style:column-width="0.4993in"/>
    </style:style>
    <style:style style:name="Table204.B" style:family="table-column">
      <style:table-column-properties style:column-width="2.4556in"/>
    </style:style>
    <style:style style:name="Table204.C" style:family="table-column">
      <style:table-column-properties style:column-width="3.5451in"/>
    </style:style>
    <style:style style:name="Table204.1" style:family="table-row">
      <style:table-row-properties fo:keep-together="auto"/>
    </style:style>
    <style:style style:name="Table20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5" style:family="table">
      <style:table-properties style:width="6.5in" fo:margin-left="0in" fo:margin-top="0in" fo:margin-bottom="0in" fo:break-before="auto" fo:break-after="auto" table:align="left" fo:keep-with-next="auto" style:may-break-between-rows="true" table:border-model="collapsing"/>
    </style:style>
    <style:style style:name="Table205.A" style:family="table-column">
      <style:table-column-properties style:column-width="0.4993in"/>
    </style:style>
    <style:style style:name="Table205.B" style:family="table-column">
      <style:table-column-properties style:column-width="2.4556in"/>
    </style:style>
    <style:style style:name="Table205.C" style:family="table-column">
      <style:table-column-properties style:column-width="3.5451in"/>
    </style:style>
    <style:style style:name="Table205.1" style:family="table-row">
      <style:table-row-properties fo:keep-together="auto"/>
    </style:style>
    <style:style style:name="Table20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6" style:family="table">
      <style:table-properties style:width="6.5in" fo:margin-left="0in" fo:margin-top="0in" fo:margin-bottom="0in" fo:break-before="auto" fo:break-after="auto" table:align="left" fo:keep-with-next="auto" style:may-break-between-rows="true" table:border-model="collapsing"/>
    </style:style>
    <style:style style:name="Table206.A" style:family="table-column">
      <style:table-column-properties style:column-width="0.4993in"/>
    </style:style>
    <style:style style:name="Table206.B" style:family="table-column">
      <style:table-column-properties style:column-width="2.4556in"/>
    </style:style>
    <style:style style:name="Table206.C" style:family="table-column">
      <style:table-column-properties style:column-width="3.5451in"/>
    </style:style>
    <style:style style:name="Table206.1" style:family="table-row">
      <style:table-row-properties fo:keep-together="auto"/>
    </style:style>
    <style:style style:name="Table20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7" style:family="table">
      <style:table-properties style:width="6.5in" fo:margin-left="0in" fo:margin-top="0in" fo:margin-bottom="0in" fo:break-before="auto" fo:break-after="auto" table:align="left" fo:keep-with-next="auto" style:may-break-between-rows="true" table:border-model="collapsing"/>
    </style:style>
    <style:style style:name="Table207.A" style:family="table-column">
      <style:table-column-properties style:column-width="0.4993in"/>
    </style:style>
    <style:style style:name="Table207.B" style:family="table-column">
      <style:table-column-properties style:column-width="2.4556in"/>
    </style:style>
    <style:style style:name="Table207.C" style:family="table-column">
      <style:table-column-properties style:column-width="3.5451in"/>
    </style:style>
    <style:style style:name="Table207.1" style:family="table-row">
      <style:table-row-properties fo:keep-together="auto"/>
    </style:style>
    <style:style style:name="Table20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8" style:family="table">
      <style:table-properties style:width="6.5in" fo:margin-left="0in" fo:margin-top="0in" fo:margin-bottom="0in" fo:break-before="auto" fo:break-after="auto" table:align="left" fo:keep-with-next="auto" style:may-break-between-rows="true" table:border-model="collapsing"/>
    </style:style>
    <style:style style:name="Table208.A" style:family="table-column">
      <style:table-column-properties style:column-width="0.4993in"/>
    </style:style>
    <style:style style:name="Table208.B" style:family="table-column">
      <style:table-column-properties style:column-width="2.4556in"/>
    </style:style>
    <style:style style:name="Table208.C" style:family="table-column">
      <style:table-column-properties style:column-width="3.5451in"/>
    </style:style>
    <style:style style:name="Table208.1" style:family="table-row">
      <style:table-row-properties fo:keep-together="auto"/>
    </style:style>
    <style:style style:name="Table20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9" style:family="table">
      <style:table-properties style:width="6.5in" fo:margin-left="0in" fo:margin-top="0in" fo:margin-bottom="0in" fo:break-before="auto" fo:break-after="auto" table:align="left" fo:keep-with-next="auto" style:may-break-between-rows="true" table:border-model="collapsing"/>
    </style:style>
    <style:style style:name="Table209.A" style:family="table-column">
      <style:table-column-properties style:column-width="0.4993in"/>
    </style:style>
    <style:style style:name="Table209.B" style:family="table-column">
      <style:table-column-properties style:column-width="2.4556in"/>
    </style:style>
    <style:style style:name="Table209.C" style:family="table-column">
      <style:table-column-properties style:column-width="3.5451in"/>
    </style:style>
    <style:style style:name="Table209.1" style:family="table-row">
      <style:table-row-properties fo:keep-together="auto"/>
    </style:style>
    <style:style style:name="Table20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0" style:family="table">
      <style:table-properties style:width="6.5in" fo:margin-left="0in" fo:margin-top="0in" fo:margin-bottom="0in" fo:break-before="auto" fo:break-after="auto" table:align="left" fo:keep-with-next="auto" style:may-break-between-rows="true" table:border-model="collapsing"/>
    </style:style>
    <style:style style:name="Table210.A" style:family="table-column">
      <style:table-column-properties style:column-width="0.4993in"/>
    </style:style>
    <style:style style:name="Table210.B" style:family="table-column">
      <style:table-column-properties style:column-width="2.4556in"/>
    </style:style>
    <style:style style:name="Table210.C" style:family="table-column">
      <style:table-column-properties style:column-width="3.5451in"/>
    </style:style>
    <style:style style:name="Table210.1" style:family="table-row">
      <style:table-row-properties fo:keep-together="auto"/>
    </style:style>
    <style:style style:name="Table21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1" style:family="table">
      <style:table-properties style:width="6.5in" fo:margin-left="0in" fo:margin-top="0in" fo:margin-bottom="0in" fo:break-before="auto" fo:break-after="auto" table:align="left" fo:keep-with-next="auto" style:may-break-between-rows="true" table:border-model="collapsing"/>
    </style:style>
    <style:style style:name="Table211.A" style:family="table-column">
      <style:table-column-properties style:column-width="0.4993in"/>
    </style:style>
    <style:style style:name="Table211.B" style:family="table-column">
      <style:table-column-properties style:column-width="2.4556in"/>
    </style:style>
    <style:style style:name="Table211.C" style:family="table-column">
      <style:table-column-properties style:column-width="3.5451in"/>
    </style:style>
    <style:style style:name="Table211.1" style:family="table-row">
      <style:table-row-properties fo:keep-together="auto"/>
    </style:style>
    <style:style style:name="Table21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2" style:family="table">
      <style:table-properties style:width="6.5in" fo:margin-left="0in" fo:margin-top="0in" fo:margin-bottom="0in" fo:break-before="auto" fo:break-after="auto" table:align="left" fo:keep-with-next="auto" style:may-break-between-rows="true" table:border-model="collapsing"/>
    </style:style>
    <style:style style:name="Table212.A" style:family="table-column">
      <style:table-column-properties style:column-width="0.4993in"/>
    </style:style>
    <style:style style:name="Table212.B" style:family="table-column">
      <style:table-column-properties style:column-width="2.4556in"/>
    </style:style>
    <style:style style:name="Table212.C" style:family="table-column">
      <style:table-column-properties style:column-width="3.5451in"/>
    </style:style>
    <style:style style:name="Table212.1" style:family="table-row">
      <style:table-row-properties fo:keep-together="auto"/>
    </style:style>
    <style:style style:name="Table21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3" style:family="table">
      <style:table-properties style:width="6.5in" fo:margin-left="0in" fo:margin-top="0in" fo:margin-bottom="0in" fo:break-before="auto" fo:break-after="auto" table:align="left" fo:keep-with-next="auto" style:may-break-between-rows="true" table:border-model="collapsing"/>
    </style:style>
    <style:style style:name="Table213.A" style:family="table-column">
      <style:table-column-properties style:column-width="0.4993in"/>
    </style:style>
    <style:style style:name="Table213.B" style:family="table-column">
      <style:table-column-properties style:column-width="2.4556in"/>
    </style:style>
    <style:style style:name="Table213.C" style:family="table-column">
      <style:table-column-properties style:column-width="3.5451in"/>
    </style:style>
    <style:style style:name="Table213.1" style:family="table-row">
      <style:table-row-properties fo:keep-together="auto"/>
    </style:style>
    <style:style style:name="Table21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4" style:family="table">
      <style:table-properties style:width="6.5in" fo:margin-left="0in" fo:margin-top="0in" fo:margin-bottom="0in" fo:break-before="auto" fo:break-after="auto" table:align="left" fo:keep-with-next="auto" style:may-break-between-rows="true" table:border-model="collapsing"/>
    </style:style>
    <style:style style:name="Table214.A" style:family="table-column">
      <style:table-column-properties style:column-width="0.4993in"/>
    </style:style>
    <style:style style:name="Table214.B" style:family="table-column">
      <style:table-column-properties style:column-width="2.4556in"/>
    </style:style>
    <style:style style:name="Table214.C" style:family="table-column">
      <style:table-column-properties style:column-width="3.5451in"/>
    </style:style>
    <style:style style:name="Table214.1" style:family="table-row">
      <style:table-row-properties fo:keep-together="auto"/>
    </style:style>
    <style:style style:name="Table21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5" style:family="table">
      <style:table-properties style:width="6.5in" fo:margin-left="0in" fo:margin-top="0in" fo:margin-bottom="0in" fo:break-before="auto" fo:break-after="auto" table:align="left" fo:keep-with-next="auto" style:may-break-between-rows="true" table:border-model="collapsing"/>
    </style:style>
    <style:style style:name="Table215.A" style:family="table-column">
      <style:table-column-properties style:column-width="0.4993in"/>
    </style:style>
    <style:style style:name="Table215.B" style:family="table-column">
      <style:table-column-properties style:column-width="2.4556in"/>
    </style:style>
    <style:style style:name="Table215.C" style:family="table-column">
      <style:table-column-properties style:column-width="3.5451in"/>
    </style:style>
    <style:style style:name="Table215.1" style:family="table-row">
      <style:table-row-properties fo:keep-together="auto"/>
    </style:style>
    <style:style style:name="Table21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6" style:family="table">
      <style:table-properties style:width="6.5in" fo:margin-left="0in" fo:margin-top="0in" fo:margin-bottom="0in" fo:break-before="auto" fo:break-after="auto" table:align="left" fo:keep-with-next="auto" style:may-break-between-rows="true" table:border-model="collapsing"/>
    </style:style>
    <style:style style:name="Table216.A" style:family="table-column">
      <style:table-column-properties style:column-width="0.4993in"/>
    </style:style>
    <style:style style:name="Table216.B" style:family="table-column">
      <style:table-column-properties style:column-width="2.4556in"/>
    </style:style>
    <style:style style:name="Table216.C" style:family="table-column">
      <style:table-column-properties style:column-width="3.5451in"/>
    </style:style>
    <style:style style:name="Table216.1" style:family="table-row">
      <style:table-row-properties fo:keep-together="auto"/>
    </style:style>
    <style:style style:name="Table21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7" style:family="table">
      <style:table-properties style:width="6.5in" fo:margin-left="0in" fo:margin-top="0in" fo:margin-bottom="0in" fo:break-before="auto" fo:break-after="auto" table:align="left" fo:keep-with-next="auto" style:may-break-between-rows="true" table:border-model="collapsing"/>
    </style:style>
    <style:style style:name="Table217.A" style:family="table-column">
      <style:table-column-properties style:column-width="0.4993in"/>
    </style:style>
    <style:style style:name="Table217.B" style:family="table-column">
      <style:table-column-properties style:column-width="2.4556in"/>
    </style:style>
    <style:style style:name="Table217.C" style:family="table-column">
      <style:table-column-properties style:column-width="3.5451in"/>
    </style:style>
    <style:style style:name="Table217.1" style:family="table-row">
      <style:table-row-properties fo:keep-together="auto"/>
    </style:style>
    <style:style style:name="Table21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8" style:family="table">
      <style:table-properties style:width="6.5in" fo:margin-left="0in" fo:margin-top="0in" fo:margin-bottom="0in" fo:break-before="auto" fo:break-after="auto" table:align="left" fo:keep-with-next="auto" style:may-break-between-rows="true" table:border-model="collapsing"/>
    </style:style>
    <style:style style:name="Table218.A" style:family="table-column">
      <style:table-column-properties style:column-width="0.4993in"/>
    </style:style>
    <style:style style:name="Table218.B" style:family="table-column">
      <style:table-column-properties style:column-width="2.4556in"/>
    </style:style>
    <style:style style:name="Table218.C" style:family="table-column">
      <style:table-column-properties style:column-width="3.5451in"/>
    </style:style>
    <style:style style:name="Table218.1" style:family="table-row">
      <style:table-row-properties fo:keep-together="auto"/>
    </style:style>
    <style:style style:name="Table21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9" style:family="table">
      <style:table-properties style:width="6.5in" fo:margin-left="0in" fo:margin-top="0in" fo:margin-bottom="0in" fo:break-before="auto" fo:break-after="auto" table:align="left" fo:keep-with-next="auto" style:may-break-between-rows="true" table:border-model="collapsing"/>
    </style:style>
    <style:style style:name="Table219.A" style:family="table-column">
      <style:table-column-properties style:column-width="0.4993in"/>
    </style:style>
    <style:style style:name="Table219.B" style:family="table-column">
      <style:table-column-properties style:column-width="2.4556in"/>
    </style:style>
    <style:style style:name="Table219.C" style:family="table-column">
      <style:table-column-properties style:column-width="3.5451in"/>
    </style:style>
    <style:style style:name="Table219.1" style:family="table-row">
      <style:table-row-properties fo:keep-together="auto"/>
    </style:style>
    <style:style style:name="Table21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0" style:family="table">
      <style:table-properties style:width="6.5in" fo:margin-left="0in" fo:margin-top="0in" fo:margin-bottom="0in" fo:break-before="auto" fo:break-after="auto" table:align="left" fo:keep-with-next="auto" style:may-break-between-rows="true" table:border-model="collapsing"/>
    </style:style>
    <style:style style:name="Table220.A" style:family="table-column">
      <style:table-column-properties style:column-width="0.4993in"/>
    </style:style>
    <style:style style:name="Table220.B" style:family="table-column">
      <style:table-column-properties style:column-width="2.4556in"/>
    </style:style>
    <style:style style:name="Table220.C" style:family="table-column">
      <style:table-column-properties style:column-width="3.5451in"/>
    </style:style>
    <style:style style:name="Table220.1" style:family="table-row">
      <style:table-row-properties fo:keep-together="auto"/>
    </style:style>
    <style:style style:name="Table22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1" style:family="table">
      <style:table-properties style:width="6.5in" fo:margin-left="0in" fo:margin-top="0in" fo:margin-bottom="0in" fo:break-before="auto" fo:break-after="auto" table:align="left" fo:keep-with-next="auto" style:may-break-between-rows="true" table:border-model="collapsing"/>
    </style:style>
    <style:style style:name="Table221.A" style:family="table-column">
      <style:table-column-properties style:column-width="0.4993in"/>
    </style:style>
    <style:style style:name="Table221.B" style:family="table-column">
      <style:table-column-properties style:column-width="2.4556in"/>
    </style:style>
    <style:style style:name="Table221.C" style:family="table-column">
      <style:table-column-properties style:column-width="3.5451in"/>
    </style:style>
    <style:style style:name="Table221.1" style:family="table-row">
      <style:table-row-properties fo:keep-together="auto"/>
    </style:style>
    <style:style style:name="Table22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2" style:family="table">
      <style:table-properties style:width="6.5in" fo:margin-left="0in" fo:margin-top="0in" fo:margin-bottom="0in" fo:break-before="auto" fo:break-after="auto" table:align="left" fo:keep-with-next="auto" style:may-break-between-rows="true" table:border-model="collapsing"/>
    </style:style>
    <style:style style:name="Table222.A" style:family="table-column">
      <style:table-column-properties style:column-width="0.4993in"/>
    </style:style>
    <style:style style:name="Table222.B" style:family="table-column">
      <style:table-column-properties style:column-width="2.4556in"/>
    </style:style>
    <style:style style:name="Table222.C" style:family="table-column">
      <style:table-column-properties style:column-width="3.5451in"/>
    </style:style>
    <style:style style:name="Table222.1" style:family="table-row">
      <style:table-row-properties fo:keep-together="auto"/>
    </style:style>
    <style:style style:name="Table22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7" style:family="table">
      <style:table-properties style:width="6.5in" fo:margin-left="0in" fo:margin-top="0in" fo:margin-bottom="0in" fo:break-before="auto" fo:break-after="auto" table:align="left" fo:keep-with-next="auto" style:may-break-between-rows="true" table:border-model="collapsing"/>
    </style:style>
    <style:style style:name="Table197.A" style:family="table-column">
      <style:table-column-properties style:column-width="0.4993in"/>
    </style:style>
    <style:style style:name="Table197.B" style:family="table-column">
      <style:table-column-properties style:column-width="2.4556in"/>
    </style:style>
    <style:style style:name="Table197.C" style:family="table-column">
      <style:table-column-properties style:column-width="3.5451in"/>
    </style:style>
    <style:style style:name="Table197.1" style:family="table-row">
      <style:table-row-properties fo:keep-together="auto"/>
    </style:style>
    <style:style style:name="Table19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8" style:family="table">
      <style:table-properties style:width="6.5in" fo:margin-left="0in" fo:margin-top="0in" fo:margin-bottom="0in" fo:break-before="auto" fo:break-after="auto" table:align="left" fo:keep-with-next="auto" style:may-break-between-rows="true" table:border-model="collapsing"/>
    </style:style>
    <style:style style:name="Table198.A" style:family="table-column">
      <style:table-column-properties style:column-width="0.4993in"/>
    </style:style>
    <style:style style:name="Table198.B" style:family="table-column">
      <style:table-column-properties style:column-width="2.4556in"/>
    </style:style>
    <style:style style:name="Table198.C" style:family="table-column">
      <style:table-column-properties style:column-width="3.5451in"/>
    </style:style>
    <style:style style:name="Table198.1" style:family="table-row">
      <style:table-row-properties fo:keep-together="auto"/>
    </style:style>
    <style:style style:name="Table19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 style:family="table">
      <style:table-properties style:width="6.5in" fo:margin-left="0in" fo:margin-top="0in" fo:margin-bottom="0in" fo:break-before="auto" fo:break-after="auto" table:align="left" fo:keep-with-next="auto" style:may-break-between-rows="true" table:border-model="collapsing"/>
    </style:style>
    <style:style style:name="Table14.A" style:family="table-column">
      <style:table-column-properties style:column-width="0.4993in"/>
    </style:style>
    <style:style style:name="Table14.B" style:family="table-column">
      <style:table-column-properties style:column-width="2.4556in"/>
    </style:style>
    <style:style style:name="Table14.C" style:family="table-column">
      <style:table-column-properties style:column-width="3.5451in"/>
    </style:style>
    <style:style style:name="Table14.1" style:family="table-row">
      <style:table-row-properties fo:keep-together="auto"/>
    </style:style>
    <style:style style:name="Table1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3" style:family="table">
      <style:table-properties style:width="6.5in" fo:margin-left="0in" fo:margin-top="0in" fo:margin-bottom="0in" fo:break-before="auto" fo:break-after="auto" table:align="left" fo:keep-with-next="auto" style:may-break-between-rows="true" table:border-model="collapsing"/>
    </style:style>
    <style:style style:name="Table143.A" style:family="table-column">
      <style:table-column-properties style:column-width="0.4993in"/>
    </style:style>
    <style:style style:name="Table143.B" style:family="table-column">
      <style:table-column-properties style:column-width="2.4556in"/>
    </style:style>
    <style:style style:name="Table143.C" style:family="table-column">
      <style:table-column-properties style:column-width="3.5451in"/>
    </style:style>
    <style:style style:name="Table143.1" style:family="table-row">
      <style:table-row-properties fo:keep-together="auto"/>
    </style:style>
    <style:style style:name="Table14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4" style:family="table">
      <style:table-properties style:width="6.5in" fo:margin-left="0in" fo:margin-top="0in" fo:margin-bottom="0in" fo:break-before="auto" fo:break-after="auto" table:align="left" fo:keep-with-next="auto" style:may-break-between-rows="true" table:border-model="collapsing"/>
    </style:style>
    <style:style style:name="Table144.A" style:family="table-column">
      <style:table-column-properties style:column-width="0.4993in"/>
    </style:style>
    <style:style style:name="Table144.B" style:family="table-column">
      <style:table-column-properties style:column-width="2.4556in"/>
    </style:style>
    <style:style style:name="Table144.C" style:family="table-column">
      <style:table-column-properties style:column-width="3.5451in"/>
    </style:style>
    <style:style style:name="Table144.1" style:family="table-row">
      <style:table-row-properties fo:keep-together="auto"/>
    </style:style>
    <style:style style:name="Table14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9" style:family="table">
      <style:table-properties style:width="6.5in" fo:margin-left="0in" fo:margin-top="0in" fo:margin-bottom="0in" fo:break-before="auto" fo:break-after="auto" table:align="left" fo:keep-with-next="auto" style:may-break-between-rows="true" table:border-model="collapsing"/>
    </style:style>
    <style:style style:name="Table199.A" style:family="table-column">
      <style:table-column-properties style:column-width="0.4993in"/>
    </style:style>
    <style:style style:name="Table199.B" style:family="table-column">
      <style:table-column-properties style:column-width="2.4556in"/>
    </style:style>
    <style:style style:name="Table199.C" style:family="table-column">
      <style:table-column-properties style:column-width="3.5451in"/>
    </style:style>
    <style:style style:name="Table199.1" style:family="table-row">
      <style:table-row-properties fo:keep-together="auto"/>
    </style:style>
    <style:style style:name="Table19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4" style:family="table">
      <style:table-properties style:width="6.5in" fo:margin-left="0in" fo:margin-top="0in" fo:margin-bottom="0in" fo:break-before="auto" fo:break-after="auto" table:align="left" fo:keep-with-next="auto" style:may-break-between-rows="true" table:border-model="collapsing"/>
    </style:style>
    <style:style style:name="Table154.A" style:family="table-column">
      <style:table-column-properties style:column-width="0.4993in"/>
    </style:style>
    <style:style style:name="Table154.B" style:family="table-column">
      <style:table-column-properties style:column-width="2.4556in"/>
    </style:style>
    <style:style style:name="Table154.C" style:family="table-column">
      <style:table-column-properties style:column-width="3.5451in"/>
    </style:style>
    <style:style style:name="Table154.1" style:family="table-row">
      <style:table-row-properties fo:keep-together="auto"/>
    </style:style>
    <style:style style:name="Table15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3" style:family="table">
      <style:table-properties style:width="6.5in" fo:margin-left="0in" fo:margin-top="0in" fo:margin-bottom="0in" fo:break-before="auto" fo:break-after="auto" table:align="left" fo:keep-with-next="auto" style:may-break-between-rows="true" table:border-model="collapsing"/>
    </style:style>
    <style:style style:name="Table223.A" style:family="table-column">
      <style:table-column-properties style:column-width="0.4993in"/>
    </style:style>
    <style:style style:name="Table223.B" style:family="table-column">
      <style:table-column-properties style:column-width="2.4556in"/>
    </style:style>
    <style:style style:name="Table223.C" style:family="table-column">
      <style:table-column-properties style:column-width="3.5451in"/>
    </style:style>
    <style:style style:name="Table223.1" style:family="table-row">
      <style:table-row-properties fo:keep-together="auto"/>
    </style:style>
    <style:style style:name="Table22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4" style:family="table">
      <style:table-properties style:width="6.5in" fo:margin-left="0in" fo:margin-top="0in" fo:margin-bottom="0in" fo:break-before="auto" fo:break-after="auto" table:align="left" fo:keep-with-next="auto" style:may-break-between-rows="true" table:border-model="collapsing"/>
    </style:style>
    <style:style style:name="Table224.A" style:family="table-column">
      <style:table-column-properties style:column-width="0.4993in"/>
    </style:style>
    <style:style style:name="Table224.B" style:family="table-column">
      <style:table-column-properties style:column-width="2.4556in"/>
    </style:style>
    <style:style style:name="Table224.C" style:family="table-column">
      <style:table-column-properties style:column-width="3.5451in"/>
    </style:style>
    <style:style style:name="Table224.1" style:family="table-row">
      <style:table-row-properties fo:keep-together="auto"/>
    </style:style>
    <style:style style:name="Table22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5" style:family="table">
      <style:table-properties style:width="6.5in" fo:margin-left="0in" fo:margin-top="0in" fo:margin-bottom="0in" fo:break-before="auto" fo:break-after="auto" table:align="left" fo:keep-with-next="auto" style:may-break-between-rows="true" table:border-model="collapsing"/>
    </style:style>
    <style:style style:name="Table225.A" style:family="table-column">
      <style:table-column-properties style:column-width="0.4993in"/>
    </style:style>
    <style:style style:name="Table225.B" style:family="table-column">
      <style:table-column-properties style:column-width="2.4931in"/>
    </style:style>
    <style:style style:name="Table225.C" style:family="table-column">
      <style:table-column-properties style:column-width="3.5076in"/>
    </style:style>
    <style:style style:name="Table225.1" style:family="table-row">
      <style:table-row-properties fo:keep-together="auto"/>
    </style:style>
    <style:style style:name="Table22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6" style:family="table">
      <style:table-properties style:width="6.5in" fo:margin-left="0in" fo:margin-top="0in" fo:margin-bottom="0in" fo:break-before="auto" fo:break-after="auto" table:align="left" fo:keep-with-next="auto" style:may-break-between-rows="true" table:border-model="collapsing"/>
    </style:style>
    <style:style style:name="Table226.A" style:family="table-column">
      <style:table-column-properties style:column-width="0.4993in"/>
    </style:style>
    <style:style style:name="Table226.B" style:family="table-column">
      <style:table-column-properties style:column-width="2.4931in"/>
    </style:style>
    <style:style style:name="Table226.C" style:family="table-column">
      <style:table-column-properties style:column-width="3.5076in"/>
    </style:style>
    <style:style style:name="Table226.1" style:family="table-row">
      <style:table-row-properties fo:keep-together="auto"/>
    </style:style>
    <style:style style:name="Table22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7" style:family="table">
      <style:table-properties style:width="6.5in" fo:margin-left="0in" fo:margin-top="0in" fo:margin-bottom="0in" fo:break-before="auto" fo:break-after="auto" table:align="left" fo:keep-with-next="auto" style:may-break-between-rows="true" table:border-model="collapsing"/>
    </style:style>
    <style:style style:name="Table227.A" style:family="table-column">
      <style:table-column-properties style:column-width="0.4993in"/>
    </style:style>
    <style:style style:name="Table227.B" style:family="table-column">
      <style:table-column-properties style:column-width="2.4931in"/>
    </style:style>
    <style:style style:name="Table227.C" style:family="table-column">
      <style:table-column-properties style:column-width="3.5076in"/>
    </style:style>
    <style:style style:name="Table227.1" style:family="table-row">
      <style:table-row-properties fo:keep-together="auto"/>
    </style:style>
    <style:style style:name="Table22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1" style:family="table">
      <style:table-properties style:width="6.5in" fo:margin-left="0in" fo:margin-top="0in" fo:margin-bottom="0in" fo:break-before="auto" fo:break-after="auto" table:align="left" fo:keep-with-next="auto" style:may-break-between-rows="true" table:border-model="collapsing"/>
    </style:style>
    <style:style style:name="Table231.A" style:family="table-column">
      <style:table-column-properties style:column-width="0.4993in"/>
    </style:style>
    <style:style style:name="Table231.B" style:family="table-column">
      <style:table-column-properties style:column-width="2.4931in"/>
    </style:style>
    <style:style style:name="Table231.C" style:family="table-column">
      <style:table-column-properties style:column-width="3.5076in"/>
    </style:style>
    <style:style style:name="Table231.1" style:family="table-row">
      <style:table-row-properties fo:keep-together="auto"/>
    </style:style>
    <style:style style:name="Table23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3" style:family="table">
      <style:table-properties style:width="6.5in" fo:margin-left="0in" fo:margin-top="0in" fo:margin-bottom="0in" fo:break-before="auto" fo:break-after="auto" table:align="left" fo:keep-with-next="auto" style:may-break-between-rows="true" table:border-model="collapsing"/>
    </style:style>
    <style:style style:name="Table233.A" style:family="table-column">
      <style:table-column-properties style:column-width="0.4993in"/>
    </style:style>
    <style:style style:name="Table233.B" style:family="table-column">
      <style:table-column-properties style:column-width="2.4931in"/>
    </style:style>
    <style:style style:name="Table233.C" style:family="table-column">
      <style:table-column-properties style:column-width="3.5076in"/>
    </style:style>
    <style:style style:name="Table233.1" style:family="table-row">
      <style:table-row-properties fo:keep-together="auto"/>
    </style:style>
    <style:style style:name="Table23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8" style:family="table">
      <style:table-properties style:width="6.5in" fo:margin-left="0in" fo:margin-top="0in" fo:margin-bottom="0in" fo:break-before="auto" fo:break-after="auto" table:align="left" fo:keep-with-next="auto" style:may-break-between-rows="true" table:border-model="collapsing"/>
    </style:style>
    <style:style style:name="Table238.A" style:family="table-column">
      <style:table-column-properties style:column-width="0.4993in"/>
    </style:style>
    <style:style style:name="Table238.B" style:family="table-column">
      <style:table-column-properties style:column-width="2.4931in"/>
    </style:style>
    <style:style style:name="Table238.C" style:family="table-column">
      <style:table-column-properties style:column-width="3.5076in"/>
    </style:style>
    <style:style style:name="Table238.1" style:family="table-row">
      <style:table-row-properties fo:keep-together="auto"/>
    </style:style>
    <style:style style:name="Table23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9" style:family="table">
      <style:table-properties style:width="6.5in" fo:margin-left="0in" fo:margin-top="0in" fo:margin-bottom="0in" fo:break-before="auto" fo:break-after="auto" table:align="left" fo:keep-with-next="auto" style:may-break-between-rows="true" table:border-model="collapsing"/>
    </style:style>
    <style:style style:name="Table239.A" style:family="table-column">
      <style:table-column-properties style:column-width="0.4993in"/>
    </style:style>
    <style:style style:name="Table239.B" style:family="table-column">
      <style:table-column-properties style:column-width="2.4931in"/>
    </style:style>
    <style:style style:name="Table239.C" style:family="table-column">
      <style:table-column-properties style:column-width="3.5076in"/>
    </style:style>
    <style:style style:name="Table239.1" style:family="table-row">
      <style:table-row-properties fo:keep-together="auto"/>
    </style:style>
    <style:style style:name="Table23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40" style:family="table">
      <style:table-properties style:width="6.5in" fo:margin-left="0in" fo:margin-top="0in" fo:margin-bottom="0in" fo:break-before="auto" fo:break-after="auto" table:align="left" fo:keep-with-next="auto" style:may-break-between-rows="true" table:border-model="collapsing"/>
    </style:style>
    <style:style style:name="Table240.A" style:family="table-column">
      <style:table-column-properties style:column-width="0.4993in"/>
    </style:style>
    <style:style style:name="Table240.B" style:family="table-column">
      <style:table-column-properties style:column-width="2.4931in"/>
    </style:style>
    <style:style style:name="Table240.C" style:family="table-column">
      <style:table-column-properties style:column-width="3.5076in"/>
    </style:style>
    <style:style style:name="Table240.1" style:family="table-row">
      <style:table-row-properties fo:keep-together="auto"/>
    </style:style>
    <style:style style:name="Table24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5" style:family="table">
      <style:table-properties style:width="6.5in" fo:margin-left="0in" fo:margin-top="0in" fo:margin-bottom="0in" fo:break-before="auto" fo:break-after="auto" table:align="left" fo:keep-with-next="auto" style:may-break-between-rows="true" table:border-model="collapsing"/>
    </style:style>
    <style:style style:name="Table235.A" style:family="table-column">
      <style:table-column-properties style:column-width="0.4993in"/>
    </style:style>
    <style:style style:name="Table235.B" style:family="table-column">
      <style:table-column-properties style:column-width="2.4931in"/>
    </style:style>
    <style:style style:name="Table235.C" style:family="table-column">
      <style:table-column-properties style:column-width="3.5076in"/>
    </style:style>
    <style:style style:name="Table235.1" style:family="table-row">
      <style:table-row-properties fo:keep-together="auto"/>
    </style:style>
    <style:style style:name="Table23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6" style:family="table">
      <style:table-properties style:width="6.5in" fo:margin-left="0in" fo:margin-top="0in" fo:margin-bottom="0in" fo:break-before="auto" fo:break-after="auto" table:align="left" fo:keep-with-next="auto" style:may-break-between-rows="true" table:border-model="collapsing"/>
    </style:style>
    <style:style style:name="Table236.A" style:family="table-column">
      <style:table-column-properties style:column-width="0.4993in"/>
    </style:style>
    <style:style style:name="Table236.B" style:family="table-column">
      <style:table-column-properties style:column-width="2.4931in"/>
    </style:style>
    <style:style style:name="Table236.C" style:family="table-column">
      <style:table-column-properties style:column-width="3.5076in"/>
    </style:style>
    <style:style style:name="Table236.1" style:family="table-row">
      <style:table-row-properties fo:keep-together="auto"/>
    </style:style>
    <style:style style:name="Table23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7" style:family="table">
      <style:table-properties style:width="6.5in" fo:margin-left="0in" fo:margin-top="0in" fo:margin-bottom="0in" fo:break-before="auto" fo:break-after="auto" table:align="left" fo:keep-with-next="auto" style:may-break-between-rows="true" table:border-model="collapsing"/>
    </style:style>
    <style:style style:name="Table237.A" style:family="table-column">
      <style:table-column-properties style:column-width="0.4993in"/>
    </style:style>
    <style:style style:name="Table237.B" style:family="table-column">
      <style:table-column-properties style:column-width="2.4931in"/>
    </style:style>
    <style:style style:name="Table237.C" style:family="table-column">
      <style:table-column-properties style:column-width="3.5076in"/>
    </style:style>
    <style:style style:name="Table237.1" style:family="table-row">
      <style:table-row-properties fo:keep-together="auto"/>
    </style:style>
    <style:style style:name="Table23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8" style:family="table">
      <style:table-properties style:width="6.5in" fo:margin-left="0in" fo:margin-top="0in" fo:margin-bottom="0in" fo:break-before="auto" fo:break-after="auto" table:align="left" fo:keep-with-next="auto" style:may-break-between-rows="true" table:border-model="collapsing"/>
    </style:style>
    <style:style style:name="Table228.A" style:family="table-column">
      <style:table-column-properties style:column-width="0.4993in"/>
    </style:style>
    <style:style style:name="Table228.B" style:family="table-column">
      <style:table-column-properties style:column-width="2.4556in"/>
    </style:style>
    <style:style style:name="Table228.C" style:family="table-column">
      <style:table-column-properties style:column-width="3.5451in"/>
    </style:style>
    <style:style style:name="Table228.1" style:family="table-row">
      <style:table-row-properties fo:keep-together="auto"/>
    </style:style>
    <style:style style:name="Table22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 style:family="table">
      <style:table-properties style:width="6.6931in" table:align="margins"/>
    </style:style>
    <style:style style:name="Table18.A" style:family="table-column">
      <style:table-column-properties style:column-width="1.7708in" style:rel-column-width="17339*"/>
    </style:style>
    <style:style style:name="Table18.B" style:family="table-column">
      <style:table-column-properties style:column-width="1.9319in" style:rel-column-width="18916*"/>
    </style:style>
    <style:style style:name="Table18.C" style:family="table-column">
      <style:table-column-properties style:column-width="2.9903in" style:rel-column-width="29280*"/>
    </style:style>
    <style:style style:name="Table18.1" style:family="table-row">
      <style:table-row-properties fo:background-color="#cfe7f5">
        <style:background-image/>
      </style:table-row-properties>
    </style:style>
    <style:style style:name="Table18.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18.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18.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18.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18.A8"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18.B8"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19" style:family="table">
      <style:table-properties style:width="6.6931in" table:align="margins"/>
    </style:style>
    <style:style style:name="Table19.A" style:family="table-column">
      <style:table-column-properties style:column-width="1.7708in" style:rel-column-width="17339*"/>
    </style:style>
    <style:style style:name="Table19.B" style:family="table-column">
      <style:table-column-properties style:column-width="1.9319in" style:rel-column-width="18916*"/>
    </style:style>
    <style:style style:name="Table19.C" style:family="table-column">
      <style:table-column-properties style:column-width="2.9903in" style:rel-column-width="29280*"/>
    </style:style>
    <style:style style:name="Table19.1" style:family="table-row">
      <style:table-row-properties fo:background-color="#cfe7f5">
        <style:background-image/>
      </style:table-row-properties>
    </style:style>
    <style:style style:name="Table19.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19.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19.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19.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19.A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19.B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0" style:family="table">
      <style:table-properties style:width="6.6931in" table:align="margins"/>
    </style:style>
    <style:style style:name="Table20.A" style:family="table-column">
      <style:table-column-properties style:column-width="1.7708in" style:rel-column-width="17339*"/>
    </style:style>
    <style:style style:name="Table20.B" style:family="table-column">
      <style:table-column-properties style:column-width="1.9319in" style:rel-column-width="18916*"/>
    </style:style>
    <style:style style:name="Table20.C" style:family="table-column">
      <style:table-column-properties style:column-width="2.9903in" style:rel-column-width="29280*"/>
    </style:style>
    <style:style style:name="Table20.1" style:family="table-row">
      <style:table-row-properties fo:background-color="#cfe7f5">
        <style:background-image/>
      </style:table-row-properties>
    </style:style>
    <style:style style:name="Table20.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0.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0.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0.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0.A4"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0.B4"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1" style:family="table">
      <style:table-properties style:width="6.6931in" table:align="margins"/>
    </style:style>
    <style:style style:name="Table21.A" style:family="table-column">
      <style:table-column-properties style:column-width="1.7708in" style:rel-column-width="17339*"/>
    </style:style>
    <style:style style:name="Table21.B" style:family="table-column">
      <style:table-column-properties style:column-width="1.9319in" style:rel-column-width="18916*"/>
    </style:style>
    <style:style style:name="Table21.C" style:family="table-column">
      <style:table-column-properties style:column-width="2.9903in" style:rel-column-width="29280*"/>
    </style:style>
    <style:style style:name="Table21.1" style:family="table-row">
      <style:table-row-properties fo:background-color="#cfe7f5">
        <style:background-image/>
      </style:table-row-properties>
    </style:style>
    <style:style style:name="Table21.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1.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1.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1.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1.A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1.B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2" style:family="table">
      <style:table-properties style:width="6.6931in" table:align="margins"/>
    </style:style>
    <style:style style:name="Table22.A" style:family="table-column">
      <style:table-column-properties style:column-width="1.7708in" style:rel-column-width="17339*"/>
    </style:style>
    <style:style style:name="Table22.B" style:family="table-column">
      <style:table-column-properties style:column-width="1.9319in" style:rel-column-width="18916*"/>
    </style:style>
    <style:style style:name="Table22.C" style:family="table-column">
      <style:table-column-properties style:column-width="2.9903in" style:rel-column-width="29280*"/>
    </style:style>
    <style:style style:name="Table22.1" style:family="table-row">
      <style:table-row-properties fo:background-color="#cfe7f5">
        <style:background-image/>
      </style:table-row-properties>
    </style:style>
    <style:style style:name="Table22.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2.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2.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2.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2.A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2.B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3" style:family="table">
      <style:table-properties style:width="6.6931in" table:align="margins"/>
    </style:style>
    <style:style style:name="Table23.A" style:family="table-column">
      <style:table-column-properties style:column-width="1.7708in" style:rel-column-width="17339*"/>
    </style:style>
    <style:style style:name="Table23.B" style:family="table-column">
      <style:table-column-properties style:column-width="1.9319in" style:rel-column-width="18916*"/>
    </style:style>
    <style:style style:name="Table23.C" style:family="table-column">
      <style:table-column-properties style:column-width="2.9903in" style:rel-column-width="29280*"/>
    </style:style>
    <style:style style:name="Table23.1" style:family="table-row">
      <style:table-row-properties fo:background-color="#cfe7f5">
        <style:background-image/>
      </style:table-row-properties>
    </style:style>
    <style:style style:name="Table23.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3.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3.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3.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3.A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3.B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4" style:family="table">
      <style:table-properties style:width="6.6931in" table:align="margins"/>
    </style:style>
    <style:style style:name="Table24.A" style:family="table-column">
      <style:table-column-properties style:column-width="1.7708in" style:rel-column-width="17339*"/>
    </style:style>
    <style:style style:name="Table24.B" style:family="table-column">
      <style:table-column-properties style:column-width="1.9319in" style:rel-column-width="18916*"/>
    </style:style>
    <style:style style:name="Table24.C" style:family="table-column">
      <style:table-column-properties style:column-width="2.9903in" style:rel-column-width="29280*"/>
    </style:style>
    <style:style style:name="Table24.1" style:family="table-row">
      <style:table-row-properties fo:background-color="#cfe7f5">
        <style:background-image/>
      </style:table-row-properties>
    </style:style>
    <style:style style:name="Table24.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4.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4.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4.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4.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4.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5" style:family="table">
      <style:table-properties style:width="6.6931in" table:align="margins"/>
    </style:style>
    <style:style style:name="Table25.A" style:family="table-column">
      <style:table-column-properties style:column-width="1.7708in" style:rel-column-width="17339*"/>
    </style:style>
    <style:style style:name="Table25.B" style:family="table-column">
      <style:table-column-properties style:column-width="1.9319in" style:rel-column-width="18916*"/>
    </style:style>
    <style:style style:name="Table25.C" style:family="table-column">
      <style:table-column-properties style:column-width="2.9903in" style:rel-column-width="29280*"/>
    </style:style>
    <style:style style:name="Table25.1" style:family="table-row">
      <style:table-row-properties fo:background-color="#cfe7f5">
        <style:background-image/>
      </style:table-row-properties>
    </style:style>
    <style:style style:name="Table25.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5.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5.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5.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5.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5.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7" style:family="table">
      <style:table-properties style:width="6.6931in" table:align="margins"/>
    </style:style>
    <style:style style:name="Table27.A" style:family="table-column">
      <style:table-column-properties style:column-width="1.7708in" style:rel-column-width="17339*"/>
    </style:style>
    <style:style style:name="Table27.B" style:family="table-column">
      <style:table-column-properties style:column-width="1.9319in" style:rel-column-width="18916*"/>
    </style:style>
    <style:style style:name="Table27.C" style:family="table-column">
      <style:table-column-properties style:column-width="2.9903in" style:rel-column-width="29280*"/>
    </style:style>
    <style:style style:name="Table27.1" style:family="table-row">
      <style:table-row-properties fo:background-color="#cfe7f5">
        <style:background-image/>
      </style:table-row-properties>
    </style:style>
    <style:style style:name="Table27.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7.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7.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7.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7.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7.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9" style:family="table">
      <style:table-properties style:width="6.6931in" table:align="margins"/>
    </style:style>
    <style:style style:name="Table29.A" style:family="table-column">
      <style:table-column-properties style:column-width="1.6097in" style:rel-column-width="15761*"/>
    </style:style>
    <style:style style:name="Table29.B" style:family="table-column">
      <style:table-column-properties style:column-width="5.0833in" style:rel-column-width="49774*"/>
    </style:style>
    <style:style style:name="Table29.1" style:family="table-row">
      <style:table-row-properties fo:background-color="#cfe7f5">
        <style:background-image/>
      </style:table-row-properties>
    </style:style>
    <style:style style:name="Table29.A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9.A2"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6" style:family="table">
      <style:table-properties style:width="6.6931in" table:align="margins"/>
    </style:style>
    <style:style style:name="Table26.A" style:family="table-column">
      <style:table-column-properties style:column-width="1.7708in" style:rel-column-width="17339*"/>
    </style:style>
    <style:style style:name="Table26.B" style:family="table-column">
      <style:table-column-properties style:column-width="1.9319in" style:rel-column-width="18916*"/>
    </style:style>
    <style:style style:name="Table26.C" style:family="table-column">
      <style:table-column-properties style:column-width="2.9903in" style:rel-column-width="29280*"/>
    </style:style>
    <style:style style:name="Table26.1" style:family="table-row">
      <style:table-row-properties fo:background-color="#cfe7f5">
        <style:background-image/>
      </style:table-row-properties>
    </style:style>
    <style:style style:name="Table26.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6.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6.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6.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6.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6.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8" style:family="table">
      <style:table-properties style:width="6.6931in" table:align="margins"/>
    </style:style>
    <style:style style:name="Table28.A" style:family="table-column">
      <style:table-column-properties style:column-width="1.7708in" style:rel-column-width="17339*"/>
    </style:style>
    <style:style style:name="Table28.B" style:family="table-column">
      <style:table-column-properties style:column-width="1.9319in" style:rel-column-width="18916*"/>
    </style:style>
    <style:style style:name="Table28.C" style:family="table-column">
      <style:table-column-properties style:column-width="2.9903in" style:rel-column-width="29280*"/>
    </style:style>
    <style:style style:name="Table28.1" style:family="table-row">
      <style:table-row-properties fo:background-color="#cfe7f5">
        <style:background-image/>
      </style:table-row-properties>
    </style:style>
    <style:style style:name="Table28.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8.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8.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8.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8.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8.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17" style:family="table">
      <style:table-properties style:width="6.6931in" table:align="margins"/>
    </style:style>
    <style:style style:name="Table17.A" style:family="table-column">
      <style:table-column-properties style:column-width="1.7708in" style:rel-column-width="17339*"/>
    </style:style>
    <style:style style:name="Table17.B" style:family="table-column">
      <style:table-column-properties style:column-width="1.9319in" style:rel-column-width="18916*"/>
    </style:style>
    <style:style style:name="Table17.C" style:family="table-column">
      <style:table-column-properties style:column-width="2.9903in" style:rel-column-width="29280*"/>
    </style:style>
    <style:style style:name="Table17.1" style:family="table-row">
      <style:table-row-properties fo:background-color="#cfe7f5">
        <style:background-image/>
      </style:table-row-properties>
    </style:style>
    <style:style style:name="Table17.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17.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17.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17.A4"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17.B4"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1" style:family="table">
      <style:table-properties style:width="6.6931in" table:align="margins"/>
    </style:style>
    <style:style style:name="Table31.A" style:family="table-column">
      <style:table-column-properties style:column-width="1.7708in" style:rel-column-width="17339*"/>
    </style:style>
    <style:style style:name="Table31.B" style:family="table-column">
      <style:table-column-properties style:column-width="1.9319in" style:rel-column-width="18916*"/>
    </style:style>
    <style:style style:name="Table31.C" style:family="table-column">
      <style:table-column-properties style:column-width="2.9903in" style:rel-column-width="29280*"/>
    </style:style>
    <style:style style:name="Table31.1" style:family="table-row">
      <style:table-row-properties fo:background-color="#cfe7f5">
        <style:background-image/>
      </style:table-row-properties>
    </style:style>
    <style:style style:name="Table31.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1.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1.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1.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1.A6"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1.B6"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2" style:family="table">
      <style:table-properties style:width="6.6931in" fo:break-before="auto" fo:break-after="auto" table:align="margins" fo:keep-with-next="auto" style:may-break-between-rows="true" table:border-model="collapsing"/>
    </style:style>
    <style:style style:name="Table32.A" style:family="table-column">
      <style:table-column-properties style:column-width="1.7708in" style:rel-column-width="17339*"/>
    </style:style>
    <style:style style:name="Table32.B" style:family="table-column">
      <style:table-column-properties style:column-width="1.9319in" style:rel-column-width="18916*"/>
    </style:style>
    <style:style style:name="Table32.C" style:family="table-column">
      <style:table-column-properties style:column-width="2.9903in" style:rel-column-width="29280*"/>
    </style:style>
    <style:style style:name="Table32.1" style:family="table-row">
      <style:table-row-properties fo:background-color="#cfe7f5">
        <style:background-image/>
      </style:table-row-properties>
    </style:style>
    <style:style style:name="Table32.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2.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2.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2.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2.4" style:family="table-row">
      <style:table-row-properties fo:keep-together="auto"/>
    </style:style>
    <style:style style:name="Table32.A4"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2.B4"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3"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33.A" style:family="table-column">
      <style:table-column-properties style:column-width="2.0833in"/>
    </style:style>
    <style:style style:name="Table33.B" style:family="table-column">
      <style:table-column-properties style:column-width="4.4028in"/>
    </style:style>
    <style:style style:name="Table33.1" style:family="table-row">
      <style:table-row-properties style:min-row-height="0.3056in" fo:background-color="#cfe7f5" fo:keep-together="auto">
        <style:background-image/>
      </style:table-row-properties>
    </style:style>
    <style:style style:name="Table33.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3.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3.2" style:family="table-row">
      <style:table-row-properties style:min-row-height="0.6944in" fo:keep-together="auto"/>
    </style:style>
    <style:style style:name="Table33.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3.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3.3" style:family="table-row">
      <style:table-row-properties style:min-row-height="0.3056in" fo:keep-together="auto"/>
    </style:style>
    <style:style style:name="Table33.4" style:family="table-row">
      <style:table-row-properties style:min-row-height="0.5in" fo:keep-together="auto"/>
    </style:style>
    <style:style style:name="Table33.5" style:family="table-row">
      <style:table-row-properties style:min-row-height="0.3056in" fo:keep-together="auto"/>
    </style:style>
    <style:style style:name="Table33.6" style:family="table-row">
      <style:table-row-properties style:min-row-height="0.8889in" fo:keep-together="auto"/>
    </style:style>
    <style:style style:name="Table33.7" style:family="table-row">
      <style:table-row-properties style:min-row-height="0.5in" fo:keep-together="auto"/>
    </style:style>
    <style:style style:name="Table33.8" style:family="table-row">
      <style:table-row-properties style:min-row-height="0.5in" fo:keep-together="auto"/>
    </style:style>
    <style:style style:name="Table33.9" style:family="table-row">
      <style:table-row-properties style:min-row-height="0.3056in" fo:keep-together="auto"/>
    </style:style>
    <style:style style:name="Table33.10" style:family="table-row">
      <style:table-row-properties style:min-row-height="0.5in" fo:keep-together="auto"/>
    </style:style>
    <style:style style:name="Table33.11" style:family="table-row">
      <style:table-row-properties style:min-row-height="0.3056in" fo:keep-together="auto"/>
    </style:style>
    <style:style style:name="Table33.12" style:family="table-row">
      <style:table-row-properties style:min-row-height="0.6944in" fo:keep-together="auto"/>
    </style:style>
    <style:style style:name="Table33.13" style:family="table-row">
      <style:table-row-properties style:min-row-height="0.5in" fo:keep-together="auto"/>
    </style:style>
    <style:style style:name="Table33.14" style:family="table-row">
      <style:table-row-properties style:min-row-height="0.3056in" fo:keep-together="auto"/>
    </style:style>
    <style:style style:name="Table33.A14"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3.B14"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4" style:family="table">
      <style:table-properties style:width="6.4681in" fo:margin-top="0in" fo:margin-bottom="0in" fo:break-before="auto" fo:break-after="auto" table:align="left" fo:keep-with-next="auto" style:may-break-between-rows="true" style:writing-mode="lr-tb" table:border-model="collapsing"/>
    </style:style>
    <style:style style:name="Table34.A" style:family="table-column">
      <style:table-column-properties style:column-width="1.4583in"/>
    </style:style>
    <style:style style:name="Table34.B" style:family="table-column">
      <style:table-column-properties style:column-width="5.0097in"/>
    </style:style>
    <style:style style:name="Table34.1" style:family="table-row">
      <style:table-row-properties style:min-row-height="0.3056in" fo:background-color="#cfe7f5" fo:keep-together="auto">
        <style:background-image/>
      </style:table-row-properties>
    </style:style>
    <style:style style:name="Table34.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4.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4.2" style:family="table-row">
      <style:table-row-properties style:min-row-height="0.3056in" fo:keep-together="auto"/>
    </style:style>
    <style:style style:name="Table34.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4.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4.3" style:family="table-row">
      <style:table-row-properties style:min-row-height="0.5in" fo:keep-together="auto"/>
    </style:style>
    <style:style style:name="Table34.4" style:family="table-row">
      <style:table-row-properties style:min-row-height="0.5in" fo:keep-together="auto"/>
    </style:style>
    <style:style style:name="Table34.5" style:family="table-row">
      <style:table-row-properties style:min-row-height="0.6944in" fo:keep-together="auto"/>
    </style:style>
    <style:style style:name="Table34.6" style:family="table-row">
      <style:table-row-properties style:min-row-height="0.5in" fo:keep-together="auto"/>
    </style:style>
    <style:style style:name="Table34.7" style:family="table-row">
      <style:table-row-properties style:min-row-height="0.5in" fo:keep-together="auto"/>
    </style:style>
    <style:style style:name="Table34.A7"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4.B7"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5"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35.A" style:family="table-column">
      <style:table-column-properties style:column-width="1.0986in"/>
    </style:style>
    <style:style style:name="Table35.B" style:family="table-column">
      <style:table-column-properties style:column-width="5.3875in"/>
    </style:style>
    <style:style style:name="Table35.1" style:family="table-row">
      <style:table-row-properties style:min-row-height="0.3056in" fo:background-color="#cfe7f5" fo:keep-together="auto">
        <style:background-image/>
      </style:table-row-properties>
    </style:style>
    <style:style style:name="Table35.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5.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5.2" style:family="table-row">
      <style:table-row-properties style:min-row-height="0.5in" fo:keep-together="auto"/>
    </style:style>
    <style:style style:name="Table35.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5.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5.3" style:family="table-row">
      <style:table-row-properties style:min-row-height="0.5in" fo:keep-together="auto"/>
    </style:style>
    <style:style style:name="Table35.4" style:family="table-row">
      <style:table-row-properties style:min-row-height="0.6944in" fo:keep-together="auto"/>
    </style:style>
    <style:style style:name="Table35.5" style:family="table-row">
      <style:table-row-properties style:min-row-height="0.5in" fo:keep-together="auto"/>
    </style:style>
    <style:style style:name="Table35.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5.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6"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36.A" style:family="table-column">
      <style:table-column-properties style:column-width="1.0986in"/>
    </style:style>
    <style:style style:name="Table36.B" style:family="table-column">
      <style:table-column-properties style:column-width="5.3875in"/>
    </style:style>
    <style:style style:name="Table36.1" style:family="table-row">
      <style:table-row-properties style:min-row-height="0.3056in" fo:background-color="#cfe7f5" fo:keep-together="auto">
        <style:background-image/>
      </style:table-row-properties>
    </style:style>
    <style:style style:name="Table36.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6.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6.2" style:family="table-row">
      <style:table-row-properties style:min-row-height="0.5in" fo:keep-together="auto"/>
    </style:style>
    <style:style style:name="Table36.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6.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6.3" style:family="table-row">
      <style:table-row-properties style:min-row-height="0.8889in" fo:keep-together="auto"/>
    </style:style>
    <style:style style:name="Table36.4" style:family="table-row">
      <style:table-row-properties style:min-row-height="0.6944in" fo:keep-together="auto"/>
    </style:style>
    <style:style style:name="Table36.5" style:family="table-row">
      <style:table-row-properties style:min-row-height="0.6944in" fo:keep-together="auto"/>
    </style:style>
    <style:style style:name="Table36.6" style:family="table-row">
      <style:table-row-properties style:min-row-height="0.6944in" fo:keep-together="auto"/>
    </style:style>
    <style:style style:name="Table36.7" style:family="table-row">
      <style:table-row-properties style:min-row-height="0.6944in" fo:keep-together="auto"/>
    </style:style>
    <style:style style:name="Table36.A7"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6.B7"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7"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37.A" style:family="table-column">
      <style:table-column-properties style:column-width="1.9993in"/>
    </style:style>
    <style:style style:name="Table37.B" style:family="table-column">
      <style:table-column-properties style:column-width="4.5007in"/>
    </style:style>
    <style:style style:name="Table37.1" style:family="table-row">
      <style:table-row-properties style:min-row-height="0.2778in" fo:background-color="#cfe7f5" fo:keep-together="auto">
        <style:background-image/>
      </style:table-row-properties>
    </style:style>
    <style:style style:name="Table37.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7.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7.2" style:family="table-row">
      <style:table-row-properties style:min-row-height="0.3056in" fo:keep-together="auto"/>
    </style:style>
    <style:style style:name="Table37.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7.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7.3" style:family="table-row">
      <style:table-row-properties style:min-row-height="0.5in" fo:keep-together="auto"/>
    </style:style>
    <style:style style:name="Table37.4" style:family="table-row">
      <style:table-row-properties style:min-row-height="0.8889in" fo:keep-together="auto"/>
    </style:style>
    <style:style style:name="Table37.5" style:family="table-row">
      <style:table-row-properties style:min-row-height="0.5in" fo:keep-together="auto"/>
    </style:style>
    <style:style style:name="Table37.6" style:family="table-row">
      <style:table-row-properties style:min-row-height="0.6944in" fo:keep-together="auto"/>
    </style:style>
    <style:style style:name="Table37.7" style:family="table-row">
      <style:table-row-properties style:min-row-height="0.6944in" fo:keep-together="auto"/>
    </style:style>
    <style:style style:name="Table37.8" style:family="table-row">
      <style:table-row-properties style:min-row-height="0.5in" fo:keep-together="auto"/>
    </style:style>
    <style:style style:name="Table37.9" style:family="table-row">
      <style:table-row-properties style:min-row-height="0.3056in" fo:keep-together="auto"/>
    </style:style>
    <style:style style:name="Table37.10" style:family="table-row">
      <style:table-row-properties style:min-row-height="0.6944in" fo:keep-together="auto"/>
    </style:style>
    <style:style style:name="Table37.11" style:family="table-row">
      <style:table-row-properties style:min-row-height="0.5in" fo:keep-together="auto"/>
    </style:style>
    <style:style style:name="Table37.A11"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7.B11"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8"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38.A" style:family="table-column">
      <style:table-column-properties style:column-width="1.9993in"/>
    </style:style>
    <style:style style:name="Table38.B" style:family="table-column">
      <style:table-column-properties style:column-width="4.5007in"/>
    </style:style>
    <style:style style:name="Table38.1" style:family="table-row">
      <style:table-row-properties style:min-row-height="0.2778in" fo:background-color="#cfe7f5" fo:keep-together="auto">
        <style:background-image/>
      </style:table-row-properties>
    </style:style>
    <style:style style:name="Table38.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8.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8.2" style:family="table-row">
      <style:table-row-properties style:min-row-height="0.5in" fo:keep-together="auto"/>
    </style:style>
    <style:style style:name="Table38.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8.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8.3" style:family="table-row">
      <style:table-row-properties style:min-row-height="0.6944in" fo:keep-together="auto"/>
    </style:style>
    <style:style style:name="Table38.4" style:family="table-row">
      <style:table-row-properties style:min-row-height="0.3056in" fo:keep-together="auto"/>
    </style:style>
    <style:style style:name="Table38.5" style:family="table-row">
      <style:table-row-properties style:min-row-height="0.5in" fo:keep-together="auto"/>
    </style:style>
    <style:style style:name="Table38.6" style:family="table-row">
      <style:table-row-properties style:min-row-height="0.6944in" fo:keep-together="auto"/>
    </style:style>
    <style:style style:name="Table38.7" style:family="table-row">
      <style:table-row-properties style:min-row-height="0.5in" fo:keep-together="auto"/>
    </style:style>
    <style:style style:name="Table38.8" style:family="table-row">
      <style:table-row-properties style:min-row-height="0.6944in" fo:keep-together="auto"/>
    </style:style>
    <style:style style:name="Table38.9" style:family="table-row">
      <style:table-row-properties style:min-row-height="0.6944in" fo:keep-together="auto"/>
    </style:style>
    <style:style style:name="Table38.10" style:family="table-row">
      <style:table-row-properties style:min-row-height="0.5in" fo:keep-together="auto"/>
    </style:style>
    <style:style style:name="Table38.A10"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8.B10"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9"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39.A" style:family="table-column">
      <style:table-column-properties style:column-width="1.9993in"/>
    </style:style>
    <style:style style:name="Table39.B" style:family="table-column">
      <style:table-column-properties style:column-width="4.5007in"/>
    </style:style>
    <style:style style:name="Table39.1" style:family="table-row">
      <style:table-row-properties style:min-row-height="0.2778in" fo:background-color="#cfe7f5" fo:keep-together="auto">
        <style:background-image/>
      </style:table-row-properties>
    </style:style>
    <style:style style:name="Table39.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9.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9.2" style:family="table-row">
      <style:table-row-properties style:min-row-height="0.3056in" fo:keep-together="auto"/>
    </style:style>
    <style:style style:name="Table39.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9.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9.3" style:family="table-row">
      <style:table-row-properties style:min-row-height="0.3056in" fo:keep-together="auto"/>
    </style:style>
    <style:style style:name="Table39.4" style:family="table-row">
      <style:table-row-properties style:min-row-height="0.3056in" fo:keep-together="auto"/>
    </style:style>
    <style:style style:name="Table39.5" style:family="table-row">
      <style:table-row-properties style:min-row-height="0.8889in" fo:keep-together="auto"/>
    </style:style>
    <style:style style:name="Table39.6" style:family="table-row">
      <style:table-row-properties style:min-row-height="0.5in" fo:keep-together="auto"/>
    </style:style>
    <style:style style:name="Table39.7" style:family="table-row">
      <style:table-row-properties style:min-row-height="0.5in" fo:keep-together="auto"/>
    </style:style>
    <style:style style:name="Table39.8" style:family="table-row">
      <style:table-row-properties style:min-row-height="0.6944in" fo:keep-together="auto"/>
    </style:style>
    <style:style style:name="Table39.9" style:family="table-row">
      <style:table-row-properties style:min-row-height="0.5in" fo:keep-together="auto"/>
    </style:style>
    <style:style style:name="Table39.10" style:family="table-row">
      <style:table-row-properties style:min-row-height="0.5in" fo:keep-together="auto"/>
    </style:style>
    <style:style style:name="Table39.11" style:family="table-row">
      <style:table-row-properties style:min-row-height="0.5in" fo:keep-together="auto"/>
    </style:style>
    <style:style style:name="Table39.12" style:family="table-row">
      <style:table-row-properties style:min-row-height="0.5in" fo:keep-together="auto"/>
    </style:style>
    <style:style style:name="Table39.13" style:family="table-row">
      <style:table-row-properties style:min-row-height="0.5in" fo:keep-together="auto"/>
    </style:style>
    <style:style style:name="Table39.14" style:family="table-row">
      <style:table-row-properties style:min-row-height="0.5in" fo:keep-together="auto"/>
    </style:style>
    <style:style style:name="Table39.15" style:family="table-row">
      <style:table-row-properties style:min-row-height="0.3056in" fo:keep-together="auto"/>
    </style:style>
    <style:style style:name="Table39.16" style:family="table-row">
      <style:table-row-properties style:min-row-height="1.2778in" fo:keep-together="auto"/>
    </style:style>
    <style:style style:name="Table39.17" style:family="table-row">
      <style:table-row-properties style:min-row-height="0.6944in" fo:keep-together="auto"/>
    </style:style>
    <style:style style:name="Table39.18" style:family="table-row">
      <style:table-row-properties style:min-row-height="0.5in" fo:keep-together="auto"/>
    </style:style>
    <style:style style:name="Table39.19" style:family="table-row">
      <style:table-row-properties style:min-row-height="0.5in" fo:keep-together="auto"/>
    </style:style>
    <style:style style:name="Table39.20" style:family="table-row">
      <style:table-row-properties style:min-row-height="0.5in" fo:keep-together="auto"/>
    </style:style>
    <style:style style:name="Table39.21" style:family="table-row">
      <style:table-row-properties style:min-row-height="0.6944in" fo:keep-together="auto"/>
    </style:style>
    <style:style style:name="Table39.22" style:family="table-row">
      <style:table-row-properties style:min-row-height="0.6944in" fo:keep-together="auto"/>
    </style:style>
    <style:style style:name="Table39.A22"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9.B22"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0"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40.A" style:family="table-column">
      <style:table-column-properties style:column-width="2.6424in"/>
    </style:style>
    <style:style style:name="Table40.B" style:family="table-column">
      <style:table-column-properties style:column-width="3.8438in"/>
    </style:style>
    <style:style style:name="Table40.1" style:family="table-row">
      <style:table-row-properties style:min-row-height="0.2778in" fo:background-color="#cfe7f5" fo:keep-together="auto">
        <style:background-image/>
      </style:table-row-properties>
    </style:style>
    <style:style style:name="Table40.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0.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0.2" style:family="table-row">
      <style:table-row-properties style:min-row-height="0.5in" fo:keep-together="auto"/>
    </style:style>
    <style:style style:name="Table40.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0.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0.3" style:family="table-row">
      <style:table-row-properties style:min-row-height="0.5in" fo:keep-together="auto"/>
    </style:style>
    <style:style style:name="Table40.4" style:family="table-row">
      <style:table-row-properties style:min-row-height="0.3056in" fo:keep-together="auto"/>
    </style:style>
    <style:style style:name="Table40.5" style:family="table-row">
      <style:table-row-properties style:min-row-height="0.5in" fo:keep-together="auto"/>
    </style:style>
    <style:style style:name="Table40.6" style:family="table-row">
      <style:table-row-properties style:min-row-height="0.3056in" fo:keep-together="auto"/>
    </style:style>
    <style:style style:name="Table40.7" style:family="table-row">
      <style:table-row-properties style:min-row-height="0.3056in" fo:keep-together="auto"/>
    </style:style>
    <style:style style:name="Table40.8" style:family="table-row">
      <style:table-row-properties style:min-row-height="0.5in" fo:keep-together="auto"/>
    </style:style>
    <style:style style:name="Table40.A8"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0.B8"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1"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1.A" style:family="table-column">
      <style:table-column-properties style:column-width="1.2493in"/>
    </style:style>
    <style:style style:name="Table41.B" style:family="table-column">
      <style:table-column-properties style:column-width="5.2507in"/>
    </style:style>
    <style:style style:name="Table41.1" style:family="table-row">
      <style:table-row-properties style:min-row-height="0.2778in" fo:background-color="#cfe7f5" fo:keep-together="auto">
        <style:background-image/>
      </style:table-row-properties>
    </style:style>
    <style:style style:name="Table41.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1.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1.2" style:family="table-row">
      <style:table-row-properties style:min-row-height="0.3056in" fo:keep-together="auto"/>
    </style:style>
    <style:style style:name="Table41.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1.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1.3" style:family="table-row">
      <style:table-row-properties style:min-row-height="0.3056in" fo:keep-together="auto"/>
    </style:style>
    <style:style style:name="Table41.4" style:family="table-row">
      <style:table-row-properties style:min-row-height="0.3056in" fo:keep-together="auto"/>
    </style:style>
    <style:style style:name="Table41.5" style:family="table-row">
      <style:table-row-properties style:min-row-height="0.3056in" fo:keep-together="auto"/>
    </style:style>
    <style:style style:name="Table41.6" style:family="table-row">
      <style:table-row-properties style:min-row-height="0.3056in" fo:keep-together="auto"/>
    </style:style>
    <style:style style:name="Table41.7" style:family="table-row">
      <style:table-row-properties style:min-row-height="0.3056in" fo:keep-together="auto"/>
    </style:style>
    <style:style style:name="Table41.A7"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1.B7"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2"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2.A" style:family="table-column">
      <style:table-column-properties style:column-width="1.5722in"/>
    </style:style>
    <style:style style:name="Table42.B" style:family="table-column">
      <style:table-column-properties style:column-width="4.9278in"/>
    </style:style>
    <style:style style:name="Table42.1" style:family="table-row">
      <style:table-row-properties style:min-row-height="0.2778in" fo:background-color="#cfe7f5" fo:keep-together="auto">
        <style:background-image/>
      </style:table-row-properties>
    </style:style>
    <style:style style:name="Table42.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2.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2.2" style:family="table-row">
      <style:table-row-properties style:min-row-height="0.3056in" fo:keep-together="auto"/>
    </style:style>
    <style:style style:name="Table42.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2.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2.3" style:family="table-row">
      <style:table-row-properties style:min-row-height="0.3056in" fo:keep-together="auto"/>
    </style:style>
    <style:style style:name="Table42.4" style:family="table-row">
      <style:table-row-properties style:min-row-height="0.3056in" fo:keep-together="auto"/>
    </style:style>
    <style:style style:name="Table42.5" style:family="table-row">
      <style:table-row-properties style:min-row-height="0.3056in" fo:keep-together="auto"/>
    </style:style>
    <style:style style:name="Table42.6" style:family="table-row">
      <style:table-row-properties style:min-row-height="0.3056in" fo:keep-together="auto"/>
    </style:style>
    <style:style style:name="Table42.7" style:family="table-row">
      <style:table-row-properties style:min-row-height="0.3056in" fo:keep-together="auto"/>
    </style:style>
    <style:style style:name="Table42.8" style:family="table-row">
      <style:table-row-properties style:min-row-height="0.3056in" fo:keep-together="auto"/>
    </style:style>
    <style:style style:name="Table42.9" style:family="table-row">
      <style:table-row-properties style:min-row-height="0.3056in" fo:keep-together="auto"/>
    </style:style>
    <style:style style:name="Table42.10" style:family="table-row">
      <style:table-row-properties style:min-row-height="0.3056in" fo:keep-together="auto"/>
    </style:style>
    <style:style style:name="Table42.11" style:family="table-row">
      <style:table-row-properties style:min-row-height="0.3056in" fo:keep-together="auto"/>
    </style:style>
    <style:style style:name="Table42.12" style:family="table-row">
      <style:table-row-properties style:min-row-height="0.3056in" fo:keep-together="auto"/>
    </style:style>
    <style:style style:name="Table42.13" style:family="table-row">
      <style:table-row-properties style:min-row-height="0.6944in" fo:keep-together="auto"/>
    </style:style>
    <style:style style:name="Table42.A1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2.B1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3"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43.A" style:family="table-column">
      <style:table-column-properties style:column-width="1.6569in"/>
    </style:style>
    <style:style style:name="Table43.B" style:family="table-column">
      <style:table-column-properties style:column-width="4.8292in"/>
    </style:style>
    <style:style style:name="Table43.1" style:family="table-row">
      <style:table-row-properties style:min-row-height="0.2778in" fo:background-color="#cfe7f5" fo:keep-together="auto">
        <style:background-image/>
      </style:table-row-properties>
    </style:style>
    <style:style style:name="Table43.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3.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3.2" style:family="table-row">
      <style:table-row-properties style:min-row-height="0.3056in" fo:keep-together="auto"/>
    </style:style>
    <style:style style:name="Table43.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3.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3.3" style:family="table-row">
      <style:table-row-properties style:min-row-height="0.3056in" fo:keep-together="auto"/>
    </style:style>
    <style:style style:name="Table43.4" style:family="table-row">
      <style:table-row-properties style:min-row-height="0.3056in" fo:keep-together="auto"/>
    </style:style>
    <style:style style:name="Table43.5" style:family="table-row">
      <style:table-row-properties style:min-row-height="0.3056in" fo:keep-together="auto"/>
    </style:style>
    <style:style style:name="Table43.6" style:family="table-row">
      <style:table-row-properties style:min-row-height="0.3056in" fo:keep-together="auto"/>
    </style:style>
    <style:style style:name="Table43.7" style:family="table-row">
      <style:table-row-properties style:min-row-height="0.3056in" fo:keep-together="auto"/>
    </style:style>
    <style:style style:name="Table43.8" style:family="table-row">
      <style:table-row-properties style:min-row-height="0.3056in" fo:keep-together="auto"/>
    </style:style>
    <style:style style:name="Table43.9" style:family="table-row">
      <style:table-row-properties style:min-row-height="0.3056in" fo:keep-together="auto"/>
    </style:style>
    <style:style style:name="Table43.10" style:family="table-row">
      <style:table-row-properties style:min-row-height="0.3056in" fo:keep-together="auto"/>
    </style:style>
    <style:style style:name="Table43.11" style:family="table-row">
      <style:table-row-properties style:min-row-height="0.3056in" fo:keep-together="auto"/>
    </style:style>
    <style:style style:name="Table43.12" style:family="table-row">
      <style:table-row-properties style:min-row-height="0.3056in" fo:keep-together="auto"/>
    </style:style>
    <style:style style:name="Table43.13" style:family="table-row">
      <style:table-row-properties style:min-row-height="0.3056in" fo:keep-together="auto"/>
    </style:style>
    <style:style style:name="Table43.A1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3.B1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4"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4.A" style:family="table-column">
      <style:table-column-properties style:column-width="1.9993in"/>
    </style:style>
    <style:style style:name="Table44.B" style:family="table-column">
      <style:table-column-properties style:column-width="4.5007in"/>
    </style:style>
    <style:style style:name="Table44.1" style:family="table-row">
      <style:table-row-properties style:min-row-height="0.2778in" fo:background-color="#cfe7f5" fo:keep-together="auto">
        <style:background-image/>
      </style:table-row-properties>
    </style:style>
    <style:style style:name="Table44.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4.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4.2" style:family="table-row">
      <style:table-row-properties style:min-row-height="0.5in" fo:keep-together="auto"/>
    </style:style>
    <style:style style:name="Table44.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4.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4.3" style:family="table-row">
      <style:table-row-properties style:min-row-height="0.5in" fo:keep-together="auto"/>
    </style:style>
    <style:style style:name="Table44.A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4.B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5"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5.A" style:family="table-column">
      <style:table-column-properties style:column-width="1.9993in"/>
    </style:style>
    <style:style style:name="Table45.B" style:family="table-column">
      <style:table-column-properties style:column-width="4.5007in"/>
    </style:style>
    <style:style style:name="Table45.1" style:family="table-row">
      <style:table-row-properties style:min-row-height="0.2778in" fo:background-color="#cfe7f5" fo:keep-together="auto">
        <style:background-image/>
      </style:table-row-properties>
    </style:style>
    <style:style style:name="Table45.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5.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5.2" style:family="table-row">
      <style:table-row-properties style:min-row-height="0.5in" fo:keep-together="auto"/>
    </style:style>
    <style:style style:name="Table45.A2"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5.B2"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6"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6.A" style:family="table-column">
      <style:table-column-properties style:column-width="1.5722in"/>
    </style:style>
    <style:style style:name="Table46.B" style:family="table-column">
      <style:table-column-properties style:column-width="4.9278in"/>
    </style:style>
    <style:style style:name="Table46.1" style:family="table-row">
      <style:table-row-properties style:min-row-height="0.2778in" fo:background-color="#cfe7f5" fo:keep-together="auto">
        <style:background-image/>
      </style:table-row-properties>
    </style:style>
    <style:style style:name="Table46.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6.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6.2" style:family="table-row">
      <style:table-row-properties style:min-row-height="0.3056in" fo:keep-together="auto"/>
    </style:style>
    <style:style style:name="Table46.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6.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6.3" style:family="table-row">
      <style:table-row-properties style:min-row-height="0.3056in" fo:keep-together="auto"/>
    </style:style>
    <style:style style:name="Table46.4" style:family="table-row">
      <style:table-row-properties style:min-row-height="0.3056in" fo:keep-together="auto"/>
    </style:style>
    <style:style style:name="Table46.5" style:family="table-row">
      <style:table-row-properties style:min-row-height="0.4306in" fo:keep-together="auto"/>
    </style:style>
    <style:style style:name="Table46.6" style:family="table-row">
      <style:table-row-properties style:min-row-height="0.5in" fo:keep-together="auto"/>
    </style:style>
    <style:style style:name="Table46.A6"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6.B6"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7"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7.A" style:family="table-column">
      <style:table-column-properties style:column-width="1.4583in"/>
    </style:style>
    <style:style style:name="Table47.B" style:family="table-column">
      <style:table-column-properties style:column-width="5.0417in"/>
    </style:style>
    <style:style style:name="Table47.1" style:family="table-row">
      <style:table-row-properties style:min-row-height="0.2778in" fo:background-color="#cfe7f5" fo:keep-together="auto">
        <style:background-image/>
      </style:table-row-properties>
    </style:style>
    <style:style style:name="Table47.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7.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7.2" style:family="table-row">
      <style:table-row-properties style:min-row-height="0.6944in" fo:keep-together="auto"/>
    </style:style>
    <style:style style:name="Table47.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7.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7.3" style:family="table-row">
      <style:table-row-properties style:min-row-height="0.5in" fo:keep-together="auto"/>
    </style:style>
    <style:style style:name="Table47.4" style:family="table-row">
      <style:table-row-properties style:min-row-height="0.5in" fo:keep-together="auto"/>
    </style:style>
    <style:style style:name="Table47.5" style:family="table-row">
      <style:table-row-properties style:min-row-height="0.3056in" fo:keep-together="auto"/>
    </style:style>
    <style:style style:name="Table47.6" style:family="table-row">
      <style:table-row-properties style:min-row-height="0.5in" fo:keep-together="auto"/>
    </style:style>
    <style:style style:name="Table47.7" style:family="table-row">
      <style:table-row-properties style:min-row-height="0.5in" fo:keep-together="auto"/>
    </style:style>
    <style:style style:name="Table47.8" style:family="table-row">
      <style:table-row-properties style:min-row-height="0.5in" fo:keep-together="auto"/>
    </style:style>
    <style:style style:name="Table47.9" style:family="table-row">
      <style:table-row-properties style:min-row-height="0.5in" fo:keep-together="auto"/>
    </style:style>
    <style:style style:name="Table47.10" style:family="table-row">
      <style:table-row-properties style:min-row-height="0.3056in" fo:keep-together="auto"/>
    </style:style>
    <style:style style:name="Table47.A10"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7.B10"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8"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48.A" style:family="table-column">
      <style:table-column-properties style:column-width="1.6569in"/>
    </style:style>
    <style:style style:name="Table48.B" style:family="table-column">
      <style:table-column-properties style:column-width="4.8292in"/>
    </style:style>
    <style:style style:name="Table48.1" style:family="table-row">
      <style:table-row-properties style:min-row-height="0.2778in" fo:background-color="#cfe7f5" fo:keep-together="auto">
        <style:background-image/>
      </style:table-row-properties>
    </style:style>
    <style:style style:name="Table48.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8.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8.2" style:family="table-row">
      <style:table-row-properties style:min-row-height="0.3056in" fo:keep-together="auto"/>
    </style:style>
    <style:style style:name="Table48.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8.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8.3" style:family="table-row">
      <style:table-row-properties style:min-row-height="0.3056in" fo:keep-together="auto"/>
    </style:style>
    <style:style style:name="Table48.4" style:family="table-row">
      <style:table-row-properties style:min-row-height="0.3056in" fo:keep-together="auto"/>
    </style:style>
    <style:style style:name="Table48.5" style:family="table-row">
      <style:table-row-properties style:min-row-height="0.3056in" fo:keep-together="auto"/>
    </style:style>
    <style:style style:name="Table48.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8.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9"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9.A" style:family="table-column">
      <style:table-column-properties style:column-width="1.6569in"/>
    </style:style>
    <style:style style:name="Table49.B" style:family="table-column">
      <style:table-column-properties style:column-width="4.8431in"/>
    </style:style>
    <style:style style:name="Table49.1" style:family="table-row">
      <style:table-row-properties style:min-row-height="0.2778in" fo:background-color="#cfe7f5" fo:keep-together="auto">
        <style:background-image/>
      </style:table-row-properties>
    </style:style>
    <style:style style:name="Table49.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9.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9.2" style:family="table-row">
      <style:table-row-properties style:min-row-height="0.4306in" fo:keep-together="auto"/>
    </style:style>
    <style:style style:name="Table49.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9.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9.3" style:family="table-row">
      <style:table-row-properties style:min-row-height="0.3056in" fo:keep-together="auto"/>
    </style:style>
    <style:style style:name="Table49.4" style:family="table-row">
      <style:table-row-properties style:min-row-height="0.3056in" fo:keep-together="auto"/>
    </style:style>
    <style:style style:name="Table49.5" style:family="table-row">
      <style:table-row-properties style:min-row-height="0.4306in" fo:keep-together="auto"/>
    </style:style>
    <style:style style:name="Table49.6" style:family="table-row">
      <style:table-row-properties style:min-row-height="0.3056in" fo:keep-together="auto"/>
    </style:style>
    <style:style style:name="Table49.7" style:family="table-row">
      <style:table-row-properties style:min-row-height="0.4306in" fo:keep-together="auto"/>
    </style:style>
    <style:style style:name="Table49.8" style:family="table-row">
      <style:table-row-properties style:min-row-height="0.3056in" fo:keep-together="auto"/>
    </style:style>
    <style:style style:name="Table49.9" style:family="table-row">
      <style:table-row-properties style:min-row-height="0.3056in" fo:keep-together="auto"/>
    </style:style>
    <style:style style:name="Table49.10" style:family="table-row">
      <style:table-row-properties style:min-row-height="0.3056in" fo:keep-together="auto"/>
    </style:style>
    <style:style style:name="Table49.11" style:family="table-row">
      <style:table-row-properties style:min-row-height="0.4306in" fo:keep-together="auto"/>
    </style:style>
    <style:style style:name="Table49.12" style:family="table-row">
      <style:table-row-properties style:min-row-height="0.3056in" fo:keep-together="auto"/>
    </style:style>
    <style:style style:name="Table49.13" style:family="table-row">
      <style:table-row-properties style:min-row-height="0.3056in" fo:keep-together="auto"/>
    </style:style>
    <style:style style:name="Table49.14" style:family="table-row">
      <style:table-row-properties style:min-row-height="0.3056in" fo:keep-together="auto"/>
    </style:style>
    <style:style style:name="Table49.15" style:family="table-row">
      <style:table-row-properties style:min-row-height="0.5in" fo:keep-together="auto"/>
    </style:style>
    <style:style style:name="Table49.16" style:family="table-row">
      <style:table-row-properties style:min-row-height="0.5in" fo:keep-together="auto"/>
    </style:style>
    <style:style style:name="Table49.17" style:family="table-row">
      <style:table-row-properties style:min-row-height="0.5in" fo:keep-together="auto"/>
    </style:style>
    <style:style style:name="Table49.18" style:family="table-row">
      <style:table-row-properties style:min-row-height="0.3056in" fo:keep-together="auto"/>
    </style:style>
    <style:style style:name="Table49.19" style:family="table-row">
      <style:table-row-properties style:min-row-height="1.125in" fo:keep-together="auto"/>
    </style:style>
    <style:style style:name="Table49.20" style:family="table-row">
      <style:table-row-properties style:min-row-height="1.1667in" fo:keep-together="auto"/>
    </style:style>
    <style:style style:name="Table49.21" style:family="table-row">
      <style:table-row-properties style:min-row-height="1.2917in" fo:keep-together="auto"/>
    </style:style>
    <style:style style:name="Table49.A21"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9.B21"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50"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50.A" style:family="table-column">
      <style:table-column-properties style:column-width="1.0229in"/>
    </style:style>
    <style:style style:name="Table50.B" style:family="table-column">
      <style:table-column-properties style:column-width="5.4632in"/>
    </style:style>
    <style:style style:name="Table50.1" style:family="table-row">
      <style:table-row-properties style:min-row-height="0.3056in" fo:background-color="#cfe7f5" fo:keep-together="auto">
        <style:background-image/>
      </style:table-row-properties>
    </style:style>
    <style:style style:name="Table50.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50.2" style:family="table-row">
      <style:table-row-properties style:min-row-height="0.6944in" fo:keep-together="auto"/>
    </style:style>
    <style:style style:name="Table50.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50.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50.3" style:family="table-row">
      <style:table-row-properties style:min-row-height="0.5in" fo:keep-together="auto"/>
    </style:style>
    <style:style style:name="Table50.4" style:family="table-row">
      <style:table-row-properties style:min-row-height="0.5in" fo:keep-together="auto"/>
    </style:style>
    <style:style style:name="Table50.5" style:family="table-row">
      <style:table-row-properties style:min-row-height="0.5in" fo:keep-together="auto"/>
    </style:style>
    <style:style style:name="Table50.6" style:family="table-row">
      <style:table-row-properties style:min-row-height="0.5in" fo:keep-together="auto"/>
    </style:style>
    <style:style style:name="Table50.A6"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50.B6"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51"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51.A" style:family="table-column">
      <style:table-column-properties style:column-width="1.809in"/>
    </style:style>
    <style:style style:name="Table51.B" style:family="table-column">
      <style:table-column-properties style:column-width="4.6771in"/>
    </style:style>
    <style:style style:name="Table51.1" style:family="table-row">
      <style:table-row-properties style:min-row-height="0.2778in" fo:background-color="#cfe7f5" fo:keep-together="auto">
        <style:background-image/>
      </style:table-row-properties>
    </style:style>
    <style:style style:name="Table51.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51.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51.2" style:family="table-row">
      <style:table-row-properties style:min-row-height="0.5in" fo:keep-together="auto"/>
    </style:style>
    <style:style style:name="Table51.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51.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51.3" style:family="table-row">
      <style:table-row-properties style:min-row-height="0.3056in" fo:keep-together="auto"/>
    </style:style>
    <style:style style:name="Table51.4" style:family="table-row">
      <style:table-row-properties style:min-row-height="0.3056in" fo:keep-together="auto"/>
    </style:style>
    <style:style style:name="Table51.5" style:family="table-row">
      <style:table-row-properties style:min-row-height="0.3056in" fo:keep-together="auto"/>
    </style:style>
    <style:style style:name="Table51.6" style:family="table-row">
      <style:table-row-properties style:min-row-height="0.3056in" fo:keep-together="auto"/>
    </style:style>
    <style:style style:name="Table51.7" style:family="table-row">
      <style:table-row-properties style:min-row-height="0.3056in" fo:keep-together="auto"/>
    </style:style>
    <style:style style:name="Table51.8" style:family="table-row">
      <style:table-row-properties style:min-row-height="0.5in" fo:keep-together="auto"/>
    </style:style>
    <style:style style:name="Table51.9" style:family="table-row">
      <style:table-row-properties style:min-row-height="0.6944in" fo:keep-together="auto"/>
    </style:style>
    <style:style style:name="Table51.10" style:family="table-row">
      <style:table-row-properties style:min-row-height="0.5in" fo:keep-together="auto"/>
    </style:style>
    <style:style style:name="Table51.11" style:family="table-row">
      <style:table-row-properties style:min-row-height="0.5in" fo:keep-together="auto"/>
    </style:style>
    <style:style style:name="Table51.12" style:family="table-row">
      <style:table-row-properties style:min-row-height="0.5in" fo:keep-together="auto"/>
    </style:style>
    <style:style style:name="Table51.13" style:family="table-row">
      <style:table-row-properties style:min-row-height="0.3056in" fo:keep-together="auto"/>
    </style:style>
    <style:style style:name="Table51.14" style:family="table-row">
      <style:table-row-properties style:min-row-height="0.6944in" fo:keep-together="auto"/>
    </style:style>
    <style:style style:name="Table51.15" style:family="table-row">
      <style:table-row-properties style:min-row-height="0.3056in" fo:keep-together="auto"/>
    </style:style>
    <style:style style:name="Table51.16" style:family="table-row">
      <style:table-row-properties style:min-row-height="0.3056in" fo:keep-together="auto"/>
    </style:style>
    <style:style style:name="Table51.17" style:family="table-row">
      <style:table-row-properties style:min-row-height="0.5in" fo:keep-together="auto"/>
    </style:style>
    <style:style style:name="Table51.18" style:family="table-row">
      <style:table-row-properties style:min-row-height="0.3056in" fo:keep-together="auto"/>
    </style:style>
    <style:style style:name="Table51.A18"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51.B18"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Text_20_body">
      <style:text-properties fo:language="en" fo:country="US"/>
    </style:style>
    <style:style style:name="P4" style:family="paragraph" style:parent-style-name="Text_20_body">
      <style:text-properties fo:language="en" fo:country="US" fo:font-weight="normal" officeooo:rsid="0012b0bf" officeooo:paragraph-rsid="0012b0bf" style:font-weight-asian="normal" style:font-weight-complex="normal"/>
    </style:style>
    <style:style style:name="P5" style:family="paragraph" style:parent-style-name="Text_20_body">
      <style:text-properties style:font-name="Liberation Sans" fo:font-size="18pt" fo:language="en" fo:country="US" officeooo:rsid="0012b0bf" officeooo:paragraph-rsid="0012b0bf" style:font-size-asian="18pt" style:font-size-complex="18pt"/>
    </style:style>
    <style:style style:name="P6" style:family="paragraph" style:parent-style-name="Text_20_body">
      <style:text-properties style:font-name="Liberation Sans" fo:font-size="11pt" fo:language="en" fo:country="US" fo:font-style="italic" fo:font-weight="normal" officeooo:rsid="0065c1dc" officeooo:paragraph-rsid="0065c1dc" style:font-size-asian="11pt" style:font-style-asian="italic" style:font-weight-asian="normal" style:font-size-complex="11pt" style:font-style-complex="italic" style:font-weight-complex="normal"/>
    </style:style>
    <style:style style:name="P7" style:family="paragraph" style:parent-style-name="Text_20_body">
      <style:text-properties style:font-name="Liberation Sans" fo:language="en" fo:country="US" fo:font-weight="normal" officeooo:rsid="0012b0bf" officeooo:paragraph-rsid="0012b0bf" style:font-weight-asian="normal" style:font-weight-complex="normal"/>
    </style:style>
    <style:style style:name="P8" style:family="paragraph" style:parent-style-name="Text_20_body">
      <style:text-properties style:font-name="Liberation Sans" fo:language="en" fo:country="US" fo:font-weight="bold" officeooo:rsid="0012b0bf" officeooo:paragraph-rsid="0012b0bf" style:font-weight-asian="bold" style:font-weight-complex="bold"/>
    </style:style>
    <style:style style:name="P9" style:family="paragraph" style:parent-style-name="Standard">
      <style:text-properties officeooo:rsid="000c9b2a" officeooo:paragraph-rsid="000c9b2a"/>
    </style:style>
    <style:style style:name="P10" style:family="paragraph" style:parent-style-name="Standard">
      <style:text-properties officeooo:rsid="000c9b2a" officeooo:paragraph-rsid="000da956"/>
    </style:style>
    <style:style style:name="P11" style:family="paragraph" style:parent-style-name="Standard">
      <style:text-properties officeooo:rsid="000da956" officeooo:paragraph-rsid="000da956"/>
    </style:style>
    <style:style style:name="P12" style:family="paragraph" style:parent-style-name="Standard">
      <style:text-properties officeooo:rsid="000da956" officeooo:paragraph-rsid="00d24fb5"/>
    </style:style>
    <style:style style:name="P13" style:family="paragraph" style:parent-style-name="Standard">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313cc"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781ca"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980f1"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cf2239"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d3e97b"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eb812"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8e2c9" officeooo:paragraph-rsid="0068e2c9"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ade0f"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c7531" officeooo:paragraph-rsid="006c7531"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d217e" officeooo:paragraph-rsid="006d217e"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e7d6e"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eb812" officeooo:paragraph-rsid="006eb812"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437f5" officeooo:paragraph-rsid="007437f5"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67184"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781ca" officeooo:paragraph-rsid="007781ca"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7e3f3" officeooo:paragraph-rsid="0077e3f3"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5c7a" officeooo:paragraph-rsid="00795c7a"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d53716"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a7977"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b5998" officeooo:paragraph-rsid="007b5998"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ba37e" officeooo:paragraph-rsid="006ba37e"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ba37e"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35c7a"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446f6"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52657" officeooo:paragraph-rsid="00952657"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8f55a" officeooo:paragraph-rsid="0098f55a"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bc9e4" officeooo:paragraph-rsid="009bc9e4"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e76db" officeooo:paragraph-rsid="009e76db"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cbb669" officeooo:paragraph-rsid="00cbb669"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0c593" officeooo:paragraph-rsid="00d0c593"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3e97b" officeooo:paragraph-rsid="00d3e97b"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53716" officeooo:paragraph-rsid="00d53716"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65b0f" officeooo:paragraph-rsid="00d65b0f"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65b0f" officeooo:paragraph-rsid="00d7b495"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7b495" officeooo:paragraph-rsid="00d7b495"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1a568d"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0f237f"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1ba33b"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c552e" officeooo:paragraph-rsid="00dc552e"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94189"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ac7e8"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d9132"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021b2"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15a55"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31a84"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33b42"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4cbd1"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8f572"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8b319d"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a1a582"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7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93b1e" style:font-size-asian="11pt" style:font-style-asian="normal" style:font-weight-asian="bold" style:font-size-complex="11pt" style:font-style-complex="normal" style:font-weight-complex="bold" style:text-overline-style="none" style:text-overline-color="font-color"/>
    </style:style>
    <style:style style:name="P7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ac7e8" style:font-size-asian="11pt" style:font-style-asian="normal" style:font-weight-asian="bold" style:font-size-complex="11pt" style:font-style-complex="normal" style:font-weight-complex="bold" style:text-overline-style="none" style:text-overline-color="font-color"/>
    </style:style>
    <style:style style:name="P8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d9132" style:font-size-asian="11pt" style:font-style-asian="normal" style:font-weight-asian="bold" style:font-size-complex="11pt" style:font-style-complex="normal" style:font-weight-complex="bold" style:text-overline-style="none" style:text-overline-color="font-color"/>
    </style:style>
    <style:style style:name="P8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021b2" style:font-size-asian="11pt" style:font-style-asian="normal" style:font-weight-asian="bold" style:font-size-complex="11pt" style:font-style-complex="normal" style:font-weight-complex="bold" style:text-overline-style="none" style:text-overline-color="font-color"/>
    </style:style>
    <style:style style:name="P8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15a55" style:font-size-asian="11pt" style:font-style-asian="normal" style:font-weight-asian="bold" style:font-size-complex="11pt" style:font-style-complex="normal" style:font-weight-complex="bold" style:text-overline-style="none" style:text-overline-color="font-color"/>
    </style:style>
    <style:style style:name="P8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1a84" style:font-size-asian="11pt" style:font-style-asian="normal" style:font-weight-asian="bold" style:font-size-complex="11pt" style:font-style-complex="normal" style:font-weight-complex="bold" style:text-overline-style="none" style:text-overline-color="font-color"/>
    </style:style>
    <style:style style:name="P8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8b319d" style:font-size-asian="11pt" style:font-style-asian="normal" style:font-weight-asian="bold" style:font-size-complex="11pt" style:font-style-complex="normal" style:font-weight-complex="bold" style:text-overline-style="none" style:text-overline-color="font-color"/>
    </style:style>
    <style:style style:name="P8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3b42" style:font-size-asian="11pt" style:font-style-asian="normal" style:font-weight-asian="bold" style:font-size-complex="11pt" style:font-style-complex="normal" style:font-weight-complex="bold" style:text-overline-style="none" style:text-overline-color="font-color"/>
    </style:style>
    <style:style style:name="P8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4cbd1" style:font-size-asian="11pt" style:font-style-asian="normal" style:font-weight-asian="bold" style:font-size-complex="11pt" style:font-style-complex="normal" style:font-weight-complex="bold" style:text-overline-style="none" style:text-overline-color="font-color"/>
    </style:style>
    <style:style style:name="P8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710cb" style:font-size-asian="11pt" style:font-style-asian="normal" style:font-weight-asian="bold" style:font-size-complex="11pt" style:font-style-complex="normal" style:font-weight-complex="bold" style:text-overline-style="none" style:text-overline-color="font-color"/>
    </style:style>
    <style:style style:name="P8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8f572" style:font-size-asian="11pt" style:font-style-asian="normal" style:font-weight-asian="bold" style:font-size-complex="11pt" style:font-style-complex="normal" style:font-weight-complex="bold" style:text-overline-style="none" style:text-overline-color="font-color"/>
    </style:style>
    <style:style style:name="P8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3710cb" officeooo:paragraph-rsid="008b319d" style:font-size-asian="11pt" style:font-style-asian="normal" style:font-weight-asian="bold" style:font-size-complex="11pt" style:font-style-complex="normal" style:font-weight-complex="bold" style:text-overline-style="none" style:text-overline-color="font-color"/>
    </style:style>
    <style:style style:name="P9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paragraph-rsid="00c85b3b"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paragraph-rsid="00e00da2"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c853f7" officeooo:paragraph-rsid="00c853f7"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294189"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2ac7e8"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2d9132"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021b2"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15a55"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31a84"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8b319d"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33b42"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4cbd1"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62668"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8f572"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3710cb"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3710cb" officeooo:paragraph-rsid="0038f572"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d8f382" officeooo:paragraph-rsid="00d8f382"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Standard">
      <style:paragraph-properties fo:text-align="start" style:justify-single-word="false"/>
      <style:text-properties fo:color="#000000" style:text-outline="false" style:text-line-through-style="none" style:text-line-through-type="none" style:font-name="FreeMono2" fo:font-size="11pt" fo:language="en" fo:country="US" fo:font-style="normal" fo:text-shadow="none" style:text-underline-style="none" fo:font-weight="normal" officeooo:rsid="00c853f7" officeooo:paragraph-rsid="00c853f7"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Standard">
      <style:text-properties officeooo:rsid="0019468e" officeooo:paragraph-rsid="0019468e"/>
    </style:style>
    <style:style style:name="P111" style:family="paragraph" style:parent-style-name="Standard">
      <style:text-properties officeooo:rsid="001a568d" officeooo:paragraph-rsid="001a568d"/>
    </style:style>
    <style:style style:name="P112" style:family="paragraph" style:parent-style-name="Standard">
      <style:text-properties officeooo:rsid="001ba33b" officeooo:paragraph-rsid="001ba33b"/>
    </style:style>
    <style:style style:name="P113" style:family="paragraph" style:parent-style-name="Standard">
      <style:text-properties officeooo:rsid="001ba33b" officeooo:paragraph-rsid="00afab5a"/>
    </style:style>
    <style:style style:name="P114" style:family="paragraph" style:parent-style-name="Standard">
      <style:text-properties fo:language="en" fo:country="US"/>
    </style:style>
    <style:style style:name="P115" style:family="paragraph" style:parent-style-name="Standard">
      <style:text-properties fo:language="en" fo:country="US" fo:font-weight="bold" officeooo:rsid="0012b0bf" officeooo:paragraph-rsid="0012b0bf" style:font-weight-asian="bold" style:font-weight-complex="bold"/>
    </style:style>
    <style:style style:name="P116" style:family="paragraph" style:parent-style-name="Standard">
      <style:text-properties fo:language="en" fo:country="US" officeooo:rsid="00245811" officeooo:paragraph-rsid="00245811"/>
    </style:style>
    <style:style style:name="P117" style:family="paragraph" style:parent-style-name="Standard">
      <style:text-properties fo:language="en" fo:country="US" officeooo:rsid="0012b0bf" officeooo:paragraph-rsid="0012b0bf"/>
    </style:style>
    <style:style style:name="P118" style:family="paragraph" style:parent-style-name="Standard">
      <style:text-properties fo:language="en" fo:country="US" officeooo:paragraph-rsid="00ab90dd"/>
    </style:style>
    <style:style style:name="P119" style:family="paragraph" style:parent-style-name="Standard">
      <style:text-properties fo:language="en" fo:country="US" officeooo:rsid="00aa46d1" officeooo:paragraph-rsid="00ace81b"/>
    </style:style>
    <style:style style:name="P120" style:family="paragraph" style:parent-style-name="Standard">
      <style:text-properties fo:language="en" fo:country="US" officeooo:rsid="007f9dd9" officeooo:paragraph-rsid="007f9dd9"/>
    </style:style>
    <style:style style:name="P121" style:family="paragraph" style:parent-style-name="Standard">
      <style:text-properties fo:language="en" fo:country="US" officeooo:paragraph-rsid="009001ab"/>
    </style:style>
    <style:style style:name="P122" style:family="paragraph" style:parent-style-name="Standard">
      <style:text-properties fo:language="en" fo:country="US" officeooo:paragraph-rsid="00bcb655"/>
    </style:style>
    <style:style style:name="P123" style:family="paragraph" style:parent-style-name="Standard">
      <style:text-properties fo:language="en" fo:country="US" officeooo:rsid="000c9b2a" officeooo:paragraph-rsid="000c9b2a"/>
    </style:style>
    <style:style style:name="P124" style:family="paragraph" style:parent-style-name="Standard">
      <style:text-properties fo:language="en" fo:country="US" officeooo:rsid="001879de" officeooo:paragraph-rsid="001879de"/>
    </style:style>
    <style:style style:name="P125" style:family="paragraph" style:parent-style-name="Standard">
      <style:text-properties fo:language="en" fo:country="US" officeooo:rsid="0019468e" officeooo:paragraph-rsid="0019468e"/>
    </style:style>
    <style:style style:name="P126" style:family="paragraph" style:parent-style-name="Standard">
      <style:text-properties fo:language="en" fo:country="US" officeooo:rsid="001a568d" officeooo:paragraph-rsid="001a568d"/>
    </style:style>
    <style:style style:name="P127" style:family="paragraph" style:parent-style-name="Standard">
      <style:text-properties fo:language="en" fo:country="US" officeooo:rsid="001ba33b" officeooo:paragraph-rsid="001ba33b"/>
    </style:style>
    <style:style style:name="P128" style:family="paragraph" style:parent-style-name="Standard">
      <style:text-properties fo:language="en" fo:country="US" officeooo:rsid="000da956" officeooo:paragraph-rsid="000da956"/>
    </style:style>
    <style:style style:name="P129" style:family="paragraph" style:parent-style-name="Standard">
      <style:paragraph-properties fo:text-align="center" style:justify-single-word="false"/>
      <style:text-properties fo:language="en" fo:country="US" officeooo:rsid="000da956" officeooo:paragraph-rsid="000da956"/>
    </style:style>
    <style:style style:name="P130" style:family="paragraph" style:parent-style-name="Standard">
      <style:text-properties fo:language="en" fo:country="US" officeooo:rsid="00d24fb5" officeooo:paragraph-rsid="00d24fb5"/>
    </style:style>
    <style:style style:name="P131" style:family="paragraph" style:parent-style-name="Standard">
      <style:text-properties fo:language="en" fo:country="US" officeooo:paragraph-rsid="00cf2239"/>
    </style:style>
    <style:style style:name="P132" style:family="paragraph" style:parent-style-name="Standard">
      <style:text-properties fo:language="en" fo:country="US" officeooo:rsid="00cbb669" officeooo:paragraph-rsid="00cbb669"/>
    </style:style>
    <style:style style:name="P133" style:family="paragraph" style:parent-style-name="Standard">
      <style:text-properties fo:language="en" fo:country="US" officeooo:rsid="00753cd1" officeooo:paragraph-rsid="00753cd1"/>
    </style:style>
    <style:style style:name="P134" style:family="paragraph" style:parent-style-name="Standard">
      <style:text-properties fo:language="en" fo:country="US" officeooo:rsid="009446f6" officeooo:paragraph-rsid="009446f6"/>
    </style:style>
    <style:style style:name="P135" style:family="paragraph" style:parent-style-name="Standard">
      <style:text-properties fo:language="en" fo:country="US" officeooo:paragraph-rsid="006ade0f"/>
    </style:style>
    <style:style style:name="P136" style:family="paragraph" style:parent-style-name="Standard">
      <style:text-properties fo:language="en" fo:country="US" officeooo:paragraph-rsid="00d53716"/>
    </style:style>
    <style:style style:name="P137" style:family="paragraph" style:parent-style-name="Standard">
      <style:text-properties fo:language="en" fo:country="US" officeooo:rsid="0098f55a" officeooo:paragraph-rsid="0098f55a"/>
    </style:style>
    <style:style style:name="P138" style:family="paragraph" style:parent-style-name="Standard">
      <style:text-properties fo:language="en" fo:country="US" officeooo:rsid="006e7d6e" officeooo:paragraph-rsid="006e7d6e"/>
    </style:style>
    <style:style style:name="P139" style:family="paragraph" style:parent-style-name="Standard">
      <style:text-properties fo:language="en" fo:country="US" officeooo:rsid="006eb812" officeooo:paragraph-rsid="006eb812"/>
    </style:style>
    <style:style style:name="P140" style:family="paragraph" style:parent-style-name="Standard">
      <style:text-properties fo:language="en" fo:country="US" officeooo:paragraph-rsid="006e7d6e"/>
    </style:style>
    <style:style style:name="P141" style:family="paragraph" style:parent-style-name="Standard">
      <style:text-properties fo:language="en" fo:country="US" officeooo:rsid="00c4c858" officeooo:paragraph-rsid="00c4c858"/>
    </style:style>
    <style:style style:name="P142" style:family="paragraph" style:parent-style-name="Standard">
      <style:text-properties fo:language="en" fo:country="US" officeooo:paragraph-rsid="007980f1"/>
    </style:style>
    <style:style style:name="P143" style:family="paragraph" style:parent-style-name="Standard">
      <style:text-properties fo:language="en" fo:country="US" officeooo:rsid="007980f1" officeooo:paragraph-rsid="007980f1"/>
    </style:style>
    <style:style style:name="P144" style:family="paragraph" style:parent-style-name="Standard">
      <style:text-properties fo:language="en" fo:country="US" officeooo:paragraph-rsid="00935c7a"/>
    </style:style>
    <style:style style:name="P145" style:family="paragraph" style:parent-style-name="Standard">
      <style:text-properties fo:language="en" fo:country="US" officeooo:paragraph-rsid="007a7977"/>
    </style:style>
    <style:style style:name="P146" style:family="paragraph" style:parent-style-name="Standard">
      <style:text-properties fo:language="en" fo:country="US" officeooo:rsid="007a7977" officeooo:paragraph-rsid="007a7977"/>
    </style:style>
    <style:style style:name="P147" style:family="paragraph" style:parent-style-name="Standard">
      <style:text-properties fo:language="en" fo:country="US" officeooo:rsid="00293b1e" officeooo:paragraph-rsid="00293b1e"/>
    </style:style>
    <style:style style:name="P148" style:family="paragraph" style:parent-style-name="Standard">
      <style:text-properties fo:language="en" fo:country="US" officeooo:rsid="00293b1e" officeooo:paragraph-rsid="008e56cb"/>
    </style:style>
    <style:style style:name="P149" style:family="paragraph" style:parent-style-name="Standard">
      <style:text-properties fo:language="en" fo:country="US" officeooo:rsid="00293b1e" officeooo:paragraph-rsid="002ac7e8"/>
    </style:style>
    <style:style style:name="P150" style:family="paragraph" style:parent-style-name="Standard">
      <style:text-properties fo:language="en" fo:country="US" officeooo:rsid="00293b1e" officeooo:paragraph-rsid="002d9132"/>
    </style:style>
    <style:style style:name="P151" style:family="paragraph" style:parent-style-name="Standard">
      <style:text-properties fo:language="en" fo:country="US" officeooo:rsid="00293b1e" officeooo:paragraph-rsid="00890e92"/>
    </style:style>
    <style:style style:name="P152" style:family="paragraph" style:parent-style-name="Standard">
      <style:text-properties fo:language="en" fo:country="US" officeooo:rsid="00293b1e" officeooo:paragraph-rsid="008b319d"/>
    </style:style>
    <style:style style:name="P153" style:family="paragraph" style:parent-style-name="Standard">
      <style:text-properties fo:language="en" fo:country="US" officeooo:rsid="009001ab" officeooo:paragraph-rsid="009001ab"/>
    </style:style>
    <style:style style:name="P154" style:family="paragraph" style:parent-style-name="Standard">
      <style:text-properties fo:language="en" fo:country="US" officeooo:rsid="00890e92" officeooo:paragraph-rsid="00890e92"/>
    </style:style>
    <style:style style:name="P155" style:family="paragraph" style:parent-style-name="Standard">
      <style:text-properties fo:language="en" fo:country="US" fo:font-style="italic" style:font-style-asian="italic" style:font-style-complex="italic"/>
    </style:style>
    <style:style style:name="P156" style:family="paragraph" style:parent-style-name="Standard">
      <style:text-properties fo:language="en" fo:country="US" officeooo:paragraph-rsid="004484ef"/>
    </style:style>
    <style:style style:name="P157" style:family="paragraph" style:parent-style-name="Standard">
      <style:text-properties fo:language="en" fo:country="US" officeooo:paragraph-rsid="00db1042"/>
    </style:style>
    <style:style style:name="P158" style:family="paragraph" style:parent-style-name="Standard">
      <style:text-properties fo:language="en" fo:country="US" officeooo:paragraph-rsid="00db45d4"/>
    </style:style>
    <style:style style:name="P159" style:family="paragraph" style:parent-style-name="Standard">
      <style:text-properties officeooo:rsid="00293b1e" officeooo:paragraph-rsid="00293b1e"/>
    </style:style>
    <style:style style:name="P160" style:family="paragraph" style:parent-style-name="Standard">
      <style:text-properties officeooo:rsid="00293b1e" officeooo:paragraph-rsid="00876e4a"/>
    </style:style>
    <style:style style:name="P161" style:family="paragraph" style:parent-style-name="Standard">
      <style:text-properties officeooo:rsid="00293b1e" officeooo:paragraph-rsid="008b319d"/>
    </style:style>
    <style:style style:name="P162" style:family="paragraph" style:parent-style-name="Standard">
      <style:text-properties officeooo:rsid="00293b1e" officeooo:paragraph-rsid="008e56cb"/>
    </style:style>
    <style:style style:name="P163" style:family="paragraph" style:parent-style-name="Standard">
      <style:text-properties officeooo:rsid="00293b1e" officeooo:paragraph-rsid="00de4a51"/>
    </style:style>
    <style:style style:name="P164" style:family="paragraph" style:parent-style-name="Standard">
      <style:text-properties officeooo:paragraph-rsid="0057c1c1"/>
    </style:style>
    <style:style style:name="P165" style:family="paragraph" style:parent-style-name="Standard">
      <style:text-properties officeooo:paragraph-rsid="006ade0f"/>
    </style:style>
    <style:style style:name="P166" style:family="paragraph" style:parent-style-name="Standard">
      <style:text-properties officeooo:paragraph-rsid="006ba37e"/>
    </style:style>
    <style:style style:name="P167" style:family="paragraph" style:parent-style-name="Standard">
      <style:text-properties officeooo:rsid="006c06d1" officeooo:paragraph-rsid="006c06d1"/>
    </style:style>
    <style:style style:name="P168" style:family="paragraph" style:parent-style-name="Standard">
      <style:text-properties officeooo:paragraph-rsid="006c7531"/>
    </style:style>
    <style:style style:name="P169" style:family="paragraph" style:parent-style-name="Standard">
      <style:text-properties officeooo:paragraph-rsid="006e7d6e"/>
    </style:style>
    <style:style style:name="P170" style:family="paragraph" style:parent-style-name="Standard">
      <style:text-properties officeooo:rsid="006e7d6e" officeooo:paragraph-rsid="006e7d6e"/>
    </style:style>
    <style:style style:name="P171" style:family="paragraph" style:parent-style-name="Standard">
      <style:text-properties officeooo:rsid="006e7d6e" officeooo:paragraph-rsid="007437f5"/>
    </style:style>
    <style:style style:name="P172" style:family="paragraph" style:parent-style-name="Standard">
      <style:text-properties officeooo:rsid="00753cd1" officeooo:paragraph-rsid="00753cd1"/>
    </style:style>
    <style:style style:name="P173" style:family="paragraph" style:parent-style-name="Standard">
      <style:text-properties officeooo:paragraph-rsid="00767184"/>
    </style:style>
    <style:style style:name="P174" style:family="paragraph" style:parent-style-name="Standard">
      <style:text-properties officeooo:rsid="007781ca" officeooo:paragraph-rsid="007781ca"/>
    </style:style>
    <style:style style:name="P175" style:family="paragraph" style:parent-style-name="Standard">
      <style:text-properties officeooo:rsid="0077fa37" officeooo:paragraph-rsid="00794d27"/>
    </style:style>
    <style:style style:name="P176" style:family="paragraph" style:parent-style-name="Standard">
      <style:text-properties officeooo:paragraph-rsid="007980f1"/>
    </style:style>
    <style:style style:name="P177" style:family="paragraph" style:parent-style-name="Standard">
      <style:text-properties officeooo:rsid="007980f1" officeooo:paragraph-rsid="00935c7a"/>
    </style:style>
    <style:style style:name="P178" style:family="paragraph" style:parent-style-name="Standard">
      <style:text-properties officeooo:paragraph-rsid="007a7977"/>
    </style:style>
    <style:style style:name="P179" style:family="paragraph" style:parent-style-name="Standard">
      <style:text-properties officeooo:rsid="007a7977" officeooo:paragraph-rsid="00935c7a"/>
    </style:style>
    <style:style style:name="P180" style:family="paragraph" style:parent-style-name="Standard">
      <style:text-properties officeooo:rsid="007b5998" officeooo:paragraph-rsid="007b5998"/>
    </style:style>
    <style:style style:name="P181" style:family="paragraph" style:parent-style-name="Standard">
      <style:text-properties officeooo:rsid="007d1492" officeooo:paragraph-rsid="007d1492"/>
    </style:style>
    <style:style style:name="P182" style:family="paragraph" style:parent-style-name="Standard">
      <style:text-properties officeooo:paragraph-rsid="009001ab"/>
    </style:style>
    <style:style style:name="P183" style:family="paragraph" style:parent-style-name="Standard">
      <style:text-properties officeooo:rsid="00858581" officeooo:paragraph-rsid="00858581"/>
    </style:style>
    <style:style style:name="P184" style:family="paragraph" style:parent-style-name="Standard">
      <style:text-properties officeooo:paragraph-rsid="00858581"/>
    </style:style>
    <style:style style:name="P185" style:family="paragraph" style:parent-style-name="Standard">
      <style:text-properties officeooo:paragraph-rsid="00894d07"/>
    </style:style>
    <style:style style:name="P186" style:family="paragraph" style:parent-style-name="Standard">
      <style:text-properties officeooo:paragraph-rsid="008c5a34"/>
    </style:style>
    <style:style style:name="P187" style:family="paragraph" style:parent-style-name="Standard">
      <style:text-properties officeooo:paragraph-rsid="00935c7a"/>
    </style:style>
    <style:style style:name="P188" style:family="paragraph" style:parent-style-name="Standard">
      <style:text-properties officeooo:paragraph-rsid="009446f6"/>
    </style:style>
    <style:style style:name="P189" style:family="paragraph" style:parent-style-name="Standard">
      <style:text-properties officeooo:rsid="00721bc1" officeooo:paragraph-rsid="00721bc1"/>
    </style:style>
    <style:style style:name="P190" style:family="paragraph" style:parent-style-name="Standard">
      <style:text-properties officeooo:rsid="0098f55a" officeooo:paragraph-rsid="0098f55a"/>
    </style:style>
    <style:style style:name="P191" style:family="paragraph" style:parent-style-name="Standard">
      <style:text-properties officeooo:rsid="009dd443" officeooo:paragraph-rsid="009dd443"/>
    </style:style>
    <style:style style:name="P192" style:family="paragraph" style:parent-style-name="Standard">
      <style:text-properties officeooo:rsid="009dd443" officeooo:paragraph-rsid="009e76db"/>
    </style:style>
    <style:style style:name="P193" style:family="paragraph" style:parent-style-name="Standard">
      <style:text-properties officeooo:rsid="00a06e61" officeooo:paragraph-rsid="00a06e61"/>
    </style:style>
    <style:style style:name="P194" style:family="paragraph" style:parent-style-name="Standard">
      <style:text-properties officeooo:rsid="00a4aea9" officeooo:paragraph-rsid="00a4aea9"/>
    </style:style>
    <style:style style:name="P195" style:family="paragraph" style:parent-style-name="Standard">
      <style:text-properties officeooo:paragraph-rsid="00b1eeed"/>
    </style:style>
    <style:style style:name="P196" style:family="paragraph" style:parent-style-name="Standard">
      <style:text-properties officeooo:rsid="00b3f734" officeooo:paragraph-rsid="00b3f734"/>
    </style:style>
    <style:style style:name="P197" style:family="paragraph" style:parent-style-name="Standard">
      <style:text-properties officeooo:rsid="00ba947d" officeooo:paragraph-rsid="00ba947d"/>
    </style:style>
    <style:style style:name="P198" style:family="paragraph" style:parent-style-name="Standard">
      <style:text-properties officeooo:paragraph-rsid="00bcb655"/>
    </style:style>
    <style:style style:name="P199" style:family="paragraph" style:parent-style-name="Standard">
      <style:text-properties officeooo:paragraph-rsid="00560be3"/>
    </style:style>
    <style:style style:name="P200" style:family="paragraph" style:parent-style-name="Standard">
      <style:text-properties officeooo:paragraph-rsid="00cf2239"/>
    </style:style>
    <style:style style:name="P201" style:family="paragraph" style:parent-style-name="Standard">
      <style:text-properties officeooo:paragraph-rsid="00d3e97b"/>
    </style:style>
    <style:style style:name="P202" style:family="paragraph" style:parent-style-name="Standard">
      <style:text-properties officeooo:paragraph-rsid="00d65b0f"/>
    </style:style>
    <style:style style:name="P203" style:family="paragraph" style:parent-style-name="Standard">
      <style:text-properties fo:font-variant="normal" fo:text-transform="none" fo:language="en" fo:country="US" style:text-scale="100%"/>
    </style:style>
    <style:style style:name="P204"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language="en" fo:country="US" fo:font-style="normal" fo:text-shadow="none" style:text-underline-style="none" fo:font-weight="bold" officeooo:rsid="001879de" officeooo:paragraph-rsid="001879de" style:font-size-asian="11pt" style:font-style-asian="normal" style:font-weight-asian="bold" style:font-size-complex="11pt" style:font-style-complex="normal" style:font-weight-complex="bold" style:text-overline-style="none" style:text-overline-color="font-color"/>
    </style:style>
    <style:style style:name="P205"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language="en" fo:country="US" fo:font-style="normal" fo:text-shadow="none" style:text-underline-style="none" fo:font-weight="normal" officeooo:rsid="001879de" officeooo:paragraph-rsid="001879de" style:font-size-asian="11pt" style:font-style-asian="normal" style:font-weight-asian="normal" style:font-size-complex="11pt" style:font-style-complex="normal" style:font-weight-complex="normal" style:text-overline-style="none" style:text-overline-color="font-color"/>
    </style:style>
    <style:style style:name="P206" style:family="paragraph" style:parent-style-name="Standard">
      <style:paragraph-properties fo:text-align="start" style:justify-single-word="false"/>
      <style:text-properties style:use-window-font-color="true" style:text-outline="false" style:text-line-through-style="none" style:text-line-through-type="none" style:font-name="FreeMono1" fo:font-size="10pt" fo:language="en" fo:country="US" fo:font-style="normal" fo:text-shadow="none" style:text-underline-style="none" fo:font-weight="normal" officeooo:rsid="000da956" officeooo:paragraph-rsid="000f237f" style:font-size-asian="10pt" style:font-style-asian="normal" style:font-weight-asian="normal" style:font-size-complex="10pt" style:font-style-complex="normal" style:font-weight-complex="normal" style:text-overline-style="none" style:text-overline-color="font-color"/>
    </style:style>
    <style:style style:name="P207" style:family="paragraph" style:parent-style-name="Standard">
      <style:text-properties officeooo:paragraph-rsid="00db45d4"/>
    </style:style>
    <style:style style:name="P208" style:family="paragraph" style:parent-style-name="Standard">
      <style:text-properties officeooo:rsid="00dc552e" officeooo:paragraph-rsid="00dc552e"/>
    </style:style>
    <style:style style:name="P209" style:family="paragraph" style:parent-style-name="Preformatted_20_Text">
      <style:text-properties officeooo:rsid="00058cb3" officeooo:paragraph-rsid="00479baa"/>
    </style:style>
    <style:style style:name="P210" style:family="paragraph" style:parent-style-name="Preformatted_20_Text">
      <style:text-properties officeooo:rsid="00058cb3" officeooo:paragraph-rsid="00e2b9d6"/>
    </style:style>
    <style:style style:name="P211"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12"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cf2239" style:font-size-asian="10pt" style:font-style-asian="normal" style:font-weight-asian="normal" style:font-size-complex="10pt" style:font-style-complex="normal" style:font-weight-complex="normal" style:text-overline-style="none" style:text-overline-color="font-color"/>
    </style:style>
    <style:style style:name="P213"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cf2239" officeooo:paragraph-rsid="00cf2239" style:font-size-asian="10pt" style:font-style-asian="normal" style:font-weight-asian="normal" style:font-size-complex="10pt" style:font-style-complex="normal" style:font-weight-complex="normal" style:text-overline-style="none" style:text-overline-color="font-color"/>
    </style:style>
    <style:style style:name="P214"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cf2239" officeooo:paragraph-rsid="00d24fb5" style:font-size-asian="10pt" style:font-style-asian="normal" style:font-weight-asian="normal" style:font-size-complex="10pt" style:font-style-complex="normal" style:font-weight-complex="normal" style:text-overline-style="none" style:text-overline-color="font-color"/>
    </style:style>
    <style:style style:name="P215" style:family="paragraph" style:parent-style-name="Inline_20_Note_20_Start">
      <style:text-properties officeooo:paragraph-rsid="00675c80"/>
    </style:style>
    <style:style style:name="P216" style:family="paragraph" style:parent-style-name="Inline_20_Note_20_Start">
      <style:text-properties officeooo:rsid="00293b1e" officeooo:paragraph-rsid="00876e4a"/>
    </style:style>
    <style:style style:name="P217" style:family="paragraph" style:parent-style-name="Inline_20_Note_20_Start">
      <style:text-properties officeooo:rsid="00293b1e" officeooo:paragraph-rsid="00894e91"/>
    </style:style>
    <style:style style:name="P218" style:family="paragraph" style:parent-style-name="Inline_20_Note_20_Start">
      <style:text-properties officeooo:paragraph-rsid="00d8f382"/>
    </style:style>
    <style:style style:name="P219" style:family="paragraph" style:parent-style-name="Inline_20_Note_20_Start">
      <style:text-properties officeooo:paragraph-rsid="00daa8f1"/>
    </style:style>
    <style:style style:name="P220" style:family="paragraph" style:parent-style-name="Inline_20_Note_20_Start">
      <style:text-properties officeooo:paragraph-rsid="00e00da2"/>
    </style:style>
    <style:style style:name="P221" style:family="paragraph" style:parent-style-name="Inline_20_Note_20_Start">
      <style:text-properties officeooo:paragraph-rsid="00e1dac9"/>
    </style:style>
    <style:style style:name="P222" style:family="paragraph" style:parent-style-name="Standard">
      <style:paragraph-properties fo:margin-left="0.5in" fo:margin-right="0in" fo:text-indent="0in" style:auto-text-indent="false"/>
      <style:text-properties fo:language="en" fo:country="US" officeooo:rsid="00aa46d1" officeooo:paragraph-rsid="00aa46d1"/>
    </style:style>
    <style:style style:name="P223" style:family="paragraph" style:parent-style-name="Standard">
      <style:paragraph-properties fo:margin-left="0.5in" fo:margin-right="0in" fo:text-indent="0in" style:auto-text-indent="false"/>
      <style:text-properties fo:language="en" fo:country="US" officeooo:paragraph-rsid="00aa46d1"/>
    </style:style>
    <style:style style:name="P224" style:family="paragraph" style:parent-style-name="Standard">
      <style:paragraph-properties fo:margin-left="0in" fo:margin-right="0in" fo:text-indent="0in" style:auto-text-indent="false"/>
      <style:text-properties fo:language="en" fo:country="US" officeooo:paragraph-rsid="004484ef"/>
    </style:style>
    <style:style style:name="P225" style:family="paragraph" style:parent-style-name="Command_20_Line">
      <style:text-properties fo:font-variant="normal" fo:text-transform="none" fo:font-size="10pt" fo:language="en" fo:country="US" style:font-size-asian="10pt" style:text-scale="100%"/>
    </style:style>
    <style:style style:name="P226" style:family="paragraph" style:parent-style-name="Command_20_Line">
      <style:text-properties fo:language="en" fo:country="US"/>
    </style:style>
    <style:style style:name="P227" style:family="paragraph" style:parent-style-name="Command_20_Line">
      <style:text-properties fo:language="en" fo:country="US" officeooo:rsid="00a73850" officeooo:paragraph-rsid="00a73850"/>
    </style:style>
    <style:style style:name="P228" style:family="paragraph" style:parent-style-name="Command_20_Line">
      <style:text-properties fo:language="en" fo:country="US" fo:font-style="italic" style:font-style-asian="italic" style:font-style-complex="italic"/>
    </style:style>
    <style:style style:name="P229" style:family="paragraph" style:parent-style-name="Command_20_Line">
      <style:text-properties fo:language="en" fo:country="US" fo:font-style="italic" officeooo:rsid="001ba33b" officeooo:paragraph-rsid="001ba33b" style:font-style-asian="italic" style:font-style-complex="italic"/>
    </style:style>
    <style:style style:name="P230" style:family="paragraph" style:parent-style-name="Command_20_Line">
      <style:text-properties fo:language="en" fo:country="US" officeooo:rsid="001ba33b"/>
    </style:style>
    <style:style style:name="P231" style:family="paragraph" style:parent-style-name="Command_20_Line">
      <style:text-properties fo:language="en" fo:country="US" officeooo:rsid="001ba33b" officeooo:paragraph-rsid="001ba33b"/>
    </style:style>
    <style:style style:name="P232" style:family="paragraph" style:parent-style-name="Command_20_Line">
      <style:text-properties fo:language="en" fo:country="US" officeooo:paragraph-rsid="00d24fb5"/>
    </style:style>
    <style:style style:name="P233" style:family="paragraph" style:parent-style-name="Command_20_Line">
      <style:text-properties fo:language="en" fo:country="US" officeooo:paragraph-rsid="00cf2239"/>
    </style:style>
    <style:style style:name="P234" style:family="paragraph" style:parent-style-name="Command_20_Line">
      <style:text-properties fo:language="en" fo:country="US" officeooo:paragraph-rsid="00767184"/>
    </style:style>
    <style:style style:name="P235" style:family="paragraph" style:parent-style-name="Command_20_Line">
      <style:text-properties fo:language="en" fo:country="US" officeooo:rsid="009446f6" officeooo:paragraph-rsid="009446f6"/>
    </style:style>
    <style:style style:name="P236" style:family="paragraph" style:parent-style-name="Command_20_Line">
      <style:text-properties fo:language="en" fo:country="US" officeooo:paragraph-rsid="009446f6"/>
    </style:style>
    <style:style style:name="P237" style:family="paragraph" style:parent-style-name="Command_20_Line">
      <style:text-properties fo:language="en" fo:country="US" officeooo:paragraph-rsid="006ade0f"/>
    </style:style>
    <style:style style:name="P238" style:family="paragraph" style:parent-style-name="Command_20_Line">
      <style:text-properties fo:language="en" fo:country="US" officeooo:paragraph-rsid="006e7d6e"/>
    </style:style>
    <style:style style:name="P239" style:family="paragraph" style:parent-style-name="Command_20_Line">
      <style:text-properties fo:language="en" fo:country="US" officeooo:rsid="007313cc" officeooo:paragraph-rsid="006eb812"/>
    </style:style>
    <style:style style:name="P240" style:family="paragraph" style:parent-style-name="Command_20_Line">
      <style:text-properties fo:language="en" fo:country="US" officeooo:rsid="007313cc" officeooo:paragraph-rsid="007313cc"/>
    </style:style>
    <style:style style:name="P241" style:family="paragraph" style:parent-style-name="Command_20_Line">
      <style:text-properties fo:language="en" fo:country="US" officeooo:rsid="006e7d6e"/>
    </style:style>
    <style:style style:name="P242" style:family="paragraph" style:parent-style-name="Command_20_Line">
      <style:text-properties fo:language="en" fo:country="US" officeooo:rsid="006e7d6e" officeooo:paragraph-rsid="006e7d6e"/>
    </style:style>
    <style:style style:name="P243" style:family="paragraph" style:parent-style-name="Command_20_Line">
      <style:text-properties fo:language="en" fo:country="US" officeooo:rsid="007437f5" officeooo:paragraph-rsid="007437f5"/>
    </style:style>
    <style:style style:name="P244" style:family="paragraph" style:parent-style-name="Command_20_Line">
      <style:text-properties fo:language="en" fo:country="US" officeooo:paragraph-rsid="007980f1"/>
    </style:style>
    <style:style style:name="P245" style:family="paragraph" style:parent-style-name="Command_20_Line">
      <style:text-properties fo:language="en" fo:country="US" officeooo:paragraph-rsid="00935c7a"/>
    </style:style>
    <style:style style:name="P246" style:family="paragraph" style:parent-style-name="Command_20_Line">
      <style:text-properties fo:language="en" fo:country="US" officeooo:paragraph-rsid="007a7977"/>
    </style:style>
    <style:style style:name="P247" style:family="paragraph" style:parent-style-name="Command_20_Line">
      <style:text-properties fo:language="en" fo:country="US" officeooo:rsid="007a7977" officeooo:paragraph-rsid="007a7977"/>
    </style:style>
    <style:style style:name="P248" style:family="paragraph" style:parent-style-name="Command_20_Line">
      <style:text-properties fo:language="en" fo:country="US" officeooo:paragraph-rsid="00869936"/>
    </style:style>
    <style:style style:name="P249" style:family="paragraph" style:parent-style-name="Command_20_Line">
      <style:text-properties fo:language="en" fo:country="US" officeooo:rsid="00869936" officeooo:paragraph-rsid="00869936"/>
    </style:style>
    <style:style style:name="P250" style:family="paragraph" style:parent-style-name="Command_20_Line">
      <style:text-properties fo:language="en" fo:country="US" officeooo:paragraph-rsid="00890e92"/>
    </style:style>
    <style:style style:name="P251" style:family="paragraph" style:parent-style-name="Command_20_Line">
      <style:text-properties fo:language="en" fo:country="US" officeooo:paragraph-rsid="00894d07"/>
    </style:style>
    <style:style style:name="P252" style:family="paragraph" style:parent-style-name="Command_20_Line">
      <style:text-properties fo:language="en" fo:country="US" officeooo:paragraph-rsid="00894e91"/>
    </style:style>
    <style:style style:name="P253" style:family="paragraph" style:parent-style-name="Command_20_Line">
      <style:text-properties fo:language="en" fo:country="US" officeooo:paragraph-rsid="00cbb669"/>
    </style:style>
    <style:style style:name="P254" style:family="paragraph" style:parent-style-name="Command_20_Line">
      <style:text-properties fo:language="en" fo:country="US" officeooo:paragraph-rsid="008b319d"/>
    </style:style>
    <style:style style:name="P255" style:family="paragraph" style:parent-style-name="Command_20_Line">
      <style:paragraph-properties>
        <style:tab-stops>
          <style:tab-stop style:position="1.2972in"/>
          <style:tab-stop style:position="2.1402in"/>
          <style:tab-stop style:position="3.3429in"/>
        </style:tab-stops>
      </style:paragraph-properties>
      <style:text-properties fo:language="en" fo:country="US"/>
    </style:style>
    <style:style style:name="P256" style:family="paragraph" style:parent-style-name="Command_20_Line">
      <style:paragraph-properties>
        <style:tab-stops>
          <style:tab-stop style:position="1.3827in"/>
        </style:tab-stops>
      </style:paragraph-properties>
      <style:text-properties fo:language="en" fo:country="US"/>
    </style:style>
    <style:style style:name="P257" style:family="paragraph" style:parent-style-name="Command_20_Line">
      <style:text-properties fo:language="en" fo:country="US" officeooo:paragraph-rsid="00412b3d"/>
    </style:style>
    <style:style style:name="P258" style:family="paragraph" style:parent-style-name="Command_20_Line">
      <style:text-properties fo:font-size="8pt" fo:language="en" fo:country="US" style:font-size-asian="8pt" style:font-size-complex="8pt"/>
    </style:style>
    <style:style style:name="P259" style:family="paragraph" style:parent-style-name="Command_20_Line">
      <style:paragraph-properties fo:margin-left="1.4957in" fo:margin-right="0in" fo:margin-top="0in" fo:margin-bottom="0in" style:contextual-spacing="false" fo:orphans="2" fo:widows="2" fo:text-indent="-1.102in" style:auto-text-indent="false"/>
      <style:text-properties fo:language="en" fo:country="US" officeooo:paragraph-rsid="001ba33b"/>
    </style:style>
    <style:style style:name="P260" style:family="paragraph" style:parent-style-name="Command_20_Line">
      <style:paragraph-properties fo:margin-left="1.4957in" fo:margin-right="0in" fo:margin-top="0in" fo:margin-bottom="0in" style:contextual-spacing="false" fo:orphans="2" fo:widows="2" fo:text-indent="-1.102in" style:auto-text-indent="false"/>
      <style:text-properties fo:language="en" fo:country="US" officeooo:paragraph-rsid="00675c80"/>
    </style:style>
    <style:style style:name="P261" style:family="paragraph" style:parent-style-name="Command_20_Line">
      <style:paragraph-properties fo:margin-left="1.4957in" fo:margin-right="0in" fo:margin-top="0in" fo:margin-bottom="0in" style:contextual-spacing="false" fo:orphans="2" fo:widows="2" fo:text-indent="-1.102in" style:auto-text-indent="false"/>
      <style:text-properties fo:language="en" fo:country="US" officeooo:paragraph-rsid="00269cdd"/>
    </style:style>
    <style:style style:name="P262" style:family="paragraph" style:parent-style-name="Command_20_Line">
      <style:paragraph-properties fo:margin-left="1.4957in" fo:margin-right="0in" fo:margin-top="0in" fo:margin-bottom="0in" style:contextual-spacing="false" fo:orphans="2" fo:widows="2" fo:text-indent="-1.102in" style:auto-text-indent="false"/>
      <style:text-properties fo:language="en" fo:country="US" officeooo:paragraph-rsid="00293b1e"/>
    </style:style>
    <style:style style:name="P263" style:family="paragraph" style:parent-style-name="Command_20_Line">
      <style:paragraph-properties fo:margin-left="1.4957in" fo:margin-right="0in" fo:margin-top="0in" fo:margin-bottom="0in" style:contextual-spacing="false" fo:orphans="2" fo:widows="2" fo:text-indent="-1.102in" style:auto-text-indent="false"/>
      <style:text-properties fo:language="en" fo:country="US" officeooo:rsid="00d0c593" officeooo:paragraph-rsid="00d0c593"/>
    </style:style>
    <style:style style:name="P264" style:family="paragraph" style:parent-style-name="Command_20_Line">
      <style:paragraph-properties fo:margin-left="1.4957in" fo:margin-right="0in" fo:margin-top="0in" fo:margin-bottom="0in" style:contextual-spacing="false" fo:orphans="2" fo:widows="2" fo:text-indent="-1.102in" style:auto-text-indent="false"/>
      <style:text-properties fo:language="en" fo:country="US" fo:font-style="italic" officeooo:paragraph-rsid="001ba33b" style:font-style-asian="italic" style:font-style-complex="italic"/>
    </style:style>
    <style:style style:name="P265" style:family="paragraph" style:parent-style-name="Command_20_Line">
      <style:paragraph-properties fo:margin-left="1.4957in" fo:margin-right="0in" fo:margin-top="0in" fo:margin-bottom="0in" style:contextual-spacing="false" fo:orphans="2" fo:widows="2" fo:text-indent="-1.102in" style:auto-text-indent="false"/>
      <style:text-properties fo:language="en" fo:country="US" fo:font-style="italic" officeooo:paragraph-rsid="00293b1e" style:font-style-asian="italic" style:font-style-complex="italic"/>
    </style:style>
    <style:style style:name="P266" style:family="paragraph" style:parent-style-name="Command_20_Line">
      <style:paragraph-properties fo:margin-left="1.4957in" fo:margin-right="0in" fo:margin-top="0in" fo:margin-bottom="0in" style:contextual-spacing="false" fo:orphans="2" fo:widows="2" fo:text-indent="-1.102in" style:auto-text-indent="false"/>
      <style:text-properties fo:language="en" fo:country="US" fo:font-style="italic" officeooo:paragraph-rsid="00269cdd" style:font-style-asian="italic" style:font-style-complex="italic"/>
    </style:style>
    <style:style style:name="P267" style:family="paragraph" style:parent-style-name="Command_20_Line">
      <style:paragraph-properties fo:margin-left="1.4957in" fo:margin-right="0in" fo:margin-top="0in" fo:margin-bottom="0in" style:contextual-spacing="false" fo:orphans="2" fo:widows="2" fo:text-indent="-1.102in" style:auto-text-indent="false"/>
      <style:text-properties fo:language="en" fo:country="US" officeooo:rsid="0068e2c9" officeooo:paragraph-rsid="0068e2c9"/>
    </style:style>
    <style:style style:name="P268" style:family="paragraph" style:parent-style-name="Command_20_Line">
      <style:paragraph-properties fo:margin-top="0in" fo:margin-bottom="0in" style:contextual-spacing="false"/>
      <style:text-properties fo:language="en" fo:country="US"/>
    </style:style>
    <style:style style:name="P269" style:family="paragraph" style:parent-style-name="Subtitle">
      <style:text-properties fo:language="en" fo:country="US" officeooo:rsid="0065b78d" officeooo:paragraph-rsid="0065b78d"/>
    </style:style>
    <style:style style:name="P270" style:family="paragraph" style:parent-style-name="Command_20_Synopsis_20_Heading">
      <style:text-properties fo:language="en" fo:country="US"/>
    </style:style>
    <style:style style:name="P271" style:family="paragraph" style:parent-style-name="Command_20_Synopsis_20_Heading">
      <style:text-properties fo:language="en" fo:country="US" officeooo:paragraph-rsid="00cf2239"/>
    </style:style>
    <style:style style:name="P272" style:family="paragraph" style:parent-style-name="Command_20_Synopsis_20_Heading">
      <style:text-properties fo:language="en" fo:country="US" officeooo:paragraph-rsid="00767184"/>
    </style:style>
    <style:style style:name="P273" style:family="paragraph" style:parent-style-name="Command_20_Synopsis_20_Heading">
      <style:text-properties fo:language="en" fo:country="US" officeooo:paragraph-rsid="009446f6"/>
    </style:style>
    <style:style style:name="P274" style:family="paragraph" style:parent-style-name="Command_20_Synopsis_20_Heading">
      <style:text-properties fo:language="en" fo:country="US" officeooo:paragraph-rsid="006ade0f"/>
    </style:style>
    <style:style style:name="P275" style:family="paragraph" style:parent-style-name="Command_20_Synopsis_20_Heading">
      <style:text-properties fo:language="en" fo:country="US" officeooo:paragraph-rsid="00935c7a"/>
    </style:style>
    <style:style style:name="P276" style:family="paragraph" style:parent-style-name="Command_20_Synopsis_20_Heading">
      <style:text-properties fo:language="en" fo:country="US" officeooo:paragraph-rsid="006e7d6e"/>
    </style:style>
    <style:style style:name="P277" style:family="paragraph" style:parent-style-name="Command_20_Synopsis_20_Heading">
      <style:text-properties fo:language="en" fo:country="US" officeooo:paragraph-rsid="007980f1"/>
    </style:style>
    <style:style style:name="P278" style:family="paragraph" style:parent-style-name="Command_20_Synopsis_20_Heading">
      <style:text-properties fo:language="en" fo:country="US" officeooo:paragraph-rsid="007a7977"/>
    </style:style>
    <style:style style:name="P279" style:family="paragraph" style:parent-style-name="Command_20_Line_20_Help_20_Section">
      <style:text-properties fo:language="en" fo:country="US"/>
    </style:style>
    <style:style style:name="P280" style:family="paragraph" style:parent-style-name="Command_20_Line_20_Help_20_Section">
      <style:text-properties fo:language="en" fo:country="US" officeooo:paragraph-rsid="001a568d"/>
    </style:style>
    <style:style style:name="P281" style:family="paragraph" style:parent-style-name="Command_20_Line_20_Help_20_Section">
      <style:text-properties fo:language="en" fo:country="US" officeooo:paragraph-rsid="00cf2239"/>
    </style:style>
    <style:style style:name="P282" style:family="paragraph" style:parent-style-name="Command_20_Line_20_Help_20_Section">
      <style:text-properties fo:language="en" fo:country="US" officeooo:paragraph-rsid="00767184"/>
    </style:style>
    <style:style style:name="P283" style:family="paragraph" style:parent-style-name="Command_20_Line_20_Help_20_Section">
      <style:text-properties fo:language="en" fo:country="US" officeooo:rsid="007781ca" officeooo:paragraph-rsid="007781ca"/>
    </style:style>
    <style:style style:name="P284" style:family="paragraph" style:parent-style-name="Command_20_Line_20_Help_20_Section">
      <style:text-properties fo:language="en" fo:country="US" officeooo:paragraph-rsid="009446f6"/>
    </style:style>
    <style:style style:name="P285" style:family="paragraph" style:parent-style-name="Command_20_Line_20_Help_20_Section">
      <style:text-properties fo:language="en" fo:country="US" officeooo:paragraph-rsid="006ade0f"/>
    </style:style>
    <style:style style:name="P286" style:family="paragraph" style:parent-style-name="Command_20_Line_20_Help_20_Section">
      <style:text-properties fo:language="en" fo:country="US" officeooo:paragraph-rsid="00935c7a"/>
    </style:style>
    <style:style style:name="P287" style:family="paragraph" style:parent-style-name="Command_20_Line_20_Help_20_Section">
      <style:text-properties fo:language="en" fo:country="US" officeooo:rsid="006e7d6e" officeooo:paragraph-rsid="006e7d6e"/>
    </style:style>
    <style:style style:name="P288" style:family="paragraph" style:parent-style-name="Command_20_Line_20_Help_20_Section">
      <style:text-properties fo:language="en" fo:country="US" officeooo:paragraph-rsid="006e7d6e"/>
    </style:style>
    <style:style style:name="P289" style:family="paragraph" style:parent-style-name="Command_20_Line_20_Help_20_Section">
      <style:text-properties fo:language="en" fo:country="US" officeooo:rsid="006eb812" officeooo:paragraph-rsid="006eb812"/>
    </style:style>
    <style:style style:name="P290" style:family="paragraph" style:parent-style-name="Command_20_Line_20_Help_20_Section">
      <style:text-properties fo:language="en" fo:country="US" officeooo:paragraph-rsid="006eb812"/>
    </style:style>
    <style:style style:name="P291" style:family="paragraph" style:parent-style-name="Command_20_Line_20_Help_20_Section">
      <style:text-properties fo:language="en" fo:country="US" officeooo:paragraph-rsid="007980f1"/>
    </style:style>
    <style:style style:name="P292" style:family="paragraph" style:parent-style-name="Command_20_Line_20_Help_20_Section">
      <style:text-properties fo:language="en" fo:country="US" officeooo:rsid="007980f1" officeooo:paragraph-rsid="00935c7a"/>
    </style:style>
    <style:style style:name="P293" style:family="paragraph" style:parent-style-name="Command_20_Line_20_Help_20_Section">
      <style:text-properties fo:language="en" fo:country="US" officeooo:paragraph-rsid="007a7977"/>
    </style:style>
    <style:style style:name="P294" style:family="paragraph" style:parent-style-name="Command_20_Line_20_Help_20_Section">
      <style:text-properties fo:language="en" fo:country="US" officeooo:rsid="007a7977" officeooo:paragraph-rsid="007a7977"/>
    </style:style>
    <style:style style:name="P295"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1a568d" style:font-size-asian="10pt" style:font-style-asian="normal" style:font-weight-asian="normal" style:font-size-complex="10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29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93b1e" style:font-size-asian="11pt" style:font-style-asian="normal" style:font-weight-asian="bold" style:font-size-complex="11pt" style:font-style-complex="normal" style:font-weight-complex="bold" style:text-overline-style="none" style:text-overline-color="font-color"/>
    </style:style>
    <style:style style:name="P29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ac7e8" style:font-size-asian="11pt" style:font-style-asian="normal" style:font-weight-asian="bold" style:font-size-complex="11pt" style:font-style-complex="normal" style:font-weight-complex="bold" style:text-overline-style="none" style:text-overline-color="font-color"/>
    </style:style>
    <style:style style:name="P30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d9132" style:font-size-asian="11pt" style:font-style-asian="normal" style:font-weight-asian="bold" style:font-size-complex="11pt" style:font-style-complex="normal" style:font-weight-complex="bold" style:text-overline-style="none" style:text-overline-color="font-color"/>
    </style:style>
    <style:style style:name="P30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021b2" style:font-size-asian="11pt" style:font-style-asian="normal" style:font-weight-asian="bold" style:font-size-complex="11pt" style:font-style-complex="normal" style:font-weight-complex="bold" style:text-overline-style="none" style:text-overline-color="font-color"/>
    </style:style>
    <style:style style:name="P30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15a55" style:font-size-asian="11pt" style:font-style-asian="normal" style:font-weight-asian="bold" style:font-size-complex="11pt" style:font-style-complex="normal" style:font-weight-complex="bold" style:text-overline-style="none" style:text-overline-color="font-color"/>
    </style:style>
    <style:style style:name="P30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1a84" style:font-size-asian="11pt" style:font-style-asian="normal" style:font-weight-asian="bold" style:font-size-complex="11pt" style:font-style-complex="normal" style:font-weight-complex="bold" style:text-overline-style="none" style:text-overline-color="font-color"/>
    </style:style>
    <style:style style:name="P30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8b319d" style:font-size-asian="11pt" style:font-style-asian="normal" style:font-weight-asian="bold" style:font-size-complex="11pt" style:font-style-complex="normal" style:font-weight-complex="bold" style:text-overline-style="none" style:text-overline-color="font-color"/>
    </style:style>
    <style:style style:name="P30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3b42" style:font-size-asian="11pt" style:font-style-asian="normal" style:font-weight-asian="bold" style:font-size-complex="11pt" style:font-style-complex="normal" style:font-weight-complex="bold" style:text-overline-style="none" style:text-overline-color="font-color"/>
    </style:style>
    <style:style style:name="P30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4cbd1" style:font-size-asian="11pt" style:font-style-asian="normal" style:font-weight-asian="bold" style:font-size-complex="11pt" style:font-style-complex="normal" style:font-weight-complex="bold" style:text-overline-style="none" style:text-overline-color="font-color"/>
    </style:style>
    <style:style style:name="P30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710cb" style:font-size-asian="11pt" style:font-style-asian="normal" style:font-weight-asian="bold" style:font-size-complex="11pt" style:font-style-complex="normal" style:font-weight-complex="bold" style:text-overline-style="none" style:text-overline-color="font-color"/>
    </style:style>
    <style:style style:name="P30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8f572" style:font-size-asian="11pt" style:font-style-asian="normal" style:font-weight-asian="bold" style:font-size-complex="11pt" style:font-style-complex="normal" style:font-weight-complex="bold" style:text-overline-style="none" style:text-overline-color="font-color"/>
    </style:style>
    <style:style style:name="P309" style:family="paragraph" style:parent-style-name="Body">
      <style:paragraph-properties fo:text-align="justify" style:justify-single-word="false"/>
      <style:text-properties fo:language="en" fo:country="US"/>
    </style:style>
    <style:style style:name="P310" style:family="paragraph" style:parent-style-name="TableTitle">
      <style:paragraph-properties fo:margin-left="0.6252in" fo:margin-right="0in" fo:text-indent="-0.6252in" style:auto-text-indent="false">
        <style:tab-stops>
          <style:tab-stop style:position="1in"/>
        </style:tab-stops>
      </style:paragraph-properties>
      <style:text-properties fo:font-variant="normal" fo:text-transform="none" style:font-name="Calibri" fo:language="en" fo:country="US" style:text-scale="100%"/>
    </style:style>
    <style:style style:name="P311" style:family="paragraph" style:parent-style-name="Command_20_Line_20__28_small_29_">
      <style:text-properties fo:language="en" fo:country="US"/>
    </style:style>
    <style:style style:name="P312" style:family="paragraph" style:parent-style-name="Command_20_Line_20__28_small_29_">
      <style:text-properties fo:language="en" fo:country="US" officeooo:paragraph-rsid="009446f6"/>
    </style:style>
    <style:style style:name="P313" style:family="paragraph" style:parent-style-name="Table">
      <style:paragraph-properties fo:keep-with-next="always"/>
      <style:text-properties fo:language="en" fo:country="US"/>
    </style:style>
    <style:style style:name="P314" style:family="paragraph" style:parent-style-name="Table">
      <style:paragraph-properties fo:keep-with-next="always"/>
      <style:text-properties fo:language="en" fo:country="US" officeooo:paragraph-rsid="008b319d"/>
    </style:style>
    <style:style style:name="P315" style:family="paragraph" style:parent-style-name="Table">
      <style:text-properties fo:language="en" fo:country="US"/>
    </style:style>
    <style:style style:name="P316" style:family="paragraph" style:parent-style-name="Contents_20_2">
      <style:paragraph-properties>
        <style:tab-stops>
          <style:tab-stop style:position="0.8661in"/>
          <style:tab-stop style:position="6.6929in" style:type="right" style:leader-style="dotted" style:leader-text="."/>
        </style:tab-stops>
      </style:paragraph-properties>
    </style:style>
    <style:style style:name="P317" style:family="paragraph" style:parent-style-name="Contents_20_1">
      <style:paragraph-properties>
        <style:tab-stops>
          <style:tab-stop style:position="6.6929in" style:type="right" style:leader-style="dotted" style:leader-text="."/>
        </style:tab-stops>
      </style:paragraph-properties>
    </style:style>
    <style:style style:name="P318" style:family="paragraph" style:parent-style-name="Contents_20_3">
      <style:paragraph-properties>
        <style:tab-stops>
          <style:tab-stop style:position="1.0634in"/>
          <style:tab-stop style:position="6.6929in" style:type="right" style:leader-style="dotted" style:leader-text="."/>
        </style:tab-stops>
      </style:paragraph-properties>
    </style:style>
    <style:style style:name="P319" style:family="paragraph" style:parent-style-name="Standard" style:master-page-name="First_20_Page">
      <style:paragraph-properties style:page-number="auto"/>
      <style:text-properties fo:language="en" fo:country="US" fo:font-weight="bold" officeooo:rsid="0012b0bf" officeooo:paragraph-rsid="0012b0bf" style:font-weight-asian="bold" style:font-weight-complex="bold"/>
    </style:style>
    <style:style style:name="P320" style:family="paragraph" style:parent-style-name="Standard" style:list-style-name="WWNum1">
      <style:text-properties fo:language="en" fo:country="US"/>
    </style:style>
    <style:style style:name="P321" style:family="paragraph" style:parent-style-name="Standard" style:list-style-name="L1">
      <style:text-properties fo:language="en" fo:country="US"/>
    </style:style>
    <style:style style:name="P322" style:family="paragraph" style:parent-style-name="Standard" style:list-style-name="L2">
      <style:text-properties fo:language="en" fo:country="US"/>
    </style:style>
    <style:style style:name="P323" style:family="paragraph" style:parent-style-name="Standard" style:list-style-name="L3">
      <style:text-properties fo:language="en" fo:country="US"/>
    </style:style>
    <style:style style:name="P324" style:family="paragraph" style:parent-style-name="Standard" style:list-style-name="L6">
      <style:text-properties fo:language="en" fo:country="US"/>
    </style:style>
    <style:style style:name="P325" style:family="paragraph" style:parent-style-name="Standard" style:list-style-name="L6">
      <style:text-properties fo:language="en" fo:country="US" officeooo:rsid="00daa8f1" officeooo:paragraph-rsid="00daa8f1"/>
    </style:style>
    <style:style style:name="P326" style:family="paragraph" style:parent-style-name="Standard" style:list-style-name="L6">
      <style:text-properties fo:language="en" fo:country="US" officeooo:rsid="0082b805" officeooo:paragraph-rsid="00daa8f1"/>
    </style:style>
    <style:style style:name="P327" style:family="paragraph" style:parent-style-name="Standard" style:list-style-name="L7">
      <style:text-properties fo:language="en" fo:country="US"/>
    </style:style>
    <style:style style:name="P328" style:family="paragraph" style:parent-style-name="Standard" style:list-style-name="L9">
      <style:text-properties fo:language="en" fo:country="US" officeooo:rsid="00c4c858" officeooo:paragraph-rsid="00c4c858"/>
    </style:style>
    <style:style style:name="P329" style:family="paragraph" style:parent-style-name="Standard" style:list-style-name="L10">
      <style:text-properties fo:language="en" fo:country="US" officeooo:rsid="008e56cb" officeooo:paragraph-rsid="008e56cb"/>
    </style:style>
    <style:style style:name="P330" style:family="paragraph" style:parent-style-name="Standard" style:list-style-name="L13">
      <style:text-properties fo:language="en" fo:country="US"/>
    </style:style>
    <style:style style:name="P331" style:family="paragraph" style:parent-style-name="Standard" style:list-style-name="L15">
      <style:text-properties fo:language="en" fo:country="US"/>
    </style:style>
    <style:style style:name="P332" style:family="paragraph" style:parent-style-name="Standard" style:list-style-name="L16">
      <style:text-properties fo:language="en" fo:country="US"/>
    </style:style>
    <style:style style:name="P333" style:family="paragraph" style:parent-style-name="Standard" style:list-style-name="L17">
      <style:text-properties fo:language="en" fo:country="US"/>
    </style:style>
    <style:style style:name="P334" style:family="paragraph" style:parent-style-name="Standard" style:list-style-name="L18">
      <style:text-properties fo:language="en" fo:country="US"/>
    </style:style>
    <style:style style:name="P335" style:family="paragraph" style:parent-style-name="Standard" style:list-style-name="L19">
      <style:text-properties fo:language="en" fo:country="US"/>
    </style:style>
    <style:style style:name="P336" style:family="paragraph" style:parent-style-name="Standard" style:list-style-name="L20">
      <style:text-properties fo:language="en" fo:country="US" officeooo:paragraph-rsid="004484ef"/>
    </style:style>
    <style:style style:name="P337" style:family="paragraph" style:parent-style-name="Standard" style:list-style-name="L21">
      <style:text-properties fo:language="en" fo:country="US" officeooo:paragraph-rsid="004484ef"/>
    </style:style>
    <style:style style:name="P338" style:family="paragraph" style:parent-style-name="Standard" style:list-style-name="L22">
      <style:text-properties fo:language="en" fo:country="US" officeooo:paragraph-rsid="004484ef"/>
    </style:style>
    <style:style style:name="P339" style:family="paragraph" style:parent-style-name="Standard" style:list-style-name="L24">
      <style:text-properties fo:language="en" fo:country="US"/>
    </style:style>
    <style:style style:name="P340" style:family="paragraph" style:parent-style-name="Standard" style:list-style-name="L4"/>
    <style:style style:name="P341" style:family="paragraph" style:parent-style-name="Standard" style:list-style-name="L5">
      <style:text-properties officeooo:paragraph-rsid="009001ab"/>
    </style:style>
    <style:style style:name="P342" style:family="paragraph" style:parent-style-name="Standard" style:list-style-name="L6"/>
    <style:style style:name="P343" style:family="paragraph" style:parent-style-name="Standard" style:list-style-name="L6">
      <style:text-properties officeooo:paragraph-rsid="00af75de"/>
    </style:style>
    <style:style style:name="P344" style:family="paragraph" style:parent-style-name="Standard" style:list-style-name="L6">
      <style:text-properties officeooo:paragraph-rsid="00daa8f1"/>
    </style:style>
    <style:style style:name="P345" style:family="paragraph" style:parent-style-name="Standard" style:list-style-name="L6">
      <style:text-properties officeooo:rsid="0082b805" officeooo:paragraph-rsid="0082b805"/>
    </style:style>
    <style:style style:name="P346" style:family="paragraph" style:parent-style-name="Standard" style:list-style-name="L7"/>
    <style:style style:name="P347" style:family="paragraph" style:parent-style-name="Standard" style:list-style-name="L7">
      <style:text-properties officeooo:paragraph-rsid="0082b805"/>
    </style:style>
    <style:style style:name="P348" style:family="paragraph" style:parent-style-name="Standard" style:list-style-name="L8">
      <style:text-properties officeooo:rsid="0098f55a" officeooo:paragraph-rsid="0098f55a"/>
    </style:style>
    <style:style style:name="P349" style:family="paragraph" style:parent-style-name="Standard" style:list-style-name="L10">
      <style:text-properties officeooo:rsid="008e56cb" officeooo:paragraph-rsid="008e56cb"/>
    </style:style>
    <style:style style:name="P350" style:family="paragraph" style:parent-style-name="Standard" style:list-style-name="L11">
      <style:text-properties officeooo:rsid="00293b1e" officeooo:paragraph-rsid="00293b1e"/>
    </style:style>
    <style:style style:name="P351" style:family="paragraph" style:parent-style-name="Standard" style:list-style-name="L12">
      <style:text-properties officeooo:rsid="00293b1e" officeooo:paragraph-rsid="00293b1e"/>
    </style:style>
    <style:style style:name="P352" style:family="paragraph" style:parent-style-name="Standard" style:list-style-name="L14"/>
    <style:style style:name="P353" style:family="paragraph" style:parent-style-name="Standard" style:list-style-name="L17"/>
    <style:style style:name="P354" style:family="paragraph" style:parent-style-name="Standard" style:list-style-name="L23"/>
    <style:style style:name="P355" style:family="paragraph" style:parent-style-name="Standard" style:list-style-name="L18">
      <style:paragraph-properties fo:margin-left="1in" fo:margin-right="0in" fo:text-indent="-0.25in" style:auto-text-indent="false"/>
      <style:text-properties fo:language="en" fo:country="US"/>
    </style:style>
    <style:style style:name="P356" style:family="paragraph" style:parent-style-name="Title" style:master-page-name="First_20_Page">
      <style:paragraph-properties style:page-number="auto"/>
      <style:text-properties fo:language="en" fo:country="US"/>
    </style:style>
    <style:style style:name="P357" style:family="paragraph" style:parent-style-name="Heading_20_3">
      <style:text-properties fo:language="en" fo:country="US"/>
    </style:style>
    <style:style style:name="P358" style:family="paragraph" style:parent-style-name="Heading_20_3">
      <style:text-properties fo:language="en" fo:country="US" officeooo:paragraph-rsid="009001ab"/>
    </style:style>
    <style:style style:name="P359" style:family="paragraph" style:parent-style-name="Heading_20_3">
      <style:text-properties fo:language="en" fo:country="US" officeooo:rsid="00cf2239"/>
    </style:style>
    <style:style style:name="P360" style:family="paragraph" style:parent-style-name="Heading_20_3">
      <style:text-properties fo:language="en" fo:country="US" officeooo:paragraph-rsid="00767184"/>
    </style:style>
    <style:style style:name="P361" style:family="paragraph" style:parent-style-name="Heading_20_3">
      <style:text-properties fo:language="en" fo:country="US" officeooo:rsid="009446f6" officeooo:paragraph-rsid="009446f6"/>
    </style:style>
    <style:style style:name="P362" style:family="paragraph" style:parent-style-name="Heading_20_3">
      <style:text-properties fo:language="en" fo:country="US" officeooo:paragraph-rsid="009446f6"/>
    </style:style>
    <style:style style:name="P363" style:family="paragraph" style:parent-style-name="Heading_20_3">
      <style:text-properties fo:language="en" fo:country="US" officeooo:rsid="006ade0f" officeooo:paragraph-rsid="006ade0f"/>
    </style:style>
    <style:style style:name="P364" style:family="paragraph" style:parent-style-name="Heading_20_3">
      <style:text-properties fo:language="en" fo:country="US" officeooo:rsid="006e7d6e" officeooo:paragraph-rsid="006e7d6e"/>
    </style:style>
    <style:style style:name="P365" style:family="paragraph" style:parent-style-name="Heading_20_3">
      <style:text-properties fo:language="en" fo:country="US" officeooo:paragraph-rsid="006e7d6e"/>
    </style:style>
    <style:style style:name="P366" style:family="paragraph" style:parent-style-name="Heading_20_3">
      <style:text-properties fo:language="en" fo:country="US" officeooo:rsid="00935c7a" officeooo:paragraph-rsid="007980f1"/>
    </style:style>
    <style:style style:name="P367" style:family="paragraph" style:parent-style-name="Heading_20_3">
      <style:text-properties fo:language="en" fo:country="US" officeooo:rsid="007980f1" officeooo:paragraph-rsid="00935c7a"/>
    </style:style>
    <style:style style:name="P368" style:family="paragraph" style:parent-style-name="Heading_20_3">
      <style:text-properties fo:language="en" fo:country="US" officeooo:paragraph-rsid="007a7977"/>
    </style:style>
    <style:style style:name="P369" style:family="paragraph" style:parent-style-name="Heading_20_3">
      <style:text-properties fo:language="en" fo:country="US" officeooo:paragraph-rsid="008b319d"/>
    </style:style>
    <style:style style:name="P370" style:family="paragraph" style:parent-style-name="Heading_20_1">
      <style:text-properties fo:language="en" fo:country="US"/>
    </style:style>
    <style:style style:name="P371" style:family="paragraph" style:parent-style-name="Heading_20_1" style:master-page-name="Standard">
      <style:paragraph-properties style:page-number="auto"/>
      <style:text-properties fo:language="en" fo:country="US"/>
    </style:style>
    <style:style style:name="P372" style:family="paragraph" style:parent-style-name="Heading_20_1" style:master-page-name="Standard">
      <style:paragraph-properties style:page-number="auto"/>
      <style:text-properties fo:language="en" fo:country="US" officeooo:paragraph-rsid="000c9b2a"/>
    </style:style>
    <style:style style:name="P373" style:family="paragraph" style:parent-style-name="Heading_20_2">
      <style:text-properties fo:language="en" fo:country="US"/>
    </style:style>
    <style:style style:name="P374" style:family="paragraph" style:parent-style-name="Heading_20_2">
      <style:text-properties fo:language="en" fo:country="US" officeooo:paragraph-rsid="009001ab"/>
    </style:style>
    <style:style style:name="P375" style:family="paragraph" style:parent-style-name="Heading_20_2">
      <style:text-properties fo:language="en" fo:country="US" officeooo:paragraph-rsid="008b319d"/>
    </style:style>
    <style:style style:name="P376" style:family="paragraph" style:parent-style-name="Command_20_Line" style:list-style-name="L6"/>
    <style:style style:name="P377" style:family="paragraph" style:parent-style-name="Command_20_Line" style:list-style-name="L6">
      <style:text-properties fo:language="en" fo:country="US"/>
    </style:style>
    <style:style style:name="P378" style:family="paragraph" style:parent-style-name="Contents_20_Heading" style:master-page-name="Index">
      <style:paragraph-properties style:page-number="auto"/>
    </style:style>
    <style:style style:name="T1" style:family="text">
      <style:text-properties fo:font-style="italic" style:font-style-asian="italic" style:font-style-complex="italic"/>
    </style:style>
    <style:style style:name="T2" style:family="text">
      <style:text-properties fo:font-style="italic" officeooo:rsid="0093cd5a" style:font-style-asian="italic" style:font-style-complex="italic"/>
    </style:style>
    <style:style style:name="T3" style:family="text">
      <style:text-properties fo:font-style="italic" officeooo:rsid="00c7ed8b" style:font-style-asian="italic" style:font-style-complex="italic"/>
    </style:style>
    <style:style style:name="T4" style:family="text">
      <style:text-properties fo:font-variant="normal" fo:text-transform="none" style:text-scale="100%"/>
    </style:style>
    <style:style style:name="T5" style:family="text">
      <style:text-properties fo:font-variant="normal" fo:text-transform="none" officeooo:rsid="001dcae7" style:text-scale="100%"/>
    </style:style>
    <style:style style:name="T6" style:family="text">
      <style:text-properties fo:font-variant="normal" fo:text-transform="none" officeooo:rsid="00ace81b" style:text-scale="100%"/>
    </style:style>
    <style:style style:name="T7" style:family="text">
      <style:text-properties fo:font-variant="normal" fo:text-transform="none" officeooo:rsid="00aa46d1" style:text-scale="100%"/>
    </style:style>
    <style:style style:name="T8" style:family="text">
      <style:text-properties fo:font-variant="normal" fo:text-transform="none" officeooo:rsid="00d8f382" style:text-scale="100%"/>
    </style:style>
    <style:style style:name="T9" style:family="text">
      <style:text-properties fo:font-variant="normal" fo:text-transform="none" fo:font-weight="bold" style:font-weight-asian="bold" style:text-scale="100%"/>
    </style:style>
    <style:style style:name="T10" style:family="text">
      <style:text-properties fo:font-variant="normal" fo:text-transform="none" fo:font-weight="bold" style:font-weight-asian="bold" style:font-weight-complex="bold" style:text-scale="100%"/>
    </style:style>
    <style:style style:name="T11" style:family="text">
      <style:text-properties fo:font-variant="normal" fo:text-transform="none" fo:font-weight="bold" officeooo:rsid="00aa46d1" style:font-weight-asian="bold" style:font-weight-complex="bold" style:text-scale="100%"/>
    </style:style>
    <style:style style:name="T12" style:family="text">
      <style:text-properties fo:font-variant="normal" fo:text-transform="none" fo:language="en" fo:country="US" style:text-scale="100%"/>
    </style:style>
    <style:style style:name="T13" style:family="text">
      <style:text-properties fo:font-variant="normal" fo:text-transform="none" fo:language="en" fo:country="US" officeooo:rsid="00e1dac9" style:text-scale="100%"/>
    </style:style>
    <style:style style:name="T14" style:family="text">
      <style:text-properties fo:language="en" fo:country="US"/>
    </style:style>
    <style:style style:name="T15" style:family="text">
      <style:text-properties fo:language="en" fo:country="US" officeooo:rsid="001dcae7"/>
    </style:style>
    <style:style style:name="T16" style:family="text">
      <style:text-properties fo:language="en" fo:country="US" officeooo:rsid="0091aa67"/>
    </style:style>
    <style:style style:name="T17" style:family="text">
      <style:text-properties fo:language="en" fo:country="US" officeooo:rsid="00b1eeed"/>
    </style:style>
    <style:style style:name="T18" style:family="text">
      <style:text-properties fo:language="en" fo:country="US" officeooo:rsid="00c68009"/>
    </style:style>
    <style:style style:name="T19" style:family="text">
      <style:text-properties fo:language="en" fo:country="US" officeooo:rsid="00d65b0f"/>
    </style:style>
    <style:style style:name="T20" style:family="text">
      <style:text-properties fo:language="en" fo:country="US" officeooo:rsid="001fa4e0"/>
    </style:style>
    <style:style style:name="T21" style:family="text">
      <style:text-properties fo:language="en" fo:country="US" officeooo:rsid="007f9dd9"/>
    </style:style>
    <style:style style:name="T22" style:family="text">
      <style:text-properties fo:language="en" fo:country="US" fo:font-style="italic" style:font-style-asian="italic" style:font-style-complex="italic"/>
    </style:style>
    <style:style style:name="T23" style:family="text">
      <style:text-properties fo:language="en" fo:country="US" fo:font-style="italic" officeooo:rsid="00675c80" style:font-style-asian="italic" style:font-style-complex="italic"/>
    </style:style>
    <style:style style:name="T24" style:family="text">
      <style:text-properties fo:language="en" fo:country="US" fo:font-style="italic" officeooo:rsid="00b3f734" style:font-style-asian="italic" style:font-style-complex="italic"/>
    </style:style>
    <style:style style:name="T25" style:family="text">
      <style:text-properties fo:language="en" fo:country="US" officeooo:rsid="009001ab"/>
    </style:style>
    <style:style style:name="T26" style:family="text">
      <style:text-properties fo:language="en" fo:country="US" officeooo:rsid="00675c80"/>
    </style:style>
    <style:style style:name="T27" style:family="text">
      <style:text-properties fo:language="en" fo:country="US" officeooo:rsid="00215b7e"/>
    </style:style>
    <style:style style:name="T28" style:family="text">
      <style:text-properties fo:language="en" fo:country="US" officeooo:rsid="00b3f734"/>
    </style:style>
    <style:style style:name="T29" style:family="text">
      <style:text-properties fo:language="en" fo:country="US" officeooo:rsid="002247e2"/>
    </style:style>
    <style:style style:name="T30" style:family="text">
      <style:text-properties fo:language="en" fo:country="US" officeooo:rsid="008176a1"/>
    </style:style>
    <style:style style:name="T31" style:family="text">
      <style:text-properties fo:language="en" fo:country="US" officeooo:rsid="0082b805"/>
    </style:style>
    <style:style style:name="T32" style:family="text">
      <style:text-properties fo:language="en" fo:country="US" officeooo:rsid="00af75de"/>
    </style:style>
    <style:style style:name="T33" style:family="text">
      <style:text-properties fo:language="en" fo:country="US" officeooo:rsid="00236b9b"/>
    </style:style>
    <style:style style:name="T34" style:family="text">
      <style:text-properties fo:language="en" fo:country="US" officeooo:rsid="00bcb655"/>
    </style:style>
    <style:style style:name="T35" style:family="text">
      <style:text-properties fo:language="en" fo:country="US" officeooo:rsid="001ba33b"/>
    </style:style>
    <style:style style:name="T36" style:family="text">
      <style:text-properties fo:language="en" fo:country="US" officeooo:rsid="000da956"/>
    </style:style>
    <style:style style:name="T37" style:family="text">
      <style:text-properties fo:language="en" fo:country="US" officeooo:rsid="00d0c593"/>
    </style:style>
    <style:style style:name="T38" style:family="text">
      <style:text-properties fo:language="en" fo:country="US" officeooo:rsid="00121263"/>
    </style:style>
    <style:style style:name="T39" style:family="text">
      <style:text-properties fo:language="en" fo:country="US" officeooo:rsid="00cf2239"/>
    </style:style>
    <style:style style:name="T40" style:family="text">
      <style:text-properties fo:language="en" fo:country="US" officeooo:rsid="00d3e97b"/>
    </style:style>
    <style:style style:name="T41" style:family="text">
      <style:text-properties fo:language="en" fo:country="US" officeooo:rsid="004c469e"/>
    </style:style>
    <style:style style:name="T42" style:family="text">
      <style:text-properties fo:language="en" fo:country="US" officeooo:rsid="004e11e3"/>
    </style:style>
    <style:style style:name="T43" style:family="text">
      <style:text-properties fo:language="en" fo:country="US" officeooo:rsid="007313cc"/>
    </style:style>
    <style:style style:name="T44" style:family="text">
      <style:text-properties fo:language="en" fo:country="US" officeooo:rsid="00794d27"/>
    </style:style>
    <style:style style:name="T45" style:family="text">
      <style:text-properties fo:language="en" fo:country="US" officeooo:rsid="004fcd70"/>
    </style:style>
    <style:style style:name="T46" style:family="text">
      <style:text-properties fo:language="en" fo:country="US" officeooo:rsid="00519e1c"/>
    </style:style>
    <style:style style:name="T47" style:family="text">
      <style:text-properties fo:language="en" fo:country="US" officeooo:rsid="00534721"/>
    </style:style>
    <style:style style:name="T48" style:family="text">
      <style:text-properties fo:language="en" fo:country="US" officeooo:rsid="0054559c"/>
    </style:style>
    <style:style style:name="T49" style:family="text">
      <style:text-properties fo:language="en" fo:country="US" officeooo:rsid="00560be3"/>
    </style:style>
    <style:style style:name="T50" style:family="text">
      <style:text-properties fo:language="en" fo:country="US" officeooo:rsid="00a35f1e"/>
    </style:style>
    <style:style style:name="T51" style:family="text">
      <style:text-properties fo:language="en" fo:country="US" officeooo:rsid="005776ef"/>
    </style:style>
    <style:style style:name="T52" style:family="text">
      <style:text-properties fo:language="en" fo:country="US" officeooo:rsid="006ade0f"/>
    </style:style>
    <style:style style:name="T53" style:family="text">
      <style:text-properties fo:language="en" fo:country="US" officeooo:rsid="007437f5"/>
    </style:style>
    <style:style style:name="T54" style:family="text">
      <style:text-properties fo:language="en" fo:country="US" officeooo:rsid="00767184"/>
    </style:style>
    <style:style style:name="T55" style:family="text">
      <style:text-properties fo:language="en" fo:country="US" officeooo:rsid="007781ca"/>
    </style:style>
    <style:style style:name="T56" style:family="text">
      <style:text-properties fo:language="en" fo:country="US" officeooo:rsid="00753cd1"/>
    </style:style>
    <style:style style:name="T57" style:family="text">
      <style:text-properties fo:language="en" fo:country="US" officeooo:rsid="0068e2c9"/>
    </style:style>
    <style:style style:name="T58" style:family="text">
      <style:text-properties fo:language="en" fo:country="US" officeooo:rsid="00955d9f"/>
    </style:style>
    <style:style style:name="T59" style:family="text">
      <style:text-properties fo:language="en" fo:country="US" officeooo:rsid="005c83e9"/>
    </style:style>
    <style:style style:name="T60" style:family="text">
      <style:text-properties fo:language="en" fo:country="US" officeooo:rsid="005d1810"/>
    </style:style>
    <style:style style:name="T61" style:family="text">
      <style:text-properties fo:language="en" fo:country="US" officeooo:rsid="006ba37e"/>
    </style:style>
    <style:style style:name="T62" style:family="text">
      <style:text-properties fo:language="en" fo:country="US" officeooo:rsid="006c06d1"/>
    </style:style>
    <style:style style:name="T63" style:family="text">
      <style:text-properties fo:language="en" fo:country="US" officeooo:rsid="006c7531"/>
    </style:style>
    <style:style style:name="T64" style:family="text">
      <style:text-properties fo:language="en" fo:country="US" officeooo:rsid="009dd443"/>
    </style:style>
    <style:style style:name="T65" style:family="text">
      <style:text-properties fo:language="en" fo:country="US" officeooo:rsid="00a4d48d"/>
    </style:style>
    <style:style style:name="T66" style:family="text">
      <style:text-properties fo:language="en" fo:country="US" fo:font-style="normal" style:font-style-asian="normal" style:font-style-complex="normal"/>
    </style:style>
    <style:style style:name="T67" style:family="text">
      <style:text-properties fo:language="en" fo:country="US" officeooo:rsid="00a4aea9"/>
    </style:style>
    <style:style style:name="T68" style:family="text">
      <style:text-properties fo:language="en" fo:country="US" officeooo:rsid="009e05d2"/>
    </style:style>
    <style:style style:name="T69" style:family="text">
      <style:text-properties fo:language="en" fo:country="US" officeooo:rsid="009e76db"/>
    </style:style>
    <style:style style:name="T70" style:family="text">
      <style:text-properties fo:language="en" fo:country="US" officeooo:rsid="00a56896"/>
    </style:style>
    <style:style style:name="T71" style:family="text">
      <style:text-properties fo:language="en" fo:country="US" officeooo:rsid="007e297b"/>
    </style:style>
    <style:style style:name="T72" style:family="text">
      <style:text-properties fo:language="en" fo:country="US" officeooo:rsid="007d1492"/>
    </style:style>
    <style:style style:name="T73" style:family="text">
      <style:text-properties fo:language="en" fo:country="US" officeooo:rsid="007e72fc"/>
    </style:style>
    <style:style style:name="T74" style:family="text">
      <style:text-properties fo:language="en" fo:country="US" officeooo:rsid="006eb812"/>
    </style:style>
    <style:style style:name="T75" style:family="text">
      <style:text-properties fo:language="en" fo:country="US" officeooo:rsid="00721bc1"/>
    </style:style>
    <style:style style:name="T76" style:family="text">
      <style:text-properties fo:language="en" fo:country="US" officeooo:rsid="009a409c"/>
    </style:style>
    <style:style style:name="T77" style:family="text">
      <style:text-properties fo:language="en" fo:country="US" officeooo:rsid="009a4c4d"/>
    </style:style>
    <style:style style:name="T78" style:family="text">
      <style:text-properties fo:language="en" fo:country="US" officeooo:rsid="006e7d6e"/>
    </style:style>
    <style:style style:name="T79" style:family="text">
      <style:text-properties fo:language="en" fo:country="US" officeooo:rsid="006037b8"/>
    </style:style>
    <style:style style:name="T80" style:family="text">
      <style:text-properties fo:language="en" fo:country="US" officeooo:rsid="00935c7a"/>
    </style:style>
    <style:style style:name="T81" style:family="text">
      <style:text-properties fo:language="en" fo:country="US" officeooo:rsid="007980f1"/>
    </style:style>
    <style:style style:name="T82" style:family="text">
      <style:text-properties fo:language="en" fo:country="US" officeooo:rsid="0093cd5a"/>
    </style:style>
    <style:style style:name="T83" style:family="text">
      <style:text-properties fo:language="en" fo:country="US" officeooo:rsid="007a7977"/>
    </style:style>
    <style:style style:name="T84" style:family="text">
      <style:text-properties fo:language="en" fo:country="US" officeooo:rsid="007b5998"/>
    </style:style>
    <style:style style:name="T85" style:family="text">
      <style:text-properties fo:language="en" fo:country="US" officeooo:rsid="00d53716"/>
    </style:style>
    <style:style style:name="T86" style:family="text">
      <style:text-properties fo:language="en" fo:country="US" officeooo:rsid="00ba947d"/>
    </style:style>
    <style:style style:name="T87" style:family="text">
      <style:text-properties fo:language="en" fo:country="US" officeooo:rsid="00293b1e"/>
    </style:style>
    <style:style style:name="T88" style:family="text">
      <style:text-properties fo:language="en" fo:country="US" officeooo:rsid="00849283"/>
    </style:style>
    <style:style style:name="T89" style:family="text">
      <style:text-properties fo:language="en" fo:country="US" officeooo:rsid="008e56cb"/>
    </style:style>
    <style:style style:name="T90" style:family="text">
      <style:text-properties fo:language="en" fo:country="US" officeooo:rsid="00858581"/>
    </style:style>
    <style:style style:name="T91" style:family="text">
      <style:text-properties fo:language="en" fo:country="US" officeooo:rsid="002ac7e8"/>
    </style:style>
    <style:style style:name="T92" style:family="text">
      <style:text-properties fo:language="en" fo:country="US" officeooo:rsid="00869936"/>
    </style:style>
    <style:style style:name="T93" style:family="text">
      <style:text-properties fo:language="en" fo:country="US" officeooo:rsid="00876e4a"/>
    </style:style>
    <style:style style:name="T94" style:family="text">
      <style:text-properties fo:language="en" fo:country="US" officeooo:rsid="002d9132"/>
    </style:style>
    <style:style style:name="T95" style:family="text">
      <style:text-properties fo:language="en" fo:country="US" officeooo:rsid="00894d07"/>
    </style:style>
    <style:style style:name="T96" style:family="text">
      <style:text-properties fo:language="en" fo:country="US" officeooo:rsid="00890e92"/>
    </style:style>
    <style:style style:name="T97" style:family="text">
      <style:text-properties fo:language="en" fo:country="US" officeooo:rsid="003021b2"/>
    </style:style>
    <style:style style:name="T98" style:family="text">
      <style:text-properties fo:language="en" fo:country="US" officeooo:rsid="00894e91"/>
    </style:style>
    <style:style style:name="T99" style:family="text">
      <style:text-properties fo:language="en" fo:country="US" officeooo:rsid="00315a55"/>
    </style:style>
    <style:style style:name="T100" style:family="text">
      <style:text-properties fo:language="en" fo:country="US" officeooo:rsid="00c853f7"/>
    </style:style>
    <style:style style:name="T101" style:family="text">
      <style:text-properties fo:language="en" fo:country="US" officeooo:rsid="00cbb669"/>
    </style:style>
    <style:style style:name="T102" style:family="text">
      <style:text-properties fo:language="en" fo:country="US" officeooo:rsid="00333b42"/>
    </style:style>
    <style:style style:name="T103" style:family="text">
      <style:text-properties fo:language="en" fo:country="US" officeooo:rsid="0034cbd1"/>
    </style:style>
    <style:style style:name="T104" style:family="text">
      <style:text-properties fo:language="en" fo:country="US" officeooo:rsid="00362668"/>
    </style:style>
    <style:style style:name="T105" style:family="text">
      <style:text-properties fo:language="en" fo:country="US" officeooo:rsid="003710cb"/>
    </style:style>
    <style:style style:name="T106" style:family="text">
      <style:text-properties fo:language="en" fo:country="US" officeooo:rsid="008b319d"/>
    </style:style>
    <style:style style:name="T107" style:family="text">
      <style:text-properties fo:language="en" fo:country="US" officeooo:rsid="0038f572"/>
    </style:style>
    <style:style style:name="T108" style:family="text">
      <style:text-properties fo:language="en" fo:country="US" officeooo:rsid="003b1924"/>
    </style:style>
    <style:style style:name="T109" style:family="text">
      <style:text-properties fo:language="en" fo:country="US" officeooo:rsid="008c5a34"/>
    </style:style>
    <style:style style:name="T110" style:family="text">
      <style:text-properties fo:language="en" fo:country="US" officeooo:rsid="003e7b84"/>
    </style:style>
    <style:style style:name="T111" style:family="text">
      <style:text-properties fo:language="en" fo:country="US" officeooo:rsid="009404dd"/>
    </style:style>
    <style:style style:name="T112" style:family="text">
      <style:text-properties fo:language="en" fo:country="US" officeooo:rsid="006193a0"/>
    </style:style>
    <style:style style:name="T113" style:family="text">
      <style:text-properties fo:language="en" fo:country="US" officeooo:rsid="00412b3d"/>
    </style:style>
    <style:style style:name="T114" style:family="text">
      <style:text-properties fo:language="en" fo:country="US" officeooo:rsid="00a1a582"/>
    </style:style>
    <style:style style:name="T115" style:family="text">
      <style:text-properties fo:language="en" fo:country="US" officeooo:rsid="0043b18d"/>
    </style:style>
    <style:style style:name="T116" style:family="text">
      <style:text-properties fo:language="en" fo:country="US" officeooo:rsid="0045693f"/>
    </style:style>
    <style:style style:name="T117" style:family="text">
      <style:text-properties fo:language="en" fo:country="US" officeooo:rsid="00460c0f"/>
    </style:style>
    <style:style style:name="T118" style:family="text">
      <style:text-properties fo:language="en" fo:country="US" officeooo:rsid="00d8f382"/>
    </style:style>
    <style:style style:name="T119" style:family="text">
      <style:text-properties fo:language="en" fo:country="US" officeooo:rsid="00daa8f1"/>
    </style:style>
    <style:style style:name="T120" style:family="text">
      <style:text-properties fo:language="en" fo:country="US" officeooo:rsid="00db1042"/>
    </style:style>
    <style:style style:name="T121" style:family="text">
      <style:text-properties fo:language="en" fo:country="US" officeooo:rsid="00db45d4"/>
    </style:style>
    <style:style style:name="T122" style:family="text">
      <style:text-properties fo:language="en" fo:country="US" officeooo:rsid="00dc552e"/>
    </style:style>
    <style:style style:name="T123" style:family="text">
      <style:text-properties fo:language="en" fo:country="US" officeooo:rsid="00de0991"/>
    </style:style>
    <style:style style:name="T124" style:family="text">
      <style:text-properties fo:language="en" fo:country="US" officeooo:rsid="00de4a51"/>
    </style:style>
    <style:style style:name="T125" style:family="text">
      <style:text-properties fo:language="en" fo:country="US" officeooo:rsid="00e00da2"/>
    </style:style>
    <style:style style:name="T126" style:family="text">
      <style:text-properties fo:language="en" fo:country="US" officeooo:rsid="00e6e19a"/>
    </style:style>
    <style:style style:name="T127" style:family="text">
      <style:text-properties officeooo:rsid="00293b1e"/>
    </style:style>
    <style:style style:name="T128" style:family="text">
      <style:text-properties officeooo:rsid="002ac7e8"/>
    </style:style>
    <style:style style:name="T129" style:family="text">
      <style:text-properties officeooo:rsid="002ba668"/>
    </style:style>
    <style:style style:name="T130" style:family="text">
      <style:text-properties officeooo:rsid="002d9132"/>
    </style:style>
    <style:style style:name="T131" style:family="text">
      <style:text-properties officeooo:rsid="00315a55"/>
    </style:style>
    <style:style style:name="T132" style:family="text">
      <style:text-properties officeooo:rsid="00362668"/>
    </style:style>
    <style:style style:name="T133" style:family="text">
      <style:text-properties officeooo:rsid="003710cb"/>
    </style:style>
    <style:style style:name="T134" style:family="text">
      <style:text-properties officeooo:rsid="0038f572"/>
    </style:style>
    <style:style style:name="T135" style:family="text">
      <style:text-properties fo:font-weight="bold" style:font-weight-asian="bold" style:font-weight-complex="bold"/>
    </style:style>
    <style:style style:name="T136" style:family="text">
      <style:text-properties officeooo:rsid="003b1924"/>
    </style:style>
    <style:style style:name="T137" style:family="text">
      <style:text-properties fo:color="#ff3333"/>
    </style:style>
    <style:style style:name="T138" style:family="text">
      <style:text-properties fo:color="#00ccff"/>
    </style:style>
    <style:style style:name="T139" style:family="text">
      <style:text-properties style:use-window-font-color="true"/>
    </style:style>
    <style:style style:name="T140" style:family="text">
      <style:text-properties style:text-position="super 58%"/>
    </style:style>
    <style:style style:name="T141" style:family="text">
      <style:text-properties officeooo:rsid="0045693f"/>
    </style:style>
    <style:style style:name="T142" style:family="text">
      <style:text-properties fo:font-size="8pt" fo:language="en" fo:country="US" style:font-size-asian="8pt" style:font-size-complex="8pt"/>
    </style:style>
    <style:style style:name="T143" style:family="text">
      <style:text-properties fo:font-size="8pt" fo:language="en" fo:country="US" officeooo:rsid="0047dc8d" style:font-size-asian="8pt" style:font-size-complex="8pt"/>
    </style:style>
    <style:style style:name="T144" style:family="text">
      <style:text-properties fo:font-size="8pt" fo:language="en" fo:country="US" officeooo:rsid="00e2b9d6" style:font-size-asian="8pt" style:font-size-complex="8pt"/>
    </style:style>
    <style:style style:name="T145" style:family="text">
      <style:text-properties officeooo:rsid="004a5001"/>
    </style:style>
    <style:style style:name="T146" style:family="text">
      <style:text-properties officeooo:rsid="0054559c"/>
    </style:style>
    <style:style style:name="T147" style:family="text">
      <style:text-properties officeooo:rsid="005fdf11"/>
    </style:style>
    <style:style style:name="T148" style:family="text">
      <style:text-properties officeooo:rsid="00675c80"/>
    </style:style>
    <style:style style:name="T149" style:family="text">
      <style:text-properties officeooo:rsid="0068e2c9"/>
    </style:style>
    <style:style style:name="T150" style:family="text">
      <style:text-properties officeooo:rsid="006ade0f"/>
    </style:style>
    <style:style style:name="T151" style:family="text">
      <style:text-properties officeooo:rsid="006ba37e"/>
    </style:style>
    <style:style style:name="T152" style:family="text">
      <style:text-properties officeooo:rsid="006c06d1"/>
    </style:style>
    <style:style style:name="T153" style:family="text">
      <style:text-properties officeooo:rsid="006c7531"/>
    </style:style>
    <style:style style:name="T154" style:family="text">
      <style:text-properties officeooo:rsid="006d217e"/>
    </style:style>
    <style:style style:name="T155" style:family="text">
      <style:text-properties officeooo:rsid="006e7d6e"/>
    </style:style>
    <style:style style:name="T156" style:family="text">
      <style:text-properties officeooo:rsid="007313cc"/>
    </style:style>
    <style:style style:name="T157" style:family="text">
      <style:text-properties officeooo:rsid="007437f5"/>
    </style:style>
    <style:style style:name="T158" style:family="text">
      <style:text-properties officeooo:rsid="00767184"/>
    </style:style>
    <style:style style:name="T159" style:family="text">
      <style:text-properties officeooo:rsid="007781ca"/>
    </style:style>
    <style:style style:name="T160" style:family="text">
      <style:text-properties officeooo:rsid="0077e3f3"/>
    </style:style>
    <style:style style:name="T161" style:family="text">
      <style:text-properties officeooo:rsid="007980f1"/>
    </style:style>
    <style:style style:name="T162" style:family="text">
      <style:text-properties officeooo:rsid="007a7977"/>
    </style:style>
    <style:style style:name="T163" style:family="text">
      <style:text-properties officeooo:rsid="008176a1"/>
    </style:style>
    <style:style style:name="T164" style:family="text">
      <style:text-properties officeooo:rsid="0082b805"/>
    </style:style>
    <style:style style:name="T165" style:family="text">
      <style:text-properties officeooo:rsid="00858581"/>
    </style:style>
    <style:style style:name="T166" style:family="text">
      <style:text-properties officeooo:rsid="00869936"/>
    </style:style>
    <style:style style:name="T167" style:family="text">
      <style:text-properties officeooo:rsid="00890e92"/>
    </style:style>
    <style:style style:name="T168" style:family="text">
      <style:text-properties officeooo:rsid="00894d07"/>
    </style:style>
    <style:style style:name="T169" style:family="text">
      <style:text-properties officeooo:rsid="00894e91"/>
    </style:style>
    <style:style style:name="T170" style:family="text">
      <style:text-properties officeooo:rsid="008c5a34"/>
    </style:style>
    <style:style style:name="T171" style:family="text">
      <style:text-properties officeooo:rsid="008d207c"/>
    </style:style>
    <style:style style:name="T172" style:family="text">
      <style:text-properties officeooo:rsid="008e56cb"/>
    </style:style>
    <style:style style:name="T173" style:family="text">
      <style:text-properties officeooo:rsid="009001ab"/>
    </style:style>
    <style:style style:name="T174" style:family="text">
      <style:text-properties officeooo:rsid="0091aa67"/>
    </style:style>
    <style:style style:name="T175" style:family="text">
      <style:text-properties officeooo:rsid="00935c7a"/>
    </style:style>
    <style:style style:name="T176" style:family="text">
      <style:text-properties officeooo:rsid="0093cd5a"/>
    </style:style>
    <style:style style:name="T177" style:family="text">
      <style:text-properties officeooo:rsid="009446f6"/>
    </style:style>
    <style:style style:name="T178" style:family="text">
      <style:text-properties officeooo:rsid="00952657"/>
    </style:style>
    <style:style style:name="T179" style:family="text">
      <style:text-properties officeooo:rsid="0095f12b"/>
    </style:style>
    <style:style style:name="T180" style:family="text">
      <style:text-properties officeooo:rsid="009e76db"/>
    </style:style>
    <style:style style:name="T181" style:family="text">
      <style:text-properties officeooo:rsid="00a1a582"/>
    </style:style>
    <style:style style:name="T182" style:family="text">
      <style:text-properties officeooo:rsid="00a56896"/>
    </style:style>
    <style:style style:name="T183" style:family="text">
      <style:text-properties officeooo:rsid="00a73850"/>
    </style:style>
    <style:style style:name="T184" style:family="text">
      <style:text-properties officeooo:rsid="00af75de"/>
    </style:style>
    <style:style style:name="T185" style:family="text">
      <style:text-properties officeooo:rsid="00b114f1"/>
    </style:style>
    <style:style style:name="T186" style:family="text">
      <style:text-properties officeooo:rsid="00b1eeed"/>
    </style:style>
    <style:style style:name="T187" style:family="text">
      <style:text-properties officeooo:rsid="00b2c6c3"/>
    </style:style>
    <style:style style:name="T188" style:family="text">
      <style:text-properties officeooo:rsid="00b3f734"/>
    </style:style>
    <style:style style:name="T189" style:family="text">
      <style:text-properties officeooo:rsid="00ba947d"/>
    </style:style>
    <style:style style:name="T190" style:family="text">
      <style:text-properties officeooo:rsid="00bcb655"/>
    </style:style>
    <style:style style:name="T191" style:family="text">
      <style:text-properties officeooo:rsid="00c58e40"/>
    </style:style>
    <style:style style:name="T192" style:family="text">
      <style:text-properties officeooo:rsid="00c68009"/>
    </style:style>
    <style:style style:name="T193" style:family="text">
      <style:text-properties officeooo:rsid="00c853f7"/>
    </style:style>
    <style:style style:name="T194" style:family="text">
      <style:text-properties style:font-name="FreeSerif" fo:language="en" fo:country="US"/>
    </style:style>
    <style:style style:name="T195" style:family="text">
      <style:text-properties style:font-name="FreeSerif" fo:language="en" fo:country="US" officeooo:rsid="00c853f7"/>
    </style:style>
    <style:style style:name="T196" style:family="text">
      <style:text-properties officeooo:rsid="00c939c7"/>
    </style:style>
    <style:style style:name="T197" style:family="text">
      <style:text-properties officeooo:rsid="00c7ed8b"/>
    </style:style>
    <style:style style:name="T198" style:family="text">
      <style:text-properties style:font-name="FreeMono1"/>
    </style:style>
    <style:style style:name="T199" style:family="text">
      <style:text-properties officeooo:rsid="00cbb669"/>
    </style:style>
    <style:style style:name="T200" style:family="text">
      <style:text-properties officeooo:rsid="00cda0bd"/>
    </style:style>
    <style:style style:name="T201" style:family="text">
      <style:text-properties officeooo:rsid="00cf2239"/>
    </style:style>
    <style:style style:name="T202" style:family="text">
      <style:text-properties officeooo:rsid="00d0c593"/>
    </style:style>
    <style:style style:name="T203" style:family="text">
      <style:text-properties officeooo:rsid="00d24fb5"/>
    </style:style>
    <style:style style:name="T204" style:family="text">
      <style:text-properties officeooo:rsid="00d3e97b"/>
    </style:style>
    <style:style style:name="T205" style:family="text">
      <style:text-properties officeooo:rsid="00d53716"/>
    </style:style>
    <style:style style:name="T206" style:family="text">
      <style:text-properties fo:color="#000000" style:text-outline="false" style:text-line-through-style="none" style:text-line-through-type="none" style:font-name="FreeMono1" fo:font-size="10pt" fo:font-style="normal" fo:text-shadow="none" style:text-underline-style="none" fo:font-weight="normal" officeooo:rsid="00db1042" style:font-size-asian="10pt" style:font-style-asian="normal" style:font-weight-asian="normal" style:font-size-complex="10pt" style:font-style-complex="normal" style:font-weight-complex="normal" style:text-overline-style="none" style:text-overline-color="font-color"/>
    </style:style>
    <style:style style:name="T207" style:family="text">
      <style:text-properties officeooo:rsid="00d7b495"/>
    </style:style>
    <style:style style:name="T208" style:family="text">
      <style:text-properties officeooo:rsid="003a20e5"/>
    </style:style>
    <style:style style:name="T209" style:family="text">
      <style:text-properties officeooo:rsid="00d8f382"/>
    </style:style>
    <style:style style:name="T210" style:family="text">
      <style:text-properties officeooo:rsid="00daa8f1"/>
    </style:style>
    <style:style style:name="T211" style:family="text">
      <style:text-properties officeooo:rsid="00db1042"/>
    </style:style>
    <style:style style:name="T212" style:family="text">
      <style:text-properties officeooo:rsid="00db45d4"/>
    </style:style>
    <style:style style:name="T213" style:family="text">
      <style:text-properties officeooo:rsid="00dc552e"/>
    </style:style>
    <style:style style:name="T214" style:family="text">
      <style:text-properties officeooo:rsid="00de0991"/>
    </style:style>
    <style:style style:name="T215" style:family="text">
      <style:text-properties officeooo:rsid="00de4a51"/>
    </style:style>
    <style:style style:name="T216" style:family="text">
      <style:text-properties officeooo:rsid="00e00da2"/>
    </style:style>
    <style:style style:name="T217" style:family="text">
      <style:text-properties officeooo:rsid="00e1dac9"/>
    </style:style>
    <style:style style:name="T218" style:family="text">
      <style:text-properties officeooo:rsid="00e2b9d6"/>
    </style:style>
    <style:style style:name="T219" style:family="text">
      <style:text-properties officeooo:rsid="00e40ad4"/>
    </style:style>
    <style:style style:name="T220" style:family="text">
      <style:text-properties style:font-name="FreeMono1" fo:language="en" fo:country="US" officeooo:rsid="00e6e19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RTG Core" text:name="RTG_PRODUCT"/>
        <text:user-field-decl office:value-type="string" office:string-value="Operations Manual" text:name="RTG_TITLE"/>
        <text:user-field-decl office:value-type="string" office:string-value="3.5" text:name="RTG_PRODUCT_VERSION"/>
      </text:user-field-decls>
      <text:p text:style-name="P356"><text:user-field-get text:name="RTG_TITLE">Operations Manual</text:user-field-get></text:p>
      <text:p text:style-name="P269"><text:user-field-get text:name="RTG_PRODUCT">RTG Core</text:user-field-get> <text:user-field-get text:name="RTG_PRODUCT_VERSION">3.5</text:user-field-get></text:p>
      <text:p text:style-name="P5">Real Time Genomics</text:p>
      <text:p text:style-name="P4"/>
      <text:p text:style-name="P6">Edition: <text:span text:style-name="T218">July</text:span> 201<text:span text:style-name="T187">5</text:span></text:p>
      <text:p text:style-name="P7"/>
      <text:p text:style-name="P7"/>
      <text:p text:style-name="P7"><draw:frame draw:style-name="fr1" draw:name="Image1" text:anchor-type="paragraph" svg:width="6.6929in" svg:height="0.7063in" draw:z-index="1"><draw:image xlink:href="Pictures/10000201000007A0000000CEB5A1B474.png" xlink:type="simple" xlink:show="embed" xlink:actuate="onLoad"/></draw:frame></text:p>
      <text:p text:style-name="P7"/>
      <text:p text:style-name="P7"/>
      <text:p text:style-name="P7"/>
      <text:p text:style-name="P8">ABSTRACT</text:p>
      <text:p text:style-name="P114">This manual documents the use of <text:user-field-get text:name="RTG_PRODUCT">RTG Core</text:user-field-get> software from Real Time Genomics. It describes both product use and administration.</text:p>
      <text:p text:style-name="P114"/>
      <text:p text:style-name="P319"/>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Notice</text:p>
      <text:p text:style-name="P116">This publication and its contents are proprietary to Real Time Genomics, and are intended solely for the contractual use of its customers and for no other purpose than to operate the system described herein. </text:p>
      <text:p text:style-name="P116">This publication and its contents shall not be used or distributed for any other purpose and/or otherwise communicated, disclosed, or reproduced in any way whatsoever without the prior written consent of Real Time Genomics. </text:p>
      <text:p text:style-name="P116">Real Time Genomics does not assume any liability arising out of the application or use of any software described herein. Further, Real Time Genomics does not convey any license under its patent, trademark, copyright, or common-law rights nor the similar rights of others. </text:p>
      <text:p text:style-name="P116">Real Time Genomics reserves the right to make any changes in any processes, products, or parts thereof, described herein, without notice. While every effort has been made to make this guide as complete and accurate as possible as of the publication date, no warranty of fitness is implied. </text:p>
      <text:p text:style-name="P116">© 201<text:span text:style-name="T191">5</text:span> Real Time Genomics All rights reserved. </text:p>
      <text:p text:style-name="P116">Illumina, Solexa, Complete Genomics, Ion Torrent, Roche, ABI, <text:span text:style-name="T171">Life Technologies, </text:span>and PacBio are registered trademarks and all other brands referenced in this document are the property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span>Chapter </text:index-entry-span>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8661in"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0634in"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78">Table of Contents</text:p>
          </text:index-title>
          <text:p text:style-name="P317"><text:a xlink:type="simple" xlink:href="#__RefHeading__1180_438529773" text:style-name="Index_20_Link" text:visited-style-name="Index_20_Link">Chapter 1: Overview <text:tab/> 8</text:a></text:p>
          <text:p text:style-name="P316"><text:a xlink:type="simple" xlink:href="#__RefHeading__1182_438529773" text:style-name="Index_20_Link" text:visited-style-name="Index_20_Link">1.1<text:tab/>Introduction <text:tab/> 8</text:a></text:p>
          <text:p text:style-name="P316"><text:a xlink:type="simple" xlink:href="#__RefHeading__4576_438529773" text:style-name="Index_20_Link" text:visited-style-name="Index_20_Link">1.2<text:tab/>RTG software description <text:tab/> 8</text:a></text:p>
          <text:p text:style-name="P316"><text:a xlink:type="simple" xlink:href="#__RefHeading__4590_438529773" text:style-name="Index_20_Link" text:visited-style-name="Index_20_Link">1.3<text:tab/>Sequence search and alignment <text:tab/> 9</text:a></text:p>
          <text:p text:style-name="P318"><text:a xlink:type="simple" xlink:href="#__RefHeading__4592_438529773" text:style-name="Index_20_Link" text:visited-style-name="Index_20_Link">1.3.1<text:tab/>Data formatting <text:tab/> 10</text:a></text:p>
          <text:p text:style-name="P318"><text:a xlink:type="simple" xlink:href="#__RefHeading__4594_438529773" text:style-name="Index_20_Link" text:visited-style-name="Index_20_Link">1.3.2<text:tab/>Read mapping <text:tab/> 11</text:a></text:p>
          <text:p text:style-name="P318"><text:a xlink:type="simple" xlink:href="#__RefHeading__4596_438529773" text:style-name="Index_20_Link" text:visited-style-name="Index_20_Link">1.3.3<text:tab/>Read mapping output files <text:tab/> 11</text:a></text:p>
          <text:p text:style-name="P318"><text:a xlink:type="simple" xlink:href="#__RefHeading__4598_438529773" text:style-name="Index_20_Link" text:visited-style-name="Index_20_Link">1.3.4<text:tab/>Read mapping sensitivity tuning <text:tab/> 11</text:a></text:p>
          <text:p text:style-name="P318"><text:a xlink:type="simple" xlink:href="#__RefHeading__4600_438529773" text:style-name="Index_20_Link" text:visited-style-name="Index_20_Link">1.3.5<text:tab/>Protein search <text:tab/> 12</text:a></text:p>
          <text:p text:style-name="P318"><text:a xlink:type="simple" xlink:href="#__RefHeading__4602_438529773" text:style-name="Index_20_Link" text:visited-style-name="Index_20_Link">1.3.6<text:tab/>Protein search output files <text:tab/> 12</text:a></text:p>
          <text:p text:style-name="P318"><text:a xlink:type="simple" xlink:href="#__RefHeading__4604_438529773" text:style-name="Index_20_Link" text:visited-style-name="Index_20_Link">1.3.7<text:tab/>Protein search sensitivity tuning <text:tab/> 13</text:a></text:p>
          <text:p text:style-name="P318"><text:a xlink:type="simple" xlink:href="#__RefHeading__4606_438529773" text:style-name="Index_20_Link" text:visited-style-name="Index_20_Link">1.3.8<text:tab/>Benchmarking and optimization utilities <text:tab/> 13</text:a></text:p>
          <text:p text:style-name="P316"><text:a xlink:type="simple" xlink:href="#__RefHeading__4608_438529773" text:style-name="Index_20_Link" text:visited-style-name="Index_20_Link">1.4<text:tab/>Variant detection functions <text:tab/> 14</text:a></text:p>
          <text:p text:style-name="P318"><text:a xlink:type="simple" xlink:href="#__RefHeading__4610_438529773" text:style-name="Index_20_Link" text:visited-style-name="Index_20_Link">1.4.1<text:tab/>Sequence variation (SNPs, indels and complex variants) <text:tab/> 14</text:a></text:p>
          <text:p text:style-name="P318"><text:a xlink:type="simple" xlink:href="#__RefHeading__4612_438529773" text:style-name="Index_20_Link" text:visited-style-name="Index_20_Link">1.4.2<text:tab/>Sequence variation with Mendelian pedigree <text:tab/> 14</text:a></text:p>
          <text:p text:style-name="P318"><text:a xlink:type="simple" xlink:href="#__RefHeading__4614_438529773" text:style-name="Index_20_Link" text:visited-style-name="Index_20_Link">1.4.3<text:tab/>Somatic sequence variation <text:tab/> 15</text:a></text:p>
          <text:p text:style-name="P318"><text:a xlink:type="simple" xlink:href="#__RefHeading__4616_438529773" text:style-name="Index_20_Link" text:visited-style-name="Index_20_Link">1.4.4<text:tab/>Coverage analysis <text:tab/> 15</text:a></text:p>
          <text:p text:style-name="P318"><text:a xlink:type="simple" xlink:href="#__RefHeading__4618_438529773" text:style-name="Index_20_Link" text:visited-style-name="Index_20_Link">1.4.5<text:tab/>Copy number variation (CNV) analysis <text:tab/> 16</text:a></text:p>
          <text:p text:style-name="P316"><text:a xlink:type="simple" xlink:href="#__RefHeading__4620_438529773" text:style-name="Index_20_Link" text:visited-style-name="Index_20_Link">1.5<text:tab/>Standard output file formats <text:tab/> 16</text:a></text:p>
          <text:p text:style-name="P318"><text:a xlink:type="simple" xlink:href="#__RefHeading__4622_438529773" text:style-name="Index_20_Link" text:visited-style-name="Index_20_Link">1.5.1<text:tab/>SAM/BAM files created by the RTG map command <text:tab/> 17</text:a></text:p>
          <text:p text:style-name="P318"><text:a xlink:type="simple" xlink:href="#__RefHeading__4624_438529773" text:style-name="Index_20_Link" text:visited-style-name="Index_20_Link">1.5.2<text:tab/>SNP caller output files <text:tab/> 17</text:a></text:p>
          <text:p text:style-name="P316"><text:a xlink:type="simple" xlink:href="#__RefHeading__26291_1198830536" text:style-name="Index_20_Link" text:visited-style-name="Index_20_Link">1.6<text:tab/>Metagenomic analysis functions <text:tab/> 18</text:a></text:p>
          <text:p text:style-name="P318"><text:a xlink:type="simple" xlink:href="#__RefHeading__4580_438529773" text:style-name="Index_20_Link" text:visited-style-name="Index_20_Link">1.6.1<text:tab/>Contamination filtering <text:tab/> 18</text:a></text:p>
          <text:p text:style-name="P318"><text:a xlink:type="simple" xlink:href="#__RefHeading__4582_438529773" text:style-name="Index_20_Link" text:visited-style-name="Index_20_Link">1.6.2<text:tab/>Taxon abundance breakdown <text:tab/> 18</text:a></text:p>
          <text:p text:style-name="P318"><text:a xlink:type="simple" xlink:href="#__RefHeading__4584_438529773" text:style-name="Index_20_Link" text:visited-style-name="Index_20_Link">1.6.3<text:tab/>Sample relationships <text:tab/> 18</text:a></text:p>
          <text:p text:style-name="P318"><text:a xlink:type="simple" xlink:href="#__RefHeading__4586_438529773" text:style-name="Index_20_Link" text:visited-style-name="Index_20_Link">1.6.4<text:tab/>Functional protein analysis <text:tab/> 18</text:a></text:p>
          <text:p text:style-name="P316"><text:a xlink:type="simple" xlink:href="#__RefHeading__4588_438529773" text:style-name="Index_20_Link" text:visited-style-name="Index_20_Link">1.7<text:tab/>Pipelines <text:tab/> 18</text:a></text:p>
          <text:p text:style-name="P316"><text:a xlink:type="simple" xlink:href="#__RefHeading__4626_438529773" text:style-name="Index_20_Link" text:visited-style-name="Index_20_Link">1.8<text:tab/>Parallel processing <text:tab/> 19</text:a></text:p>
          <text:p text:style-name="P316"><text:a xlink:type="simple" xlink:href="#__RefHeading__4628_438529773" text:style-name="Index_20_Link" text:visited-style-name="Index_20_Link">1.9<text:tab/>Installation and deployment <text:tab/> 19</text:a></text:p>
          <text:p text:style-name="P318"><text:a xlink:type="simple" xlink:href="#__RefHeading__4630_438529773" text:style-name="Index_20_Link" text:visited-style-name="Index_20_Link">1.9.1<text:tab/>Quick start instructions <text:tab/> 20</text:a></text:p>
          <text:p text:style-name="P318"><text:a xlink:type="simple" xlink:href="#__RefHeading__4634_438529773" text:style-name="Index_20_Link" text:visited-style-name="Index_20_Link">1.9.2<text:tab/>License Management <text:tab/> 21</text:a></text:p>
          <text:p text:style-name="P316"><text:a xlink:type="simple" xlink:href="#__RefHeading__4636_438529773" text:style-name="Index_20_Link" text:visited-style-name="Index_20_Link">1.10<text:tab/>Technical assistance and support <text:tab/> 21</text:a></text:p>
          <text:p text:style-name="P317"><text:a xlink:type="simple" xlink:href="#__RefHeading__1184_438529773" text:style-name="Index_20_Link" text:visited-style-name="Index_20_Link">Chapter 2: RTG Command Reference <text:tab/> 22</text:a></text:p>
          <text:p text:style-name="P316"><text:a xlink:type="simple" xlink:href="#__RefHeading__1186_438529773" text:style-name="Index_20_Link" text:visited-style-name="Index_20_Link">2.1<text:tab/>Command line interface (CLI) <text:tab/> 22</text:a></text:p>
          <text:p text:style-name="P316"><text:a xlink:type="simple" xlink:href="#__RefHeading__1188_438529773" text:style-name="Index_20_Link" text:visited-style-name="Index_20_Link">2.2<text:tab/>RTG command syntax <text:tab/> 22</text:a></text:p>
          <text:p text:style-name="P316"><text:a xlink:type="simple" xlink:href="#__RefHeading__1190_438529773" text:style-name="Index_20_Link" text:visited-style-name="Index_20_Link">2.3<text:tab/>Data Formatting Commands <text:tab/> 27</text:a></text:p>
          <text:p text:style-name="P318"><text:a xlink:type="simple" xlink:href="#__RefHeading__1192_438529773" text:style-name="Index_20_Link" text:visited-style-name="Index_20_Link">2.3.1<text:tab/>format <text:tab/> 27</text:a></text:p>
          <text:p text:style-name="P318"><text:a xlink:type="simple" xlink:href="#__RefHeading__1194_438529773" text:style-name="Index_20_Link" text:visited-style-name="Index_20_Link">2.3.2<text:tab/>cg2sdf <text:tab/> 30</text:a></text:p>
          <text:p text:style-name="P318"><text:a xlink:type="simple" xlink:href="#__RefHeading__1196_438529773" text:style-name="Index_20_Link" text:visited-style-name="Index_20_Link">2.3.3<text:tab/>sdf2fasta <text:tab/> 31</text:a></text:p>
          <text:p text:style-name="P318"><text:a xlink:type="simple" xlink:href="#__RefHeading__1198_438529773" text:style-name="Index_20_Link" text:visited-style-name="Index_20_Link">2.3.4<text:tab/>sdf2fastq <text:tab/> 32</text:a></text:p>
          <text:p text:style-name="P318"><text:soft-page-break/><text:a xlink:type="simple" xlink:href="#__RefHeading__27609_1104761225" text:style-name="Index_20_Link" text:visited-style-name="Index_20_Link">2.3.5<text:tab/>sdf2sam <text:tab/> 34</text:a></text:p>
          <text:p text:style-name="P316"><text:a xlink:type="simple" xlink:href="#__RefHeading__25910_1889221684" text:style-name="Index_20_Link" text:visited-style-name="Index_20_Link">2.4<text:tab/>Read Mapping Commands <text:tab/> 35</text:a></text:p>
          <text:p text:style-name="P318"><text:a xlink:type="simple" xlink:href="#__RefHeading__25912_1889221684" text:style-name="Index_20_Link" text:visited-style-name="Index_20_Link">2.4.1<text:tab/>map <text:tab/> 35</text:a></text:p>
          <text:p text:style-name="P318"><text:a xlink:type="simple" xlink:href="#__RefHeading__25914_1889221684" text:style-name="Index_20_Link" text:visited-style-name="Index_20_Link">2.4.2<text:tab/>mapf <text:tab/> 41</text:a></text:p>
          <text:p text:style-name="P318"><text:a xlink:type="simple" xlink:href="#__RefHeading__27852_1889221684" text:style-name="Index_20_Link" text:visited-style-name="Index_20_Link">2.4.3<text:tab/>cgmap <text:tab/> 45</text:a></text:p>
          <text:p text:style-name="P316"><text:a xlink:type="simple" xlink:href="#__RefHeading__27854_1889221684" text:style-name="Index_20_Link" text:visited-style-name="Index_20_Link">2.5<text:tab/>Protein Search Commands <text:tab/> 47</text:a></text:p>
          <text:p text:style-name="P318"><text:a xlink:type="simple" xlink:href="#__RefHeading__27856_1889221684" text:style-name="Index_20_Link" text:visited-style-name="Index_20_Link">2.5.1<text:tab/>mapx <text:tab/> 47</text:a></text:p>
          <text:p text:style-name="P316"><text:a xlink:type="simple" xlink:href="#__RefHeading__24446_229859350" text:style-name="Index_20_Link" text:visited-style-name="Index_20_Link">2.6<text:tab/>Assembly Commands <text:tab/> 51</text:a></text:p>
          <text:p text:style-name="P318"><text:a xlink:type="simple" xlink:href="#__RefHeading__24448_229859350" text:style-name="Index_20_Link" text:visited-style-name="Index_20_Link">2.6.1<text:tab/>assemble <text:tab/> 51</text:a></text:p>
          <text:p text:style-name="P318"><text:a xlink:type="simple" xlink:href="#__RefHeading__24450_229859350" text:style-name="Index_20_Link" text:visited-style-name="Index_20_Link">2.6.2<text:tab/>addpacbio <text:tab/> 54</text:a></text:p>
          <text:p text:style-name="P316"><text:a xlink:type="simple" xlink:href="#__RefHeading__27858_1889221684" text:style-name="Index_20_Link" text:visited-style-name="Index_20_Link">2.7<text:tab/>Variant Detection Commands <text:tab/> 55</text:a></text:p>
          <text:p text:style-name="P318"><text:a xlink:type="simple" xlink:href="#__RefHeading__27860_1889221684" text:style-name="Index_20_Link" text:visited-style-name="Index_20_Link">2.7.1<text:tab/>svprep <text:tab/> 55</text:a></text:p>
          <text:p text:style-name="P318"><text:a xlink:type="simple" xlink:href="#__RefHeading__27862_1889221684" text:style-name="Index_20_Link" text:visited-style-name="Index_20_Link">2.7.2<text:tab/>sv <text:tab/> 56</text:a></text:p>
          <text:p text:style-name="P318"><text:a xlink:type="simple" xlink:href="#__RefHeading__27864_1889221684" text:style-name="Index_20_Link" text:visited-style-name="Index_20_Link">2.7.3<text:tab/>discord <text:tab/> 58</text:a></text:p>
          <text:p text:style-name="P318"><text:a xlink:type="simple" xlink:href="#__RefHeading__27866_1889221684" text:style-name="Index_20_Link" text:visited-style-name="Index_20_Link">2.7.4<text:tab/>coverage <text:tab/> 60</text:a></text:p>
          <text:p text:style-name="P318"><text:a xlink:type="simple" xlink:href="#__RefHeading__26504_1889221684" text:style-name="Index_20_Link" text:visited-style-name="Index_20_Link">2.7.5<text:tab/>snp <text:tab/> 62</text:a></text:p>
          <text:p text:style-name="P318"><text:a xlink:type="simple" xlink:href="#__RefHeading__27868_1889221684" text:style-name="Index_20_Link" text:visited-style-name="Index_20_Link">2.7.6<text:tab/>family <text:tab/> 66</text:a></text:p>
          <text:p text:style-name="P318"><text:a xlink:type="simple" xlink:href="#__RefHeading__27870_1889221684" text:style-name="Index_20_Link" text:visited-style-name="Index_20_Link">2.7.7<text:tab/>somatic <text:tab/> 70</text:a></text:p>
          <text:p text:style-name="P318"><text:a xlink:type="simple" xlink:href="#__RefHeading__27872_1889221684" text:style-name="Index_20_Link" text:visited-style-name="Index_20_Link">2.7.8<text:tab/>population <text:tab/> 73</text:a></text:p>
          <text:p text:style-name="P318"><text:a xlink:type="simple" xlink:href="#__RefHeading__27874_1889221684" text:style-name="Index_20_Link" text:visited-style-name="Index_20_Link">2.7.9<text:tab/>lineage <text:tab/> 77</text:a></text:p>
          <text:p text:style-name="P318"><text:a xlink:type="simple" xlink:href="#__RefHeading__27876_1889221684" text:style-name="Index_20_Link" text:visited-style-name="Index_20_Link">2.7.10<text:tab/>avrbuild <text:tab/> 80</text:a></text:p>
          <text:p text:style-name="P318"><text:a xlink:type="simple" xlink:href="#__RefHeading__27878_1889221684" text:style-name="Index_20_Link" text:visited-style-name="Index_20_Link">2.7.11<text:tab/>avrpredict <text:tab/> 81</text:a></text:p>
          <text:p text:style-name="P318"><text:a xlink:type="simple" xlink:href="#__RefHeading__27880_1889221684" text:style-name="Index_20_Link" text:visited-style-name="Index_20_Link">2.7.12<text:tab/>cnv <text:tab/> 82</text:a></text:p>
          <text:p text:style-name="P318"><text:a xlink:type="simple" xlink:href="#__RefHeading__27882_1889221684" text:style-name="Index_20_Link" text:visited-style-name="Index_20_Link">2.7.13<text:tab/>calibrate <text:tab/> 84</text:a></text:p>
          <text:p text:style-name="P316"><text:a xlink:type="simple" xlink:href="#__RefHeading__27884_1889221684" text:style-name="Index_20_Link" text:visited-style-name="Index_20_Link">2.8<text:tab/>Metagenomics Commands <text:tab/> 85</text:a></text:p>
          <text:p text:style-name="P318"><text:a xlink:type="simple" xlink:href="#__RefHeading__27886_1889221684" text:style-name="Index_20_Link" text:visited-style-name="Index_20_Link">2.8.1<text:tab/>species <text:tab/> 85</text:a></text:p>
          <text:p text:style-name="P318"><text:a xlink:type="simple" xlink:href="#__RefHeading__27888_1889221684" text:style-name="Index_20_Link" text:visited-style-name="Index_20_Link">2.8.2<text:tab/>similarity <text:tab/> 87</text:a></text:p>
          <text:p text:style-name="P316"><text:a xlink:type="simple" xlink:href="#__RefHeading__27890_1889221684" text:style-name="Index_20_Link" text:visited-style-name="Index_20_Link">2.9<text:tab/>Pipeline Commands <text:tab/> 88</text:a></text:p>
          <text:p text:style-name="P318"><text:a xlink:type="simple" xlink:href="#__RefHeading__27892_1889221684" text:style-name="Index_20_Link" text:visited-style-name="Index_20_Link">2.9.1<text:tab/>composition-meta-pipeline <text:tab/> 89</text:a></text:p>
          <text:p text:style-name="P318"><text:a xlink:type="simple" xlink:href="#__RefHeading__27894_1889221684" text:style-name="Index_20_Link" text:visited-style-name="Index_20_Link">2.9.2<text:tab/>functional-meta-pipeline <text:tab/> 90</text:a></text:p>
          <text:p text:style-name="P318"><text:a xlink:type="simple" xlink:href="#__RefHeading__27896_1889221684" text:style-name="Index_20_Link" text:visited-style-name="Index_20_Link">2.9.3<text:tab/>composition-functional-meta-pipeline <text:tab/> 92</text:a></text:p>
          <text:p text:style-name="P316"><text:a xlink:type="simple" xlink:href="#__RefHeading__27898_1889221684" text:style-name="Index_20_Link" text:visited-style-name="Index_20_Link">2.10<text:tab/>Simulation Commands <text:tab/> 94</text:a></text:p>
          <text:p text:style-name="P318"><text:a xlink:type="simple" xlink:href="#__RefHeading__27900_1889221684" text:style-name="Index_20_Link" text:visited-style-name="Index_20_Link">2.10.1<text:tab/>genomesim <text:tab/> 94</text:a></text:p>
          <text:p text:style-name="P318"><text:a xlink:type="simple" xlink:href="#__RefHeading__27902_1889221684" text:style-name="Index_20_Link" text:visited-style-name="Index_20_Link">2.10.2<text:tab/>cgsim <text:tab/> 95</text:a></text:p>
          <text:p text:style-name="P318"><text:a xlink:type="simple" xlink:href="#__RefHeading__27904_1889221684" text:style-name="Index_20_Link" text:visited-style-name="Index_20_Link">2.10.3<text:tab/>readsim <text:tab/> 97</text:a></text:p>
          <text:p text:style-name="P318"><text:a xlink:type="simple" xlink:href="#__RefHeading__24452_229859350" text:style-name="Index_20_Link" text:visited-style-name="Index_20_Link">2.10.4<text:tab/>readsimeval <text:tab/> 100</text:a></text:p>
          <text:p text:style-name="P318"><text:a xlink:type="simple" xlink:href="#__RefHeading__27906_1889221684" text:style-name="Index_20_Link" text:visited-style-name="Index_20_Link">2.10.5<text:tab/>popsim <text:tab/> 101</text:a></text:p>
          <text:p text:style-name="P318"><text:a xlink:type="simple" xlink:href="#__RefHeading__27908_1889221684" text:style-name="Index_20_Link" text:visited-style-name="Index_20_Link">2.10.6<text:tab/>samplesim <text:tab/> 102</text:a></text:p>
          <text:p text:style-name="P318"><text:a xlink:type="simple" xlink:href="#__RefHeading__27910_1889221684" text:style-name="Index_20_Link" text:visited-style-name="Index_20_Link">2.10.7<text:tab/>childsim <text:tab/> 103</text:a></text:p>
          <text:p text:style-name="P318"><text:a xlink:type="simple" xlink:href="#__RefHeading__27912_1889221684" text:style-name="Index_20_Link" text:visited-style-name="Index_20_Link">2.10.8<text:tab/>denovosim <text:tab/> 104</text:a></text:p>
          <text:p text:style-name="P318"><text:a xlink:type="simple" xlink:href="#__RefHeading__27914_1889221684" text:style-name="Index_20_Link" text:visited-style-name="Index_20_Link">2.10.9<text:tab/>samplereplay <text:tab/> 106</text:a></text:p>
          <text:p text:style-name="P316"><text:a xlink:type="simple" xlink:href="#__RefHeading__27916_1889221684" text:style-name="Index_20_Link" text:visited-style-name="Index_20_Link">2.11<text:tab/>Utility Commands <text:tab/> 106</text:a></text:p>
          <text:p text:style-name="P318"><text:a xlink:type="simple" xlink:href="#__RefHeading__27918_1889221684" text:style-name="Index_20_Link" text:visited-style-name="Index_20_Link">2.11.1<text:tab/>bgzip <text:tab/> 106</text:a></text:p>
          <text:p text:style-name="P318"><text:a xlink:type="simple" xlink:href="#__RefHeading__27920_1889221684" text:style-name="Index_20_Link" text:visited-style-name="Index_20_Link">2.11.2<text:tab/>index <text:tab/> 107</text:a></text:p>
          <text:p text:style-name="P318"><text:a xlink:type="simple" xlink:href="#__RefHeading__27922_1889221684" text:style-name="Index_20_Link" text:visited-style-name="Index_20_Link">2.11.3<text:tab/>extract <text:tab/> 108</text:a></text:p>
          <text:p text:style-name="P318"><text:soft-page-break/><text:a xlink:type="simple" xlink:href="#__RefHeading__26293_1198830536" text:style-name="Index_20_Link" text:visited-style-name="Index_20_Link">2.11.4<text:tab/>aview <text:tab/> 109</text:a></text:p>
          <text:p text:style-name="P318"><text:a xlink:type="simple" xlink:href="#__RefHeading__27924_1889221684" text:style-name="Index_20_Link" text:visited-style-name="Index_20_Link">2.11.5<text:tab/>sdfstats <text:tab/> 111</text:a></text:p>
          <text:p text:style-name="P318"><text:a xlink:type="simple" xlink:href="#__RefHeading__27926_1889221684" text:style-name="Index_20_Link" text:visited-style-name="Index_20_Link">2.11.6<text:tab/>sdfsplit <text:tab/> 112</text:a></text:p>
          <text:p text:style-name="P318"><text:a xlink:type="simple" xlink:href="#__RefHeading__27928_1889221684" text:style-name="Index_20_Link" text:visited-style-name="Index_20_Link">2.11.7<text:tab/>sdfsubset <text:tab/> 113</text:a></text:p>
          <text:p text:style-name="P318"><text:a xlink:type="simple" xlink:href="#__RefHeading__27930_1889221684" text:style-name="Index_20_Link" text:visited-style-name="Index_20_Link">2.11.8<text:tab/>sdfsubseq <text:tab/> 114</text:a></text:p>
          <text:p text:style-name="P318"><text:a xlink:type="simple" xlink:href="#__RefHeading__27932_1889221684" text:style-name="Index_20_Link" text:visited-style-name="Index_20_Link">2.11.9<text:tab/>sam2bam <text:tab/> 115</text:a></text:p>
          <text:p text:style-name="P318"><text:a xlink:type="simple" xlink:href="#__RefHeading__27934_1889221684" text:style-name="Index_20_Link" text:visited-style-name="Index_20_Link">2.11.10<text:tab/>sammerge <text:tab/> 116</text:a></text:p>
          <text:p text:style-name="P318"><text:a xlink:type="simple" xlink:href="#__RefHeading__27936_1889221684" text:style-name="Index_20_Link" text:visited-style-name="Index_20_Link">2.11.11<text:tab/>samstats <text:tab/> 118</text:a></text:p>
          <text:p text:style-name="P318"><text:a xlink:type="simple" xlink:href="#__RefHeading__27938_1889221684" text:style-name="Index_20_Link" text:visited-style-name="Index_20_Link">2.11.12<text:tab/>samrename <text:tab/> 119</text:a></text:p>
          <text:p text:style-name="P318"><text:a xlink:type="simple" xlink:href="#__RefHeading__27940_1889221684" text:style-name="Index_20_Link" text:visited-style-name="Index_20_Link">2.11.13<text:tab/>mapxrename <text:tab/> 120</text:a></text:p>
          <text:p text:style-name="P318"><text:a xlink:type="simple" xlink:href="#__RefHeading__24454_229859350" text:style-name="Index_20_Link" text:visited-style-name="Index_20_Link">2.11.14<text:tab/>chrstats <text:tab/> 121</text:a></text:p>
          <text:p text:style-name="P318"><text:a xlink:type="simple" xlink:href="#__RefHeading__27942_1889221684" text:style-name="Index_20_Link" text:visited-style-name="Index_20_Link">2.11.15<text:tab/>mendelian <text:tab/> 122</text:a></text:p>
          <text:p text:style-name="P318"><text:a xlink:type="simple" xlink:href="#__RefHeading__27944_1889221684" text:style-name="Index_20_Link" text:visited-style-name="Index_20_Link">2.11.16<text:tab/>vcfstats <text:tab/> 124</text:a></text:p>
          <text:p text:style-name="P318"><text:a xlink:type="simple" xlink:href="#__RefHeading__27946_1889221684" text:style-name="Index_20_Link" text:visited-style-name="Index_20_Link">2.11.17<text:tab/>vcfmerge <text:tab/> 125</text:a></text:p>
          <text:p text:style-name="P318"><text:a xlink:type="simple" xlink:href="#__RefHeading__27948_1889221684" text:style-name="Index_20_Link" text:visited-style-name="Index_20_Link">2.11.18<text:tab/>vcffilter <text:tab/> 127</text:a></text:p>
          <text:p text:style-name="P318"><text:a xlink:type="simple" xlink:href="#__RefHeading__27950_1889221684" text:style-name="Index_20_Link" text:visited-style-name="Index_20_Link">2.11.19<text:tab/>vcfannotate <text:tab/> 129</text:a></text:p>
          <text:p text:style-name="P318"><text:a xlink:type="simple" xlink:href="#__RefHeading__27952_1889221684" text:style-name="Index_20_Link" text:visited-style-name="Index_20_Link">2.11.20<text:tab/>vcfsubset <text:tab/> 131</text:a></text:p>
          <text:p text:style-name="P318"><text:a xlink:type="simple" xlink:href="#__RefHeading__27954_1889221684" text:style-name="Index_20_Link" text:visited-style-name="Index_20_Link">2.11.21<text:tab/>vcfeval <text:tab/> 132</text:a></text:p>
          <text:p text:style-name="P318"><text:a xlink:type="simple" xlink:href="#__RefHeading__24456_229859350" text:style-name="Index_20_Link" text:visited-style-name="Index_20_Link">2.11.22<text:tab/>pedfilter <text:tab/> 135</text:a></text:p>
          <text:p text:style-name="P318"><text:a xlink:type="simple" xlink:href="#__RefHeading__24458_229859350" text:style-name="Index_20_Link" text:visited-style-name="Index_20_Link">2.11.23<text:tab/>pedstats <text:tab/> 135</text:a></text:p>
          <text:p text:style-name="P318"><text:a xlink:type="simple" xlink:href="#__RefHeading__27956_1889221684" text:style-name="Index_20_Link" text:visited-style-name="Index_20_Link">2.11.24<text:tab/>avrstats <text:tab/> 137</text:a></text:p>
          <text:p text:style-name="P318"><text:a xlink:type="simple" xlink:href="#__RefHeading__27958_1889221684" text:style-name="Index_20_Link" text:visited-style-name="Index_20_Link">2.11.25<text:tab/>rocplot <text:tab/> 137</text:a></text:p>
          <text:p text:style-name="P318"><text:a xlink:type="simple" xlink:href="#__RefHeading__24460_229859350" text:style-name="Index_20_Link" text:visited-style-name="Index_20_Link">2.11.26<text:tab/>ncbi2tax <text:tab/> 139</text:a></text:p>
          <text:p text:style-name="P318"><text:a xlink:type="simple" xlink:href="#__RefHeading__26295_1198830536" text:style-name="Index_20_Link" text:visited-style-name="Index_20_Link">2.11.27<text:tab/>taxfilter <text:tab/> 139</text:a></text:p>
          <text:p text:style-name="P318"><text:a xlink:type="simple" xlink:href="#__RefHeading__24462_229859350" text:style-name="Index_20_Link" text:visited-style-name="Index_20_Link">2.11.28<text:tab/>taxstats <text:tab/> 141</text:a></text:p>
          <text:p text:style-name="P318"><text:a xlink:type="simple" xlink:href="#__RefHeading__27960_1889221684" text:style-name="Index_20_Link" text:visited-style-name="Index_20_Link">2.11.29<text:tab/>usageserver <text:tab/> 142</text:a></text:p>
          <text:p text:style-name="P318"><text:a xlink:type="simple" xlink:href="#__RefHeading__27962_1889221684" text:style-name="Index_20_Link" text:visited-style-name="Index_20_Link">2.11.30<text:tab/>version <text:tab/> 143</text:a></text:p>
          <text:p text:style-name="P318"><text:a xlink:type="simple" xlink:href="#__RefHeading__27964_1889221684" text:style-name="Index_20_Link" text:visited-style-name="Index_20_Link">2.11.31<text:tab/>license <text:tab/> 143</text:a></text:p>
          <text:p text:style-name="P318"><text:a xlink:type="simple" xlink:href="#__RefHeading__27966_1889221684" text:style-name="Index_20_Link" text:visited-style-name="Index_20_Link">2.11.32<text:tab/>help <text:tab/> 144</text:a></text:p>
          <text:p text:style-name="P317"><text:a xlink:type="simple" xlink:href="#__RefHeading__2676_1889221684" text:style-name="Index_20_Link" text:visited-style-name="Index_20_Link">Chapter 3: RTG product usage - baseline progressions <text:tab/> 145</text:a></text:p>
          <text:p text:style-name="P316"><text:a xlink:type="simple" xlink:href="#__RefHeading__2678_1889221684" text:style-name="Index_20_Link" text:visited-style-name="Index_20_Link">3.1<text:tab/>RTG mapping and sequence variant detection <text:tab/> 145</text:a></text:p>
          <text:p text:style-name="P318"><text:a xlink:type="simple" xlink:href="#__RefHeading__2680_1889221684" text:style-name="Index_20_Link" text:visited-style-name="Index_20_Link">3.1.1<text:tab/>Task 1 - Format reference data <text:tab/> 146</text:a></text:p>
          <text:p text:style-name="P318"><text:a xlink:type="simple" xlink:href="#__RefHeading__2682_1889221684" text:style-name="Index_20_Link" text:visited-style-name="Index_20_Link">3.1.2<text:tab/>Task 2 - Format read data <text:tab/> 147</text:a></text:p>
          <text:p text:style-name="P318"><text:a xlink:type="simple" xlink:href="#__RefHeading__2684_1889221684" text:style-name="Index_20_Link" text:visited-style-name="Index_20_Link">3.1.3<text:tab/>Task 3 - Map reads to the reference genome <text:tab/> 149</text:a></text:p>
          <text:p text:style-name="P318"><text:a xlink:type="simple" xlink:href="#__RefHeading__2686_1889221684" text:style-name="Index_20_Link" text:visited-style-name="Index_20_Link">3.1.4<text:tab/>Task 4 - View &amp; evaluate mapping performance <text:tab/> 150</text:a></text:p>
          <text:p text:style-name="P318"><text:a xlink:type="simple" xlink:href="#__RefHeading__2688_1889221684" text:style-name="Index_20_Link" text:visited-style-name="Index_20_Link">3.1.5<text:tab/>Task 5 - Generate and review coverage information <text:tab/> 150</text:a></text:p>
          <text:p text:style-name="P318"><text:a xlink:type="simple" xlink:href="#__RefHeading__2690_1889221684" text:style-name="Index_20_Link" text:visited-style-name="Index_20_Link">3.1.6<text:tab/>Task 6 - Call sequence variants <text:tab/> 151</text:a></text:p>
          <text:p text:style-name="P318"><text:a xlink:type="simple" xlink:href="#__RefHeading__2692_1889221684" text:style-name="Index_20_Link" text:visited-style-name="Index_20_Link">3.1.7<text:tab/>Task 7 - Report copy number variation statistics <text:tab/> 152</text:a></text:p>
          <text:p text:style-name="P316"><text:a xlink:type="simple" xlink:href="#__RefHeading__2694_1889221684" text:style-name="Index_20_Link" text:visited-style-name="Index_20_Link">3.2<text:tab/>Modifications to support Complete Genomics, Inc reads <text:tab/> 152</text:a></text:p>
          <text:p text:style-name="P318"><text:a xlink:type="simple" xlink:href="#__RefHeading__2696_1889221684" text:style-name="Index_20_Link" text:visited-style-name="Index_20_Link">3.2.1<text:tab/>Task 2 - Format read data <text:tab/> 153</text:a></text:p>
          <text:p text:style-name="P318"><text:a xlink:type="simple" xlink:href="#__RefHeading__2698_1889221684" text:style-name="Index_20_Link" text:visited-style-name="Index_20_Link">3.2.2<text:tab/>Task 3 - Map reads to the reference genome <text:tab/> 153</text:a></text:p>
          <text:p text:style-name="P316"><text:a xlink:type="simple" xlink:href="#__RefHeading__2700_1889221684" text:style-name="Index_20_Link" text:visited-style-name="Index_20_Link">3.3<text:tab/>Modifications to support processing exome sequencing <text:tab/> 153</text:a></text:p>
          <text:p text:style-name="P316"><text:a xlink:type="simple" xlink:href="#__RefHeading__2702_1889221684" text:style-name="Index_20_Link" text:visited-style-name="Index_20_Link">3.4<text:tab/>Modifications to support variant calling with multiple platforms <text:tab/> 154</text:a></text:p>
          <text:p text:style-name="P316"><text:a xlink:type="simple" xlink:href="#__RefHeading__2704_1889221684" text:style-name="Index_20_Link" text:visited-style-name="Index_20_Link">3.5<text:tab/>Modifications to support sex-aware mapping and variant calling <text:tab/> 154</text:a></text:p>
          <text:p text:style-name="P318"><text:a xlink:type="simple" xlink:href="#__RefHeading__2706_1889221684" text:style-name="Index_20_Link" text:visited-style-name="Index_20_Link">3.5.1<text:tab/>Task 1 - Format reference data <text:tab/> 155</text:a></text:p>
          <text:p text:style-name="P318"><text:a xlink:type="simple" xlink:href="#__RefHeading__2708_1889221684" text:style-name="Index_20_Link" text:visited-style-name="Index_20_Link">3.5.2<text:tab/>Task 3 - Map reads to the reference genome <text:tab/> 157</text:a></text:p>
          <text:p text:style-name="P318"><text:soft-page-break/><text:a xlink:type="simple" xlink:href="#__RefHeading__2710_1889221684" text:style-name="Index_20_Link" text:visited-style-name="Index_20_Link">3.5.3<text:tab/>Task 6 - Call sequence variants <text:tab/> 157</text:a></text:p>
          <text:p text:style-name="P316"><text:a xlink:type="simple" xlink:href="#__RefHeading__2712_1889221684" text:style-name="Index_20_Link" text:visited-style-name="Index_20_Link">3.6<text:tab/>Modifications to support joint family variant calling <text:tab/> 158</text:a></text:p>
          <text:p text:style-name="P318"><text:a xlink:type="simple" xlink:href="#__RefHeading__2714_1889221684" text:style-name="Index_20_Link" text:visited-style-name="Index_20_Link">3.6.1<text:tab/>Task 3 - Map reads to the reference genome <text:tab/> 158</text:a></text:p>
          <text:p text:style-name="P318"><text:a xlink:type="simple" xlink:href="#__RefHeading__2716_1889221684" text:style-name="Index_20_Link" text:visited-style-name="Index_20_Link">3.6.2<text:tab/>Task 6 - Call sequence variants <text:tab/> 159</text:a></text:p>
          <text:p text:style-name="P316"><text:a xlink:type="simple" xlink:href="#__RefHeading__2718_1889221684" text:style-name="Index_20_Link" text:visited-style-name="Index_20_Link">3.7<text:tab/>Modifications to support joint population variant calling <text:tab/> 159</text:a></text:p>
          <text:p text:style-name="P318"><text:a xlink:type="simple" xlink:href="#__RefHeading__10682_1889221684" text:style-name="Index_20_Link" text:visited-style-name="Index_20_Link">3.7.1<text:tab/>Task 3 – Map reads to the reference genome <text:tab/> 159</text:a></text:p>
          <text:p text:style-name="P318"><text:a xlink:type="simple" xlink:href="#__RefHeading__10684_1889221684" text:style-name="Index_20_Link" text:visited-style-name="Index_20_Link">3.7.2<text:tab/>Task 6 - Call sequence variants <text:tab/> 161</text:a></text:p>
          <text:p text:style-name="P316"><text:a xlink:type="simple" xlink:href="#__RefHeading__10686_1889221684" text:style-name="Index_20_Link" text:visited-style-name="Index_20_Link">3.8<text:tab/>Create and use population priors in variant calling <text:tab/> 161</text:a></text:p>
          <text:p text:style-name="P318"><text:a xlink:type="simple" xlink:href="#__RefHeading__10688_1889221684" text:style-name="Index_20_Link" text:visited-style-name="Index_20_Link">3.8.1<text:tab/>Task 1 - Produce population priors file <text:tab/> 162</text:a></text:p>
          <text:p text:style-name="P318"><text:a xlink:type="simple" xlink:href="#__RefHeading__10690_1889221684" text:style-name="Index_20_Link" text:visited-style-name="Index_20_Link">3.8.2<text:tab/>Task 2 - Run variant calling using population priors <text:tab/> 162</text:a></text:p>
          <text:p text:style-name="P316"><text:a xlink:type="simple" xlink:href="#__RefHeading__10692_1889221684" text:style-name="Index_20_Link" text:visited-style-name="Index_20_Link">3.9<text:tab/>Somatic variant detection in cancer <text:tab/> 162</text:a></text:p>
          <text:p text:style-name="P318"><text:a xlink:type="simple" xlink:href="#__RefHeading__10694_1889221684" text:style-name="Index_20_Link" text:visited-style-name="Index_20_Link">3.9.1<text:tab/>Task 1 - Format reference data <text:tab/> 163</text:a></text:p>
          <text:p text:style-name="P318"><text:a xlink:type="simple" xlink:href="#__RefHeading__10696_1889221684" text:style-name="Index_20_Link" text:visited-style-name="Index_20_Link">3.9.2<text:tab/>Task 2 - Format read data <text:tab/> 163</text:a></text:p>
          <text:p text:style-name="P318"><text:a xlink:type="simple" xlink:href="#__RefHeading__10698_1889221684" text:style-name="Index_20_Link" text:visited-style-name="Index_20_Link">3.9.3<text:tab/>Task 3 - Map reads against the reference genome <text:tab/> 163</text:a></text:p>
          <text:p text:style-name="P318"><text:a xlink:type="simple" xlink:href="#__RefHeading__10700_1889221684" text:style-name="Index_20_Link" text:visited-style-name="Index_20_Link">3.9.4<text:tab/>Task 4 - Call somatic variants <text:tab/> 164</text:a></text:p>
          <text:p text:style-name="P318"><text:a xlink:type="simple" xlink:href="#__RefHeading__26396_2007362105" text:style-name="Index_20_Link" text:visited-style-name="Index_20_Link">3.9.5<text:tab/>Using site-specific somatic priors <text:tab/> 164</text:a></text:p>
          <text:p text:style-name="P316"><text:a xlink:type="simple" xlink:href="#__RefHeading__10702_1889221684" text:style-name="Index_20_Link" text:visited-style-name="Index_20_Link">3.10<text:tab/>AVR scoring using HAPMAP for model building <text:tab/> 165</text:a></text:p>
          <text:p text:style-name="P318"><text:a xlink:type="simple" xlink:href="#__RefHeading__10704_1889221684" text:style-name="Index_20_Link" text:visited-style-name="Index_20_Link">3.10.1<text:tab/>Task 1 - Create training data <text:tab/> 167</text:a></text:p>
          <text:p text:style-name="P318"><text:a xlink:type="simple" xlink:href="#__RefHeading__10706_1889221684" text:style-name="Index_20_Link" text:visited-style-name="Index_20_Link">3.10.2<text:tab/>Task 2 - Build and check AVR model <text:tab/> 167</text:a></text:p>
          <text:p text:style-name="P318"><text:a xlink:type="simple" xlink:href="#__RefHeading__10708_1889221684" text:style-name="Index_20_Link" text:visited-style-name="Index_20_Link">3.10.3<text:tab/>Task 3 - Use AVR model <text:tab/> 169</text:a></text:p>
          <text:p text:style-name="P318"><text:a xlink:type="simple" xlink:href="#__RefHeading__10710_1889221684" text:style-name="Index_20_Link" text:visited-style-name="Index_20_Link">3.10.4<text:tab/>Task 4 - Install AVR model <text:tab/> 169</text:a></text:p>
          <text:p text:style-name="P316"><text:a xlink:type="simple" xlink:href="#__RefHeading__26863_229859350" text:style-name="Index_20_Link" text:visited-style-name="Index_20_Link">3.11<text:tab/>RTG structural variant detection <text:tab/> 170</text:a></text:p>
          <text:p text:style-name="P318"><text:a xlink:type="simple" xlink:href="#__RefHeading__10740_1889221684" text:style-name="Index_20_Link" text:visited-style-name="Index_20_Link">3.11.1<text:tab/>Task 1 - Format reference and read data <text:tab/> 170</text:a></text:p>
          <text:p text:style-name="P318"><text:a xlink:type="simple" xlink:href="#__RefHeading__10742_1889221684" text:style-name="Index_20_Link" text:visited-style-name="Index_20_Link">3.11.2<text:tab/>Task 2 - Map reads against a reference genome <text:tab/> 170</text:a></text:p>
          <text:p text:style-name="P318"><text:a xlink:type="simple" xlink:href="#__RefHeading__10744_1889221684" text:style-name="Index_20_Link" text:visited-style-name="Index_20_Link">3.11.3<text:tab/>Task 4 - Find structural variants with sv <text:tab/> 171</text:a></text:p>
          <text:p text:style-name="P318"><text:a xlink:type="simple" xlink:href="#__RefHeading__10746_1889221684" text:style-name="Index_20_Link" text:visited-style-name="Index_20_Link">3.11.4<text:tab/>Task 5 - Find structural variants with discord <text:tab/> 172</text:a></text:p>
          <text:p text:style-name="P316"><text:a xlink:type="simple" xlink:href="#__RefHeading__10712_1889221684" text:style-name="Index_20_Link" text:visited-style-name="Index_20_Link">3.12<text:tab/>Ion Torrent bacterial mapping and sequence variant detection <text:tab/> 172</text:a></text:p>
          <text:p text:style-name="P318"><text:a xlink:type="simple" xlink:href="#__RefHeading__10714_1889221684" text:style-name="Index_20_Link" text:visited-style-name="Index_20_Link">3.12.1<text:tab/>Task 1 - Format reference data <text:tab/> 173</text:a></text:p>
          <text:p text:style-name="P318"><text:a xlink:type="simple" xlink:href="#__RefHeading__10716_1889221684" text:style-name="Index_20_Link" text:visited-style-name="Index_20_Link">3.12.2<text:tab/>Task 2 - Format read data <text:tab/> 173</text:a></text:p>
          <text:p text:style-name="P318"><text:a xlink:type="simple" xlink:href="#__RefHeading__10718_1889221684" text:style-name="Index_20_Link" text:visited-style-name="Index_20_Link">3.12.3<text:tab/>Task 3 - Map reads to the reference genome <text:tab/> 173</text:a></text:p>
          <text:p text:style-name="P318"><text:a xlink:type="simple" xlink:href="#__RefHeading__10720_1889221684" text:style-name="Index_20_Link" text:visited-style-name="Index_20_Link">3.12.4<text:tab/>Task 4 - Call sequence variants in haploid mode <text:tab/> 174</text:a></text:p>
          <text:p text:style-name="P316"><text:a xlink:type="simple" xlink:href="#__RefHeading__2986_1889221684" text:style-name="Index_20_Link" text:visited-style-name="Index_20_Link">3.13<text:tab/>RTG contaminant filtering <text:tab/> 174</text:a></text:p>
          <text:p text:style-name="P318"><text:a xlink:type="simple" xlink:href="#__RefHeading__10730_1889221684" text:style-name="Index_20_Link" text:visited-style-name="Index_20_Link">3.13.1<text:tab/>Task 1 - Format reference data <text:tab/> 174</text:a></text:p>
          <text:p text:style-name="P318"><text:a xlink:type="simple" xlink:href="#__RefHeading__10732_1889221684" text:style-name="Index_20_Link" text:visited-style-name="Index_20_Link">3.13.2<text:tab/>Task 2 - Format read data <text:tab/> 176</text:a></text:p>
          <text:p text:style-name="P318"><text:a xlink:type="simple" xlink:href="#__RefHeading__10734_1889221684" text:style-name="Index_20_Link" text:visited-style-name="Index_20_Link">3.13.3<text:tab/>Task 3 - Run contamination filter <text:tab/> 176</text:a></text:p>
          <text:p text:style-name="P318"><text:a xlink:type="simple" xlink:href="#__RefHeading__10736_1889221684" text:style-name="Index_20_Link" text:visited-style-name="Index_20_Link">3.13.4<text:tab/>Task 4 - Manage filtered reads <text:tab/> 177</text:a></text:p>
          <text:p text:style-name="P316"><text:a xlink:type="simple" xlink:href="#__RefHeading__26865_229859350" text:style-name="Index_20_Link" text:visited-style-name="Index_20_Link">3.14<text:tab/>RTG translated protein searching <text:tab/> 177</text:a></text:p>
          <text:p text:style-name="P318"><text:a xlink:type="simple" xlink:href="#__RefHeading__10724_1889221684" text:style-name="Index_20_Link" text:visited-style-name="Index_20_Link">3.14.1<text:tab/>Task 1 - Format protein data set <text:tab/> 177</text:a></text:p>
          <text:p text:style-name="P318"><text:a xlink:type="simple" xlink:href="#__RefHeading__10726_1889221684" text:style-name="Index_20_Link" text:visited-style-name="Index_20_Link">3.14.2<text:tab/>Task 2 - Format DNA read set <text:tab/> 178</text:a></text:p>
          <text:p text:style-name="P318"><text:a xlink:type="simple" xlink:href="#__RefHeading__10728_1889221684" text:style-name="Index_20_Link" text:visited-style-name="Index_20_Link">3.14.3<text:tab/>Task 3 - Search against protein data set <text:tab/> 178</text:a></text:p>
          <text:p text:style-name="P316"><text:a xlink:type="simple" xlink:href="#__RefHeading__10748_1889221684" text:style-name="Index_20_Link" text:visited-style-name="Index_20_Link">3.15<text:tab/>RTG species frequency estimation <text:tab/> 178</text:a></text:p>
          <text:p text:style-name="P318"><text:a xlink:type="simple" xlink:href="#__RefHeading__10750_1889221684" text:style-name="Index_20_Link" text:visited-style-name="Index_20_Link">3.15.1<text:tab/>Task 1 - Format reference data <text:tab/> 179</text:a></text:p>
          <text:p text:style-name="P318"><text:a xlink:type="simple" xlink:href="#__RefHeading__10752_1889221684" text:style-name="Index_20_Link" text:visited-style-name="Index_20_Link">3.15.2<text:tab/>Task 2 - Format read data <text:tab/> 179</text:a></text:p>
          <text:p text:style-name="P318"><text:a xlink:type="simple" xlink:href="#__RefHeading__10754_1889221684" text:style-name="Index_20_Link" text:visited-style-name="Index_20_Link">3.15.3<text:tab/>Task 3 - Run contamination filter (optional) <text:tab/> 180</text:a></text:p>
          <text:p text:style-name="P318"><text:a xlink:type="simple" xlink:href="#__RefHeading__10756_1889221684" text:style-name="Index_20_Link" text:visited-style-name="Index_20_Link">3.15.4<text:tab/>Task 4 - Map metagenomic reads against bacterial database <text:tab/> 180</text:a></text:p>
          <text:p text:style-name="P318"><text:soft-page-break/><text:a xlink:type="simple" xlink:href="#__RefHeading__10758_1889221684" text:style-name="Index_20_Link" text:visited-style-name="Index_20_Link">3.15.5<text:tab/>Task 5 - Run species estimator <text:tab/> 180</text:a></text:p>
          <text:p text:style-name="P316"><text:a xlink:type="simple" xlink:href="#__RefHeading__10760_1889221684" text:style-name="Index_20_Link" text:visited-style-name="Index_20_Link">3.16<text:tab/>RTG sample similarity <text:tab/> 180</text:a></text:p>
          <text:p text:style-name="P318"><text:a xlink:type="simple" xlink:href="#__RefHeading__10762_1889221684" text:style-name="Index_20_Link" text:visited-style-name="Index_20_Link">3.16.1<text:tab/>Task 1 - Prepare read sets <text:tab/> 181</text:a></text:p>
          <text:p text:style-name="P318"><text:a xlink:type="simple" xlink:href="#__RefHeading__10764_1889221684" text:style-name="Index_20_Link" text:visited-style-name="Index_20_Link">3.16.2<text:tab/>Task 2 - Generate read set name map <text:tab/> 181</text:a></text:p>
          <text:p text:style-name="P318"><text:a xlink:type="simple" xlink:href="#__RefHeading__10766_1889221684" text:style-name="Index_20_Link" text:visited-style-name="Index_20_Link">3.16.3<text:tab/>Task 3 - Run similarity tool <text:tab/> 182</text:a></text:p>
          <text:p text:style-name="P317"><text:a xlink:type="simple" xlink:href="#__RefHeading__10768_1889221684" text:style-name="Index_20_Link" text:visited-style-name="Index_20_Link">Chapter 5: Administration &amp; Capacity Planning <text:tab/> 183</text:a></text:p>
          <text:p text:style-name="P316"><text:a xlink:type="simple" xlink:href="#__RefHeading__3486_1889221684" text:style-name="Index_20_Link" text:visited-style-name="Index_20_Link">5.1<text:tab/>Advanced installation configuration <text:tab/> 183</text:a></text:p>
          <text:p text:style-name="P316"><text:a xlink:type="simple" xlink:href="#__RefHeading__10770_1889221684" text:style-name="Index_20_Link" text:visited-style-name="Index_20_Link">5.2<text:tab/>Run-time performance optimization <text:tab/> 184</text:a></text:p>
          <text:p text:style-name="P316"><text:a xlink:type="simple" xlink:href="#__RefHeading__10772_1889221684" text:style-name="Index_20_Link" text:visited-style-name="Index_20_Link">5.3<text:tab/>Alternate configurations <text:tab/> 184</text:a></text:p>
          <text:p text:style-name="P316"><text:a xlink:type="simple" xlink:href="#__RefHeading__10774_1889221684" text:style-name="Index_20_Link" text:visited-style-name="Index_20_Link">5.4<text:tab/>Exception management - TalkBack and log file <text:tab/> 185</text:a></text:p>
          <text:p text:style-name="P316"><text:a xlink:type="simple" xlink:href="#__RefHeading__10776_1889221684" text:style-name="Index_20_Link" text:visited-style-name="Index_20_Link">5.5<text:tab/>Usage logging <text:tab/> 185</text:a></text:p>
          <text:p text:style-name="P318"><text:a xlink:type="simple" xlink:href="#__RefHeading__10778_1889221684" text:style-name="Index_20_Link" text:visited-style-name="Index_20_Link">5.5.1<text:tab/>Single-user, single machine <text:tab/> 186</text:a></text:p>
          <text:p text:style-name="P318"><text:a xlink:type="simple" xlink:href="#__RefHeading__10780_1889221684" text:style-name="Index_20_Link" text:visited-style-name="Index_20_Link">5.5.2<text:tab/>Multi-user or multiple machines <text:tab/> 186</text:a></text:p>
          <text:p text:style-name="P318"><text:a xlink:type="simple" xlink:href="#__RefHeading__10782_1889221684" text:style-name="Index_20_Link" text:visited-style-name="Index_20_Link">5.5.3<text:tab/>Advanced configuration <text:tab/> 187</text:a></text:p>
          <text:p text:style-name="P317"><text:a xlink:type="simple" xlink:href="#__RefHeading__10784_1889221684" text:style-name="Index_20_Link" text:visited-style-name="Index_20_Link">Chapter 6: Appendix <text:tab/> 188</text:a></text:p>
          <text:p text:style-name="P316"><text:a xlink:type="simple" xlink:href="#__RefHeading__10786_1889221684" text:style-name="Index_20_Link" text:visited-style-name="Index_20_Link">6.1<text:tab/>RTG gapped alignment technical description <text:tab/> 188</text:a></text:p>
          <text:p text:style-name="P318"><text:a xlink:type="simple" xlink:href="#__RefHeading__10788_1889221684" text:style-name="Index_20_Link" text:visited-style-name="Index_20_Link">6.1.1<text:tab/>Alignment computations <text:tab/> 188</text:a></text:p>
          <text:p text:style-name="P318"><text:a xlink:type="simple" xlink:href="#__RefHeading__10790_1889221684" text:style-name="Index_20_Link" text:visited-style-name="Index_20_Link">6.1.2<text:tab/>Alignment scoring <text:tab/> 188</text:a></text:p>
          <text:p text:style-name="P316"><text:a xlink:type="simple" xlink:href="#__RefHeading__10792_1889221684" text:style-name="Index_20_Link" text:visited-style-name="Index_20_Link">6.2<text:tab/>Using SAM/BAM Read Groups in RTG map <text:tab/> 189</text:a></text:p>
          <text:p text:style-name="P316"><text:a xlink:type="simple" xlink:href="#__RefHeading__10794_1889221684" text:style-name="Index_20_Link" text:visited-style-name="Index_20_Link">6.3<text:tab/>RTG reference file format <text:tab/> 190</text:a></text:p>
          <text:p text:style-name="P316"><text:a xlink:type="simple" xlink:href="#__RefHeading__10796_1889221684" text:style-name="Index_20_Link" text:visited-style-name="Index_20_Link">6.4<text:tab/>RTG taxonomic reference file format <text:tab/> 193</text:a></text:p>
          <text:p text:style-name="P318"><text:a xlink:type="simple" xlink:href="#__RefHeading__10798_1889221684" text:style-name="Index_20_Link" text:visited-style-name="Index_20_Link">6.4.1<text:tab/>RTG taxonomy file format <text:tab/> 193</text:a></text:p>
          <text:p text:style-name="P318"><text:a xlink:type="simple" xlink:href="#__RefHeading__10800_1889221684" text:style-name="Index_20_Link" text:visited-style-name="Index_20_Link">6.4.2<text:tab/>RTG taxonomy lookup file format <text:tab/> 194</text:a></text:p>
          <text:p text:style-name="P316"><text:a xlink:type="simple" xlink:href="#__RefHeading__10802_1889221684" text:style-name="Index_20_Link" text:visited-style-name="Index_20_Link">6.5<text:tab/>Pedigree PED input file format <text:tab/> 194</text:a></text:p>
          <text:p text:style-name="P316"><text:a xlink:type="simple" xlink:href="#__RefHeading__10804_1889221684" text:style-name="Index_20_Link" text:visited-style-name="Index_20_Link">6.6<text:tab/>RTG commands using indexed input files <text:tab/> 195</text:a></text:p>
          <text:p text:style-name="P316"><text:a xlink:type="simple" xlink:href="#__RefHeading__10806_1889221684" text:style-name="Index_20_Link" text:visited-style-name="Index_20_Link">6.7<text:tab/>RTG output results file descriptions <text:tab/> 196</text:a></text:p>
          <text:p text:style-name="P318"><text:a xlink:type="simple" xlink:href="#__RefHeading__10242_1889221684" text:style-name="Index_20_Link" text:visited-style-name="Index_20_Link">6.7.1<text:tab/>SAM/BAM file extensions (RTG map command output) <text:tab/> 196</text:a></text:p>
          <text:p text:style-name="P318"><text:a xlink:type="simple" xlink:href="#__RefHeading__10808_1889221684" text:style-name="Index_20_Link" text:visited-style-name="Index_20_Link">6.7.2<text:tab/>SAM/BAM file extensions (RTG cgmap command output) <text:tab/> 199</text:a></text:p>
          <text:p text:style-name="P318"><text:a xlink:type="simple" xlink:href="#__RefHeading__10810_1889221684" text:style-name="Index_20_Link" text:visited-style-name="Index_20_Link">6.7.3<text:tab/>VCF output file description <text:tab/> 200</text:a></text:p>
          <text:p text:style-name="P318"><text:a xlink:type="simple" xlink:href="#__RefHeading__10812_1889221684" text:style-name="Index_20_Link" text:visited-style-name="Index_20_Link">6.7.4<text:tab/>Regions BED output file description <text:tab/> 206</text:a></text:p>
          <text:p text:style-name="P318"><text:a xlink:type="simple" xlink:href="#__RefHeading__10814_1889221684" text:style-name="Index_20_Link" text:visited-style-name="Index_20_Link">6.7.5<text:tab/>SV command output file descriptions <text:tab/> 207</text:a></text:p>
          <text:p text:style-name="P318"><text:a xlink:type="simple" xlink:href="#__RefHeading__10816_1889221684" text:style-name="Index_20_Link" text:visited-style-name="Index_20_Link">6.7.6<text:tab/>Discord command output file descriptions <text:tab/> 209</text:a></text:p>
          <text:p text:style-name="P318"><text:a xlink:type="simple" xlink:href="#__RefHeading__10818_1889221684" text:style-name="Index_20_Link" text:visited-style-name="Index_20_Link">6.7.7<text:tab/>Coverage command output file descriptions <text:tab/> 211</text:a></text:p>
          <text:p text:style-name="P318"><text:a xlink:type="simple" xlink:href="#__RefHeading__10820_1889221684" text:style-name="Index_20_Link" text:visited-style-name="Index_20_Link">6.7.8<text:tab/>Mapx output file description <text:tab/> 214</text:a></text:p>
          <text:p text:style-name="P318"><text:a xlink:type="simple" xlink:href="#__RefHeading__10822_1889221684" text:style-name="Index_20_Link" text:visited-style-name="Index_20_Link">6.7.9<text:tab/>Species results file description <text:tab/> 216</text:a></text:p>
          <text:p text:style-name="P318"><text:a xlink:type="simple" xlink:href="#__RefHeading__10824_1889221684" text:style-name="Index_20_Link" text:visited-style-name="Index_20_Link">6.7.10<text:tab/>Similarity results file descriptions <text:tab/> 218</text:a></text:p>
          <text:p text:style-name="P316"><text:a xlink:type="simple" xlink:href="#__RefHeading__10826_1889221684" text:style-name="Index_20_Link" text:visited-style-name="Index_20_Link">6.8<text:tab/>Parallel processing approach <text:tab/> 219</text:a></text:p>
          <text:p text:style-name="P316"><text:a xlink:type="simple" xlink:href="#__RefHeading__10828_1889221684" text:style-name="Index_20_Link" text:visited-style-name="Index_20_Link">6.9<text:tab/>Distribution Contents <text:tab/> 220</text:a></text:p>
          <text:p text:style-name="P316"><text:a xlink:type="simple" xlink:href="#__RefHeading__10830_1889221684" text:style-name="Index_20_Link" text:visited-style-name="Index_20_Link">6.10<text:tab/>README.txt <text:tab/> 220</text:a></text:p>
        </text:index-body>
      </text:table-of-content>
      <text:p text:style-name="P117"/>
      <text:h text:style-name="P371" text:outline-level="1"><text:bookmark-start text:name="__RefHeading__1180_438529773"/>Overview<text:bookmark-end text:name="__RefHeading__1180_438529773"/></text:h>
      <text:p text:style-name="P114">This chapter introduces the features, operational options, and installation requirements of the <text:user-field-get text:name="RTG_PRODUCT">RTG Core</text:user-field-get> data analysis software.</text:p>
      <text:h text:style-name="P373" text:outline-level="2"><text:bookmark-start text:name="__RefHeading__1182_438529773"/>Introduction<text:bookmark-end text:name="__RefHeading__1182_438529773"/></text:h>
      <text:p text:style-name="P118"><text:span text:style-name="T5">RTG </text:span><text:span text:style-name="T4">software enables the development of fast, efficient software pipelines for deep genomic analysis. RTG is built on innovative search technologies and new algorithms designed for processing high volumes of high-throughput sequencing data from different sequencing technology platforms. The RTG sequence search and alignment functions enable read mapping and protein searches with a unique combination of sensitivity and speed.</text:span></text:p>
      <text:section text:style-name="Sect2" text:name="Intro-tools" text:condition="ooow:RTG_PRODUCT!=&quot;RTG Tools&quot;" text:is-hidden="true" text:display="condition">
        <text:p text:style-name="P119"><text:span text:style-name="T6">T</text:span><text:span text:style-name="T4">he RTG Tools platform provides a subset of the functionality available from the full suite of functions for analyzing and manipulating variant call results. These utilities can be used to perform a variety of tasks such as: </text:span></text:p>
        <text:p text:style-name="P222"><text:span text:style-name="T4">• </text:span><text:span text:style-name="T10">Accuracy Evaluation</text:span><text:span text:style-name="T4"> — Compare called variants to a set of known variants to find specificity and sensitivity, check mendelian consistency for the variants from a family, finding basic variant statistics for a set of calls. </text:span></text:p>
        <text:p text:style-name="P222"><text:span text:style-name="T4">• </text:span><text:span text:style-name="T10">Result Filtering</text:span><text:span text:style-name="T4"> — Find a subset of variants that match a given set of filtering criteria, extracting only the variant information required for a specific task. </text:span></text:p>
        <text:p text:style-name="P223"><text:span text:style-name="T7">• </text:span><text:span text:style-name="T11">Variant Set Manipulation</text:span><text:span text:style-name="T7"> — Merging multiple sets of variant results together, adding additional annotation information to existing variants.</text:span></text:p>
      </text:section>
      <text:section text:style-name="Sect2" text:name="Intro-nontools" text:condition="ooow:RTG_PRODUCT==&quot;RTG Tools&quot;" text:display="condition">
        <text:p text:style-name="P203">RTG-based data production pipelines support unprecedented breadth and depth of analysis on genomic data, transforming researcher visibility into DNA sequence analysis and biological investigation. A comprehensive suite of easy-to-integrate data analysis functions increases the productivity of bioinformatics specialists, freeing them to develop analytical solutions that amplify the investigative ability unique to their organization.</text:p>
        <text:p text:style-name="P203">RTG software supports a variety of research and medical genomics applications, such as:</text:p>
        <text:list xml:id="list39227953176613090" text:style-name="WWNum1">
          <text:list-item>
            <text:p text:style-name="P320"><text:span text:style-name="T9">Medical Genomic Research </text:span><text:span text:style-name="T4">— Compare sequence variants and structural variation between normal and disease genomes, or over a disease progression in the same individual to identity causal loci.</text:span></text:p>
          </text:list-item>
          <text:list-item>
            <text:p text:style-name="P320"><text:span text:style-name="T9">Personalized Medicine</text:span><text:span text:style-name="T4"> — Establish reliable, high-throughput processing pipelines that analyze individual human genomes compared to one or more reference genomes. Use RTG software for detection of sequence variants (</text:span><text:span text:style-name="T8">SNP</text:span><text:span text:style-name="T4"> and indel calling, intersection scripting), as well as structural variation (coverage depth, and copy number variation).</text:span></text:p>
          </text:list-item>
          <text:list-item>
            <text:p text:style-name="P320"><text:span text:style-name="T9">Model Organisms and Basic Research </text:span><text:span text:style-name="T4">— Utilize RTG mapping and variant detection commands for focused research applications such as metagenomic species identification and frequency, and metabolic pathway analysis. Map microbial communities to generate gapped alignments of both DNA and protein sequence data.</text:span></text:p>
          </text:list-item>
          <text:list-item>
            <text:p text:style-name="P320"><text:span text:style-name="T9">Plant Genomics </text:span><text:span text:style-name="T4">— Enable investigations of new crop species and variant detection in genetically diverse strains by leveraging RTGs highly sensitive sequence search capabilities for strain and cross-species mapping applications. Flexible sensitivity tuning controls allow investigators to accommodate very high error rates associated with unique combinations of sequencing system error, genome-specific mutation, and aggressive cross-species comparisons.</text:span></text:p>
          </text:list-item>
        </text:list>
      </text:section>
      <text:h text:style-name="P373" text:outline-level="2"><text:bookmark-start text:name="__RefHeading__4576_438529773"/>RTG software description<text:bookmark-end text:name="__RefHeading__4576_438529773"/></text:h>
      <text:p text:style-name="P203">RTG software is delivered as a single executable with multiple commands executed through a command line interface (CLI). Commands are delivered in product packages, and each command is independently enabled through a license key.</text:p>
      <text:p text:style-name="P203">Usage:</text:p>
      <text:p text:style-name="P225">rtg COMMAND [OPTIONS] &lt;REQUIRED&gt;</text:p>
      <text:section text:style-name="Sect2" text:name="Intro2-nontools" text:condition="ooow:RTG_PRODUCT==&quot;RTG Tools&quot;" text:display="condition">
        <text:p text:style-name="P203"><text:soft-page-break/>RTG software delivers features in four areas:</text:p>
        <text:list xml:id="list6817035171255610561" text:style-name="L1">
          <text:list-item>
            <text:p text:style-name="P321"><text:span text:style-name="T9">SEQUENCE SEARCH AND ALIGNMENT</text:span><text:span text:style-name="T4"> — RTG software uses patented sequence search technology for the rapid production of genomic sequence data. The map command implements read mapping and gapped alignment of sequence data against a reference. The mapx command searches translated sequence data against a protein database.</text:span></text:p>
          </text:list-item>
          <text:list-item>
            <text:p text:style-name="P321"><text:span text:style-name="T9">DATA ANALYSIS</text:span><text:span text:style-name="T4"> — RTG software supports two pipelines for data analysis - variant detection and metagenomics. Purpose-built variant detection pipeline functions include </text:span><text:span text:style-name="T8">several</text:span><text:span text:style-name="T4"> command</text:span><text:span text:style-name="T8">s</text:span><text:span text:style-name="T4"> to identify </text:span><text:span text:style-name="T8">small </text:span><text:span text:style-name="T4">sequence variants, a cnv command to report copy number variation statistics for structural variation, and a coverage command to report read depth across a reference.</text:span></text:p>
          </text:list-item>
          <text:list-item>
            <text:p text:style-name="P321"><text:span text:style-name="T9">REPORTING OPTIONS</text:span><text:span text:style-name="T4"> — Standard result formats and utility commands report results for validation, and ease development of custom scripts for analysis. Scripts that produce publication quality graphics for visualization of data analysis results are available through Real Time Genomics technical support.</text:span></text:p>
          </text:list-item>
          <text:list-item>
            <text:p text:style-name="P321"><text:span text:style-name="T9">DATA CENTER DEPLOYMENT </text:span><text:span text:style-name="T4">— RTG software supports typical data center standards for enterprise deployment. RTG provides automated installation and supports industry standard operating environments and data processing systems to help maintain TCO objectives in enterprise data centers. The RTG software can be run in compute clusters of varying sizes, and commands take advantage of multi-core processors by default.</text:span></text:p>
          </text:list-item>
        </text:list>
      </text:section>
      <text:p text:style-name="Inline_20_Note_20_Start"><text:span text:style-name="Inline_20_Note_20_Title"><text:span text:style-name="T14">NOTE:</text:span></text:span><text:span text:style-name="T15"><text:tab/></text:span><text:span text:style-name="T14">For detailed information about RTG command syntax and usage, refer to Command Reference. </text:span></text:p>
      <text:section text:style-name="Sect2" text:name="Overview3-nontools" text:condition="ooow:RTG_PRODUCT==&quot;RTG Tools&quot;" text:display="condition">
        <text:h text:style-name="P373" text:outline-level="2"><text:bookmark-start text:name="__RefHeading__4590_438529773"/>Sequence search and alignment<text:bookmark-end text:name="__RefHeading__4590_438529773"/></text:h>
        <text:p text:style-name="P114">RTG software uses an edit-distance alignment score to determine best fit and alignment accuracy.</text:p>
        <text:p text:style-name="P114">RTG software includes optimal sensitivity settings for error and mutation rates, plus command line controls and simulation tools that allow investigators to calibrate sensitivity settings for specific data sets. Extensive filtering and reporting options allow complete control over reported alignments, which leads to greater flexibility for downstream analysis functions.</text:p>
        <text:p text:style-name="P114">Key functionality of RTG sequence search and alignment includes:</text:p>
        <text:list xml:id="list2335913796337092881" text:style-name="L2">
          <text:list-item>
            <text:p text:style-name="P322">Read mapping by nucleotide sequence alignment to a reference genome</text:p>
          </text:list-item>
          <text:list-item>
            <text:p text:style-name="P322">Protein database searching by translated nucleotide sequence searches against protein databases</text:p>
          </text:list-item>
          <text:list-item>
            <text:p text:style-name="P322">Sensitivity tuning using parameter options for substitutions, indels, indel lengths, word or step sizes, and alignment scores</text:p>
          </text:list-item>
          <text:list-item>
            <text:p text:style-name="P322">Filtering and reporting ambiguous reads that map to multiple locations</text:p>
          </text:list-item>
          <text:list-item>
            <text:p text:style-name="P322">Benchmarking and optimization using simulation and evaluation commands</text:p>
          </text:list-item>
        </text:list>
        <text:p text:style-name="P114">RTG <text:span text:style-name="T173">mapping commands </text:span>ha<text:span text:style-name="T173">ve</text:span> the following characteristics:</text:p>
        <text:list xml:id="list1767747898351162644" text:style-name="L3">
          <text:list-item>
            <text:p text:style-name="P323"><text:soft-page-break/>Eliminates need for genome indexing</text:p>
          </text:list-item>
          <text:list-item>
            <text:p text:style-name="P323">Aligns sequence reads of any length</text:p>
          </text:list-item>
          <text:list-item>
            <text:p text:style-name="P323">Allows high mismatch levels for increased sensitivity in longer reads</text:p>
          </text:list-item>
          <text:list-item>
            <text:p text:style-name="P323">Allows detection of short indels with single end (SE) or paired end (PE) data</text:p>
          </text:list-item>
          <text:list-item>
            <text:p text:style-name="P323">Can optionally guarantee the mapping of reads with at least a specified number of substitutions and indels</text:p>
          </text:list-item>
          <text:list-item>
            <text:p text:style-name="P323">Supports a wide range of alignment scores</text:p>
          </text:list-item>
        </text:list>
        <text:p text:style-name="Inline_20_Note_20_Start"><text:span text:style-name="Inline_20_Note_20_Title"><text:span text:style-name="T14">NOTE:</text:span></text:span><text:span text:style-name="T20"><text:tab/></text:span><text:span text:style-name="T14">For detailed information about sequence search and alignment functionality, refer to </text:span><text:span text:style-name="T21">Section </text:span><text:span text:style-name="T21"><text:bookmark-ref text:reference-format="number" text:ref-name="__RefHeading__25910_1889221684">2.4</text:bookmark-ref></text:span><text:span text:style-name="T14"> </text:span><text:span text:style-name="T22">Command Reference</text:span><text:span text:style-name="T14">. For more information about the RTG integrated software pipeline, refer to </text:span><text:span text:style-name="T21">Section </text:span><text:span text:style-name="T21"><text:bookmark-ref text:reference-format="number" text:ref-name="__RefHeading__2676_1889221684">3</text:bookmark-ref></text:span><text:span text:style-name="T21"> </text:span><text:span text:style-name="T22">Baseline Product Usage.</text:span></text:p>
        <text:h text:style-name="P357" text:outline-level="3"><text:bookmark-start text:name="__RefHeading__4592_438529773"/>Data formatting<text:bookmark-end text:name="__RefHeading__4592_438529773"/></text:h>
        <text:p text:style-name="P114">Prior to RTG data production, reference genome and read data sequence files are typically first converted to the RTG <text:span text:style-name="T173">S</text:span>equence <text:span text:style-name="T173">D</text:span>ata <text:span text:style-name="T173">F</text:span>ile (SDF) format. This is an efficient storage format optimized for fast retrieval during data processing.</text:p>
        <text:p text:style-name="Standard"><text:span text:style-name="T14">The RTG </text:span><text:span text:style-name="Monospace"><text:span text:style-name="T14">format</text:span></text:span><text:span text:style-name="T14"> / </text:span><text:span text:style-name="Monospace"><text:span text:style-name="T14">cg2sdf</text:span></text:span><text:span text:style-name="T14"> command</text:span><text:span text:style-name="T25">s</text:span><text:span text:style-name="T14"> converts sequencing system read and reference genome sequence data into the SDF format. The </text:span><text:span text:style-name="Monospace"><text:span text:style-name="T14">format</text:span></text:span><text:span text:style-name="T25"> </text:span><text:span text:style-name="T14">command accepts source data in standard file format</text:span><text:span text:style-name="T25">s</text:span><text:span text:style-name="T14"> (such as FASTA / FASTQ / </text:span><text:span text:style-name="T25">SAM / BAM</text:span><text:span text:style-name="T14">) and maintains the integrity and consistency of the source data during the conversion to SDF. </text:span><text:span text:style-name="T16">Similarly, the </text:span><text:span text:style-name="Monospace"><text:span text:style-name="T14">cg2sdf</text:span></text:span><text:span text:style-name="T16"> command accepts data in the custom data format used for read data by Complete Genomics, Inc. </text:span><text:span text:style-name="T14">Read data <text:s/>may be single-end and paired-end reads of fixed or variable length. Sequence data can be formatted as nucleotide or protein.</text:span></text:p>
        <text:p text:style-name="P114">An SDF <text:span text:style-name="T174">is a </text:span>directory contain<text:span text:style-name="T174">ing</text:span> a series of files that delineate sequence and quality score information stored in a binary format, along with metadata that describes the original sequencing system data format type:</text:p>
        <text:p text:style-name="P226">03/19/2010 <text:s/>12:31 PM <text:s text:c="3"/>&lt;DIR&gt; <text:s text:c="9"/>.</text:p>
        <text:p text:style-name="P226">03/19/2010 <text:s/>12:31 PM <text:s text:c="3"/>&lt;DIR&gt; <text:s text:c="9"/>..</text:p>
        <text:p text:style-name="P226">03/19/2010 <text:s/>12:31 PM <text:s text:c="12"/>5,038 log</text:p>
        <text:p text:style-name="P226">03/19/2010 <text:s/>12:31 PM <text:s text:c="11"/>24,223 mainIndex</text:p>
        <text:p text:style-name="P226">03/19/2010 <text:s/>12:31 PM <text:s text:c="15"/>75 namedata0</text:p>
        <text:p text:style-name="P226">03/19/2010 <text:s/>12:31 PM <text:s text:c="16"/>8 nameIndex0</text:p>
        <text:p text:style-name="P226">03/19/2010 <text:s/>12:31 PM <text:s text:c="15"/>56 namepointer0</text:p>
        <text:p text:style-name="P226">03/19/2010 <text:s/>12:31 PM <text:s text:c="7"/>23,267,177 seqdata0</text:p>
        <text:p text:style-name="P226">03/19/2010 <text:s/>12:31 PM <text:s text:c="15"/>56 seqpointer0</text:p>
        <text:p text:style-name="P226">03/19/2010 <text:s/>12:31 PM <text:s text:c="16"/>8 sequenceIndex0</text:p>
        <text:p text:style-name="P226"><text:s text:c="15"/>8 File(s) <text:s text:c="4"/>23,296,641 bytes</text:p>
        <text:p text:style-name="P226"><text:s text:c="15"/>2 Dir(s) <text:s/>400,984,870,912 bytes free</text:p>
        <text:p text:style-name="P114"/>
        <text:p text:style-name="Inline_20_Note_20_Start"><text:span text:style-name="Inline_20_Note_20_Title"><text:span text:style-name="T14">NOTE:</text:span></text:span><text:span text:style-name="T20"><text:tab/></text:span><text:span text:style-name="T14">For detailed information about formatting sequencing system reads to RTG SDF, refer to </text:span><text:span text:style-name="T21">Section </text:span><text:span text:style-name="T21"><text:bookmark-ref text:reference-format="number" text:ref-name="__RefHeading__1190_438529773">2.3</text:bookmark-ref></text:span><text:span text:style-name="T14"> </text:span><text:span text:style-name="T22">Command Reference</text:span><text:span text:style-name="T14">.</text:span></text:p>
        <text:h text:style-name="P357" text:outline-level="3"><text:bookmark-start text:name="__RefHeading__4594_438529773"/><text:soft-page-break/>Read mapping<text:bookmark-end text:name="__RefHeading__4594_438529773"/></text:h>
        <text:p text:style-name="Standard"><text:span text:style-name="T14">The </text:span><text:span text:style-name="Monospace"><text:span text:style-name="T14">map</text:span></text:span><text:span text:style-name="T14"> command implements read mapping and alignment of sequence data against a reference genome, supporting gapped alignments for both single and paired-end reads. The </text:span><text:span text:style-name="Monospace"><text:span text:style-name="T14">cgmap</text:span></text:span><text:span text:style-name="T14"> command performs the same function for the gapped, paired-end read data from Complete Genomics.</text:span></text:p>
        <text:p text:style-name="P114">A summary of the mapping results is displayed at the command line following execution of the map command, as shown in the paired-end example below:</text:p>
        <text:p text:style-name="P311">ARM MAPPINGS</text:p>
        <text:p text:style-name="P311"><text:s text:c="4"/>left <text:s text:c="3"/>right <text:s text:c="4"/>both</text:p>
        <text:p text:style-name="P311"><text:s/>6650124 <text:s/>6650124 13300248 <text:s/>64.2% mated uniquely (NH = 1)</text:p>
        <text:p text:style-name="P311"><text:s text:c="2"/>186812 <text:s text:c="2"/>186812 <text:s text:c="2"/>373624 <text:s text:c="2"/>1.8% mated ambiguously (NH &gt; 1)</text:p>
        <text:p text:style-name="P311"><text:s/>1538777 <text:s/>1539520 <text:s/>3078297 <text:s/>14.9% unmated uniquely (NH = 1)</text:p>
        <text:p text:style-name="P311"><text:s text:c="3"/>70667 <text:s text:c="3"/>70125 <text:s text:c="2"/>140792 <text:s text:c="2"/>0.7% unmated ambiguously (NH &gt; 1)</text:p>
        <text:p text:style-name="P311"><text:s text:c="7"/>0 <text:s text:c="7"/>0 <text:s text:c="7"/>0 <text:s text:c="2"/>0.0% unmapped due to read frequency (XC = B)</text:p>
        <text:p text:style-name="P311"><text:s text:c="3"/>13624 <text:s text:c="3"/>13946 <text:s text:c="3"/>27570 <text:s text:c="2"/>0.1% unmapped with no matings but too many hits (XC = C)</text:p>
        <text:p text:style-name="P311"><text:s text:c="2"/>109720 <text:s text:c="2"/>109765 <text:s text:c="2"/>219485 <text:s text:c="2"/>1.1% unmapped with poor matings (XC = d)</text:p>
        <text:p text:style-name="P311"><text:s text:c="5"/>984 <text:s text:c="4"/>1003 <text:s text:c="4"/>1987 <text:s text:c="2"/>0.0% unmapped with too many matings (XC = e)</text:p>
        <text:p text:style-name="P311"><text:s text:c="2"/>212158 <text:s text:c="2"/>211688 <text:s text:c="2"/>423846 <text:s text:c="2"/>2.0% unmapped with no matings and poor hits (XC = D)</text:p>
        <text:p text:style-name="P311"><text:s text:c="7"/>0 <text:s text:c="7"/>0 <text:s text:c="7"/>0 <text:s text:c="2"/>0.0% unmapped with no matings and too many good hits (XC = E)</text:p>
        <text:p text:style-name="P311"><text:s/>1569609 <text:s/>1569492 <text:s/>3139101 <text:s/>15.2% unmapped with no hits</text:p>
        <text:p text:style-name="P311">10352475 10352475 20704950 100.0% total</text:p>
        <text:p text:style-name="P114">The following display shows the summary output for single end mapped data from the map command:</text:p>
        <text:p text:style-name="P311">READ MAPPINGS</text:p>
        <text:p text:style-name="P311"><text:s/>875007 <text:s/>87.5% mapped uniquely (NH = 1)</text:p>
        <text:p text:style-name="P311"><text:s text:c="2"/>25174 <text:s text:c="2"/>2.5% mapped ambiguously (NH &gt; 1)</text:p>
        <text:p text:style-name="P311"><text:s text:c="5"/>71 <text:s text:c="2"/>0.0% unmapped due to read frequency (XC = B)</text:p>
        <text:p text:style-name="P311"><text:s text:c="2"/>88729 <text:s text:c="2"/>8.9% unmapped with too many hits (XC = C)</text:p>
        <text:p text:style-name="P311"><text:s text:c="3"/>8940 <text:s text:c="2"/>0.9% unmapped with poor hits (XC = D)</text:p>
        <text:p text:style-name="P311"><text:s text:c="6"/>0 <text:s text:c="2"/>0.0% unmapped with too many good hits (XC = E)</text:p>
        <text:p text:style-name="P311"><text:s text:c="3"/>2079 <text:s text:c="2"/>0.2% unmapped with no hits</text:p>
        <text:p text:style-name="P311">1000000 100.0% total</text:p>
        <text:p text:style-name="P120">Read mapping commands also produce HTML summary reports containing more information about mapping results.</text:p>
        <text:h text:style-name="P357" text:outline-level="3"><text:bookmark-start text:name="__RefHeading__4596_438529773"/>Read mapping output files<text:bookmark-end text:name="__RefHeading__4596_438529773"/></text:h>
        <text:p text:style-name="Standard"><text:span text:style-name="T14">The map command creates alignment reports in BAM file format and a summary report file named </text:span><text:span text:style-name="Monospace"><text:span text:style-name="T14">summary.txt</text:span></text:span><text:span text:style-name="T14">. There is also a file called </text:span><text:span text:style-name="Monospace"><text:span text:style-name="T14">progress</text:span></text:span><text:span text:style-name="T14"> that can be used to monitor overall progress during a run, and a file named </text:span><text:span text:style-name="Monospace"><text:span text:style-name="T14">map.log</text:span></text:span><text:span text:style-name="T14"> containing technical information that may be useful for debugging. Alignment reports may be filtered by alignment score, and/or unmapped, unmated, and ambiguous reads (those that map to multiple locations).</text:span></text:p>
        <text:p text:style-name="Standard"><text:span text:style-name="T14">When mapping, the output BAM file is named </text:span><text:span text:style-name="Monospace"><text:span text:style-name="T14">alignments.bam</text:span></text:span><text:span text:style-name="T14">. The reads that did not align to the reference will include </text:span><text:span text:style-name="Monospace"><text:span text:style-name="T14">XC</text:span></text:span><text:span text:style-name="T14"> attributes in the BAM file that describe why a read did not map.</text:span></text:p>
        <text:p text:style-name="Inline_20_Note_20_Start"><text:span text:style-name="Inline_20_Note_20_Title"><text:span text:style-name="T14">NOTE:</text:span></text:span><text:span text:style-name="T20"><text:tab/></text:span><text:span text:style-name="T14">For more information about the RTG </text:span><text:span text:style-name="Monospace"><text:span text:style-name="T14">map</text:span></text:span><text:span text:style-name="T14"> command, refer to </text:span><text:span text:style-name="T22">Command Reference, </text:span><text:span text:style-name="T23">Section </text:span><text:span text:style-name="T23"><text:bookmark-ref text:reference-format="number" text:ref-name="__RefHeading__25912_1889221684">2.4.1</text:bookmark-ref></text:span><text:span text:style-name="T14">. For details on RTG extensions to the BAM file format, refer to </text:span><text:span text:style-name="T22">Appendix, </text:span><text:span text:style-name="T23">Section </text:span><text:span text:style-name="T23"><text:bookmark-ref text:reference-format="number" text:ref-name="__RefHeading__10242_1889221684">6.7.1</text:bookmark-ref></text:span><text:span text:style-name="T14">.</text:span></text:p>
        <text:h text:style-name="P357" text:outline-level="3"><text:bookmark-start text:name="__RefHeading__4598_438529773"/>Read mapping sensitivity tuning<text:bookmark-end text:name="__RefHeading__4598_438529773"/></text:h>
        <text:p text:style-name="P114">The RTG map command uses default sensitivity settings that balance mapping percentage and speed requirements. These settings deliver excellent results in most cases, especially in human read sequence data from Illumina runs with error rates of 2% or less.</text:p>
        <text:p text:style-name="P114"><text:soft-page-break/>However, some experiments demand read mapping that accommodates higher machine error, genome mutation, or cross-species comparison. For these situations, the investigator can set various tuning parameters to increase the mapping percentage.</text:p>
        <text:p text:style-name="Standard"><text:span text:style-name="T14">For reads shorter than 64 bp, RTG allows an investigator to select the number of substitutions and indels that the </text:span><text:span text:style-name="Monospace"><text:span text:style-name="T14">map</text:span></text:span><text:span text:style-name="T14"> command will "at least" produce. For example, using the </text:span><text:span text:style-name="Monospace"><text:span text:style-name="T14">-a</text:span></text:span><text:span text:style-name="T14"> parameter to specify the number of allowed substitutions (i.e.</text:span><text:span text:style-name="T118">, </text:span><text:span text:style-name="T14">mismatches) at 1, will guarantee that the </text:span><text:span text:style-name="Monospace"><text:span text:style-name="T14">map</text:span></text:span><text:span text:style-name="T14"> command finds all alignments with at least 1 substitution.</text:span></text:p>
        <text:p text:style-name="Standard"><text:span text:style-name="T14">For reads equal to or longer than 64 bp, RTG allows an investigator to modify word and step size parameters related to the index. These parameters are set by default to 18 or half the read length, whichever is smaller. Decreasing the values (using </text:span><text:span text:style-name="Monospace"><text:span text:style-name="T14">-w</text:span></text:span><text:span text:style-name="T14"> for word size and </text:span><text:span text:style-name="Monospace"><text:span text:style-name="T14">-s</text:span></text:span><text:span text:style-name="T14"> for step size) will increase the percentage of mapped reads at the expense of additional processing time, and in the case of step size, increased memory usage.</text:span></text:p>
        <text:p text:style-name="Standard"><text:span text:style-name="T14">The number of mismatches threshold can be altered to increase or decrease the number of mapped reads. Using the </text:span><text:span text:style-name="Monospace"><text:span text:style-name="T14">--max-mated-mismatches</text:span></text:span><text:span text:style-name="T14"> parameter for example, an investigator might limit reported alignments to only those at or lower than the given threshold value.</text:span></text:p>
        <text:p text:style-name="Inline_20_Note_20_Start"><text:span text:style-name="Inline_20_Note_20_Title"><text:span text:style-name="T14">NOTE:</text:span></text:span><text:span text:style-name="T20"><text:tab/></text:span><text:span text:style-name="T14">For more information about the RTG </text:span><text:span text:style-name="Monospace"><text:span text:style-name="T14">map</text:span></text:span><text:span text:style-name="T14"> command’s sensitivity and tuning parameters, refer to </text:span><text:span text:style-name="T22">Command Reference</text:span><text:span text:style-name="T23">, Section </text:span><text:span text:style-name="T23"><text:bookmark-ref text:reference-format="number" text:ref-name="__RefHeading__25912_1889221684">2.4.1</text:bookmark-ref></text:span><text:span text:style-name="T14">.</text:span></text:p>
        <text:h text:style-name="P357" text:outline-level="3"><text:bookmark-start text:name="__RefHeading__4600_438529773"/>Protein search<text:bookmark-end text:name="__RefHeading__4600_438529773"/></text:h>
        <text:p text:style-name="Standard"><text:span text:style-name="T14">The </text:span><text:span text:style-name="Monospace"><text:span text:style-name="T14">mapx</text:span></text:span><text:span text:style-name="T14"> command implements a search of translated nucleotide sequence data against one or more protein databases, with alignment sensitivity adjusted for gaps and mismatches. With </text:span><text:span text:style-name="Monospace"><text:span text:style-name="T14">mapx</text:span></text:span><text:span text:style-name="T14">, an investigator can sort and classify knowns, and identify homologs and novels.</text:span></text:p>
        <text:p text:style-name="Standard"><text:span text:style-name="T14">The </text:span><text:span text:style-name="Monospace"><text:span text:style-name="T14">mapx</text:span></text:span><text:span text:style-name="T14"> command accepts reads formatted as nucleotide data and a reference database formatted as protein data. In a two-step process, queries that have one or more exact matches of an n-mer against the database during the matching phase are then aligned to the subject sequence with a full edit-distance calculation using the BLOSUM62 scoring matrix.</text:span></text:p>
        <text:p text:style-name="Standard"><text:span text:style-name="T14">The </text:span><text:span text:style-name="Monospace"><text:span text:style-name="T14">mapx</text:span></text:span><text:span text:style-name="T14"> command outputs the statistical significance of matches based on semi-global alignments (globally across query). Reported search results may be modified by a combination of one or more thresholds on % identity, E value, bit score and alignment score. The output results file is similar in construct to that reported by BLASTX.</text:span></text:p>
        <text:p text:style-name="Inline_20_Note_20_Start"><text:span text:style-name="Inline_20_Note_20_Title"><text:span text:style-name="T14">NOTE:</text:span></text:span><text:span text:style-name="T20"><text:tab/></text:span><text:span text:style-name="T14">For more information about the RTG </text:span><text:span text:style-name="Monospace"><text:span text:style-name="T14">mapx</text:span></text:span><text:span text:style-name="T14"> command please refer to </text:span><text:span text:style-name="T22">Command Reference, </text:span><text:span text:style-name="T23">Section </text:span><text:span text:style-name="T23"><text:bookmark-ref text:reference-format="number" text:ref-name="__RefHeading__27856_1889221684">2.5.1</text:bookmark-ref></text:span><text:span text:style-name="T14">.</text:span></text:p>
        <text:h text:style-name="P357" text:outline-level="3"><text:bookmark-start text:name="__RefHeading__4602_438529773"/>Protein search output files<text:bookmark-end text:name="__RefHeading__4602_438529773"/></text:h>
        <text:p text:style-name="Standard"><text:span text:style-name="T14">The </text:span><text:span text:style-name="Monospace"><text:span text:style-name="T14">mapx</text:span></text:span><text:span text:style-name="T14"> command writes search results and a summary file in a directory specified by the </text:span><text:span text:style-name="Monospace"><text:span text:style-name="T14">-o</text:span></text:span><text:span text:style-name="T14"> parameter at the command line. The summary file is named </text:span><text:span text:style-name="Monospace"><text:span text:style-name="T14">summary.txt</text:span></text:span><text:span text:style-name="T14">. There is also a file called </text:span><text:span text:style-name="Monospace"><text:span text:style-name="T14">progress</text:span></text:span><text:span text:style-name="T14"> that can be used to monitor overall progress during a run, and a file named </text:span><text:span text:style-name="Monospace"><text:span text:style-name="T14">mapx.log</text:span></text:span><text:span text:style-name="T14"> containing technical information that may be useful for debugging.</text:span></text:p>
        <text:p text:style-name="Standard"><text:soft-page-break/><text:span text:style-name="T14">The protein search results are written to a file named </text:span><text:span text:style-name="Monospace"><text:span text:style-name="T14">alignments.tsv.gz</text:span></text:span><text:span text:style-name="T14">. Each record in this results file, representing a valid search result, is written as tab-separated fields on a single line. The output fields are very similar to those reported by BLASTX.</text:span></text:p>
        <text:p text:style-name="Inline_20_Note_20_Start"><text:span text:style-name="Inline_20_Note_20_Title"><text:span text:style-name="T14">NOTE:</text:span></text:span><text:span text:style-name="T20"><text:tab/></text:span><text:span text:style-name="T14">For detailed information about the RTG </text:span><text:span text:style-name="Monospace"><text:span text:style-name="T14">mapx</text:span></text:span><text:span text:style-name="T14"> command results file format refer to </text:span><text:span text:style-name="T22">Appendix, </text:span><text:span text:style-name="T23">Section </text:span><text:span text:style-name="T23"><text:bookmark-ref text:reference-format="number" text:ref-name="__RefHeading__10820_1889221684">6.7.8</text:bookmark-ref></text:span><text:span text:style-name="T14">.</text:span></text:p>
        <text:h text:style-name="P357" text:outline-level="3"><text:bookmark-start text:name="__RefHeading__4604_438529773"/>Protein search sensitivity tuning<text:bookmark-end text:name="__RefHeading__4604_438529773"/></text:h>
        <text:p text:style-name="Standard"><text:span text:style-name="T14">The RTG </text:span><text:span text:style-name="Monospace"><text:span text:style-name="T14">mapx</text:span></text:span><text:span text:style-name="T14"> command builds a set of indexes from the translated reads and scans each query for matches according to user-specified sensitivity settings. Sensitivity is set with two parameters. The word size (</text:span><text:span text:style-name="Monospace"><text:span text:style-name="T14">-w</text:span></text:span><text:span text:style-name="T14"> or </text:span><text:span text:style-name="Monospace"><text:span text:style-name="T14">--word</text:span></text:span><text:span text:style-name="T14">) parameter specifies match length. The mismatches (</text:span><text:span text:style-name="Monospace"><text:span text:style-name="T14">-a</text:span></text:span><text:span text:style-name="T14"> or </text:span><text:span text:style-name="Monospace"><text:span text:style-name="T14">--mismatches</text:span></text:span><text:span text:style-name="T14">) parameter specifies the number and placement of n-mers across each translated query.</text:span></text:p>
        <text:p text:style-name="Standard"><text:span text:style-name="T14">The alignment score threshold can be altered to increase or decrease the number of mapped reads. Using the </text:span><text:span text:style-name="Monospace"><text:span text:style-name="T14">--max-mated-score</text:span></text:span><text:span text:style-name="T14"> parameter for example, an investigator might limit reported alignments to only those at or lower than the given threshold value.</text:span></text:p>
        <text:p text:style-name="Inline_20_Note_20_Start"><text:span text:style-name="Inline_20_Note_20_Title"><text:span text:style-name="T14">NOTE:</text:span></text:span><text:span text:style-name="T20"><text:tab/></text:span><text:span text:style-name="T14">For more information about the RTG </text:span><text:span text:style-name="Monospace"><text:span text:style-name="T14">mapx</text:span></text:span><text:span text:style-name="T14"> command’s sensitivity and tuning parameters, refer to </text:span><text:span text:style-name="T22">Command Reference, </text:span><text:span text:style-name="T23">Section </text:span><text:span text:style-name="T23"><text:bookmark-ref text:reference-format="number" text:ref-name="__RefHeading__10820_1889221684">6.7.8</text:bookmark-ref></text:span><text:span text:style-name="T14">.</text:span></text:p>
        <text:h text:style-name="P357" text:outline-level="3"><text:bookmark-start text:name="__RefHeading__4606_438529773"/>Benchmarking and optimization utilities<text:bookmark-end text:name="__RefHeading__4606_438529773"/></text:h>
        <text:p text:style-name="P114">RTG benchmarking and optimization utilities consist of simulators that generate read and reference genome sequence data, and evaluators that verify the accuracy of sequence search and data analysis functions. Investigators will use these utility commands to evaluate the use of RTG software in various read mapping and data analysis scenarios.</text:p>
        <text:p text:style-name="P114">RTG provides several simulators:</text:p>
        <text:list xml:id="list3767335991474766068" text:style-name="L4">
          <text:list-item>
            <text:p text:style-name="P340"><text:span text:style-name="Monospace"><text:span text:style-name="T14">genomesim</text:span></text:span><text:span text:style-name="T14"><text:line-break/>The </text:span><text:span text:style-name="Monospace"><text:span text:style-name="T14">genomesim</text:span></text:span><text:span text:style-name="T14"> command generates a reference genome with one or more segments of varying length and a percentage mix of nucleotide values. Use the command to create simulated genomes for benchmarking and evaluation.</text:span></text:p>
          </text:list-item>
          <text:list-item>
            <text:p text:style-name="P340"><text:span text:style-name="Monospace"><text:span text:style-name="T14">readsim</text:span></text:span><text:span text:style-name="T14"> / </text:span><text:span text:style-name="Monospace"><text:span text:style-name="T14">cgsim</text:span></text:span><text:span text:style-name="T14"><text:line-break/>The </text:span><text:span text:style-name="Monospace"><text:span text:style-name="T14">readsim</text:span></text:span><text:span text:style-name="T14"> / </text:span><text:span text:style-name="Monospace"><text:span text:style-name="T14">cgsim</text:span></text:span><text:span text:style-name="T14"> commands generate experimental read sequence data from an input reference genome, introducing errors at a specified rate. Use the commands to create simulated read sets for benchmarking and evaluation.</text:span></text:p>
          </text:list-item>
          <text:list-item>
            <text:p text:style-name="P340"><text:span text:style-name="Monospace"><text:span text:style-name="T14">popsim</text:span></text:span><text:span text:style-name="T14">, </text:span><text:span text:style-name="Monospace"><text:span text:style-name="T14">samplesim</text:span></text:span><text:span text:style-name="T14">, </text:span><text:span text:style-name="Monospace"><text:span text:style-name="T14">childsim</text:span></text:span><text:span text:style-name="T14">, </text:span><text:span text:style-name="Monospace"><text:span text:style-name="T14">samplereplay</text:span></text:span><text:span text:style-name="T14">, </text:span><text:span text:style-name="Monospace"><text:span text:style-name="T14">denovosim</text:span></text:span><text:span text:style-name="T14"><text:line-break/>These variant simulation commands are used to create mutated genomes from a known reference by adding variants. Use these commands to verify accuracy of variant detection analysis software for a particular experiment using different pipeline settings.</text:span></text:p>
          </text:list-item>
        </text:list>
        <text:p text:style-name="Standard"><text:span text:style-name="T14">Simulated data that is produced in SDF format and can be converted into FASTA and FASTQ format sequence files using the </text:span><text:span text:style-name="Monospace"><text:span text:style-name="T14">sdf2fasta</text:span></text:span><text:span text:style-name="T14"> and </text:span><text:span text:style-name="Monospace"><text:span text:style-name="T14">sdf2fastq</text:span></text:span><text:span text:style-name="T14"> commands respectively.</text:span></text:p>
        <text:p text:style-name="Inline_20_Note_20_Start"><text:soft-page-break/><text:span text:style-name="Inline_20_Note_20_Title"><text:span text:style-name="T14">NOTE:</text:span></text:span><text:span text:style-name="T20"><text:tab/></text:span><text:span text:style-name="T14">For more information about the RTG simulat</text:span><text:span text:style-name="T26">ion commands</text:span><text:span text:style-name="T14">, refer to </text:span><text:span text:style-name="T22">Command Reference, </text:span><text:span text:style-name="T23">Section </text:span><text:span text:style-name="T23"><text:bookmark-ref text:reference-format="number" text:ref-name="__RefHeading__27898_1889221684">2.10</text:bookmark-ref></text:span><text:span text:style-name="T14">. </text:span><text:span text:style-name="T21">Advice is </text:span><text:span text:style-name="T14">available to ensure best results. Please contact RTG technical support for assistance.</text:span></text:p>
        <text:h text:style-name="P373" text:outline-level="2"><text:bookmark-start text:name="__RefHeading__4608_438529773"/>Variant detection functions<text:bookmark-end text:name="__RefHeading__4608_438529773"/></text:h>
        <text:p text:style-name="Standard"><text:span text:style-name="T14">The RTG variant detection pipeline includes commands for both sequence and structural variation detection: </text:span><text:span text:style-name="Monospace"><text:span text:style-name="T14">snp</text:span></text:span><text:span text:style-name="T14">, </text:span><text:span text:style-name="Monospace"><text:span text:style-name="T14">family</text:span></text:span><text:span text:style-name="T14">, </text:span><text:span text:style-name="Monospace"><text:span text:style-name="T14">population</text:span></text:span><text:span text:style-name="T21">, </text:span><text:span text:style-name="Monospace"><text:span text:style-name="T14">somatic</text:span></text:span><text:span text:style-name="T14">, </text:span><text:span text:style-name="Monospace"><text:span text:style-name="T14">cnv</text:span></text:span><text:span text:style-name="T14"> and </text:span><text:span text:style-name="Monospace"><text:span text:style-name="T14">coverage</text:span></text:span><text:span text:style-name="T14">. The types of data available for analysis from the RTG software pipeline include: Bayesian sequence variant calling (</text:span><text:span text:style-name="Monospace"><text:span text:style-name="T14">snps.vcf</text:span></text:span><text:span text:style-name="T14">), structural variation analysis (</text:span><text:span text:style-name="Monospace"><text:span text:style-name="T14">cnv.ratio</text:span></text:span><text:span text:style-name="T14">) and alignment coverage depth (</text:span><text:span text:style-name="Monospace"><text:span text:style-name="T14">coverage.bed</text:span></text:span><text:span text:style-name="T14">).</text:span></text:p>
        <text:h text:style-name="P357" text:outline-level="3"><text:bookmark-start text:name="__RefHeading__4610_438529773"/>Sequence variation (SNPs, <text:span text:style-name="T209">i</text:span>ndels <text:span text:style-name="T209">and complex variants</text:span>)<text:bookmark-end text:name="__RefHeading__4610_438529773"/></text:h>
        <text:p text:style-name="Standard"><text:span text:style-name="T14">The </text:span><text:span text:style-name="Monospace"><text:span text:style-name="T14">snp</text:span></text:span><text:span text:style-name="T14"> command uses Bayesian probability to identify and locate single and multiple nucleotide polymorphisms (SNPs and MNPs), indels, and complex sequence variants. The command uses standard BAM format files as input and reports computed posterior scores, base calls, mapping quality, coverage depth, and supporting statistics for all positions and for all variants. The </text:span><text:span text:style-name="Monospace"><text:span text:style-name="T14">snp</text:span></text:span><text:span text:style-name="T14"> </text:span><text:span text:style-name="T118">command</text:span><text:span text:style-name="T14"> may be instructed to run in either haploid or diploid calling mode, and can perform sex-aware calling to automatically switch between haploid and diploid calling according to sex chromosomes specified for your reference species.</text:span></text:p>
        <text:p text:style-name="Standard"><text:span text:style-name="T14">The </text:span><text:span text:style-name="Monospace"><text:span text:style-name="T14">snp</text:span></text:span><text:span text:style-name="T14"> command calls single nucleotide polymorphisms (SNPs), multiple nucleotide polymorphisms (MNPs), and complex regions from the sorted chromosome-ordered gapped alignment (BAM) files. The </text:span><text:span text:style-name="Monospace"><text:span text:style-name="T14">snp</text:span></text:span><text:span text:style-name="T14"> </text:span><text:span text:style-name="T118">command</text:span><text:span text:style-name="T14"> makes consensus SNP and MNP calls on a diploid organism at every position (homozygous, heterozygous, and equal) in the reference, and calls indels </text:span><text:span text:style-name="T118">and complex variants</text:span><text:span text:style-name="T14"> of 1-5</text:span><text:span text:style-name="T27">0</text:span><text:span text:style-name="T14"> bp </text:span><text:span text:style-name="T118">(depending on input alignments)</text:span><text:span text:style-name="T14">.</text:span></text:p>
        <text:p text:style-name="Standard"><text:span text:style-name="T14">At each position in the reference, a base pair determination is made based on statistical analysis of the accumulated read alignments, including any adjustments to priors and quality scores. The resulting predictions and accompanying statistics are reported in </text:span><text:span text:style-name="T118">industry standard VCF format</text:span><text:span text:style-name="T14">.</text:span></text:p>
        <text:p text:style-name="Standard"><text:span text:style-name="T14">The </text:span><text:span text:style-name="Monospace"><text:span text:style-name="T14">snps.vcf</text:span></text:span><text:span text:style-name="T14"> output file displays each </text:span><text:span text:style-name="T118">variant</text:span><text:span text:style-name="T14"> called with confidence. The location and type of the call, the base pairs (reference and called), and a confidence score are standard output in the </text:span><text:span text:style-name="Monospace"><text:span text:style-name="T14">snps.vcf</text:span></text:span><text:span text:style-name="T14"> output file. Additional support statistics in the output describe read alignment evidence that can be used to evaluate confidence in the called SNPs. Results may be filtered (post </text:span><text:span text:style-name="T118">variant</text:span><text:span text:style-name="T14"> </text:span><text:span text:style-name="T118">calling</text:span><text:span text:style-name="T14">) by posterior scores, coverage depth, or indels, and filtered report results may be integrated with the SNP calls themselves.</text:span></text:p>
        <text:p text:style-name="Inline_20_Note_20_Start"><text:span text:style-name="Inline_20_Note_20_Title"><text:span text:style-name="T14">NOTE:</text:span></text:span><text:span text:style-name="T27"><text:tab/></text:span><text:span text:style-name="T14">For more information about the SNP output data, refer </text:span><text:span text:style-name="T26">to Section </text:span><text:span text:style-name="T26"><text:bookmark-ref text:reference-format="number" text:ref-name="__RefHeading__1184_438529773">2</text:bookmark-ref></text:span><text:span text:style-name="T26">,</text:span><text:span text:style-name="T14"> </text:span><text:span text:style-name="T22">Command Reference</text:span><text:span text:style-name="T14"> for syntax, parameters, and usage of the </text:span><text:span text:style-name="Monospace"><text:span text:style-name="T14">map</text:span></text:span><text:span text:style-name="T14"> and </text:span><text:span text:style-name="Monospace"><text:span text:style-name="T14">snp</text:span></text:span><text:span text:style-name="T14"> commands.</text:span></text:p>
        <text:h text:style-name="P357" text:outline-level="3"><text:bookmark-start text:name="__RefHeading__4612_438529773"/><text:span text:style-name="T209">S</text:span>equence variation <text:span text:style-name="T209">with Mendelian pedigree</text:span><text:bookmark-end text:name="__RefHeading__4612_438529773"/></text:h>
        <text:p text:style-name="Standard"><text:span text:style-name="T14">The </text:span><text:span text:style-name="Monospace"><text:span text:style-name="T14">family</text:span></text:span><text:span text:style-name="T14"> command uses Bayesian analysis and the constraints of Mendelian inheritance to identify single and multiple nucleotide variants in each member of a family group. It will usually yield a better result than running the </text:span><text:span text:style-name="Monospace"><text:span text:style-name="T14">snp</text:span></text:span><text:span text:style-name="T14"> command on each individual because the Mendelian constraints help eliminate erroneous calls.</text:span></text:p>
        <text:p text:style-name="P114"><text:soft-page-break/>Family calling is restricted to families comprising a mother, father, and one or more sons and daughters. Family members are identified on the command line by sample names matching those used in the input BAM files. The family caller internally assigns the SAM records to the correct family member <text:span text:style-name="T188">based on SAM read group information</text:span>. If available, it automatically makes use of coverage and quality calibration information computed during mapping. It automatically selects the correct haploid/diploid calling depending on the sex of each individual.</text:p>
        <text:p text:style-name="Standard"><text:span text:style-name="T14">The output is a multi-sample VCF file containing a call for each family member whenever any one of the family differs from the reference genome. Each sample reports a computed posterior, base call, and ancillary statistics as per the </text:span><text:span text:style-name="Monospace"><text:span text:style-name="T14">snp</text:span></text:span><text:span text:style-name="T14"> command. In addition, there is an overall posterior representing the joint likelihood of the call across all the samples. As with the other variant detection commands, the VCF output includes a filter column containing markers for high-coverage, high-ambiguity, and equivalent calls. It is not guaranteed that the resulting calls will always be Mendelian across the entire family, </text:span><text:span text:style-name="T28">as </text:span><text:span text:style-name="T24">de novo</text:span><text:span text:style-name="T28"> mutations are also identified and are automatically annotated in the output VCF</text:span><text:span text:style-name="T14">.</text:span></text:p>
        <text:p text:style-name="P196"><text:span text:style-name="T14">The </text:span><text:span text:style-name="Monospace"><text:span text:style-name="T14">population</text:span></text:span><text:span text:style-name="T14"> command extends calling to multiple samples, which may or may not be related according to a supplied pedigree. Mendelian constraints are employed where appropriate, and in cases where many unrelated samples are being called, an iterative EM algorithm updates Bayesian priors to give improved accuracy compared to calling samples individually with the </text:span><text:span text:style-name="Monospace"><text:span text:style-name="T14">snp</text:span></text:span><text:span text:style-name="T14"> command.</text:span></text:p>
        <text:h text:style-name="P357" text:outline-level="3"><text:bookmark-start text:name="__RefHeading__4614_438529773"/>Somatic sequence variation<text:bookmark-end text:name="__RefHeading__4614_438529773"/></text:h>
        <text:p text:style-name="Standard"><text:span text:style-name="T14">The </text:span><text:span text:style-name="Monospace"><text:span text:style-name="T14">somatic</text:span></text:span><text:span text:style-name="T14"> command uses Bayesian analysis to identify putative cancer explanations in a cancerous sample. As with the snp command, it can identify SNPs, MNPs, indels, and complex sequence variants. It operates on two samples, an original sample (assumed to be non-cancerous) and a derived cancerous sample. The derived sample may be a mixture of non-cancerous and cancerous sequence data. The samples are provided to the somatic command in the form of BAM format files with appropriate sample names selected via the read group mechanism.</text:span></text:p>
        <text:p text:style-name="P114">The somatic caller produces a VCF file detailing putative cancer explanations consisting of computed posterior scores, base calls, and ancillary statistics for both input samples. The somatic caller handles both haploid and diploid sequences and is sex aware. If available, it automatically makes use of coverage and quality calibration information computed during mapping.</text:p>
        <text:p text:style-name="Standard"><text:span text:style-name="T14">By default the </text:span><text:span text:style-name="Monospace"><text:span text:style-name="T14">snps.vcf</text:span></text:span><text:span text:style-name="T14"> output file gives each variant called where the original and derived sample differ, together with a confidence. The file is sorted by genomic position. The same statistics reported by the </text:span><text:span text:style-name="Monospace"><text:span text:style-name="T14">snp</text:span></text:span><text:span text:style-name="T14"> command per VCF record are listed for both samples. The filter column contains markers for situations of high-coverage, high-ambiguity, and equivalent calls. This column can be used to discard unwanted results in subsequent processing.</text:span></text:p>
        <text:h text:style-name="P357" text:outline-level="3"><text:bookmark-start text:name="__RefHeading__4616_438529773"/>Coverage analysis<text:bookmark-end text:name="__RefHeading__4616_438529773"/></text:h>
        <text:p text:style-name="Standard"><text:span text:style-name="T14">The </text:span><text:span text:style-name="Monospace"><text:span text:style-name="T14">coverage</text:span></text:span><text:span text:style-name="T14"> command reports read depth across a reference genome with smoothing options, and outputs the results in the industry standard BED format. This can used to view histograms of mapped coverage data and gap length distributions.</text:span></text:p>
        <text:p text:style-name="Standard"><text:span text:style-name="T14">Use the </text:span><text:span text:style-name="Monospace"><text:span text:style-name="T14">coverage</text:span></text:span><text:span text:style-name="T14"> command as a tool to analyze mapping results and determine how much of the genome is covered with mapping alignments, and how many times the same location has been mapped.</text:span></text:p>
        <text:p text:style-name="Standard"><text:soft-page-break/><text:span text:style-name="T14">Customizable scripts are available for enabling graphical plotting of the coverage results using </text:span><text:span text:style-name="Monospace"><text:span text:style-name="T14">gnuplot</text:span></text:span><text:span text:style-name="T14">.</text:span></text:p>
        <text:p text:style-name="Inline_20_Note_20_Start"><text:span text:style-name="Inline_20_Note_20_Title"><text:span text:style-name="T14">NOTE:</text:span></text:span><text:span text:style-name="T29"><text:tab/></text:span><text:span text:style-name="T14">For more information about the RTG variant detection coverage </text:span><text:span text:style-name="T26">analysis</text:span><text:span text:style-name="T14">, refer to </text:span><text:span text:style-name="T22">Command Reference, </text:span><text:span text:style-name="T23">Section </text:span><text:span text:style-name="T23"><text:bookmark-ref text:reference-format="number" text:ref-name="__RefHeading__27866_1889221684">2.7.4</text:bookmark-ref></text:span><text:span text:style-name="T14">.</text:span></text:p>
        <text:h text:style-name="P357" text:outline-level="3"><text:bookmark-start text:name="__RefHeading__4618_438529773"/>Copy number variation (CNV) analysis<text:bookmark-end text:name="__RefHeading__4618_438529773"/></text:h>
        <text:p text:style-name="Standard"><text:span text:style-name="T14">The </text:span><text:span text:style-name="Monospace"><text:span text:style-name="T14">cnv</text:span></text:span><text:span text:style-name="T14"> command identifies and reports copy number statistics that can be used for the investigation of structural variation.</text:span></text:p>
        <text:p text:style-name="Standard"><text:span text:style-name="T14">It is used to identify aberrational CNV region(s) or copy number variations in a mapped read. The RTG </text:span><text:span text:style-name="Monospace"><text:span text:style-name="T14">cnv</text:span></text:span><text:span text:style-name="T14"> command identifies and reports the copy number variation ratio between two genomes.</text:span></text:p>
        <text:p text:style-name="P114">The results of CNV detection are output to a BED file format. Customizable scripts are available for enabling graphical plotting of the CNV results using <text:span text:style-name="Monospace">gnuplot</text:span>.</text:p>
        <text:p text:style-name="Inline_20_Note_20_Start"><text:span text:style-name="Inline_20_Note_20_Title"><text:span text:style-name="T14">NOTE:</text:span></text:span><text:span text:style-name="T29"><text:tab/></text:span><text:span text:style-name="T14">For more information about the CNV output data, refer to </text:span><text:span text:style-name="T22">Command Reference, </text:span><text:span text:style-name="T23">Section </text:span><text:span text:style-name="T23"><text:bookmark-ref text:reference-format="number" text:ref-name="__RefHeading__27880_1889221684">2.7.12</text:bookmark-ref></text:span><text:span text:style-name="T14">.</text:span></text:p>
        <text:h text:style-name="P373" text:outline-level="2"><text:bookmark-start text:name="__RefHeading__4620_438529773"/>Standard output file formats<text:bookmark-end text:name="__RefHeading__4620_438529773"/></text:h>
        <text:p text:style-name="P114">RTG software produces alignment and data analysis results in standard formats to allow pipeline validation and downstream analysis.</text:p>
        <text:p text:style-name="P313">Table <text:sequence text:ref-name="refTable0" text:name="Table" text:formula="ooow:Table+1" style:num-format="1">1</text:sequence>: Result file formats for validation and downstream analysis</text:p>
        <table:table table:name="Table15" table:style-name="Table15">
          <table:table-column table:style-name="Table15.A"/>
          <table:table-column table:style-name="Table15.B"/>
          <table:table-header-rows>
            <table:table-row table:style-name="Table15.1">
              <table:table-cell table:style-name="Table15.A1" office:value-type="string">
                <text:p text:style-name="P77">File type</text:p>
              </table:table-cell>
              <table:table-cell table:style-name="Table15.B1" office:value-type="string">
                <text:p text:style-name="P77">Description and Usage</text:p>
              </table:table-cell>
            </table:table-row>
          </table:table-header-rows>
          <table:table-row table:style-name="Table15.2">
            <table:table-cell table:style-name="Table15.A2" office:value-type="string">
              <text:p text:style-name="P90">BAM / SAM</text:p>
            </table:table-cell>
            <table:table-cell table:style-name="Table15.B2" office:value-type="string">
              <text:p text:style-name="P63"><text:span text:style-name="T14">The RTG </text:span><text:span text:style-name="Monospace"><text:span text:style-name="T14">map</text:span></text:span><text:span text:style-name="T14"> and </text:span><text:span text:style-name="Monospace"><text:span text:style-name="T14">cgmap</text:span></text:span><text:span text:style-name="T14"> commands produces alignment results in the Binary Sequence Alignment/Map (BAM) format: </text:span><text:span text:style-name="Monospace"><text:span text:style-name="T14">alignments.bam</text:span></text:span><text:span text:style-name="T14"> or optionally the compressed ASCII (SAM format) equivalent </text:span><text:span text:style-name="Monospace"><text:span text:style-name="T14">alignments.sam.gz</text:span></text:span><text:span text:style-name="T14">. This allows use of familiar pileup viewers for quick visual inspection of alignment results.</text:span></text:p>
            </table:table-cell>
          </table:table-row>
          <table:table-row table:style-name="Table15.3">
            <table:table-cell table:style-name="Table15.A2" office:value-type="string">
              <text:p text:style-name="P90">TXT</text:p>
            </table:table-cell>
            <table:table-cell table:style-name="Table15.B2" office:value-type="string">
              <text:p text:style-name="P90">Many RTG commands output summary statistics as ASCII text files.</text:p>
            </table:table-cell>
          </table:table-row>
          <table:table-row table:style-name="Table15.4">
            <table:table-cell table:style-name="Table15.A2" office:value-type="string">
              <text:p text:style-name="P90">TSV</text:p>
            </table:table-cell>
            <table:table-cell table:style-name="Table15.B2" office:value-type="string">
              <text:p text:style-name="P90">Many RTG commands output results in tab separated ASCII text files. These files can typically be loaded directly into a spreadsheet viewing program like Microsoft Excel <text:span text:style-name="T174">or Open Office</text:span>.</text:p>
            </table:table-cell>
          </table:table-row>
          <table:table-row table:style-name="Table15.5">
            <table:table-cell table:style-name="Table15.A2" office:value-type="string">
              <text:p text:style-name="P90">BED</text:p>
            </table:table-cell>
            <table:table-cell table:style-name="Table15.B2" office:value-type="string">
              <text:p text:style-name="P90">Some RTG commands output results in standard BED formats for further analysis and reporting.</text:p>
            </table:table-cell>
          </table:table-row>
          <table:table-row table:style-name="Table15.5">
            <table:table-cell table:style-name="Table15.A2" office:value-type="string">
              <text:p text:style-name="P108">PED</text:p>
            </table:table-cell>
            <table:table-cell table:style-name="Table15.B2" office:value-type="string">
              <text:p text:style-name="P108">Some RTG commands utilize standard PED format text files for supplying sample pedigree and sex information.</text:p>
            </table:table-cell>
          </table:table-row>
          <table:table-row table:style-name="Table15.5">
            <table:table-cell table:style-name="Table15.A7" office:value-type="string">
              <text:p text:style-name="P90">VCF</text:p>
            </table:table-cell>
            <table:table-cell table:style-name="Table15.B7" office:value-type="string">
              <text:p text:style-name="P63"><text:span text:style-name="T14">The </text:span><text:span text:style-name="Monospace"><text:span text:style-name="T14">snp</text:span></text:span><text:span text:style-name="T14">, </text:span><text:span text:style-name="Monospace"><text:span text:style-name="T14">family</text:span></text:span><text:span text:style-name="T14">, </text:span><text:span text:style-name="Monospace"><text:span text:style-name="T16">population</text:span></text:span><text:span text:style-name="T14"> and </text:span><text:span text:style-name="Monospace"><text:span text:style-name="T14">somatic</text:span></text:span><text:span text:style-name="T14"> commands output results in </text:span><text:soft-page-break/><text:span text:style-name="T14">Variant Call Format (VCF) version 4.1.</text:span></text:p>
            </table:table-cell>
          </table:table-row>
        </table:table>
        <text:p text:style-name="P114"/>
        <text:p text:style-name="P215"><text:span text:style-name="Inline_20_Note_20_Title"><text:span text:style-name="T14">NOTE:</text:span></text:span><text:span text:style-name="T29"><text:tab/></text:span><text:span text:style-name="T14">For more information about file format extensions, refer to </text:span><text:span text:style-name="T22">Appendix, </text:span><text:span text:style-name="T26">Section </text:span><text:span text:style-name="T26"><text:bookmark-ref text:reference-format="number" text:ref-name="__RefHeading__10806_1889221684">6.7</text:bookmark-ref></text:span><text:span text:style-name="T14">.</text:span></text:p>
        <text:h text:style-name="P357" text:outline-level="3"><text:bookmark-start text:name="__RefHeading__4622_438529773"/>SAM/BAM files created by the RTG map command<text:bookmark-end text:name="__RefHeading__4622_438529773"/></text:h>
        <text:p text:style-name="P114">The Sequence Alignment/Map (SAM/BAM) format (version 1.3) is a well-known standard for listing read alignments against reference sequences.</text:p>
        <text:p text:style-name="P114">SAM records list the mapping and alignment data for each read, ordered by chromosome (or other DNA reference sequence) location.</text:p>
        <text:p text:style-name="Standard"><text:span text:style-name="T14">A sample RTG SAM file is shown in the Appendix. It describes the relationship between a read and a reference sequence, including mismatches, insertions and deletions (indels) as determined by the RTG </text:span><text:span text:style-name="Monospace"><text:span text:style-name="T14">map</text:span></text:span><text:span text:style-name="T14"> aligner.</text:span></text:p>
        <text:p text:style-name="P218"><text:span text:style-name="Inline_20_Note_20_Title"><text:span text:style-name="T14">NOTE:</text:span></text:span><text:span text:style-name="T29"><text:tab/></text:span><text:span text:style-name="T14">RTG mapped alignments are stored in BAM format with RTG </text:span><text:span text:style-name="T16">read</text:span><text:span text:style-name="T14"> IDs by default. This default can be overridden using the </text:span><text:span text:style-name="Monospace"><text:span text:style-name="T14">--read-names</text:span></text:span><text:span text:style-name="T14"> flag or changed after processing using the RTG </text:span><text:span text:style-name="Monospace"><text:span text:style-name="T14">samrename</text:span></text:span><text:span text:style-name="T14"> utility to label the reads with the sequence identifiers from the original source file. For more information, refer to the SAM 1.3 nomenclature and symbols online at: <text:line-break/></text:span><text:span text:style-name="Internet_20_link"><text:span text:style-name="T118">https://samtools.github.io/hts-specs/SAMv1.pdf</text:span></text:span></text:p>
        <text:p text:style-name="P114">RTG has <text:span text:style-name="T148">defined</text:span> <text:span text:style-name="T148">several</text:span> extensions <text:span text:style-name="T148">within</text:span> the standard SAM/BAM format; be sure to review the SAM/BAM format information in <text:span text:style-name="T163">Section </text:span><text:span text:style-name="T163"><text:bookmark-ref text:reference-format="number" text:ref-name="__RefHeading__10242_1889221684">6.7.1</text:bookmark-ref></text:span><text:span text:style-name="T163"> of </text:span>the <text:span text:style-name="T1">Appendix</text:span> to this guide for a complete list of all extensions and differences.</text:p>
        <text:p text:style-name="Standard"><text:span text:style-name="T14">By default the RTG </text:span><text:span text:style-name="Monospace"><text:span text:style-name="T14">map</text:span></text:span><text:span text:style-name="T14"> command produces output as compressed binary format BAM files but can be set to produce human readable SAM files instead with the </text:span><text:span text:style-name="Monospace"><text:span text:style-name="T14">--sam</text:span></text:span><text:span text:style-name="T14"> flag.</text:span></text:p>
        <text:h text:style-name="P357" text:outline-level="3"><text:bookmark-start text:name="__RefHeading__4624_438529773"/>SNP caller output files<text:bookmark-end text:name="__RefHeading__4624_438529773"/></text:h>
        <text:p text:style-name="P114">The Variant Call Format (version 4.1) is the emerging standard for storing SNPs, MNPs and indels.</text:p>
        <text:p text:style-name="Standard"><text:span text:style-name="T14">A sample </text:span><text:span text:style-name="Monospace"><text:span text:style-name="T14">snps.vcf</text:span></text:span><text:span text:style-name="T14"> file is provided in the Appendix as an example of the output produced by an RTG SNP call run. Each line in a </text:span><text:span text:style-name="Monospace"><text:span text:style-name="T14">snps.vcf</text:span></text:span><text:span text:style-name="T14"> output has tab-separated fields and represents a SNP variation calculated from the mapped reads against the reference genome.</text:span></text:p>
        <text:p text:style-name="P219"><text:span text:style-name="Inline_20_Note_20_Title"><text:span text:style-name="T14">NOTE:</text:span></text:span><text:span text:style-name="T29"><text:tab/></text:span><text:span text:style-name="T14">RTG variant calls are stored in VCF format (version 4.1). For more information about the VCF format, refer to the specification online at: <text:line-break/></text:span><text:span text:style-name="Internet_20_link"><text:span text:style-name="T14">https://samtools.github.io/hts-specs/VCFv4.1.pdf </text:span></text:span></text:p>
        <text:p text:style-name="P114">RTG <text:span text:style-name="T210">employs several</text:span> extensions <text:span text:style-name="T148">within</text:span> the standard VCF format; be sure to review the VCF format information in <text:span text:style-name="T163">Section </text:span><text:span text:style-name="T163"><text:bookmark-ref text:reference-format="number" text:ref-name="__RefHeading__10810_1889221684">6.7.3</text:bookmark-ref></text:span><text:span text:style-name="T163"> of</text:span> the <text:span text:style-name="T1">Appendix</text:span> to this guide for a complete list of all extensions and differences.</text:p>
        <text:p text:style-name="Inline_20_Note_20_Start"><text:soft-page-break/><text:span text:style-name="Inline_20_Note_20_Title"><text:span text:style-name="T14">NOTE:</text:span></text:span><text:span text:style-name="T29"><text:tab/></text:span><text:span text:style-name="T14">For more information about file formats, refer to the </text:span><text:span text:style-name="T22">Appendix,</text:span><text:span text:style-name="T14"> Section </text:span><text:span text:style-name="T23"><text:bookmark-ref text:reference-format="number" text:ref-name="__RefHeading__10806_1889221684">6.7</text:bookmark-ref></text:span><text:span text:style-name="T14">.</text:span></text:p>
        <text:h text:style-name="P374" text:outline-level="2"><text:bookmark-start text:name="__RefHeading__26291_1198830536"/>Metagenomic analysis functions<text:bookmark-end text:name="__RefHeading__26291_1198830536"/></text:h>
        <text:p text:style-name="P121">The RTG metagenomic analysis pipeline includes commands for sample contamination filtering, estimation of taxon abundances in a sample and finding relationships between samples.</text:p>
        <text:h text:style-name="P358" text:outline-level="3"><text:bookmark-start text:name="__RefHeading__4580_438529773"/>Contamination filtering<text:bookmark-end text:name="__RefHeading__4580_438529773"/></text:h>
        <text:p text:style-name="P182"><text:span text:style-name="T14">The </text:span><text:span text:style-name="Monospace"><text:span text:style-name="T14">mapf</text:span></text:span><text:span text:style-name="T14"> command is used for filtering contaminant reads from a sample. It does this by performing alignment of the reads against a reference of known contaminants and producing an output of the reads that did not align successfully. A common use for this is to remove human DNA from a bacterial sample taken from a body site.</text:span></text:p>
        <text:h text:style-name="P358" text:outline-level="3"><text:bookmark-start text:name="__RefHeading__4582_438529773"/>Taxon abundance breakdown<text:bookmark-end text:name="__RefHeading__4582_438529773"/></text:h>
        <text:p text:style-name="P182"><text:span text:style-name="T14">The </text:span><text:span text:style-name="Monospace"><text:span text:style-name="T14">species</text:span></text:span><text:span text:style-name="T14"> command is used to find the abundances of taxa within a given sample. This is accomplished by analyzing reference genome alignment data made with a metagenomic reference database of known organisms. It produces output in which each taxon is given a fraction representing its abundance in the sample with upper and lower bounds and a value indicating the confidence that the taxon is actually present in the sample.</text:span></text:p>
        <text:h text:style-name="P358" text:outline-level="3"><text:bookmark-start text:name="__RefHeading__4584_438529773"/>Sample relationships<text:bookmark-end text:name="__RefHeading__4584_438529773"/></text:h>
        <text:p text:style-name="P182"><text:span text:style-name="T14">The </text:span><text:span text:style-name="Monospace"><text:span text:style-name="T14">similarity</text:span></text:span><text:span text:style-name="T14"> command is used to find relationships between sample read sets. It does this by examining k-mer word frequencies and the intersections between sets of reads. This results in the output of a similarity matrix, a principal component analysis and nearest neighbor trees in the Newick and phyloXML formats.</text:span></text:p>
        <text:h text:style-name="P358" text:outline-level="3"><text:bookmark-start text:name="__RefHeading__4586_438529773"/>Functional protein analysis<text:bookmark-end text:name="__RefHeading__4586_438529773"/></text:h>
        <text:p text:style-name="P182"><text:span text:style-name="T14">The </text:span><text:span text:style-name="Monospace"><text:span text:style-name="T14">mapx</text:span></text:span><text:span text:style-name="T14"> command is used to perform a translated nucleotide search of short reads against a reference protein database. This results in an output similar to that reported by BLASTX.</text:span></text:p>
        <text:h text:style-name="P374" text:outline-level="2"><text:bookmark-start text:name="__RefHeading__4588_438529773"/>Pipelines<text:bookmark-end text:name="__RefHeading__4588_438529773"/></text:h>
        <text:p text:style-name="P121">Included in the RTG release are some pipeline commands which perform simple end-to-end tasks using other RTG commands. These pipelines use mostly default settings for each of the commands called, and are meant as a guideline to building more complex end-to-end pipelines using our tools. The metagenomic pipeline commands are:</text:p>
        <text:list xml:id="list561299318287335667" text:style-name="L5">
          <text:list-item>
            <text:p text:style-name="P341"><text:span text:style-name="T14">species composition (</text:span><text:span text:style-name="Monospace"><text:span text:style-name="T14">composition-meta-pipeline</text:span></text:span><text:span text:style-name="T14">)</text:span></text:p>
          </text:list-item>
          <text:list-item>
            <text:p text:style-name="P341"><text:span text:style-name="T14">functional protein analysis (</text:span><text:span text:style-name="Monospace"><text:span text:style-name="T14">functional-meta-pipeline</text:span></text:span><text:span text:style-name="T14">)</text:span></text:p>
          </text:list-item>
          <text:list-item>
            <text:p text:style-name="P341"><text:span text:style-name="T14">species composition and functional protein analysis (</text:span><text:span text:style-name="Monospace"><text:span text:style-name="T14">composition-functional-meta-pipeline</text:span></text:span><text:span text:style-name="T14">).</text:span></text:p>
          </text:list-item>
        </text:list>
        <text:p text:style-name="P121">For detailed information about individual pipeline commands see Section <text:bookmark-ref text:reference-format="number" text:ref-name="__RefHeading__27890_1889221684">2.9</text:bookmark-ref>.</text:p>
        <text:h text:style-name="P374" text:outline-level="2"><text:bookmark-start text:name="__RefHeading__4626_438529773"/><text:soft-page-break/>Parallel processing<text:bookmark-end text:name="__RefHeading__4626_438529773"/></text:h>
        <text:p text:style-name="P114">The comparison of genomic variation on a large scale in real time demands parallel processing capability. Parallel processing of gapped alignments and variant detection is recommended by RTG because it significantly reduces wall clock time.</text:p>
        <text:p text:style-name="Standard"><text:span text:style-name="T14">RTG software includes key features that make it easier for a person to prepare a job for parallel processing. First, RTG mapping commands can be performed on a subset of a large file or set of files either by using the </text:span><text:span text:style-name="Monospace"><text:span text:style-name="T14">--start-read</text:span></text:span><text:span text:style-name="T14"> and </text:span><text:span text:style-name="Monospace"><text:span text:style-name="T14">--end-read</text:span></text:span><text:span text:style-name="T14"> parameters or for commands that do not support this, by using </text:span><text:span text:style-name="Monospace"><text:span text:style-name="T14">sdfsplit</text:span></text:span><text:span text:style-name="T14"> to break a large SDF into smaller pieces. Second, the data analysis commands accept multiple alignment files as input from the command. Third, many RTG commands take a </text:span><text:span text:style-name="Monospace"><text:span text:style-name="T14">--region</text:span></text:span><text:span text:style-name="T14"> </text:span><text:span text:style-name="T29">or </text:span><text:span text:style-name="Monospace"><text:span text:style-name="T14">--bed-regions</text:span></text:span><text:span text:style-name="T29"> </text:span><text:span text:style-name="T14">parameter to allow breaking up tasks into pieces across the reference genome.</text:span></text:p>
        <text:p text:style-name="Inline_20_Note_20_Start"><text:span text:style-name="Inline_20_Note_20_Title"><text:span text:style-name="T14">NOTE:</text:span></text:span><text:span text:style-name="T29"><text:tab/></text:span><text:span text:style-name="T14">See </text:span><text:span text:style-name="T26">Section </text:span><text:span text:style-name="T26"><text:bookmark-ref text:reference-format="number" text:ref-name="__RefHeading__1184_438529773">2</text:bookmark-ref></text:span><text:span text:style-name="T14"> </text:span><text:span text:style-name="T22">RTG Command Reference</text:span><text:span text:style-name="T14"> for command-specific details, </text:span><text:span text:style-name="T26">Section </text:span><text:span text:style-name="T26"><text:bookmark-ref text:reference-format="number" text:ref-name="__RefHeading__10768_1889221684">5</text:bookmark-ref></text:span><text:span text:style-name="T26"> </text:span><text:span text:style-name="T22">RTG Administration</text:span><text:span text:style-name="T14"> for detailed information about estimating the number of multi-core servers needed (capacity planning), and </text:span><text:span text:style-name="T26">Section </text:span><text:span text:style-name="T26"><text:bookmark-ref text:reference-format="number" text:ref-name="__RefHeading__10784_1889221684">6</text:bookmark-ref></text:span><text:span text:style-name="T14"> </text:span><text:span text:style-name="T22">Appendix</text:span><text:span text:style-name="T14"> for a deeper discussion of compute cluster operations.</text:span></text:p>
      </text:section>
      <text:h text:style-name="P373" text:outline-level="2"><text:bookmark-start text:name="__RefHeading__4628_438529773"/>Installation and deployment<text:bookmark-end text:name="__RefHeading__4628_438529773"/></text:h>
      <text:p text:style-name="P114">RTG is a self-contained tool that sets minimal expectations on the environment in which it is placed. It comes with the application components it needs to execute completely, yet performance can be enhanced with some simple modifications to the deployment configuration. This section provides guidelines for installing and creating an optimal configuration, starting from a typical recommended system.</text:p>
      <text:p text:style-name="P114">RTG software pipeline runs in a wide range of computing environments from dual-core processor laptops to compute clusters with racks of dual processor quad core server nodes. However, internal human genome analysis benchmarks suggest the use of six server nodes of the configuration shown in <text:span text:style-name="T148"><text:sequence-ref text:reference-format="category-and-value" text:ref-name="refTable1">Table 2</text:sequence-ref></text:span> below.</text:p>
      <text:p text:style-name="P313">Table <text:sequence text:ref-name="refTable1" text:name="Table" text:formula="ooow:Table+1" style:num-format="1">2</text:sequence>: Recommended system requirements</text:p>
      <table:table table:name="Table16" table:style-name="Table16">
        <table:table-column table:style-name="Table16.A"/>
        <table:table-column table:style-name="Table16.B"/>
        <table:table-header-rows>
          <table:table-row table:style-name="Table16.1">
            <table:table-cell table:style-name="Table16.A1" office:value-type="string">
              <text:p text:style-name="P114">Processor</text:p>
            </table:table-cell>
            <table:table-cell table:style-name="Table16.B1" office:value-type="string">
              <text:p text:style-name="P114">Intel Core i7-2600</text:p>
            </table:table-cell>
          </table:table-row>
        </table:table-header-rows>
        <table:table-row table:style-name="Table16.1">
          <table:table-cell table:style-name="Table16.A2" office:value-type="string">
            <text:p text:style-name="P90">Memory</text:p>
          </table:table-cell>
          <table:table-cell table:style-name="Table16.B2" office:value-type="string">
            <text:p text:style-name="P90">48 GB RAM DDR3</text:p>
          </table:table-cell>
        </table:table-row>
        <table:table-row table:style-name="Table16.1">
          <table:table-cell table:style-name="Table16.A2" office:value-type="string">
            <text:p text:style-name="P90">Disk</text:p>
          </table:table-cell>
          <table:table-cell table:style-name="Table16.B2" office:value-type="string">
            <text:p text:style-name="P90">5 TB, 7200 RPM (prefer SAS disk)</text:p>
          </table:table-cell>
        </table:table-row>
      </table:table>
      <text:p text:style-name="P114">RTG Software can be run as a Java JAR file, but platform specific wrapper scripts are supplied to provide improved pipeline ergonomics. Instructions for a quick start installation are provided here.</text:p>
      <text:p text:style-name="Standard"><text:span text:style-name="T14">For further information about setting up per-machine configuration files, please see the </text:span><text:span text:style-name="Monospace"><text:span text:style-name="T14">README.txt</text:span></text:span><text:span text:style-name="T14"> contained in the distribution zip file (a copy is also included in this manual’s appendix).</text:span></text:p>
      <text:h text:style-name="P357" text:outline-level="3"><text:bookmark-start text:name="__RefHeading__4630_438529773"/><text:soft-page-break/>Quick start instructions<text:bookmark-end text:name="__RefHeading__4630_438529773"/></text:h>
      <text:p text:style-name="P114">These instructions are intended for an individual to install and operate the RTG software without the need to establish root / admin<text:span text:style-name="T210">istrator</text:span> privileges.</text:p>
      <text:p text:style-name="Standard"><text:span text:style-name="T14">RTG software is delivered in a compressed zip file, such as:<text:line-break/></text:span><text:span text:style-name="Monospace"><text:span text:style-name="T14">rtg-core-3.3.zip</text:span></text:span><text:span text:style-name="T14">. Unzip this file to begin installation.</text:span></text:p>
      <text:p text:style-name="P114"><text:span text:style-name="T163">Linux and Windows distributions include a Java Virtual Machine (JVM) version 1.7 that has undergone quality assurance testing. RTG may be used on other operating systems for which a JVM version 1.7 or higher is available, such as MacOS X or Solaris, by using the “</text:span>no-jre<text:span text:style-name="T163">” distribution</text:span>.</text:p>
      <text:p text:style-name="Standard"><text:span text:style-name="T14">RTG for Java is delivered as a Java </text:span><text:span text:style-name="T30">application accessed via executable wrapper</text:span><text:span text:style-name="T14"> script </text:span><text:span text:style-name="T31">(</text:span><text:span text:style-name="Monospace"><text:span text:style-name="T14">rtg</text:span></text:span><text:span text:style-name="T31"> on UNIX systems, </text:span><text:span text:style-name="Monospace"><text:span text:style-name="T14">rtg.bat</text:span></text:span><text:span text:style-name="T31"> on Windows) </text:span><text:span text:style-name="T14">that allow</text:span><text:span text:style-name="T30">s a user</text:span><text:span text:style-name="T14"> to customize initial memory allocation and other </text:span><text:span text:style-name="T30">configuration </text:span><text:span text:style-name="T14">options. </text:span><text:span text:style-name="T31">It is recommended that these wrapper scripts be used rather than directly executing the Java JAR.</text:span></text:p>
      <text:p text:style-name="P114">Here are platform-specific instructions for <text:span text:style-name="T184">RTG</text:span> deployment.</text:p>
      <text:p text:style-name="P114">Linux/MacOS X:</text:p>
      <text:list xml:id="list8819086055530580754" text:style-name="L6">
        <text:list-item>
          <text:p text:style-name="P324">Unzip the RTG distribution to the desired location.</text:p>
        </text:list-item>
        <text:list-item>
          <text:p text:style-name="P343"><text:span text:style-name="T14">If your distribution </text:span><text:span text:style-name="T31">requires</text:span><text:span text:style-name="T14"> a license </text:span><text:span text:style-name="T32">file (</text:span><text:span text:style-name="Monospace"><text:span text:style-name="T14">rtg-license.txt</text:span></text:span><text:span text:style-name="T32">)</text:span><text:span text:style-name="T14">, copy the license file from Real Time Genomics into the RTG distribution directory.</text:span></text:p>
        </text:list-item>
        <text:list-item>
          <text:p text:style-name="P344"><text:span text:style-name="T14">Test for success by entering '</text:span><text:span text:style-name="Monospace"><text:span text:style-name="T14">./rtg version</text:span></text:span><text:span text:style-name="T14">' at the command line. </text:span></text:p>
        </text:list-item>
        <text:list-item>
          <text:p text:style-name="P325">On MacOS X, depending on your operating system version and configuration regarding unsigned applications, you may encounter the error message:</text:p>
          <text:p text:style-name="P377">-bash: rtg: /usr/bin/env: bad interpreter: Operation not permitted</text:p>
          <text:p text:style-name="P325">If this occurs, you must clear the OS X quarantine attribute with the command:</text:p>
          <text:p text:style-name="P376"><text:span text:style-name="T119">$ </text:span><text:span text:style-name="T14">xattr -d com.apple.quarantine rtg</text:span></text:p>
        </text:list-item>
        <text:list-item>
          <text:p text:style-name="P326">The first time rtg is executed you will be prompted with some questions to customize your installation. Follow the prompts.</text:p>
        </text:list-item>
        <text:list-item>
          <text:p text:style-name="P342"><text:span text:style-name="T14">Enter '</text:span><text:span text:style-name="Monospace"><text:span text:style-name="T14">./rtg help</text:span></text:span><text:span text:style-name="T14">' for a list of rtg commands.</text:span></text:p>
        </text:list-item>
        <text:list-item>
          <text:p text:style-name="P345"><text:span text:style-name="T14">By default, RTG software scripts establish a memory space of 90% of the available RAM - this is automatically calculated. <text:s/>One may override this limit in the </text:span><text:span text:style-name="Monospace"><text:span text:style-name="T14">rtg.cfg</text:span></text:span><text:span text:style-name="T14"> settings file or on a per-run basis by supplying </text:span><text:span text:style-name="Monospace"><text:span text:style-name="T14">RTG_MEM</text:span></text:span><text:span text:style-name="T14"> as an environment variable or as the first program argument, e.g.: '</text:span><text:span text:style-name="Monospace"><text:span text:style-name="T14">./rtg RTG_MEM=48g map'</text:span></text:span></text:p>
        </text:list-item>
      </text:list>
      <text:p text:style-name="P114"/>
      <text:p text:style-name="P114">Windows:</text:p>
      <text:list xml:id="list803179140741566621" text:style-name="L7">
        <text:list-item>
          <text:p text:style-name="P327">Unzip the RTG distribution to the desired location.</text:p>
        </text:list-item>
        <text:list-item>
          <text:p text:style-name="P346"><text:span text:style-name="T14">If your distribution </text:span><text:span text:style-name="T31">requires</text:span><text:span text:style-name="T14"> a license, copy the license file from Real Time Genomics (</text:span><text:span text:style-name="Monospace"><text:span text:style-name="T14">rtg-license.txt</text:span></text:span><text:span text:style-name="T14">) into the RTG distribution directory.</text:span></text:p>
        </text:list-item>
        <text:list-item>
          <text:p text:style-name="P347"><text:soft-page-break/><text:span text:style-name="T14">Test for success by entering '</text:span><text:span text:style-name="Monospace"><text:span text:style-name="T14">rtg version</text:span></text:span><text:span text:style-name="T14">' at the command line. </text:span><text:span text:style-name="T31">The first time rtg is executed you will be prompted with some questions to customize your installation. Follow the prompts.</text:span></text:p>
        </text:list-item>
        <text:list-item>
          <text:p text:style-name="P346"><text:span text:style-name="T14">Enter '</text:span><text:span text:style-name="Monospace"><text:span text:style-name="T14">rtg help</text:span></text:span><text:span text:style-name="T14">' for a list of rtg commands.</text:span></text:p>
        </text:list-item>
        <text:list-item>
          <text:p text:style-name="P347"><text:span text:style-name="T31">By default, RTG software scripts establish a memory space of 90% of the available RAM - this is automatically calculated. <text:s/>One may override this limit by setting the </text:span><text:span text:style-name="Monospace"><text:span text:style-name="T14">RTG_MEM</text:span></text:span><text:span text:style-name="T31"> variable in the </text:span><text:span text:style-name="Monospace"><text:span text:style-name="T14">rtg.bat</text:span></text:span><text:span text:style-name="T31"> script or as an environment variable.</text:span></text:p>
        </text:list-item>
      </text:list>
      <text:h text:style-name="P357" text:outline-level="3"><text:bookmark-start text:name="__RefHeading__4634_438529773"/>License Management<text:bookmark-end text:name="__RefHeading__4634_438529773"/></text:h>
      <text:p text:style-name="P114"><text:span text:style-name="T164">Some </text:span>RTG <text:span text:style-name="T164">products </text:span>require the presence of a valid license file for operation.</text:p>
      <text:p text:style-name="P114">The license file must be located in the same directory as the RTG executable. The license <text:span text:style-name="T163">enables</text:span> the execution of a particular command set for the purchased product(s) and features.</text:p>
      <text:p text:style-name="P114">A license key allows flexible use of the RTG package on any node or CPU core.</text:p>
      <text:p text:style-name="P114">To view the current license features at the command prompt, enter:</text:p>
      <text:p text:style-name="P226">$ rtg license</text:p>
      <text:p text:style-name="Inline_20_Note_20_Start"><text:span text:style-name="Inline_20_Note_20_Title"><text:span text:style-name="T14">NOTE:</text:span></text:span><text:span text:style-name="T33"><text:tab/></text:span><text:span text:style-name="T14">For more data center deployment and instructions for editing scripts, see </text:span><text:span text:style-name="T26">Section </text:span><text:span text:style-name="T26"><text:bookmark-ref text:reference-format="number" text:ref-name="__RefHeading__10768_1889221684">5</text:bookmark-ref></text:span><text:span text:style-name="T14"> </text:span><text:span text:style-name="T22">Administration</text:span><text:span text:style-name="T14">.</text:span></text:p>
      <text:h text:style-name="P373" text:outline-level="2"><text:bookmark-start text:name="__RefHeading__4636_438529773"/>Technical assistance <text:span text:style-name="T190">and support</text:span><text:bookmark-end text:name="__RefHeading__4636_438529773"/></text:h>
      <text:p text:style-name="P198"><text:span text:style-name="T14">For assistance with any technical or conceptual issue that may arise during use of the RTG product, contact Real Time Genomics Technical Support </text:span><text:span text:style-name="T30">via email at </text:span><text:a xlink:type="simple" xlink:href="mailto:support@realtimegenomics.com"><text:span text:style-name="Internet_20_link"><text:span text:style-name="T14">support@realtimegenomics.com</text:span></text:span></text:a><text:span text:style-name="T14">. </text:span></text:p>
      <text:p text:style-name="P198"><text:span text:style-name="T32">In addition, a discussion group is available at: </text:span><text:a xlink:type="simple" xlink:href="https://groups.google.com/a/realtimegenomics.com/forum/#!forum/rtg-users"><text:span text:style-name="T32">https://groups.google.com/a/realtimegenomics.com/forum/#!forum/rtg-users</text:span></text:a></text:p>
      <text:p text:style-name="P198"><text:span text:style-name="T34">A low-traffic announcements-only group is available at: </text:span><text:a xlink:type="simple" xlink:href="https://groups.google.com/a/realtimegenomics.com/forum/#!forum/rtg-announce"><text:span text:style-name="Internet_20_link"><text:span text:style-name="T32">https://groups.google.com/a/realtimegenomics.com/forum/#!forum/rtg-announce</text:span></text:span></text:a></text:p>
      <text:p text:style-name="P122"/>
      <text:h text:style-name="P372" text:outline-level="1"><text:bookmark-start text:name="__RefHeading__1184_438529773"/>RTG Command Reference<text:bookmark-end text:name="__RefHeading__1184_438529773"/></text:h>
      <text:p text:style-name="P123">This chapter describes RTG commands with a generic description of parameter options and usage. This section also includes expected operation and output results.</text:p>
      <text:h text:style-name="P373" text:outline-level="2"><text:bookmark-start text:name="__RefHeading__1186_438529773"/>Command line interface (CLI)<text:bookmark-end text:name="__RefHeading__1186_438529773"/></text:h>
      <text:p text:style-name="Standard"><text:span text:style-name="T14">RTG is installed as a single executable in any system subdirectory where permissions authorize a particular community of users to run the application. RTG commands are executed through the RTG command-line interface (CLI). Each command has its own set of parameters and options described in this section. The availability of each command </text:span><text:span text:style-name="T31">may be</text:span><text:span text:style-name="T14"> determined by the RTG license that has been installed. Contact </text:span><text:span text:style-name="Monospace"><text:span text:style-name="T14">support@realtimegenomics.com</text:span></text:span><text:span text:style-name="T14"> to discuss changing the set of commands that are enabled by your license.</text:span></text:p>
      <text:p text:style-name="P9"><text:span text:style-name="T14">Results are organized in results directories defined by command parameters and settings. The command line shell environment should include a set of familiar text post-processing tools, such as </text:span><text:span text:style-name="Monospace"><text:span text:style-name="T14">grep</text:span></text:span><text:span text:style-name="T14">, </text:span><text:span text:style-name="Monospace"><text:span text:style-name="T14">awk</text:span></text:span><text:span text:style-name="T14">, or </text:span><text:span text:style-name="Monospace"><text:span text:style-name="T14">perl</text:span></text:span><text:span text:style-name="T14">. Otherwise, no additional applications such as databases or directory services are required.</text:span></text:p>
      <text:h text:style-name="P373" text:outline-level="2"><text:bookmark-start text:name="__RefHeading__1188_438529773"/>RTG command syntax<text:bookmark-end text:name="__RefHeading__1188_438529773"/></text:h>
      <text:p text:style-name="P270">Usage:</text:p>
      <text:p text:style-name="Command_20_Line"><text:span text:style-name="Monospace"><text:span text:style-name="T14">rtg COMMAND [OPTIONS] &lt;REQUIRED&gt;</text:span></text:span></text:p>
      <text:p text:style-name="P123">To run an RTG command at the command prompt (either DOS window or Unix terminal), type the product name followed by the command and all required and optional parameters. Example:</text:p>
      <text:p text:style-name="Command_20_Line"><text:span text:style-name="Monospace"><text:span text:style-name="T14">$ rtg format -o human_REF_SDF human_REF.fasta</text:span></text:span></text:p>
      <text:p text:style-name="P9"><text:span text:style-name="T30">Typically</text:span><text:span text:style-name="T14"> results are written to output files </text:span><text:span text:style-name="T30">specified with the</text:span><text:span text:style-name="T14"> </text:span><text:span text:style-name="Monospace"><text:span text:style-name="T14">-o</text:span></text:span><text:span text:style-name="T14"> </text:span><text:span text:style-name="T30">option</text:span><text:span text:style-name="T14">. There is no default filename or filename extension added to commands requiring specification of an output directory or format.</text:span></text:p>
      <text:p text:style-name="P111"><text:span text:style-name="T14">Many times, unfiltered output files are very large; the built-in compression option generates block compressed output files with the .</text:span><text:span text:style-name="Monospace"><text:span text:style-name="T14">gz</text:span></text:span><text:span text:style-name="T14"> extension automatically unless the parameter </text:span><text:span text:style-name="Monospace"><text:span text:style-name="T14">-Z</text:span></text:span><text:span text:style-name="T14"> or </text:span><text:span text:style-name="Monospace"><text:span text:style-name="T14">--no-gzip</text:span></text:span><text:span text:style-name="T14"> is issued with the command.</text:span></text:p>
      <text:p text:style-name="P124">Many command parameters require user-supplied information, as shown in the following: </text:p>
      <table:table table:name="Table4" table:style-name="Table4">
        <table:table-column table:style-name="Table4.A"/>
        <table:table-column table:style-name="Table4.B"/>
        <table:table-header-rows>
          <table:table-row table:style-name="Table4.1">
            <table:table-cell table:style-name="Table4.A1" office:value-type="string">
              <text:p text:style-name="P204">User-specified</text:p>
            </table:table-cell>
            <table:table-cell table:style-name="Table4.B1" office:value-type="string">
              <text:p text:style-name="P204">Description</text:p>
            </table:table-cell>
          </table:table-row>
        </table:table-header-rows>
        <table:table-row table:style-name="Table4.2">
          <table:table-cell table:style-name="Table4.A2" office:value-type="string">
            <text:p text:style-name="P205">DIR, FILE</text:p>
          </table:table-cell>
          <table:table-cell table:style-name="Table4.B2" office:value-type="string">
            <text:p text:style-name="P205">File or directory name(s)</text:p>
          </table:table-cell>
        </table:table-row>
        <table:table-row table:style-name="Table4.3">
          <table:table-cell table:style-name="Table4.A2" office:value-type="string">
            <text:p text:style-name="P205">INT</text:p>
          </table:table-cell>
          <table:table-cell table:style-name="Table4.B2" office:value-type="string">
            <text:p text:style-name="P205">Integer value</text:p>
          </table:table-cell>
        </table:table-row>
        <table:table-row table:style-name="Table4.4">
          <table:table-cell table:style-name="Table4.A2" office:value-type="string">
            <text:p text:style-name="P205">FLOAT</text:p>
          </table:table-cell>
          <table:table-cell table:style-name="Table4.B2" office:value-type="string">
            <text:p text:style-name="P205">Floating point decimal value</text:p>
          </table:table-cell>
        </table:table-row>
        <table:table-row table:style-name="Table4.5">
          <table:table-cell table:style-name="Table4.A5" office:value-type="string">
            <text:p text:style-name="P205">STRING</text:p>
          </table:table-cell>
          <table:table-cell table:style-name="Table4.B5" office:value-type="string">
            <text:p text:style-name="P205">A sequence of characters for comments, filenames, or labels</text:p>
          </table:table-cell>
        </table:table-row>
      </table:table>
      <text:p text:style-name="P125"/>
      <text:p text:style-name="P110"><text:soft-page-break/><text:span text:style-name="T14">To display all parameters and syntax associated with an RTG command, enter the command and type </text:span><text:span text:style-name="Monospace"><text:span text:style-name="T14">--help</text:span></text:span><text:span text:style-name="T14">. For example: all parameters available for the RTG </text:span><text:span text:style-name="Monospace"><text:span text:style-name="T14">format</text:span></text:span><text:span text:style-name="T14"> command are displayed when </text:span><text:span text:style-name="Monospace"><text:span text:style-name="T14">rtg format --help</text:span></text:span><text:span text:style-name="T14"> is executed, as shown below.</text:span></text:p>
      <text:p text:style-name="P226">$ rtg format --help</text:p>
      <text:p text:style-name="P268">Usage: rtg format [OPTION]... -o SDF FILE+</text:p>
      <text:p text:style-name="P226"><text:s text:c="18"/>[OPTION]... -o SDF -I FILE</text:p>
      <text:p text:style-name="P226"><text:s text:c="18"/>[OPTION]... -o SDF -l FILE -r FILE</text:p>
      <text:p text:style-name="P226"/>
      <text:p text:style-name="P226">Converts the contents of sequence data files (FASTA/FASTQ/SAM/BAM) into the RTG Sequence Data File (SDF) format.</text:p>
      <text:p text:style-name="P280">File Input/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8">-f</text:p>
          </table:table-cell>
          <table:table-cell table:style-name="Table5.A1" office:value-type="string">
            <text:p text:style-name="P58">--format=FORMAT</text:p>
          </table:table-cell>
          <table:table-cell table:style-name="Table5.A1" office:value-type="string">
            <text:p text:style-name="P58">The format of the input file(s). (Must be one of [fasta, fastq, cgfastq, sam-se, sam-pe]) (Default is fasta).</text:p>
          </table:table-cell>
        </table:table-row>
        <table:table-row table:style-name="Table5.1">
          <table:table-cell table:style-name="Table5.A1" office:value-type="string">
            <text:p text:style-name="P58">-I</text:p>
          </table:table-cell>
          <table:table-cell table:style-name="Table5.A1" office:value-type="string">
            <text:p text:style-name="P58">--input-list-file=FILE</text:p>
          </table:table-cell>
          <table:table-cell table:style-name="Table5.A1" office:value-type="string">
            <text:p text:style-name="P58">Specifies a file containing a list of sequence data files (one per line) to be converted into an SDF.</text:p>
          </table:table-cell>
        </table:table-row>
        <table:table-row table:style-name="Table5.1">
          <table:table-cell table:style-name="Table5.A1" office:value-type="string">
            <text:p text:style-name="P58">-l</text:p>
          </table:table-cell>
          <table:table-cell table:style-name="Table5.A1" office:value-type="string">
            <text:p text:style-name="P58">--left=FILE</text:p>
          </table:table-cell>
          <table:table-cell table:style-name="Table5.A1" office:value-type="string">
            <text:p text:style-name="P58">The left input file for FASTA/FASTQ paired end data.</text:p>
          </table:table-cell>
        </table:table-row>
        <table:table-row table:style-name="Table5.1">
          <table:table-cell table:style-name="Table5.A1" office:value-type="string">
            <text:p text:style-name="P58">-o</text:p>
          </table:table-cell>
          <table:table-cell table:style-name="Table5.A1" office:value-type="string">
            <text:p text:style-name="P58">--output=SDF</text:p>
          </table:table-cell>
          <table:table-cell table:style-name="Table5.A1" office:value-type="string">
            <text:p text:style-name="P58">The name of the output SDF.</text:p>
          </table:table-cell>
        </table:table-row>
        <table:table-row table:style-name="Table5.1">
          <table:table-cell table:style-name="Table5.A1" office:value-type="string">
            <text:p text:style-name="P58">-p</text:p>
          </table:table-cell>
          <table:table-cell table:style-name="Table5.A1" office:value-type="string">
            <text:p text:style-name="P58">--protein</text:p>
          </table:table-cell>
          <table:table-cell table:style-name="Table5.A1" office:value-type="string">
            <text:p text:style-name="P58">Set if the input consists of protein. If this option is not specified, then the input is assumed to consist of nucleotides.</text:p>
          </table:table-cell>
        </table:table-row>
        <table:table-row table:style-name="Table5.1">
          <table:table-cell table:style-name="Table5.A1" office:value-type="string">
            <text:p text:style-name="P58">-q</text:p>
          </table:table-cell>
          <table:table-cell table:style-name="Table5.A1" office:value-type="string">
            <text:p text:style-name="P58">--quality-format=FORMAT</text:p>
          </table:table-cell>
          <table:table-cell table:style-name="Table5.A1" office:value-type="string">
            <text:p text:style-name="P58">The format of the quality data for fastq format files. (Use sanger for Illumina1.8+). (Must be one of [sanger, solexa, illumina]).</text:p>
          </table:table-cell>
        </table:table-row>
        <table:table-row table:style-name="Table5.1">
          <table:table-cell table:style-name="Table5.A1" office:value-type="string">
            <text:p text:style-name="P58">-r</text:p>
          </table:table-cell>
          <table:table-cell table:style-name="Table5.A1" office:value-type="string">
            <text:p text:style-name="P58">--right=FILE</text:p>
          </table:table-cell>
          <table:table-cell table:style-name="Table5.A1" office:value-type="string">
            <text:p text:style-name="P58">The right input file for FASTA/FASTQ paired end data.</text:p>
          </table:table-cell>
        </table:table-row>
        <table:table-row table:style-name="Table5.1">
          <table:table-cell table:style-name="Table5.A1" office:value-type="string">
            <text:p text:style-name="P58"/>
          </table:table-cell>
          <table:table-cell table:style-name="Table5.A1" office:value-type="string">
            <text:p text:style-name="P58">FILE+</text:p>
          </table:table-cell>
          <table:table-cell table:style-name="Table5.A1" office:value-type="string">
            <text:p text:style-name="P58">Specifies a sequence data file to be converted into an SDF. May be specified 0 or more times.</text:p>
          </table:table-cell>
        </table:table-row>
      </table:table>
      <text:p text:style-name="P280">Filtering</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8"/>
          </table:table-cell>
          <table:table-cell table:style-name="Table6.A1" office:value-type="string">
            <text:p text:style-name="P58">--duster</text:p>
          </table:table-cell>
          <table:table-cell table:style-name="Table6.A1" office:value-type="string">
            <text:p text:style-name="P58">Treat lower case residues as unknowns.</text:p>
          </table:table-cell>
        </table:table-row>
        <table:table-row table:style-name="Table6.1">
          <table:table-cell table:style-name="Table6.A1" office:value-type="string">
            <text:p text:style-name="P296"/>
          </table:table-cell>
          <table:table-cell table:style-name="Table6.A1" office:value-type="string">
            <text:p text:style-name="P58">--exclude=STRING</text:p>
          </table:table-cell>
          <table:table-cell table:style-name="Table6.A1" office:value-type="string">
            <text:p text:style-name="P58">Exclude individual input sequences based on their name. If the input sequence name contains the specified string then that sequence is excluded from the SDF. May be specified 0 or more times.</text:p>
          </table:table-cell>
        </table:table-row>
        <table:table-row table:style-name="Table6.1">
          <table:table-cell table:style-name="Table6.A1" office:value-type="string">
            <text:p text:style-name="P296"/>
          </table:table-cell>
          <table:table-cell table:style-name="Table6.A1" office:value-type="string">
            <text:p text:style-name="P58">--select-read-group=STRING</text:p>
          </table:table-cell>
          <table:table-cell table:style-name="Table6.A1" office:value-type="string">
            <text:p text:style-name="P58">Set to only include only reads with this read group ID when formatting from SAM/BAM files.</text:p>
          </table:table-cell>
        </table:table-row>
        <table:table-row table:style-name="Table6.1">
          <table:table-cell table:style-name="Table6.A1" office:value-type="string">
            <text:p text:style-name="P296"/>
          </table:table-cell>
          <table:table-cell table:style-name="Table6.A1" office:value-type="string">
            <text:p text:style-name="P58">--trim-threshold=INT</text:p>
          </table:table-cell>
          <table:table-cell table:style-name="Table6.A1" office:value-type="string">
            <text:p text:style-name="P58">Set to trim the read ends to <text:span text:style-name="T210">maximize</text:span> the base quality above the given threshold.</text:p>
          </table:table-cell>
        </table:table-row>
      </table:table>
      <text:p text:style-name="P280"><text:soft-page-break/>Utility</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96"/>
          </table:table-cell>
          <table:table-cell table:style-name="Table7.A1" office:value-type="string">
            <text:p text:style-name="P58">--allow-duplicate-names</text:p>
          </table:table-cell>
          <table:table-cell table:style-name="Table7.A1" office:value-type="string">
            <text:p text:style-name="P58">Set to disable duplicate name detection. Use this if you need to use less memory and you are certain there are no duplicate names in the input.</text:p>
          </table:table-cell>
        </table:table-row>
        <table:table-row table:style-name="Table7.1">
          <table:table-cell table:style-name="Table7.A1" office:value-type="string">
            <text:p text:style-name="P58">-h</text:p>
          </table:table-cell>
          <table:table-cell table:style-name="Table7.A1" office:value-type="string">
            <text:p text:style-name="P58">--help</text:p>
          </table:table-cell>
          <table:table-cell table:style-name="Table7.A1" office:value-type="string">
            <text:p text:style-name="P58">Prints help on command-line flag usage.</text:p>
          </table:table-cell>
        </table:table-row>
        <table:table-row table:style-name="Table7.1">
          <table:table-cell table:style-name="Table7.A1" office:value-type="string">
            <text:p text:style-name="P296"/>
          </table:table-cell>
          <table:table-cell table:style-name="Table7.A1" office:value-type="string">
            <text:p text:style-name="P58">--no-names</text:p>
          </table:table-cell>
          <table:table-cell table:style-name="Table7.A1" office:value-type="string">
            <text:p text:style-name="P58">Do not include sequence names in the resulting SDF.</text:p>
          </table:table-cell>
        </table:table-row>
        <table:table-row table:style-name="Table7.1">
          <table:table-cell table:style-name="Table7.A1" office:value-type="string">
            <text:p text:style-name="P296"/>
          </table:table-cell>
          <table:table-cell table:style-name="Table7.A1" office:value-type="string">
            <text:p text:style-name="P58">--no-quality</text:p>
          </table:table-cell>
          <table:table-cell table:style-name="Table7.A1" office:value-type="string">
            <text:p text:style-name="P58">Do not include sequence quality data in the resulting SDF.</text:p>
          </table:table-cell>
        </table:table-row>
        <table:table-row table:style-name="Table7.1">
          <table:table-cell table:style-name="Table7.A1" office:value-type="string">
            <text:p text:style-name="P296"/>
          </table:table-cell>
          <table:table-cell table:style-name="Table7.A1" office:value-type="string">
            <text:p text:style-name="P58">--sam-rg=STRING|FILE</text:p>
          </table:table-cell>
          <table:table-cell table:style-name="Table7.A1" office:value-type="string">
            <text:p text:style-name="P58">Specifies a file containing a single valid read group SAM header line or a string in the form "@RG\tID:READGROUP1\tSM:BACT_SAMPLE\tPL:ILLUMINA".</text:p>
          </table:table-cell>
        </table:table-row>
      </table:table>
      <text:p text:style-name="P126">Required parameters are indicated in the Usage display; optional parameters are listed immediately below the Usage information in organized categories.</text:p>
      <text:p text:style-name="P111"><text:span text:style-name="T14">Use the double-dash when typing the full-word command option, as in </text:span><text:span text:style-name="Monospace"><text:span text:style-name="T14">--output</text:span></text:span><text:span text:style-name="T14">:</text:span></text:p>
      <text:p text:style-name="P226">$ rtg format --output human_REF_SDF human_REF.fasta</text:p>
      <text:p text:style-name="P111"><text:span text:style-name="T14">Alternatively, use the abbreviated character version of a full command parameter with only a single dash, as is typical for a command flag (</text:span><text:span text:style-name="Monospace"><text:span text:style-name="T14">--output</text:span></text:span><text:span text:style-name="T14"> is the same as command option as the abbreviated character </text:span><text:span text:style-name="Monospace"><text:span text:style-name="T14">-o</text:span></text:span><text:span text:style-name="T14">):</text:span></text:p>
      <text:p text:style-name="P226">$ rtg format -o human_REF human_REF.fasta</text:p>
      <text:p text:style-name="P111"><text:span text:style-name="T14">A set of utility commands are provided through the CLI: </text:span><text:span text:style-name="Monospace"><text:span text:style-name="T14">version</text:span></text:span><text:span text:style-name="T14">, </text:span><text:span text:style-name="Monospace"><text:span text:style-name="T14">license</text:span></text:span><text:span text:style-name="T14">, and </text:span><text:span text:style-name="Monospace"><text:span text:style-name="T14">help</text:span></text:span><text:span text:style-name="T14">. Start with these commands to familiarize yourself with the software.</text:span></text:p>
      <text:p text:style-name="P111"><text:span text:style-name="T14">The </text:span><text:span text:style-name="Monospace"><text:span text:style-name="T14">rtg version</text:span></text:span><text:span text:style-name="T14"> command invokes the RTG software and triggers the launch of RTG product commands, options, and utilities:</text:span></text:p>
      <text:p text:style-name="P226">$ rtg version</text:p>
      <text:p text:style-name="P126">It will display the version of the RTG software installed, RAM requirements, and license expiration, <text:span text:style-name="T183">for example</text:span>:</text:p>
      <text:p text:style-name="P226">Product: RTG <text:span text:style-name="T219">Core 3.5</text:span></text:p>
      <text:p text:style-name="P226">Core Version: 6236f4e (2014-10-31)</text:p>
      <text:p text:style-name="P226">RAM: 40.0GB of 47.0GB RAM can be used by rtg (84%)</text:p>
      <text:p text:style-name="P226">License: Expires on 2015-0<text:span text:style-name="T219">9</text:span>-30</text:p>
      <text:p text:style-name="P226">License location: /home/rtgcustomer/rtg/rtg-license.txt</text:p>
      <text:p text:style-name="P226">Contact: support@realtimegenomics.com</text:p>
      <text:p text:style-name="P226"/>
      <text:p text:style-name="P227">Patents / Patents pending:</text:p>
      <text:p text:style-name="P227">US: 7,640,256, 13/129,329, 13/681,046, 13/681,215, 13/848,653, 13/925,704, 14/015,295, 13/971,654, 13/971,630, 14/564,810</text:p>
      <text:p text:style-name="P227">UK: 1222923.3, 1222921.7, 1304502.6, 1311209.9, 1314888.7, 1314908.3</text:p>
      <text:p text:style-name="P227">New Zealand: 626777, 626783, 615491, 614897, 614560</text:p>
      <text:p text:style-name="P227">Australia: 2005255348, Singapore: 128254</text:p>
      <text:p text:style-name="P227"/>
      <text:p text:style-name="P227">Citation:</text:p>
      <text:p text:style-name="P227">John G. Cleary, Ross Braithwaite, Kurt Gaastra, Brian S. Hilbush, Stuart Inglis, Sean A. Irvine, Alan Jackson, Richard Littin, Sahar Nohzadeh-<text:soft-page-break/>Malakshah, Mehul Rathod, David Ware, Len Trigg, and Francisco M. De La Vega. "Joint Variant and De Novo Mutation Identification on Pedigrees from High-Throughput Sequencing Data." Journal of Computational Biology. June 2014, 21(6): 405-419. doi:10.1089/cmb.2014.0029.</text:p>
      <text:p text:style-name="P227"/>
      <text:p text:style-name="P226">(c) Real Time Genomics Inc, 2014</text:p>
      <text:section text:style-name="Sect2" text:name="Commands-tools" text:condition="ooow:RTG_PRODUCT!=&quot;RTG Tools&quot;" text:is-hidden="true" text:display="condition">
        <text:p text:style-name="P112"><text:span text:style-name="T14">To see what commands you are licensed to use, type </text:span><text:span text:style-name="Monospace"><text:span text:style-name="T14">rtg license</text:span></text:span><text:span text:style-name="T14">:</text:span></text:p>
        <text:p text:style-name="P226">License: Expires on 2015-03-30</text:p>
        <text:p text:style-name="P226">Licensed to: John Doe</text:p>
        <text:p text:style-name="P226">License location: /home/rtgcustomer/rtg/rtg-license.txt</text:p>
        <text:p text:style-name="P226"/>
        <text:p text:style-name="P226"><text:s text:c="8"/>Command name <text:s text:c="3"/>Licensed? <text:s text:c="8"/>Release Level</text:p>
        <text:p text:style-name="P226"/>
        <text:p text:style-name="P228">Data formatting:</text:p>
        <text:p text:style-name="P226"><text:s text:c="8"/>format <text:s text:c="9"/>Licensed <text:s text:c="9"/>GA</text:p>
        <text:p text:style-name="P226"><text:s text:c="8"/>sdf2fasta <text:s text:c="6"/>Licensed <text:s text:c="9"/>GA</text:p>
        <text:p text:style-name="P226"><text:s text:c="8"/>sdf2fastq <text:s text:c="6"/>Licensed <text:s text:c="9"/>GA</text:p>
        <text:p text:style-name="P230"/>
        <text:p text:style-name="P229">Utility:</text:p>
        <text:p text:style-name="P231"><text:s text:c="8"/>bgzip <text:s text:c="10"/>Licensed <text:s text:c="9"/>GA</text:p>
        <text:p text:style-name="P231"><text:s text:c="8"/>index <text:s text:c="10"/>Licensed <text:s text:c="9"/>GA</text:p>
        <text:p text:style-name="P231"><text:s text:c="8"/>extract <text:s text:c="8"/>Licensed <text:s text:c="9"/>GA</text:p>
        <text:p text:style-name="P231"><text:s text:c="8"/>sdfstats <text:s text:c="7"/>Licensed <text:s text:c="9"/>GA</text:p>
        <text:p text:style-name="P231"><text:s text:c="8"/>sdfsubset <text:s text:c="6"/>Licensed <text:s text:c="9"/>GA</text:p>
        <text:p text:style-name="P231"><text:s text:c="8"/>sdfsubseq <text:s text:c="6"/>Licensed <text:s text:c="9"/>GA</text:p>
        <text:p text:style-name="P231"><text:s text:c="8"/>mendelian <text:s text:c="6"/>Licensed <text:s text:c="9"/>GA</text:p>
        <text:p text:style-name="P231"><text:s text:c="8"/>vcfstats <text:s text:c="7"/>Licensed <text:s text:c="9"/>GA</text:p>
        <text:p text:style-name="P231"><text:s text:c="8"/>vcfmerge <text:s text:c="7"/>Licensed <text:s text:c="9"/>GA</text:p>
        <text:p text:style-name="P231"><text:s text:c="8"/>vcffilter <text:s text:c="6"/>Licensed <text:s text:c="9"/>GA</text:p>
        <text:p text:style-name="P231"><text:s text:c="8"/>vcfannotate <text:s text:c="4"/>Licensed <text:s text:c="9"/><text:span text:style-name="T185">GA</text:span></text:p>
        <text:p text:style-name="P231"><text:s text:c="8"/>vcfsubset <text:s text:c="6"/>Licensed <text:s text:c="9"/><text:span text:style-name="T185">GA</text:span></text:p>
        <text:p text:style-name="P226"><text:s text:c="8"/>vcfeval <text:s text:c="8"/>Licensed <text:s text:c="9"/><text:span text:style-name="T185">GA</text:span></text:p>
        <text:p text:style-name="P226"><text:s text:c="8"/>pedfilter <text:s text:c="6"/>Licensed <text:s text:c="9"/><text:span text:style-name="T185">GA</text:span></text:p>
        <text:p text:style-name="P226"><text:s text:c="8"/>pedstats <text:s text:c="7"/>Licensed <text:s text:c="9"/><text:span text:style-name="T185">GA</text:span></text:p>
        <text:p text:style-name="P226"><text:s text:c="8"/>rocplot <text:s text:c="8"/>Licensed <text:s text:c="9"/>GA</text:p>
        <text:p text:style-name="P226"><text:s text:c="8"/>version <text:s text:c="8"/>Licensed <text:s text:c="9"/>GA</text:p>
        <text:p text:style-name="P226"><text:s text:c="8"/>license <text:s text:c="8"/>Licensed <text:s text:c="9"/>GA</text:p>
        <text:p text:style-name="P226"><text:s text:c="8"/>help <text:s text:c="11"/>Licensed <text:s text:c="9"/>GA</text:p>
      </text:section>
      <text:p text:style-name="P113"><text:span text:style-name="T14">To display all commands and usage parameters available to use with your license, type </text:span><text:span text:style-name="Monospace"><text:span text:style-name="T14">rtg help</text:span></text:span><text:span text:style-name="T14">:</text:span></text:p>
      <text:p text:style-name="P226">$ rtg help</text:p>
      <text:p text:style-name="P226">Usage:</text:p>
      <text:p text:style-name="P226"/>
      <text:p text:style-name="Command_20_Line"><text:span text:style-name="T14">Type </text:span><text:span text:style-name="Monospace"><text:span text:style-name="T14">rtg help COMMAND</text:span></text:span><text:span text:style-name="T14"> for help on a specific command. The following commands are available:</text:span></text:p>
      <text:p text:style-name="P226">Data formatting:</text:p>
      <text:p text:style-name="P259"/>
      <text:p text:style-name="P259">format<text:tab/>convert a FASTA file to SDF</text:p>
      <text:p text:style-name="P259">cg2sdf<text:tab/>convert Complete Genomics reads to SDF</text:p>
      <text:p text:style-name="P259">sdf2fasta<text:tab/>convert SDF to FASTA</text:p>
      <text:p text:style-name="P259">sdf2fastq<text:tab/>convert SDF to FASTQ</text:p>
      <text:p text:style-name="P263">sdf2sam<text:tab/>convert SDF to SAM/BAM</text:p>
      <text:p text:style-name="P259"/>
      <text:p text:style-name="P264">Read mapping:</text:p>
      <text:p text:style-name="P259"/>
      <text:p text:style-name="P259">map<text:tab/>read mapping</text:p>
      <text:p text:style-name="P259">mapf<text:tab/>read mapping for filtering purposes </text:p>
      <text:p text:style-name="P259">cgmap<text:tab/>read mapping for Complete Genomics data</text:p>
      <text:p text:style-name="P259"/>
      <text:p text:style-name="P264">Protein search:</text:p>
      <text:p text:style-name="P259"/>
      <text:p text:style-name="P259">mapx<text:tab/>translated protein search</text:p>
      <text:p text:style-name="P259"/>
      <text:p text:style-name="P264">Assembly:</text:p>
      <text:p text:style-name="P259"/>
      <text:p text:style-name="P259">assemble<text:tab/>assemble reads into long sequences</text:p>
      <text:p text:style-name="P259">addpacbio<text:tab/>add Pacific Biosciences reads to an assembly</text:p>
      <text:p text:style-name="P259"/>
      <text:p text:style-name="P264">Variant detection:</text:p>
      <text:p text:style-name="P259"/>
      <text:p text:style-name="P260">calibrate<text:tab/>create calibration data from SAM/BAM files</text:p>
      <text:p text:style-name="P260">svprep<text:tab/>prepare SAM/BAM files for sv analysis</text:p>
      <text:p text:style-name="P259">sv<text:tab/>find structural variants</text:p>
      <text:p text:style-name="P259">discord<text:tab/>detect structural variant breakends using discordant reads</text:p>
      <text:p text:style-name="P259">coverage<text:tab/>calculate depth of coverage from SAM/BAM files</text:p>
      <text:p text:style-name="P259">snp<text:tab/>call variants from SAM/BAM files</text:p>
      <text:p text:style-name="P259">family<text:tab/>call variants for a family following Mendelian inheritance</text:p>
      <text:p text:style-name="P259">somatic<text:tab/>call variants for a tumor/normal pair</text:p>
      <text:p text:style-name="P259">population<text:tab/>call variants for multiple potentially-related individuals</text:p>
      <text:p text:style-name="P259">lineage<text:tab/>call de novo variants in a cell lineage</text:p>
      <text:p text:style-name="P259">avrbuild<text:tab/>AVR model builder</text:p>
      <text:p text:style-name="P259">avrpredict<text:tab/>run AVR on a VCF file</text:p>
      <text:p text:style-name="P259">cnv<text:tab/>call CNVs from paired SAM/BAM files</text:p>
      <text:p text:style-name="P259"/>
      <text:p text:style-name="P264">Metagenomics:</text:p>
      <text:p text:style-name="P259"/>
      <text:p text:style-name="P261">species<text:tab/>estimate species frequency in metagenomic samples</text:p>
      <text:p text:style-name="P261">similarity<text:tab/>calculate similarity matrix and nearest neighbor tree</text:p>
      <text:p text:style-name="P261"/>
      <text:p text:style-name="P265">Simulation:</text:p>
      <text:p text:style-name="P262"/>
      <text:p text:style-name="P262">genomesim<text:tab/>generate simulated genome sequence</text:p>
      <text:p text:style-name="P261">cgsim<text:tab/>generate simulated reads from a sequence</text:p>
      <text:p text:style-name="P261">readsim<text:tab/>generate simulated reads from a sequence</text:p>
      <text:p text:style-name="P260"><text:span text:style-name="T148">readsimeval</text:span><text:tab/><text:span text:style-name="T148">evaluate accuracy of mapping simulated reads</text:span></text:p>
      <text:p text:style-name="P261">popsim<text:tab/>generate a VCF containing simulated population variants</text:p>
      <text:p text:style-name="P261">samplesim<text:tab/>generate a VCF containing a genotype simulated from a population</text:p>
      <text:p text:style-name="P261"><text:soft-page-break/>childsim<text:tab/>generate a VCF containing a genotype simulated as a child of two parents</text:p>
      <text:p text:style-name="P261">denovosim<text:tab/>generate a VCF containing a derived genotype containing de novo variants</text:p>
      <text:p text:style-name="P261">samplereplay<text:tab/>generate the genome corresponding to a sample genotype</text:p>
      <text:p text:style-name="P261">cnvsim<text:tab/>generate a mutated genome by adding CNVs to a template</text:p>
      <text:p text:style-name="P261"/>
      <text:p text:style-name="P266">Utility:</text:p>
      <text:p text:style-name="P259"/>
      <text:p text:style-name="P259">bgzip<text:tab/>compress a file using block gzip</text:p>
      <text:p text:style-name="P259">index<text:tab/>create a tabix index</text:p>
      <text:p text:style-name="P259">extract<text:tab/>extract data from a tabix indexed file</text:p>
      <text:p text:style-name="P259">sdfstats<text:tab/>print statistics about an SDF</text:p>
      <text:p text:style-name="P259">sdfsplit<text:tab/>split an SDF into multiple parts</text:p>
      <text:p text:style-name="P259">sdfsubset<text:tab/>extract a subset of an SDF into a new SDF</text:p>
      <text:p text:style-name="P259">sdfsubseq<text:tab/>extract a subsequence from an SDF as text</text:p>
      <text:p text:style-name="P259">sam2bam<text:tab/>convert SAM file to BAM file and create index</text:p>
      <text:p text:style-name="P259">sammerge<text:tab/>merge sorted SAM/BAM files</text:p>
      <text:p text:style-name="P259">samstats<text:tab/>print statistics about a SAM/BAM file</text:p>
      <text:p text:style-name="P259">samrename<text:tab/>rename read id to read name in SAM/BAM files</text:p>
      <text:p text:style-name="P259">mapxrename<text:tab/>rename read id to read name in mapx output files</text:p>
      <text:p text:style-name="P259">mendelian<text:tab/>check a multi-sample VCF for Mendelian consistency</text:p>
      <text:p text:style-name="P259">vcfstats<text:tab/>print statistics from about variants contained within a VCF file</text:p>
      <text:p text:style-name="P259">vcfmerge<text:tab/>merge single-sample VCF files into a single multi-sample VCF</text:p>
      <text:p text:style-name="P259">vcffilter<text:tab/>filter records within a VCF file</text:p>
      <text:p text:style-name="P259">vcfannotate<text:tab/>annotate variants within a VCF file</text:p>
      <text:p text:style-name="P259">vcfsubset<text:tab/>create a VCF file containing a subset of the original columns</text:p>
      <text:p text:style-name="P259">vcfeval<text:tab/>evaluate called variants for agreement with a baseline variant set</text:p>
      <text:p text:style-name="P267">pedfilter<text:tab/>filter and convert a pedigree file</text:p>
      <text:p text:style-name="P267">pedstats<text:tab/>print information about a pedigree file</text:p>
      <text:p text:style-name="P259">avrstats<text:tab/>print statistics about an AVR model</text:p>
      <text:p text:style-name="P259">rocplot<text:tab/>plot ROC curves from vcfeval ROC data files</text:p>
      <text:p text:style-name="P259">usageserver<text:tab/>run a local server for collecting RTG command usage information</text:p>
      <text:p text:style-name="P259">version<text:tab/>print version and license information</text:p>
      <text:p text:style-name="P259">license<text:tab/>print license information for all commands</text:p>
      <text:p text:style-name="P259">help<text:tab/>print this screen or help for specified command</text:p>
      <text:p text:style-name="P259"/>
      <text:p text:style-name="P127">The help command will only list the commands for which you have a license to use.</text:p>
      <text:p text:style-name="P127">To display help and syntax information for a specific command from the command line, type the command and then the --help option, as in:</text:p>
      <text:p text:style-name="P226">$ rtg format --help</text:p>
      <text:p text:style-name="Inline_20_Note_20_Start"><text:span text:style-name="Inline_20_Note_20_Title"><text:span text:style-name="T14">NOTE:</text:span></text:span><text:span text:style-name="T35"><text:tab/></text:span><text:span text:style-name="T14">The following commands are synonymous: </text:span></text:p>
      <text:p text:style-name="Inline_20_Note_20_Text"><text:span text:style-name="Monospace"><text:span text:style-name="T14">rtg help format and rtg format --help</text:span></text:span></text:p>
      <text:p text:style-name="Inline_20_Note_20_Start"><text:span text:style-name="Inline_20_Note_20_Title"><text:span text:style-name="T14">NOTE:</text:span></text:span><text:span text:style-name="T35"><text:tab/></text:span><text:span text:style-name="T14">Refer to </text:span><text:span text:style-name="T22">Installation and deployment</text:span><text:span text:style-name="T14"> for information about installing the RTG product executable.</text:span></text:p>
      <text:h text:style-name="P373" text:outline-level="2"><text:bookmark-start text:name="__RefHeading__1190_438529773"/><text:soft-page-break/>Data Formatting Commands<text:bookmark-end text:name="__RefHeading__1190_438529773"/></text:h>
      <text:h text:style-name="P357" text:outline-level="3"><text:bookmark-start text:name="__RefHeading__1192_438529773"/>format<text:bookmark-end text:name="__RefHeading__1192_438529773"/></text:h>
      <text:p text:style-name="P270">Synopsis:</text:p>
      <text:p text:style-name="P10"><text:span text:style-name="T14">The </text:span><text:span text:style-name="Monospace"><text:span text:style-name="T14">format</text:span></text:span><text:span text:style-name="T14"> command converts the contents of sequence data files (FASTA/FASTQ/SAM/BAM) into the RTG Sequence Data File (SDF) format. This step ensures efficient processing of very large </text:span><text:span text:style-name="T36">data sets, by organizing the data into multiple binary files within a named directory.</text:span></text:p>
      <text:p text:style-name="P270">Syntax:</text:p>
      <text:p text:style-name="P128">Format one or more files specified from command line into a single SDF:</text:p>
      <text:p text:style-name="P226">$ rtg format [OPTION] -o SDF FILE+</text:p>
      <text:p text:style-name="P128">Format one or more files specified in a text file into a single SDF:</text:p>
      <text:p text:style-name="P226">$ rtg format [OPTION] -o SDF -I FILE</text:p>
      <text:p text:style-name="P128">Format mate pair reads into a single SDF:</text:p>
      <text:p text:style-name="P226">$ rtg format [OPTION] -o SDF -l FILE -r FILE</text:p>
      <text:p text:style-name="P270">Examples:</text:p>
      <text:p text:style-name="P114">For FASTA (.fa) genome reference data:</text:p>
      <text:p text:style-name="P226">$ rtg format -o maize_reference maize_chr*.fa</text:p>
      <text:p text:style-name="P128">For FASTQ (.fq) sequence read data:</text:p>
      <text:p text:style-name="P226">$ rtg format -f FASTQ -o h1_reads -l h1_sample_left.fq -r h1_sample_right.fq</text:p>
      <text:p text:style-name="P270">Parameters:</text:p>
      <text:p text:style-name="P279">File Input/Out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06">-f</text:p>
          </table:table-cell>
          <table:table-cell table:style-name="Table1.A1" office:value-type="string">
            <text:p text:style-name="P206">--format=FORMAT</text:p>
          </table:table-cell>
          <table:table-cell table:style-name="Table1.A1" office:value-type="string">
            <text:p text:style-name="P206">The format of the input file(s). (Must be one of [fasta, fastq, cgfastq, sam-se, sam-pe]) (Default is fasta).</text:p>
          </table:table-cell>
        </table:table-row>
        <table:table-row table:style-name="Table1.1">
          <table:table-cell table:style-name="Table1.A1" office:value-type="string">
            <text:p text:style-name="P206">-I</text:p>
          </table:table-cell>
          <table:table-cell table:style-name="Table1.A1" office:value-type="string">
            <text:p text:style-name="P206">--input-list-file=FILE</text:p>
          </table:table-cell>
          <table:table-cell table:style-name="Table1.A1" office:value-type="string">
            <text:p text:style-name="P206">Specifies a file containing a list of sequence data files (one per line) to be converted into an SDF.</text:p>
          </table:table-cell>
        </table:table-row>
        <table:table-row table:style-name="Table1.1">
          <table:table-cell table:style-name="Table1.A1" office:value-type="string">
            <text:p text:style-name="P206">-l</text:p>
          </table:table-cell>
          <table:table-cell table:style-name="Table1.A1" office:value-type="string">
            <text:p text:style-name="P206">--left=FILE</text:p>
          </table:table-cell>
          <table:table-cell table:style-name="Table1.A1" office:value-type="string">
            <text:p text:style-name="P206">The left input file for FASTA/FASTQ paired end data.</text:p>
          </table:table-cell>
        </table:table-row>
        <table:table-row table:style-name="Table1.1">
          <table:table-cell table:style-name="Table1.A1" office:value-type="string">
            <text:p text:style-name="P206">-o</text:p>
          </table:table-cell>
          <table:table-cell table:style-name="Table1.A1" office:value-type="string">
            <text:p text:style-name="P206">--output=SDF</text:p>
          </table:table-cell>
          <table:table-cell table:style-name="Table1.A1" office:value-type="string">
            <text:p text:style-name="P206">The name of the output SDF.</text:p>
          </table:table-cell>
        </table:table-row>
        <table:table-row table:style-name="Table1.1">
          <table:table-cell table:style-name="Table1.A1" office:value-type="string">
            <text:p text:style-name="P206">-p</text:p>
          </table:table-cell>
          <table:table-cell table:style-name="Table1.A1" office:value-type="string">
            <text:p text:style-name="P206">--protein</text:p>
          </table:table-cell>
          <table:table-cell table:style-name="Table1.A1" office:value-type="string">
            <text:p text:style-name="P206">Set if the input consists of protein. If this option is not specified, then the input is assumed to consist of nucleotides.</text:p>
          </table:table-cell>
        </table:table-row>
        <table:table-row table:style-name="Table1.1">
          <table:table-cell table:style-name="Table1.A1" office:value-type="string">
            <text:p text:style-name="P206">-q</text:p>
          </table:table-cell>
          <table:table-cell table:style-name="Table1.A1" office:value-type="string">
            <text:p text:style-name="P206">--quality-format=FORMAT</text:p>
          </table:table-cell>
          <table:table-cell table:style-name="Table1.A1" office:value-type="string">
            <text:p text:style-name="P206">The format of the quality data for fastq format files. (Use sanger for Illumina1.8+). (Must be one of [sanger, solexa, illumina]).</text:p>
          </table:table-cell>
        </table:table-row>
        <table:table-row table:style-name="Table1.1">
          <table:table-cell table:style-name="Table1.A1" office:value-type="string">
            <text:p text:style-name="P206">-r</text:p>
          </table:table-cell>
          <table:table-cell table:style-name="Table1.A1" office:value-type="string">
            <text:p text:style-name="P206">--right=FILE</text:p>
          </table:table-cell>
          <table:table-cell table:style-name="Table1.A1" office:value-type="string">
            <text:p text:style-name="P206">The right input file for FASTA/FASTQ paired <text:soft-page-break/>end data.</text:p>
          </table:table-cell>
        </table:table-row>
        <table:table-row table:style-name="Table1.1">
          <table:table-cell table:style-name="Table1.A1" office:value-type="string">
            <text:p text:style-name="P206"/>
          </table:table-cell>
          <table:table-cell table:style-name="Table1.A1" office:value-type="string">
            <text:p text:style-name="P206">FILE+</text:p>
          </table:table-cell>
          <table:table-cell table:style-name="Table1.A1" office:value-type="string">
            <text:p text:style-name="P206">Specifies a sequence data file to be converted into an SDF. May be specified 0 or more times.</text:p>
          </table:table-cell>
        </table:table-row>
      </table:table>
      <text:p text:style-name="P279">Filtering</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9"/>
          </table:table-cell>
          <table:table-cell table:style-name="Table2.A1" office:value-type="string">
            <text:p text:style-name="P59">--duster</text:p>
          </table:table-cell>
          <table:table-cell table:style-name="Table2.A1" office:value-type="string">
            <text:p text:style-name="P59">Treat lower case residues as unknowns.</text:p>
          </table:table-cell>
        </table:table-row>
        <table:table-row table:style-name="Table2.1">
          <table:table-cell table:style-name="Table2.A1" office:value-type="string">
            <text:p text:style-name="P295"/>
          </table:table-cell>
          <table:table-cell table:style-name="Table2.A1" office:value-type="string">
            <text:p text:style-name="P59">--exclude=STRING</text:p>
          </table:table-cell>
          <table:table-cell table:style-name="Table2.A1" office:value-type="string">
            <text:p text:style-name="P59">Exclude individual input sequences based on their name. If the input sequence name contains the specified string then that sequence is excluded from the SDF. May be specified 0 or more times.</text:p>
          </table:table-cell>
        </table:table-row>
        <table:table-row table:style-name="Table2.1">
          <table:table-cell table:style-name="Table2.A1" office:value-type="string">
            <text:p text:style-name="P295"/>
          </table:table-cell>
          <table:table-cell table:style-name="Table2.A1" office:value-type="string">
            <text:p text:style-name="P59">--select-read-group=STRING</text:p>
          </table:table-cell>
          <table:table-cell table:style-name="Table2.A1" office:value-type="string">
            <text:p text:style-name="P59">Set to only include only reads with this read group ID when formatting from SAM/BAM files.</text:p>
          </table:table-cell>
        </table:table-row>
        <table:table-row table:style-name="Table2.1">
          <table:table-cell table:style-name="Table2.A1" office:value-type="string">
            <text:p text:style-name="P295"/>
          </table:table-cell>
          <table:table-cell table:style-name="Table2.A1" office:value-type="string">
            <text:p text:style-name="P59">--trim-threshold=INT</text:p>
          </table:table-cell>
          <table:table-cell table:style-name="Table2.A1" office:value-type="string">
            <text:p text:style-name="P59">Set to trim the read ends to maximise the base quality above the given threshold.</text:p>
          </table:table-cell>
        </table:table-row>
      </table:table>
      <text:p text:style-name="P279">Utility</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95"/>
          </table:table-cell>
          <table:table-cell table:style-name="Table3.A1" office:value-type="string">
            <text:p text:style-name="P59">--allow-duplicate-names</text:p>
          </table:table-cell>
          <table:table-cell table:style-name="Table3.A1" office:value-type="string">
            <text:p text:style-name="P59">Set to disable duplicate name detection. Use this if you need to use less memory and you are certain there are no duplicate names in the input.</text:p>
          </table:table-cell>
        </table:table-row>
        <table:table-row table:style-name="Table3.1">
          <table:table-cell table:style-name="Table3.A1" office:value-type="string">
            <text:p text:style-name="P59">-h</text:p>
          </table:table-cell>
          <table:table-cell table:style-name="Table3.A1" office:value-type="string">
            <text:p text:style-name="P59">--help</text:p>
          </table:table-cell>
          <table:table-cell table:style-name="Table3.A1" office:value-type="string">
            <text:p text:style-name="P59">Prints help on command-line flag usage.</text:p>
          </table:table-cell>
        </table:table-row>
        <table:table-row table:style-name="Table3.1">
          <table:table-cell table:style-name="Table3.A1" office:value-type="string">
            <text:p text:style-name="P295"/>
          </table:table-cell>
          <table:table-cell table:style-name="Table3.A1" office:value-type="string">
            <text:p text:style-name="P59">--no-names</text:p>
          </table:table-cell>
          <table:table-cell table:style-name="Table3.A1" office:value-type="string">
            <text:p text:style-name="P59">Do not include sequence names in the resulting SDF.</text:p>
          </table:table-cell>
        </table:table-row>
        <table:table-row table:style-name="Table3.1">
          <table:table-cell table:style-name="Table3.A1" office:value-type="string">
            <text:p text:style-name="P295"/>
          </table:table-cell>
          <table:table-cell table:style-name="Table3.A1" office:value-type="string">
            <text:p text:style-name="P59">--no-quality</text:p>
          </table:table-cell>
          <table:table-cell table:style-name="Table3.A1" office:value-type="string">
            <text:p text:style-name="P59">Do not include sequence quality data in the resulting SDF.</text:p>
          </table:table-cell>
        </table:table-row>
        <table:table-row table:style-name="Table3.1">
          <table:table-cell table:style-name="Table3.A1" office:value-type="string">
            <text:p text:style-name="P295"/>
          </table:table-cell>
          <table:table-cell table:style-name="Table3.A1" office:value-type="string">
            <text:p text:style-name="P59">--sam-rg=STRING|FILE</text:p>
          </table:table-cell>
          <table:table-cell table:style-name="Table3.A1" office:value-type="string">
            <text:p text:style-name="P59">Specifies a file containing a single valid read group SAM header line or a string in the form "@RG\tID:READGROUP1\tSM:BACT_SAMPLE\tPL:ILLUMINA".</text:p>
          </table:table-cell>
        </table:table-row>
      </table:table>
      <text:p text:style-name="P270">Usage:</text:p>
      <text:p text:style-name="Standard"><text:span text:style-name="T14">Formatting takes one or more input data files and creates a single SDF. Specify the type of file to be converted, or allow default to FASTA format. When using FASTQ you must specify the quality format being used as one of </text:span><text:span text:style-name="Monospace"><text:span text:style-name="T14">sanger</text:span></text:span><text:span text:style-name="T14">, </text:span><text:span text:style-name="Monospace"><text:span text:style-name="T14">solexa</text:span></text:span><text:span text:style-name="T14"> or </text:span><text:span text:style-name="Monospace"><text:span text:style-name="T14">illumina</text:span></text:span><text:span text:style-name="T14">. As of Illumina pipeline version 1.8 and higher, quality values are encoded in Sanger format and so should be formatted using </text:span><text:span text:style-name="Monospace"><text:span text:style-name="T14">--quality-format=sanger</text:span></text:span><text:span text:style-name="T14">. Output from earlier Illumina pipeline versions should be formatted using </text:span><text:span text:style-name="Monospace"><text:span text:style-name="T14">--quality-format=illumina</text:span></text:span><text:span text:style-name="T14"> for Illumina pipeline versions starting with 1.3 and before 1.8, or </text:span><text:span text:style-name="Monospace"><text:span text:style-name="T14">--quality-format=solexa</text:span></text:span><text:span text:style-name="T14"> for Illumina pipeline versions less than 1.3.</text:span></text:p>
      <text:p text:style-name="P11"><text:soft-page-break/><text:span text:style-name="T14">To aggregate multiple input data files, such as when formatting a reference genome consisting of multiple chromosomes, list all files on the command line or use the </text:span><text:span text:style-name="Monospace"><text:span text:style-name="T14">--input-list-file</text:span></text:span><text:span text:style-name="T14"> flag to specify a file containing the list of files to process.</text:span></text:p>
      <text:p text:style-name="P11"><text:span text:style-name="T14">For files that represent mate pair data, indicate each side respectively using the </text:span><text:span text:style-name="Monospace"><text:span text:style-name="T14">--left=FILE</text:span></text:span><text:span text:style-name="T14"> and </text:span><text:span text:style-name="Monospace"><text:span text:style-name="T14">--right=FILE</text:span></text:span><text:span text:style-name="T14"> flags.</text:span></text:p>
      <text:p text:style-name="P11"><text:span text:style-name="T14">For input FASTA and FASTQ files which are compressed, they must have a filename extension of </text:span><text:span text:style-name="Monospace"><text:span text:style-name="T14">.gz</text:span></text:span><text:span text:style-name="T14"> (for gzip compressed data) or </text:span><text:span text:style-name="Monospace"><text:span text:style-name="T14">.bz2</text:span></text:span><text:span text:style-name="T14"> (for bzip2 compressed data).</text:span></text:p>
      <text:p text:style-name="P11"><text:span text:style-name="T14">The </text:span><text:span text:style-name="Monospace"><text:span text:style-name="T14">mapx</text:span></text:span><text:span text:style-name="T14"> command maps translated DNA sequence data against a protein reference. You must use the </text:span><text:span text:style-name="Monospace"><text:span text:style-name="T14">-p</text:span></text:span><text:span text:style-name="T14">, </text:span><text:span text:style-name="Monospace"><text:span text:style-name="T14">--protein</text:span></text:span><text:span text:style-name="T14"> flag to format the protein reference used by </text:span><text:span text:style-name="Monospace"><text:span text:style-name="T14">mapx</text:span></text:span><text:span text:style-name="T14">.</text:span></text:p>
      <text:p text:style-name="P11"><text:span text:style-name="T14">Use the </text:span><text:span text:style-name="Monospace"><text:span text:style-name="T14">sam-se</text:span></text:span><text:span text:style-name="T14"> format for single end SAM/BAM input files and the </text:span><text:span text:style-name="Monospace"><text:span text:style-name="T14">sam-pe</text:span></text:span><text:span text:style-name="T14"> format for paired end SAM/BAM input files. </text:span><text:span text:style-name="T37">Note that if the input SAM/BAM files are sorted in coordinate order (for example if they have already been aligned to a reference), it is recommended that they be shuffled before formatting, so that subsequent mapping is not biased by processing reads in chromosome order. For example, a BAM file can be shuffled using </text:span><text:span text:style-name="Monospace"><text:span text:style-name="T14">samtools bamshuf</text:span></text:span><text:span text:style-name="T37"> as follows:</text:span></text:p>
      <text:p text:style-name="P232"><text:span text:style-name="T204">$ </text:span>samtools bamshuf -uOn 256 reads.bam tmp-prefix <text:span text:style-name="T203">&gt;reads_shuffled.bam</text:span></text:p>
      <text:p text:style-name="P130">And this can be carried out on the fly during formatting using bash process redirection in order to <text:span text:style-name="T210">reduce intermediate </text:span>I/O, for example:</text:p>
      <text:p text:style-name="P226"><text:span text:style-name="T204">$ </text:span>rtg format --format sam-pe &lt;(samtools bamshuf -uOn 256 reads.bam temp-prefix) ...</text:p>
      <text:p text:style-name="P11"><text:span text:style-name="T14">The SDF for a read set can contain a SAM read group which will be automatically picked up from the input SAM/BAM files if they contain only one read group. If the input SAM/BAM files contain multiple read groups you must select a single read group from the SAM/BAM file to format using the </text:span><text:span text:style-name="Monospace"><text:span text:style-name="T14">--select-read-group</text:span></text:span><text:span text:style-name="T14"> flag or specify a custom read group with the </text:span><text:span text:style-name="Monospace"><text:span text:style-name="T14">--sam-rg</text:span></text:span><text:span text:style-name="T14"> flag. The </text:span><text:span text:style-name="Monospace"><text:span text:style-name="T14">--sam-rg</text:span></text:span><text:span text:style-name="T14"> flag can also be used to add read group information to reads given in other input formats. The SAM read group stored in an SDF will be automatically used during mapping the reads it contains to provide tracking information in the output BAM files.</text:span></text:p>
      <text:p text:style-name="P11"><text:span text:style-name="T14">The </text:span><text:span text:style-name="Monospace"><text:span text:style-name="T14">--trim-threshold</text:span></text:span><text:span text:style-name="T14"> flag can be used to trim poor quality read ends from the input reads by inspecting base qualities from FASTQ input. If and only if the quality of the final base of the read is less than the threshold given, a new read length is found which maximizes the overall quality of the retained bases using the following formula.</text:span></text:p>
      <text:p text:style-name="P129"><draw:frame draw:style-name="fr2" draw:name="Object1" text:anchor-type="as-char" svg:y="-0.2811in" svg:width="2.4654in" svg:height="0.4492in" draw:z-index="0"><draw:object xlink:href="./Object 1" xlink:type="simple" xlink:show="embed" xlink:actuate="onLoad"/><draw:image xlink:href="./ObjectReplacements/Object 1" xlink:type="simple" xlink:show="embed" xlink:actuate="onLoad"/></draw:frame></text:p>
      <text:p text:style-name="P128">Where <text:span text:style-name="T1">l</text:span> is the original read length, <text:span text:style-name="T1">x</text:span> is the new read length, <text:span text:style-name="T1">T</text:span> is the given threshold quality and <text:span text:style-name="T1">q(n)</text:span> is the quality of the base at the position n of the read.</text:p>
      <text:p text:style-name="Inline_20_Note_20_Start"><text:span text:style-name="Inline_20_Note_20_Title"><text:span text:style-name="T14">NOTE:</text:span></text:span><text:span text:style-name="T38"><text:tab/></text:span><text:span text:style-name="T14">Sequencing system read files and reference genome files often have the same extension and it may not always be obvious which file is a read set and which is a genome. Before formatting a sequencing system file, open it to see which type of file it is. For example:</text:span></text:p>
      <text:p text:style-name="Inline_20_Note_20_Text"><text:span text:style-name="Monospace"><text:span text:style-name="T14">$ less pf3.fa</text:span></text:span></text:p>
      <text:p text:style-name="Inline_20_Note_20_Text"><text:soft-page-break/><text:span text:style-name="T14">In general, a read file typically begins with an </text:span><text:span text:style-name="Monospace"><text:span text:style-name="T14">@</text:span></text:span><text:span text:style-name="T14"> or </text:span><text:span text:style-name="Monospace"><text:span text:style-name="T14">+</text:span></text:span><text:span text:style-name="T14"> character; a reference file typically begins with the characters </text:span><text:span text:style-name="Monospace"><text:span text:style-name="T14">chr.</text:span></text:span></text:p>
      <text:p text:style-name="Standard"><text:span text:style-name="See_20_Also_20_Title"><text:span text:style-name="T14">See also:</text:span></text:span><text:span text:style-name="T14"> </text:span><text:span text:style-name="Monospace"><text:span text:style-name="T14">cg2sdf, map, sdf2fasta, sdf2fastq, sdfstats, sdfsplit</text:span></text:span></text:p>
      <text:section text:style-name="Sect2" text:name="Command-cg2sdf" text:condition="ooow:RTG_PRODUCT==&quot;RTG Tools&quot;" text:display="condition">
        <text:h text:style-name="P357" text:outline-level="3"><text:bookmark-start text:name="__RefHeading__1194_438529773"/>cg2sdf<text:bookmark-end text:name="__RefHeading__1194_438529773"/></text:h>
        <text:p text:style-name="P270">Synopsis:</text:p>
        <text:p text:style-name="P128">Converts Complete Genomics sequencing system reads to RTG SDF format.</text:p>
        <text:p text:style-name="P270">Syntax:</text:p>
        <text:p text:style-name="P128">Multi-file input specified from command line:</text:p>
        <text:p text:style-name="P226">$ rtg cg2sdf [OPTION]... -o SDF FILE+</text:p>
        <text:p text:style-name="P128">Multi-file input specified in a text file:</text:p>
        <text:p text:style-name="P226">$ rtg cg2sdf [OPTION]... -o SDF -I FILE</text:p>
        <text:p text:style-name="P270">Example:</text:p>
        <text:p text:style-name="P226">$ rtg cg2sdf -I CG_source_files -o CG_reads</text:p>
        <text:p text:style-name="P270">Parameters:</text:p>
        <text:p text:style-name="P279">File Input/Output</text:p>
        <table:table table:name="Table8" table:style-name="Table8">
          <table:table-column table:style-name="Table8.A"/>
          <table:table-column table:style-name="Table8.B"/>
          <table:table-column table:style-name="Table8.C"/>
          <table:table-row>
            <table:table-cell table:style-name="Table8.A1" office:value-type="string">
              <text:p text:style-name="P60">-I</text:p>
            </table:table-cell>
            <table:table-cell table:style-name="Table8.A1" office:value-type="string">
              <text:p text:style-name="P60">--input-list-file=FILE</text:p>
            </table:table-cell>
            <table:table-cell table:style-name="Table8.A1" office:value-type="string">
              <text:p text:style-name="P60">Specifies a file containing a list of Complete Genomics sequence data files (one per line) to be converted into an SDF.</text:p>
            </table:table-cell>
          </table:table-row>
          <table:table-row>
            <table:table-cell table:style-name="Table8.A1" office:value-type="string">
              <text:p text:style-name="P60">-o</text:p>
            </table:table-cell>
            <table:table-cell table:style-name="Table8.A1" office:value-type="string">
              <text:p text:style-name="P60">--output=SDF</text:p>
            </table:table-cell>
            <table:table-cell table:style-name="Table8.A1" office:value-type="string">
              <text:p text:style-name="P60">The name of the output SDF.</text:p>
            </table:table-cell>
          </table:table-row>
          <table:table-row>
            <table:table-cell table:style-name="Table8.A1" office:value-type="string">
              <text:p text:style-name="P295"/>
            </table:table-cell>
            <table:table-cell table:style-name="Table8.A1" office:value-type="string">
              <text:p text:style-name="P60">FILE+</text:p>
            </table:table-cell>
            <table:table-cell table:style-name="Table8.A1" office:value-type="string">
              <text:p text:style-name="P60">Specifies a Complete Genomics sequence data file to be converted into an SDF. May be specified 0 or more times.</text:p>
            </table:table-cell>
          </table:table-row>
        </table:table>
        <text:p text:style-name="P279">Filtering</text:p>
        <table:table table:name="Table9" table:style-name="Table9">
          <table:table-column table:style-name="Table9.A"/>
          <table:table-column table:style-name="Table9.B"/>
          <table:table-column table:style-name="Table9.C"/>
          <table:table-row>
            <table:table-cell table:style-name="Table9.A1" office:value-type="string">
              <text:p text:style-name="P295"/>
            </table:table-cell>
            <table:table-cell table:style-name="Table9.A1" office:value-type="string">
              <text:p text:style-name="P60">--max-unknowns=INT</text:p>
            </table:table-cell>
            <table:table-cell table:style-name="Table9.A1" office:value-type="string">
              <text:p text:style-name="P60">Maximum number of Ns allowed in either side of a read (Default is 5). Complete Genomics produces "no calls" in the reads, represented by multiple Ns. Sometimes, numerous Ns indicate a low quality read. This parameter limits how many Ns will be added to the SDF during conversion. If there are more than 5 Ns in one arm of the read, they will not be added to the SDF by default.</text:p>
            </table:table-cell>
          </table:table-row>
        </table:table>
        <text:p text:style-name="P279">Utility</text:p>
        <table:table table:name="Table10" table:style-name="Table10">
          <table:table-column table:style-name="Table10.A"/>
          <table:table-column table:style-name="Table10.B"/>
          <table:table-column table:style-name="Table10.C"/>
          <table:table-row>
            <table:table-cell table:style-name="Table10.A1" office:value-type="string">
              <text:p text:style-name="P61">-h</text:p>
            </table:table-cell>
            <table:table-cell table:style-name="Table10.A1" office:value-type="string">
              <text:p text:style-name="P61">--help</text:p>
            </table:table-cell>
            <table:table-cell table:style-name="Table10.A1" office:value-type="string">
              <text:p text:style-name="P61">Prints help on command-line flag usage.</text:p>
            </table:table-cell>
          </table:table-row>
          <table:table-row>
            <table:table-cell table:style-name="Table10.A1" office:value-type="string">
              <text:p text:style-name="P61"/>
            </table:table-cell>
            <table:table-cell table:style-name="Table10.A1" office:value-type="string">
              <text:p text:style-name="P61">--no-quality</text:p>
            </table:table-cell>
            <table:table-cell table:style-name="Table10.A1" office:value-type="string">
              <text:p text:style-name="P61">Does not include sequence quality data in the resulting SDF.</text:p>
            </table:table-cell>
          </table:table-row>
          <table:table-row>
            <table:table-cell table:style-name="Table10.A1" office:value-type="string">
              <text:p text:style-name="P61"/>
            </table:table-cell>
            <table:table-cell table:style-name="Table10.A1" office:value-type="string">
              <text:p text:style-name="P61">--sam-rg=STRING|FILE</text:p>
            </table:table-cell>
            <table:table-cell table:style-name="Table10.A1" office:value-type="string">
              <text:p text:style-name="P61">Specifies a file containing a single valid read group SAM header line or a string in the form <text:soft-page-break/>"@RG\tID:READGROUP1\tSM:BACT_SAMPLE\tPL:COMPLETE".</text:p>
            </table:table-cell>
          </table:table-row>
        </table:table>
        <text:p text:style-name="P270">Usage:</text:p>
        <text:p text:style-name="P11"><text:span text:style-name="T14">The </text:span><text:span text:style-name="Monospace"><text:span text:style-name="T14">cg2sdf</text:span></text:span><text:span text:style-name="T14"> command converts Complete Genomics reads into an RTG SDF. The command accepts input files in the Complete Genomics read data format entered at the command line. A single sample will generate a large number of files. For consistent operation with multiple samples, use the </text:span><text:span text:style-name="Monospace"><text:span text:style-name="T14">-I</text:span></text:span><text:span text:style-name="T14">, </text:span><text:span text:style-name="Monospace"><text:span text:style-name="T14">--input-list-file</text:span></text:span><text:span text:style-name="T14"> flag to specify a text file that lists all the files to format, specifying one filename per line.</text:span></text:p>
        <text:p text:style-name="P11"><text:span text:style-name="T14">Using the </text:span><text:span text:style-name="Monospace"><text:span text:style-name="T14">--sam-rg</text:span></text:span><text:span text:style-name="T14"> flag the SDF for a read set can contain the SAM read group specified. The SAM read group stored in an SDF will be automatically used during mapping the reads it contains to provide tracking information in the output BAM files.</text:span></text:p>
        <text:p text:style-name="P11"><text:span text:style-name="See_20_Also_20_Title"><text:span text:style-name="T14">See also:</text:span></text:span><text:span text:style-name="T14"> </text:span><text:span text:style-name="Monospace"><text:span text:style-name="T14">format, cgmap, sdf2fasta, sdf2fastq, sdfstats, sdfsplit</text:span></text:span></text:p>
      </text:section>
      <text:h text:style-name="P357" text:outline-level="3"><text:bookmark-start text:name="__RefHeading__1196_438529773"/>sdf2fasta<text:bookmark-end text:name="__RefHeading__1196_438529773"/></text:h>
      <text:p text:style-name="P270">Synopsis:</text:p>
      <text:p text:style-name="P128">Convert SDF data into <text:span text:style-name="T145">a </text:span>FASTA file.</text:p>
      <text:p text:style-name="P270">Syntax:</text:p>
      <text:p text:style-name="P226">$ rtg sdf2fasta [OPTION]... -i SDF -o FILE</text:p>
      <text:p text:style-name="P270">Example:</text:p>
      <text:p text:style-name="P226">$ rtg sdf2fasta -i humanSDF -o humanFASTA_return</text:p>
      <text:p text:style-name="P270">Parameters:</text:p>
      <text:p text:style-name="P279">File Input/Output</text:p>
      <table:table table:name="Table11" table:style-name="Table11">
        <table:table-column table:style-name="Table11.A"/>
        <table:table-column table:style-name="Table11.B"/>
        <table:table-column table:style-name="Table11.C"/>
        <table:table-row>
          <table:table-cell table:style-name="Table11.A1" office:value-type="string">
            <text:p text:style-name="P61">-i</text:p>
          </table:table-cell>
          <table:table-cell table:style-name="Table11.A1" office:value-type="string">
            <text:p text:style-name="P61">--input=SDF</text:p>
          </table:table-cell>
          <table:table-cell table:style-name="Table11.A1" office:value-type="string">
            <text:p text:style-name="P61">Specifies the SDF data to be converted.</text:p>
          </table:table-cell>
        </table:table-row>
        <table:table-row>
          <table:table-cell table:style-name="Table11.A1" office:value-type="string">
            <text:p text:style-name="P61">-o</text:p>
          </table:table-cell>
          <table:table-cell table:style-name="Table11.A1" office:value-type="string">
            <text:p text:style-name="P61">--output=FILE<text:tab/></text:p>
          </table:table-cell>
          <table:table-cell table:style-name="Table11.A1" office:value-type="string">
            <text:p text:style-name="P61">Specifies the file name used to write the resulting FASTA output.</text:p>
          </table:table-cell>
        </table:table-row>
      </table:table>
      <text:p text:style-name="P279">Filtering</text:p>
      <table:table table:name="Table12" table:style-name="Table12">
        <table:table-column table:style-name="Table12.A"/>
        <table:table-column table:style-name="Table12.B"/>
        <table:table-column table:style-name="Table12.C"/>
        <table:table-row>
          <table:table-cell table:style-name="Table12.A1" office:value-type="string">
            <text:p text:style-name="P297"/>
          </table:table-cell>
          <table:table-cell table:style-name="Table12.A1" office:value-type="string">
            <text:p text:style-name="P61">--end-id=INT</text:p>
          </table:table-cell>
          <table:table-cell table:style-name="Table12.A1" office:value-type="string">
            <text:p text:style-name="P61">Only output sequences with sequence id less than the given number. (Sequence ids start at 0).</text:p>
          </table:table-cell>
        </table:table-row>
        <table:table-row>
          <table:table-cell table:style-name="Table12.A1" office:value-type="string">
            <text:p text:style-name="P297"/>
          </table:table-cell>
          <table:table-cell table:style-name="Table12.A1" office:value-type="string">
            <text:p text:style-name="P61">--start-id=INT</text:p>
          </table:table-cell>
          <table:table-cell table:style-name="Table12.A1" office:value-type="string">
            <text:p text:style-name="P61">Only output sequences with sequence id greater than or equal to the given number. (Sequence ids start at 0).</text:p>
          </table:table-cell>
        </table:table-row>
        <table:table-row>
          <table:table-cell table:style-name="Table12.A1" office:value-type="string">
            <text:p text:style-name="P212">-<text:span text:style-name="T201">I</text:span></text:p>
          </table:table-cell>
          <table:table-cell table:style-name="Table12.A1" office:value-type="string">
            <text:p text:style-name="P212">--<text:span text:style-name="T201">id-file=FILE</text:span></text:p>
          </table:table-cell>
          <table:table-cell table:style-name="Table12.A1" office:value-type="string">
            <text:p text:style-name="P213">Name of a file containing a list of sequences to extract, one per line.</text:p>
          </table:table-cell>
        </table:table-row>
        <table:table-row>
          <table:table-cell table:style-name="Table12.A1" office:value-type="string">
            <text:p text:style-name="P212"/>
          </table:table-cell>
          <table:table-cell table:style-name="Table12.A1" office:value-type="string">
            <text:p text:style-name="P212">--<text:span text:style-name="T201">names</text:span></text:p>
          </table:table-cell>
          <table:table-cell table:style-name="Table12.A1" office:value-type="string">
            <text:p text:style-name="P213">Interpret any specified sequence as names instead of numeric <text:span text:style-name="T203">sequence </text:span>ids.</text:p>
          </table:table-cell>
        </table:table-row>
        <table:table-row>
          <table:table-cell table:style-name="Table12.A1" office:value-type="string">
            <text:p text:style-name="P212"/>
          </table:table-cell>
          <table:table-cell table:style-name="Table12.A1" office:value-type="string">
            <text:p text:style-name="P212">--<text:span text:style-name="T203">taxons</text:span></text:p>
          </table:table-cell>
          <table:table-cell table:style-name="Table12.A1" office:value-type="string">
            <text:p text:style-name="P214">Interpret any specified sequence as <text:span text:style-name="T203">taxon ids</text:span> instead of numeric <text:span text:style-name="T203">sequence </text:span>ids. <text:span text:style-name="T203">This option only applies to a metagenomic reference species SDF.</text:span></text:p>
          </table:table-cell>
        </table:table-row>
        <table:table-row>
          <table:table-cell table:style-name="Table12.A1" office:value-type="string">
            <text:p text:style-name="P212"/>
          </table:table-cell>
          <table:table-cell table:style-name="Table12.A1" office:value-type="string">
            <text:p text:style-name="P213">STRING+</text:p>
          </table:table-cell>
          <table:table-cell table:style-name="Table12.A1" office:value-type="string">
            <text:p text:style-name="P213">Specify one or more explicit sequences to <text:soft-page-break/>extract, as sequence id, or sequence name if --names flag is set.</text:p>
          </table:table-cell>
        </table:table-row>
      </table:table>
      <text:p text:style-name="P279">Utility</text:p>
      <table:table table:name="Table13" table:style-name="Table13">
        <table:table-column table:style-name="Table13.A"/>
        <table:table-column table:style-name="Table13.B"/>
        <table:table-column table:style-name="Table13.C"/>
        <table:table-row>
          <table:table-cell table:style-name="Table13.A1" office:value-type="string">
            <text:p text:style-name="P61">-h</text:p>
          </table:table-cell>
          <table:table-cell table:style-name="Table13.A1" office:value-type="string">
            <text:p text:style-name="P61">--help</text:p>
          </table:table-cell>
          <table:table-cell table:style-name="Table13.A1" office:value-type="string">
            <text:p text:style-name="P61">Prints help on command-line flag usage.</text:p>
          </table:table-cell>
        </table:table-row>
        <table:table-row>
          <table:table-cell table:style-name="Table13.A1" office:value-type="string">
            <text:p text:style-name="P61">-l</text:p>
          </table:table-cell>
          <table:table-cell table:style-name="Table13.A1" office:value-type="string">
            <text:p text:style-name="P61">--line-length=INT</text:p>
          </table:table-cell>
          <table:table-cell table:style-name="Table13.A1" office:value-type="string">
            <text:p text:style-name="P61">Set the maximum number of nucleotides or amino acids to print on a line of FASTA output. Should be nonnegative, with a value of 0 indicating that the line length is not capped. (Default is 0).</text:p>
          </table:table-cell>
        </table:table-row>
        <table:table-row>
          <table:table-cell table:style-name="Table13.A1" office:value-type="string">
            <text:p text:style-name="P61">-Z</text:p>
          </table:table-cell>
          <table:table-cell table:style-name="Table13.A1" office:value-type="string">
            <text:p text:style-name="P61">--no-gzip</text:p>
          </table:table-cell>
          <table:table-cell table:style-name="Table13.A1" office:value-type="string">
            <text:p text:style-name="P61">Set this flag to create the FASTA output file without compression. By default the output file is compressed with blocked gzip.</text:p>
          </table:table-cell>
        </table:table-row>
      </table:table>
      <text:p text:style-name="P270">Usage:</text:p>
      <text:p text:style-name="P11"><text:span text:style-name="T14">Use the </text:span><text:span text:style-name="Monospace"><text:span text:style-name="T14">sdf2fasta</text:span></text:span><text:span text:style-name="T14"> command to convert SDF data into FASTA format. By default, </text:span><text:span text:style-name="Monospace"><text:span text:style-name="T14">sdf2fasta</text:span></text:span><text:span text:style-name="T14"> creates a separate line of FASTA output for each sequence. These lines will be as long as the sequences themselves. To make them more readable, use the </text:span><text:span text:style-name="Monospace"><text:span text:style-name="T14">-l</text:span></text:span><text:span text:style-name="T14">, </text:span><text:span text:style-name="Monospace"><text:span text:style-name="T14">--line-length</text:span></text:span><text:span text:style-name="T14"> flag and define a reasonable record length like 75.</text:span></text:p>
      <text:p text:style-name="P12"><text:span text:style-name="T39">By default all sequences will be extracted, but flags may be specified to extract reads within a range, or explicitly specified reads (either by numeric sequence id or by sequence name if </text:span><text:span text:style-name="Monospace"><text:span text:style-name="T14">--names</text:span></text:span><text:span text:style-name="T39"> is set). Additionally, when the input SDF is a metagenomic species reference SDF, the </text:span><text:span text:style-name="Monospace"><text:span text:style-name="T14">--taxons</text:span></text:span><text:span text:style-name="T39"> option, any supplied id is interpreted as a taxon id and all sequences assigned directly to that taxon id will be output. This provides a convenient way to extract all sequence data corresponding to a single (or multiple) species from a metagenomic species reference SDF.</text:span></text:p>
      <text:p text:style-name="P11"><text:span text:style-name="See_20_Also_20_Title"><text:span text:style-name="T14">See also:</text:span></text:span><text:span text:style-name="T14"> </text:span><text:span text:style-name="Monospace"><text:span text:style-name="T14">format, cg2sdf, sdf2fastq, sdfstats, sdfsplit</text:span></text:span></text:p>
      <text:h text:style-name="P357" text:outline-level="3"><text:bookmark-start text:name="__RefHeading__1198_438529773"/>sdf2fastq<text:bookmark-end text:name="__RefHeading__1198_438529773"/></text:h>
      <text:p text:style-name="P270">Synopsis:</text:p>
      <text:p text:style-name="P114">Convert SDF data into <text:span text:style-name="T145">a </text:span>FASTQ file.</text:p>
      <text:p text:style-name="P270">Syntax:</text:p>
      <text:p text:style-name="P226">$ rtg sdf2fastq [OPTION]... -i SDF -o FILE</text:p>
      <text:p text:style-name="P270">Example:</text:p>
      <text:p text:style-name="P226">$ rtg sdf2fastq -i humanSDF -o humanFASTQ_return</text:p>
      <text:p text:style-name="P270">Parameters:</text:p>
      <text:p text:style-name="P279">File Input/Output</text:p>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14">-i</text:p>
          </table:table-cell>
          <table:table-cell table:style-name="Table52.A1" office:value-type="string">
            <text:p text:style-name="P14">--input=SDF</text:p>
          </table:table-cell>
          <table:table-cell table:style-name="Table52.A1" office:value-type="string">
            <text:p text:style-name="P14">Specifies the SDF data to be converted.</text:p>
          </table:table-cell>
        </table:table-row>
        <table:table-row table:style-name="Table52.1">
          <table:table-cell table:style-name="Table52.A1" office:value-type="string">
            <text:p text:style-name="P14">-o</text:p>
          </table:table-cell>
          <table:table-cell table:style-name="Table52.A1" office:value-type="string">
            <text:p text:style-name="P14">--output=FILE</text:p>
          </table:table-cell>
          <table:table-cell table:style-name="Table52.A1" office:value-type="string">
            <text:p text:style-name="P14">Specifies the file name used to write the resulting FASTQ output.</text:p>
          </table:table-cell>
        </table:table-row>
      </table:table>
      <text:p text:style-name="P279"><text:soft-page-break/>Filtering</text:p>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211"/>
          </table:table-cell>
          <table:table-cell table:style-name="Table53.A1" office:value-type="string">
            <text:p text:style-name="P211">--end-id=INT</text:p>
          </table:table-cell>
          <table:table-cell table:style-name="Table53.A1" office:value-type="string">
            <text:p text:style-name="P211">Only output sequences with sequence id less than the given number. (Sequence ids start at 0).</text:p>
          </table:table-cell>
        </table:table-row>
        <table:table-row table:style-name="Table53.1">
          <table:table-cell table:style-name="Table53.A1" office:value-type="string">
            <text:p text:style-name="P211"/>
          </table:table-cell>
          <table:table-cell table:style-name="Table53.A1" office:value-type="string">
            <text:p text:style-name="P211">--start-id=INT</text:p>
          </table:table-cell>
          <table:table-cell table:style-name="Table53.A1" office:value-type="string">
            <text:p text:style-name="P211">Only output sequences with sequence id greater than or equal to the given number. (Sequence ids start at 0).</text:p>
          </table:table-cell>
        </table:table-row>
        <table:table-row table:style-name="Table53.1">
          <table:table-cell table:style-name="Table53.A1" office:value-type="string">
            <text:p text:style-name="P212">-<text:span text:style-name="T201">I</text:span></text:p>
          </table:table-cell>
          <table:table-cell table:style-name="Table53.A1" office:value-type="string">
            <text:p text:style-name="P212">--<text:span text:style-name="T201">id-file=FILE</text:span></text:p>
          </table:table-cell>
          <table:table-cell table:style-name="Table53.A1" office:value-type="string">
            <text:p text:style-name="P213">Name of a file containing a list of sequences to extract, one per line.</text:p>
          </table:table-cell>
        </table:table-row>
        <table:table-row table:style-name="Table53.1">
          <table:table-cell table:style-name="Table53.A1" office:value-type="string">
            <text:p text:style-name="P212"/>
          </table:table-cell>
          <table:table-cell table:style-name="Table53.A1" office:value-type="string">
            <text:p text:style-name="P212">--<text:span text:style-name="T201">names</text:span></text:p>
          </table:table-cell>
          <table:table-cell table:style-name="Table53.A1" office:value-type="string">
            <text:p text:style-name="P213">Interpret any specified sequence as names instead of numeric <text:span text:style-name="T203">sequence </text:span>ids.</text:p>
          </table:table-cell>
        </table:table-row>
        <table:table-row table:style-name="Table53.1">
          <table:table-cell table:style-name="Table53.A1" office:value-type="string">
            <text:p text:style-name="P212"/>
          </table:table-cell>
          <table:table-cell table:style-name="Table53.A1" office:value-type="string">
            <text:p text:style-name="P213">STRING+</text:p>
          </table:table-cell>
          <table:table-cell table:style-name="Table53.A1" office:value-type="string">
            <text:p text:style-name="P213">Specify one or more explicit sequences to extract, as sequence id, or sequence name if --names flag is set.</text:p>
          </table:table-cell>
        </table:table-row>
      </table:table>
      <text:p text:style-name="P279">Utility</text:p>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14">-h</text:p>
          </table:table-cell>
          <table:table-cell table:style-name="Table54.A1" office:value-type="string">
            <text:p text:style-name="P14">--help</text:p>
          </table:table-cell>
          <table:table-cell table:style-name="Table54.A1" office:value-type="string">
            <text:p text:style-name="P14">Prints help on command-line flag usage.</text:p>
          </table:table-cell>
        </table:table-row>
        <table:table-row table:style-name="Table54.1">
          <table:table-cell table:style-name="Table54.A1" office:value-type="string">
            <text:p text:style-name="P14">-q</text:p>
          </table:table-cell>
          <table:table-cell table:style-name="Table54.A1" office:value-type="string">
            <text:p text:style-name="P14">--default-qualty=INT</text:p>
          </table:table-cell>
          <table:table-cell table:style-name="Table54.A1" office:value-type="string">
            <text:p text:style-name="P14">Set the default quality to use if the SDF does not contain sequence quality data (0-63).</text:p>
          </table:table-cell>
        </table:table-row>
        <table:table-row table:style-name="Table54.1">
          <table:table-cell table:style-name="Table54.A1" office:value-type="string">
            <text:p text:style-name="P14">-l</text:p>
          </table:table-cell>
          <table:table-cell table:style-name="Table54.A1" office:value-type="string">
            <text:p text:style-name="P14">--line-length=INT</text:p>
          </table:table-cell>
          <table:table-cell table:style-name="Table54.A1" office:value-type="string">
            <text:p text:style-name="P14">Set the maximum number of nucleotides or amino acids to print on a line of FASTQ output. Should be nonnegative, with a value of 0 indicating that the line length is not capped. (Default is 0).</text:p>
          </table:table-cell>
        </table:table-row>
        <table:table-row table:style-name="Table54.1">
          <table:table-cell table:style-name="Table54.A1" office:value-type="string">
            <text:p text:style-name="P14">-Z</text:p>
          </table:table-cell>
          <table:table-cell table:style-name="Table54.A1" office:value-type="string">
            <text:p text:style-name="P14">--no-gzip</text:p>
          </table:table-cell>
          <table:table-cell table:style-name="Table54.A1" office:value-type="string">
            <text:p text:style-name="P14">Set this flag to create the FASTQ output file without compression. By default the output file is compressed with blocked gzip.</text:p>
          </table:table-cell>
        </table:table-row>
      </table:table>
      <text:p text:style-name="P270">Usage:</text:p>
      <text:p text:style-name="P201"><text:span text:style-name="T14">Use the </text:span><text:span text:style-name="Monospace"><text:span text:style-name="T14">sdf2fastq</text:span></text:span><text:span text:style-name="T14"> command to convert SDF data into FASTQ format. If no quality data is available in the SDF, use the </text:span><text:span text:style-name="Monospace"><text:span text:style-name="T14">-q</text:span></text:span><text:span text:style-name="T14">, </text:span><text:span text:style-name="Monospace"><text:span text:style-name="T14">--default-quality</text:span></text:span><text:span text:style-name="T14"> flag to set a quality score for the FASTQ output. </text:span><text:span text:style-name="T40">The quality encoding used during output is sanger quality encoding. </text:span><text:span text:style-name="T14">By default, </text:span><text:span text:style-name="Monospace"><text:span text:style-name="T14">sdf2fastq</text:span></text:span><text:span text:style-name="T14"> creates a separate line of FASTQ output for each sequence. As with </text:span><text:span text:style-name="Monospace"><text:span text:style-name="T14">sdf2fasta</text:span></text:span><text:span text:style-name="T14">, there is an option to use the </text:span><text:span text:style-name="Monospace"><text:span text:style-name="T14">-l</text:span></text:span><text:span text:style-name="T14">, </text:span><text:span text:style-name="Monospace"><text:span text:style-name="T14">--line-length</text:span></text:span><text:span text:style-name="T14"> flag to restrict the line lengths to improve readability of long sequences.</text:span></text:p>
      <text:p text:style-name="P201"><text:span text:style-name="T39">By default all sequences will be extracted, but flags may be specified to extract reads within a range, or explicitly specified reads (either by numeric sequence id or by sequence name if </text:span><text:span text:style-name="Monospace"><text:span text:style-name="T14">--names</text:span></text:span><text:span text:style-name="T39"> is set). </text:span></text:p>
      <text:p text:style-name="P201"><text:span text:style-name="T39">It may be preferable to extract data to unaligned SAM/BAM format using </text:span><text:span text:style-name="Monospace"><text:span text:style-name="T14">sdf2sam</text:span></text:span><text:span text:style-name="T39">, as this preserves read-group information stored in the SDF and may also be more convenient when dealing with paired-end data.</text:span></text:p>
      <text:p text:style-name="P200"><text:span text:style-name="See_20_Also_20_Title"><text:span text:style-name="T14">See also:</text:span></text:span><text:span text:style-name="T14"> </text:span><text:span text:style-name="Monospace"><text:span text:style-name="T14">format,</text:span></text:span><text:span text:style-name="T14"> </text:span><text:span text:style-name="Monospace"><text:span text:style-name="T14">cg2sdf,</text:span></text:span><text:span text:style-name="T14"> </text:span><text:span text:style-name="Monospace"><text:span text:style-name="T14">sdf2fasta,</text:span></text:span><text:span text:style-name="T14"> </text:span><text:span text:style-name="Monospace"><text:span text:style-name="T14">sdf2sam,</text:span></text:span><text:span text:style-name="T40"> </text:span><text:span text:style-name="Monospace"><text:span text:style-name="T14">sdfstats,</text:span></text:span><text:span text:style-name="T14"> </text:span><text:span text:style-name="Monospace"><text:span text:style-name="T14">sdfsplit</text:span></text:span></text:p>
      <text:h text:style-name="P359" text:outline-level="3"><text:bookmark-start text:name="__RefHeading__27609_1104761225"/><text:soft-page-break/>sdf2sam<text:bookmark-end text:name="__RefHeading__27609_1104761225"/></text:h>
      <text:p text:style-name="P271">Synopsis:</text:p>
      <text:p text:style-name="P131">Convert SDF <text:span text:style-name="T201">read </text:span>data into <text:span text:style-name="T201">unaligned SAM or BAM format</text:span> file.</text:p>
      <text:p text:style-name="P271">Syntax:</text:p>
      <text:p text:style-name="P233">$ rtg sdf2<text:span text:style-name="T201">sam</text:span> [OPTION]... -i SDF -o FILE</text:p>
      <text:p text:style-name="P271">Example:</text:p>
      <text:p text:style-name="P233">$ rtg sdf2<text:span text:style-name="T201">sam</text:span> -i <text:span text:style-name="T201">samplereadsSDF</text:span> -o <text:span text:style-name="T201">samplereads.bam</text:span></text:p>
      <text:p text:style-name="P271">Parameters:</text:p>
      <text:p text:style-name="P281">File Input/Output</text:p>
      <table:table table:name="Table244" table:style-name="Table244">
        <table:table-column table:style-name="Table244.A"/>
        <table:table-column table:style-name="Table244.B"/>
        <table:table-column table:style-name="Table244.C"/>
        <table:table-row table:style-name="Table244.1">
          <table:table-cell table:style-name="Table244.A1" office:value-type="string">
            <text:p text:style-name="P24">-i</text:p>
          </table:table-cell>
          <table:table-cell table:style-name="Table244.A1" office:value-type="string">
            <text:p text:style-name="P24">--input=SDF</text:p>
          </table:table-cell>
          <table:table-cell table:style-name="Table244.A1" office:value-type="string">
            <text:p text:style-name="P24">Specifies the SDF data to be converted.</text:p>
          </table:table-cell>
        </table:table-row>
        <table:table-row table:style-name="Table244.1">
          <table:table-cell table:style-name="Table244.A1" office:value-type="string">
            <text:p text:style-name="P24">-o</text:p>
          </table:table-cell>
          <table:table-cell table:style-name="Table244.A1" office:value-type="string">
            <text:p text:style-name="P24">--output=FILE</text:p>
          </table:table-cell>
          <table:table-cell table:style-name="Table244.A1" office:value-type="string">
            <text:p text:style-name="P24">Specifies the file name used to write the resulting <text:span text:style-name="T201">SAM/BAM to. The output format is automatically determined based on the filename specified. If '-' is given, the data is written as uncompressed SAM to standard output</text:span>.</text:p>
          </table:table-cell>
        </table:table-row>
      </table:table>
      <text:p text:style-name="P281">Filtering</text:p>
      <table:table table:name="Table245" table:style-name="Table245">
        <table:table-column table:style-name="Table245.A"/>
        <table:table-column table:style-name="Table245.B"/>
        <table:table-column table:style-name="Table245.C"/>
        <table:table-row table:style-name="Table245.1">
          <table:table-cell table:style-name="Table245.A1" office:value-type="string">
            <text:p text:style-name="P212"/>
          </table:table-cell>
          <table:table-cell table:style-name="Table245.A1" office:value-type="string">
            <text:p text:style-name="P212">--end-id=INT</text:p>
          </table:table-cell>
          <table:table-cell table:style-name="Table245.A1" office:value-type="string">
            <text:p text:style-name="P212">Only output sequences with sequence id less than the given number. (Sequence ids start at 0).</text:p>
          </table:table-cell>
        </table:table-row>
        <table:table-row table:style-name="Table245.1">
          <table:table-cell table:style-name="Table245.A1" office:value-type="string">
            <text:p text:style-name="P212"/>
          </table:table-cell>
          <table:table-cell table:style-name="Table245.A1" office:value-type="string">
            <text:p text:style-name="P212">--start-id=INT</text:p>
          </table:table-cell>
          <table:table-cell table:style-name="Table245.A1" office:value-type="string">
            <text:p text:style-name="P212">Only output sequences with sequence id greater than or equal to the given number. (Sequence ids start at 0).</text:p>
          </table:table-cell>
        </table:table-row>
        <table:table-row table:style-name="Table245.1">
          <table:table-cell table:style-name="Table245.A1" office:value-type="string">
            <text:p text:style-name="P212">-<text:span text:style-name="T201">I</text:span></text:p>
          </table:table-cell>
          <table:table-cell table:style-name="Table245.A1" office:value-type="string">
            <text:p text:style-name="P212">--<text:span text:style-name="T201">id-file=FILE</text:span></text:p>
          </table:table-cell>
          <table:table-cell table:style-name="Table245.A1" office:value-type="string">
            <text:p text:style-name="P213">Name of a file containing a list of sequences to extract, one per line.</text:p>
          </table:table-cell>
        </table:table-row>
        <table:table-row table:style-name="Table245.1">
          <table:table-cell table:style-name="Table245.A1" office:value-type="string">
            <text:p text:style-name="P212"/>
          </table:table-cell>
          <table:table-cell table:style-name="Table245.A1" office:value-type="string">
            <text:p text:style-name="P212">--<text:span text:style-name="T201">names</text:span></text:p>
          </table:table-cell>
          <table:table-cell table:style-name="Table245.A1" office:value-type="string">
            <text:p text:style-name="P213">Interpret any specified sequence as names instead of numeric <text:span text:style-name="T203">sequence </text:span>ids.</text:p>
          </table:table-cell>
        </table:table-row>
        <table:table-row table:style-name="Table245.1">
          <table:table-cell table:style-name="Table245.A1" office:value-type="string">
            <text:p text:style-name="P212"/>
          </table:table-cell>
          <table:table-cell table:style-name="Table245.A1" office:value-type="string">
            <text:p text:style-name="P213">STRING+</text:p>
          </table:table-cell>
          <table:table-cell table:style-name="Table245.A1" office:value-type="string">
            <text:p text:style-name="P213">Specify one or more explicit sequences to extract, as sequence id, or sequence name if --names flag is set.</text:p>
          </table:table-cell>
        </table:table-row>
      </table:table>
      <text:p text:style-name="P281">Utility</text:p>
      <table:table table:name="Table246" table:style-name="Table246">
        <table:table-column table:style-name="Table246.A"/>
        <table:table-column table:style-name="Table246.B"/>
        <table:table-column table:style-name="Table246.C"/>
        <table:table-row table:style-name="Table246.1">
          <table:table-cell table:style-name="Table246.A1" office:value-type="string">
            <text:p text:style-name="P24">-h</text:p>
          </table:table-cell>
          <table:table-cell table:style-name="Table246.A1" office:value-type="string">
            <text:p text:style-name="P24">--help</text:p>
          </table:table-cell>
          <table:table-cell table:style-name="Table246.A1" office:value-type="string">
            <text:p text:style-name="P24">Prints help on command-line flag usage.</text:p>
          </table:table-cell>
        </table:table-row>
        <table:table-row table:style-name="Table246.1">
          <table:table-cell table:style-name="Table246.A1" office:value-type="string">
            <text:p text:style-name="P24">-Z</text:p>
          </table:table-cell>
          <table:table-cell table:style-name="Table246.A1" office:value-type="string">
            <text:p text:style-name="P24">--no-gzip</text:p>
          </table:table-cell>
          <table:table-cell table:style-name="Table246.A1" office:value-type="string">
            <text:p text:style-name="P24">Set this flag <text:span text:style-name="T201">when creating SAM format output to disable</text:span> compression. By default <text:span text:style-name="T201">SAM </text:span>is compressed with blocked gzip, <text:span text:style-name="T201">and BAM is always compressed</text:span>.</text:p>
          </table:table-cell>
        </table:table-row>
      </table:table>
      <text:p text:style-name="P271">Usage:</text:p>
      <text:p text:style-name="P200"><text:span text:style-name="T14">Use the </text:span><text:span text:style-name="Monospace"><text:span text:style-name="T14">sdf2</text:span></text:span><text:span text:style-name="Monospace"><text:span text:style-name="T39">sam</text:span></text:span><text:span text:style-name="T14"> command to convert SDF data into </text:span><text:span text:style-name="T39">unaligned</text:span><text:span text:style-name="T14"> </text:span><text:span text:style-name="T39">SAM/BAM</text:span><text:span text:style-name="T14"> format. </text:span><text:span text:style-name="T39">By default all sequences will be extracted, but flags may be specified to extract reads within a range, or explicitly specified reads (either by numeric sequence id or by sequence name if </text:span><text:span text:style-name="Monospace"><text:span text:style-name="T14">--names</text:span></text:span><text:span text:style-name="T39"> is set).</text:span></text:p>
      <text:p text:style-name="P200"><text:span text:style-name="See_20_Also_20_Title"><text:span text:style-name="T14">See also:</text:span></text:span><text:span text:style-name="Monospace"><text:span text:style-name="T14"> format, cg2sdf, sdf2fast</text:span></text:span><text:span text:style-name="Monospace"><text:span text:style-name="T39">q</text:span></text:span><text:span text:style-name="Monospace"><text:span text:style-name="T14">, sdfstats, sdfsplit</text:span></text:span></text:p>
      <text:section text:style-name="Sect2" text:name="Commands-nontools" text:condition="ooow:RTG_PRODUCT==&quot;RTG Tools&quot;" text:display="condition">
        <text:h text:style-name="P373" text:outline-level="2"><text:bookmark-start text:name="__RefHeading__25910_1889221684"/><text:soft-page-break/>Read Mapping Commands<text:bookmark-end text:name="__RefHeading__25910_1889221684"/></text:h>
        <text:h text:style-name="P357" text:outline-level="3"><text:bookmark-start text:name="__RefHeading__25912_1889221684"/>map<text:bookmark-end text:name="__RefHeading__25912_1889221684"/></text:h>
        <text:p text:style-name="P270">Synopsis:</text:p>
        <text:p text:style-name="Standard"><text:span text:style-name="T14">The </text:span><text:span text:style-name="Monospace"><text:span text:style-name="T14">map</text:span></text:span><text:span text:style-name="T14"> command aligns sequence reads onto a reference genome, creating an alignments file in the Sequence Alignment/Map (SAM) format. It can be used to process single-end or paired-end reads, of equal or variable length.</text:span></text:p>
        <text:p text:style-name="P270">Syntax:</text:p>
        <text:p text:style-name="P114">Map using an SDF or a single end sequence file:</text:p>
        <text:p text:style-name="P226">$ rtg map [OPTION]... -o DIR -t SDF -i SDF|FILE</text:p>
        <text:p text:style-name="P114">Map using paired end sequence files:</text:p>
        <text:p text:style-name="P226">$ rtg map [OPTION]... -o DIR -t SDF -l FILE -r FILE</text:p>
        <text:p text:style-name="P270">Example:</text:p>
        <text:p text:style-name="P226">$ rtg map -t strain_REF -i strain_READS -o strain_MAP -b 2 -U</text:p>
        <text:p text:style-name="P270">Parameters:</text:p>
        <text:p text:style-name="P279">File Input/Out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4">-F</text:p>
            </table:table-cell>
            <table:table-cell table:style-name="Table55.A1" office:value-type="string">
              <text:p text:style-name="P14">--format=FORMAT</text:p>
            </table:table-cell>
            <table:table-cell table:style-name="Table55.A1" office:value-type="string">
              <text:p text:style-name="P14">The format of the input file(s). (Must be one of [sdf, fasta, fastq, sam-se, sam-pe]) (Default is sdf).</text:p>
            </table:table-cell>
          </table:table-row>
          <table:table-row table:style-name="Table55.1">
            <table:table-cell table:style-name="Table55.A1" office:value-type="string">
              <text:p text:style-name="P14">-i</text:p>
            </table:table-cell>
            <table:table-cell table:style-name="Table55.A1" office:value-type="string">
              <text:p text:style-name="P14">--input=SDF|FILE</text:p>
            </table:table-cell>
            <table:table-cell table:style-name="Table55.A1" office:value-type="string">
              <text:p text:style-name="P14">Specifies the path to the reads to be mapped.</text:p>
            </table:table-cell>
          </table:table-row>
          <table:table-row table:style-name="Table55.1">
            <table:table-cell table:style-name="Table55.A1" office:value-type="string">
              <text:p text:style-name="P14">-l</text:p>
            </table:table-cell>
            <table:table-cell table:style-name="Table55.A1" office:value-type="string">
              <text:p text:style-name="P14">--left=FILE</text:p>
            </table:table-cell>
            <table:table-cell table:style-name="Table55.A1" office:value-type="string">
              <text:p text:style-name="P14">The left input file for FASTA/FASTQ paired end reads.</text:p>
            </table:table-cell>
          </table:table-row>
          <table:table-row table:style-name="Table55.1">
            <table:table-cell table:style-name="Table55.A1" office:value-type="string">
              <text:p text:style-name="P14"/>
            </table:table-cell>
            <table:table-cell table:style-name="Table55.A1" office:value-type="string">
              <text:p text:style-name="P14">--no-merge</text:p>
            </table:table-cell>
            <table:table-cell table:style-name="Table55.A1" office:value-type="string">
              <text:p text:style-name="P14">Set to output mated, unmated and unmapped alignment records into separate SAM/BAM files.</text:p>
            </table:table-cell>
          </table:table-row>
          <table:table-row table:style-name="Table55.1">
            <table:table-cell table:style-name="Table55.A1" office:value-type="string">
              <text:p text:style-name="P14">-o</text:p>
            </table:table-cell>
            <table:table-cell table:style-name="Table55.A1" office:value-type="string">
              <text:p text:style-name="P14">--output=DIR</text:p>
            </table:table-cell>
            <table:table-cell table:style-name="Table55.A1" office:value-type="string">
              <text:p text:style-name="P14">Specifies the directory where results are reported.</text:p>
            </table:table-cell>
          </table:table-row>
          <table:table-row table:style-name="Table55.1">
            <table:table-cell table:style-name="Table55.A1" office:value-type="string">
              <text:p text:style-name="P14">-q</text:p>
            </table:table-cell>
            <table:table-cell table:style-name="Table55.A1" office:value-type="string">
              <text:p text:style-name="P14">--quality-format=FORMAT</text:p>
            </table:table-cell>
            <table:table-cell table:style-name="Table55.A1" office:value-type="string">
              <text:p text:style-name="P14">The format of the quality data for fastq format files. (Use sanger for Illumina1.8+). (Must be one of [sanger, solexa, illumina]).</text:p>
            </table:table-cell>
          </table:table-row>
          <table:table-row table:style-name="Table55.1">
            <table:table-cell table:style-name="Table55.A1" office:value-type="string">
              <text:p text:style-name="P14">-r</text:p>
            </table:table-cell>
            <table:table-cell table:style-name="Table55.A1" office:value-type="string">
              <text:p text:style-name="P14">--right=FILE</text:p>
            </table:table-cell>
            <table:table-cell table:style-name="Table55.A1" office:value-type="string">
              <text:p text:style-name="P14">The right input file for FASTA/FASTQ paired end reads.</text:p>
            </table:table-cell>
          </table:table-row>
          <table:table-row table:style-name="Table55.1">
            <table:table-cell table:style-name="Table55.A1" office:value-type="string">
              <text:p text:style-name="P14"/>
            </table:table-cell>
            <table:table-cell table:style-name="Table55.A1" office:value-type="string">
              <text:p text:style-name="P14">--sam</text:p>
            </table:table-cell>
            <table:table-cell table:style-name="Table55.A1" office:value-type="string">
              <text:p text:style-name="P14">Set to output results in SAM format instead of BAM format.</text:p>
            </table:table-cell>
          </table:table-row>
          <table:table-row table:style-name="Table55.1">
            <table:table-cell table:style-name="Table55.A1" office:value-type="string">
              <text:p text:style-name="P14">-t</text:p>
            </table:table-cell>
            <table:table-cell table:style-name="Table55.A1" office:value-type="string">
              <text:p text:style-name="P14">--template=SDF</text:p>
            </table:table-cell>
            <table:table-cell table:style-name="Table55.A1" office:value-type="string">
              <text:p text:style-name="P14">Specifies the SDF containing the reference genome to map against.</text:p>
            </table:table-cell>
          </table:table-row>
        </table:table>
        <text:p text:style-name="P279"><text:soft-page-break/>Sensitivity Tuning</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4"/>
            </table:table-cell>
            <table:table-cell table:style-name="Table56.A1" office:value-type="string">
              <text:p text:style-name="P14">--aligner-band-width=FLOAT</text:p>
            </table:table-cell>
            <table:table-cell table:style-name="Table56.A1" office:value-type="string">
              <text:p text:style-name="P14">Set the fraction of the read length that is allowed to be an indel. Decreasing this factor will allow faster processing, at the expense of only allowing shorter indels to be aligned. (Default is 0.5).</text:p>
            </table:table-cell>
          </table:table-row>
          <table:table-row table:style-name="Table56.1">
            <table:table-cell table:style-name="Table56.A1" office:value-type="string">
              <text:p text:style-name="P14"/>
            </table:table-cell>
            <table:table-cell table:style-name="Table56.A1" office:value-type="string">
              <text:p text:style-name="P14">--aligner-mode=STRING</text:p>
            </table:table-cell>
            <table:table-cell table:style-name="Table56.A1" office:value-type="string">
              <text:p text:style-name="P14">Set the aligner mode to be used. (Must be one of [auto, table, general]). (Default is auto).</text:p>
            </table:table-cell>
          </table:table-row>
          <table:table-row table:style-name="Table56.1">
            <table:table-cell table:style-name="Table56.A1" office:value-type="string">
              <text:p text:style-name="P14"/>
            </table:table-cell>
            <table:table-cell table:style-name="Table56.A1" office:value-type="string">
              <text:p text:style-name="P14">--bed-regions=FILE</text:p>
            </table:table-cell>
            <table:table-cell table:style-name="Table56.A1" office:value-type="string">
              <text:p text:style-name="P14">Restrict calibration to mappings falling within the regions in the supplied BED file.</text:p>
            </table:table-cell>
          </table:table-row>
          <table:table-row table:style-name="Table56.1">
            <table:table-cell table:style-name="Table56.A1" office:value-type="string">
              <text:p text:style-name="P14"/>
            </table:table-cell>
            <table:table-cell table:style-name="Table56.A1" office:value-type="string">
              <text:p text:style-name="P14">--gap-extend-penalty=INT</text:p>
            </table:table-cell>
            <table:table-cell table:style-name="Table56.A1" office:value-type="string">
              <text:p text:style-name="P14">Set the penalty for extending a gap during alignment. (Default is 1).</text:p>
            </table:table-cell>
          </table:table-row>
          <table:table-row table:style-name="Table56.1">
            <table:table-cell table:style-name="Table56.A1" office:value-type="string">
              <text:p text:style-name="P14"/>
            </table:table-cell>
            <table:table-cell table:style-name="Table56.A1" office:value-type="string">
              <text:p text:style-name="P14">--gap-open-penalty=INT</text:p>
            </table:table-cell>
            <table:table-cell table:style-name="Table56.A1" office:value-type="string">
              <text:p text:style-name="P14">Set the penalty for a gap open during alignment. (Default is 19).</text:p>
            </table:table-cell>
          </table:table-row>
          <table:table-row table:style-name="Table56.1">
            <table:table-cell table:style-name="Table56.A1" office:value-type="string">
              <text:p text:style-name="P14">-c</text:p>
            </table:table-cell>
            <table:table-cell table:style-name="Table56.A1" office:value-type="string">
              <text:p text:style-name="P14">--indel-length=INT</text:p>
            </table:table-cell>
            <table:table-cell table:style-name="Table56.A1" office:value-type="string">
              <text:p text:style-name="P14">Guarantees number of positions that will be detected in a single indel. For example, -c 3 specifies 3 nucleotide insertions or deletions. (Default is 1).</text:p>
            </table:table-cell>
          </table:table-row>
          <table:table-row table:style-name="Table56.1">
            <table:table-cell table:style-name="Table56.A1" office:value-type="string">
              <text:p text:style-name="P14">-b</text:p>
            </table:table-cell>
            <table:table-cell table:style-name="Table56.A1" office:value-type="string">
              <text:p text:style-name="P14">--indels=INT</text:p>
            </table:table-cell>
            <table:table-cell table:style-name="Table56.A1" office:value-type="string">
              <text:p text:style-name="P14">Guarantees minimum number of indels which will be detected when used with read less than 64 bp long. For example -b 1 specifies 1 insertion or deletion. (Default is 1).</text:p>
            </table:table-cell>
          </table:table-row>
          <table:table-row table:style-name="Table56.1">
            <table:table-cell table:style-name="Table56.A1" office:value-type="string">
              <text:p text:style-name="P14">-M</text:p>
            </table:table-cell>
            <table:table-cell table:style-name="Table56.A1" office:value-type="string">
              <text:p text:style-name="P14">--max-fragment-size=INT</text:p>
            </table:table-cell>
            <table:table-cell table:style-name="Table56.A1" office:value-type="string">
              <text:p text:style-name="P14">The maximum permitted fragment size when mating paired reads. (Default is 1000).</text:p>
            </table:table-cell>
          </table:table-row>
          <table:table-row table:style-name="Table56.1">
            <table:table-cell table:style-name="Table56.A1" office:value-type="string">
              <text:p text:style-name="P14">-m</text:p>
            </table:table-cell>
            <table:table-cell table:style-name="Table56.A1" office:value-type="string">
              <text:p text:style-name="P14">--min-fragment-size=INT</text:p>
            </table:table-cell>
            <table:table-cell table:style-name="Table56.A1" office:value-type="string">
              <text:p text:style-name="P14">The minimum permitted fragment size when mating paired reads. (Default is 0).</text:p>
            </table:table-cell>
          </table:table-row>
          <table:table-row table:style-name="Table56.1">
            <table:table-cell table:style-name="Table56.A1" office:value-type="string">
              <text:p text:style-name="P14"/>
            </table:table-cell>
            <table:table-cell table:style-name="Table56.A1" office:value-type="string">
              <text:p text:style-name="P14">--mismatch-penalty=INT</text:p>
            </table:table-cell>
            <table:table-cell table:style-name="Table56.A1" office:value-type="string">
              <text:p text:style-name="P14">Set the penalty for a mismatch during alignment. (Default is 9).</text:p>
            </table:table-cell>
          </table:table-row>
          <table:table-row table:style-name="Table56.1">
            <table:table-cell table:style-name="Table56.A1" office:value-type="string">
              <text:p text:style-name="P14">-d</text:p>
            </table:table-cell>
            <table:table-cell table:style-name="Table56.A1" office:value-type="string">
              <text:p text:style-name="P14">--orientation=STRING</text:p>
            </table:table-cell>
            <table:table-cell table:style-name="Table56.A1" office:value-type="string">
              <text:p text:style-name="P14">Set the orientation required for proper pairs. (Must by one of [fr, rf, tandem, any) (Default is any).</text:p>
            </table:table-cell>
          </table:table-row>
          <table:table-row table:style-name="Table56.1">
            <table:table-cell table:style-name="Table56.A1" office:value-type="string">
              <text:p text:style-name="P14"/>
            </table:table-cell>
            <table:table-cell table:style-name="Table56.A1" office:value-type="string">
              <text:p text:style-name="P14">--repeat-freq=INT%</text:p>
            </table:table-cell>
            <table:table-cell table:style-name="Table56.A1" office:value-type="string">
              <text:p text:style-name="P14">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0%).</text:p>
            </table:table-cell>
          </table:table-row>
          <table:table-row table:style-name="Table56.1">
            <table:table-cell table:style-name="Table56.A1" office:value-type="string">
              <text:p text:style-name="P14"/>
            </table:table-cell>
            <table:table-cell table:style-name="Table56.A1" office:value-type="string">
              <text:p text:style-name="P14">--sex=SEX</text:p>
            </table:table-cell>
            <table:table-cell table:style-name="Table56.A1" office:value-type="string">
              <text:p text:style-name="P14">Specifies the sex of the individual. (Must be one of [male, female, either]).</text:p>
            </table:table-cell>
          </table:table-row>
          <text:soft-page-break/>
          <table:table-row table:style-name="Table56.1">
            <table:table-cell table:style-name="Table56.A1" office:value-type="string">
              <text:p text:style-name="P14"/>
            </table:table-cell>
            <table:table-cell table:style-name="Table56.A1" office:value-type="string">
              <text:p text:style-name="P14">--soft-clip-distance=INT</text:p>
            </table:table-cell>
            <table:table-cell table:style-name="Table56.A1" office:value-type="string">
              <text:p text:style-name="P14">Set to soft clip alignments when an indel occurs within that many nucleotides from either end of the read. (Default is 5).</text:p>
            </table:table-cell>
          </table:table-row>
          <table:table-row table:style-name="Table56.1">
            <table:table-cell table:style-name="Table56.A1" office:value-type="string">
              <text:p text:style-name="P14">-s</text:p>
            </table:table-cell>
            <table:table-cell table:style-name="Table56.A1" office:value-type="string">
              <text:p text:style-name="P14">--step=INT</text:p>
            </table:table-cell>
            <table:table-cell table:style-name="Table56.A1" office:value-type="string">
              <text:p text:style-name="P14">Set the step size. (Default is word size).</text:p>
            </table:table-cell>
          </table:table-row>
          <table:table-row table:style-name="Table56.1">
            <table:table-cell table:style-name="Table56.A1" office:value-type="string">
              <text:p text:style-name="P14">-a</text:p>
            </table:table-cell>
            <table:table-cell table:style-name="Table56.A1" office:value-type="string">
              <text:p text:style-name="P14">--substitutions=INT</text:p>
            </table:table-cell>
            <table:table-cell table:style-name="Table56.A1" office:value-type="string">
              <text:p text:style-name="P14">Guarantees minimum number of substitutions to be detected when used with read data less than 64 bp long. (Default is 1).</text:p>
            </table:table-cell>
          </table:table-row>
          <table:table-row table:style-name="Table56.1">
            <table:table-cell table:style-name="Table56.A1" office:value-type="string">
              <text:p text:style-name="P14"/>
            </table:table-cell>
            <table:table-cell table:style-name="Table56.A1" office:value-type="string">
              <text:p text:style-name="P14">--unknowns-penalty=INT</text:p>
            </table:table-cell>
            <table:table-cell table:style-name="Table56.A1" office:value-type="string">
              <text:p text:style-name="P14">Set the penalty for unknown nucleotides during alignment. (Default is 5).</text:p>
            </table:table-cell>
          </table:table-row>
          <table:table-row table:style-name="Table56.1">
            <table:table-cell table:style-name="Table56.A1" office:value-type="string">
              <text:p text:style-name="P14">-w</text:p>
            </table:table-cell>
            <table:table-cell table:style-name="Table56.A1" office:value-type="string">
              <text:p text:style-name="P14">--word=INT</text:p>
            </table:table-cell>
            <table:table-cell table:style-name="Table56.A1" office:value-type="string">
              <text:p text:style-name="P14">Specifies an internal minimum word size used during the initial matching phase. Word size selection optimizes the number of reads for a desired level of sensitivity (allowed mismatches and indels) given an acceptable alignment speed. (Default is 22, or read length / 2, whichever is smaller).</text:p>
            </table:table-cell>
          </table:table-row>
        </table:table>
        <text:p text:style-name="P279">Filtering</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4"/>
            </table:table-cell>
            <table:table-cell table:style-name="Table57.A1" office:value-type="string">
              <text:p text:style-name="P14">--end-read=INT</text:p>
            </table:table-cell>
            <table:table-cell table:style-name="Table57.A1" office:value-type="string">
              <text:p text:style-name="P14">Only map sequences with sequence id less than the given number. (Sequence ids start at 0).</text:p>
            </table:table-cell>
          </table:table-row>
          <table:table-row table:style-name="Table57.1">
            <table:table-cell table:style-name="Table57.A1" office:value-type="string">
              <text:p text:style-name="P14"/>
            </table:table-cell>
            <table:table-cell table:style-name="Table57.A1" office:value-type="string">
              <text:p text:style-name="P14">--start-read=INT</text:p>
            </table:table-cell>
            <table:table-cell table:style-name="Table57.A1" office:value-type="string">
              <text:p text:style-name="P14">Only map sequences with sequence id greater than or equal to the given number. (Sequence ids start at 0).</text:p>
            </table:table-cell>
          </table:table-row>
        </table:table>
        <text:p text:style-name="P279">Reporting</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4"/>
            </table:table-cell>
            <table:table-cell table:style-name="Table58.A1" office:value-type="string">
              <text:p text:style-name="P14">--all-hits</text:p>
            </table:table-cell>
            <table:table-cell table:style-name="Table58.A1" office:value-type="string">
              <text:p text:style-name="P14">Output all alignments meeting thresholds instead of applying mating and N limits.</text:p>
            </table:table-cell>
          </table:table-row>
          <table:table-row table:style-name="Table58.1">
            <table:table-cell table:style-name="Table58.A1" office:value-type="string">
              <text:p text:style-name="P14"/>
            </table:table-cell>
            <table:table-cell table:style-name="Table58.A1" office:value-type="string">
              <text:p text:style-name="P14">--max-mated-mismatches=INT</text:p>
            </table:table-cell>
            <table:table-cell table:style-name="Table58.A1" office:value-type="string">
              <text:p text:style-name="P14">The maximum mismatches for mappings across mated results, alias for --max-mismatches (as absolute value or percentage of read length). (Default is 10%).</text:p>
            </table:table-cell>
          </table:table-row>
          <table:table-row table:style-name="Table58.1">
            <table:table-cell table:style-name="Table58.A1" office:value-type="string">
              <text:p text:style-name="P14">-e</text:p>
            </table:table-cell>
            <table:table-cell table:style-name="Table58.A1" office:value-type="string">
              <text:p text:style-name="P14">--max-mismatches=INT</text:p>
            </table:table-cell>
            <table:table-cell table:style-name="Table58.A1" office:value-type="string">
              <text:p text:style-name="P14">The maximum mismatches for mappings in single-end mode (as absolute value or percentage of read length). (Default is 10%).</text:p>
            </table:table-cell>
          </table:table-row>
          <table:table-row table:style-name="Table58.1">
            <table:table-cell table:style-name="Table58.A1" office:value-type="string">
              <text:p text:style-name="P14">-n</text:p>
            </table:table-cell>
            <table:table-cell table:style-name="Table58.A1" office:value-type="string">
              <text:p text:style-name="P14">--max-top-results=INT</text:p>
            </table:table-cell>
            <table:table-cell table:style-name="Table58.A1" office:value-type="string">
              <text:p text:style-name="P14">Sets the maximum number of reported mapping results (locations) per read when it maps to multiple locations with the same alignment score (AS). Allowed values are between 1 and 255. (Default is 5).</text:p>
            </table:table-cell>
          </table:table-row>
          <table:table-row table:style-name="Table58.1">
            <table:table-cell table:style-name="Table58.A1" office:value-type="string">
              <text:p text:style-name="P14">-E</text:p>
            </table:table-cell>
            <table:table-cell table:style-name="Table58.A1" office:value-type="string">
              <text:p text:style-name="P14">--max-unmated-mismatches=INT</text:p>
            </table:table-cell>
            <table:table-cell table:style-name="Table58.A1" office:value-type="string">
              <text:p text:style-name="P14">The maximum mismatches for mappings of unmated results (as absolute value or percentage of read length). (Default is 10%).</text:p>
            </table:table-cell>
          </table:table-row>
          <text:soft-page-break/>
          <table:table-row table:style-name="Table58.1">
            <table:table-cell table:style-name="Table58.A1" office:value-type="string">
              <text:p text:style-name="P14"/>
            </table:table-cell>
            <table:table-cell table:style-name="Table58.A1" office:value-type="string">
              <text:p text:style-name="P14">--no-unmapped</text:p>
            </table:table-cell>
            <table:table-cell table:style-name="Table58.A1" office:value-type="string">
              <text:p text:style-name="P14">Do not output unmapped reads. Some reads that map multiple times will not be aligned, and are reported as unmapped. These reads are reported with XC attributes that indicate the reason they were not mapped.</text:p>
            </table:table-cell>
          </table:table-row>
          <table:table-row table:style-name="Table58.1">
            <table:table-cell table:style-name="Table58.A1" office:value-type="string">
              <text:p text:style-name="P14"/>
            </table:table-cell>
            <table:table-cell table:style-name="Table58.A1" office:value-type="string">
              <text:p text:style-name="P14">--no-unmated</text:p>
            </table:table-cell>
            <table:table-cell table:style-name="Table58.A1" office:value-type="string">
              <text:p text:style-name="P14">Do not output unmated reads when in paired-end mode.</text:p>
            </table:table-cell>
          </table:table-row>
          <table:table-row table:style-name="Table58.1">
            <table:table-cell table:style-name="Table58.A1" office:value-type="string">
              <text:p text:style-name="P14"/>
            </table:table-cell>
            <table:table-cell table:style-name="Table58.A1" office:value-type="string">
              <text:p text:style-name="P14">--sam-rg=STRING|FILE </text:p>
            </table:table-cell>
            <table:table-cell table:style-name="Table58.A1" office:value-type="string">
              <text:p text:style-name="P14">Specifies a file containing a single valid read group SAM header line or a string in the form "@RG\tID:READGROUP1\tSM:BACT_SAMPLE\tPL:ILLUMINA".</text:p>
            </table:table-cell>
          </table:table-row>
          <table:table-row table:style-name="Table58.1">
            <table:table-cell table:style-name="Table58.A1" office:value-type="string">
              <text:p text:style-name="P14"/>
            </table:table-cell>
            <table:table-cell table:style-name="Table58.A1" office:value-type="string">
              <text:p text:style-name="P14">--top-random</text:p>
            </table:table-cell>
            <table:table-cell table:style-name="Table58.A1" office:value-type="string">
              <text:p text:style-name="P14">If set, will only output a single random top hit for each read.</text:p>
            </table:table-cell>
          </table:table-row>
        </table:table>
        <text:p text:style-name="P279">Utility</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4">-h</text:p>
            </table:table-cell>
            <table:table-cell table:style-name="Table59.A1" office:value-type="string">
              <text:p text:style-name="P14">--help</text:p>
            </table:table-cell>
            <table:table-cell table:style-name="Table59.A1" office:value-type="string">
              <text:p text:style-name="P14">Prints help on command-line flag usage.</text:p>
            </table:table-cell>
          </table:table-row>
          <table:table-row table:style-name="Table59.1">
            <table:table-cell table:style-name="Table59.A1" office:value-type="string">
              <text:p text:style-name="P14"/>
            </table:table-cell>
            <table:table-cell table:style-name="Table59.A1" office:value-type="string">
              <text:p text:style-name="P14">--legacy-cigars</text:p>
            </table:table-cell>
            <table:table-cell table:style-name="Table59.A1" office:value-type="string">
              <text:p text:style-name="P14">Produce cigars in legacy format (using M instead of X or =) in SAM/BAM output. When set will also produce the MD field.</text:p>
            </table:table-cell>
          </table:table-row>
          <table:table-row table:style-name="Table59.1">
            <table:table-cell table:style-name="Table59.A1" office:value-type="string">
              <text:p text:style-name="P14"/>
            </table:table-cell>
            <table:table-cell table:style-name="Table59.A1" office:value-type="string">
              <text:p text:style-name="P14">--no-calibration</text:p>
            </table:table-cell>
            <table:table-cell table:style-name="Table59.A1" office:value-type="string">
              <text:p text:style-name="P14">Set this flag to not produce the calibration output files.</text:p>
            </table:table-cell>
          </table:table-row>
          <table:table-row table:style-name="Table59.1">
            <table:table-cell table:style-name="Table59.A1" office:value-type="string">
              <text:p text:style-name="P14">-Z</text:p>
            </table:table-cell>
            <table:table-cell table:style-name="Table59.A1" office:value-type="string">
              <text:p text:style-name="P14">--no-gzip</text:p>
            </table:table-cell>
            <table:table-cell table:style-name="Table59.A1" office:value-type="string">
              <text:p text:style-name="P14">Set this flag to create the SAM output files without compression. By default the output files are compressed with tabix compatible blocked gzip.</text:p>
            </table:table-cell>
          </table:table-row>
          <table:table-row table:style-name="Table59.1">
            <table:table-cell table:style-name="Table59.A1" office:value-type="string">
              <text:p text:style-name="P14"/>
            </table:table-cell>
            <table:table-cell table:style-name="Table59.A1" office:value-type="string">
              <text:p text:style-name="P14">--no-index</text:p>
            </table:table-cell>
            <table:table-cell table:style-name="Table59.A1" office:value-type="string">
              <text:p text:style-name="P14">Set this flag to not produce the indexes for the SAM/BAM output files.</text:p>
            </table:table-cell>
          </table:table-row>
          <table:table-row table:style-name="Table59.1">
            <table:table-cell table:style-name="Table59.A1" office:value-type="string">
              <text:p text:style-name="P14"/>
            </table:table-cell>
            <table:table-cell table:style-name="Table59.A1" office:value-type="string">
              <text:p text:style-name="P14">--no-svprep</text:p>
            </table:table-cell>
            <table:table-cell table:style-name="Table59.A1" office:value-type="string">
              <text:p text:style-name="P14">Do not perform structural variant processing.</text:p>
            </table:table-cell>
          </table:table-row>
          <table:table-row table:style-name="Table59.1">
            <table:table-cell table:style-name="Table59.A1" office:value-type="string">
              <text:p text:style-name="P14"/>
            </table:table-cell>
            <table:table-cell table:style-name="Table59.A1" office:value-type="string">
              <text:p text:style-name="P14">--tempdir=DIR</text:p>
            </table:table-cell>
            <table:table-cell table:style-name="Table59.A1" office:value-type="string">
              <text:p text:style-name="P14">Set the directory to use for temporary files during processing. (Defaults to output directory).</text:p>
            </table:table-cell>
          </table:table-row>
          <table:table-row table:style-name="Table59.1">
            <table:table-cell table:style-name="Table59.A1" office:value-type="string">
              <text:p text:style-name="P14">-T</text:p>
            </table:table-cell>
            <table:table-cell table:style-name="Table59.A1" office:value-type="string">
              <text:p text:style-name="P14">--threads=INT</text:p>
            </table:table-cell>
            <table:table-cell table:style-name="Table59.A1" office:value-type="string">
              <text:p text:style-name="P14">Specify the number of threads to use in a multi-core processor. (Default is all available cores).</text:p>
            </table:table-cell>
          </table:table-row>
          <table:table-row table:style-name="Table59.1">
            <table:table-cell table:style-name="Table59.A1" office:value-type="string">
              <text:p text:style-name="P14"/>
            </table:table-cell>
            <table:table-cell table:style-name="Table59.A1" office:value-type="string">
              <text:p text:style-name="P14">--read-names</text:p>
            </table:table-cell>
            <table:table-cell table:style-name="Table59.A1" office:value-type="string">
              <text:p text:style-name="P14">Output read names instead of sequence ids in SAM/BAM files. (Uses more RAM).</text:p>
            </table:table-cell>
          </table:table-row>
        </table:table>
        <text:p text:style-name="P270">Usage:</text:p>
        <text:p text:style-name="Standard"><text:span text:style-name="T14">The </text:span><text:span text:style-name="Monospace"><text:span text:style-name="T14">map</text:span></text:span><text:span text:style-name="T14"> command locates reads against a reference using an indexed search method, aligns reads at each location, and then reports alignments within a threshold as a record in a BAM file. Some extensions have been made to the output format. Please consult </text:span><text:span text:style-name="T41">Section</text:span><text:span text:style-name="T14"> </text:span><text:span text:style-name="T14"><text:bookmark-ref text:reference-format="number" text:ref-name="__RefHeading__10242_1889221684">6.7.1</text:bookmark-ref></text:span><text:span text:style-name="T14"> of the </text:span><text:span text:style-name="T22">Appendix</text:span><text:span text:style-name="T14">.</text:span></text:p>
        <text:p text:style-name="Standard"><text:soft-page-break/><text:span text:style-name="T14">By default the alignment records will be output into a single BAM format file called </text:span><text:span text:style-name="Monospace"><text:span text:style-name="T14">alignments.bam</text:span></text:span><text:span text:style-name="T14">. When the </text:span><text:span text:style-name="Monospace"><text:span text:style-name="T14">--sam</text:span></text:span><text:span text:style-name="T14"> flag is set it will instead be output in compressed SAM format to a file called </text:span><text:span text:style-name="Monospace"><text:span text:style-name="T14">alignments.sam.gz</text:span></text:span><text:span text:style-name="T14">.</text:span></text:p>
        <text:p text:style-name="Standard"><text:span text:style-name="T14">When using the </text:span><text:span text:style-name="Monospace"><text:span text:style-name="T14">--no-merge</text:span></text:span><text:span text:style-name="T14"> flag the output will be put into separate files for mated, unmated and unmapped records depending on the kind of reads being mapped. When mapping single end reads it will produce a single output file containing the mappings called </text:span><text:span text:style-name="Monospace"><text:span text:style-name="T14">alignments.bam</text:span></text:span><text:span text:style-name="T14">. When mapping paired end reads it will produce two files, </text:span><text:span text:style-name="Monospace"><text:span text:style-name="T14">mated.bam</text:span></text:span><text:span text:style-name="T14"> with paired alignments and </text:span><text:span text:style-name="Monospace"><text:span text:style-name="T14">unmated.bam</text:span></text:span><text:span text:style-name="T14"> with unpaired alignments. A file containing the unmapped reads called </text:span><text:span text:style-name="Monospace"><text:span text:style-name="T14">unmapped.bam</text:span></text:span><text:span text:style-name="T14"> is also produced in both cases. When used in conjunction with the </text:span><text:span text:style-name="Monospace"><text:span text:style-name="T14">--sam</text:span></text:span><text:span text:style-name="T14"> flag each of the separate files will be in compressed SAM format rather than BAM format.</text:span></text:p>
        <text:p text:style-name="Standard"><text:span text:style-name="T14">During mapping RTG automatically creates calibration files containing information about base qualities, average coverage levels etc. This calibration information is utilized during variant calling to give more accurate results and to determine when coverage levels are abnormally high. When processing exome data, it is important that this calibration information should only be computed for mappings within the exome capture regions, using the </text:span><text:span text:style-name="Monospace"><text:span text:style-name="T14">--bed-regions</text:span></text:span><text:span text:style-name="T14"> flag to give the name of a bed file containing your vendor-supplied exome capture regions, otherwise the computed coverage levels will be much lower than actual </text:span><text:span text:style-name="T119">and subsequent variant calling will be affected</text:span><text:span text:style-name="T14">.</text:span></text:p>
        <text:p text:style-name="Standard"><text:span text:style-name="T14">Alignments are measured with an alignment score where each match adds 0, each mismatch (substitution) adds </text:span><text:span text:style-name="Monospace"><text:span text:style-name="T14">--mismatch-penalty</text:span></text:span><text:span text:style-name="T14"> (default 9), each gap (insertion or deletion) adds </text:span><text:span text:style-name="Monospace"><text:span text:style-name="T14">--gap-open-penalty</text:span></text:span><text:span text:style-name="T14"> (default 19), and each gap extension adds </text:span><text:span text:style-name="Monospace"><text:span text:style-name="T14">--gap-extend-penalty</text:span></text:span><text:span text:style-name="T14"> (default 1). For more information about alignment scoring see Section </text:span><text:span text:style-name="T14"><text:bookmark-ref text:reference-format="number" text:ref-name="__RefHeading__10790_1889221684">6.1.2</text:bookmark-ref></text:span><text:span text:style-name="T14">.</text:span></text:p>
        <text:p text:style-name="Standard"><text:span text:style-name="T14">The </text:span><text:span text:style-name="Monospace"><text:span text:style-name="T14">--aligner-band-width</text:span></text:span><text:span text:style-name="T14"> parameter controls the size of indels that can be aligned. It represents the fraction of the read length that can be aligned as an indel. Decreasing this factor will allow faster processing, at the expense of only allowing shorter indels to be aligned.</text:span></text:p>
        <text:p text:style-name="Standard"><text:span text:style-name="T14">The </text:span><text:span text:style-name="Monospace"><text:span text:style-name="T14">--aligner-mode</text:span></text:span><text:span text:style-name="T14"> parameter controls which aligner is used during mapping. The </text:span><text:span text:style-name="Monospace"><text:span text:style-name="T14">table</text:span></text:span><text:span text:style-name="T14"> setting uses an aligner that constrains alignments to those containing at most one insertion or deletion and uses an in-built non-affine penalty table (this is not currently user modifiable) with different penalties for insertions vs deletions of various lengths. This allows for faster alignment and better identification of longer indels. The </text:span><text:span text:style-name="Monospace"><text:span text:style-name="T14">general</text:span></text:span><text:span text:style-name="T14"> setting will use the same aligner as previous versions of RTG. The default </text:span><text:span text:style-name="Monospace"><text:span text:style-name="T14">auto</text:span></text:span><text:span text:style-name="T14"> setting will choose the table aligner when mapping Illumina data (as determined by the </text:span><text:span text:style-name="Monospace"><text:span text:style-name="T14">PLATFORM</text:span></text:span><text:span text:style-name="T14"> field of the SAM read group supplied) and the general aligner otherwise.</text:span></text:p>
        <text:p text:style-name="Standard"><text:span text:style-name="T14">As indels near the ends of reads are not necessarily very accurate, the </text:span><text:span text:style-name="Monospace"><text:span text:style-name="T14">--soft-clip-distance</text:span></text:span><text:span text:style-name="T14"> parameter is used to set when soft clipping should be employed at read ends. If an indel is found within the distance specified from either end of the read, the bases leading to the indel from that end and the indel itself will be soft clipped instead.</text:span></text:p>
        <text:p text:style-name="Standard"><text:span text:style-name="T14">The number of mismatches threshold is set with the </text:span><text:span text:style-name="Monospace"><text:span text:style-name="T14">-e</text:span></text:span><text:span text:style-name="T14"> parameter (</text:span><text:span text:style-name="Monospace"><text:span text:style-name="T14">--max-mismatches</text:span></text:span><text:span text:style-name="T14">) as either an absolute value or a percentage of the read length.</text:span></text:p>
        <text:p text:style-name="Standard"><text:span text:style-name="T14">The </text:span><text:span text:style-name="Monospace"><text:span text:style-name="T14">map</text:span></text:span><text:span text:style-name="T14"> command accepts formatted reference genome and read data in the sequence data format (SDF), which is generated with the format command. Sequences can be of any length.</text:span></text:p>
        <text:p text:style-name="Standard"><text:span text:style-name="T14">The </text:span><text:span text:style-name="Monospace"><text:span text:style-name="T14">map</text:span></text:span><text:span text:style-name="T14"> command delivers reliable results with all sensitivity tuning and number of mismatches defaults. However, investigators can optimize mapping percentages with minimal introduction of noise (i.e., false positive alignments) by adjusting sensitivity settings.</text:span></text:p>
        <text:p text:style-name="P114"><text:soft-page-break/>For all read lengths, increasing the number of mismatches threshold percentage will pick up additional reads that haven’t mapped as well to the reference. Take this approach when working with high error rates introduced by genome mutation or cross-species mapping.</text:p>
        <text:p text:style-name="Standard"><text:span text:style-name="T14">For reads under 64 bp in length, setting the </text:span><text:span text:style-name="Monospace"><text:span text:style-name="T14">-a</text:span></text:span><text:span text:style-name="T14"> (</text:span><text:span text:style-name="Monospace"><text:span text:style-name="T14">--substitutions</text:span></text:span><text:span text:style-name="T14">), </text:span><text:span text:style-name="Monospace"><text:span text:style-name="T14">-b</text:span></text:span><text:span text:style-name="T14"> (</text:span><text:span text:style-name="Monospace"><text:span text:style-name="T14">--indels</text:span></text:span><text:span text:style-name="T14">), and </text:span><text:span text:style-name="Monospace"><text:span text:style-name="T14">-c</text:span></text:span><text:span text:style-name="T14"> (</text:span><text:span text:style-name="Monospace"><text:span text:style-name="T14">--indel-length</text:span></text:span><text:span text:style-name="T14">) options will guarantee mapping of reads with at least the specified number of nucleotide substitutions and gaps respectively. Think of it as a floor rather than a ceiling, as all reads will be aligned within the number of mismatches threshold. Some of these alignments could have more substitutions (or more gaps and longer gap lengths) but still score within the threshold.</text:span></text:p>
        <text:p text:style-name="Standard"><text:span text:style-name="T14">For reads equal to or greater than 64 bp in length, adjust the word and step size by setting the </text:span><text:span text:style-name="Monospace"><text:span text:style-name="T14">-w</text:span></text:span><text:span text:style-name="T14"> (</text:span><text:span text:style-name="Monospace"><text:span text:style-name="T14">--word</text:span></text:span><text:span text:style-name="T14">) and </text:span><text:span text:style-name="Monospace"><text:span text:style-name="T14">-s</text:span></text:span><text:span text:style-name="T14"> (</text:span><text:span text:style-name="Monospace"><text:span text:style-name="T14">--step</text:span></text:span><text:span text:style-name="T14">) options, respectively. RTG </text:span><text:span text:style-name="Monospace"><text:span text:style-name="T14">map</text:span></text:span><text:span text:style-name="T42"> </text:span><text:span text:style-name="T14">is a hash-based alignment algorithm and the word flag defines the length of the hash used. Indexes are created for the read sequence data with each </text:span><text:span text:style-name="Monospace"><text:span text:style-name="T14">map</text:span></text:span><text:span text:style-name="T14"> command instance, which allows the flexible tuning.</text:span></text:p>
        <text:p text:style-name="P114">Decreasing the word size increases the percentage mapped against the trade-off of time. Small word size reductions can deliver a material difference in mapping with minimal introduction of noise. Decreasing the step size increases the percentage mapped incrementally, but requires some more time and a cost of higher memory consumption. In both cases, the trade-offs get more severe as you get farther away from the default settings and closer to the percentage mapped maximum.</text:p>
        <text:p text:style-name="Standard"><text:span text:style-name="T14">Another important parameter to consider is the </text:span><text:span text:style-name="Monospace"><text:span text:style-name="T14">--repeat-freq</text:span></text:span><text:span text:style-name="T14"> flag, which allows a trade-off to be made between run time and ability to map repetitive reads. When repetitive data is present, a relatively small proportion of the data can account for much of the run time, due to the large number of potential mapping locations. By discarding the most repetitive hashes during index building, we can dramatically reduce elapsed run time, without affecting the mapping of less-repetitive reads. There are two mechanisms by which this trade off can be controlled. The </text:span><text:span text:style-name="Monospace"><text:span text:style-name="T14">--repeat-freq</text:span></text:span><text:span text:style-name="T14"> flag accepts an integer that denotes the frequency at which hashes will be discarded. For example, </text:span><text:span text:style-name="Monospace"><text:span text:style-name="T14">--repeat-freq=20</text:span></text:span><text:span text:style-name="T14"> will discard all hashes that occur 20 or more times in the index. Alternatively specify a percentage of total hashes to retain in the index, discarding most repetitive hashes first. For example </text:span><text:span text:style-name="Monospace"><text:span text:style-name="T14">--repeat-freq=95%</text:span></text:span><text:span text:style-name="T14"> will discard up to the most frequent 5% of hashes. Using a percentage based threshold is recommended, as this yields a more consistent trade off as the size of a data set varies, which is important when investigating appropriate flag settings on a subset of the data before embarking on large-scale mapping, or when performing mapping on a cluster of servers using a variety of read set sizes. The default value has been selected to provide a balance between speed and accuracy when mapping human whole genome sequencing reads against a non-repeat-masked reference.</text:span></text:p>
        <text:p text:style-name="Standard"><text:span text:style-name="T14">Some reads will map to the reference more than once with the same alignment score. These ambiguous reads may add noise that reduces the accuracy of SNP calling, or increase the available information for copy number variation reporting in structural variation analysis. Rather than throw this information away, or make an arbitrary decision about the read, the RTG </text:span><text:span text:style-name="Monospace"><text:span text:style-name="T14">map</text:span></text:span><text:span text:style-name="T14"> command identifies all locations where a read maps and provides parameters to show or hide such alignments at varying thresholds. Parameter sweeps are typically used to determine the optimal settings that maximize percent mapped. If in doubt, contact RTG technical support for advice.</text:span></text:p>
        <text:p text:style-name="Standard"><text:span text:style-name="T14">To specify tracking information for the output BAM files use the </text:span><text:span text:style-name="Monospace"><text:span text:style-name="T14">--sam-rg</text:span></text:span><text:span text:style-name="T14"> flag to provide a SAM-formatted read group header line. The header should specify at least the </text:span><text:span text:style-name="Monospace"><text:span text:style-name="T14">ID</text:span></text:span><text:span text:style-name="T14">, </text:span><text:span text:style-name="Monospace"><text:span text:style-name="T14">SM</text:span></text:span><text:span text:style-name="T14"> and </text:span><text:span text:style-name="Monospace"><text:span text:style-name="T14">PL</text:span></text:span><text:span text:style-name="T14"> fields for the read group. When mapping directly from a SAM/BAM file with a single read group, or from an SDF with the read group information stored this is automatically set and does not need to be set manually. For more details see Section </text:span><text:span text:style-name="T14"><text:bookmark-ref text:reference-format="number" text:ref-name="__RefHeading__10792_1889221684">6.2</text:bookmark-ref></text:span><text:span text:style-name="T14">.</text:span></text:p>
        <text:p text:style-name="Standard"><text:soft-page-break/><text:span text:style-name="T14">When the sex of the individual being mapped is specified using the </text:span><text:span text:style-name="Monospace"><text:span text:style-name="T14">--pedigree</text:span></text:span><text:span text:style-name="T43"> or</text:span><text:span text:style-name="T14"> </text:span><text:span text:style-name="Monospace"><text:span text:style-name="T14">--sex</text:span></text:span><text:span text:style-name="T14"> flag the reference genome SDF must contain a </text:span><text:span text:style-name="Monospace"><text:span text:style-name="T14">reference.txt</text:span></text:span><text:span text:style-name="T14"> file. For details of how to construct a reference text file see Section </text:span><text:span text:style-name="T14"><text:bookmark-ref text:reference-format="number" text:ref-name="__RefHeading__10794_1889221684">6.3</text:bookmark-ref></text:span><text:span text:style-name="T14">.</text:span></text:p>
        <text:p text:style-name="Standard"><text:span text:style-name="T14">When running many copies of </text:span><text:span text:style-name="Monospace"><text:span text:style-name="T14">map</text:span></text:span><text:span text:style-name="T14"> in parallel on different samples within a larger project, special consideration should be made with respect to where the data resides. Reading and writing data from and to a single disk partition may result in undesirable I/O performance characteristics. To help alleviate this use the </text:span><text:span text:style-name="Monospace"><text:span text:style-name="T14">--tempdir</text:span></text:span><text:span text:style-name="T14"> flag to specify a separate disk partition for temporary files and arrange for inputs and outputs to reside on separate disk partitions where possible. For more details see Section </text:span><text:span text:style-name="T14"><text:bookmark-ref text:reference-format="number" text:ref-name="__RefHeading__2684_1889221684">3.1.3</text:bookmark-ref></text:span><text:span text:style-name="T14">.</text:span></text:p>
        <text:p text:style-name="Standard"><text:span text:style-name="See_20_Also_20_Title"><text:span text:style-name="T14">See also:</text:span></text:span><text:span text:style-name="T14"> </text:span><text:span text:style-name="Monospace"><text:span text:style-name="T14">cgmap, mapf, mapx, format</text:span></text:span></text:p>
        <text:h text:style-name="P357" text:outline-level="3"><text:bookmark-start text:name="__RefHeading__25914_1889221684"/>mapf<text:bookmark-end text:name="__RefHeading__25914_1889221684"/></text:h>
        <text:p text:style-name="P270">Synopsis:</text:p>
        <text:p text:style-name="P114">Filters reads for contaminant sequences by mapping them against the contaminant reference. It outputs two SDF files, one containing the input reads that map to the reference and one that contains those that do not.</text:p>
        <text:p text:style-name="P270">Syntax:</text:p>
        <text:p text:style-name="P114">Filter an SDF or a single end sequence file:</text:p>
        <text:p text:style-name="P226">$ rtg mapf [OPTION]... -o DIR -t SDF -i SDF|FILE</text:p>
        <text:p text:style-name="P114">Filter paired end sequence files:</text:p>
        <text:p text:style-name="P226">$ rtg mapf [OPTION]... -o DIR -t SDF -l FILE -r FILE</text:p>
        <text:p text:style-name="P270">Example:</text:p>
        <text:p text:style-name="P226">$ rtg mapf -i reads -o filtered -t sequences</text:p>
        <text:p text:style-name="P270">Parameters:</text:p>
        <text:p text:style-name="P279">File Input/Out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4"/>
            </table:table-cell>
            <table:table-cell table:style-name="Table60.A1" office:value-type="string">
              <text:p text:style-name="P13">--bam</text:p>
            </table:table-cell>
            <table:table-cell table:style-name="Table60.A1" office:value-type="string">
              <text:p text:style-name="P14">Output the alignments in BAM files as well as the SDF output.</text:p>
            </table:table-cell>
          </table:table-row>
          <table:table-row table:style-name="Table60.1">
            <table:table-cell table:style-name="Table60.A1" office:value-type="string">
              <text:p text:style-name="P14">-F</text:p>
            </table:table-cell>
            <table:table-cell table:style-name="Table60.A1" office:value-type="string">
              <text:p text:style-name="P14">--format=FORMAT</text:p>
            </table:table-cell>
            <table:table-cell table:style-name="Table60.A1" office:value-type="string">
              <text:p text:style-name="P14">The format of the input file(s). (Must be one of [sdf, fasta, fastq, sam-se, sam-pe]) (Default is sdf).</text:p>
            </table:table-cell>
          </table:table-row>
          <table:table-row table:style-name="Table60.1">
            <table:table-cell table:style-name="Table60.A1" office:value-type="string">
              <text:p text:style-name="P14">-i</text:p>
            </table:table-cell>
            <table:table-cell table:style-name="Table60.A1" office:value-type="string">
              <text:p text:style-name="P14">--input=SDF|FILE</text:p>
            </table:table-cell>
            <table:table-cell table:style-name="Table60.A1" office:value-type="string">
              <text:p text:style-name="P14">Specifies the path to the reads to be filtered.</text:p>
            </table:table-cell>
          </table:table-row>
          <table:table-row table:style-name="Table60.1">
            <table:table-cell table:style-name="Table60.A1" office:value-type="string">
              <text:p text:style-name="P14">-l</text:p>
            </table:table-cell>
            <table:table-cell table:style-name="Table60.A1" office:value-type="string">
              <text:p text:style-name="P14">--left=FILE</text:p>
            </table:table-cell>
            <table:table-cell table:style-name="Table60.A1" office:value-type="string">
              <text:p text:style-name="P14">The left input file for FASTA/FASTQ paired end reads.</text:p>
            </table:table-cell>
          </table:table-row>
          <table:table-row table:style-name="Table60.1">
            <table:table-cell table:style-name="Table60.A1" office:value-type="string">
              <text:p text:style-name="P14"/>
            </table:table-cell>
            <table:table-cell table:style-name="Table60.A1" office:value-type="string">
              <text:p text:style-name="P14">--no-merge</text:p>
            </table:table-cell>
            <table:table-cell table:style-name="Table60.A1" office:value-type="string">
              <text:p text:style-name="P14">Set to output mated, unmated and unmapped alignment records into separate SAM/BAM files.</text:p>
            </table:table-cell>
          </table:table-row>
          <table:table-row table:style-name="Table60.1">
            <table:table-cell table:style-name="Table60.A1" office:value-type="string">
              <text:p text:style-name="P14">-o</text:p>
            </table:table-cell>
            <table:table-cell table:style-name="Table60.A1" office:value-type="string">
              <text:p text:style-name="P14">--output=DIR</text:p>
            </table:table-cell>
            <table:table-cell table:style-name="Table60.A1" office:value-type="string">
              <text:p text:style-name="P14">Specifies the directory where results are reported.</text:p>
            </table:table-cell>
          </table:table-row>
          <text:soft-page-break/>
          <table:table-row table:style-name="Table60.1">
            <table:table-cell table:style-name="Table60.A1" office:value-type="string">
              <text:p text:style-name="P14">-q</text:p>
            </table:table-cell>
            <table:table-cell table:style-name="Table60.A1" office:value-type="string">
              <text:p text:style-name="P14">--quality-format=FORMAT</text:p>
            </table:table-cell>
            <table:table-cell table:style-name="Table60.A1" office:value-type="string">
              <text:p text:style-name="P14">The format of the quality data for fastq format files. (Use sanger for Illumina1.8+). (Must be one of [sanger, solexa, illumina]).</text:p>
            </table:table-cell>
          </table:table-row>
          <table:table-row table:style-name="Table60.1">
            <table:table-cell table:style-name="Table60.A1" office:value-type="string">
              <text:p text:style-name="P14">-r</text:p>
            </table:table-cell>
            <table:table-cell table:style-name="Table60.A1" office:value-type="string">
              <text:p text:style-name="P14">--right=FILE</text:p>
            </table:table-cell>
            <table:table-cell table:style-name="Table60.A1" office:value-type="string">
              <text:p text:style-name="P14">The right input file for FASTA/FASTQ paired end reads.</text:p>
            </table:table-cell>
          </table:table-row>
          <table:table-row table:style-name="Table60.1">
            <table:table-cell table:style-name="Table60.A1" office:value-type="string">
              <text:p text:style-name="P14"/>
            </table:table-cell>
            <table:table-cell table:style-name="Table60.A1" office:value-type="string">
              <text:p text:style-name="P14">--sam</text:p>
            </table:table-cell>
            <table:table-cell table:style-name="Table60.A1" office:value-type="string">
              <text:p text:style-name="P14">Output the alignments in SAM files as well as the SDF output.</text:p>
            </table:table-cell>
          </table:table-row>
          <table:table-row table:style-name="Table60.1">
            <table:table-cell table:style-name="Table60.A1" office:value-type="string">
              <text:p text:style-name="P14">-t</text:p>
            </table:table-cell>
            <table:table-cell table:style-name="Table60.A1" office:value-type="string">
              <text:p text:style-name="P14">--template=SDF</text:p>
            </table:table-cell>
            <table:table-cell table:style-name="Table60.A1" office:value-type="string">
              <text:p text:style-name="P14">Specifies the SDF containing the reference genome to filter against.</text:p>
            </table:table-cell>
          </table:table-row>
        </table:table>
        <text:p text:style-name="P279">Sensitivity Tuning</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4"/>
            </table:table-cell>
            <table:table-cell table:style-name="Table61.A1" office:value-type="string">
              <text:p text:style-name="P14">--aligner-band-width=FLOAT</text:p>
            </table:table-cell>
            <table:table-cell table:style-name="Table61.A1" office:value-type="string">
              <text:p text:style-name="P14">Set the fraction of the read length that is allowed to be an indel. Decreasing this factor will allow faster processing, at the expense of only allowing shorter indels to be aligned. (Default is 0.5).</text:p>
            </table:table-cell>
          </table:table-row>
          <table:table-row table:style-name="Table61.1">
            <table:table-cell table:style-name="Table61.A1" office:value-type="string">
              <text:p text:style-name="P14"/>
            </table:table-cell>
            <table:table-cell table:style-name="Table61.A1" office:value-type="string">
              <text:p text:style-name="P14">--aligner-mode=STRING</text:p>
            </table:table-cell>
            <table:table-cell table:style-name="Table61.A1" office:value-type="string">
              <text:p text:style-name="P14">Set the aligner mode to be used. (Must be one of [auto, table, general]). (Default is auto).</text:p>
            </table:table-cell>
          </table:table-row>
          <table:table-row table:style-name="Table61.1">
            <table:table-cell table:style-name="Table61.A1" office:value-type="string">
              <text:p text:style-name="P14"/>
            </table:table-cell>
            <table:table-cell table:style-name="Table61.A1" office:value-type="string">
              <text:p text:style-name="P14">--gap-extend-penalty=INT</text:p>
            </table:table-cell>
            <table:table-cell table:style-name="Table61.A1" office:value-type="string">
              <text:p text:style-name="P14">Set the penalty for extending a gap during alignment. (Default is 1).</text:p>
            </table:table-cell>
          </table:table-row>
          <table:table-row table:style-name="Table61.1">
            <table:table-cell table:style-name="Table61.A1" office:value-type="string">
              <text:p text:style-name="P14"/>
            </table:table-cell>
            <table:table-cell table:style-name="Table61.A1" office:value-type="string">
              <text:p text:style-name="P14">--gap-open-penalty=INT</text:p>
            </table:table-cell>
            <table:table-cell table:style-name="Table61.A1" office:value-type="string">
              <text:p text:style-name="P14">Set the penalty for a gap open during alignment. (Default is 19).</text:p>
            </table:table-cell>
          </table:table-row>
          <table:table-row table:style-name="Table61.1">
            <table:table-cell table:style-name="Table61.A1" office:value-type="string">
              <text:p text:style-name="P14">-c</text:p>
            </table:table-cell>
            <table:table-cell table:style-name="Table61.A1" office:value-type="string">
              <text:p text:style-name="P14">--indel-length=INT</text:p>
            </table:table-cell>
            <table:table-cell table:style-name="Table61.A1" office:value-type="string">
              <text:p text:style-name="P14">Guarantees number of positions that will be detected in a single indel. For example, -c 3 specifies 3 nucleotide insertions or deletions. (Default is 1).</text:p>
            </table:table-cell>
          </table:table-row>
          <table:table-row table:style-name="Table61.1">
            <table:table-cell table:style-name="Table61.A1" office:value-type="string">
              <text:p text:style-name="P14">-b</text:p>
            </table:table-cell>
            <table:table-cell table:style-name="Table61.A1" office:value-type="string">
              <text:p text:style-name="P14">--indels=INT</text:p>
            </table:table-cell>
            <table:table-cell table:style-name="Table61.A1" office:value-type="string">
              <text:p text:style-name="P14">Guarantees minimum number of indels which will be detected when used with read less than 64 bp long. For example -b 1 specifies 1 insertion or deletion. (Default is 1).</text:p>
            </table:table-cell>
          </table:table-row>
          <table:table-row table:style-name="Table61.1">
            <table:table-cell table:style-name="Table61.A1" office:value-type="string">
              <text:p text:style-name="P14">-M</text:p>
            </table:table-cell>
            <table:table-cell table:style-name="Table61.A1" office:value-type="string">
              <text:p text:style-name="P14">--max-fragment-size=INT</text:p>
            </table:table-cell>
            <table:table-cell table:style-name="Table61.A1" office:value-type="string">
              <text:p text:style-name="P14">The maximum permitted fragment size when mating paired reads. (Default is 1000).</text:p>
            </table:table-cell>
          </table:table-row>
          <table:table-row table:style-name="Table61.1">
            <table:table-cell table:style-name="Table61.A1" office:value-type="string">
              <text:p text:style-name="P14">-m</text:p>
            </table:table-cell>
            <table:table-cell table:style-name="Table61.A1" office:value-type="string">
              <text:p text:style-name="P14">--min-fragment-size=INT</text:p>
            </table:table-cell>
            <table:table-cell table:style-name="Table61.A1" office:value-type="string">
              <text:p text:style-name="P14">The minimum permitted fragment size when mating paired reads. (Default is 0).</text:p>
            </table:table-cell>
          </table:table-row>
          <table:table-row table:style-name="Table61.1">
            <table:table-cell table:style-name="Table61.A1" office:value-type="string">
              <text:p text:style-name="P14"/>
            </table:table-cell>
            <table:table-cell table:style-name="Table61.A1" office:value-type="string">
              <text:p text:style-name="P14">--mismatch-penalty=INT</text:p>
            </table:table-cell>
            <table:table-cell table:style-name="Table61.A1" office:value-type="string">
              <text:p text:style-name="P14">Set the penalty for a mismatch during alignment. (Default is 9).</text:p>
            </table:table-cell>
          </table:table-row>
          <table:table-row table:style-name="Table61.1">
            <table:table-cell table:style-name="Table61.A1" office:value-type="string">
              <text:p text:style-name="P14">-d</text:p>
            </table:table-cell>
            <table:table-cell table:style-name="Table61.A1" office:value-type="string">
              <text:p text:style-name="P14">--orientation=STRING</text:p>
            </table:table-cell>
            <table:table-cell table:style-name="Table61.A1" office:value-type="string">
              <text:p text:style-name="P14">Set the orientation required for proper pairs. (Must by one of [fr, rf, tandem, any) (Default is any).</text:p>
            </table:table-cell>
          </table:table-row>
          <table:table-row table:style-name="Table61.1">
            <table:table-cell table:style-name="Table61.A1" office:value-type="string">
              <text:p text:style-name="P14"/>
            </table:table-cell>
            <table:table-cell table:style-name="Table61.A1" office:value-type="string">
              <text:p text:style-name="P14">--<text:span text:style-name="T150">pedigree</text:span></text:p>
            </table:table-cell>
            <table:table-cell table:style-name="Table61.A1" office:value-type="string">
              <text:p text:style-name="P28"><text:span text:style-name="T154">G</text:span>enome relationships pedigree containing sex of sample.</text:p>
            </table:table-cell>
          </table:table-row>
          <text:soft-page-break/>
          <table:table-row table:style-name="Table61.1">
            <table:table-cell table:style-name="Table61.A1" office:value-type="string">
              <text:p text:style-name="P14"/>
            </table:table-cell>
            <table:table-cell table:style-name="Table61.A1" office:value-type="string">
              <text:p text:style-name="P14">--<text:span text:style-name="T150">pedigree</text:span></text:p>
            </table:table-cell>
            <table:table-cell table:style-name="Table61.A1" office:value-type="string">
              <text:p text:style-name="P28"><text:span text:style-name="T154">G</text:span>enome relationships pedigree containing sex of sample.</text:p>
            </table:table-cell>
          </table:table-row>
          <table:table-row table:style-name="Table61.1">
            <table:table-cell table:style-name="Table61.A1" office:value-type="string">
              <text:p text:style-name="P14"/>
            </table:table-cell>
            <table:table-cell table:style-name="Table61.A1" office:value-type="string">
              <text:p text:style-name="P14">--repeat-freq=INT%</text:p>
            </table:table-cell>
            <table:table-cell table:style-name="Table61.A1" office:value-type="string">
              <text:p text:style-name="P14">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0%).</text:p>
            </table:table-cell>
          </table:table-row>
          <table:table-row table:style-name="Table61.1">
            <table:table-cell table:style-name="Table61.A1" office:value-type="string">
              <text:p text:style-name="P14"/>
            </table:table-cell>
            <table:table-cell table:style-name="Table61.A1" office:value-type="string">
              <text:p text:style-name="P14">--sex=SEX</text:p>
            </table:table-cell>
            <table:table-cell table:style-name="Table61.A1" office:value-type="string">
              <text:p text:style-name="P14">Specifies the sex of the individual. (Must be one of [male, female, either]).</text:p>
            </table:table-cell>
          </table:table-row>
          <table:table-row table:style-name="Table61.1">
            <table:table-cell table:style-name="Table61.A1" office:value-type="string">
              <text:p text:style-name="P14"/>
            </table:table-cell>
            <table:table-cell table:style-name="Table61.A1" office:value-type="string">
              <text:p text:style-name="P14">--soft-clip-distance=INT</text:p>
            </table:table-cell>
            <table:table-cell table:style-name="Table61.A1" office:value-type="string">
              <text:p text:style-name="P14">Set to soft clip alignments when an indel occurs within that many nucleotides from either end of the read. (Default is 5).</text:p>
            </table:table-cell>
          </table:table-row>
          <table:table-row table:style-name="Table61.1">
            <table:table-cell table:style-name="Table61.A1" office:value-type="string">
              <text:p text:style-name="P14">-s</text:p>
            </table:table-cell>
            <table:table-cell table:style-name="Table61.A1" office:value-type="string">
              <text:p text:style-name="P14">--step=INT</text:p>
            </table:table-cell>
            <table:table-cell table:style-name="Table61.A1" office:value-type="string">
              <text:p text:style-name="P14">Set the step size. (Default is half word size).</text:p>
            </table:table-cell>
          </table:table-row>
          <table:table-row table:style-name="Table61.1">
            <table:table-cell table:style-name="Table61.A1" office:value-type="string">
              <text:p text:style-name="P14">-a</text:p>
            </table:table-cell>
            <table:table-cell table:style-name="Table61.A1" office:value-type="string">
              <text:p text:style-name="P14">--substitutions=INT</text:p>
            </table:table-cell>
            <table:table-cell table:style-name="Table61.A1" office:value-type="string">
              <text:p text:style-name="P14">Guarantees minimum number of substitutions to be detected when used with read data less than 64 bp long. (Default is 1).</text:p>
            </table:table-cell>
          </table:table-row>
          <table:table-row table:style-name="Table61.1">
            <table:table-cell table:style-name="Table61.A1" office:value-type="string">
              <text:p text:style-name="P14"/>
            </table:table-cell>
            <table:table-cell table:style-name="Table61.A1" office:value-type="string">
              <text:p text:style-name="P14">--unknowns-penalty=INT</text:p>
            </table:table-cell>
            <table:table-cell table:style-name="Table61.A1" office:value-type="string">
              <text:p text:style-name="P14">Set the penalty for unknown nucleotides during alignment. (Default is 5).</text:p>
            </table:table-cell>
          </table:table-row>
          <table:table-row table:style-name="Table61.1">
            <table:table-cell table:style-name="Table61.A1" office:value-type="string">
              <text:p text:style-name="P14">-w</text:p>
            </table:table-cell>
            <table:table-cell table:style-name="Table61.A1" office:value-type="string">
              <text:p text:style-name="P14">--word=INT</text:p>
            </table:table-cell>
            <table:table-cell table:style-name="Table61.A1" office:value-type="string">
              <text:p text:style-name="P14">Specifies an internal minimum word size used during the initial matching phase. Word size selection optimizes the number of reads for a desired level of sensitivity (allowed mismatches and indels) given an acceptable alignment speed. (Default is 22).</text:p>
            </table:table-cell>
          </table:table-row>
        </table:table>
        <text:p text:style-name="P279">Filtering</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4"/>
            </table:table-cell>
            <table:table-cell table:style-name="Table62.A1" office:value-type="string">
              <text:p text:style-name="P14">--end-read=INT</text:p>
            </table:table-cell>
            <table:table-cell table:style-name="Table62.A1" office:value-type="string">
              <text:p text:style-name="P14">Only map sequences with sequence id less than the given number. (Sequence ids start at 0).</text:p>
            </table:table-cell>
          </table:table-row>
          <table:table-row table:style-name="Table62.1">
            <table:table-cell table:style-name="Table62.A1" office:value-type="string">
              <text:p text:style-name="P14"/>
            </table:table-cell>
            <table:table-cell table:style-name="Table62.A1" office:value-type="string">
              <text:p text:style-name="P14">--start-read=INT</text:p>
            </table:table-cell>
            <table:table-cell table:style-name="Table62.A1" office:value-type="string">
              <text:p text:style-name="P14">Only map sequences with sequence id greater than or equal to the given number. (Sequence ids start at 0).</text:p>
            </table:table-cell>
          </table:table-row>
        </table:table>
        <text:p text:style-name="P279">Reporting</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4"/>
            </table:table-cell>
            <table:table-cell table:style-name="Table63.A1" office:value-type="string">
              <text:p text:style-name="P14">--max-mated-mismatches=INT</text:p>
            </table:table-cell>
            <table:table-cell table:style-name="Table63.A1" office:value-type="string">
              <text:p text:style-name="P14">The maximum mismatches for mappings across mated results, alias for --max-mismatches (as absolute value or percentage of read length). (Default is 10%).</text:p>
            </table:table-cell>
          </table:table-row>
          <table:table-row table:style-name="Table63.1">
            <table:table-cell table:style-name="Table63.A1" office:value-type="string">
              <text:p text:style-name="P14">-e</text:p>
            </table:table-cell>
            <table:table-cell table:style-name="Table63.A1" office:value-type="string">
              <text:p text:style-name="P14">--max-mismatches=INT</text:p>
            </table:table-cell>
            <table:table-cell table:style-name="Table63.A1" office:value-type="string">
              <text:p text:style-name="P14">The maximum mismatches for mappings in single-end mode (as absolute value or <text:soft-page-break/>percentage of read length). (Default is 10%).</text:p>
            </table:table-cell>
          </table:table-row>
          <table:table-row table:style-name="Table63.1">
            <table:table-cell table:style-name="Table63.A1" office:value-type="string">
              <text:p text:style-name="P14">-E</text:p>
            </table:table-cell>
            <table:table-cell table:style-name="Table63.A1" office:value-type="string">
              <text:p text:style-name="P14">--max-unmated-mismatches=INT</text:p>
            </table:table-cell>
            <table:table-cell table:style-name="Table63.A1" office:value-type="string">
              <text:p text:style-name="P14">The maximum mismatches for mappings of unmated results (as absolute value or percentage of read length). (Default is 10%).</text:p>
            </table:table-cell>
          </table:table-row>
          <table:table-row table:style-name="Table63.1">
            <table:table-cell table:style-name="Table63.A1" office:value-type="string">
              <text:p text:style-name="P14"/>
            </table:table-cell>
            <table:table-cell table:style-name="Table63.A1" office:value-type="string">
              <text:p text:style-name="P14">--sam-rg=STRING|FILE</text:p>
            </table:table-cell>
            <table:table-cell table:style-name="Table63.A1" office:value-type="string">
              <text:p text:style-name="P14">Specifies a file containing a single valid read group SAM header line or a string in the form "@RG\tID:READGROUP1\tSM:BACT_SAMPLE\tPL:ILLUMINA".</text:p>
            </table:table-cell>
          </table:table-row>
        </table:table>
        <text:p text:style-name="P279">Utility</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4">-h</text:p>
            </table:table-cell>
            <table:table-cell table:style-name="Table64.A1" office:value-type="string">
              <text:p text:style-name="P14">--help</text:p>
            </table:table-cell>
            <table:table-cell table:style-name="Table64.A1" office:value-type="string">
              <text:p text:style-name="P14">Prints help on command-line flag usage.</text:p>
            </table:table-cell>
          </table:table-row>
          <table:table-row table:style-name="Table64.1">
            <table:table-cell table:style-name="Table64.A1" office:value-type="string">
              <text:p text:style-name="P14"/>
            </table:table-cell>
            <table:table-cell table:style-name="Table64.A1" office:value-type="string">
              <text:p text:style-name="P14">--legacy-cigars</text:p>
            </table:table-cell>
            <table:table-cell table:style-name="Table64.A1" office:value-type="string">
              <text:p text:style-name="P14">Produce cigars in legacy format (using M instead of X or =) in SAM/BAM output. When set will also produce the MD field.</text:p>
            </table:table-cell>
          </table:table-row>
          <table:table-row table:style-name="Table64.1">
            <table:table-cell table:style-name="Table64.A1" office:value-type="string">
              <text:p text:style-name="P14">-Z</text:p>
            </table:table-cell>
            <table:table-cell table:style-name="Table64.A1" office:value-type="string">
              <text:p text:style-name="P14">--no-gzip</text:p>
            </table:table-cell>
            <table:table-cell table:style-name="Table64.A1" office:value-type="string">
              <text:p text:style-name="P14">Set this flag to create the SAM output files without compression. By default the output files are compressed with tabix compatible blocked gzip.</text:p>
            </table:table-cell>
          </table:table-row>
          <table:table-row table:style-name="Table64.1">
            <table:table-cell table:style-name="Table64.A1" office:value-type="string">
              <text:p text:style-name="P14"/>
            </table:table-cell>
            <table:table-cell table:style-name="Table64.A1" office:value-type="string">
              <text:p text:style-name="P14">--no-index</text:p>
            </table:table-cell>
            <table:table-cell table:style-name="Table64.A1" office:value-type="string">
              <text:p text:style-name="P14">Set this flag to not produce the indexes for the SAM/BAM output files.</text:p>
            </table:table-cell>
          </table:table-row>
          <table:table-row table:style-name="Table64.1">
            <table:table-cell table:style-name="Table64.A1" office:value-type="string">
              <text:p text:style-name="P14"/>
            </table:table-cell>
            <table:table-cell table:style-name="Table64.A1" office:value-type="string">
              <text:p text:style-name="P14">--read-names</text:p>
            </table:table-cell>
            <table:table-cell table:style-name="Table64.A1" office:value-type="string">
              <text:p text:style-name="P14">Output read names instead of sequence ids in SAM/BAM files. (Uses more RAM).</text:p>
            </table:table-cell>
          </table:table-row>
          <table:table-row table:style-name="Table64.1">
            <table:table-cell table:style-name="Table64.A1" office:value-type="string">
              <text:p text:style-name="P14"/>
            </table:table-cell>
            <table:table-cell table:style-name="Table64.A1" office:value-type="string">
              <text:p text:style-name="P14">--tempdir=DIR</text:p>
            </table:table-cell>
            <table:table-cell table:style-name="Table64.A1" office:value-type="string">
              <text:p text:style-name="P14">Set the directory to use for temporary files during processing. (Defaults to output directory).</text:p>
            </table:table-cell>
          </table:table-row>
          <table:table-row table:style-name="Table64.1">
            <table:table-cell table:style-name="Table64.A1" office:value-type="string">
              <text:p text:style-name="P14">-T</text:p>
            </table:table-cell>
            <table:table-cell table:style-name="Table64.A1" office:value-type="string">
              <text:p text:style-name="P14">--threads=INT</text:p>
            </table:table-cell>
            <table:table-cell table:style-name="Table64.A1" office:value-type="string">
              <text:p text:style-name="P14">Specify the number of threads to use in a multi-core processor. (Default is all available cores).</text:p>
            </table:table-cell>
          </table:table-row>
        </table:table>
        <text:p text:style-name="P270">Usage:</text:p>
        <text:p text:style-name="P114">Use to filter out contaminant reads based on a set of possible contaminant sequences. The command maps the reads against the provided contaminant sequences and produces two SDF output files, one which contains the sequences which mapped to the contaminant and one which contains the sequences which did not. The SDF which contains the unmapped sequences can then be used as input to further processes having had the contaminant reads filtered out.</text:p>
        <text:p text:style-name="P175"><text:span text:style-name="T14">This command differs from regular </text:span><text:span text:style-name="Monospace"><text:span text:style-name="T14">map</text:span></text:span><text:span text:style-name="T14"> in that paired-end read </text:span><text:span text:style-name="T44">arm</text:span><text:span text:style-name="T14">s are kept together – </text:span><text:span text:style-name="T44">on the assumption that it does not make sense from a contamination viewpoint that one arm came from the contaminant genome and the other did not</text:span><text:span text:style-name="T14">. </text:span><text:span text:style-name="T44">Thus, w</text:span><text:span text:style-name="T14">ith </text:span><text:span text:style-name="Monospace"><text:span text:style-name="T14">mapf</text:span></text:span><text:span text:style-name="T14">, if either end of the read maps to the contaminant database, both arms of the read are filtered.</text:span></text:p>
        <text:p text:style-name="Inline_20_Note_20_Start"><text:span text:style-name="Inline_20_Note_20_Title"><text:span text:style-name="T14">NOTE:</text:span></text:span><text:span text:style-name="T45"><text:tab/></text:span><text:span text:style-name="T14">The </text:span><text:span text:style-name="Monospace"><text:span text:style-name="T14">--sam-rg</text:span></text:span><text:span text:style-name="T14"> flag specifies the read group information when outputting to SAM/BAM and also adjusts the internal aligner configuration based on the </text:span><text:soft-page-break/><text:span text:style-name="T14">platform given. Recognized platforms are </text:span><text:span text:style-name="Monospace"><text:span text:style-name="T14">ILLUMINA,</text:span></text:span><text:span text:style-name="T14"> </text:span><text:span text:style-name="Monospace"><text:span text:style-name="T14">LS454</text:span></text:span><text:span text:style-name="T43">, </text:span><text:span text:style-name="T14">and </text:span><text:span text:style-name="Monospace"><text:span text:style-name="T14">IONTORRENT</text:span></text:span><text:span text:style-name="T14">.</text:span></text:p>
        <text:p text:style-name="Standard"><text:span text:style-name="See_20_Also_20_Title"><text:span text:style-name="T14">See also:</text:span></text:span><text:span text:style-name="T14"> </text:span><text:span text:style-name="Monospace"><text:span text:style-name="T14">map, cgmap, mapx</text:span></text:span></text:p>
        <text:h text:style-name="P357" text:outline-level="3"><text:bookmark-start text:name="__RefHeading__27852_1889221684"/>cgmap<text:bookmark-end text:name="__RefHeading__27852_1889221684"/></text:h>
        <text:p text:style-name="P270">Synopsis:</text:p>
        <text:p text:style-name="P114">Mapping function for Complete Genomics data.</text:p>
        <text:p text:style-name="P270">Syntax:</text:p>
        <text:p text:style-name="P226">$ rtg cgmap [OPTION]... -i SDF|FILE -o DIR -t SDF</text:p>
        <text:p text:style-name="P270">Example:</text:p>
        <text:p text:style-name="P226">$ rtg cgmap -i CG_reads -o CG_map -t HUMAN_reference </text:p>
        <text:p text:style-name="P270">Parameters:</text:p>
        <text:p text:style-name="P279">File Input/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4">-F</text:p>
            </table:table-cell>
            <table:table-cell table:style-name="Table65.A1" office:value-type="string">
              <text:p text:style-name="P14">--format=FORMAT</text:p>
            </table:table-cell>
            <table:table-cell table:style-name="Table65.A1" office:value-type="string">
              <text:p text:style-name="P14">The format of the input file. (Must be one of [sdf, tsv]) (Default is sdf).</text:p>
            </table:table-cell>
          </table:table-row>
          <table:table-row table:style-name="Table65.1">
            <table:table-cell table:style-name="Table65.A1" office:value-type="string">
              <text:p text:style-name="P14">-i</text:p>
            </table:table-cell>
            <table:table-cell table:style-name="Table65.A1" office:value-type="string">
              <text:p text:style-name="P14">--input=SDF|FILE</text:p>
            </table:table-cell>
            <table:table-cell table:style-name="Table65.A1" office:value-type="string">
              <text:p text:style-name="P14">Specifies the Complete Genomics reads to be mapped.</text:p>
            </table:table-cell>
          </table:table-row>
          <table:table-row table:style-name="Table65.1">
            <table:table-cell table:style-name="Table65.A1" office:value-type="string">
              <text:p text:style-name="P14"/>
            </table:table-cell>
            <table:table-cell table:style-name="Table65.A1" office:value-type="string">
              <text:p text:style-name="P14">--no-merge</text:p>
            </table:table-cell>
            <table:table-cell table:style-name="Table65.A1" office:value-type="string">
              <text:p text:style-name="P14">Set to output mated, unmated and unmapped alignment records into separate SAM/BAM files.</text:p>
            </table:table-cell>
          </table:table-row>
          <table:table-row table:style-name="Table65.1">
            <table:table-cell table:style-name="Table65.A1" office:value-type="string">
              <text:p text:style-name="P14">-o</text:p>
            </table:table-cell>
            <table:table-cell table:style-name="Table65.A1" office:value-type="string">
              <text:p text:style-name="P14">--output=DIR</text:p>
            </table:table-cell>
            <table:table-cell table:style-name="Table65.A1" office:value-type="string">
              <text:p text:style-name="P14">Specifies the directory where results are reported.</text:p>
            </table:table-cell>
          </table:table-row>
          <table:table-row table:style-name="Table65.1">
            <table:table-cell table:style-name="Table65.A1" office:value-type="string">
              <text:p text:style-name="P14"/>
            </table:table-cell>
            <table:table-cell table:style-name="Table65.A1" office:value-type="string">
              <text:p text:style-name="P14">--sam</text:p>
            </table:table-cell>
            <table:table-cell table:style-name="Table65.A1" office:value-type="string">
              <text:p text:style-name="P14">Set to output results in SAM format instead of BAM format.</text:p>
            </table:table-cell>
          </table:table-row>
          <table:table-row table:style-name="Table65.1">
            <table:table-cell table:style-name="Table65.A1" office:value-type="string">
              <text:p text:style-name="P14">-t</text:p>
            </table:table-cell>
            <table:table-cell table:style-name="Table65.A1" office:value-type="string">
              <text:p text:style-name="P14">--template=SDF</text:p>
            </table:table-cell>
            <table:table-cell table:style-name="Table65.A1" office:value-type="string">
              <text:p text:style-name="P14">Specifies the SDF containing the reference genome to map against.</text:p>
            </table:table-cell>
          </table:table-row>
        </table:table>
        <text:p text:style-name="P279">Sensitivity Tuning</text:p>
        <table:table table:name="Table66" table:style-name="Table66">
          <table:table-column table:style-name="Table66.A"/>
          <table:table-column table:style-name="Table66.B"/>
          <table:table-column table:style-name="Table66.C"/>
          <table:table-row table:style-name="Table66.1">
            <table:table-cell table:style-name="Table66.A1" office:value-type="string">
              <text:p text:style-name="P14"/>
            </table:table-cell>
            <table:table-cell table:style-name="Table66.A1" office:value-type="string">
              <text:p text:style-name="P14">--mask=STRING</text:p>
            </table:table-cell>
            <table:table-cell table:style-name="Table66.A1" office:value-type="string">
              <text:p text:style-name="P14">The mask to apply. (Must be one of [cgmaska15b1, cgmaska1b1]) (Default is cgmaska15b1).</text:p>
            </table:table-cell>
          </table:table-row>
          <table:table-row table:style-name="Table66.1">
            <table:table-cell table:style-name="Table66.A1" office:value-type="string">
              <text:p text:style-name="P14">-M</text:p>
            </table:table-cell>
            <table:table-cell table:style-name="Table66.A1" office:value-type="string">
              <text:p text:style-name="P14">--max-fragment-size=INT</text:p>
            </table:table-cell>
            <table:table-cell table:style-name="Table66.A1" office:value-type="string">
              <text:p text:style-name="P14">The maximum permitted fragment size when mating paired reads. (Default is 1000).</text:p>
            </table:table-cell>
          </table:table-row>
          <table:table-row table:style-name="Table66.1">
            <table:table-cell table:style-name="Table66.A1" office:value-type="string">
              <text:p text:style-name="P14">-m</text:p>
            </table:table-cell>
            <table:table-cell table:style-name="Table66.A1" office:value-type="string">
              <text:p text:style-name="P14">--min-fragment-size=INT</text:p>
            </table:table-cell>
            <table:table-cell table:style-name="Table66.A1" office:value-type="string">
              <text:p text:style-name="P14">The minimum permitted fragment size when mating paired reads. (Default is 0).</text:p>
            </table:table-cell>
          </table:table-row>
          <table:table-row table:style-name="Table66.1">
            <table:table-cell table:style-name="Table66.A1" office:value-type="string">
              <text:p text:style-name="P14">-d</text:p>
            </table:table-cell>
            <table:table-cell table:style-name="Table66.A1" office:value-type="string">
              <text:p text:style-name="P14">--orientation=STRING</text:p>
            </table:table-cell>
            <table:table-cell table:style-name="Table66.A1" office:value-type="string">
              <text:p text:style-name="P14">Set the orientation required for proper pairs. (Must by one of [fr, rf, tandem, any) (Default is any).</text:p>
            </table:table-cell>
          </table:table-row>
          <text:soft-page-break/>
          <table:table-row table:style-name="Table66.1">
            <table:table-cell table:style-name="Table66.A1" office:value-type="string">
              <text:p text:style-name="P14"/>
            </table:table-cell>
            <table:table-cell table:style-name="Table66.A1" office:value-type="string">
              <text:p text:style-name="P14">--<text:span text:style-name="T150">pedigree</text:span></text:p>
            </table:table-cell>
            <table:table-cell table:style-name="Table66.A1" office:value-type="string">
              <text:p text:style-name="P28"><text:span text:style-name="T154">G</text:span>enome relationships pedigree containing sex of sample.</text:p>
            </table:table-cell>
          </table:table-row>
          <table:table-row table:style-name="Table66.1">
            <table:table-cell table:style-name="Table66.A1" office:value-type="string">
              <text:p text:style-name="P14"/>
            </table:table-cell>
            <table:table-cell table:style-name="Table66.A1" office:value-type="string">
              <text:p text:style-name="P14">--penalize-unknowns</text:p>
            </table:table-cell>
            <table:table-cell table:style-name="Table66.A1" office:value-type="string">
              <text:p text:style-name="P14">If set, will treat unknown bases as mismatches.</text:p>
            </table:table-cell>
          </table:table-row>
          <table:table-row table:style-name="Table66.1">
            <table:table-cell table:style-name="Table66.A1" office:value-type="string">
              <text:p text:style-name="P14"/>
            </table:table-cell>
            <table:table-cell table:style-name="Table66.A1" office:value-type="string">
              <text:p text:style-name="P14">--repeat-freq=INT%</text:p>
            </table:table-cell>
            <table:table-cell table:style-name="Table66.A1" office:value-type="string">
              <text:p text:style-name="P14">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5%).</text:p>
            </table:table-cell>
          </table:table-row>
          <table:table-row table:style-name="Table66.1">
            <table:table-cell table:style-name="Table66.A1" office:value-type="string">
              <text:p text:style-name="P14"/>
            </table:table-cell>
            <table:table-cell table:style-name="Table66.A1" office:value-type="string">
              <text:p text:style-name="P14">--sex=SEX</text:p>
            </table:table-cell>
            <table:table-cell table:style-name="Table66.A1" office:value-type="string">
              <text:p text:style-name="P14">Specifies the sex of the individual. (Must be one of [male, female, either]).</text:p>
            </table:table-cell>
          </table:table-row>
        </table:table>
        <text:p text:style-name="P279">Filtering</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4"/>
            </table:table-cell>
            <table:table-cell table:style-name="Table67.A1" office:value-type="string">
              <text:p text:style-name="P14">--end-read=INT</text:p>
            </table:table-cell>
            <table:table-cell table:style-name="Table67.A1" office:value-type="string">
              <text:p text:style-name="P14">Only map sequences with sequence id less than the given number. (Sequence ids start at 0).</text:p>
            </table:table-cell>
          </table:table-row>
          <table:table-row table:style-name="Table67.1">
            <table:table-cell table:style-name="Table67.A1" office:value-type="string">
              <text:p text:style-name="P14"/>
            </table:table-cell>
            <table:table-cell table:style-name="Table67.A1" office:value-type="string">
              <text:p text:style-name="P14">--start-read=INT</text:p>
            </table:table-cell>
            <table:table-cell table:style-name="Table67.A1" office:value-type="string">
              <text:p text:style-name="P14">Only map sequences with sequence id greater than or equal to the given number. (Sequence ids start at 0).</text:p>
            </table:table-cell>
          </table:table-row>
        </table:table>
        <text:p text:style-name="P279">Reporting</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4"/>
            </table:table-cell>
            <table:table-cell table:style-name="Table68.A1" office:value-type="string">
              <text:p text:style-name="P14">--all-hits</text:p>
            </table:table-cell>
            <table:table-cell table:style-name="Table68.A1" office:value-type="string">
              <text:p text:style-name="P14">Output all alignments meeting thresholds instead of applying mating and N limits.</text:p>
            </table:table-cell>
          </table:table-row>
          <table:table-row table:style-name="Table68.1">
            <table:table-cell table:style-name="Table68.A1" office:value-type="string">
              <text:p text:style-name="P14">-e</text:p>
            </table:table-cell>
            <table:table-cell table:style-name="Table68.A1" office:value-type="string">
              <text:p text:style-name="P14">--max-mated-mismatches=INT</text:p>
            </table:table-cell>
            <table:table-cell table:style-name="Table68.A1" office:value-type="string">
              <text:p text:style-name="P14">The maximum mismatches allowed for mated results (as absolute value or percentage of read length). (Default is 10%).</text:p>
            </table:table-cell>
          </table:table-row>
          <table:table-row table:style-name="Table68.1">
            <table:table-cell table:style-name="Table68.A1" office:value-type="string">
              <text:p text:style-name="P14">-n</text:p>
            </table:table-cell>
            <table:table-cell table:style-name="Table68.A1" office:value-type="string">
              <text:p text:style-name="P14">--max-top-results=INT</text:p>
            </table:table-cell>
            <table:table-cell table:style-name="Table68.A1" office:value-type="string">
              <text:p text:style-name="P14">Sets the maximum number of reported mapping results (locations) with the same alignment score (AS). Allowed values are between 1 and 255. (Default is 5).</text:p>
            </table:table-cell>
          </table:table-row>
          <table:table-row table:style-name="Table68.1">
            <table:table-cell table:style-name="Table68.A1" office:value-type="string">
              <text:p text:style-name="P14">-E</text:p>
            </table:table-cell>
            <table:table-cell table:style-name="Table68.A1" office:value-type="string">
              <text:p text:style-name="P14">--max-unmated-mismatches=INT</text:p>
            </table:table-cell>
            <table:table-cell table:style-name="Table68.A1" office:value-type="string">
              <text:p text:style-name="P14">The maximum mismatches allowed for unmated results (as absolute value or percentage of read length). (Default is 10%).</text:p>
            </table:table-cell>
          </table:table-row>
          <table:table-row table:style-name="Table68.1">
            <table:table-cell table:style-name="Table68.A1" office:value-type="string">
              <text:p text:style-name="P14"/>
            </table:table-cell>
            <table:table-cell table:style-name="Table68.A1" office:value-type="string">
              <text:p text:style-name="P14">--no-unmapped</text:p>
            </table:table-cell>
            <table:table-cell table:style-name="Table68.A1" office:value-type="string">
              <text:p text:style-name="P14">Do not output unmapped reads. Some reads that map multiple times will not be aligned, and are reported as unmapped. These reads are reported with XC attributes that indicate the reason they were not mapped.</text:p>
            </table:table-cell>
          </table:table-row>
          <table:table-row table:style-name="Table68.1">
            <table:table-cell table:style-name="Table68.A1" office:value-type="string">
              <text:p text:style-name="P14"/>
            </table:table-cell>
            <table:table-cell table:style-name="Table68.A1" office:value-type="string">
              <text:p text:style-name="P14">--no-unmated</text:p>
            </table:table-cell>
            <table:table-cell table:style-name="Table68.A1" office:value-type="string">
              <text:p text:style-name="P14">Do not output unmated reads when in paired-end mode.</text:p>
            </table:table-cell>
          </table:table-row>
          <text:soft-page-break/>
          <table:table-row table:style-name="Table68.1">
            <table:table-cell table:style-name="Table68.A1" office:value-type="string">
              <text:p text:style-name="P14"/>
            </table:table-cell>
            <table:table-cell table:style-name="Table68.A1" office:value-type="string">
              <text:p text:style-name="P14">--sam-rg=STRING|FILE</text:p>
            </table:table-cell>
            <table:table-cell table:style-name="Table68.A1" office:value-type="string">
              <text:p text:style-name="P14">Specifies a file containing a single valid read group SAM header line or a string in the form "@RG\tID:READGROUP1\tSM:BACT_SAMPLE\tPL:COMPLETE".</text:p>
            </table:table-cell>
          </table:table-row>
        </table:table>
        <text:p text:style-name="P279">Utility</text:p>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4">-h</text:p>
            </table:table-cell>
            <table:table-cell table:style-name="Table69.A1" office:value-type="string">
              <text:p text:style-name="P14">--help</text:p>
            </table:table-cell>
            <table:table-cell table:style-name="Table69.A1" office:value-type="string">
              <text:p text:style-name="P14">Prints help on command-line flag usage.</text:p>
            </table:table-cell>
          </table:table-row>
          <table:table-row table:style-name="Table69.1">
            <table:table-cell table:style-name="Table69.A1" office:value-type="string">
              <text:p text:style-name="P14"/>
            </table:table-cell>
            <table:table-cell table:style-name="Table69.A1" office:value-type="string">
              <text:p text:style-name="P14">--legacy-cigars</text:p>
            </table:table-cell>
            <table:table-cell table:style-name="Table69.A1" office:value-type="string">
              <text:p text:style-name="P14">Produce cigars in legacy format (using M instead of X or =) in SAM/BAM output. When set will also produce the MD field.</text:p>
            </table:table-cell>
          </table:table-row>
          <table:table-row table:style-name="Table69.1">
            <table:table-cell table:style-name="Table69.A1" office:value-type="string">
              <text:p text:style-name="P14"/>
            </table:table-cell>
            <table:table-cell table:style-name="Table69.A1" office:value-type="string">
              <text:p text:style-name="P14">--no-calibration</text:p>
            </table:table-cell>
            <table:table-cell table:style-name="Table69.A1" office:value-type="string">
              <text:p text:style-name="P14">Set this flag to not produce the calibration output files.</text:p>
            </table:table-cell>
          </table:table-row>
          <table:table-row table:style-name="Table69.1">
            <table:table-cell table:style-name="Table69.A1" office:value-type="string">
              <text:p text:style-name="P14">-Z</text:p>
            </table:table-cell>
            <table:table-cell table:style-name="Table69.A1" office:value-type="string">
              <text:p text:style-name="P14">--no-gzip</text:p>
            </table:table-cell>
            <table:table-cell table:style-name="Table69.A1" office:value-type="string">
              <text:p text:style-name="P14">Set this flag to create the SAM output files without compression. By default the output files are compressed with tabix compatible blocked gzip.</text:p>
            </table:table-cell>
          </table:table-row>
          <table:table-row table:style-name="Table69.1">
            <table:table-cell table:style-name="Table69.A1" office:value-type="string">
              <text:p text:style-name="P14"/>
            </table:table-cell>
            <table:table-cell table:style-name="Table69.A1" office:value-type="string">
              <text:p text:style-name="P14">--no-index</text:p>
            </table:table-cell>
            <table:table-cell table:style-name="Table69.A1" office:value-type="string">
              <text:p text:style-name="P14">Set this flag to not produce the indexes for the SAM/BAM output files.</text:p>
            </table:table-cell>
          </table:table-row>
          <table:table-row table:style-name="Table69.1">
            <table:table-cell table:style-name="Table69.A1" office:value-type="string">
              <text:p text:style-name="P14"/>
            </table:table-cell>
            <table:table-cell table:style-name="Table69.A1" office:value-type="string">
              <text:p text:style-name="P14">--no-svprep</text:p>
            </table:table-cell>
            <table:table-cell table:style-name="Table69.A1" office:value-type="string">
              <text:p text:style-name="P14">Do not perform structural variant processing.</text:p>
            </table:table-cell>
          </table:table-row>
          <table:table-row table:style-name="Table69.1">
            <table:table-cell table:style-name="Table69.A1" office:value-type="string">
              <text:p text:style-name="P14"/>
            </table:table-cell>
            <table:table-cell table:style-name="Table69.A1" office:value-type="string">
              <text:p text:style-name="P14">--tempdir=DIR</text:p>
            </table:table-cell>
            <table:table-cell table:style-name="Table69.A1" office:value-type="string">
              <text:p text:style-name="P14">Set the directory to use for temporary files during processing. (Defaults to output directory).</text:p>
            </table:table-cell>
          </table:table-row>
          <table:table-row table:style-name="Table69.1">
            <table:table-cell table:style-name="Table69.A1" office:value-type="string">
              <text:p text:style-name="P14">-T</text:p>
            </table:table-cell>
            <table:table-cell table:style-name="Table69.A1" office:value-type="string">
              <text:p text:style-name="P14">--threads=INT</text:p>
            </table:table-cell>
            <table:table-cell table:style-name="Table69.A1" office:value-type="string">
              <text:p text:style-name="P14">Specify the number of threads to use in a multi-core processor. (Default is all available cores).</text:p>
            </table:table-cell>
          </table:table-row>
        </table:table>
        <text:p text:style-name="P270">Usage:</text:p>
        <text:p text:style-name="Standard"><text:span text:style-name="T14">The </text:span><text:span text:style-name="Monospace"><text:span text:style-name="T14">cgmap</text:span></text:span><text:span text:style-name="T14"> command is similar in functionality to the map command with some key differences for mapping the unique structure of Complete Genomics reads. Where the </text:span><text:span text:style-name="Monospace"><text:span text:style-name="T14">map</text:span></text:span><text:span text:style-name="T14"> command allows you to control the mapping sensitivity using the substitutions (</text:span><text:span text:style-name="Monospace"><text:span text:style-name="T14">-a</text:span></text:span><text:span text:style-name="T14">), indels (</text:span><text:span text:style-name="Monospace"><text:span text:style-name="T14">-b</text:span></text:span><text:span text:style-name="T14">) and indel lengths (</text:span><text:span text:style-name="Monospace"><text:span text:style-name="T14">-c</text:span></text:span><text:span text:style-name="T14">) flags, </text:span><text:span text:style-name="Monospace"><text:span text:style-name="T14">cgmap</text:span></text:span><text:span text:style-name="T14"> provides two presets using the </text:span><text:span text:style-name="Monospace"><text:span text:style-name="T14">--mask</text:span></text:span><text:span text:style-name="T14"> flag. The mask </text:span><text:span text:style-name="Monospace"><text:span text:style-name="T14">cgmaska1b1</text:span></text:span><text:span text:style-name="T14"> is approximately equivalent to setting the substitutions to 1 and indels to 1 in the </text:span><text:span text:style-name="Monospace"><text:span text:style-name="T14">map</text:span></text:span><text:span text:style-name="T14"> command. The mask </text:span><text:span text:style-name="Monospace"><text:span text:style-name="T14">cgmaska15b1</text:span></text:span><text:span text:style-name="T14"> provides more sensitivity to substitutions (somewhere between 1 and 2).</text:span></text:p>
        <text:p text:style-name="Standard"><text:span text:style-name="See_20_Also_20_Title"><text:span text:style-name="T14">See also:</text:span></text:span><text:span text:style-name="T14"> </text:span><text:span text:style-name="Monospace"><text:span text:style-name="T14">map, mapf, mapx</text:span></text:span></text:p>
        <text:h text:style-name="P373" text:outline-level="2"><text:bookmark-start text:name="__RefHeading__27854_1889221684"/>Protein Search Commands<text:bookmark-end text:name="__RefHeading__27854_1889221684"/></text:h>
        <text:h text:style-name="P357" text:outline-level="3"><text:bookmark-start text:name="__RefHeading__27856_1889221684"/>mapx<text:bookmark-end text:name="__RefHeading__27856_1889221684"/></text:h>
        <text:p text:style-name="P270">Synopsis:</text:p>
        <text:p text:style-name="Standard"><text:span text:style-name="T14">The RTG </text:span><text:span text:style-name="Monospace"><text:span text:style-name="T14">mapx</text:span></text:span><text:span text:style-name="T14"> command searches translated read data sets of defined length (e.g., 100 bp reads) against protein databases or translated nucleotide sequences. This similarity search with gapped alignment may be adjusted for sensitivity to gaps and mismatches. Reported search results may be </text:span><text:soft-page-break/><text:span text:style-name="T14">modified by a combination of one or more thresholds on % identity, E value, bit score and alignment score. The output file of the command is similar to that reported by B</text:span><text:span text:style-name="T119">lastx</text:span><text:span text:style-name="T14">.</text:span></text:p>
        <text:p text:style-name="P270">Syntax:</text:p>
        <text:p text:style-name="P226">$ rtg mapx [OPTION]... -i SDF|FILE -o DIR -t SDF</text:p>
        <text:p text:style-name="P270">Example:</text:p>
        <text:p text:style-name="P226">$ rtg mapx -i SDF_reads -o DIR_Mappings -t SDF_proteinRef</text:p>
        <text:p text:style-name="P270">Parameters:</text:p>
        <text:p text:style-name="P279">File Input/Output</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4">-F</text:p>
            </table:table-cell>
            <table:table-cell table:style-name="Table70.A1" office:value-type="string">
              <text:p text:style-name="P14">--format=FORMAT</text:p>
            </table:table-cell>
            <table:table-cell table:style-name="Table70.A1" office:value-type="string">
              <text:p text:style-name="P14">The format of the input file. (Must be one of [sdf, fasta, fastq, sam-se]) (Default is sdf).</text:p>
            </table:table-cell>
          </table:table-row>
          <table:table-row table:style-name="Table70.1">
            <table:table-cell table:style-name="Table70.A1" office:value-type="string">
              <text:p text:style-name="P14">-i</text:p>
            </table:table-cell>
            <table:table-cell table:style-name="Table70.A1" office:value-type="string">
              <text:p text:style-name="P14">--input=SDF|FILE</text:p>
            </table:table-cell>
            <table:table-cell table:style-name="Table70.A1" office:value-type="string">
              <text:p text:style-name="P14">Specifies the path to the reads to be mapped.</text:p>
            </table:table-cell>
          </table:table-row>
          <table:table-row table:style-name="Table70.1">
            <table:table-cell table:style-name="Table70.A1" office:value-type="string">
              <text:p text:style-name="P14">-o</text:p>
            </table:table-cell>
            <table:table-cell table:style-name="Table70.A1" office:value-type="string">
              <text:p text:style-name="P14">--output=DIR</text:p>
            </table:table-cell>
            <table:table-cell table:style-name="Table70.A1" office:value-type="string">
              <text:p text:style-name="P14">Specifies the directory where results are reported.</text:p>
            </table:table-cell>
          </table:table-row>
          <table:table-row table:style-name="Table70.1">
            <table:table-cell table:style-name="Table70.A1" office:value-type="string">
              <text:p text:style-name="P14">-t</text:p>
            </table:table-cell>
            <table:table-cell table:style-name="Table70.A1" office:value-type="string">
              <text:p text:style-name="P14">--template=SDF</text:p>
            </table:table-cell>
            <table:table-cell table:style-name="Table70.A1" office:value-type="string">
              <text:p text:style-name="P14">Specifies the SDF containing the protein database to map against.</text:p>
            </table:table-cell>
          </table:table-row>
        </table:table>
        <text:p text:style-name="P279">Sensitivity Tuning</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4">-c</text:p>
            </table:table-cell>
            <table:table-cell table:style-name="Table71.A1" office:value-type="string">
              <text:p text:style-name="P14">--gap-length=INT</text:p>
            </table:table-cell>
            <table:table-cell table:style-name="Table71.A1" office:value-type="string">
              <text:p text:style-name="P14">Guarantees number of positions that will be detected in a single gap. (Default is 1).</text:p>
            </table:table-cell>
          </table:table-row>
          <table:table-row table:style-name="Table71.1">
            <table:table-cell table:style-name="Table71.A1" office:value-type="string">
              <text:p text:style-name="P14">-b</text:p>
            </table:table-cell>
            <table:table-cell table:style-name="Table71.A1" office:value-type="string">
              <text:p text:style-name="P14">--gaps=INT</text:p>
            </table:table-cell>
            <table:table-cell table:style-name="Table71.A1" office:value-type="string">
              <text:p text:style-name="P14">Guarantees minimum number of gaps which will be detected (if this is larger than the minimum number of mismatches then the minimum number of mismatches is increased to the same value). (Default is 0).</text:p>
            </table:table-cell>
          </table:table-row>
          <table:table-row table:style-name="Table71.1">
            <table:table-cell table:style-name="Table71.A1" office:value-type="string">
              <text:p text:style-name="P14"/>
            </table:table-cell>
            <table:table-cell table:style-name="Table71.A1" office:value-type="string">
              <text:p text:style-name="P14">--matrix=STRING</text:p>
            </table:table-cell>
            <table:table-cell table:style-name="Table71.A1" office:value-type="string">
              <text:p text:style-name="P14">The name of the scoring matrix used during alignment. (Must be one of [blosum45, blosum62, blosum80]) (Default is blosum62).</text:p>
            </table:table-cell>
          </table:table-row>
          <table:table-row table:style-name="Table71.1">
            <table:table-cell table:style-name="Table71.A1" office:value-type="string">
              <text:p text:style-name="P14"/>
            </table:table-cell>
            <table:table-cell table:style-name="Table71.A1" office:value-type="string">
              <text:p text:style-name="P14">--min-dna-read-length=INT</text:p>
            </table:table-cell>
            <table:table-cell table:style-name="Table71.A1" office:value-type="string">
              <text:p text:style-name="P14">Specifies the minimum read length in nucleotides. Shorter reads will be ignored. (Defaults to 3 * (word-size + mismatches + 1)).</text:p>
            </table:table-cell>
          </table:table-row>
          <table:table-row table:style-name="Table71.1">
            <table:table-cell table:style-name="Table71.A1" office:value-type="string">
              <text:p text:style-name="P14">-a</text:p>
            </table:table-cell>
            <table:table-cell table:style-name="Table71.A1" office:value-type="string">
              <text:p text:style-name="P14">--mismatches=INT</text:p>
            </table:table-cell>
            <table:table-cell table:style-name="Table71.A1" office:value-type="string">
              <text:p text:style-name="P14">Guarantees minimum number of identical mismatches which will be detected. (Default is 1).</text:p>
            </table:table-cell>
          </table:table-row>
          <table:table-row table:style-name="Table71.1">
            <table:table-cell table:style-name="Table71.A1" office:value-type="string">
              <text:p text:style-name="P14"/>
            </table:table-cell>
            <table:table-cell table:style-name="Table71.A1" office:value-type="string">
              <text:p text:style-name="P14">--repeat-freq=INT%</text:p>
            </table:table-cell>
            <table:table-cell table:style-name="Table71.A1" office:value-type="string">
              <text:p text:style-name="P14">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text:soft-page-break/>symbol) where any hash exceeding the threshold will be discarded from the index. (Default is 95%).</text:p>
            </table:table-cell>
          </table:table-row>
          <table:table-row table:style-name="Table71.1">
            <table:table-cell table:style-name="Table71.A1" office:value-type="string">
              <text:p text:style-name="P14">-w</text:p>
            </table:table-cell>
            <table:table-cell table:style-name="Table71.A1" office:value-type="string">
              <text:p text:style-name="P14">--word=INT</text:p>
            </table:table-cell>
            <table:table-cell table:style-name="Table71.A1" office:value-type="string">
              <text:p text:style-name="P14">Specifies an internal minimum word size used during the initial matching phase. Word size selection optimizes the number of reads for a desired level of sensitivity (allowed mismatches and gaps) given an acceptable alignment speed. (Default is 7).</text:p>
            </table:table-cell>
          </table:table-row>
        </table:table>
        <text:p text:style-name="P279">Filtering</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4"/>
            </table:table-cell>
            <table:table-cell table:style-name="Table72.A1" office:value-type="string">
              <text:p text:style-name="P14">--end-read=INT</text:p>
            </table:table-cell>
            <table:table-cell table:style-name="Table72.A1" office:value-type="string">
              <text:p text:style-name="P14">Only map sequences with sequence id less than the given number. (Sequence ids start at 0).</text:p>
            </table:table-cell>
          </table:table-row>
          <table:table-row table:style-name="Table72.1">
            <table:table-cell table:style-name="Table72.A1" office:value-type="string">
              <text:p text:style-name="P14"/>
            </table:table-cell>
            <table:table-cell table:style-name="Table72.A1" office:value-type="string">
              <text:p text:style-name="P14">--start-read=INT</text:p>
            </table:table-cell>
            <table:table-cell table:style-name="Table72.A1" office:value-type="string">
              <text:p text:style-name="P14">Only map sequences with sequence id greater than or equal to the given number. (Sequence ids start at 0).</text:p>
            </table:table-cell>
          </table:table-row>
        </table:table>
        <text:p text:style-name="P279">Reporting</text:p>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14"/>
            </table:table-cell>
            <table:table-cell table:style-name="Table73.A1" office:value-type="string">
              <text:p text:style-name="P14">--all-hits</text:p>
            </table:table-cell>
            <table:table-cell table:style-name="Table73.A1" office:value-type="string">
              <text:p text:style-name="P14">Output all alignments meeting thresholds instead of applying topn/topequals N limits.</text:p>
            </table:table-cell>
          </table:table-row>
          <table:table-row table:style-name="Table73.1">
            <table:table-cell table:style-name="Table73.A1" office:value-type="string">
              <text:p text:style-name="P14">-e</text:p>
            </table:table-cell>
            <table:table-cell table:style-name="Table73.A1" office:value-type="string">
              <text:p text:style-name="P14">--max-alignment-score=INT</text:p>
            </table:table-cell>
            <table:table-cell table:style-name="Table73.A1" office:value-type="string">
              <text:p text:style-name="P14">The maximum alignment score at output (as absolute value or percentage of read length in protein space). (Default is 30%).</text:p>
            </table:table-cell>
          </table:table-row>
          <table:table-row table:style-name="Table73.1">
            <table:table-cell table:style-name="Table73.A1" office:value-type="string">
              <text:p text:style-name="P14">-E</text:p>
            </table:table-cell>
            <table:table-cell table:style-name="Table73.A1" office:value-type="string">
              <text:p text:style-name="P14">--max-e-score=FLOAT</text:p>
            </table:table-cell>
            <table:table-cell table:style-name="Table73.A1" office:value-type="string">
              <text:p text:style-name="P14">The maximum e-score at output. (Default is 10.0).</text:p>
            </table:table-cell>
          </table:table-row>
          <table:table-row table:style-name="Table73.1">
            <table:table-cell table:style-name="Table73.A1" office:value-type="string">
              <text:p text:style-name="P14">-n</text:p>
            </table:table-cell>
            <table:table-cell table:style-name="Table73.A1" office:value-type="string">
              <text:p text:style-name="P14">--max-top-results=INT</text:p>
            </table:table-cell>
            <table:table-cell table:style-name="Table73.A1" office:value-type="string">
              <text:p text:style-name="P14">Sets the maximum number of reported mapping results (locations) per read when it maps to multiple locations with the same alignment score (AS). Allowed values are between 1 and 255. (Default is 10).</text:p>
            </table:table-cell>
          </table:table-row>
          <table:table-row table:style-name="Table73.1">
            <table:table-cell table:style-name="Table73.A1" office:value-type="string">
              <text:p text:style-name="P14">-B</text:p>
            </table:table-cell>
            <table:table-cell table:style-name="Table73.A1" office:value-type="string">
              <text:p text:style-name="P14">--min-bit-score=FLOAT</text:p>
            </table:table-cell>
            <table:table-cell table:style-name="Table73.A1" office:value-type="string">
              <text:p text:style-name="P14">The minimum bit score at output.</text:p>
            </table:table-cell>
          </table:table-row>
          <table:table-row table:style-name="Table73.1">
            <table:table-cell table:style-name="Table73.A1" office:value-type="string">
              <text:p text:style-name="P14">-P</text:p>
            </table:table-cell>
            <table:table-cell table:style-name="Table73.A1" office:value-type="string">
              <text:p text:style-name="P14">--min-identity=INT</text:p>
            </table:table-cell>
            <table:table-cell table:style-name="Table73.A1" office:value-type="string">
              <text:p text:style-name="P14">The minimum percent identity at output. (Default is 60).</text:p>
            </table:table-cell>
          </table:table-row>
          <table:table-row table:style-name="Table73.1">
            <table:table-cell table:style-name="Table73.A1" office:value-type="string">
              <text:p text:style-name="P14"/>
            </table:table-cell>
            <table:table-cell table:style-name="Table73.A1" office:value-type="string">
              <text:p text:style-name="P14">--no-unmapped</text:p>
            </table:table-cell>
            <table:table-cell table:style-name="Table73.A1" office:value-type="string">
              <text:p text:style-name="P14">Do not output unmapped reads. Some reads that map multiple times will not be aligned and can be optionally reported as unmapped in a separate unmapped.tsv file.</text:p>
            </table:table-cell>
          </table:table-row>
          <table:table-row table:style-name="Table73.1">
            <table:table-cell table:style-name="Table73.A1" office:value-type="string">
              <text:p text:style-name="P14">-f</text:p>
            </table:table-cell>
            <table:table-cell table:style-name="Table73.A1" office:value-type="string">
              <text:p text:style-name="P14">--output-filter=STRING</text:p>
            </table:table-cell>
            <table:table-cell table:style-name="Table73.A1" office:value-type="string">
              <text:p text:style-name="P14">The output filter. (Must be one of [topn, topequal]) (Default is topn).</text:p>
            </table:table-cell>
          </table:table-row>
        </table:table>
        <text:p text:style-name="P279">Utility</text:p>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14">-h</text:p>
            </table:table-cell>
            <table:table-cell table:style-name="Table74.A1" office:value-type="string">
              <text:p text:style-name="P14">--help</text:p>
            </table:table-cell>
            <table:table-cell table:style-name="Table74.A1" office:value-type="string">
              <text:p text:style-name="P14">Prints help on command-line flag usage.</text:p>
            </table:table-cell>
          </table:table-row>
          <table:table-row table:style-name="Table74.1">
            <table:table-cell table:style-name="Table74.A1" office:value-type="string">
              <text:p text:style-name="P14">-Z</text:p>
            </table:table-cell>
            <table:table-cell table:style-name="Table74.A1" office:value-type="string">
              <text:p text:style-name="P14">--no-gzip</text:p>
            </table:table-cell>
            <table:table-cell table:style-name="Table74.A1" office:value-type="string">
              <text:p text:style-name="P14">Set this flag to create the output files <text:soft-page-break/>without compression. By default the output files are compressed with blocked gzip.</text:p>
            </table:table-cell>
          </table:table-row>
          <table:table-row table:style-name="Table74.1">
            <table:table-cell table:style-name="Table74.A1" office:value-type="string">
              <text:p text:style-name="P14"/>
            </table:table-cell>
            <table:table-cell table:style-name="Table74.A1" office:value-type="string">
              <text:p text:style-name="P14">--read-names</text:p>
            </table:table-cell>
            <table:table-cell table:style-name="Table74.A1" office:value-type="string">
              <text:p text:style-name="P14">Output read names instead of sequence ids in output files. (Uses more RAM)</text:p>
            </table:table-cell>
          </table:table-row>
          <table:table-row table:style-name="Table74.1">
            <table:table-cell table:style-name="Table74.A1" office:value-type="string">
              <text:p text:style-name="P14"/>
            </table:table-cell>
            <table:table-cell table:style-name="Table74.A1" office:value-type="string">
              <text:p text:style-name="P14">--suppress-protein</text:p>
            </table:table-cell>
            <table:table-cell table:style-name="Table74.A1" office:value-type="string">
              <text:p text:style-name="P14">Suppresses the output of sequence protein information.</text:p>
            </table:table-cell>
          </table:table-row>
          <table:table-row table:style-name="Table74.1">
            <table:table-cell table:style-name="Table74.A1" office:value-type="string">
              <text:p text:style-name="P14"/>
            </table:table-cell>
            <table:table-cell table:style-name="Table74.A1" office:value-type="string">
              <text:p text:style-name="P14">--tempdir=DIR</text:p>
            </table:table-cell>
            <table:table-cell table:style-name="Table74.A1" office:value-type="string">
              <text:p text:style-name="P14">Set the directory used for temporary files during processing. (Defaults to output directory).</text:p>
            </table:table-cell>
          </table:table-row>
          <table:table-row table:style-name="Table74.1">
            <table:table-cell table:style-name="Table74.A1" office:value-type="string">
              <text:p text:style-name="P14">-T</text:p>
            </table:table-cell>
            <table:table-cell table:style-name="Table74.A1" office:value-type="string">
              <text:p text:style-name="P14">--threads=INT</text:p>
            </table:table-cell>
            <table:table-cell table:style-name="Table74.A1" office:value-type="string">
              <text:p text:style-name="P14">Specify the number of threads to use in a multi-core processor. (Default is all available cores).</text:p>
            </table:table-cell>
          </table:table-row>
        </table:table>
        <text:p text:style-name="P270">Usage:</text:p>
        <text:p text:style-name="Standard"><text:span text:style-name="T14">Use the </text:span><text:span text:style-name="Monospace"><text:span text:style-name="T14">mapx</text:span></text:span><text:span text:style-name="T14"> command for translated nucleotide search against a protein database. The command outputs the statistical significance of matches based on semi-global alignments (globally across query), in contrast to local alignments reported by BLAST.</text:span></text:p>
        <text:p text:style-name="Standard"><text:span text:style-name="T14">This command requires a protein reference instead of a DNA reference. When formatting the protein reference, use the </text:span><text:span text:style-name="Monospace"><text:span text:style-name="T14">-p</text:span></text:span><text:span text:style-name="T14"> (</text:span><text:span text:style-name="Monospace"><text:span text:style-name="T14">--protein</text:span></text:span><text:span text:style-name="T14">) flag in the format command.</text:span></text:p>
        <text:p text:style-name="Standard"><text:span text:style-name="T14">The </text:span><text:span text:style-name="Monospace"><text:span text:style-name="T14">mapx</text:span></text:span><text:span text:style-name="T14"> command builds a set of indexes from the translated reads and scans each database query for matches according to user-specified sensitivity settings. Sensitivity is set with two parameters: the word size (</text:span><text:span text:style-name="Monospace"><text:span text:style-name="T14">-w</text:span></text:span><text:span text:style-name="T14">) parameter that governs match length and the mismatches (</text:span><text:span text:style-name="Monospace"><text:span text:style-name="T14">-a</text:span></text:span><text:span text:style-name="T14">) parameter that governs the number and placement of n-mers across each translated query.</text:span></text:p>
        <text:p text:style-name="Standard"><text:span text:style-name="T14">The formation of an index group with </text:span><text:span text:style-name="Monospace"><text:span text:style-name="T14">-w</text:span></text:span><text:span text:style-name="T14"> and </text:span><text:span text:style-name="Monospace"><text:span text:style-name="T14">-a</text:span></text:span><text:span text:style-name="T14"> combinations permits the guaranteed return of all query-subject matches where the non-matching residue count is equal to or less than the </text:span><text:span text:style-name="Monospace"><text:span text:style-name="T14">-a</text:span></text:span><text:span text:style-name="T14"> setting. Higher levels of mismatches are typically detected but not explicitly guaranteed.</text:span></text:p>
        <text:p text:style-name="P114">In a two-step matching and alignment process, queries that have one or more exact matches of an n-mer against the database during the matching phase are then aligned to the subject sequence. The alignment algorithm employs a full edit-distance calculation using the BLOSUM62 scoring matrix. Resulting alignment can be filtered on E value, bit score, % identity or raw alignment score.</text:p>
        <text:p text:style-name="Standard"><text:span text:style-name="T14">The </text:span><text:span text:style-name="Monospace"><text:span text:style-name="T14">mapx</text:span></text:span><text:span text:style-name="T14"> command generates a tabular results file called </text:span><text:span text:style-name="Monospace"><text:span text:style-name="T14">alignments.tsv</text:span></text:span><text:span text:style-name="T14"> <text:s/>in the output directory. This ASCII file contains columns of reported data in a format similar to that produced by BLASTX.</text:span></text:p>
        <text:p text:style-name="Standard"><text:span text:style-name="See_20_Also_20_Title"><text:span text:style-name="T14">See also:</text:span></text:span><text:span text:style-name="T14"> </text:span><text:span text:style-name="Monospace"><text:span text:style-name="T14">map, cgmap, mapf</text:span></text:span></text:p>
        <text:h text:style-name="P373" text:outline-level="2"><text:bookmark-start text:name="__RefHeading__24446_229859350"/><text:soft-page-break/>Assembly Commands<text:bookmark-end text:name="__RefHeading__24446_229859350"/></text:h>
        <text:h text:style-name="P357" text:outline-level="3"><text:bookmark-start text:name="__RefHeading__24448_229859350"/>assemble<text:bookmark-end text:name="__RefHeading__24448_229859350"/></text:h>
        <text:p text:style-name="P270">Synopsis:</text:p>
        <text:p text:style-name="Standard"><text:span text:style-name="T14">The </text:span><text:span text:style-name="Monospace"><text:span text:style-name="T14">assemble</text:span></text:span><text:span text:style-name="T14"> command combines short reads into longer contigs. It first constructs a de Bruijn graph and then maps those reads/read pairs into the graph in order to resolve ambiguities. The reads must be converted to RTG SDF format with the </text:span><text:span text:style-name="Monospace"><text:span text:style-name="T14">format</text:span></text:span><text:span text:style-name="T14"> command prior to assembly.</text:span></text:p>
        <text:p text:style-name="P270">Syntax:</text:p>
        <text:p text:style-name="P114">Assemble a set of Illumina reads into long contigs, and then use read mappings to resolve ambiguities:</text:p>
        <text:p text:style-name="P226">$ rtg assemble [OPTION] --consensus-reads INT -k INT -o DIR SDF</text:p>
        <text:p text:style-name="P114">Assemble a set of 454 reads into long contigs:</text:p>
        <text:p text:style-name="P226">$ rtg assemble [OPTION] --consensus-reads INT -k INT -o DIR -f SDF</text:p>
        <text:p text:style-name="P114">Assemble a set of 454 and Illumina reads at once:</text:p>
        <text:p text:style-name="P226">$ rtg assemble [OPTION] --consensus-reads INT -k INT -o DIR ILLUMINA_SDF<text:line-break/> <text:s text:c="3"/>-f 454_SDF</text:p>
        <text:p text:style-name="P114">Improve an existing assembly by mapping additional reads and attempting to improve the consensus:</text:p>
        <text:p text:style-name="P226">$ rtg assemble [OPTION] -g GRAPH-DIR -k INT -o DIR SDF</text:p>
        <text:p text:style-name="P270">Example:</text:p>
        <text:p text:style-name="P114">Illumina reads:</text:p>
        <text:p text:style-name="P226">$ rtg assemble --consensus-reads 7 -k 32 -o assembled Illumina_reads.sdf<text:line-break/> <text:s text:c="3"/>--alignments assembly.alignments</text:p>
        <text:p text:style-name="P114">Combining Illumina and 454 reads:</text:p>
        <text:p text:style-name="P226">$ rtg assemble --consensus-reads 7 -k 32 -o assembled Illumina_reads.sdf<text:line-break/> <text:s text:c="3"/>-f 454_reads.sdf</text:p>
        <text:p text:style-name="P270">Parameters:</text:p>
        <text:p text:style-name="P279">File Input/Output</text:p>
        <table:table table:name="Table75" table:style-name="Table75">
          <table:table-column table:style-name="Table75.A"/>
          <table:table-column table:style-name="Table75.B"/>
          <table:table-column table:style-name="Table75.C"/>
          <table:table-row table:style-name="Table75.1">
            <table:table-cell table:style-name="Table75.A1" office:value-type="string">
              <text:p text:style-name="P14">-f</text:p>
            </table:table-cell>
            <table:table-cell table:style-name="Table75.A1" office:value-type="string">
              <text:p text:style-name="P14">--454=DIR</text:p>
            </table:table-cell>
            <table:table-cell table:style-name="Table75.A1" office:value-type="string">
              <text:p text:style-name="P14">SDF containing 454 sequences to assemble. May be specified 0 or more times.</text:p>
            </table:table-cell>
          </table:table-row>
          <table:table-row table:style-name="Table75.1">
            <table:table-cell table:style-name="Table75.A1" office:value-type="string">
              <text:p text:style-name="P14">-g</text:p>
            </table:table-cell>
            <table:table-cell table:style-name="Table75.A1" office:value-type="string">
              <text:p text:style-name="P14">--graph=DIR</text:p>
            </table:table-cell>
            <table:table-cell table:style-name="Table75.A1" office:value-type="string">
              <text:p text:style-name="P14">If you have already constructed an assembly and would like to map additional reads to it or apply some alternate filters you can use this flag to specify the existing graph directory. You will still need to supply a kmer size to indicate the amount of overlap between contigs.</text:p>
            </table:table-cell>
          </table:table-row>
          <table:table-row table:style-name="Table75.1">
            <table:table-cell table:style-name="Table75.A1" office:value-type="string">
              <text:p text:style-name="P14">-F</text:p>
            </table:table-cell>
            <table:table-cell table:style-name="Table75.A1" office:value-type="string">
              <text:p text:style-name="P14">--input-list-454=FILE</text:p>
            </table:table-cell>
            <table:table-cell table:style-name="Table75.A1" office:value-type="string">
              <text:p text:style-name="P14">File containing a list of SDF directories (1 per line) containing 454 sequences to assemble.</text:p>
            </table:table-cell>
          </table:table-row>
          <text:soft-page-break/>
          <table:table-row table:style-name="Table75.1">
            <table:table-cell table:style-name="Table75.A1" office:value-type="string">
              <text:p text:style-name="P14">-I</text:p>
            </table:table-cell>
            <table:table-cell table:style-name="Table75.A1" office:value-type="string">
              <text:p text:style-name="P14">--input-list-file=FILE</text:p>
            </table:table-cell>
            <table:table-cell table:style-name="Table75.A1" office:value-type="string">
              <text:p text:style-name="P14">File containing a list of SDF directories (1 per line) containing Illumina sequences to assemble.</text:p>
            </table:table-cell>
          </table:table-row>
          <table:table-row table:style-name="Table75.1">
            <table:table-cell table:style-name="Table75.A1" office:value-type="string">
              <text:p text:style-name="P14">-J</text:p>
            </table:table-cell>
            <table:table-cell table:style-name="Table75.A1" office:value-type="string">
              <text:p text:style-name="P14">--input-list-mate-pair=FILE</text:p>
            </table:table-cell>
            <table:table-cell table:style-name="Table75.A1" office:value-type="string">
              <text:p text:style-name="P14">File containing a list of SDF directories (1 per line) containing mate pair sequences to assemble.</text:p>
            </table:table-cell>
          </table:table-row>
          <table:table-row table:style-name="Table75.1">
            <table:table-cell table:style-name="Table75.A1" office:value-type="string">
              <text:p text:style-name="P14">-j</text:p>
            </table:table-cell>
            <table:table-cell table:style-name="Table75.A1" office:value-type="string">
              <text:p text:style-name="P14">--mate-pair</text:p>
            </table:table-cell>
            <table:table-cell table:style-name="Table75.A1" office:value-type="string">
              <text:p text:style-name="P14">SDF containing mate pair reads. May be specified 0 or more times.</text:p>
            </table:table-cell>
          </table:table-row>
          <table:table-row table:style-name="Table75.1">
            <table:table-cell table:style-name="Table75.A1" office:value-type="string">
              <text:p text:style-name="P14">-o</text:p>
            </table:table-cell>
            <table:table-cell table:style-name="Table75.A1" office:value-type="string">
              <text:p text:style-name="P14">--output=DIR</text:p>
            </table:table-cell>
            <table:table-cell table:style-name="Table75.A1" office:value-type="string">
              <text:p text:style-name="P14">Specifies the directory where results are reported.</text:p>
            </table:table-cell>
          </table:table-row>
          <table:table-row table:style-name="Table75.1">
            <table:table-cell table:style-name="Table75.A1" office:value-type="string">
              <text:p text:style-name="P14"/>
            </table:table-cell>
            <table:table-cell table:style-name="Table75.A1" office:value-type="string">
              <text:p text:style-name="P14">DIR+</text:p>
            </table:table-cell>
            <table:table-cell table:style-name="Table75.A1" office:value-type="string">
              <text:p text:style-name="P14">SDF directories containing Illumina sequences to assemble. May be specified 0 or more times.</text:p>
            </table:table-cell>
          </table:table-row>
        </table:table>
        <text:p text:style-name="P279">Sensitivity Tuning</text:p>
        <table:table table:name="Table76" table:style-name="Table76">
          <table:table-column table:style-name="Table76.A"/>
          <table:table-column table:style-name="Table76.B"/>
          <table:table-column table:style-name="Table76.C"/>
          <table:table-row table:style-name="Table76.1">
            <table:table-cell table:style-name="Table76.A1" office:value-type="string">
              <text:p text:style-name="P14"/>
            </table:table-cell>
            <table:table-cell table:style-name="Table76.A1" office:value-type="string">
              <text:p text:style-name="P14">--consensus-reads=INT</text:p>
            </table:table-cell>
            <table:table-cell table:style-name="Table76.A1" office:value-type="string">
              <text:p text:style-name="P14">When using read mappings to disambiguate a graph, paths that are supported by fewer reads than the threshold supplied here will not be collapsed (Default is 0).</text:p>
            </table:table-cell>
          </table:table-row>
          <table:table-row table:style-name="Table76.1">
            <table:table-cell table:style-name="Table76.A1" office:value-type="string">
              <text:p text:style-name="P14">-k</text:p>
            </table:table-cell>
            <table:table-cell table:style-name="Table76.A1" office:value-type="string">
              <text:p text:style-name="P14">--kmer-size=INT</text:p>
            </table:table-cell>
            <table:table-cell table:style-name="Table76.A1" office:value-type="string">
              <text:p text:style-name="P14">K-mer length to use when constructing a de Bruijn graph.</text:p>
            </table:table-cell>
          </table:table-row>
          <table:table-row table:style-name="Table76.1">
            <table:table-cell table:style-name="Table76.A1" office:value-type="string">
              <text:p text:style-name="P14">-M</text:p>
            </table:table-cell>
            <table:table-cell table:style-name="Table76.A1" office:value-type="string">
              <text:p text:style-name="P14">--max-insert=INT</text:p>
            </table:table-cell>
            <table:table-cell table:style-name="Table76.A1" office:value-type="string">
              <text:p text:style-name="P14">Maximum insert size between fragments. (Default is automatically calculated.)</text:p>
            </table:table-cell>
          </table:table-row>
          <table:table-row table:style-name="Table76.1">
            <table:table-cell table:style-name="Table76.A1" office:value-type="string">
              <text:p text:style-name="P14">-m</text:p>
            </table:table-cell>
            <table:table-cell table:style-name="Table76.A1" office:value-type="string">
              <text:p text:style-name="P14">--min-insert=INT</text:p>
            </table:table-cell>
            <table:table-cell table:style-name="Table76.A1" office:value-type="string">
              <text:p text:style-name="P14">Minimum insert size between fragments. (Default is automatically calculated.)</text:p>
            </table:table-cell>
          </table:table-row>
          <table:table-row table:style-name="Table76.1">
            <table:table-cell table:style-name="Table76.A1" office:value-type="string">
              <text:p text:style-name="P14">-p</text:p>
            </table:table-cell>
            <table:table-cell table:style-name="Table76.A1" office:value-type="string">
              <text:p text:style-name="P14">--min-path=INT</text:p>
            </table:table-cell>
            <table:table-cell table:style-name="Table76.A1" office:value-type="string">
              <text:p text:style-name="P14">Prior to generating a consensus, long paths will be deleted if they are supported by fewer than<text:line-break/>--min-path reads.</text:p>
            </table:table-cell>
          </table:table-row>
          <table:table-row table:style-name="Table76.1">
            <table:table-cell table:style-name="Table76.A1" office:value-type="string">
              <text:p text:style-name="P14">-c</text:p>
            </table:table-cell>
            <table:table-cell table:style-name="Table76.A1" office:value-type="string">
              <text:p text:style-name="P14">--minimum-kmer-frequency=INT</text:p>
            </table:table-cell>
            <table:table-cell table:style-name="Table76.A1" office:value-type="string">
              <text:p text:style-name="P14">Set minimum k-mer frequency to retain, or -1 for automatic threshold (Default is -1).</text:p>
            </table:table-cell>
          </table:table-row>
          <table:table-row table:style-name="Table76.1">
            <table:table-cell table:style-name="Table76.A1" office:value-type="string">
              <text:p text:style-name="P14">-a</text:p>
            </table:table-cell>
            <table:table-cell table:style-name="Table76.A1" office:value-type="string">
              <text:p text:style-name="P14">--mismatches=INT</text:p>
            </table:table-cell>
            <table:table-cell table:style-name="Table76.A1" office:value-type="string">
              <text:p text:style-name="P14">Number of bases that may mismatch in an alignment or percentage of read that may mismatch (Default is 0).</text:p>
            </table:table-cell>
          </table:table-row>
          <table:table-row table:style-name="Table76.1">
            <table:table-cell table:style-name="Table76.A1" office:value-type="string">
              <text:p text:style-name="P14"/>
            </table:table-cell>
            <table:table-cell table:style-name="Table76.A1" office:value-type="string">
              <text:p text:style-name="P14">--preserve-bubbles=FLOAT</text:p>
            </table:table-cell>
            <table:table-cell table:style-name="Table76.A1" office:value-type="string">
              <text:p text:style-name="P14">Avoid merging bubbles where the ratio of k-mers on the branches is below this (Default is 0.0). This can be used if you wish to preserve diploid information or some near repeats in graph construction.</text:p>
            </table:table-cell>
          </table:table-row>
          <table:table-row table:style-name="Table76.1">
            <table:table-cell table:style-name="Table76.A1" office:value-type="string">
              <text:p text:style-name="P14">-r</text:p>
            </table:table-cell>
            <table:table-cell table:style-name="Table76.A1" office:value-type="string">
              <text:p text:style-name="P14">--read-count=INT</text:p>
            </table:table-cell>
            <table:table-cell table:style-name="Table76.A1" office:value-type="string">
              <text:p text:style-name="P14">Prior to generating a consensus delete links in the graph that are supported by fewer reads than this threshold.</text:p>
            </table:table-cell>
          </table:table-row>
          <table:table-row table:style-name="Table76.1">
            <table:table-cell table:style-name="Table76.A1" office:value-type="string">
              <text:p text:style-name="P14">-s</text:p>
            </table:table-cell>
            <table:table-cell table:style-name="Table76.A1" office:value-type="string">
              <text:p text:style-name="P14">--step=INT</text:p>
            </table:table-cell>
            <table:table-cell table:style-name="Table76.A1" office:value-type="string">
              <text:p text:style-name="P14">Step size for mapping (Default is 18).</text:p>
            </table:table-cell>
          </table:table-row>
          <text:soft-page-break/>
          <table:table-row table:style-name="Table76.1">
            <table:table-cell table:style-name="Table76.A1" office:value-type="string">
              <text:p text:style-name="P14">-w</text:p>
            </table:table-cell>
            <table:table-cell table:style-name="Table76.A1" office:value-type="string">
              <text:p text:style-name="P14">--word=INT</text:p>
            </table:table-cell>
            <table:table-cell table:style-name="Table76.A1" office:value-type="string">
              <text:p text:style-name="P14">Word size for mapping (Default is 18).</text:p>
            </table:table-cell>
          </table:table-row>
        </table:table>
        <text:p text:style-name="P279">Utility</text:p>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14">-h</text:p>
            </table:table-cell>
            <table:table-cell table:style-name="Table77.A1" office:value-type="string">
              <text:p text:style-name="P14">--help</text:p>
            </table:table-cell>
            <table:table-cell table:style-name="Table77.A1" office:value-type="string">
              <text:p text:style-name="P14">Prints help on command-line flag usage.</text:p>
            </table:table-cell>
          </table:table-row>
          <table:table-row table:style-name="Table77.1">
            <table:table-cell table:style-name="Table77.A1" office:value-type="string">
              <text:p text:style-name="P14">-T</text:p>
            </table:table-cell>
            <table:table-cell table:style-name="Table77.A1" office:value-type="string">
              <text:p text:style-name="P14">--threads=INT</text:p>
            </table:table-cell>
            <table:table-cell table:style-name="Table77.A1" office:value-type="string">
              <text:p text:style-name="P14">Specify the number of threads to use in a multi-core processor. (Default is all available cores).</text:p>
            </table:table-cell>
          </table:table-row>
        </table:table>
        <text:p text:style-name="P270">Usage:</text:p>
        <text:p text:style-name="Standard"><text:span text:style-name="T14">The </text:span><text:span text:style-name="Monospace"><text:span text:style-name="T14">assemble</text:span></text:span><text:span text:style-name="T14"> command attempts to construct long contigs from a large number of short reads. The reads must be converted into SDFs prior to assembly. Illumina reads can be supplied with either the unnamed flag or the </text:span><text:span text:style-name="Monospace"><text:span text:style-name="T14">-I</text:span></text:span><text:span text:style-name="T14"> flag, while 454 reads are supplied with </text:span><text:span text:style-name="Monospace"><text:span text:style-name="T14">-f</text:span></text:span><text:span text:style-name="T14"> or </text:span><text:span text:style-name="Monospace"><text:span text:style-name="T14">-F</text:span></text:span><text:span text:style-name="T14">. This lets the assembler know the orientation of pairs and which alignment strategy to use. Alternatively this command can be used to improve an existing graph, by mapping additional reads or applying additional filters.</text:span></text:p>
        <text:p text:style-name="Command_20_Synopsis_20_Heading">Output</text:p>
        <text:p text:style-name="P114">The output of this command is a number of directories in the RTG assembly graph format (documented separately) at each stage of the assembly. The consensus assembly is in the 'final' directory.</text:p>
        <text:p text:style-name="P226">assemble.log <text:s text:c="5"/>- log file for the run</text:p>
        <text:p text:style-name="P226">build/collapsed <text:s text:c="2"/>- contigs after tip removal/before bubble popping</text:p>
        <text:p text:style-name="P226">build/contigs <text:s text:c="4"/>- graph prior to tip removal</text:p>
        <text:p text:style-name="P226">build/popped <text:s text:c="5"/>- graph after bubble popping</text:p>
        <text:p text:style-name="P226">done <text:s text:c="13"/>- file that is created when run completes</text:p>
        <text:p text:style-name="P226">final <text:s text:c="12"/>- final consensus graph</text:p>
        <text:p text:style-name="P226">mapped <text:s text:c="11"/>- graph including read mapping paths and counts</text:p>
        <text:p text:style-name="P226">progress <text:s text:c="9"/>- progress file for the run</text:p>
        <text:p text:style-name="P226">unfiltered_final <text:s/>- consensus graph which preserves information about merged nodes</text:p>
        <text:p text:style-name="Command_20_Synopsis_20_Heading">Graph Construction</text:p>
        <text:p text:style-name="Standard"><text:span text:style-name="T14">The first stage is the construction of a de Bruijn graph and the initial contig construction this includes tip removal and bubble merging. This produces the </text:span><text:span text:style-name="Monospace"><text:span text:style-name="T14">build/popped</text:span></text:span><text:span text:style-name="T14"> output directory. This stage may be skipped by using </text:span><text:span text:style-name="Monospace"><text:span text:style-name="T14">--graph</text:span></text:span><text:span text:style-name="T14"> to supply an existing graph. The </text:span><text:span text:style-name="Monospace"><text:span text:style-name="T14">--minimum-kmer-frequency</text:span></text:span><text:span text:style-name="T14"> (</text:span><text:span text:style-name="Monospace"><text:span text:style-name="T14">-c</text:span></text:span><text:span text:style-name="T14">) flag affects the number of hashes that will be interpreted as being due to read error, and will be discarded when generating contigs. If -1 is used the first local minimum in the hash frequency distribution will be automatically selected.</text:span></text:p>
        <text:p text:style-name="Command_20_Synopsis_20_Heading">Read Mapping</text:p>
        <text:p text:style-name="P114">The second stage is to map and pair the original reads against the contig graph. For each read/pair alignments we attempt to find a unique alignment at the best score within the graph. Alignments may cross multiple contigs. If a read/pair maps entirely within a single contig then that contig will have it's 'readCount' attribute incremented. Reads/pairs that map along a series of contigs will increment the 'readCount' of a path joining those contigs.</text:p>
        <text:p text:style-name="Standard"><text:span text:style-name="T14">If you would like to manually specify the insert sizes rather than rely on the automatically calculated fragment sizes you can use the </text:span><text:span text:style-name="Monospace"><text:span text:style-name="T14">--max-insert</text:span></text:span><text:span text:style-name="T14"> (</text:span><text:span text:style-name="Monospace"><text:span text:style-name="T14">-M</text:span></text:span><text:span text:style-name="T14">) and </text:span><text:span text:style-name="Monospace"><text:span text:style-name="T14">--min-insert</text:span></text:span><text:span text:style-name="T14"> (</text:span><text:span text:style-name="Monospace"><text:span text:style-name="T14">-m</text:span></text:span><text:span text:style-name="T14">) flags. Insert size is measured as the number of bases in between the reads (from the end of the first </text:span><text:soft-page-break/><text:span text:style-name="T14">alignment, to the start of the second). An insert size of -10 indicates that the two fragments overlap by 10 bases, while 20 would mean that there is a gap of 20 bases between alignments. If </text:span><text:span text:style-name="Monospace"><text:span text:style-name="T14">-m</text:span></text:span><text:span text:style-name="T14"> and </text:span><text:span text:style-name="Monospace"><text:span text:style-name="T14">-M</text:span></text:span><text:span text:style-name="T14"> are omitted read mating distributions will be estimated using the distance between read pairs that are mapped within a single contig, if initial graph construction results in a highly fragmented graph or the insert size is large there may not be enough pairs mapping within a single contig to give an accurate estimate.</text:span></text:p>
        <text:p text:style-name="Command_20_Synopsis_20_Heading">Filtering</text:p>
        <text:p text:style-name="Standard"><text:span text:style-name="T14">At this point optional filtering of mappings/paths can occur. You can use the </text:span><text:span text:style-name="Monospace"><text:span text:style-name="T14">--min-path</text:span></text:span><text:span text:style-name="T14"> (</text:span><text:span text:style-name="Monospace"><text:span text:style-name="T14">-p</text:span></text:span><text:span text:style-name="T14">) flag to discard paths that are not supported by a significant number of reads. The </text:span><text:span text:style-name="Monospace"><text:span text:style-name="T14">--read-count</text:span></text:span><text:span text:style-name="T14"> (</text:span><text:span text:style-name="Monospace"><text:span text:style-name="T14">-r</text:span></text:span><text:span text:style-name="T14">) flag will disconnect links with low mapping counts. The best value for </text:span><text:span text:style-name="Monospace"><text:span text:style-name="T14">--read-count</text:span></text:span><text:span text:style-name="T14"> should be related to the coverage of the sample. Higher values can often result in longer contigs but may result in a more fragmented assembly graph.</text:span></text:p>
        <text:p text:style-name="Command_20_Synopsis_20_Heading">Consensus</text:p>
        <text:p text:style-name="Standard"><text:span text:style-name="T14">Finally read mappings are used to resolve ambiguities and repeats in the contig graph. The result is written to the </text:span><text:span text:style-name="Monospace"><text:span text:style-name="T14">final</text:span></text:span><text:span text:style-name="T14"> directory. Within consensus generation paths containing more than </text:span><text:span text:style-name="Monospace"><text:span text:style-name="T14">--consensus-reads</text:span></text:span><text:span text:style-name="T14"> mapped will potentially be merged into a single contig. Increasing this may help to reduce mis-assemblies.</text:span></text:p>
        <text:p text:style-name="Standard"><text:span text:style-name="See_20_Also_20_Title"><text:span text:style-name="T14">See also:</text:span></text:span><text:span text:style-name="T14"> </text:span><text:span text:style-name="Monospace"><text:span text:style-name="T14">format</text:span></text:span></text:p>
        <text:h text:style-name="P357" text:outline-level="3"><text:bookmark-start text:name="__RefHeading__24450_229859350"/>addpacbio<text:bookmark-end text:name="__RefHeading__24450_229859350"/></text:h>
        <text:p text:style-name="P270">Synopsis:</text:p>
        <text:p text:style-name="Standard"><text:span text:style-name="T14">The </text:span><text:span text:style-name="Monospace"><text:span text:style-name="T14">addpacbio</text:span></text:span><text:span text:style-name="T14"> command adds long reads to an existing assembly to enable an improved consensus. </text:span></text:p>
        <text:p text:style-name="P270">Syntax:</text:p>
        <text:p text:style-name="P114">Map a set of pacbio reads to an assembled graph:</text:p>
        <text:p text:style-name="P226">$ rtg addpacbio -g DIR -o DIR SDF</text:p>
        <text:p text:style-name="P270">Example:</text:p>
        <text:p text:style-name="P226">$ rtg addpacbio --trim -g initial_assembly/final -o output pac_bio.sdf</text:p>
        <text:p text:style-name="P270">Parameters:</text:p>
        <text:p text:style-name="P279">File Input/Output</text:p>
        <table:table table:name="Table78" table:style-name="Table78">
          <table:table-column table:style-name="Table78.A"/>
          <table:table-column table:style-name="Table78.B"/>
          <table:table-column table:style-name="Table78.C"/>
          <table:table-row table:style-name="Table78.1">
            <table:table-cell table:style-name="Table78.A1" office:value-type="string">
              <text:p text:style-name="P14">-g</text:p>
            </table:table-cell>
            <table:table-cell table:style-name="Table78.A1" office:value-type="string">
              <text:p text:style-name="P14">--graph=DIR</text:p>
            </table:table-cell>
            <table:table-cell table:style-name="Table78.A1" office:value-type="string">
              <text:p text:style-name="P14">Graph directory in the RTG assembly format. This will usually have been constructed from short reads.</text:p>
            </table:table-cell>
          </table:table-row>
          <table:table-row table:style-name="Table78.1">
            <table:table-cell table:style-name="Table78.A1" office:value-type="string">
              <text:p text:style-name="P14">-I</text:p>
            </table:table-cell>
            <table:table-cell table:style-name="Table78.A1" office:value-type="string">
              <text:p text:style-name="P14">--input-list-file=FILE</text:p>
            </table:table-cell>
            <table:table-cell table:style-name="Table78.A1" office:value-type="string">
              <text:p text:style-name="P14">File containing a list of SDF directories (1 per line) containing sequences to map.</text:p>
            </table:table-cell>
          </table:table-row>
          <table:table-row table:style-name="Table78.1">
            <table:table-cell table:style-name="Table78.A1" office:value-type="string">
              <text:p text:style-name="P14">-o</text:p>
            </table:table-cell>
            <table:table-cell table:style-name="Table78.A1" office:value-type="string">
              <text:p text:style-name="P14">--output=DIR</text:p>
            </table:table-cell>
            <table:table-cell table:style-name="Table78.A1" office:value-type="string">
              <text:p text:style-name="P14">Specifies the directory where results are written.</text:p>
            </table:table-cell>
          </table:table-row>
          <table:table-row table:style-name="Table78.1">
            <table:table-cell table:style-name="Table78.A1" office:value-type="string">
              <text:p text:style-name="P14"/>
            </table:table-cell>
            <table:table-cell table:style-name="Table78.A1" office:value-type="string">
              <text:p text:style-name="P14">--trim</text:p>
            </table:table-cell>
            <table:table-cell table:style-name="Table78.A1" office:value-type="string">
              <text:p text:style-name="P14">Before mapping remove any short disconnected sequences from the graph. This can significantly reduce the time <text:soft-page-break/>taken to perform mapping.</text:p>
            </table:table-cell>
          </table:table-row>
          <table:table-row table:style-name="Table78.1">
            <table:table-cell table:style-name="Table78.A1" office:value-type="string">
              <text:p text:style-name="P14"/>
            </table:table-cell>
            <table:table-cell table:style-name="Table78.A1" office:value-type="string">
              <text:p text:style-name="P14">DIR+</text:p>
            </table:table-cell>
            <table:table-cell table:style-name="Table78.A1" office:value-type="string">
              <text:p text:style-name="P14">SDF directories containing Pacific Biosciences sequences to map. May be specified one or more times.</text:p>
            </table:table-cell>
          </table:table-row>
        </table:table>
        <text:p text:style-name="P279">Utility</text:p>
        <table:table table:name="Table79" table:style-name="Table79">
          <table:table-column table:style-name="Table79.A"/>
          <table:table-column table:style-name="Table79.B"/>
          <table:table-column table:style-name="Table79.C"/>
          <table:table-row table:style-name="Table79.1">
            <table:table-cell table:style-name="Table79.A1" office:value-type="string">
              <text:p text:style-name="P14">-h</text:p>
            </table:table-cell>
            <table:table-cell table:style-name="Table79.A1" office:value-type="string">
              <text:p text:style-name="P14">--help</text:p>
            </table:table-cell>
            <table:table-cell table:style-name="Table79.A1" office:value-type="string">
              <text:p text:style-name="P14">Prints help on command-line flag usage.</text:p>
            </table:table-cell>
          </table:table-row>
        </table:table>
        <text:p text:style-name="P270">Usage:</text:p>
        <text:p text:style-name="Standard"><text:span text:style-name="T14">The </text:span><text:span text:style-name="Monospace"><text:span text:style-name="T14">addpacbio</text:span></text:span><text:span text:style-name="T14"> command uses an alternate mapping scheme designed to handle Pacific Biosciences reads which are longer with a higher error rate. The reads must be converted into SDFs prior to mapping. </text:span></text:p>
        <text:p text:style-name="Standard"><text:span text:style-name="T14">The </text:span><text:span text:style-name="Monospace"><text:span text:style-name="T14">--trim</text:span></text:span><text:span text:style-name="T14"> option causes short contigs (&lt;200 bp) that don't add connections to the graph to be removed. These sequences don't contribute to the consensus and are often highly repetitive resulting in lots of work for the mapper. Setting this option will often result in much faster execution.</text:span></text:p>
        <text:p text:style-name="Standard"><text:span text:style-name="See_20_Also_20_Title"><text:span text:style-name="T14">See also:</text:span></text:span><text:span text:style-name="T14"> </text:span><text:span text:style-name="Monospace"><text:span text:style-name="T14">assemble, format</text:span></text:span></text:p>
        <text:h text:style-name="P373" text:outline-level="2"><text:bookmark-start text:name="__RefHeading__27858_1889221684"/>Variant Detection Commands<text:bookmark-end text:name="__RefHeading__27858_1889221684"/></text:h>
        <text:h text:style-name="P357" text:outline-level="3"><text:bookmark-start text:name="__RefHeading__27860_1889221684"/>svprep<text:bookmark-end text:name="__RefHeading__27860_1889221684"/></text:h>
        <text:p text:style-name="P270">Synopsis:</text:p>
        <text:p text:style-name="Standard"><text:span text:style-name="T14">Prepares mapping output for use with the </text:span><text:span text:style-name="Monospace"><text:span text:style-name="T14">sv</text:span></text:span><text:span text:style-name="T14"> and </text:span><text:span text:style-name="Monospace"><text:span text:style-name="T14">discord</text:span></text:span><text:span text:style-name="T14"> commands. </text:span><text:span text:style-name="T46">This functionality is automatically performed by the </text:span><text:span text:style-name="Monospace"><text:span text:style-name="T14">map</text:span></text:span><text:span text:style-name="T46"> and </text:span><text:span text:style-name="Monospace"><text:span text:style-name="T14">cgmap</text:span></text:span><text:span text:style-name="T46"> commands unless </text:span><text:span text:style-name="Monospace"><text:span text:style-name="T14">--no-svprep</text:span></text:span><text:span text:style-name="T46"> was given during mapping, and so does not ordinarily need to be executed separately.</text:span></text:p>
        <text:p text:style-name="P270">Syntax:</text:p>
        <text:p text:style-name="P226">$ rtg svprep [OPTION]... DIR</text:p>
        <text:p text:style-name="P270">Example:</text:p>
        <text:p text:style-name="P226">$ rtg svprep map_out</text:p>
        <text:p text:style-name="P270">Parameters:</text:p>
        <text:p text:style-name="P279">File Input/Out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4"/>
            </table:table-cell>
            <table:table-cell table:style-name="Table80.A1" office:value-type="string">
              <text:p text:style-name="P14">DIR</text:p>
            </table:table-cell>
            <table:table-cell table:style-name="Table80.A1" office:value-type="string">
              <text:p text:style-name="P14">Specifies the directory containing SAM/BAM format files for preparation.</text:p>
            </table:table-cell>
          </table:table-row>
        </table:table>
        <text:p text:style-name="P279">Utility</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4">-h</text:p>
            </table:table-cell>
            <table:table-cell table:style-name="Table81.A1" office:value-type="string">
              <text:p text:style-name="P14">--help</text:p>
            </table:table-cell>
            <table:table-cell table:style-name="Table81.A1" office:value-type="string">
              <text:p text:style-name="P14">Prints help on command-line flag usage.</text:p>
            </table:table-cell>
          </table:table-row>
        </table:table>
        <text:p text:style-name="P270">Usage:</text:p>
        <text:p text:style-name="Standard"><text:span text:style-name="T14">Use the </text:span><text:span text:style-name="Monospace"><text:span text:style-name="T14">svprep</text:span></text:span><text:span text:style-name="T14"> command to prepare mappings for structural variant analysis. The </text:span><text:span text:style-name="Monospace"><text:span text:style-name="T14">svprep</text:span></text:span><text:span text:style-name="T14"> command performs three functions. First, it identifies discordant reads (those were there exists a unique unmated mapping for each arm of a paired-end) and fills in the RNEXT/PNEXT/TLEN </text:span><text:soft-page-break/><text:span text:style-name="T14">fields for these records. The augmented unmated SAM/BAM file will replace the original. Secondly it identifies unmapped reads for which there exists a unique unmated mapping for the other arm and fills in an estimated position for the unmapped read. The augmented unmapped SAM/BAM file will replace the original. Thirdly it generates per read-group statistics on observed length distributions used by subsequent structural variant analysis tools. The </text:span><text:span text:style-name="Monospace"><text:span text:style-name="T14">svprep</text:span></text:span><text:span text:style-name="T14"> functionality is integrated directly into the mapping commands by default.</text:span></text:p>
        <text:p text:style-name="Standard"><text:span text:style-name="See_20_Also_20_Title"><text:span text:style-name="T14">See also:</text:span></text:span><text:span text:style-name="T14"> </text:span><text:span text:style-name="Monospace"><text:span text:style-name="T14">sv, discord</text:span></text:span></text:p>
        <text:h text:style-name="P357" text:outline-level="3"><text:bookmark-start text:name="__RefHeading__27862_1889221684"/>sv<text:bookmark-end text:name="__RefHeading__27862_1889221684"/></text:h>
        <text:p text:style-name="P270">Synopsis:</text:p>
        <text:p text:style-name="P114">Analyses SAM records to determine the location of structural variants.</text:p>
        <text:p text:style-name="P270">Syntax:</text:p>
        <text:p text:style-name="P114">Multi-file input specified from command line:</text:p>
        <text:p text:style-name="P226">$ rtg sv [OPTION]... -o DIR -t SDF -r FILE FILE+</text:p>
        <text:p text:style-name="P114">Multi-file input specified in a text file:</text:p>
        <text:p text:style-name="P226">$ rtg sv [OPTION]... -o DIR -t SDF -I FILE -R FILE</text:p>
        <text:p text:style-name="P270">Example:</text:p>
        <text:p text:style-name="P226">$ rtg sv -o sv_out -t genome -I sam-list.txt -R rgstats-list.txt</text:p>
        <text:p text:style-name="P270">Parameters:</text:p>
        <text:p text:style-name="P279">File Input/Output</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14">-I</text:p>
            </table:table-cell>
            <table:table-cell table:style-name="Table82.A1" office:value-type="string">
              <text:p text:style-name="P14">--input-list-file=FILE</text:p>
            </table:table-cell>
            <table:table-cell table:style-name="Table82.A1" office:value-type="string">
              <text:p text:style-name="P14">Specifies a file containing a list of SAM/BAM format files (one per line) containing mapped reads.</text:p>
            </table:table-cell>
          </table:table-row>
          <table:table-row table:style-name="Table82.1">
            <table:table-cell table:style-name="Table82.A1" office:value-type="string">
              <text:p text:style-name="P14">-o</text:p>
            </table:table-cell>
            <table:table-cell table:style-name="Table82.A1" office:value-type="string">
              <text:p text:style-name="P14">--output=DIR</text:p>
            </table:table-cell>
            <table:table-cell table:style-name="Table82.A1" office:value-type="string">
              <text:p text:style-name="P14">Specifies the directory where results are reported.</text:p>
            </table:table-cell>
          </table:table-row>
          <table:table-row table:style-name="Table82.1">
            <table:table-cell table:style-name="Table82.A1" office:value-type="string">
              <text:p text:style-name="P14"/>
            </table:table-cell>
            <table:table-cell table:style-name="Table82.A1" office:value-type="string">
              <text:p text:style-name="P14">--readgroup-labels=FILE</text:p>
            </table:table-cell>
            <table:table-cell table:style-name="Table82.A1" office:value-type="string">
              <text:p text:style-name="P14">Specifies a file containing read group relabel mappings (one remapping per line format: [input_readgroup_id][tab][output_readgroup_id]).</text:p>
            </table:table-cell>
          </table:table-row>
          <table:table-row table:style-name="Table82.1">
            <table:table-cell table:style-name="Table82.A1" office:value-type="string">
              <text:p text:style-name="P14">-r</text:p>
            </table:table-cell>
            <table:table-cell table:style-name="Table82.A1" office:value-type="string">
              <text:p text:style-name="P14">--readgroup-stats=FILE</text:p>
            </table:table-cell>
            <table:table-cell table:style-name="Table82.A1" office:value-type="string">
              <text:p text:style-name="P14">Specifies a text file containing read group statistics. May be specified 0 or more times.</text:p>
            </table:table-cell>
          </table:table-row>
          <table:table-row table:style-name="Table82.1">
            <table:table-cell table:style-name="Table82.A1" office:value-type="string">
              <text:p text:style-name="P14">-R</text:p>
            </table:table-cell>
            <table:table-cell table:style-name="Table82.A1" office:value-type="string">
              <text:p text:style-name="P14">--rgstats-list-file=FILE</text:p>
            </table:table-cell>
            <table:table-cell table:style-name="Table82.A1" office:value-type="string">
              <text:p text:style-name="P14">Specifies a file containing a list of read group statistics files (one per line).</text:p>
            </table:table-cell>
          </table:table-row>
          <table:table-row table:style-name="Table82.1">
            <table:table-cell table:style-name="Table82.A1" office:value-type="string">
              <text:p text:style-name="P14"/>
            </table:table-cell>
            <table:table-cell table:style-name="Table82.A1" office:value-type="string">
              <text:p text:style-name="P14">--simple-signals</text:p>
            </table:table-cell>
            <table:table-cell table:style-name="Table82.A1" office:value-type="string">
              <text:p text:style-name="P14">Set to also output simple signals.</text:p>
            </table:table-cell>
          </table:table-row>
          <table:table-row table:style-name="Table82.1">
            <table:table-cell table:style-name="Table82.A1" office:value-type="string">
              <text:p text:style-name="P14">-t</text:p>
            </table:table-cell>
            <table:table-cell table:style-name="Table82.A1" office:value-type="string">
              <text:p text:style-name="P14">--template=SDF</text:p>
            </table:table-cell>
            <table:table-cell table:style-name="Table82.A1" office:value-type="string">
              <text:p text:style-name="P14">Specifies the SDF of the reference genome the reads have been mapped against.</text:p>
            </table:table-cell>
          </table:table-row>
          <table:table-row table:style-name="Table82.1">
            <table:table-cell table:style-name="Table82.A1" office:value-type="string">
              <text:p text:style-name="P14"/>
            </table:table-cell>
            <table:table-cell table:style-name="Table82.A1" office:value-type="string">
              <text:p text:style-name="P14">FILE+</text:p>
            </table:table-cell>
            <table:table-cell table:style-name="Table82.A1" office:value-type="string">
              <text:p text:style-name="P14">Specifies a SAM/BAM format file containing mapped reads. May be specified <text:soft-page-break/>0 or more times.</text:p>
            </table:table-cell>
          </table:table-row>
        </table:table>
        <text:p text:style-name="P279">Sensitivity Tuning</text:p>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14">-f</text:p>
            </table:table-cell>
            <table:table-cell table:style-name="Table83.A1" office:value-type="string">
              <text:p text:style-name="P14">--fine-step=INT</text:p>
            </table:table-cell>
            <table:table-cell table:style-name="Table83.A1" office:value-type="string">
              <text:p text:style-name="P14">Set the step size in interesting regions. (Default is 10).</text:p>
            </table:table-cell>
          </table:table-row>
          <table:table-row table:style-name="Table83.1">
            <table:table-cell table:style-name="Table83.A1" office:value-type="string">
              <text:p text:style-name="P14">-m</text:p>
            </table:table-cell>
            <table:table-cell table:style-name="Table83.A1" office:value-type="string">
              <text:p text:style-name="P14">--max-as-mated=INT</text:p>
            </table:table-cell>
            <table:table-cell table:style-name="Table83.A1" office:value-type="string">
              <text:p text:style-name="P14">Set to ignore mated SAM records with an alignment score (AS attribute) that exceeds this value.</text:p>
            </table:table-cell>
          </table:table-row>
          <table:table-row table:style-name="Table83.1">
            <table:table-cell table:style-name="Table83.A1" office:value-type="string">
              <text:p text:style-name="P14">-u</text:p>
            </table:table-cell>
            <table:table-cell table:style-name="Table83.A1" office:value-type="string">
              <text:p text:style-name="P14">--max-as-unmated=INT</text:p>
            </table:table-cell>
            <table:table-cell table:style-name="Table83.A1" office:value-type="string">
              <text:p text:style-name="P14">Set to ignore unmated SAM records with an alignment score (AS attribute) that exceeds this value.</text:p>
            </table:table-cell>
          </table:table-row>
          <table:table-row table:style-name="Table83.1">
            <table:table-cell table:style-name="Table83.A1" office:value-type="string">
              <text:p text:style-name="P14"/>
            </table:table-cell>
            <table:table-cell table:style-name="Table83.A1" office:value-type="string">
              <text:p text:style-name="P14">--region=STRING</text:p>
            </table:table-cell>
            <table:table-cell table:style-name="Table83.A1" office:value-type="string">
              <text:p text:style-name="P14">Set to only process SAM records within the specified range. The format is one of &lt;sequence_name&gt;, &lt;sequence_name&gt;:start-end or &lt;sequence_name&gt;:start+length.</text:p>
            </table:table-cell>
          </table:table-row>
          <table:table-row table:style-name="Table83.1">
            <table:table-cell table:style-name="Table83.A1" office:value-type="string">
              <text:p text:style-name="P14">-s</text:p>
            </table:table-cell>
            <table:table-cell table:style-name="Table83.A1" office:value-type="string">
              <text:p text:style-name="P14">--step=INT</text:p>
            </table:table-cell>
            <table:table-cell table:style-name="Table83.A1" office:value-type="string">
              <text:p text:style-name="P14">Set the step size. (Default is 100).</text:p>
            </table:table-cell>
          </table:table-row>
        </table:table>
        <text:p text:style-name="P279">Utility</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4">-h</text:p>
            </table:table-cell>
            <table:table-cell table:style-name="Table84.A1" office:value-type="string">
              <text:p text:style-name="P14">--help</text:p>
            </table:table-cell>
            <table:table-cell table:style-name="Table84.A1" office:value-type="string">
              <text:p text:style-name="P14">Prints help on command-line flag usage.</text:p>
            </table:table-cell>
          </table:table-row>
          <table:table-row table:style-name="Table84.1">
            <table:table-cell table:style-name="Table84.A1" office:value-type="string">
              <text:p text:style-name="P14">-Z</text:p>
            </table:table-cell>
            <table:table-cell table:style-name="Table84.A1" office:value-type="string">
              <text:p text:style-name="P14">--no-gzip</text:p>
            </table:table-cell>
            <table:table-cell table:style-name="Table84.A1" office:value-type="string">
              <text:p text:style-name="P14">Set this flag to create the output files without compression. By default the output files are compressed with tabix compatible blocked gzip.</text:p>
            </table:table-cell>
          </table:table-row>
          <table:table-row table:style-name="Table84.1">
            <table:table-cell table:style-name="Table84.A1" office:value-type="string">
              <text:p text:style-name="P14">-T</text:p>
            </table:table-cell>
            <table:table-cell table:style-name="Table84.A1" office:value-type="string">
              <text:p text:style-name="P14">--threads=INT</text:p>
            </table:table-cell>
            <table:table-cell table:style-name="Table84.A1" office:value-type="string">
              <text:p text:style-name="P14">Specify the number of threads to use in a multi-core processor. (Default is all available cores).</text:p>
            </table:table-cell>
          </table:table-row>
        </table:table>
        <text:p text:style-name="P270">Usage:</text:p>
        <text:p text:style-name="Standard"><text:span text:style-name="T14">This command takes as input a set of mappings and a reference genome. It applies </text:span><text:span text:style-name="T119">Bayesian</text:span><text:span text:style-name="T14"> models to signals comprised of levels of mated, unmated and discordant mappings to predict the likelihood of various structural variant categories. The output of the </text:span><text:span text:style-name="Monospace"><text:span text:style-name="T14">sv</text:span></text:span><text:span text:style-name="T14"> command is in the form of two files: </text:span><text:span text:style-name="Monospace"><text:span text:style-name="T14">sv_interesting.bed.gz</text:span></text:span><text:span text:style-name="T14"> is a BED format file that identifies regions that potentially indicate a structural variant of some kind; </text:span><text:span text:style-name="Monospace"><text:span text:style-name="T14">sv_bayesian.tsv.gz</text:span></text:span><text:span text:style-name="T14"> is a tab separated format that contains the prediction strengths of each event model.</text:span></text:p>
        <text:p text:style-name="P313">Table <text:sequence text:ref-name="refTable2" text:name="Table" text:formula="ooow:Table+1" style:num-format="1">3</text:sequence>: Bayesian SV indicators</text:p>
        <table:table table:name="Table85" table:style-name="Table85">
          <table:table-column table:style-name="Table85.A"/>
          <table:table-column table:style-name="Table85.B"/>
          <table:table-header-rows>
            <table:table-row table:style-name="Table85.1">
              <table:table-cell table:style-name="Table85.A1" office:value-type="string">
                <text:p text:style-name="P77">Indicator</text:p>
              </table:table-cell>
              <table:table-cell table:style-name="Table85.B1" office:value-type="string">
                <text:p text:style-name="P77">Description</text:p>
              </table:table-cell>
            </table:table-row>
          </table:table-header-rows>
          <table:table-row table:style-name="Table85.2">
            <table:table-cell table:style-name="Table85.A2" office:value-type="string">
              <text:p text:style-name="P63"><text:span text:style-name="Monospace"><text:span text:style-name="T14">normal</text:span></text:span></text:p>
            </table:table-cell>
            <table:table-cell table:style-name="Table85.B2" office:value-type="string">
              <text:p text:style-name="P90">No structural variant.</text:p>
            </table:table-cell>
          </table:table-row>
          <table:table-row table:style-name="Table85.3">
            <table:table-cell table:style-name="Table85.A2" office:value-type="string">
              <text:p text:style-name="P63"><text:span text:style-name="Monospace"><text:span text:style-name="T14">duplicate-left</text:span></text:span></text:p>
            </table:table-cell>
            <table:table-cell table:style-name="Table85.B2" office:value-type="string">
              <text:p text:style-name="P90">The left border of a duplication.</text:p>
            </table:table-cell>
          </table:table-row>
          <table:table-row table:style-name="Table85.4">
            <table:table-cell table:style-name="Table85.A2" office:value-type="string">
              <text:p text:style-name="P63"><text:span text:style-name="Monospace"><text:span text:style-name="T14">duplicate</text:span></text:span></text:p>
            </table:table-cell>
            <table:table-cell table:style-name="Table85.B2" office:value-type="string">
              <text:p text:style-name="P90">Position within a duplicated region.</text:p>
            </table:table-cell>
          </table:table-row>
          <text:soft-page-break/>
          <table:table-row table:style-name="Table85.5">
            <table:table-cell table:style-name="Table85.A2" office:value-type="string">
              <text:p text:style-name="P63"><text:span text:style-name="Monospace"><text:span text:style-name="T14">duplicate-right</text:span></text:span></text:p>
            </table:table-cell>
            <table:table-cell table:style-name="Table85.B2" office:value-type="string">
              <text:p text:style-name="P90">The right border of a duplication.</text:p>
            </table:table-cell>
          </table:table-row>
          <table:table-row table:style-name="Table85.6">
            <table:table-cell table:style-name="Table85.A2" office:value-type="string">
              <text:p text:style-name="P63"><text:span text:style-name="Monospace"><text:span text:style-name="T14">delete-left</text:span></text:span></text:p>
            </table:table-cell>
            <table:table-cell table:style-name="Table85.B2" office:value-type="string">
              <text:p text:style-name="P90">The left border of a deletion.</text:p>
            </table:table-cell>
          </table:table-row>
          <table:table-row table:style-name="Table85.7">
            <table:table-cell table:style-name="Table85.A2" office:value-type="string">
              <text:p text:style-name="P63"><text:span text:style-name="Monospace"><text:span text:style-name="T14">delete</text:span></text:span></text:p>
            </table:table-cell>
            <table:table-cell table:style-name="Table85.B2" office:value-type="string">
              <text:p text:style-name="P90">Position within a deletion.</text:p>
            </table:table-cell>
          </table:table-row>
          <table:table-row table:style-name="Table85.8">
            <table:table-cell table:style-name="Table85.A2" office:value-type="string">
              <text:p text:style-name="P63"><text:span text:style-name="Monospace"><text:span text:style-name="T14">delete-right</text:span></text:span></text:p>
            </table:table-cell>
            <table:table-cell table:style-name="Table85.B2" office:value-type="string">
              <text:p text:style-name="P90">The right border of a deletion.</text:p>
            </table:table-cell>
          </table:table-row>
          <table:table-row table:style-name="Table85.9">
            <table:table-cell table:style-name="Table85.A2" office:value-type="string">
              <text:p text:style-name="P63"><text:span text:style-name="Monospace"><text:span text:style-name="T14">breakpoint</text:span></text:span></text:p>
            </table:table-cell>
            <table:table-cell table:style-name="Table85.B2" office:value-type="string">
              <text:p text:style-name="P90">A breakpoint such as at the site where a duplicated section is inserted.</text:p>
            </table:table-cell>
          </table:table-row>
          <table:table-row table:style-name="Table85.10">
            <table:table-cell table:style-name="Table85.A10" office:value-type="string">
              <text:p text:style-name="P63"><text:span text:style-name="Monospace"><text:span text:style-name="T14">novel-insertion</text:span></text:span></text:p>
            </table:table-cell>
            <table:table-cell table:style-name="Table85.B10" office:value-type="string">
              <text:p text:style-name="P90">A site receiving a novel insertion.</text:p>
            </table:table-cell>
          </table:table-row>
        </table:table>
        <text:p text:style-name="P114">There are also heterozygous versions of each of these models.</text:p>
        <text:p text:style-name="P114">The final column gives the index of the dominant hypothesis to allow easier extraction of sequences (for example a sequence of delete-left, delete, delete-right is a strong indicator of a deletion and can be used to identify the potential bounds of the deletion).</text:p>
        <text:p text:style-name="Standard"><text:span text:style-name="T14">At this stage, analysis and filtering of the </text:span><text:span text:style-name="Monospace"><text:span text:style-name="T14">sv</text:span></text:span><text:span text:style-name="T14"> command output files is up to the end user.</text:span></text:p>
        <text:p text:style-name="Standard"><text:span text:style-name="T14">The </text:span><text:span text:style-name="T119">Bayesian</text:span><text:span text:style-name="T14"> </text:span><text:span text:style-name="Monospace"><text:span text:style-name="T14">sv</text:span></text:span><text:span text:style-name="T14"> command uses CPU proportional to the number of read groups, so it may be advantageous to merge related read groups (those that have the same read length and fragment size characteristics). Supplying a relabel file which maps every input read group to the same logical read group name would treat all alignments as if there were only one read group.</text:span></text:p>
        <text:p text:style-name="Standard"><text:span text:style-name="T14">For additional information about the </text:span><text:span text:style-name="Monospace"><text:span text:style-name="T14">sv</text:span></text:span><text:span text:style-name="T14"> command output files see Section </text:span><text:span text:style-name="T14"><text:bookmark-ref text:reference-format="number" text:ref-name="__RefHeading__10814_1889221684">6.7.5</text:bookmark-ref></text:span><text:span text:style-name="T14">.</text:span></text:p>
        <text:p text:style-name="Standard"><text:span text:style-name="T14">See also: </text:span><text:span text:style-name="Monospace"><text:span text:style-name="T14">svprep</text:span></text:span><text:span text:style-name="T14">, </text:span><text:span text:style-name="Monospace"><text:span text:style-name="T14">discord</text:span></text:span></text:p>
        <text:h text:style-name="P357" text:outline-level="3"><text:bookmark-start text:name="__RefHeading__27864_1889221684"/>discord<text:bookmark-end text:name="__RefHeading__27864_1889221684"/></text:h>
        <text:p text:style-name="P270">Synopsis:</text:p>
        <text:p text:style-name="P114">Analyses SAM records to determine the location of structural variant break-ends based on discordant mappings.</text:p>
        <text:p text:style-name="P270">Syntax:</text:p>
        <text:p text:style-name="P114">Multi-file input specified from command line:</text:p>
        <text:p text:style-name="P226">$ rtg discord [OPTION]... -o DIR -t SDF -r FILE FILE+</text:p>
        <text:p text:style-name="P114">Multi-file input specified in a text file:</text:p>
        <text:p text:style-name="P226">$ rtg discord [OPTION]... -o DIR -t SDF -I FILE -R FILE</text:p>
        <text:p text:style-name="P270">Example:</text:p>
        <text:p text:style-name="P226">$ rtg discord -o break_out -t genome -I sam-list.txt -R rgstats-list.txt</text:p>
        <text:p text:style-name="P270"><text:soft-page-break/>Parameters:</text:p>
        <text:p text:style-name="P279">File Input/Output</text:p>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14"/>
            </table:table-cell>
            <table:table-cell table:style-name="Table86.A1" office:value-type="string">
              <text:p text:style-name="P14">--bed</text:p>
            </table:table-cell>
            <table:table-cell table:style-name="Table86.A1" office:value-type="string">
              <text:p text:style-name="P14">Produce output in BED format in addition to the VCF output.</text:p>
            </table:table-cell>
          </table:table-row>
          <table:table-row table:style-name="Table86.1">
            <table:table-cell table:style-name="Table86.A1" office:value-type="string">
              <text:p text:style-name="P14">-I</text:p>
            </table:table-cell>
            <table:table-cell table:style-name="Table86.A1" office:value-type="string">
              <text:p text:style-name="P14">--input-list-file=FILE</text:p>
            </table:table-cell>
            <table:table-cell table:style-name="Table86.A1" office:value-type="string">
              <text:p text:style-name="P14">Specifies a file containing a list of SAM/BAM format files (one per line) containing mapped reads.</text:p>
            </table:table-cell>
          </table:table-row>
          <table:table-row table:style-name="Table86.1">
            <table:table-cell table:style-name="Table86.A1" office:value-type="string">
              <text:p text:style-name="P14">-o</text:p>
            </table:table-cell>
            <table:table-cell table:style-name="Table86.A1" office:value-type="string">
              <text:p text:style-name="P14">--output=DIR</text:p>
            </table:table-cell>
            <table:table-cell table:style-name="Table86.A1" office:value-type="string">
              <text:p text:style-name="P14">Specifies the directory where results are reported.</text:p>
            </table:table-cell>
          </table:table-row>
          <table:table-row table:style-name="Table86.1">
            <table:table-cell table:style-name="Table86.A1" office:value-type="string">
              <text:p text:style-name="P14">-r</text:p>
            </table:table-cell>
            <table:table-cell table:style-name="Table86.A1" office:value-type="string">
              <text:p text:style-name="P14">--readgroup-stats=FILE</text:p>
            </table:table-cell>
            <table:table-cell table:style-name="Table86.A1" office:value-type="string">
              <text:p text:style-name="P14">Specifies a text file containing read group statistics. May be specified 0 or more times.</text:p>
            </table:table-cell>
          </table:table-row>
          <table:table-row table:style-name="Table86.1">
            <table:table-cell table:style-name="Table86.A1" office:value-type="string">
              <text:p text:style-name="P14">-R</text:p>
            </table:table-cell>
            <table:table-cell table:style-name="Table86.A1" office:value-type="string">
              <text:p text:style-name="P14">--rgstats-list-file=FILE</text:p>
            </table:table-cell>
            <table:table-cell table:style-name="Table86.A1" office:value-type="string">
              <text:p text:style-name="P14">Specifies a file containing a list of read group statistics files (one per line).</text:p>
            </table:table-cell>
          </table:table-row>
          <table:table-row table:style-name="Table86.1">
            <table:table-cell table:style-name="Table86.A1" office:value-type="string">
              <text:p text:style-name="P14">-t</text:p>
            </table:table-cell>
            <table:table-cell table:style-name="Table86.A1" office:value-type="string">
              <text:p text:style-name="P14">--template=SDF</text:p>
            </table:table-cell>
            <table:table-cell table:style-name="Table86.A1" office:value-type="string">
              <text:p text:style-name="P14">Specifies the SDF of the reference genome the reads have been mapped against.</text:p>
            </table:table-cell>
          </table:table-row>
          <table:table-row table:style-name="Table86.1">
            <table:table-cell table:style-name="Table86.A1" office:value-type="string">
              <text:p text:style-name="P14"/>
            </table:table-cell>
            <table:table-cell table:style-name="Table86.A1" office:value-type="string">
              <text:p text:style-name="P14">FILE+</text:p>
            </table:table-cell>
            <table:table-cell table:style-name="Table86.A1" office:value-type="string">
              <text:p text:style-name="P14">Specifies a SAM/BAM format file containing mapped reads. May be specified 0 or more times.</text:p>
            </table:table-cell>
          </table:table-row>
        </table:table>
        <text:p text:style-name="P279">Sensitivity Tuning</text:p>
        <table:table table:name="Table87" table:style-name="Table87">
          <table:table-column table:style-name="Table87.A"/>
          <table:table-column table:style-name="Table87.B"/>
          <table:table-column table:style-name="Table87.C"/>
          <table:table-row table:style-name="Table87.1">
            <table:table-cell table:style-name="Table87.A1" office:value-type="string">
              <text:p text:style-name="P14"/>
            </table:table-cell>
            <table:table-cell table:style-name="Table87.A1" office:value-type="string">
              <text:p text:style-name="P14">--consistent-only</text:p>
            </table:table-cell>
            <table:table-cell table:style-name="Table87.A1" office:value-type="string">
              <text:p text:style-name="P14">Set to only include break-ends with internally consistent supporting reads.</text:p>
            </table:table-cell>
          </table:table-row>
          <table:table-row table:style-name="Table87.1">
            <table:table-cell table:style-name="Table87.A1" office:value-type="string">
              <text:p text:style-name="P14">-m</text:p>
            </table:table-cell>
            <table:table-cell table:style-name="Table87.A1" office:value-type="string">
              <text:p text:style-name="P14">--max-as-mated=INT</text:p>
            </table:table-cell>
            <table:table-cell table:style-name="Table87.A1" office:value-type="string">
              <text:p text:style-name="P14">Set to ignore mated SAM records with an alignment score (AS attribute) that exceeds this value.</text:p>
            </table:table-cell>
          </table:table-row>
          <table:table-row table:style-name="Table87.1">
            <table:table-cell table:style-name="Table87.A1" office:value-type="string">
              <text:p text:style-name="P14">-u</text:p>
            </table:table-cell>
            <table:table-cell table:style-name="Table87.A1" office:value-type="string">
              <text:p text:style-name="P14">--max-as-unmated=INT</text:p>
            </table:table-cell>
            <table:table-cell table:style-name="Table87.A1" office:value-type="string">
              <text:p text:style-name="P14">Set to ignore unmated SAM records with an alignment score (AS attribute) that exceeds this value.</text:p>
            </table:table-cell>
          </table:table-row>
          <table:table-row table:style-name="Table87.1">
            <table:table-cell table:style-name="Table87.A1" office:value-type="string">
              <text:p text:style-name="P14">-c</text:p>
            </table:table-cell>
            <table:table-cell table:style-name="Table87.A1" office:value-type="string">
              <text:p text:style-name="P14">--max-hits=INT</text:p>
            </table:table-cell>
            <table:table-cell table:style-name="Table87.A1" office:value-type="string">
              <text:p text:style-name="P14">Set to ignore SAM records with an alignment count that exceeds this value.</text:p>
            </table:table-cell>
          </table:table-row>
          <table:table-row table:style-name="Table87.1">
            <table:table-cell table:style-name="Table87.A1" office:value-type="string">
              <text:p text:style-name="P14">-s</text:p>
            </table:table-cell>
            <table:table-cell table:style-name="Table87.A1" office:value-type="string">
              <text:p text:style-name="P14">--min-support=INT</text:p>
            </table:table-cell>
            <table:table-cell table:style-name="Table87.A1" office:value-type="string">
              <text:p text:style-name="P14">Set the minimum number of supporting reads for a break-end. (Default is 3).</text:p>
            </table:table-cell>
          </table:table-row>
          <table:table-row table:style-name="Table87.1">
            <table:table-cell table:style-name="Table87.A1" office:value-type="string">
              <text:p text:style-name="P14"/>
            </table:table-cell>
            <table:table-cell table:style-name="Table87.A1" office:value-type="string">
              <text:p text:style-name="P14">--region=STRING</text:p>
            </table:table-cell>
            <table:table-cell table:style-name="Table87.A1" office:value-type="string">
              <text:p text:style-name="P14">Set to only process SAM records within the specified range. The format is one of &lt;sequence_name&gt;, &lt;sequence_name&gt;:start-end or &lt;sequence_name&gt;:start+length.</text:p>
            </table:table-cell>
          </table:table-row>
        </table:table>
        <text:p text:style-name="P279">Utility</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4">-h</text:p>
            </table:table-cell>
            <table:table-cell table:style-name="Table88.A1" office:value-type="string">
              <text:p text:style-name="P14">--help</text:p>
            </table:table-cell>
            <table:table-cell table:style-name="Table88.A1" office:value-type="string">
              <text:p text:style-name="P14">Prints help on command-line flag usage.</text:p>
            </table:table-cell>
          </table:table-row>
          <table:table-row table:style-name="Table88.1">
            <table:table-cell table:style-name="Table88.A1" office:value-type="string">
              <text:p text:style-name="P14">-Z</text:p>
            </table:table-cell>
            <table:table-cell table:style-name="Table88.A1" office:value-type="string">
              <text:p text:style-name="P14">--no-gzip</text:p>
            </table:table-cell>
            <table:table-cell table:style-name="Table88.A1" office:value-type="string">
              <text:p text:style-name="P14">Set this flag to create the output files without compression. By default the output files are compressed with tabix <text:soft-page-break/>compatible blocked gzip.</text:p>
            </table:table-cell>
          </table:table-row>
          <table:table-row table:style-name="Table88.1">
            <table:table-cell table:style-name="Table88.A1" office:value-type="string">
              <text:p text:style-name="P14">-T</text:p>
            </table:table-cell>
            <table:table-cell table:style-name="Table88.A1" office:value-type="string">
              <text:p text:style-name="P14">--threads=INT</text:p>
            </table:table-cell>
            <table:table-cell table:style-name="Table88.A1" office:value-type="string">
              <text:p text:style-name="P14">Specify the number of threads to use in a multi-core processor. (Default is all available cores).</text:p>
            </table:table-cell>
          </table:table-row>
        </table:table>
        <text:p text:style-name="P270">Usage:</text:p>
        <text:p text:style-name="P114">This command takes as input a set of mapped and mated reads and a genome. It locates clusters of reads whose mates are not within the expected mating range but clustered somewhere else on the reference, indicating a potential structural variant.</text:p>
        <text:p text:style-name="Standard"><text:span text:style-name="T14">The </text:span><text:span text:style-name="Monospace"><text:span text:style-name="T14">discord</text:span></text:span><text:span text:style-name="T14"> command considers each discordantly mapped read and calculates a constraint on the possible locations of the structural variant break-ends. When all discordant reads within a cluster agree on the possible break-end positions, this is considered consistent. It is also possible for the reads within a discordant cluster to be inconsistent, usually this is a spurious call but could indicate a more complex structural variant. By default these break-ends are included in the output VCF but marked as failing a consistency filter.</text:span></text:p>
        <text:p text:style-name="P114">Also included in the output VCF is an <text:span text:style-name="Monospace">INFO</text:span> field indicating the number of discordant reads contributing to each break-end, which may be useful to filter out spurious calls. Those with too few contributing reads are likely to be incorrect, and similarly those with too many reads are likely to be a result of mapping artifacts.</text:p>
        <text:p text:style-name="Standard"><text:span text:style-name="T14">For additional information about the </text:span><text:span text:style-name="Monospace"><text:span text:style-name="T14">discord</text:span></text:span><text:span text:style-name="T14"> command output files see Section </text:span><text:span text:style-name="T14"><text:bookmark-ref text:reference-format="number" text:ref-name="__RefHeading__10816_1889221684">6.7.6</text:bookmark-ref></text:span><text:span text:style-name="T14">.</text:span></text:p>
        <text:p text:style-name="Standard"><text:span text:style-name="See_20_Also_20_Title"><text:span text:style-name="T14">See also:</text:span></text:span><text:span text:style-name="T14"> </text:span><text:span text:style-name="Monospace"><text:span text:style-name="T14">svprep, sv</text:span></text:span></text:p>
        <text:h text:style-name="P357" text:outline-level="3"><text:bookmark-start text:name="__RefHeading__27866_1889221684"/>coverage<text:bookmark-end text:name="__RefHeading__27866_1889221684"/></text:h>
        <text:p text:style-name="P270">Synopsis:</text:p>
        <text:p text:style-name="Standard"><text:span text:style-name="T14">The </text:span><text:span text:style-name="Monospace"><text:span text:style-name="T14">coverage</text:span></text:span><text:span text:style-name="T14"> command measures and reports coverage depth of read alignments across a reference.</text:span></text:p>
        <text:p text:style-name="P270">Syntax:</text:p>
        <text:p text:style-name="P114">Multi-file input specified from command line:</text:p>
        <text:p text:style-name="P226">$ rtg coverage [OPTION]... -o FILE+</text:p>
        <text:p text:style-name="P114">Multi-file input specified in a text file:</text:p>
        <text:p text:style-name="P226">$ rtg coverage [OPTION]... -o DIR -I FILE</text:p>
        <text:p text:style-name="P270">Example:</text:p>
        <text:p text:style-name="P226">$ rtg coverage -o h1_coverage alignments.bam </text:p>
        <text:p text:style-name="P270">Parameters:</text:p>
        <text:p text:style-name="P279">File Input/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4"/>
            </table:table-cell>
            <table:table-cell table:style-name="Table89.A1" office:value-type="string">
              <text:p text:style-name="P14">--bedgraph</text:p>
            </table:table-cell>
            <table:table-cell table:style-name="Table89.A1" office:value-type="string">
              <text:p text:style-name="P14">If set, output in BEDGRAPH format. Suppresses BED file output.</text:p>
            </table:table-cell>
          </table:table-row>
          <table:table-row table:style-name="Table89.1">
            <table:table-cell table:style-name="Table89.A1" office:value-type="string">
              <text:p text:style-name="P14">-I</text:p>
            </table:table-cell>
            <table:table-cell table:style-name="Table89.A1" office:value-type="string">
              <text:p text:style-name="P14">--input-list-file=FILE</text:p>
            </table:table-cell>
            <table:table-cell table:style-name="Table89.A1" office:value-type="string">
              <text:p text:style-name="P14">Specifies a file containing a list of SAM/BAM format files (one per line) <text:soft-page-break/>containing mapped reads.</text:p>
            </table:table-cell>
          </table:table-row>
          <table:table-row table:style-name="Table89.1">
            <table:table-cell table:style-name="Table89.A1" office:value-type="string">
              <text:p text:style-name="P14">-o</text:p>
            </table:table-cell>
            <table:table-cell table:style-name="Table89.A1" office:value-type="string">
              <text:p text:style-name="P14">--output=DIR</text:p>
            </table:table-cell>
            <table:table-cell table:style-name="Table89.A1" office:value-type="string">
              <text:p text:style-name="P14">Specifies the directory where results are reported.</text:p>
            </table:table-cell>
          </table:table-row>
          <table:table-row table:style-name="Table89.1">
            <table:table-cell table:style-name="Table89.A1" office:value-type="string">
              <text:p text:style-name="P14"/>
            </table:table-cell>
            <table:table-cell table:style-name="Table89.A1" office:value-type="string">
              <text:p text:style-name="P14">--per-base</text:p>
            </table:table-cell>
            <table:table-cell table:style-name="Table89.A1" office:value-type="string">
              <text:p text:style-name="P14">If set, output per-base counts in TSV format. Suppresses BED file output.</text:p>
            </table:table-cell>
          </table:table-row>
          <table:table-row table:style-name="Table89.1">
            <table:table-cell table:style-name="Table89.A1" office:value-type="string">
              <text:p text:style-name="P14">-t</text:p>
            </table:table-cell>
            <table:table-cell table:style-name="Table89.A1" office:value-type="string">
              <text:p text:style-name="P14">--template=SDF</text:p>
            </table:table-cell>
            <table:table-cell table:style-name="Table89.A1" office:value-type="string">
              <text:p text:style-name="P14">Specifies the SDF of the reference genome the reads have been mapped against.</text:p>
            </table:table-cell>
          </table:table-row>
          <table:table-row table:style-name="Table89.1">
            <table:table-cell table:style-name="Table89.A1" office:value-type="string">
              <text:p text:style-name="P14"/>
            </table:table-cell>
            <table:table-cell table:style-name="Table89.A1" office:value-type="string">
              <text:p text:style-name="P14">FILE+</text:p>
            </table:table-cell>
            <table:table-cell table:style-name="Table89.A1" office:value-type="string">
              <text:p text:style-name="P14">Specifies a SAM/BAM format file containing mapped reads. May be specified 0 or more times.</text:p>
            </table:table-cell>
          </table:table-row>
        </table:table>
        <text:p text:style-name="P279">Sensitivity Tuning</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4"/>
            </table:table-cell>
            <table:table-cell table:style-name="Table90.A1" office:value-type="string">
              <text:p text:style-name="P14">--bed-regions=FILE</text:p>
            </table:table-cell>
            <table:table-cell table:style-name="Table90.A1" office:value-type="string">
              <text:p text:style-name="P14">Specifies a BED file containing regions to process.</text:p>
            </table:table-cell>
          </table:table-row>
          <table:table-row table:style-name="Table90.1">
            <table:table-cell table:style-name="Table90.A1" office:value-type="string">
              <text:p text:style-name="P14"/>
            </table:table-cell>
            <table:table-cell table:style-name="Table90.A1" office:value-type="string">
              <text:p text:style-name="P14">--exclude-mated</text:p>
            </table:table-cell>
            <table:table-cell table:style-name="Table90.A1" office:value-type="string">
              <text:p text:style-name="P14">Set to exclude all mated SAM records.</text:p>
            </table:table-cell>
          </table:table-row>
          <table:table-row table:style-name="Table90.1">
            <table:table-cell table:style-name="Table90.A1" office:value-type="string">
              <text:p text:style-name="P14"/>
            </table:table-cell>
            <table:table-cell table:style-name="Table90.A1" office:value-type="string">
              <text:p text:style-name="P14">--exclude-unmated</text:p>
            </table:table-cell>
            <table:table-cell table:style-name="Table90.A1" office:value-type="string">
              <text:p text:style-name="P14">Set to exclude all unmated SAM records. Unmated records may indicate structural variants or abnormalities in the genome; exclude unmated records when striving to not bias the coverage in some locations.</text:p>
            </table:table-cell>
          </table:table-row>
          <table:table-row table:style-name="Table90.1">
            <table:table-cell table:style-name="Table90.A1" office:value-type="string">
              <text:p text:style-name="P14"/>
            </table:table-cell>
            <table:table-cell table:style-name="Table90.A1" office:value-type="string">
              <text:p text:style-name="P14">--keep-duplicates</text:p>
            </table:table-cell>
            <table:table-cell table:style-name="Table90.A1" office:value-type="string">
              <text:p text:style-name="P14">Set to disable the detection and filtering of duplicate reads based on mapping position.</text:p>
            </table:table-cell>
          </table:table-row>
          <table:table-row table:style-name="Table90.1">
            <table:table-cell table:style-name="Table90.A1" office:value-type="string">
              <text:p text:style-name="P14">-m</text:p>
            </table:table-cell>
            <table:table-cell table:style-name="Table90.A1" office:value-type="string">
              <text:p text:style-name="P14">--max-as-mated=INT</text:p>
            </table:table-cell>
            <table:table-cell table:style-name="Table90.A1" office:value-type="string">
              <text:p text:style-name="P14">Set to ignore mated SAM records with an alignment score (AS attribute) that exceeds this value; in other words, the maximum alignment score for a pair. AS indicates the incidence of mismatches. If there is a very high AS, there is a higher probability of a bad match; lower AS usually represents a reliable match.</text:p>
            </table:table-cell>
          </table:table-row>
          <table:table-row table:style-name="Table90.1">
            <table:table-cell table:style-name="Table90.A1" office:value-type="string">
              <text:p text:style-name="P14">-u</text:p>
            </table:table-cell>
            <table:table-cell table:style-name="Table90.A1" office:value-type="string">
              <text:p text:style-name="P14">--max-as-unmated=INT</text:p>
            </table:table-cell>
            <table:table-cell table:style-name="Table90.A1" office:value-type="string">
              <text:p text:style-name="P14">Set to ignore unmated SAM records with an alignment score (AS attribute) that exceeds this value; in other words, the maximum alignment score for the unpaired.</text:p>
            </table:table-cell>
          </table:table-row>
          <table:table-row table:style-name="Table90.1">
            <table:table-cell table:style-name="Table90.A1" office:value-type="string">
              <text:p text:style-name="P14">-c</text:p>
            </table:table-cell>
            <table:table-cell table:style-name="Table90.A1" office:value-type="string">
              <text:p text:style-name="P14">--max-hits=INT</text:p>
            </table:table-cell>
            <table:table-cell table:style-name="Table90.A1" office:value-type="string">
              <text:p text:style-name="P14">Set to ignore SAM records with an alignment count that exceeds this value.</text:p>
            </table:table-cell>
          </table:table-row>
          <table:table-row table:style-name="Table90.1">
            <table:table-cell table:style-name="Table90.A1" office:value-type="string">
              <text:p text:style-name="P14"/>
            </table:table-cell>
            <table:table-cell table:style-name="Table90.A1" office:value-type="string">
              <text:p text:style-name="P14">--min-mapq=INT</text:p>
            </table:table-cell>
            <table:table-cell table:style-name="Table90.A1" office:value-type="string">
              <text:p text:style-name="P14">Set to ignore SAM records with MAPQ less than this value.</text:p>
            </table:table-cell>
          </table:table-row>
          <table:table-row table:style-name="Table90.1">
            <table:table-cell table:style-name="Table90.A1" office:value-type="string">
              <text:p text:style-name="P14"/>
            </table:table-cell>
            <table:table-cell table:style-name="Table90.A1" office:value-type="string">
              <text:p text:style-name="P14">--region=STRING</text:p>
            </table:table-cell>
            <table:table-cell table:style-name="Table90.A1" office:value-type="string">
              <text:p text:style-name="P14">Set to only process SAM records within the specified range. The format is one of &lt;sequence_name&gt;, &lt;sequence_name&gt;:start-end or &lt;sequence_name&gt;:start+length.</text:p>
            </table:table-cell>
          </table:table-row>
          <table:table-row table:style-name="Table90.1">
            <table:table-cell table:style-name="Table90.A1" office:value-type="string">
              <text:p text:style-name="P14">-s</text:p>
            </table:table-cell>
            <table:table-cell table:style-name="Table90.A1" office:value-type="string">
              <text:p text:style-name="P14">--smoothing=INT</text:p>
            </table:table-cell>
            <table:table-cell table:style-name="Table90.A1" office:value-type="string">
              <text:p text:style-name="P14">Set to smooth (average out) with this number of neighboring values (0 means no smoothing) to define an average over a <text:soft-page-break/>region instead of a single location. Typical values range from 0-100 but there is no limit. Use this flag to reduce noise in the coverage area. (Default is 50).</text:p>
            </table:table-cell>
          </table:table-row>
        </table:table>
        <text:p text:style-name="P279">Utility</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4">-h</text:p>
            </table:table-cell>
            <table:table-cell table:style-name="Table91.A1" office:value-type="string">
              <text:p text:style-name="P14">--help</text:p>
            </table:table-cell>
            <table:table-cell table:style-name="Table91.A1" office:value-type="string">
              <text:p text:style-name="P14">Prints help on command-line flag usage.</text:p>
            </table:table-cell>
          </table:table-row>
          <table:table-row table:style-name="Table91.1">
            <table:table-cell table:style-name="Table91.A1" office:value-type="string">
              <text:p text:style-name="P14">-Z</text:p>
            </table:table-cell>
            <table:table-cell table:style-name="Table91.A1" office:value-type="string">
              <text:p text:style-name="P14">--no-gzip</text:p>
            </table:table-cell>
            <table:table-cell table:style-name="Table91.A1" office:value-type="string">
              <text:p text:style-name="P14">Set this flag to create the output files without compression. By default the output files are compressed with tabix compatible blocked gzip.</text:p>
            </table:table-cell>
          </table:table-row>
          <table:table-row table:style-name="Table91.1">
            <table:table-cell table:style-name="Table91.A1" office:value-type="string">
              <text:p text:style-name="P14"/>
            </table:table-cell>
            <table:table-cell table:style-name="Table91.A1" office:value-type="string">
              <text:p text:style-name="P14">--no-index</text:p>
            </table:table-cell>
            <table:table-cell table:style-name="Table91.A1" office:value-type="string">
              <text:p text:style-name="P14">Set this flag to not produce the tabix indexes for the output files.</text:p>
            </table:table-cell>
          </table:table-row>
          <table:table-row table:style-name="Table91.1">
            <table:table-cell table:style-name="Table91.A1" office:value-type="string">
              <text:p text:style-name="P14">-T</text:p>
            </table:table-cell>
            <table:table-cell table:style-name="Table91.A1" office:value-type="string">
              <text:p text:style-name="P14">--threads=INT</text:p>
            </table:table-cell>
            <table:table-cell table:style-name="Table91.A1" office:value-type="string">
              <text:p text:style-name="P14">Specify the number of threads to use in a multi-core processor. (Default is all available cores).</text:p>
            </table:table-cell>
          </table:table-row>
        </table:table>
        <text:p text:style-name="P270">Usage:</text:p>
        <text:p text:style-name="Standard"><text:span text:style-name="T14">The </text:span><text:span text:style-name="Monospace"><text:span text:style-name="T14">coverage</text:span></text:span><text:span text:style-name="T14"> command calculates coverage depth by counting all alignments from input SAM/BAM files against a specified reference genome. Sensitivity tuning parameters allow the investigator to test and identify the most appropriate set of alignments to use in downstream analysis.</text:span></text:p>
        <text:p text:style-name="Standard"><text:span text:style-name="T14">The </text:span><text:span text:style-name="Monospace"><text:span text:style-name="T14">coverage</text:span></text:span><text:span text:style-name="T14"> command provides insight into sequencing coverage for each of the reference sequences. Use to validate mapping results and determine how much of the reference is covered with alignments and how many times the same location is mapped. Gaps indicate no coverage in a specific location.</text:span></text:p>
        <text:p text:style-name="Standard"><text:span text:style-name="See_20_Also_20_Title"><text:span text:style-name="T14">See also:</text:span></text:span><text:span text:style-name="T14"> </text:span><text:span text:style-name="Monospace"><text:span text:style-name="T14">map, snp, cnv</text:span></text:span></text:p>
        <text:h text:style-name="P357" text:outline-level="3"><text:bookmark-start text:name="__RefHeading__26504_1889221684"/>snp<text:bookmark-end text:name="__RefHeading__26504_1889221684"/></text:h>
        <text:p text:style-name="P270">Synopsis:</text:p>
        <text:p text:style-name="Standard"><text:span text:style-name="T14">The </text:span><text:span text:style-name="Monospace"><text:span text:style-name="T14">snp</text:span></text:span><text:span text:style-name="T14"> command calls sequence variants, such as single nucleotide polymorphisms (SNPs), multi-nucleotide polymorphisms (MNPs) and indels, from a set of alignments reported in genome-position sorted SAM/BAM. Bayesian statistics are used to determine the likelihood that a given base pair will be a SNP (either homozygous or heterozygous) given the sample evidence represented in the read alignments and prior knowledge about the experiment.</text:span></text:p>
        <text:p text:style-name="P270">Syntax:</text:p>
        <text:p text:style-name="P114">Multi-file input specified from command line:</text:p>
        <text:p text:style-name="P226">$ rtg snp [OPTION]... -o DIR -t SDF FILE+</text:p>
        <text:p text:style-name="P114">Multi-file input specified in a text file:</text:p>
        <text:p text:style-name="P226">$ rtg snp [OPTION]... -o DIR -t SDF -I FILE</text:p>
        <text:p text:style-name="P270"><text:soft-page-break/>Example:</text:p>
        <text:p text:style-name="P226">$ rtg snp -o hs_snp -t hs_reference hs_map/alignments.bam</text:p>
        <text:p text:style-name="P270">Parameters:</text:p>
        <text:p text:style-name="P279">File Input/Out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4">-I</text:p>
            </table:table-cell>
            <table:table-cell table:style-name="Table92.A1" office:value-type="string">
              <text:p text:style-name="P14">--input-list-file=FILE</text:p>
            </table:table-cell>
            <table:table-cell table:style-name="Table92.A1" office:value-type="string">
              <text:p text:style-name="P14">Specifies a file containing a list of SAM/BAM format files (one per line) containing mapped reads.</text:p>
            </table:table-cell>
          </table:table-row>
          <table:table-row table:style-name="Table92.1">
            <table:table-cell table:style-name="Table92.A1" office:value-type="string">
              <text:p text:style-name="P14"/>
            </table:table-cell>
            <table:table-cell table:style-name="Table92.A1" office:value-type="string">
              <text:p text:style-name="P14">--no-calibration</text:p>
            </table:table-cell>
            <table:table-cell table:style-name="Table92.A1" office:value-type="string">
              <text:p text:style-name="P14">If set, ignore mapping calibration files. By default detected and provided mapping calibration files are used.</text:p>
            </table:table-cell>
          </table:table-row>
          <table:table-row table:style-name="Table92.1">
            <table:table-cell table:style-name="Table92.A1" office:value-type="string">
              <text:p text:style-name="P14">-o</text:p>
            </table:table-cell>
            <table:table-cell table:style-name="Table92.A1" office:value-type="string">
              <text:p text:style-name="P14">--output=DIR</text:p>
            </table:table-cell>
            <table:table-cell table:style-name="Table92.A1" office:value-type="string">
              <text:p text:style-name="P14">Specifies the directory where results are reported.</text:p>
            </table:table-cell>
          </table:table-row>
          <table:table-row table:style-name="Table92.1">
            <table:table-cell table:style-name="Table92.A1" office:value-type="string">
              <text:p text:style-name="P14">-t</text:p>
            </table:table-cell>
            <table:table-cell table:style-name="Table92.A1" office:value-type="string">
              <text:p text:style-name="P14">--template=SDF</text:p>
            </table:table-cell>
            <table:table-cell table:style-name="Table92.A1" office:value-type="string">
              <text:p text:style-name="P14">Specifies the SDF containing the reference genome the reads have been mapped against.</text:p>
            </table:table-cell>
          </table:table-row>
          <table:table-row table:style-name="Table92.1">
            <table:table-cell table:style-name="Table92.A1" office:value-type="string">
              <text:p text:style-name="P14"/>
            </table:table-cell>
            <table:table-cell table:style-name="Table92.A1" office:value-type="string">
              <text:p text:style-name="P14">FILE+</text:p>
            </table:table-cell>
            <table:table-cell table:style-name="Table92.A1" office:value-type="string">
              <text:p text:style-name="P14">Specifies a SAM/BAM format file containing mapped reads. The SAM records in the file must be sorted by genome position. May be specified 0 or more times.</text:p>
            </table:table-cell>
          </table:table-row>
        </table:table>
        <text:p text:style-name="P279">Sensitivity Tuning</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4"/>
            </table:table-cell>
            <table:table-cell table:style-name="Table93.A1" office:value-type="string">
              <text:p text:style-name="P14">--<text:span text:style-name="T159">bed-regions=FILE</text:span></text:p>
            </table:table-cell>
            <table:table-cell table:style-name="Table93.A1" office:value-type="string">
              <text:p text:style-name="P35">BED file containing regions to process</text:p>
            </table:table-cell>
          </table:table-row>
          <table:table-row table:style-name="Table93.1">
            <table:table-cell table:style-name="Table93.A1" office:value-type="string">
              <text:p text:style-name="P14"/>
            </table:table-cell>
            <table:table-cell table:style-name="Table93.A1" office:value-type="string">
              <text:p text:style-name="P14">--exclude-mated</text:p>
            </table:table-cell>
            <table:table-cell table:style-name="Table93.A1" office:value-type="string">
              <text:p text:style-name="P14">Set to exclude all mated SAM records.</text:p>
            </table:table-cell>
          </table:table-row>
          <table:table-row table:style-name="Table93.1">
            <table:table-cell table:style-name="Table93.A1" office:value-type="string">
              <text:p text:style-name="P14"/>
            </table:table-cell>
            <table:table-cell table:style-name="Table93.A1" office:value-type="string">
              <text:p text:style-name="P14">--exclude-unmapped</text:p>
            </table:table-cell>
            <table:table-cell table:style-name="Table93.A1" office:value-type="string">
              <text:p text:style-name="P14">Set to exclude all unmapped SAM records.</text:p>
            </table:table-cell>
          </table:table-row>
          <table:table-row table:style-name="Table93.1">
            <table:table-cell table:style-name="Table93.A1" office:value-type="string">
              <text:p text:style-name="P14"/>
            </table:table-cell>
            <table:table-cell table:style-name="Table93.A1" office:value-type="string">
              <text:p text:style-name="P14">--exclude-unmated</text:p>
            </table:table-cell>
            <table:table-cell table:style-name="Table93.A1" office:value-type="string">
              <text:p text:style-name="P14">Set to exclude all unmated SAM records.</text:p>
            </table:table-cell>
          </table:table-row>
          <table:table-row table:style-name="Table93.1">
            <table:table-cell table:style-name="Table93.A1" office:value-type="string">
              <text:p text:style-name="P14"/>
            </table:table-cell>
            <table:table-cell table:style-name="Table93.A1" office:value-type="string">
              <text:p text:style-name="P14">--keep-duplicates</text:p>
            </table:table-cell>
            <table:table-cell table:style-name="Table93.A1" office:value-type="string">
              <text:p text:style-name="P14">Set to disable the detection and filtering of duplicate reads based on mapping position.</text:p>
            </table:table-cell>
          </table:table-row>
          <table:table-row table:style-name="Table93.1">
            <table:table-cell table:style-name="Table93.A1" office:value-type="string">
              <text:p text:style-name="P14">-m</text:p>
            </table:table-cell>
            <table:table-cell table:style-name="Table93.A1" office:value-type="string">
              <text:p text:style-name="P14">--machine-errors=STRING</text:p>
            </table:table-cell>
            <table:table-cell table:style-name="Table93.A1" office:value-type="string">
              <text:p text:style-name="P14">If set, force the sequencer machine error settings. (One of [default, illumina, 454_se, 454_pe, complete, iontorrent]).</text:p>
            </table:table-cell>
          </table:table-row>
          <table:table-row table:style-name="Table93.1">
            <table:table-cell table:style-name="Table93.A1" office:value-type="string">
              <text:p text:style-name="P14"/>
            </table:table-cell>
            <table:table-cell table:style-name="Table93.A1" office:value-type="string">
              <text:p text:style-name="P14">--max-as-mated=INT</text:p>
            </table:table-cell>
            <table:table-cell table:style-name="Table93.A1" office:value-type="string">
              <text:p text:style-name="P14">Set to ignore mated SAM records with an alignment score (AS attribute) that exceeds this amount.</text:p>
            </table:table-cell>
          </table:table-row>
          <table:table-row table:style-name="Table93.1">
            <table:table-cell table:style-name="Table93.A1" office:value-type="string">
              <text:p text:style-name="P14"/>
            </table:table-cell>
            <table:table-cell table:style-name="Table93.A1" office:value-type="string">
              <text:p text:style-name="P14">--max-as-unmated=INT</text:p>
            </table:table-cell>
            <table:table-cell table:style-name="Table93.A1" office:value-type="string">
              <text:p text:style-name="P14">Set to ignore unmated SAM records with an alignment score (AS attribute) that exceeds this amount.</text:p>
            </table:table-cell>
          </table:table-row>
          <table:table-row table:style-name="Table93.1">
            <table:table-cell table:style-name="Table93.A1" office:value-type="string">
              <text:p text:style-name="P14"/>
            </table:table-cell>
            <table:table-cell table:style-name="Table93.A1" office:value-type="string">
              <text:p text:style-name="P14">--max-coverage=INT</text:p>
            </table:table-cell>
            <table:table-cell table:style-name="Table93.A1" office:value-type="string">
              <text:p text:style-name="P14">Skip calling in sites with combined depth exceeding this fixed value. (Default is 200).</text:p>
            </table:table-cell>
          </table:table-row>
          <table:table-row table:style-name="Table93.1">
            <table:table-cell table:style-name="Table93.A1" office:value-type="string">
              <text:p text:style-name="P14"/>
            </table:table-cell>
            <table:table-cell table:style-name="Table93.A1" office:value-type="string">
              <text:p text:style-name="P14">--max-coverage-multiplier=FLOAT</text:p>
            </table:table-cell>
            <table:table-cell table:style-name="Table93.A1" office:value-type="string">
              <text:p text:style-name="P14">Skip calling in sites with combined depth exceeding multiplier * average combined <text:soft-page-break/>coverage determined from calibration. (Default is 5.0).</text:p>
            </table:table-cell>
          </table:table-row>
          <table:table-row table:style-name="Table93.1">
            <table:table-cell table:style-name="Table93.A1" office:value-type="string">
              <text:p text:style-name="P14"/>
            </table:table-cell>
            <table:table-cell table:style-name="Table93.A1" office:value-type="string">
              <text:p text:style-name="P14">--max-hits=INT</text:p>
            </table:table-cell>
            <table:table-cell table:style-name="Table93.A1" office:value-type="string">
              <text:p text:style-name="P14">Set to ignore SAM records with an alignment count that exceeds this amount.</text:p>
            </table:table-cell>
          </table:table-row>
          <table:table-row table:style-name="Table93.1">
            <table:table-cell table:style-name="Table93.A1" office:value-type="string">
              <text:p text:style-name="P14"/>
            </table:table-cell>
            <table:table-cell table:style-name="Table93.A1" office:value-type="string">
              <text:p text:style-name="P14">--min-mapq=INT</text:p>
            </table:table-cell>
            <table:table-cell table:style-name="Table93.A1" office:value-type="string">
              <text:p text:style-name="P14">Set to ignore SAM records with MAPQ less than this value.</text:p>
            </table:table-cell>
          </table:table-row>
          <table:table-row table:style-name="Table93.1">
            <table:table-cell table:style-name="Table93.A1" office:value-type="string">
              <text:p text:style-name="P14">-<text:span text:style-name="T160">p</text:span></text:p>
            </table:table-cell>
            <table:table-cell table:style-name="Table93.A1" office:value-type="string">
              <text:p text:style-name="P36">--pedigree=FILE</text:p>
            </table:table-cell>
            <table:table-cell table:style-name="Table93.A1" office:value-type="string">
              <text:p text:style-name="P36">Genome relationships PED file containing sex of individual.</text:p>
            </table:table-cell>
          </table:table-row>
          <table:table-row table:style-name="Table93.1">
            <table:table-cell table:style-name="Table93.A1" office:value-type="string">
              <text:p text:style-name="P14"/>
            </table:table-cell>
            <table:table-cell table:style-name="Table93.A1" office:value-type="string">
              <text:p text:style-name="P14">--ploidy=STRING</text:p>
            </table:table-cell>
            <table:table-cell table:style-name="Table93.A1" office:value-type="string">
              <text:p text:style-name="P14">The ploidy to use when the reference genome does not contain a reference text file. (Must be one of [diploid, haploid]) (Default is diploid).</text:p>
            </table:table-cell>
          </table:table-row>
          <table:table-row table:style-name="Table93.1">
            <table:table-cell table:style-name="Table93.A1" office:value-type="string">
              <text:p text:style-name="P14"/>
            </table:table-cell>
            <table:table-cell table:style-name="Table93.A1" office:value-type="string">
              <text:p text:style-name="P14">--population-priors=FILE</text:p>
            </table:table-cell>
            <table:table-cell table:style-name="Table93.A1" office:value-type="string">
              <text:p text:style-name="P14">If set, will use the VCF file to generate population based site-specific priors.</text:p>
            </table:table-cell>
          </table:table-row>
          <table:table-row table:style-name="Table93.1">
            <table:table-cell table:style-name="Table93.A1" office:value-type="string">
              <text:p text:style-name="P14"/>
            </table:table-cell>
            <table:table-cell table:style-name="Table93.A1" office:value-type="string">
              <text:p text:style-name="P14">--rdefault-mated=INT</text:p>
            </table:table-cell>
            <table:table-cell table:style-name="Table93.A1" office:value-type="string">
              <text:p text:style-name="P14">For mated reads that have no mapping quality supplied use this as the default quality. (In Phred format from 0 to 63) (Default is 20).</text:p>
            </table:table-cell>
          </table:table-row>
          <table:table-row table:style-name="Table93.1">
            <table:table-cell table:style-name="Table93.A1" office:value-type="string">
              <text:p text:style-name="P14"/>
            </table:table-cell>
            <table:table-cell table:style-name="Table93.A1" office:value-type="string">
              <text:p text:style-name="P14">--rdefault-unmated=INT</text:p>
            </table:table-cell>
            <table:table-cell table:style-name="Table93.A1" office:value-type="string">
              <text:p text:style-name="P14">For unmated reads that have no mapping quality supplied use this as the default quality. (In Phred format from 0 to 63) (Default is 20).</text:p>
            </table:table-cell>
          </table:table-row>
          <table:table-row table:style-name="Table93.1">
            <table:table-cell table:style-name="Table93.A1" office:value-type="string">
              <text:p text:style-name="P14"/>
            </table:table-cell>
            <table:table-cell table:style-name="Table93.A1" office:value-type="string">
              <text:p text:style-name="P14">--region=STRING</text:p>
            </table:table-cell>
            <table:table-cell table:style-name="Table93.A1" office:value-type="string">
              <text:p text:style-name="P14">Set to only process SAM records within the specified range. The format is one of &lt;sequence_name&gt;, &lt;sequence_name&gt;:start-end or &lt;sequence_name&gt;:start+length.</text:p>
            </table:table-cell>
          </table:table-row>
          <table:table-row table:style-name="Table93.1">
            <table:table-cell table:style-name="Table93.A1" office:value-type="string">
              <text:p text:style-name="P14"/>
            </table:table-cell>
            <table:table-cell table:style-name="Table93.A1" office:value-type="string">
              <text:p text:style-name="P14">--sex=SEX</text:p>
            </table:table-cell>
            <table:table-cell table:style-name="Table93.A1" office:value-type="string">
              <text:p text:style-name="P14">Specifies the sex of the individual. (Must be one of [male, female, either]) (Default is either).</text:p>
            </table:table-cell>
          </table:table-row>
        </table:table>
        <text:p text:style-name="P279">Reporting</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4">-a</text:p>
            </table:table-cell>
            <table:table-cell table:style-name="Table94.A1" office:value-type="string">
              <text:p text:style-name="P14">--all</text:p>
            </table:table-cell>
            <table:table-cell table:style-name="Table94.A1" office:value-type="string">
              <text:p text:style-name="P14">Output a call at all positions.</text:p>
            </table:table-cell>
          </table:table-row>
          <table:table-row table:style-name="Table94.1">
            <table:table-cell table:style-name="Table94.A1" office:value-type="string">
              <text:p text:style-name="P14"/>
            </table:table-cell>
            <table:table-cell table:style-name="Table94.A1" office:value-type="string">
              <text:p text:style-name="P14">--avr-model=FILE</text:p>
            </table:table-cell>
            <table:table-cell table:style-name="Table94.A1" office:value-type="string">
              <text:p text:style-name="P14">Set the name of AVR model to use when scoring variants.</text:p>
            </table:table-cell>
          </table:table-row>
          <table:table-row table:style-name="Table94.1">
            <table:table-cell table:style-name="Table94.A1" office:value-type="string">
              <text:p text:style-name="P14"/>
            </table:table-cell>
            <table:table-cell table:style-name="Table94.A1" office:value-type="string">
              <text:p text:style-name="P14">--filter-ambiguity=INT</text:p>
            </table:table-cell>
            <table:table-cell table:style-name="Table94.A1" office:value-type="string">
              <text:p text:style-name="P14">Set the threshold for ambiguity filter applied to output variants.</text:p>
            </table:table-cell>
          </table:table-row>
          <table:table-row table:style-name="Table94.1">
            <table:table-cell table:style-name="Table94.A1" office:value-type="string">
              <text:p text:style-name="P14"/>
            </table:table-cell>
            <table:table-cell table:style-name="Table94.A1" office:value-type="string">
              <text:p text:style-name="P14">--filter-bed=FILE</text:p>
            </table:table-cell>
            <table:table-cell table:style-name="Table94.A1" office:value-type="string">
              <text:p text:style-name="P14">Set to apply a position based filter, retaining only variants that fall in the regions specified in the BED file.</text:p>
            </table:table-cell>
          </table:table-row>
          <table:table-row table:style-name="Table94.1">
            <table:table-cell table:style-name="Table94.A1" office:value-type="string">
              <text:p text:style-name="P14"/>
            </table:table-cell>
            <table:table-cell table:style-name="Table94.A1" office:value-type="string">
              <text:p text:style-name="P14">--filter-depth</text:p>
            </table:table-cell>
            <table:table-cell table:style-name="Table94.A1" office:value-type="string">
              <text:p text:style-name="P14">Set to apply a fixed depth of coverage filter to output variants.</text:p>
            </table:table-cell>
          </table:table-row>
          <table:table-row table:style-name="Table94.1">
            <table:table-cell table:style-name="Table94.A1" office:value-type="string">
              <text:p text:style-name="P14"/>
            </table:table-cell>
            <table:table-cell table:style-name="Table94.A1" office:value-type="string">
              <text:p text:style-name="P14">--filter-depth-multiplier=FLOAT</text:p>
            </table:table-cell>
            <table:table-cell table:style-name="Table94.A1" office:value-type="string">
              <text:p text:style-name="P14">Set to apply a ratio based depth filter. The filter will be multiplier * average coverage determined from calibration <text:soft-page-break/>files.</text:p>
            </table:table-cell>
          </table:table-row>
          <table:table-row table:style-name="Table94.1">
            <table:table-cell table:style-name="Table94.A1" office:value-type="string">
              <text:p text:style-name="P14"/>
            </table:table-cell>
            <table:table-cell table:style-name="Table94.A1" office:value-type="string">
              <text:p text:style-name="P14">--min-avr-score=FLOAT</text:p>
            </table:table-cell>
            <table:table-cell table:style-name="Table94.A1" office:value-type="string">
              <text:p text:style-name="P14">Set to apply a filter to variants with AVR scores below this value.</text:p>
            </table:table-cell>
          </table:table-row>
          <table:table-row table:style-name="Table94.1">
            <table:table-cell table:style-name="Table94.A1" office:value-type="string">
              <text:p text:style-name="P14"/>
            </table:table-cell>
            <table:table-cell table:style-name="Table94.A1" office:value-type="string">
              <text:p text:style-name="P14">--snps-only</text:p>
            </table:table-cell>
            <table:table-cell table:style-name="Table94.A1" office:value-type="string">
              <text:p text:style-name="P14">If set, will output simple SNPs only.</text:p>
            </table:table-cell>
          </table:table-row>
        </table:table>
        <text:p text:style-name="P279">Utility</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4">-h</text:p>
            </table:table-cell>
            <table:table-cell table:style-name="Table95.A1" office:value-type="string">
              <text:p text:style-name="P14">--help</text:p>
            </table:table-cell>
            <table:table-cell table:style-name="Table95.A1" office:value-type="string">
              <text:p text:style-name="P14">Prints help on command-line flag usage.</text:p>
            </table:table-cell>
          </table:table-row>
          <table:table-row table:style-name="Table95.1">
            <table:table-cell table:style-name="Table95.A1" office:value-type="string">
              <text:p text:style-name="P14">-Z</text:p>
            </table:table-cell>
            <table:table-cell table:style-name="Table95.A1" office:value-type="string">
              <text:p text:style-name="P14">--no-gzip</text:p>
            </table:table-cell>
            <table:table-cell table:style-name="Table95.A1" office:value-type="string">
              <text:p text:style-name="P14">Set this flag to create the output files without compression. By default the output files are compressed with tabix compatible blocked gzip.</text:p>
            </table:table-cell>
          </table:table-row>
          <table:table-row table:style-name="Table95.1">
            <table:table-cell table:style-name="Table95.A1" office:value-type="string">
              <text:p text:style-name="P14"/>
            </table:table-cell>
            <table:table-cell table:style-name="Table95.A1" office:value-type="string">
              <text:p text:style-name="P14">--no-index</text:p>
            </table:table-cell>
            <table:table-cell table:style-name="Table95.A1" office:value-type="string">
              <text:p text:style-name="P14">Set this flag to not produce the tabix indexes for the output files.</text:p>
            </table:table-cell>
          </table:table-row>
          <table:table-row table:style-name="Table95.1">
            <table:table-cell table:style-name="Table95.A1" office:value-type="string">
              <text:p text:style-name="P14">-T</text:p>
            </table:table-cell>
            <table:table-cell table:style-name="Table95.A1" office:value-type="string">
              <text:p text:style-name="P14">--threads=INT</text:p>
            </table:table-cell>
            <table:table-cell table:style-name="Table95.A1" office:value-type="string">
              <text:p text:style-name="P14">Specify the number of threads to use in a multi-core processor. (Default is all available cores).</text:p>
            </table:table-cell>
          </table:table-row>
        </table:table>
        <text:p text:style-name="P270">Usage:</text:p>
        <text:p text:style-name="P114">During <text:span text:style-name="T210">variant</text:span> calling, a posterior distribution is calculated for each <text:span text:style-name="T210">variant</text:span>, which represents the knowledge gained from the combination of prior estimates given the nature of the experiment and the actual evidence of the read alignments. The mean of the posterior distribution is calculated and displayed with the results.</text:p>
        <text:p text:style-name="P114">The output of the <text:span text:style-name="Monospace">snp</text:span> <text:span text:style-name="T210">command</text:span> <text:span text:style-name="T210">is industry standard VCF that includes</text:span> each variant called with confidence. The location and type of the call, the base pairs (reference and called), and a confidence score are standard output. Additional support statistics describe read alignment evidence that can be used to evaluate confidence in the called SNPs.</text:p>
        <text:p text:style-name="Standard"><text:span text:style-name="T14">The </text:span><text:span text:style-name="Monospace"><text:span text:style-name="T14">--all</text:span></text:span><text:span text:style-name="T14"> flag produces calls at all non-N base positions in the reference irrespective of thresholds and whether a variant is called at each position. Some calls cover multiple positions so there may not be a separate call for every nucleotide. This can be very useful for creating a full-reference consensus or for summarizing pileup information in a text format file. However, the resulting output is quite large (one output line per base pair in the reference), which takes longer to process and requires considerably more space to store.</text:span></text:p>
        <text:p text:style-name="Inline_20_Note_20_Start"><text:span text:style-name="Inline_20_Note_20_Title"><text:span text:style-name="T14">NOTE:</text:span></text:span><text:span text:style-name="T47"><text:tab/></text:span><text:span text:style-name="T14">For more information about the </text:span><text:span text:style-name="Monospace"><text:span text:style-name="T14">snps.vcf</text:span></text:span><text:span text:style-name="T14"> output file column definitions, see Appendix.</text:span></text:p>
        <text:p text:style-name="P270">Quality calibration</text:p>
        <text:p text:style-name="Standard"><text:span text:style-name="T14">Read data from Complete Genomics and from manufacturers that supply data in FASTQ format include a quality value for each base of the reads. This indicates the probability of an error in the base calling at that position in the read. Following industry best practice we calculate recalibration tables using data from the mapping process. These calibration files are automatically generated in the </text:span><text:span text:style-name="Monospace"><text:span text:style-name="T14">map</text:span></text:span><text:span text:style-name="T14"> and </text:span><text:span text:style-name="Monospace"><text:span text:style-name="T14">cgmap</text:span></text:span><text:span text:style-name="T14"> commands or can be manually generated using the </text:span><text:span text:style-name="Monospace"><text:span text:style-name="T14">calibrate</text:span></text:span><text:span text:style-name="T14"> command. </text:span><text:soft-page-break/><text:span text:style-name="T14">The </text:span><text:span text:style-name="Monospace"><text:span text:style-name="T14">snp</text:span></text:span><text:span text:style-name="T14"> command automatically detects the calibration files using the mapping file locations. To disable recalibration in the </text:span><text:span text:style-name="Monospace"><text:span text:style-name="T14">snp</text:span></text:span><text:span text:style-name="T14"> command set the </text:span><text:span text:style-name="Monospace"><text:span text:style-name="T14">--no-calibration</text:span></text:span><text:span text:style-name="T14"> flag.</text:span></text:p>
        <text:p text:style-name="P270">Coverage filtering</text:p>
        <text:p text:style-name="Standard"><text:span text:style-name="T14">The variant calls made in regions of excessive coverage are often due to incorrect mappings, particularly with short reads. The </text:span><text:span text:style-name="Monospace"><text:span text:style-name="T14">snp</text:span></text:span><text:span text:style-name="T14"> command allows you to apply a maximum coverage filter with the </text:span><text:span text:style-name="Monospace"><text:span text:style-name="T14">--filter-depth</text:span></text:span><text:span text:style-name="T14"> and </text:span><text:span text:style-name="Monospace"><text:span text:style-name="T14">--filter-depth-multiplier</text:span></text:span><text:span text:style-name="T14"> parameters.</text:span></text:p>
        <text:p text:style-name="Standard"><text:span text:style-name="T14">Similarly, regions of excessive coverage can negatively impact variant calling speed so a separate set of flags allow calling to be skipped in regions of excessive coverage. These regions are noted in the </text:span><text:span text:style-name="Monospace"><text:span text:style-name="T14">regions.bed</text:span></text:span><text:span text:style-name="T14"> file as an extreme coverage region. When recalibration information is available, the maximum coverage cutoff is calculated by multiplying a coverage multiplier with the average coverage for the genome sequence (the default multiplier is 5.0x). The </text:span><text:span text:style-name="Monospace"><text:span text:style-name="T14">--max-coverage-multiplier</text:span></text:span><text:span text:style-name="T14"> parameter can be used to set the multiplier. When recalibration information is not available, the maximum coverage cutoff is determined using the </text:span><text:span text:style-name="Monospace"><text:span text:style-name="T14">--max-coverage parameter</text:span></text:span><text:span text:style-name="T14">, which sets a fixed value as the threshold (the default is 200).</text:span></text:p>
        <text:p text:style-name="P270">Prior distributions</text:p>
        <text:p text:style-name="P157">The use of a prior distribution can increase the likelihood of calling novel variants by increasing the confidence that sample evidence supports a particular <text:span text:style-name="T211">variant</text:span> hypothesis. With priors, the calculated range of likely variants is smaller than that expected with a normal distribution. Currently, the <text:span text:style-name="T211">genome-wide </text:span>prior distribution is set by default for the human genome <text:span text:style-name="T211">(f</text:span>or <text:span text:style-name="T211">adjusted genome priors</text:span>, contact Real Time Genomics technical support for assistance<text:span text:style-name="T211">)</text:span>. <text:span text:style-name="T211">An alternative is to supply site-specific prior information in the form of a VCF containing variants with allele-frequency information via the </text:span><text:span text:style-name="T206">--population-priors </text:span><text:span text:style-name="T211">flag. This will adjust the likelihood of calling variants that have been seen before in the population.</text:span></text:p>
        <text:p text:style-name="P270">Adaptive Variant Rescoring</text:p>
        <text:p text:style-name="Standard"><text:span text:style-name="T14">The RTG Adaptive Variant Rescoring (AVR) system uses machine learning to build adaptive models that take into account factors not already accounted for in the bayesian statistics model in determining the probability that a given variant call is correct. Some pre-built AVR models are provided with the RTG software, to build your own models you can use the </text:span><text:span text:style-name="Monospace"><text:span text:style-name="T14">avrbuild</text:span></text:span><text:span text:style-name="T14"> command with VCF output from RTG variant callers filtered to a set of known correct calls and a set of known incorrect calls. These models when used either directly by the variant callers, or when applied using the </text:span><text:span text:style-name="Monospace"><text:span text:style-name="T14">avrpredict</text:span></text:span><text:span text:style-name="T14"> command produce a VCF format field called AVR which contains a probability between 0 and 1 that the call is correct. This can then be used to filter your results to remove calls unlikely to be correct.</text:span></text:p>
        <text:p text:style-name="Standard"><text:span text:style-name="See_20_Also_20_Title"><text:span text:style-name="T14">See also:</text:span></text:span><text:span text:style-name="T14"> </text:span><text:span text:style-name="Monospace"><text:span text:style-name="T14">vcffilter, vcfannotate, coverage, cnv, family, somatic, population, calibrate</text:span></text:span></text:p>
        <text:h text:style-name="P357" text:outline-level="3"><text:bookmark-start text:name="__RefHeading__27868_1889221684"/>family<text:bookmark-end text:name="__RefHeading__27868_1889221684"/></text:h>
        <text:p text:style-name="P270">Synopsis:</text:p>
        <text:p text:style-name="Standard"><text:span text:style-name="T14">The </text:span><text:span text:style-name="Monospace"><text:span text:style-name="T14">family</text:span></text:span><text:span text:style-name="T14"> command calls sequence variants on a combination of individuals using Mendelian inheritance.</text:span></text:p>
        <text:p text:style-name="P270">Syntax:</text:p>
        <text:p text:style-name="P114">Multi-file input specified from command line:</text:p>
        <text:p text:style-name="P226"><text:soft-page-break/>$ rtg family [OPTION]... -o DIR -t SDF --father STRING --mother STRING<text:line-break/> <text:s text:c="3"/>&lt;--daughter STRING | --son STRING&gt;+ FILE+</text:p>
        <text:p text:style-name="P226">$ rtg family [OPTION]... -o DIR -t SDF -p FILE FILE+</text:p>
        <text:p text:style-name="P114">Multi-file input specified in a text file:</text:p>
        <text:p text:style-name="P226">$ rtg family [OPTION]... -o DIR -t SDF --father STRING --mother STRING<text:line-break/> <text:s text:c="3"/>&lt;--daughter STRING | --son STRING&gt;+ -I FILE</text:p>
        <text:p text:style-name="P226">$ rtg family [OPTION]... -o DIR -t SDF -p FILE -I FILE</text:p>
        <text:p text:style-name="P270">Example:</text:p>
        <text:p text:style-name="P226">$ rtg family -o fam -t reference --father f_sample --mother m_sample<text:line-break/> <text:s text:c="3"/>--daughter d_sample --son s_sample -I samfiles.txt</text:p>
        <text:p text:style-name="P270">Parameters:</text:p>
        <text:p text:style-name="P279">File Input/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4"/>
            </table:table-cell>
            <table:table-cell table:style-name="Table96.A1" office:value-type="string">
              <text:p text:style-name="P14">--daughter=STRING</text:p>
            </table:table-cell>
            <table:table-cell table:style-name="Table96.A1" office:value-type="string">
              <text:p text:style-name="P14">Specifies a sample identifier used in read groups for a daughter sample. May be specified 0 or more times.</text:p>
            </table:table-cell>
          </table:table-row>
          <table:table-row table:style-name="Table96.1">
            <table:table-cell table:style-name="Table96.A1" office:value-type="string">
              <text:p text:style-name="P14"/>
            </table:table-cell>
            <table:table-cell table:style-name="Table96.A1" office:value-type="string">
              <text:p text:style-name="P14">--father=STRING</text:p>
            </table:table-cell>
            <table:table-cell table:style-name="Table96.A1" office:value-type="string">
              <text:p text:style-name="P14">Specifies the sample identifier used in read groups for the father sample.</text:p>
            </table:table-cell>
          </table:table-row>
          <table:table-row table:style-name="Table96.1">
            <table:table-cell table:style-name="Table96.A1" office:value-type="string">
              <text:p text:style-name="P14">-I</text:p>
            </table:table-cell>
            <table:table-cell table:style-name="Table96.A1" office:value-type="string">
              <text:p text:style-name="P14">--input-list-file=FILE</text:p>
            </table:table-cell>
            <table:table-cell table:style-name="Table96.A1" office:value-type="string">
              <text:p text:style-name="P14">Specifies a file containing a list of SAM/BAM format files (one per line) containing mapped reads.</text:p>
            </table:table-cell>
          </table:table-row>
          <table:table-row table:style-name="Table96.1">
            <table:table-cell table:style-name="Table96.A1" office:value-type="string">
              <text:p text:style-name="P14"/>
            </table:table-cell>
            <table:table-cell table:style-name="Table96.A1" office:value-type="string">
              <text:p text:style-name="P14">--mother=STRING</text:p>
            </table:table-cell>
            <table:table-cell table:style-name="Table96.A1" office:value-type="string">
              <text:p text:style-name="P14">Specifies the sample identifier used in read groups for the mother sample.</text:p>
            </table:table-cell>
          </table:table-row>
          <table:table-row table:style-name="Table96.1">
            <table:table-cell table:style-name="Table96.A1" office:value-type="string">
              <text:p text:style-name="P14"/>
            </table:table-cell>
            <table:table-cell table:style-name="Table96.A1" office:value-type="string">
              <text:p text:style-name="P14">--no-calibration</text:p>
            </table:table-cell>
            <table:table-cell table:style-name="Table96.A1" office:value-type="string">
              <text:p text:style-name="P14">If set, ignore mapping calibration files. By default detected and provided mapping calibration files are used.</text:p>
            </table:table-cell>
          </table:table-row>
          <table:table-row table:style-name="Table96.1">
            <table:table-cell table:style-name="Table96.A1" office:value-type="string">
              <text:p text:style-name="P14">-o</text:p>
            </table:table-cell>
            <table:table-cell table:style-name="Table96.A1" office:value-type="string">
              <text:p text:style-name="P14">--output=DIR</text:p>
            </table:table-cell>
            <table:table-cell table:style-name="Table96.A1" office:value-type="string">
              <text:p text:style-name="P14">Specifies the directory where results are reported.</text:p>
            </table:table-cell>
          </table:table-row>
          <table:table-row table:style-name="Table96.1">
            <table:table-cell table:style-name="Table96.A1" office:value-type="string">
              <text:p text:style-name="P14">-p</text:p>
            </table:table-cell>
            <table:table-cell table:style-name="Table96.A1" office:value-type="string">
              <text:p text:style-name="P14">--pedigree=FILE</text:p>
            </table:table-cell>
            <table:table-cell table:style-name="Table96.A1" office:value-type="string">
              <text:p text:style-name="P14">Specifies the PED file containing the genome relationships.</text:p>
            </table:table-cell>
          </table:table-row>
          <table:table-row table:style-name="Table96.1">
            <table:table-cell table:style-name="Table96.A1" office:value-type="string">
              <text:p text:style-name="P14"/>
            </table:table-cell>
            <table:table-cell table:style-name="Table96.A1" office:value-type="string">
              <text:p text:style-name="P14">--son=STRING</text:p>
            </table:table-cell>
            <table:table-cell table:style-name="Table96.A1" office:value-type="string">
              <text:p text:style-name="P14">Specifies a sample identifier used in read groups for a son sample. May be specified 0 or more times.</text:p>
            </table:table-cell>
          </table:table-row>
          <table:table-row table:style-name="Table96.1">
            <table:table-cell table:style-name="Table96.A1" office:value-type="string">
              <text:p text:style-name="P14">-t</text:p>
            </table:table-cell>
            <table:table-cell table:style-name="Table96.A1" office:value-type="string">
              <text:p text:style-name="P14">--template=SDF</text:p>
            </table:table-cell>
            <table:table-cell table:style-name="Table96.A1" office:value-type="string">
              <text:p text:style-name="P14">Specifies the SDF containing the reference genome the reads have been mapped against.</text:p>
            </table:table-cell>
          </table:table-row>
          <table:table-row table:style-name="Table96.1">
            <table:table-cell table:style-name="Table96.A1" office:value-type="string">
              <text:p text:style-name="P14"/>
            </table:table-cell>
            <table:table-cell table:style-name="Table96.A1" office:value-type="string">
              <text:p text:style-name="P14">FILE+</text:p>
            </table:table-cell>
            <table:table-cell table:style-name="Table96.A1" office:value-type="string">
              <text:p text:style-name="P14">Specifies a SAM/BAM format file containing mapped reads. The SAM records in the file must be sorted by genome position. May be specified 0 or more times.</text:p>
            </table:table-cell>
          </table:table-row>
        </table:table>
        <text:p text:style-name="P279">Sensitivity Tuning</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4"/>
            </table:table-cell>
            <table:table-cell table:style-name="Table97.A1" office:value-type="string">
              <text:p text:style-name="P14">--<text:span text:style-name="T153">bed-regions</text:span></text:p>
            </table:table-cell>
            <table:table-cell table:style-name="Table97.A1" office:value-type="string">
              <text:p text:style-name="P29">BED file containing regions to process.</text:p>
            </table:table-cell>
          </table:table-row>
          <text:soft-page-break/>
          <table:table-row table:style-name="Table97.1">
            <table:table-cell table:style-name="Table97.A1" office:value-type="string">
              <text:p text:style-name="P14"/>
            </table:table-cell>
            <table:table-cell table:style-name="Table97.A1" office:value-type="string">
              <text:p text:style-name="P14">--keep-duplicates</text:p>
            </table:table-cell>
            <table:table-cell table:style-name="Table97.A1" office:value-type="string">
              <text:p text:style-name="P14">Set to disable the detection and filtering of duplicate reads based on mapping position.</text:p>
            </table:table-cell>
          </table:table-row>
          <table:table-row table:style-name="Table97.1">
            <table:table-cell table:style-name="Table97.A1" office:value-type="string">
              <text:p text:style-name="P14">-m</text:p>
            </table:table-cell>
            <table:table-cell table:style-name="Table97.A1" office:value-type="string">
              <text:p text:style-name="P14">--machine-errors=STRING</text:p>
            </table:table-cell>
            <table:table-cell table:style-name="Table97.A1" office:value-type="string">
              <text:p text:style-name="P14">If set, force the sequencer machine error settings. (One of [default, illumina, 454_se, 454_pe, complete, iontorrent]).</text:p>
            </table:table-cell>
          </table:table-row>
          <table:table-row table:style-name="Table97.1">
            <table:table-cell table:style-name="Table97.A1" office:value-type="string">
              <text:p text:style-name="P14"/>
            </table:table-cell>
            <table:table-cell table:style-name="Table97.A1" office:value-type="string">
              <text:p text:style-name="P14">--max-coverage=INT</text:p>
            </table:table-cell>
            <table:table-cell table:style-name="Table97.A1" office:value-type="string">
              <text:p text:style-name="P14">Skip calling in sites with combined depth exceeding this fixed value. (Default is 200).</text:p>
            </table:table-cell>
          </table:table-row>
          <table:table-row table:style-name="Table97.1">
            <table:table-cell table:style-name="Table97.A1" office:value-type="string">
              <text:p text:style-name="P14"/>
            </table:table-cell>
            <table:table-cell table:style-name="Table97.A1" office:value-type="string">
              <text:p text:style-name="P14">--max-coverage-multiplier=FLOAT</text:p>
            </table:table-cell>
            <table:table-cell table:style-name="Table97.A1" office:value-type="string">
              <text:p text:style-name="P14">Skip calling in sites with combined depth exceeding multiplier * average combined coverage determined from calibration. (Default is 5.0).</text:p>
            </table:table-cell>
          </table:table-row>
          <table:table-row table:style-name="Table97.1">
            <table:table-cell table:style-name="Table97.A1" office:value-type="string">
              <text:p text:style-name="P14"/>
            </table:table-cell>
            <table:table-cell table:style-name="Table97.A1" office:value-type="string">
              <text:p text:style-name="P14">--min-mapq=INT</text:p>
            </table:table-cell>
            <table:table-cell table:style-name="Table97.A1" office:value-type="string">
              <text:p text:style-name="P14">Set to ignore SAM records with MAPQ less than this value.</text:p>
            </table:table-cell>
          </table:table-row>
          <table:table-row table:style-name="Table97.1">
            <table:table-cell table:style-name="Table97.A1" office:value-type="string">
              <text:p text:style-name="P14"/>
            </table:table-cell>
            <table:table-cell table:style-name="Table97.A1" office:value-type="string">
              <text:p text:style-name="P14">--population-priors=FILE</text:p>
            </table:table-cell>
            <table:table-cell table:style-name="Table97.A1" office:value-type="string">
              <text:p text:style-name="P14">If set, will use the VCF file to generate population based site-specific priors.</text:p>
            </table:table-cell>
          </table:table-row>
          <table:table-row table:style-name="Table97.1">
            <table:table-cell table:style-name="Table97.A1" office:value-type="string">
              <text:p text:style-name="P14"/>
            </table:table-cell>
            <table:table-cell table:style-name="Table97.A1" office:value-type="string">
              <text:p text:style-name="P14">--rdefault-mated=INT</text:p>
            </table:table-cell>
            <table:table-cell table:style-name="Table97.A1" office:value-type="string">
              <text:p text:style-name="P14">For mated reads that have no mapping quality supplied use this as the default quality. (In Phred format from 0 to 63) (Default is 20).</text:p>
            </table:table-cell>
          </table:table-row>
          <table:table-row table:style-name="Table97.1">
            <table:table-cell table:style-name="Table97.A1" office:value-type="string">
              <text:p text:style-name="P14"/>
            </table:table-cell>
            <table:table-cell table:style-name="Table97.A1" office:value-type="string">
              <text:p text:style-name="P14">--rdefault-unmated=INT</text:p>
            </table:table-cell>
            <table:table-cell table:style-name="Table97.A1" office:value-type="string">
              <text:p text:style-name="P14">For unmated reads that have no mapping quality supplied use this as the default quality. (In Phred format from 0 to 63) (Default is 20).</text:p>
            </table:table-cell>
          </table:table-row>
          <table:table-row table:style-name="Table97.1">
            <table:table-cell table:style-name="Table97.A1" office:value-type="string">
              <text:p text:style-name="P14"/>
            </table:table-cell>
            <table:table-cell table:style-name="Table97.A1" office:value-type="string">
              <text:p text:style-name="P14">--region=STRING</text:p>
            </table:table-cell>
            <table:table-cell table:style-name="Table97.A1" office:value-type="string">
              <text:p text:style-name="P14">Set to only process SAM records within the specified range. The format is one of &lt;sequence_name&gt;, &lt;sequence_name&gt;:start-end or &lt;sequence_name&gt;:start+length.</text:p>
            </table:table-cell>
          </table:table-row>
        </table:table>
        <text:p text:style-name="P279">Reporting</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4">-a</text:p>
            </table:table-cell>
            <table:table-cell table:style-name="Table98.A1" office:value-type="string">
              <text:p text:style-name="P14">--all</text:p>
            </table:table-cell>
            <table:table-cell table:style-name="Table98.A1" office:value-type="string">
              <text:p text:style-name="P14">Output a call at all positions.</text:p>
            </table:table-cell>
          </table:table-row>
          <table:table-row table:style-name="Table98.1">
            <table:table-cell table:style-name="Table98.A1" office:value-type="string">
              <text:p text:style-name="P14"/>
            </table:table-cell>
            <table:table-cell table:style-name="Table98.A1" office:value-type="string">
              <text:p text:style-name="P14">--avr-model=FILE</text:p>
            </table:table-cell>
            <table:table-cell table:style-name="Table98.A1" office:value-type="string">
              <text:p text:style-name="P14">Set the name of AVR model to use when scoring variants.</text:p>
            </table:table-cell>
          </table:table-row>
          <table:table-row table:style-name="Table98.1">
            <table:table-cell table:style-name="Table98.A1" office:value-type="string">
              <text:p text:style-name="P14"/>
            </table:table-cell>
            <table:table-cell table:style-name="Table98.A1" office:value-type="string">
              <text:p text:style-name="P14">--filter-ambiguity=INT</text:p>
            </table:table-cell>
            <table:table-cell table:style-name="Table98.A1" office:value-type="string">
              <text:p text:style-name="P14">Set the threshold for ambiguity filter applied to output variants.</text:p>
            </table:table-cell>
          </table:table-row>
          <table:table-row table:style-name="Table98.1">
            <table:table-cell table:style-name="Table98.A1" office:value-type="string">
              <text:p text:style-name="P14"/>
            </table:table-cell>
            <table:table-cell table:style-name="Table98.A1" office:value-type="string">
              <text:p text:style-name="P14">--filter-bed=FILE</text:p>
            </table:table-cell>
            <table:table-cell table:style-name="Table98.A1" office:value-type="string">
              <text:p text:style-name="P14">Set to apply a position based filter, retaining only variants that fall in the regions specified in the BED file.</text:p>
            </table:table-cell>
          </table:table-row>
          <table:table-row table:style-name="Table98.1">
            <table:table-cell table:style-name="Table98.A1" office:value-type="string">
              <text:p text:style-name="P14"/>
            </table:table-cell>
            <table:table-cell table:style-name="Table98.A1" office:value-type="string">
              <text:p text:style-name="P14">--filter-depth</text:p>
            </table:table-cell>
            <table:table-cell table:style-name="Table98.A1" office:value-type="string">
              <text:p text:style-name="P14">Set to apply a fixed depth of coverage filter to output variants.</text:p>
            </table:table-cell>
          </table:table-row>
          <table:table-row table:style-name="Table98.1">
            <table:table-cell table:style-name="Table98.A1" office:value-type="string">
              <text:p text:style-name="P14"/>
            </table:table-cell>
            <table:table-cell table:style-name="Table98.A1" office:value-type="string">
              <text:p text:style-name="P14">--filter-depth-multiplier=FLOAT</text:p>
            </table:table-cell>
            <table:table-cell table:style-name="Table98.A1" office:value-type="string">
              <text:p text:style-name="P14">Set to apply a ratio based depth filter. The filter will be multiplier * average coverage determined from calibration files.</text:p>
            </table:table-cell>
          </table:table-row>
          <text:soft-page-break/>
          <table:table-row table:style-name="Table98.1">
            <table:table-cell table:style-name="Table98.A1" office:value-type="string">
              <text:p text:style-name="P14"/>
            </table:table-cell>
            <table:table-cell table:style-name="Table98.A1" office:value-type="string">
              <text:p text:style-name="P14">--min-avr-score=FLOAT</text:p>
            </table:table-cell>
            <table:table-cell table:style-name="Table98.A1" office:value-type="string">
              <text:p text:style-name="P14">Set to apply a filter to variants with AVR scores below this value.</text:p>
            </table:table-cell>
          </table:table-row>
          <table:table-row table:style-name="Table98.1">
            <table:table-cell table:style-name="Table98.A1" office:value-type="string">
              <text:p text:style-name="P14"/>
            </table:table-cell>
            <table:table-cell table:style-name="Table98.A1" office:value-type="string">
              <text:p text:style-name="P14">--snps-only</text:p>
            </table:table-cell>
            <table:table-cell table:style-name="Table98.A1" office:value-type="string">
              <text:p text:style-name="P14">If set, will output simple SNPs only.</text:p>
            </table:table-cell>
          </table:table-row>
        </table:table>
        <text:p text:style-name="P279">Utility</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4">-h</text:p>
            </table:table-cell>
            <table:table-cell table:style-name="Table99.A1" office:value-type="string">
              <text:p text:style-name="P14">--help</text:p>
            </table:table-cell>
            <table:table-cell table:style-name="Table99.A1" office:value-type="string">
              <text:p text:style-name="P14">Prints help on command-line flag usage.</text:p>
            </table:table-cell>
          </table:table-row>
          <table:table-row table:style-name="Table99.1">
            <table:table-cell table:style-name="Table99.A1" office:value-type="string">
              <text:p text:style-name="P14">-Z</text:p>
            </table:table-cell>
            <table:table-cell table:style-name="Table99.A1" office:value-type="string">
              <text:p text:style-name="P14">--no-gzip</text:p>
            </table:table-cell>
            <table:table-cell table:style-name="Table99.A1" office:value-type="string">
              <text:p text:style-name="P14">Set this flag to create the output files without compression. By default the output files are compressed with tabix compatible blocked gzip.</text:p>
            </table:table-cell>
          </table:table-row>
          <table:table-row table:style-name="Table99.1">
            <table:table-cell table:style-name="Table99.A1" office:value-type="string">
              <text:p text:style-name="P14"/>
            </table:table-cell>
            <table:table-cell table:style-name="Table99.A1" office:value-type="string">
              <text:p text:style-name="P14">--no-index</text:p>
            </table:table-cell>
            <table:table-cell table:style-name="Table99.A1" office:value-type="string">
              <text:p text:style-name="P14">Set this flag to not produce the tabix indexes for the output files.</text:p>
            </table:table-cell>
          </table:table-row>
          <table:table-row table:style-name="Table99.1">
            <table:table-cell table:style-name="Table99.A1" office:value-type="string">
              <text:p text:style-name="P14">-T</text:p>
            </table:table-cell>
            <table:table-cell table:style-name="Table99.A1" office:value-type="string">
              <text:p text:style-name="P14">--threads=INT</text:p>
            </table:table-cell>
            <table:table-cell table:style-name="Table99.A1" office:value-type="string">
              <text:p text:style-name="P14">Specify the number of threads to use in a multi-core processor. (Default is all available cores).</text:p>
            </table:table-cell>
          </table:table-row>
        </table:table>
        <text:p text:style-name="P270">Usage:</text:p>
        <text:p text:style-name="Standard"><text:span text:style-name="T14">The </text:span><text:span text:style-name="Monospace"><text:span text:style-name="T14">family</text:span></text:span><text:span text:style-name="T14"> command jointly calls samples corresponding to the parents and children of a family using Mendelian inheritance. The </text:span><text:span text:style-name="Monospace"><text:span text:style-name="T14">family</text:span></text:span><text:span text:style-name="T14"> command requires a sample for each of the father, mother one or more children, either daughters or sons.</text:span></text:p>
        <text:p text:style-name="Standard"><text:span text:style-name="T14">The </text:span><text:span text:style-name="Monospace"><text:span text:style-name="T14">family</text:span></text:span><text:span text:style-name="T14"> command works by considering all the evidence at each nucleotide position and makes a joint Bayesian estimate that a given nucleotide position represents a variant in one or more of the samples. As with the </text:span><text:span text:style-name="Monospace"><text:span text:style-name="T14">snp</text:span></text:span><text:span text:style-name="T14"> command, some calls may extend across multiple adjacent nucleotide positions.</text:span></text:p>
        <text:p text:style-name="P114">The <text:span text:style-name="Monospace">family</text:span>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6.2</text:bookmark-ref>.</text:p>
        <text:p text:style-name="Standard"><text:span text:style-name="T14">By default the VCF output consists of calls where one or more samples differ from the reference genome. The </text:span><text:span text:style-name="Monospace"><text:span text:style-name="T14">--all</text:span></text:span><text:span text:style-name="T14"> flag produces calls at all non-N base positions for which there is some evidence, irrespective of thresholds and whether or not the call is equal to the reference. Using </text:span><text:span text:style-name="Monospace"><text:span text:style-name="T14">--all</text:span></text:span><text:span text:style-name="T14"> can incur a significant performance penalty and is best applied only in small regions of interest (selected with the </text:span><text:span text:style-name="Monospace"><text:span text:style-name="T14">--region</text:span></text:span><text:span text:style-name="T14"> </text:span><text:span text:style-name="T48">or </text:span><text:span text:style-name="Monospace"><text:span text:style-name="T14">--bed-regions</text:span></text:span><text:span text:style-name="T48"> </text:span><text:span text:style-name="T14">option</text:span><text:span text:style-name="T48">s</text:span><text:span text:style-name="T14">). </text:span></text:p>
        <text:p text:style-name="P114">When there is sufficient evidence, a call may be made that violates Mendelian inheritance consistency. When this happens the output VCF will contain a <text:span text:style-name="Monospace">DN</text:span> format field which will indicate if the call for a given sample is presumed to be a <text:span text:style-name="T1">de novo</text:span> call. This will also be accompanied by a <text:span text:style-name="Monospace">DNP</text:span> format field which contains a <text:span text:style-name="T211">P</text:span>hred scaled probability that the call is due to an actual <text:span text:style-name="T1">de novo</text:span> variant.</text:p>
        <text:p text:style-name="P114">When a child can be unambiguously phased according to Mendelian inheritance, the VCF genotype field (<text:span text:style-name="Monospace">GT</text:span>) will use the phased separator <text:span text:style-name="Monospace">'|'</text:span> instead of the unphased separator <text:span text:style-name="Monospace">'/'</text:span>. The genotype field will be ordered such that the allele inherited from the father is first, and th<text:span text:style-name="T146">at from the</text:span> mother is second.</text:p>
        <text:p text:style-name="Standard"><text:soft-page-break/><text:span text:style-name="T14">For details concerning quality calibration, prior distributions and adaptive variant rescoring refer to the information for the </text:span><text:span text:style-name="Monospace"><text:span text:style-name="T14">snp</text:span></text:span><text:span text:style-name="T14"> command in </text:span><text:span text:style-name="T14"><text:bookmark-ref text:reference-format="number" text:ref-name="__RefHeading__26504_1889221684">2.7.5</text:bookmark-ref></text:span><text:span text:style-name="T14">.</text:span></text:p>
        <text:p text:style-name="Standard"><text:span text:style-name="See_20_Also_20_Title"><text:span text:style-name="T14">See also:</text:span></text:span><text:span text:style-name="T14"> </text:span><text:span text:style-name="Monospace"><text:span text:style-name="T14">snp, somatic, population, calibrate</text:span></text:span></text:p>
        <text:h text:style-name="P357" text:outline-level="3"><text:bookmark-start text:name="__RefHeading__27870_1889221684"/>somatic<text:bookmark-end text:name="__RefHeading__27870_1889221684"/></text:h>
        <text:p text:style-name="P270">Synopsis:</text:p>
        <text:p text:style-name="Standard"><text:span text:style-name="T14">The </text:span><text:span text:style-name="Monospace"><text:span text:style-name="T14">somatic</text:span></text:span><text:span text:style-name="T14"> command calls sequence variants on an original and derived sample set.</text:span></text:p>
        <text:p text:style-name="P270">Syntax:</text:p>
        <text:p text:style-name="P114">Multi-file input specified from command line:</text:p>
        <text:p text:style-name="P226">$ rtg somatic [OPTION]... -o DIR -t SDF --contamination FLOAT<text:line-break/> <text:s text:c="3"/>--derived STRING --original STRING FILE+</text:p>
        <text:p text:style-name="P114">Multi-file input specified in a text file:</text:p>
        <text:p text:style-name="P226">$ rtg somatic [OPTION]... -o DIR -t SDF --contamination FLOAT<text:line-break/> <text:s text:c="3"/>--derived STRING --original STRING -I FILE</text:p>
        <text:p text:style-name="P270">Example:</text:p>
        <text:p text:style-name="P226">$ rtg somatic -o som -t reference --derived c_sample --original n_sample<text:line-break/> <text:s text:c="3"/>-I samfiles.txt</text:p>
        <text:p text:style-name="P270">Parameters:</text:p>
        <text:p text:style-name="P279">File Input/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4"/>
            </table:table-cell>
            <table:table-cell table:style-name="Table100.A1" office:value-type="string">
              <text:p text:style-name="P14">--derived=STRING</text:p>
            </table:table-cell>
            <table:table-cell table:style-name="Table100.A1" office:value-type="string">
              <text:p text:style-name="P14">Specifies the sample identifier used in read groups for the derived sample.</text:p>
            </table:table-cell>
          </table:table-row>
          <table:table-row table:style-name="Table100.1">
            <table:table-cell table:style-name="Table100.A1" office:value-type="string">
              <text:p text:style-name="P14">-I</text:p>
            </table:table-cell>
            <table:table-cell table:style-name="Table100.A1" office:value-type="string">
              <text:p text:style-name="P14">--input-list-file=FILE</text:p>
            </table:table-cell>
            <table:table-cell table:style-name="Table100.A1" office:value-type="string">
              <text:p text:style-name="P14">Specifies a file containing a list of SAM/BAM format files (one per line) containing mapped reads.</text:p>
            </table:table-cell>
          </table:table-row>
          <table:table-row table:style-name="Table100.1">
            <table:table-cell table:style-name="Table100.A1" office:value-type="string">
              <text:p text:style-name="P14"/>
            </table:table-cell>
            <table:table-cell table:style-name="Table100.A1" office:value-type="string">
              <text:p text:style-name="P14">--no-calibration</text:p>
            </table:table-cell>
            <table:table-cell table:style-name="Table100.A1" office:value-type="string">
              <text:p text:style-name="P14">If set, ignore mapping calibration files. By default detected and provided mapping calibration files are used.</text:p>
            </table:table-cell>
          </table:table-row>
          <table:table-row table:style-name="Table100.1">
            <table:table-cell table:style-name="Table100.A1" office:value-type="string">
              <text:p text:style-name="P14"/>
            </table:table-cell>
            <table:table-cell table:style-name="Table100.A1" office:value-type="string">
              <text:p text:style-name="P14">--original=STRING</text:p>
            </table:table-cell>
            <table:table-cell table:style-name="Table100.A1" office:value-type="string">
              <text:p text:style-name="P14">Specifies the sample identifier used in read groups for the original sample.</text:p>
            </table:table-cell>
          </table:table-row>
          <table:table-row table:style-name="Table100.1">
            <table:table-cell table:style-name="Table100.A1" office:value-type="string">
              <text:p text:style-name="P14">-o</text:p>
            </table:table-cell>
            <table:table-cell table:style-name="Table100.A1" office:value-type="string">
              <text:p text:style-name="P14">--output=DIR</text:p>
            </table:table-cell>
            <table:table-cell table:style-name="Table100.A1" office:value-type="string">
              <text:p text:style-name="P14">Specifies the directory where results are reported.</text:p>
            </table:table-cell>
          </table:table-row>
          <table:table-row table:style-name="Table100.1">
            <table:table-cell table:style-name="Table100.A1" office:value-type="string">
              <text:p text:style-name="P14">-t</text:p>
            </table:table-cell>
            <table:table-cell table:style-name="Table100.A1" office:value-type="string">
              <text:p text:style-name="P14">--template=SDF</text:p>
            </table:table-cell>
            <table:table-cell table:style-name="Table100.A1" office:value-type="string">
              <text:p text:style-name="P14">Specifies the SDF containing the reference genome the reads have been mapped against.</text:p>
            </table:table-cell>
          </table:table-row>
          <table:table-row table:style-name="Table100.1">
            <table:table-cell table:style-name="Table100.A1" office:value-type="string">
              <text:p text:style-name="P14"/>
            </table:table-cell>
            <table:table-cell table:style-name="Table100.A1" office:value-type="string">
              <text:p text:style-name="P14">FILE+</text:p>
            </table:table-cell>
            <table:table-cell table:style-name="Table100.A1" office:value-type="string">
              <text:p text:style-name="P14">Specifies a SAM/BAM format file containing mapped reads. The SAM records in the file must be sorted by genome position. May be specified 0 or more times.</text:p>
            </table:table-cell>
          </table:table-row>
        </table:table>
        <text:p text:style-name="P279"><text:soft-page-break/>Sensitivity Tuning</text:p>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14"/>
            </table:table-cell>
            <table:table-cell table:style-name="Table101.A1" office:value-type="string">
              <text:p text:style-name="P37">--bed-regions=FILE</text:p>
            </table:table-cell>
            <table:table-cell table:style-name="Table101.A1" office:value-type="string">
              <text:p text:style-name="P37">BED file containing regions to process</text:p>
            </table:table-cell>
          </table:table-row>
          <table:table-row table:style-name="Table101.1">
            <table:table-cell table:style-name="Table101.A1" office:value-type="string">
              <text:p text:style-name="P14"/>
            </table:table-cell>
            <table:table-cell table:style-name="Table101.A1" office:value-type="string">
              <text:p text:style-name="P14">--contamination=FLOAT</text:p>
            </table:table-cell>
            <table:table-cell table:style-name="Table101.A1" office:value-type="string">
              <text:p text:style-name="P14">Set the estimated fraction of contamination in the derived sample.</text:p>
            </table:table-cell>
          </table:table-row>
          <table:table-row table:style-name="Table101.1">
            <table:table-cell table:style-name="Table101.A1" office:value-type="string">
              <text:p text:style-name="P14">-<text:span text:style-name="T204">G</text:span></text:p>
            </table:table-cell>
            <table:table-cell table:style-name="Table101.A1" office:value-type="string">
              <text:p text:style-name="P25">--<text:span text:style-name="T204">include-gain-of-reference</text:span></text:p>
            </table:table-cell>
            <table:table-cell table:style-name="Table101.A1" office:value-type="string">
              <text:p text:style-name="P53">Include gain of reference somatic calls in the output VCF. By default any gain of reference calls will not be produced.</text:p>
            </table:table-cell>
          </table:table-row>
          <table:table-row table:style-name="Table101.1">
            <table:table-cell table:style-name="Table101.A1" office:value-type="string">
              <text:p text:style-name="P14"/>
            </table:table-cell>
            <table:table-cell table:style-name="Table101.A1" office:value-type="string">
              <text:p text:style-name="P14">--keep-duplicates</text:p>
            </table:table-cell>
            <table:table-cell table:style-name="Table101.A1" office:value-type="string">
              <text:p text:style-name="P14">Set to disable the detection and filtering of duplicate reads based on mapping position.</text:p>
            </table:table-cell>
          </table:table-row>
          <table:table-row table:style-name="Table101.1">
            <table:table-cell table:style-name="Table101.A1" office:value-type="string">
              <text:p text:style-name="P14"/>
            </table:table-cell>
            <table:table-cell table:style-name="Table101.A1" office:value-type="string">
              <text:p text:style-name="P14">--loh=FLOAT</text:p>
            </table:table-cell>
            <table:table-cell table:style-name="Table101.A1" office:value-type="string">
              <text:p text:style-name="P14">Set the prior probability that a loss of heterozygosity event has occurred. (Default is 0.<text:span text:style-name="T199">0</text:span>).</text:p>
            </table:table-cell>
          </table:table-row>
          <table:table-row table:style-name="Table101.1">
            <table:table-cell table:style-name="Table101.A1" office:value-type="string">
              <text:p text:style-name="P14">-m</text:p>
            </table:table-cell>
            <table:table-cell table:style-name="Table101.A1" office:value-type="string">
              <text:p text:style-name="P14">--machine-errors=STRING</text:p>
            </table:table-cell>
            <table:table-cell table:style-name="Table101.A1" office:value-type="string">
              <text:p text:style-name="P14">If set, force the sequencer machine error settings. (One of [default, illumina, 454_se, 454_pe, complete, iontorrent]).</text:p>
            </table:table-cell>
          </table:table-row>
          <table:table-row table:style-name="Table101.1">
            <table:table-cell table:style-name="Table101.A1" office:value-type="string">
              <text:p text:style-name="P14"/>
            </table:table-cell>
            <table:table-cell table:style-name="Table101.A1" office:value-type="string">
              <text:p text:style-name="P14">--max-coverage=INT</text:p>
            </table:table-cell>
            <table:table-cell table:style-name="Table101.A1" office:value-type="string">
              <text:p text:style-name="P14">Skip calling in sites with combined depth exceeding this fixed value. (Default is 200).</text:p>
            </table:table-cell>
          </table:table-row>
          <table:table-row table:style-name="Table101.1">
            <table:table-cell table:style-name="Table101.A1" office:value-type="string">
              <text:p text:style-name="P14"/>
            </table:table-cell>
            <table:table-cell table:style-name="Table101.A1" office:value-type="string">
              <text:p text:style-name="P14">--max-coverage-multiplier=FLOAT</text:p>
            </table:table-cell>
            <table:table-cell table:style-name="Table101.A1" office:value-type="string">
              <text:p text:style-name="P14">Skip calling in sites with combined depth exceeding multiplier * average combined coverage determined from calibration. (Default is 25.0).</text:p>
            </table:table-cell>
          </table:table-row>
          <table:table-row table:style-name="Table101.1">
            <table:table-cell table:style-name="Table101.A1" office:value-type="string">
              <text:p text:style-name="P14"/>
            </table:table-cell>
            <table:table-cell table:style-name="Table101.A1" office:value-type="string">
              <text:p text:style-name="P14">--min-mapq=INT</text:p>
            </table:table-cell>
            <table:table-cell table:style-name="Table101.A1" office:value-type="string">
              <text:p text:style-name="P14">Set to ignore SAM records with MAPQ less than this value.</text:p>
            </table:table-cell>
          </table:table-row>
          <table:table-row table:style-name="Table101.1">
            <table:table-cell table:style-name="Table101.A1" office:value-type="string">
              <text:p text:style-name="P14"/>
            </table:table-cell>
            <table:table-cell table:style-name="Table101.A1" office:value-type="string">
              <text:p text:style-name="P14">--population-priors=FILE</text:p>
            </table:table-cell>
            <table:table-cell table:style-name="Table101.A1" office:value-type="string">
              <text:p text:style-name="P14">If set, will use the VCF file to generate population based site-specific priors.</text:p>
            </table:table-cell>
          </table:table-row>
          <table:table-row table:style-name="Table101.1">
            <table:table-cell table:style-name="Table101.A1" office:value-type="string">
              <text:p text:style-name="P14"/>
            </table:table-cell>
            <table:table-cell table:style-name="Table101.A1" office:value-type="string">
              <text:p text:style-name="P14">--rdefault-mated=INT</text:p>
            </table:table-cell>
            <table:table-cell table:style-name="Table101.A1" office:value-type="string">
              <text:p text:style-name="P14">For mated reads that have no mapping quality supplied use this as the default quality. (In Phred format from 0 to 63) (Default is 20).</text:p>
            </table:table-cell>
          </table:table-row>
          <table:table-row table:style-name="Table101.1">
            <table:table-cell table:style-name="Table101.A1" office:value-type="string">
              <text:p text:style-name="P14"/>
            </table:table-cell>
            <table:table-cell table:style-name="Table101.A1" office:value-type="string">
              <text:p text:style-name="P14">--rdefault-unmated=INT</text:p>
            </table:table-cell>
            <table:table-cell table:style-name="Table101.A1" office:value-type="string">
              <text:p text:style-name="P14">For unmated reads that have no mapping quality supplied use this as the default quality. (In Phred format from 0 to 63) (Default is 20).</text:p>
            </table:table-cell>
          </table:table-row>
          <table:table-row table:style-name="Table101.1">
            <table:table-cell table:style-name="Table101.A1" office:value-type="string">
              <text:p text:style-name="P14"/>
            </table:table-cell>
            <table:table-cell table:style-name="Table101.A1" office:value-type="string">
              <text:p text:style-name="P14">--region=STRING</text:p>
            </table:table-cell>
            <table:table-cell table:style-name="Table101.A1" office:value-type="string">
              <text:p text:style-name="P14">Set to only process SAM records within the specified range. The format is one of &lt;sequence_name&gt;, &lt;sequence_name&gt;:start-end or &lt;sequence_name&gt;:start+length.</text:p>
            </table:table-cell>
          </table:table-row>
          <table:table-row table:style-name="Table101.1">
            <table:table-cell table:style-name="Table101.A1" office:value-type="string">
              <text:p text:style-name="P14"/>
            </table:table-cell>
            <table:table-cell table:style-name="Table101.A1" office:value-type="string">
              <text:p text:style-name="P14">--sex=SEX</text:p>
            </table:table-cell>
            <table:table-cell table:style-name="Table101.A1" office:value-type="string">
              <text:p text:style-name="P14">Specifies the sex of the individual. (Must be one of [male, female, either]) (Default is either).</text:p>
            </table:table-cell>
          </table:table-row>
          <table:table-row table:style-name="Table101.1">
            <table:table-cell table:style-name="Table101.A1" office:value-type="string">
              <text:p text:style-name="P14">-s</text:p>
            </table:table-cell>
            <table:table-cell table:style-name="Table101.A1" office:value-type="string">
              <text:p text:style-name="P14">--somatic=FLOAT</text:p>
            </table:table-cell>
            <table:table-cell table:style-name="Table101.A1" office:value-type="string">
              <text:p text:style-name="P14">Set the prior probability of a somatic SNP mutation in the derived. (Default is 0.000<text:span text:style-name="T199">00</text:span>1).</text:p>
            </table:table-cell>
          </table:table-row>
          <text:soft-page-break/>
          <table:table-row table:style-name="Table101.1">
            <table:table-cell table:style-name="Table101.A1" office:value-type="string">
              <text:p text:style-name="P14"/>
            </table:table-cell>
            <table:table-cell table:style-name="Table101.A1" office:value-type="string">
              <text:p text:style-name="P51">--somatic-priors=FILE</text:p>
            </table:table-cell>
            <table:table-cell table:style-name="Table101.A1" office:value-type="string">
              <text:p text:style-name="P51">If set, <text:span text:style-name="T200">use </text:span>the supplied BED file <text:span text:style-name="T200">to supply</text:span> site-specific somatic priors.</text:p>
            </table:table-cell>
          </table:table-row>
        </table:table>
        <text:p text:style-name="P279">Reporting</text:p>
        <table:table table:name="Table102" table:style-name="Table102">
          <table:table-column table:style-name="Table102.A"/>
          <table:table-column table:style-name="Table102.B"/>
          <table:table-column table:style-name="Table102.C"/>
          <table:table-row table:style-name="Table102.1">
            <table:table-cell table:style-name="Table102.A1" office:value-type="string">
              <text:p text:style-name="P14">-a</text:p>
            </table:table-cell>
            <table:table-cell table:style-name="Table102.A1" office:value-type="string">
              <text:p text:style-name="P14">--all</text:p>
            </table:table-cell>
            <table:table-cell table:style-name="Table102.A1" office:value-type="string">
              <text:p text:style-name="P14">Output a call at all positions.</text:p>
            </table:table-cell>
          </table:table-row>
          <table:table-row table:style-name="Table102.1">
            <table:table-cell table:style-name="Table102.A1" office:value-type="string">
              <text:p text:style-name="P14"/>
            </table:table-cell>
            <table:table-cell table:style-name="Table102.A1" office:value-type="string">
              <text:p text:style-name="P14">--avr-model=FILE</text:p>
            </table:table-cell>
            <table:table-cell table:style-name="Table102.A1" office:value-type="string">
              <text:p text:style-name="P14">Set the name of AVR model to use when scoring variants.</text:p>
            </table:table-cell>
          </table:table-row>
          <table:table-row table:style-name="Table102.1">
            <table:table-cell table:style-name="Table102.A1" office:value-type="string">
              <text:p text:style-name="P14"/>
            </table:table-cell>
            <table:table-cell table:style-name="Table102.A1" office:value-type="string">
              <text:p text:style-name="P14">--filter-ambiguity=INT</text:p>
            </table:table-cell>
            <table:table-cell table:style-name="Table102.A1" office:value-type="string">
              <text:p text:style-name="P14">Set the threshold for ambiguity filter applied to output variants.</text:p>
            </table:table-cell>
          </table:table-row>
          <table:table-row table:style-name="Table102.1">
            <table:table-cell table:style-name="Table102.A1" office:value-type="string">
              <text:p text:style-name="P14"/>
            </table:table-cell>
            <table:table-cell table:style-name="Table102.A1" office:value-type="string">
              <text:p text:style-name="P14">--filter-bed=FILE</text:p>
            </table:table-cell>
            <table:table-cell table:style-name="Table102.A1" office:value-type="string">
              <text:p text:style-name="P14">Set to apply a position based filter, retaining only variants that fall in the regions specified in the BED file.</text:p>
            </table:table-cell>
          </table:table-row>
          <table:table-row table:style-name="Table102.1">
            <table:table-cell table:style-name="Table102.A1" office:value-type="string">
              <text:p text:style-name="P14"/>
            </table:table-cell>
            <table:table-cell table:style-name="Table102.A1" office:value-type="string">
              <text:p text:style-name="P14">--filter-depth</text:p>
            </table:table-cell>
            <table:table-cell table:style-name="Table102.A1" office:value-type="string">
              <text:p text:style-name="P14">Set to apply a fixed depth of coverage filter to output variants.</text:p>
            </table:table-cell>
          </table:table-row>
          <table:table-row table:style-name="Table102.1">
            <table:table-cell table:style-name="Table102.A1" office:value-type="string">
              <text:p text:style-name="P14"/>
            </table:table-cell>
            <table:table-cell table:style-name="Table102.A1" office:value-type="string">
              <text:p text:style-name="P14">--filter-depth-multiplier=FLOAT</text:p>
            </table:table-cell>
            <table:table-cell table:style-name="Table102.A1" office:value-type="string">
              <text:p text:style-name="P14">Set to apply a ratio based depth filter. The filter will be multiplier * average coverage determined from calibration files.</text:p>
            </table:table-cell>
          </table:table-row>
          <table:table-row table:style-name="Table102.1">
            <table:table-cell table:style-name="Table102.A1" office:value-type="string">
              <text:p text:style-name="P14"/>
            </table:table-cell>
            <table:table-cell table:style-name="Table102.A1" office:value-type="string">
              <text:p text:style-name="P14">--min-avr-score=FLOAT</text:p>
            </table:table-cell>
            <table:table-cell table:style-name="Table102.A1" office:value-type="string">
              <text:p text:style-name="P14">Set to apply a filter to variants with AVR scores below this value.</text:p>
            </table:table-cell>
          </table:table-row>
          <table:table-row table:style-name="Table102.1">
            <table:table-cell table:style-name="Table102.A1" office:value-type="string">
              <text:p text:style-name="P14"/>
            </table:table-cell>
            <table:table-cell table:style-name="Table102.A1" office:value-type="string">
              <text:p text:style-name="P14">--snps-only</text:p>
            </table:table-cell>
            <table:table-cell table:style-name="Table102.A1" office:value-type="string">
              <text:p text:style-name="P14">If set, will output simple SNPs only.</text:p>
            </table:table-cell>
          </table:table-row>
        </table:table>
        <text:p text:style-name="P279">Utility</text:p>
        <table:table table:name="Table103" table:style-name="Table103">
          <table:table-column table:style-name="Table103.A"/>
          <table:table-column table:style-name="Table103.B"/>
          <table:table-column table:style-name="Table103.C"/>
          <table:table-row table:style-name="Table103.1">
            <table:table-cell table:style-name="Table103.A1" office:value-type="string">
              <text:p text:style-name="P14">-h</text:p>
            </table:table-cell>
            <table:table-cell table:style-name="Table103.A1" office:value-type="string">
              <text:p text:style-name="P14">--help</text:p>
            </table:table-cell>
            <table:table-cell table:style-name="Table103.A1" office:value-type="string">
              <text:p text:style-name="P14">Prints help on command-line flag usage.</text:p>
            </table:table-cell>
          </table:table-row>
          <table:table-row table:style-name="Table103.1">
            <table:table-cell table:style-name="Table103.A1" office:value-type="string">
              <text:p text:style-name="P14">-Z</text:p>
            </table:table-cell>
            <table:table-cell table:style-name="Table103.A1" office:value-type="string">
              <text:p text:style-name="P14">--no-gzip</text:p>
            </table:table-cell>
            <table:table-cell table:style-name="Table103.A1" office:value-type="string">
              <text:p text:style-name="P14">Set this flag to create the output files without compression. By default the output files are compressed with tabix compatible blocked gzip.</text:p>
            </table:table-cell>
          </table:table-row>
          <table:table-row table:style-name="Table103.1">
            <table:table-cell table:style-name="Table103.A1" office:value-type="string">
              <text:p text:style-name="P14"/>
            </table:table-cell>
            <table:table-cell table:style-name="Table103.A1" office:value-type="string">
              <text:p text:style-name="P14">--no-index</text:p>
            </table:table-cell>
            <table:table-cell table:style-name="Table103.A1" office:value-type="string">
              <text:p text:style-name="P14">Set this flag to not produce the tabix indexes for the output files.</text:p>
            </table:table-cell>
          </table:table-row>
          <table:table-row table:style-name="Table103.1">
            <table:table-cell table:style-name="Table103.A1" office:value-type="string">
              <text:p text:style-name="P14">-T</text:p>
            </table:table-cell>
            <table:table-cell table:style-name="Table103.A1" office:value-type="string">
              <text:p text:style-name="P14">--threads=INT</text:p>
            </table:table-cell>
            <table:table-cell table:style-name="Table103.A1" office:value-type="string">
              <text:p text:style-name="P14">Specify the number of threads to use in a multi-core processor. (Default is all available cores).</text:p>
            </table:table-cell>
          </table:table-row>
        </table:table>
        <text:p text:style-name="P270">Usage:</text:p>
        <text:p text:style-name="Standard"><text:span text:style-name="T14">The </text:span><text:span text:style-name="Monospace"><text:span text:style-name="T14">somatic</text:span></text:span><text:span text:style-name="T14"> command performs a joint calling on an original sample corresponding to ordinary cells and a derived sample corresponding to cancerous cells. The derived sample may be contaminated with the original sample and the contamination level should be specified. It is also desirable that a prior probability of somatic mutation be set. To compute a rough estimate for this, make an estimate of the number of mutations expected and divide it by the length of the genome.</text:span></text:p>
        <text:p text:style-name="Standard"><text:span text:style-name="T14">The </text:span><text:span text:style-name="Monospace"><text:span text:style-name="T14">somatic</text:span></text:span><text:span text:style-name="T14"> command works by considering all the evidence at each nucleotide position and makes a joint Bayesian estimate that a given nucleotide position represents a somatic mutation in </text:span><text:soft-page-break/><text:span text:style-name="T14">the derived sample. As with the </text:span><text:span text:style-name="Monospace"><text:span text:style-name="T14">snp</text:span></text:span><text:span text:style-name="T14"> command, some calls may extend across multiple adjacent nucleotide positions.</text:span></text:p>
        <text:p text:style-name="Standard"><text:span text:style-name="T14">The </text:span><text:span text:style-name="Monospace"><text:span text:style-name="T14">somatic</text:span></text:span><text:span text:style-name="T14"> command requires that each sample has appropriate read group information specified in the BAM files created during mapping. For information about how to specify read group information when mapping see Section </text:span><text:span text:style-name="T14"><text:bookmark-ref text:reference-format="number" text:ref-name="__RefHeading__10792_1889221684">6.2</text:bookmark-ref></text:span><text:span text:style-name="T14">.</text:span></text:p>
        <text:p text:style-name="Standard"><text:span text:style-name="T14">By default the VCF output consists of calls for both samples where there is a difference between the original and derived sample. The </text:span><text:span text:style-name="Monospace"><text:span text:style-name="T14">--all</text:span></text:span><text:span text:style-name="T14"> flag produces calls at all non-N base positions for which there is some evidence, irrespective of thresholds and whether or not the call is equal to the reference. Using </text:span><text:span text:style-name="Monospace"><text:span text:style-name="T14">--all</text:span></text:span><text:span text:style-name="T14"> can incur a significant performance penalty and is best applied only in small regions of interest (selected with the </text:span><text:span text:style-name="Monospace"><text:span text:style-name="T14">--region</text:span></text:span><text:span text:style-name="T14"> </text:span><text:span text:style-name="T49">or </text:span><text:span text:style-name="Monospace"><text:span text:style-name="T14">--bed-regions</text:span></text:span><text:span text:style-name="T49"> </text:span><text:span text:style-name="T14">option</text:span><text:span text:style-name="T49">s</text:span><text:span text:style-name="T14">). </text:span><text:span text:style-name="T50">More information regarding VCF fields output by the somatic command is given in Section </text:span><text:span text:style-name="T50"><text:bookmark-ref text:reference-format="number" text:ref-name="__RefHeading__10810_1889221684">6.7.3</text:bookmark-ref></text:span><text:span text:style-name="T50">.</text:span></text:p>
        <text:p text:style-name="P199"><text:span text:style-name="T14">The </text:span><text:span text:style-name="Monospace"><text:span text:style-name="T14">--loh</text:span></text:span><text:span text:style-name="T14"> parameter is used to control the sensitivity to variants occurring in regions of loss of heterozygosity. In heterozygous regions, a somatic mutation of the form </text:span><text:span text:style-name="T14"><draw:frame draw:style-name="fr2" draw:name="Object2" text:anchor-type="as-char" svg:y="-0.1484in" svg:width="0.6575in" svg:height="0.1839in" draw:z-index="2"><draw:object xlink:href="./Object 2" xlink:type="simple" xlink:show="embed" xlink:actuate="onLoad"/><draw:image xlink:href="./ObjectReplacements/Object 2" xlink:type="simple" xlink:show="embed" xlink:actuate="onLoad"/></draw:frame></text:span><text:span text:style-name="T14"> (with </text:span><text:span text:style-name="T14"><draw:frame draw:style-name="fr2" draw:name="Object3" text:anchor-type="as-char" svg:y="-0.1484in" svg:width="0.4563in" svg:height="0.1846in" draw:z-index="3"><draw:object xlink:href="./Object 3" xlink:type="simple" xlink:show="embed" xlink:actuate="onLoad"/><draw:image xlink:href="./ObjectReplacements/Object 3" xlink:type="simple" xlink:show="embed" xlink:actuate="onLoad"/></draw:frame></text:span><text:span text:style-name="T14"> and </text:span><text:span text:style-name="T14"><draw:frame draw:style-name="fr2" draw:name="Object4" text:anchor-type="as-char" svg:y="-0.1484in" svg:width="0.4429in" svg:height="0.1846in" draw:z-index="4"><draw:object xlink:href="./Object 4" xlink:type="simple" xlink:show="embed" xlink:actuate="onLoad"/><draw:image xlink:href="./ObjectReplacements/Object 4" xlink:type="simple" xlink:show="embed" xlink:actuate="onLoad"/></draw:frame></text:span><text:span text:style-name="T14">) is extremely unlikely; however, in a loss of heterozygosity region, </text:span><text:span text:style-name="T14"><draw:frame draw:style-name="fr2" draw:name="Object5" text:anchor-type="as-char" svg:y="-0.1484in" svg:width="0.5665in" svg:height="0.1846in" draw:z-index="5"><draw:object xlink:href="./Object 5" xlink:type="simple" xlink:show="embed" xlink:actuate="onLoad"/><draw:image xlink:href="./ObjectReplacements/Object 5" xlink:type="simple" xlink:show="embed" xlink:actuate="onLoad"/></draw:frame></text:span><text:span text:style-name="T14"> is plausible. As the loss of heterozygosity prior is increased, the barrier to detecting and reporting such variants is reduced. If a region is known or suspected to have a loss of heterozygosity, then a value close to 1 should be used when calling that region.</text:span></text:p>
        <text:p text:style-name="P132">The <text:span text:style-name="T198">–somatic-priors</text:span> option allows fine-grained control over the prior probability of a site being somatic. <text:s/>For further detail see Section <text:bookmark-ref text:reference-format="number" text:ref-name="__RefHeading__26396_2007362105">3.9.5</text:bookmark-ref>.</text:p>
        <text:p text:style-name="Standard"><text:span text:style-name="T14">For details concerning quality calibration prior distributions refer to the information for the </text:span><text:span text:style-name="Monospace"><text:span text:style-name="T14">snp</text:span></text:span><text:span text:style-name="T14"> command in </text:span><text:span text:style-name="T49">Section</text:span><text:span text:style-name="T14"> </text:span><text:span text:style-name="T14"><text:bookmark-ref text:reference-format="number" text:ref-name="__RefHeading__26504_1889221684">2.7.5</text:bookmark-ref></text:span><text:span text:style-name="T14">.</text:span></text:p>
        <text:p text:style-name="Standard"><text:span text:style-name="See_20_Also_20_Title"><text:span text:style-name="T14">See also:</text:span></text:span><text:span text:style-name="T14"> </text:span><text:span text:style-name="Monospace"><text:span text:style-name="T14">snp, family, population, calibrate</text:span></text:span></text:p>
        <text:h text:style-name="P357" text:outline-level="3"><text:bookmark-start text:name="__RefHeading__27872_1889221684"/>population<text:bookmark-end text:name="__RefHeading__27872_1889221684"/></text:h>
        <text:p text:style-name="P270">Synopsis:</text:p>
        <text:p text:style-name="Standard"><text:span text:style-name="T14">The </text:span><text:span text:style-name="Monospace"><text:span text:style-name="T14">population</text:span></text:span><text:span text:style-name="T14"> command calls sequence variants on a set of individuals.</text:span></text:p>
        <text:p text:style-name="P270">Syntax:</text:p>
        <text:p text:style-name="P114">Multi-file input specified from command line:</text:p>
        <text:p text:style-name="P226">$ rtg population [OPTION]... -o DIR -p FILE -t SDF FILE+</text:p>
        <text:p text:style-name="P114">Multi-file input specified in a text file:</text:p>
        <text:p text:style-name="P226">$ rtg population [OPTION]... -o DIR -p FILE -t SDF -I FILE</text:p>
        <text:p text:style-name="P270">Example:</text:p>
        <text:p text:style-name="P226">$ rtg population -o pop -p relations.ped -t reference -I samfiles.txt</text:p>
        <text:p text:style-name="P270">Parameters:</text:p>
        <text:p text:style-name="P279">File Input/Output</text:p>
        <table:table table:name="Table104" table:style-name="Table104">
          <table:table-column table:style-name="Table104.A"/>
          <table:table-column table:style-name="Table104.B"/>
          <table:table-column table:style-name="Table104.C"/>
          <table:table-row table:style-name="Table104.1">
            <table:table-cell table:style-name="Table104.A1" office:value-type="string">
              <text:p text:style-name="P14">-I</text:p>
            </table:table-cell>
            <table:table-cell table:style-name="Table104.A1" office:value-type="string">
              <text:p text:style-name="P14">--input-list-file=FILE</text:p>
            </table:table-cell>
            <table:table-cell table:style-name="Table104.A1" office:value-type="string">
              <text:p text:style-name="P14">Specifies a file containing a list of SAM/BAM format files (one per line) containing mapped reads.</text:p>
            </table:table-cell>
          </table:table-row>
          <text:soft-page-break/>
          <table:table-row table:style-name="Table104.1">
            <table:table-cell table:style-name="Table104.A1" office:value-type="string">
              <text:p text:style-name="P14"/>
            </table:table-cell>
            <table:table-cell table:style-name="Table104.A1" office:value-type="string">
              <text:p text:style-name="P14">--no-calibration</text:p>
            </table:table-cell>
            <table:table-cell table:style-name="Table104.A1" office:value-type="string">
              <text:p text:style-name="P14">If set, ignore mapping calibration files. By default detected and provided mapping calibration files are used.</text:p>
            </table:table-cell>
          </table:table-row>
          <table:table-row table:style-name="Table104.1">
            <table:table-cell table:style-name="Table104.A1" office:value-type="string">
              <text:p text:style-name="P14">-o</text:p>
            </table:table-cell>
            <table:table-cell table:style-name="Table104.A1" office:value-type="string">
              <text:p text:style-name="P14">--output=DIR</text:p>
            </table:table-cell>
            <table:table-cell table:style-name="Table104.A1" office:value-type="string">
              <text:p text:style-name="P14">Specifies the directory where results are reported.</text:p>
            </table:table-cell>
          </table:table-row>
          <table:table-row table:style-name="Table104.1">
            <table:table-cell table:style-name="Table104.A1" office:value-type="string">
              <text:p text:style-name="P14">-p</text:p>
            </table:table-cell>
            <table:table-cell table:style-name="Table104.A1" office:value-type="string">
              <text:p text:style-name="P14">--pedigree=FILE</text:p>
            </table:table-cell>
            <table:table-cell table:style-name="Table104.A1" office:value-type="string">
              <text:p text:style-name="P14">Specifies the PED file containing the genome relationships.</text:p>
            </table:table-cell>
          </table:table-row>
          <table:table-row table:style-name="Table104.1">
            <table:table-cell table:style-name="Table104.A1" office:value-type="string">
              <text:p text:style-name="P14">-t</text:p>
            </table:table-cell>
            <table:table-cell table:style-name="Table104.A1" office:value-type="string">
              <text:p text:style-name="P14">--template=SDF</text:p>
            </table:table-cell>
            <table:table-cell table:style-name="Table104.A1" office:value-type="string">
              <text:p text:style-name="P14">Specifies the SDF containing the reference genome the reads have been mapped against.</text:p>
            </table:table-cell>
          </table:table-row>
          <table:table-row table:style-name="Table104.1">
            <table:table-cell table:style-name="Table104.A1" office:value-type="string">
              <text:p text:style-name="P14"/>
            </table:table-cell>
            <table:table-cell table:style-name="Table104.A1" office:value-type="string">
              <text:p text:style-name="P14">FILE+</text:p>
            </table:table-cell>
            <table:table-cell table:style-name="Table104.A1" office:value-type="string">
              <text:p text:style-name="P14">Specifies a SAM/BAM format file containing mapped reads. The SAM records in the file must be sorted by genome position. May be specified 0 or more times.</text:p>
            </table:table-cell>
          </table:table-row>
        </table:table>
        <text:p text:style-name="P279">Sensitivity Tuning</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4"/>
            </table:table-cell>
            <table:table-cell table:style-name="Table105.A1" office:value-type="string">
              <text:p text:style-name="P14">--<text:span text:style-name="T157">bed-regions=FILE</text:span></text:p>
            </table:table-cell>
            <table:table-cell table:style-name="Table105.A1" office:value-type="string">
              <text:p text:style-name="P33">BED file containing regions to process.</text:p>
            </table:table-cell>
          </table:table-row>
          <table:table-row table:style-name="Table105.1">
            <table:table-cell table:style-name="Table105.A1" office:value-type="string">
              <text:p text:style-name="P14"/>
            </table:table-cell>
            <table:table-cell table:style-name="Table105.A1" office:value-type="string">
              <text:p text:style-name="P14">--keep-duplicates</text:p>
            </table:table-cell>
            <table:table-cell table:style-name="Table105.A1" office:value-type="string">
              <text:p text:style-name="P14">Set to disable the detection and filtering of duplicate reads based on mapping position.</text:p>
            </table:table-cell>
          </table:table-row>
          <table:table-row table:style-name="Table105.1">
            <table:table-cell table:style-name="Table105.A1" office:value-type="string">
              <text:p text:style-name="P14">-m</text:p>
            </table:table-cell>
            <table:table-cell table:style-name="Table105.A1" office:value-type="string">
              <text:p text:style-name="P14">--machine-errors=STRING</text:p>
            </table:table-cell>
            <table:table-cell table:style-name="Table105.A1" office:value-type="string">
              <text:p text:style-name="P14">If set, force the sequencer machine error settings. (One of [default, illumina, 454_se, 454_pe, complete, iontorrent]).</text:p>
            </table:table-cell>
          </table:table-row>
          <table:table-row table:style-name="Table105.1">
            <table:table-cell table:style-name="Table105.A1" office:value-type="string">
              <text:p text:style-name="P14"/>
            </table:table-cell>
            <table:table-cell table:style-name="Table105.A1" office:value-type="string">
              <text:p text:style-name="P14">--max-coverage=INT</text:p>
            </table:table-cell>
            <table:table-cell table:style-name="Table105.A1" office:value-type="string">
              <text:p text:style-name="P14">Skip calling in sites with combined depth exceeding this fixed value. (Default is 200).</text:p>
            </table:table-cell>
          </table:table-row>
          <table:table-row table:style-name="Table105.1">
            <table:table-cell table:style-name="Table105.A1" office:value-type="string">
              <text:p text:style-name="P14"/>
            </table:table-cell>
            <table:table-cell table:style-name="Table105.A1" office:value-type="string">
              <text:p text:style-name="P14">--max-coverage-multiplier=FLOAT</text:p>
            </table:table-cell>
            <table:table-cell table:style-name="Table105.A1" office:value-type="string">
              <text:p text:style-name="P14">Skip calling in sites with combined depth exceeding multiplier * average combined coverage determined from calibration. (Default is 5.0).</text:p>
            </table:table-cell>
          </table:table-row>
          <table:table-row table:style-name="Table105.1">
            <table:table-cell table:style-name="Table105.A1" office:value-type="string">
              <text:p text:style-name="P14"/>
            </table:table-cell>
            <table:table-cell table:style-name="Table105.A1" office:value-type="string">
              <text:p text:style-name="P14">--min-mapq=INT</text:p>
            </table:table-cell>
            <table:table-cell table:style-name="Table105.A1" office:value-type="string">
              <text:p text:style-name="P14">Set to ignore SAM records with MAPQ less than this value.</text:p>
            </table:table-cell>
          </table:table-row>
          <table:table-row table:style-name="Table105.1">
            <table:table-cell table:style-name="Table105.A1" office:value-type="string">
              <text:p text:style-name="P14"/>
            </table:table-cell>
            <table:table-cell table:style-name="Table105.A1" office:value-type="string">
              <text:p text:style-name="P14">--pedigree-connectivity=STRING</text:p>
            </table:table-cell>
            <table:table-cell table:style-name="Table105.A1" office:value-type="string">
              <text:p text:style-name="P14">Set the mode of operation based on how well connected the pedigree is. (Must be one of [auto, sparse, dense]). (Default is auto).</text:p>
            </table:table-cell>
          </table:table-row>
          <table:table-row table:style-name="Table105.1">
            <table:table-cell table:style-name="Table105.A1" office:value-type="string">
              <text:p text:style-name="P14"/>
            </table:table-cell>
            <table:table-cell table:style-name="Table105.A1" office:value-type="string">
              <text:p text:style-name="P14">--population-priors=FILE</text:p>
            </table:table-cell>
            <table:table-cell table:style-name="Table105.A1" office:value-type="string">
              <text:p text:style-name="P14">If set, will use the VCF file to generate population based site-specific priors.</text:p>
            </table:table-cell>
          </table:table-row>
          <table:table-row table:style-name="Table105.1">
            <table:table-cell table:style-name="Table105.A1" office:value-type="string">
              <text:p text:style-name="P14"/>
            </table:table-cell>
            <table:table-cell table:style-name="Table105.A1" office:value-type="string">
              <text:p text:style-name="P14">--rdefault-mated=INT</text:p>
            </table:table-cell>
            <table:table-cell table:style-name="Table105.A1" office:value-type="string">
              <text:p text:style-name="P14">For mated reads that have no mapping quality supplied use this as the default quality. (In Phred format from 0 to 63) (Default is 20).</text:p>
            </table:table-cell>
          </table:table-row>
          <table:table-row table:style-name="Table105.1">
            <table:table-cell table:style-name="Table105.A1" office:value-type="string">
              <text:p text:style-name="P14"/>
            </table:table-cell>
            <table:table-cell table:style-name="Table105.A1" office:value-type="string">
              <text:p text:style-name="P14">--rdefault-unmated=INT</text:p>
            </table:table-cell>
            <table:table-cell table:style-name="Table105.A1" office:value-type="string">
              <text:p text:style-name="P14">For unmated reads that have no mapping quality supplied use this as the default quality. (In Phred format from 0 to 63) <text:soft-page-break/>(Default is 20).</text:p>
            </table:table-cell>
          </table:table-row>
          <table:table-row table:style-name="Table105.1">
            <table:table-cell table:style-name="Table105.A1" office:value-type="string">
              <text:p text:style-name="P14"/>
            </table:table-cell>
            <table:table-cell table:style-name="Table105.A1" office:value-type="string">
              <text:p text:style-name="P14">--region=STRING</text:p>
            </table:table-cell>
            <table:table-cell table:style-name="Table105.A1" office:value-type="string">
              <text:p text:style-name="P14">Set to only process SAM records within the specified range. The format is one of &lt;sequence_name&gt;, &lt;sequence_name&gt;:start-end or &lt;sequence_name&gt;:start+length.</text:p>
            </table:table-cell>
          </table:table-row>
        </table:table>
        <text:p text:style-name="P279">Reporting</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4">-a</text:p>
            </table:table-cell>
            <table:table-cell table:style-name="Table106.A1" office:value-type="string">
              <text:p text:style-name="P14">--all</text:p>
            </table:table-cell>
            <table:table-cell table:style-name="Table106.A1" office:value-type="string">
              <text:p text:style-name="P14">Output a call at all positions.</text:p>
            </table:table-cell>
          </table:table-row>
          <table:table-row table:style-name="Table106.1">
            <table:table-cell table:style-name="Table106.A1" office:value-type="string">
              <text:p text:style-name="P14"/>
            </table:table-cell>
            <table:table-cell table:style-name="Table106.A1" office:value-type="string">
              <text:p text:style-name="P14">--avr-model=FILE</text:p>
            </table:table-cell>
            <table:table-cell table:style-name="Table106.A1" office:value-type="string">
              <text:p text:style-name="P14">Set the name of AVR model to use when scoring variants.</text:p>
            </table:table-cell>
          </table:table-row>
          <table:table-row table:style-name="Table106.1">
            <table:table-cell table:style-name="Table106.A1" office:value-type="string">
              <text:p text:style-name="P14"/>
            </table:table-cell>
            <table:table-cell table:style-name="Table106.A1" office:value-type="string">
              <text:p text:style-name="P14">--filter-ambiguity=INT</text:p>
            </table:table-cell>
            <table:table-cell table:style-name="Table106.A1" office:value-type="string">
              <text:p text:style-name="P14">Set the threshold for ambiguity filter applied to output variants.</text:p>
            </table:table-cell>
          </table:table-row>
          <table:table-row table:style-name="Table106.1">
            <table:table-cell table:style-name="Table106.A1" office:value-type="string">
              <text:p text:style-name="P14"/>
            </table:table-cell>
            <table:table-cell table:style-name="Table106.A1" office:value-type="string">
              <text:p text:style-name="P14">--filter-bed=FILE</text:p>
            </table:table-cell>
            <table:table-cell table:style-name="Table106.A1" office:value-type="string">
              <text:p text:style-name="P14">Set to apply a position based filter, retaining only variants that fall in the regions specified in the BED file.</text:p>
            </table:table-cell>
          </table:table-row>
          <table:table-row table:style-name="Table106.1">
            <table:table-cell table:style-name="Table106.A1" office:value-type="string">
              <text:p text:style-name="P14"/>
            </table:table-cell>
            <table:table-cell table:style-name="Table106.A1" office:value-type="string">
              <text:p text:style-name="P14">--filter-depth</text:p>
            </table:table-cell>
            <table:table-cell table:style-name="Table106.A1" office:value-type="string">
              <text:p text:style-name="P14">Set to apply a fixed depth of coverage filter to output variants.</text:p>
            </table:table-cell>
          </table:table-row>
          <table:table-row table:style-name="Table106.1">
            <table:table-cell table:style-name="Table106.A1" office:value-type="string">
              <text:p text:style-name="P14"/>
            </table:table-cell>
            <table:table-cell table:style-name="Table106.A1" office:value-type="string">
              <text:p text:style-name="P14">--filter-depth-multiplier=FLOAT</text:p>
            </table:table-cell>
            <table:table-cell table:style-name="Table106.A1" office:value-type="string">
              <text:p text:style-name="P14">Set to apply a ratio based depth filter. The filter will be multiplier * average coverage determined from calibration files.</text:p>
            </table:table-cell>
          </table:table-row>
          <table:table-row table:style-name="Table106.1">
            <table:table-cell table:style-name="Table106.A1" office:value-type="string">
              <text:p text:style-name="P14"/>
            </table:table-cell>
            <table:table-cell table:style-name="Table106.A1" office:value-type="string">
              <text:p text:style-name="P14">--impute=STRING</text:p>
            </table:table-cell>
            <table:table-cell table:style-name="Table106.A1" office:value-type="string">
              <text:p text:style-name="P14">Name of sample absent from mappings to impute genotype for. May be specified 0 or more times.</text:p>
            </table:table-cell>
          </table:table-row>
          <table:table-row table:style-name="Table106.1">
            <table:table-cell table:style-name="Table106.A1" office:value-type="string">
              <text:p text:style-name="P14"/>
            </table:table-cell>
            <table:table-cell table:style-name="Table106.A1" office:value-type="string">
              <text:p text:style-name="P14">--min-avr-score=FLOAT</text:p>
            </table:table-cell>
            <table:table-cell table:style-name="Table106.A1" office:value-type="string">
              <text:p text:style-name="P14">Set to apply a filter to variants with AVR scores below this value.</text:p>
            </table:table-cell>
          </table:table-row>
          <table:table-row table:style-name="Table106.1">
            <table:table-cell table:style-name="Table106.A1" office:value-type="string">
              <text:p text:style-name="P14"/>
            </table:table-cell>
            <table:table-cell table:style-name="Table106.A1" office:value-type="string">
              <text:p text:style-name="P14">--snps-only</text:p>
            </table:table-cell>
            <table:table-cell table:style-name="Table106.A1" office:value-type="string">
              <text:p text:style-name="P14">If set, will output simple SNPs only.</text:p>
            </table:table-cell>
          </table:table-row>
        </table:table>
        <text:p text:style-name="P279">Utility</text:p>
        <table:table table:name="Table107" table:style-name="Table107">
          <table:table-column table:style-name="Table107.A"/>
          <table:table-column table:style-name="Table107.B"/>
          <table:table-column table:style-name="Table107.C"/>
          <table:table-row table:style-name="Table107.1">
            <table:table-cell table:style-name="Table107.A1" office:value-type="string">
              <text:p text:style-name="P14">-h</text:p>
            </table:table-cell>
            <table:table-cell table:style-name="Table107.A1" office:value-type="string">
              <text:p text:style-name="P14">--help</text:p>
            </table:table-cell>
            <table:table-cell table:style-name="Table107.A1" office:value-type="string">
              <text:p text:style-name="P14">Prints help on command-line flag usage.</text:p>
            </table:table-cell>
          </table:table-row>
          <table:table-row table:style-name="Table107.1">
            <table:table-cell table:style-name="Table107.A1" office:value-type="string">
              <text:p text:style-name="P14">-Z</text:p>
            </table:table-cell>
            <table:table-cell table:style-name="Table107.A1" office:value-type="string">
              <text:p text:style-name="P14">--no-gzip</text:p>
            </table:table-cell>
            <table:table-cell table:style-name="Table107.A1" office:value-type="string">
              <text:p text:style-name="P14">Set this flag to create the output files without compression. By default the output files are compressed with tabix compatible blocked gzip.</text:p>
            </table:table-cell>
          </table:table-row>
          <table:table-row table:style-name="Table107.1">
            <table:table-cell table:style-name="Table107.A1" office:value-type="string">
              <text:p text:style-name="P14"/>
            </table:table-cell>
            <table:table-cell table:style-name="Table107.A1" office:value-type="string">
              <text:p text:style-name="P14">--no-index</text:p>
            </table:table-cell>
            <table:table-cell table:style-name="Table107.A1" office:value-type="string">
              <text:p text:style-name="P14">Set this flag to not produce the tabix indexes for the output files.</text:p>
            </table:table-cell>
          </table:table-row>
          <table:table-row table:style-name="Table107.1">
            <table:table-cell table:style-name="Table107.A1" office:value-type="string">
              <text:p text:style-name="P14">-T</text:p>
            </table:table-cell>
            <table:table-cell table:style-name="Table107.A1" office:value-type="string">
              <text:p text:style-name="P14">--threads=INT</text:p>
            </table:table-cell>
            <table:table-cell table:style-name="Table107.A1" office:value-type="string">
              <text:p text:style-name="P14">Specify the number of threads to use in a multi-core processor. (Default is all available cores).</text:p>
            </table:table-cell>
          </table:table-row>
        </table:table>
        <text:p text:style-name="P270">Usage:</text:p>
        <text:p text:style-name="Standard"><text:span text:style-name="T14">The </text:span><text:span text:style-name="Monospace"><text:span text:style-name="T14">population</text:span></text:span><text:span text:style-name="T14"> command performs a joint calling on a set of samples corresponding to multiple individuals from a population.</text:span></text:p>
        <text:p text:style-name="Standard"><text:soft-page-break/><text:span text:style-name="T14">The </text:span><text:span text:style-name="Monospace"><text:span text:style-name="T14">population</text:span></text:span><text:span text:style-name="T14"> command works by considering all the evidence at each nucleotide position and makes a joint Bayesian estimate that a given nucleotide position represents a variant in one or more of the samples. As with the </text:span><text:span text:style-name="Monospace"><text:span text:style-name="T14">snp</text:span></text:span><text:span text:style-name="T14"> command, some calls may extend across multiple adjacent nucleotide positions.</text:span></text:p>
        <text:p text:style-name="Standard"><text:span text:style-name="T14">The </text:span><text:span text:style-name="Monospace"><text:span text:style-name="T14">population</text:span></text:span><text:span text:style-name="T14"> command requires that each sample has appropriate read group information specified in the BAM files created during mapping. For information about how to specify read group information when mapping see Section </text:span><text:span text:style-name="T14"><text:bookmark-ref text:reference-format="number" text:ref-name="__RefHeading__10792_1889221684">6.2</text:bookmark-ref></text:span><text:span text:style-name="T14">. Also required is a pedigree file describing the samples being processed, so that the caller can utilize pedigree information to improve the variant calling accuracy. This is provided in a PED format file using the </text:span><text:span text:style-name="Monospace"><text:span text:style-name="T14">--pedigree</text:span></text:span><text:span text:style-name="T14"> flag. For more information about the PED file format see Section </text:span><text:span text:style-name="T14"><text:bookmark-ref text:reference-format="number" text:ref-name="__RefHeading__10802_1889221684">6.5</text:bookmark-ref></text:span><text:span text:style-name="T14">.</text:span></text:p>
        <text:p text:style-name="Standard"><text:span text:style-name="T14">The </text:span><text:span text:style-name="Monospace"><text:span text:style-name="T14">--pedigree-connectivity</text:span></text:span><text:span text:style-name="T14"> flag allows the specification of different modes for the population caller to run in based on how well connected the pedigree samples are.</text:span></text:p>
        <text:p text:style-name="Standard"><text:span text:style-name="T14">The "</text:span><text:span text:style-name="Monospace"><text:span text:style-name="T14">dense</text:span></text:span><text:span text:style-name="T14">" pedigree mode assumes that there are one or more samples connected by a pedigree. This can in principle be used for a single sample or for a family specified in the pedigree. It can also process a pedigree where there are many disconnected samples or fragments of pedigrees. However, it may be more appropriate to use the "</text:span><text:span text:style-name="Monospace"><text:span text:style-name="T14">sparse</text:span></text:span><text:span text:style-name="T14">" mode in this case.</text:span></text:p>
        <text:p text:style-name="Standard"><text:span text:style-name="T14">The "</text:span><text:span text:style-name="Monospace"><text:span text:style-name="T14">sparse</text:span></text:span><text:span text:style-name="T14">" pedigree mode is intended for the case where there are many separate samples with no directly known pedigree connections. It uses Hardy-Weinberg equilibrium to ensure that the calls in the different samples are consistent with one another. Doing this may take more time than for the "</text:span><text:span text:style-name="Monospace"><text:span text:style-name="T14">dense</text:span></text:span><text:span text:style-name="T14">" pedigree mode but will give better results when the samples are not connected by a pedigree. It is also useful when the pedigree consists of a large number of separate families or more complex situations where there are mixed separate samples and families or larger fragments of pedigrees.</text:span></text:p>
        <text:p text:style-name="Standard"><text:span text:style-name="T14">The default "</text:span><text:span text:style-name="Monospace"><text:span text:style-name="T14">auto</text:span></text:span><text:span text:style-name="T14">" setting selects "</text:span><text:span text:style-name="Monospace"><text:span text:style-name="T14">dense</text:span></text:span><text:span text:style-name="T14">" pedigree mode when the called samples form fewer than three disconnected pedigree fragments, otherwise "</text:span><text:span text:style-name="Monospace"><text:span text:style-name="T14">sparse</text:span></text:span><text:span text:style-name="T14">" mode is used.</text:span></text:p>
        <text:p text:style-name="Standard"><text:span text:style-name="T14">The decision about whether to use the "</text:span><text:span text:style-name="Monospace"><text:span text:style-name="T14">dense</text:span></text:span><text:span text:style-name="T14">" or "</text:span><text:span text:style-name="Monospace"><text:span text:style-name="T14">sparse</text:span></text:span><text:span text:style-name="T14">" pedigree mode is not necessarily clear cut. If you have tens of separate families or samples then using the "</text:span><text:span text:style-name="Monospace"><text:span text:style-name="T14">sparse</text:span></text:span><text:span text:style-name="T14">" pedigree mode will definitely improve performance (at the expense of additional run time). If you have only one or two families or samples or a single large connected pedigree then using the "</text:span><text:span text:style-name="Monospace"><text:span text:style-name="T14">dense</text:span></text:span><text:span text:style-name="T14">" pedigree mode will be the best solution. When the coverage is lower the "</text:span><text:span text:style-name="Monospace"><text:span text:style-name="T14">sparse</text:span></text:span><text:span text:style-name="T14">" pedigree mode will be more valuable. When significant prior information is available in the form of a prior </text:span><text:span text:style-name="T49">VCF</text:span><text:span text:style-name="T14"> file, then the "</text:span><text:span text:style-name="Monospace"><text:span text:style-name="T14">sparse</text:span></text:span><text:span text:style-name="T14">" mode will be less valuable.</text:span></text:p>
        <text:p text:style-name="Standard"><text:span text:style-name="T14">By default the VCF output consists of calls where one or more samples differ from the reference genome. The </text:span><text:span text:style-name="Monospace"><text:span text:style-name="T14">--all</text:span></text:span><text:span text:style-name="T14"> flag produces calls at all non-N base positions for which there is some evidence, irrespective of thresholds and whether or not the call is equal to the reference. Using </text:span><text:span text:style-name="Monospace"><text:span text:style-name="T14">--all</text:span></text:span><text:span text:style-name="T14"> can incur a significant performance penalty and is best applied only in small regions of interest (selected with the </text:span><text:span text:style-name="Monospace"><text:span text:style-name="T14">--region</text:span></text:span><text:span text:style-name="T14"> </text:span><text:span text:style-name="T49">or </text:span><text:span text:style-name="Monospace"><text:span text:style-name="T14">--bed-regions</text:span></text:span><text:span text:style-name="T49"> </text:span><text:span text:style-name="T14">option</text:span><text:span text:style-name="T49">s</text:span><text:span text:style-name="T14">).</text:span></text:p>
        <text:p text:style-name="P114">When there is sufficient evidence, a call may be made that violates <text:span text:style-name="T211">Mendelian</text:span> inheritance consistency for family groupings in the pedigree. When this happens the output VCF will contain a DN format field which will indicate if the call for a given sample is presumed to be a <text:span text:style-name="T1">de novo</text:span> call. This will also be accompanied by a DNP format field which contains a <text:span text:style-name="T211">P</text:span>hred scaled probability that the call is due to an actual <text:span text:style-name="T1">de novo</text:span> variant.</text:p>
        <text:p text:style-name="P114"><text:soft-page-break/>When a variant call on a child in the pedigree can be unambiguously phased according to Mendelian inheritance, the VCF genotype field (GT) will use the phased separator '|' instead of the unphased separator '/'. The genotype field will be ordered such that the allele inherited from the father is first, and the mothers is second.</text:p>
        <text:p text:style-name="Standard"><text:span text:style-name="T14">For details concerning quality calibration, prior distributions and adaptive variant rescoring refer to the information for the </text:span><text:span text:style-name="Monospace"><text:span text:style-name="T14">snp</text:span></text:span><text:span text:style-name="T14"> command in </text:span><text:span text:style-name="T14"><text:bookmark-ref text:reference-format="number" text:ref-name="__RefHeading__26504_1889221684">2.7.5</text:bookmark-ref></text:span><text:span text:style-name="T14">.</text:span></text:p>
        <text:p text:style-name="Standard"><text:span text:style-name="See_20_Also_20_Title"><text:span text:style-name="T14">See also:</text:span></text:span><text:span text:style-name="T14"> </text:span><text:span text:style-name="Monospace"><text:span text:style-name="T14">snp, family, somatic, calibrate</text:span></text:span></text:p>
        <text:h text:style-name="P357" text:outline-level="3"><text:bookmark-start text:name="__RefHeading__27874_1889221684"/>lineage<text:bookmark-end text:name="__RefHeading__27874_1889221684"/></text:h>
        <text:p text:style-name="P270">Synopsis:</text:p>
        <text:p text:style-name="Standard"><text:span text:style-name="T14">The </text:span><text:span text:style-name="Monospace"><text:span text:style-name="T14">lineage</text:span></text:span><text:span text:style-name="T14"> command calls sequence variants on a set of cell lineage samples.</text:span></text:p>
        <text:p text:style-name="P270">Syntax:</text:p>
        <text:p text:style-name="P114">Multi-file input specified from command line:</text:p>
        <text:p text:style-name="P226">$ rtg lineage [OPTION]... -o DIR -p FILE -t SDF FILE+</text:p>
        <text:p text:style-name="P114">Multi-file input specified in a text file:</text:p>
        <text:p text:style-name="P226">$ rtg lineage [OPTION]... -o DIR -p FILE -t SDF -I FILE</text:p>
        <text:p text:style-name="P270">Example:</text:p>
        <text:p text:style-name="P226">$ rtg lineage -o lin -p relations.ped -t reference -I samfiles.txt</text:p>
        <text:p text:style-name="P270">Parameters:</text:p>
        <text:p text:style-name="P279">File Input/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4">-I</text:p>
            </table:table-cell>
            <table:table-cell table:style-name="Table108.A1" office:value-type="string">
              <text:p text:style-name="P14">--input-list-file=FILE</text:p>
            </table:table-cell>
            <table:table-cell table:style-name="Table108.A1" office:value-type="string">
              <text:p text:style-name="P14">Specifies a file containing a list of SAM/BAM format files (one per line) containing mapped reads.</text:p>
            </table:table-cell>
          </table:table-row>
          <table:table-row table:style-name="Table108.1">
            <table:table-cell table:style-name="Table108.A1" office:value-type="string">
              <text:p text:style-name="P14"/>
            </table:table-cell>
            <table:table-cell table:style-name="Table108.A1" office:value-type="string">
              <text:p text:style-name="P14">--no-calibration</text:p>
            </table:table-cell>
            <table:table-cell table:style-name="Table108.A1" office:value-type="string">
              <text:p text:style-name="P14">If set, ignore mapping calibration files. By default detected and provided mapping calibration files are used.</text:p>
            </table:table-cell>
          </table:table-row>
          <table:table-row table:style-name="Table108.1">
            <table:table-cell table:style-name="Table108.A1" office:value-type="string">
              <text:p text:style-name="P14">-o</text:p>
            </table:table-cell>
            <table:table-cell table:style-name="Table108.A1" office:value-type="string">
              <text:p text:style-name="P14">--output=DIR</text:p>
            </table:table-cell>
            <table:table-cell table:style-name="Table108.A1" office:value-type="string">
              <text:p text:style-name="P14">Specifies the directory where results are reported.</text:p>
            </table:table-cell>
          </table:table-row>
          <table:table-row table:style-name="Table108.1">
            <table:table-cell table:style-name="Table108.A1" office:value-type="string">
              <text:p text:style-name="P14">-p</text:p>
            </table:table-cell>
            <table:table-cell table:style-name="Table108.A1" office:value-type="string">
              <text:p text:style-name="P14">--pedigree=FILE</text:p>
            </table:table-cell>
            <table:table-cell table:style-name="Table108.A1" office:value-type="string">
              <text:p text:style-name="P14">Specifies the PED file containing the genome relationships.</text:p>
            </table:table-cell>
          </table:table-row>
          <table:table-row table:style-name="Table108.1">
            <table:table-cell table:style-name="Table108.A1" office:value-type="string">
              <text:p text:style-name="P14">-t</text:p>
            </table:table-cell>
            <table:table-cell table:style-name="Table108.A1" office:value-type="string">
              <text:p text:style-name="P14">--template=SDF</text:p>
            </table:table-cell>
            <table:table-cell table:style-name="Table108.A1" office:value-type="string">
              <text:p text:style-name="P14">Specifies the SDF containing the reference genome the reads have been mapped against.</text:p>
            </table:table-cell>
          </table:table-row>
          <table:table-row table:style-name="Table108.1">
            <table:table-cell table:style-name="Table108.A1" office:value-type="string">
              <text:p text:style-name="P14"/>
            </table:table-cell>
            <table:table-cell table:style-name="Table108.A1" office:value-type="string">
              <text:p text:style-name="P14">FILE+</text:p>
            </table:table-cell>
            <table:table-cell table:style-name="Table108.A1" office:value-type="string">
              <text:p text:style-name="P14">Specifies a SAM/BAM format file containing mapped reads. The SAM records in the file must be sorted by genome position. May be specified 0 or more times.</text:p>
            </table:table-cell>
          </table:table-row>
        </table:table>
        <text:p text:style-name="P279"><text:soft-page-break/>Sensitivity Tuning</text:p>
        <table:table table:name="Table109" table:style-name="Table109">
          <table:table-column table:style-name="Table109.A"/>
          <table:table-column table:style-name="Table109.B"/>
          <table:table-column table:style-name="Table109.C"/>
          <table:table-row table:style-name="Table109.1">
            <table:table-cell table:style-name="Table109.A1" office:value-type="string">
              <text:p text:style-name="P14"/>
            </table:table-cell>
            <table:table-cell table:style-name="Table109.A1" office:value-type="string">
              <text:p text:style-name="P14">--<text:span text:style-name="T154">bed-regions=FILE</text:span></text:p>
            </table:table-cell>
            <table:table-cell table:style-name="Table109.A1" office:value-type="string">
              <text:p text:style-name="P30">BED file containing regions to process.</text:p>
            </table:table-cell>
          </table:table-row>
          <table:table-row table:style-name="Table109.1">
            <table:table-cell table:style-name="Table109.A1" office:value-type="string">
              <text:p text:style-name="P14"/>
            </table:table-cell>
            <table:table-cell table:style-name="Table109.A1" office:value-type="string">
              <text:p text:style-name="P14">--keep-duplicates</text:p>
            </table:table-cell>
            <table:table-cell table:style-name="Table109.A1" office:value-type="string">
              <text:p text:style-name="P14">Set to disable the detection and filtering of duplicate reads based on mapping position.</text:p>
            </table:table-cell>
          </table:table-row>
          <table:table-row table:style-name="Table109.1">
            <table:table-cell table:style-name="Table109.A1" office:value-type="string">
              <text:p text:style-name="P14">-m</text:p>
            </table:table-cell>
            <table:table-cell table:style-name="Table109.A1" office:value-type="string">
              <text:p text:style-name="P14">--machine-errors=STRING</text:p>
            </table:table-cell>
            <table:table-cell table:style-name="Table109.A1" office:value-type="string">
              <text:p text:style-name="P14">If set, force the sequencer machine error settings. (One of [default, illumina, 454_se, 454_pe, complete, iontorrent]).</text:p>
            </table:table-cell>
          </table:table-row>
          <table:table-row table:style-name="Table109.1">
            <table:table-cell table:style-name="Table109.A1" office:value-type="string">
              <text:p text:style-name="P14"/>
            </table:table-cell>
            <table:table-cell table:style-name="Table109.A1" office:value-type="string">
              <text:p text:style-name="P14">--max-coverage=INT</text:p>
            </table:table-cell>
            <table:table-cell table:style-name="Table109.A1" office:value-type="string">
              <text:p text:style-name="P14">Skip calling in sites with combined depth exceeding this fixed value. (Default is 200).</text:p>
            </table:table-cell>
          </table:table-row>
          <table:table-row table:style-name="Table109.1">
            <table:table-cell table:style-name="Table109.A1" office:value-type="string">
              <text:p text:style-name="P14"/>
            </table:table-cell>
            <table:table-cell table:style-name="Table109.A1" office:value-type="string">
              <text:p text:style-name="P14">--max-coverage-multiplier=FLOAT</text:p>
            </table:table-cell>
            <table:table-cell table:style-name="Table109.A1" office:value-type="string">
              <text:p text:style-name="P14">Skip calling in sites with combined depth exceeding multiplier * average combined coverage determined from calibration. (Default is 5.0).</text:p>
            </table:table-cell>
          </table:table-row>
          <table:table-row table:style-name="Table109.1">
            <table:table-cell table:style-name="Table109.A1" office:value-type="string">
              <text:p text:style-name="P14"/>
            </table:table-cell>
            <table:table-cell table:style-name="Table109.A1" office:value-type="string">
              <text:p text:style-name="P14">--min-mapq=INT</text:p>
            </table:table-cell>
            <table:table-cell table:style-name="Table109.A1" office:value-type="string">
              <text:p text:style-name="P14">Set to ignore SAM records with MAPQ less than this value.</text:p>
            </table:table-cell>
          </table:table-row>
          <table:table-row table:style-name="Table109.1">
            <table:table-cell table:style-name="Table109.A1" office:value-type="string">
              <text:p text:style-name="P14"/>
            </table:table-cell>
            <table:table-cell table:style-name="Table109.A1" office:value-type="string">
              <text:p text:style-name="P14">--population-priors=FILE</text:p>
            </table:table-cell>
            <table:table-cell table:style-name="Table109.A1" office:value-type="string">
              <text:p text:style-name="P14">If set, will use the VCF file to generate population based site-specific priors.</text:p>
            </table:table-cell>
          </table:table-row>
          <table:table-row table:style-name="Table109.1">
            <table:table-cell table:style-name="Table109.A1" office:value-type="string">
              <text:p text:style-name="P14"/>
            </table:table-cell>
            <table:table-cell table:style-name="Table109.A1" office:value-type="string">
              <text:p text:style-name="P14">--rdefault-mated=INT</text:p>
            </table:table-cell>
            <table:table-cell table:style-name="Table109.A1" office:value-type="string">
              <text:p text:style-name="P14">For mated reads that have no mapping quality supplied use this as the default quality. (In Phred format from 0 to 63) (Default is 20).</text:p>
            </table:table-cell>
          </table:table-row>
          <table:table-row table:style-name="Table109.1">
            <table:table-cell table:style-name="Table109.A1" office:value-type="string">
              <text:p text:style-name="P14"/>
            </table:table-cell>
            <table:table-cell table:style-name="Table109.A1" office:value-type="string">
              <text:p text:style-name="P14">--rdefault-unmated=INT</text:p>
            </table:table-cell>
            <table:table-cell table:style-name="Table109.A1" office:value-type="string">
              <text:p text:style-name="P14">For unmated reads that have no mapping quality supplied use this as the default quality. (In Phred format from 0 to 63) (Default is 20).</text:p>
            </table:table-cell>
          </table:table-row>
          <table:table-row table:style-name="Table109.1">
            <table:table-cell table:style-name="Table109.A1" office:value-type="string">
              <text:p text:style-name="P14"/>
            </table:table-cell>
            <table:table-cell table:style-name="Table109.A1" office:value-type="string">
              <text:p text:style-name="P14">--region=STRING</text:p>
            </table:table-cell>
            <table:table-cell table:style-name="Table109.A1" office:value-type="string">
              <text:p text:style-name="P14">Set to only process SAM records within the specified range. The format is one of &lt;sequence_name&gt;, &lt;sequence_name&gt;:start-end or &lt;sequence_name&gt;:start+length.</text:p>
            </table:table-cell>
          </table:table-row>
        </table:table>
        <text:p text:style-name="P279">Reporting</text:p>
        <table:table table:name="Table110" table:style-name="Table110">
          <table:table-column table:style-name="Table110.A"/>
          <table:table-column table:style-name="Table110.B"/>
          <table:table-column table:style-name="Table110.C"/>
          <table:table-row table:style-name="Table110.1">
            <table:table-cell table:style-name="Table110.A1" office:value-type="string">
              <text:p text:style-name="P14">-a</text:p>
            </table:table-cell>
            <table:table-cell table:style-name="Table110.A1" office:value-type="string">
              <text:p text:style-name="P14">--all</text:p>
            </table:table-cell>
            <table:table-cell table:style-name="Table110.A1" office:value-type="string">
              <text:p text:style-name="P14">Output a call at all positions.</text:p>
            </table:table-cell>
          </table:table-row>
          <table:table-row table:style-name="Table110.1">
            <table:table-cell table:style-name="Table110.A1" office:value-type="string">
              <text:p text:style-name="P14"/>
            </table:table-cell>
            <table:table-cell table:style-name="Table110.A1" office:value-type="string">
              <text:p text:style-name="P14">--avr-model=FILE</text:p>
            </table:table-cell>
            <table:table-cell table:style-name="Table110.A1" office:value-type="string">
              <text:p text:style-name="P14">Set the name of AVR model to use when scoring variants.</text:p>
            </table:table-cell>
          </table:table-row>
          <table:table-row table:style-name="Table110.1">
            <table:table-cell table:style-name="Table110.A1" office:value-type="string">
              <text:p text:style-name="P14"/>
            </table:table-cell>
            <table:table-cell table:style-name="Table110.A1" office:value-type="string">
              <text:p text:style-name="P14">--filter-ambiguity=INT</text:p>
            </table:table-cell>
            <table:table-cell table:style-name="Table110.A1" office:value-type="string">
              <text:p text:style-name="P14">Set the threshold for ambiguity filter applied to output variants.</text:p>
            </table:table-cell>
          </table:table-row>
          <table:table-row table:style-name="Table110.1">
            <table:table-cell table:style-name="Table110.A1" office:value-type="string">
              <text:p text:style-name="P14"/>
            </table:table-cell>
            <table:table-cell table:style-name="Table110.A1" office:value-type="string">
              <text:p text:style-name="P14">--filter-bed=FILE</text:p>
            </table:table-cell>
            <table:table-cell table:style-name="Table110.A1" office:value-type="string">
              <text:p text:style-name="P14">Set to apply a position based filter, retaining only variants that fall in the regions specified in the BED file.</text:p>
            </table:table-cell>
          </table:table-row>
          <table:table-row table:style-name="Table110.1">
            <table:table-cell table:style-name="Table110.A1" office:value-type="string">
              <text:p text:style-name="P14"/>
            </table:table-cell>
            <table:table-cell table:style-name="Table110.A1" office:value-type="string">
              <text:p text:style-name="P14">--filter-depth</text:p>
            </table:table-cell>
            <table:table-cell table:style-name="Table110.A1" office:value-type="string">
              <text:p text:style-name="P14">Set to apply a fixed depth of coverage filter to output variants.</text:p>
            </table:table-cell>
          </table:table-row>
          <text:soft-page-break/>
          <table:table-row table:style-name="Table110.1">
            <table:table-cell table:style-name="Table110.A1" office:value-type="string">
              <text:p text:style-name="P14"/>
            </table:table-cell>
            <table:table-cell table:style-name="Table110.A1" office:value-type="string">
              <text:p text:style-name="P14">--filter-depth-multiplier=FLOAT</text:p>
            </table:table-cell>
            <table:table-cell table:style-name="Table110.A1" office:value-type="string">
              <text:p text:style-name="P14">Set to apply a ratio based depth filter. The filter will be multiplier * average coverage determined from calibration files.</text:p>
            </table:table-cell>
          </table:table-row>
          <table:table-row table:style-name="Table110.1">
            <table:table-cell table:style-name="Table110.A1" office:value-type="string">
              <text:p text:style-name="P14"/>
            </table:table-cell>
            <table:table-cell table:style-name="Table110.A1" office:value-type="string">
              <text:p text:style-name="P14">--min-avr-score=FLOAT</text:p>
            </table:table-cell>
            <table:table-cell table:style-name="Table110.A1" office:value-type="string">
              <text:p text:style-name="P14">Set to apply a filter to variants with AVR scores below this value.</text:p>
            </table:table-cell>
          </table:table-row>
          <table:table-row table:style-name="Table110.1">
            <table:table-cell table:style-name="Table110.A1" office:value-type="string">
              <text:p text:style-name="P14"/>
            </table:table-cell>
            <table:table-cell table:style-name="Table110.A1" office:value-type="string">
              <text:p text:style-name="P14">--snps-only</text:p>
            </table:table-cell>
            <table:table-cell table:style-name="Table110.A1" office:value-type="string">
              <text:p text:style-name="P14">If set, will output simple SNPs only.</text:p>
            </table:table-cell>
          </table:table-row>
        </table:table>
        <text:p text:style-name="P279">Utility</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14">-h</text:p>
            </table:table-cell>
            <table:table-cell table:style-name="Table111.A1" office:value-type="string">
              <text:p text:style-name="P14">--help</text:p>
            </table:table-cell>
            <table:table-cell table:style-name="Table111.A1" office:value-type="string">
              <text:p text:style-name="P14">Prints help on command-line flag usage.</text:p>
            </table:table-cell>
          </table:table-row>
          <table:table-row table:style-name="Table111.1">
            <table:table-cell table:style-name="Table111.A1" office:value-type="string">
              <text:p text:style-name="P14">-Z</text:p>
            </table:table-cell>
            <table:table-cell table:style-name="Table111.A1" office:value-type="string">
              <text:p text:style-name="P14">--no-gzip</text:p>
            </table:table-cell>
            <table:table-cell table:style-name="Table111.A1" office:value-type="string">
              <text:p text:style-name="P14">Set this flag to create the output files without compression. By default the output files are compressed with tabix compatible blocked gzip.</text:p>
            </table:table-cell>
          </table:table-row>
          <table:table-row table:style-name="Table111.1">
            <table:table-cell table:style-name="Table111.A1" office:value-type="string">
              <text:p text:style-name="P14"/>
            </table:table-cell>
            <table:table-cell table:style-name="Table111.A1" office:value-type="string">
              <text:p text:style-name="P14">--no-index</text:p>
            </table:table-cell>
            <table:table-cell table:style-name="Table111.A1" office:value-type="string">
              <text:p text:style-name="P14">Set this flag to not produce the tabix indexes for the output files.</text:p>
            </table:table-cell>
          </table:table-row>
          <table:table-row table:style-name="Table111.1">
            <table:table-cell table:style-name="Table111.A1" office:value-type="string">
              <text:p text:style-name="P14">-T</text:p>
            </table:table-cell>
            <table:table-cell table:style-name="Table111.A1" office:value-type="string">
              <text:p text:style-name="P14">--threads=INT</text:p>
            </table:table-cell>
            <table:table-cell table:style-name="Table111.A1" office:value-type="string">
              <text:p text:style-name="P14">Specify the number of threads to use in a multi-core processor. (Default is all available cores).</text:p>
            </table:table-cell>
          </table:table-row>
        </table:table>
        <text:p text:style-name="P270">Usage:</text:p>
        <text:p text:style-name="Standard"><text:span text:style-name="T14">The </text:span><text:span text:style-name="Monospace"><text:span text:style-name="T14">lineage</text:span></text:span><text:span text:style-name="T14"> command performs a joint calling on a set of samples from a cell lineage.</text:span></text:p>
        <text:p text:style-name="Standard"><text:span text:style-name="T14">The </text:span><text:span text:style-name="Monospace"><text:span text:style-name="T14">lineage</text:span></text:span><text:span text:style-name="T14"> command works by considering all the evidence at each nucleotide position and makes a joint Bayesian estimate that a given nucleotide position represents a variant in one or more of the samples. As with the </text:span><text:span text:style-name="Monospace"><text:span text:style-name="T14">snp</text:span></text:span><text:span text:style-name="T14"> command, some calls may extend across multiple adjacent nucleotide positions.</text:span></text:p>
        <text:p text:style-name="Standard"><text:span text:style-name="T14">The </text:span><text:span text:style-name="Monospace"><text:span text:style-name="T14">lineage</text:span></text:span><text:span text:style-name="T14"> command requires that each sample has appropriate read group information specified in the BAM files created during mapping. For information about how to specify read group information when mapping see Section </text:span><text:span text:style-name="T14"><text:bookmark-ref text:reference-format="number" text:ref-name="__RefHeading__10792_1889221684">6.2</text:bookmark-ref></text:span><text:span text:style-name="T14">. Also required is a pedigree file describing the samples being processed, so that the caller can utilize pedigree information to improve the variant calling accuracy. This is provided in a PED format file using the </text:span><text:span text:style-name="Monospace"><text:span text:style-name="T14">--pedigree</text:span></text:span><text:span text:style-name="T14"> flag. For more information about the PED file format see Section </text:span><text:span text:style-name="T14"><text:bookmark-ref text:reference-format="number" text:ref-name="__RefHeading__10802_1889221684">6.5</text:bookmark-ref></text:span><text:span text:style-name="T14">.</text:span></text:p>
        <text:p text:style-name="Standard"><text:span text:style-name="T14">By default the VCF output consists of calls where one or more samples differ from the reference genome. The </text:span><text:span text:style-name="Monospace"><text:span text:style-name="T14">--all</text:span></text:span><text:span text:style-name="T14"> flag produces calls at all non-N base positions for which there is some evidence, irrespective of thresholds and whether or not the call is equal to the reference. Using </text:span><text:span text:style-name="Monospace"><text:span text:style-name="T14">--all</text:span></text:span><text:span text:style-name="T14"> can incur a significant performance penalty and is best applied only in small regions of interest (selected with the </text:span><text:span text:style-name="Monospace"><text:span text:style-name="T14">--region</text:span></text:span><text:span text:style-name="T14"> </text:span><text:span text:style-name="T51">or -</text:span><text:span text:style-name="Monospace"><text:span text:style-name="T14">-bed-regions</text:span></text:span><text:span text:style-name="T51"> </text:span><text:span text:style-name="T14">option</text:span><text:span text:style-name="T51">s</text:span><text:span text:style-name="T14">).</text:span></text:p>
        <text:p text:style-name="Standard"><text:span text:style-name="T14">For details concerning quality calibration, prior distributions and adaptive variant rescoring refer to the information for the </text:span><text:span text:style-name="Monospace"><text:span text:style-name="T14">snp</text:span></text:span><text:span text:style-name="T14"> command in </text:span><text:span text:style-name="T14"><text:bookmark-ref text:reference-format="number" text:ref-name="__RefHeading__26504_1889221684">2.7.5</text:bookmark-ref></text:span><text:span text:style-name="T14">.</text:span></text:p>
        <text:p text:style-name="Standard"><text:span text:style-name="T14">See also: </text:span><text:span text:style-name="Monospace"><text:span text:style-name="T14">snp, family, somatic, population, calibrate</text:span></text:span></text:p>
        <text:h text:style-name="P357" text:outline-level="3"><text:bookmark-start text:name="__RefHeading__27876_1889221684"/><text:soft-page-break/>avrbuild<text:bookmark-end text:name="__RefHeading__27876_1889221684"/></text:h>
        <text:p text:style-name="P270">Synopsis:</text:p>
        <text:p text:style-name="Standard"><text:span text:style-name="T14">The </text:span><text:span text:style-name="Monospace"><text:span text:style-name="T14">avrbuild</text:span></text:span><text:span text:style-name="T14"> command is used to create adaptive variant rescoring models from positive and negative training examples.</text:span></text:p>
        <text:p text:style-name="P270">Syntax:</text:p>
        <text:p text:style-name="P226">$ rtg avrbuild [OPTION]... -n FILE -o FILE -p FILE</text:p>
        <text:p text:style-name="P270">Example:</text:p>
        <text:p text:style-name="P226">$ rtg avrbuild -o avr.model -n fp.vcf.gz -p tp.vcf.gz<text:line-break/> <text:s text:c="3"/>--format-annotations GQ,DP</text:p>
        <text:p text:style-name="P270">Parameters:</text:p>
        <text:p text:style-name="P279">File Input/Output</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4">-n</text:p>
            </table:table-cell>
            <table:table-cell table:style-name="Table112.A1" office:value-type="string">
              <text:p text:style-name="P14">--negative=FILE</text:p>
            </table:table-cell>
            <table:table-cell table:style-name="Table112.A1" office:value-type="string">
              <text:p text:style-name="P14">Specifies a VCF file containing negative training examples. Must be specified 1 or more times.</text:p>
            </table:table-cell>
          </table:table-row>
          <table:table-row table:style-name="Table112.1">
            <table:table-cell table:style-name="Table112.A1" office:value-type="string">
              <text:p text:style-name="P14">-o</text:p>
            </table:table-cell>
            <table:table-cell table:style-name="Table112.A1" office:value-type="string">
              <text:p text:style-name="P14">--output=FILE</text:p>
            </table:table-cell>
            <table:table-cell table:style-name="Table112.A1" office:value-type="string">
              <text:p text:style-name="P14">The output AVR model file.</text:p>
            </table:table-cell>
          </table:table-row>
          <table:table-row table:style-name="Table112.1">
            <table:table-cell table:style-name="Table112.A1" office:value-type="string">
              <text:p text:style-name="P14">-p</text:p>
            </table:table-cell>
            <table:table-cell table:style-name="Table112.A1" office:value-type="string">
              <text:p text:style-name="P14">--positive=FILE</text:p>
            </table:table-cell>
            <table:table-cell table:style-name="Table112.A1" office:value-type="string">
              <text:p text:style-name="P14">Specifies a VCF file containing positive training examples. Must be specified 1 or more times.</text:p>
            </table:table-cell>
          </table:table-row>
        </table:table>
        <text:p text:style-name="P279">Sensitivity Tuning</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14"/>
            </table:table-cell>
            <table:table-cell table:style-name="Table113.A1" office:value-type="string">
              <text:p text:style-name="P14">--derived-annotations=STRING</text:p>
            </table:table-cell>
            <table:table-cell table:style-name="Table113.A1" office:value-type="string">
              <text:p text:style-name="P14">Specifies the derived annotations to use in the model in a comma separated list. See <text:bookmark-ref text:reference-format="text" text:ref-name="RTF31373730313a205461626c65"/> below for valid derived annotation values.</text:p>
            </table:table-cell>
          </table:table-row>
          <table:table-row table:style-name="Table113.1">
            <table:table-cell table:style-name="Table113.A1" office:value-type="string">
              <text:p text:style-name="P14"/>
            </table:table-cell>
            <table:table-cell table:style-name="Table113.A1" office:value-type="string">
              <text:p text:style-name="P14">--format-annotations=STRING</text:p>
            </table:table-cell>
            <table:table-cell table:style-name="Table113.A1" office:value-type="string">
              <text:p text:style-name="P14">Specifies the FORMAT fields from the VCF input files to use in the model in a comma separated list.</text:p>
            </table:table-cell>
          </table:table-row>
          <table:table-row table:style-name="Table113.1">
            <table:table-cell table:style-name="Table113.A1" office:value-type="string">
              <text:p text:style-name="P14"/>
            </table:table-cell>
            <table:table-cell table:style-name="Table113.A1" office:value-type="string">
              <text:p text:style-name="P14">--info-annotations=STRING</text:p>
            </table:table-cell>
            <table:table-cell table:style-name="Table113.A1" office:value-type="string">
              <text:p text:style-name="P14">Specifies the INFO fields from the VCF input files to use in the model in a comma separated list.</text:p>
            </table:table-cell>
          </table:table-row>
          <table:table-row table:style-name="Table113.1">
            <table:table-cell table:style-name="Table113.A1" office:value-type="string">
              <text:p text:style-name="P14"/>
            </table:table-cell>
            <table:table-cell table:style-name="Table113.A1" office:value-type="string">
              <text:p text:style-name="P14">--qual-annotation</text:p>
            </table:table-cell>
            <table:table-cell table:style-name="Table113.A1" office:value-type="string">
              <text:p text:style-name="P14">Set to use the QUAL field in the model.</text:p>
            </table:table-cell>
          </table:table-row>
          <table:table-row table:style-name="Table113.1">
            <table:table-cell table:style-name="Table113.A1" office:value-type="string">
              <text:p text:style-name="P14">-s</text:p>
            </table:table-cell>
            <table:table-cell table:style-name="Table113.A1" office:value-type="string">
              <text:p text:style-name="P14">--sample=STRING</text:p>
            </table:table-cell>
            <table:table-cell table:style-name="Table113.A1" office:value-type="string">
              <text:p text:style-name="P14">The name of the sample to build the model from, required when input VCF files contain multiple samples.</text:p>
            </table:table-cell>
          </table:table-row>
        </table:table>
        <text:p text:style-name="P279">Utility</text:p>
        <table:table table:name="Table114" table:style-name="Table114">
          <table:table-column table:style-name="Table114.A"/>
          <table:table-column table:style-name="Table114.B"/>
          <table:table-column table:style-name="Table114.C"/>
          <table:table-row table:style-name="Table114.1">
            <table:table-cell table:style-name="Table114.A1" office:value-type="string">
              <text:p text:style-name="P14">-h</text:p>
            </table:table-cell>
            <table:table-cell table:style-name="Table114.A1" office:value-type="string">
              <text:p text:style-name="P14">--help</text:p>
            </table:table-cell>
            <table:table-cell table:style-name="Table114.A1" office:value-type="string">
              <text:p text:style-name="P14">Prints help on command-line flag usage.</text:p>
            </table:table-cell>
          </table:table-row>
          <table:table-row table:style-name="Table114.1">
            <table:table-cell table:style-name="Table114.A1" office:value-type="string">
              <text:p text:style-name="P14">-T</text:p>
            </table:table-cell>
            <table:table-cell table:style-name="Table114.A1" office:value-type="string">
              <text:p text:style-name="P14">--threads=INT</text:p>
            </table:table-cell>
            <table:table-cell table:style-name="Table114.A1" office:value-type="string">
              <text:p text:style-name="P14">Specify the number of threads to use in a multi-core processor. (Default is all available cores).</text:p>
            </table:table-cell>
          </table:table-row>
        </table:table>
        <text:p text:style-name="P270"><text:soft-page-break/>Usage:</text:p>
        <text:p text:style-name="P114">Used to produce an adaptive variant rescoring model using machine learning on a set of variants produced by RTG that have been divided into known positive and negative examples. The model will learn how to work out how likely a call is correct based on the set of annotations provided on the command line extracted from the input VCF files.</text:p>
        <text:p text:style-name="Standard"><text:span text:style-name="T14">The model file produced can then be used directly when variant calling to produce an AVR score field by using the </text:span><text:span text:style-name="Monospace"><text:span text:style-name="T14">--avr-model</text:span></text:span><text:span text:style-name="T14"> parameter, or applied to an existing VCF output file using the </text:span><text:span text:style-name="Monospace"><text:span text:style-name="T14">avrpredict</text:span></text:span><text:span text:style-name="T14"> command.</text:span></text:p>
        <text:p text:style-name="P313">Table <text:sequence text:ref-name="refTable3" text:name="Table" text:formula="ooow:Table+1" style:num-format="1">4</text:sequence>: Derived annotations</text:p>
        <table:table table:name="Table115" table:style-name="Table115">
          <table:table-column table:style-name="Table115.A"/>
          <table:table-column table:style-name="Table115.B"/>
          <table:table-header-rows>
            <table:table-row table:style-name="Table115.1">
              <table:table-cell table:style-name="Table115.A1" office:value-type="string">
                <text:p text:style-name="P77">Value</text:p>
              </table:table-cell>
              <table:table-cell table:style-name="Table115.B1" office:value-type="string">
                <text:p text:style-name="P77">Description</text:p>
              </table:table-cell>
            </table:table-row>
          </table:table-header-rows>
          <table:table-row table:style-name="Table115.2">
            <table:table-cell table:style-name="Table115.A2" office:value-type="string">
              <text:p text:style-name="P63"><text:span text:style-name="Monospace"><text:span text:style-name="T14">IC</text:span></text:span></text:p>
            </table:table-cell>
            <table:table-cell table:style-name="Table115.B2" office:value-type="string">
              <text:p text:style-name="P90">The inbreeding coefficient for the site.</text:p>
            </table:table-cell>
          </table:table-row>
          <table:table-row table:style-name="Table115.3">
            <table:table-cell table:style-name="Table115.A2" office:value-type="string">
              <text:p text:style-name="P63"><text:span text:style-name="Monospace"><text:span text:style-name="T14">EP</text:span></text:span></text:p>
            </table:table-cell>
            <table:table-cell table:style-name="Table115.B2" office:value-type="string">
              <text:p text:style-name="P90">The <text:span text:style-name="T211">Phred</text:span> scaled probability that the site is not in Hardy-Weinberg equilibrium.</text:p>
            </table:table-cell>
          </table:table-row>
          <table:table-row table:style-name="Table115.4">
            <table:table-cell table:style-name="Table115.A2" office:value-type="string">
              <text:p text:style-name="P63"><text:span text:style-name="Monospace"><text:span text:style-name="T14">LAL</text:span></text:span></text:p>
            </table:table-cell>
            <table:table-cell table:style-name="Table115.B2" office:value-type="string">
              <text:p text:style-name="P90">The length of the longest allele for the site.</text:p>
            </table:table-cell>
          </table:table-row>
          <table:table-row table:style-name="Table115.5">
            <table:table-cell table:style-name="Table115.A2" office:value-type="string">
              <text:p text:style-name="P63"><text:span text:style-name="Monospace"><text:span text:style-name="T14">QD</text:span></text:span></text:p>
            </table:table-cell>
            <table:table-cell table:style-name="Table115.B2" office:value-type="string">
              <text:p text:style-name="P90">The quality field divided by the sum of the read depth for all samples.</text:p>
            </table:table-cell>
          </table:table-row>
          <table:table-row table:style-name="Table115.6">
            <table:table-cell table:style-name="Table115.A2" office:value-type="string">
              <text:p text:style-name="P63"><text:span text:style-name="Monospace"><text:span text:style-name="T14">NAA</text:span></text:span></text:p>
            </table:table-cell>
            <table:table-cell table:style-name="Table115.B2" office:value-type="string">
              <text:p text:style-name="P90">The number of alternate alleles for the site.</text:p>
            </table:table-cell>
          </table:table-row>
          <table:table-row table:style-name="Table115.7">
            <table:table-cell table:style-name="Table115.A2" office:value-type="string">
              <text:p text:style-name="P63"><text:span text:style-name="Monospace"><text:span text:style-name="T14">AN</text:span></text:span></text:p>
            </table:table-cell>
            <table:table-cell table:style-name="Table115.B2" office:value-type="string">
              <text:p text:style-name="P90">The total number of alleles in the called genotypes.</text:p>
            </table:table-cell>
          </table:table-row>
          <table:table-row table:style-name="Table115.8">
            <table:table-cell table:style-name="Table115.A2" office:value-type="string">
              <text:p text:style-name="P63"><text:span text:style-name="Monospace"><text:span text:style-name="T14">GQD</text:span></text:span></text:p>
            </table:table-cell>
            <table:table-cell table:style-name="Table115.B2" office:value-type="string">
              <text:p text:style-name="P90">The genotype quality divided by the read depth of the sample.</text:p>
            </table:table-cell>
          </table:table-row>
          <table:table-row table:style-name="Table115.9">
            <table:table-cell table:style-name="Table115.A2" office:value-type="string">
              <text:p text:style-name="P63"><text:span text:style-name="Monospace"><text:span text:style-name="T14">ZY</text:span></text:span></text:p>
            </table:table-cell>
            <table:table-cell table:style-name="Table115.B2" office:value-type="string">
              <text:p text:style-name="P90">The zygosity of the sample.</text:p>
            </table:table-cell>
          </table:table-row>
          <table:table-row table:style-name="Table115.10">
            <table:table-cell table:style-name="Table115.A10" office:value-type="string">
              <text:p text:style-name="P63"><text:span text:style-name="Monospace"><text:span text:style-name="T14">PD</text:span></text:span></text:p>
            </table:table-cell>
            <table:table-cell table:style-name="Table115.B10" office:value-type="string">
              <text:p text:style-name="P90">The ploidy of the sample.</text:p>
            </table:table-cell>
          </table:table-row>
        </table:table>
        <text:p text:style-name="P310"/>
        <text:p text:style-name="Standard"><text:span text:style-name="T14">See also: </text:span><text:span text:style-name="Monospace"><text:span text:style-name="T14">avrpredict, avrstats, snp, family, population</text:span></text:span></text:p>
        <text:h text:style-name="P357" text:outline-level="3"><text:bookmark-start text:name="__RefHeading__27878_1889221684"/>avrpredict<text:bookmark-end text:name="__RefHeading__27878_1889221684"/></text:h>
        <text:p text:style-name="P270">Synopsis:</text:p>
        <text:p text:style-name="Standard"><text:span text:style-name="T14">The </text:span><text:span text:style-name="Monospace"><text:span text:style-name="T14">avrpredict</text:span></text:span><text:span text:style-name="T14"> command is used to score variants in a VCF file using an adaptive variant rescoring model.</text:span></text:p>
        <text:p text:style-name="P270">Syntax:</text:p>
        <text:p text:style-name="P226">$ rtg avrpredict [OPTION]... -i FILE -m FILE -o FILE</text:p>
        <text:p text:style-name="P270">Example:</text:p>
        <text:p text:style-name="P226">$ rtg avrpredict -i snps.vcf.gz -m avr.model -o avr.vcf.gz</text:p>
        <text:p text:style-name="P270"><text:soft-page-break/>Parameters:</text:p>
        <text:p text:style-name="P279">File Input/Out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4">-i</text:p>
            </table:table-cell>
            <table:table-cell table:style-name="Table116.A1" office:value-type="string">
              <text:p text:style-name="P14">--input=FILE</text:p>
            </table:table-cell>
            <table:table-cell table:style-name="Table116.A1" office:value-type="string">
              <text:p text:style-name="P14">Specifies the input VCF file to be re-scored.</text:p>
            </table:table-cell>
          </table:table-row>
          <table:table-row table:style-name="Table116.1">
            <table:table-cell table:style-name="Table116.A1" office:value-type="string">
              <text:p text:style-name="P14">-o</text:p>
            </table:table-cell>
            <table:table-cell table:style-name="Table116.A1" office:value-type="string">
              <text:p text:style-name="P14">--ouptut=FILE</text:p>
            </table:table-cell>
            <table:table-cell table:style-name="Table116.A1" office:value-type="string">
              <text:p text:style-name="P14">Specifies the output VCF file.</text:p>
            </table:table-cell>
          </table:table-row>
        </table:table>
        <text:p text:style-name="P279">Reporting</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4"/>
            </table:table-cell>
            <table:table-cell table:style-name="Table117.A1" office:value-type="string">
              <text:p text:style-name="P14">--avr-model=FILE</text:p>
            </table:table-cell>
            <table:table-cell table:style-name="Table117.A1" office:value-type="string">
              <text:p text:style-name="P14">Set the name of AVR model to use when scoring variants.</text:p>
            </table:table-cell>
          </table:table-row>
          <table:table-row table:style-name="Table117.1">
            <table:table-cell table:style-name="Table117.A1" office:value-type="string">
              <text:p text:style-name="P14"/>
            </table:table-cell>
            <table:table-cell table:style-name="Table117.A1" office:value-type="string">
              <text:p text:style-name="P14">--min-avr-score=FLOAT</text:p>
            </table:table-cell>
            <table:table-cell table:style-name="Table117.A1" office:value-type="string">
              <text:p text:style-name="P14">Set to apply a filter to variants with AVR scores below this value.</text:p>
            </table:table-cell>
          </table:table-row>
        </table:table>
        <text:p text:style-name="P279">Utility</text:p>
        <table:table table:name="Table118" table:style-name="Table118">
          <table:table-column table:style-name="Table118.A"/>
          <table:table-column table:style-name="Table118.B"/>
          <table:table-column table:style-name="Table118.C"/>
          <table:table-row table:style-name="Table118.1">
            <table:table-cell table:style-name="Table118.A1" office:value-type="string">
              <text:p text:style-name="P14">-h</text:p>
            </table:table-cell>
            <table:table-cell table:style-name="Table118.A1" office:value-type="string">
              <text:p text:style-name="P14">--help</text:p>
            </table:table-cell>
            <table:table-cell table:style-name="Table118.A1" office:value-type="string">
              <text:p text:style-name="P14">Prints help on command-line flag usage.</text:p>
            </table:table-cell>
          </table:table-row>
          <table:table-row table:style-name="Table118.1">
            <table:table-cell table:style-name="Table118.A1" office:value-type="string">
              <text:p text:style-name="P14">-Z</text:p>
            </table:table-cell>
            <table:table-cell table:style-name="Table118.A1" office:value-type="string">
              <text:p text:style-name="P14">--no-gzip</text:p>
            </table:table-cell>
            <table:table-cell table:style-name="Table118.A1" office:value-type="string">
              <text:p text:style-name="P14">Set this flag to create the output file without compression. By default the output file is compressed with tabix compatible blocked gzip.</text:p>
            </table:table-cell>
          </table:table-row>
          <table:table-row table:style-name="Table118.1">
            <table:table-cell table:style-name="Table118.A1" office:value-type="string">
              <text:p text:style-name="P14"/>
            </table:table-cell>
            <table:table-cell table:style-name="Table118.A1" office:value-type="string">
              <text:p text:style-name="P14">--no-index</text:p>
            </table:table-cell>
            <table:table-cell table:style-name="Table118.A1" office:value-type="string">
              <text:p text:style-name="P14">Set this flag to not produce the tabix index for the output file.</text:p>
            </table:table-cell>
          </table:table-row>
          <table:table-row table:style-name="Table118.1">
            <table:table-cell table:style-name="Table118.A1" office:value-type="string">
              <text:p text:style-name="P14">-s</text:p>
            </table:table-cell>
            <table:table-cell table:style-name="Table118.A1" office:value-type="string">
              <text:p text:style-name="P14">--sample=STRING</text:p>
            </table:table-cell>
            <table:table-cell table:style-name="Table118.A1" office:value-type="string">
              <text:p text:style-name="P14">Set to re-score only the specified samples. Will re-score all samples by default. May be specified 0 or more times.</text:p>
            </table:table-cell>
          </table:table-row>
        </table:table>
        <text:p text:style-name="P270">Usage:</text:p>
        <text:p text:style-name="Standard"><text:span text:style-name="T14">Used to apply an adaptive variant rescoring model to an existing VCF file produced by an RTG variant caller. The output VCF will contain a new or updated AVR score field for the samples to which the model is being applied. This can be used in combination with the </text:span><text:span text:style-name="Monospace"><text:span text:style-name="T14">avrbuild</text:span></text:span><text:span text:style-name="T14"> command to produce AVR scores from more detailed training data for a given experiment.</text:span></text:p>
        <text:p text:style-name="Standard"><text:span text:style-name="See_20_Also_20_Title"><text:span text:style-name="T14">See also:</text:span></text:span><text:span text:style-name="T14"> </text:span><text:span text:style-name="Monospace"><text:span text:style-name="T14">avrbuild, avrstats, snp, family, population</text:span></text:span></text:p>
        <text:h text:style-name="P357" text:outline-level="3"><text:bookmark-start text:name="__RefHeading__27880_1889221684"/>cnv<text:bookmark-end text:name="__RefHeading__27880_1889221684"/></text:h>
        <text:p text:style-name="P270">Synopsis:</text:p>
        <text:p text:style-name="Standard"><text:span text:style-name="T14">The </text:span><text:span text:style-name="Monospace"><text:span text:style-name="T14">cnv</text:span></text:span><text:span text:style-name="T14"> command identifies copy number variation statistics and reports in a BED format file. Alignments for a test genome are compared to alignments for a base genome, and the ratios calculated.</text:span></text:p>
        <text:p text:style-name="P270">Syntax:</text:p>
        <text:p text:style-name="P114">Multi-file input specified from command line:</text:p>
        <text:p text:style-name="P226">$ rtg cnv [OPTION]... -o DIR -i FILE -j FILE</text:p>
        <text:p text:style-name="P114">Multi-file input specified in a text file:</text:p>
        <text:p text:style-name="P226"><text:soft-page-break/>$ rtg cnv [OPTION]... -o DIR -I FILE -J FILE</text:p>
        <text:p text:style-name="P270">Example:</text:p>
        <text:p text:style-name="P226">$ rtg cnv -b 1000 -o h1_cnv -i h1_base -j h1_test</text:p>
        <text:p text:style-name="P270">Parameters:</text:p>
        <text:p text:style-name="P279">File Input/Output</text:p>
        <table:table table:name="Table119" table:style-name="Table119">
          <table:table-column table:style-name="Table119.A"/>
          <table:table-column table:style-name="Table119.B"/>
          <table:table-column table:style-name="Table119.C"/>
          <table:table-row table:style-name="Table119.1">
            <table:table-cell table:style-name="Table119.A1" office:value-type="string">
              <text:p text:style-name="P14">-i</text:p>
            </table:table-cell>
            <table:table-cell table:style-name="Table119.A1" office:value-type="string">
              <text:p text:style-name="P14">--base-file=FILE</text:p>
            </table:table-cell>
            <table:table-cell table:style-name="Table119.A1" office:value-type="string">
              <text:p text:style-name="P14">Specifies a SAM/BAM format file containing mapped reads for baseline. May be specified up to 400 times.</text:p>
            </table:table-cell>
          </table:table-row>
          <table:table-row table:style-name="Table119.1">
            <table:table-cell table:style-name="Table119.A1" office:value-type="string">
              <text:p text:style-name="P14">-I</text:p>
            </table:table-cell>
            <table:table-cell table:style-name="Table119.A1" office:value-type="string">
              <text:p text:style-name="P14">--base-list-file=FILE</text:p>
            </table:table-cell>
            <table:table-cell table:style-name="Table119.A1" office:value-type="string">
              <text:p text:style-name="P14">Specifies a file containing a list of SAM/BAM format files (one per line) containing mapped reads for baseline.</text:p>
            </table:table-cell>
          </table:table-row>
          <table:table-row table:style-name="Table119.1">
            <table:table-cell table:style-name="Table119.A1" office:value-type="string">
              <text:p text:style-name="P14">-o</text:p>
            </table:table-cell>
            <table:table-cell table:style-name="Table119.A1" office:value-type="string">
              <text:p text:style-name="P14">--output=DIR</text:p>
            </table:table-cell>
            <table:table-cell table:style-name="Table119.A1" office:value-type="string">
              <text:p text:style-name="P14">Specifies the directory where results are reported.</text:p>
            </table:table-cell>
          </table:table-row>
          <table:table-row table:style-name="Table119.1">
            <table:table-cell table:style-name="Table119.A1" office:value-type="string">
              <text:p text:style-name="P14">-t</text:p>
            </table:table-cell>
            <table:table-cell table:style-name="Table119.A1" office:value-type="string">
              <text:p text:style-name="P14">--template=SDF</text:p>
            </table:table-cell>
            <table:table-cell table:style-name="Table119.A1" office:value-type="string">
              <text:p text:style-name="P14">Specifies the SDF containing the reference genome the reads have been mapped against.</text:p>
            </table:table-cell>
          </table:table-row>
          <table:table-row table:style-name="Table119.1">
            <table:table-cell table:style-name="Table119.A1" office:value-type="string">
              <text:p text:style-name="P14">-j</text:p>
            </table:table-cell>
            <table:table-cell table:style-name="Table119.A1" office:value-type="string">
              <text:p text:style-name="P14">--test-file=FILE</text:p>
            </table:table-cell>
            <table:table-cell table:style-name="Table119.A1" office:value-type="string">
              <text:p text:style-name="P14">Specifies a SAM/BAM format file containing mapped reads for test. May be specified up to 400 times.</text:p>
            </table:table-cell>
          </table:table-row>
          <table:table-row table:style-name="Table119.1">
            <table:table-cell table:style-name="Table119.A1" office:value-type="string">
              <text:p text:style-name="P14">-J</text:p>
            </table:table-cell>
            <table:table-cell table:style-name="Table119.A1" office:value-type="string">
              <text:p text:style-name="P14">--test-list-file=FILE</text:p>
            </table:table-cell>
            <table:table-cell table:style-name="Table119.A1" office:value-type="string">
              <text:p text:style-name="P14">Specifies a file containing a list of SAM/BAM format files (one per line) containing mapped reads for test.</text:p>
            </table:table-cell>
          </table:table-row>
        </table:table>
        <text:p text:style-name="P279">Sensitivity Tuning</text:p>
        <table:table table:name="Table120" table:style-name="Table120">
          <table:table-column table:style-name="Table120.A"/>
          <table:table-column table:style-name="Table120.B"/>
          <table:table-column table:style-name="Table120.C"/>
          <table:table-row table:style-name="Table120.1">
            <table:table-cell table:style-name="Table120.A1" office:value-type="string">
              <text:p text:style-name="P14">-b</text:p>
            </table:table-cell>
            <table:table-cell table:style-name="Table120.A1" office:value-type="string">
              <text:p text:style-name="P14">--bucket-size=INT</text:p>
            </table:table-cell>
            <table:table-cell table:style-name="Table120.A1" office:value-type="string">
              <text:p text:style-name="P14">Set size of the buckets in the genome. Use the bucket size to determine CNV coverage, bucket size defines the number of nucleotides to average the coverage for in a region. (Default is 100)</text:p>
            </table:table-cell>
          </table:table-row>
          <table:table-row table:style-name="Table120.1">
            <table:table-cell table:style-name="Table120.A1" office:value-type="string">
              <text:p text:style-name="P14"/>
            </table:table-cell>
            <table:table-cell table:style-name="Table120.A1" office:value-type="string">
              <text:p text:style-name="P14">--exclude-mated</text:p>
            </table:table-cell>
            <table:table-cell table:style-name="Table120.A1" office:value-type="string">
              <text:p text:style-name="P14">Set to exclude all mated SAM records.</text:p>
            </table:table-cell>
          </table:table-row>
          <table:table-row table:style-name="Table120.1">
            <table:table-cell table:style-name="Table120.A1" office:value-type="string">
              <text:p text:style-name="P14"/>
            </table:table-cell>
            <table:table-cell table:style-name="Table120.A1" office:value-type="string">
              <text:p text:style-name="P14">--exclude-unmated</text:p>
            </table:table-cell>
            <table:table-cell table:style-name="Table120.A1" office:value-type="string">
              <text:p text:style-name="P14">Set to exclude all unmated SAM records.</text:p>
            </table:table-cell>
          </table:table-row>
          <table:table-row table:style-name="Table120.1">
            <table:table-cell table:style-name="Table120.A1" office:value-type="string">
              <text:p text:style-name="P14">-m</text:p>
            </table:table-cell>
            <table:table-cell table:style-name="Table120.A1" office:value-type="string">
              <text:p text:style-name="P14">--max-as-mated=INT</text:p>
            </table:table-cell>
            <table:table-cell table:style-name="Table120.A1" office:value-type="string">
              <text:p text:style-name="P14">Set to ignore mated SAM records with an alignment score (AS attribute) that exceeds this value.</text:p>
            </table:table-cell>
          </table:table-row>
          <table:table-row table:style-name="Table120.1">
            <table:table-cell table:style-name="Table120.A1" office:value-type="string">
              <text:p text:style-name="P14">-u</text:p>
            </table:table-cell>
            <table:table-cell table:style-name="Table120.A1" office:value-type="string">
              <text:p text:style-name="P14">--max-as-unmated=INT</text:p>
            </table:table-cell>
            <table:table-cell table:style-name="Table120.A1" office:value-type="string">
              <text:p text:style-name="P14">Set to ignore unmated SAM records with an alignment score (AS attribute) that exceeds this value.</text:p>
            </table:table-cell>
          </table:table-row>
          <table:table-row table:style-name="Table120.1">
            <table:table-cell table:style-name="Table120.A1" office:value-type="string">
              <text:p text:style-name="P14">-c</text:p>
            </table:table-cell>
            <table:table-cell table:style-name="Table120.A1" office:value-type="string">
              <text:p text:style-name="P14">--max-hits=INT</text:p>
            </table:table-cell>
            <table:table-cell table:style-name="Table120.A1" office:value-type="string">
              <text:p text:style-name="P14">Set to ignore SAM records with an alignment count that exceeds this value. This flag is usually set to 1 because an alignment count of 1 represents uniquely mapped reads.</text:p>
            </table:table-cell>
          </table:table-row>
          <table:table-row table:style-name="Table120.1">
            <table:table-cell table:style-name="Table120.A1" office:value-type="string">
              <text:p text:style-name="P14"/>
            </table:table-cell>
            <table:table-cell table:style-name="Table120.A1" office:value-type="string">
              <text:p text:style-name="P14">--min-mapq=INT</text:p>
            </table:table-cell>
            <table:table-cell table:style-name="Table120.A1" office:value-type="string">
              <text:p text:style-name="P14">Set to ignore SAM records with MAPQ less than this value.</text:p>
            </table:table-cell>
          </table:table-row>
          <text:soft-page-break/>
          <table:table-row table:style-name="Table120.1">
            <table:table-cell table:style-name="Table120.A1" office:value-type="string">
              <text:p text:style-name="P14"/>
            </table:table-cell>
            <table:table-cell table:style-name="Table120.A1" office:value-type="string">
              <text:p text:style-name="P14">--region=STRING</text:p>
            </table:table-cell>
            <table:table-cell table:style-name="Table120.A1" office:value-type="string">
              <text:p text:style-name="P14">Set to only process SAM records within the specified range. The format is one of &lt;sequence_name&gt;, &lt;sequence_name&gt;:start-end or &lt;sequence_name&gt;:start+length.</text:p>
            </table:table-cell>
          </table:table-row>
        </table:table>
        <text:p text:style-name="P279">Utility</text:p>
        <table:table table:name="Table121" table:style-name="Table121">
          <table:table-column table:style-name="Table121.A"/>
          <table:table-column table:style-name="Table121.B"/>
          <table:table-column table:style-name="Table121.C"/>
          <table:table-row table:style-name="Table121.1">
            <table:table-cell table:style-name="Table121.A1" office:value-type="string">
              <text:p text:style-name="P14">-h</text:p>
            </table:table-cell>
            <table:table-cell table:style-name="Table121.A1" office:value-type="string">
              <text:p text:style-name="P14">--help</text:p>
            </table:table-cell>
            <table:table-cell table:style-name="Table121.A1" office:value-type="string">
              <text:p text:style-name="P14">Prints help on command-line flag usage.</text:p>
            </table:table-cell>
          </table:table-row>
          <table:table-row table:style-name="Table121.1">
            <table:table-cell table:style-name="Table121.A1" office:value-type="string">
              <text:p text:style-name="P14">-Z</text:p>
            </table:table-cell>
            <table:table-cell table:style-name="Table121.A1" office:value-type="string">
              <text:p text:style-name="P14">--no-gzip</text:p>
            </table:table-cell>
            <table:table-cell table:style-name="Table121.A1" office:value-type="string">
              <text:p text:style-name="P14">Set this flag to create the output files without compression. By default the output files are compressed with tabix compatible blocked gzip.</text:p>
            </table:table-cell>
          </table:table-row>
          <table:table-row table:style-name="Table121.1">
            <table:table-cell table:style-name="Table121.A1" office:value-type="string">
              <text:p text:style-name="P14">-T</text:p>
            </table:table-cell>
            <table:table-cell table:style-name="Table121.A1" office:value-type="string">
              <text:p text:style-name="P14">--threads=INT</text:p>
            </table:table-cell>
            <table:table-cell table:style-name="Table121.A1" office:value-type="string">
              <text:p text:style-name="P14">Specify the number of threads to use in a multi-core processor. (Default is all available cores).</text:p>
            </table:table-cell>
          </table:table-row>
        </table:table>
        <text:p text:style-name="P270">Usage:</text:p>
        <text:p text:style-name="Standard"><text:span text:style-name="T14">The </text:span><text:span text:style-name="Monospace"><text:span text:style-name="T14">cnv</text:span></text:span><text:span text:style-name="T14"> command identifies aberrational CNV region(s) that support investigation of structural variation. It measures and reports the ratio of coverage depth in a test sample compared to a baseline sample. Use the </text:span><text:span text:style-name="Monospace"><text:span text:style-name="T14">--bucket-size=INT</text:span></text:span><text:span text:style-name="T14"> parameter to specify the range in which CNV ratios are calculated (for data smoothing). Filter settings allow different analytical comparisons with the same alignments.</text:span></text:p>
        <text:p text:style-name="Standard"><text:span text:style-name="See_20_Also_20_Title"><text:span text:style-name="T14">See also:</text:span></text:span><text:span text:style-name="T14"> </text:span><text:span text:style-name="Monospace"><text:span text:style-name="T14">snp, coverage</text:span></text:span></text:p>
        <text:h text:style-name="P357" text:outline-level="3"><text:bookmark-start text:name="__RefHeading__27882_1889221684"/>calibrate<text:bookmark-end text:name="__RefHeading__27882_1889221684"/></text:h>
        <text:p text:style-name="P270">Synopsis:</text:p>
        <text:p text:style-name="P114">Creates a quality calibration file for each SAM/BAM file specified.</text:p>
        <text:p text:style-name="P270">Syntax:</text:p>
        <text:p text:style-name="P114">Multi-file input specified from command line:</text:p>
        <text:p text:style-name="P226">$ rtg calibrate [OPTION]... -t SDF FILE+</text:p>
        <text:p text:style-name="P114">Multi-file input specified in a text file:</text:p>
        <text:p text:style-name="P226">$ rtg calibrate [OPTION]... -t SDF -I FILE</text:p>
        <text:p text:style-name="P270">Example:</text:p>
        <text:p text:style-name="P226">$ rtg calibrate -t hs_reference hs_map/alignments.bam</text:p>
        <text:p text:style-name="P270">Parameters:</text:p>
        <text:p text:style-name="P279">File Input/Output</text:p>
        <table:table table:name="Table122" table:style-name="Table122">
          <table:table-column table:style-name="Table122.A"/>
          <table:table-column table:style-name="Table122.B"/>
          <table:table-column table:style-name="Table122.C"/>
          <table:table-row table:style-name="Table122.1">
            <table:table-cell table:style-name="Table122.A1" office:value-type="string">
              <text:p text:style-name="P14">-I</text:p>
            </table:table-cell>
            <table:table-cell table:style-name="Table122.A1" office:value-type="string">
              <text:p text:style-name="P14">--input-list-file</text:p>
            </table:table-cell>
            <table:table-cell table:style-name="Table122.A1" office:value-type="string">
              <text:p text:style-name="P14">Specifies a file containing a list of SAM/BAM format files (one per line) containing mapped reads.</text:p>
            </table:table-cell>
          </table:table-row>
          <table:table-row table:style-name="Table122.1">
            <table:table-cell table:style-name="Table122.A1" office:value-type="string">
              <text:p text:style-name="P14">-<text:span text:style-name="T150">m</text:span></text:p>
            </table:table-cell>
            <table:table-cell table:style-name="Table122.A1" office:value-type="string">
              <text:p text:style-name="P28">--merge=FILE</text:p>
            </table:table-cell>
            <table:table-cell table:style-name="Table122.A1" office:value-type="string">
              <text:p text:style-name="P28">merge records and calibration files</text:p>
            </table:table-cell>
          </table:table-row>
          <table:table-row table:style-name="Table122.1">
            <table:table-cell table:style-name="Table122.A1" office:value-type="string">
              <text:p text:style-name="P14">-t</text:p>
            </table:table-cell>
            <table:table-cell table:style-name="Table122.A1" office:value-type="string">
              <text:p text:style-name="P14">--template=SDF</text:p>
            </table:table-cell>
            <table:table-cell table:style-name="Table122.A1" office:value-type="string">
              <text:p text:style-name="P14">Specifies the SDF reference genome that <text:soft-page-break/>the SAM/BAM files were mapped with.</text:p>
            </table:table-cell>
          </table:table-row>
          <table:table-row table:style-name="Table122.1">
            <table:table-cell table:style-name="Table122.A1" office:value-type="string">
              <text:p text:style-name="P14"/>
            </table:table-cell>
            <table:table-cell table:style-name="Table122.A1" office:value-type="string">
              <text:p text:style-name="P14">FILE+</text:p>
            </table:table-cell>
            <table:table-cell table:style-name="Table122.A1" office:value-type="string">
              <text:p text:style-name="P14">Specifies a SAM/BAM format file containing mapped reads. May be specified 0 or more times.</text:p>
            </table:table-cell>
          </table:table-row>
        </table:table>
        <text:p text:style-name="P279">Sensitivity Tuning</text:p>
        <table:table table:name="Table123" table:style-name="Table123">
          <table:table-column table:style-name="Table123.A"/>
          <table:table-column table:style-name="Table123.B"/>
          <table:table-column table:style-name="Table123.C"/>
          <table:table-row table:style-name="Table123.1">
            <table:table-cell table:style-name="Table123.A1" office:value-type="string">
              <text:p text:style-name="P14"/>
            </table:table-cell>
            <table:table-cell table:style-name="Table123.A1" office:value-type="string">
              <text:p text:style-name="P14">--bed-regions=FILE</text:p>
            </table:table-cell>
            <table:table-cell table:style-name="Table123.A1" office:value-type="string">
              <text:p text:style-name="P14">Restrict calibration to mappings falling within the regions in the supplied BED file.</text:p>
            </table:table-cell>
          </table:table-row>
        </table:table>
        <text:p text:style-name="P279">Utility</text:p>
        <table:table table:name="Table124" table:style-name="Table124">
          <table:table-column table:style-name="Table124.A"/>
          <table:table-column table:style-name="Table124.B"/>
          <table:table-column table:style-name="Table124.C"/>
          <table:table-row table:style-name="Table124.1">
            <table:table-cell table:style-name="Table124.A1" office:value-type="string">
              <text:p text:style-name="P14">-f</text:p>
            </table:table-cell>
            <table:table-cell table:style-name="Table124.A1" office:value-type="string">
              <text:p text:style-name="P14">--force</text:p>
            </table:table-cell>
            <table:table-cell table:style-name="Table124.A1" office:value-type="string">
              <text:p text:style-name="P14">Overwrite existing calibration files.</text:p>
            </table:table-cell>
          </table:table-row>
          <table:table-row table:style-name="Table124.1">
            <table:table-cell table:style-name="Table124.A1" office:value-type="string">
              <text:p text:style-name="P14">-h</text:p>
            </table:table-cell>
            <table:table-cell table:style-name="Table124.A1" office:value-type="string">
              <text:p text:style-name="P14">--help</text:p>
            </table:table-cell>
            <table:table-cell table:style-name="Table124.A1" office:value-type="string">
              <text:p text:style-name="P14">Prints help on command-line flag usage.</text:p>
            </table:table-cell>
          </table:table-row>
          <table:table-row table:style-name="Table124.1">
            <table:table-cell table:style-name="Table124.A1" office:value-type="string">
              <text:p text:style-name="P14">-<text:span text:style-name="T150">T</text:span></text:p>
            </table:table-cell>
            <table:table-cell table:style-name="Table124.A1" office:value-type="string">
              <text:p text:style-name="P28">--threads=INT</text:p>
            </table:table-cell>
            <table:table-cell table:style-name="Table124.A1" office:value-type="string">
              <text:p text:style-name="P28">number of threads. Defaults to the number of available cores</text:p>
            </table:table-cell>
          </table:table-row>
        </table:table>
        <text:p text:style-name="P270">Usage:</text:p>
        <text:p text:style-name="Standard"><text:span text:style-name="T14">Use to create quality calibration files for existing SAM/BAM mapping files which can be used in later commands to improve results. The calibration file will have .calibration appended to the SAM/BAM file name. </text:span><text:span text:style-name="T52">If the </text:span><text:span text:style-name="Monospace"><text:span text:style-name="T14">--merge</text:span></text:span><text:span text:style-name="T52"> option is used, this command can be used to simultaneously merge input files to a single, calibrated output file.</text:span></text:p>
        <text:p text:style-name="Standard"><text:span text:style-name="See_20_Also_20_Title"><text:span text:style-name="T14">See also:</text:span></text:span><text:span text:style-name="T14"> </text:span><text:span text:style-name="Monospace"><text:span text:style-name="T14">snp, map, cgmap</text:span></text:span></text:p>
        <text:h text:style-name="P373" text:outline-level="2"><text:bookmark-start text:name="__RefHeading__27884_1889221684"/>Metagenomics Commands<text:bookmark-end text:name="__RefHeading__27884_1889221684"/></text:h>
        <text:h text:style-name="P357" text:outline-level="3"><text:bookmark-start text:name="__RefHeading__27886_1889221684"/>species<text:bookmark-end text:name="__RefHeading__27886_1889221684"/></text:h>
        <text:p text:style-name="P270">Synopsis:</text:p>
        <text:p text:style-name="P114">Calculates a taxon distribution from a metagenomic sample.</text:p>
        <text:p text:style-name="P270">Syntax:</text:p>
        <text:p text:style-name="P114">Multi-file input specified from command line:</text:p>
        <text:p text:style-name="P226">$ rtg species [OPTION]... -t SDF -o DIR FILE+</text:p>
        <text:p text:style-name="P114">Multi-file input specified in a text file:</text:p>
        <text:p text:style-name="P226">$ rtg species [OPTION]... -t SDF -o DIR -I FILE</text:p>
        <text:p text:style-name="P270">Example:</text:p>
        <text:p text:style-name="P226">$ rtg species -t genomes -o sp_out alignments.bam</text:p>
        <text:p text:style-name="P270">Parameters:</text:p>
        <text:p text:style-name="P279">File Input/Output</text:p>
        <table:table table:name="Table125" table:style-name="Table125">
          <table:table-column table:style-name="Table125.A"/>
          <table:table-column table:style-name="Table125.B"/>
          <table:table-column table:style-name="Table125.C"/>
          <table:table-row table:style-name="Table125.1">
            <table:table-cell table:style-name="Table125.A1" office:value-type="string">
              <text:p text:style-name="P14">-t</text:p>
            </table:table-cell>
            <table:table-cell table:style-name="Table125.A1" office:value-type="string">
              <text:p text:style-name="P14">--genomes=SDF</text:p>
            </table:table-cell>
            <table:table-cell table:style-name="Table125.A1" office:value-type="string">
              <text:p text:style-name="P14">Specifies the SDF containing the bacterial genomes.</text:p>
            </table:table-cell>
          </table:table-row>
          <text:soft-page-break/>
          <table:table-row table:style-name="Table125.1">
            <table:table-cell table:style-name="Table125.A1" office:value-type="string">
              <text:p text:style-name="P14">-I</text:p>
            </table:table-cell>
            <table:table-cell table:style-name="Table125.A1" office:value-type="string">
              <text:p text:style-name="P14">--input-list-file</text:p>
            </table:table-cell>
            <table:table-cell table:style-name="Table125.A1" office:value-type="string">
              <text:p text:style-name="P14">Specifies a file containing a list of SAM/BAM format files (one per line) containing mapped reads.</text:p>
            </table:table-cell>
          </table:table-row>
          <table:table-row table:style-name="Table125.1">
            <table:table-cell table:style-name="Table125.A1" office:value-type="string">
              <text:p text:style-name="P14">-o</text:p>
            </table:table-cell>
            <table:table-cell table:style-name="Table125.A1" office:value-type="string">
              <text:p text:style-name="P14">--output=DIR</text:p>
            </table:table-cell>
            <table:table-cell table:style-name="Table125.A1" office:value-type="string">
              <text:p text:style-name="P14">Specifies the directory where results are reported.</text:p>
            </table:table-cell>
          </table:table-row>
          <table:table-row table:style-name="Table125.1">
            <table:table-cell table:style-name="Table125.A1" office:value-type="string">
              <text:p text:style-name="P14">-r</text:p>
            </table:table-cell>
            <table:table-cell table:style-name="Table125.A1" office:value-type="string">
              <text:p text:style-name="P14">--relabel-species-file=FILE</text:p>
            </table:table-cell>
            <table:table-cell table:style-name="Table125.A1" office:value-type="string">
              <text:p text:style-name="P14">Specifies a file containing a list of species to reference mappings. (One mapping per line format: [reference short name][tab][species]).</text:p>
            </table:table-cell>
          </table:table-row>
          <table:table-row table:style-name="Table125.1">
            <table:table-cell table:style-name="Table125.A1" office:value-type="string">
              <text:p text:style-name="P14"/>
            </table:table-cell>
            <table:table-cell table:style-name="Table125.A1" office:value-type="string">
              <text:p text:style-name="P14">FILE+</text:p>
            </table:table-cell>
            <table:table-cell table:style-name="Table125.A1" office:value-type="string">
              <text:p text:style-name="P14">Specifies a SAM/BAM format file containing mapped reads. May be specified 0 or more times.</text:p>
            </table:table-cell>
          </table:table-row>
        </table:table>
        <text:p text:style-name="P279">Sensitivity Tuning</text:p>
        <table:table table:name="Table126" table:style-name="Table126">
          <table:table-column table:style-name="Table126.A"/>
          <table:table-column table:style-name="Table126.B"/>
          <table:table-column table:style-name="Table126.C"/>
          <table:table-row table:style-name="Table126.1">
            <table:table-cell table:style-name="Table126.A1" office:value-type="string">
              <text:p text:style-name="P14"/>
            </table:table-cell>
            <table:table-cell table:style-name="Table126.A1" office:value-type="string">
              <text:p text:style-name="P14">--exclude-mated</text:p>
            </table:table-cell>
            <table:table-cell table:style-name="Table126.A1" office:value-type="string">
              <text:p text:style-name="P14">Set to exclude all mated SAM records.</text:p>
            </table:table-cell>
          </table:table-row>
          <table:table-row table:style-name="Table126.1">
            <table:table-cell table:style-name="Table126.A1" office:value-type="string">
              <text:p text:style-name="P14"/>
            </table:table-cell>
            <table:table-cell table:style-name="Table126.A1" office:value-type="string">
              <text:p text:style-name="P14">--exclude-unmated</text:p>
            </table:table-cell>
            <table:table-cell table:style-name="Table126.A1" office:value-type="string">
              <text:p text:style-name="P14">Set to exclude all unmated SAM records.</text:p>
            </table:table-cell>
          </table:table-row>
          <table:table-row table:style-name="Table126.1">
            <table:table-cell table:style-name="Table126.A1" office:value-type="string">
              <text:p text:style-name="P14">-m</text:p>
            </table:table-cell>
            <table:table-cell table:style-name="Table126.A1" office:value-type="string">
              <text:p text:style-name="P14">--max-as-mated=INT</text:p>
            </table:table-cell>
            <table:table-cell table:style-name="Table126.A1" office:value-type="string">
              <text:p text:style-name="P14">Set to ignore mated SAM records with an alignment score (AS attribute) that exceeds this value.</text:p>
            </table:table-cell>
          </table:table-row>
          <table:table-row table:style-name="Table126.1">
            <table:table-cell table:style-name="Table126.A1" office:value-type="string">
              <text:p text:style-name="P14">-u</text:p>
            </table:table-cell>
            <table:table-cell table:style-name="Table126.A1" office:value-type="string">
              <text:p text:style-name="P14">--max-as-unmated=INT</text:p>
            </table:table-cell>
            <table:table-cell table:style-name="Table126.A1" office:value-type="string">
              <text:p text:style-name="P14">Set to ignore unmated SAM records with an alignment score (AS attribute) that exceeds this value.</text:p>
            </table:table-cell>
          </table:table-row>
        </table:table>
        <text:p text:style-name="P279">Reporting</text:p>
        <table:table table:name="Table127" table:style-name="Table127">
          <table:table-column table:style-name="Table127.A"/>
          <table:table-column table:style-name="Table127.B"/>
          <table:table-column table:style-name="Table127.C"/>
          <table:table-row table:style-name="Table127.1">
            <table:table-cell table:style-name="Table127.A1" office:value-type="string">
              <text:p text:style-name="P14">-c</text:p>
            </table:table-cell>
            <table:table-cell table:style-name="Table127.A1" office:value-type="string">
              <text:p text:style-name="P14">--min-confidence=FLOAT</text:p>
            </table:table-cell>
            <table:table-cell table:style-name="Table127.A1" office:value-type="string">
              <text:p text:style-name="P14">Set to not report species with lower confidence values. (Default is 10.0).</text:p>
            </table:table-cell>
          </table:table-row>
          <table:table-row table:style-name="Table127.1">
            <table:table-cell table:style-name="Table127.A1" office:value-type="string">
              <text:p text:style-name="P14"/>
            </table:table-cell>
            <table:table-cell table:style-name="Table127.A1" office:value-type="string">
              <text:p text:style-name="P14">--print-all</text:p>
            </table:table-cell>
            <table:table-cell table:style-name="Table127.A1" office:value-type="string">
              <text:p text:style-name="P14">Set to print non present species in the output file.</text:p>
            </table:table-cell>
          </table:table-row>
        </table:table>
        <text:p text:style-name="P279">Utility</text:p>
        <table:table table:name="Table128" table:style-name="Table128">
          <table:table-column table:style-name="Table128.A"/>
          <table:table-column table:style-name="Table128.B"/>
          <table:table-column table:style-name="Table128.C"/>
          <table:table-row table:style-name="Table128.1">
            <table:table-cell table:style-name="Table128.A1" office:value-type="string">
              <text:p text:style-name="P14">-h</text:p>
            </table:table-cell>
            <table:table-cell table:style-name="Table128.A1" office:value-type="string">
              <text:p text:style-name="P14">--help</text:p>
            </table:table-cell>
            <table:table-cell table:style-name="Table128.A1" office:value-type="string">
              <text:p text:style-name="P14">Prints help on command-line flag usage.</text:p>
            </table:table-cell>
          </table:table-row>
          <table:table-row table:style-name="Table128.1">
            <table:table-cell table:style-name="Table128.A1" office:value-type="string">
              <text:p text:style-name="P14">-T</text:p>
            </table:table-cell>
            <table:table-cell table:style-name="Table128.A1" office:value-type="string">
              <text:p text:style-name="P14">--threads=INT</text:p>
            </table:table-cell>
            <table:table-cell table:style-name="Table128.A1" office:value-type="string">
              <text:p text:style-name="P14">Specify the number of threads to use in a multi-core processor. (Default is all available cores).</text:p>
            </table:table-cell>
          </table:table-row>
        </table:table>
        <text:p text:style-name="P270">Usage:</text:p>
        <text:p text:style-name="Standard"><text:span text:style-name="T14">This command takes as input a set of SAM/BAM alignment data from a sample of DNA and a set of known genomes. It outputs an estimate of the fraction of the sample taken up by each of the genomes. For best results the reference SDF containing the genomes should be in the RTG taxonomic reference file format. Existing metagenomics reference SDFs in this format </text:span><text:span text:style-name="T120">are</text:span><text:span text:style-name="T14"> available from our website (</text:span><text:span text:style-name="Internet_20_link"><text:span text:style-name="T14">http://www.realtimegenomics.com</text:span></text:span><text:span text:style-name="T14">). For more information about this format see Section </text:span><text:span text:style-name="T14"><text:bookmark-ref text:reference-format="number" text:ref-name="__RefHeading__10796_1889221684">6.4</text:bookmark-ref></text:span><text:span text:style-name="T14">.</text:span></text:p>
        <text:p text:style-name="Standard"><text:soft-page-break/><text:span text:style-name="T14">When not using RTG taxonomic reference SDFs, if more than one sequence in the reference corresponds to the same species, use the </text:span><text:span text:style-name="Monospace"><text:span text:style-name="T14">--relabel-species-file</text:span></text:span><text:span text:style-name="T14"> flag to specify a file containing the mappings of short reference names to species names.</text:span></text:p>
        <text:p text:style-name="Standard"><text:span text:style-name="T14">The </text:span><text:span text:style-name="Monospace"><text:span text:style-name="T14">species</text:span></text:span><text:span text:style-name="T14"> command assumes that the mappings of the sample against the reference species are well-modeled by a Poisson distribution. A multi-dimensional direct non-linear optimization procedure is used to minimize the error according to the Poisson model, leading to a posterior probability assignment for each of the reference sequences. The computation can account for stretches of reference sequence not appearing in the sample and for unmapped reads in the sample. So to get the best results, any unmapped reads should be included as part of the input.</text:span></text:p>
        <text:p text:style-name="P114">The posterior probabilities are used to directly compute taxon representation in two ways. The first representation is the fractional abundance of particular taxon in the sample. The second representation is normalized to DNA size and reports the percentage of the particular DNA sequence in the sample.</text:p>
        <text:p text:style-name="P207"><text:span text:style-name="T120">Most of the columns in the </text:span><text:span text:style-name="Monospace"><text:span text:style-name="T14">species.tsv</text:span></text:span><text:span text:style-name="T120"> file are about estimating the abundance of particular species and clades. <text:s/>The output also contains a confidence score that addresses the subtly different question, "How likely is it that this species or clade is actually present in the sample?". <text:s/>The details of the calculation are somewhat complicated, but for a single species (more precisely, a leaf node in the taxonomy) the confidence is calculated as a log likelihood ratio between two posteriors. <text:s/>Internally, the species tool computes a posterior, </text:span><text:span text:style-name="T120"><draw:frame draw:style-name="fr2" draw:name="Object6" text:anchor-type="as-char" svg:y="-0.1484in" svg:width="0.1937in" svg:height="0.1846in" draw:z-index="6"><draw:object xlink:href="./Object 6" xlink:type="simple" xlink:show="embed" xlink:actuate="onLoad"/><draw:image xlink:href="./ObjectReplacements/Object 6" xlink:type="simple" xlink:show="embed" xlink:actuate="onLoad"/></draw:frame></text:span><text:span text:style-name="T120">, connected to the abundance estimate for a species, corresponding to the null hypothesis "species present at level </text:span><text:span text:style-name="T120"><draw:frame draw:style-name="fr2" draw:name="Object7" text:anchor-type="as-char" svg:y="-0.1484in" svg:width="0.1937in" svg:height="0.1846in" draw:z-index="7"><draw:object xlink:href="./Object 7" xlink:type="simple" xlink:show="embed" xlink:actuate="onLoad"/><draw:image xlink:href="./ObjectReplacements/Object 7" xlink:type="simple" xlink:show="embed" xlink:actuate="onLoad"/></draw:frame></text:span><text:span text:style-name="T120">". <text:s/>For an alternative hypothesis, corresponding to "species not present", another posterior, </text:span><text:span text:style-name="T120"><draw:frame draw:style-name="fr2" draw:name="Object8" text:anchor-type="as-char" svg:y="-0.1484in" svg:width="0.2571in" svg:height="0.1846in" draw:z-index="8"><draw:object xlink:href="./Object 8" xlink:type="simple" xlink:show="embed" xlink:actuate="onLoad"/><draw:image xlink:href="./ObjectReplacements/Object 8" xlink:type="simple" xlink:show="embed" xlink:actuate="onLoad"/></draw:frame></text:span><text:span text:style-name="T120">, is </text:span><text:span text:style-name="T121">computed</text:span><text:span text:style-name="T120"> by forcing the estimated abundance for that species to 0. <text:s/>Confidence is then the log ratio of the two values, <text:s/></text:span><text:span text:style-name="T120"><draw:frame draw:style-name="fr2" draw:name="Object9" text:anchor-type="as-char" svg:y="-0.2453in" svg:width="0.8291in" svg:height="0.3945in" draw:z-index="9"><draw:object xlink:href="./Object 9" xlink:type="simple" xlink:show="embed" xlink:actuate="onLoad"/><draw:image xlink:href="./ObjectReplacements/Object 9" xlink:type="simple" xlink:show="embed" xlink:actuate="onLoad"/></draw:frame></text:span><text:span text:style-name="T120">. <text:s/>The number reported in the </text:span><text:span text:style-name="Monospace"><text:span text:style-name="T14">confidence</text:span></text:span><text:span text:style-name="T120"> column is </text:span><text:span text:style-name="T120"><draw:frame draw:style-name="fr2" draw:name="Object10" text:anchor-type="as-char" svg:y="-0.1634in" svg:width="0.3016in" svg:height="0.1992in" draw:z-index="10"><draw:object xlink:href="./Object 10" xlink:type="simple" xlink:show="embed" xlink:actuate="onLoad"/><draw:image xlink:href="./ObjectReplacements/Object 10" xlink:type="simple" xlink:show="embed" xlink:actuate="onLoad"/></draw:frame></text:span><text:span text:style-name="T120">. <text:s/>Taking the square root makes the units of confidence standard deviations and reduces the spread of values</text:span><text:span text:style-name="T14">. By adjusting the </text:span><text:span text:style-name="Monospace"><text:span text:style-name="T14">--min-confidence</text:span></text:span><text:span text:style-name="T14"> parameter you can allow only results with a higher confidence to be output.</text:span></text:p>
        <text:p text:style-name="P114">In addition to the raw output file, an interactive graphical view in HTML5 is also generated. Opening this shows the taxonomy and data on an interactive pie chart, with wedge sizes defined by either the abundance or DNA fraction (user selectable in the report).</text:p>
        <text:p text:style-name="Standard"><text:span text:style-name="See_20_Also_20_Title"><text:span text:style-name="T14">See also:</text:span></text:span><text:span text:style-name="T14"> </text:span><text:span text:style-name="Monospace"><text:span text:style-name="T14">similarity</text:span></text:span></text:p>
        <text:h text:style-name="P357" text:outline-level="3"><text:bookmark-start text:name="__RefHeading__27888_1889221684"/>similarity<text:bookmark-end text:name="__RefHeading__27888_1889221684"/></text:h>
        <text:p text:style-name="P270">Synopsis:</text:p>
        <text:p text:style-name="P114">Produces a similarity matrix and nearest neighbor tree from the input sequences or reads.</text:p>
        <text:p text:style-name="P270">Syntax:</text:p>
        <text:p text:style-name="P114">Single-file genome per sequence input:</text:p>
        <text:p text:style-name="P226">$ rtg similarity [OPTION]... -o DIR -i SDF</text:p>
        <text:p text:style-name="P114">Multi-file genome per label input specified in a text file:</text:p>
        <text:p text:style-name="P226">$ rtg similarity [OPTION]... -o DIR -I FILE</text:p>
        <text:p text:style-name="P270"><text:soft-page-break/>Example:</text:p>
        <text:p text:style-name="P226">$ rtg similarity -o simil_out -i species_genomes</text:p>
        <text:p text:style-name="P270">Parameters:</text:p>
        <text:p text:style-name="P279">File Input/Output</text:p>
        <table:table table:name="Table129" table:style-name="Table129">
          <table:table-column table:style-name="Table129.A"/>
          <table:table-column table:style-name="Table129.B"/>
          <table:table-column table:style-name="Table129.C"/>
          <table:table-row table:style-name="Table129.1">
            <table:table-cell table:style-name="Table129.A1" office:value-type="string">
              <text:p text:style-name="P14">-I</text:p>
            </table:table-cell>
            <table:table-cell table:style-name="Table129.A1" office:value-type="string">
              <text:p text:style-name="P14">--input-list-file=FILE</text:p>
            </table:table-cell>
            <table:table-cell table:style-name="Table129.A1" office:value-type="string">
              <text:p text:style-name="P14">Specifies a file containing a labeled list of SDFs (one label and SDF per line format: [label][space][SDF])</text:p>
            </table:table-cell>
          </table:table-row>
          <table:table-row table:style-name="Table129.1">
            <table:table-cell table:style-name="Table129.A1" office:value-type="string">
              <text:p text:style-name="P14">-i</text:p>
            </table:table-cell>
            <table:table-cell table:style-name="Table129.A1" office:value-type="string">
              <text:p text:style-name="P14">--input=SDF</text:p>
            </table:table-cell>
            <table:table-cell table:style-name="Table129.A1" office:value-type="string">
              <text:p text:style-name="P14">Specifies the SDF containing a subject data set.</text:p>
            </table:table-cell>
          </table:table-row>
          <table:table-row table:style-name="Table129.1">
            <table:table-cell table:style-name="Table129.A1" office:value-type="string">
              <text:p text:style-name="P14">-o</text:p>
            </table:table-cell>
            <table:table-cell table:style-name="Table129.A1" office:value-type="string">
              <text:p text:style-name="P14">--output=DIR</text:p>
            </table:table-cell>
            <table:table-cell table:style-name="Table129.A1" office:value-type="string">
              <text:p text:style-name="P14">Specifies the directory where results are reported.</text:p>
            </table:table-cell>
          </table:table-row>
        </table:table>
        <text:p text:style-name="P279">Sensitivity Tuning</text:p>
        <table:table table:name="Table130" table:style-name="Table130">
          <table:table-column table:style-name="Table130.A"/>
          <table:table-column table:style-name="Table130.B"/>
          <table:table-column table:style-name="Table130.C"/>
          <table:table-row table:style-name="Table130.1">
            <table:table-cell table:style-name="Table130.A1" office:value-type="string">
              <text:p text:style-name="P14">-s</text:p>
            </table:table-cell>
            <table:table-cell table:style-name="Table130.A1" office:value-type="string">
              <text:p text:style-name="P14">--step=INT</text:p>
            </table:table-cell>
            <table:table-cell table:style-name="Table130.A1" office:value-type="string">
              <text:p text:style-name="P14">Set the step size. (Default is 1).</text:p>
            </table:table-cell>
          </table:table-row>
          <table:table-row table:style-name="Table130.1">
            <table:table-cell table:style-name="Table130.A1" office:value-type="string">
              <text:p text:style-name="P14"/>
            </table:table-cell>
            <table:table-cell table:style-name="Table130.A1" office:value-type="string">
              <text:p text:style-name="P14">--unique-words</text:p>
            </table:table-cell>
            <table:table-cell table:style-name="Table130.A1" office:value-type="string">
              <text:p text:style-name="P14">Set to count only unique words.</text:p>
            </table:table-cell>
          </table:table-row>
          <table:table-row table:style-name="Table130.1">
            <table:table-cell table:style-name="Table130.A1" office:value-type="string">
              <text:p text:style-name="P14">-w</text:p>
            </table:table-cell>
            <table:table-cell table:style-name="Table130.A1" office:value-type="string">
              <text:p text:style-name="P14">--word=INT</text:p>
            </table:table-cell>
            <table:table-cell table:style-name="Table130.A1" office:value-type="string">
              <text:p text:style-name="P14">Set the word size. (Default is 25).</text:p>
            </table:table-cell>
          </table:table-row>
        </table:table>
        <text:p text:style-name="P279">Utility</text:p>
        <table:table table:name="Table131" table:style-name="Table131">
          <table:table-column table:style-name="Table131.A"/>
          <table:table-column table:style-name="Table131.B"/>
          <table:table-column table:style-name="Table131.C"/>
          <table:table-row table:style-name="Table131.1">
            <table:table-cell table:style-name="Table131.A1" office:value-type="string">
              <text:p text:style-name="P14">-h</text:p>
            </table:table-cell>
            <table:table-cell table:style-name="Table131.A1" office:value-type="string">
              <text:p text:style-name="P14">--help</text:p>
            </table:table-cell>
            <table:table-cell table:style-name="Table131.A1" office:value-type="string">
              <text:p text:style-name="P14">Print help on command-line flag usage.</text:p>
            </table:table-cell>
          </table:table-row>
          <table:table-row table:style-name="Table131.1">
            <table:table-cell table:style-name="Table131.A1" office:value-type="string">
              <text:p text:style-name="P14"/>
            </table:table-cell>
            <table:table-cell table:style-name="Table131.A1" office:value-type="string">
              <text:p text:style-name="P14">--max-reads=INT</text:p>
            </table:table-cell>
            <table:table-cell table:style-name="Table131.A1" office:value-type="string">
              <text:p text:style-name="P14">Set the maximum number of reads to use from each input SDF. Use to reduce memory requirements in multi-file mode.</text:p>
            </table:table-cell>
          </table:table-row>
        </table:table>
        <text:p text:style-name="P270">Usage:</text:p>
        <text:p text:style-name="P114">Use in single-file mode to produce a similarity matrix and nearest neighbor tree where each sequence in the SDF is treated as a single genome for the comparisons.</text:p>
        <text:p text:style-name="Standard"><text:span text:style-name="T14">Use in multi-file mode to produce a similarity matrix and nearest neighbor tree for labeled sets of sequences where each label is treated as a single genome for the comparisons. The input file for this mode is of the form </text:span><text:span text:style-name="Monospace"><text:span text:style-name="T14">[label][space][file]</text:span></text:span><text:span text:style-name="T14">, 1 per line where labels can be repeated to treat multiple SDFs as part of the same genome. Example:</text:span></text:p>
        <text:p text:style-name="P226">SARS_coronavirus sars_sample1.sdf</text:p>
        <text:p text:style-name="P226">SARS_coronavirus sars_sample2.sdf</text:p>
        <text:p text:style-name="P226">Bacteriophage_KVP40 kvp40_sample1.sdf</text:p>
        <text:p text:style-name="P226">Bacteriophage_KVP40 kvp40_sample2.sdf</text:p>
        <text:p text:style-name="P114">The similarity tool outputs phylogenetic tree files, a similarity matrix file and a principal component analysis file. For more detail about the output files see Section <text:bookmark-ref text:reference-format="number" text:ref-name="__RefHeading__10822_1889221684">6.7.9</text:bookmark-ref>.</text:p>
        <text:p text:style-name="Standard"><text:span text:style-name="See_20_Also_20_Title"><text:span text:style-name="T14">See also:</text:span></text:span><text:span text:style-name="T14"> </text:span><text:span text:style-name="Monospace"><text:span text:style-name="T14">species</text:span></text:span></text:p>
        <text:h text:style-name="P373" text:outline-level="2"><text:bookmark-start text:name="__RefHeading__27890_1889221684"/>Pipeline Commands<text:bookmark-end text:name="__RefHeading__27890_1889221684"/></text:h>
        <text:p text:style-name="P114">RTG includes some pipeline commands that perform simple end-to-end tasks using a set of other RTG commands.</text:p>
        <text:h text:style-name="P357" text:outline-level="3"><text:bookmark-start text:name="__RefHeading__27892_1889221684"/><text:soft-page-break/>composition-meta-pipeline<text:bookmark-end text:name="__RefHeading__27892_1889221684"/></text:h>
        <text:p text:style-name="P270">Synopsis:</text:p>
        <text:p text:style-name="P114">Runs a metagenomic composition pipeline. The pipeline consists of read filtering, read alignment, then species composition.</text:p>
        <text:p text:style-name="P270">Syntax:</text:p>
        <text:p text:style-name="P114">SDF or single-end FASTQ input:</text:p>
        <text:p text:style-name="P226">$ rtg composition-meta-pipeline [OPTION]... --output DIR<text:line-break/> <text:s text:c="3"/>--input SDF|FILE</text:p>
        <text:p text:style-name="P114">Paired-end FASTQ input:</text:p>
        <text:p text:style-name="P226">$ rtg composition-meta-pipeline [OPTION]... --output DIR<text:line-break/> <text:s text:c="3"/>--input-left FILE --input-right FILE</text:p>
        <text:p text:style-name="P270">Example:</text:p>
        <text:p text:style-name="P226">$ rtg composition-meta-pipeline --output comp_out --input bact_reads<text:line-break/> <text:s text:c="3"/>--filter hg19 --species bact_db</text:p>
        <text:p text:style-name="P270">Parameters:</text:p>
        <text:p text:style-name="P279">File Input/Output</text:p>
        <table:table table:name="Table132" table:style-name="Table132">
          <table:table-column table:style-name="Table132.A"/>
          <table:table-column table:style-name="Table132.B"/>
          <table:table-column table:style-name="Table132.C"/>
          <table:table-row table:style-name="Table132.1">
            <table:table-cell table:style-name="Table132.A1" office:value-type="string">
              <text:p text:style-name="P14"/>
            </table:table-cell>
            <table:table-cell table:style-name="Table132.A1" office:value-type="string">
              <text:p text:style-name="P14">--filter=SDF</text:p>
            </table:table-cell>
            <table:table-cell table:style-name="Table132.A1" office:value-type="string">
              <text:p text:style-name="P14">Specifies the SDF containing the filter reference sequences.</text:p>
            </table:table-cell>
          </table:table-row>
          <table:table-row table:style-name="Table132.1">
            <table:table-cell table:style-name="Table132.A1" office:value-type="string">
              <text:p text:style-name="P14"/>
            </table:table-cell>
            <table:table-cell table:style-name="Table132.A1" office:value-type="string">
              <text:p text:style-name="P14">--input=SDF|FILE</text:p>
            </table:table-cell>
            <table:table-cell table:style-name="Table132.A1" office:value-type="string">
              <text:p text:style-name="P14">Specifies the path to the reads to be processed.</text:p>
            </table:table-cell>
          </table:table-row>
          <table:table-row table:style-name="Table132.1">
            <table:table-cell table:style-name="Table132.A1" office:value-type="string">
              <text:p text:style-name="P14"/>
            </table:table-cell>
            <table:table-cell table:style-name="Table132.A1" office:value-type="string">
              <text:p text:style-name="P14">--input-left=FILE</text:p>
            </table:table-cell>
            <table:table-cell table:style-name="Table132.A1" office:value-type="string">
              <text:p text:style-name="P14">The left input file for FASTQ paired end reads.</text:p>
            </table:table-cell>
          </table:table-row>
          <table:table-row table:style-name="Table132.1">
            <table:table-cell table:style-name="Table132.A1" office:value-type="string">
              <text:p text:style-name="P14"/>
            </table:table-cell>
            <table:table-cell table:style-name="Table132.A1" office:value-type="string">
              <text:p text:style-name="P14">--input-right=FILE</text:p>
            </table:table-cell>
            <table:table-cell table:style-name="Table132.A1" office:value-type="string">
              <text:p text:style-name="P14">The right input file for FASTQ paired end reads.</text:p>
            </table:table-cell>
          </table:table-row>
          <table:table-row table:style-name="Table132.1">
            <table:table-cell table:style-name="Table132.A1" office:value-type="string">
              <text:p text:style-name="P14"/>
            </table:table-cell>
            <table:table-cell table:style-name="Table132.A1" office:value-type="string">
              <text:p text:style-name="P14">--output=DIR</text:p>
            </table:table-cell>
            <table:table-cell table:style-name="Table132.A1" office:value-type="string">
              <text:p text:style-name="P14">Specifies the directory where results are reported.</text:p>
            </table:table-cell>
          </table:table-row>
          <table:table-row table:style-name="Table132.1">
            <table:table-cell table:style-name="Table132.A1" office:value-type="string">
              <text:p text:style-name="P14"/>
            </table:table-cell>
            <table:table-cell table:style-name="Table132.A1" office:value-type="string">
              <text:p text:style-name="P14">--platform</text:p>
            </table:table-cell>
            <table:table-cell table:style-name="Table132.A1" office:value-type="string">
              <text:p text:style-name="P14">Specifies the platform of the input data. (Must be one of [illumina, iontorrent]) (Default is illumina).</text:p>
            </table:table-cell>
          </table:table-row>
          <table:table-row table:style-name="Table132.1">
            <table:table-cell table:style-name="Table132.A1" office:value-type="string">
              <text:p text:style-name="P14"/>
            </table:table-cell>
            <table:table-cell table:style-name="Table132.A1" office:value-type="string">
              <text:p text:style-name="P14">--species=SDF</text:p>
            </table:table-cell>
            <table:table-cell table:style-name="Table132.A1" office:value-type="string">
              <text:p text:style-name="P14">Specifies the SDF containing species reference sequences.</text:p>
            </table:table-cell>
          </table:table-row>
        </table:table>
        <text:p text:style-name="P279">Utility</text:p>
        <table:table table:name="Table133" table:style-name="Table133">
          <table:table-column table:style-name="Table133.A"/>
          <table:table-column table:style-name="Table133.B"/>
          <table:table-column table:style-name="Table133.C"/>
          <table:table-row table:style-name="Table133.1">
            <table:table-cell table:style-name="Table133.A1" office:value-type="string">
              <text:p text:style-name="P14">-h</text:p>
            </table:table-cell>
            <table:table-cell table:style-name="Table133.A1" office:value-type="string">
              <text:p text:style-name="P14">--help</text:p>
            </table:table-cell>
            <table:table-cell table:style-name="Table133.A1" office:value-type="string">
              <text:p text:style-name="P14">Print help on command-line flag usage.</text:p>
            </table:table-cell>
          </table:table-row>
        </table:table>
        <text:p text:style-name="P270">Usage:</text:p>
        <text:p text:style-name="Standard"><text:span text:style-name="T14">The </text:span><text:span text:style-name="Monospace"><text:span text:style-name="T14">composition-meta-pipeline</text:span></text:span><text:span text:style-name="T14"> command runs a sequence of RTG commands to generate a species composition analysis from a set of input reads. Each command run outputs to a subdirectory within the output directory set with the </text:span><text:span text:style-name="Monospace"><text:span text:style-name="T14">--output</text:span></text:span><text:span text:style-name="T14"> flag.</text:span></text:p>
        <text:p text:style-name="Standard"><text:soft-page-break/><text:span text:style-name="T14">The reads input data for this command must either be in SDF format, or be FASTQ files that use Sanger quality value encoding. If your data is not in this format, (e.g. FASTA or using Solexa quality value encoding), you should first create an SDF containing the reads using the </text:span><text:span text:style-name="Monospace"><text:span text:style-name="T14">format</text:span></text:span><text:span text:style-name="T14"> command, with appropriate command-line flags.</text:span></text:p>
        <text:p text:style-name="Standard"><text:span text:style-name="T14">The reads are filtered to remove contaminant reads using the </text:span><text:span text:style-name="Monospace"><text:span text:style-name="T14">mapf</text:span></text:span><text:span text:style-name="T14"> command using the reference from the </text:span><text:span text:style-name="Monospace"><text:span text:style-name="T14">--filter</text:span></text:span><text:span text:style-name="T14"> flag. The </text:span><text:span text:style-name="Monospace"><text:span text:style-name="T14">--sam-rg</text:span></text:span><text:span text:style-name="T14"> flag of the </text:span><text:span text:style-name="Monospace"><text:span text:style-name="T14">mapf</text:span></text:span><text:span text:style-name="T14"> command is set with the platform specified by the </text:span><text:span text:style-name="Monospace"><text:span text:style-name="T14">--platform</text:span></text:span><text:span text:style-name="T14"> flag. If the input is given as FASTQ instead of in SDF format, the </text:span><text:span text:style-name="Monospace"><text:span text:style-name="T14">--quality-format</text:span></text:span><text:span text:style-name="T14"> is set to </text:span><text:span text:style-name="Monospace"><text:span text:style-name="T14">sanger</text:span></text:span><text:span text:style-name="T14">. All other flags are left as the defaults defined in the </text:span><text:span text:style-name="Monospace"><text:span text:style-name="T14">mapf</text:span></text:span><text:span text:style-name="T14"> command description. The output subdirectory for the filter results is called </text:span><text:span text:style-name="Monospace"><text:span text:style-name="T14">mapf</text:span></text:span><text:span text:style-name="T14">.</text:span></text:p>
        <text:p text:style-name="Standard"><text:span text:style-name="T14">The unmapped reads from the read filtering step are aligned with the map command using the reference from the </text:span><text:span text:style-name="Monospace"><text:span text:style-name="T14">--species</text:span></text:span><text:span text:style-name="T14"> flag. The </text:span><text:span text:style-name="Monospace"><text:span text:style-name="T14">--sam-rg</text:span></text:span><text:span text:style-name="T14"> flag of the map command is set with the platform specified by the </text:span><text:span text:style-name="Monospace"><text:span text:style-name="T14">--platform</text:span></text:span><text:span text:style-name="T14"> flag. The </text:span><text:span text:style-name="Monospace"><text:span text:style-name="T14">--max-mismatches</text:span></text:span><text:span text:style-name="T14"> flag is set to 10% if the </text:span><text:span text:style-name="Monospace"><text:span text:style-name="T14">--platform</text:span></text:span><text:span text:style-name="T14"> flag is set to </text:span><text:span text:style-name="Monospace"><text:span text:style-name="T14">illumina</text:span></text:span><text:span text:style-name="T14">, or 15% if set to </text:span><text:span text:style-name="Monospace"><text:span text:style-name="T14">iontorrent</text:span></text:span><text:span text:style-name="T14">. The </text:span><text:span text:style-name="Monospace"><text:span text:style-name="T14">--max-top-results</text:span></text:span><text:span text:style-name="T14"> flag is set to 100. All other flags are left as the defaults defined in the </text:span><text:span text:style-name="Monospace"><text:span text:style-name="T14">map</text:span></text:span><text:span text:style-name="T14"> command description. The output subdirectory for the alignment results is called </text:span><text:span text:style-name="Monospace"><text:span text:style-name="T14">map</text:span></text:span><text:span text:style-name="T14">.</text:span></text:p>
        <text:p text:style-name="Standard"><text:span text:style-name="T14">The aligned reads are processed with the species command using the reference from the </text:span><text:span text:style-name="Monospace"><text:span text:style-name="T14">--species</text:span></text:span><text:span text:style-name="T14"> flag. Flag defaults defined in the species command description are used. The output subdirectory for the species composition results is called </text:span><text:span text:style-name="Monospace"><text:span text:style-name="T14">species</text:span></text:span><text:span text:style-name="T14">.</text:span></text:p>
        <text:p text:style-name="Standard"><text:span text:style-name="T14">A summary report about the results of all the steps involved is output to a subdirectory called </text:span><text:span text:style-name="Monospace"><text:span text:style-name="T14">report</text:span></text:span><text:span text:style-name="T14">.</text:span></text:p>
        <text:p text:style-name="Standard"><text:span text:style-name="T14">This pipeline command will use a default location for the reference SDF files when not specified explicitly on the command line. The default locations for each is within a subdirectory of the installation directory called </text:span><text:span text:style-name="Monospace"><text:span text:style-name="T14">references</text:span></text:span><text:span text:style-name="T14">, with each SDF in the directory being the same name as the flag for it. For example the </text:span><text:span text:style-name="Monospace"><text:span text:style-name="T14">--filter</text:span></text:span><text:span text:style-name="T14"> flag will default to "</text:span><text:span text:style-name="Monospace"><text:span text:style-name="T14">/path/to/installation/references/filter</text:span></text:span><text:span text:style-name="T14">". To change the directory where it looks for these default references set the </text:span><text:span text:style-name="Monospace"><text:span text:style-name="T14">RTG_REFERENCES_DIR</text:span></text:span><text:span text:style-name="T14"> configuration property to the directory containing your default references (see Section </text:span><text:span text:style-name="T14"><text:bookmark-ref text:reference-format="number" text:ref-name="__RefHeading__3486_1889221684">5.1</text:bookmark-ref></text:span><text:span text:style-name="T14">). Reference SDFs for use with the pipeline </text:span><text:span text:style-name="T121">are</text:span><text:span text:style-name="T14"> available for download from our website (</text:span><text:span text:style-name="Internet_20_link"><text:span text:style-name="T14">http://www.realtimegenomics.com</text:span></text:span><text:span text:style-name="T14">).</text:span></text:p>
        <text:p text:style-name="P164"><text:span text:style-name="See_20_Also_20_Title"><text:span text:style-name="T14">See also:</text:span></text:span><text:span text:style-name="T14"> </text:span><text:span text:style-name="Monospace"><text:span text:style-name="T14">mapf, map, species, composition-functional-meta-pipeline</text:span></text:span></text:p>
        <text:h text:style-name="P357" text:outline-level="3"><text:bookmark-start text:name="__RefHeading__27894_1889221684"/>functional-meta-pipeline<text:bookmark-end text:name="__RefHeading__27894_1889221684"/></text:h>
        <text:p text:style-name="P270">Synopsis:</text:p>
        <text:p text:style-name="P114">Runs a metagenomic functional pipeline. The pipeline consists of read filtering, then protein searching.</text:p>
        <text:p text:style-name="P270">Syntax:</text:p>
        <text:p text:style-name="P114">SDF or single-end FASTQ input:</text:p>
        <text:p text:style-name="P226">$ rtg functional-meta-pipeline [OPTION]... --output DIR<text:line-break/> <text:s text:c="3"/>--input SDF|FILE</text:p>
        <text:p text:style-name="P114">Paired-end FASTQ input:</text:p>
        <text:p text:style-name="P226">$ rtg functional-meta-pipeline [OPTION]... --output DIR<text:line-break/> <text:s text:c="3"/>--input-left FILE --input-right FILE</text:p>
        <text:p text:style-name="P270"><text:soft-page-break/>Example:</text:p>
        <text:p text:style-name="P226">$ rtg functional-meta-pipeline --output comp_out --input bact_reads<text:line-break/> <text:s text:c="3"/>--filter hg19 --protein protein_db</text:p>
        <text:p text:style-name="P270">Parameters:</text:p>
        <text:p text:style-name="P279">File Input/Output</text:p>
        <table:table table:name="Table134" table:style-name="Table134">
          <table:table-column table:style-name="Table134.A"/>
          <table:table-column table:style-name="Table134.B"/>
          <table:table-column table:style-name="Table134.C"/>
          <table:table-row table:style-name="Table134.1">
            <table:table-cell table:style-name="Table134.A1" office:value-type="string">
              <text:p text:style-name="P14"/>
            </table:table-cell>
            <table:table-cell table:style-name="Table134.A1" office:value-type="string">
              <text:p text:style-name="P14">--filter=SDF</text:p>
            </table:table-cell>
            <table:table-cell table:style-name="Table134.A1" office:value-type="string">
              <text:p text:style-name="P14">Specifies the SDF containing the filter reference sequences.</text:p>
            </table:table-cell>
          </table:table-row>
          <table:table-row table:style-name="Table134.1">
            <table:table-cell table:style-name="Table134.A1" office:value-type="string">
              <text:p text:style-name="P14"/>
            </table:table-cell>
            <table:table-cell table:style-name="Table134.A1" office:value-type="string">
              <text:p text:style-name="P14">--input=SDF|FILE</text:p>
            </table:table-cell>
            <table:table-cell table:style-name="Table134.A1" office:value-type="string">
              <text:p text:style-name="P14">Specifies the path to the reads to be processed.</text:p>
            </table:table-cell>
          </table:table-row>
          <table:table-row table:style-name="Table134.1">
            <table:table-cell table:style-name="Table134.A1" office:value-type="string">
              <text:p text:style-name="P14"/>
            </table:table-cell>
            <table:table-cell table:style-name="Table134.A1" office:value-type="string">
              <text:p text:style-name="P14">--input-left=FILE</text:p>
            </table:table-cell>
            <table:table-cell table:style-name="Table134.A1" office:value-type="string">
              <text:p text:style-name="P14">The left input file for FASTQ paired end reads.</text:p>
            </table:table-cell>
          </table:table-row>
          <table:table-row table:style-name="Table134.1">
            <table:table-cell table:style-name="Table134.A1" office:value-type="string">
              <text:p text:style-name="P14"/>
            </table:table-cell>
            <table:table-cell table:style-name="Table134.A1" office:value-type="string">
              <text:p text:style-name="P14">--input-right=FILE</text:p>
            </table:table-cell>
            <table:table-cell table:style-name="Table134.A1" office:value-type="string">
              <text:p text:style-name="P14">The right input file for FASTQ paired end reads.</text:p>
            </table:table-cell>
          </table:table-row>
          <table:table-row table:style-name="Table134.1">
            <table:table-cell table:style-name="Table134.A1" office:value-type="string">
              <text:p text:style-name="P14"/>
            </table:table-cell>
            <table:table-cell table:style-name="Table134.A1" office:value-type="string">
              <text:p text:style-name="P14">--output=DIR</text:p>
            </table:table-cell>
            <table:table-cell table:style-name="Table134.A1" office:value-type="string">
              <text:p text:style-name="P14">Specifies the directory where results are reported.</text:p>
            </table:table-cell>
          </table:table-row>
          <table:table-row table:style-name="Table134.1">
            <table:table-cell table:style-name="Table134.A1" office:value-type="string">
              <text:p text:style-name="P14"/>
            </table:table-cell>
            <table:table-cell table:style-name="Table134.A1" office:value-type="string">
              <text:p text:style-name="P14">--platform</text:p>
            </table:table-cell>
            <table:table-cell table:style-name="Table134.A1" office:value-type="string">
              <text:p text:style-name="P14">Specifies the platform of the input data. (Must be one of [illumina, iontorrent]) (Default is illumina).</text:p>
            </table:table-cell>
          </table:table-row>
          <table:table-row table:style-name="Table134.1">
            <table:table-cell table:style-name="Table134.A1" office:value-type="string">
              <text:p text:style-name="P14"/>
            </table:table-cell>
            <table:table-cell table:style-name="Table134.A1" office:value-type="string">
              <text:p text:style-name="P14">--protein=SDF</text:p>
            </table:table-cell>
            <table:table-cell table:style-name="Table134.A1" office:value-type="string">
              <text:p text:style-name="P14">Specifies the SDF containing protein reference sequences.</text:p>
            </table:table-cell>
          </table:table-row>
        </table:table>
        <text:p text:style-name="P279">Utility</text:p>
        <table:table table:name="Table135" table:style-name="Table135">
          <table:table-column table:style-name="Table135.A"/>
          <table:table-column table:style-name="Table135.B"/>
          <table:table-column table:style-name="Table135.C"/>
          <table:table-row table:style-name="Table135.1">
            <table:table-cell table:style-name="Table135.A1" office:value-type="string">
              <text:p text:style-name="P14">-h</text:p>
            </table:table-cell>
            <table:table-cell table:style-name="Table135.A1" office:value-type="string">
              <text:p text:style-name="P14">--help</text:p>
            </table:table-cell>
            <table:table-cell table:style-name="Table135.A1" office:value-type="string">
              <text:p text:style-name="P14">Print help on command-line flag usage.</text:p>
            </table:table-cell>
          </table:table-row>
        </table:table>
        <text:p text:style-name="P270">Usage:</text:p>
        <text:p text:style-name="Standard"><text:span text:style-name="T14">The </text:span><text:span text:style-name="Monospace"><text:span text:style-name="T14">functional-meta-pipeline</text:span></text:span><text:span text:style-name="T14"> command runs a sequence of RTG commands to generate a protein analysis from a set of input reads. Each command run outputs to a subdirectory within the output directory set with the </text:span><text:span text:style-name="Monospace"><text:span text:style-name="T14">--output</text:span></text:span><text:span text:style-name="T14"> flag.</text:span></text:p>
        <text:p text:style-name="Standard"><text:span text:style-name="T14">The reads input data for this command must either be in SDF format, or be FASTQ files that use Sanger quality value encoding. If your data is not in this format, (e.g. FASTA or using Solexa quality value encoding), you should first create an SDF containing the reads using the </text:span><text:span text:style-name="Monospace"><text:span text:style-name="T14">format</text:span></text:span><text:span text:style-name="T14"> command, with appropriate command-line flags.</text:span></text:p>
        <text:p text:style-name="Standard"><text:span text:style-name="T14">The reads are filtered to remove contaminant reads using the </text:span><text:span text:style-name="Monospace"><text:span text:style-name="T14">mapf</text:span></text:span><text:span text:style-name="T14"> command using the reference from the -</text:span><text:span text:style-name="Monospace"><text:span text:style-name="T14">-filter</text:span></text:span><text:span text:style-name="T14"> flag. The </text:span><text:span text:style-name="Monospace"><text:span text:style-name="T14">--sam-rg</text:span></text:span><text:span text:style-name="T14"> flag of the </text:span><text:span text:style-name="Monospace"><text:span text:style-name="T14">mapf</text:span></text:span><text:span text:style-name="T14"> command is set with the platform specified by the </text:span><text:span text:style-name="Monospace"><text:span text:style-name="T14">--platform</text:span></text:span><text:span text:style-name="T14"> flag. If the input is given as FASTQ instead of in SDF format, the </text:span><text:span text:style-name="Monospace"><text:span text:style-name="T14">--quality-format</text:span></text:span><text:span text:style-name="T14"> is set to </text:span><text:span text:style-name="Monospace"><text:span text:style-name="T14">sanger</text:span></text:span><text:span text:style-name="T14">. All other flags are left as the defaults defined in the </text:span><text:span text:style-name="Monospace"><text:span text:style-name="T14">mapf</text:span></text:span><text:span text:style-name="T14"> command description. The output subdirectory for the filter results is called </text:span><text:span text:style-name="Monospace"><text:span text:style-name="T14">mapf</text:span></text:span><text:span text:style-name="T14">.</text:span></text:p>
        <text:p text:style-name="Standard"><text:span text:style-name="T14">The unmapped reads from the read filtering step are processed with the </text:span><text:span text:style-name="Monospace"><text:span text:style-name="T14">mapx</text:span></text:span><text:span text:style-name="T14"> command using the reference from the </text:span><text:span text:style-name="Monospace"><text:span text:style-name="T14">--protein</text:span></text:span><text:span text:style-name="T14"> flag. The </text:span><text:span text:style-name="Monospace"><text:span text:style-name="T14">--max-alignment-score</text:span></text:span><text:span text:style-name="T14"> flag is set to 10% if the </text:span><text:span text:style-name="Monospace"><text:span text:style-name="T14">--platform</text:span></text:span><text:span text:style-name="T14"> flag is set to </text:span><text:span text:style-name="Monospace"><text:span text:style-name="T14">illumina</text:span></text:span><text:span text:style-name="T14">, or 15% if set to </text:span><text:span text:style-name="Monospace"><text:span text:style-name="T14">iontorrent</text:span></text:span><text:span text:style-name="T14">. The </text:span><text:span text:style-name="Monospace"><text:span text:style-name="T14">--max-top-results</text:span></text:span><text:span text:style-name="T14"> flag is set to 10. All other flags are left as the defaults defined in the </text:span><text:span text:style-name="Monospace"><text:span text:style-name="T14">mapx</text:span></text:span><text:span text:style-name="T14"> command description. If the input reads are single end the output will be to the </text:span><text:span text:style-name="Monospace"><text:span text:style-name="T14">mapx1</text:span></text:span><text:span text:style-name="T14"> subdirectory. If the </text:span><text:soft-page-break/><text:span text:style-name="T14">input reads are paired end, the reads from each end are processed separately. The output for the left end will be the </text:span><text:span text:style-name="Monospace"><text:span text:style-name="T14">mapx1</text:span></text:span><text:span text:style-name="T14"> subdirectory and for the right end will be the </text:span><text:span text:style-name="Monospace"><text:span text:style-name="T14">mapx2</text:span></text:span><text:span text:style-name="T14"> subdirectory.</text:span></text:p>
        <text:p text:style-name="Standard"><text:span text:style-name="T14">A summary report about the results of all the steps involved is output to a subdirectory called </text:span><text:span text:style-name="Monospace"><text:span text:style-name="T14">report</text:span></text:span><text:span text:style-name="T14">.</text:span></text:p>
        <text:p text:style-name="Standard"><text:span text:style-name="T14">This pipeline command will use a default location for the reference SDF files when not specified explicitly on the command line. The default locations for each is within a subdirectory of the installation directory called </text:span><text:span text:style-name="Monospace"><text:span text:style-name="T14">references</text:span></text:span><text:span text:style-name="T14">, with each SDF in the directory being the same name as the flag for it. For example the </text:span><text:span text:style-name="Monospace"><text:span text:style-name="T14">--filter</text:span></text:span><text:span text:style-name="T14"> flag will default to "</text:span><text:span text:style-name="Monospace"><text:span text:style-name="T14">/path/to/installation/references/filter</text:span></text:span><text:span text:style-name="T14">". To change the directory where it looks for these default references set the </text:span><text:span text:style-name="Monospace"><text:span text:style-name="T14">RTG_REFERENCES_DIR</text:span></text:span><text:span text:style-name="T14"> configuration property to the directory containing your default references (see Section </text:span><text:span text:style-name="T14"><text:bookmark-ref text:reference-format="number" text:ref-name="__RefHeading__3486_1889221684">5.1</text:bookmark-ref></text:span><text:span text:style-name="T14">). Reference SDFs for use with the pipeline </text:span><text:span text:style-name="T121">are</text:span><text:span text:style-name="T14"> available for download from our website (</text:span><text:span text:style-name="Internet_20_link"><text:span text:style-name="T14">http://www.realtimegenomics.com</text:span></text:span><text:span text:style-name="T14">).</text:span></text:p>
        <text:p text:style-name="Standard"><text:span text:style-name="See_20_Also_20_Title"><text:span text:style-name="T14">See also:</text:span></text:span><text:span text:style-name="T14"> </text:span><text:span text:style-name="Monospace"><text:span text:style-name="T14">mapf, mapx, composition-functional-meta-pipeline</text:span></text:span></text:p>
        <text:h text:style-name="P357" text:outline-level="3"><text:bookmark-start text:name="__RefHeading__27896_1889221684"/>composition-functional-meta-pipeline<text:bookmark-end text:name="__RefHeading__27896_1889221684"/></text:h>
        <text:p text:style-name="P270">Synopsis:</text:p>
        <text:p text:style-name="P114">Runs the metagenomic composition and functional pipelines. The pipelines consist of read filtering, read alignment then species composition, and protein searching.</text:p>
        <text:p text:style-name="P270">Syntax:</text:p>
        <text:p text:style-name="P114">SDF or single-end FASTQ input:</text:p>
        <text:p text:style-name="P226">$ rtg composition-functional-meta-pipeline [OPTION]... --output DIR<text:line-break/> <text:s text:c="3"/>--input SDF|FILE</text:p>
        <text:p text:style-name="P114">Paired-end FASTQ input:</text:p>
        <text:p text:style-name="P226">$ rtg composition-functional-meta-pipeline [OPTION]... --output DIR<text:line-break/> <text:s text:c="3"/>--input-left FILE --input-right FILE</text:p>
        <text:p text:style-name="P270">Example:</text:p>
        <text:p text:style-name="P226">$ rtg composition-functional-meta-pipeline --output comp_out<text:line-break/> <text:s text:c="3"/>--input bact_reads --filter hg19 --species bact_db<text:line-break/> <text:s text:c="3"/>--protein protein_db</text:p>
        <text:p text:style-name="P270">Parameters:</text:p>
        <text:p text:style-name="P279">File Input/Output</text:p>
        <table:table table:name="Table136" table:style-name="Table136">
          <table:table-column table:style-name="Table136.A"/>
          <table:table-column table:style-name="Table136.B"/>
          <table:table-column table:style-name="Table136.C"/>
          <table:table-row table:style-name="Table136.1">
            <table:table-cell table:style-name="Table136.A1" office:value-type="string">
              <text:p text:style-name="P14"/>
            </table:table-cell>
            <table:table-cell table:style-name="Table136.A1" office:value-type="string">
              <text:p text:style-name="P14">--filter=SDF</text:p>
            </table:table-cell>
            <table:table-cell table:style-name="Table136.A1" office:value-type="string">
              <text:p text:style-name="P14">Specifies the SDF containing the filter reference sequences.</text:p>
            </table:table-cell>
          </table:table-row>
          <table:table-row table:style-name="Table136.1">
            <table:table-cell table:style-name="Table136.A1" office:value-type="string">
              <text:p text:style-name="P14"/>
            </table:table-cell>
            <table:table-cell table:style-name="Table136.A1" office:value-type="string">
              <text:p text:style-name="P14">--input=SDF|FILE</text:p>
            </table:table-cell>
            <table:table-cell table:style-name="Table136.A1" office:value-type="string">
              <text:p text:style-name="P14">Specifies the path to the reads to be processed.</text:p>
            </table:table-cell>
          </table:table-row>
          <table:table-row table:style-name="Table136.1">
            <table:table-cell table:style-name="Table136.A1" office:value-type="string">
              <text:p text:style-name="P14"/>
            </table:table-cell>
            <table:table-cell table:style-name="Table136.A1" office:value-type="string">
              <text:p text:style-name="P14">--input-left=FILE</text:p>
            </table:table-cell>
            <table:table-cell table:style-name="Table136.A1" office:value-type="string">
              <text:p text:style-name="P14">The left input file for FASTQ paired end reads.</text:p>
            </table:table-cell>
          </table:table-row>
          <table:table-row table:style-name="Table136.1">
            <table:table-cell table:style-name="Table136.A1" office:value-type="string">
              <text:p text:style-name="P14"/>
            </table:table-cell>
            <table:table-cell table:style-name="Table136.A1" office:value-type="string">
              <text:p text:style-name="P14">--input-right=FILE</text:p>
            </table:table-cell>
            <table:table-cell table:style-name="Table136.A1" office:value-type="string">
              <text:p text:style-name="P14">The right input file for FASTQ paired end reads.</text:p>
            </table:table-cell>
          </table:table-row>
          <text:soft-page-break/>
          <table:table-row table:style-name="Table136.1">
            <table:table-cell table:style-name="Table136.A1" office:value-type="string">
              <text:p text:style-name="P14"/>
            </table:table-cell>
            <table:table-cell table:style-name="Table136.A1" office:value-type="string">
              <text:p text:style-name="P14">--output=DIR</text:p>
            </table:table-cell>
            <table:table-cell table:style-name="Table136.A1" office:value-type="string">
              <text:p text:style-name="P14">Specifies the directory where results are reported.</text:p>
            </table:table-cell>
          </table:table-row>
          <table:table-row table:style-name="Table136.1">
            <table:table-cell table:style-name="Table136.A1" office:value-type="string">
              <text:p text:style-name="P14"/>
            </table:table-cell>
            <table:table-cell table:style-name="Table136.A1" office:value-type="string">
              <text:p text:style-name="P14">--platform</text:p>
            </table:table-cell>
            <table:table-cell table:style-name="Table136.A1" office:value-type="string">
              <text:p text:style-name="P14">Specifies the platform of the input data. (Must be one of [illumina, iontorrent]) (Default is illumina).</text:p>
            </table:table-cell>
          </table:table-row>
          <table:table-row table:style-name="Table136.1">
            <table:table-cell table:style-name="Table136.A1" office:value-type="string">
              <text:p text:style-name="P14"/>
            </table:table-cell>
            <table:table-cell table:style-name="Table136.A1" office:value-type="string">
              <text:p text:style-name="P14">--species=SDF</text:p>
            </table:table-cell>
            <table:table-cell table:style-name="Table136.A1" office:value-type="string">
              <text:p text:style-name="P14">Specifies the SDF containing species reference sequences.</text:p>
            </table:table-cell>
          </table:table-row>
          <table:table-row table:style-name="Table136.1">
            <table:table-cell table:style-name="Table136.A1" office:value-type="string">
              <text:p text:style-name="P14"/>
            </table:table-cell>
            <table:table-cell table:style-name="Table136.A1" office:value-type="string">
              <text:p text:style-name="P14">--protein=SDF</text:p>
            </table:table-cell>
            <table:table-cell table:style-name="Table136.A1" office:value-type="string">
              <text:p text:style-name="P14">Specifies the SDF containing protein reference sequences.</text:p>
            </table:table-cell>
          </table:table-row>
        </table:table>
        <text:p text:style-name="P279">Utility</text:p>
        <table:table table:name="Table137" table:style-name="Table137">
          <table:table-column table:style-name="Table137.A"/>
          <table:table-column table:style-name="Table137.B"/>
          <table:table-column table:style-name="Table137.C"/>
          <table:table-row table:style-name="Table137.1">
            <table:table-cell table:style-name="Table137.A1" office:value-type="string">
              <text:p text:style-name="P14">-h</text:p>
            </table:table-cell>
            <table:table-cell table:style-name="Table137.A1" office:value-type="string">
              <text:p text:style-name="P14">--help</text:p>
            </table:table-cell>
            <table:table-cell table:style-name="Table137.A1" office:value-type="string">
              <text:p text:style-name="P14">Print help on command-line flag usage.</text:p>
            </table:table-cell>
          </table:table-row>
        </table:table>
        <text:p text:style-name="P270">Usage:</text:p>
        <text:p text:style-name="Standard"><text:span text:style-name="T14">The </text:span><text:span text:style-name="Monospace"><text:span text:style-name="T14">composition-functional-meta-pipeline</text:span></text:span><text:span text:style-name="T14"> command runs a sequence of RTG commands to generate a species composition analysis and a protein analysis from a set of input reads. Each command run outputs to a subdirectory within the output directory set with the </text:span><text:span text:style-name="Monospace"><text:span text:style-name="T14">--output</text:span></text:span><text:span text:style-name="T14"> flag.</text:span></text:p>
        <text:p text:style-name="Standard"><text:span text:style-name="T14">The reads input data for this command must either be in SDF format, or be FASTQ files that use Sanger quality value encoding. If your data is not in this format, (e.g. FASTA or using Solexa quality value encoding), you should first create an SDF containing the reads using the </text:span><text:span text:style-name="Monospace"><text:span text:style-name="T14">format</text:span></text:span><text:span text:style-name="T14"> command, with appropriate command-line flags.</text:span></text:p>
        <text:p text:style-name="Standard"><text:span text:style-name="T14">The reads are filtered to remove contaminant reads using the </text:span><text:span text:style-name="Monospace"><text:span text:style-name="T14">mapf</text:span></text:span><text:span text:style-name="T14"> command using the reference from the </text:span><text:span text:style-name="Monospace"><text:span text:style-name="T14">--filter</text:span></text:span><text:span text:style-name="T14"> flag. The </text:span><text:span text:style-name="Monospace"><text:span text:style-name="T14">--sam-rg</text:span></text:span><text:span text:style-name="T14"> flag of the </text:span><text:span text:style-name="Monospace"><text:span text:style-name="T14">mapf</text:span></text:span><text:span text:style-name="T14"> command is set with the platform specified by the </text:span><text:span text:style-name="Monospace"><text:span text:style-name="T14">--platform</text:span></text:span><text:span text:style-name="T14"> flag. If the input is given as FASTQ instead of in SDF format, the </text:span><text:span text:style-name="Monospace"><text:span text:style-name="T14">--quality-format</text:span></text:span><text:span text:style-name="T14"> is set to </text:span><text:span text:style-name="Monospace"><text:span text:style-name="T14">sanger</text:span></text:span><text:span text:style-name="T14">. All other flags are left as the defaults defined in the </text:span><text:span text:style-name="Monospace"><text:span text:style-name="T14">mapf</text:span></text:span><text:span text:style-name="T14"> command description. The output subdirectory for the filter results is called </text:span><text:span text:style-name="Monospace"><text:span text:style-name="T14">mapf</text:span></text:span><text:span text:style-name="T14">.</text:span></text:p>
        <text:p text:style-name="Standard"><text:span text:style-name="T14">The unmapped reads from the read filtering step are aligned with the </text:span><text:span text:style-name="Monospace"><text:span text:style-name="T14">map</text:span></text:span><text:span text:style-name="T14"> command using the reference from the </text:span><text:span text:style-name="Monospace"><text:span text:style-name="T14">--species</text:span></text:span><text:span text:style-name="T14"> flag. The </text:span><text:span text:style-name="Monospace"><text:span text:style-name="T14">--sam-rg</text:span></text:span><text:span text:style-name="T14"> flag of the </text:span><text:span text:style-name="Monospace"><text:span text:style-name="T14">map</text:span></text:span><text:span text:style-name="T14"> command is set with the platform specified by the </text:span><text:span text:style-name="Monospace"><text:span text:style-name="T14">--platform</text:span></text:span><text:span text:style-name="T14"> flag. The </text:span><text:span text:style-name="Monospace"><text:span text:style-name="T14">--max-mismatches</text:span></text:span><text:span text:style-name="T14"> flag is set to 10% if the </text:span><text:span text:style-name="Monospace"><text:span text:style-name="T14">--platform</text:span></text:span><text:span text:style-name="T14"> flag is set to </text:span><text:span text:style-name="Monospace"><text:span text:style-name="T14">illumina</text:span></text:span><text:span text:style-name="T14">, or 15% if set to </text:span><text:span text:style-name="Monospace"><text:span text:style-name="T14">iontorrent</text:span></text:span><text:span text:style-name="T14">. The -</text:span><text:span text:style-name="Monospace"><text:span text:style-name="T14">-max-top-results</text:span></text:span><text:span text:style-name="T14"> flag is set to 100. All other flags are left as the defaults defined in the </text:span><text:span text:style-name="Monospace"><text:span text:style-name="T14">map</text:span></text:span><text:span text:style-name="T14"> command description. The output subdirectory for the alignment results is called </text:span><text:span text:style-name="Monospace"><text:span text:style-name="T14">map</text:span></text:span><text:span text:style-name="T14">.</text:span></text:p>
        <text:p text:style-name="Standard"><text:span text:style-name="T14">The aligned reads are processed with the </text:span><text:span text:style-name="Monospace"><text:span text:style-name="T14">species</text:span></text:span><text:span text:style-name="T14"> command using the reference from the </text:span><text:span text:style-name="Monospace"><text:span text:style-name="T14">--species</text:span></text:span><text:span text:style-name="T14"> flag. Flag defaults defined in the </text:span><text:span text:style-name="Monospace"><text:span text:style-name="T14">species</text:span></text:span><text:span text:style-name="T14"> command description are used. The output subdirectory for the species composition results is called </text:span><text:span text:style-name="Monospace"><text:span text:style-name="T14">species</text:span></text:span><text:span text:style-name="T14">.</text:span></text:p>
        <text:p text:style-name="Standard"><text:span text:style-name="T14">The unmapped reads from the read filtering step are processed with the </text:span><text:span text:style-name="Monospace"><text:span text:style-name="T14">mapx</text:span></text:span><text:span text:style-name="T14"> command using the reference from the </text:span><text:span text:style-name="Monospace"><text:span text:style-name="T14">--protein</text:span></text:span><text:span text:style-name="T14"> flag. The </text:span><text:span text:style-name="Monospace"><text:span text:style-name="T14">--max-alignment-score</text:span></text:span><text:span text:style-name="T14"> flag is set to 10% if the </text:span><text:span text:style-name="Monospace"><text:span text:style-name="T14">--platform</text:span></text:span><text:span text:style-name="T14"> flag is set to </text:span><text:span text:style-name="Monospace"><text:span text:style-name="T14">illumina</text:span></text:span><text:span text:style-name="T14">, or 15% if set to </text:span><text:span text:style-name="Monospace"><text:span text:style-name="T14">iontorrent</text:span></text:span><text:span text:style-name="T14">. The </text:span><text:span text:style-name="Monospace"><text:span text:style-name="T14">--max-top-results</text:span></text:span><text:span text:style-name="T14"> flag is set to 10. All other flags are left as the defaults defined in the </text:span><text:span text:style-name="Monospace"><text:span text:style-name="T14">mapx</text:span></text:span><text:span text:style-name="T14"> command description. If the input reads are single end the output will be to the </text:span><text:span text:style-name="Monospace"><text:span text:style-name="T14">mapx1</text:span></text:span><text:span text:style-name="T14"> subdirectory. If the input reads are paired end, the reads from each end are processed separately. The output for the left end will be the </text:span><text:span text:style-name="Monospace"><text:span text:style-name="T14">mapx1</text:span></text:span><text:span text:style-name="T14"> subdirectory and for the right end will be the </text:span><text:span text:style-name="Monospace"><text:span text:style-name="T14">mapx2</text:span></text:span><text:span text:style-name="T14"> subdirectory.</text:span></text:p>
        <text:p text:style-name="Standard"><text:soft-page-break/><text:span text:style-name="T14">A summary report about the results of all the steps involved is output to a subdirectory called </text:span><text:span text:style-name="Monospace"><text:span text:style-name="T14">report</text:span></text:span><text:span text:style-name="T14">.</text:span></text:p>
        <text:p text:style-name="Standard"><text:span text:style-name="T14">This pipeline command will use a default location for the reference SDF files when not specified explicitly on the command line. The default locations for each is within a subdirectory of the installation directory called </text:span><text:span text:style-name="Monospace"><text:span text:style-name="T14">references</text:span></text:span><text:span text:style-name="T14">, with each SDF in the directory being the same name as the flag for it. For example the </text:span><text:span text:style-name="Monospace"><text:span text:style-name="T14">--filter</text:span></text:span><text:span text:style-name="T14"> flag will default to "</text:span><text:span text:style-name="Monospace"><text:span text:style-name="T14">/path/to/installation/references/filter</text:span></text:span><text:span text:style-name="T14">". To change the directory where it looks for these default references set the </text:span><text:span text:style-name="Monospace"><text:span text:style-name="T14">RTG_REFERENCES_DIR</text:span></text:span><text:span text:style-name="T14"> configuration property to the directory containing your default references (see Section </text:span><text:span text:style-name="T14"><text:bookmark-ref text:reference-format="number" text:ref-name="__RefHeading__3486_1889221684">5.1</text:bookmark-ref></text:span><text:span text:style-name="T14">). Reference SDFs for use with the pipeline </text:span><text:span text:style-name="T121">are</text:span><text:span text:style-name="T14"> available for download from our website (</text:span><text:span text:style-name="Internet_20_link"><text:span text:style-name="T14">http://www.realtimegenomics.com</text:span></text:span><text:span text:style-name="T14">).</text:span></text:p>
        <text:p text:style-name="Standard"><text:span text:style-name="See_20_Also_20_Title"><text:span text:style-name="T14">See also:</text:span></text:span><text:span text:style-name="T14"> </text:span><text:span text:style-name="Monospace"><text:span text:style-name="T14">mapf, mapx, map, species</text:span></text:span></text:p>
        <text:h text:style-name="P373" text:outline-level="2"><text:bookmark-start text:name="__RefHeading__27898_1889221684"/>Simulation Commands<text:bookmark-end text:name="__RefHeading__27898_1889221684"/></text:h>
        <text:p text:style-name="P114">RTG includes some simulation commands that may be useful for experimenting with effects of various RTG command parameters or when getting familiar with RTG work flows. A simple simulation series might involve the following commands:</text:p>
        <text:p text:style-name="P226">$ rtg genomesim --output sim-ref-sdf --min-length 500000 --max-length 5000000 --num-contigs 5</text:p>
        <text:p text:style-name="P226">$ rtg popsim --reference sim-ref-sdf --output population.vcf.gz</text:p>
        <text:p text:style-name="P226">$ rtg samplesim --input population.vcf.gz --output sample1.vcf.gz --output-sdf sample1-sdf --reference sim-ref-sdf --sample sample1</text:p>
        <text:p text:style-name="P226">$ rtg readsim --input sample1-sdf --output reads-sdf --machine illumina_pe -L 75 -R 75 --coverage 10</text:p>
        <text:p text:style-name="P226">$ rtg map --template sim-ref-sdf --input reads-sdf --output sim-mapping --sam-rg "@RG\tID:sim-rg\tSM:sample1\tPL:ILLUMINA"</text:p>
        <text:p text:style-name="P226">$ rtg snp --template sim-ref-sdf --output sim-name-snp sim-mapping/alignments.bam</text:p>
        <text:h text:style-name="P357" text:outline-level="3"><text:bookmark-start text:name="__RefHeading__27900_1889221684"/>genomesim<text:bookmark-end text:name="__RefHeading__27900_1889221684"/></text:h>
        <text:p text:style-name="P270">Synopsis:</text:p>
        <text:p text:style-name="Standard"><text:span text:style-name="T14">Use the </text:span><text:span text:style-name="Monospace"><text:span text:style-name="T14">genomesim</text:span></text:span><text:span text:style-name="T14"> command to simulate a reference genome, or to create a baseline reference genome for a research project when an actual genome reference sequence is unavailable.</text:span></text:p>
        <text:p text:style-name="P270">Syntax:</text:p>
        <text:p text:style-name="P114">Specify number of sequences, plus minimum and maximum lengths:</text:p>
        <text:p text:style-name="P226">$ rtg genomesim [OPTION]... -o SDF --max-length INT--min-length INT -n INT</text:p>
        <text:p text:style-name="P114">Specify explicit sequence lengths (one more sequences):</text:p>
        <text:p text:style-name="P226">$ rtg genomesim [OPTION]... -o SDF -l INT </text:p>
        <text:p text:style-name="P270">Example:</text:p>
        <text:p text:style-name="P226">$ rtg genomesim -o genomeTest -l 500000</text:p>
        <text:p text:style-name="P270">Parameters:</text:p>
        <text:p text:style-name="P279">File Input/Output</text:p>
        <table:table table:name="Table138" table:style-name="Table138">
          <table:table-column table:style-name="Table138.A"/>
          <table:table-column table:style-name="Table138.B"/>
          <table:table-column table:style-name="Table138.C"/>
          <table:table-row table:style-name="Table138.1">
            <table:table-cell table:style-name="Table138.A1" office:value-type="string">
              <text:p text:style-name="P14">-o</text:p>
            </table:table-cell>
            <table:table-cell table:style-name="Table138.A1" office:value-type="string">
              <text:p text:style-name="P14">--output=SDF</text:p>
            </table:table-cell>
            <table:table-cell table:style-name="Table138.A1" office:value-type="string">
              <text:p text:style-name="P14">The name of the output SDF.</text:p>
            </table:table-cell>
          </table:table-row>
        </table:table>
        <text:p text:style-name="P279"><text:soft-page-break/>Utility</text:p>
        <table:table table:name="Table139" table:style-name="Table139">
          <table:table-column table:style-name="Table139.A"/>
          <table:table-column table:style-name="Table139.B"/>
          <table:table-column table:style-name="Table139.C"/>
          <table:table-row table:style-name="Table139.1">
            <table:table-cell table:style-name="Table139.A1" office:value-type="string">
              <text:p text:style-name="P14"/>
            </table:table-cell>
            <table:table-cell table:style-name="Table139.A1" office:value-type="string">
              <text:p text:style-name="P14">--comment=STRING</text:p>
            </table:table-cell>
            <table:table-cell table:style-name="Table139.A1" office:value-type="string">
              <text:p text:style-name="P14">Specify a comment to include in the generated SDF.</text:p>
            </table:table-cell>
          </table:table-row>
          <table:table-row table:style-name="Table139.1">
            <table:table-cell table:style-name="Table139.A1" office:value-type="string">
              <text:p text:style-name="P14"/>
            </table:table-cell>
            <table:table-cell table:style-name="Table139.A1" office:value-type="string">
              <text:p text:style-name="P14">--freq=STRING</text:p>
            </table:table-cell>
            <table:table-cell table:style-name="Table139.A1" office:value-type="string">
              <text:p text:style-name="P14">Set the relative frequencies of A,C,G,T in the generated sequence. (Default is 1,1,1,1).</text:p>
            </table:table-cell>
          </table:table-row>
          <table:table-row table:style-name="Table139.1">
            <table:table-cell table:style-name="Table139.A1" office:value-type="string">
              <text:p text:style-name="P14">-h</text:p>
            </table:table-cell>
            <table:table-cell table:style-name="Table139.A1" office:value-type="string">
              <text:p text:style-name="P14">--help</text:p>
            </table:table-cell>
            <table:table-cell table:style-name="Table139.A1" office:value-type="string">
              <text:p text:style-name="P14">Prints help on command-line flag usage.</text:p>
            </table:table-cell>
          </table:table-row>
          <table:table-row table:style-name="Table139.1">
            <table:table-cell table:style-name="Table139.A1" office:value-type="string">
              <text:p text:style-name="P14">-l</text:p>
            </table:table-cell>
            <table:table-cell table:style-name="Table139.A1" office:value-type="string">
              <text:p text:style-name="P14">--length=INT</text:p>
            </table:table-cell>
            <table:table-cell table:style-name="Table139.A1" office:value-type="string">
              <text:p text:style-name="P14">Specify the length of generated sequence. May be specified 0 or more times.</text:p>
            </table:table-cell>
          </table:table-row>
          <table:table-row table:style-name="Table139.1">
            <table:table-cell table:style-name="Table139.A1" office:value-type="string">
              <text:p text:style-name="P14"/>
            </table:table-cell>
            <table:table-cell table:style-name="Table139.A1" office:value-type="string">
              <text:p text:style-name="P14">--max-length=INT</text:p>
            </table:table-cell>
            <table:table-cell table:style-name="Table139.A1" office:value-type="string">
              <text:p text:style-name="P14">Specify the maximum sequence length.</text:p>
            </table:table-cell>
          </table:table-row>
          <table:table-row table:style-name="Table139.1">
            <table:table-cell table:style-name="Table139.A1" office:value-type="string">
              <text:p text:style-name="P14"/>
            </table:table-cell>
            <table:table-cell table:style-name="Table139.A1" office:value-type="string">
              <text:p text:style-name="P14">--min-length=INT</text:p>
            </table:table-cell>
            <table:table-cell table:style-name="Table139.A1" office:value-type="string">
              <text:p text:style-name="P14">Specify the minimum sequence length.</text:p>
            </table:table-cell>
          </table:table-row>
          <table:table-row table:style-name="Table139.1">
            <table:table-cell table:style-name="Table139.A1" office:value-type="string">
              <text:p text:style-name="P14"/>
            </table:table-cell>
            <table:table-cell table:style-name="Table139.A1" office:value-type="string">
              <text:p text:style-name="P14">-n, --num-contigs=INT</text:p>
            </table:table-cell>
            <table:table-cell table:style-name="Table139.A1" office:value-type="string">
              <text:p text:style-name="P14">Specify the number of sequences to generate.</text:p>
            </table:table-cell>
          </table:table-row>
          <table:table-row table:style-name="Table139.1">
            <table:table-cell table:style-name="Table139.A1" office:value-type="string">
              <text:p text:style-name="P14"/>
            </table:table-cell>
            <table:table-cell table:style-name="Table139.A1" office:value-type="string">
              <text:p text:style-name="P14">--<text:span text:style-name="T202">prefix=STRING</text:span></text:p>
            </table:table-cell>
            <table:table-cell table:style-name="Table139.A1" office:value-type="string">
              <text:p text:style-name="P52">Specify a sequence name prefix to be used for the generated sequences. The default is to name the output sequences 'simulatedSequenceN', where N is increasing for each sequence.</text:p>
            </table:table-cell>
          </table:table-row>
          <table:table-row table:style-name="Table139.1">
            <table:table-cell table:style-name="Table139.A1" office:value-type="string">
              <text:p text:style-name="P14"/>
            </table:table-cell>
            <table:table-cell table:style-name="Table139.A1" office:value-type="string">
              <text:p text:style-name="P14">-s, --seed=INT</text:p>
            </table:table-cell>
            <table:table-cell table:style-name="Table139.A1" office:value-type="string">
              <text:p text:style-name="P14">Specify seed for the random number generator.</text:p>
            </table:table-cell>
          </table:table-row>
        </table:table>
        <text:p text:style-name="P270">Usage:</text:p>
        <text:p text:style-name="Standard"><text:span text:style-name="T14">The </text:span><text:span text:style-name="Monospace"><text:span text:style-name="T14">genomesim</text:span></text:span><text:span text:style-name="T14"> command allows one to create a simulated genome with one or more contiguous sequences - exact lengths of each contig or number of contigs with minimum and maximum lengths provided. The contents of an SDF directory created by </text:span><text:span text:style-name="Monospace"><text:span text:style-name="T14">genomesim</text:span></text:span><text:span text:style-name="T14"> can be exported to a FASTA file using the </text:span><text:span text:style-name="Monospace"><text:span text:style-name="T14">sdf2fasta</text:span></text:span><text:span text:style-name="T14"> command.</text:span></text:p>
        <text:p text:style-name="Standard"><text:span text:style-name="T14">See also: </text:span><text:span text:style-name="Monospace"><text:span text:style-name="T14">cgsim, readsim, popsim, snpsim</text:span></text:span></text:p>
        <text:h text:style-name="P357" text:outline-level="3"><text:bookmark-start text:name="__RefHeading__27902_1889221684"/>cgsim<text:bookmark-end text:name="__RefHeading__27902_1889221684"/></text:h>
        <text:p text:style-name="P270">Synopsis:</text:p>
        <text:p text:style-name="P114">Simulates Complete Genomics reads, introducing machine errors.</text:p>
        <text:p text:style-name="P270">Syntax:</text:p>
        <text:p text:style-name="P158"><text:span text:style-name="T212">Generation by genomic coverage</text:span> multiplier:</text:p>
        <text:p text:style-name="P226">$ rtg cgsim [OPTION]... -t SDF -o SDF -c FLOAT</text:p>
        <text:p text:style-name="P158"><text:span text:style-name="T212">Generation by explicit n</text:span>umber of reads:</text:p>
        <text:p text:style-name="P226">$ rtg cgsim [OPTION]... -t SDF -o SDF -n INT</text:p>
        <text:p text:style-name="P270">Example:</text:p>
        <text:p text:style-name="P226">$ rtg cgsim -t HUMAN_reference -o CG_3x_readst -c 3</text:p>
        <text:p text:style-name="P270"><text:soft-page-break/>Parameters:</text:p>
        <text:p text:style-name="P279">File Input/Output</text:p>
        <table:table table:name="Table140" table:style-name="Table140">
          <table:table-column table:style-name="Table140.A"/>
          <table:table-column table:style-name="Table140.B"/>
          <table:table-column table:style-name="Table140.C"/>
          <table:table-row table:style-name="Table140.1">
            <table:table-cell table:style-name="Table140.A1" office:value-type="string">
              <text:p text:style-name="P14">-T</text:p>
            </table:table-cell>
            <table:table-cell table:style-name="Table140.A1" office:value-type="string">
              <text:p text:style-name="P14">--diploid-input=SDF</text:p>
            </table:table-cell>
            <table:table-cell table:style-name="Table140.A1" office:value-type="string">
              <text:p text:style-name="P14">Specifies the SDF with the second reference genome for simulating diploid genomes.</text:p>
            </table:table-cell>
          </table:table-row>
          <table:table-row table:style-name="Table140.1">
            <table:table-cell table:style-name="Table140.A1" office:value-type="string">
              <text:p text:style-name="P14">-t</text:p>
            </table:table-cell>
            <table:table-cell table:style-name="Table140.A1" office:value-type="string">
              <text:p text:style-name="P14">--input=SDF</text:p>
            </table:table-cell>
            <table:table-cell table:style-name="Table140.A1" office:value-type="string">
              <text:p text:style-name="P14">Specifies the SDF containing the reference genome.</text:p>
            </table:table-cell>
          </table:table-row>
          <table:table-row table:style-name="Table140.1">
            <table:table-cell table:style-name="Table140.A1" office:value-type="string">
              <text:p text:style-name="P14">-o</text:p>
            </table:table-cell>
            <table:table-cell table:style-name="Table140.A1" office:value-type="string">
              <text:p text:style-name="P14">--output=SDF</text:p>
            </table:table-cell>
            <table:table-cell table:style-name="Table140.A1" office:value-type="string">
              <text:p text:style-name="P14">The name of the output SDF.</text:p>
            </table:table-cell>
          </table:table-row>
        </table:table>
        <text:p text:style-name="P279">Fragment Generation</text:p>
        <table:table table:name="Table141" table:style-name="Table141">
          <table:table-column table:style-name="Table141.A"/>
          <table:table-column table:style-name="Table141.B"/>
          <table:table-column table:style-name="Table141.C"/>
          <table:table-row table:style-name="Table141.1">
            <table:table-cell table:style-name="Table141.A1" office:value-type="string">
              <text:p text:style-name="P14"/>
            </table:table-cell>
            <table:table-cell table:style-name="Table141.A1" office:value-type="string">
              <text:p text:style-name="P14">--abundance</text:p>
            </table:table-cell>
            <table:table-cell table:style-name="Table141.A1" office:value-type="string">
              <text:p text:style-name="P14">Set when the taxonomy distribution represents desired abundance.</text:p>
            </table:table-cell>
          </table:table-row>
          <table:table-row table:style-name="Table141.1">
            <table:table-cell table:style-name="Table141.A1" office:value-type="string">
              <text:p text:style-name="P14">-N</text:p>
            </table:table-cell>
            <table:table-cell table:style-name="Table141.A1" office:value-type="string">
              <text:p text:style-name="P14">--allow-unknowns</text:p>
            </table:table-cell>
            <table:table-cell table:style-name="Table141.A1" office:value-type="string">
              <text:p text:style-name="P14">Set to allow reads to be drawn from reference genome fragments containing unknown nucleotides.</text:p>
            </table:table-cell>
          </table:table-row>
          <table:table-row table:style-name="Table141.1">
            <table:table-cell table:style-name="Table141.A1" office:value-type="string">
              <text:p text:style-name="P14">-c</text:p>
            </table:table-cell>
            <table:table-cell table:style-name="Table141.A1" office:value-type="string">
              <text:p text:style-name="P14">--coverage=FLOAT</text:p>
            </table:table-cell>
            <table:table-cell table:style-name="Table141.A1" office:value-type="string">
              <text:p text:style-name="P14">Set the desired coverage level, must be positive.</text:p>
            </table:table-cell>
          </table:table-row>
          <table:table-row table:style-name="Table141.1">
            <table:table-cell table:style-name="Table141.A1" office:value-type="string">
              <text:p text:style-name="P14">-D</text:p>
            </table:table-cell>
            <table:table-cell table:style-name="Table141.A1" office:value-type="string">
              <text:p text:style-name="P14">--distribution=FILE</text:p>
            </table:table-cell>
            <table:table-cell table:style-name="Table141.A1" office:value-type="string">
              <text:p text:style-name="P14">Specifies a file containing the probability distribution for sequence selection. Format is [probability][space][seq name].</text:p>
            </table:table-cell>
          </table:table-row>
          <table:table-row table:style-name="Table141.1">
            <table:table-cell table:style-name="Table141.A1" office:value-type="string">
              <text:p text:style-name="P14"/>
            </table:table-cell>
            <table:table-cell table:style-name="Table141.A1" office:value-type="string">
              <text:p text:style-name="P14">--dna-fraction</text:p>
            </table:table-cell>
            <table:table-cell table:style-name="Table141.A1" office:value-type="string">
              <text:p text:style-name="P14">Set when the taxonomy distribution represents desired DNA fraction.</text:p>
            </table:table-cell>
          </table:table-row>
          <table:table-row table:style-name="Table141.1">
            <table:table-cell table:style-name="Table141.A1" office:value-type="string">
              <text:p text:style-name="P14">-M</text:p>
            </table:table-cell>
            <table:table-cell table:style-name="Table141.A1" office:value-type="string">
              <text:p text:style-name="P14">--max-fragment-size=INT</text:p>
            </table:table-cell>
            <table:table-cell table:style-name="Table141.A1" office:value-type="string">
              <text:p text:style-name="P14">Set the maximum fragment size. (Default is 250).</text:p>
            </table:table-cell>
          </table:table-row>
          <table:table-row table:style-name="Table141.1">
            <table:table-cell table:style-name="Table141.A1" office:value-type="string">
              <text:p text:style-name="P14">-m</text:p>
            </table:table-cell>
            <table:table-cell table:style-name="Table141.A1" office:value-type="string">
              <text:p text:style-name="P14">--min-fragment-size=INT</text:p>
            </table:table-cell>
            <table:table-cell table:style-name="Table141.A1" office:value-type="string">
              <text:p text:style-name="P14">Set the minimum fragment size. (Default is 200).</text:p>
            </table:table-cell>
          </table:table-row>
          <table:table-row table:style-name="Table141.1">
            <table:table-cell table:style-name="Table141.A1" office:value-type="string">
              <text:p text:style-name="P14"/>
            </table:table-cell>
            <table:table-cell table:style-name="Table141.A1" office:value-type="string">
              <text:p text:style-name="P14">--n-rate=FLOAT</text:p>
            </table:table-cell>
            <table:table-cell table:style-name="Table141.A1" office:value-type="string">
              <text:p text:style-name="P14">Set the rate that the machine will generate new unknowns in the read. (Default is 0.0).</text:p>
            </table:table-cell>
          </table:table-row>
          <table:table-row table:style-name="Table141.1">
            <table:table-cell table:style-name="Table141.A1" office:value-type="string">
              <text:p text:style-name="P14">-n</text:p>
            </table:table-cell>
            <table:table-cell table:style-name="Table141.A1" office:value-type="string">
              <text:p text:style-name="P14">--num-reads=INT</text:p>
            </table:table-cell>
            <table:table-cell table:style-name="Table141.A1" office:value-type="string">
              <text:p text:style-name="P14">Set the exact number of reads to be generated.</text:p>
            </table:table-cell>
          </table:table-row>
          <table:table-row table:style-name="Table141.1">
            <table:table-cell table:style-name="Table141.A1" office:value-type="string">
              <text:p text:style-name="P14"/>
            </table:table-cell>
            <table:table-cell table:style-name="Table141.A1" office:value-type="string">
              <text:p text:style-name="P14">--taxonomy-distribution=FILE</text:p>
            </table:table-cell>
            <table:table-cell table:style-name="Table141.A1" office:value-type="string">
              <text:p text:style-name="P14">Specifies a file containing a probability distribution for sequence selection expressed using taxonomy identifiers. Format is [probability][space][taxon id].</text:p>
            </table:table-cell>
          </table:table-row>
        </table:table>
        <text:p text:style-name="P279">Utility</text:p>
        <table:table table:name="Table142" table:style-name="Table142">
          <table:table-column table:style-name="Table142.A"/>
          <table:table-column table:style-name="Table142.B"/>
          <table:table-column table:style-name="Table142.C"/>
          <table:table-row table:style-name="Table142.1">
            <table:table-cell table:style-name="Table142.A1" office:value-type="string">
              <text:p text:style-name="P14"/>
            </table:table-cell>
            <table:table-cell table:style-name="Table142.A1" office:value-type="string">
              <text:p text:style-name="P14">--comment=STRING</text:p>
            </table:table-cell>
            <table:table-cell table:style-name="Table142.A1" office:value-type="string">
              <text:p text:style-name="P14">Specify a comment to include in the generated SDF.</text:p>
            </table:table-cell>
          </table:table-row>
          <table:table-row table:style-name="Table142.1">
            <table:table-cell table:style-name="Table142.A1" office:value-type="string">
              <text:p text:style-name="P14">-h</text:p>
            </table:table-cell>
            <table:table-cell table:style-name="Table142.A1" office:value-type="string">
              <text:p text:style-name="P14">--help</text:p>
            </table:table-cell>
            <table:table-cell table:style-name="Table142.A1" office:value-type="string">
              <text:p text:style-name="P14">Prints help on command-line flag usage.</text:p>
            </table:table-cell>
          </table:table-row>
          <table:table-row table:style-name="Table142.1">
            <table:table-cell table:style-name="Table142.A1" office:value-type="string">
              <text:p text:style-name="P14"/>
            </table:table-cell>
            <table:table-cell table:style-name="Table142.A1" office:value-type="string">
              <text:p text:style-name="P14">--no-names</text:p>
            </table:table-cell>
            <table:table-cell table:style-name="Table142.A1" office:value-type="string">
              <text:p text:style-name="P14">Do not create read names in result SDF.</text:p>
            </table:table-cell>
          </table:table-row>
          <text:soft-page-break/>
          <table:table-row table:style-name="Table142.1">
            <table:table-cell table:style-name="Table142.A1" office:value-type="string">
              <text:p text:style-name="P14"/>
            </table:table-cell>
            <table:table-cell table:style-name="Table142.A1" office:value-type="string">
              <text:p text:style-name="P14">--no-qualities</text:p>
            </table:table-cell>
            <table:table-cell table:style-name="Table142.A1" office:value-type="string">
              <text:p text:style-name="P14">Do not create read qualities in result SDF.</text:p>
            </table:table-cell>
          </table:table-row>
          <table:table-row table:style-name="Table142.1">
            <table:table-cell table:style-name="Table142.A1" office:value-type="string">
              <text:p text:style-name="P14">-q</text:p>
            </table:table-cell>
            <table:table-cell table:style-name="Table142.A1" office:value-type="string">
              <text:p text:style-name="P14">--qual-range=STRING</text:p>
            </table:table-cell>
            <table:table-cell table:style-name="Table142.A1" office:value-type="string">
              <text:p text:style-name="P14">Set the range of base quality values permitted for example: 3-40. The default is fixed qualities corresponding to overall machine base error rate.</text:p>
            </table:table-cell>
          </table:table-row>
          <table:table-row table:style-name="Table142.1">
            <table:table-cell table:style-name="Table142.A1" office:value-type="string">
              <text:p text:style-name="P14"/>
            </table:table-cell>
            <table:table-cell table:style-name="Table142.A1" office:value-type="string">
              <text:p text:style-name="P28">--sam-rg=STRING|FILE</text:p>
            </table:table-cell>
            <table:table-cell table:style-name="Table142.A1" office:value-type="string">
              <text:p text:style-name="P28">file containing a single valid read group SAM header line or a string in the form "@RG\tID:READGROUP1\tSM:BACT_SAMPLE\tPL:COMPLETE"</text:p>
            </table:table-cell>
          </table:table-row>
          <table:table-row table:style-name="Table142.1">
            <table:table-cell table:style-name="Table142.A1" office:value-type="string">
              <text:p text:style-name="P14">-s</text:p>
            </table:table-cell>
            <table:table-cell table:style-name="Table142.A1" office:value-type="string">
              <text:p text:style-name="P14">--seed=INT</text:p>
            </table:table-cell>
            <table:table-cell table:style-name="Table142.A1" office:value-type="string">
              <text:p text:style-name="P14">Specify seed for the random number generator.</text:p>
            </table:table-cell>
          </table:table-row>
        </table:table>
        <text:p text:style-name="P270">Usage:</text:p>
        <text:p text:style-name="Standard"><text:span text:style-name="T14">Use the </text:span><text:span text:style-name="Monospace"><text:span text:style-name="T14">cgsim</text:span></text:span><text:span text:style-name="T14"> command to set either </text:span><text:span text:style-name="Monospace"><text:span text:style-name="T14">--coverage</text:span></text:span><text:span text:style-name="T14"> or </text:span><text:span text:style-name="Monospace"><text:span text:style-name="T14">--num-reads</text:span></text:span><text:span text:style-name="T14"> in simulated Complete Genomics reads. For more information about Complete Genomics reads, refer to </text:span><text:span text:style-name="Internet_20_link"><text:span text:style-name="T14">www.completegenomics.com</text:span></text:span><text:span text:style-name="T14">.</text:span></text:p>
        <text:p text:style-name="Standard"><text:span text:style-name="T14">RTG simulation allows for experiment repetition. The </text:span><text:span text:style-name="Monospace"><text:span text:style-name="T14">--seed</text:span></text:span><text:span text:style-name="T14"> parameter, for example, allows for regeneration of exact same reads by setting the random number generator to be repeatable (the simulated reads are not repeatable without this flag).</text:span></text:p>
        <text:p text:style-name="Standard"><text:span text:style-name="T14">The </text:span><text:span text:style-name="Monospace"><text:span text:style-name="T14">--distribution</text:span></text:span><text:span text:style-name="T14"> parameter allows you to specify the probability that a read will come from a particular named sequence for use with metagenomic databases. Probabilities are numbers between zero and one and must sum to one in the file.</text:span></text:p>
        <text:p text:style-name="Standard"><text:span text:style-name="See_20_Also_20_Title"><text:span text:style-name="T14">See also:</text:span></text:span><text:span text:style-name="T14"> </text:span><text:span text:style-name="Monospace"><text:span text:style-name="T14">genomesim, readsim, popsim, snpsim</text:span></text:span></text:p>
        <text:h text:style-name="P357" text:outline-level="3"><text:bookmark-start text:name="__RefHeading__27904_1889221684"/>readsim<text:bookmark-end text:name="__RefHeading__27904_1889221684"/></text:h>
        <text:p text:style-name="P270">Synopsis:</text:p>
        <text:p text:style-name="Standard"><text:span text:style-name="T14">Use the </text:span><text:span text:style-name="Monospace"><text:span text:style-name="T14">readsim</text:span></text:span><text:span text:style-name="T14"> command to generate single or paired end reads of fixed or variable length from a reference genome, introducing machine errors.</text:span></text:p>
        <text:p text:style-name="P270">Syntax:</text:p>
        <text:p text:style-name="P114"><text:span text:style-name="T212">Generation by genomic coverage</text:span> multiplier:</text:p>
        <text:p text:style-name="P226">$ rtg readsim [OPTION]... -t SDF --machine STRING -o SDF -c FLOAT</text:p>
        <text:p text:style-name="P114"><text:span text:style-name="T212">Generation by explicit n</text:span>umber of reads:</text:p>
        <text:p text:style-name="P226">$ rtg readsim [OPTION]... -t SDF --machine STRING -o SDF -n INT</text:p>
        <text:p text:style-name="P270">Example:</text:p>
        <text:p text:style-name="P226">$ rtg readsim -t genome_ref -o sim_reads -r 75 --machine illumina_se<text:line-break/> <text:s text:c="3"/>-c 30</text:p>
        <text:p text:style-name="P270">Parameters:</text:p>
        <text:p text:style-name="P279">File Input/Output</text:p>
        <table:table table:name="Table146" table:style-name="Table146">
          <table:table-column table:style-name="Table146.A"/>
          <table:table-column table:style-name="Table146.B"/>
          <table:table-column table:style-name="Table146.C"/>
          <table:table-row table:style-name="Table146.1">
            <table:table-cell table:style-name="Table146.A1" office:value-type="string">
              <text:p text:style-name="P14">-t</text:p>
            </table:table-cell>
            <table:table-cell table:style-name="Table146.A1" office:value-type="string">
              <text:p text:style-name="P14">--input=SDF</text:p>
            </table:table-cell>
            <table:table-cell table:style-name="Table146.A1" office:value-type="string">
              <text:p text:style-name="P14">Specifies the SDF containing the <text:soft-page-break/>reference genome.</text:p>
            </table:table-cell>
          </table:table-row>
          <table:table-row table:style-name="Table146.1">
            <table:table-cell table:style-name="Table146.A1" office:value-type="string">
              <text:p text:style-name="P14"/>
            </table:table-cell>
            <table:table-cell table:style-name="Table146.A1" office:value-type="string">
              <text:p text:style-name="P14">--machine=STRING</text:p>
            </table:table-cell>
            <table:table-cell table:style-name="Table146.A1" office:value-type="string">
              <text:p text:style-name="P14">Sets the sequencing technology to model. (Must be one of [illumina_se, illumina_pe, complete_genomics, 454_pe, 454_se, iontorrent]).</text:p>
            </table:table-cell>
          </table:table-row>
          <table:table-row table:style-name="Table146.1">
            <table:table-cell table:style-name="Table146.A1" office:value-type="string">
              <text:p text:style-name="P14">-o</text:p>
            </table:table-cell>
            <table:table-cell table:style-name="Table146.A1" office:value-type="string">
              <text:p text:style-name="P14">--output=SDF</text:p>
            </table:table-cell>
            <table:table-cell table:style-name="Table146.A1" office:value-type="string">
              <text:p text:style-name="P14">The name of the output SDF.</text:p>
            </table:table-cell>
          </table:table-row>
        </table:table>
        <text:p text:style-name="P279">Fragment Generation</text:p>
        <table:table table:name="Table147" table:style-name="Table147">
          <table:table-column table:style-name="Table147.A"/>
          <table:table-column table:style-name="Table147.B"/>
          <table:table-column table:style-name="Table147.C"/>
          <table:table-row table:style-name="Table147.1">
            <table:table-cell table:style-name="Table147.A1" office:value-type="string">
              <text:p text:style-name="P14"/>
            </table:table-cell>
            <table:table-cell table:style-name="Table147.A1" office:value-type="string">
              <text:p text:style-name="P14">--abundance</text:p>
            </table:table-cell>
            <table:table-cell table:style-name="Table147.A1" office:value-type="string">
              <text:p text:style-name="P14">Set when the taxonomy distribution represents desired abundance.</text:p>
            </table:table-cell>
          </table:table-row>
          <table:table-row table:style-name="Table147.1">
            <table:table-cell table:style-name="Table147.A1" office:value-type="string">
              <text:p text:style-name="P14">-N</text:p>
            </table:table-cell>
            <table:table-cell table:style-name="Table147.A1" office:value-type="string">
              <text:p text:style-name="P14">--allow-unknowns</text:p>
            </table:table-cell>
            <table:table-cell table:style-name="Table147.A1" office:value-type="string">
              <text:p text:style-name="P14">Set to allow reads to be drawn from reference genome fragments containing unknown nucleotides.</text:p>
            </table:table-cell>
          </table:table-row>
          <table:table-row table:style-name="Table147.1">
            <table:table-cell table:style-name="Table147.A1" office:value-type="string">
              <text:p text:style-name="P14">-c</text:p>
            </table:table-cell>
            <table:table-cell table:style-name="Table147.A1" office:value-type="string">
              <text:p text:style-name="P14">--coverage=FLOAT</text:p>
            </table:table-cell>
            <table:table-cell table:style-name="Table147.A1" office:value-type="string">
              <text:p text:style-name="P14">Set the desired coverage level, must be positive.</text:p>
            </table:table-cell>
          </table:table-row>
          <table:table-row table:style-name="Table147.1">
            <table:table-cell table:style-name="Table147.A1" office:value-type="string">
              <text:p text:style-name="P14">-D</text:p>
            </table:table-cell>
            <table:table-cell table:style-name="Table147.A1" office:value-type="string">
              <text:p text:style-name="P14">--distribution=FILE</text:p>
            </table:table-cell>
            <table:table-cell table:style-name="Table147.A1" office:value-type="string">
              <text:p text:style-name="P14">Specifies a file containing the probability distribution for sequence selection. Format is [probability][space][seq name].</text:p>
            </table:table-cell>
          </table:table-row>
          <table:table-row table:style-name="Table147.1">
            <table:table-cell table:style-name="Table147.A1" office:value-type="string">
              <text:p text:style-name="P14"/>
            </table:table-cell>
            <table:table-cell table:style-name="Table147.A1" office:value-type="string">
              <text:p text:style-name="P14">--dna-fraction</text:p>
            </table:table-cell>
            <table:table-cell table:style-name="Table147.A1" office:value-type="string">
              <text:p text:style-name="P14">Set when the taxonomy distribution represents desired DNA fraction.</text:p>
            </table:table-cell>
          </table:table-row>
          <table:table-row table:style-name="Table147.1">
            <table:table-cell table:style-name="Table147.A1" office:value-type="string">
              <text:p text:style-name="P14">-M</text:p>
            </table:table-cell>
            <table:table-cell table:style-name="Table147.A1" office:value-type="string">
              <text:p text:style-name="P14">--max-fragment-size=INT</text:p>
            </table:table-cell>
            <table:table-cell table:style-name="Table147.A1" office:value-type="string">
              <text:p text:style-name="P14">Set the maximum fragment size. (Default is 250).</text:p>
            </table:table-cell>
          </table:table-row>
          <table:table-row table:style-name="Table147.1">
            <table:table-cell table:style-name="Table147.A1" office:value-type="string">
              <text:p text:style-name="P14">-m</text:p>
            </table:table-cell>
            <table:table-cell table:style-name="Table147.A1" office:value-type="string">
              <text:p text:style-name="P14">--min-fragment-size=INT</text:p>
            </table:table-cell>
            <table:table-cell table:style-name="Table147.A1" office:value-type="string">
              <text:p text:style-name="P14">Set the minimum fragment size. (Default is 200).</text:p>
            </table:table-cell>
          </table:table-row>
          <table:table-row table:style-name="Table147.1">
            <table:table-cell table:style-name="Table147.A1" office:value-type="string">
              <text:p text:style-name="P14"/>
            </table:table-cell>
            <table:table-cell table:style-name="Table147.A1" office:value-type="string">
              <text:p text:style-name="P14">--n-rate=FLOAT</text:p>
            </table:table-cell>
            <table:table-cell table:style-name="Table147.A1" office:value-type="string">
              <text:p text:style-name="P14">Set the rate that the machine will generate new unknowns in the read. (Default is 0.0).</text:p>
            </table:table-cell>
          </table:table-row>
          <table:table-row table:style-name="Table147.1">
            <table:table-cell table:style-name="Table147.A1" office:value-type="string">
              <text:p text:style-name="P14">-n</text:p>
            </table:table-cell>
            <table:table-cell table:style-name="Table147.A1" office:value-type="string">
              <text:p text:style-name="P14">--num-reads=INT</text:p>
            </table:table-cell>
            <table:table-cell table:style-name="Table147.A1" office:value-type="string">
              <text:p text:style-name="P14">Set the exact number of reads to be generated.</text:p>
            </table:table-cell>
          </table:table-row>
          <table:table-row table:style-name="Table147.1">
            <table:table-cell table:style-name="Table147.A1" office:value-type="string">
              <text:p text:style-name="P14"/>
            </table:table-cell>
            <table:table-cell table:style-name="Table147.A1" office:value-type="string">
              <text:p text:style-name="P14">--taxonomy-distribution=FILE</text:p>
            </table:table-cell>
            <table:table-cell table:style-name="Table147.A1" office:value-type="string">
              <text:p text:style-name="P14">Specifies a file containing a probability distribution for sequence selection expressed using taxonomy identifiers. Format is [probability][space][taxon id].</text:p>
            </table:table-cell>
          </table:table-row>
        </table:table>
        <text:p text:style-name="P279">Illumina PE</text:p>
        <table:table table:name="Table148" table:style-name="Table148">
          <table:table-column table:style-name="Table148.A"/>
          <table:table-column table:style-name="Table148.B"/>
          <table:table-column table:style-name="Table148.C"/>
          <table:table-row table:style-name="Table148.1">
            <table:table-cell table:style-name="Table148.A1" office:value-type="string">
              <text:p text:style-name="P14">-L</text:p>
            </table:table-cell>
            <table:table-cell table:style-name="Table148.A1" office:value-type="string">
              <text:p text:style-name="P14">--left-read-length=INT</text:p>
            </table:table-cell>
            <table:table-cell table:style-name="Table148.A1" office:value-type="string">
              <text:p text:style-name="P14">Sets the read length on the left side for Illumina paired end mode.</text:p>
            </table:table-cell>
          </table:table-row>
          <table:table-row table:style-name="Table148.1">
            <table:table-cell table:style-name="Table148.A1" office:value-type="string">
              <text:p text:style-name="P14">-R</text:p>
            </table:table-cell>
            <table:table-cell table:style-name="Table148.A1" office:value-type="string">
              <text:p text:style-name="P14">--right-read-length=INT</text:p>
            </table:table-cell>
            <table:table-cell table:style-name="Table148.A1" office:value-type="string">
              <text:p text:style-name="P14">Sets the read length on the right side for Illumina paired end mode.</text:p>
            </table:table-cell>
          </table:table-row>
        </table:table>
        <text:p text:style-name="P279">Illumina SE</text:p>
        <table:table table:name="Table149" table:style-name="Table149">
          <table:table-column table:style-name="Table149.A"/>
          <table:table-column table:style-name="Table149.B"/>
          <table:table-column table:style-name="Table149.C"/>
          <table:table-row table:style-name="Table149.1">
            <table:table-cell table:style-name="Table149.A1" office:value-type="string">
              <text:p text:style-name="P14">-r</text:p>
            </table:table-cell>
            <table:table-cell table:style-name="Table149.A1" office:value-type="string">
              <text:p text:style-name="P14">--read-length=INT</text:p>
            </table:table-cell>
            <table:table-cell table:style-name="Table149.A1" office:value-type="string">
              <text:p text:style-name="P14">Sets the read length for Illumina single <text:soft-page-break/>end mode.</text:p>
            </table:table-cell>
          </table:table-row>
        </table:table>
        <text:p text:style-name="P279">454 SE/PE</text:p>
        <table:table table:name="Table150" table:style-name="Table150">
          <table:table-column table:style-name="Table150.A"/>
          <table:table-column table:style-name="Table150.B"/>
          <table:table-column table:style-name="Table150.C"/>
          <table:table-row table:style-name="Table150.1">
            <table:table-cell table:style-name="Table150.A1" office:value-type="string">
              <text:p text:style-name="P14"/>
            </table:table-cell>
            <table:table-cell table:style-name="Table150.A1" office:value-type="string">
              <text:p text:style-name="P14">--454-max-total-size=INT</text:p>
            </table:table-cell>
            <table:table-cell table:style-name="Table150.A1" office:value-type="string">
              <text:p text:style-name="P14">Sets the maximum 454 read length. In paired end case the sum of the left and the right read lengths.</text:p>
            </table:table-cell>
          </table:table-row>
          <table:table-row table:style-name="Table150.1">
            <table:table-cell table:style-name="Table150.A1" office:value-type="string">
              <text:p text:style-name="P14"/>
            </table:table-cell>
            <table:table-cell table:style-name="Table150.A1" office:value-type="string">
              <text:p text:style-name="P14">--454-min-total-size=INT</text:p>
            </table:table-cell>
            <table:table-cell table:style-name="Table150.A1" office:value-type="string">
              <text:p text:style-name="P14">Sets the minimum 454 read length. In paired end case the sum of the left and the right read lengths.</text:p>
            </table:table-cell>
          </table:table-row>
        </table:table>
        <text:p text:style-name="P279">IonTorrent SE</text:p>
        <table:table table:name="Table151" table:style-name="Table151">
          <table:table-column table:style-name="Table151.A"/>
          <table:table-column table:style-name="Table151.B"/>
          <table:table-column table:style-name="Table151.C"/>
          <table:table-row table:style-name="Table151.1">
            <table:table-cell table:style-name="Table151.A1" office:value-type="string">
              <text:p text:style-name="P14"/>
            </table:table-cell>
            <table:table-cell table:style-name="Table151.A1" office:value-type="string">
              <text:p text:style-name="P14">--ion-max-total-size=INT</text:p>
            </table:table-cell>
            <table:table-cell table:style-name="Table151.A1" office:value-type="string">
              <text:p text:style-name="P14">Sets the maximum IonTorrent read length.</text:p>
            </table:table-cell>
          </table:table-row>
          <table:table-row table:style-name="Table151.1">
            <table:table-cell table:style-name="Table151.A1" office:value-type="string">
              <text:p text:style-name="P14"/>
            </table:table-cell>
            <table:table-cell table:style-name="Table151.A1" office:value-type="string">
              <text:p text:style-name="P14">--ion-min-total-size=INT</text:p>
            </table:table-cell>
            <table:table-cell table:style-name="Table151.A1" office:value-type="string">
              <text:p text:style-name="P14">Sets the minimum IonTorrent read length.</text:p>
            </table:table-cell>
          </table:table-row>
        </table:table>
        <text:p text:style-name="P279">Utility</text:p>
        <table:table table:name="Table152" table:style-name="Table152">
          <table:table-column table:style-name="Table152.A"/>
          <table:table-column table:style-name="Table152.B"/>
          <table:table-column table:style-name="Table152.C"/>
          <table:table-row table:style-name="Table152.1">
            <table:table-cell table:style-name="Table152.A1" office:value-type="string">
              <text:p text:style-name="P14"/>
            </table:table-cell>
            <table:table-cell table:style-name="Table152.A1" office:value-type="string">
              <text:p text:style-name="P14">--comment=STRING</text:p>
            </table:table-cell>
            <table:table-cell table:style-name="Table152.A1" office:value-type="string">
              <text:p text:style-name="P14">Specify a comment to include in the generated SDF.</text:p>
            </table:table-cell>
          </table:table-row>
          <table:table-row table:style-name="Table152.1">
            <table:table-cell table:style-name="Table152.A1" office:value-type="string">
              <text:p text:style-name="P14">-h</text:p>
            </table:table-cell>
            <table:table-cell table:style-name="Table152.A1" office:value-type="string">
              <text:p text:style-name="P14">--help</text:p>
            </table:table-cell>
            <table:table-cell table:style-name="Table152.A1" office:value-type="string">
              <text:p text:style-name="P14">Prints help on command-line flag usage.</text:p>
            </table:table-cell>
          </table:table-row>
          <table:table-row table:style-name="Table152.1">
            <table:table-cell table:style-name="Table152.A1" office:value-type="string">
              <text:p text:style-name="P14"/>
            </table:table-cell>
            <table:table-cell table:style-name="Table152.A1" office:value-type="string">
              <text:p text:style-name="P14">--no-names</text:p>
            </table:table-cell>
            <table:table-cell table:style-name="Table152.A1" office:value-type="string">
              <text:p text:style-name="P14">Do not create read names in result SDF.</text:p>
            </table:table-cell>
          </table:table-row>
          <table:table-row table:style-name="Table152.1">
            <table:table-cell table:style-name="Table152.A1" office:value-type="string">
              <text:p text:style-name="P14"/>
            </table:table-cell>
            <table:table-cell table:style-name="Table152.A1" office:value-type="string">
              <text:p text:style-name="P14">--no-qualities</text:p>
            </table:table-cell>
            <table:table-cell table:style-name="Table152.A1" office:value-type="string">
              <text:p text:style-name="P14">Do not create read qualities in result SDF.</text:p>
            </table:table-cell>
          </table:table-row>
          <table:table-row table:style-name="Table152.1">
            <table:table-cell table:style-name="Table152.A1" office:value-type="string">
              <text:p text:style-name="P14">-q</text:p>
            </table:table-cell>
            <table:table-cell table:style-name="Table152.A1" office:value-type="string">
              <text:p text:style-name="P14">--qual-range=STRING</text:p>
            </table:table-cell>
            <table:table-cell table:style-name="Table152.A1" office:value-type="string">
              <text:p text:style-name="P14">Set the range of base quality values permitted for example: 3-40. The default is fixed qualities corresponding to overall machine base error rate.</text:p>
            </table:table-cell>
          </table:table-row>
          <table:table-row table:style-name="Table152.1">
            <table:table-cell table:style-name="Table152.A1" office:value-type="string">
              <text:p text:style-name="P295"/>
            </table:table-cell>
            <table:table-cell table:style-name="Table152.A1" office:value-type="string">
              <text:p text:style-name="P59">--sam-rg=STRING|FILE</text:p>
            </table:table-cell>
            <table:table-cell table:style-name="Table152.A1" office:value-type="string">
              <text:p text:style-name="P59">Specifies a file containing a single valid read group SAM header line or a string in the form "@RG\tID:READGROUP1\tSM:BACT_SAMPLE\tPL:ILLUMINA".</text:p>
            </table:table-cell>
          </table:table-row>
          <table:table-row table:style-name="Table152.1">
            <table:table-cell table:style-name="Table152.A1" office:value-type="string">
              <text:p text:style-name="P14">-s</text:p>
            </table:table-cell>
            <table:table-cell table:style-name="Table152.A1" office:value-type="string">
              <text:p text:style-name="P14">--seed=INT</text:p>
            </table:table-cell>
            <table:table-cell table:style-name="Table152.A1" office:value-type="string">
              <text:p text:style-name="P14">Specify seed for the random number generator.</text:p>
            </table:table-cell>
          </table:table-row>
        </table:table>
        <text:p text:style-name="P270">Usage:</text:p>
        <text:p text:style-name="P114">Create <text:span text:style-name="T157">simulated</text:span> reads from a reference genome by either specifying coverage depth or a total number of reads.</text:p>
        <text:p text:style-name="Standard"><text:span text:style-name="T53">A t</text:span><text:span text:style-name="T14">ypical use case involves creating a mutated genome by introducing SNPs or CNVs </text:span><text:span text:style-name="T53">with </text:span><text:span text:style-name="Monospace"><text:span text:style-name="T14">popsim</text:span></text:span><text:span text:style-name="T53">, and </text:span><text:span text:style-name="Monospace"><text:span text:style-name="T14">samplesim</text:span></text:span><text:span text:style-name="T14">, generating reads from the mutated genome </text:span><text:span text:style-name="T53">with </text:span><text:span text:style-name="Monospace"><text:span text:style-name="T14">readsim</text:span></text:span><text:span text:style-name="T14">, and mapping them back to the original reference to verify the parameters used for </text:span><text:span text:style-name="T53">mapping or </text:span><text:span text:style-name="T14">variant detection.</text:span></text:p>
        <text:p text:style-name="Standard"><text:span text:style-name="T14">The </text:span><text:span text:style-name="Monospace"><text:span text:style-name="T14">--distribution</text:span></text:span><text:span text:style-name="T14"> parameter allows you to specify the probability that a read will come from a particular named sequence for use with metagenomic databases. Probabilities are numbers between zero and one and must sum to one in the file.</text:span></text:p>
        <text:p text:style-name="Standard"><text:soft-page-break/><text:span text:style-name="T14">See also: </text:span><text:span text:style-name="Monospace"><text:span text:style-name="T14">cgsim, genomesim, popsim, s</text:span></text:span><text:span text:style-name="Monospace"><text:span text:style-name="T53">ample</text:span></text:span><text:span text:style-name="Monospace"><text:span text:style-name="T14">sim</text:span></text:span></text:p>
        <text:h text:style-name="P360" text:outline-level="3"><text:bookmark-start text:name="__RefHeading__24452_229859350"/>readsim<text:span text:style-name="T158">eval</text:span><text:bookmark-end text:name="__RefHeading__24452_229859350"/></text:h>
        <text:p text:style-name="P272">Synopsis:</text:p>
        <text:p text:style-name="P173"><text:span text:style-name="T14">Use the </text:span><text:span text:style-name="Monospace"><text:span text:style-name="T14">readsim</text:span></text:span><text:span text:style-name="Monospace"><text:span text:style-name="T54">eval</text:span></text:span><text:span text:style-name="T14"> command to </text:span><text:span text:style-name="T54">examine the mapping accuracy of reads previously generated by the </text:span><text:span text:style-name="Monospace"><text:span text:style-name="T14">readsim</text:span></text:span><text:span text:style-name="T54"> command</text:span><text:span text:style-name="T14">.</text:span></text:p>
        <text:p text:style-name="P272">Syntax:</text:p>
        <text:p text:style-name="P234">$ rtg <text:span text:style-name="T158">readsimeval [OPTION]... -o DIR -r FILE FILE+</text:span></text:p>
        <text:p text:style-name="P272">Example:</text:p>
        <text:p text:style-name="P234">$ rtg readsim<text:span text:style-name="T158">eval</text:span> -t genome_ref -o <text:span text:style-name="T158">map_rse</text:span> -r <text:span text:style-name="T158">reads_sd</text:span> <text:span text:style-name="T158">map/alignments.bam</text:span></text:p>
        <text:p text:style-name="P272">Parameters:</text:p>
        <text:p text:style-name="P282">File Input/Output</text:p>
        <table:table table:name="Table200" table:style-name="Table200">
          <table:table-column table:style-name="Table200.A"/>
          <table:table-column table:style-name="Table200.B"/>
          <table:table-column table:style-name="Table200.C"/>
          <table:table-row table:style-name="Table200.1">
            <table:table-cell table:style-name="Table200.A1" office:value-type="string">
              <text:p text:style-name="P18">-<text:span text:style-name="T159">M</text:span></text:p>
            </table:table-cell>
            <table:table-cell table:style-name="Table200.A1" office:value-type="string">
              <text:p text:style-name="P18">--<text:span text:style-name="T159">mutations-vcf=FILE</text:span></text:p>
            </table:table-cell>
            <table:table-cell table:style-name="Table200.A1" office:value-type="string">
              <text:p text:style-name="P35">VCF file containing genomic mutations to be compensated for.</text:p>
            </table:table-cell>
          </table:table-row>
          <table:table-row table:style-name="Table200.1">
            <table:table-cell table:style-name="Table200.A1" office:value-type="string">
              <text:p text:style-name="P18">-o</text:p>
            </table:table-cell>
            <table:table-cell table:style-name="Table200.A1" office:value-type="string">
              <text:p text:style-name="P18">--output=<text:span text:style-name="T159">DIR</text:span></text:p>
            </table:table-cell>
            <table:table-cell table:style-name="Table200.A1" office:value-type="string">
              <text:p text:style-name="P18">The name of the output <text:span text:style-name="T159">directory</text:span>.</text:p>
            </table:table-cell>
          </table:table-row>
          <table:table-row table:style-name="Table200.1">
            <table:table-cell table:style-name="Table200.A1" office:value-type="string">
              <text:p text:style-name="P18">-<text:span text:style-name="T158">r</text:span></text:p>
            </table:table-cell>
            <table:table-cell table:style-name="Table200.A1" office:value-type="string">
              <text:p text:style-name="P18">--<text:span text:style-name="T158">reads</text:span>=SDF</text:p>
            </table:table-cell>
            <table:table-cell table:style-name="Table200.A1" office:value-type="string">
              <text:p text:style-name="P18">Specifies the SDF containing the <text:span text:style-name="T159">generated reads</text:span>.</text:p>
            </table:table-cell>
          </table:table-row>
          <table:table-row table:style-name="Table200.1">
            <table:table-cell table:style-name="Table200.A1" office:value-type="string">
              <text:p text:style-name="P18">-<text:span text:style-name="T159">S</text:span></text:p>
            </table:table-cell>
            <table:table-cell table:style-name="Table200.A1" office:value-type="string">
              <text:p text:style-name="P18">--<text:span text:style-name="T158">sample</text:span>=STRING</text:p>
            </table:table-cell>
            <table:table-cell table:style-name="Table200.A1" office:value-type="string">
              <text:p text:style-name="P34">Name of the sample to use from the mutation VCF file, will default to using the first sample in the file</text:p>
            </table:table-cell>
          </table:table-row>
          <table:table-row table:style-name="Table200.1">
            <table:table-cell table:style-name="Table200.A1" office:value-type="string">
              <text:p text:style-name="P18"/>
            </table:table-cell>
            <table:table-cell table:style-name="Table200.A1" office:value-type="string">
              <text:p text:style-name="P35">FILE+</text:p>
            </table:table-cell>
            <table:table-cell table:style-name="Table200.A1" office:value-type="string">
              <text:p text:style-name="P35">SAM/BAM format alignment files. Must be specified.</text:p>
            </table:table-cell>
          </table:table-row>
        </table:table>
        <text:p text:style-name="P283">Sensitivity Tuning</text:p>
        <table:table table:name="Table229" table:style-name="Table229">
          <table:table-column table:style-name="Table229.A"/>
          <table:table-column table:style-name="Table229.B"/>
          <table:table-column table:style-name="Table229.C"/>
          <table:table-row table:style-name="Table229.1">
            <table:table-cell table:style-name="Table229.A1" office:value-type="string">
              <text:p text:style-name="P18"/>
            </table:table-cell>
            <table:table-cell table:style-name="Table229.A1" office:value-type="string">
              <text:p text:style-name="P35">--exclude-duplicates</text:p>
            </table:table-cell>
            <table:table-cell table:style-name="Table229.A1" office:value-type="string">
              <text:p text:style-name="P19"><text:span text:style-name="T159">Exclude all SAM records flagged as a PCR or optical duplicate</text:span>.</text:p>
            </table:table-cell>
          </table:table-row>
          <table:table-row table:style-name="Table229.1">
            <table:table-cell table:style-name="Table229.A1" office:value-type="string">
              <text:p text:style-name="P18"/>
            </table:table-cell>
            <table:table-cell table:style-name="Table229.A1" office:value-type="string">
              <text:p text:style-name="P35">--exclude-mated</text:p>
            </table:table-cell>
            <table:table-cell table:style-name="Table229.A1" office:value-type="string">
              <text:p text:style-name="P19"><text:span text:style-name="T159">Exclude all mated SAM records</text:span>.</text:p>
            </table:table-cell>
          </table:table-row>
          <table:table-row table:style-name="Table229.1">
            <table:table-cell table:style-name="Table229.A1" office:value-type="string">
              <text:p text:style-name="P18"/>
            </table:table-cell>
            <table:table-cell table:style-name="Table229.A1" office:value-type="string">
              <text:p text:style-name="P35">--exclude-unmated</text:p>
            </table:table-cell>
            <table:table-cell table:style-name="Table229.A1" office:value-type="string">
              <text:p text:style-name="P19"><text:span text:style-name="T159">Exclude all unmated SAM records</text:span>.</text:p>
            </table:table-cell>
          </table:table-row>
          <table:table-row table:style-name="Table229.1">
            <table:table-cell table:style-name="Table229.A1" office:value-type="string">
              <text:p text:style-name="P18"/>
            </table:table-cell>
            <table:table-cell table:style-name="Table229.A1" office:value-type="string">
              <text:p text:style-name="P35">--max-as-mated=INT</text:p>
            </table:table-cell>
            <table:table-cell table:style-name="Table229.A1" office:value-type="string">
              <text:p text:style-name="P19"><text:span text:style-name="T159">If set, ignore mated SAM records with an alignment score (AS attribute) that exceeds this value</text:span>.</text:p>
            </table:table-cell>
          </table:table-row>
          <table:table-row table:style-name="Table229.1">
            <table:table-cell table:style-name="Table229.A1" office:value-type="string">
              <text:p text:style-name="P18"/>
            </table:table-cell>
            <table:table-cell table:style-name="Table229.A1" office:value-type="string">
              <text:p text:style-name="P35">--max-as-unmated=INT</text:p>
            </table:table-cell>
            <table:table-cell table:style-name="Table229.A1" office:value-type="string">
              <text:p text:style-name="P35">If set, ignore unmated SAM records with an alignment score (AS attribute) that exceeds this value.</text:p>
            </table:table-cell>
          </table:table-row>
          <table:table-row table:style-name="Table229.1">
            <table:table-cell table:style-name="Table229.A1" office:value-type="string">
              <text:p text:style-name="P18"/>
            </table:table-cell>
            <table:table-cell table:style-name="Table229.A1" office:value-type="string">
              <text:p text:style-name="P35">--min-mapq=INT</text:p>
            </table:table-cell>
            <table:table-cell table:style-name="Table229.A1" office:value-type="string">
              <text:p text:style-name="P19"><text:span text:style-name="T159">If set, ignore SAM records with MAPQ less than this value</text:span>.</text:p>
            </table:table-cell>
          </table:table-row>
          <table:table-row table:style-name="Table229.1">
            <table:table-cell table:style-name="Table229.A1" office:value-type="string">
              <text:p text:style-name="P18">-<text:span text:style-name="T159">v</text:span></text:p>
            </table:table-cell>
            <table:table-cell table:style-name="Table229.A1" office:value-type="string">
              <text:p text:style-name="P35">--variance=INT</text:p>
            </table:table-cell>
            <table:table-cell table:style-name="Table229.A1" office:value-type="string">
              <text:p text:style-name="P19"><text:span text:style-name="T159">Variation allowed in start position (Default is 0)</text:span>.</text:p>
            </table:table-cell>
          </table:table-row>
        </table:table>
        <text:p text:style-name="P283"><text:soft-page-break/>Reporting</text:p>
        <table:table table:name="Table230" table:style-name="Table230">
          <table:table-column table:style-name="Table230.A"/>
          <table:table-column table:style-name="Table230.B"/>
          <table:table-column table:style-name="Table230.C"/>
          <table:table-row table:style-name="Table230.1">
            <table:table-cell table:style-name="Table230.A1" office:value-type="string">
              <text:p text:style-name="P18"/>
            </table:table-cell>
            <table:table-cell table:style-name="Table230.A1" office:value-type="string">
              <text:p text:style-name="P35">--mapq-histogram</text:p>
            </table:table-cell>
            <table:table-cell table:style-name="Table230.A1" office:value-type="string">
              <text:p text:style-name="P19"><text:span text:style-name="T159">Output histogram of MAPQ scores</text:span>.</text:p>
            </table:table-cell>
          </table:table-row>
          <table:table-row table:style-name="Table230.1">
            <table:table-cell table:style-name="Table230.A1" office:value-type="string">
              <text:p text:style-name="P18"/>
            </table:table-cell>
            <table:table-cell table:style-name="Table230.A1" office:value-type="string">
              <text:p text:style-name="P35">--mapq-roc</text:p>
            </table:table-cell>
            <table:table-cell table:style-name="Table230.A1" office:value-type="string">
              <text:p text:style-name="P35">Output ROC table with respect to MAPQ scores.</text:p>
            </table:table-cell>
          </table:table-row>
          <table:table-row table:style-name="Table230.1">
            <table:table-cell table:style-name="Table230.A1" office:value-type="string">
              <text:p text:style-name="P18"/>
            </table:table-cell>
            <table:table-cell table:style-name="Table230.A1" office:value-type="string">
              <text:p text:style-name="P35">--score-histogram</text:p>
            </table:table-cell>
            <table:table-cell table:style-name="Table230.A1" office:value-type="string">
              <text:p text:style-name="P35">Output histogram of read alignment / generated scores.</text:p>
            </table:table-cell>
          </table:table-row>
          <table:table-row table:style-name="Table230.1">
            <table:table-cell table:style-name="Table230.A1" office:value-type="string">
              <text:p text:style-name="P18"/>
            </table:table-cell>
            <table:table-cell table:style-name="Table230.A1" office:value-type="string">
              <text:p text:style-name="P35">--verbose</text:p>
            </table:table-cell>
            <table:table-cell table:style-name="Table230.A1" office:value-type="string">
              <text:p text:style-name="P19"><text:span text:style-name="T159">Provide more detailed breakdown of stats</text:span>.</text:p>
            </table:table-cell>
          </table:table-row>
        </table:table>
        <text:p text:style-name="P282">Utility</text:p>
        <table:table table:name="Table234" table:style-name="Table234">
          <table:table-column table:style-name="Table234.A"/>
          <table:table-column table:style-name="Table234.B"/>
          <table:table-column table:style-name="Table234.C"/>
          <table:table-row table:style-name="Table234.1">
            <table:table-cell table:style-name="Table234.A1" office:value-type="string">
              <text:p text:style-name="P18">-h</text:p>
            </table:table-cell>
            <table:table-cell table:style-name="Table234.A1" office:value-type="string">
              <text:p text:style-name="P18">--help</text:p>
            </table:table-cell>
            <table:table-cell table:style-name="Table234.A1" office:value-type="string">
              <text:p text:style-name="P18">Prints help on command-line flag usage.</text:p>
            </table:table-cell>
          </table:table-row>
        </table:table>
        <text:p text:style-name="P272">Usage:</text:p>
        <text:p text:style-name="P174"><text:span text:style-name="T14">This command can be used to evaluate the mapping accuracy on reads that have been generated by the </text:span><text:span text:style-name="Monospace"><text:span text:style-name="T14">readsim</text:span></text:span><text:span text:style-name="T14"> command. The ROC output files may be plotted with the </text:span><text:span text:style-name="Monospace"><text:span text:style-name="T14">rocplot</text:span></text:span><text:span text:style-name="T14"> command.</text:span></text:p>
        <text:p text:style-name="P173"><text:span text:style-name="T14">See also: </text:span><text:span text:style-name="Monospace"><text:span text:style-name="T14">cgsim, </text:span></text:span><text:span text:style-name="Monospace"><text:span text:style-name="T55">readsim, rocplot</text:span></text:span></text:p>
        <text:h text:style-name="P357" text:outline-level="3"><text:bookmark-start text:name="__RefHeading__27906_1889221684"/>popsim<text:bookmark-end text:name="__RefHeading__27906_1889221684"/></text:h>
        <text:p text:style-name="P270">Synopsis:</text:p>
        <text:p text:style-name="Standard"><text:span text:style-name="T14">Use the </text:span><text:span text:style-name="Monospace"><text:span text:style-name="T14">popsim</text:span></text:span><text:span text:style-name="T14"> command to generate a VCF containing simulated population variants. Each variant allele generated has an associated frequency INFO field describing how frequent in the population that allele is.</text:span></text:p>
        <text:p text:style-name="P270">Syntax:</text:p>
        <text:p text:style-name="P226">$ rtg popsim [OPTION]... -o FILE -t SDF</text:p>
        <text:p text:style-name="P270">Example:</text:p>
        <text:p text:style-name="P226">$ rtg popsim -o pop.vcf -t HUMAN_reference</text:p>
        <text:p text:style-name="P270">Parameters:</text:p>
        <text:p text:style-name="P279">File Input/Output</text:p>
        <table:table table:name="Table155" table:style-name="Table155">
          <table:table-column table:style-name="Table155.A"/>
          <table:table-column table:style-name="Table155.B"/>
          <table:table-column table:style-name="Table155.C"/>
          <table:table-row table:style-name="Table155.1">
            <table:table-cell table:style-name="Table155.A1" office:value-type="string">
              <text:p text:style-name="P14">-o</text:p>
            </table:table-cell>
            <table:table-cell table:style-name="Table155.A1" office:value-type="string">
              <text:p text:style-name="P14">--output=FILE</text:p>
            </table:table-cell>
            <table:table-cell table:style-name="Table155.A1" office:value-type="string">
              <text:p text:style-name="P14">The output VCF file name.</text:p>
            </table:table-cell>
          </table:table-row>
          <table:table-row table:style-name="Table155.1">
            <table:table-cell table:style-name="Table155.A1" office:value-type="string">
              <text:p text:style-name="P14">-t</text:p>
            </table:table-cell>
            <table:table-cell table:style-name="Table155.A1" office:value-type="string">
              <text:p text:style-name="P14">--reference=SDF</text:p>
            </table:table-cell>
            <table:table-cell table:style-name="Table155.A1" office:value-type="string">
              <text:p text:style-name="P14">The SDF containing the reference genome.</text:p>
            </table:table-cell>
          </table:table-row>
        </table:table>
        <text:p text:style-name="P279">Utility</text:p>
        <table:table table:name="Table156" table:style-name="Table156">
          <table:table-column table:style-name="Table156.A"/>
          <table:table-column table:style-name="Table156.B"/>
          <table:table-column table:style-name="Table156.C"/>
          <table:table-row table:style-name="Table156.1">
            <table:table-cell table:style-name="Table156.A1" office:value-type="string">
              <text:p text:style-name="P14">-h</text:p>
            </table:table-cell>
            <table:table-cell table:style-name="Table156.A1" office:value-type="string">
              <text:p text:style-name="P14">--help</text:p>
            </table:table-cell>
            <table:table-cell table:style-name="Table156.A1" office:value-type="string">
              <text:p text:style-name="P14">Prints help on command-line flag usage.</text:p>
            </table:table-cell>
          </table:table-row>
          <table:table-row table:style-name="Table156.1">
            <table:table-cell table:style-name="Table156.A1" office:value-type="string">
              <text:p text:style-name="P14">-Z</text:p>
            </table:table-cell>
            <table:table-cell table:style-name="Table156.A1" office:value-type="string">
              <text:p text:style-name="P14">--no-gzip</text:p>
            </table:table-cell>
            <table:table-cell table:style-name="Table156.A1" office:value-type="string">
              <text:p text:style-name="P14">Set this flag to create the VCF output file without compression.</text:p>
            </table:table-cell>
          </table:table-row>
          <table:table-row table:style-name="Table156.1">
            <table:table-cell table:style-name="Table156.A1" office:value-type="string">
              <text:p text:style-name="P14"/>
            </table:table-cell>
            <table:table-cell table:style-name="Table156.A1" office:value-type="string">
              <text:p text:style-name="P14">--seed=INT</text:p>
            </table:table-cell>
            <table:table-cell table:style-name="Table156.A1" office:value-type="string">
              <text:p text:style-name="P14">Set the seed for the random number generator.</text:p>
            </table:table-cell>
          </table:table-row>
        </table:table>
        <text:p text:style-name="P270"><text:soft-page-break/>Usage:</text:p>
        <text:p text:style-name="Standard"><text:span text:style-name="T14">The </text:span><text:span text:style-name="Monospace"><text:span text:style-name="T14">popsim</text:span></text:span><text:span text:style-name="T14"> command is used to create a VCF containing variants with frequency in population information that can be subsequently used to simulate individual samples using the </text:span><text:span text:style-name="Monospace"><text:span text:style-name="T14">samplesim</text:span></text:span><text:span text:style-name="T14"> command. The frequency in population is contained in a VCF </text:span><text:span text:style-name="Monospace"><text:span text:style-name="T14">INFO</text:span></text:span><text:span text:style-name="T14"> field called </text:span><text:span text:style-name="Monospace"><text:span text:style-name="T14">AF</text:span></text:span><text:span text:style-name="T14">. </text:span><text:span text:style-name="T56">The types of variants and the allele-frequency distribution has been drawn from observed variants and allele frequency distribution in human studies.</text:span></text:p>
        <text:p text:style-name="Standard"><text:span text:style-name="T14">See also: </text:span><text:span text:style-name="Monospace"><text:span text:style-name="T14">snp, readsim, genomesim, samplesim, childsim, samplereplay</text:span></text:span></text:p>
        <text:h text:style-name="P357" text:outline-level="3"><text:bookmark-start text:name="__RefHeading__27908_1889221684"/>samplesim<text:bookmark-end text:name="__RefHeading__27908_1889221684"/></text:h>
        <text:p text:style-name="P270">Synopsis:</text:p>
        <text:p text:style-name="Standard"><text:span text:style-name="T14">Use the </text:span><text:span text:style-name="Monospace"><text:span text:style-name="T14">samplesim</text:span></text:span><text:span text:style-name="T14"> command to generate a VCF containing a genotype simulated from population </text:span><text:span text:style-name="T56">variants</text:span><text:span text:style-name="T14">.</text:span></text:p>
        <text:p text:style-name="P270">Syntax:</text:p>
        <text:p text:style-name="P226">$ rtg samplesim [OPTION]... -i FILE -o FILE -t SDF -s STRING</text:p>
        <text:p text:style-name="P270">Example:</text:p>
        <text:p text:style-name="P114">From a population frequency VCF:</text:p>
        <text:p text:style-name="P226">$ rtg samplesim -i pop.vcf -o 1samples.vcf -t HUMAN_reference -s person1<text:line-break/> <text:s text:c="3"/>--sex male</text:p>
        <text:p text:style-name="P114">From an existing simulated VCF:</text:p>
        <text:p text:style-name="P226">$ rtg samplesim -i 1samples.vcf -o 2samples.vcf -t HUMAN_reference<text:line-break/> <text:s text:c="3"/>-s person2 --sex female</text:p>
        <text:p text:style-name="P270">Parameters:</text:p>
        <text:p text:style-name="P279">File Input/Output</text:p>
        <table:table table:name="Table157" table:style-name="Table157">
          <table:table-column table:style-name="Table157.A"/>
          <table:table-column table:style-name="Table157.B"/>
          <table:table-column table:style-name="Table157.C"/>
          <table:table-row table:style-name="Table157.1">
            <table:table-cell table:style-name="Table157.A1" office:value-type="string">
              <text:p text:style-name="P14">-i</text:p>
            </table:table-cell>
            <table:table-cell table:style-name="Table157.A1" office:value-type="string">
              <text:p text:style-name="P14">--input=FILE</text:p>
            </table:table-cell>
            <table:table-cell table:style-name="Table157.A1" office:value-type="string">
              <text:p text:style-name="P14">The input VCF containing population variants.</text:p>
            </table:table-cell>
          </table:table-row>
          <table:table-row table:style-name="Table157.1">
            <table:table-cell table:style-name="Table157.A1" office:value-type="string">
              <text:p text:style-name="P14">-o</text:p>
            </table:table-cell>
            <table:table-cell table:style-name="Table157.A1" office:value-type="string">
              <text:p text:style-name="P14">--output=FILE</text:p>
            </table:table-cell>
            <table:table-cell table:style-name="Table157.A1" office:value-type="string">
              <text:p text:style-name="P14">The output VCF file name.</text:p>
            </table:table-cell>
          </table:table-row>
          <table:table-row table:style-name="Table157.1">
            <table:table-cell table:style-name="Table157.A1" office:value-type="string">
              <text:p text:style-name="P14"/>
            </table:table-cell>
            <table:table-cell table:style-name="Table157.A1" office:value-type="string">
              <text:p text:style-name="P14">--output-sdf=SDF</text:p>
            </table:table-cell>
            <table:table-cell table:style-name="Table157.A1" office:value-type="string">
              <text:p text:style-name="P14">Set to output an SDF of the genome generated.</text:p>
            </table:table-cell>
          </table:table-row>
          <table:table-row table:style-name="Table157.1">
            <table:table-cell table:style-name="Table157.A1" office:value-type="string">
              <text:p text:style-name="P14">-t</text:p>
            </table:table-cell>
            <table:table-cell table:style-name="Table157.A1" office:value-type="string">
              <text:p text:style-name="P14">--reference=SDF</text:p>
            </table:table-cell>
            <table:table-cell table:style-name="Table157.A1" office:value-type="string">
              <text:p text:style-name="P14">The SDF containing the reference genome.</text:p>
            </table:table-cell>
          </table:table-row>
          <table:table-row table:style-name="Table157.1">
            <table:table-cell table:style-name="Table157.A1" office:value-type="string">
              <text:p text:style-name="P14">-s</text:p>
            </table:table-cell>
            <table:table-cell table:style-name="Table157.A1" office:value-type="string">
              <text:p text:style-name="P14">--sample=STRING</text:p>
            </table:table-cell>
            <table:table-cell table:style-name="Table157.A1" office:value-type="string">
              <text:p text:style-name="P14">The name for the sample.</text:p>
            </table:table-cell>
          </table:table-row>
        </table:table>
        <text:p text:style-name="P279">Utility</text:p>
        <table:table table:name="Table158" table:style-name="Table158">
          <table:table-column table:style-name="Table158.A"/>
          <table:table-column table:style-name="Table158.B"/>
          <table:table-column table:style-name="Table158.C"/>
          <table:table-row table:style-name="Table158.1">
            <table:table-cell table:style-name="Table158.A1" office:value-type="string">
              <text:p text:style-name="P14">-h</text:p>
            </table:table-cell>
            <table:table-cell table:style-name="Table158.A1" office:value-type="string">
              <text:p text:style-name="P14">--help</text:p>
            </table:table-cell>
            <table:table-cell table:style-name="Table158.A1" office:value-type="string">
              <text:p text:style-name="P14">Prints help on command-line flag usage.</text:p>
            </table:table-cell>
          </table:table-row>
          <table:table-row table:style-name="Table158.1">
            <table:table-cell table:style-name="Table158.A1" office:value-type="string">
              <text:p text:style-name="P14">-Z</text:p>
            </table:table-cell>
            <table:table-cell table:style-name="Table158.A1" office:value-type="string">
              <text:p text:style-name="P14">--no-gzip</text:p>
            </table:table-cell>
            <table:table-cell table:style-name="Table158.A1" office:value-type="string">
              <text:p text:style-name="P14">Set this flag to create the VCF output file without compression.</text:p>
            </table:table-cell>
          </table:table-row>
          <table:table-row table:style-name="Table158.1">
            <table:table-cell table:style-name="Table158.A1" office:value-type="string">
              <text:p text:style-name="P14"/>
            </table:table-cell>
            <table:table-cell table:style-name="Table158.A1" office:value-type="string">
              <text:p text:style-name="P14">--ploidy=STRING</text:p>
            </table:table-cell>
            <table:table-cell table:style-name="Table158.A1" office:value-type="string">
              <text:p text:style-name="P14">The ploidy to use when the reference genome does not contain a reference text file. (Must be one of [diploid, haploid]) <text:soft-page-break/>(Default is diploid).</text:p>
            </table:table-cell>
          </table:table-row>
          <table:table-row table:style-name="Table158.1">
            <table:table-cell table:style-name="Table158.A1" office:value-type="string">
              <text:p text:style-name="P14"/>
            </table:table-cell>
            <table:table-cell table:style-name="Table158.A1" office:value-type="string">
              <text:p text:style-name="P14">--seed=INT</text:p>
            </table:table-cell>
            <table:table-cell table:style-name="Table158.A1" office:value-type="string">
              <text:p text:style-name="P14">Set the seed for the random number generator.</text:p>
            </table:table-cell>
          </table:table-row>
          <table:table-row table:style-name="Table158.1">
            <table:table-cell table:style-name="Table158.A1" office:value-type="string">
              <text:p text:style-name="P14"/>
            </table:table-cell>
            <table:table-cell table:style-name="Table158.A1" office:value-type="string">
              <text:p text:style-name="P14">--sex=SEX</text:p>
            </table:table-cell>
            <table:table-cell table:style-name="Table158.A1" office:value-type="string">
              <text:p text:style-name="P14">Specifies the sex of the individual. (Must be one of [male, female, either]).</text:p>
            </table:table-cell>
          </table:table-row>
        </table:table>
        <text:p text:style-name="P270">Usage:</text:p>
        <text:p text:style-name="Standard"><text:span text:style-name="T14">The </text:span><text:span text:style-name="Monospace"><text:span text:style-name="T14">samplesim</text:span></text:span><text:span text:style-name="T14"> command is used to simulate an individuals genotype information from a population variant frequency VCF generated by the </text:span><text:span text:style-name="Monospace"><text:span text:style-name="T14">popsim</text:span></text:span><text:span text:style-name="T14"> command or by previous </text:span><text:span text:style-name="Monospace"><text:span text:style-name="T14">samplesim</text:span></text:span><text:span text:style-name="T14"> or </text:span><text:span text:style-name="Monospace"><text:span text:style-name="T14">childsim</text:span></text:span><text:span text:style-name="T14"> commands. The new output VCF will contain all the existing variants and samples with a new column for the new sample. </text:span><text:span text:style-name="T56">The genotype at each record of the VCF will be chosen randomly according to the allele frequency specified in the AF field.</text:span></text:p>
        <text:p text:style-name="P172"><text:span text:style-name="T14">The ploidy for each genotype is generated according to the ploidy of that chromosome for the specified sex of the individual, as defined in the reference genome </text:span><text:span text:style-name="Monospace"><text:span text:style-name="T14">reference.txt</text:span></text:span><text:span text:style-name="T14"> file. For more information see Section </text:span><text:span text:style-name="T14"><text:bookmark-ref text:reference-format="number" text:ref-name="__RefHeading__10794_1889221684">6.3</text:bookmark-ref></text:span><text:span text:style-name="T14">.</text:span></text:p>
        <text:p text:style-name="Standard"><text:span text:style-name="T14">The </text:span><text:span text:style-name="Monospace"><text:span text:style-name="T14">--output-sdf</text:span></text:span><text:span text:style-name="T14"> flag can be used to optionally generate an SDF of the individuals genotype which can then be used by the </text:span><text:span text:style-name="Monospace"><text:span text:style-name="T14">readsim</text:span></text:span><text:span text:style-name="T14"> command to simulate a read set for the individual.</text:span></text:p>
        <text:p text:style-name="Standard"><text:span text:style-name="See_20_Also_20_Title"><text:span text:style-name="T14">See also:</text:span></text:span><text:span text:style-name="T14"> </text:span><text:span text:style-name="Monospace"><text:span text:style-name="T14">snp, readsim, genomesim, popsim, childsim, samplereplay</text:span></text:span></text:p>
        <text:h text:style-name="P357" text:outline-level="3"><text:bookmark-start text:name="__RefHeading__27910_1889221684"/>childsim<text:bookmark-end text:name="__RefHeading__27910_1889221684"/></text:h>
        <text:p text:style-name="P270">Synopsis:</text:p>
        <text:p text:style-name="Standard"><text:span text:style-name="T14">Use the </text:span><text:span text:style-name="Monospace"><text:span text:style-name="T14">childsim</text:span></text:span><text:span text:style-name="T14"> command to generate a VCF containing a genotype simulated as a child of two parents.</text:span></text:p>
        <text:p text:style-name="P270">Syntax:</text:p>
        <text:p text:style-name="P226">$ rtg childsim [OPTION]... --father STRING -i FILE --mother STRING<text:line-break/> <text:s text:c="3"/>-o FILE -t SDF -s STRING</text:p>
        <text:p text:style-name="P270">Example:</text:p>
        <text:p text:style-name="P226">$ rtg childsim --father person1 --mother person2 -i 2samples.vcf<text:line-break/> <text:s text:c="3"/>-o 3samples.vcf -t HUMAN_reference -s person3</text:p>
        <text:p text:style-name="P270">Parameters:</text:p>
        <text:p text:style-name="P279">File Input/Output</text:p>
        <table:table table:name="Table159" table:style-name="Table159">
          <table:table-column table:style-name="Table159.A"/>
          <table:table-column table:style-name="Table159.B"/>
          <table:table-column table:style-name="Table159.C"/>
          <table:table-row table:style-name="Table159.1">
            <table:table-cell table:style-name="Table159.A1" office:value-type="string">
              <text:p text:style-name="P14"/>
            </table:table-cell>
            <table:table-cell table:style-name="Table159.A1" office:value-type="string">
              <text:p text:style-name="P14">--father=STRING</text:p>
            </table:table-cell>
            <table:table-cell table:style-name="Table159.A1" office:value-type="string">
              <text:p text:style-name="P14">The name of the existing sample to use as the father.</text:p>
            </table:table-cell>
          </table:table-row>
          <table:table-row table:style-name="Table159.1">
            <table:table-cell table:style-name="Table159.A1" office:value-type="string">
              <text:p text:style-name="P14">-i</text:p>
            </table:table-cell>
            <table:table-cell table:style-name="Table159.A1" office:value-type="string">
              <text:p text:style-name="P14">--input=FILE</text:p>
            </table:table-cell>
            <table:table-cell table:style-name="Table159.A1" office:value-type="string">
              <text:p text:style-name="P14">The input VCF containing parent variants.</text:p>
            </table:table-cell>
          </table:table-row>
          <table:table-row table:style-name="Table159.1">
            <table:table-cell table:style-name="Table159.A1" office:value-type="string">
              <text:p text:style-name="P14"/>
            </table:table-cell>
            <table:table-cell table:style-name="Table159.A1" office:value-type="string">
              <text:p text:style-name="P14">--mother=STRING</text:p>
            </table:table-cell>
            <table:table-cell table:style-name="Table159.A1" office:value-type="string">
              <text:p text:style-name="P14">The name of the existing sample to use as the mother.</text:p>
            </table:table-cell>
          </table:table-row>
          <table:table-row table:style-name="Table159.1">
            <table:table-cell table:style-name="Table159.A1" office:value-type="string">
              <text:p text:style-name="P14">-o</text:p>
            </table:table-cell>
            <table:table-cell table:style-name="Table159.A1" office:value-type="string">
              <text:p text:style-name="P14">--output=FILE</text:p>
            </table:table-cell>
            <table:table-cell table:style-name="Table159.A1" office:value-type="string">
              <text:p text:style-name="P14">The output VCF file name.</text:p>
            </table:table-cell>
          </table:table-row>
          <table:table-row table:style-name="Table159.1">
            <table:table-cell table:style-name="Table159.A1" office:value-type="string">
              <text:p text:style-name="P14"/>
            </table:table-cell>
            <table:table-cell table:style-name="Table159.A1" office:value-type="string">
              <text:p text:style-name="P14">--output-sdf=FILE</text:p>
            </table:table-cell>
            <table:table-cell table:style-name="Table159.A1" office:value-type="string">
              <text:p text:style-name="P14">Set to output an SDF of the genome <text:soft-page-break/>generated.</text:p>
            </table:table-cell>
          </table:table-row>
          <table:table-row table:style-name="Table159.1">
            <table:table-cell table:style-name="Table159.A1" office:value-type="string">
              <text:p text:style-name="P14">-t</text:p>
            </table:table-cell>
            <table:table-cell table:style-name="Table159.A1" office:value-type="string">
              <text:p text:style-name="P14">--reference=SDF</text:p>
            </table:table-cell>
            <table:table-cell table:style-name="Table159.A1" office:value-type="string">
              <text:p text:style-name="P14">The SDF containing the reference genome.</text:p>
            </table:table-cell>
          </table:table-row>
          <table:table-row table:style-name="Table159.1">
            <table:table-cell table:style-name="Table159.A1" office:value-type="string">
              <text:p text:style-name="P14">-s</text:p>
            </table:table-cell>
            <table:table-cell table:style-name="Table159.A1" office:value-type="string">
              <text:p text:style-name="P14">--sample=STRING</text:p>
            </table:table-cell>
            <table:table-cell table:style-name="Table159.A1" office:value-type="string">
              <text:p text:style-name="P14">The name for the new child sample.</text:p>
            </table:table-cell>
          </table:table-row>
        </table:table>
        <text:p text:style-name="P279">Utility</text:p>
        <table:table table:name="Table160" table:style-name="Table160">
          <table:table-column table:style-name="Table160.A"/>
          <table:table-column table:style-name="Table160.B"/>
          <table:table-column table:style-name="Table160.C"/>
          <table:table-row table:style-name="Table160.1">
            <table:table-cell table:style-name="Table160.A1" office:value-type="string">
              <text:p text:style-name="P14">-h</text:p>
            </table:table-cell>
            <table:table-cell table:style-name="Table160.A1" office:value-type="string">
              <text:p text:style-name="P14">--help</text:p>
            </table:table-cell>
            <table:table-cell table:style-name="Table160.A1" office:value-type="string">
              <text:p text:style-name="P14">Prints help on command-line flag usage.</text:p>
            </table:table-cell>
          </table:table-row>
          <table:table-row table:style-name="Table160.1">
            <table:table-cell table:style-name="Table160.A1" office:value-type="string">
              <text:p text:style-name="P14">-Z</text:p>
            </table:table-cell>
            <table:table-cell table:style-name="Table160.A1" office:value-type="string">
              <text:p text:style-name="P14">--no-gzip</text:p>
            </table:table-cell>
            <table:table-cell table:style-name="Table160.A1" office:value-type="string">
              <text:p text:style-name="P14">Set this flag to create the VCF output file without compression.</text:p>
            </table:table-cell>
          </table:table-row>
          <table:table-row table:style-name="Table160.1">
            <table:table-cell table:style-name="Table160.A1" office:value-type="string">
              <text:p text:style-name="P14"/>
            </table:table-cell>
            <table:table-cell table:style-name="Table160.A1" office:value-type="string">
              <text:p text:style-name="P14">--num-crossovers=FLOAT</text:p>
            </table:table-cell>
            <table:table-cell table:style-name="Table160.A1" office:value-type="string">
              <text:p text:style-name="P14">Set the likelihood of extra crossovers per chromosome. (Default is 0.01).</text:p>
            </table:table-cell>
          </table:table-row>
          <table:table-row table:style-name="Table160.1">
            <table:table-cell table:style-name="Table160.A1" office:value-type="string">
              <text:p text:style-name="P14"/>
            </table:table-cell>
            <table:table-cell table:style-name="Table160.A1" office:value-type="string">
              <text:p text:style-name="P14">--ploidy=STRING</text:p>
            </table:table-cell>
            <table:table-cell table:style-name="Table160.A1" office:value-type="string">
              <text:p text:style-name="P14">The ploidy to use when the reference genome does not contain a reference text file. (Must be one of [diploid, haploid]) (Default is diploid).</text:p>
            </table:table-cell>
          </table:table-row>
          <table:table-row table:style-name="Table160.1">
            <table:table-cell table:style-name="Table160.A1" office:value-type="string">
              <text:p text:style-name="P14"/>
            </table:table-cell>
            <table:table-cell table:style-name="Table160.A1" office:value-type="string">
              <text:p text:style-name="P14">--seed=INT</text:p>
            </table:table-cell>
            <table:table-cell table:style-name="Table160.A1" office:value-type="string">
              <text:p text:style-name="P14">Set the seed for the random number generator.</text:p>
            </table:table-cell>
          </table:table-row>
          <table:table-row table:style-name="Table160.1">
            <table:table-cell table:style-name="Table160.A1" office:value-type="string">
              <text:p text:style-name="P14"/>
            </table:table-cell>
            <table:table-cell table:style-name="Table160.A1" office:value-type="string">
              <text:p text:style-name="P14">--sex=SEX</text:p>
            </table:table-cell>
            <table:table-cell table:style-name="Table160.A1" office:value-type="string">
              <text:p text:style-name="P14">Specifies the sex of the individual. (Must be one of [male, female, either]).</text:p>
            </table:table-cell>
          </table:table-row>
          <table:table-row table:style-name="Table160.1">
            <table:table-cell table:style-name="Table160.A1" office:value-type="string">
              <text:p text:style-name="P14"/>
            </table:table-cell>
            <table:table-cell table:style-name="Table160.A1" office:value-type="string">
              <text:p text:style-name="P14">--show-crossovers</text:p>
            </table:table-cell>
            <table:table-cell table:style-name="Table160.A1" office:value-type="string">
              <text:p text:style-name="P14">Set to display information regarding haplotype selection and crossover points.</text:p>
            </table:table-cell>
          </table:table-row>
        </table:table>
        <text:p text:style-name="P270">Usage:</text:p>
        <text:p text:style-name="Standard"><text:span text:style-name="T14">The </text:span><text:span text:style-name="Monospace"><text:span text:style-name="T14">childsim</text:span></text:span><text:span text:style-name="T14"> command is used to simulate an individuals genotype information from a VCF containing the two parent genotypes generated by previous </text:span><text:span text:style-name="Monospace"><text:span text:style-name="T14">samplesim</text:span></text:span><text:span text:style-name="T14"> or </text:span><text:span text:style-name="Monospace"><text:span text:style-name="T14">childsim</text:span></text:span><text:span text:style-name="T14"> commands. The new output VCF will contain all the existing variants and samples with a new column for the new sample.</text:span></text:p>
        <text:p text:style-name="P172"><text:span text:style-name="T14">The ploidy for each genotype is generated according to the ploidy of that chromosome for the specified sex of the individual, as defined in the reference genome </text:span><text:span text:style-name="Monospace"><text:span text:style-name="T14">reference.txt</text:span></text:span><text:span text:style-name="T14"> file. For more information see Section </text:span><text:span text:style-name="T14"><text:bookmark-ref text:reference-format="number" text:ref-name="__RefHeading__10794_1889221684">6.3</text:bookmark-ref></text:span><text:span text:style-name="T14">. The generated genotypes are all consistent with Mendelian inheritance (</text:span><text:span text:style-name="T22">de novo</text:span><text:span text:style-name="T14"> variants can be simulated with the </text:span><text:span text:style-name="Monospace"><text:span text:style-name="T14">denovosim</text:span></text:span><text:span text:style-name="T14"> command).</text:span></text:p>
        <text:p text:style-name="Standard"><text:span text:style-name="T14">The </text:span><text:span text:style-name="Monospace"><text:span text:style-name="T14">--output-sdf</text:span></text:span><text:span text:style-name="T14"> flag can be used to optionally generate an SDF of the child</text:span><text:span text:style-name="T121">'</text:span><text:span text:style-name="T14">s genotype which can then be used by the </text:span><text:span text:style-name="Monospace"><text:span text:style-name="T14">readsim</text:span></text:span><text:span text:style-name="T14"> command to simulate a read set for the child.</text:span></text:p>
        <text:p text:style-name="Standard"><text:span text:style-name="See_20_Also_20_Title"><text:span text:style-name="T14">See also:</text:span></text:span><text:span text:style-name="T14"> </text:span><text:span text:style-name="Monospace"><text:span text:style-name="T14">snp, readsim, genomesim, popsim, samplesim, samplereplay</text:span></text:span></text:p>
        <text:h text:style-name="P357" text:outline-level="3"><text:bookmark-start text:name="__RefHeading__27912_1889221684"/>denovosim<text:bookmark-end text:name="__RefHeading__27912_1889221684"/></text:h>
        <text:p text:style-name="P270">Synopsis:</text:p>
        <text:p text:style-name="Standard"><text:span text:style-name="T14">Use the </text:span><text:span text:style-name="Monospace"><text:span text:style-name="T14">denovosim</text:span></text:span><text:span text:style-name="T14"> command to generate a VCF containing a derived genotype containing </text:span><text:span text:style-name="T22">de novo</text:span><text:span text:style-name="T14"> variants.</text:span></text:p>
        <text:p text:style-name="P270"><text:soft-page-break/>Syntax:</text:p>
        <text:p text:style-name="P226">$ rtg denovosim [OPTION]... -i FILE --original STRING -o FILE -t SDF<text:line-break/> <text:s text:c="3"/>-s STRING</text:p>
        <text:p text:style-name="P270">Example:</text:p>
        <text:p text:style-name="P226">$ rtg denovosim -i sample.vcf --original personA -o 2samples.vcf<text:line-break/> <text:s text:c="3"/>-t HUMAN_reference -s personB</text:p>
        <text:p text:style-name="P270">Parameters:</text:p>
        <text:p text:style-name="P279">File Input/Output</text:p>
        <table:table table:name="Table161" table:style-name="Table161">
          <table:table-column table:style-name="Table161.A"/>
          <table:table-column table:style-name="Table161.B"/>
          <table:table-column table:style-name="Table161.C"/>
          <table:table-row table:style-name="Table161.1">
            <table:table-cell table:style-name="Table161.A1" office:value-type="string">
              <text:p text:style-name="P14">-i</text:p>
            </table:table-cell>
            <table:table-cell table:style-name="Table161.A1" office:value-type="string">
              <text:p text:style-name="P14">--input=FILE</text:p>
            </table:table-cell>
            <table:table-cell table:style-name="Table161.A1" office:value-type="string">
              <text:p text:style-name="P14">The input VCF containing parent variants.</text:p>
            </table:table-cell>
          </table:table-row>
          <table:table-row table:style-name="Table161.1">
            <table:table-cell table:style-name="Table161.A1" office:value-type="string">
              <text:p text:style-name="P14"/>
            </table:table-cell>
            <table:table-cell table:style-name="Table161.A1" office:value-type="string">
              <text:p text:style-name="P14">--original=STRING</text:p>
            </table:table-cell>
            <table:table-cell table:style-name="Table161.A1" office:value-type="string">
              <text:p text:style-name="P14">The name of the existing sample to use as the original genotype.</text:p>
            </table:table-cell>
          </table:table-row>
          <table:table-row table:style-name="Table161.1">
            <table:table-cell table:style-name="Table161.A1" office:value-type="string">
              <text:p text:style-name="P14">-o</text:p>
            </table:table-cell>
            <table:table-cell table:style-name="Table161.A1" office:value-type="string">
              <text:p text:style-name="P14">--output=FILE</text:p>
            </table:table-cell>
            <table:table-cell table:style-name="Table161.A1" office:value-type="string">
              <text:p text:style-name="P14">The output VCF file name.</text:p>
            </table:table-cell>
          </table:table-row>
          <table:table-row table:style-name="Table161.1">
            <table:table-cell table:style-name="Table161.A1" office:value-type="string">
              <text:p text:style-name="P14"/>
            </table:table-cell>
            <table:table-cell table:style-name="Table161.A1" office:value-type="string">
              <text:p text:style-name="P14">--output-sdf=FILE</text:p>
            </table:table-cell>
            <table:table-cell table:style-name="Table161.A1" office:value-type="string">
              <text:p text:style-name="P14">Set to output an SDF of the genome generated.</text:p>
            </table:table-cell>
          </table:table-row>
          <table:table-row table:style-name="Table161.1">
            <table:table-cell table:style-name="Table161.A1" office:value-type="string">
              <text:p text:style-name="P14">-t</text:p>
            </table:table-cell>
            <table:table-cell table:style-name="Table161.A1" office:value-type="string">
              <text:p text:style-name="P14">--reference=SDF</text:p>
            </table:table-cell>
            <table:table-cell table:style-name="Table161.A1" office:value-type="string">
              <text:p text:style-name="P14">The SDF containing the reference genome.</text:p>
            </table:table-cell>
          </table:table-row>
          <table:table-row table:style-name="Table161.1">
            <table:table-cell table:style-name="Table161.A1" office:value-type="string">
              <text:p text:style-name="P14">-s</text:p>
            </table:table-cell>
            <table:table-cell table:style-name="Table161.A1" office:value-type="string">
              <text:p text:style-name="P14">--sample=STRING</text:p>
            </table:table-cell>
            <table:table-cell table:style-name="Table161.A1" office:value-type="string">
              <text:p text:style-name="P14">The name for the new derived sample.</text:p>
            </table:table-cell>
          </table:table-row>
        </table:table>
        <text:p text:style-name="P279">Utility</text:p>
        <table:table table:name="Table162" table:style-name="Table162">
          <table:table-column table:style-name="Table162.A"/>
          <table:table-column table:style-name="Table162.B"/>
          <table:table-column table:style-name="Table162.C"/>
          <table:table-row table:style-name="Table162.1">
            <table:table-cell table:style-name="Table162.A1" office:value-type="string">
              <text:p text:style-name="P14">-h</text:p>
            </table:table-cell>
            <table:table-cell table:style-name="Table162.A1" office:value-type="string">
              <text:p text:style-name="P14">--help</text:p>
            </table:table-cell>
            <table:table-cell table:style-name="Table162.A1" office:value-type="string">
              <text:p text:style-name="P14">Prints help on command-line flag usage.</text:p>
            </table:table-cell>
          </table:table-row>
          <table:table-row table:style-name="Table162.1">
            <table:table-cell table:style-name="Table162.A1" office:value-type="string">
              <text:p text:style-name="P14">-Z</text:p>
            </table:table-cell>
            <table:table-cell table:style-name="Table162.A1" office:value-type="string">
              <text:p text:style-name="P14">--no-gzip</text:p>
            </table:table-cell>
            <table:table-cell table:style-name="Table162.A1" office:value-type="string">
              <text:p text:style-name="P14">Set this flag to create the VCF output file without compression.</text:p>
            </table:table-cell>
          </table:table-row>
          <table:table-row table:style-name="Table162.1">
            <table:table-cell table:style-name="Table162.A1" office:value-type="string">
              <text:p text:style-name="P14"/>
            </table:table-cell>
            <table:table-cell table:style-name="Table162.A1" office:value-type="string">
              <text:p text:style-name="P14">--num-mutations=INT</text:p>
            </table:table-cell>
            <table:table-cell table:style-name="Table162.A1" office:value-type="string">
              <text:p text:style-name="P14">Set the expected number of mutations per genome. (Default is 70).</text:p>
            </table:table-cell>
          </table:table-row>
          <table:table-row table:style-name="Table162.1">
            <table:table-cell table:style-name="Table162.A1" office:value-type="string">
              <text:p text:style-name="P14"/>
            </table:table-cell>
            <table:table-cell table:style-name="Table162.A1" office:value-type="string">
              <text:p text:style-name="P14">--ploidy=STRING</text:p>
            </table:table-cell>
            <table:table-cell table:style-name="Table162.A1" office:value-type="string">
              <text:p text:style-name="P14">The ploidy to use when the reference genome does not contain a reference text file. (Must be one of [diploid, haploid]) (Default is diploid).</text:p>
            </table:table-cell>
          </table:table-row>
          <table:table-row table:style-name="Table162.1">
            <table:table-cell table:style-name="Table162.A1" office:value-type="string">
              <text:p text:style-name="P14"/>
            </table:table-cell>
            <table:table-cell table:style-name="Table162.A1" office:value-type="string">
              <text:p text:style-name="P14">--seed=INT</text:p>
            </table:table-cell>
            <table:table-cell table:style-name="Table162.A1" office:value-type="string">
              <text:p text:style-name="P14">Set the seed for the random number generator.</text:p>
            </table:table-cell>
          </table:table-row>
          <table:table-row table:style-name="Table162.1">
            <table:table-cell table:style-name="Table162.A1" office:value-type="string">
              <text:p text:style-name="P14"/>
            </table:table-cell>
            <table:table-cell table:style-name="Table162.A1" office:value-type="string">
              <text:p text:style-name="P14">--show-mutations</text:p>
            </table:table-cell>
            <table:table-cell table:style-name="Table162.A1" office:value-type="string">
              <text:p text:style-name="P14">Set this flag to display information regarding de novo mutation points.</text:p>
            </table:table-cell>
          </table:table-row>
        </table:table>
        <text:p text:style-name="P270">Usage:</text:p>
        <text:p text:style-name="Standard"><text:span text:style-name="T14">The </text:span><text:span text:style-name="Monospace"><text:span text:style-name="T14">denovosim</text:span></text:span><text:span text:style-name="T14"> command is used to simulate a derived genotype containing </text:span><text:span text:style-name="T22">de novo</text:span><text:span text:style-name="T14"> variants from a VCF containing an existing genotype. The new output VCF will contain all the existing variants and samples with a new column for the new sample.</text:span></text:p>
        <text:p text:style-name="Standard"><text:span text:style-name="T14">The </text:span><text:span text:style-name="Monospace"><text:span text:style-name="T14">--output-sdf</text:span></text:span><text:span text:style-name="T14"> flag can be used to optionally generate an SDF of the derived genotype which can then be used by the </text:span><text:span text:style-name="Monospace"><text:span text:style-name="T14">readsim</text:span></text:span><text:span text:style-name="T14"> command to simulate a read set for the new genotype.</text:span></text:p>
        <text:p text:style-name="Standard"><text:span text:style-name="T14">See also: </text:span><text:span text:style-name="Monospace"><text:span text:style-name="T14">snp, readsim, genomesim, popsim, samplesim, samplereplay</text:span></text:span></text:p>
        <text:h text:style-name="P357" text:outline-level="3"><text:bookmark-start text:name="__RefHeading__27914_1889221684"/><text:soft-page-break/>samplereplay<text:bookmark-end text:name="__RefHeading__27914_1889221684"/></text:h>
        <text:p text:style-name="P270">Synopsis:</text:p>
        <text:p text:style-name="Standard"><text:span text:style-name="T14">Use the </text:span><text:span text:style-name="Monospace"><text:span text:style-name="T14">samplereplay</text:span></text:span><text:span text:style-name="T14"> command to generate the genome SDF corresponding to a sample genotype in a VCF file.</text:span></text:p>
        <text:p text:style-name="P270">Syntax:</text:p>
        <text:p text:style-name="P226">$ rtg samplereplay [OPTION]... -i FILE -o SDF -t SDF -s STRING</text:p>
        <text:p text:style-name="P270">Example:</text:p>
        <text:p text:style-name="P226">$ rtg samplereplay -i 3samples.vcf -o child.sdf -t HUMAN_reference<text:line-break/> <text:s text:c="3"/>-s person3</text:p>
        <text:p text:style-name="P270">Parameters:</text:p>
        <text:p text:style-name="P279">File Input/Output</text:p>
        <table:table table:name="Table163" table:style-name="Table163">
          <table:table-column table:style-name="Table163.A"/>
          <table:table-column table:style-name="Table163.B"/>
          <table:table-column table:style-name="Table163.C"/>
          <table:table-row table:style-name="Table163.1">
            <table:table-cell table:style-name="Table163.A1" office:value-type="string">
              <text:p text:style-name="P14">-i</text:p>
            </table:table-cell>
            <table:table-cell table:style-name="Table163.A1" office:value-type="string">
              <text:p text:style-name="P14">--input=FILE</text:p>
            </table:table-cell>
            <table:table-cell table:style-name="Table163.A1" office:value-type="string">
              <text:p text:style-name="P14">The input VCF file containing the sample genotype.</text:p>
            </table:table-cell>
          </table:table-row>
          <table:table-row table:style-name="Table163.1">
            <table:table-cell table:style-name="Table163.A1" office:value-type="string">
              <text:p text:style-name="P14">-o</text:p>
            </table:table-cell>
            <table:table-cell table:style-name="Table163.A1" office:value-type="string">
              <text:p text:style-name="P14">--output=SDF</text:p>
            </table:table-cell>
            <table:table-cell table:style-name="Table163.A1" office:value-type="string">
              <text:p text:style-name="P14">The name of the output genome SDF.</text:p>
            </table:table-cell>
          </table:table-row>
          <table:table-row table:style-name="Table163.1">
            <table:table-cell table:style-name="Table163.A1" office:value-type="string">
              <text:p text:style-name="P14">-t</text:p>
            </table:table-cell>
            <table:table-cell table:style-name="Table163.A1" office:value-type="string">
              <text:p text:style-name="P14">--reference=SDF</text:p>
            </table:table-cell>
            <table:table-cell table:style-name="Table163.A1" office:value-type="string">
              <text:p text:style-name="P14">The SDF containing the reference genome.</text:p>
            </table:table-cell>
          </table:table-row>
          <table:table-row table:style-name="Table163.1">
            <table:table-cell table:style-name="Table163.A1" office:value-type="string">
              <text:p text:style-name="P14">-s</text:p>
            </table:table-cell>
            <table:table-cell table:style-name="Table163.A1" office:value-type="string">
              <text:p text:style-name="P14">--sample=STRING</text:p>
            </table:table-cell>
            <table:table-cell table:style-name="Table163.A1" office:value-type="string">
              <text:p text:style-name="P14">The name of the sample to select from the VCF.</text:p>
            </table:table-cell>
          </table:table-row>
        </table:table>
        <text:p text:style-name="P279">Utility</text:p>
        <table:table table:name="Table164" table:style-name="Table164">
          <table:table-column table:style-name="Table164.A"/>
          <table:table-column table:style-name="Table164.B"/>
          <table:table-column table:style-name="Table164.C"/>
          <table:table-row table:style-name="Table164.1">
            <table:table-cell table:style-name="Table164.A1" office:value-type="string">
              <text:p text:style-name="P14">-h</text:p>
            </table:table-cell>
            <table:table-cell table:style-name="Table164.A1" office:value-type="string">
              <text:p text:style-name="P14">--help</text:p>
            </table:table-cell>
            <table:table-cell table:style-name="Table164.A1" office:value-type="string">
              <text:p text:style-name="P14">Prints help on command-line flag usage.</text:p>
            </table:table-cell>
          </table:table-row>
        </table:table>
        <text:p text:style-name="P270">Usage:</text:p>
        <text:p text:style-name="Standard"><text:span text:style-name="T14">The </text:span><text:span text:style-name="Monospace"><text:span text:style-name="T14">samplereplay</text:span></text:span><text:span text:style-name="T14"> command can be used to generate an SDF of a genotype for a given sample from an existing VCF file. This can be used to generate a genome from the outputs of the </text:span><text:span text:style-name="Monospace"><text:span text:style-name="T14">samplesim</text:span></text:span><text:span text:style-name="T14"> and </text:span><text:span text:style-name="Monospace"><text:span text:style-name="T14">childsim</text:span></text:span><text:span text:style-name="T14"> commands. The output genome can then be used in simulating a read set for the sample using the </text:span><text:span text:style-name="Monospace"><text:span text:style-name="T14">readsim</text:span></text:span><text:span text:style-name="T14"> command.</text:span></text:p>
        <text:p text:style-name="P133">Every chromosome for which the individual is diploid will have two sequences in the resulting SDF.</text:p>
        <text:p text:style-name="Standard"><text:span text:style-name="T14">See also: </text:span><text:span text:style-name="Monospace"><text:span text:style-name="T14">snp, readsim, genomesim, popsim, samplesim, childsim</text:span></text:span></text:p>
      </text:section>
      <text:h text:style-name="P373" text:outline-level="2"><text:bookmark-start text:name="__RefHeading__27916_1889221684"/>Utility Commands<text:bookmark-end text:name="__RefHeading__27916_1889221684"/></text:h>
      <text:h text:style-name="P357" text:outline-level="3"><text:bookmark-start text:name="__RefHeading__27918_1889221684"/>bgzip<text:bookmark-end text:name="__RefHeading__27918_1889221684"/></text:h>
      <text:p text:style-name="P270">Synopsis:</text:p>
      <text:p text:style-name="Standard"><text:span text:style-name="T14">Block compress a file or decompress a block compressed file. Block compressed outputs from the mapping and variant detection commands can be indexed with the </text:span><text:span text:style-name="Monospace"><text:span text:style-name="T14">index</text:span></text:span><text:span text:style-name="T14"> command. They can also be processed with standard gzip tools such as </text:span><text:span text:style-name="Monospace"><text:span text:style-name="T14">gunzip</text:span></text:span><text:span text:style-name="T14"> and </text:span><text:span text:style-name="Monospace"><text:span text:style-name="T14">zcat</text:span></text:span><text:span text:style-name="T14">.</text:span></text:p>
      <text:p text:style-name="P270"><text:soft-page-break/>Syntax:</text:p>
      <text:p text:style-name="P226">$ rtg bgzip [OPTION]... FILE+</text:p>
      <text:p text:style-name="P270">Example:</text:p>
      <text:p text:style-name="P226">$ rtg bgzip alignments.sam</text:p>
      <text:p text:style-name="P270">Parameters:</text:p>
      <text:p text:style-name="P279">File Input/Output</text:p>
      <table:table table:name="Table165" table:style-name="Table165">
        <table:table-column table:style-name="Table165.A"/>
        <table:table-column table:style-name="Table165.B"/>
        <table:table-column table:style-name="Table165.C"/>
        <table:table-row table:style-name="Table165.1">
          <table:table-cell table:style-name="Table165.A1" office:value-type="string">
            <text:p text:style-name="P14">-<text:span text:style-name="T149">l</text:span></text:p>
          </table:table-cell>
          <table:table-cell table:style-name="Table165.A1" office:value-type="string">
            <text:p text:style-name="P27">--compression-level=INT</text:p>
          </table:table-cell>
          <table:table-cell table:style-name="Table165.A1" office:value-type="string">
            <text:p text:style-name="P27">the compression level to use, between 1 (least but fast) and 9 (highest but slow) (Default is 5)</text:p>
          </table:table-cell>
        </table:table-row>
        <table:table-row table:style-name="Table165.1">
          <table:table-cell table:style-name="Table165.A1" office:value-type="string">
            <text:p text:style-name="P14">-d</text:p>
          </table:table-cell>
          <table:table-cell table:style-name="Table165.A1" office:value-type="string">
            <text:p text:style-name="P14">--decompress</text:p>
          </table:table-cell>
          <table:table-cell table:style-name="Table165.A1" office:value-type="string">
            <text:p text:style-name="P14">Set to decompress the input file.</text:p>
          </table:table-cell>
        </table:table-row>
        <table:table-row table:style-name="Table165.1">
          <table:table-cell table:style-name="Table165.A1" office:value-type="string">
            <text:p text:style-name="P14">-f</text:p>
          </table:table-cell>
          <table:table-cell table:style-name="Table165.A1" office:value-type="string">
            <text:p text:style-name="P14">--force</text:p>
          </table:table-cell>
          <table:table-cell table:style-name="Table165.A1" office:value-type="string">
            <text:p text:style-name="P14">Overwrite the output file if it already exists.</text:p>
          </table:table-cell>
        </table:table-row>
        <table:table-row table:style-name="Table165.1">
          <table:table-cell table:style-name="Table165.A1" office:value-type="string">
            <text:p text:style-name="P14"/>
          </table:table-cell>
          <table:table-cell table:style-name="Table165.A1" office:value-type="string">
            <text:p text:style-name="P14">--<text:span text:style-name="T149">no-terminate</text:span></text:p>
          </table:table-cell>
          <table:table-cell table:style-name="Table165.A1" office:value-type="string">
            <text:p text:style-name="P27">if set, do not add the block gzip termination block</text:p>
          </table:table-cell>
        </table:table-row>
        <table:table-row table:style-name="Table165.1">
          <table:table-cell table:style-name="Table165.A1" office:value-type="string">
            <text:p text:style-name="P14">-c</text:p>
          </table:table-cell>
          <table:table-cell table:style-name="Table165.A1" office:value-type="string">
            <text:p text:style-name="P14">--stdout</text:p>
          </table:table-cell>
          <table:table-cell table:style-name="Table165.A1" office:value-type="string">
            <text:p text:style-name="P14">Write output to standard output, keep the original files unchanged. Implied when using standard input.</text:p>
          </table:table-cell>
        </table:table-row>
        <table:table-row table:style-name="Table165.1">
          <table:table-cell table:style-name="Table165.A1" office:value-type="string">
            <text:p text:style-name="P14"/>
          </table:table-cell>
          <table:table-cell table:style-name="Table165.A1" office:value-type="string">
            <text:p text:style-name="P14">FILE+</text:p>
          </table:table-cell>
          <table:table-cell table:style-name="Table165.A1" office:value-type="string">
            <text:p text:style-name="P14">Specifies the file to be compressed or decompressed. Use<text:line-break/>'-' to read from standard input. Must be specified 1 or more times.</text:p>
          </table:table-cell>
        </table:table-row>
      </table:table>
      <text:p text:style-name="P279">Utility</text:p>
      <table:table table:name="Table166" table:style-name="Table166">
        <table:table-column table:style-name="Table166.A"/>
        <table:table-column table:style-name="Table166.B"/>
        <table:table-column table:style-name="Table166.C"/>
        <table:table-row table:style-name="Table166.1">
          <table:table-cell table:style-name="Table166.A1" office:value-type="string">
            <text:p text:style-name="P14">-h</text:p>
          </table:table-cell>
          <table:table-cell table:style-name="Table166.A1" office:value-type="string">
            <text:p text:style-name="P14">--help</text:p>
          </table:table-cell>
          <table:table-cell table:style-name="Table166.A1" office:value-type="string">
            <text:p text:style-name="P14">Prints help on command-line flag usage.</text:p>
          </table:table-cell>
        </table:table-row>
      </table:table>
      <text:p text:style-name="P270">Usage:</text:p>
      <text:p text:style-name="Standard"><text:span text:style-name="T14">Use the </text:span><text:span text:style-name="Monospace"><text:span text:style-name="T14">bgzip</text:span></text:span><text:span text:style-name="T14"> command to block compress files. </text:span><text:span text:style-name="T57">Files such as VCF, BED, SAM, TSV must be block-compressed before they can be indexed for fast retrieval of records corresponding to specific genomic regions.</text:span></text:p>
      <text:p text:style-name="Standard"><text:span text:style-name="See_20_Also_20_Title"><text:span text:style-name="T14">See also:</text:span></text:span><text:span text:style-name="T14"> </text:span><text:span text:style-name="Monospace"><text:span text:style-name="T14">index</text:span></text:span></text:p>
      <text:h text:style-name="P357" text:outline-level="3"><text:bookmark-start text:name="__RefHeading__27920_1889221684"/>index <text:bookmark-end text:name="__RefHeading__27920_1889221684"/></text:h>
      <text:p text:style-name="P270">Synopsis:</text:p>
      <text:p text:style-name="P114">Create tabix index files for block compressed TAB-delimited genome position data files or BAM index files for BAM files.</text:p>
      <text:p text:style-name="P270">Syntax:</text:p>
      <text:p text:style-name="P114">Multi-file input specified from command line:</text:p>
      <text:p text:style-name="P226">$ rtg index [OPTION]... -f FORMAT FILE+</text:p>
      <text:p text:style-name="P114">Multi-file input specified in a text file:</text:p>
      <text:p text:style-name="P226">$ rtg index [OPTION]... -f FORMAT -I FILE</text:p>
      <text:p text:style-name="P270"><text:soft-page-break/>Example:</text:p>
      <text:p text:style-name="P226">$ rtg index -f sam alignments.sam.gz</text:p>
      <text:p text:style-name="P270">Parameters:</text:p>
      <text:p text:style-name="P279">File Input/Output</text:p>
      <table:table table:name="Table167" table:style-name="Table167">
        <table:table-column table:style-name="Table167.A"/>
        <table:table-column table:style-name="Table167.B"/>
        <table:table-column table:style-name="Table167.C"/>
        <table:table-row table:style-name="Table167.1">
          <table:table-cell table:style-name="Table167.A1" office:value-type="string">
            <text:p text:style-name="P14">-f</text:p>
          </table:table-cell>
          <table:table-cell table:style-name="Table167.A1" office:value-type="string">
            <text:p text:style-name="P14">--format=FORMAT</text:p>
          </table:table-cell>
          <table:table-cell table:style-name="Table167.A1" office:value-type="string">
            <text:p text:style-name="P14">Specifies format of the input files to be indexed. (Must be one of [sam, bam, sv, coveragetsv, bed, vcf]).</text:p>
          </table:table-cell>
        </table:table-row>
        <table:table-row table:style-name="Table167.1">
          <table:table-cell table:style-name="Table167.A1" office:value-type="string">
            <text:p text:style-name="P14">-I</text:p>
          </table:table-cell>
          <table:table-cell table:style-name="Table167.A1" office:value-type="string">
            <text:p text:style-name="P14">--input-list-file=FILE</text:p>
          </table:table-cell>
          <table:table-cell table:style-name="Table167.A1" office:value-type="string">
            <text:p text:style-name="P14">Specifies a file containing a list of block compressed files (1 per line) containing data in the specified genome position format.</text:p>
          </table:table-cell>
        </table:table-row>
        <table:table-row table:style-name="Table167.1">
          <table:table-cell table:style-name="Table167.A1" office:value-type="string">
            <text:p text:style-name="P14"/>
          </table:table-cell>
          <table:table-cell table:style-name="Table167.A1" office:value-type="string">
            <text:p text:style-name="P14">FILE+</text:p>
          </table:table-cell>
          <table:table-cell table:style-name="Table167.A1" office:value-type="string">
            <text:p text:style-name="P14">Specifies a block compressed file containing data in the specified genome position format to be indexed. May be specified 0 or more times.</text:p>
          </table:table-cell>
        </table:table-row>
      </table:table>
      <text:p text:style-name="P279">Utility</text:p>
      <table:table table:name="Table168" table:style-name="Table168">
        <table:table-column table:style-name="Table168.A"/>
        <table:table-column table:style-name="Table168.B"/>
        <table:table-column table:style-name="Table168.C"/>
        <table:table-row table:style-name="Table168.1">
          <table:table-cell table:style-name="Table168.A1" office:value-type="string">
            <text:p text:style-name="P14">-h</text:p>
          </table:table-cell>
          <table:table-cell table:style-name="Table168.A1" office:value-type="string">
            <text:p text:style-name="P14">--help</text:p>
          </table:table-cell>
          <table:table-cell table:style-name="Table168.A1" office:value-type="string">
            <text:p text:style-name="P14">Prints help on command-line flag usage.</text:p>
          </table:table-cell>
        </table:table-row>
      </table:table>
      <text:p text:style-name="P270">Usage:</text:p>
      <text:p text:style-name="Standard"><text:span text:style-name="T14">Use the </text:span><text:span text:style-name="Monospace"><text:span text:style-name="T14">index</text:span></text:span><text:span text:style-name="T14"> command to produce tabix indexes for block compressed genome position data files like SAM files and the output from </text:span><text:span text:style-name="Monospace"><text:span text:style-name="T14">sv</text:span></text:span><text:span text:style-name="T14">, </text:span><text:span text:style-name="Monospace"><text:span text:style-name="T14">discord</text:span></text:span><text:span text:style-name="T14">, </text:span><text:span text:style-name="Monospace"><text:span text:style-name="T14">coverage</text:span></text:span><text:span text:style-name="T14"> and </text:span><text:span text:style-name="Monospace"><text:span text:style-name="T14">snp</text:span></text:span><text:span text:style-name="T14"> commands. The </text:span><text:span text:style-name="Monospace"><text:span text:style-name="T14">index</text:span></text:span><text:span text:style-name="T14"> command can also be used to produce BAM indexes for BAM files with no index.</text:span></text:p>
      <text:p text:style-name="Standard"><text:span text:style-name="See_20_Also_20_Title"><text:span text:style-name="T14">See also:</text:span></text:span><text:span text:style-name="T14"> </text:span><text:span text:style-name="Monospace"><text:span text:style-name="T14">map, coverage, snp, sv, discord, extract, bgzip</text:span></text:span></text:p>
      <text:h text:style-name="P357" text:outline-level="3"><text:bookmark-start text:name="__RefHeading__27922_1889221684"/>extract<text:bookmark-end text:name="__RefHeading__27922_1889221684"/></text:h>
      <text:p text:style-name="P270">Synopsis:</text:p>
      <text:p text:style-name="P114">Extract specified parts of an indexed block compressed genome position data file.</text:p>
      <text:p text:style-name="P270">Syntax:</text:p>
      <text:p text:style-name="P114">Extract whole file:</text:p>
      <text:p text:style-name="P226">$ rtg extract [OPTION]... FILE</text:p>
      <text:p text:style-name="P114">Extract specific regions:</text:p>
      <text:p text:style-name="P226">$ rtg extract [OPTION]... FILE STRING+</text:p>
      <text:p text:style-name="P270">Example:</text:p>
      <text:p text:style-name="P226">$ rtg extract alignments.bam 'chr1:10000+10'</text:p>
      <text:p text:style-name="P270">Parameters:</text:p>
      <text:p text:style-name="P279">File Input/Output</text:p>
      <table:table table:name="Table169" table:style-name="Table169">
        <table:table-column table:style-name="Table169.A"/>
        <table:table-column table:style-name="Table169.B"/>
        <table:table-column table:style-name="Table169.C"/>
        <table:table-row table:style-name="Table169.1">
          <table:table-cell table:style-name="Table169.A1" office:value-type="string">
            <text:p text:style-name="P14"/>
          </table:table-cell>
          <table:table-cell table:style-name="Table169.A1" office:value-type="string">
            <text:p text:style-name="P14">FILE</text:p>
          </table:table-cell>
          <table:table-cell table:style-name="Table169.A1" office:value-type="string">
            <text:p text:style-name="P14">The indexed block compressed genome position data file to extract.</text:p>
          </table:table-cell>
        </table:table-row>
      </table:table>
      <text:p text:style-name="P279"><text:soft-page-break/>Filtering</text:p>
      <table:table table:name="Table170" table:style-name="Table170">
        <table:table-column table:style-name="Table170.A"/>
        <table:table-column table:style-name="Table170.B"/>
        <table:table-column table:style-name="Table170.C"/>
        <table:table-row table:style-name="Table170.1">
          <table:table-cell table:style-name="Table170.A1" office:value-type="string">
            <text:p text:style-name="P14"/>
          </table:table-cell>
          <table:table-cell table:style-name="Table170.A1" office:value-type="string">
            <text:p text:style-name="P14">STRING+</text:p>
          </table:table-cell>
          <table:table-cell table:style-name="Table170.A1" office:value-type="string">
            <text:p text:style-name="P14">Specifies the region to display. The format is one of &lt;sequence_name&gt;, &lt;sequence_name&gt;:start-end or &lt;sequence_name&gt;:start+length. May be specified 0 or more times.</text:p>
          </table:table-cell>
        </table:table-row>
      </table:table>
      <text:p text:style-name="P279">Reporting</text:p>
      <table:table table:name="Table171" table:style-name="Table171">
        <table:table-column table:style-name="Table171.A"/>
        <table:table-column table:style-name="Table171.B"/>
        <table:table-column table:style-name="Table171.C"/>
        <table:table-row table:style-name="Table171.1">
          <table:table-cell table:style-name="Table171.A1" office:value-type="string">
            <text:p text:style-name="P14"/>
          </table:table-cell>
          <table:table-cell table:style-name="Table171.A1" office:value-type="string">
            <text:p text:style-name="P14">--header</text:p>
          </table:table-cell>
          <table:table-cell table:style-name="Table171.A1" office:value-type="string">
            <text:p text:style-name="P14">Set to also display the file header.</text:p>
          </table:table-cell>
        </table:table-row>
        <table:table-row table:style-name="Table171.1">
          <table:table-cell table:style-name="Table171.A1" office:value-type="string">
            <text:p text:style-name="P14"/>
          </table:table-cell>
          <table:table-cell table:style-name="Table171.A1" office:value-type="string">
            <text:p text:style-name="P14">--header-only</text:p>
          </table:table-cell>
          <table:table-cell table:style-name="Table171.A1" office:value-type="string">
            <text:p text:style-name="P14">Set to only display the file header.</text:p>
          </table:table-cell>
        </table:table-row>
      </table:table>
      <text:p text:style-name="P279">Utility</text:p>
      <table:table table:name="Table172" table:style-name="Table172">
        <table:table-column table:style-name="Table172.A"/>
        <table:table-column table:style-name="Table172.B"/>
        <table:table-column table:style-name="Table172.C"/>
        <table:table-row table:style-name="Table172.1">
          <table:table-cell table:style-name="Table172.A1" office:value-type="string">
            <text:p text:style-name="P14">-h</text:p>
          </table:table-cell>
          <table:table-cell table:style-name="Table172.A1" office:value-type="string">
            <text:p text:style-name="P14">--help</text:p>
          </table:table-cell>
          <table:table-cell table:style-name="Table172.A1" office:value-type="string">
            <text:p text:style-name="P14">Prints help on command-line flag usage.</text:p>
          </table:table-cell>
        </table:table-row>
      </table:table>
      <text:p text:style-name="P270">Usage:</text:p>
      <text:p text:style-name="Standard"><text:span text:style-name="T14">Use the </text:span><text:span text:style-name="Monospace"><text:span text:style-name="T14">extract</text:span></text:span><text:span text:style-name="T14"> command to view specific parts of indexed block compressed genome position data files.</text:span></text:p>
      <text:p text:style-name="Standard"><text:span text:style-name="See_20_Also_20_Title"><text:span text:style-name="T14">See also:</text:span></text:span><text:span text:style-name="T14"> </text:span><text:span text:style-name="Monospace"><text:span text:style-name="T14">map, coverage, snp, sv, index, bgzip</text:span></text:span></text:p>
      <text:section text:style-name="Sect2" text:name="Command-aview" text:condition="ooow:RTG_PRODUCT==&quot;RTG Tools&quot;" text:display="condition">
        <text:h text:style-name="P361" text:outline-level="3"><text:bookmark-start text:name="__RefHeading__26293_1198830536"/>aview<text:bookmark-end text:name="__RefHeading__26293_1198830536"/></text:h>
        <text:p text:style-name="P273">Synopsis:</text:p>
        <text:p text:style-name="P134">View read mapping and variants corresponding to a region of the genome, with output as ASCII to the terminal, or HTML.</text:p>
        <text:p text:style-name="P273">Syntax:</text:p>
        <text:p text:style-name="P235">$ rtg aview [OPTION]... --region STRING -t SDF FILE+</text:p>
        <text:p text:style-name="P273">Example:</text:p>
        <text:p text:style-name="P236">$ rtg <text:span text:style-name="T177">aview -t hg19 -b omni.vcf -c calls.vcf map/alignments.bam –region Chr10:100000+3 –padding 30</text:span></text:p>
        <text:p text:style-name="P273">Parameters:</text:p>
        <text:p text:style-name="P284">File Input/Output</text:p>
        <table:table table:name="Table232" table:style-name="Table232">
          <table:table-column table:style-name="Table232.A"/>
          <table:table-column table:style-name="Table232.B"/>
          <table:table-column table:style-name="Table232.C"/>
          <table:table-row table:style-name="Table232.1">
            <table:table-cell table:style-name="Table232.A1" office:value-type="string">
              <text:p text:style-name="P23">-<text:span text:style-name="T177">b</text:span></text:p>
            </table:table-cell>
            <table:table-cell table:style-name="Table232.A1" office:value-type="string">
              <text:p text:style-name="P46">--baseline=FILE</text:p>
            </table:table-cell>
            <table:table-cell table:style-name="Table232.A1" office:value-type="string">
              <text:p text:style-name="P46">VCF file containing baseline variants</text:p>
            </table:table-cell>
          </table:table-row>
          <table:table-row table:style-name="Table232.1">
            <table:table-cell table:style-name="Table232.A1" office:value-type="string">
              <text:p text:style-name="P23">-<text:span text:style-name="T177">B</text:span></text:p>
            </table:table-cell>
            <table:table-cell table:style-name="Table232.A1" office:value-type="string">
              <text:p text:style-name="P46">--bed=FILE</text:p>
            </table:table-cell>
            <table:table-cell table:style-name="Table232.A1" office:value-type="string">
              <text:p text:style-name="P46">BED file containing regions to overlay. May be specified 0 or more times.</text:p>
            </table:table-cell>
          </table:table-row>
          <table:table-row table:style-name="Table232.1">
            <table:table-cell table:style-name="Table232.A1" office:value-type="string">
              <text:p text:style-name="P23">-<text:span text:style-name="T177">c</text:span></text:p>
            </table:table-cell>
            <table:table-cell table:style-name="Table232.A1" office:value-type="string">
              <text:p text:style-name="P46">--calls=FILE</text:p>
            </table:table-cell>
            <table:table-cell table:style-name="Table232.A1" office:value-type="string">
              <text:p text:style-name="P46">VCF file containing called variants. May be specified 0 or more times.</text:p>
            </table:table-cell>
          </table:table-row>
          <table:table-row table:style-name="Table232.1">
            <table:table-cell table:style-name="Table232.A1" office:value-type="string">
              <text:p text:style-name="P23">-<text:span text:style-name="T177">I</text:span></text:p>
            </table:table-cell>
            <table:table-cell table:style-name="Table232.A1" office:value-type="string">
              <text:p text:style-name="P46">--input-list-file=FILE</text:p>
            </table:table-cell>
            <table:table-cell table:style-name="Table232.A1" office:value-type="string">
              <text:p text:style-name="P46">file containing a list of SAM/BAM format files (1 per line).</text:p>
            </table:table-cell>
          </table:table-row>
          <table:table-row table:style-name="Table232.1">
            <table:table-cell table:style-name="Table232.A1" office:value-type="string">
              <text:p text:style-name="P23">-<text:span text:style-name="T177">r</text:span></text:p>
            </table:table-cell>
            <table:table-cell table:style-name="Table232.A1" office:value-type="string">
              <text:p text:style-name="P46">--reads=SDF</text:p>
            </table:table-cell>
            <table:table-cell table:style-name="Table232.A1" office:value-type="string">
              <text:p text:style-name="P46">read SDF (only needed to indicate correctness of simulated read mappings). May be specified 0 or more times.</text:p>
            </table:table-cell>
          </table:table-row>
          <text:soft-page-break/>
          <table:table-row table:style-name="Table232.1">
            <table:table-cell table:style-name="Table232.A1" office:value-type="string">
              <text:p text:style-name="P23">-<text:span text:style-name="T177">t</text:span></text:p>
            </table:table-cell>
            <table:table-cell table:style-name="Table232.A1" office:value-type="string">
              <text:p text:style-name="P46">--template=SDF</text:p>
            </table:table-cell>
            <table:table-cell table:style-name="Table232.A1" office:value-type="string">
              <text:p text:style-name="P46">reference SDF <text:span text:style-name="T178">to which mappings and variants apply</text:span></text:p>
            </table:table-cell>
          </table:table-row>
          <table:table-row table:style-name="Table232.1">
            <table:table-cell table:style-name="Table232.A1" office:value-type="string">
              <text:p text:style-name="P23"/>
            </table:table-cell>
            <table:table-cell table:style-name="Table232.A1" office:value-type="string">
              <text:p text:style-name="P23">FILE<text:span text:style-name="T177">+</text:span></text:p>
            </table:table-cell>
            <table:table-cell table:style-name="Table232.A1" office:value-type="string">
              <text:p text:style-name="P23">The indexed block compressed genome position data file to extract.</text:p>
            </table:table-cell>
          </table:table-row>
        </table:table>
        <text:p text:style-name="P284">Filtering</text:p>
        <table:table table:name="Table241" table:style-name="Table241">
          <table:table-column table:style-name="Table241.A"/>
          <table:table-column table:style-name="Table241.B"/>
          <table:table-column table:style-name="Table241.C"/>
          <table:table-row table:style-name="Table241.1">
            <table:table-cell table:style-name="Table241.A1" office:value-type="string">
              <text:p text:style-name="P23">-<text:span text:style-name="T179">p</text:span></text:p>
            </table:table-cell>
            <table:table-cell table:style-name="Table241.A1" office:value-type="string">
              <text:p text:style-name="P47">--padding=INT</text:p>
            </table:table-cell>
            <table:table-cell table:style-name="Table241.A1" office:value-type="string">
              <text:p text:style-name="P47">Padding around region of interest. Default is to automatically determine padding to avoid read truncation.</text:p>
            </table:table-cell>
          </table:table-row>
          <table:table-row table:style-name="Table241.1">
            <table:table-cell table:style-name="Table241.A1" office:value-type="string">
              <text:p text:style-name="P23"/>
            </table:table-cell>
            <table:table-cell table:style-name="Table241.A1" office:value-type="string">
              <text:p text:style-name="P47">--region=STRING</text:p>
            </table:table-cell>
            <table:table-cell table:style-name="Table241.A1" office:value-type="string">
              <text:p text:style-name="P23">Specifies the region to display. The format is one of &lt;sequence_name&gt;, &lt;sequence_name&gt;:start-end or &lt;sequence_name&gt;:start+length. May be specified 0 or more times.</text:p>
            </table:table-cell>
          </table:table-row>
          <table:table-row table:style-name="Table241.1">
            <table:table-cell table:style-name="Table241.A1" office:value-type="string">
              <text:p text:style-name="P23"/>
            </table:table-cell>
            <table:table-cell table:style-name="Table241.A1" office:value-type="string">
              <text:p text:style-name="P47">--sample=STRING</text:p>
            </table:table-cell>
            <table:table-cell table:style-name="Table241.A1" office:value-type="string">
              <text:p text:style-name="P47">Specify name of sample to select. May be specified 0 or more times.</text:p>
            </table:table-cell>
          </table:table-row>
        </table:table>
        <text:p text:style-name="P284">Reporting</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23"/>
            </table:table-cell>
            <table:table-cell table:style-name="Table242.A1" office:value-type="string">
              <text:p text:style-name="P23">--<text:span text:style-name="T178">html</text:span></text:p>
            </table:table-cell>
            <table:table-cell table:style-name="Table242.A1" office:value-type="string">
              <text:p text:style-name="P23"><text:span text:style-name="T178">Output as HTML</text:span>.</text:p>
            </table:table-cell>
          </table:table-row>
          <table:table-row table:style-name="Table242.1">
            <table:table-cell table:style-name="Table242.A1" office:value-type="string">
              <text:p text:style-name="P23"/>
            </table:table-cell>
            <table:table-cell table:style-name="Table242.A1" office:value-type="string">
              <text:p text:style-name="P23">--<text:span text:style-name="T178">no-color</text:span></text:p>
            </table:table-cell>
            <table:table-cell table:style-name="Table242.A1" office:value-type="string">
              <text:p text:style-name="P23"><text:span text:style-name="T178">Do not use colors</text:span>.</text:p>
            </table:table-cell>
          </table:table-row>
          <table:table-row table:style-name="Table242.1">
            <table:table-cell table:style-name="Table242.A1" office:value-type="string">
              <text:p text:style-name="P23"/>
            </table:table-cell>
            <table:table-cell table:style-name="Table242.A1" office:value-type="string">
              <text:p text:style-name="P47">--no-dots</text:p>
            </table:table-cell>
            <table:table-cell table:style-name="Table242.A1" office:value-type="string">
              <text:p text:style-name="P47">Display nucleotide instead of dots.</text:p>
            </table:table-cell>
          </table:table-row>
          <table:table-row table:style-name="Table242.1">
            <table:table-cell table:style-name="Table242.A1" office:value-type="string">
              <text:p text:style-name="P23"/>
            </table:table-cell>
            <table:table-cell table:style-name="Table242.A1" office:value-type="string">
              <text:p text:style-name="P47">--print-cigars</text:p>
            </table:table-cell>
            <table:table-cell table:style-name="Table242.A1" office:value-type="string">
              <text:p text:style-name="P47">Print alignment cigars.</text:p>
            </table:table-cell>
          </table:table-row>
          <table:table-row table:style-name="Table242.1">
            <table:table-cell table:style-name="Table242.A1" office:value-type="string">
              <text:p text:style-name="P23"/>
            </table:table-cell>
            <table:table-cell table:style-name="Table242.A1" office:value-type="string">
              <text:p text:style-name="P47">--print-mapq</text:p>
            </table:table-cell>
            <table:table-cell table:style-name="Table242.A1" office:value-type="string">
              <text:p text:style-name="P47">Print alignment MAPQ values.</text:p>
            </table:table-cell>
          </table:table-row>
          <table:table-row table:style-name="Table242.1">
            <table:table-cell table:style-name="Table242.A1" office:value-type="string">
              <text:p text:style-name="P23"/>
            </table:table-cell>
            <table:table-cell table:style-name="Table242.A1" office:value-type="string">
              <text:p text:style-name="P47">--print-mate-position</text:p>
            </table:table-cell>
            <table:table-cell table:style-name="Table242.A1" office:value-type="string">
              <text:p text:style-name="P47">Print mate position.</text:p>
            </table:table-cell>
          </table:table-row>
          <table:table-row table:style-name="Table242.1">
            <table:table-cell table:style-name="Table242.A1" office:value-type="string">
              <text:p text:style-name="P23"/>
            </table:table-cell>
            <table:table-cell table:style-name="Table242.A1" office:value-type="string">
              <text:p text:style-name="P47">--print-names</text:p>
            </table:table-cell>
            <table:table-cell table:style-name="Table242.A1" office:value-type="string">
              <text:p text:style-name="P47">Print read names.</text:p>
            </table:table-cell>
          </table:table-row>
          <table:table-row table:style-name="Table242.1">
            <table:table-cell table:style-name="Table242.A1" office:value-type="string">
              <text:p text:style-name="P23"/>
            </table:table-cell>
            <table:table-cell table:style-name="Table242.A1" office:value-type="string">
              <text:p text:style-name="P47">--print-readgroup</text:p>
            </table:table-cell>
            <table:table-cell table:style-name="Table242.A1" office:value-type="string">
              <text:p text:style-name="P47">Print read group id for each alignment.</text:p>
            </table:table-cell>
          </table:table-row>
          <table:table-row table:style-name="Table242.1">
            <table:table-cell table:style-name="Table242.A1" office:value-type="string">
              <text:p text:style-name="P23"/>
            </table:table-cell>
            <table:table-cell table:style-name="Table242.A1" office:value-type="string">
              <text:p text:style-name="P47">--print-reference-line=INT</text:p>
            </table:table-cell>
            <table:table-cell table:style-name="Table242.A1" office:value-type="string">
              <text:p text:style-name="P47">print reference line every N lines (Default is 0).</text:p>
            </table:table-cell>
          </table:table-row>
          <table:table-row table:style-name="Table242.1">
            <table:table-cell table:style-name="Table242.A1" office:value-type="string">
              <text:p text:style-name="P23"/>
            </table:table-cell>
            <table:table-cell table:style-name="Table242.A1" office:value-type="string">
              <text:p text:style-name="P47">--project-track=INT</text:p>
            </table:table-cell>
            <table:table-cell table:style-name="Table242.A1" office:value-type="string">
              <text:p text:style-name="P47">If set, project highlighting for the specified track down through reads. Default projects the union of tracks.</text:p>
            </table:table-cell>
          </table:table-row>
          <table:table-row table:style-name="Table242.1">
            <table:table-cell table:style-name="Table242.A1" office:value-type="string">
              <text:p text:style-name="P23"/>
            </table:table-cell>
            <table:table-cell table:style-name="Table242.A1" office:value-type="string">
              <text:p text:style-name="P47">--sort-readgroup</text:p>
            </table:table-cell>
            <table:table-cell table:style-name="Table242.A1" office:value-type="string">
              <text:p text:style-name="P47">Sort reads first on read group and then on start position.</text:p>
            </table:table-cell>
          </table:table-row>
          <table:table-row table:style-name="Table242.1">
            <table:table-cell table:style-name="Table242.A1" office:value-type="string">
              <text:p text:style-name="P23"/>
            </table:table-cell>
            <table:table-cell table:style-name="Table242.A1" office:value-type="string">
              <text:p text:style-name="P47">--sort-reads</text:p>
            </table:table-cell>
            <table:table-cell table:style-name="Table242.A1" office:value-type="string">
              <text:p text:style-name="P47">Sort reads on start position.</text:p>
            </table:table-cell>
          </table:table-row>
        </table:table>
        <text:p text:style-name="P284">Utility</text:p>
        <table:table table:name="Table243" table:style-name="Table243">
          <table:table-column table:style-name="Table243.A"/>
          <table:table-column table:style-name="Table243.B"/>
          <table:table-column table:style-name="Table243.C"/>
          <table:table-row table:style-name="Table243.1">
            <table:table-cell table:style-name="Table243.A1" office:value-type="string">
              <text:p text:style-name="P23">-h</text:p>
            </table:table-cell>
            <table:table-cell table:style-name="Table243.A1" office:value-type="string">
              <text:p text:style-name="P23">--help</text:p>
            </table:table-cell>
            <table:table-cell table:style-name="Table243.A1" office:value-type="string">
              <text:p text:style-name="P23">Prints help on command-line flag usage.</text:p>
            </table:table-cell>
          </table:table-row>
        </table:table>
        <text:p text:style-name="P273"><text:soft-page-break/>Usage:</text:p>
        <text:p text:style-name="P188"><text:span text:style-name="T14">Use the </text:span><text:span text:style-name="Monospace"><text:span text:style-name="T58">aview</text:span></text:span><text:span text:style-name="T14"> command to </text:span><text:span text:style-name="T58">display a textual view of mappings and variants corresponding to a small region of the reference genome. This is useful when examining evidence for variant calls in a server environment where a graphical display application such as IGV is not available. The </text:span><text:span text:style-name="Monospace"><text:span text:style-name="T14">aview</text:span></text:span><text:span text:style-name="T58"> command is easy to script in order to output displays for multiple regions for later viewing (either as text or HTML).</text:span></text:p>
        <text:p text:style-name="P188"><text:span text:style-name="See_20_Also_20_Title"><text:span text:style-name="T14">See also:</text:span></text:span><text:span text:style-name="T14"> </text:span><text:span text:style-name="Monospace"><text:span text:style-name="T14">map, snp</text:span></text:span></text:p>
      </text:section>
      <text:h text:style-name="P362" text:outline-level="3"><text:bookmark-start text:name="__RefHeading__27924_1889221684"/>sdfstats<text:bookmark-end text:name="__RefHeading__27924_1889221684"/></text:h>
      <text:p text:style-name="P270">Synopsis:</text:p>
      <text:p text:style-name="P114">Print statistics that describe a directory of SDF formatted data.</text:p>
      <text:p text:style-name="P270">Syntax:</text:p>
      <text:p text:style-name="P226">$ rtg sdfstats [OPTION]... SDF+</text:p>
      <text:p text:style-name="P270">Example:</text:p>
      <text:p text:style-name="P226">$ rtg sdfstats human_READS_SDF</text:p>
      <text:p text:style-name="P226"/>
      <text:p text:style-name="P226">Location <text:s text:c="10"/>: C:\human_READS_SDF</text:p>
      <text:p text:style-name="P226">Parameters <text:s text:c="8"/>: format -f solexa -o human_READS_SDF<text:line-break/> <text:s text:c="32"/>c:\users\Elle\human\SRR005490.fastq.gz</text:p>
      <text:p text:style-name="P226">SDF Version <text:s text:c="7"/>: 6</text:p>
      <text:p text:style-name="P226">Type <text:s text:c="14"/>: DNA</text:p>
      <text:p text:style-name="P226">Source <text:s text:c="12"/>: SOLEXA</text:p>
      <text:p text:style-name="P226">Paired arm <text:s text:c="8"/>: UNKNOWN</text:p>
      <text:p text:style-name="P226">Number of sequences: 4193903</text:p>
      <text:p text:style-name="P226">Maximum length <text:s text:c="4"/>: 48</text:p>
      <text:p text:style-name="P226">Minimum length <text:s text:c="4"/>: 48</text:p>
      <text:p text:style-name="P226">N <text:s text:c="17"/>: 931268</text:p>
      <text:p text:style-name="P226">A <text:s text:c="17"/>: 61100096</text:p>
      <text:p text:style-name="P226">C <text:s text:c="17"/>: 41452181</text:p>
      <text:p text:style-name="P226">G <text:s text:c="17"/>: 45262380</text:p>
      <text:p text:style-name="P226">T <text:s text:c="17"/>: 52561419</text:p>
      <text:p text:style-name="P226">Total residues <text:s text:c="4"/>: 201307344</text:p>
      <text:p text:style-name="P226">Quality scores available on this SDF</text:p>
      <text:p text:style-name="P270">Parameters:</text:p>
      <text:p text:style-name="P279">File Input/Output</text:p>
      <table:table table:name="Table173" table:style-name="Table173">
        <table:table-column table:style-name="Table173.A"/>
        <table:table-column table:style-name="Table173.B"/>
        <table:table-column table:style-name="Table173.C"/>
        <table:table-row table:style-name="Table173.1">
          <table:table-cell table:style-name="Table173.A1" office:value-type="string">
            <text:p text:style-name="P14"/>
          </table:table-cell>
          <table:table-cell table:style-name="Table173.A1" office:value-type="string">
            <text:p text:style-name="P14">SDF+</text:p>
          </table:table-cell>
          <table:table-cell table:style-name="Table173.A1" office:value-type="string">
            <text:p text:style-name="P14">Specifies an SDF on which statistics are to be reported. May be specified 1 or more times.</text:p>
          </table:table-cell>
        </table:table-row>
      </table:table>
      <text:p text:style-name="P279">Reporting</text:p>
      <table:table table:name="Table174" table:style-name="Table174">
        <table:table-column table:style-name="Table174.A"/>
        <table:table-column table:style-name="Table174.B"/>
        <table:table-column table:style-name="Table174.C"/>
        <table:table-row table:style-name="Table174.1">
          <table:table-cell table:style-name="Table174.A1" office:value-type="string">
            <text:p text:style-name="P14"/>
          </table:table-cell>
          <table:table-cell table:style-name="Table174.A1" office:value-type="string">
            <text:p text:style-name="P14">--lengths</text:p>
          </table:table-cell>
          <table:table-cell table:style-name="Table174.A1" office:value-type="string">
            <text:p text:style-name="P14">Set to print out the name and length of each sequence. (Not recommended for read sets).</text:p>
          </table:table-cell>
        </table:table-row>
        <table:table-row table:style-name="Table174.1">
          <table:table-cell table:style-name="Table174.A1" office:value-type="string">
            <text:p text:style-name="P14">-p</text:p>
          </table:table-cell>
          <table:table-cell table:style-name="Table174.A1" office:value-type="string">
            <text:p text:style-name="P14">--position</text:p>
          </table:table-cell>
          <table:table-cell table:style-name="Table174.A1" office:value-type="string">
            <text:p text:style-name="P14">Set to include information about unknown bases (Ns) by read position.</text:p>
          </table:table-cell>
        </table:table-row>
        <table:table-row table:style-name="Table174.1">
          <table:table-cell table:style-name="Table174.A1" office:value-type="string">
            <text:p text:style-name="P14">-q</text:p>
          </table:table-cell>
          <table:table-cell table:style-name="Table174.A1" office:value-type="string">
            <text:p text:style-name="P14">--quality</text:p>
          </table:table-cell>
          <table:table-cell table:style-name="Table174.A1" office:value-type="string">
            <text:p text:style-name="P14">Set to display mean of quality.</text:p>
          </table:table-cell>
        </table:table-row>
        <text:soft-page-break/>
        <table:table-row table:style-name="Table174.1">
          <table:table-cell table:style-name="Table174.A1" office:value-type="string">
            <text:p text:style-name="P14"/>
          </table:table-cell>
          <table:table-cell table:style-name="Table174.A1" office:value-type="string">
            <text:p text:style-name="P14">--sex=SEX</text:p>
          </table:table-cell>
          <table:table-cell table:style-name="Table174.A1" office:value-type="string">
            <text:p text:style-name="P14">Set to display the reference sequence list for the given sex. (Must be one of [male, female, either]). May be specified 0 or more times.</text:p>
          </table:table-cell>
        </table:table-row>
        <table:table-row table:style-name="Table174.1">
          <table:table-cell table:style-name="Table174.A1" office:value-type="string">
            <text:p text:style-name="P14"/>
          </table:table-cell>
          <table:table-cell table:style-name="Table174.A1" office:value-type="string">
            <text:p text:style-name="P14">--taxonomy</text:p>
          </table:table-cell>
          <table:table-cell table:style-name="Table174.A1" office:value-type="string">
            <text:p text:style-name="P14">Set to display information about the taxonomy.</text:p>
          </table:table-cell>
        </table:table-row>
        <table:table-row table:style-name="Table174.1">
          <table:table-cell table:style-name="Table174.A1" office:value-type="string">
            <text:p text:style-name="P14">-n</text:p>
          </table:table-cell>
          <table:table-cell table:style-name="Table174.A1" office:value-type="string">
            <text:p text:style-name="P14">--unknowns</text:p>
          </table:table-cell>
          <table:table-cell table:style-name="Table174.A1" office:value-type="string">
            <text:p text:style-name="P14">Set to include information about unknown bases (Ns).</text:p>
          </table:table-cell>
        </table:table-row>
      </table:table>
      <text:p text:style-name="P279">Utility</text:p>
      <table:table table:name="Table175" table:style-name="Table175">
        <table:table-column table:style-name="Table175.A"/>
        <table:table-column table:style-name="Table175.B"/>
        <table:table-column table:style-name="Table175.C"/>
        <table:table-row table:style-name="Table175.1">
          <table:table-cell table:style-name="Table175.A1" office:value-type="string">
            <text:p text:style-name="P14">-h</text:p>
          </table:table-cell>
          <table:table-cell table:style-name="Table175.A1" office:value-type="string">
            <text:p text:style-name="P14">--help</text:p>
          </table:table-cell>
          <table:table-cell table:style-name="Table175.A1" office:value-type="string">
            <text:p text:style-name="P14">Prints help on command-line flag usage.</text:p>
          </table:table-cell>
        </table:table-row>
      </table:table>
      <text:p text:style-name="P270">Usage:</text:p>
      <text:p text:style-name="Standard"><text:span text:style-name="T14">Use the </text:span><text:span text:style-name="Monospace"><text:span text:style-name="T14">sdfstats</text:span></text:span><text:span text:style-name="T14"> command to get information about the contents of SDFs.</text:span></text:p>
      <text:p text:style-name="Standard"><text:span text:style-name="See_20_Also_20_Title"><text:span text:style-name="T14">See also:</text:span></text:span><text:span text:style-name="T14"> </text:span><text:span text:style-name="Monospace"><text:span text:style-name="T14">format, cg2sdf, sdf2fasta, sdf2fastq, sdfstats, sdfsplit</text:span></text:span></text:p>
      <text:section text:style-name="Sect2" text:name="Command-sdfsplit" text:condition="ooow:RTG_PRODUCT==&quot;RTG Tools&quot;" text:display="condition">
        <text:h text:style-name="P357" text:outline-level="3"><text:bookmark-start text:name="__RefHeading__27926_1889221684"/>sdfsplit<text:bookmark-end text:name="__RefHeading__27926_1889221684"/></text:h>
        <text:p text:style-name="P270">Synopsis:</text:p>
        <text:p text:style-name="P114">Split SDF data into multiple equal segments, for parallel processing on a computer cluster when running commands that do not directly support processing a subset of a data set.</text:p>
        <text:p text:style-name="P270">Syntax:</text:p>
        <text:p text:style-name="P114">Command line SDF list:</text:p>
        <text:p text:style-name="P226">$ rtg sdfsplit [OPTION]... -n INT -o DIR SDF+</text:p>
        <text:p text:style-name="P114">File-based SDF list:</text:p>
        <text:p text:style-name="P226">$ rtg sdfsplit [OPTION]... -n INT -o DIR -I FILE</text:p>
        <text:p text:style-name="P270">Example:</text:p>
        <text:p text:style-name="P226">$ rtg sdfsplit -n 260000 reads -o split_reads</text:p>
        <text:p text:style-name="P270">Parameters:</text:p>
        <text:p text:style-name="P279">File Input/Output</text:p>
        <table:table table:name="Table176" table:style-name="Table176">
          <table:table-column table:style-name="Table176.A"/>
          <table:table-column table:style-name="Table176.B"/>
          <table:table-column table:style-name="Table176.C"/>
          <table:table-row table:style-name="Table176.1">
            <table:table-cell table:style-name="Table176.A1" office:value-type="string">
              <text:p text:style-name="P14">-I</text:p>
            </table:table-cell>
            <table:table-cell table:style-name="Table176.A1" office:value-type="string">
              <text:p text:style-name="P14">--input-list-file=FILE</text:p>
            </table:table-cell>
            <table:table-cell table:style-name="Table176.A1" office:value-type="string">
              <text:p text:style-name="P14">Specifies a file containing a list of input SDFs (one per line).</text:p>
            </table:table-cell>
          </table:table-row>
          <table:table-row table:style-name="Table176.1">
            <table:table-cell table:style-name="Table176.A1" office:value-type="string">
              <text:p text:style-name="P14">-o</text:p>
            </table:table-cell>
            <table:table-cell table:style-name="Table176.A1" office:value-type="string">
              <text:p text:style-name="P14">--output=DIR</text:p>
            </table:table-cell>
            <table:table-cell table:style-name="Table176.A1" office:value-type="string">
              <text:p text:style-name="P14">Specifies the directory that will contain the split output bases (must be empty if present).</text:p>
            </table:table-cell>
          </table:table-row>
          <table:table-row table:style-name="Table176.1">
            <table:table-cell table:style-name="Table176.A1" office:value-type="string">
              <text:p text:style-name="P14"/>
            </table:table-cell>
            <table:table-cell table:style-name="Table176.A1" office:value-type="string">
              <text:p text:style-name="P14">SDF+</text:p>
            </table:table-cell>
            <table:table-cell table:style-name="Table176.A1" office:value-type="string">
              <text:p text:style-name="P14">Specifies an input SDF. May be specified 0 or more times.</text:p>
            </table:table-cell>
          </table:table-row>
        </table:table>
        <text:p text:style-name="P279">Utility</text:p>
        <table:table table:name="Table177" table:style-name="Table177">
          <table:table-column table:style-name="Table177.A"/>
          <table:table-column table:style-name="Table177.B"/>
          <table:table-column table:style-name="Table177.C"/>
          <table:table-row table:style-name="Table177.1">
            <table:table-cell table:style-name="Table177.A1" office:value-type="string">
              <text:p text:style-name="P14"/>
            </table:table-cell>
            <table:table-cell table:style-name="Table177.A1" office:value-type="string">
              <text:p text:style-name="P14">--allow-duplicate-names</text:p>
            </table:table-cell>
            <table:table-cell table:style-name="Table177.A1" office:value-type="string">
              <text:p text:style-name="P14">Set to disable duplicate name detection. Use this if you need to use less memory <text:soft-page-break/>and you are certain there are no duplicate names in the input.</text:p>
            </table:table-cell>
          </table:table-row>
          <table:table-row table:style-name="Table177.1">
            <table:table-cell table:style-name="Table177.A1" office:value-type="string">
              <text:p text:style-name="P14">-h</text:p>
            </table:table-cell>
            <table:table-cell table:style-name="Table177.A1" office:value-type="string">
              <text:p text:style-name="P14">--help</text:p>
            </table:table-cell>
            <table:table-cell table:style-name="Table177.A1" office:value-type="string">
              <text:p text:style-name="P14">Prints help on command-line flag usage.</text:p>
            </table:table-cell>
          </table:table-row>
          <table:table-row table:style-name="Table177.1">
            <table:table-cell table:style-name="Table177.A1" office:value-type="string">
              <text:p text:style-name="P14"/>
            </table:table-cell>
            <table:table-cell table:style-name="Table177.A1" office:value-type="string">
              <text:p text:style-name="P14">--in-memory</text:p>
            </table:table-cell>
            <table:table-cell table:style-name="Table177.A1" office:value-type="string">
              <text:p text:style-name="P14">Process in memory instead of from disk. (Faster but requires more RAM).</text:p>
            </table:table-cell>
          </table:table-row>
          <table:table-row table:style-name="Table177.1">
            <table:table-cell table:style-name="Table177.A1" office:value-type="string">
              <text:p text:style-name="P14">-n</text:p>
            </table:table-cell>
            <table:table-cell table:style-name="Table177.A1" office:value-type="string">
              <text:p text:style-name="P14">--num-sequences</text:p>
            </table:table-cell>
            <table:table-cell table:style-name="Table177.A1" office:value-type="string">
              <text:p text:style-name="P14">Specifies the number of sequences allowed in each SDF. Generally, this command is used to split up read data sets of considerable size.</text:p>
            </table:table-cell>
          </table:table-row>
        </table:table>
        <text:p text:style-name="P270">Usage:</text:p>
        <text:p text:style-name="Standard"><text:span text:style-name="T14">Use the </text:span><text:span text:style-name="Monospace"><text:span text:style-name="T14">sdfsplit</text:span></text:span><text:span text:style-name="T14"> command to break up very large read data sets into manageable chunks for processing. Use </text:span><text:span text:style-name="Monospace"><text:span text:style-name="T14">-o</text:span></text:span><text:span text:style-name="T14"> to specify the top level output directory and specify the input directories as a space separated list of paths. The subdirectories are constructed underneath the top level output directory.</text:span></text:p>
        <text:p text:style-name="Standard"><text:span text:style-name="T14">The </text:span><text:span text:style-name="Monospace"><text:span text:style-name="T14">-n</text:span></text:span><text:span text:style-name="T14"> flag specifies the sequence count in each of the newly created SDF directories. Select the value here to match the RAM availability on the server node used for mapping and alignment.</text:span></text:p>
        <text:p text:style-name="Standard"><text:span text:style-name="T14">The </text:span><text:span text:style-name="Monospace"><text:span text:style-name="T14">-I</text:span></text:span><text:span text:style-name="T14">, </text:span><text:span text:style-name="Monospace"><text:span text:style-name="T14">--input-list-file</text:span></text:span><text:span text:style-name="T14"> flag allows aggregation of multiple SDF directories into one large data set, which can then be split into chunks of appropriate size for the machine configuration available.</text:span></text:p>
        <text:p text:style-name="Standard"><text:span text:style-name="T14">For example, an organization has been using server nodes with 48GB of RAM. They split up the read data sets to optimize processing in this environment. Next year, they buy new server nodes with 96GB of RAM. They want to rerun the reads against a new reference, so they use all of the existing read data set SDF directories as input into </text:span><text:span text:style-name="Monospace"><text:span text:style-name="T14">sdfsplit</text:span></text:span><text:span text:style-name="T14"> and create new SDF directories with more reads in each.</text:span></text:p>
        <text:p text:style-name="Standard"><text:span text:style-name="T14">Several </text:span><text:span text:style-name="T59">RTG</text:span><text:span text:style-name="T14"> commands, like </text:span><text:span text:style-name="Monospace"><text:span text:style-name="T14">map</text:span></text:span><text:span text:style-name="T14">, now have </text:span><text:span text:style-name="Monospace"><text:span text:style-name="T14">--start-read</text:span></text:span><text:span text:style-name="T14"> and </text:span><text:span text:style-name="Monospace"><text:span text:style-name="T14">--end-read</text:span></text:span><text:span text:style-name="T14"> flag options that may be preferable to using </text:span><text:span text:style-name="Monospace"><text:span text:style-name="T14">sdfsplit</text:span></text:span><text:span text:style-name="T14"> in most situations.</text:span></text:p>
        <text:p text:style-name="Standard"><text:span text:style-name="See_20_Also_20_Title"><text:span text:style-name="T14">See also:</text:span></text:span><text:span text:style-name="T14"> </text:span><text:span text:style-name="Monospace"><text:span text:style-name="T14">format, cg2sdf, sdf2fasta, sdfstats, sdfsplit</text:span></text:span></text:p>
      </text:section>
      <text:h text:style-name="P357" text:outline-level="3"><text:bookmark-start text:name="__RefHeading__27928_1889221684"/>sdfsubset<text:bookmark-end text:name="__RefHeading__27928_1889221684"/></text:h>
      <text:p text:style-name="P270">Synopsis:</text:p>
      <text:p text:style-name="P114">Extracts a specified subset of sequences from one SDF and outputs them to another SDF.</text:p>
      <text:p text:style-name="P270">Syntax:</text:p>
      <text:p text:style-name="P114">Individual specification of sequence ids:</text:p>
      <text:p text:style-name="P226">$ rtg sdfsubset [OPTION]... -i SDF -o SDF STRING+</text:p>
      <text:p text:style-name="P114">File list specification of sequence ids:</text:p>
      <text:p text:style-name="P226">$ rtg sdfsubset [OPTION]... -i SDF -o SDF -I FILE</text:p>
      <text:p text:style-name="P270">Example:</text:p>
      <text:p text:style-name="P226">$ rtg sdfsubset -i reads -o subset_reads 10 20 30 40 50</text:p>
      <text:p text:style-name="P270"><text:soft-page-break/>Parameters:</text:p>
      <text:p text:style-name="P279">File Input/Output</text:p>
      <table:table table:name="Table178" table:style-name="Table178">
        <table:table-column table:style-name="Table178.A"/>
        <table:table-column table:style-name="Table178.B"/>
        <table:table-column table:style-name="Table178.C"/>
        <table:table-row table:style-name="Table178.1">
          <table:table-cell table:style-name="Table178.A1" office:value-type="string">
            <text:p text:style-name="P14">-i</text:p>
          </table:table-cell>
          <table:table-cell table:style-name="Table178.A1" office:value-type="string">
            <text:p text:style-name="P14">--input=SDF</text:p>
          </table:table-cell>
          <table:table-cell table:style-name="Table178.A1" office:value-type="string">
            <text:p text:style-name="P14">Specifies the input SDF.</text:p>
          </table:table-cell>
        </table:table-row>
        <table:table-row table:style-name="Table178.1">
          <table:table-cell table:style-name="Table178.A1" office:value-type="string">
            <text:p text:style-name="P14">-o</text:p>
          </table:table-cell>
          <table:table-cell table:style-name="Table178.A1" office:value-type="string">
            <text:p text:style-name="P14">--output=SDF</text:p>
          </table:table-cell>
          <table:table-cell table:style-name="Table178.A1" office:value-type="string">
            <text:p text:style-name="P14">The name of the output SDF.</text:p>
          </table:table-cell>
        </table:table-row>
      </table:table>
      <text:p text:style-name="P279">Filtering</text:p>
      <table:table table:name="Table179" table:style-name="Table179">
        <table:table-column table:style-name="Table179.A"/>
        <table:table-column table:style-name="Table179.B"/>
        <table:table-column table:style-name="Table179.C"/>
        <table:table-row table:style-name="Table179.1">
          <table:table-cell table:style-name="Table179.A1" office:value-type="string">
            <text:p text:style-name="P212"/>
          </table:table-cell>
          <table:table-cell table:style-name="Table179.A1" office:value-type="string">
            <text:p text:style-name="P212">--end-id=INT</text:p>
          </table:table-cell>
          <table:table-cell table:style-name="Table179.A1" office:value-type="string">
            <text:p text:style-name="P212">Only output sequences with sequence id less than the given number. (Sequence ids start at 0).</text:p>
          </table:table-cell>
        </table:table-row>
        <table:table-row table:style-name="Table179.1">
          <table:table-cell table:style-name="Table179.A1" office:value-type="string">
            <text:p text:style-name="P212"/>
          </table:table-cell>
          <table:table-cell table:style-name="Table179.A1" office:value-type="string">
            <text:p text:style-name="P212">--start-id=INT</text:p>
          </table:table-cell>
          <table:table-cell table:style-name="Table179.A1" office:value-type="string">
            <text:p text:style-name="P212">Only output sequences with sequence id greater than or equal to the given number. (Sequence ids start at 0).</text:p>
          </table:table-cell>
        </table:table-row>
        <table:table-row table:style-name="Table179.1">
          <table:table-cell table:style-name="Table179.A1" office:value-type="string">
            <text:p text:style-name="P212">-<text:span text:style-name="T201">I</text:span></text:p>
          </table:table-cell>
          <table:table-cell table:style-name="Table179.A1" office:value-type="string">
            <text:p text:style-name="P212">--<text:span text:style-name="T201">id-file=FILE</text:span></text:p>
          </table:table-cell>
          <table:table-cell table:style-name="Table179.A1" office:value-type="string">
            <text:p text:style-name="P213">Name of a file containing a list of sequences to extract, one per line.</text:p>
          </table:table-cell>
        </table:table-row>
        <table:table-row table:style-name="Table179.1">
          <table:table-cell table:style-name="Table179.A1" office:value-type="string">
            <text:p text:style-name="P212"/>
          </table:table-cell>
          <table:table-cell table:style-name="Table179.A1" office:value-type="string">
            <text:p text:style-name="P212">--<text:span text:style-name="T201">names</text:span></text:p>
          </table:table-cell>
          <table:table-cell table:style-name="Table179.A1" office:value-type="string">
            <text:p text:style-name="P213">Interpret any specified sequence as names instead of numeric <text:span text:style-name="T203">sequence </text:span>ids.</text:p>
          </table:table-cell>
        </table:table-row>
        <table:table-row table:style-name="Table179.1">
          <table:table-cell table:style-name="Table179.A1" office:value-type="string">
            <text:p text:style-name="P14"/>
          </table:table-cell>
          <table:table-cell table:style-name="Table179.A1" office:value-type="string">
            <text:p text:style-name="P14">STRING+</text:p>
          </table:table-cell>
          <table:table-cell table:style-name="Table179.A1" office:value-type="string">
            <text:p text:style-name="P14">Specifies the sequence id, or sequence name if the names flag is set to extract from the input SDF. May be specified 0 or more times.</text:p>
          </table:table-cell>
        </table:table-row>
      </table:table>
      <text:p text:style-name="P279">Utility</text:p>
      <table:table table:name="Table180" table:style-name="Table180">
        <table:table-column table:style-name="Table180.A"/>
        <table:table-column table:style-name="Table180.B"/>
        <table:table-column table:style-name="Table180.C"/>
        <table:table-row table:style-name="Table180.1">
          <table:table-cell table:style-name="Table180.A1" office:value-type="string">
            <text:p text:style-name="P14">-h</text:p>
          </table:table-cell>
          <table:table-cell table:style-name="Table180.A1" office:value-type="string">
            <text:p text:style-name="P14">--help</text:p>
          </table:table-cell>
          <table:table-cell table:style-name="Table180.A1" office:value-type="string">
            <text:p text:style-name="P14">Prints help on command-line flag usage.</text:p>
          </table:table-cell>
        </table:table-row>
      </table:table>
      <text:p text:style-name="P270">Usage:</text:p>
      <text:p text:style-name="Standard"><text:span text:style-name="T14">Use this command to obtain a subset of sequences from an SDF. Either specify the subset on the command line as a list of space-separated sequence ids or using the </text:span><text:span text:style-name="Monospace"><text:span text:style-name="T14">--id-file</text:span></text:span><text:span text:style-name="T14"> parameter to specify a file containing a list of sequence ids, one per line. Sequence ids start from zero and are the same as the ids that </text:span><text:span text:style-name="Monospace"><text:span text:style-name="T14">map</text:span></text:span><text:span text:style-name="T14"> uses by default in the </text:span><text:span text:style-name="Monospace"><text:span text:style-name="T14">QNAME</text:span></text:span><text:span text:style-name="T14"> field of its BAM files.</text:span></text:p>
      <text:p text:style-name="P114">For example:</text:p>
      <text:p text:style-name="P226">$ rtg sdfsubset -i reads -o subset_reads 10 20 30 40 50</text:p>
      <text:p text:style-name="P114">This will produce an SDF called subset_reads with sequences 10, 20, 30, 40 and 50 from the original SDF contained in it.</text:p>
      <text:p text:style-name="Standard"><text:span text:style-name="See_20_Also_20_Title"><text:span text:style-name="T14">See also:</text:span></text:span><text:span text:style-name="T14"> </text:span><text:span text:style-name="Monospace"><text:span text:style-name="T14">sdfsubseq, sdfstats</text:span></text:span></text:p>
      <text:h text:style-name="P357" text:outline-level="3"><text:bookmark-start text:name="__RefHeading__27930_1889221684"/>sdfsubseq<text:bookmark-end text:name="__RefHeading__27930_1889221684"/></text:h>
      <text:p text:style-name="P270">Synopsis:</text:p>
      <text:p text:style-name="P114">Prints a subsequence of a given sequence in an SDF.</text:p>
      <text:p text:style-name="P270">Syntax:</text:p>
      <text:p text:style-name="P114">Print sequences from sequence names:</text:p>
      <text:p text:style-name="P226">$ rtg sdfsubseq [OPTION]... -i FILE STRING+</text:p>
      <text:p text:style-name="P114">Print sequences from sequence ids:</text:p>
      <text:p text:style-name="P226"><text:soft-page-break/>$ rtg sdfsubseq [OPTION]... -i FILE -I STRING+ </text:p>
      <text:p text:style-name="P270">Example:</text:p>
      <text:p text:style-name="P226">$ rtg sdfsubseq -i reads -I 0:1+100</text:p>
      <text:p text:style-name="P270">Parameters:</text:p>
      <text:p text:style-name="P279">File Input/Output</text:p>
      <table:table table:name="Table181" table:style-name="Table181">
        <table:table-column table:style-name="Table181.A"/>
        <table:table-column table:style-name="Table181.B"/>
        <table:table-column table:style-name="Table181.C"/>
        <table:table-row table:style-name="Table181.1">
          <table:table-cell table:style-name="Table181.A1" office:value-type="string">
            <text:p text:style-name="P14">-i</text:p>
          </table:table-cell>
          <table:table-cell table:style-name="Table181.A1" office:value-type="string">
            <text:p text:style-name="P14">--input=FILE</text:p>
          </table:table-cell>
          <table:table-cell table:style-name="Table181.A1" office:value-type="string">
            <text:p text:style-name="P14">Specifies the input SDF.</text:p>
          </table:table-cell>
        </table:table-row>
      </table:table>
      <text:p text:style-name="P279">Filtering</text:p>
      <table:table table:name="Table182" table:style-name="Table182">
        <table:table-column table:style-name="Table182.A"/>
        <table:table-column table:style-name="Table182.B"/>
        <table:table-column table:style-name="Table182.C"/>
        <table:table-row table:style-name="Table182.1">
          <table:table-cell table:style-name="Table182.A1" office:value-type="string">
            <text:p text:style-name="P14">-I</text:p>
          </table:table-cell>
          <table:table-cell table:style-name="Table182.A1" office:value-type="string">
            <text:p text:style-name="P14">--sequence-id</text:p>
          </table:table-cell>
          <table:table-cell table:style-name="Table182.A1" office:value-type="string">
            <text:p text:style-name="P14">Set to use sequence id instead of sequence name in region flag (0-based).</text:p>
          </table:table-cell>
        </table:table-row>
        <table:table-row table:style-name="Table182.1">
          <table:table-cell table:style-name="Table182.A1" office:value-type="string">
            <text:p text:style-name="P14"/>
          </table:table-cell>
          <table:table-cell table:style-name="Table182.A1" office:value-type="string">
            <text:p text:style-name="P14">STRING+</text:p>
          </table:table-cell>
          <table:table-cell table:style-name="Table182.A1" office:value-type="string">
            <text:p text:style-name="P14">Specifies the region to display. The format is one of &lt;sequence_name&gt;, &lt;sequence_name&gt;:start-end or &lt;sequence_name&gt;:start+length. Must be specified 1 or more times</text:p>
          </table:table-cell>
        </table:table-row>
      </table:table>
      <text:p text:style-name="P279">Utility</text:p>
      <table:table table:name="Table183" table:style-name="Table183">
        <table:table-column table:style-name="Table183.A"/>
        <table:table-column table:style-name="Table183.B"/>
        <table:table-column table:style-name="Table183.C"/>
        <table:table-row table:style-name="Table183.1">
          <table:table-cell table:style-name="Table183.A1" office:value-type="string">
            <text:p text:style-name="P14">-f</text:p>
          </table:table-cell>
          <table:table-cell table:style-name="Table183.A1" office:value-type="string">
            <text:p text:style-name="P14">--fasta</text:p>
          </table:table-cell>
          <table:table-cell table:style-name="Table183.A1" office:value-type="string">
            <text:p text:style-name="P14">Set to output in FASTA format.</text:p>
          </table:table-cell>
        </table:table-row>
        <table:table-row table:style-name="Table183.1">
          <table:table-cell table:style-name="Table183.A1" office:value-type="string">
            <text:p text:style-name="P14">-q</text:p>
          </table:table-cell>
          <table:table-cell table:style-name="Table183.A1" office:value-type="string">
            <text:p text:style-name="P14">--fastq</text:p>
          </table:table-cell>
          <table:table-cell table:style-name="Table183.A1" office:value-type="string">
            <text:p text:style-name="P14">Set to output in FASTQ format.</text:p>
          </table:table-cell>
        </table:table-row>
        <table:table-row table:style-name="Table183.1">
          <table:table-cell table:style-name="Table183.A1" office:value-type="string">
            <text:p text:style-name="P14">-h</text:p>
          </table:table-cell>
          <table:table-cell table:style-name="Table183.A1" office:value-type="string">
            <text:p text:style-name="P14">--help</text:p>
          </table:table-cell>
          <table:table-cell table:style-name="Table183.A1" office:value-type="string">
            <text:p text:style-name="P14">Prints help on command-line flag usage.</text:p>
          </table:table-cell>
        </table:table-row>
        <table:table-row table:style-name="Table183.1">
          <table:table-cell table:style-name="Table183.A1" office:value-type="string">
            <text:p text:style-name="P14">-r</text:p>
          </table:table-cell>
          <table:table-cell table:style-name="Table183.A1" office:value-type="string">
            <text:p text:style-name="P14">--reverse-complement</text:p>
          </table:table-cell>
          <table:table-cell table:style-name="Table183.A1" office:value-type="string">
            <text:p text:style-name="P14">Set to output in reverse complement.</text:p>
          </table:table-cell>
        </table:table-row>
      </table:table>
      <text:p text:style-name="P270">Usage:</text:p>
      <text:p text:style-name="P114">Prints out the nucleotides or amino acids of specified regions in a set of sequences.</text:p>
      <text:p text:style-name="P114">For example:</text:p>
      <text:p text:style-name="P226">$ rtg sdfsubseq --input reads --sequence-id 0:1+20<text:line-break/>AGGCGTCTGCAGCCGACGCG</text:p>
      <text:p text:style-name="Standard"><text:span text:style-name="See_20_Also_20_Title"><text:span text:style-name="T14">See also:</text:span></text:span><text:span text:style-name="T14"> </text:span><text:span text:style-name="Monospace"><text:span text:style-name="T14">sdfsubset, sdfstats</text:span></text:span></text:p>
      <text:section text:style-name="Sect2" text:name="Command-samish" text:condition="ooow:RTG_PRODUCT==&quot;RTG Tools&quot;" text:display="condition">
        <text:h text:style-name="P357" text:outline-level="3"><text:bookmark-start text:name="__RefHeading__27932_1889221684"/>sam2bam<text:bookmark-end text:name="__RefHeading__27932_1889221684"/></text:h>
        <text:p text:style-name="P270">Synopsis:</text:p>
        <text:p text:style-name="P114">Convert coordinate sorted SAM/BAM format files to a BAM format file with index.</text:p>
        <text:p text:style-name="P270">Syntax:</text:p>
        <text:p text:style-name="P226">$ rtg sam2bam [OPTION]... -o FILE FILE+</text:p>
        <text:p text:style-name="P270">Example:</text:p>
        <text:p text:style-name="P226">$ rtg sam2bam -o alignments.bam alignments.sam.gz</text:p>
        <text:p text:style-name="P270"><text:soft-page-break/>Parameters:</text:p>
        <text:p text:style-name="P279">File Input/Output</text:p>
        <table:table table:name="Table184" table:style-name="Table184">
          <table:table-column table:style-name="Table184.A"/>
          <table:table-column table:style-name="Table184.B"/>
          <table:table-column table:style-name="Table184.C"/>
          <table:table-row table:style-name="Table184.1">
            <table:table-cell table:style-name="Table184.A1" office:value-type="string">
              <text:p text:style-name="P14">-o</text:p>
            </table:table-cell>
            <table:table-cell table:style-name="Table184.A1" office:value-type="string">
              <text:p text:style-name="P14">--output=FILE</text:p>
            </table:table-cell>
            <table:table-cell table:style-name="Table184.A1" office:value-type="string">
              <text:p text:style-name="P14">Specifies the output BAM file. Use '-' to write to standard output.</text:p>
            </table:table-cell>
          </table:table-row>
          <table:table-row table:style-name="Table184.1">
            <table:table-cell table:style-name="Table184.A1" office:value-type="string">
              <text:p text:style-name="P14"/>
            </table:table-cell>
            <table:table-cell table:style-name="Table184.A1" office:value-type="string">
              <text:p text:style-name="P14">FILE+</text:p>
            </table:table-cell>
            <table:table-cell table:style-name="Table184.A1" office:value-type="string">
              <text:p text:style-name="P14">Specifies a SAM/BAM result file (must be coordinate sorted). Must be specified 1 or more times.</text:p>
            </table:table-cell>
          </table:table-row>
        </table:table>
        <text:p text:style-name="P279">Utility</text:p>
        <table:table table:name="Table185" table:style-name="Table185">
          <table:table-column table:style-name="Table185.A"/>
          <table:table-column table:style-name="Table185.B"/>
          <table:table-column table:style-name="Table185.C"/>
          <table:table-row table:style-name="Table185.1">
            <table:table-cell table:style-name="Table185.A1" office:value-type="string">
              <text:p text:style-name="P14">-h</text:p>
            </table:table-cell>
            <table:table-cell table:style-name="Table185.A1" office:value-type="string">
              <text:p text:style-name="P14">--help</text:p>
            </table:table-cell>
            <table:table-cell table:style-name="Table185.A1" office:value-type="string">
              <text:p text:style-name="P14">Prints help on command-line flag usage.</text:p>
            </table:table-cell>
          </table:table-row>
        </table:table>
        <text:p text:style-name="P270">Usage:</text:p>
        <text:p text:style-name="Standard"><text:span text:style-name="T14">Use </text:span><text:span text:style-name="Monospace"><text:span text:style-name="T14">sam2bam</text:span></text:span><text:span text:style-name="T14"> to convert SAM/BAM files containing mapped reads to BAM format.</text:span></text:p>
        <text:p text:style-name="Standard"><text:span text:style-name="See_20_Also_20_Title"><text:span text:style-name="T14">See also:</text:span></text:span><text:span text:style-name="T14"> </text:span><text:span text:style-name="Monospace"><text:span text:style-name="T14">map, cgmap, sammerge</text:span></text:span></text:p>
        <text:h text:style-name="P357" text:outline-level="3"><text:bookmark-start text:name="__RefHeading__27934_1889221684"/>sammerge<text:bookmark-end text:name="__RefHeading__27934_1889221684"/></text:h>
        <text:p text:style-name="P270">Synopsis:</text:p>
        <text:p text:style-name="P114">Merge and filter coordinate sorted SAM/BAM files into one SAM/BAM output.</text:p>
        <text:p text:style-name="P270">Syntax:</text:p>
        <text:p text:style-name="P114">Multi-file input specified from command line:</text:p>
        <text:p text:style-name="P226">$ rtg sammerge [OPTION]... FILE+</text:p>
        <text:p text:style-name="P114">Multi-file input specified in a text file:</text:p>
        <text:p text:style-name="P226">$ rtg sammerge [OPTION]... -I FILE</text:p>
        <text:p text:style-name="P270">Example:</text:p>
        <text:p text:style-name="P226">$ rtg sammerge alignments1.bam alignments2.bam -o alignments.bam</text:p>
        <text:p text:style-name="P270">Parameters:</text:p>
        <text:p text:style-name="P279">File Input/Output</text:p>
        <table:table table:name="Table186" table:style-name="Table186">
          <table:table-column table:style-name="Table186.A"/>
          <table:table-column table:style-name="Table186.B"/>
          <table:table-column table:style-name="Table186.C"/>
          <table:table-row table:style-name="Table186.1">
            <table:table-cell table:style-name="Table186.A1" office:value-type="string">
              <text:p text:style-name="P14">-I</text:p>
            </table:table-cell>
            <table:table-cell table:style-name="Table186.A1" office:value-type="string">
              <text:p text:style-name="P14">--input-list-file=FILE</text:p>
            </table:table-cell>
            <table:table-cell table:style-name="Table186.A1" office:value-type="string">
              <text:p text:style-name="P14">Specifies a file containing a list of SAM/BAM format files (one per line) containing mapped reads (must be coordinate sorted).</text:p>
            </table:table-cell>
          </table:table-row>
          <table:table-row table:style-name="Table186.1">
            <table:table-cell table:style-name="Table186.A1" office:value-type="string">
              <text:p text:style-name="P14">-o</text:p>
            </table:table-cell>
            <table:table-cell table:style-name="Table186.A1" office:value-type="string">
              <text:p text:style-name="P14">--output=FILE</text:p>
            </table:table-cell>
            <table:table-cell table:style-name="Table186.A1" office:value-type="string">
              <text:p text:style-name="P14">Specifies the output file for the SAM/BAM output. If not set or '-' specified, will print the SAM to standard output.</text:p>
            </table:table-cell>
          </table:table-row>
          <table:table-row table:style-name="Table186.1">
            <table:table-cell table:style-name="Table186.A1" office:value-type="string">
              <text:p text:style-name="P14"/>
            </table:table-cell>
            <table:table-cell table:style-name="Table186.A1" office:value-type="string">
              <text:p text:style-name="P14">FILE+</text:p>
            </table:table-cell>
            <table:table-cell table:style-name="Table186.A1" office:value-type="string">
              <text:p text:style-name="P14">Specifies a SAM/BAM result file (must be coordinate sorted). May be specified 0 or more times.</text:p>
            </table:table-cell>
          </table:table-row>
        </table:table>
        <text:p text:style-name="P279">Sensitivity Tuning</text:p>
        <table:table table:name="Table187" table:style-name="Table187">
          <table:table-column table:style-name="Table187.A"/>
          <table:table-column table:style-name="Table187.B"/>
          <table:table-column table:style-name="Table187.C"/>
          <table:table-row table:style-name="Table187.1">
            <table:table-cell table:style-name="Table187.A1" office:value-type="string">
              <text:p text:style-name="P14"/>
            </table:table-cell>
            <table:table-cell table:style-name="Table187.A1" office:value-type="string">
              <text:p text:style-name="P14">--<text:span text:style-name="T159">bed-regions</text:span></text:p>
            </table:table-cell>
            <table:table-cell table:style-name="Table187.A1" office:value-type="string">
              <text:p text:style-name="P35">BED file containing regions to process</text:p>
            </table:table-cell>
          </table:table-row>
          <text:soft-page-break/>
          <table:table-row table:style-name="Table187.1">
            <table:table-cell table:style-name="Table187.A1" office:value-type="string">
              <text:p text:style-name="P14"/>
            </table:table-cell>
            <table:table-cell table:style-name="Table187.A1" office:value-type="string">
              <text:p text:style-name="P14">--exclude-duplicates</text:p>
            </table:table-cell>
            <table:table-cell table:style-name="Table187.A1" office:value-type="string">
              <text:p text:style-name="P14">Set to exclude all SAM records flagged as a PCR or optical duplicate.</text:p>
            </table:table-cell>
          </table:table-row>
          <table:table-row table:style-name="Table187.1">
            <table:table-cell table:style-name="Table187.A1" office:value-type="string">
              <text:p text:style-name="P14"/>
            </table:table-cell>
            <table:table-cell table:style-name="Table187.A1" office:value-type="string">
              <text:p text:style-name="P14">--exclude-mated</text:p>
            </table:table-cell>
            <table:table-cell table:style-name="Table187.A1" office:value-type="string">
              <text:p text:style-name="P14">Set to exclude all mated SAM records.</text:p>
            </table:table-cell>
          </table:table-row>
          <table:table-row table:style-name="Table187.1">
            <table:table-cell table:style-name="Table187.A1" office:value-type="string">
              <text:p text:style-name="P14"/>
            </table:table-cell>
            <table:table-cell table:style-name="Table187.A1" office:value-type="string">
              <text:p text:style-name="P14">--exclude-unmapped</text:p>
            </table:table-cell>
            <table:table-cell table:style-name="Table187.A1" office:value-type="string">
              <text:p text:style-name="P14">Set to exclude all unmapped SAM records.</text:p>
            </table:table-cell>
          </table:table-row>
          <table:table-row table:style-name="Table187.1">
            <table:table-cell table:style-name="Table187.A1" office:value-type="string">
              <text:p text:style-name="P14"/>
            </table:table-cell>
            <table:table-cell table:style-name="Table187.A1" office:value-type="string">
              <text:p text:style-name="P14">--exclude-unmated</text:p>
            </table:table-cell>
            <table:table-cell table:style-name="Table187.A1" office:value-type="string">
              <text:p text:style-name="P14">Set to exclude all unmated SAM records.</text:p>
            </table:table-cell>
          </table:table-row>
          <table:table-row table:style-name="Table187.1">
            <table:table-cell table:style-name="Table187.A1" office:value-type="string">
              <text:p text:style-name="P14"/>
            </table:table-cell>
            <table:table-cell table:style-name="Table187.A1" office:value-type="string">
              <text:p text:style-name="P14">--exclude-unplaced</text:p>
            </table:table-cell>
            <table:table-cell table:style-name="Table187.A1" office:value-type="string">
              <text:p text:style-name="P14">Set to exclude all SAM records with no alignment position.</text:p>
            </table:table-cell>
          </table:table-row>
          <table:table-row table:style-name="Table187.1">
            <table:table-cell table:style-name="Table187.A1" office:value-type="string">
              <text:p text:style-name="P14">-F</text:p>
            </table:table-cell>
            <table:table-cell table:style-name="Table187.A1" office:value-type="string">
              <text:p text:style-name="P14">--filter-flags=INT</text:p>
            </table:table-cell>
            <table:table-cell table:style-name="Table187.A1" office:value-type="string">
              <text:p text:style-name="P14">Set a decimal mask indicating SAM FLAG bits that must not be set for the record.</text:p>
            </table:table-cell>
          </table:table-row>
          <table:table-row table:style-name="Table187.1">
            <table:table-cell table:style-name="Table187.A1" office:value-type="string">
              <text:p text:style-name="P14">-m</text:p>
            </table:table-cell>
            <table:table-cell table:style-name="Table187.A1" office:value-type="string">
              <text:p text:style-name="P14">--max-as-mated=INT</text:p>
            </table:table-cell>
            <table:table-cell table:style-name="Table187.A1" office:value-type="string">
              <text:p text:style-name="P14">Set to ignore mated SAM records with an alignment score (AS attribute) that exceeds this amount.</text:p>
            </table:table-cell>
          </table:table-row>
          <table:table-row table:style-name="Table187.1">
            <table:table-cell table:style-name="Table187.A1" office:value-type="string">
              <text:p text:style-name="P14">-u</text:p>
            </table:table-cell>
            <table:table-cell table:style-name="Table187.A1" office:value-type="string">
              <text:p text:style-name="P14">--max-as-unmated=INT</text:p>
            </table:table-cell>
            <table:table-cell table:style-name="Table187.A1" office:value-type="string">
              <text:p text:style-name="P14">Set to ignore unmated SAM records with an alignment score (AS attribute) that exceeds this amount.</text:p>
            </table:table-cell>
          </table:table-row>
          <table:table-row table:style-name="Table187.1">
            <table:table-cell table:style-name="Table187.A1" office:value-type="string">
              <text:p text:style-name="P14">-c</text:p>
            </table:table-cell>
            <table:table-cell table:style-name="Table187.A1" office:value-type="string">
              <text:p text:style-name="P14">--max-hits=INT</text:p>
            </table:table-cell>
            <table:table-cell table:style-name="Table187.A1" office:value-type="string">
              <text:p text:style-name="P14">Set to ignore SAM records with an alignment count that exceeds this amount.</text:p>
            </table:table-cell>
          </table:table-row>
          <table:table-row table:style-name="Table187.1">
            <table:table-cell table:style-name="Table187.A1" office:value-type="string">
              <text:p text:style-name="P14"/>
            </table:table-cell>
            <table:table-cell table:style-name="Table187.A1" office:value-type="string">
              <text:p text:style-name="P14">--min-mapq=INT</text:p>
            </table:table-cell>
            <table:table-cell table:style-name="Table187.A1" office:value-type="string">
              <text:p text:style-name="P14">Set to ignore SAM records with MAPQ less than this value.</text:p>
            </table:table-cell>
          </table:table-row>
          <table:table-row table:style-name="Table187.1">
            <table:table-cell table:style-name="Table187.A1" office:value-type="string">
              <text:p text:style-name="P14"/>
            </table:table-cell>
            <table:table-cell table:style-name="Table187.A1" office:value-type="string">
              <text:p text:style-name="P14">--region=STRING</text:p>
            </table:table-cell>
            <table:table-cell table:style-name="Table187.A1" office:value-type="string">
              <text:p text:style-name="P14">Set to only process SAM records within the specified range. The format is one of &lt;sequence_name&gt;, &lt;sequence_name&gt;:start-end or &lt;sequence_name&gt;:start+length.</text:p>
            </table:table-cell>
          </table:table-row>
          <table:table-row table:style-name="Table187.1">
            <table:table-cell table:style-name="Table187.A1" office:value-type="string">
              <text:p text:style-name="P14">-f</text:p>
            </table:table-cell>
            <table:table-cell table:style-name="Table187.A1" office:value-type="string">
              <text:p text:style-name="P14">--require-flags=INT</text:p>
            </table:table-cell>
            <table:table-cell table:style-name="Table187.A1" office:value-type="string">
              <text:p text:style-name="P14">Set a decimal mask indicating SAM FLAG bits that must be set for the record.</text:p>
            </table:table-cell>
          </table:table-row>
        </table:table>
        <text:p text:style-name="P279">Utility</text:p>
        <table:table table:name="Table188" table:style-name="Table188">
          <table:table-column table:style-name="Table188.A"/>
          <table:table-column table:style-name="Table188.B"/>
          <table:table-column table:style-name="Table188.C"/>
          <table:table-row table:style-name="Table188.1">
            <table:table-cell table:style-name="Table188.A1" office:value-type="string">
              <text:p text:style-name="P14">-h</text:p>
            </table:table-cell>
            <table:table-cell table:style-name="Table188.A1" office:value-type="string">
              <text:p text:style-name="P14">--help</text:p>
            </table:table-cell>
            <table:table-cell table:style-name="Table188.A1" office:value-type="string">
              <text:p text:style-name="P14">Prints help on command-line flag usage.</text:p>
            </table:table-cell>
          </table:table-row>
          <table:table-row table:style-name="Table188.1">
            <table:table-cell table:style-name="Table188.A1" office:value-type="string">
              <text:p text:style-name="P14"/>
            </table:table-cell>
            <table:table-cell table:style-name="Table188.A1" office:value-type="string">
              <text:p text:style-name="P14">--legacy-cigars</text:p>
            </table:table-cell>
            <table:table-cell table:style-name="Table188.A1" office:value-type="string">
              <text:p text:style-name="P14">Produce cigars in legacy format (using M instead of X or =) in SAM/BAM output.</text:p>
            </table:table-cell>
          </table:table-row>
          <table:table-row table:style-name="Table188.1">
            <table:table-cell table:style-name="Table188.A1" office:value-type="string">
              <text:p text:style-name="P14">-Z</text:p>
            </table:table-cell>
            <table:table-cell table:style-name="Table188.A1" office:value-type="string">
              <text:p text:style-name="P14">--no-gzip</text:p>
            </table:table-cell>
            <table:table-cell table:style-name="Table188.A1" office:value-type="string">
              <text:p text:style-name="P14">Set this flag to create the output SAM file without compression. By default the output SAM file is compressed with tabix compatible blocked gzip.</text:p>
            </table:table-cell>
          </table:table-row>
          <table:table-row table:style-name="Table188.1">
            <table:table-cell table:style-name="Table188.A1" office:value-type="string">
              <text:p text:style-name="P14"/>
            </table:table-cell>
            <table:table-cell table:style-name="Table188.A1" office:value-type="string">
              <text:p text:style-name="P14">--no-index</text:p>
            </table:table-cell>
            <table:table-cell table:style-name="Table188.A1" office:value-type="string">
              <text:p text:style-name="P14">Set this flag to not produce the index for the SAM/BAM output file.</text:p>
            </table:table-cell>
          </table:table-row>
          <table:table-row table:style-name="Table188.1">
            <table:table-cell table:style-name="Table188.A1" office:value-type="string">
              <text:p text:style-name="P14">-T</text:p>
            </table:table-cell>
            <table:table-cell table:style-name="Table188.A1" office:value-type="string">
              <text:p text:style-name="P14">--threads=INT</text:p>
            </table:table-cell>
            <table:table-cell table:style-name="Table188.A1" office:value-type="string">
              <text:p text:style-name="P14">Specify the number of threads to use in a multi-core processor. (Default is all available cores).</text:p>
            </table:table-cell>
          </table:table-row>
        </table:table>
        <text:p text:style-name="P270"><text:soft-page-break/>Usage:</text:p>
        <text:p text:style-name="Standard"><text:span text:style-name="T14">Use this command to merge multiple sorted SAM/BAM files into one sorted SAM/BAM file. It can also be used to produce a filtered set of SAM records based on the tuning criteria. If the extension of the given output file name is </text:span><text:span text:style-name="Monospace"><text:span text:style-name="T14">.bam</text:span></text:span><text:span text:style-name="T14"> the output will be in BAM format instead of SAM format.</text:span></text:p>
        <text:p text:style-name="Standard"><text:span text:style-name="See_20_Also_20_Title"><text:span text:style-name="T14">See also:</text:span></text:span><text:span text:style-name="T14"> </text:span><text:span text:style-name="Monospace"><text:span text:style-name="T14">map, cgmap, samstats</text:span></text:span></text:p>
        <text:h text:style-name="P357" text:outline-level="3"><text:bookmark-start text:name="__RefHeading__27936_1889221684"/>samstats<text:bookmark-end text:name="__RefHeading__27936_1889221684"/></text:h>
        <text:p text:style-name="P270">Synopsis:</text:p>
        <text:p text:style-name="P114">Print alignment statistics from the contents of the output SAM/BAM file.</text:p>
        <text:p text:style-name="P270">Syntax:</text:p>
        <text:p text:style-name="P226">$ rtg samstats [OPTION]... -t SDF FILE+</text:p>
        <text:p text:style-name="P270">Example:</text:p>
        <text:p text:style-name="P226">$ rtg samstats -t genome -i alignments.bam</text:p>
        <text:p text:style-name="P270">Parameters:</text:p>
        <text:p text:style-name="P279">File Input/Output</text:p>
        <table:table table:name="Table189" table:style-name="Table189">
          <table:table-column table:style-name="Table189.A"/>
          <table:table-column table:style-name="Table189.B"/>
          <table:table-column table:style-name="Table189.C"/>
          <table:table-row table:style-name="Table189.1">
            <table:table-cell table:style-name="Table189.A1" office:value-type="string">
              <text:p text:style-name="P14">-I</text:p>
            </table:table-cell>
            <table:table-cell table:style-name="Table189.A1" office:value-type="string">
              <text:p text:style-name="P14">--input-list-file=FILE</text:p>
            </table:table-cell>
            <table:table-cell table:style-name="Table189.A1" office:value-type="string">
              <text:p text:style-name="P14">Specifies a file containing a list of SAM/BAM format files (one per line) containing mapped reads.</text:p>
            </table:table-cell>
          </table:table-row>
          <table:table-row table:style-name="Table189.1">
            <table:table-cell table:style-name="Table189.A1" office:value-type="string">
              <text:p text:style-name="P14">-r</text:p>
            </table:table-cell>
            <table:table-cell table:style-name="Table189.A1" office:value-type="string">
              <text:p text:style-name="P14">--reads=SDF</text:p>
            </table:table-cell>
            <table:table-cell table:style-name="Table189.A1" office:value-type="string">
              <text:p text:style-name="P14">Specifies the SDF containing the reads.</text:p>
            </table:table-cell>
          </table:table-row>
          <table:table-row table:style-name="Table189.1">
            <table:table-cell table:style-name="Table189.A1" office:value-type="string">
              <text:p text:style-name="P14">-t</text:p>
            </table:table-cell>
            <table:table-cell table:style-name="Table189.A1" office:value-type="string">
              <text:p text:style-name="P14">--template=SDF</text:p>
            </table:table-cell>
            <table:table-cell table:style-name="Table189.A1" office:value-type="string">
              <text:p text:style-name="P14">Specifies the reference genome SDF.</text:p>
            </table:table-cell>
          </table:table-row>
          <table:table-row table:style-name="Table189.1">
            <table:table-cell table:style-name="Table189.A1" office:value-type="string">
              <text:p text:style-name="P14"/>
            </table:table-cell>
            <table:table-cell table:style-name="Table189.A1" office:value-type="string">
              <text:p text:style-name="P14">FILE+</text:p>
            </table:table-cell>
            <table:table-cell table:style-name="Table189.A1" office:value-type="string">
              <text:p text:style-name="P14">Specifies a SAM/BAM result file (must contain read-ids not read names). May be specified 0 or more times.</text:p>
            </table:table-cell>
          </table:table-row>
        </table:table>
        <text:p text:style-name="P279">Reporting</text:p>
        <table:table table:name="Table190" table:style-name="Table190">
          <table:table-column table:style-name="Table190.A"/>
          <table:table-column table:style-name="Table190.B"/>
          <table:table-column table:style-name="Table190.C"/>
          <table:table-row table:style-name="Table190.1">
            <table:table-cell table:style-name="Table190.A1" office:value-type="string">
              <text:p text:style-name="P14"/>
            </table:table-cell>
            <table:table-cell table:style-name="Table190.A1" office:value-type="string">
              <text:p text:style-name="P14">--consensus</text:p>
            </table:table-cell>
            <table:table-cell table:style-name="Table190.A1" office:value-type="string">
              <text:p text:style-name="P14">Set to record consensus data. Requires roughly 5x reference genome length of RAM.</text:p>
            </table:table-cell>
          </table:table-row>
          <table:table-row table:style-name="Table190.1">
            <table:table-cell table:style-name="Table190.A1" office:value-type="string">
              <text:p text:style-name="P14">-D</text:p>
            </table:table-cell>
            <table:table-cell table:style-name="Table190.A1" office:value-type="string">
              <text:p text:style-name="P14">--distributions</text:p>
            </table:table-cell>
            <table:table-cell table:style-name="Table190.A1" office:value-type="string">
              <text:p text:style-name="P14">Set to display distributions of insert sizes, alignment scores and read hits.</text:p>
            </table:table-cell>
          </table:table-row>
          <table:table-row table:style-name="Table190.1">
            <table:table-cell table:style-name="Table190.A1" office:value-type="string">
              <text:p text:style-name="P14"/>
            </table:table-cell>
            <table:table-cell table:style-name="Table190.A1" office:value-type="string">
              <text:p text:style-name="P14">--per-file</text:p>
            </table:table-cell>
            <table:table-cell table:style-name="Table190.A1" office:value-type="string">
              <text:p text:style-name="P14">Set to output per-file statistics as well as the summary of all SAM/BAM files.</text:p>
            </table:table-cell>
          </table:table-row>
          <table:table-row table:style-name="Table190.1">
            <table:table-cell table:style-name="Table190.A1" office:value-type="string">
              <text:p text:style-name="P14"/>
            </table:table-cell>
            <table:table-cell table:style-name="Table190.A1" office:value-type="string">
              <text:p text:style-name="P14">--validate</text:p>
            </table:table-cell>
            <table:table-cell table:style-name="Table190.A1" office:value-type="string">
              <text:p text:style-name="P14">Set to validate mapping of read to reference. Tests matching of bases according to CIGAR format.</text:p>
            </table:table-cell>
          </table:table-row>
        </table:table>
        <text:p text:style-name="P279">Utility</text:p>
        <table:table table:name="Table191" table:style-name="Table191">
          <table:table-column table:style-name="Table191.A"/>
          <table:table-column table:style-name="Table191.B"/>
          <table:table-column table:style-name="Table191.C"/>
          <table:table-row table:style-name="Table191.1">
            <table:table-cell table:style-name="Table191.A1" office:value-type="string">
              <text:p text:style-name="P14">-h</text:p>
            </table:table-cell>
            <table:table-cell table:style-name="Table191.A1" office:value-type="string">
              <text:p text:style-name="P14">--help</text:p>
            </table:table-cell>
            <table:table-cell table:style-name="Table191.A1" office:value-type="string">
              <text:p text:style-name="P14">Prints help on command-line flag usage.</text:p>
            </table:table-cell>
          </table:table-row>
        </table:table>
        <text:p text:style-name="P270"><text:soft-page-break/>Usage:</text:p>
        <text:p text:style-name="Standard"><text:span text:style-name="T14">Use the </text:span><text:span text:style-name="Monospace"><text:span text:style-name="T14">samstats</text:span></text:span><text:span text:style-name="T14"> command to display information about a SAM/BAM file and the mapping run that created it. When used without the original reads, </text:span><text:span text:style-name="Monospace"><text:span text:style-name="T14">samstats</text:span></text:span><text:span text:style-name="T14"> reports on the file contents: total records, number unmapped and percentage accuracy of alignments compared to the reference.</text:span></text:p>
        <text:p text:style-name="Standard"><text:span text:style-name="T14">When the original reads are included with the </text:span><text:span text:style-name="Monospace"><text:span text:style-name="T14">-r</text:span></text:span><text:span text:style-name="T14"> flag, the command reports more information about this particular SAM/BAM file in the context of the entire read data set. This choice reports: reads reported one or more times in the SAM/BAM file compared to the total number of reads in the SDF, the number of reads mapped at a single location (i.e. uniquely), the maximum number of records reported for a read set by the </text:span><text:span text:style-name="Monospace"><text:span text:style-name="T14">--max-top-results</text:span></text:span><text:span text:style-name="T14"> flag in the </text:span><text:span text:style-name="Monospace"><text:span text:style-name="T14">map</text:span></text:span><text:span text:style-name="T14"> command, and counts of the number of reads mapped at each top results level up to the maximum allowed.</text:span></text:p>
        <text:p text:style-name="P114">For paired-end reads, the command additionally reports a distribution for the direction of the mate pairs: <text:span text:style-name="Monospace">FF</text:span> (forward-forward), <text:span text:style-name="Monospace">RF</text:span> (reverse-forward), <text:span text:style-name="Monospace">FR</text:span> (forward-reverse), and <text:span text:style-name="Monospace">RR</text:span> (reverse-reverse).</text:p>
        <text:p text:style-name="Standard"><text:span text:style-name="T14">Add the </text:span><text:span text:style-name="Monospace"><text:span text:style-name="T14">--consensus</text:span></text:span><text:span text:style-name="T14"> flag to report the coverage depth across the entire alignment file and a consensus percentage. Consensus measures percentage agreement of alignments at base pair locations across the reference.</text:span></text:p>
        <text:p text:style-name="Standard"><text:span text:style-name="T14">Set the </text:span><text:span text:style-name="Monospace"><text:span text:style-name="T14">--distributions</text:span></text:span><text:span text:style-name="T14"> flag to report summary detail on the number of reads mapped by alignment score (</text:span><text:span text:style-name="Monospace"><text:span text:style-name="T14">AS</text:span></text:span><text:span text:style-name="T121"> field)</text:span><text:span text:style-name="T14">. For mated paired-end reads, a distribution of insert size is reported.</text:span></text:p>
        <text:p text:style-name="Standard"><text:span text:style-name="T14">Set the </text:span><text:span text:style-name="Monospace"><text:span text:style-name="T14">--validate</text:span></text:span><text:span text:style-name="T14"> flag to force the reporting of problems in the alignments file.</text:span></text:p>
        <text:p text:style-name="Standard"><text:span text:style-name="See_20_Also_20_Title"><text:span text:style-name="T14">See also:</text:span></text:span><text:span text:style-name="T14"> </text:span><text:span text:style-name="Monospace"><text:span text:style-name="T14">sdfstats</text:span></text:span></text:p>
        <text:h text:style-name="P357" text:outline-level="3"><text:bookmark-start text:name="__RefHeading__27938_1889221684"/>samrename<text:bookmark-end text:name="__RefHeading__27938_1889221684"/></text:h>
        <text:p text:style-name="P270">Synopsis:</text:p>
        <text:p text:style-name="Standard"><text:span text:style-name="T14">Replace read identifiers (</text:span><text:span text:style-name="Monospace"><text:span text:style-name="T14">QNAME</text:span></text:span><text:span text:style-name="T14"> field) in a SAM/BAM file generated by the RTG </text:span><text:span text:style-name="Monospace"><text:span text:style-name="T14">map</text:span></text:span><text:span text:style-name="T14"> command with the sequence identifiers from the original sequence file.</text:span></text:p>
        <text:p text:style-name="P270">Syntax:</text:p>
        <text:p text:style-name="P226">$ rtg samrename [OPTION]... -i SDF FILE</text:p>
        <text:p text:style-name="P270">Example:</text:p>
        <text:p text:style-name="P226">$ rtg samrename -i reads alignments.bam</text:p>
        <text:p text:style-name="P270">Parameters:</text:p>
        <text:p text:style-name="P279">File Input/Output</text:p>
        <table:table table:name="Table192" table:style-name="Table192">
          <table:table-column table:style-name="Table192.A"/>
          <table:table-column table:style-name="Table192.B"/>
          <table:table-column table:style-name="Table192.C"/>
          <table:table-row table:style-name="Table192.1">
            <table:table-cell table:style-name="Table192.A1" office:value-type="string">
              <text:p text:style-name="P14">-i</text:p>
            </table:table-cell>
            <table:table-cell table:style-name="Table192.A1" office:value-type="string">
              <text:p text:style-name="P14">--input=SDF</text:p>
            </table:table-cell>
            <table:table-cell table:style-name="Table192.A1" office:value-type="string">
              <text:p text:style-name="P14">Specifies the SDF containing the reads in the SAM/BAM file.</text:p>
            </table:table-cell>
          </table:table-row>
          <table:table-row table:style-name="Table192.1">
            <table:table-cell table:style-name="Table192.A1" office:value-type="string">
              <text:p text:style-name="P14">-o</text:p>
            </table:table-cell>
            <table:table-cell table:style-name="Table192.A1" office:value-type="string">
              <text:p text:style-name="P14">--output=FILE</text:p>
            </table:table-cell>
            <table:table-cell table:style-name="Table192.A1" office:value-type="string">
              <text:p text:style-name="P14">Specifies the name for the output SAM/BAM file.</text:p>
            </table:table-cell>
          </table:table-row>
          <table:table-row table:style-name="Table192.1">
            <table:table-cell table:style-name="Table192.A1" office:value-type="string">
              <text:p text:style-name="P14"/>
            </table:table-cell>
            <table:table-cell table:style-name="Table192.A1" office:value-type="string">
              <text:p text:style-name="P14">FILE</text:p>
            </table:table-cell>
            <table:table-cell table:style-name="Table192.A1" office:value-type="string">
              <text:p text:style-name="P14">Specifies the input SAM/BAM file.</text:p>
            </table:table-cell>
          </table:table-row>
        </table:table>
        <text:p text:style-name="P279">Filtering</text:p>
        <table:table table:name="Table193" table:style-name="Table193">
          <table:table-column table:style-name="Table193.A"/>
          <table:table-column table:style-name="Table193.B"/>
          <table:table-column table:style-name="Table193.C"/>
          <table:table-row table:style-name="Table193.1">
            <table:table-cell table:style-name="Table193.A1" office:value-type="string">
              <text:p text:style-name="P14"/>
            </table:table-cell>
            <table:table-cell table:style-name="Table193.A1" office:value-type="string">
              <text:p text:style-name="P14">--end-read=INT</text:p>
            </table:table-cell>
            <table:table-cell table:style-name="Table193.A1" office:value-type="string">
              <text:p text:style-name="P14">Set the exclusive upper bound of the read <text:soft-page-break/>id set to rename.</text:p>
            </table:table-cell>
          </table:table-row>
          <table:table-row table:style-name="Table193.1">
            <table:table-cell table:style-name="Table193.A1" office:value-type="string">
              <text:p text:style-name="P14"/>
            </table:table-cell>
            <table:table-cell table:style-name="Table193.A1" office:value-type="string">
              <text:p text:style-name="P14">--start-read=INT</text:p>
            </table:table-cell>
            <table:table-cell table:style-name="Table193.A1" office:value-type="string">
              <text:p text:style-name="P14">Set the inclusive lower bound of the read id set to rename.</text:p>
            </table:table-cell>
          </table:table-row>
        </table:table>
        <text:p text:style-name="P279">Utility</text:p>
        <table:table table:name="Table194" table:style-name="Table194">
          <table:table-column table:style-name="Table194.A"/>
          <table:table-column table:style-name="Table194.B"/>
          <table:table-column table:style-name="Table194.C"/>
          <table:table-row table:style-name="Table194.1">
            <table:table-cell table:style-name="Table194.A1" office:value-type="string">
              <text:p text:style-name="P14">-h</text:p>
            </table:table-cell>
            <table:table-cell table:style-name="Table194.A1" office:value-type="string">
              <text:p text:style-name="P14">--help </text:p>
            </table:table-cell>
            <table:table-cell table:style-name="Table194.A1" office:value-type="string">
              <text:p text:style-name="P14">Prints help on command-line flag usage.</text:p>
            </table:table-cell>
          </table:table-row>
          <table:table-row table:style-name="Table194.1">
            <table:table-cell table:style-name="Table194.A1" office:value-type="string">
              <text:p text:style-name="P14">-Z</text:p>
            </table:table-cell>
            <table:table-cell table:style-name="Table194.A1" office:value-type="string">
              <text:p text:style-name="P14">--no-gzip</text:p>
            </table:table-cell>
            <table:table-cell table:style-name="Table194.A1" office:value-type="string">
              <text:p text:style-name="P14">Set this flag to create the SAM output file without compression. By default the output file is compressed with tabix compatible blocked gzip.</text:p>
            </table:table-cell>
          </table:table-row>
          <table:table-row table:style-name="Table194.1">
            <table:table-cell table:style-name="Table194.A1" office:value-type="string">
              <text:p text:style-name="P14"/>
            </table:table-cell>
            <table:table-cell table:style-name="Table194.A1" office:value-type="string">
              <text:p text:style-name="P14">--no-index</text:p>
            </table:table-cell>
            <table:table-cell table:style-name="Table194.A1" office:value-type="string">
              <text:p text:style-name="P14">Set this flag to not produce the index for the SAM/BAM output file.</text:p>
            </table:table-cell>
          </table:table-row>
        </table:table>
        <text:p text:style-name="P270">Usage:</text:p>
        <text:p text:style-name="Standard"><text:span text:style-name="T14">By default the </text:span><text:span text:style-name="Monospace"><text:span text:style-name="T14">map</text:span></text:span><text:span text:style-name="T14"> and </text:span><text:span text:style-name="Monospace"><text:span text:style-name="T14">cgmap</text:span></text:span><text:span text:style-name="T14"> commands will populate the SAM/BAM output files with internal numeric read identifiers rather than the original read names. The </text:span><text:span text:style-name="Monospace"><text:span text:style-name="T14">samrename</text:span></text:span><text:span text:style-name="T14"> command replaces those internal read identifiers with the original read names. If the output file is not specified, the command creates the new file in the same directory as the input file, adding </text:span><text:span text:style-name="Monospace"><text:span text:style-name="T14">_rename</text:span></text:span><text:span text:style-name="T14"> to the file name. For example, </text:span><text:span text:style-name="Monospace"><text:span text:style-name="T14">alignments.bam</text:span></text:span><text:span text:style-name="T14"> becomes </text:span><text:span text:style-name="Monospace"><text:span text:style-name="T14">alignments_rename.bam</text:span></text:span><text:span text:style-name="T14">.</text:span></text:p>
        <text:p text:style-name="Standard"><text:span text:style-name="See_20_Also_20_Title"><text:span text:style-name="T14">See also:</text:span></text:span><text:span text:style-name="T14"> </text:span><text:span text:style-name="Monospace"><text:span text:style-name="T14">map, samstats</text:span></text:span></text:p>
        <text:h text:style-name="P357" text:outline-level="3"><text:bookmark-start text:name="__RefHeading__27940_1889221684"/>mapxrename<text:bookmark-end text:name="__RefHeading__27940_1889221684"/></text:h>
        <text:p text:style-name="P270">Synopsis:</text:p>
        <text:p text:style-name="Standard"><text:span text:style-name="T14">Replaces read identifiers (</text:span><text:span text:style-name="Monospace"><text:span text:style-name="T14">read-id</text:span></text:span><text:span text:style-name="T14"> field) in a </text:span><text:span text:style-name="Monospace"><text:span text:style-name="T14">mapx</text:span></text:span><text:span text:style-name="T14"> </text:span><text:span text:style-name="T60">output </text:span><text:span text:style-name="T14">file generated by the RTG </text:span><text:span text:style-name="Monospace"><text:span text:style-name="T14">mapx</text:span></text:span><text:span text:style-name="T14"> command with the sequence identifiers from the original sequence file.</text:span></text:p>
        <text:p text:style-name="P270">Syntax:</text:p>
        <text:p text:style-name="P226">$ rtg mapxrename [OPTION]... -i SDF FILE</text:p>
        <text:p text:style-name="P270">Example:</text:p>
        <text:p text:style-name="P226">$ rtg mapxrename -i human_protein_reads mapx_out.txt.gz</text:p>
        <text:p text:style-name="P270">Parameters:</text:p>
        <text:p text:style-name="P279">File Input/Output</text:p>
        <table:table table:name="Table195" table:style-name="Table195">
          <table:table-column table:style-name="Table195.A"/>
          <table:table-column table:style-name="Table195.B"/>
          <table:table-column table:style-name="Table195.C"/>
          <table:table-row table:style-name="Table195.1">
            <table:table-cell table:style-name="Table195.A1" office:value-type="string">
              <text:p text:style-name="P14">-i</text:p>
            </table:table-cell>
            <table:table-cell table:style-name="Table195.A1" office:value-type="string">
              <text:p text:style-name="P14">--input=SDF</text:p>
            </table:table-cell>
            <table:table-cell table:style-name="Table195.A1" office:value-type="string">
              <text:p text:style-name="P14">Specifies the SDF containing the reads in the mapx file.</text:p>
            </table:table-cell>
          </table:table-row>
          <table:table-row table:style-name="Table195.1">
            <table:table-cell table:style-name="Table195.A1" office:value-type="string">
              <text:p text:style-name="P14">-o</text:p>
            </table:table-cell>
            <table:table-cell table:style-name="Table195.A1" office:value-type="string">
              <text:p text:style-name="P14">--output=FILE</text:p>
            </table:table-cell>
            <table:table-cell table:style-name="Table195.A1" office:value-type="string">
              <text:p text:style-name="P14">Specifies the name for the output mapx file.</text:p>
            </table:table-cell>
          </table:table-row>
          <table:table-row table:style-name="Table195.1">
            <table:table-cell table:style-name="Table195.A1" office:value-type="string">
              <text:p text:style-name="P14"/>
            </table:table-cell>
            <table:table-cell table:style-name="Table195.A1" office:value-type="string">
              <text:p text:style-name="P14">FILE</text:p>
            </table:table-cell>
            <table:table-cell table:style-name="Table195.A1" office:value-type="string">
              <text:p text:style-name="P14">Specifies the input mapx file.</text:p>
            </table:table-cell>
          </table:table-row>
        </table:table>
        <text:p text:style-name="P279">Utility</text:p>
        <table:table table:name="Table196" table:style-name="Table196">
          <table:table-column table:style-name="Table196.A"/>
          <table:table-column table:style-name="Table196.B"/>
          <table:table-column table:style-name="Table196.C"/>
          <table:table-row table:style-name="Table196.1">
            <table:table-cell table:style-name="Table196.A1" office:value-type="string">
              <text:p text:style-name="P14">-h</text:p>
            </table:table-cell>
            <table:table-cell table:style-name="Table196.A1" office:value-type="string">
              <text:p text:style-name="P14">--help</text:p>
            </table:table-cell>
            <table:table-cell table:style-name="Table196.A1" office:value-type="string">
              <text:p text:style-name="P14">Prints help on command-line flag usage.</text:p>
            </table:table-cell>
          </table:table-row>
        </table:table>
        <text:p text:style-name="P270"><text:soft-page-break/>Usage:</text:p>
        <text:p text:style-name="Standard"><text:span text:style-name="T14">By default the </text:span><text:span text:style-name="Monospace"><text:span text:style-name="T14">mapx</text:span></text:span><text:span text:style-name="T14"> command will populate the output files with internal numeric read identifiers rather than the original read names. The </text:span><text:span text:style-name="Monospace"><text:span text:style-name="T14">mapxrename</text:span></text:span><text:span text:style-name="T14"> command replaces those internal read identifiers with the original read names. If the output file is not specified, the command creates the new file in the same directory as the input file, adding </text:span><text:span text:style-name="Monospace"><text:span text:style-name="T14">_rename</text:span></text:span><text:span text:style-name="T14"> to the file name. For example, </text:span><text:span text:style-name="Monospace"><text:span text:style-name="T14">alignments.tsv.gz</text:span></text:span><text:span text:style-name="T14"> becomes </text:span><text:span text:style-name="Monospace"><text:span text:style-name="T14">alignments_rename.tsv.gz</text:span></text:span><text:span text:style-name="T14">.</text:span></text:p>
        <text:p text:style-name="P165"><text:span text:style-name="T14">See also: </text:span><text:span text:style-name="Monospace"><text:span text:style-name="T14">mapx</text:span></text:span></text:p>
        <text:h text:style-name="P363" text:outline-level="3"><text:bookmark-start text:name="__RefHeading__24454_229859350"/>chrstats<text:bookmark-end text:name="__RefHeading__24454_229859350"/></text:h>
        <text:p text:style-name="P274">Synopsis:</text:p>
        <text:p text:style-name="P135">The <text:span text:style-name="Monospace">chrstats</text:span> command checks <text:span text:style-name="T150">chromosome coverage levels based on calibration files and produces warnings if levels depart from expected coverage levels</text:span>.</text:p>
        <text:p text:style-name="P274">Syntax:</text:p>
        <text:p text:style-name="P237">$ rtg <text:span text:style-name="T150">chrstats</text:span> [OPTION]... -t SDF <text:span text:style-name="T150">FILE+</text:span></text:p>
        <text:p text:style-name="P274">Example:</text:p>
        <text:p text:style-name="P114"><text:span text:style-name="T177">Check all samples using sex information from pedigree</text:span>:</text:p>
        <text:p text:style-name="P312">$ rtg <text:span text:style-name="T150">chrstats</text:span> -t genome_ref --<text:span text:style-name="T175">pedigree ceu_trio.ped</text:span> <text:span text:style-name="T175">trio_map/alignments.bam</text:span></text:p>
        <text:p text:style-name="P311"/>
        <text:p text:style-name="P311">sample <text:s text:c="2"/><text:span text:style-name="T202">specified</text:span> <text:s/>consistent <text:s/>possible <text:s/>coverage</text:p>
        <text:p text:style-name="P311">--------------------------------------------------</text:p>
        <text:p text:style-name="P311">NA12892 <text:s/>FEMALE <text:s text:c="4"/>true <text:s text:c="20"/>56.00</text:p>
        <text:p text:style-name="P311">NA12891 <text:s/>MALE <text:s text:c="6"/>true <text:s text:c="20"/>51.75</text:p>
        <text:p text:style-name="P311">NA12878 <text:s/>FEMALE <text:s text:c="4"/>true <text:s text:c="20"/>58.11</text:p>
        <text:p text:style-name="P311"/>
        <text:p text:style-name="P114"><text:span text:style-name="T177">Check a single sample without pedigree</text:span>:</text:p>
        <text:p text:style-name="P312">$ rtg <text:span text:style-name="T150">chrstats</text:span> -t genome_ref --<text:span text:style-name="T152">sample NA12878 --sex=female</text:span> <text:span text:style-name="T150">NA12878_map/alignments.bam</text:span></text:p>
        <text:p text:style-name="P311"/>
        <text:p text:style-name="P311">sample <text:s text:c="2"/><text:span text:style-name="T202">specified</text:span> <text:s/>consistent <text:s/>possible <text:s/>coverage</text:p>
        <text:p text:style-name="P311">---------------------------------------------------------------------------------------</text:p>
        <text:p text:style-name="P311">NA12878 <text:s/>MALE <text:s text:c="6"/>false <text:s text:c="6"/>FEMALE <text:s text:c="6"/>58.34 <text:s text:c="2"/>(2 of 25 sequences have unexpected coverage level)</text:p>
        <text:p text:style-name="P274">Parameters:</text:p>
        <text:p text:style-name="P285">File Input/Output</text:p>
        <table:table table:name="Table145" table:style-name="Table145">
          <table:table-column table:style-name="Table145.A"/>
          <table:table-column table:style-name="Table145.B"/>
          <table:table-column table:style-name="Table145.C"/>
          <table:table-row table:style-name="Table145.1">
            <table:table-cell table:style-name="Table145.A1" office:value-type="string">
              <text:p text:style-name="P45">-I</text:p>
            </table:table-cell>
            <table:table-cell table:style-name="Table145.A1" office:value-type="string">
              <text:p text:style-name="P45">--input-list-file=FILE</text:p>
            </table:table-cell>
            <table:table-cell table:style-name="Table145.A1" office:value-type="string">
              <text:p text:style-name="P45">File containing a list of SAM/BAM format files (1 per line) containing mapped reads.</text:p>
            </table:table-cell>
          </table:table-row>
          <table:table-row table:style-name="Table145.1">
            <table:table-cell table:style-name="Table145.A1" office:value-type="string">
              <text:p text:style-name="P15">-t</text:p>
            </table:table-cell>
            <table:table-cell table:style-name="Table145.A1" office:value-type="string">
              <text:p text:style-name="P15">--template=SDF</text:p>
            </table:table-cell>
            <table:table-cell table:style-name="Table145.A1" office:value-type="string">
              <text:p text:style-name="P15">SDF containing <text:span text:style-name="T152">reference genome</text:span>.</text:p>
            </table:table-cell>
          </table:table-row>
          <table:table-row table:style-name="Table145.1">
            <table:table-cell table:style-name="Table145.A1" office:value-type="string">
              <text:p text:style-name="P15"/>
            </table:table-cell>
            <table:table-cell table:style-name="Table145.A1" office:value-type="string">
              <text:p text:style-name="P28">FILE+</text:p>
            </table:table-cell>
            <table:table-cell table:style-name="Table145.A1" office:value-type="string">
              <text:p text:style-name="P28"><text:span text:style-name="T151">alignment </text:span>files to process. Must be specified 1 or more times</text:p>
            </table:table-cell>
          </table:table-row>
        </table:table>
        <text:p text:style-name="P285">Sensitivity Tuning</text:p>
        <table:table table:name="Table153" table:style-name="Table153">
          <table:table-column table:style-name="Table153.A"/>
          <table:table-column table:style-name="Table153.B"/>
          <table:table-column table:style-name="Table153.C"/>
          <table:table-row table:style-name="Table153.1">
            <table:table-cell table:style-name="Table153.A1" office:value-type="string">
              <text:p text:style-name="P15">-<text:span text:style-name="T151">s</text:span></text:p>
            </table:table-cell>
            <table:table-cell table:style-name="Table153.A1" office:value-type="string">
              <text:p text:style-name="P15">--<text:span text:style-name="T151">sample</text:span>=STRING</text:p>
            </table:table-cell>
            <table:table-cell table:style-name="Table153.A1" office:value-type="string">
              <text:p text:style-name="P43">the name of the sample to check (required when <text:span text:style-name="T175">checking single sample from multiple samples alignments</text:span>)</text:p>
            </table:table-cell>
          </table:table-row>
          <table:table-row table:style-name="Table153.1">
            <table:table-cell table:style-name="Table153.A1" office:value-type="string">
              <text:p text:style-name="P15"/>
            </table:table-cell>
            <table:table-cell table:style-name="Table153.A1" office:value-type="string">
              <text:p text:style-name="P15">--<text:span text:style-name="T151">sex</text:span>=<text:span text:style-name="T151">SEX</text:span></text:p>
            </table:table-cell>
            <table:table-cell table:style-name="Table153.A1" office:value-type="string">
              <text:p text:style-name="P44"><text:span text:style-name="T175">sex setting that the individual was specified as during mapping (when not </text:span><text:soft-page-break/><text:span text:style-name="T175">using pedigree)</text:span> (Must be one of [male, female, either]) (Default is either)</text:p>
            </table:table-cell>
          </table:table-row>
          <table:table-row table:style-name="Table153.1">
            <table:table-cell table:style-name="Table153.A1" office:value-type="string">
              <text:p text:style-name="P15"/>
            </table:table-cell>
            <table:table-cell table:style-name="Table153.A1" office:value-type="string">
              <text:p text:style-name="P15">--pedigree=FILE</text:p>
            </table:table-cell>
            <table:table-cell table:style-name="Table153.A1" office:value-type="string">
              <text:p text:style-name="P15"><text:span text:style-name="T175">G</text:span>enome relationships PED file <text:span text:style-name="T175">containing sample sex information</text:span>.</text:p>
            </table:table-cell>
          </table:table-row>
          <table:table-row table:style-name="Table153.1">
            <table:table-cell table:style-name="Table153.A1" office:value-type="string">
              <text:p text:style-name="P15"/>
            </table:table-cell>
            <table:table-cell table:style-name="Table153.A1" office:value-type="string">
              <text:p text:style-name="P45">--sex-z-threshold=NUM</text:p>
            </table:table-cell>
            <table:table-cell table:style-name="Table153.A1" office:value-type="string">
              <text:p text:style-name="P45">The z-score deviation threshold for sex chromosome consistency (Default is 5.0)</text:p>
            </table:table-cell>
          </table:table-row>
          <table:table-row table:style-name="Table153.1">
            <table:table-cell table:style-name="Table153.A1" office:value-type="string">
              <text:p text:style-name="P15"/>
            </table:table-cell>
            <table:table-cell table:style-name="Table153.A1" office:value-type="string">
              <text:p text:style-name="P45">--z-threshold=NUM</text:p>
            </table:table-cell>
            <table:table-cell table:style-name="Table153.A1" office:value-type="string">
              <text:p text:style-name="P45">The z-score deviation threshold for chromosome consistency (Default is 10.0)</text:p>
            </table:table-cell>
          </table:table-row>
        </table:table>
        <text:p text:style-name="P286">Utility</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22">-h</text:p>
            </table:table-cell>
            <table:table-cell table:style-name="Table30.A1" office:value-type="string">
              <text:p text:style-name="P22">--help</text:p>
            </table:table-cell>
            <table:table-cell table:style-name="Table30.A1" office:value-type="string">
              <text:p text:style-name="P22">Prints help on command-line flag usage.</text:p>
            </table:table-cell>
          </table:table-row>
        </table:table>
        <text:p text:style-name="P275">Usage:</text:p>
        <text:p text:style-name="P166"><text:span text:style-name="T14">Given a </text:span><text:span text:style-name="T61">set of alignments which represent genomic mapping for one or more samples, the </text:span><text:span text:style-name="Monospace"><text:span text:style-name="T14">chrstats</text:span></text:span><text:span text:style-name="T61"> command examines chromosomal coverage levels and checks their expected levels with respect to each other. This can be used to indicate gross chromosomal abnormalities, or cases where the sample sex does not match expected (e.g. due to sample mislabelling, incorrect pedigree sex information, etc)</text:span></text:p>
        <text:p text:style-name="P168"><text:span text:style-name="T14">To ensure correct </text:span><text:span text:style-name="T62">identification of expected ploidy on autosomes and s</text:span><text:span text:style-name="T14">ex chromosomes it is necessary to specify a template </text:span><text:span text:style-name="T63">containing an appropriate </text:span><text:span text:style-name="Monospace"><text:span text:style-name="T14">reference.txt</text:span></text:span><text:span text:style-name="T63"> file. See Section </text:span><text:span text:style-name="T63"><text:bookmark-ref text:reference-format="number" text:ref-name="__RefHeading__10794_1889221684">6.3</text:bookmark-ref></text:span><text:span text:style-name="T63"> for more information on </text:span><text:span text:style-name="Monospace"><text:span text:style-name="T14">reference.txt</text:span></text:span><text:span text:style-name="T63"> files.</text:span></text:p>
        <text:p text:style-name="P168"><text:span text:style-name="T14">While it is best to give the template used </text:span><text:span text:style-name="T62">during mapping</text:span><text:span text:style-name="T14">, for checking third-party outputs any template containing the same chromosome names and an appropriate </text:span><text:span text:style-name="Monospace"><text:span text:style-name="T14">reference.txt</text:span></text:span><text:span text:style-name="T14"> file will work. </text:span><text:span text:style-name="T62">Note that the input alignment files must have calibration information, as automatically produced during mapping by the </text:span><text:span text:style-name="Monospace"><text:span text:style-name="T14">map</text:span></text:span><text:span text:style-name="T62"> or </text:span><text:span text:style-name="Monospace"><text:span text:style-name="T14">cgmap</text:span></text:span><text:span text:style-name="T62"> commands, or explicitly created by the </text:span><text:span text:style-name="Monospace"><text:span text:style-name="T14">calibrate</text:span></text:span><text:span text:style-name="T62"> command.</text:span></text:p>
        <text:p text:style-name="P167"><text:span text:style-name="T14">This command can be used with </text:span><text:span text:style-name="T63">the results of </text:span><text:span text:style-name="T14">either whole genome or exome sequencing, although </text:span><text:span text:style-name="T63">the latter requires that mapping (or subsequent calibration) employed the </text:span><text:span text:style-name="Monospace"><text:span text:style-name="T14">--bed-regions</text:span></text:span><text:span text:style-name="T63"> flag.</text:span></text:p>
        <text:p text:style-name="P165"><text:span text:style-name="See_20_Also_20_Title"><text:span text:style-name="T14">See also:</text:span></text:span><text:span text:style-name="Monospace"><text:span text:style-name="T14"> </text:span></text:span><text:span text:style-name="Monospace"><text:span text:style-name="T62">map, cgmap, calibrate</text:span></text:span></text:p>
      </text:section>
      <text:h text:style-name="P357" text:outline-level="3"><text:bookmark-start text:name="__RefHeading__27942_1889221684"/>mendelian<text:bookmark-end text:name="__RefHeading__27942_1889221684"/></text:h>
      <text:p text:style-name="P270">Synopsis:</text:p>
      <text:p text:style-name="Standard"><text:span text:style-name="T14">The </text:span><text:span text:style-name="Monospace"><text:span text:style-name="T14">mendelian</text:span></text:span><text:span text:style-name="T14"> command checks a multi-sample VCF file for variant calls which </text:span><text:span text:style-name="T64">do not follow</text:span><text:span text:style-name="T14"> Mendelian inheritance, </text:span><text:span text:style-name="T64">and compute aggregate sample concordance</text:span><text:span text:style-name="T14">.</text:span></text:p>
      <text:p text:style-name="P270">Syntax:</text:p>
      <text:p text:style-name="P226">$ rtg mendelian [OPTION]... -i FILE -t SDF</text:p>
      <text:p text:style-name="P270">Example:</text:p>
      <text:p text:style-name="P226">$ rtg mendelian -i family.vcf.gz -t genome_ref</text:p>
      <text:p text:style-name="P270"><text:soft-page-break/>Parameters:</text:p>
      <text:p text:style-name="P279">File Input/Output</text:p>
      <table:table table:name="Table201" table:style-name="Table201">
        <table:table-column table:style-name="Table201.A"/>
        <table:table-column table:style-name="Table201.B"/>
        <table:table-column table:style-name="Table201.C"/>
        <table:table-row table:style-name="Table201.1">
          <table:table-cell table:style-name="Table201.A1" office:value-type="string">
            <text:p text:style-name="P14">-i</text:p>
          </table:table-cell>
          <table:table-cell table:style-name="Table201.A1" office:value-type="string">
            <text:p text:style-name="P14">--input=FILE</text:p>
          </table:table-cell>
          <table:table-cell table:style-name="Table201.A1" office:value-type="string">
            <text:p text:style-name="P14">VCF file containing the multiple sample variant calls. Use '-' to read from standard input.</text:p>
          </table:table-cell>
        </table:table-row>
        <table:table-row table:style-name="Table201.1">
          <table:table-cell table:style-name="Table201.A1" office:value-type="string">
            <text:p text:style-name="P14"/>
          </table:table-cell>
          <table:table-cell table:style-name="Table201.A1" office:value-type="string">
            <text:p text:style-name="P14">--output=FILE</text:p>
          </table:table-cell>
          <table:table-cell table:style-name="Table201.A1" office:value-type="string">
            <text:p text:style-name="P14">Set to output annotated calls to this VCF file.</text:p>
          </table:table-cell>
        </table:table-row>
        <table:table-row table:style-name="Table201.1">
          <table:table-cell table:style-name="Table201.A1" office:value-type="string">
            <text:p text:style-name="P14"/>
          </table:table-cell>
          <table:table-cell table:style-name="Table201.A1" office:value-type="string">
            <text:p text:style-name="P14">--output-consistent=FILE</text:p>
          </table:table-cell>
          <table:table-cell table:style-name="Table201.A1" office:value-type="string">
            <text:p text:style-name="P14">Set to output only consistent calls to this VCF file.</text:p>
          </table:table-cell>
        </table:table-row>
        <table:table-row table:style-name="Table201.1">
          <table:table-cell table:style-name="Table201.A1" office:value-type="string">
            <text:p text:style-name="P14"/>
          </table:table-cell>
          <table:table-cell table:style-name="Table201.A1" office:value-type="string">
            <text:p text:style-name="P14">--output-inconsistent=FILE</text:p>
          </table:table-cell>
          <table:table-cell table:style-name="Table201.A1" office:value-type="string">
            <text:p text:style-name="P14">Set to output only non-Mendelian calls to this VCF file.</text:p>
          </table:table-cell>
        </table:table-row>
        <table:table-row table:style-name="Table201.1">
          <table:table-cell table:style-name="Table201.A1" office:value-type="string">
            <text:p text:style-name="P14">-t</text:p>
          </table:table-cell>
          <table:table-cell table:style-name="Table201.A1" office:value-type="string">
            <text:p text:style-name="P14">--template=SDF</text:p>
          </table:table-cell>
          <table:table-cell table:style-name="Table201.A1" office:value-type="string">
            <text:p text:style-name="P14">SDF containing template to which was used to create the VCF.</text:p>
          </table:table-cell>
        </table:table-row>
      </table:table>
      <text:p text:style-name="P279">Sensitivity Tuning</text:p>
      <table:table table:name="Table202" table:style-name="Table202">
        <table:table-column table:style-name="Table202.A"/>
        <table:table-column table:style-name="Table202.B"/>
        <table:table-column table:style-name="Table202.C"/>
        <table:table-row table:style-name="Table202.1">
          <table:table-cell table:style-name="Table202.A1" office:value-type="string">
            <text:p text:style-name="P14">-l</text:p>
          </table:table-cell>
          <table:table-cell table:style-name="Table202.A1" office:value-type="string">
            <text:p text:style-name="P14">--lenient</text:p>
          </table:table-cell>
          <table:table-cell table:style-name="Table202.A1" office:value-type="string">
            <text:p text:style-name="P14">Set to allow homozygous diploid variant calls in place of haploid calls and assume missing values are equal to the reference.</text:p>
          </table:table-cell>
        </table:table-row>
        <table:table-row table:style-name="Table202.1">
          <table:table-cell table:style-name="Table202.A1" office:value-type="string">
            <text:p text:style-name="P14"/>
          </table:table-cell>
          <table:table-cell table:style-name="Table202.A1" office:value-type="string">
            <text:p text:style-name="P14">--<text:span text:style-name="T180">all-records</text:span></text:p>
          </table:table-cell>
          <table:table-cell table:style-name="Table202.A1" office:value-type="string">
            <text:p text:style-name="P50">Use all records, regardless of filters. Default is to only process records where FILTER is "." or "PASS".</text:p>
          </table:table-cell>
        </table:table-row>
        <table:table-row table:style-name="Table202.1">
          <table:table-cell table:style-name="Table202.A1" office:value-type="string">
            <text:p text:style-name="P14"/>
          </table:table-cell>
          <table:table-cell table:style-name="Table202.A1" office:value-type="string">
            <text:p text:style-name="P14">--<text:span text:style-name="T202">min-concordance=FLOAT</text:span></text:p>
          </table:table-cell>
          <table:table-cell table:style-name="Table202.A1" office:value-type="string">
            <text:p text:style-name="P52">The percentage concordance required for parentage to be considered as consistent. The default is 99.0.</text:p>
          </table:table-cell>
        </table:table-row>
        <table:table-row table:style-name="Table202.1">
          <table:table-cell table:style-name="Table202.A1" office:value-type="string">
            <text:p text:style-name="P14"/>
          </table:table-cell>
          <table:table-cell table:style-name="Table202.A1" office:value-type="string">
            <text:p text:style-name="P14">--pedigree=FILE</text:p>
          </table:table-cell>
          <table:table-cell table:style-name="Table202.A1" office:value-type="string">
            <text:p text:style-name="P14">Specify a genome relationships PED file. The default is to extract pedigree information from <text:span text:style-name="T182">the</text:span> VCF header fields.</text:p>
          </table:table-cell>
        </table:table-row>
      </table:table>
      <text:p text:style-name="P279">Utility</text:p>
      <table:table table:name="Table203" table:style-name="Table203">
        <table:table-column table:style-name="Table203.A"/>
        <table:table-column table:style-name="Table203.B"/>
        <table:table-column table:style-name="Table203.C"/>
        <table:table-row table:style-name="Table203.1">
          <table:table-cell table:style-name="Table203.A1" office:value-type="string">
            <text:p text:style-name="P14">-h</text:p>
          </table:table-cell>
          <table:table-cell table:style-name="Table203.A1" office:value-type="string">
            <text:p text:style-name="P14">--help</text:p>
          </table:table-cell>
          <table:table-cell table:style-name="Table203.A1" office:value-type="string">
            <text:p text:style-name="P14">Prints help on command-line flag usage.</text:p>
          </table:table-cell>
        </table:table-row>
        <table:table-row table:style-name="Table203.1">
          <table:table-cell table:style-name="Table203.A1" office:value-type="string">
            <text:p text:style-name="P14">-Z</text:p>
          </table:table-cell>
          <table:table-cell table:style-name="Table203.A1" office:value-type="string">
            <text:p text:style-name="P14">--no-gzip</text:p>
          </table:table-cell>
          <table:table-cell table:style-name="Table203.A1" office:value-type="string">
            <text:p text:style-name="P14">Set this flag to create the VCF output file without compression. By default the output file is compressed with blocked gzip.</text:p>
          </table:table-cell>
        </table:table-row>
      </table:table>
      <text:p text:style-name="P270">Usage:</text:p>
      <text:p text:style-name="Standard"><text:span text:style-name="T14">Given a multi-sample VCF file for a nuclear family with a defined pedigree, the </text:span><text:span text:style-name="Monospace"><text:span text:style-name="T14">mendelian</text:span></text:span><text:span text:style-name="T14"> command examines the variant calls and outputs the number of violations of Mendelian inheritance. If the </text:span><text:span text:style-name="Monospace"><text:span text:style-name="T14">--output-inconsistent</text:span></text:span><text:span text:style-name="T14"> parameter is set, all detected violations are written into an output VCF file. As such, this command may be regarded as a VCF filter, outputting those variant calls needing a non-Mendelian explanation. Such calls may be the consequence of sequencing error, calling on low-coverage, or genuine novel variants in one or more individuals.</text:span></text:p>
      <text:p text:style-name="P194"><text:soft-page-break/><text:span text:style-name="T14">Pedigree information regarding the relationships between samples and the sex of each sample is extracted from the VCF headers </text:span><text:span text:style-name="T65">automatically </text:span><text:span text:style-name="T14">created by the RTG pedigree-aware variant calling commands. If this pedigree information is absent from the VCF header or is incorrect, a pedigree file can be explicitly supplied with the </text:span><text:span text:style-name="Monospace"><text:span text:style-name="T66">--pedigree</text:span></text:span><text:span text:style-name="T14"> flag.</text:span></text:p>
      <text:p text:style-name="Standard"><text:span text:style-name="T14">To ensure correct behavior when dealing with sex chromosomes it is necessary to specify a template and </text:span><text:span text:style-name="T67">ensure </text:span><text:span text:style-name="T14">the sex of each sample </text:span><text:span text:style-name="T67">is supplied as part of the pedigree information</text:span><text:span text:style-name="T14">. While it is best to give the template used in the creation of the VCF, for checking third-party outputs any template containing the same chromosome names and an appropriate </text:span><text:span text:style-name="Monospace"><text:span text:style-name="T14">reference.txt</text:span></text:span><text:span text:style-name="T14"> file will work.</text:span></text:p>
      <text:p text:style-name="Standard"><text:span text:style-name="T14">Particularly when evaluating VCF files that have been produced by third party tools or when the VCF is the result of combining independent per-sample calling, you can end up with situations where calls are not available for every member of the family. Under normal circumstances these will be reported as an allele count constraint violation. It is possible to treat missing values as equal to the reference by using the </text:span><text:span text:style-name="Monospace"><text:span text:style-name="T14">--lenient</text:span></text:span><text:span text:style-name="T14"> parameter. Note that while this approach will be correct in most cases, it will give inaccurate results where the calling between different samples has reported the variant in an equivalent but slightly different position or representation (e.g. positioning of indels within homopolymer regions, differences of representation such as splitting MNPs into multiple SNPs etc).</text:span></text:p>
      <text:p text:style-name="P191"><text:span text:style-name="T14">The </text:span><text:span text:style-name="Monospace"><text:span text:style-name="T14">mendelian</text:span></text:span><text:span text:style-name="T14"> command computes overall concordance between related samples to assist detecting cases where pedigree has been incorrectly recorded or samples have been mislabelled. For each child in the pedigree, pairwise concordance is computed with respect to each parent by identifying </text:span><text:span text:style-name="T68">diploid </text:span><text:span text:style-name="T14">calls where the parent does not contain either allele called in the child. Low pairwise concordance with a single parent may indicate that the parent is the source of the problem, whereas low pairwise concordance with both parents may indicate that the child is the source of the problem. </text:span><text:span text:style-name="T68">A stricter three-way</text:span><text:span text:style-name="T14"> concordance is also recorded.</text:span></text:p>
      <text:p text:style-name="P192"><text:span text:style-name="T69">By default, only VCF records with the FILTER field set to PASS or missing are processed. All variant records can be examined by specifying the </text:span><text:span text:style-name="Monospace"><text:span text:style-name="T14">--</text:span></text:span><text:span text:style-name="Monospace"><text:span text:style-name="T69">all-records</text:span></text:span><text:span text:style-name="T14"> parameter.</text:span></text:p>
      <text:p text:style-name="P165"><text:span text:style-name="See_20_Also_20_Title"><text:span text:style-name="T14">See also:</text:span></text:span><text:span text:style-name="T14"> </text:span><text:span text:style-name="Monospace"><text:span text:style-name="T14">family, </text:span></text:span><text:span text:style-name="Monospace"><text:span text:style-name="T70">population, </text:span></text:span><text:span text:style-name="Monospace"><text:span text:style-name="T14">vcfstats</text:span></text:span></text:p>
      <text:h text:style-name="P357" text:outline-level="3"><text:bookmark-start text:name="__RefHeading__27944_1889221684"/>vcfstats<text:bookmark-end text:name="__RefHeading__27944_1889221684"/></text:h>
      <text:p text:style-name="P270">Synopsis:</text:p>
      <text:p text:style-name="P114">Display simple statistics about the contents of a set of VCF files.</text:p>
      <text:p text:style-name="P270">Syntax:</text:p>
      <text:p text:style-name="P226">$ rtg vcfstats [OPTION]... FILE+</text:p>
      <text:p text:style-name="P270">Example:</text:p>
      <text:p text:style-name="P226">$ rtg vcfstats /data/human/wgs/NA19240/snp_chr5.vcf.gz</text:p>
      <text:p text:style-name="P226"/>
      <text:p text:style-name="P226">Location <text:s text:c="20"/>: /data/human/wgs/NA19240/snp_chr5.vcf.gz</text:p>
      <text:p text:style-name="P226">Passed Filters <text:s text:c="14"/>: 283144</text:p>
      <text:p text:style-name="P226">Failed Filters <text:s text:c="14"/>: 83568</text:p>
      <text:p text:style-name="P226">SNPs <text:s text:c="24"/>: 241595</text:p>
      <text:p text:style-name="P226">MNPs <text:s text:c="24"/>: 5654</text:p>
      <text:p text:style-name="P226">Insertions <text:s text:c="18"/>: 15424</text:p>
      <text:p text:style-name="P226">Deletions <text:s text:c="19"/>: 14667</text:p>
      <text:p text:style-name="P226">Indels <text:s text:c="22"/>: 1477</text:p>
      <text:p text:style-name="P226">Unchanged <text:s text:c="19"/>: 4327</text:p>
      <text:p text:style-name="P226">SNP Transitions/Transversions: 1.93 (210572/108835)</text:p>
      <text:p text:style-name="P226"><text:soft-page-break/>Total Het/Hom ratio <text:s text:c="9"/>: 2.13 (189645/89172)</text:p>
      <text:p text:style-name="P226">SNP Het/Hom ratio <text:s text:c="11"/>: 2.12 (164111/77484)</text:p>
      <text:p text:style-name="P226">MNP Het/Hom ratio <text:s text:c="11"/>: 3.72 (4457/1197)</text:p>
      <text:p text:style-name="P226">Insertion Het/Hom ratio <text:s text:c="5"/>: 1.69 (9695/5729)</text:p>
      <text:p text:style-name="P226">Deletion Het/Hom ratio <text:s text:c="6"/>: 2.33 (10263/4404)</text:p>
      <text:p text:style-name="P226">Indel Het/Hom ratio <text:s text:c="9"/>: 3.13 (1119/358)</text:p>
      <text:p text:style-name="P226">Insertion/Deletion ratio <text:s text:c="4"/>: 1.05 (15424/14667)</text:p>
      <text:p text:style-name="P226">Indel/SNP+MNP ratio <text:s text:c="9"/>: 0.13 (31568/247249) </text:p>
      <text:p text:style-name="P270">Parameters:</text:p>
      <text:p text:style-name="P279">File Input/Output</text:p>
      <table:table table:name="Table204" table:style-name="Table204">
        <table:table-column table:style-name="Table204.A"/>
        <table:table-column table:style-name="Table204.B"/>
        <table:table-column table:style-name="Table204.C"/>
        <table:table-row table:style-name="Table204.1">
          <table:table-cell table:style-name="Table204.A1" office:value-type="string">
            <text:p text:style-name="P14"/>
          </table:table-cell>
          <table:table-cell table:style-name="Table204.A1" office:value-type="string">
            <text:p text:style-name="P14">--known</text:p>
          </table:table-cell>
          <table:table-cell table:style-name="Table204.A1" office:value-type="string">
            <text:p text:style-name="P14">Set to only calculate statistics for known variants.</text:p>
          </table:table-cell>
        </table:table-row>
        <table:table-row table:style-name="Table204.1">
          <table:table-cell table:style-name="Table204.A1" office:value-type="string">
            <text:p text:style-name="P14"/>
          </table:table-cell>
          <table:table-cell table:style-name="Table204.A1" office:value-type="string">
            <text:p text:style-name="P14">--novel</text:p>
          </table:table-cell>
          <table:table-cell table:style-name="Table204.A1" office:value-type="string">
            <text:p text:style-name="P14">Set to only calculate statistics for novel variants.</text:p>
          </table:table-cell>
        </table:table-row>
        <table:table-row table:style-name="Table204.1">
          <table:table-cell table:style-name="Table204.A1" office:value-type="string">
            <text:p text:style-name="P14"/>
          </table:table-cell>
          <table:table-cell table:style-name="Table204.A1" office:value-type="string">
            <text:p text:style-name="P14">--sample=FILE</text:p>
          </table:table-cell>
          <table:table-cell table:style-name="Table204.A1" office:value-type="string">
            <text:p text:style-name="P14">Set to only calculate statistics for the specified sample. (Default is to include all samples). May be specified 0 or more times.</text:p>
          </table:table-cell>
        </table:table-row>
        <table:table-row table:style-name="Table204.1">
          <table:table-cell table:style-name="Table204.A1" office:value-type="string">
            <text:p text:style-name="P14"/>
          </table:table-cell>
          <table:table-cell table:style-name="Table204.A1" office:value-type="string">
            <text:p text:style-name="P14">FILE+</text:p>
          </table:table-cell>
          <table:table-cell table:style-name="Table204.A1" office:value-type="string">
            <text:p text:style-name="P14">VCF file from which to derive statistics. Use '-' to read from standard input. Must be specified 1 or more times.</text:p>
          </table:table-cell>
        </table:table-row>
      </table:table>
      <text:p text:style-name="P279">Reporting</text:p>
      <table:table table:name="Table205" table:style-name="Table205">
        <table:table-column table:style-name="Table205.A"/>
        <table:table-column table:style-name="Table205.B"/>
        <table:table-column table:style-name="Table205.C"/>
        <table:table-row table:style-name="Table205.1">
          <table:table-cell table:style-name="Table205.A1" office:value-type="string">
            <text:p text:style-name="P14"/>
          </table:table-cell>
          <table:table-cell table:style-name="Table205.A1" office:value-type="string">
            <text:p text:style-name="P14">--allele-lengths</text:p>
          </table:table-cell>
          <table:table-cell table:style-name="Table205.A1" office:value-type="string">
            <text:p text:style-name="P14">Set to output variant length histogram.</text:p>
          </table:table-cell>
        </table:table-row>
      </table:table>
      <text:p text:style-name="P279">Utility</text:p>
      <table:table table:name="Table206" table:style-name="Table206">
        <table:table-column table:style-name="Table206.A"/>
        <table:table-column table:style-name="Table206.B"/>
        <table:table-column table:style-name="Table206.C"/>
        <table:table-row table:style-name="Table206.1">
          <table:table-cell table:style-name="Table206.A1" office:value-type="string">
            <text:p text:style-name="P14">-h</text:p>
          </table:table-cell>
          <table:table-cell table:style-name="Table206.A1" office:value-type="string">
            <text:p text:style-name="P14">--help</text:p>
          </table:table-cell>
          <table:table-cell table:style-name="Table206.A1" office:value-type="string">
            <text:p text:style-name="P14">Prints help on command-line flag usage.</text:p>
          </table:table-cell>
        </table:table-row>
      </table:table>
      <text:p text:style-name="P270">Usage:</text:p>
      <text:p text:style-name="Standard"><text:span text:style-name="T14">Use the </text:span><text:span text:style-name="Monospace"><text:span text:style-name="T14">vcfstats</text:span></text:span><text:span text:style-name="T14"> command to display summary statistics for a set of VCF files. If a VCF file contains multiple sample columns, the statistics for each sample are shown individually.</text:span></text:p>
      <text:p text:style-name="Standard"><text:span text:style-name="See_20_Also_20_Title"><text:span text:style-name="T14">See also:</text:span></text:span><text:span text:style-name="T14"> </text:span><text:span text:style-name="Monospace"><text:span text:style-name="T14">snp, family, somatic, vcfmerge, discord</text:span></text:span></text:p>
      <text:h text:style-name="P357" text:outline-level="3"><text:bookmark-start text:name="__RefHeading__27946_1889221684"/>vcfmerge<text:bookmark-end text:name="__RefHeading__27946_1889221684"/></text:h>
      <text:p text:style-name="P270">Synopsis:</text:p>
      <text:p text:style-name="P114">Combines the contents of two or more VCF files. The <text:span text:style-name="Monospace">vcfmerge</text:span> command can concatenate the outputs of per-chromosome variant detection runs to create a complete genome VCF file, and also merge VCF outputs from multiple samples to form a multi-sample VCF file.</text:p>
      <text:p text:style-name="P270">Syntax:</text:p>
      <text:p text:style-name="P226">$ rtg vcfmerge [OPTION]... -o FILE FILE+</text:p>
      <text:p text:style-name="P270">Example:</text:p>
      <text:p text:style-name="P226">$ rtg vcfmerge -o merged.vcf.gz snp1.vcf.gz snp2.vcf.gz</text:p>
      <text:p text:style-name="P270"><text:soft-page-break/>Parameters:</text:p>
      <text:p text:style-name="P279">File Input/Output</text:p>
      <table:table table:name="Table207" table:style-name="Table207">
        <table:table-column table:style-name="Table207.A"/>
        <table:table-column table:style-name="Table207.B"/>
        <table:table-column table:style-name="Table207.C"/>
        <table:table-row table:style-name="Table207.1">
          <table:table-cell table:style-name="Table207.A1" office:value-type="string">
            <text:p text:style-name="P14">-a</text:p>
          </table:table-cell>
          <table:table-cell table:style-name="Table207.A1" office:value-type="string">
            <text:p text:style-name="P14">--add-header=STRING</text:p>
          </table:table-cell>
          <table:table-cell table:style-name="Table207.A1" office:value-type="string">
            <text:p text:style-name="P14">Add the supplied text to the output VCF header. May be specified 0 or more times.</text:p>
          </table:table-cell>
        </table:table-row>
        <table:table-row table:style-name="Table207.1">
          <table:table-cell table:style-name="Table207.A1" office:value-type="string">
            <text:p text:style-name="P14">-o</text:p>
          </table:table-cell>
          <table:table-cell table:style-name="Table207.A1" office:value-type="string">
            <text:p text:style-name="P14">--output=FILE</text:p>
          </table:table-cell>
          <table:table-cell table:style-name="Table207.A1" office:value-type="string">
            <text:p text:style-name="P14">The output VCF file name. Use '-' to write to standard output.</text:p>
          </table:table-cell>
        </table:table-row>
        <table:table-row table:style-name="Table207.1">
          <table:table-cell table:style-name="Table207.A1" office:value-type="string">
            <text:p text:style-name="P14"/>
          </table:table-cell>
          <table:table-cell table:style-name="Table207.A1" office:value-type="string">
            <text:p text:style-name="P14">FILE+</text:p>
          </table:table-cell>
          <table:table-cell table:style-name="Table207.A1" office:value-type="string">
            <text:p text:style-name="P14">VCF files to be merged. Must be specified 1 or more times.</text:p>
          </table:table-cell>
        </table:table-row>
      </table:table>
      <text:p text:style-name="P279">Utility</text:p>
      <table:table table:name="Table208" table:style-name="Table208">
        <table:table-column table:style-name="Table208.A"/>
        <table:table-column table:style-name="Table208.B"/>
        <table:table-column table:style-name="Table208.C"/>
        <table:table-row table:style-name="Table208.1">
          <table:table-cell table:style-name="Table208.A1" office:value-type="string">
            <text:p text:style-name="P14">-<text:span text:style-name="T213">f</text:span></text:p>
          </table:table-cell>
          <table:table-cell table:style-name="Table208.A1" office:value-type="string">
            <text:p text:style-name="P14">--force-merge=STRING</text:p>
          </table:table-cell>
          <table:table-cell table:style-name="Table208.A1" office:value-type="string">
            <text:p text:style-name="P14">Set to allow merging of specified header ID even when descriptions do not match. May be specified 0 or more times.</text:p>
          </table:table-cell>
        </table:table-row>
        <table:table-row table:style-name="Table208.1">
          <table:table-cell table:style-name="Table208.A1" office:value-type="string">
            <text:p text:style-name="P14">-<text:span text:style-name="T213">F</text:span></text:p>
          </table:table-cell>
          <table:table-cell table:style-name="Table208.A1" office:value-type="string">
            <text:p text:style-name="P62">--force-merge-all</text:p>
          </table:table-cell>
          <table:table-cell table:style-name="Table208.A1" office:value-type="string">
            <text:p text:style-name="P62">Attempt merging of all non-matching header declarations.</text:p>
          </table:table-cell>
        </table:table-row>
        <table:table-row table:style-name="Table208.1">
          <table:table-cell table:style-name="Table208.A1" office:value-type="string">
            <text:p text:style-name="P14">-h</text:p>
          </table:table-cell>
          <table:table-cell table:style-name="Table208.A1" office:value-type="string">
            <text:p text:style-name="P14">--help</text:p>
          </table:table-cell>
          <table:table-cell table:style-name="Table208.A1" office:value-type="string">
            <text:p text:style-name="P14">Prints help on command-line flag usage.</text:p>
          </table:table-cell>
        </table:table-row>
        <table:table-row table:style-name="Table208.1">
          <table:table-cell table:style-name="Table208.A1" office:value-type="string">
            <text:p text:style-name="P14">-Z</text:p>
          </table:table-cell>
          <table:table-cell table:style-name="Table208.A1" office:value-type="string">
            <text:p text:style-name="P14">--no-gzip</text:p>
          </table:table-cell>
          <table:table-cell table:style-name="Table208.A1" office:value-type="string">
            <text:p text:style-name="P14">Set this flag to create the VCF output file without compression. By default the output file is compressed with blocked gzip.</text:p>
          </table:table-cell>
        </table:table-row>
        <table:table-row table:style-name="Table208.1">
          <table:table-cell table:style-name="Table208.A1" office:value-type="string">
            <text:p text:style-name="P14"/>
          </table:table-cell>
          <table:table-cell table:style-name="Table208.A1" office:value-type="string">
            <text:p text:style-name="P14">--no-index</text:p>
          </table:table-cell>
          <table:table-cell table:style-name="Table208.A1" office:value-type="string">
            <text:p text:style-name="P14">Set this flag to not produce the index for the VCF output file.</text:p>
          </table:table-cell>
        </table:table-row>
        <table:table-row table:style-name="Table208.1">
          <table:table-cell table:style-name="Table208.A1" office:value-type="string">
            <text:p text:style-name="P14"/>
          </table:table-cell>
          <table:table-cell table:style-name="Table208.A1" office:value-type="string">
            <text:p text:style-name="P42">--preserve-formats</text:p>
          </table:table-cell>
          <table:table-cell table:style-name="Table208.A1" office:value-type="string">
            <text:p text:style-name="P42">If set, variants with different ALTs and unmergeable FORMAT fields will be kept unmerged (Default is to remove those FORMAT fields so the variants can be combined).</text:p>
          </table:table-cell>
        </table:table-row>
        <table:table-row table:style-name="Table208.1">
          <table:table-cell table:style-name="Table208.A1" office:value-type="string">
            <text:p text:style-name="P14"/>
          </table:table-cell>
          <table:table-cell table:style-name="Table208.A1" office:value-type="string">
            <text:p text:style-name="P14">--stats</text:p>
          </table:table-cell>
          <table:table-cell table:style-name="Table208.A1" office:value-type="string">
            <text:p text:style-name="P14">Set to output statistics for the merged VCF file.</text:p>
          </table:table-cell>
        </table:table-row>
      </table:table>
      <text:p text:style-name="P270">Usage:</text:p>
      <text:p text:style-name="Standard"><text:span text:style-name="T14">The </text:span><text:span text:style-name="Monospace"><text:span text:style-name="T14">vcfmerge</text:span></text:span><text:span text:style-name="T14"> command takes a list of VCF files and outputs to a single VCF file. The input files must have consistent header lines, although similar header lines can be forced to merge using the </text:span><text:span text:style-name="Monospace"><text:span text:style-name="T14">--force-merge</text:span></text:span><text:span text:style-name="T14"> parameter. Each VCF file must be block compressed and have a corresponding tabix index file, which is the default for outputs from RTG variant detection tools, but may also be created from an existing VCF file using the RTG </text:span><text:span text:style-name="Monospace"><text:span text:style-name="T14">bgzip</text:span></text:span><text:span text:style-name="T14"> and </text:span><text:span text:style-name="Monospace"><text:span text:style-name="T14">index</text:span></text:span><text:span text:style-name="T14"> commands.</text:span></text:p>
      <text:p text:style-name="P180"><text:span text:style-name="T14">There are two primary us</text:span><text:span text:style-name="T71">age</text:span><text:span text:style-name="T14"> scenarios for the </text:span><text:span text:style-name="Monospace"><text:span text:style-name="T14">vcfmerge</text:span></text:span><text:span text:style-name="T14"> command. The first is to combine input VCFs corresponding to different genomic regions (for example, if variant calling was carried out for each chromosome independently on different nodes of a compute cluster). The second scenario is when combining VCFs containing variant calls for different samples (e.g. combining calls made for separate cohorts into a single VCF). If the input VCFs contain multiple calls at the same position for the same sample, </text:span><text:span text:style-name="T72">a warning is issued and only the first is kept.</text:span></text:p>
      <text:p text:style-name="P181"><text:soft-page-break/><text:span text:style-name="T14">When multiple records occur at the same position and the length on the reference is the same, the records will be merged into a single record. If the merge results in a change in the set of ALT alleles, any VCF </text:span><text:span text:style-name="Monospace"><text:span text:style-name="T14">FORMAT</text:span></text:span><text:span text:style-name="T14"> fields declared to be of type '</text:span><text:span text:style-name="Monospace"><text:span text:style-name="T14">A</text:span></text:span><text:span text:style-name="T14">', '</text:span><text:span text:style-name="Monospace"><text:span text:style-name="T14">G</text:span></text:span><text:span text:style-name="T14">', or '</text:span><text:span text:style-name="Monospace"><text:span text:style-name="T14">R</text:span></text:span><text:span text:style-name="T14">' will be set to the missing value ('.'), as they cannot be meaningfully updated. The </text:span><text:span text:style-name="Monospace"><text:span text:style-name="T14">--preserve-formats</text:span></text:span><text:span text:style-name="T14"> flag prevents this loss of information by refusing to merge the records (separate records will be output).</text:span></text:p>
      <text:p text:style-name="Standard"><text:span text:style-name="See_20_Also_20_Title"><text:span text:style-name="T14">See also:</text:span></text:span><text:span text:style-name="T14"> </text:span><text:span text:style-name="Monospace"><text:span text:style-name="T14">snp, family, </text:span></text:span><text:span text:style-name="Monospace"><text:span text:style-name="T72">population, </text:span></text:span><text:span text:style-name="Monospace"><text:span text:style-name="T14">somatic, discord, bgzip, index</text:span></text:span></text:p>
      <text:h text:style-name="P357" text:outline-level="3"><text:bookmark-start text:name="__RefHeading__27948_1889221684"/>vcffilter<text:bookmark-end text:name="__RefHeading__27948_1889221684"/></text:h>
      <text:p text:style-name="P270">Synopsis:</text:p>
      <text:p text:style-name="P114">Filter VCF output files <text:span text:style-name="T147">to include or exclude records </text:span>based on various criteria.</text:p>
      <text:p text:style-name="P270">Syntax:</text:p>
      <text:p text:style-name="P226">$ rtg vcffilter [OPTION]... -i FILE -o FILE</text:p>
      <text:p text:style-name="P270">Example:</text:p>
      <text:p text:style-name="P226">$ rtg vcffilter -i snps.vcf.gz -o snps_cov5.vcf.gz -d 5</text:p>
      <text:p text:style-name="P270">Parameters:</text:p>
      <text:p text:style-name="P279">File Input/Output</text:p>
      <table:table table:name="Table209" table:style-name="Table209">
        <table:table-column table:style-name="Table209.A"/>
        <table:table-column table:style-name="Table209.B"/>
        <table:table-column table:style-name="Table209.C"/>
        <table:table-row table:style-name="Table209.1">
          <table:table-cell table:style-name="Table209.A1" office:value-type="string">
            <text:p text:style-name="P14"/>
          </table:table-cell>
          <table:table-cell table:style-name="Table209.A1" office:value-type="string">
            <text:p text:style-name="P14">--all-samples</text:p>
          </table:table-cell>
          <table:table-cell table:style-name="Table209.A1" office:value-type="string">
            <text:p text:style-name="P14">Set to apply sample-specific criteria to all samples contained in the input VCF.</text:p>
          </table:table-cell>
        </table:table-row>
        <table:table-row table:style-name="Table209.1">
          <table:table-cell table:style-name="Table209.A1" office:value-type="string">
            <text:p text:style-name="P14"/>
          </table:table-cell>
          <table:table-cell table:style-name="Table209.A1" office:value-type="string">
            <text:p text:style-name="P42">--bed-regions=FILE</text:p>
          </table:table-cell>
          <table:table-cell table:style-name="Table209.A1" office:value-type="string">
            <text:p text:style-name="P42">If set, only read VCF records that overlap the ranges contained in the specified BED file. <text:span text:style-name="T189">Requires the input VCF to be tabix indexed.</text:span></text:p>
          </table:table-cell>
        </table:table-row>
        <table:table-row table:style-name="Table209.1">
          <table:table-cell table:style-name="Table209.A1" office:value-type="string">
            <text:p text:style-name="P14">-i</text:p>
          </table:table-cell>
          <table:table-cell table:style-name="Table209.A1" office:value-type="string">
            <text:p text:style-name="P14">--input=FILE</text:p>
          </table:table-cell>
          <table:table-cell table:style-name="Table209.A1" office:value-type="string">
            <text:p text:style-name="P14">Specifies the VCF file containing variants to be filtered. Use '-' to read from standard input.</text:p>
          </table:table-cell>
        </table:table-row>
        <table:table-row table:style-name="Table209.1">
          <table:table-cell table:style-name="Table209.A1" office:value-type="string">
            <text:p text:style-name="P14">-o</text:p>
          </table:table-cell>
          <table:table-cell table:style-name="Table209.A1" office:value-type="string">
            <text:p text:style-name="P14">--output=FILE</text:p>
          </table:table-cell>
          <table:table-cell table:style-name="Table209.A1" office:value-type="string">
            <text:p text:style-name="P14">Specifies the output VCF file. Use '-' to write to standard output.</text:p>
          </table:table-cell>
        </table:table-row>
        <table:table-row table:style-name="Table209.1">
          <table:table-cell table:style-name="Table209.A1" office:value-type="string">
            <text:p text:style-name="P14"/>
          </table:table-cell>
          <table:table-cell table:style-name="Table209.A1" office:value-type="string">
            <text:p text:style-name="P42">--region=STRING</text:p>
          </table:table-cell>
          <table:table-cell table:style-name="Table209.A1" office:value-type="string">
            <text:p text:style-name="P42">if set, only read VCF records within the specified range. The format is one of &lt;template_name&gt;, &lt;template_name&gt;:start-end.</text:p>
          </table:table-cell>
        </table:table-row>
        <table:table-row table:style-name="Table209.1">
          <table:table-cell table:style-name="Table209.A1" office:value-type="string">
            <text:p text:style-name="P14"/>
          </table:table-cell>
          <table:table-cell table:style-name="Table209.A1" office:value-type="string">
            <text:p text:style-name="P14">--sample=STRING</text:p>
          </table:table-cell>
          <table:table-cell table:style-name="Table209.A1" office:value-type="string">
            <text:p text:style-name="P14">Set to apply sample-specific criteria to the named sample contained in the input VCF. May be specified 0 or more times.</text:p>
          </table:table-cell>
        </table:table-row>
      </table:table>
      <text:p text:style-name="P279">Filtering</text:p>
      <table:table table:name="Table210" table:style-name="Table210">
        <table:table-column table:style-name="Table210.A"/>
        <table:table-column table:style-name="Table210.B"/>
        <table:table-column table:style-name="Table210.C"/>
        <table:table-row table:style-name="Table210.1">
          <table:table-cell table:style-name="Table210.A1" office:value-type="string">
            <text:p text:style-name="P14">-w</text:p>
          </table:table-cell>
          <table:table-cell table:style-name="Table210.A1" office:value-type="string">
            <text:p text:style-name="P14">--density-window=INT</text:p>
          </table:table-cell>
          <table:table-cell table:style-name="Table210.A1" office:value-type="string">
            <text:p text:style-name="P14">Set a window length in which multiple called variants are discarded.</text:p>
          </table:table-cell>
        </table:table-row>
        <table:table-row table:style-name="Table210.1">
          <table:table-cell table:style-name="Table210.A1" office:value-type="string">
            <text:p text:style-name="P14"/>
          </table:table-cell>
          <table:table-cell table:style-name="Table210.A1" office:value-type="string">
            <text:p text:style-name="P14">--exclude-bed=FILE</text:p>
          </table:table-cell>
          <table:table-cell table:style-name="Table210.A1" office:value-type="string">
            <text:p text:style-name="P14">Set to discard all variants within the regions contained in the BED file.</text:p>
          </table:table-cell>
        </table:table-row>
        <table:table-row table:style-name="Table210.1">
          <table:table-cell table:style-name="Table210.A1" office:value-type="string">
            <text:p text:style-name="P14"/>
          </table:table-cell>
          <table:table-cell table:style-name="Table210.A1" office:value-type="string">
            <text:p text:style-name="P14">--exclude-vcf=FILE</text:p>
          </table:table-cell>
          <table:table-cell table:style-name="Table210.A1" office:value-type="string">
            <text:p text:style-name="P14">Set to discard all variants that overlap <text:soft-page-break/>with the ones in this VCF file.</text:p>
          </table:table-cell>
        </table:table-row>
        <table:table-row table:style-name="Table210.1">
          <table:table-cell table:style-name="Table210.A1" office:value-type="string">
            <text:p text:style-name="P14"/>
          </table:table-cell>
          <table:table-cell table:style-name="Table210.A1" office:value-type="string">
            <text:p text:style-name="P14">--include-bed=FILE</text:p>
          </table:table-cell>
          <table:table-cell table:style-name="Table210.A1" office:value-type="string">
            <text:p text:style-name="P14">Set to only keep variants within the regions contained in the BED file.</text:p>
          </table:table-cell>
        </table:table-row>
        <table:table-row table:style-name="Table210.1">
          <table:table-cell table:style-name="Table210.A1" office:value-type="string">
            <text:p text:style-name="P14"/>
          </table:table-cell>
          <table:table-cell table:style-name="Table210.A1" office:value-type="string">
            <text:p text:style-name="P14">--include-vcf=FILE</text:p>
          </table:table-cell>
          <table:table-cell table:style-name="Table210.A1" office:value-type="string">
            <text:p text:style-name="P14">Set to only keep variants that overlap with the ones in this VCF file.</text:p>
          </table:table-cell>
        </table:table-row>
        <table:table-row table:style-name="Table210.1">
          <table:table-cell table:style-name="Table210.A1" office:value-type="string">
            <text:p text:style-name="P14">-k</text:p>
          </table:table-cell>
          <table:table-cell table:style-name="Table210.A1" office:value-type="string">
            <text:p text:style-name="P14">--keep-filter=STRING</text:p>
          </table:table-cell>
          <table:table-cell table:style-name="Table210.A1" office:value-type="string">
            <text:p text:style-name="P14">Set to only keep variants with this FILTER tag. May be specified 0 or more times.</text:p>
          </table:table-cell>
        </table:table-row>
        <table:table-row table:style-name="Table210.1">
          <table:table-cell table:style-name="Table210.A1" office:value-type="string">
            <text:p text:style-name="P14">-K</text:p>
          </table:table-cell>
          <table:table-cell table:style-name="Table210.A1" office:value-type="string">
            <text:p text:style-name="P14">--keep-info=STRING</text:p>
          </table:table-cell>
          <table:table-cell table:style-name="Table210.A1" office:value-type="string">
            <text:p text:style-name="P14">Set to only keep variants with this INFO tag. May be specified 0 or more times.</text:p>
          </table:table-cell>
        </table:table-row>
        <table:table-row table:style-name="Table210.1">
          <table:table-cell table:style-name="Table210.A1" office:value-type="string">
            <text:p text:style-name="P14">-A</text:p>
          </table:table-cell>
          <table:table-cell table:style-name="Table210.A1" office:value-type="string">
            <text:p text:style-name="P14">--max-ambiguity-ratio=FLOAT</text:p>
          </table:table-cell>
          <table:table-cell table:style-name="Table210.A1" office:value-type="string">
            <text:p text:style-name="P14">Set the maximum allowed ambiguity ratio.</text:p>
          </table:table-cell>
        </table:table-row>
        <table:table-row table:style-name="Table210.1">
          <table:table-cell table:style-name="Table210.A1" office:value-type="string">
            <text:p text:style-name="P14"/>
          </table:table-cell>
          <table:table-cell table:style-name="Table210.A1" office:value-type="string">
            <text:p text:style-name="P14">--max-avr-score=FLOAT</text:p>
          </table:table-cell>
          <table:table-cell table:style-name="Table210.A1" office:value-type="string">
            <text:p text:style-name="P14">Set the maximum allowed AVR score.</text:p>
          </table:table-cell>
        </table:table-row>
        <table:table-row table:style-name="Table210.1">
          <table:table-cell table:style-name="Table210.A1" office:value-type="string">
            <text:p text:style-name="P14">-C</text:p>
          </table:table-cell>
          <table:table-cell table:style-name="Table210.A1" office:value-type="string">
            <text:p text:style-name="P14">--max-combined-read-depth=INT</text:p>
          </table:table-cell>
          <table:table-cell table:style-name="Table210.A1" office:value-type="string">
            <text:p text:style-name="P14">Set the maximum allowed combined read depth.</text:p>
          </table:table-cell>
        </table:table-row>
        <table:table-row table:style-name="Table210.1">
          <table:table-cell table:style-name="Table210.A1" office:value-type="string">
            <text:p text:style-name="P14"/>
          </table:table-cell>
          <table:table-cell table:style-name="Table210.A1" office:value-type="string">
            <text:p text:style-name="P14">--max-denovo-score=FLOAT</text:p>
          </table:table-cell>
          <table:table-cell table:style-name="Table210.A1" office:value-type="string">
            <text:p text:style-name="P14">Set the maximum allowed de novo score.</text:p>
          </table:table-cell>
        </table:table-row>
        <table:table-row table:style-name="Table210.1">
          <table:table-cell table:style-name="Table210.A1" office:value-type="string">
            <text:p text:style-name="P14">-G</text:p>
          </table:table-cell>
          <table:table-cell table:style-name="Table210.A1" office:value-type="string">
            <text:p text:style-name="P14">--max-genotype-quality=FLOAT</text:p>
          </table:table-cell>
          <table:table-cell table:style-name="Table210.A1" office:value-type="string">
            <text:p text:style-name="P14">Set the maximum allowed genotype quality.</text:p>
          </table:table-cell>
        </table:table-row>
        <table:table-row table:style-name="Table210.1">
          <table:table-cell table:style-name="Table210.A1" office:value-type="string">
            <text:p text:style-name="P14">-Q</text:p>
          </table:table-cell>
          <table:table-cell table:style-name="Table210.A1" office:value-type="string">
            <text:p text:style-name="P14">--max-quality=FLOAT</text:p>
          </table:table-cell>
          <table:table-cell table:style-name="Table210.A1" office:value-type="string">
            <text:p text:style-name="P14">Set the maximum allowed quality.</text:p>
          </table:table-cell>
        </table:table-row>
        <table:table-row table:style-name="Table210.1">
          <table:table-cell table:style-name="Table210.A1" office:value-type="string">
            <text:p text:style-name="P14">-D</text:p>
          </table:table-cell>
          <table:table-cell table:style-name="Table210.A1" office:value-type="string">
            <text:p text:style-name="P14">--max-read-depth=INT</text:p>
          </table:table-cell>
          <table:table-cell table:style-name="Table210.A1" office:value-type="string">
            <text:p text:style-name="P14">Set the maximum allowed sample read depth.</text:p>
          </table:table-cell>
        </table:table-row>
        <table:table-row table:style-name="Table210.1">
          <table:table-cell table:style-name="Table210.A1" office:value-type="string">
            <text:p text:style-name="P14"/>
          </table:table-cell>
          <table:table-cell table:style-name="Table210.A1" office:value-type="string">
            <text:p text:style-name="P14">--min-avr-score=FLOAT</text:p>
          </table:table-cell>
          <table:table-cell table:style-name="Table210.A1" office:value-type="string">
            <text:p text:style-name="P14">Set the minimum allowed AVR score.</text:p>
          </table:table-cell>
        </table:table-row>
        <table:table-row table:style-name="Table210.1">
          <table:table-cell table:style-name="Table210.A1" office:value-type="string">
            <text:p text:style-name="P14">-c</text:p>
          </table:table-cell>
          <table:table-cell table:style-name="Table210.A1" office:value-type="string">
            <text:p text:style-name="P14">--min-combined-read-depth=INT</text:p>
          </table:table-cell>
          <table:table-cell table:style-name="Table210.A1" office:value-type="string">
            <text:p text:style-name="P14">Set the minimum allowed combined read depth.</text:p>
          </table:table-cell>
        </table:table-row>
        <table:table-row table:style-name="Table210.1">
          <table:table-cell table:style-name="Table210.A1" office:value-type="string">
            <text:p text:style-name="P14"/>
          </table:table-cell>
          <table:table-cell table:style-name="Table210.A1" office:value-type="string">
            <text:p text:style-name="P14">--min-denovo-score=FLOAT</text:p>
          </table:table-cell>
          <table:table-cell table:style-name="Table210.A1" office:value-type="string">
            <text:p text:style-name="P14">Set the minimum allowed de novo score.</text:p>
          </table:table-cell>
        </table:table-row>
        <table:table-row table:style-name="Table210.1">
          <table:table-cell table:style-name="Table210.A1" office:value-type="string">
            <text:p text:style-name="P14">-g</text:p>
          </table:table-cell>
          <table:table-cell table:style-name="Table210.A1" office:value-type="string">
            <text:p text:style-name="P14">--min-genotype-quality=FLOAT</text:p>
          </table:table-cell>
          <table:table-cell table:style-name="Table210.A1" office:value-type="string">
            <text:p text:style-name="P14">Set the minimum allowed genotype quality.</text:p>
          </table:table-cell>
        </table:table-row>
        <table:table-row table:style-name="Table210.1">
          <table:table-cell table:style-name="Table210.A1" office:value-type="string">
            <text:p text:style-name="P14">-q</text:p>
          </table:table-cell>
          <table:table-cell table:style-name="Table210.A1" office:value-type="string">
            <text:p text:style-name="P14">--min-quality=FLOAT</text:p>
          </table:table-cell>
          <table:table-cell table:style-name="Table210.A1" office:value-type="string">
            <text:p text:style-name="P14">Set the minimum allowed quality.</text:p>
          </table:table-cell>
        </table:table-row>
        <table:table-row table:style-name="Table210.1">
          <table:table-cell table:style-name="Table210.A1" office:value-type="string">
            <text:p text:style-name="P14">-d</text:p>
          </table:table-cell>
          <table:table-cell table:style-name="Table210.A1" office:value-type="string">
            <text:p text:style-name="P14">--min-read-depth=INT</text:p>
          </table:table-cell>
          <table:table-cell table:style-name="Table210.A1" office:value-type="string">
            <text:p text:style-name="P14">Set the minimum allowed sample read depth.</text:p>
          </table:table-cell>
        </table:table-row>
        <table:table-row table:style-name="Table210.1">
          <table:table-cell table:style-name="Table210.A1" office:value-type="string">
            <text:p text:style-name="P14"/>
          </table:table-cell>
          <table:table-cell table:style-name="Table210.A1" office:value-type="string">
            <text:p text:style-name="P14">--non-snps-only</text:p>
          </table:table-cell>
          <table:table-cell table:style-name="Table210.A1" office:value-type="string">
            <text:p text:style-name="P14">Set to output MNPs and INDELs only.</text:p>
          </table:table-cell>
        </table:table-row>
        <table:table-row table:style-name="Table210.1">
          <table:table-cell table:style-name="Table210.A1" office:value-type="string">
            <text:p text:style-name="P14"/>
          </table:table-cell>
          <table:table-cell table:style-name="Table210.A1" office:value-type="string">
            <text:p text:style-name="P14">--remove-all-same-as-ref</text:p>
          </table:table-cell>
          <table:table-cell table:style-name="Table210.A1" office:value-type="string">
            <text:p text:style-name="P14">Set to remove records where all the samples are same as the reference.</text:p>
          </table:table-cell>
        </table:table-row>
        <table:table-row table:style-name="Table210.1">
          <table:table-cell table:style-name="Table210.A1" office:value-type="string">
            <text:p text:style-name="P14">-r</text:p>
          </table:table-cell>
          <table:table-cell table:style-name="Table210.A1" office:value-type="string">
            <text:p text:style-name="P14">--remove-filter=STRING</text:p>
          </table:table-cell>
          <table:table-cell table:style-name="Table210.A1" office:value-type="string">
            <text:p text:style-name="P14">Set to remove variants with this FILTER tag. May be specified 0 or more times.</text:p>
          </table:table-cell>
        </table:table-row>
        <table:table-row table:style-name="Table210.1">
          <table:table-cell table:style-name="Table210.A1" office:value-type="string">
            <text:p text:style-name="P14">-R</text:p>
          </table:table-cell>
          <table:table-cell table:style-name="Table210.A1" office:value-type="string">
            <text:p text:style-name="P14">--remove-info=STRING</text:p>
          </table:table-cell>
          <table:table-cell table:style-name="Table210.A1" office:value-type="string">
            <text:p text:style-name="P14">Set to remove variants with this INFO tag. May be specified 0 or more times.</text:p>
          </table:table-cell>
        </table:table-row>
        <text:soft-page-break/>
        <table:table-row table:style-name="Table210.1">
          <table:table-cell table:style-name="Table210.A1" office:value-type="string">
            <text:p text:style-name="P14"/>
          </table:table-cell>
          <table:table-cell table:style-name="Table210.A1" office:value-type="string">
            <text:p text:style-name="P14">--remove-overlapping</text:p>
          </table:table-cell>
          <table:table-cell table:style-name="Table210.A1" office:value-type="string">
            <text:p text:style-name="P14">Set to remove records that overlap with previous records.</text:p>
          </table:table-cell>
        </table:table-row>
        <table:table-row table:style-name="Table210.1">
          <table:table-cell table:style-name="Table210.A1" office:value-type="string">
            <text:p text:style-name="P14"/>
          </table:table-cell>
          <table:table-cell table:style-name="Table210.A1" office:value-type="string">
            <text:p text:style-name="P14">--remove-same-as-ref</text:p>
          </table:table-cell>
          <table:table-cell table:style-name="Table210.A1" office:value-type="string">
            <text:p text:style-name="P14">Set to remove variants where the sample is the same as reference.</text:p>
          </table:table-cell>
        </table:table-row>
        <table:table-row table:style-name="Table210.1">
          <table:table-cell table:style-name="Table210.A1" office:value-type="string">
            <text:p text:style-name="P14"/>
          </table:table-cell>
          <table:table-cell table:style-name="Table210.A1" office:value-type="string">
            <text:p text:style-name="P14">--snps-only</text:p>
          </table:table-cell>
          <table:table-cell table:style-name="Table210.A1" office:value-type="string">
            <text:p text:style-name="P14">Set to output simple SNPs only.</text:p>
          </table:table-cell>
        </table:table-row>
      </table:table>
      <text:p text:style-name="P279">Reporting</text:p>
      <table:table table:name="Table211" table:style-name="Table211">
        <table:table-column table:style-name="Table211.A"/>
        <table:table-column table:style-name="Table211.B"/>
        <table:table-column table:style-name="Table211.C"/>
        <table:table-row table:style-name="Table211.1">
          <table:table-cell table:style-name="Table211.A1" office:value-type="string">
            <text:p text:style-name="P14"/>
          </table:table-cell>
          <table:table-cell table:style-name="Table211.A1" office:value-type="string">
            <text:p text:style-name="P14">--clear-failed-samples</text:p>
          </table:table-cell>
          <table:table-cell table:style-name="Table211.A1" office:value-type="string">
            <text:p text:style-name="P14">Set to have the GT field of failing samples set to the missing value instead of removing the record.</text:p>
          </table:table-cell>
        </table:table-row>
        <table:table-row table:style-name="Table211.1">
          <table:table-cell table:style-name="Table211.A1" office:value-type="string">
            <text:p text:style-name="P14"/>
          </table:table-cell>
          <table:table-cell table:style-name="Table211.A1" office:value-type="string">
            <text:p text:style-name="P14">--fail=STRING</text:p>
          </table:table-cell>
          <table:table-cell table:style-name="Table211.A1" office:value-type="string">
            <text:p text:style-name="P14">Set to have the filter field of a failed record set to the provided value instead of removing it.</text:p>
          </table:table-cell>
        </table:table-row>
      </table:table>
      <text:p text:style-name="P279">Utility</text:p>
      <table:table table:name="Table212" table:style-name="Table212">
        <table:table-column table:style-name="Table212.A"/>
        <table:table-column table:style-name="Table212.B"/>
        <table:table-column table:style-name="Table212.C"/>
        <table:table-row table:style-name="Table212.1">
          <table:table-cell table:style-name="Table212.A1" office:value-type="string">
            <text:p text:style-name="P14">-h</text:p>
          </table:table-cell>
          <table:table-cell table:style-name="Table212.A1" office:value-type="string">
            <text:p text:style-name="P14">--help</text:p>
          </table:table-cell>
          <table:table-cell table:style-name="Table212.A1" office:value-type="string">
            <text:p text:style-name="P14">Prints help on command-line flag usage.</text:p>
          </table:table-cell>
        </table:table-row>
        <table:table-row table:style-name="Table212.1">
          <table:table-cell table:style-name="Table212.A1" office:value-type="string">
            <text:p text:style-name="P14">-Z</text:p>
          </table:table-cell>
          <table:table-cell table:style-name="Table212.A1" office:value-type="string">
            <text:p text:style-name="P14">--no-gzip</text:p>
          </table:table-cell>
          <table:table-cell table:style-name="Table212.A1" office:value-type="string">
            <text:p text:style-name="P14">Set this flag to create the output file without compression. By default the output file is compressed with tabix compatible blocked gzip.</text:p>
          </table:table-cell>
        </table:table-row>
        <table:table-row table:style-name="Table212.1">
          <table:table-cell table:style-name="Table212.A1" office:value-type="string">
            <text:p text:style-name="P14"/>
          </table:table-cell>
          <table:table-cell table:style-name="Table212.A1" office:value-type="string">
            <text:p text:style-name="P14">--no-index</text:p>
          </table:table-cell>
          <table:table-cell table:style-name="Table212.A1" office:value-type="string">
            <text:p text:style-name="P14">Set this flag to not produce the tabix index for the output file.</text:p>
          </table:table-cell>
        </table:table-row>
      </table:table>
      <text:p text:style-name="P270">Usage:</text:p>
      <text:p text:style-name="Standard"><text:span text:style-name="T14">Use </text:span><text:span text:style-name="Monospace"><text:span text:style-name="T14">vcffilter</text:span></text:span><text:span text:style-name="T14"> to get a subset of the results from </text:span><text:span text:style-name="T122">variant</text:span><text:span text:style-name="T14"> calling based on the filtering criteria supplied by the filter flags. When filtering on multiple samples, if any of the specified samples fail the criteria, the record will be filtered.</text:span></text:p>
      <text:p text:style-name="P197"><text:span text:style-name="T14">The </text:span><text:span text:style-name="Monospace"><text:span text:style-name="T14">--bed-regions</text:span></text:span><text:span text:style-name="T14"> option makes use of tabix indexes to avoid loading VCF records outside the supplied regions, which can give faster filtering performance. If the input VCF is not indexed or being read from standard input, or if records failing filters are to be annotated via the </text:span><text:span text:style-name="Monospace"><text:span text:style-name="T14">--fail</text:span></text:span><text:span text:style-name="T14"> option, use the </text:span><text:span text:style-name="Monospace"><text:span text:style-name="T14">--include-bed</text:span></text:span><text:span text:style-name="T14"> option instead.</text:span></text:p>
      <text:p text:style-name="Standard"><text:span text:style-name="T14">The flags </text:span><text:span text:style-name="Monospace"><text:span text:style-name="T14">--min-denovo-score</text:span></text:span><text:span text:style-name="T14"> and </text:span><text:span text:style-name="Monospace"><text:span text:style-name="T14">--max-denovo-score</text:span></text:span><text:span text:style-name="T14"> can only be used on a single sample. Records will only be kept if the specified sample is flagged as a </text:span><text:span text:style-name="T22">de novo</text:span><text:span text:style-name="T14"> variant and the score is within the range specified by the flags. It will also only be kept if none of the other samples for the record are also flagged as a </text:span><text:span text:style-name="T22">de novo</text:span><text:span text:style-name="T14"> variant within the specified score range.</text:span></text:p>
      <text:p text:style-name="Standard"><text:span text:style-name="See_20_Also_20_Title"><text:span text:style-name="T14">See also:</text:span></text:span><text:span text:style-name="T14"> </text:span><text:span text:style-name="Monospace"><text:span text:style-name="T14">snp, family, somatic, population, vcfannotate, vcfsubset</text:span></text:span></text:p>
      <text:h text:style-name="P357" text:outline-level="3"><text:bookmark-start text:name="__RefHeading__27950_1889221684"/>vcfannotate<text:bookmark-end text:name="__RefHeading__27950_1889221684"/></text:h>
      <text:p text:style-name="P270">Synopsis:</text:p>
      <text:p text:style-name="P136">Used to add annotations to a VCF file, <text:span text:style-name="T205">either to the VCF </text:span><text:span text:style-name="Monospace">ID</text:span><text:span text:style-name="T205"> field, or as a VCF </text:span><text:span text:style-name="Monospace">INFO</text:span><text:span text:style-name="T205"> sub-field</text:span>.</text:p>
      <text:p text:style-name="P270">Syntax:</text:p>
      <text:p text:style-name="P226">$ rtg vcfannotate [OPTION]... -b FILE -i FILE -o FILE</text:p>
      <text:p text:style-name="P270"><text:soft-page-break/>Example:</text:p>
      <text:p text:style-name="P226">$ rtg vcfannotate -b dbsnp.bed -i snps.vcf.gz -o snps-dbsnp.vcf.gz</text:p>
      <text:p text:style-name="P270">Parameters:</text:p>
      <text:p text:style-name="P279">File Input/Output</text:p>
      <table:table table:name="Table213" table:style-name="Table213">
        <table:table-column table:style-name="Table213.A"/>
        <table:table-column table:style-name="Table213.B"/>
        <table:table-column table:style-name="Table213.C"/>
        <table:table-row table:style-name="Table213.1">
          <table:table-cell table:style-name="Table213.A1" office:value-type="string">
            <text:p text:style-name="P14">-i</text:p>
          </table:table-cell>
          <table:table-cell table:style-name="Table213.A1" office:value-type="string">
            <text:p text:style-name="P14">--input=FILE</text:p>
          </table:table-cell>
          <table:table-cell table:style-name="Table213.A1" office:value-type="string">
            <text:p text:style-name="P14">Specifies the VCF file containing variants <text:span text:style-name="T205">to annotate</text:span>. Use '-' to read from standard input.</text:p>
          </table:table-cell>
        </table:table-row>
        <table:table-row table:style-name="Table213.1">
          <table:table-cell table:style-name="Table213.A1" office:value-type="string">
            <text:p text:style-name="P14">-o</text:p>
          </table:table-cell>
          <table:table-cell table:style-name="Table213.A1" office:value-type="string">
            <text:p text:style-name="P14">--output=FILE</text:p>
          </table:table-cell>
          <table:table-cell table:style-name="Table213.A1" office:value-type="string">
            <text:p text:style-name="P14">Specifies the output VCF file for the annotated variants. Use '-' to write to standard output.</text:p>
          </table:table-cell>
        </table:table-row>
      </table:table>
      <text:p text:style-name="P279">Reporting</text:p>
      <table:table table:name="Table214" table:style-name="Table214">
        <table:table-column table:style-name="Table214.A"/>
        <table:table-column table:style-name="Table214.B"/>
        <table:table-column table:style-name="Table214.C"/>
        <table:table-row table:style-name="Table214.1">
          <table:table-cell table:style-name="Table214.A1" office:value-type="string">
            <text:p text:style-name="P14"/>
          </table:table-cell>
          <table:table-cell table:style-name="Table214.A1" office:value-type="string">
            <text:p text:style-name="P14">--bed-ids=FILE</text:p>
          </table:table-cell>
          <table:table-cell table:style-name="Table214.A1" office:value-type="string">
            <text:p text:style-name="P14">Specifies a file in BED format containing variant ids in the name column to be added to the VCF id field. May be specified 0 or more times.</text:p>
          </table:table-cell>
        </table:table-row>
        <table:table-row table:style-name="Table214.1">
          <table:table-cell table:style-name="Table214.A1" office:value-type="string">
            <text:p text:style-name="P14"/>
          </table:table-cell>
          <table:table-cell table:style-name="Table214.A1" office:value-type="string">
            <text:p text:style-name="P14">--bed-info=FILE</text:p>
          </table:table-cell>
          <table:table-cell table:style-name="Table214.A1" office:value-type="string">
            <text:p text:style-name="P14">Specifies a file in BED format containing annotations in the name column to be added to the VCF info field. May be specified 0 or more times.</text:p>
          </table:table-cell>
        </table:table-row>
        <table:table-row table:style-name="Table214.1">
          <table:table-cell table:style-name="Table214.A1" office:value-type="string">
            <text:p text:style-name="P14"/>
          </table:table-cell>
          <table:table-cell table:style-name="Table214.A1" office:value-type="string">
            <text:p text:style-name="P14">--fill-an-ac</text:p>
          </table:table-cell>
          <table:table-cell table:style-name="Table214.A1" office:value-type="string">
            <text:p text:style-name="P14">Set to add or update the AN and AC info fields to the VCF.</text:p>
          </table:table-cell>
        </table:table-row>
        <table:table-row table:style-name="Table214.1">
          <table:table-cell table:style-name="Table214.A1" office:value-type="string">
            <text:p text:style-name="P14"/>
          </table:table-cell>
          <table:table-cell table:style-name="Table214.A1" office:value-type="string">
            <text:p text:style-name="P55">--info-description=STRING</text:p>
          </table:table-cell>
          <table:table-cell table:style-name="Table214.A1" office:value-type="string">
            <text:p text:style-name="P55">If the BED INFO field is not already declared, use this description in the header. May be specified 0 or more times (Default is 'Annotation').</text:p>
          </table:table-cell>
        </table:table-row>
        <table:table-row table:style-name="Table214.1">
          <table:table-cell table:style-name="Table214.A1" office:value-type="string">
            <text:p text:style-name="P14"/>
          </table:table-cell>
          <table:table-cell table:style-name="Table214.A1" office:value-type="string">
            <text:p text:style-name="P55">--info-id=STRING</text:p>
          </table:table-cell>
          <table:table-cell table:style-name="Table214.A1" office:value-type="string">
            <text:p text:style-name="P55">The INFO ID for BED INFO annotations.May be specified 0 or more times(Default is 'ANN')</text:p>
          </table:table-cell>
        </table:table-row>
        <table:table-row table:style-name="Table214.1">
          <table:table-cell table:style-name="Table214.A1" office:value-type="string">
            <text:p text:style-name="P14"/>
          </table:table-cell>
          <table:table-cell table:style-name="Table214.A1" office:value-type="string">
            <text:p text:style-name="P14">--vcf-ids=FILE</text:p>
          </table:table-cell>
          <table:table-cell table:style-name="Table214.A1" office:value-type="string">
            <text:p text:style-name="P14">Specifies a file in VCF format containing variant ids to be added to the VCF id field. May be specified 0 or more times.</text:p>
          </table:table-cell>
        </table:table-row>
      </table:table>
      <text:p text:style-name="P279">Utility</text:p>
      <table:table table:name="Table215" table:style-name="Table215">
        <table:table-column table:style-name="Table215.A"/>
        <table:table-column table:style-name="Table215.B"/>
        <table:table-column table:style-name="Table215.C"/>
        <table:table-row table:style-name="Table215.1">
          <table:table-cell table:style-name="Table215.A1" office:value-type="string">
            <text:p text:style-name="P14">-h</text:p>
          </table:table-cell>
          <table:table-cell table:style-name="Table215.A1" office:value-type="string">
            <text:p text:style-name="P14">--help</text:p>
          </table:table-cell>
          <table:table-cell table:style-name="Table215.A1" office:value-type="string">
            <text:p text:style-name="P14">Prints help on command-line flag usage.</text:p>
          </table:table-cell>
        </table:table-row>
        <table:table-row table:style-name="Table215.1">
          <table:table-cell table:style-name="Table215.A1" office:value-type="string">
            <text:p text:style-name="P14">-Z</text:p>
          </table:table-cell>
          <table:table-cell table:style-name="Table215.A1" office:value-type="string">
            <text:p text:style-name="P14">--no-gzip</text:p>
          </table:table-cell>
          <table:table-cell table:style-name="Table215.A1" office:value-type="string">
            <text:p text:style-name="P14">Set this flag to create the output file without compression. By default the output file is compressed with tabix compatible blocked gzip.</text:p>
          </table:table-cell>
        </table:table-row>
        <table:table-row table:style-name="Table215.1">
          <table:table-cell table:style-name="Table215.A1" office:value-type="string">
            <text:p text:style-name="P14"/>
          </table:table-cell>
          <table:table-cell table:style-name="Table215.A1" office:value-type="string">
            <text:p text:style-name="P14">--no-index</text:p>
          </table:table-cell>
          <table:table-cell table:style-name="Table215.A1" office:value-type="string">
            <text:p text:style-name="P14">Set this flag to not produce the tabix index for the output file.</text:p>
          </table:table-cell>
        </table:table-row>
      </table:table>
      <text:p text:style-name="P270">Usage:</text:p>
      <text:p text:style-name="Standard"><text:span text:style-name="T14">Use </text:span><text:span text:style-name="Monospace"><text:span text:style-name="T14">vcfannotate</text:span></text:span><text:span text:style-name="T14"> to add text annotations to variants that fall within ranges specified in a BED file. The annotations from the BED file are added as an </text:span><text:span text:style-name="Monospace"><text:span text:style-name="T14">INFO</text:span></text:span><text:span text:style-name="T14"> field in the output VCF file.</text:span></text:p>
      <text:p text:style-name="Standard"><text:soft-page-break/><text:span text:style-name="T14">If the </text:span><text:span text:style-name="Monospace"><text:span text:style-name="T14">--bed-ids</text:span></text:span><text:span text:style-name="T14"> flag is used, instead of adding the annotation to the </text:span><text:span text:style-name="Monospace"><text:span text:style-name="T14">INFO</text:span></text:span><text:span text:style-name="T14"> fields, it is added to the </text:span><text:span text:style-name="Monospace"><text:span text:style-name="T14">ID</text:span></text:span><text:span text:style-name="T14"> column of the VCF file instead. If the </text:span><text:span text:style-name="Monospace"><text:span text:style-name="T14">--vcf-ids</text:span></text:span><text:span text:style-name="T14"> flag is used, the </text:span><text:span text:style-name="Monospace"><text:span text:style-name="T14">ID</text:span></text:span><text:span text:style-name="T14"> column of the input VCF file is used to update the </text:span><text:span text:style-name="Monospace"><text:span text:style-name="T14">ID</text:span></text:span><text:span text:style-name="T14"> column of the output VCF file instead.</text:span></text:p>
      <text:p text:style-name="Standard"><text:span text:style-name="T14">If the </text:span><text:span text:style-name="Monospace"><text:span text:style-name="T14">--fill-an-ac</text:span></text:span><text:span text:style-name="T14"> flag is set, the output VCF will have the </text:span><text:span text:style-name="Monospace"><text:span text:style-name="T14">AN</text:span></text:span><text:span text:style-name="T14"> and </text:span><text:span text:style-name="Monospace"><text:span text:style-name="T14">AC</text:span></text:span><text:span text:style-name="T14"> info fields (as </text:span><text:span text:style-name="T73">defined</text:span><text:span text:style-name="T14"> in the VCF 4.1 specification) created or updated.</text:span></text:p>
      <text:p text:style-name="Standard"><text:span text:style-name="See_20_Also_20_Title"><text:span text:style-name="T14">See also:</text:span></text:span><text:span text:style-name="T14"> </text:span><text:span text:style-name="Monospace"><text:span text:style-name="T14">snp, family, somatic, population, vcffilter, vcfsubset</text:span></text:span></text:p>
      <text:h text:style-name="P357" text:outline-level="3"><text:bookmark-start text:name="__RefHeading__27952_1889221684"/>vcfsubset<text:bookmark-end text:name="__RefHeading__27952_1889221684"/></text:h>
      <text:p text:style-name="P270">Synopsis:</text:p>
      <text:p text:style-name="P114">Create a VCF file containing a subset of the original columns.</text:p>
      <text:p text:style-name="P270">Syntax:</text:p>
      <text:p text:style-name="P226">$ rtg vcfsubset [OPTION]... -i FILE -o FILE</text:p>
      <text:p text:style-name="P270">Example:</text:p>
      <text:p text:style-name="P226">$ rtg vcfsubset -i snps.vcf.gz -o frequency.vcf.gz --keep-info AF<text:line-break/> <text:s text:c="3"/>--remove-samples</text:p>
      <text:p text:style-name="P270">Parameters:</text:p>
      <text:p text:style-name="P279">File Input/Output</text:p>
      <table:table table:name="Table216" table:style-name="Table216">
        <table:table-column table:style-name="Table216.A"/>
        <table:table-column table:style-name="Table216.B"/>
        <table:table-column table:style-name="Table216.C"/>
        <table:table-row table:style-name="Table216.1">
          <table:table-cell table:style-name="Table216.A1" office:value-type="string">
            <text:p text:style-name="P14">-i</text:p>
          </table:table-cell>
          <table:table-cell table:style-name="Table216.A1" office:value-type="string">
            <text:p text:style-name="P14">--input=FILE</text:p>
          </table:table-cell>
          <table:table-cell table:style-name="Table216.A1" office:value-type="string">
            <text:p text:style-name="P14">Specifies the VCF file containing variants to manipulate. Use '-' to read from standard input.</text:p>
          </table:table-cell>
        </table:table-row>
        <table:table-row table:style-name="Table216.1">
          <table:table-cell table:style-name="Table216.A1" office:value-type="string">
            <text:p text:style-name="P14">-o</text:p>
          </table:table-cell>
          <table:table-cell table:style-name="Table216.A1" office:value-type="string">
            <text:p text:style-name="P14">--output=FILE</text:p>
          </table:table-cell>
          <table:table-cell table:style-name="Table216.A1" office:value-type="string">
            <text:p text:style-name="P14">Specifies the output VCF file for the subset records. Use '-' to write to standard output.</text:p>
          </table:table-cell>
        </table:table-row>
      </table:table>
      <text:p text:style-name="P279">Filtering</text:p>
      <table:table table:name="Table217" table:style-name="Table217">
        <table:table-column table:style-name="Table217.A"/>
        <table:table-column table:style-name="Table217.B"/>
        <table:table-column table:style-name="Table217.C"/>
        <table:table-row table:style-name="Table217.1">
          <table:table-cell table:style-name="Table217.A1" office:value-type="string">
            <text:p text:style-name="P14"/>
          </table:table-cell>
          <table:table-cell table:style-name="Table217.A1" office:value-type="string">
            <text:p text:style-name="P14">--keep-filter=STRING</text:p>
          </table:table-cell>
          <table:table-cell table:style-name="Table217.A1" office:value-type="string">
            <text:p text:style-name="P14">Specifies a VCF FILTER tag to keep in the output. May be specified 0 or more times.</text:p>
          </table:table-cell>
        </table:table-row>
        <table:table-row table:style-name="Table217.1">
          <table:table-cell table:style-name="Table217.A1" office:value-type="string">
            <text:p text:style-name="P14"/>
          </table:table-cell>
          <table:table-cell table:style-name="Table217.A1" office:value-type="string">
            <text:p text:style-name="P14">--keep-format=STRING</text:p>
          </table:table-cell>
          <table:table-cell table:style-name="Table217.A1" office:value-type="string">
            <text:p text:style-name="P14">Specifies a VCF FORMAT tag to keep in the output. May be specified 0 or more times.</text:p>
          </table:table-cell>
        </table:table-row>
        <table:table-row table:style-name="Table217.1">
          <table:table-cell table:style-name="Table217.A1" office:value-type="string">
            <text:p text:style-name="P14"/>
          </table:table-cell>
          <table:table-cell table:style-name="Table217.A1" office:value-type="string">
            <text:p text:style-name="P14">--keep-info=STRING</text:p>
          </table:table-cell>
          <table:table-cell table:style-name="Table217.A1" office:value-type="string">
            <text:p text:style-name="P14">Specifies a VCF INFO tag to keep in the output. May be specified 0 or more times.</text:p>
          </table:table-cell>
        </table:table-row>
        <table:table-row table:style-name="Table217.1">
          <table:table-cell table:style-name="Table217.A1" office:value-type="string">
            <text:p text:style-name="P14"/>
          </table:table-cell>
          <table:table-cell table:style-name="Table217.A1" office:value-type="string">
            <text:p text:style-name="P14">--keep-sample=STRING</text:p>
          </table:table-cell>
          <table:table-cell table:style-name="Table217.A1" office:value-type="string">
            <text:p text:style-name="P14">Specifies a sample to keep in the output. May be specified 0 or more times.</text:p>
          </table:table-cell>
        </table:table-row>
        <table:table-row table:style-name="Table217.1">
          <table:table-cell table:style-name="Table217.A1" office:value-type="string">
            <text:p text:style-name="P14"/>
          </table:table-cell>
          <table:table-cell table:style-name="Table217.A1" office:value-type="string">
            <text:p text:style-name="P14">--remove-filter=STRING</text:p>
          </table:table-cell>
          <table:table-cell table:style-name="Table217.A1" office:value-type="string">
            <text:p text:style-name="P14">Specifies a VCF FILTER tag to remove from the output. May be specified 0 or more times.</text:p>
          </table:table-cell>
        </table:table-row>
        <table:table-row table:style-name="Table217.1">
          <table:table-cell table:style-name="Table217.A1" office:value-type="string">
            <text:p text:style-name="P14"/>
          </table:table-cell>
          <table:table-cell table:style-name="Table217.A1" office:value-type="string">
            <text:p text:style-name="P14">--remove-filters</text:p>
          </table:table-cell>
          <table:table-cell table:style-name="Table217.A1" office:value-type="string">
            <text:p text:style-name="P14">Set to remove all of the FILTER tags from the output.</text:p>
          </table:table-cell>
        </table:table-row>
        <table:table-row table:style-name="Table217.1">
          <table:table-cell table:style-name="Table217.A1" office:value-type="string">
            <text:p text:style-name="P14"/>
          </table:table-cell>
          <table:table-cell table:style-name="Table217.A1" office:value-type="string">
            <text:p text:style-name="P14">--remove-format=STRING</text:p>
          </table:table-cell>
          <table:table-cell table:style-name="Table217.A1" office:value-type="string">
            <text:p text:style-name="P14">Specifies a VCF FORMAT tag to remove from the output. May be specified 0 or more <text:soft-page-break/>times.</text:p>
          </table:table-cell>
        </table:table-row>
        <table:table-row table:style-name="Table217.1">
          <table:table-cell table:style-name="Table217.A1" office:value-type="string">
            <text:p text:style-name="P14"/>
          </table:table-cell>
          <table:table-cell table:style-name="Table217.A1" office:value-type="string">
            <text:p text:style-name="P14">--remove-info=STRING</text:p>
          </table:table-cell>
          <table:table-cell table:style-name="Table217.A1" office:value-type="string">
            <text:p text:style-name="P14">Specifies a VCF INFO tag to remove from the output. May be specified 0 or more times.</text:p>
          </table:table-cell>
        </table:table-row>
        <table:table-row table:style-name="Table217.1">
          <table:table-cell table:style-name="Table217.A1" office:value-type="string">
            <text:p text:style-name="P14"/>
          </table:table-cell>
          <table:table-cell table:style-name="Table217.A1" office:value-type="string">
            <text:p text:style-name="P14">--remove-infos</text:p>
          </table:table-cell>
          <table:table-cell table:style-name="Table217.A1" office:value-type="string">
            <text:p text:style-name="P14">Set to remove all of the INFO tags from the output.</text:p>
          </table:table-cell>
        </table:table-row>
        <table:table-row table:style-name="Table217.1">
          <table:table-cell table:style-name="Table217.A1" office:value-type="string">
            <text:p text:style-name="P14"/>
          </table:table-cell>
          <table:table-cell table:style-name="Table217.A1" office:value-type="string">
            <text:p text:style-name="P14">--remove-sample=STRING</text:p>
          </table:table-cell>
          <table:table-cell table:style-name="Table217.A1" office:value-type="string">
            <text:p text:style-name="P14">Specifies a sample to remove from the output. May be specified 0 or more times.</text:p>
          </table:table-cell>
        </table:table-row>
        <table:table-row table:style-name="Table217.1">
          <table:table-cell table:style-name="Table217.A1" office:value-type="string">
            <text:p text:style-name="P14"/>
          </table:table-cell>
          <table:table-cell table:style-name="Table217.A1" office:value-type="string">
            <text:p text:style-name="P14">--remove-samples</text:p>
          </table:table-cell>
          <table:table-cell table:style-name="Table217.A1" office:value-type="string">
            <text:p text:style-name="P14">Set to remove all of the sample data from the output.</text:p>
          </table:table-cell>
        </table:table-row>
      </table:table>
      <text:p text:style-name="P279">Utility</text:p>
      <table:table table:name="Table218" table:style-name="Table218">
        <table:table-column table:style-name="Table218.A"/>
        <table:table-column table:style-name="Table218.B"/>
        <table:table-column table:style-name="Table218.C"/>
        <table:table-row table:style-name="Table218.1">
          <table:table-cell table:style-name="Table218.A1" office:value-type="string">
            <text:p text:style-name="P14">-h</text:p>
          </table:table-cell>
          <table:table-cell table:style-name="Table218.A1" office:value-type="string">
            <text:p text:style-name="P14">--help</text:p>
          </table:table-cell>
          <table:table-cell table:style-name="Table218.A1" office:value-type="string">
            <text:p text:style-name="P14">Prints help on command-line flag usage.</text:p>
          </table:table-cell>
        </table:table-row>
        <table:table-row table:style-name="Table218.1">
          <table:table-cell table:style-name="Table218.A1" office:value-type="string">
            <text:p text:style-name="P14">-Z</text:p>
          </table:table-cell>
          <table:table-cell table:style-name="Table218.A1" office:value-type="string">
            <text:p text:style-name="P14">--no-gzip</text:p>
          </table:table-cell>
          <table:table-cell table:style-name="Table218.A1" office:value-type="string">
            <text:p text:style-name="P14">Set this flag to create the output file without compression. By default the output file is compressed with tabix compatible blocked gzip.</text:p>
          </table:table-cell>
        </table:table-row>
        <table:table-row table:style-name="Table218.1">
          <table:table-cell table:style-name="Table218.A1" office:value-type="string">
            <text:p text:style-name="P14"/>
          </table:table-cell>
          <table:table-cell table:style-name="Table218.A1" office:value-type="string">
            <text:p text:style-name="P14">--no-index</text:p>
          </table:table-cell>
          <table:table-cell table:style-name="Table218.A1" office:value-type="string">
            <text:p text:style-name="P14">Set this flag to not produce the tabix index for the output file.</text:p>
          </table:table-cell>
        </table:table-row>
      </table:table>
      <text:p text:style-name="P270">Usage:</text:p>
      <text:p text:style-name="Standard"><text:span text:style-name="T14">Use the </text:span><text:span text:style-name="Monospace"><text:span text:style-name="T14">vcfsubset</text:span></text:span><text:span text:style-name="T14"> command to produce a smaller copy of an original VCF file containing only the columns and information desired. For example, to produce a VCF containing only the information for one sample from a multiple sample VCF file use the </text:span><text:span text:style-name="Monospace"><text:span text:style-name="T14">--keep-sample</text:span></text:span><text:span text:style-name="T14"> flag to specify the sample to keep. <text:s/></text:span><text:span text:style-name="T126">The various </text:span><text:span text:style-name="T220">–keep</text:span><text:span text:style-name="T126"> and </text:span><text:span text:style-name="T220">–remove</text:span><text:span text:style-name="T126"> options can either be specified multiple times or with comma separated lists, for example, </text:span><text:span text:style-name="T220">--keep-format GT –-keep-format DP</text:span><text:span text:style-name="T126"> is equivalent to </text:span><text:span text:style-name="T220">–keep-format GT,DP</text:span><text:span text:style-name="T126">.</text:span></text:p>
      <text:p text:style-name="Standard"><text:span text:style-name="See_20_Also_20_Title"><text:span text:style-name="T14">See also:</text:span></text:span><text:span text:style-name="T14"> </text:span><text:span text:style-name="Monospace"><text:span text:style-name="T14">snp, family, somatic, population, vcffilter, vcfannotate</text:span></text:span></text:p>
      <text:h text:style-name="P357" text:outline-level="3"><text:bookmark-start text:name="__RefHeading__27954_1889221684"/>vcfeval<text:bookmark-end text:name="__RefHeading__27954_1889221684"/></text:h>
      <text:p text:style-name="P270">Synopsis:</text:p>
      <text:p text:style-name="Standard"><text:span text:style-name="T14">Use the </text:span><text:span text:style-name="Monospace"><text:span text:style-name="T14">vcfeval</text:span></text:span><text:span text:style-name="T14"> command to evaluate called variants for agreement with a known baseline variant set.</text:span></text:p>
      <text:p text:style-name="P270">Syntax:</text:p>
      <text:p text:style-name="P226">$ rtg vcfeval [OPTION]... -b FILE -c FILE -o DIR -t SDF</text:p>
      <text:p text:style-name="P270">Example:</text:p>
      <text:p text:style-name="P226">$ rtg vcfeval -b simulated.vcf.gz -c snps.vcf.gz -t HUMAN_reference --sample simsample -f AVR -o eval</text:p>
      <text:p text:style-name="P270"><text:soft-page-break/>Parameters:</text:p>
      <text:p text:style-name="P279">File Input/Output</text:p>
      <table:table table:name="Table219" table:style-name="Table219">
        <table:table-column table:style-name="Table219.A"/>
        <table:table-column table:style-name="Table219.B"/>
        <table:table-column table:style-name="Table219.C"/>
        <table:table-row table:style-name="Table219.1">
          <table:table-cell table:style-name="Table219.A1" office:value-type="string">
            <text:p text:style-name="P14">-b</text:p>
          </table:table-cell>
          <table:table-cell table:style-name="Table219.A1" office:value-type="string">
            <text:p text:style-name="P14">--baseline=FILE</text:p>
          </table:table-cell>
          <table:table-cell table:style-name="Table219.A1" office:value-type="string">
            <text:p text:style-name="P14">The VCF file containing baseline variants.</text:p>
          </table:table-cell>
        </table:table-row>
        <table:table-row table:style-name="Table219.1">
          <table:table-cell table:style-name="Table219.A1" office:value-type="string">
            <text:p text:style-name="P14"/>
          </table:table-cell>
          <table:table-cell table:style-name="Table219.A1" office:value-type="string">
            <text:p text:style-name="P55">--bed-regions=FILE</text:p>
          </table:table-cell>
          <table:table-cell table:style-name="Table219.A1" office:value-type="string">
            <text:p text:style-name="P55">If set, only read VCF records that overlap the ranges contained in the specified BED file.</text:p>
          </table:table-cell>
        </table:table-row>
        <table:table-row table:style-name="Table219.1">
          <table:table-cell table:style-name="Table219.A1" office:value-type="string">
            <text:p text:style-name="P14">-c</text:p>
          </table:table-cell>
          <table:table-cell table:style-name="Table219.A1" office:value-type="string">
            <text:p text:style-name="P14">--calls=FILE</text:p>
          </table:table-cell>
          <table:table-cell table:style-name="Table219.A1" office:value-type="string">
            <text:p text:style-name="P14">The VCF file containing called variants.</text:p>
          </table:table-cell>
        </table:table-row>
        <table:table-row table:style-name="Table219.1">
          <table:table-cell table:style-name="Table219.A1" office:value-type="string">
            <text:p text:style-name="P14">-o</text:p>
          </table:table-cell>
          <table:table-cell table:style-name="Table219.A1" office:value-type="string">
            <text:p text:style-name="P14">--output=DIR</text:p>
          </table:table-cell>
          <table:table-cell table:style-name="Table219.A1" office:value-type="string">
            <text:p text:style-name="P14">The name of the output directory.</text:p>
          </table:table-cell>
        </table:table-row>
        <table:table-row table:style-name="Table219.1">
          <table:table-cell table:style-name="Table219.A1" office:value-type="string">
            <text:p text:style-name="P14"/>
          </table:table-cell>
          <table:table-cell table:style-name="Table219.A1" office:value-type="string">
            <text:p text:style-name="P57">--region=STRING</text:p>
          </table:table-cell>
          <table:table-cell table:style-name="Table219.A1" office:value-type="string">
            <text:p text:style-name="P56">If set, only read VCF records that overlap the <text:span text:style-name="T207">specified region</text:span>. <text:span text:style-name="T207">The format is one of &lt;template_name&gt;, &lt;template_name&gt;:start-end or &lt;template_name&gt;:start+length</text:span></text:p>
          </table:table-cell>
        </table:table-row>
        <table:table-row table:style-name="Table219.1">
          <table:table-cell table:style-name="Table219.A1" office:value-type="string">
            <text:p text:style-name="P14">-t</text:p>
          </table:table-cell>
          <table:table-cell table:style-name="Table219.A1" office:value-type="string">
            <text:p text:style-name="P14">--template=SDF</text:p>
          </table:table-cell>
          <table:table-cell table:style-name="Table219.A1" office:value-type="string">
            <text:p text:style-name="P14">The reference SDF on which the variants were called.</text:p>
          </table:table-cell>
        </table:table-row>
      </table:table>
      <text:p text:style-name="P279">Filtering</text:p>
      <table:table table:name="Table220" table:style-name="Table220">
        <table:table-column table:style-name="Table220.A"/>
        <table:table-column table:style-name="Table220.B"/>
        <table:table-column table:style-name="Table220.C"/>
        <table:table-row table:style-name="Table220.1">
          <table:table-cell table:style-name="Table220.A1" office:value-type="string">
            <text:p text:style-name="P14"/>
          </table:table-cell>
          <table:table-cell table:style-name="Table220.A1" office:value-type="string">
            <text:p text:style-name="P14">--all-records</text:p>
          </table:table-cell>
          <table:table-cell table:style-name="Table220.A1" office:value-type="string">
            <text:p text:style-name="P17">Set to use all records regardless of filters. <text:span text:style-name="T156">Default is to only process records where FILTER is . or PASS.</text:span></text:p>
          </table:table-cell>
        </table:table-row>
        <table:table-row table:style-name="Table220.1">
          <table:table-cell table:style-name="Table220.A1" office:value-type="string">
            <text:p text:style-name="P14"/>
          </table:table-cell>
          <table:table-cell table:style-name="Table220.A1" office:value-type="string">
            <text:p text:style-name="P14">--sample=STRING</text:p>
          </table:table-cell>
          <table:table-cell table:style-name="Table220.A1" office:value-type="string">
            <text:p text:style-name="P14">Set the name of the sample to select. (Required when using multi-sample VCF files).</text:p>
          </table:table-cell>
        </table:table-row>
        <table:table-row table:style-name="Table220.1">
          <table:table-cell table:style-name="Table220.A1" office:value-type="string">
            <text:p text:style-name="P14"/>
          </table:table-cell>
          <table:table-cell table:style-name="Table220.A1" office:value-type="string">
            <text:p text:style-name="P49">--squash-ploidy</text:p>
          </table:table-cell>
          <table:table-cell table:style-name="Table220.A1" office:value-type="string">
            <text:p text:style-name="P49">Treat heterozygous variants as homozygous ALT in both baseline and calls.</text:p>
          </table:table-cell>
        </table:table-row>
      </table:table>
      <text:p text:style-name="P279">Reporting</text:p>
      <table:table table:name="Table221" table:style-name="Table221">
        <table:table-column table:style-name="Table221.A"/>
        <table:table-column table:style-name="Table221.B"/>
        <table:table-column table:style-name="Table221.C"/>
        <table:table-row table:style-name="Table221.1">
          <table:table-cell table:style-name="Table221.A1" office:value-type="string">
            <text:p text:style-name="P14"/>
          </table:table-cell>
          <table:table-cell table:style-name="Table221.A1" office:value-type="string">
            <text:p text:style-name="P48">--baseline-tp</text:p>
          </table:table-cell>
          <table:table-cell table:style-name="Table221.A1" office:value-type="string">
            <text:p text:style-name="P48">Also output a file containing the baseline version of true positive variants (baseline-tp.vcf). This is in addition to the tp.vcf which contains the calls version of true-positive variants.</text:p>
          </table:table-cell>
        </table:table-row>
        <table:table-row table:style-name="Table221.1">
          <table:table-cell table:style-name="Table221.A1" office:value-type="string">
            <text:p text:style-name="P14">-O</text:p>
          </table:table-cell>
          <table:table-cell table:style-name="Table221.A1" office:value-type="string">
            <text:p text:style-name="P14">--sort-order=STRING</text:p>
          </table:table-cell>
          <table:table-cell table:style-name="Table221.A1" office:value-type="string">
            <text:p text:style-name="P14">Set the order in which to sort the ROC scores so that "good" scores come before "bad" scores. (Must be one of [ascending, descending]). (Default is descending).</text:p>
          </table:table-cell>
        </table:table-row>
        <table:table-row table:style-name="Table221.1">
          <table:table-cell table:style-name="Table221.A1" office:value-type="string">
            <text:p text:style-name="P14">-f</text:p>
          </table:table-cell>
          <table:table-cell table:style-name="Table221.A1" office:value-type="string">
            <text:p text:style-name="P14">--vcf-score-field=STRING</text:p>
          </table:table-cell>
          <table:table-cell table:style-name="Table221.A1" office:value-type="string">
            <text:p text:style-name="P14">Set the VCF format field to sort the ROC using. Also valid are "QUAL" or "INFO=&lt;name&gt;" to select the named VCF INFO field. (Default is GQ).</text:p>
          </table:table-cell>
        </table:table-row>
      </table:table>
      <text:p text:style-name="P279">Utility</text:p>
      <table:table table:name="Table222" table:style-name="Table222">
        <table:table-column table:style-name="Table222.A"/>
        <table:table-column table:style-name="Table222.B"/>
        <table:table-column table:style-name="Table222.C"/>
        <table:table-row table:style-name="Table222.1">
          <table:table-cell table:style-name="Table222.A1" office:value-type="string">
            <text:p text:style-name="P14">-h</text:p>
          </table:table-cell>
          <table:table-cell table:style-name="Table222.A1" office:value-type="string">
            <text:p text:style-name="P14">--help</text:p>
          </table:table-cell>
          <table:table-cell table:style-name="Table222.A1" office:value-type="string">
            <text:p text:style-name="P14">Prints help on command-line flag usage.</text:p>
          </table:table-cell>
        </table:table-row>
        <table:table-row table:style-name="Table222.1">
          <table:table-cell table:style-name="Table222.A1" office:value-type="string">
            <text:p text:style-name="P14">-Z</text:p>
          </table:table-cell>
          <table:table-cell table:style-name="Table222.A1" office:value-type="string">
            <text:p text:style-name="P14">--no-gzip</text:p>
          </table:table-cell>
          <table:table-cell table:style-name="Table222.A1" office:value-type="string">
            <text:p text:style-name="P14">Set this flag to create the output files <text:soft-page-break/>without compression.</text:p>
          </table:table-cell>
        </table:table-row>
        <table:table-row table:style-name="Table222.1">
          <table:table-cell table:style-name="Table222.A1" office:value-type="string">
            <text:p text:style-name="P14">-T</text:p>
          </table:table-cell>
          <table:table-cell table:style-name="Table222.A1" office:value-type="string">
            <text:p text:style-name="P14">--threads=INT</text:p>
          </table:table-cell>
          <table:table-cell table:style-name="Table222.A1" office:value-type="string">
            <text:p text:style-name="P14">Specify the number of threads to use in a multi-core processor. (Default is all available cores).</text:p>
          </table:table-cell>
        </table:table-row>
      </table:table>
      <text:p text:style-name="P270">Usage:</text:p>
      <text:p text:style-name="Standard"><text:span text:style-name="T14">The </text:span><text:span text:style-name="Monospace"><text:span text:style-name="T14">vcfeval</text:span></text:span><text:span text:style-name="T14"> command can be used to generate VCF files containing called variants that were in the baseline VCF, called variants that were not in the baseline VCF and baseline variants that were not in the called variants. It also produces ROC curve </text:span><text:span text:style-name="T74">data files</text:span><text:span text:style-name="T14"> based on a </text:span><text:span text:style-name="T74">score contained in a</text:span><text:span text:style-name="T14"> VCF field which show the predictive power of that field for the </text:span><text:span text:style-name="T75">quality of the </text:span><text:span text:style-name="T14">variant calls.</text:span></text:p>
      <text:p text:style-name="P189"><text:span text:style-name="T14">When developing and validating sequencing pipelines and variant calling algorithms, the comparison of variant call sets is a common problem. The naïve way of computing these numbers is to look at the same reference locations in the baseline (ground truth) and called variant set, and see if genotype calls match at the same position. However, a complication arises due to possible differences in representation for indels between the baseline and the call sets within repeats or homopolymers, and in multiple-nucleotide polymorphisms (MNPs), which encompass several nearby nucleotides and are locally phased. The </text:span><text:span text:style-name="Monospace"><text:span text:style-name="T14">vcfeval</text:span></text:span><text:span text:style-name="T14"> command includes a novel dynamic-programming algorithm for comparing variant call sets that deals with complex call representation discrepancies, and minimizes false positives and negatives across the entire call sets for accurate performance evaluation.</text:span></text:p>
      <text:p text:style-name="P137">The vcfeval command outputs the following primary files:</text:p>
      <text:list xml:id="list6818972951665645235" text:style-name="L8">
        <text:list-item>
          <text:p text:style-name="P348"><text:span text:style-name="Monospace"><text:span text:style-name="T14">tp.vcf</text:span></text:span><text:span text:style-name="T14"> – contains those variants from the calls VCF which agree with variants in the baseline VCF</text:span></text:p>
        </text:list-item>
        <text:list-item>
          <text:p text:style-name="P348"><text:span text:style-name="Monospace"><text:span text:style-name="T14">fp.vcf</text:span></text:span><text:span text:style-name="T14"> – contains variants from the calls VCF which do not agree with baseline variants.</text:span></text:p>
        </text:list-item>
        <text:list-item>
          <text:p text:style-name="P348"><text:span text:style-name="Monospace"><text:span text:style-name="T14">fn.vcf</text:span></text:span><text:span text:style-name="T14"> – contains variants from the baseline VCF which were not correctly called.</text:span></text:p>
        </text:list-item>
        <text:list-item>
          <text:p text:style-name="P348"><text:span text:style-name="Monospace"><text:span text:style-name="T14">weighted_roc.tsv</text:span></text:span><text:span text:style-name="T14"> – contains data for ROC analysis, which can be plotted with the </text:span><text:span text:style-name="Monospace"><text:span text:style-name="T14">rocplot</text:span></text:span><text:span text:style-name="T14"> command.</text:span></text:p>
        </text:list-item>
      </text:list>
      <text:p text:style-name="P190"><text:span text:style-name="T14">It is also possible to output a true-positive VCF file that contains the baseline version of correct variants with the </text:span><text:span text:style-name="Monospace"><text:span text:style-name="T14">--baseline-tp</text:span></text:span><text:span text:style-name="T14"> option. This can be used to successively refine a highly sensitive baseline variant set to produce a consensus from several call sets.</text:span></text:p>
      <text:p text:style-name="P202"><text:span text:style-name="T19">When evaluating exome variant calls, it may be useful to restrict analysis only to exome target regions (or similarly when evaluating calls against a baseline that is restricted to high confidence regions). In this case, supply a BED file containing the list of regions to restrict analysis to via the </text:span><text:span text:style-name="Monospace"><text:span text:style-name="T14">--bed-regions</text:span></text:span><text:span text:style-name="T19"> flag. For a quick way to restrict analysis only to a single region, the </text:span><text:span text:style-name="Monospace"><text:span text:style-name="T14">--region</text:span></text:span><text:span text:style-name="T19"> flag is also accepted. Note that when restricting analysis to regions, there may be variants which can not be correctly evaluated near the borders of each analysis region, if determination of equivalence would require inclusion of variants outside of the region. For this reason, it is recommended that regions be relatively large and inclusive.</text:span></text:p>
      <text:p text:style-name="P190"><text:span text:style-name="T14">Note that </text:span><text:span text:style-name="Monospace"><text:span text:style-name="T14">vcfeval</text:span></text:span><text:span text:style-name="T14"> operates at the level of local haplotypes </text:span><text:span text:style-name="T76">for a sample</text:span><text:span text:style-name="T14">, so for a diploid genotype, both alleles must match in order to be considered correct. </text:span><text:span text:style-name="T77">The </text:span><text:span text:style-name="Monospace"><text:span text:style-name="T14">--squash-ploidy</text:span></text:span><text:span text:style-name="T77"> flag treats heterozygous genotypes from both baseline and calls as homozygous ALT to provide a more lenient </text:span><text:soft-page-break/><text:span text:style-name="T77">comparison, however multiallelic sites where the genotype for the baseline or call employs multiple ALTs may still result in disagreement.</text:span></text:p>
      <text:p text:style-name="Standard"><text:span text:style-name="See_20_Also_20_Title"><text:span text:style-name="T14">See also:</text:span></text:span><text:span text:style-name="T14"> </text:span><text:span text:style-name="Monospace"><text:span text:style-name="T14">snp, popsim, samplesim, childsim, rocplot</text:span></text:span></text:p>
      <text:h text:style-name="P364" text:outline-level="3"><text:bookmark-start text:name="__RefHeading__24456_229859350"/>pedfilter<text:bookmark-end text:name="__RefHeading__24456_229859350"/></text:h>
      <text:p text:style-name="P276">Synopsis:</text:p>
      <text:p text:style-name="P138">Filter and convert a pedigree file.</text:p>
      <text:p text:style-name="P276">Syntax:</text:p>
      <text:p text:style-name="P238">$ rtg <text:span text:style-name="T155">pedfilter</text:span> [OPTION]... FILE</text:p>
      <text:p text:style-name="P276">Example:</text:p>
      <text:p text:style-name="P238">$ rtg <text:span text:style-name="T155">pedfilter</text:span> --<text:span text:style-name="T155">remove-parentage mypedigree</text:span>.<text:span text:style-name="T155">ped</text:span></text:p>
      <text:p text:style-name="P276">Parameters:</text:p>
      <text:p text:style-name="P287">File Input/Output</text:p>
      <table:table table:name="Table197" table:style-name="Table197">
        <table:table-column table:style-name="Table197.A"/>
        <table:table-column table:style-name="Table197.B"/>
        <table:table-column table:style-name="Table197.C"/>
        <table:table-row table:style-name="Table197.1">
          <table:table-cell table:style-name="Table197.A1" office:value-type="string">
            <text:p text:style-name="P16"/>
          </table:table-cell>
          <table:table-cell table:style-name="Table197.A1" office:value-type="string">
            <text:p text:style-name="P16">FILE</text:p>
          </table:table-cell>
          <table:table-cell table:style-name="Table197.A1" office:value-type="string">
            <text:p text:style-name="P16"><text:span text:style-name="T155">The pedigree file to process, may be PED or VCF, use '-' to read from stdin</text:span>.</text:p>
          </table:table-cell>
        </table:table-row>
      </table:table>
      <text:p text:style-name="P287">Filtering</text:p>
      <table:table table:name="Table198" table:style-name="Table198">
        <table:table-column table:style-name="Table198.A"/>
        <table:table-column table:style-name="Table198.B"/>
        <table:table-column table:style-name="Table198.C"/>
        <table:table-row table:style-name="Table198.1">
          <table:table-cell table:style-name="Table198.A1" office:value-type="string">
            <text:p text:style-name="P16"/>
          </table:table-cell>
          <table:table-cell table:style-name="Table198.A1" office:value-type="string">
            <text:p text:style-name="P16">--<text:span text:style-name="T155">keep-primary</text:span></text:p>
          </table:table-cell>
          <table:table-cell table:style-name="Table198.A1" office:value-type="string">
            <text:p text:style-name="P16"><text:span text:style-name="T155">Keep only primary individuals (those with a PED individual line / VCF sample column)</text:span>.</text:p>
          </table:table-cell>
        </table:table-row>
        <table:table-row table:style-name="Table198.1">
          <table:table-cell table:style-name="Table198.A1" office:value-type="string">
            <text:p text:style-name="P16"/>
          </table:table-cell>
          <table:table-cell table:style-name="Table198.A1" office:value-type="string">
            <text:p text:style-name="P31">--remove-parentage</text:p>
          </table:table-cell>
          <table:table-cell table:style-name="Table198.A1" office:value-type="string">
            <text:p text:style-name="P31">Remove all parent-child relationship information.</text:p>
          </table:table-cell>
        </table:table-row>
      </table:table>
      <text:p text:style-name="P288">Reporting</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6"/>
          </table:table-cell>
          <table:table-cell table:style-name="Table14.A1" office:value-type="string">
            <text:p text:style-name="P16">--<text:span text:style-name="T155">vcf</text:span></text:p>
          </table:table-cell>
          <table:table-cell table:style-name="Table14.A1" office:value-type="string">
            <text:p text:style-name="P16"><text:span text:style-name="T155">Output pedigree in in the form of a VCF header rather than PED</text:span>.</text:p>
          </table:table-cell>
        </table:table-row>
      </table:table>
      <text:p text:style-name="P288">Utility</text:p>
      <table:table table:name="Table143" table:style-name="Table143">
        <table:table-column table:style-name="Table143.A"/>
        <table:table-column table:style-name="Table143.B"/>
        <table:table-column table:style-name="Table143.C"/>
        <table:table-row table:style-name="Table143.1">
          <table:table-cell table:style-name="Table143.A1" office:value-type="string">
            <text:p text:style-name="P16">-h</text:p>
          </table:table-cell>
          <table:table-cell table:style-name="Table143.A1" office:value-type="string">
            <text:p text:style-name="P16">--help</text:p>
          </table:table-cell>
          <table:table-cell table:style-name="Table143.A1" office:value-type="string">
            <text:p text:style-name="P16">Prints help on command-line flag usage.</text:p>
          </table:table-cell>
        </table:table-row>
      </table:table>
      <text:p text:style-name="P276">Usage:</text:p>
      <text:p text:style-name="P169"><text:span text:style-name="T78">The </text:span><text:span text:style-name="Monospace"><text:span text:style-name="T14">pedfilter</text:span></text:span><text:span text:style-name="T78"> comand can be used to perform manipulations on pedigree information and convert pedigree information between PED and VCF header format.</text:span></text:p>
      <text:p text:style-name="P170"><text:span text:style-name="T14">The VCF files output by the </text:span><text:span text:style-name="Monospace"><text:span text:style-name="T14">family</text:span></text:span><text:span text:style-name="T14"> and </text:span><text:span text:style-name="Monospace"><text:span text:style-name="T14">population</text:span></text:span><text:span text:style-name="T14"> commands contain full pedigree information represented as VCF header lines, and the </text:span><text:span text:style-name="Monospace"><text:span text:style-name="T14">pedfilter</text:span></text:span><text:span text:style-name="T14"> command allows this information to be extracted in PED format.</text:span></text:p>
      <text:p text:style-name="P138">This command produces the pedigree output on st<text:span text:style-name="T213">andard </text:span>out<text:span text:style-name="T213">put</text:span>, which can be redirected to a file or another pipeline command as required.</text:p>
      <text:p text:style-name="P169"><text:span text:style-name="See_20_Also_20_Title"><text:span text:style-name="T14">See also:</text:span></text:span><text:span text:style-name="T14"> </text:span><text:span text:style-name="Monospace"><text:span text:style-name="T14">family, population, </text:span></text:span><text:span text:style-name="Monospace"><text:span text:style-name="T78">mendelian, pedstats</text:span></text:span></text:p>
      <text:h text:style-name="P365" text:outline-level="3"><text:bookmark-start text:name="__RefHeading__24458_229859350"/><text:soft-page-break/><text:span text:style-name="T155">ped</text:span>stats<text:bookmark-end text:name="__RefHeading__24458_229859350"/></text:h>
      <text:p text:style-name="P276">Synopsis:</text:p>
      <text:p text:style-name="P138">Output information from pedigree files of various formats. </text:p>
      <text:p text:style-name="P276">Syntax:</text:p>
      <text:p text:style-name="P238">$ rtg <text:span text:style-name="T155">pedstats</text:span> [OPTION]... FILE</text:p>
      <text:p text:style-name="P276">Example:</text:p>
      <text:p text:style-name="P139">For a summary of pedigree information:</text:p>
      <text:p text:style-name="P239">$ rtg pedstats ceph_pedigree.ped</text:p>
      <text:p text:style-name="P240">Pedigree file: /data/ceph/ceph_pedigree.ped</text:p>
      <text:p text:style-name="P240"/>
      <text:p text:style-name="P240">Total samples: <text:s text:c="14"/>17</text:p>
      <text:p text:style-name="P240">Primary samples: <text:s text:c="12"/>17</text:p>
      <text:p text:style-name="P240">Male samples: <text:s text:c="16"/>9</text:p>
      <text:p text:style-name="P240">Female samples: <text:s text:c="14"/>8</text:p>
      <text:p text:style-name="P240">Afflicted samples: <text:s text:c="11"/>0</text:p>
      <text:p text:style-name="P240">Founder samples: <text:s text:c="13"/>4</text:p>
      <text:p text:style-name="P240">Parent-child relationships: <text:s/>26</text:p>
      <text:p text:style-name="P240">Other relationships: <text:s text:c="9"/>0</text:p>
      <text:p text:style-name="P240">Families: <text:s text:c="20"/>3</text:p>
      <text:p text:style-name="P114"><text:span text:style-name="T155">For quick pedigree visualization using</text:span> graphviz and ImageMagick<text:span text:style-name="T155">, use a command-line such as:</text:span></text:p>
      <text:p text:style-name="P241">$ dot -Tpng &lt;(rtg pedstats --dot "A Title" mypedigree.ped) | display -</text:p>
      <text:p text:style-name="P138">For a larger pedigree:</text:p>
      <text:p text:style-name="P242">$ dot -Tpdf -o mypedigree.pdf &lt;(rtg pedstats --dot "Study" mypedigree.ped)</text:p>
      <text:p text:style-name="P114">To output a list of all <text:span text:style-name="T157">founders</text:span>:</text:p>
      <text:p text:style-name="P243">$ rtg pedstats --founder-ids ceph_pedigree.ped</text:p>
      <text:p text:style-name="P243">NA12889</text:p>
      <text:p text:style-name="P243">NA12890</text:p>
      <text:p text:style-name="P243">NA12891</text:p>
      <text:p text:style-name="P243">NA12892</text:p>
      <text:p text:style-name="P276">Parameters:</text:p>
      <text:p text:style-name="P289">File Input/Output</text:p>
      <table:table table:name="Table144" table:style-name="Table144">
        <table:table-column table:style-name="Table144.A"/>
        <table:table-column table:style-name="Table144.B"/>
        <table:table-column table:style-name="Table144.C"/>
        <table:table-row table:style-name="Table144.1">
          <table:table-cell table:style-name="Table144.A1" office:value-type="string">
            <text:p text:style-name="P16"/>
          </table:table-cell>
          <table:table-cell table:style-name="Table144.A1" office:value-type="string">
            <text:p text:style-name="P16">FILE</text:p>
          </table:table-cell>
          <table:table-cell table:style-name="Table144.A1" office:value-type="string">
            <text:p text:style-name="P32">The pedigree file to process, may be PED or VCF, use '-' to read from stdin.</text:p>
          </table:table-cell>
        </table:table-row>
      </table:table>
      <text:p text:style-name="P290">Reporting</text:p>
      <table:table table:name="Table199" table:style-name="Table199">
        <table:table-column table:style-name="Table199.A"/>
        <table:table-column table:style-name="Table199.B"/>
        <table:table-column table:style-name="Table199.C"/>
        <table:table-row table:style-name="Table199.1">
          <table:table-cell table:style-name="Table199.A1" office:value-type="string">
            <text:p text:style-name="P26"/>
          </table:table-cell>
          <table:table-cell table:style-name="Table199.A1" office:value-type="string">
            <text:p text:style-name="P32">--dot=STRING</text:p>
          </table:table-cell>
          <table:table-cell table:style-name="Table199.A1" office:value-type="string">
            <text:p text:style-name="P32">Output pedigree in GraphViz format, using the supplied text as a title.</text:p>
          </table:table-cell>
        </table:table-row>
        <table:table-row table:style-name="Table199.1">
          <table:table-cell table:style-name="Table199.A1" office:value-type="string">
            <text:p text:style-name="P26"/>
          </table:table-cell>
          <table:table-cell table:style-name="Table199.A1" office:value-type="string">
            <text:p text:style-name="P32">--families</text:p>
          </table:table-cell>
          <table:table-cell table:style-name="Table199.A1" office:value-type="string">
            <text:p text:style-name="P32">Output information about family structures.</text:p>
          </table:table-cell>
        </table:table-row>
        <table:table-row table:style-name="Table199.1">
          <table:table-cell table:style-name="Table199.A1" office:value-type="string">
            <text:p text:style-name="P26"/>
          </table:table-cell>
          <table:table-cell table:style-name="Table199.A1" office:value-type="string">
            <text:p text:style-name="P32">--female-ids</text:p>
          </table:table-cell>
          <table:table-cell table:style-name="Table199.A1" office:value-type="string">
            <text:p text:style-name="P32">Output ids of all females.</text:p>
          </table:table-cell>
        </table:table-row>
        <table:table-row table:style-name="Table199.1">
          <table:table-cell table:style-name="Table199.A1" office:value-type="string">
            <text:p text:style-name="P26"/>
          </table:table-cell>
          <table:table-cell table:style-name="Table199.A1" office:value-type="string">
            <text:p text:style-name="P32">--founder-ids</text:p>
          </table:table-cell>
          <table:table-cell table:style-name="Table199.A1" office:value-type="string">
            <text:p text:style-name="P32">Output ids of all founders.</text:p>
          </table:table-cell>
        </table:table-row>
        <table:table-row table:style-name="Table199.1">
          <table:table-cell table:style-name="Table199.A1" office:value-type="string">
            <text:p text:style-name="P26"/>
          </table:table-cell>
          <table:table-cell table:style-name="Table199.A1" office:value-type="string">
            <text:p text:style-name="P32">--male-ids</text:p>
          </table:table-cell>
          <table:table-cell table:style-name="Table199.A1" office:value-type="string">
            <text:p text:style-name="P32">Output ids of all males.</text:p>
          </table:table-cell>
        </table:table-row>
        <text:soft-page-break/>
        <table:table-row table:style-name="Table199.1">
          <table:table-cell table:style-name="Table199.A1" office:value-type="string">
            <text:p text:style-name="P26"/>
          </table:table-cell>
          <table:table-cell table:style-name="Table199.A1" office:value-type="string">
            <text:p text:style-name="P32">--maternal-ids</text:p>
          </table:table-cell>
          <table:table-cell table:style-name="Table199.A1" office:value-type="string">
            <text:p text:style-name="P32">Output ids of maternal individuals.</text:p>
          </table:table-cell>
        </table:table-row>
        <table:table-row table:style-name="Table199.1">
          <table:table-cell table:style-name="Table199.A1" office:value-type="string">
            <text:p text:style-name="P26"/>
          </table:table-cell>
          <table:table-cell table:style-name="Table199.A1" office:value-type="string">
            <text:p text:style-name="P32">--paternal-ids</text:p>
          </table:table-cell>
          <table:table-cell table:style-name="Table199.A1" office:value-type="string">
            <text:p text:style-name="P32">Output ids of paternal individuals.</text:p>
          </table:table-cell>
        </table:table-row>
        <table:table-row table:style-name="Table199.1">
          <table:table-cell table:style-name="Table199.A1" office:value-type="string">
            <text:p text:style-name="P26"/>
          </table:table-cell>
          <table:table-cell table:style-name="Table199.A1" office:value-type="string">
            <text:p text:style-name="P32">--primary-ids</text:p>
          </table:table-cell>
          <table:table-cell table:style-name="Table199.A1" office:value-type="string">
            <text:p text:style-name="P32">Output ids of all primary individuals.</text:p>
          </table:table-cell>
        </table:table-row>
      </table:table>
      <text:p text:style-name="P290">Utility</text:p>
      <table:table table:name="Table154" table:style-name="Table154">
        <table:table-column table:style-name="Table154.A"/>
        <table:table-column table:style-name="Table154.B"/>
        <table:table-column table:style-name="Table154.C"/>
        <table:table-row table:style-name="Table154.1">
          <table:table-cell table:style-name="Table154.A1" office:value-type="string">
            <text:p text:style-name="P16">-h</text:p>
          </table:table-cell>
          <table:table-cell table:style-name="Table154.A1" office:value-type="string">
            <text:p text:style-name="P16">--help</text:p>
          </table:table-cell>
          <table:table-cell table:style-name="Table154.A1" office:value-type="string">
            <text:p text:style-name="P16">Prints help on command-line flag usage.</text:p>
          </table:table-cell>
        </table:table-row>
      </table:table>
      <text:p text:style-name="P276">Usage:</text:p>
      <text:p text:style-name="P140">Used <text:span text:style-name="T156">to </text:span>show <text:span text:style-name="T156">pedigree summary statistics or select groups of individual Ids</text:span>. <text:span text:style-name="T157">In particular, it is possible to generate a simple pedigree visualization.</text:span></text:p>
      <text:p text:style-name="P171"><text:span text:style-name="T14">The VCF files output by the </text:span><text:span text:style-name="Monospace"><text:span text:style-name="T14">family</text:span></text:span><text:span text:style-name="T14"> and </text:span><text:span text:style-name="Monospace"><text:span text:style-name="T14">population</text:span></text:span><text:span text:style-name="T14"> commands contain full pedigree information represented as VCF header lines, and the </text:span><text:span text:style-name="Monospace"><text:span text:style-name="T14">ped</text:span></text:span><text:span text:style-name="Monospace"><text:span text:style-name="T53">stats</text:span></text:span><text:span text:style-name="T14"> command </text:span><text:span text:style-name="T53">can also take these VCFs as input</text:span><text:span text:style-name="T14">.</text:span></text:p>
      <text:p text:style-name="P169"><text:span text:style-name="See_20_Also_20_Title"><text:span text:style-name="T14">See also:</text:span></text:span><text:span text:style-name="T14"> </text:span><text:span text:style-name="Monospace"><text:span text:style-name="T14">family, population, </text:span></text:span><text:span text:style-name="Monospace"><text:span text:style-name="T74">pedfilter</text:span></text:span></text:p>
      <text:section text:style-name="Sect2" text:name="Command-avrstats" text:condition="ooow:RTG_PRODUCT==&quot;RTG Tools&quot;" text:display="condition">
        <text:h text:style-name="P357" text:outline-level="3"><text:bookmark-start text:name="__RefHeading__27956_1889221684"/>avrstats<text:bookmark-end text:name="__RefHeading__27956_1889221684"/></text:h>
        <text:p text:style-name="P270">Synopsis:</text:p>
        <text:p text:style-name="P114">Print statistics that describe an AVR model.</text:p>
        <text:p text:style-name="P270">Syntax:</text:p>
        <text:p text:style-name="P226">$ rtg avrstats [OPTION]... FILE</text:p>
        <text:p text:style-name="P270">Example:</text:p>
        <text:p text:style-name="P226">$ rtg avrstats avr.model</text:p>
        <text:p text:style-name="P270">Parameters:</text:p>
        <text:p text:style-name="P279">Reporting</text:p>
        <table:table table:name="Table223" table:style-name="Table223">
          <table:table-column table:style-name="Table223.A"/>
          <table:table-column table:style-name="Table223.B"/>
          <table:table-column table:style-name="Table223.C"/>
          <table:table-row table:style-name="Table223.1">
            <table:table-cell table:style-name="Table223.A1" office:value-type="string">
              <text:p text:style-name="P14"/>
            </table:table-cell>
            <table:table-cell table:style-name="Table223.A1" office:value-type="string">
              <text:p text:style-name="P14">FILE</text:p>
            </table:table-cell>
            <table:table-cell table:style-name="Table223.A1" office:value-type="string">
              <text:p text:style-name="P14">The name of the AVR model.</text:p>
            </table:table-cell>
          </table:table-row>
        </table:table>
        <text:p text:style-name="P279">Utility</text:p>
        <table:table table:name="Table224" table:style-name="Table224">
          <table:table-column table:style-name="Table224.A"/>
          <table:table-column table:style-name="Table224.B"/>
          <table:table-column table:style-name="Table224.C"/>
          <table:table-row table:style-name="Table224.1">
            <table:table-cell table:style-name="Table224.A1" office:value-type="string">
              <text:p text:style-name="P14">-h</text:p>
            </table:table-cell>
            <table:table-cell table:style-name="Table224.A1" office:value-type="string">
              <text:p text:style-name="P14">--help</text:p>
            </table:table-cell>
            <table:table-cell table:style-name="Table224.A1" office:value-type="string">
              <text:p text:style-name="P14">Prints help on command-line flag usage.</text:p>
            </table:table-cell>
          </table:table-row>
        </table:table>
        <text:p text:style-name="P270">Usage:</text:p>
        <text:p text:style-name="P114">Used <text:span text:style-name="T156">to </text:span>show some simple information about the AVR model, <text:span text:style-name="T157">including when the model was built and which predictor attributes were employed during the model build</text:span>.</text:p>
        <text:p text:style-name="Standard"><text:span text:style-name="See_20_Also_20_Title"><text:span text:style-name="T14">See also:</text:span></text:span><text:span text:style-name="T14"> </text:span><text:span text:style-name="Monospace"><text:span text:style-name="T14">avrbuild, avrpredict, snp, family, population</text:span></text:span></text:p>
      </text:section>
      <text:h text:style-name="P357" text:outline-level="3"><text:bookmark-start text:name="__RefHeading__27958_1889221684"/><text:soft-page-break/>rocplot<text:bookmark-end text:name="__RefHeading__27958_1889221684"/></text:h>
      <text:p text:style-name="P270">Synopsis:</text:p>
      <text:p text:style-name="Standard"><text:span text:style-name="T14">Plot ROC curves from </text:span><text:span text:style-name="Monospace"><text:span text:style-name="T14">readsimeval</text:span></text:span><text:span text:style-name="T74"> and</text:span><text:span text:style-name="T14"> </text:span><text:span text:style-name="Monospace"><text:span text:style-name="T14">vcfeval</text:span></text:span><text:span text:style-name="T14"> ROC data files, either to an image, or </text:span><text:span text:style-name="T79">using </text:span><text:span text:style-name="T14">an interactive GUI.</text:span></text:p>
      <text:p text:style-name="P270">Syntax:</text:p>
      <text:p text:style-name="P226">$ rtg rocplot [OPTION]... FILE+</text:p>
      <text:p text:style-name="P226">$ rtg rocplot [OPTION]... --curve STRING</text:p>
      <text:p text:style-name="P270">Example:</text:p>
      <text:p text:style-name="P226">$ rtg rocplot eval/weighted_roc.tsv.gz</text:p>
      <text:p text:style-name="P270">Parameters:</text:p>
      <text:p text:style-name="P279">File Input/Output</text:p>
      <table:table table:name="Table225" table:style-name="Table225">
        <table:table-column table:style-name="Table225.A"/>
        <table:table-column table:style-name="Table225.B"/>
        <table:table-column table:style-name="Table225.C"/>
        <table:table-row table:style-name="Table225.1">
          <table:table-cell table:style-name="Table225.A1" office:value-type="string">
            <text:p text:style-name="P14"/>
          </table:table-cell>
          <table:table-cell table:style-name="Table225.A1" office:value-type="string">
            <text:p text:style-name="P14">--curve=STRING</text:p>
          </table:table-cell>
          <table:table-cell table:style-name="Table225.A1" office:value-type="string">
            <text:p text:style-name="P14">Specify a ROC data file with title optionally specified (path[=title]). May be specified 0 or more times.</text:p>
          </table:table-cell>
        </table:table-row>
        <table:table-row table:style-name="Table225.1">
          <table:table-cell table:style-name="Table225.A1" office:value-type="string">
            <text:p text:style-name="P14"/>
          </table:table-cell>
          <table:table-cell table:style-name="Table225.A1" office:value-type="string">
            <text:p text:style-name="P14">--png=FILE</text:p>
          </table:table-cell>
          <table:table-cell table:style-name="Table225.A1" office:value-type="string">
            <text:p text:style-name="P14">Set to output a PNG image to the given file instead of loading the interactive plot.</text:p>
          </table:table-cell>
        </table:table-row>
        <table:table-row table:style-name="Table225.1">
          <table:table-cell table:style-name="Table225.A1" office:value-type="string">
            <text:p text:style-name="P14"/>
          </table:table-cell>
          <table:table-cell table:style-name="Table225.A1" office:value-type="string">
            <text:p text:style-name="P14">FILE+</text:p>
          </table:table-cell>
          <table:table-cell table:style-name="Table225.A1" office:value-type="string">
            <text:p text:style-name="P14">Specify the ROC data file to plot. May be specified 0 or more times.</text:p>
          </table:table-cell>
        </table:table-row>
      </table:table>
      <text:p text:style-name="P279">Reporting</text:p>
      <table:table table:name="Table226" table:style-name="Table226">
        <table:table-column table:style-name="Table226.A"/>
        <table:table-column table:style-name="Table226.B"/>
        <table:table-column table:style-name="Table226.C"/>
        <table:table-row table:style-name="Table226.1">
          <table:table-cell table:style-name="Table226.A1" office:value-type="string">
            <text:p text:style-name="P14"/>
          </table:table-cell>
          <table:table-cell table:style-name="Table226.A1" office:value-type="string">
            <text:p text:style-name="P14">--hide-sidepane</text:p>
          </table:table-cell>
          <table:table-cell table:style-name="Table226.A1" office:value-type="string">
            <text:p text:style-name="P14">Set to hide the sidepane from the GUI on startup.</text:p>
          </table:table-cell>
        </table:table-row>
        <table:table-row table:style-name="Table226.1">
          <table:table-cell table:style-name="Table226.A1" office:value-type="string">
            <text:p text:style-name="P14"/>
          </table:table-cell>
          <table:table-cell table:style-name="Table226.A1" office:value-type="string">
            <text:p text:style-name="P14">--line-width=INT</text:p>
          </table:table-cell>
          <table:table-cell table:style-name="Table226.A1" office:value-type="string">
            <text:p text:style-name="P14">Set the line width for the plots. (Default is 2).</text:p>
          </table:table-cell>
        </table:table-row>
        <table:table-row table:style-name="Table226.1">
          <table:table-cell table:style-name="Table226.A1" office:value-type="string">
            <text:p text:style-name="P14"/>
          </table:table-cell>
          <table:table-cell table:style-name="Table226.A1" office:value-type="string">
            <text:p text:style-name="P14">--scores</text:p>
          </table:table-cell>
          <table:table-cell table:style-name="Table226.A1" office:value-type="string">
            <text:p text:style-name="P14">Set to show scores on the plot.</text:p>
          </table:table-cell>
        </table:table-row>
        <table:table-row table:style-name="Table226.1">
          <table:table-cell table:style-name="Table226.A1" office:value-type="string">
            <text:p text:style-name="P14">-t</text:p>
          </table:table-cell>
          <table:table-cell table:style-name="Table226.A1" office:value-type="string">
            <text:p text:style-name="P14">--title=STRING</text:p>
          </table:table-cell>
          <table:table-cell table:style-name="Table226.A1" office:value-type="string">
            <text:p text:style-name="P14">Set the title for the plot.</text:p>
          </table:table-cell>
        </table:table-row>
      </table:table>
      <text:p text:style-name="P279">Utility</text:p>
      <table:table table:name="Table227" table:style-name="Table227">
        <table:table-column table:style-name="Table227.A"/>
        <table:table-column table:style-name="Table227.B"/>
        <table:table-column table:style-name="Table227.C"/>
        <table:table-row table:style-name="Table227.1">
          <table:table-cell table:style-name="Table227.A1" office:value-type="string">
            <text:p text:style-name="P14">-h</text:p>
          </table:table-cell>
          <table:table-cell table:style-name="Table227.A1" office:value-type="string">
            <text:p text:style-name="P14">--help</text:p>
          </table:table-cell>
          <table:table-cell table:style-name="Table227.A1" office:value-type="string">
            <text:p text:style-name="P14">Prints help on command-line flag usage.</text:p>
          </table:table-cell>
        </table:table-row>
      </table:table>
      <text:p text:style-name="P270">Usage:</text:p>
      <text:p text:style-name="Standard"><text:span text:style-name="T14">Used to produce ROC plots from </text:span><text:span text:style-name="T74">the ROC files produced by </text:span><text:span text:style-name="Monospace"><text:span text:style-name="T14">readsimeval</text:span></text:span><text:span text:style-name="T74"> and</text:span><text:span text:style-name="T14"> </text:span><text:span text:style-name="Monospace"><text:span text:style-name="T14">vcfeval</text:span></text:span><text:span text:style-name="T14">. By default this opens the ROC plots in an interactive viewer. On a system with only console access the plot can be saved directly to a PNG file using the </text:span><text:span text:style-name="Monospace"><text:span text:style-name="T14">--png</text:span></text:span><text:span text:style-name="T14"> parameter.</text:span></text:p>
      <text:p text:style-name="P141">Some quick tips for the interactive GUI:</text:p>
      <text:list xml:id="list5211224349800786949" text:style-name="L9">
        <text:list-item>
          <text:p text:style-name="P328">Select regions within the graph to zoom in. Right click to bring up a context menu that allows resetting the zoom. </text:p>
        </text:list-item>
        <text:list-item>
          <text:p text:style-name="P328"><text:soft-page-break/>Click on a spot in the graph to show the equivalent accuracy metrics for that location in the status bar. Clicking to the left or below the axes will clear the cross-hair. Note that sensitivity depends on the baseline total number of variants being correct. If for example the ROC curve corresponds to evaluating an exome call-set against a whole-genome baseline, this number will be inaccurate.</text:p>
        </text:list-item>
        <text:list-item>
          <text:p text:style-name="P328">Additional ROC data files can be loaded by clicking on the '+' button.</text:p>
        </text:list-item>
        <text:list-item>
          <text:p text:style-name="P328">Each ROC curve can be shown/hidden, renamed, and reordered in it's widget area on the right hand side of the UI.</text:p>
        </text:list-item>
        <text:list-item>
          <text:p text:style-name="P328">Each ROC curve has a slider to simulate the effect of applying a threshold on the scoring attribute. If the “show scores” option is set, this provides an easy way to select appropriate filter threshold values.</text:p>
        </text:list-item>
      </text:list>
      <text:p text:style-name="P141"/>
      <text:p text:style-name="Standard"><text:span text:style-name="See_20_Also_20_Title"><text:span text:style-name="T14">See also:</text:span></text:span><text:span text:style-name="T14"> </text:span><text:span text:style-name="Monospace"><text:span text:style-name="T14">readsimeval</text:span></text:span><text:span text:style-name="T74">, </text:span><text:span text:style-name="Monospace"><text:span text:style-name="T14">vcfeval</text:span></text:span></text:p>
      <text:section text:style-name="Sect2" text:name="Command-taxish" text:condition="ooow:RTG_PRODUCT==&quot;RTG Tools&quot;" text:display="condition">
        <text:h text:style-name="P366" text:outline-level="3"><text:bookmark-start text:name="__RefHeading__24460_229859350"/>ncbi2tax<text:bookmark-end text:name="__RefHeading__24460_229859350"/></text:h>
        <text:p text:style-name="P277">Synopsis:</text:p>
        <text:p text:style-name="P142"><text:span text:style-name="T175">Converts the NCBI taxonomy into an RTG taxonomy for use in species database construction</text:span>.</text:p>
        <text:p text:style-name="P277">Syntax:</text:p>
        <text:p text:style-name="P244">$ rtg <text:span text:style-name="T175">ncbi2tax [OPTION]... DIR</text:span></text:p>
        <text:p text:style-name="P277">Example:</text:p>
        <text:p text:style-name="P244">$ rtg <text:span text:style-name="T175">ncbi2tax ncbitaxdir &gt;rtg_taxonomy.tsv</text:span></text:p>
        <text:p text:style-name="P277">Parameters:</text:p>
        <text:p text:style-name="P291">File Input/Output</text:p>
        <table:table table:name="Table231" table:style-name="Table231">
          <table:table-column table:style-name="Table231.A"/>
          <table:table-column table:style-name="Table231.B"/>
          <table:table-column table:style-name="Table231.C"/>
          <table:table-row table:style-name="Table231.1">
            <table:table-cell table:style-name="Table231.A1" office:value-type="string">
              <text:p text:style-name="P20"/>
            </table:table-cell>
            <table:table-cell table:style-name="Table231.A1" office:value-type="string">
              <text:p text:style-name="P45">DIR</text:p>
            </table:table-cell>
            <table:table-cell table:style-name="Table231.A1" office:value-type="string">
              <text:p text:style-name="P20"><text:span text:style-name="T175">Directory containing the NCBI taxonomy dump</text:span>.</text:p>
            </table:table-cell>
          </table:table-row>
        </table:table>
        <text:p text:style-name="P291">Utility</text:p>
        <table:table table:name="Table233" table:style-name="Table233">
          <table:table-column table:style-name="Table233.A"/>
          <table:table-column table:style-name="Table233.B"/>
          <table:table-column table:style-name="Table233.C"/>
          <table:table-row table:style-name="Table233.1">
            <table:table-cell table:style-name="Table233.A1" office:value-type="string">
              <text:p text:style-name="P20">-h</text:p>
            </table:table-cell>
            <table:table-cell table:style-name="Table233.A1" office:value-type="string">
              <text:p text:style-name="P20">--help</text:p>
            </table:table-cell>
            <table:table-cell table:style-name="Table233.A1" office:value-type="string">
              <text:p text:style-name="P20">Prints help on command-line flag usage.</text:p>
            </table:table-cell>
          </table:table-row>
        </table:table>
        <text:p text:style-name="P277">Usage:</text:p>
        <text:p text:style-name="P176"><text:span text:style-name="T14">Used to </text:span><text:span text:style-name="T80">create an RTG taxonomy file from an NCBI taxonomy dump. The resulting taxonomy TSV file can be directly filtered with the </text:span><text:span text:style-name="Monospace"><text:span text:style-name="T14">taxfilter</text:span></text:span><text:span text:style-name="T80"> command prior to creating a species reference SDF according to project needs.</text:span></text:p>
        <text:p text:style-name="P143"><text:span text:style-name="T176">For more information on the RTG taxonomy format, and the associated sequence to taxon mapping file needed to create a species reference SDF, see Section </text:span><text:span text:style-name="T176"><text:bookmark-ref text:reference-format="number" text:ref-name="__RefHeading__10796_1889221684">6.4</text:bookmark-ref></text:span><text:span text:style-name="T176"> </text:span><text:span text:style-name="T2">RTG taxonomic reference file format</text:span><text:span text:style-name="T176">.</text:span></text:p>
        <text:p text:style-name="P176"><text:span text:style-name="See_20_Also_20_Title"><text:span text:style-name="T14">See also:</text:span></text:span><text:span text:style-name="T14"> </text:span><text:span text:style-name="Monospace"><text:span text:style-name="T81">format</text:span></text:span><text:span text:style-name="Monospace"><text:span text:style-name="T14">, species, </text:span></text:span><text:span text:style-name="Monospace"><text:span text:style-name="T82">taxfilter, </text:span></text:span><text:span text:style-name="Monospace"><text:span text:style-name="T14">taxstats</text:span></text:span></text:p>
        <text:h text:style-name="P367" text:outline-level="3"><text:bookmark-start text:name="__RefHeading__26295_1198830536"/><text:soft-page-break/>taxfilter<text:bookmark-end text:name="__RefHeading__26295_1198830536"/></text:h>
        <text:p text:style-name="P275">Synopsis:</text:p>
        <text:p text:style-name="P144">P<text:span text:style-name="T161">rovides filtering of a metagenomic species reference database taxonomy.</text:span>.</text:p>
        <text:p text:style-name="P275">Syntax:</text:p>
        <text:p text:style-name="P245">$ rtg <text:span text:style-name="T161">taxfilter [OPTION]... -i FILE -o FILE</text:span></text:p>
        <text:p text:style-name="P275">Example:</text:p>
        <text:p text:style-name="P245">$ rtg <text:span text:style-name="T161">taxfilter -P -i species-full.sdf -o species-pruned.sdf</text:span></text:p>
        <text:p text:style-name="P275">Parameters:</text:p>
        <text:p text:style-name="P286">File Input/Output</text:p>
        <table:table table:name="Table238" table:style-name="Table238">
          <table:table-column table:style-name="Table238.A"/>
          <table:table-column table:style-name="Table238.B"/>
          <table:table-column table:style-name="Table238.C"/>
          <table:table-row table:style-name="Table238.1">
            <table:table-cell table:style-name="Table238.A1" office:value-type="string">
              <text:p text:style-name="P22">-<text:span text:style-name="T161">i</text:span></text:p>
            </table:table-cell>
            <table:table-cell table:style-name="Table238.A1" office:value-type="string">
              <text:p text:style-name="P39">--input=FILE</text:p>
            </table:table-cell>
            <table:table-cell table:style-name="Table238.A1" office:value-type="string">
              <text:p text:style-name="P22"><text:span text:style-name="T161">Taxonomy input. May be either a taxonomy TSV file or an SDF containing taxonomy information</text:span>.</text:p>
            </table:table-cell>
          </table:table-row>
          <table:table-row table:style-name="Table238.1">
            <table:table-cell table:style-name="Table238.A1" office:value-type="string">
              <text:p text:style-name="P39">-o</text:p>
            </table:table-cell>
            <table:table-cell table:style-name="Table238.A1" office:value-type="string">
              <text:p text:style-name="P39">--output=FILE</text:p>
            </table:table-cell>
            <table:table-cell table:style-name="Table238.A1" office:value-type="string">
              <text:p text:style-name="P22"><text:span text:style-name="T161">Filename for output TSV or SDF</text:span>.</text:p>
            </table:table-cell>
          </table:table-row>
        </table:table>
        <text:p text:style-name="P292">Filtering</text:p>
        <table:table table:name="Table239" table:style-name="Table239">
          <table:table-column table:style-name="Table239.A"/>
          <table:table-column table:style-name="Table239.B"/>
          <table:table-column table:style-name="Table239.C"/>
          <table:table-row table:style-name="Table239.1">
            <table:table-cell table:style-name="Table239.A1" office:value-type="string">
              <text:p text:style-name="P39">-P</text:p>
            </table:table-cell>
            <table:table-cell table:style-name="Table239.A1" office:value-type="string">
              <text:p text:style-name="P39">--prune-below-internal-sequences</text:p>
            </table:table-cell>
            <table:table-cell table:style-name="Table239.A1" office:value-type="string">
              <text:p text:style-name="P39">When filtering an SDF, remove nodes below the first containing sequence data.</text:p>
            </table:table-cell>
          </table:table-row>
          <table:table-row table:style-name="Table239.1">
            <table:table-cell table:style-name="Table239.A1" office:value-type="string">
              <text:p text:style-name="P39">-p</text:p>
            </table:table-cell>
            <table:table-cell table:style-name="Table239.A1" office:value-type="string">
              <text:p text:style-name="P39">--prune-internal-sequences</text:p>
            </table:table-cell>
            <table:table-cell table:style-name="Table239.A1" office:value-type="string">
              <text:p text:style-name="P39">When filtering an SDF, exclude sequence data from non-leaf output nodes.</text:p>
            </table:table-cell>
          </table:table-row>
          <table:table-row table:style-name="Table239.1">
            <table:table-cell table:style-name="Table239.A1" office:value-type="string">
              <text:p text:style-name="P22">-<text:span text:style-name="T161">r</text:span></text:p>
            </table:table-cell>
            <table:table-cell table:style-name="Table239.A1" office:value-type="string">
              <text:p text:style-name="P39">--remove=FILE</text:p>
            </table:table-cell>
            <table:table-cell table:style-name="Table239.A1" office:value-type="string">
              <text:p text:style-name="P39">File containing ids of nodes to remove.</text:p>
            </table:table-cell>
          </table:table-row>
          <table:table-row table:style-name="Table239.1">
            <table:table-cell table:style-name="Table239.A1" office:value-type="string">
              <text:p text:style-name="P22">-<text:span text:style-name="T205">R</text:span></text:p>
            </table:table-cell>
            <table:table-cell table:style-name="Table239.A1" office:value-type="string">
              <text:p text:style-name="P40">--<text:span text:style-name="T205">remove-sequences=FILE</text:span></text:p>
            </table:table-cell>
            <table:table-cell table:style-name="Table239.A1" office:value-type="string">
              <text:p text:style-name="P54">File containing ids of nodes to remove sequence data from (if any).</text:p>
            </table:table-cell>
          </table:table-row>
          <table:table-row table:style-name="Table239.1">
            <table:table-cell table:style-name="Table239.A1" office:value-type="string">
              <text:p text:style-name="P22"/>
            </table:table-cell>
            <table:table-cell table:style-name="Table239.A1" office:value-type="string">
              <text:p text:style-name="P39">--rename-norank=FILE</text:p>
            </table:table-cell>
            <table:table-cell table:style-name="Table239.A1" office:value-type="string">
              <text:p text:style-name="P39">Assign a rank to "no rank" nodes from file containing id/rank pairs.</text:p>
            </table:table-cell>
          </table:table-row>
          <table:table-row table:style-name="Table239.1">
            <table:table-cell table:style-name="Table239.A1" office:value-type="string">
              <text:p text:style-name="P22">-<text:span text:style-name="T161">s</text:span></text:p>
            </table:table-cell>
            <table:table-cell table:style-name="Table239.A1" office:value-type="string">
              <text:p text:style-name="P39">--subset=FILE</text:p>
            </table:table-cell>
            <table:table-cell table:style-name="Table239.A1" office:value-type="string">
              <text:p text:style-name="P39">File containing ids of nodes to include in subset.</text:p>
            </table:table-cell>
          </table:table-row>
          <table:table-row table:style-name="Table239.1">
            <table:table-cell table:style-name="Table239.A1" office:value-type="string">
              <text:p text:style-name="P22">-<text:span text:style-name="T205">S</text:span></text:p>
            </table:table-cell>
            <table:table-cell table:style-name="Table239.A1" office:value-type="string">
              <text:p text:style-name="P40">-<text:span text:style-name="T205">-subtree=FILE</text:span></text:p>
            </table:table-cell>
            <table:table-cell table:style-name="Table239.A1" office:value-type="string">
              <text:p text:style-name="P54">File containing ids of nodes to include as subtrees in subset.</text:p>
            </table:table-cell>
          </table:table-row>
        </table:table>
        <text:p text:style-name="P286">Utility</text:p>
        <table:table table:name="Table240" table:style-name="Table240">
          <table:table-column table:style-name="Table240.A"/>
          <table:table-column table:style-name="Table240.B"/>
          <table:table-column table:style-name="Table240.C"/>
          <table:table-row table:style-name="Table240.1">
            <table:table-cell table:style-name="Table240.A1" office:value-type="string">
              <text:p text:style-name="P22">-h</text:p>
            </table:table-cell>
            <table:table-cell table:style-name="Table240.A1" office:value-type="string">
              <text:p text:style-name="P22">--help</text:p>
            </table:table-cell>
            <table:table-cell table:style-name="Table240.A1" office:value-type="string">
              <text:p text:style-name="P22">Prints help on command-line flag usage.</text:p>
            </table:table-cell>
          </table:table-row>
        </table:table>
        <text:p text:style-name="P275">Usage:</text:p>
        <text:p text:style-name="P144">Used to <text:span text:style-name="T161">manage metagenomic species reference taxonomies and associated reference species SDF, primarily to allow redundancy reduction and extraction of a subset of the database according to project needs.</text:span></text:p>
        <text:p text:style-name="P177"><text:span text:style-name="T14">Building a metagenomic species database from all available data typically results in a very large database with high levels of redundancy, as often multiple strains of species are present, and often entire branches of the taxonomic structure are irrelevant for the project at hand. </text:span><text:span text:style-name="T83">The </text:span><text:span text:style-name="Monospace"><text:span text:style-name="T14">taxfilter</text:span></text:span><text:span text:style-name="T83"> </text:span><text:soft-page-break/><text:span text:style-name="T83">command allows pruning of the taxonomy to just the section of interest using the </text:span><text:span text:style-name="Monospace"><text:span text:style-name="T14">--remove</text:span></text:span><text:span text:style-name="T83"> and </text:span><text:span text:style-name="Monospace"><text:span text:style-name="T14">--subset</text:span></text:span><text:span text:style-name="T83"> options.</text:span></text:p>
        <text:p text:style-name="P179"><text:span text:style-name="T14">It is also often the case that ranks have not been fully assigne</text:span><text:span text:style-name="T84">d</text:span><text:span text:style-name="T14"> for each node in the taxonomic structure. The </text:span><text:span text:style-name="Monospace"><text:span text:style-name="T14">--rename-norank</text:span></text:span><text:span text:style-name="T14"> option allows manual rank assignment for any of these nodes for which rank information can be obtained via other means, such as manual curation.</text:span></text:p>
        <text:p text:style-name="P177"><text:span text:style-name="T14">The </text:span><text:span text:style-name="Monospace"><text:span text:style-name="T14">species</text:span></text:span><text:span text:style-name="T14"> command requires that the reference database not contain sequence data assigned to internal nodes of the taxonomy, so the application of </text:span><text:span text:style-name="Monospace"><text:span text:style-name="T14">--prune-internal-sequences</text:span></text:span><text:span text:style-name="T14">, <text:s/></text:span><text:span text:style-name="Monospace"><text:span text:style-name="T14">--prune-below-internal-sequences</text:span></text:span><text:span text:style-name="T14">, </text:span><text:span text:style-name="T85">or </text:span><text:span text:style-name="Monospace"><text:span text:style-name="T14">--remove-sequences</text:span></text:span><text:span text:style-name="T85"> may be</text:span><text:span text:style-name="T14"> required before using any such database with the </text:span><text:span text:style-name="Monospace"><text:span text:style-name="T14">species</text:span></text:span><text:span text:style-name="T14"> command. </text:span><text:span text:style-name="T85">The </text:span><text:span text:style-name="Monospace"><text:span text:style-name="T14">taxstats</text:span></text:span><text:span text:style-name="T85"> command can be used to list the ids of internal taxons that have sequence data attached.</text:span></text:p>
        <text:p text:style-name="P208"><text:span text:style-name="T85">N</text:span><text:span text:style-name="T14">ote that a quick way to extract all the genomic sequence associated with a species (or multiple species) is to use the </text:span><text:span text:style-name="Monospace"><text:span text:style-name="T14">sdf2fasta</text:span></text:span><text:span text:style-name="T14"> command with the </text:span><text:span text:style-name="Monospace"><text:span text:style-name="T14">--taxon</text:span></text:span><text:span text:style-name="T14"> flag.</text:span></text:p>
        <text:p text:style-name="P187"><text:span text:style-name="See_20_Also_20_Title"><text:span text:style-name="T14">See also:</text:span></text:span><text:span text:style-name="T14"> </text:span><text:span text:style-name="Monospace"><text:span text:style-name="T81">format</text:span></text:span><text:span text:style-name="Monospace"><text:span text:style-name="T14">, </text:span></text:span><text:span text:style-name="Monospace"><text:span text:style-name="T122">sdf2fasta, </text:span></text:span><text:span text:style-name="Monospace"><text:span text:style-name="T14">species, taxstats</text:span></text:span></text:p>
        <text:h text:style-name="P367" text:outline-level="3"><text:bookmark-start text:name="__RefHeading__24462_229859350"/>tax<text:span text:style-name="T162">stats</text:span><text:bookmark-end text:name="__RefHeading__24462_229859350"/></text:h>
        <text:p text:style-name="P278">Synopsis:</text:p>
        <text:p text:style-name="P145"><text:span text:style-name="T162">Summarize and perform a verification of taxonomy and sequence information within a metagenomic species reference SDF</text:span>.</text:p>
        <text:p text:style-name="P278">Syntax:</text:p>
        <text:p text:style-name="P246">$ rtg <text:span text:style-name="T161">taxstats [OPTION]... SDF</text:span></text:p>
        <text:p text:style-name="P278">Example:</text:p>
        <text:p text:style-name="P246">$ rtg <text:span text:style-name="T161">taxstats species-full.sdf</text:span></text:p>
        <text:p text:style-name="P247">Warning: 340 nodes have no rank</text:p>
        <text:p text:style-name="P247">214 nodes with no rank are internal nodes</text:p>
        <text:p text:style-name="P247">126 nodes with no rank are leaf nodes</text:p>
        <text:p text:style-name="P247">126 nodes with no rank have sequences attached</text:p>
        <text:p text:style-name="P247">TREE STATS</text:p>
        <text:p text:style-name="P247">internal nodes: 3724</text:p>
        <text:p text:style-name="P247">leaf nodes: <text:s text:c="4"/>5183</text:p>
        <text:p text:style-name="P247">total nodes: <text:s text:c="3"/>8907</text:p>
        <text:p text:style-name="P247"/>
        <text:p text:style-name="P247">RANK COUNTS</text:p>
        <text:p text:style-name="P247">rank <text:s text:c="12"/>internal leaf total</text:p>
        <text:p text:style-name="P247">class <text:s text:c="17"/>58 <text:s text:c="3"/>0 <text:s text:c="3"/>58</text:p>
        <text:p text:style-name="P247">family <text:s text:c="15"/>300 <text:s text:c="3"/>0 <text:s text:c="2"/>300</text:p>
        <text:p text:style-name="P247">genus <text:s text:c="16"/>940 <text:s text:c="3"/>1 <text:s text:c="2"/>941</text:p>
        <text:p text:style-name="P247">no rank <text:s text:c="14"/>214 <text:s/>126 <text:s text:c="2"/>340</text:p>
        <text:p text:style-name="P247">order <text:s text:c="16"/>127 <text:s text:c="3"/>0 <text:s text:c="2"/>127</text:p>
        <text:p text:style-name="P247">phylum <text:s text:c="16"/>34 <text:s text:c="3"/>0 <text:s text:c="3"/>34</text:p>
        <text:p text:style-name="P247">species <text:s text:c="13"/>1709 1703 <text:s/>3412</text:p>
        <text:p text:style-name="P247">species group <text:s text:c="9"/>34 <text:s text:c="3"/>0 <text:s text:c="3"/>34</text:p>
        <text:p text:style-name="P247">species subgroup <text:s text:c="7"/>7 <text:s text:c="3"/>0 <text:s text:c="4"/>7</text:p>
        <text:p text:style-name="P247">strain <text:s text:c="15"/>146 3347 <text:s/>3493</text:p>
        <text:p text:style-name="P247">subclass <text:s text:c="15"/>5 <text:s text:c="3"/>0 <text:s text:c="4"/>5</text:p>
        <text:p text:style-name="P247">subfamily <text:s text:c="13"/>17 <text:s text:c="3"/>0 <text:s text:c="3"/>17</text:p>
        <text:p text:style-name="P247">subgenus <text:s text:c="15"/>1 <text:s text:c="3"/>0 <text:s text:c="4"/>1</text:p>
        <text:p text:style-name="P247">suborder <text:s text:c="14"/>19 <text:s text:c="3"/>0 <text:s text:c="3"/>19</text:p>
        <text:p text:style-name="P247">subphylum <text:s text:c="14"/>1 <text:s text:c="3"/>0 <text:s text:c="4"/>1</text:p>
        <text:p text:style-name="P247">subspecies <text:s text:c="11"/>104 <text:s text:c="3"/>6 <text:s text:c="2"/>110</text:p>
        <text:p text:style-name="P247">superkingdom <text:s text:c="11"/>3 <text:s text:c="3"/>0 <text:s text:c="4"/>3</text:p>
        <text:p text:style-name="P247">superphylum <text:s text:c="12"/>3 <text:s text:c="3"/>0 <text:s text:c="4"/>3</text:p>
        <text:p text:style-name="P247"><text:soft-page-break/>tribe <text:s text:c="18"/>2 <text:s text:c="3"/>0 <text:s text:c="4"/>2</text:p>
        <text:p text:style-name="P247">TOTAL <text:s text:c="15"/>3724 5183 <text:s/>8907</text:p>
        <text:p text:style-name="P247"/>
        <text:p text:style-name="P247">SEQUENCE LOOKUP STATS</text:p>
        <text:p text:style-name="P247">total sequences: <text:s text:c="10"/>309367</text:p>
        <text:p text:style-name="P247">unique taxon ids: <text:s text:c="11"/>5183</text:p>
        <text:p text:style-name="P247">taxon ids in taxonomy: <text:s text:c="6"/>5183</text:p>
        <text:p text:style-name="P247">taxon ids not in taxonomy: <text:s text:c="5"/>0</text:p>
        <text:p text:style-name="P247">internal nodes: <text:s text:c="16"/>0</text:p>
        <text:p text:style-name="P247">leaf nodes: <text:s text:c="17"/>5183</text:p>
        <text:p text:style-name="P247">no rank nodes: <text:s text:c="15"/>126</text:p>
        <text:p text:style-name="P278">Parameters:</text:p>
        <text:p text:style-name="P293">File Input/Output</text:p>
        <table:table table:name="Table235" table:style-name="Table235">
          <table:table-column table:style-name="Table235.A"/>
          <table:table-column table:style-name="Table235.B"/>
          <table:table-column table:style-name="Table235.C"/>
          <table:table-row table:style-name="Table235.1">
            <table:table-cell table:style-name="Table235.A1" office:value-type="string">
              <text:p text:style-name="P21"/>
            </table:table-cell>
            <table:table-cell table:style-name="Table235.A1" office:value-type="string">
              <text:p text:style-name="P41">SDF</text:p>
            </table:table-cell>
            <table:table-cell table:style-name="Table235.A1" office:value-type="string">
              <text:p text:style-name="P21"><text:span text:style-name="T162">SDF to verify the taxonomy information for</text:span>.</text:p>
            </table:table-cell>
          </table:table-row>
        </table:table>
        <text:p text:style-name="P294">Reporting</text:p>
        <table:table table:name="Table236" table:style-name="Table236">
          <table:table-column table:style-name="Table236.A"/>
          <table:table-column table:style-name="Table236.B"/>
          <table:table-column table:style-name="Table236.C"/>
          <table:table-row table:style-name="Table236.1">
            <table:table-cell table:style-name="Table236.A1" office:value-type="string">
              <text:p text:style-name="P38"/>
            </table:table-cell>
            <table:table-cell table:style-name="Table236.A1" office:value-type="string">
              <text:p text:style-name="P41">--show-details</text:p>
            </table:table-cell>
            <table:table-cell table:style-name="Table236.A1" office:value-type="string">
              <text:p text:style-name="P38"><text:span text:style-name="T162">List details of sequences attached to internal nodes of the taxonomy</text:span>.</text:p>
            </table:table-cell>
          </table:table-row>
        </table:table>
        <text:p text:style-name="P293">Utility</text:p>
        <table:table table:name="Table237" table:style-name="Table237">
          <table:table-column table:style-name="Table237.A"/>
          <table:table-column table:style-name="Table237.B"/>
          <table:table-column table:style-name="Table237.C"/>
          <table:table-row table:style-name="Table237.1">
            <table:table-cell table:style-name="Table237.A1" office:value-type="string">
              <text:p text:style-name="P21">-h</text:p>
            </table:table-cell>
            <table:table-cell table:style-name="Table237.A1" office:value-type="string">
              <text:p text:style-name="P21">--help</text:p>
            </table:table-cell>
            <table:table-cell table:style-name="Table237.A1" office:value-type="string">
              <text:p text:style-name="P21">Prints help on command-line flag usage.</text:p>
            </table:table-cell>
          </table:table-row>
        </table:table>
        <text:p text:style-name="P278">Usage:</text:p>
        <text:p text:style-name="P146">The <text:span text:style-name="Monospace">taxstats</text:span> command outputs statistics regarding the contents of a metagenomic species reference database, in order to indicate the number of members of each rank, and how many have sequence information contained within the database.</text:p>
        <text:p text:style-name="P146">Any discrepancies found within the database will be issued as warnings.</text:p>
        <text:p text:style-name="P178"><text:span text:style-name="See_20_Also_20_Title"><text:span text:style-name="T14">See also:</text:span></text:span><text:span text:style-name="T14"> </text:span><text:span text:style-name="Monospace"><text:span text:style-name="T81">format</text:span></text:span><text:span text:style-name="Monospace"><text:span text:style-name="T14">, species, tax</text:span></text:span><text:span text:style-name="Monospace"><text:span text:style-name="T83">filter</text:span></text:span></text:p>
        <text:h text:style-name="P368" text:outline-level="3"><text:bookmark-start text:name="__RefHeading__27960_1889221684"/>usageserver<text:bookmark-end text:name="__RefHeading__27960_1889221684"/></text:h>
        <text:p text:style-name="P270">Synopsis:</text:p>
        <text:p text:style-name="P114">Start a local network usage logging server.</text:p>
        <text:p text:style-name="P270">Syntax:</text:p>
        <text:p text:style-name="P226">$ rtg usageserver [OPTION]...</text:p>
        <text:p text:style-name="P270">Example:</text:p>
        <text:p text:style-name="P226">$ rtg usageserver</text:p>
        <text:p text:style-name="P270">Parameters:</text:p>
        <text:p text:style-name="P279">Utility</text:p>
        <table:table table:name="Table228" table:style-name="Table228">
          <table:table-column table:style-name="Table228.A"/>
          <table:table-column table:style-name="Table228.B"/>
          <table:table-column table:style-name="Table228.C"/>
          <table:table-row table:style-name="Table228.1">
            <table:table-cell table:style-name="Table228.A1" office:value-type="string">
              <text:p text:style-name="P14">-h</text:p>
            </table:table-cell>
            <table:table-cell table:style-name="Table228.A1" office:value-type="string">
              <text:p text:style-name="P14">--help</text:p>
            </table:table-cell>
            <table:table-cell table:style-name="Table228.A1" office:value-type="string">
              <text:p text:style-name="P14">Prints help on command-line flag usage.</text:p>
            </table:table-cell>
          </table:table-row>
          <table:table-row table:style-name="Table228.1">
            <table:table-cell table:style-name="Table228.A1" office:value-type="string">
              <text:p text:style-name="P14">-p</text:p>
            </table:table-cell>
            <table:table-cell table:style-name="Table228.A1" office:value-type="string">
              <text:p text:style-name="P14">--port=INT</text:p>
            </table:table-cell>
            <table:table-cell table:style-name="Table228.A1" office:value-type="string">
              <text:p text:style-name="P14">Set this flag to change which port to listen for usage logging connections. (Default is 8080).</text:p>
            </table:table-cell>
          </table:table-row>
          <text:soft-page-break/>
          <table:table-row table:style-name="Table228.1">
            <table:table-cell table:style-name="Table228.A1" office:value-type="string">
              <text:p text:style-name="P14">-T</text:p>
            </table:table-cell>
            <table:table-cell table:style-name="Table228.A1" office:value-type="string">
              <text:p text:style-name="P14">--threads=INT</text:p>
            </table:table-cell>
            <table:table-cell table:style-name="Table228.A1" office:value-type="string">
              <text:p text:style-name="P14">Set this flag to change the number of threads for handling incoming connections. (Default is 4).</text:p>
            </table:table-cell>
          </table:table-row>
        </table:table>
        <text:p text:style-name="P270">Usage:</text:p>
        <text:p text:style-name="Standard"><text:span text:style-name="T14">Use the </text:span><text:span text:style-name="Monospace"><text:span text:style-name="T14">usageserver</text:span></text:span><text:span text:style-name="T14"> command to run a usage logging server for a local network. For more information about usage logging and setup see Section </text:span><text:span text:style-name="T14"><text:bookmark-ref text:reference-format="number" text:ref-name="__RefHeading__10776_1889221684">5.5</text:bookmark-ref></text:span><text:span text:style-name="T14">.</text:span></text:p>
      </text:section>
      <text:h text:style-name="P357" text:outline-level="3"><text:bookmark-start text:name="__RefHeading__27962_1889221684"/>version<text:bookmark-end text:name="__RefHeading__27962_1889221684"/></text:h>
      <text:p text:style-name="P270">Synopsis:</text:p>
      <text:p text:style-name="P114">The RTG version display utility.</text:p>
      <text:p text:style-name="P270">Syntax:</text:p>
      <text:p text:style-name="P226">$ rtg version</text:p>
      <text:p text:style-name="P270">Example:</text:p>
      <text:p text:style-name="P226">$ rtg version</text:p>
      <text:p text:style-name="P226">Product: RTG <text:span text:style-name="T183">Core 3.5</text:span></text:p>
      <text:p text:style-name="P226">Core Version: 4586490 (201<text:span text:style-name="T219">5</text:span>-<text:span text:style-name="T183">1</text:span>2-04)</text:p>
      <text:p text:style-name="P226">RAM: 3.5GB of 3.8GB RAM can be used by RTG (91%)</text:p>
      <text:p text:style-name="P226">License: Expires on 201<text:span text:style-name="T219">6</text:span>-03-30</text:p>
      <text:p text:style-name="P227">Contact: support@realtimegenomics.com</text:p>
      <text:p text:style-name="P227"/>
      <text:p text:style-name="P227">Patents / Patents pending:</text:p>
      <text:p text:style-name="P227">US: 7,640,256, 13/129,329, 13/681,046, 13/681,215, 13/848,653, 13/925,704, 14/015,295, 13/971,654, 13/971,630, 14/564,810</text:p>
      <text:p text:style-name="P227">UK: 1222923.3, 1222921.7, 1304502.6, 1311209.9, 1314888.7, 1314908.3</text:p>
      <text:p text:style-name="P227">New Zealand: 626777, 626783, 615491, 614897, 614560</text:p>
      <text:p text:style-name="P227">Australia: 2005255348, Singapore: 128254</text:p>
      <text:p text:style-name="P227"/>
      <text:p text:style-name="P227">Citation:</text:p>
      <text:p text:style-name="P227">John G. Cleary, Ross Braithwaite, Kurt Gaastra, Brian S. Hilbush, Stuart Inglis, Sean A. Irvine, Alan Jackson, Richard Littin, Sahar Nohzadeh-Malakshah, Mehul Rathod, David Ware, Len Trigg, and Francisco M. De La Vega. "Joint Variant and De Novo Mutation Identification on Pedigrees from High-Throughput Sequencing Data." Journal of Computational Biology. June 2014, 21(6): 405-419. doi:10.1089/cmb.2014.0029.</text:p>
      <text:p text:style-name="P227"/>
      <text:p text:style-name="P227">(c) Real Time Genomics, 2014</text:p>
      <text:p text:style-name="P270">Parameters:</text:p>
      <text:p text:style-name="Standard"><text:span text:style-name="T14">There are no options associated with the </text:span><text:span text:style-name="Monospace"><text:span text:style-name="T14">version</text:span></text:span><text:span text:style-name="T14"> command.</text:span></text:p>
      <text:p text:style-name="P270">Usage:</text:p>
      <text:p text:style-name="Standard"><text:span text:style-name="T14">Use the </text:span><text:span text:style-name="Monospace"><text:span text:style-name="T14">version</text:span></text:span><text:span text:style-name="T14"> command to instantiate the RTG product and display release and version information.</text:span></text:p>
      <text:p text:style-name="Standard"><text:span text:style-name="See_20_Also_20_Title"><text:span text:style-name="T14">See also:</text:span></text:span><text:span text:style-name="T14"> </text:span><text:span text:style-name="Monospace"><text:span text:style-name="T14">help, license</text:span></text:span></text:p>
      <text:h text:style-name="P357" text:outline-level="3"><text:bookmark-start text:name="__RefHeading__27964_1889221684"/>license<text:bookmark-end text:name="__RefHeading__27964_1889221684"/></text:h>
      <text:p text:style-name="P270">Synopsis:</text:p>
      <text:p text:style-name="P114">The RTG license display utility.</text:p>
      <text:p text:style-name="P270"><text:soft-page-break/>Syntax:</text:p>
      <text:p text:style-name="P226">$ rtg license</text:p>
      <text:p text:style-name="P270">Example:</text:p>
      <text:p text:style-name="P226">$ rtg license</text:p>
      <text:p text:style-name="P270">Parameters:</text:p>
      <text:p text:style-name="P114">There are no options associated with the license command.</text:p>
      <text:p text:style-name="P270">Usage:</text:p>
      <text:p text:style-name="Standard"><text:span text:style-name="T14">Use the </text:span><text:span text:style-name="Monospace"><text:span text:style-name="T14">license</text:span></text:span><text:span text:style-name="T14"> command to display license information and expiration date. Output at the command line (st</text:span><text:span text:style-name="T122">andard </text:span><text:span text:style-name="T14">out</text:span><text:span text:style-name="T122">put</text:span><text:span text:style-name="T14">) shows command name, licensed status, and command release level. It is possible to have access to commands prior to general availability (GA) release with certain support contracts from Real Time Genomics.</text:span></text:p>
      <text:p text:style-name="Standard"><text:span text:style-name="See_20_Also_20_Title"><text:span text:style-name="T14">See also:</text:span></text:span><text:span text:style-name="T14"> </text:span><text:span text:style-name="Monospace"><text:span text:style-name="T14">help, version</text:span></text:span></text:p>
      <text:h text:style-name="P357" text:outline-level="3"><text:bookmark-start text:name="__RefHeading__27966_1889221684"/>help<text:bookmark-end text:name="__RefHeading__27966_1889221684"/></text:h>
      <text:p text:style-name="P270">Synopsis:</text:p>
      <text:p text:style-name="P114">The RTG help command provides online help for all RTG commands.</text:p>
      <text:p text:style-name="P270">Syntax:</text:p>
      <text:p text:style-name="P114">List all commands:</text:p>
      <text:p text:style-name="P226">$ rtg help</text:p>
      <text:p text:style-name="P114">Show usage syntax and flags for one command:</text:p>
      <text:p text:style-name="P226">$ rtg help COMMAND</text:p>
      <text:p text:style-name="P270">Example:</text:p>
      <text:p text:style-name="P226">$ rtg help format</text:p>
      <text:p text:style-name="P270">Parameters:</text:p>
      <text:p text:style-name="Standard"><text:span text:style-name="T14">There are no options associated with the </text:span><text:span text:style-name="Monospace"><text:span text:style-name="T14">help</text:span></text:span><text:span text:style-name="T14"> command.</text:span></text:p>
      <text:p text:style-name="P270">Usage:</text:p>
      <text:p text:style-name="Standard"><text:span text:style-name="T14">Use the </text:span><text:span text:style-name="Monospace"><text:span text:style-name="T14">help</text:span></text:span><text:span text:style-name="T14"> command to view syntax and usage information for the </text:span><text:span text:style-name="T79">main </text:span><text:span text:style-name="T14">rtg </text:span><text:span text:style-name="T79">command</text:span><text:span text:style-name="T14"> as well as individual RTG commands.</text:span></text:p>
      <text:p text:style-name="Standard"><text:span text:style-name="See_20_Also_20_Title"><text:span text:style-name="T14">See also:</text:span></text:span><text:span text:style-name="T14"> </text:span><text:span text:style-name="Monospace"><text:span text:style-name="T14">license, version</text:span></text:span></text:p>
      <text:p text:style-name="P309"/>
      <text:section text:style-name="Sect2" text:name="Baselines" text:condition="ooow:RTG_PRODUCT==&quot;RTG Tools&quot;" text:display="condition">
        <text:h text:style-name="P371" text:outline-level="1"><text:bookmark-start text:name="__RefHeading__2676_1889221684"/><text:bookmark text:name="RTF32373139383a205461626c65"/>RTG product usage - baseline progressions<text:bookmark-end text:name="__RefHeading__2676_1889221684"/></text:h>
        <text:p text:style-name="P114">This chapter provides baseline task progressions that describe expected use of the product for data analysis.</text:p>
        <text:h text:style-name="P373" text:outline-level="2"><text:bookmark-start text:name="__RefHeading__2678_1889221684"/>RTG mapping and sequence variant detection<text:bookmark-end text:name="__RefHeading__2678_1889221684"/></text:h>
        <text:p text:style-name="P114">Use the following set of ordered tasks to detect all sequence variants between a reference genome and a sequenced DNA sample. This set of tasks steps through the main functionality of the RTG variant detection software pipeline: generating and evaluating gapped alignments, testing coverage depth, calling sequence variants (SNPs, MNPs and indels), and analyzing copy number variation between samples.</text:p>
        <text:p text:style-name="P114">The following example supports the steps typical to <text:span text:style-name="T189">single sample </text:span>human whole genome analysis in which high throughput sequencing with Illumina sequencing systems has generated reads at 25 to 30X coverage. This example does not demonstrate exome variant calling which is described in Section <text:bookmark-ref text:reference-format="number" text:ref-name="__RefHeading__2700_1889221684">3.3</text:bookmark-ref>, the <text:span text:style-name="T189">automatic </text:span>sex-aware calling capabilities which <text:span text:style-name="T167">are</text:span> described in Section <text:bookmark-ref text:reference-format="number" text:ref-name="__RefHeading__2704_1889221684">3.5</text:bookmark-ref>, <text:span text:style-name="T167">or joint variant calling capabilities which are described in Section </text:span><text:span text:style-name="T167"><text:bookmark-ref text:reference-format="number" text:ref-name="__RefHeading__2712_1889221684">3.6</text:bookmark-ref></text:span><text:span text:style-name="T167"> and Section </text:span><text:span text:style-name="T167"><text:bookmark-ref text:reference-format="number" text:ref-name="__RefHeading__2718_1889221684">3.7</text:bookmark-ref></text:span><text:span text:style-name="T167">.</text:span></text:p>
        <text:p text:style-name="P270">Data</text:p>
        <text:p text:style-name="P159"><text:span text:style-name="T14">The baseline uses actual data </text:span><text:span text:style-name="T86">downloaded</text:span><text:span text:style-name="T14"> from National Center for Biotechnology Information (NCBI) databases. The reference sequence is human build 37 (hg19, Feb 2009) downloaded from </text:span><text:span text:style-name="Internet_20_link"><text:span text:style-name="T14">ftp://hgdownload.cse.ucsc.edu/goldenPath/hg19/chromosomes/</text:span></text:span><text:span text:style-name="T14">.</text:span></text:p>
        <text:p text:style-name="P147">The paired end read data comes from a human genome sequencing of an African female (Yoruba) individual (HapMap: NA19240). This data can be found in the NCBI Short Read Archive (SRA).</text:p>
        <text:p text:style-name="P313">Table <text:sequence text:ref-name="refTable4" text:name="Table" text:formula="ooow:Table+1" style:num-format="1">5</text:sequence>: Overview of basic pipeline task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298">Task</text:p>
              </table:table-cell>
              <table:table-cell table:style-name="Table18.B1" office:value-type="string">
                <text:p text:style-name="P78">Command &amp; Utilities</text:p>
              </table:table-cell>
              <table:table-cell table:style-name="Table18.B1" office:value-type="string">
                <text:p text:style-name="P78">Purpose</text:p>
              </table:table-cell>
            </table:table-row>
          </table:table-header-rows>
          <table:table-row>
            <table:table-cell table:style-name="Table18.A2" office:value-type="string">
              <text:p text:style-name="P94">Task 1<text:line-break/>Format reference data</text:p>
            </table:table-cell>
            <table:table-cell table:style-name="Table18.B2" office:value-type="string">
              <text:p text:style-name="P65"><text:span text:style-name="Monospace"><text:span text:style-name="T14">$ rtg format</text:span></text:span></text:p>
            </table:table-cell>
            <table:table-cell table:style-name="Table18.B2" office:value-type="string">
              <text:p text:style-name="P94">Convert reference sequence from FASTA files to RTG Sequence Data Format (SDF)</text:p>
            </table:table-cell>
          </table:table-row>
          <table:table-row>
            <table:table-cell table:style-name="Table18.A2" office:value-type="string">
              <text:p text:style-name="P94">Task 2<text:line-break/>Format read data</text:p>
            </table:table-cell>
            <table:table-cell table:style-name="Table18.B2" office:value-type="string">
              <text:p text:style-name="P65"><text:span text:style-name="Monospace"><text:span text:style-name="T14">$ rtg format<text:line-break/></text:span></text:span><text:span text:style-name="Monospace"><text:span text:style-name="T87">$ rtg sdfstats</text:span></text:span></text:p>
            </table:table-cell>
            <table:table-cell table:style-name="Table18.B2" office:value-type="string">
              <text:p text:style-name="P94">Convert read sequence from FASTA or FASTQ files to RTG Sequence Data Format (SDF)</text:p>
            </table:table-cell>
          </table:table-row>
          <table:table-row>
            <table:table-cell table:style-name="Table18.A2" office:value-type="string">
              <text:p text:style-name="P94">Task 3<text:line-break/>Map reads against a reference genome</text:p>
            </table:table-cell>
            <table:table-cell table:style-name="Table18.B2" office:value-type="string">
              <text:p text:style-name="P65"><text:span text:style-name="Monospace"><text:span text:style-name="T14">$ rtg map</text:span></text:span></text:p>
            </table:table-cell>
            <table:table-cell table:style-name="Table18.B2" office:value-type="string">
              <text:p text:style-name="P94">Generate read alignments against a given reference, and report in a BAM file for downstream analysis</text:p>
            </table:table-cell>
          </table:table-row>
          <table:table-row>
            <table:table-cell table:style-name="Table18.A2" office:value-type="string">
              <text:p text:style-name="P94">Task 4<text:line-break/>View alignment results</text:p>
            </table:table-cell>
            <table:table-cell table:style-name="Table18.B2" office:value-type="string">
              <text:p text:style-name="P65"><text:span text:style-name="Monospace"><text:span text:style-name="T14">$ rtg samstats</text:span></text:span></text:p>
            </table:table-cell>
            <table:table-cell table:style-name="Table18.B2" office:value-type="string">
              <text:p text:style-name="P94">Evaluate alignments and determine if the mapping job(s) should be repeated with different settings</text:p>
            </table:table-cell>
          </table:table-row>
          <text:soft-page-break/>
          <table:table-row>
            <table:table-cell table:style-name="Table18.A2" office:value-type="string">
              <text:p text:style-name="P94">Task 5<text:line-break/>Generate coverage information</text:p>
            </table:table-cell>
            <table:table-cell table:style-name="Table18.B2" office:value-type="string">
              <text:p text:style-name="P65"><text:span text:style-name="Monospace"><text:span text:style-name="T14">$ rtg coverage</text:span></text:span></text:p>
            </table:table-cell>
            <table:table-cell table:style-name="Table18.B2" office:value-type="string">
              <text:p text:style-name="P94">Run the coverage command to generate coverage breadth and depth statistics</text:p>
            </table:table-cell>
          </table:table-row>
          <table:table-row>
            <table:table-cell table:style-name="Table18.A2" office:value-type="string">
              <text:p text:style-name="P94">Task 6<text:line-break/>Call sequence variants</text:p>
            </table:table-cell>
            <table:table-cell table:style-name="Table18.B2" office:value-type="string">
              <text:p text:style-name="P65"><text:span text:style-name="Monospace"><text:span text:style-name="T14">$ rtg snp</text:span></text:span></text:p>
            </table:table-cell>
            <table:table-cell table:style-name="Table18.B2" office:value-type="string">
              <text:p text:style-name="P94">Detect SNPs, MNPs, and indels in a sample relative to a reference genome</text:p>
            </table:table-cell>
          </table:table-row>
          <table:table-row>
            <table:table-cell table:style-name="Table18.A8" office:value-type="string">
              <text:p text:style-name="P94">Task 7<text:line-break/>Report copy number variation</text:p>
            </table:table-cell>
            <table:table-cell table:style-name="Table18.B8" office:value-type="string">
              <text:p text:style-name="P65"><text:span text:style-name="Monospace"><text:span text:style-name="T14">$ rtg cnv</text:span></text:span></text:p>
            </table:table-cell>
            <table:table-cell table:style-name="Table18.B8" office:value-type="string">
              <text:p text:style-name="P94">Count copy number variation (CNV) ratios between two genomes, and present results that support structural variation analysis</text:p>
            </table:table-cell>
          </table:table-row>
        </table:table>
        <text:p text:style-name="P147"/>
        <text:h text:style-name="P357" text:outline-level="3"><text:bookmark-start text:name="__RefHeading__2680_1889221684"/>Task 1 - Format reference data <text:bookmark-end text:name="__RefHeading__2680_1889221684"/></text:h>
        <text:p text:style-name="P147">RTG tools require a conversion of reference genome from FASTA files into the RTG SDF format. This task will be completed with the format command. The conversion will create an SDF directory containing the reference genome.</text:p>
        <text:p text:style-name="P147">For <text:span text:style-name="T213">variant</text:span> calling and <text:span text:style-name="T213">CNV</text:span> analysis, the reference genome employed must have chromosome-based coordinates (as opposed to contig-based coordinates), such as hg18 or GRCh37/hg19.</text:p>
        <text:p text:style-name="P147">First, observe a typical genome reference with multiple chromosomes stored in compressed FASTA format.</text:p>
        <text:p text:style-name="P226">$ ls -l /data/human/hg19/</text:p>
        <text:p text:style-name="P226">43026389 Mar 21 <text:s/>2009 chr10.fa.gz</text:p>
        <text:p text:style-name="P226">42966674 Mar 21 <text:s/>2009 chr11.fa.gz</text:p>
        <text:p text:style-name="P226">42648875 Mar 21 <text:s/>2009 chr12.fa.gz</text:p>
        <text:p text:style-name="P226">31517348 Mar 21 <text:s/>2009 chr13.fa.gz</text:p>
        <text:p text:style-name="P226">28970334 Mar 21 <text:s/>2009 chr14.fa.gz</text:p>
        <text:p text:style-name="P226">26828094 Mar 21 <text:s/>2009 chr15.fa.gz</text:p>
        <text:p text:style-name="P226">25667827 Mar 21 <text:s/>2009 chr16.fa.gz</text:p>
        <text:p text:style-name="P226">25139792 Mar 21 <text:s/>2009 chr17.fa.gz</text:p>
        <text:p text:style-name="P226">24574571 Mar 21 <text:s/>2009 chr18.fa.gz</text:p>
        <text:p text:style-name="P226">17606811 Mar 21 <text:s/>2009 chr19.fa.gz</text:p>
        <text:p text:style-name="P226">73773666 Mar 21 <text:s/>2009 chr1.fa.gz</text:p>
        <text:p text:style-name="P226">19513342 Mar 21 <text:s/>2009 chr20.fa.gz</text:p>
        <text:p text:style-name="P226">11549785 Mar 21 <text:s/>2009 chr21.fa.gz</text:p>
        <text:p text:style-name="P226">11327826 Mar 21 <text:s/>2009 chr22.fa.gz</text:p>
        <text:p text:style-name="P226">78240395 Mar 21 <text:s/>2009 chr2.fa.gz</text:p>
        <text:p text:style-name="P226">64033758 Mar 21 <text:s/>2009 chr3.fa.gz</text:p>
        <text:p text:style-name="P226">61700369 Mar 21 <text:s/>2009 chr4.fa.gz</text:p>
        <text:p text:style-name="P226">58378199 Mar 21 <text:s/>2009 chr5.fa.gz</text:p>
        <text:p text:style-name="P226">54997756 Mar 21 <text:s/>2009 chr6.fa.gz</text:p>
        <text:p text:style-name="P226">50667196 Mar 21 <text:s/>2009 chr7.fa.gz</text:p>
        <text:p text:style-name="P226">46889258 Mar 21 <text:s/>2009 chr8.fa.gz</text:p>
        <text:p text:style-name="P226">39464200 Mar 21 <text:s/>2009 chr9.fa.gz</text:p>
        <text:p text:style-name="P226"><text:s text:c="4"/>5537 Mar 21 <text:s/>2009 chrM.fa.gz</text:p>
        <text:p text:style-name="P226">49278128 Mar 21 <text:s/>2009 chrX.fa.gz</text:p>
        <text:p text:style-name="P226"><text:s/>8276338 Mar 21 <text:s/>2009 chrY.fa.gz</text:p>
        <text:p text:style-name="P159"><text:span text:style-name="T14">Now, use the </text:span><text:span text:style-name="Monospace"><text:span text:style-name="T14">format</text:span></text:span><text:span text:style-name="T14"> command to convert multiple input files into a single SDF directory for the reference genome.</text:span></text:p>
        <text:p text:style-name="P226">$ rtg format -o hg19 /data/human/hg19/chrM.fa.gz</text:p>
        <text:p text:style-name="P226"><text:soft-page-break/><text:s text:c="4"/>/data/human/hg19/chr[1-9].fa.gz /data/human/hg19/chr1[0-9].fa.gz</text:p>
        <text:p text:style-name="P226"><text:s text:c="4"/>/data/human/hg19/chr2[0-9].fa.gz /data/human/hg19/chrX.fa.gz</text:p>
        <text:p text:style-name="P226"><text:s text:c="4"/>/data/human/hg19/chrY.fa.gz</text:p>
        <text:p text:style-name="P159"><text:span text:style-name="T14">This takes the human reference FASTA files and creates a directory called hg19 containing the SDF, with chromosomes ordered in the standard UCSC ordering. You can use the </text:span><text:span text:style-name="Monospace"><text:span text:style-name="T14">sdfstats</text:span></text:span><text:span text:style-name="T14"> command to show statistics for your reference SDF, including the individual sequence lengths.</text:span></text:p>
        <text:p text:style-name="P226">$ rtg sdfstats --lengths hg19</text:p>
        <text:p text:style-name="P226">Type <text:s text:c="14"/>: DNA</text:p>
        <text:p text:style-name="P226">Number of sequences: 25</text:p>
        <text:p text:style-name="P226">Maximum length <text:s text:c="4"/>: 249250621</text:p>
        <text:p text:style-name="P226">Minimum length <text:s text:c="4"/>: 16571</text:p>
        <text:p text:style-name="P226">Sequence names <text:s text:c="4"/>: yes</text:p>
        <text:p text:style-name="P226">N <text:s text:c="17"/>: 234350281</text:p>
        <text:p text:style-name="P226">A <text:s text:c="17"/>: 844868045</text:p>
        <text:p text:style-name="P226">C <text:s text:c="17"/>: 585017944</text:p>
        <text:p text:style-name="P226">G <text:s text:c="17"/>: 585360436</text:p>
        <text:p text:style-name="P226">T <text:s text:c="17"/>: 846097277</text:p>
        <text:p text:style-name="P226">Total residues <text:s text:c="4"/>: 3095693983</text:p>
        <text:p text:style-name="P226">Residue qualities <text:s/>: no</text:p>
        <text:p text:style-name="P226"/>
        <text:p text:style-name="P226">Sequence lengths: </text:p>
        <text:p text:style-name="P226">chrM <text:s text:c="3"/>16571</text:p>
        <text:p text:style-name="P226">chr1 <text:s text:c="3"/>249250621</text:p>
        <text:p text:style-name="P226">chr2 <text:s text:c="3"/>243199373</text:p>
        <text:p text:style-name="P226">chr3 <text:s text:c="3"/>198022430</text:p>
        <text:p text:style-name="P226">chr4 <text:s text:c="3"/>191154276</text:p>
        <text:p text:style-name="P226">chr5 <text:s text:c="3"/>180915260</text:p>
        <text:p text:style-name="P226">chr6 <text:s text:c="3"/>171115067</text:p>
        <text:p text:style-name="P226">chr7 <text:s text:c="3"/>159138663</text:p>
        <text:p text:style-name="P226">chr8 <text:s text:c="3"/>146364022</text:p>
        <text:p text:style-name="P226">chr9 <text:s text:c="3"/>141213431</text:p>
        <text:p text:style-name="P226">chr10 <text:s text:c="2"/>135534747</text:p>
        <text:p text:style-name="P226">chr11 <text:s text:c="2"/>135006516</text:p>
        <text:p text:style-name="P226">chr12 <text:s text:c="2"/>133851895</text:p>
        <text:p text:style-name="P226">chr13 <text:s text:c="2"/>115169878</text:p>
        <text:p text:style-name="P226">chr14 <text:s text:c="2"/>107349540</text:p>
        <text:p text:style-name="P226">chr15 <text:s text:c="2"/>102531392</text:p>
        <text:p text:style-name="P226">chr16 <text:s text:c="2"/>90354753</text:p>
        <text:p text:style-name="P226">chr17 <text:s text:c="2"/>81195210</text:p>
        <text:p text:style-name="P226">chr18 <text:s text:c="2"/>78077248</text:p>
        <text:p text:style-name="P226">chr19 <text:s text:c="2"/>59128983</text:p>
        <text:p text:style-name="P226">chr20 <text:s text:c="2"/>63025520</text:p>
        <text:p text:style-name="P226">chr21 <text:s text:c="2"/>48129895</text:p>
        <text:p text:style-name="P226">chr22 <text:s text:c="2"/>51304566</text:p>
        <text:p text:style-name="P226">chrX <text:s text:c="3"/>155270560</text:p>
        <text:p text:style-name="P226">chrY <text:s text:c="3"/>59373566</text:p>
        <text:p text:style-name="Inline_20_Note_20_Start"><text:span text:style-name="Inline_20_Note_20_Title"><text:span text:style-name="T14">NOTE:</text:span></text:span><text:span text:style-name="T88"><text:tab/></text:span><text:span text:style-name="T14">If you plan on performing sex-aware mapping and variant calling, you should copy or create an appropriate </text:span><text:span text:style-name="Monospace"><text:span text:style-name="T14">reference.txt</text:span></text:span><text:span text:style-name="T14"> file into the SDF directory. See Section </text:span><text:span text:style-name="T14"><text:bookmark-ref text:reference-format="number" text:ref-name="__RefHeading__2704_1889221684">3.5</text:bookmark-ref></text:span><text:span text:style-name="T14"> and Section </text:span><text:span text:style-name="T14"><text:bookmark-ref text:reference-format="number" text:ref-name="__RefHeading__10794_1889221684">6.3</text:bookmark-ref></text:span></text:p>
        <text:h text:style-name="P357" text:outline-level="3"><text:bookmark-start text:name="__RefHeading__2682_1889221684"/>Task 2 - Format read data<text:bookmark-end text:name="__RefHeading__2682_1889221684"/></text:h>
        <text:p text:style-name="P148">RTG <text:span text:style-name="T172">mapping </text:span>tools <text:span text:style-name="T172">accept input read sequence data either in the RTG SDF format or other common sequence formats such as FASTA, FASTQ, or SAM/BAM. There are pros and cons as to whether to perform an initial format of the read sequence data to RTG SDF:</text:span></text:p>
        <text:list xml:id="list7914071324868270097" text:style-name="L10">
          <text:list-item>
            <text:p text:style-name="P349"><text:span text:style-name="T25">Pre-formatting</text:span><text:span text:style-name="T14"> requires an extra one-off workflow step (the </text:span><text:span text:style-name="Monospace"><text:span text:style-name="T14">format</text:span></text:span><text:span text:style-name="T14"> command), whereas native input file formats are directly accepted by many RTG commands.</text:span></text:p>
          </text:list-item>
          <text:list-item>
            <text:p text:style-name="P329"><text:soft-page-break/><text:span text:style-name="T173">Pre-formatting</text:span> requires extra disk space for the <text:span text:style-name="T173">SDF</text:span> (although these can be deleted after processing if required).</text:p>
          </text:list-item>
          <text:list-item>
            <text:p text:style-name="P329"><text:span text:style-name="T173">With pre-formatting, d</text:span>ecompression, parsing and error checking raw files is carried out <text:span text:style-name="T213">only </text:span>once, <text:span text:style-name="T173">whereas native formats require this processing each time.</text:span></text:p>
          </text:list-item>
          <text:list-item>
            <text:p text:style-name="P329"><text:span text:style-name="T173">Pre-formatting p</text:span>ermits random access to individual sequences or blocks of sequences, <text:span text:style-name="T173">whereas with native formats, the whole file leading up to the region of interest must also be decompressed, and parsed.</text:span></text:p>
          </text:list-item>
          <text:list-item>
            <text:p text:style-name="P329"><text:span text:style-name="T173">Pre-formatting permits loading of sequence data, sequence names, and sequence quality values independently, allowing reduced RAM use during mapping</text:span> </text:p>
          </text:list-item>
        </text:list>
        <text:p text:style-name="P153">Thus, pre-formatting read sequence data can result in lower overall resource requirements (and faster throughput) than processing native file formats directly.</text:p>
        <text:p text:style-name="P162"><text:span text:style-name="T89">In this example we will be</text:span><text:span text:style-name="T14"> conver</text:span><text:span text:style-name="T89">ting</text:span><text:span text:style-name="T14"> read sequence data from FASTA or FASTQ files into the RTG SDF format. This task will be completed with the </text:span><text:span text:style-name="Monospace"><text:span text:style-name="T14">format</text:span></text:span><text:span text:style-name="T14"> commands. The conversion will create one or more SDF directories for the reads.</text:span></text:p>
        <text:p text:style-name="P147">Take a paired set of reads in FASTQ format and convert it into RTG data format (SDF). This example shows one run of data, taking as input both left and right mate pairs from the same run.</text:p>
        <text:p text:style-name="P226">$ mkdir sample_NA19240</text:p>
        <text:p text:style-name="P226">$ rtg format -f fastq -q sanger -o sample_NA19240/SRR002978</text:p>
        <text:p text:style-name="P226"><text:s text:c="4"/>-l /data/reads/NA19240/SRR002978_1.fq</text:p>
        <text:p text:style-name="P226"><text:s text:c="4"/>-r /data/reads/NA19240/SRR002978_2.fq</text:p>
        <text:p text:style-name="P226"><text:s text:c="4"/>--sam-rg "@RG\tID:SRR002978\tSM:NA19240\tPL:ILLUMINA"</text:p>
        <text:p text:style-name="P159"><text:span text:style-name="T14">This creates a directory named SRR002978 with two subdirectories, named left and right. Use the </text:span><text:span text:style-name="Monospace"><text:span text:style-name="T14">sdfstats</text:span></text:span><text:span text:style-name="T14"> command to verify this step.</text:span></text:p>
        <text:p text:style-name="P226">$ rtg sdfstats sample_NA19240/SRR002978</text:p>
        <text:p text:style-name="P159"><text:span text:style-name="T14">It is good </text:span><text:span text:style-name="T122">practice</text:span><text:span text:style-name="T14"> to ensure the output BAM files contain tracking information regarding the read set. This can be achieved by storing the tracking information in the reads SDF by using the </text:span><text:span text:style-name="Monospace"><text:span text:style-name="T14">--sam-rg</text:span></text:span><text:span text:style-name="T14"> flag to provide a SAM-formatted read group header line. This information will automatically be used during mapping to enable automatic creation of calibration files that are used to perform base-quality recalibration during variant calling. In addition, the sample field (</text:span><text:span text:style-name="Monospace"><text:span text:style-name="T14">SM</text:span></text:span><text:span text:style-name="T14">) is used to segregate samples when using multi-sample variant calling commands such as </text:span><text:span text:style-name="Monospace"><text:span text:style-name="T14">family</text:span></text:span><text:span text:style-name="T14">, </text:span><text:span text:style-name="Monospace"><text:span text:style-name="T14">population</text:span></text:span><text:span text:style-name="T88">, </text:span><text:span text:style-name="T14">and </text:span><text:span text:style-name="Monospace"><text:span text:style-name="T14">somatic</text:span></text:span><text:span text:style-name="T14">. The header should specify at least the </text:span><text:span text:style-name="Monospace"><text:span text:style-name="T14">ID</text:span></text:span><text:span text:style-name="T14">, </text:span><text:span text:style-name="Monospace"><text:span text:style-name="T14">SM</text:span></text:span><text:span text:style-name="T14"> and </text:span><text:span text:style-name="Monospace"><text:span text:style-name="T14">PL</text:span></text:span><text:span text:style-name="T14"> fields for the read group. For more details see </text:span><text:span text:style-name="T88">Section </text:span><text:span text:style-name="T88"><text:bookmark-ref text:reference-format="number" text:ref-name="__RefHeading__10792_1889221684">6.2</text:bookmark-ref></text:span><text:span text:style-name="T88"> </text:span><text:span text:style-name="T22">Using SAM/BAM Read Groups in RTG map</text:span><text:span text:style-name="T14">.</text:span></text:p>
        <text:p text:style-name="P159"><text:span text:style-name="T14">If the tracking information is not specified when formatting the reads, it can be set during mapping instead using the </text:span><text:span text:style-name="Monospace"><text:span text:style-name="T14">--sam-rg</text:span></text:span><text:span text:style-name="T14"> flag.</text:span></text:p>
        <text:p text:style-name="P147">Repeat for all available read data associated with the sample to be processed. This example shows how this can be done with the format command in a loop.</text:p>
        <text:p text:style-name="P226">$ for left_fq in /data/reads/NA19240/*_1.fq; do</text:p>
        <text:p text:style-name="P226">$ <text:s text:c="2"/>right_fq=${left_fq/_1.fq/_2.fq}</text:p>
        <text:p text:style-name="P226">$ <text:s text:c="2"/>lane_id=$(basename ${left_fq/_1.fq})</text:p>
        <text:p text:style-name="P226">$ <text:s text:c="2"/>rtg format -f fastq -q sanger -o ${lane_id} -l ${left_fq} -r ${right_fq} --sam-rg "@RG\tID:${lane_id}\tSM:NA19240\tPL:ILLUMINA"</text:p>
        <text:p text:style-name="P226">$ done</text:p>
        <text:h text:style-name="P357" text:outline-level="3"><text:bookmark-start text:name="__RefHeading__2684_1889221684"/><text:soft-page-break/>Task 3 - Map reads to the reference genome<text:bookmark-end text:name="__RefHeading__2684_1889221684"/></text:h>
        <text:p text:style-name="P147">Map the sequence reads against the human reference genome to generate alignments in the BAM format (Binary Sequence Alignment/Map file format). </text:p>
        <text:p text:style-name="P159"><text:span text:style-name="T14">The RTG </text:span><text:span text:style-name="Monospace"><text:span text:style-name="T14">map</text:span></text:span><text:span text:style-name="T14"> command provides multiple tuning parameters to adjust sensitivity and selectivity at the read mapping stage. In general, whole genome mapping strategies aim to capture the highest number of reads possessing variant data and which map with a high degree of specificity to the human genome.</text:span></text:p>
        <text:p text:style-name="P147">Depending on the downstream analysis required, the mapping may be adjusted for restricting alignments to unique genomic positions or for allowing ambiguous mappings at equivalent regions throughout the genome. This example will show the baseline for human genome analysis.</text:p>
        <text:p text:style-name="P147">By default, the map command will report all mated pairs and unmated reads that map to the reference genome.</text:p>
        <text:p text:style-name="P226">$ rtg map -i sample_NA19240/SRR002978 -t hg19 -o map_sample_NA19240/SRR002978</text:p>
        <text:p text:style-name="P159"><text:span text:style-name="T14">Multiple files are written to the output directory of the mapping run. By default the </text:span><text:span text:style-name="Monospace"><text:span text:style-name="T14">alignments.bam</text:span></text:span><text:span text:style-name="T14"> file is produced and a BAM index is automatically created to permit efficient extraction of mappings within particular genomic regions. This behavior is necessary for subsequent analysis of the mappings, but can be performed manually using the </text:span><text:span text:style-name="Monospace"><text:span text:style-name="T14">index</text:span></text:span><text:span text:style-name="T14"> command. The additional file </text:span><text:span text:style-name="Monospace"><text:span text:style-name="T14">alignments.bam.calibration</text:span></text:span><text:span text:style-name="T14"> is also created, containing metadata </text:span><text:span text:style-name="T88">regarding coverage and error rates </text:span><text:span text:style-name="T14">which </text:span><text:span text:style-name="T88">help to</text:span><text:span text:style-name="T14"> provide more accurate variant calling.</text:span></text:p>
        <text:p text:style-name="P159"><text:span text:style-name="T14">The size of the job should be tuned to the available memory of the server node. You can perform mapping in segments by using the </text:span><text:span text:style-name="Monospace"><text:span text:style-name="T14">--start-read</text:span></text:span><text:span text:style-name="T14"> and </text:span><text:span text:style-name="Monospace"><text:span text:style-name="T14">--end-read</text:span></text:span><text:span text:style-name="T14"> flags during mapping. Currently, a 48GB RAM system as specified in the technical requirements section can process 100M reads in about an hour. The following example would work to map a data set containing just over 100M reads in batches of 10M. </text:span></text:p>
        <text:p text:style-name="P226">$ for ((j=0;j&lt;10;j++)); do </text:p>
        <text:p text:style-name="P226">$ <text:s text:c="2"/>rtg map -i sample1-100M -t hg19 -o map_sample1-$j --start-read=$[j*10000000] --end-read=$[(j+1)*10000000]</text:p>
        <text:p text:style-name="P226">$ done</text:p>
        <text:p text:style-name="P147">Note that each of these runs can be executed independently of the others. This allows parallel processing in a compute cluster that can reduce wall clock time.</text:p>
        <text:p text:style-name="P147">In a parallel compute cluster special consideration is needed with respect to where data resides during the mapping process. Reading and writing data from and to a single networked disk partition may result in undesirable I/O performance characteristics depending on the size and structure of the compute cluster. One way to minimize the adverse affects of I/O limitations is to separate input data sets and map output directories, storing them on different network disk partitions.</text:p>
        <text:p text:style-name="P159"><text:span text:style-name="T14">Using the </text:span><text:span text:style-name="Monospace"><text:span text:style-name="T14">--tempdir</text:span></text:span><text:span text:style-name="T14"> flag allows the </text:span><text:span text:style-name="Monospace"><text:span text:style-name="T14">map</text:span></text:span><text:span text:style-name="T14"> command to use a directory other than the output directory to store temporary files that are output during the mapping process. The size of the temporary files is the same as the total size of files in the map output directory after processing has finished. The following example shows how to modify the above example to place outputs on a separate partition to the inputs.</text:span></text:p>
        <text:p text:style-name="P226">$ mkdir /partition2/map_sample_NA19240</text:p>
        <text:p text:style-name="P226">$ for ((j=0;j&lt;9;j++)); do</text:p>
        <text:p text:style-name="P226">$ <text:s text:c="2"/>rtg map -i /partition1/map_sample_NA19240/SRR002978</text:p>
        <text:p text:style-name="P226"><text:soft-page-break/><text:s text:c="6"/>-t /partition1/hg19</text:p>
        <text:p text:style-name="P226"><text:s text:c="6"/>-o /partition2/map_sample_NA19240/SRR002978-$j</text:p>
        <text:p text:style-name="P226"><text:s text:c="6"/>--start-read=$[j*1000000] --end-read=$[(j+1)*1000000]</text:p>
        <text:p text:style-name="P226"><text:s text:c="6"/>--tempdir /partition3/map_temp_SRR002978-$j</text:p>
        <text:p text:style-name="P226">$ done</text:p>
        <text:h text:style-name="P357" text:outline-level="3"><text:bookmark-start text:name="__RefHeading__2686_1889221684"/>Task 4 - View &amp; evaluate mapping performance <text:bookmark-end text:name="__RefHeading__2686_1889221684"/></text:h>
        <text:p text:style-name="P159"><text:span text:style-name="T14">An </text:span><text:span text:style-name="Monospace"><text:span text:style-name="T14">alignments.bam</text:span></text:span><text:span text:style-name="T14"> file can be viewed directly using the RTG </text:span><text:span text:style-name="Monospace"><text:span text:style-name="T14">extract</text:span></text:span><text:span text:style-name="T14"> command in conjunction with a shell command such as </text:span><text:span text:style-name="Monospace"><text:span text:style-name="T14">less</text:span></text:span><text:span text:style-name="T14"> to quickly inspect the results.</text:span></text:p>
        <text:p text:style-name="P226">$ rtg extract map_sample_NA19240/SRR002978-0/alignments.bam | less -S</text:p>
        <text:p text:style-name="P147">Since the mappings are indexed by default, it is also possible to view mappings corresponding to particular genomic regions. For example:</text:p>
        <text:p text:style-name="P226">$ rtg extract map_sample_NA19240/SRR002978-0/alignments.bam</text:p>
        <text:p text:style-name="P226"><text:s text:c="4"/>'chr6:1000000-5000000' | less -S</text:p>
        <text:p text:style-name="P183"><text:span text:style-name="T14">The </text:span><text:span text:style-name="Monospace"><text:span text:style-name="T14">map</text:span></text:span><text:span text:style-name="T14"> command also creates a simple HTML summary report containing information about mapping counts, alignment score distribution, paired-end insert size distribution, etc. This can be viewed in your web browser. For example:</text:span></text:p>
        <text:p text:style-name="P226">$ firefox map_sample_NA19240/SRR002978-0/index.html</text:p>
        <text:p text:style-name="P159"><text:span text:style-name="T14">For more detailed summary statistics, use the </text:span><text:span text:style-name="Monospace"><text:span text:style-name="T14">samstats</text:span></text:span><text:span text:style-name="T14"> command. This example will report information such as total records, number unmapped, specific details about the mate pair reads, and distributions for alignment scores, insert sizes and read hits.</text:span></text:p>
        <text:p text:style-name="P226">$ rtg samstats -t hg19 map_sample_NA19240/SRR002978-0/alignments.bam</text:p>
        <text:p text:style-name="P226"><text:s text:c="4"/>-r /partition1/map_sample_NA19240/SRR002978 --distributions</text:p>
        <text:h text:style-name="P357" text:outline-level="3"><text:bookmark-start text:name="__RefHeading__2688_1889221684"/>Task 5 - Generate and review coverage information<text:bookmark-end text:name="__RefHeading__2688_1889221684"/></text:h>
        <text:p text:style-name="P159"><text:span text:style-name="T14">For human genomic analysis, it’s important to have sufficient coverage over the entire genome to detect variants accurately and minimize false negative calls. The </text:span><text:span text:style-name="Monospace"><text:span text:style-name="T14">coverage</text:span></text:span><text:span text:style-name="T14"> command provides detailed statistics for depth of coverage and gap size distribution. If coverage proves to be inadequate or spotty, one may elect to remap the data with different sensitivity tuning or rerun the sample with different sequencing technology.</text:span></text:p>
        <text:p text:style-name="P159"><text:span text:style-name="T14">This example shows the </text:span><text:span text:style-name="Monospace"><text:span text:style-name="T14">coverage</text:span></text:span><text:span text:style-name="T14"> command used with all alignments, both mated and unmated, for the entire sample. The </text:span><text:span text:style-name="Monospace"><text:span text:style-name="T14">-s</text:span></text:span><text:span text:style-name="T14"> flag is used to introduce smoothing of the data, by default the data will not be smoothed. While you can supply the </text:span><text:span text:style-name="Monospace"><text:span text:style-name="T14">coverage</text:span></text:span><text:span text:style-name="T14"> command with the names of BAM files individually on the command line, this becomes unwieldy when the mapping has been carried out in many smaller jobs. In this command we will use the </text:span><text:span text:style-name="Monospace"><text:span text:style-name="T14">-I</text:span></text:span><text:span text:style-name="T14"> flag to supply a text file containing the names of all the mapping output BAM files, one per line. One example way to create this file is with the following command (assuming all your mapping runs have used a common root directory):</text:span></text:p>
        <text:p text:style-name="P226">$ find /partition2/map_sample_NA19240 </text:p>
        <text:p text:style-name="P226"><text:s text:c="4"/>-name "*.bam" &gt; sample_NA19240-bam-files</text:p>
        <text:p text:style-name="P226"/>
        <text:p text:style-name="P226">$ rtg coverage -s 20 -o cov_sample_NA19240 -t hg19</text:p>
        <text:p text:style-name="P226"><text:s text:c="4"/>-I sample_NA19240-bam-files</text:p>
        <text:p text:style-name="P147">By default the coverage command will generate a BED formatted file containing regions of similar coverage. This BED file can be loaded into a genome browser to visualize the coverage, and may also be examined on the command line. For example:</text:p>
        <text:p text:style-name="P226">$ rtg extract cov_sample_NA19240/coverage.bed.gz</text:p>
        <text:p text:style-name="P226"><text:soft-page-break/><text:s text:c="4"/>'chr6:1000000-5000000' | less</text:p>
        <text:p text:style-name="P184"><text:span text:style-name="T14">The </text:span><text:span text:style-name="Monospace"><text:span text:style-name="T14">coverage</text:span></text:span><text:span text:style-name="T14"> command also creates a </text:span><text:span text:style-name="T90">simple</text:span><text:span text:style-name="T14"> HTML summary report </text:span><text:span text:style-name="T90">containing graphs of the depth of coverage distribution and cumulative depth of coverage. This can be viewed in your web browser. For example:</text:span></text:p>
        <text:p text:style-name="P226">$ firefox <text:span text:style-name="T165">cov</text:span>_sample_NA19240/index.html</text:p>
        <text:h text:style-name="P357" text:outline-level="3"><text:bookmark-start text:name="__RefHeading__2690_1889221684"/>Task 6 - Call sequence variants<text:bookmark-end text:name="__RefHeading__2690_1889221684"/></text:h>
        <text:p text:style-name="P159"><text:span text:style-name="T14">The </text:span><text:span text:style-name="Monospace"><text:span text:style-name="T14">snp</text:span></text:span><text:span text:style-name="T14"> command detects sequence variants, given adequate but not excessively high coverage of reads against the reference genome. As with the </text:span><text:span text:style-name="Monospace"><text:span text:style-name="T14">coverage</text:span></text:span><text:span text:style-name="T14"> command, we can supply a file containing a list of all the needed input files. In this case the mapping calibration files will be automatically detected at the location of the BAM files themselves and will be used in order to enable base quality recalibration during variant calling. </text:span></text:p>
        <text:p text:style-name="P147">This example takes all available BAM files for the sample and calls SNP, MNP and indel sequence variants.</text:p>
        <text:p text:style-name="P226">$ rtg snp -o snp_sample_NA19240 -t hg19 -I sample_NA19240-bam-files</text:p>
        <text:p text:style-name="P159"><text:span text:style-name="T14">This command will perform the Bayesian variant calling and will use a default AVR model for scoring variant call quality. If you have a more appropriate model available, you should supply this with the </text:span><text:span text:style-name="Monospace"><text:span text:style-name="T14">--avr-model</text:span></text:span><text:span text:style-name="T14"> flag. RTG supplies some pre-buil</text:span><text:span text:style-name="T90">t</text:span><text:span text:style-name="T14"> models</text:span><text:span text:style-name="T123"> which work well in a wide variety of cases</text:span><text:span text:style-name="T14">, and includes tools for building custom AVR models. See Section </text:span><text:span text:style-name="T14"><text:bookmark-ref text:reference-format="number" text:ref-name="__RefHeading__10702_1889221684">3.10</text:bookmark-ref></text:span><text:span text:style-name="T14"> for more information on building custom models.</text:span></text:p>
        <text:p text:style-name="P159"><text:span text:style-name="T14">The </text:span><text:span text:style-name="Monospace"><text:span text:style-name="T14">snp</text:span></text:span><text:span text:style-name="T14"> command will output variant call summary information upon completion, and this is also available in the output directory in the file </text:span><text:span text:style-name="Monospace"><text:span text:style-name="T14">summary.txt</text:span></text:span><text:span text:style-name="T14">.</text:span></text:p>
        <text:p text:style-name="P159"><text:span text:style-name="T14">One can quickly view and process the resulting compressed output file with the </text:span><text:span text:style-name="Monospace"><text:span text:style-name="T14">zless</text:span></text:span><text:span text:style-name="T14"> shell command.</text:span></text:p>
        <text:p text:style-name="P226">$ zless -S snp_sample_NA19240/snps.vcf.gz</text:p>
        <text:p text:style-name="P147">Since the variant calls are compressed and indexed by default, it is also possible to view calls corresponding to particular genomic regions. For example:</text:p>
        <text:p text:style-name="P226">$ rtg extract snp_sample_NA19240/snps.vcf.gz 'chr6:1000000-5000000'</text:p>
        <text:p text:style-name="P226"><text:s text:c="4"/>| less -S</text:p>
        <text:p text:style-name="P147">The following example would work to call variants using a separate job for each reference sequence separately. Each of these runs can be executed independently of the others in order to reduce wall clock time.</text:p>
        <text:p text:style-name="P226">$ for seq in M 1..22 X Y; do</text:p>
        <text:p text:style-name="P226">$ <text:s text:c="2"/>rtg snp -o snp_sample_chr"$seq" -t hg19 -I sample_NA19240-bam-files</text:p>
        <text:p text:style-name="P226"><text:s text:c="6"/>--region chr"$seq"</text:p>
        <text:p text:style-name="P226">$ done</text:p>
        <text:p text:style-name="P159"><text:span text:style-name="T14">After the separate </text:span><text:span text:style-name="T123">variant</text:span><text:span text:style-name="T14"> calling jobs complete, the VCF files for each chromosome can be combined into a single file if desired by using a </text:span><text:span text:style-name="Monospace"><text:span text:style-name="T14">vcfmerge</text:span></text:span><text:span text:style-name="T14"> command such as:</text:span></text:p>
        <text:p text:style-name="P226">$ rtg vcfmerge -o snp_sample_NA19240.vcf.gz snp_sample_chr*/snps.vcf.gz</text:p>
        <text:p text:style-name="P159"><text:span text:style-name="T14">The individual </text:span><text:span text:style-name="Monospace"><text:span text:style-name="T14">snp</text:span></text:span><text:span text:style-name="T14"> commands will have output summary information about the variant calls made in each job. Combined summary information can be output for the merged VCF file with the </text:span><text:span text:style-name="Monospace"><text:span text:style-name="T14">vcfstats</text:span></text:span><text:span text:style-name="T14"> command.</text:span></text:p>
        <text:p text:style-name="P226"><text:soft-page-break/>$ rtg vcfstats snp_sample_NA19240.vcf.gz</text:p>
        <text:p text:style-name="P159"><text:span text:style-name="T14">Simple filtering of variants can be applied using the </text:span><text:span text:style-name="Monospace"><text:span text:style-name="T14">vcffilter</text:span></text:span><text:span text:style-name="T14"> command. For example, filtering calls by genotype quality or AVR score can be accomplished with a command such as:</text:span></text:p>
        <text:p text:style-name="P226">$ rtg vcffilter --min-genotype-quality 50 -i snp_sample_NA19240.vcf.gz</text:p>
        <text:p text:style-name="P226"><text:s text:c="4"/>-o filtered_sample_NA19240.vcf.gz</text:p>
        <text:p text:style-name="P147">In this case, any variants failing the filter will be removed. Alternatively, failing variants can be kept but marked with a custom VCF <text:span text:style-name="Monospace">FILTER</text:span> field, such as:</text:p>
        <text:p text:style-name="P226">$ rtg vcffilter --fail LOW-GQ --min-genotype-quality 50</text:p>
        <text:p text:style-name="P226"><text:s text:c="4"/>-i snp_sample_NA19240.vcf.gz -o filtered_sample_NA19240.vcf.gz</text:p>
        <text:h text:style-name="P357" text:outline-level="3"><text:bookmark-start text:name="__RefHeading__2692_1889221684"/>Task 7 - Report copy number variation statistics<text:bookmark-end text:name="__RefHeading__2692_1889221684"/></text:h>
        <text:p text:style-name="P147">With two genome samples, one can compare the relative depth of coverage by region to identify copy number variation ratios that may indicate structural variation. </text:p>
        <text:p text:style-name="P159"><text:span text:style-name="T14">For a second genome called </text:span><text:span text:style-name="Monospace"><text:span text:style-name="T14">sample2</text:span></text:span><text:span text:style-name="T14">, repeat tasks 2 through 6 with a related read data set. For example, you might have two samples from a cancer patient, one from a germline cell and another from a tumor.</text:span></text:p>
        <text:p text:style-name="P147">Run the <text:span text:style-name="Monospace">cnv</text:span> command with the default bucket size of 100, this is the number of nucleotides for which to average the coverage.</text:p>
        <text:p text:style-name="P226">$ rtg cnv -o cnv_s1_s2 -I sample1-map-files -J sample2-map-files</text:p>
        <text:p text:style-name="P147">View the resulting output as a set of records that show cnv ration at locations across the genome, where the locations are defined by the bucket size.</text:p>
        <text:p text:style-name="P226">$ zless cnv_s1_/cnv.txt.gz</text:p>
        <text:p text:style-name="P147">For deeper investigation, contact Real Time Genomics technical support for extensible reporting scripts specific to copy number variation reporting.</text:p>
        <text:h text:style-name="P373" text:outline-level="2"><text:bookmark-start text:name="__RefHeading__2694_1889221684"/>Modifications to support Complete Genomics, <text:span text:style-name="T166">Inc</text:span> reads<text:bookmark-end text:name="__RefHeading__2694_1889221684"/></text:h>
        <text:p text:style-name="P147">Use the same set of ordered tasks as in <text:sequence-ref text:reference-format="category-and-value" text:ref-name="refTable4">Table 5</text:sequence-ref> with the addition of the following differences to detect all sequence variants between a reference genome and a sequenced DNA sample.</text:p>
        <text:p text:style-name="P313">Table <text:sequence text:ref-name="refTable5" text:name="Table" text:formula="ooow:Table+1" style:num-format="1">6</text:sequence>: Overview of Complete Genomics pipeline tasks</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299">Task</text:p>
              </table:table-cell>
              <table:table-cell table:style-name="Table19.B1" office:value-type="string">
                <text:p text:style-name="P79">Command &amp; Utilities</text:p>
              </table:table-cell>
              <table:table-cell table:style-name="Table19.B1" office:value-type="string">
                <text:p text:style-name="P79">Purpose</text:p>
              </table:table-cell>
            </table:table-row>
          </table:table-header-rows>
          <table:table-row>
            <table:table-cell table:style-name="Table19.A2" office:value-type="string">
              <text:p text:style-name="P95">Task 2<text:line-break/>Format read data</text:p>
            </table:table-cell>
            <table:table-cell table:style-name="Table19.B2" office:value-type="string">
              <text:p text:style-name="P66"><text:span text:style-name="Monospace"><text:span text:style-name="T14">$ rtg </text:span></text:span><text:span text:style-name="Monospace"><text:span text:style-name="T91">cg2sdf</text:span></text:span><text:span text:style-name="Monospace"><text:span text:style-name="T14"><text:line-break/></text:span></text:span><text:span text:style-name="Monospace"><text:span text:style-name="T87">$ rtg sdfstats</text:span></text:span></text:p>
            </table:table-cell>
            <table:table-cell table:style-name="Table19.B2" office:value-type="string">
              <text:p text:style-name="P95">Convert read sequence from <text:span text:style-name="T128">CGI</text:span> files to RTG Sequence Data Format (SDF)</text:p>
            </table:table-cell>
          </table:table-row>
          <table:table-row>
            <table:table-cell table:style-name="Table19.A3" office:value-type="string">
              <text:p text:style-name="P95">Task 3<text:line-break/>Map reads against a reference genome</text:p>
            </table:table-cell>
            <table:table-cell table:style-name="Table19.B3" office:value-type="string">
              <text:p text:style-name="P66"><text:span text:style-name="Monospace"><text:span text:style-name="T14">$ rtg </text:span></text:span><text:span text:style-name="Monospace"><text:span text:style-name="T91">cg</text:span></text:span><text:span text:style-name="Monospace"><text:span text:style-name="T14">map</text:span></text:span></text:p>
            </table:table-cell>
            <table:table-cell table:style-name="Table19.B3" office:value-type="string">
              <text:p text:style-name="P95">Generate read alignments against a given reference, and report in a BAM file for downstream analysis</text:p>
            </table:table-cell>
          </table:table-row>
        </table:table>
        <text:h text:style-name="P357" text:outline-level="3"><text:bookmark-start text:name="__RefHeading__2696_1889221684"/><text:soft-page-break/>Task 2 - Format read data<text:bookmark-end text:name="__RefHeading__2696_1889221684"/></text:h>
        <text:p text:style-name="P159"><text:span text:style-name="T14">Variant detection requires a conversion of read sequence data from CG</text:span><text:span text:style-name="T123">I</text:span><text:span text:style-name="T14"> files into the RTG SDF format. This task will be completed </text:span><text:span text:style-name="Monospace"><text:span text:style-name="T14">cg2sdf</text:span></text:span><text:span text:style-name="T14">. The conversion will create one or more SDF directories for the reads.</text:span></text:p>
        <text:p text:style-name="P159"><text:span text:style-name="T14">Take a CG</text:span><text:span text:style-name="T123">I</text:span><text:span text:style-name="T14"> format reads file and convert it into RTG </text:span><text:span text:style-name="T123">sequence </text:span><text:span text:style-name="T14">data format (SDF). This example shows one run of data, taking as input a CG</text:span><text:span text:style-name="T123">I</text:span><text:span text:style-name="T14"> read data file. When mapping Complete Genomic</text:span><text:span text:style-name="T123">s</text:span><text:span text:style-name="T14"> reads, your read group information should set the platform field (</text:span><text:span text:style-name="Monospace"><text:span text:style-name="T14">PL</text:span></text:span><text:span text:style-name="T14">) to "</text:span><text:span text:style-name="Monospace"><text:span text:style-name="T14">COMPLETE</text:span></text:span><text:span text:style-name="T14">".</text:span></text:p>
        <text:p text:style-name="P226">$ mkdir CGsample_NA19240</text:p>
        <text:p text:style-name="P226">$ rtg cg2sdf -o CGsample_NA19240/GS002290</text:p>
        <text:p text:style-name="P226"><text:s text:c="4"/>/data/reads/cg/NA19240/GS002290.tsv</text:p>
        <text:p text:style-name="P226"><text:s text:c="4"/>--sam-rg "@RG\tID:GS002290\tSM:NA19240\tPL:COMPLETE"</text:p>
        <text:p text:style-name="P147">This creates a directory named GS00290 with two subdirectories, named left and right. Use the sdfstats command to verify this step.</text:p>
        <text:p text:style-name="P226">$ rtg sdfstats CGsample_NA19240/GS002290</text:p>
        <text:h text:style-name="P357" text:outline-level="3"><text:bookmark-start text:name="__RefHeading__2698_1889221684"/>Task 3 - Map reads to the reference genome<text:bookmark-end text:name="__RefHeading__2698_1889221684"/></text:h>
        <text:p text:style-name="P147">Map the sequence reads against the reference genome to generate alignments in the BAM format (Binary Sequence Alignment/Map file format).</text:p>
        <text:p text:style-name="P159"><text:span text:style-name="T14">The RTG </text:span><text:span text:style-name="Monospace"><text:span text:style-name="T14">cgmap</text:span></text:span><text:span text:style-name="T14"> command provides the means to map Complete Genomic</text:span><text:span text:style-name="T123">s</text:span><text:span text:style-name="T14"> reads to a reference genome. By default the cgmap command will report all mated pairs and unmated reads that map to the reference genome.</text:span></text:p>
        <text:p text:style-name="P226">$ mkdir cgmap_sample_NA19240</text:p>
        <text:p text:style-name="P226">$ rtg cgmap -i CGsample_NA19240/GS002290 -t hg19</text:p>
        <text:p text:style-name="P226"><text:s text:c="4"/>-o cgmap_sample_NA19240/GS002290</text:p>
        <text:p text:style-name="P159"><text:span text:style-name="T14">As with the </text:span><text:span text:style-name="Monospace"><text:span text:style-name="T14">map</text:span></text:span><text:span text:style-name="T14"> command, you can use the -</text:span><text:span text:style-name="Monospace"><text:span text:style-name="T14">-start-read</text:span></text:span><text:span text:style-name="T14"> and -</text:span><text:span text:style-name="Monospace"><text:span text:style-name="T14">-end-read</text:span></text:span><text:span text:style-name="T14"> flags to perform the mapping in smaller sections if required.</text:span></text:p>
        <text:h text:style-name="P373" text:outline-level="2"><text:bookmark-start text:name="__RefHeading__2700_1889221684"/>Modifications to support processing exome sequencing<text:bookmark-end text:name="__RefHeading__2700_1889221684"/></text:h>
        <text:p text:style-name="P147">During mapping RTG automatically creates calibration files containing information about base qualities, average coverage levels etc. This calibration information is utilized during variant calling to give more accurate results and to determine when coverage levels are abnormally high. When processing exome data, it is important that this calibration information should only be computed for mappings within the exome capture regions, otherwise the computed coverage levels will be much lower than actual. This can result in RTG discarding many variant calls as being over-coverage. The recommended workflow for exome processing is to supply a BED file describing the exome regions at the same time as mapping, to ensure appropriate calibration is computed.</text:p>
        <text:p text:style-name="P226">$ rtg map --bed-regions exome-regions.bed -i sample_NA19240/SRR002978</text:p>
        <text:p text:style-name="P226"><text:s text:c="4"/>-t hg19 -o map_sample_NA19240/SRR002978 -a 2 -b 1</text:p>
        <text:p text:style-name="P159"><text:span text:style-name="T14">It is also recommended to supply the BED file describing the exome regions during variant calling to filter the output produced to be within the exome regions. </text:span><text:span text:style-name="T92">There are two approaches here. The first is to instruct the variant caller to only perform variant calling at sites within the exome regions by supplying the </text:span><text:span text:style-name="Monospace"><text:span text:style-name="T14">--bed-regions</text:span></text:span><text:span text:style-name="T92"> option:</text:span></text:p>
        <text:p text:style-name="P248">$ rtg snp –bed-<text:span text:style-name="T166">regions</text:span> exome-regions.bed -o snp_sample_NA19240 -t hg19 -I sample_NA19240-bam-files</text:p>
        <text:p text:style-name="Standard"><text:soft-page-break/><text:span text:style-name="T14">This approach is computationally more efficient. </text:span><text:span text:style-name="T92">However, i</text:span><text:span text:style-name="T14">f calls at off-target sites are potentially of interest, </text:span><text:span text:style-name="T92">a second approach is to call variants at all sites but</text:span><text:span text:style-name="T14"> automatically </text:span><text:span text:style-name="T92">filter</text:span><text:span text:style-name="T14"> </text:span><text:span text:style-name="T92">variants </text:span><text:span text:style-name="T14">as being off-target in the VCF </text:span><text:span text:style-name="Monospace"><text:span text:style-name="T14">FILTER</text:span></text:span><text:span text:style-name="T14"> field </text:span><text:span text:style-name="T92">by using the </text:span><text:span text:style-name="Monospace"><text:span text:style-name="T14">--filter-bed</text:span></text:span><text:span text:style-name="T92"> option</text:span><text:span text:style-name="T14">:</text:span></text:p>
        <text:p text:style-name="P248">$ rtg snp --filter-bed exome-regions.bed -o snp_sample_NA19240 -t hg19 -I sample_NA19240-bam-files</text:p>
        <text:p text:style-name="P147">Note that the exome capture BED file must correspond to the correct reference you are mapping and calling against. You may need to run the BED file supplied by your sequencing vendor through a lift-over tool if the reference genome versions differ.</text:p>
        <text:p text:style-name="P147">If you do not have a BED file that specifies the exome capture regions for your reference genome, you should supply an additional flag during variant calling to indicate an appropriate coverage threshold for over-coverage situations. In this case, the variant command would look like this:</text:p>
        <text:p text:style-name="P226">$ rtg snp --max-coverage N -o snp_sample_NA19240 -t hg19</text:p>
        <text:p text:style-name="P226"><text:s text:c="4"/>-I sample_NA19240-bam-files</text:p>
        <text:p text:style-name="P159"><text:span text:style-name="T14">Where </text:span><text:span text:style-name="Monospace"><text:span text:style-name="T14">N</text:span></text:span><text:span text:style-name="T14"> is typically 5 times the expected coverage level within exome regions.</text:span></text:p>
        <text:h text:style-name="P373" text:outline-level="2"><text:bookmark-start text:name="__RefHeading__2702_1889221684"/>Modifications to support variant calling with multiple platforms<text:bookmark-end text:name="__RefHeading__2702_1889221684"/></text:h>
        <text:p text:style-name="P159"><text:span text:style-name="T14">When calling variants, the </text:span><text:span text:style-name="Monospace"><text:span text:style-name="T14">snp</text:span></text:span><text:span text:style-name="T14"> command will automatically set machine error calibration parameters according to the platform (</text:span><text:span text:style-name="Monospace"><text:span text:style-name="T14">PL</text:span></text:span><text:span text:style-name="T14"> attribute) specified in the SAM read group. The values currently recognized by the </text:span><text:span text:style-name="Monospace"><text:span text:style-name="T14">snp</text:span></text:span><text:span text:style-name="T14"> command for this attribute are </text:span><text:span text:style-name="Monospace"><text:span text:style-name="T14">ILLUMINA</text:span></text:span><text:span text:style-name="T14">, </text:span><text:span text:style-name="Monospace"><text:span text:style-name="T14">LS454</text:span></text:span><text:span text:style-name="T14">, </text:span><text:span text:style-name="Monospace"><text:span text:style-name="T14">IONTORRENT</text:span></text:span><text:span text:style-name="T14"> and </text:span><text:span text:style-name="Monospace"><text:span text:style-name="T14">COMPLETE</text:span></text:span><text:span text:style-name="T14">. As long as each mapping run has set a read group with an appropriate platform attribute, data from multiple platforms can be supplied to the </text:span><text:span text:style-name="Monospace"><text:span text:style-name="T14">snp</text:span></text:span><text:span text:style-name="T14"> command. For example, to call variants using output from the mapping runs in the previous two sections:</text:span></text:p>
        <text:p text:style-name="P226">$ cat sample_NA19240-map-files</text:p>
        <text:p text:style-name="P226"><text:s text:c="4"/>sample_NA19240_cgmap-files &gt; sample_NA19240-all-map-files</text:p>
        <text:p text:style-name="P226">$ rtg snp -o snp_multiplatform -t hg19 -I sample_NA19240-all-map-files</text:p>
        <text:h text:style-name="P373" text:outline-level="2"><text:bookmark-start text:name="__RefHeading__2704_1889221684"/>Modifications to support sex-aware mapping and variant calling<text:bookmark-end text:name="__RefHeading__2704_1889221684"/></text:h>
        <text:p text:style-name="P147">RTG features the ability to adjust mapping and variant calling according to the sex of the individual that has been sequenced. During mapping, reads will only be mapped against chromosomes that are present in that individuals genome (for example, for a female individual, reads will not be mapped to the Y chromosome). Similarly, sex-aware variant calling will automatically determine when to switch between diploid and haploid prediction models.</text:p>
        <text:p text:style-name="P159"><text:span text:style-name="T14">This section builds on the tasks listed in </text:span><text:span text:style-name="T14"><text:sequence-ref text:reference-format="category-and-value" text:ref-name="refTable4">Table 5</text:sequence-ref></text:span><text:span text:style-name="T14"> to perform sex-aware mapping and variant calling for a single individual. RTG is also capable of performing simultaneous joint calling of multiple family members with the </text:span><text:span text:style-name="Monospace"><text:span text:style-name="T14">family</text:span></text:span><text:span text:style-name="T14"> command, described in more detail in </text:span><text:span text:style-name="T92">Section </text:span><text:span text:style-name="T92"><text:bookmark-ref text:reference-format="number" text:ref-name="__RefHeading__2712_1889221684">3.6</text:bookmark-ref></text:span><text:span text:style-name="T14"> </text:span><text:span text:style-name="T22">Modifications to support joint family variant calling</text:span><text:span text:style-name="T14">.</text:span></text:p>
        <text:p text:style-name="P313">Table <text:sequence text:ref-name="refTable6" text:name="Table" text:formula="ooow:Table+1" style:num-format="1">7</text:sequence>: Overview of sex-aware pipeline tasks</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299">Task</text:p>
              </table:table-cell>
              <table:table-cell table:style-name="Table20.B1" office:value-type="string">
                <text:p text:style-name="P79">Command &amp; Utilities</text:p>
              </table:table-cell>
              <table:table-cell table:style-name="Table20.B1" office:value-type="string">
                <text:p text:style-name="P79">Purpose</text:p>
              </table:table-cell>
            </table:table-row>
          </table:table-header-rows>
          <table:table-row>
            <table:table-cell table:style-name="Table20.A2" office:value-type="string">
              <text:p text:style-name="P95">Task <text:span text:style-name="T128">1</text:span><text:line-break/><text:soft-page-break/>Format <text:span text:style-name="T128">reference</text:span> data</text:p>
            </table:table-cell>
            <table:table-cell table:style-name="Table20.B2" office:value-type="string">
              <text:p text:style-name="P66"><text:span text:style-name="Monospace"><text:span text:style-name="T14">$ rtg </text:span></text:span><text:span text:style-name="Monospace"><text:span text:style-name="T91">format</text:span></text:span></text:p>
            </table:table-cell>
            <table:table-cell table:style-name="Table20.B2" office:value-type="string">
              <text:p text:style-name="P95">Create reference specification file</text:p>
            </table:table-cell>
          </table:table-row>
          <table:table-row>
            <table:table-cell table:style-name="Table20.A2" office:value-type="string">
              <text:p text:style-name="P95">Task 3<text:line-break/>Map reads <text:span text:style-name="T128">to</text:span> reference genome</text:p>
            </table:table-cell>
            <table:table-cell table:style-name="Table20.B2" office:value-type="string">
              <text:p text:style-name="P66"><text:span text:style-name="Monospace"><text:span text:style-name="T14">$ rtg map</text:span></text:span></text:p>
            </table:table-cell>
            <table:table-cell table:style-name="Table20.B2" office:value-type="string">
              <text:p text:style-name="P95">Perform sex-aware mapping to the reference</text:p>
            </table:table-cell>
          </table:table-row>
          <table:table-row>
            <table:table-cell table:style-name="Table20.A4" office:value-type="string">
              <text:p text:style-name="P95">Task 6<text:line-break/>Call sequence variants<text:tab/></text:p>
            </table:table-cell>
            <table:table-cell table:style-name="Table20.B4" office:value-type="string">
              <text:p text:style-name="P66"><text:span text:style-name="Monospace"><text:span text:style-name="T14">$ rtg snp</text:span></text:span></text:p>
            </table:table-cell>
            <table:table-cell table:style-name="Table20.B4" office:value-type="string">
              <text:p text:style-name="P95">Perform sex-aware variant calls relative to the reference</text:p>
            </table:table-cell>
          </table:table-row>
        </table:table>
        <text:p text:style-name="P149"/>
        <text:h text:style-name="P357" text:outline-level="3"><text:bookmark-start text:name="__RefHeading__2706_1889221684"/>Task 1 - Format reference data<text:bookmark-end text:name="__RefHeading__2706_1889221684"/></text:h>
        <text:p text:style-name="P159"><text:span text:style-name="T14">Sex-aware processing requires some extra information to be placed in the reference SDF that specifies which chromosomes are present in each sex, and the expected ploidy of each chromosome. After formatting the reference genome as described in Section </text:span><text:span text:style-name="T14"><text:bookmark-ref text:reference-format="number" text:ref-name="__RefHeading__2680_1889221684">3.1.1</text:bookmark-ref></text:span><text:span text:style-name="T14">, create a </text:span><text:span text:style-name="Monospace"><text:span text:style-name="T14">reference.txt</text:span></text:span><text:span text:style-name="T14"> file in the reference SDF directory </text:span><text:span text:style-name="T92">by copying an appropriate one of the examples provided in the </text:span><text:span text:style-name="Monospace"><text:span text:style-name="T14">scripts</text:span></text:span><text:span text:style-name="T92"> subdirectory of the RTG distribution (in this case corresponding to hg19):</text:span></text:p>
        <text:p text:style-name="P249">$ cp /path/to/rtg/scripts/hg19.example.reference.txt hg19/reference.txt</text:p>
        <text:p text:style-name="P226"/>
        <text:p text:style-name="Inline_20_Note_20_Start"><text:span text:style-name="Inline_20_Note_20_Title"><text:span text:style-name="T14">NOTE:</text:span></text:span><text:span text:style-name="T91"><text:tab/></text:span><text:span text:style-name="T14">If your reference genome is for a species other than human or if it uses different chromosome naming conventions, the </text:span><text:span text:style-name="Monospace"><text:span text:style-name="T14">reference.txt</text:span></text:span><text:span text:style-name="T14"> file you create will need to be adjusted. See </text:span><text:span text:style-name="T92">Section </text:span><text:span text:style-name="T92"><text:bookmark-ref text:reference-format="number" text:ref-name="__RefHeading__10794_1889221684">6.3</text:bookmark-ref></text:span><text:span text:style-name="T92"> </text:span><text:span text:style-name="T22">RTG reference file format</text:span><text:span text:style-name="T14"> for more information about the </text:span><text:span text:style-name="Monospace"><text:span text:style-name="T14">reference.txt</text:span></text:span><text:span text:style-name="T14"> file format.</text:span></text:p>
        <text:p text:style-name="P159"><text:span text:style-name="T14">After placing this file in the reference SDF directory, you can use the </text:span><text:span text:style-name="Monospace"><text:span text:style-name="T14">sdfstats</text:span></text:span><text:span text:style-name="T14"> command to verify the chromosome listing for each sex.</text:span></text:p>
        <text:p text:style-name="P226">$ rtg sdfstats hg19 --sex male --sex female --sex either</text:p>
        <text:p text:style-name="P226">Type <text:s text:c="14"/>: DNA</text:p>
        <text:p text:style-name="P226">Number of sequences: 25</text:p>
        <text:p text:style-name="P226">Maximum length <text:s text:c="4"/>: 249250621</text:p>
        <text:p text:style-name="P226">Minimum length <text:s text:c="4"/>: 16571</text:p>
        <text:p text:style-name="P226">Sequence names <text:s text:c="4"/>: yes</text:p>
        <text:p text:style-name="P226">N <text:s text:c="17"/>: 234350281</text:p>
        <text:p text:style-name="P226">A <text:s text:c="17"/>: 844868045</text:p>
        <text:p text:style-name="P226">C <text:s text:c="17"/>: 585017944</text:p>
        <text:p text:style-name="P226">G <text:s text:c="17"/>: 585360436</text:p>
        <text:p text:style-name="P226">T <text:s text:c="17"/>: 846097277</text:p>
        <text:p text:style-name="P226">Total residues <text:s text:c="4"/>: 3095693983</text:p>
        <text:p text:style-name="P226">Residue qualities <text:s/>: no</text:p>
        <text:p text:style-name="P226"/>
        <text:p text:style-name="P226">Sequences for sex=MALE:</text:p>
        <text:p text:style-name="P226">chrM POLYPLOID circular 16571</text:p>
        <text:p text:style-name="P226">chr1 DIPLOID linear 249250621</text:p>
        <text:p text:style-name="P226">chr2 DIPLOID linear 243199373</text:p>
        <text:p text:style-name="P226">chr3 DIPLOID linear 198022430</text:p>
        <text:p text:style-name="P226">chr4 DIPLOID linear 191154276</text:p>
        <text:p text:style-name="P226">chr5 DIPLOID linear 180915260</text:p>
        <text:p text:style-name="P226">chr6 DIPLOID linear 171115067</text:p>
        <text:p text:style-name="P226">chr7 DIPLOID linear 159138663</text:p>
        <text:p text:style-name="P226">chr8 DIPLOID linear 146364022</text:p>
        <text:p text:style-name="P226"><text:soft-page-break/>chr9 DIPLOID linear 141213431</text:p>
        <text:p text:style-name="P226">chr10 DIPLOID linear 135534747</text:p>
        <text:p text:style-name="P226">chr11 DIPLOID linear 135006516</text:p>
        <text:p text:style-name="P226">chr12 DIPLOID linear 133851895</text:p>
        <text:p text:style-name="P226">chr13 DIPLOID linear 115169878</text:p>
        <text:p text:style-name="P226">chr14 DIPLOID linear 107349540</text:p>
        <text:p text:style-name="P226">chr15 DIPLOID linear 102531392</text:p>
        <text:p text:style-name="P226">chr16 DIPLOID linear 90354753</text:p>
        <text:p text:style-name="P226">chr17 DIPLOID linear 81195210</text:p>
        <text:p text:style-name="P226">chr18 DIPLOID linear 78077248</text:p>
        <text:p text:style-name="P226">chr19 DIPLOID linear 59128983</text:p>
        <text:p text:style-name="P226">chr20 DIPLOID linear 63025520</text:p>
        <text:p text:style-name="P226">chr21 DIPLOID linear 48129895</text:p>
        <text:p text:style-name="P226">chr22 DIPLOID linear 51304566</text:p>
        <text:p text:style-name="P226">chrX HAPLOID linear 155270560 ~=chrY</text:p>
        <text:p text:style-name="P226"><text:s text:c="4"/>chrX:60001-2699520 <text:s/>chrY:10001-2649520</text:p>
        <text:p text:style-name="P226"><text:s text:c="4"/>chrX:154931044-155260560 <text:s/>chrY:59034050-59363566</text:p>
        <text:p text:style-name="P226">chrY HAPLOID linear 59373566 ~=chrX</text:p>
        <text:p text:style-name="P226"><text:s text:c="4"/>chrX:60001-2699520 <text:s/>chrY:10001-2649520</text:p>
        <text:p text:style-name="P226"><text:s text:c="4"/>chrX:154931044-155260560 <text:s/>chrY:59034050-59363566</text:p>
        <text:p text:style-name="P226"/>
        <text:p text:style-name="P226">Sequences for sex=FEMALE:</text:p>
        <text:p text:style-name="P226">chrM POLYPLOID circular 16571</text:p>
        <text:p text:style-name="P226">chr1 DIPLOID linear 249250621</text:p>
        <text:p text:style-name="P226">chr2 DIPLOID linear 243199373</text:p>
        <text:p text:style-name="P226">chr3 DIPLOID linear 198022430</text:p>
        <text:p text:style-name="P226">chr4 DIPLOID linear 191154276</text:p>
        <text:p text:style-name="P226">chr5 DIPLOID linear 180915260</text:p>
        <text:p text:style-name="P226">chr6 DIPLOID linear 171115067</text:p>
        <text:p text:style-name="P226">chr7 DIPLOID linear 159138663</text:p>
        <text:p text:style-name="P226">chr8 DIPLOID linear 146364022</text:p>
        <text:p text:style-name="P226">chr9 DIPLOID linear 141213431</text:p>
        <text:p text:style-name="P226">chr10 DIPLOID linear 135534747</text:p>
        <text:p text:style-name="P226">chr11 DIPLOID linear 135006516</text:p>
        <text:p text:style-name="P226">chr12 DIPLOID linear 133851895</text:p>
        <text:p text:style-name="P226">chr13 DIPLOID linear 115169878</text:p>
        <text:p text:style-name="P226">chr14 DIPLOID linear 107349540</text:p>
        <text:p text:style-name="P226">chr15 DIPLOID linear 102531392</text:p>
        <text:p text:style-name="P226">chr16 DIPLOID linear 90354753</text:p>
        <text:p text:style-name="P226">chr17 DIPLOID linear 81195210</text:p>
        <text:p text:style-name="P226">chr18 DIPLOID linear 78077248</text:p>
        <text:p text:style-name="P226">chr19 DIPLOID linear 59128983</text:p>
        <text:p text:style-name="P226">chr20 DIPLOID linear 63025520</text:p>
        <text:p text:style-name="P226">chr21 DIPLOID linear 48129895</text:p>
        <text:p text:style-name="P226">chr22 DIPLOID linear 51304566</text:p>
        <text:p text:style-name="P226">chrX DIPLOID linear 155270560</text:p>
        <text:p text:style-name="P226">chrY NONE linear 59373566</text:p>
        <text:p text:style-name="P226"/>
        <text:p text:style-name="P226">Sequences for sex=EITHER:</text:p>
        <text:p text:style-name="P226">chrM POLYPLOID circular 16571</text:p>
        <text:p text:style-name="P226">chr1 DIPLOID linear 249250621</text:p>
        <text:p text:style-name="P226">chr2 DIPLOID linear 243199373</text:p>
        <text:p text:style-name="P226">chr3 DIPLOID linear 198022430</text:p>
        <text:p text:style-name="P226">chr4 DIPLOID linear 191154276</text:p>
        <text:p text:style-name="P226">chr5 DIPLOID linear 180915260</text:p>
        <text:p text:style-name="P226">chr6 DIPLOID linear 171115067</text:p>
        <text:p text:style-name="P226">chr7 DIPLOID linear 159138663</text:p>
        <text:p text:style-name="P226">chr8 DIPLOID linear 146364022</text:p>
        <text:p text:style-name="P226">chr9 DIPLOID linear 141213431</text:p>
        <text:p text:style-name="P226">chr10 DIPLOID linear 135534747</text:p>
        <text:p text:style-name="P226">chr11 DIPLOID linear 135006516</text:p>
        <text:p text:style-name="P226">chr12 DIPLOID linear 133851895</text:p>
        <text:p text:style-name="P226">chr13 DIPLOID linear 115169878</text:p>
        <text:p text:style-name="P226">chr14 DIPLOID linear 107349540</text:p>
        <text:p text:style-name="P226">chr15 DIPLOID linear 102531392</text:p>
        <text:p text:style-name="P226">chr16 DIPLOID linear 90354753</text:p>
        <text:p text:style-name="P226">chr17 DIPLOID linear 81195210</text:p>
        <text:p text:style-name="P226"><text:soft-page-break/>chr18 DIPLOID linear 78077248</text:p>
        <text:p text:style-name="P226">chr19 DIPLOID linear 59128983</text:p>
        <text:p text:style-name="P226">chr20 DIPLOID linear 63025520</text:p>
        <text:p text:style-name="P226">chr21 DIPLOID linear 48129895</text:p>
        <text:p text:style-name="P226">chr22 DIPLOID linear 51304566</text:p>
        <text:p text:style-name="P226">chrX DIPLOID linear 155270560</text:p>
        <text:p text:style-name="P226">chrY DIPLOID linear 59373566</text:p>
        <text:p text:style-name="P159"><text:span text:style-name="T14">If you receive an error message, check the names of the chromosomes in the </text:span><text:span text:style-name="Monospace"><text:span text:style-name="T14">reference.txt</text:span></text:span><text:span text:style-name="T14"> file match those used in the reference SDF.</text:span></text:p>
        <text:h text:style-name="P357" text:outline-level="3"><text:bookmark-start text:name="__RefHeading__2708_1889221684"/>Task 3 - Map reads to the reference genome<text:bookmark-end text:name="__RefHeading__2708_1889221684"/></text:h>
        <text:p text:style-name="P159"><text:span text:style-name="T14">The only alteration to mapping is that the sex of the individual should be specified using the </text:span><text:span text:style-name="Monospace"><text:span text:style-name="T14">--sex</text:span></text:span><text:span text:style-name="T14"> flag </text:span><text:span text:style-name="T93">(or the </text:span><text:span text:style-name="Monospace"><text:span text:style-name="T14">--pedigree</text:span></text:span><text:span text:style-name="T93"> flag)</text:span><text:span text:style-name="T14">. For example, continuing with our earlier NA19240 examples:</text:span></text:p>
        <text:p text:style-name="P226">$ mkdir map_sample_NA19240</text:p>
        <text:p text:style-name="P226">$ rtg map -i sample_NA19240/SRR002978 -t hg19</text:p>
        <text:p text:style-name="P226"><text:s text:c="4"/>-o map_sample_NA19240/SRR002978 --sex female</text:p>
        <text:p text:style-name="P114">or for Complete Genomics reads:</text:p>
        <text:p text:style-name="P226">$ mkdir cgmap_sample_NA19240</text:p>
        <text:p text:style-name="P226">$ rtg cgmap -i CGsample_NA19240/GS002290 -t hg19</text:p>
        <text:p text:style-name="P226"><text:s text:c="4"/>-o cgmap_sample_NA19240/GS002290 --sex female</text:p>
        <text:p text:style-name="P160"><text:span text:style-name="T14">These commands will result in no mappings being made to the Y chromosome. If you were mapping the father of the YRI trio, NA19239, you would specify </text:span><text:span text:style-name="Monospace"><text:span text:style-name="T14">--sex=male</text:span></text:span><text:span text:style-name="T14"> instead. When no </text:span><text:span text:style-name="Monospace"><text:span text:style-name="T14">--sex</text:span></text:span><text:span text:style-name="T14"> flag is supplied, this is equivalent to specifying –</text:span><text:span text:style-name="Monospace"><text:span text:style-name="T14">sex=either</text:span></text:span><text:span text:style-name="T14">. </text:span></text:p>
        <text:p text:style-name="Inline_20_Note_20_Start"><text:span text:style-name="Inline_20_Note_20_Title"><text:span text:style-name="T14">NOTE:</text:span></text:span><text:span text:style-name="T93"><text:tab/>When performing many mapping runs for several samples, more streamlined processing can be achieved by using the </text:span><text:span text:style-name="Monospace"><text:span text:style-name="T14">--pedigree</text:span></text:span><text:span text:style-name="T93"> option to specify the sample sex via a pedigree PED file. See Section </text:span><text:span text:style-name="T93"><text:bookmark-ref text:reference-format="number" text:ref-name="__RefHeading__2714_1889221684">3.6.1</text:bookmark-ref></text:span><text:span text:style-name="T93"> for more information.</text:span></text:p>
        <text:h text:style-name="P357" text:outline-level="3"><text:bookmark-start text:name="__RefHeading__2710_1889221684"/>Task 6 - Call sequence variants<text:bookmark-end text:name="__RefHeading__2710_1889221684"/></text:h>
        <text:p text:style-name="P159"><text:span text:style-name="T14">Performing sex-aware variant calling is just as simple as sex-aware mapping, simply specify the appropriate </text:span><text:span text:style-name="Monospace"><text:span text:style-name="T14">--sex</text:span></text:span><text:span text:style-name="T14"> flag when running the </text:span><text:span text:style-name="Monospace"><text:span text:style-name="T14">snp</text:span></text:span><text:span text:style-name="T14"> command.</text:span></text:p>
        <text:p text:style-name="P226">$ rtg snp -o snp_sample_NA19240 -t hg19 --sex female</text:p>
        <text:p text:style-name="P226"><text:s text:c="4"/>-I sample_NA19240-map-files</text:p>
        <text:p text:style-name="P147">Inspecting the output VCF for this run will show that no variants have been called for the Y chromosome. If you have carried out sex-aware mapping for the father of the trio, NA19239, the following command would perform sex-aware variant calling.</text:p>
        <text:p text:style-name="P226">$ rtg snp -o snp_sample_NA19239 -t hg19 --sex male</text:p>
        <text:p text:style-name="P226"><text:s text:c="4"/>-I sample_NA19239-map-files</text:p>
        <text:p text:style-name="P147">Inspection of the output VCF for this run will show haploid variant calls for the X and Y chromosomes.</text:p>
        <text:p text:style-name="P226">$ rtg extract snp_sample_NA19239/snps.vcf.gz chrX | head</text:p>
        <text:p text:style-name="P226"/>
        <text:p text:style-name="P226">$ rtg extract snp_sample_NA19239/snps.vcf.gz chrY | head</text:p>
        <text:p text:style-name="P147">RTG <text:span text:style-name="T129">also</text:span> support<text:span text:style-name="T129">s</text:span> automatic handling of pseudoautosomal regions and will produce haploid <text:span text:style-name="T129">or diploid</text:span> calls <text:span text:style-name="T129">within the X PAR</text:span> regions <text:span text:style-name="T129">as appropriate for the sex of the individual</text:span>.</text:p>
        <text:p text:style-name="P216"><text:soft-page-break/><text:span text:style-name="Inline_20_Note_20_Title"><text:span text:style-name="T14">NOTE:</text:span></text:span><text:span text:style-name="T93"><text:tab/>When performing many </text:span><text:span text:style-name="Monospace"><text:span text:style-name="T14">snp</text:span></text:span><text:span text:style-name="T93"> runs for several samples, more streamlined processing can be achieved by using the </text:span><text:span text:style-name="Monospace"><text:span text:style-name="T14">--pedigree</text:span></text:span><text:span text:style-name="T93"> option to specify the sample sex via a pedigree PED file. See Section </text:span><text:span text:style-name="T93"><text:bookmark-ref text:reference-format="number" text:ref-name="__RefHeading__2714_1889221684">3.6.1</text:bookmark-ref></text:span><text:span text:style-name="T93"> for more information.</text:span></text:p>
        <text:h text:style-name="P373" text:outline-level="2"><text:bookmark-start text:name="__RefHeading__2712_1889221684"/>Modifications to support joint family variant calling<text:bookmark-end text:name="__RefHeading__2712_1889221684"/></text:h>
        <text:p text:style-name="P147">This section builds on the tasks listed in <text:sequence-ref text:reference-format="category-and-value" text:ref-name="refTable4">Table 5</text:sequence-ref> and <text:sequence-ref text:reference-format="category-and-value" text:ref-name="refTable6">Table 7</text:sequence-ref> to extend variant calling to joint calling of multiple members of a <text:span text:style-name="T214">Mendelian</text:span> family.</text:p>
        <text:p text:style-name="P313">Table <text:sequence text:ref-name="refTable7" text:name="Table" text:formula="ooow:Table+1" style:num-format="1">8</text:sequence>: Overview of family variant calling pipeline task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300">Task</text:p>
              </table:table-cell>
              <table:table-cell table:style-name="Table21.B1" office:value-type="string">
                <text:p text:style-name="P80">Command &amp; Utilities</text:p>
              </table:table-cell>
              <table:table-cell table:style-name="Table21.B1" office:value-type="string">
                <text:p text:style-name="P80">Purpose</text:p>
              </table:table-cell>
            </table:table-row>
          </table:table-header-rows>
          <table:table-row>
            <table:table-cell table:style-name="Table21.A2" office:value-type="string">
              <text:p text:style-name="P96">Task 3<text:line-break/>Map reads <text:span text:style-name="T128">to</text:span> reference genome</text:p>
            </table:table-cell>
            <table:table-cell table:style-name="Table21.B2" office:value-type="string">
              <text:p text:style-name="P67"><text:span text:style-name="Monospace"><text:span text:style-name="T14">$ rtg map</text:span></text:span></text:p>
            </table:table-cell>
            <table:table-cell table:style-name="Table21.B2" office:value-type="string">
              <text:p text:style-name="P96">Perform sex-aware mapping to the reference</text:p>
            </table:table-cell>
          </table:table-row>
          <table:table-row>
            <table:table-cell table:style-name="Table21.A3" office:value-type="string">
              <text:p text:style-name="P96">Task 6<text:line-break/>Call sequence variants<text:tab/></text:p>
            </table:table-cell>
            <table:table-cell table:style-name="Table21.B3" office:value-type="string">
              <text:p text:style-name="P67"><text:span text:style-name="Monospace"><text:span text:style-name="T14">$ rtg </text:span></text:span><text:span text:style-name="Monospace"><text:span text:style-name="T94">family</text:span></text:span></text:p>
            </table:table-cell>
            <table:table-cell table:style-name="Table21.B3" office:value-type="string">
              <text:p text:style-name="P96">Perform sex-aware <text:span text:style-name="T130">joint </text:span>variant calls relative to the reference <text:span text:style-name="T130">on a Mendelian family</text:span></text:p>
            </table:table-cell>
          </table:table-row>
        </table:table>
        <text:p text:style-name="P150"/>
        <text:h text:style-name="P357" text:outline-level="3"><text:bookmark-start text:name="__RefHeading__2714_1889221684"/>Task 3 - Map reads to the reference genome<text:bookmark-end text:name="__RefHeading__2714_1889221684"/></text:h>
        <text:p text:style-name="P159"><text:span text:style-name="T14">For optimal results the mapping stage should be performed as described in Task 3 - Map reads to the reference genome. Also ensure that when mapping each individual they are given a unique sample ID and that all reads for that individual have the same sample ID (The sample ID is specified as </text:span><text:span text:style-name="T124">the </text:span><text:span text:style-name="Monospace"><text:span text:style-name="T14">SM</text:span></text:span><text:span text:style-name="T124"> </text:span><text:span text:style-name="T14">part of the </text:span><text:span text:style-name="Monospace"><text:span text:style-name="T14">--sam-rg</text:span></text:span><text:span text:style-name="T14"> flag either during the formatting of the reads or for the </text:span><text:span text:style-name="Monospace"><text:span text:style-name="T14">map</text:span></text:span><text:span text:style-name="T14"> command explicitly).</text:span></text:p>
        <text:p text:style-name="P159"><text:span text:style-name="T14">For example when mapping the trio NA19238, NA19239 and NA19240, we shall give the mappings for NA19238 </text:span><text:span text:style-name="Monospace"><text:span text:style-name="T14">--sex=female</text:span></text:span><text:span text:style-name="T14"> option and the sample ID NA19238:</text:span></text:p>
        <text:p text:style-name="P226">$ mkdir map_sample_NA19238</text:p>
        <text:p text:style-name="P226">$ rtg map -i sample_NA19238/SRR002998 -t hg19</text:p>
        <text:p text:style-name="P226"><text:s text:c="4"/>-o map_sample_NA19238/SRR002998 --sex female</text:p>
        <text:p text:style-name="P226"><text:s text:c="4"/>--sam-rg "@RG\tID:SRR002998\tSM:NA19238\tPL:ILLUMINA"</text:p>
        <text:p text:style-name="P159"><text:span text:style-name="T14">For NA19239 </text:span><text:span text:style-name="Monospace"><text:span text:style-name="T14">--sex=male</text:span></text:span><text:span text:style-name="T14"> and sample id NA19239:</text:span></text:p>
        <text:p text:style-name="P226">$ mkdir map_sample_NA19239</text:p>
        <text:p text:style-name="P226">$ rtg map -i sample_NA19239/SRR002879 -t hg19</text:p>
        <text:p text:style-name="P226"><text:s text:c="4"/>-o map_sample_NA19239/SRR002879 --sex male</text:p>
        <text:p text:style-name="P226"><text:s text:c="4"/>--sam-rg "@RG\tID:SRR002879\tSM:NA19239\tPL:ILLUMINA"</text:p>
        <text:p text:style-name="P159"><text:span text:style-name="T14">And lastly for NA19240 </text:span><text:span text:style-name="Monospace"><text:span text:style-name="T14">--sex=female</text:span></text:span><text:span text:style-name="T14"> option and the sample ID NA19240:</text:span></text:p>
        <text:p text:style-name="P226">$ mkdir map_sample_NA19240</text:p>
        <text:p text:style-name="P226">$ rtg map -i sample_NA19240/SRR002978 -t hg19</text:p>
        <text:p text:style-name="P226"><text:s text:c="4"/>-o map_sample_NA19240/SRR002978 --sex female</text:p>
        <text:p text:style-name="P226"><text:s text:c="4"/>--sam-rg "@RG\tID:SRR002978\tSM:NA19240\tPL:ILLUMINA"</text:p>
        <text:p text:style-name="Inline_20_Note_20_Start"><text:span text:style-name="Inline_20_Note_20_Title"><text:span text:style-name="T14">N</text:span></text:span><text:span text:style-name="Inline_20_Note_20_Title"><text:span text:style-name="T95">OTE</text:span></text:span><text:span text:style-name="Inline_20_Note_20_Title"><text:span text:style-name="T14">:</text:span></text:span><text:span text:style-name="T14"><text:tab/></text:span><text:span text:style-name="T95">Per-s</text:span><text:span text:style-name="T14">ample sex </text:span><text:span text:style-name="T95">information </text:span><text:span text:style-name="T14">can also be specified using a pedigree PED file. See Section </text:span><text:span text:style-name="T14"><text:bookmark-ref text:reference-format="number" text:ref-name="__RefHeading__10682_1889221684">3.7.1</text:bookmark-ref></text:span></text:p>
        <text:h text:style-name="P357" text:outline-level="3"><text:bookmark-start text:name="__RefHeading__2716_1889221684"/><text:soft-page-break/>Task 6 - Call sequence variants<text:bookmark-end text:name="__RefHeading__2716_1889221684"/></text:h>
        <text:p text:style-name="P159"><text:span text:style-name="T14">The </text:span><text:span text:style-name="Monospace"><text:span text:style-name="T14">family</text:span></text:span><text:span text:style-name="T14"> command is invoked similarly to the </text:span><text:span text:style-name="Monospace"><text:span text:style-name="T14">snp</text:span></text:span><text:span text:style-name="T14"> command except you need to specify the way the samples relate to each other. This is done by specifying the appropriate sample ID given during mapping to the command line flags </text:span><text:span text:style-name="Monospace"><text:span text:style-name="T14">--mother</text:span></text:span><text:span text:style-name="T14">, </text:span><text:span text:style-name="Monospace"><text:span text:style-name="T14">--father</text:span></text:span><text:span text:style-name="T14">, </text:span><text:span text:style-name="Monospace"><text:span text:style-name="T14">--daughter</text:span></text:span><text:span text:style-name="T14"> and </text:span><text:span text:style-name="Monospace"><text:span text:style-name="T14">--son</text:span></text:span><text:span text:style-name="T14">.</text:span></text:p>
        <text:p text:style-name="Inline_20_Note_20_Start"><text:span text:style-name="Inline_20_Note_20_Title"><text:span text:style-name="T14">NOTE:</text:span></text:span><text:span text:style-name="T94"> </text:span><text:span text:style-name="T14">The RTG </text:span><text:span text:style-name="Monospace"><text:span text:style-name="T14">family</text:span></text:span><text:span text:style-name="T14"> command currently only supports a basic family relationship of a mother, father and one or more children, either daughters or sons.</text:span></text:p>
        <text:p text:style-name="P159"><text:span text:style-name="T14">To run the </text:span><text:span text:style-name="Monospace"><text:span text:style-name="T14">family</text:span></text:span><text:span text:style-name="T14"> command on the trio of NA19238 (mother), NA19239 (father) and NA19240 (daughter) you need to provide all the mapping files for the samples. The mapping calibration files will be automatically detected at the locations of the mapping files. To specify these in a file list for input you could run:</text:span></text:p>
        <text:p text:style-name="P226">$ find /partition2/map_trio</text:p>
        <text:p text:style-name="P226"><text:s text:c="4"/>-name "alignments.bam" &gt; map_trio-bam-files</text:p>
        <text:p text:style-name="P147">To run the family command you then specify the sample ID for each member of the trio to the appropriate flag.</text:p>
        <text:p text:style-name="P226">$ rtg family --mother NA19238 --father NA19239 --daughter NA19240 -t hg19</text:p>
        <text:p text:style-name="P226"><text:s text:c="4"/>-o trio_variants -I map_trio-bam-files</text:p>
        <text:p text:style-name="P159"><text:span text:style-name="T14">Examining the </text:span><text:span text:style-name="Monospace"><text:span text:style-name="T14">snps.vcf.gz</text:span></text:span><text:span text:style-name="T14"> file in the output directory will show individual columns for the variants of each family member. For more details about the VCF output file see </text:span><text:span text:style-name="T96">Section </text:span><text:span text:style-name="T96"><text:bookmark-ref text:reference-format="number" text:ref-name="__RefHeading__10810_1889221684">6.7.3</text:bookmark-ref></text:span><text:span text:style-name="T14"> </text:span><text:span text:style-name="T22">VCF output file description</text:span><text:span text:style-name="T14">.</text:span></text:p>
        <text:p text:style-name="P217"><text:span text:style-name="Inline_20_Note_20_Title"><text:span text:style-name="T14">N</text:span></text:span><text:span text:style-name="Inline_20_Note_20_Title"><text:span text:style-name="T95">OTE</text:span></text:span><text:span text:style-name="Inline_20_Note_20_Title"><text:span text:style-name="T14">:</text:span></text:span><text:span text:style-name="T14"><text:tab/></text:span><text:span text:style-name="T95">Per-family relationship</text:span><text:span text:style-name="T14"> </text:span><text:span text:style-name="T95">information </text:span><text:span text:style-name="T14">can also be specified using a pedigree PED file. See Section </text:span><text:span text:style-name="T14"><text:bookmark-ref text:reference-format="number" text:ref-name="__RefHeading__10682_1889221684">3.7.1</text:bookmark-ref></text:span></text:p>
        <text:h text:style-name="P373" text:outline-level="2"><text:bookmark-start text:name="__RefHeading__2718_1889221684"/>Modifications to support joint population variant calling<text:bookmark-end text:name="__RefHeading__2718_1889221684"/></text:h>
        <text:p text:style-name="P147">This section builds on the tasks listed in <text:sequence-ref text:reference-format="category-and-value" text:ref-name="refTable4">Table 5</text:sequence-ref> and <text:sequence-ref text:reference-format="category-and-value" text:ref-name="refTable6">Table 7</text:sequence-ref> to extend variant calling to joint calling of multiple potentially related individuals in a population.</text:p>
        <text:p text:style-name="P313">Table <text:sequence text:ref-name="refTable8" text:name="Table" text:formula="ooow:Table+1" style:num-format="1">9</text:sequence>: Overview of population variant calling pipeline tasks</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301">Task</text:p>
              </table:table-cell>
              <table:table-cell table:style-name="Table22.B1" office:value-type="string">
                <text:p text:style-name="P81">Command &amp; Utilities</text:p>
              </table:table-cell>
              <table:table-cell table:style-name="Table22.B1" office:value-type="string">
                <text:p text:style-name="P81">Purpose</text:p>
              </table:table-cell>
            </table:table-row>
          </table:table-header-rows>
          <table:table-row>
            <table:table-cell table:style-name="Table22.A2" office:value-type="string">
              <text:p text:style-name="P97">Task 3<text:line-break/>Map reads <text:span text:style-name="T128">to</text:span> reference genome</text:p>
            </table:table-cell>
            <table:table-cell table:style-name="Table22.B2" office:value-type="string">
              <text:p text:style-name="P68"><text:span text:style-name="Monospace"><text:span text:style-name="T14">$ rtg map</text:span></text:span></text:p>
            </table:table-cell>
            <table:table-cell table:style-name="Table22.B2" office:value-type="string">
              <text:p text:style-name="P97">Perform sex-aware mapping to the reference</text:p>
            </table:table-cell>
          </table:table-row>
          <table:table-row>
            <table:table-cell table:style-name="Table22.A3" office:value-type="string">
              <text:p text:style-name="P97">Task 6<text:line-break/>Call sequence variants</text:p>
            </table:table-cell>
            <table:table-cell table:style-name="Table22.B3" office:value-type="string">
              <text:p text:style-name="P68"><text:span text:style-name="Monospace"><text:span text:style-name="T14">$ rtg </text:span></text:span><text:span text:style-name="Monospace"><text:span text:style-name="T97">population</text:span></text:span></text:p>
            </table:table-cell>
            <table:table-cell table:style-name="Table22.B3" office:value-type="string">
              <text:p text:style-name="P97">Perform sex-aware <text:span text:style-name="T130">joint </text:span>variant calls relative to the reference <text:span text:style-name="T130">on a population</text:span></text:p>
            </table:table-cell>
          </table:table-row>
        </table:table>
        <text:h text:style-name="P357" text:outline-level="3"><text:bookmark-start text:name="__RefHeading__10682_1889221684"/>Task <text:span text:style-name="T131">3</text:span> – <text:span text:style-name="T131">Map reads to the reference genome</text:span><text:bookmark-end text:name="__RefHeading__10682_1889221684"/></text:h>
        <text:p text:style-name="P159"><text:span text:style-name="T14">For optimal results the mapping stage should be performed as described in </text:span><text:span text:style-name="T96">Section </text:span><text:span text:style-name="T96"><text:bookmark-ref text:reference-format="number" text:ref-name="__RefHeading__2684_1889221684">3.1.3</text:bookmark-ref></text:span><text:span text:style-name="T96"> </text:span><text:span text:style-name="T22">Task 3 - Map reads to the reference genome</text:span><text:span text:style-name="T14">. Also ensure that when mapping each individual they are given a unique sample ID and that all reads for that individual have the same sample ID (The sample ID is </text:span><text:soft-page-break/><text:span text:style-name="T14">specified as </text:span><text:span text:style-name="T124">the </text:span><text:span text:style-name="Monospace"><text:span text:style-name="T14">SM</text:span></text:span><text:span text:style-name="T14"> part of the </text:span><text:span text:style-name="Monospace"><text:span text:style-name="T14">--sam-rg</text:span></text:span><text:span text:style-name="T14"> flag either during the formatting of the reads or for the map command explicitly).</text:span></text:p>
        <text:p text:style-name="P154">RTG commands for mapping and variant calling multiple samples make use of a pedigree file specifying sample names, their sex, and any relations between them. <text:span text:style-name="T127">This is done by creating a standard PED format file containing information about the individual samples using a text editor. For example a PED file for the individuals NA19238, NA19239, NA19240 and </text:span>the unrelated <text:span text:style-name="T127">NA12878 might look like the following.</text:span></text:p>
        <text:p text:style-name="P250">$ cat population.ped</text:p>
        <text:p text:style-name="P250"/>
        <text:p text:style-name="P250"># PED format pedigree</text:p>
        <text:p text:style-name="P250"># fam-id <text:s text:c="2"/>ind-id <text:s text:c="2"/>pat-id <text:s text:c="2"/>mat-id <text:s text:c="2"/>sex <text:s text:c="2"/>phen</text:p>
        <text:p text:style-name="P250"><text:s text:c="2"/>FAM01 <text:s text:c="3"/>NA19238 <text:s/>0 <text:s text:c="7"/>0 <text:s text:c="7"/>2 <text:s text:c="4"/>0</text:p>
        <text:p text:style-name="P250"><text:s text:c="2"/>FAM01 <text:s text:c="3"/>NA19239 <text:s/>0 <text:s text:c="7"/>0 <text:s text:c="7"/>1 <text:s text:c="4"/>0</text:p>
        <text:p text:style-name="P250"><text:s text:c="2"/>FAM01 <text:s text:c="3"/>NA19240 <text:s/>NA19239 <text:s/>NA19238 <text:s/>2 <text:s text:c="4"/>0</text:p>
        <text:p text:style-name="P250"><text:s text:c="2"/>0 <text:s text:c="7"/>NA12878 <text:s/>0 <text:s text:c="7"/>0 <text:s text:c="7"/>2 <text:s text:c="4"/>0</text:p>
        <text:p text:style-name="P185"><text:span text:style-name="T95">Note that the IDs used in columns 2, 3, and 4 must match the sample IDs used during data formatting, </text:span><text:span text:style-name="T124">and the family ID in column 1 is ignored</text:span><text:span text:style-name="T95">. </text:span><text:span text:style-name="T14">You can use the </text:span><text:span text:style-name="Monospace"><text:span text:style-name="T14">pedstats</text:span></text:span><text:span text:style-name="T14"> command to verify the correct format:</text:span></text:p>
        <text:p text:style-name="P226">$ rtg pedstats population.ped</text:p>
        <text:p text:style-name="P226">Pedigree file: population.ped</text:p>
        <text:p text:style-name="P226"/>
        <text:p text:style-name="P226">Total samples: <text:s text:c="14"/>4</text:p>
        <text:p text:style-name="P226">Primary samples: <text:s text:c="12"/>4</text:p>
        <text:p text:style-name="P226">Male samples: <text:s text:c="15"/>1</text:p>
        <text:p text:style-name="P226">Female samples: <text:s text:c="13"/>3</text:p>
        <text:p text:style-name="P226">Afflicted samples: <text:s text:c="10"/>0</text:p>
        <text:p text:style-name="P226">Founder samples: <text:s text:c="12"/>3</text:p>
        <text:p text:style-name="P226">Parent-child relationships: <text:s/>2</text:p>
        <text:p text:style-name="P226">Other relationships: <text:s text:c="8"/>0</text:p>
        <text:p text:style-name="P226">Families: <text:s text:c="19"/>1</text:p>
        <text:p text:style-name="P151">For more information about the PED file format see <text:span text:style-name="T168">Section </text:span><text:span text:style-name="T168"><text:bookmark-ref text:reference-format="number" text:ref-name="__RefHeading__10802_1889221684">6.5</text:bookmark-ref></text:span> <text:span text:style-name="T1">Pedigree PED input file format</text:span>.</text:p>
        <text:p text:style-name="P147">For example when mapping the individuals NA19238, NA19239, NA19240 and NA12878, we <text:span text:style-name="T167">supply the pedigree file to automatically determine the appropriate sex for mapping each sample. For sample NA19238</text:span>:</text:p>
        <text:p text:style-name="P226">$ mkdir map_sample_NA19238</text:p>
        <text:p text:style-name="P226">$ rtg map -i sample_NA19238/SRR002998 -t hg19</text:p>
        <text:p text:style-name="P226"><text:s text:c="4"/>-o map_sample_NA19238/SRR002998 --<text:span text:style-name="T167">pedigree population.ped</text:span></text:p>
        <text:p text:style-name="P147">For <text:span text:style-name="T168">sample</text:span> NA19239:</text:p>
        <text:p text:style-name="P226">$ mkdir map_sample_NA19239</text:p>
        <text:p text:style-name="P226">$ rtg map -i sample_NA19239/SRR002879 -t hg19</text:p>
        <text:p text:style-name="P250"><text:s text:c="4"/>-o map_sample_NA19239/SRR002879 --<text:span text:style-name="T167">pedigree population.ped</text:span></text:p>
        <text:p text:style-name="P147">For <text:span text:style-name="T168">sample </text:span>NA19240:</text:p>
        <text:p text:style-name="P226">$ mkdir map_sample_NA19240</text:p>
        <text:p text:style-name="P226">$ rtg map -i sample_NA19240/SRR002978 -t hg19</text:p>
        <text:p text:style-name="P251"><text:s text:c="4"/>-o map_sample_NA19240/SRR002978 --<text:span text:style-name="T167">pedigree population.ped</text:span></text:p>
        <text:p text:style-name="P147">And lastly for NA12878:</text:p>
        <text:p text:style-name="P226">$ mkdir map_sample_NA12878</text:p>
        <text:p text:style-name="P226">$ rtg map -i sample_NA12878/HS2000-907_85_5_1 -t hg19</text:p>
        <text:p text:style-name="P250"><text:s text:c="4"/>-o map_sample_NA12878/HS2000-907_85_5_1 --<text:span text:style-name="T167">pedigree population.ped</text:span></text:p>
        <text:h text:style-name="P357" text:outline-level="3"><text:bookmark-start text:name="__RefHeading__10684_1889221684"/><text:soft-page-break/>Task 6 - Call sequence variants<text:bookmark-end text:name="__RefHeading__10684_1889221684"/></text:h>
        <text:p text:style-name="P159"><text:span text:style-name="T14">The </text:span><text:span text:style-name="Monospace"><text:span text:style-name="T14">population</text:span></text:span><text:span text:style-name="T14"> command is invoked similarly to the </text:span><text:span text:style-name="Monospace"><text:span text:style-name="T14">snp</text:span></text:span><text:span text:style-name="T14"> command except you </text:span><text:span text:style-name="T124">must</text:span><text:span text:style-name="T14"> specify </text:span><text:span text:style-name="T98">the pedigree file containing </text:span><text:span text:style-name="T14">information about each sample and any relations between them. </text:span></text:p>
        <text:p text:style-name="P159"><text:span text:style-name="T14">To run the </text:span><text:span text:style-name="Monospace"><text:span text:style-name="T14">population</text:span></text:span><text:span text:style-name="T14"> command on the population of NA19238, NA19239, NA19240 and NA12878 you need to provide all the mapping files for the samples. The mapping calibration files will be automatically detected at the locations of the mapping files. To specify these in a file list for input you could run:</text:span></text:p>
        <text:p text:style-name="P226">$ find /partition2/map_population</text:p>
        <text:p text:style-name="P226"><text:s text:c="4"/>-name "alignments.bam" &gt; map_population-bam-files</text:p>
        <text:p text:style-name="P159"><text:span text:style-name="T14">To run the </text:span><text:span text:style-name="Monospace"><text:span text:style-name="T14">population</text:span></text:span><text:span text:style-name="T14"> command you then specify the PED file containing the sample ID for each member of the population in the individual ID column.</text:span></text:p>
        <text:p text:style-name="P226">$ rtg population --pedigree population.ped -t hg19 -o pop_variants</text:p>
        <text:p text:style-name="P226"><text:s text:c="4"/>-I map_population-bam-files</text:p>
        <text:p text:style-name="P159"><text:span text:style-name="T14">Examining the </text:span><text:span text:style-name="Monospace"><text:span text:style-name="T14">snps.vcf.gz</text:span></text:span><text:span text:style-name="T14"> file in the output directory will show individual columns for the variants of each member of the population. For more details about the VCF output file see </text:span><text:span text:style-name="T98">Section </text:span><text:span text:style-name="T98"><text:bookmark-ref text:reference-format="number" text:ref-name="__RefHeading__10810_1889221684">6.7.3</text:bookmark-ref></text:span><text:span text:style-name="T14"> </text:span><text:span text:style-name="T22">VCF output file description</text:span><text:span text:style-name="T14">.</text:span></text:p>
        <text:h text:style-name="P373" text:outline-level="2"><text:bookmark-start text:name="__RefHeading__10686_1889221684"/>Create and use population priors in variant calling<text:bookmark-end text:name="__RefHeading__10686_1889221684"/></text:h>
        <text:p text:style-name="P147">To improve the accuracy of variant calling on new members of a population, a file containing the allele counts of the population’s known variants may be supplied. This information is used as an extra set of prior probabilities when making calls.</text:p>
        <text:p text:style-name="P147">Sources of this allele count data can be external, for instance the 1000 genomes project, or from prior variant calling on other members of the population. An example use case of the latter follows.</text:p>
        <text:p text:style-name="P270">Data</text:p>
        <text:p text:style-name="P147">For this use case it is assumed that the following data is available:</text:p>
        <text:list xml:id="list3062600773849939529" text:style-name="L11">
          <text:list-item>
            <text:p text:style-name="P350"><text:span text:style-name="Monospace"><text:span text:style-name="T14">/data/runs/20humans.vcf.gz</text:span></text:span><text:span text:style-name="T14"> - output from a previous population command run on 20 humans from a population.</text:span></text:p>
          </text:list-item>
          <text:list-item>
            <text:p text:style-name="P350"><text:span text:style-name="Monospace"><text:span text:style-name="T14">/data/reference/human_reference</text:span></text:span><text:span text:style-name="T14"> - SDF containing the human reference sequences.</text:span></text:p>
          </text:list-item>
          <text:list-item>
            <text:p text:style-name="P350"><text:span text:style-name="Monospace"><text:span text:style-name="T14">/data/mappings/new_human.txt</text:span></text:span><text:span text:style-name="T14"> - text file containing a list of BAM files with the sequence alignments for the new member of the population.</text:span></text:p>
          </text:list-item>
        </text:list>
        <text:p text:style-name="P313">Table <text:sequence text:ref-name="refTable9" text:name="Table" text:formula="ooow:Table+1" style:num-format="1">10</text:sequence>: Overview of pipeline tasks</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302">Task</text:p>
              </table:table-cell>
              <table:table-cell table:style-name="Table23.B1" office:value-type="string">
                <text:p text:style-name="P82">Command &amp; Utilities</text:p>
              </table:table-cell>
              <table:table-cell table:style-name="Table23.B1" office:value-type="string">
                <text:p text:style-name="P82">Purpose</text:p>
              </table:table-cell>
            </table:table-row>
          </table:table-header-rows>
          <table:table-row>
            <table:table-cell table:style-name="Table23.A2" office:value-type="string">
              <text:p text:style-name="P98">Task <text:span text:style-name="T131">1</text:span><text:line-break/>Produce population priors file</text:p>
            </table:table-cell>
            <table:table-cell table:style-name="Table23.B2" office:value-type="string">
              <text:p text:style-name="P69"><text:span text:style-name="Monospace"><text:span text:style-name="T14">$ rtg </text:span></text:span><text:span text:style-name="Monospace"><text:span text:style-name="T99">vcfannotate<text:line-break/>$ rtg vcfsubset</text:span></text:span></text:p>
            </table:table-cell>
            <table:table-cell table:style-name="Table23.B2" office:value-type="string">
              <text:p text:style-name="P98"><text:span text:style-name="T131">P</text:span>roduce a reusable set of population priors from an existing VCF file</text:p>
            </table:table-cell>
          </table:table-row>
          <table:table-row>
            <table:table-cell table:style-name="Table23.A3" office:value-type="string">
              <text:p text:style-name="P98">Task <text:span text:style-name="T131">2</text:span><text:line-break/>Run variant calling using <text:soft-page-break/>population priors</text:p>
            </table:table-cell>
            <table:table-cell table:style-name="Table23.B3" office:value-type="string">
              <text:p text:style-name="P69"><text:span text:style-name="Monospace"><text:span text:style-name="T14">$ rtg </text:span></text:span><text:span text:style-name="Monospace"><text:span text:style-name="T99">snp</text:span></text:span></text:p>
            </table:table-cell>
            <table:table-cell table:style-name="Table23.B3" office:value-type="string">
              <text:p text:style-name="P98">Perform variant calling on the new member of the population using the new population <text:soft-page-break/>priors to improve results</text:p>
            </table:table-cell>
          </table:table-row>
        </table:table>
        <text:h text:style-name="P357" text:outline-level="3"><text:bookmark-start text:name="__RefHeading__10688_1889221684"/>Task 1 - Produce population priors file<text:bookmark-end text:name="__RefHeading__10688_1889221684"/></text:h>
        <text:p text:style-name="P163"><text:span text:style-name="T14">Using a full VCF file for a large population as population priors can be slow, as it contains lots of unnecessary information. The </text:span><text:span text:style-name="Monospace"><text:span text:style-name="T14">AC</text:span></text:span><text:span text:style-name="T14"> and </text:span><text:span text:style-name="Monospace"><text:span text:style-name="T14">AN</text:span></text:span><text:span text:style-name="T14"> fields are the standard VCF specification fields representing the allele count in genotypes, and total number of alleles in called genotypes. For more information on these fields, see the VCF specification at </text:span><text:span text:style-name="Internet_20_link"><text:span text:style-name="T119">https://samtools.github.io/hts-specs/VCFv4.1.pdf</text:span></text:span><text:span text:style-name="T14">. Alternatively, retaining only the </text:span><text:span text:style-name="Monospace"><text:span text:style-name="T14">GT</text:span></text:span><text:span text:style-name="T14"> field for each sample is sufficient, however this is less efficient both computationally and size-wise.</text:span></text:p>
        <text:p text:style-name="P159"><text:span text:style-name="T14">To calculate and annotate the </text:span><text:span text:style-name="Monospace"><text:span text:style-name="T14">AC</text:span></text:span><text:span text:style-name="T14"> and </text:span><text:span text:style-name="Monospace"><text:span text:style-name="T14">AN</text:span></text:span><text:span text:style-name="T14"> fields for a VCF file, use the RTG command </text:span><text:span text:style-name="Monospace"><text:span text:style-name="T14">vcfannotate</text:span></text:span><text:span text:style-name="T14"> with the parameter </text:span><text:span text:style-name="Monospace"><text:span text:style-name="T14">--fill-an-ac</text:span></text:span><text:span text:style-name="T14">:</text:span></text:p>
        <text:p text:style-name="P226">$ rtg vcfannotate --fill-an-ac -i /data/runs/20humans.vcf.gz</text:p>
        <text:p text:style-name="P226"><text:s text:c="4"/>-o 20humans_an_ac.vcf.gz</text:p>
        <text:p text:style-name="P159"><text:span text:style-name="T14">Then remove all unnecessary data from the file using the RTG command </text:span><text:span text:style-name="Monospace"><text:span text:style-name="T14">vcfsubset</text:span></text:span><text:span text:style-name="T14">:</text:span></text:p>
        <text:p text:style-name="P226">$ rtg vcfsubset --keep-info AC --keep-info AN --remove-samples</text:p>
        <text:p text:style-name="P226"><text:s text:c="4"/>-i 20humans_an_ac.vcf.gz -o 20humans_priors.vcf.gz</text:p>
        <text:p text:style-name="P159"><text:span text:style-name="T14">This output is block compressed and tabix indexed by default, which is necessary for the population priors input. There will be an additional file output called </text:span><text:span text:style-name="Monospace"><text:span text:style-name="T14">20humans_priors.vcf.gz.tbi</text:span></text:span><text:span text:style-name="T14"> which is the tabix index file.</text:span></text:p>
        <text:p text:style-name="P147">The resulting population priors can now be stored in a suitable location to be used for any further runs as required.</text:p>
        <text:p text:style-name="P226">$ cp 20humans_priors.vcf.gz* /data/population_priors/</text:p>
        <text:h text:style-name="P357" text:outline-level="3"><text:bookmark-start text:name="__RefHeading__10690_1889221684"/>Task 2 - Run variant calling using population priors<text:bookmark-end text:name="__RefHeading__10690_1889221684"/></text:h>
        <text:p text:style-name="P159"><text:span text:style-name="T14">The population priors can now be used to improve variant calling on new members of the population supplying the </text:span><text:span text:style-name="Monospace"><text:span text:style-name="T14">--population-priors</text:span></text:span><text:span text:style-name="T14"> parameter to any of the variant caller commands.</text:span></text:p>
        <text:p text:style-name="P226">$ rtg snp -o new_human_snps -t /data/reference/human_reference</text:p>
        <text:p text:style-name="P226"><text:s text:c="4"/>-I /data/mappings/new_human.txt</text:p>
        <text:p text:style-name="P226"><text:s text:c="4"/>--population-priors /data/population_priors/20humans_priors.vcf.gz</text:p>
        <text:h text:style-name="P373" text:outline-level="2"><text:bookmark-start text:name="__RefHeading__10692_1889221684"/>Somatic variant detection in cancer<text:bookmark-end text:name="__RefHeading__10692_1889221684"/></text:h>
        <text:p text:style-name="P147">Use the following ordered steps to detect somatic variations between normal and <text:span text:style-name="T169">tumor</text:span> read samples.</text:p>
        <text:p text:style-name="P313"><text:soft-page-break/>Table <text:sequence text:ref-name="refTable10" text:name="Table" text:formula="ooow:Table+1" style:num-format="1">11</text:sequence>: Overview of somatic pipeline tasks</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302">Task</text:p>
              </table:table-cell>
              <table:table-cell table:style-name="Table24.B1" office:value-type="string">
                <text:p text:style-name="P82">Command &amp; Utilities</text:p>
              </table:table-cell>
              <table:table-cell table:style-name="Table24.B1" office:value-type="string">
                <text:p text:style-name="P82">Purpose</text:p>
              </table:table-cell>
            </table:table-row>
          </table:table-header-rows>
          <table:table-row>
            <table:table-cell table:style-name="Table24.A2" office:value-type="string">
              <text:p text:style-name="P98">Task <text:span text:style-name="T131">1</text:span><text:line-break/>Format reference data</text:p>
            </table:table-cell>
            <table:table-cell table:style-name="Table24.B2" office:value-type="string">
              <text:p text:style-name="P69"><text:span text:style-name="Monospace"><text:span text:style-name="T14">$ rtg </text:span></text:span><text:span text:style-name="Monospace"><text:span text:style-name="T99">format</text:span></text:span></text:p>
            </table:table-cell>
            <table:table-cell table:style-name="Table24.B2" office:value-type="string">
              <text:p text:style-name="P98">Convert reference sequence from FASTA file to RTG Sequence Data Format (SDF)</text:p>
            </table:table-cell>
          </table:table-row>
          <table:table-row>
            <table:table-cell table:style-name="Table24.A2" office:value-type="string">
              <text:p text:style-name="P98">Task <text:span text:style-name="T131">2</text:span><text:line-break/>Format read data</text:p>
            </table:table-cell>
            <table:table-cell table:style-name="Table24.B2" office:value-type="string">
              <text:p text:style-name="P69"><text:span text:style-name="Monospace"><text:span text:style-name="T87">$ rtg format</text:span></text:span></text:p>
            </table:table-cell>
            <table:table-cell table:style-name="Table24.B2" office:value-type="string">
              <text:p text:style-name="P98">Convert read sequence from FASTA and FASTQ files to RTG Sequence Data Format (SDF)</text:p>
            </table:table-cell>
          </table:table-row>
          <table:table-row>
            <table:table-cell table:style-name="Table24.A2" office:value-type="string">
              <text:p text:style-name="P98">Task 3<text:line-break/>Map reads against the reference genome</text:p>
            </table:table-cell>
            <table:table-cell table:style-name="Table24.B2" office:value-type="string">
              <text:p text:style-name="P69"><text:span text:style-name="Monospace"><text:span text:style-name="T14">$ rtg map</text:span></text:span></text:p>
            </table:table-cell>
            <table:table-cell table:style-name="Table24.B2" office:value-type="string">
              <text:p text:style-name="P98">Generate read alignments for the normal and cancer samples, and report in a BAM file for downstream analysis</text:p>
            </table:table-cell>
          </table:table-row>
          <table:table-row>
            <table:table-cell table:style-name="Table24.A5" office:value-type="string">
              <text:p text:style-name="P98">Task 4<text:line-break/>Call somatic variants</text:p>
            </table:table-cell>
            <table:table-cell table:style-name="Table24.B5" office:value-type="string">
              <text:p text:style-name="P69"><text:span text:style-name="Monospace"><text:span text:style-name="T14">$ rtg somatic</text:span></text:span></text:p>
            </table:table-cell>
            <table:table-cell table:style-name="Table24.B5" office:value-type="string">
              <text:p text:style-name="P98">Detect somatic variants between the normal and <text:span text:style-name="T169">tumor</text:span> samples</text:p>
            </table:table-cell>
          </table:table-row>
        </table:table>
        <text:h text:style-name="P357" text:outline-level="3"><text:bookmark-start text:name="__RefHeading__10694_1889221684"/>Task 1 - Format reference data<text:bookmark-end text:name="__RefHeading__10694_1889221684"/></text:h>
        <text:p text:style-name="P159"><text:span text:style-name="T14">Format the human reference data to RTG SDF using </text:span><text:span text:style-name="T98">T</text:span><text:span text:style-name="T14">ask 1 of </text:span><text:span text:style-name="T22">RTG mapping and sequence variant detection</text:span><text:span text:style-name="T14">. In the following tasks it is assumed the human reference SDF is called </text:span><text:span text:style-name="Monospace"><text:span text:style-name="T14">hg19</text:span></text:span><text:span text:style-name="T14">.</text:span></text:p>
        <text:h text:style-name="P357" text:outline-level="3"><text:bookmark-start text:name="__RefHeading__10696_1889221684"/>Task 2 - Format read data<text:bookmark-end text:name="__RefHeading__10696_1889221684"/></text:h>
        <text:p text:style-name="P147">Format the normal and <text:span text:style-name="T169">tumor</text:span> sample read data sets to RTG SDF using <text:span text:style-name="T169">T</text:span>ask 2 of <text:span text:style-name="T1">RTG mapping and sequence variant detection</text:span>. <text:span text:style-name="T169">In this example we assume there are 20 lanes of data for each sample.</text:span></text:p>
        <text:p text:style-name="P226">$ for ((i=1;i&lt;20;i++)); do </text:p>
        <text:p text:style-name="P226">$ <text:s text:c="3"/>rtg format -f fastq -q solexa -o normal_reads_${i}</text:p>
        <text:p text:style-name="P226"><text:s text:c="7"/>-l /data/reads/normal/${i}/reads_1.fq</text:p>
        <text:p text:style-name="P226"><text:s text:c="7"/>-r /data/reads/normal/${i}/reads_2.fq</text:p>
        <text:p text:style-name="P252"><text:s text:c="7"/>--sam-rg "@RG\tID:<text:span text:style-name="T169">normal_</text:span>${lane_id}\tSM:<text:span text:style-name="T169">sm_normal</text:span>\tPL:ILLUMINA"</text:p>
        <text:p text:style-name="P226">$ done</text:p>
        <text:p text:style-name="P226"/>
        <text:p text:style-name="P226">$ for ((i=1;i&lt;20;i++)); do </text:p>
        <text:p text:style-name="P226">$ <text:s text:c="3"/>rtg format -f fastq -q solexa -o <text:span text:style-name="T169">tumor</text:span>_reads_${i}</text:p>
        <text:p text:style-name="P226"><text:s text:c="7"/>-l /data/reads/<text:span text:style-name="T169">tumor</text:span>/${i}/reads_1.fq</text:p>
        <text:p text:style-name="P226"><text:s text:c="7"/>-r /data/reads/<text:span text:style-name="T169">tumor</text:span>/${i}/reads_2.fq</text:p>
        <text:p text:style-name="P252"><text:s text:c="7"/>--sam-rg "@RG\tID:<text:span text:style-name="T169">tumor_</text:span>${lane_id}\tSM:<text:span text:style-name="T169">sm_tumor</text:span>\tPL:ILLUMINA"$ done</text:p>
        <text:h text:style-name="P357" text:outline-level="3"><text:bookmark-start text:name="__RefHeading__10698_1889221684"/>Task 3 - Map reads against the reference genome<text:bookmark-end text:name="__RefHeading__10698_1889221684"/></text:h>
        <text:p text:style-name="P159"><text:span text:style-name="T14">Map the normal and </text:span><text:span text:style-name="T98">tumor</text:span><text:span text:style-name="T14"> sample reads against the reference genome using </text:span><text:span text:style-name="T98">T</text:span><text:span text:style-name="T14">ask 3 of </text:span><text:span text:style-name="T22">RTG mapping and sequence variant detection</text:span><text:span text:style-name="T14">. The mapping must be done with appropriate read group information for each read set with the </text:span><text:span text:style-name="Monospace"><text:span text:style-name="T14">--sam-rg</text:span></text:span><text:span text:style-name="T14"> flag. All mappings on the normal should have the same sample ID and all mappings on the </text:span><text:span text:style-name="T98">tumor</text:span><text:span text:style-name="T14"> should have the same sample ID, but the sample ID should be different between the </text:span><text:span text:style-name="T98">tumor</text:span><text:span text:style-name="T14"> mappings and normal mappings.</text:span></text:p>
        <text:p text:style-name="P226">$ for ((i=1;i&lt;20;i++)); do </text:p>
        <text:p text:style-name="P226">$ <text:s text:c="3"/>rtg map -i normal_reads_${i} -t hg19 -o normal_map_${i}</text:p>
        <text:p text:style-name="P226">$ done</text:p>
        <text:p text:style-name="P226"/>
        <text:p text:style-name="P226">$ for ((i=1;i&lt;20;i++)); do </text:p>
        <text:p text:style-name="P226">$ <text:s text:c="3"/>rtg map -i cancer_reads_${i} -t hg19 -o cancer_map_${i}</text:p>
        <text:p text:style-name="P226"><text:soft-page-break/>$ done</text:p>
        <text:h text:style-name="P357" text:outline-level="3"><text:bookmark-start text:name="__RefHeading__10700_1889221684"/>Task 4 - Call somatic variants<text:bookmark-end text:name="__RefHeading__10700_1889221684"/></text:h>
        <text:p text:style-name="P159"><text:span text:style-name="T14">The </text:span><text:span text:style-name="Monospace"><text:span text:style-name="T14">somatic</text:span></text:span><text:span text:style-name="T14"> command is invoked similarly to the </text:span><text:span text:style-name="Monospace"><text:span text:style-name="T14">snp</text:span></text:span><text:span text:style-name="T14"> command except you need to specify some extra details. Firstly you need to specify the sample IDs corresponding to the normal and cancer samples, with the </text:span><text:span text:style-name="Monospace"><text:span text:style-name="T14">--original</text:span></text:span><text:span text:style-name="T14"> and </text:span><text:span text:style-name="Monospace"><text:span text:style-name="T14">--derived</text:span></text:span><text:span text:style-name="T14"> flags respectively. Secondly you </text:span><text:span text:style-name="T124">may optionally</text:span><text:span text:style-name="T14"> specify the estimated level of contamination from the normal sample in the </text:span><text:span text:style-name="T98">tumor</text:span><text:span text:style-name="T14"> sample using the </text:span><text:span text:style-name="Monospace"><text:span text:style-name="T14">--contamination</text:span></text:span><text:span text:style-name="T14"> flag.</text:span></text:p>
        <text:p text:style-name="P226">$ rtg somatic -t hg19 -o somatic_out --derived sm_<text:span text:style-name="T169">tumor</text:span> </text:p>
        <text:p text:style-name="P226"><text:s text:c="4"/>--original sm_normal --contamination 0.1</text:p>
        <text:p text:style-name="P226"><text:s text:c="4"/>normal_map_*/alignments.bam <text:span text:style-name="T169">tumor</text:span>_map_*/alignments.bam</text:p>
        <text:p text:style-name="P159"><text:span text:style-name="T14">Examining the </text:span><text:span text:style-name="Monospace"><text:span text:style-name="T14">snps.vcf.gz</text:span></text:span><text:span text:style-name="T14"> file in the output directory will show a column each for the variants of the normal and </text:span><text:span text:style-name="T98">tumor</text:span><text:span text:style-name="T14"> samples and will contain variants where the </text:span><text:span text:style-name="T98">tumor</text:span><text:span text:style-name="T14"> sample differs from the normal sample. </text:span><text:span text:style-name="T50">The somatic command stores information in the VCF </text:span><text:span text:style-name="Monospace"><text:span text:style-name="T14">INFO</text:span></text:span><text:span text:style-name="T50"> fields </text:span><text:span text:style-name="Monospace"><text:span text:style-name="T14">NCS</text:span></text:span><text:span text:style-name="T50">, <text:s/>and </text:span><text:span text:style-name="Monospace"><text:span text:style-name="T14">LOH</text:span></text:span><text:span text:style-name="T14"> </text:span><text:span text:style-name="T18">and </text:span><text:span text:style-name="Monospace"><text:span text:style-name="T14">FORMAT</text:span></text:span><text:span text:style-name="T18"> field </text:span><text:span text:style-name="Monospace"><text:span text:style-name="T14">SSC</text:span></text:span><text:span text:style-name="Monospace"><text:span text:style-name="T194"> </text:span></text:span><text:span text:style-name="Monospace"><text:span text:style-name="T195">and </text:span></text:span><text:span text:style-name="Monospace"><text:span text:style-name="T100">SS</text:span></text:span><text:span text:style-name="T50">. </text:span><text:span text:style-name="T14">For more details about the VCF output file see </text:span><text:span text:style-name="T98">Section </text:span><text:span text:style-name="T98"><text:bookmark-ref text:reference-format="number" text:ref-name="__RefHeading__10810_1889221684">6.7.3</text:bookmark-ref></text:span><text:span text:style-name="T98"> </text:span><text:span text:style-name="T22">VCF output file description</text:span><text:span text:style-name="T14">.</text:span></text:p>
        <text:h text:style-name="P357" text:outline-level="3"><text:bookmark-start text:name="__RefHeading__26396_2007362105"/>Using site-specific somatic priors<text:bookmark-end text:name="__RefHeading__26396_2007362105"/></text:h>
        <text:p text:style-name="P114">The <text:span text:style-name="T198">somatic</text:span> command has a default prior of 0.000001 (1e-6) for a particular site being somatic. Since the human genome comprises some 3.2 GB, this prior corresponds to an expectation of about 3200 somatic variants in a whole genome sample. <text:s/>Depending on the expected number of variants for a particular sample, it may be appropriate to raise or lower this prior. <text:s/>In general, decreasing the prior increases specificity while increasing the prior increases sensitivity.</text:p>
        <text:p text:style-name="P114">Of course, not every site is equally likely to lead to a somatic variant. <text:s/>To support different priors for different sites we provide a facility to set a prior on per site basis via a BED file we call <text:span text:style-name="T1">site-specific somatic priors</text:span>. <text:s/>The <text:span text:style-name="T198">--somatic-priors</text:span> command line option is used to provide the file to the <text:span text:style-name="T198">somatic</text:span> c<text:span text:style-name="T199">ommand</text:span>.</text:p>
        <text:p text:style-name="P114">The site-specific somatic priors can cover as many or as few sites as desired. <text:s/>Any site not covered by a specific prior will use the default prior. <text:s/>The format of the file is a BED file where the fourth column of each line gives the explicit prior for the indicated region, for example,</text:p>
        <text:p text:style-name="P226">1 <text:s text:c="6"/>14906 <text:s text:c="2"/>14910 <text:s text:c="2"/>1e-8</text:p>
        <text:p text:style-name="P114">denotes that the prior for bases 14907, 14908, 14909, and 14910 on chromosome 1 is 1e-8 rather than the default. <text:s/>(Recall that BED files use 0-based indices.) If the BED file contains more than one prior covering a particular site, then the largest prior covering that site is used. <text:s/>When making a complex call, the prior used is the arithmetic average of priors in the region of the complex call.</text:p>
        <text:p text:style-name="Standard"><text:span text:style-name="T14">A typical starting point for making somatic site-specific priors might include a database of known cancer sites (for example, </text:span><text:a xlink:type="simple" xlink:href="http://cancer.sanger.ac.uk/cosmic"><text:span text:style-name="T101">COSMIC</text:span></text:a><text:span text:style-name="T14">) and a database of sites known to be variant in the population (for example, </text:span><text:a xlink:type="simple" xlink:href="http://www.ncbi.nlm.nih.gov/SNP/"><text:span text:style-name="T101">dbSNP</text:span></text:a><text:span text:style-name="T14">). <text:s/>The idea is that the COSMIC sites are more likely to be somatic </text:span><text:span text:style-name="T124">and should have a higher prior</text:span><text:span text:style-name="T14">, while those in dbSNP are less likely to be somatic </text:span><text:span text:style-name="T124">and should have a lower prior</text:span><text:span text:style-name="T14">.</text:span></text:p>
        <text:p text:style-name="P114">The following recipe can be used to build the BED file where some sites have a lower prior of 1e-8 and others have a higher prior of 1e-5. <text:s/>The procedure can be easily modified to incorporate additional inputs each with its own prior.</text:p>
        <text:p text:style-name="P114"><text:soft-page-break/><text:span text:style-name="T205">First, c</text:span>ollect prerequisites in the form of VCF files (here using the names <text:span text:style-name="T198">cosmic.vcf.gz</text:span> and <text:span text:style-name="T198">dbsnp.vcf.gz</text:span>, but, of course, any other VCFs can also be used).</text:p>
        <text:p text:style-name="P226"><text:span text:style-name="T199">$ </text:span>COSMIC=cosmic.vcf.gz</text:p>
        <text:p text:style-name="P226"><text:span text:style-name="T199">$ </text:span>DBSNP=dbsnp.vcf.gz</text:p>
        <text:p text:style-name="P114">Convert each VCF file into a BED file with the desired priors taking care to convert from 1-based coordinates in VCF to 0-based coordinates in VCF.</text:p>
        <text:p text:style-name="P253"><text:span text:style-name="T199">$ </text:span>zcat ${COSMIC} | awk -vOFS='\t'</text:p>
        <text:p text:style-name="P253"><text:s text:c="5"/>'/^[^#]/{print $1,$2-1,$2+length($4)-1,"1e-5"}' | sort -Vu &gt;p0.bed</text:p>
        <text:p text:style-name="P253"><text:span text:style-name="T199">$ </text:span>zcat ${DBSNP} <text:s/>| awk -vOFS='\t'</text:p>
        <text:p text:style-name="P253"><text:s text:c="5"/>'/^[^#]/{print $1,$2-1,$2+length($4)-1,"1e-8"}' | sort -Vu &gt;p1.bed</text:p>
        <text:p text:style-name="P114">[Optional] Collapse adjacent intervals together. <text:s/>One way of doing this is to use the <text:span text:style-name="T198">bedtools</text:span> <text:span text:style-name="T198">merge</text:span> facility. This can result in a smaller final result when the intervals are dense.</text:p>
        <text:p text:style-name="P226"><text:span text:style-name="T199">$ </text:span>bedtools merge -c 4 -o distinct -i p0.bed &gt;p0.tmp &amp;&amp; mv p0.tmp p0.bed</text:p>
        <text:p text:style-name="P226"><text:span text:style-name="T199">$ </text:span>bedtools merge -c 4 -o distinct -i p1.bed &gt;p1.tmp &amp;&amp; mv p1.tmp p1.bed</text:p>
        <text:p text:style-name="P114">In general, care must be taken to ensure intersecting sites are handled in the desired manner. <text:s/>Since in this case we want <text:span text:style-name="T215">to use</text:span> COSMIC in preference to dbSNP and prior(COSMIC) &gt; prior(dbSNP), we can simply merge the outputs because the somatic caller will choose the larger prior in the case of overlap.</text:p>
        <text:p text:style-name="P226"><text:span text:style-name="T199">$ </text:span>sort --merge -V p0.bed p1.bed | rtg bgzip - &gt;somatic-priors.bed.gz</text:p>
        <text:p text:style-name="P114">To support somatic calling on restricted regions, construct a tabix index for the priors file.</text:p>
        <text:p text:style-name="P226"><text:span text:style-name="T199">$ </text:span>rtg index -f bed somatic-priors.bed.gz</text:p>
        <text:p text:style-name="P114">The site-specific somatic BED file is now ready to be used by the <text:span text:style-name="T198">somatic</text:span> command:</text:p>
        <text:p text:style-name="P226">$ rtg somatic –somatic-priors somatic-priors.bed.gz ...</text:p>
        <text:h text:style-name="P373" text:outline-level="2"><text:bookmark-start text:name="__RefHeading__10702_1889221684"/>AVR scoring using HAPMAP for model building<text:bookmark-end text:name="__RefHeading__10702_1889221684"/></text:h>
        <text:p text:style-name="P147">AVR (Adaptive Variant Rescoring) is a machine learning technology for learning and predicting which calls are likely correct. It comprises of a learning algorithm that takes training examples and infers a model about what constitutes a good call and a prediction engine which applies the model to variants and estimates their correctness. It uses attributes of the call that are not considered by the internal Bayesian statistics model to make better predictions as to the correctness of a variant call.</text:p>
        <text:p text:style-name="P159"><text:span text:style-name="T14">Each of the RTG variant callers (</text:span><text:span text:style-name="Monospace"><text:span text:style-name="T14">snp</text:span></text:span><text:span text:style-name="T14">, </text:span><text:span text:style-name="Monospace"><text:span text:style-name="T14">family</text:span></text:span><text:span text:style-name="T14">, </text:span><text:span text:style-name="Monospace"><text:span text:style-name="T14">population</text:span></text:span><text:span text:style-name="T14">) automatically runs a default AVR model, producing an AVR attribute for each sample. The model can be changed with the </text:span><text:span text:style-name="Monospace"><text:span text:style-name="T14">--avr-model</text:span></text:span><text:span text:style-name="T14"> parameter, and the AVR functionality can be turned off completely by specifying the special '</text:span><text:span text:style-name="Monospace"><text:span text:style-name="T14">none</text:span></text:span><text:span text:style-name="T14">' model.</text:span></text:p>
        <text:p text:style-name="P147">Example command line usage. Turn AVR rescoring off:</text:p>
        <text:p text:style-name="P226">$ rtg family --mother NA19238 --father NA19239 --daughter NA19240 -t hg19</text:p>
        <text:p text:style-name="P226"><text:s text:c="4"/>-o trio_variants -I map_trio-bam-files --avr-model none</text:p>
        <text:p text:style-name="P147">Apply default RTG AVR model:</text:p>
        <text:p text:style-name="P226">$ rtg family --mother NA19238 --father NA19239 --daughter NA19240 -t hg19</text:p>
        <text:p text:style-name="P226"><text:s text:c="4"/>-o trio_variants -I map_trio-bam-files</text:p>
        <text:p text:style-name="P147">Apply a custom AVR model:</text:p>
        <text:p text:style-name="P226">$ rtg family --mother NA19238 --father NA19239 --daughter NA19240 -t hg19</text:p>
        <text:p text:style-name="P226"><text:s text:c="4"/>-o trio_variants -I map_trio-bam-files</text:p>
        <text:p text:style-name="P226"><text:soft-page-break/><text:s text:c="4"/>--avr-model /path/to/my/custom.avr</text:p>
        <text:p text:style-name="P147">The effectiveness of AVR is strongly dependent on the quality of the training data. In general, the more training data you have, the better the model will be. Ideally the training data should have the same characteristics as the calls to be predicted; that is, the same platform, the same reference, the same coverage, etc. There also needs to be a balance of positive and negative training examples. In reality, these conditions can only be met to varying degrees, but AVR will try to make the most of what it is given.</text:p>
        <text:p text:style-name="P147">A given AVR model is tied to a set of attributes corresponding to fields in VCF records or quantities that are derivable from those fields. The attributes chosen can take into account anomalies associated with different sequencing technologies. Examples of attributes are things like quality of the call, zygosity of the call, strand bias, allele balance, and whether or not the call is complex. Not all attributes are equally predictive and it is the job of the machine learning to determine which combinations of attributes lead to the best predictions. When building a model it is necessary to provide the list of attributes to be used. In general, providing more attributes gives the AVR model a better chance at learning what constitutes a good call. There are two caveats; the attributes used during training need to be present in the calls to be predicted and some attributes like DP are vulnerable to changes in coverage. AVR is able to cope with missing values during both training and prediction.</text:p>
        <text:p text:style-name="P147">The training data needs to comprise both positive and negative examples. Ideally we would know exactly the truth status of each training example, but in reality this must be approximated by reference to some combination of baseline information.</text:p>
        <text:p text:style-name="P147">In the example that follows, the HAPMAP database will be used to produce and then use an AVR model on a set of output variants, a process that can be used when no appropriate AVR model is already available. The HAPMAP database will be used to determine which of the variants will be considered correct for training purposes. This will introduce two types of error; correct calls which are not in HAPMAP will be marked as negative training examples and a few incorrect calls occurring at HAPMAP sites will be marked as positive training examples.</text:p>
        <text:p text:style-name="P270">Data</text:p>
        <text:p text:style-name="P147">Reference SDF on which variant calling was performed, in this example assumed to be an existing SDF containing the 1000 genomes build 37 phase 2 reference</text:p>
        <text:p text:style-name="P159"><text:span text:style-name="T14">(</text:span><text:span text:style-name="Internet_20_link"><text:span text:style-name="T14">ftp://ftp.1000genomes.ebi.ac.uk/vol1/ftp/technical/reference/phase2_reference_assembly_sequence/hs37d5.fa.gz</text:span></text:span><text:span text:style-name="T14">). For this example this will be called </text:span><text:span text:style-name="Monospace"><text:span text:style-name="T14">/data/reference/1000g_v37_phase2</text:span></text:span><text:span text:style-name="T14">.</text:span></text:p>
        <text:p text:style-name="P147">The HAPMAP variants file from the Broad Institute data bundle</text:p>
        <text:p text:style-name="P159"><text:span text:style-name="T14">(</text:span><text:span text:style-name="Internet_20_link"><text:span text:style-name="T14">ftp://gsapubftp-anonymous@ftp.broadinstitute.org/bundle/2.5/b37/hapmap_3.3.b37.vcf.gz</text:span></text:span><text:span text:style-name="T14">). For this example this will be called </text:span><text:span text:style-name="Monospace"><text:span text:style-name="T14">/data/hapmap_3.3.b37.vcf.gz</text:span></text:span><text:span text:style-name="T14">.</text:span></text:p>
        <text:p text:style-name="P159"><text:span text:style-name="T14">The example will be performed on the merged results of the RTG </text:span><text:span text:style-name="Monospace"><text:span text:style-name="T14">family</text:span></text:span><text:span text:style-name="T14"> command for the 1000 genomes CEU trio NA12878, NA12891 and NA12892. For this example this will be called </text:span><text:span text:style-name="Monospace"><text:span text:style-name="T14">/data/runs/NA12878trio/family.vcf.gz</text:span></text:span><text:span text:style-name="T14">.</text:span></text:p>
        <text:p text:style-name="P313"><text:soft-page-break/>Table <text:sequence text:ref-name="refTable11" text:name="Table" text:formula="ooow:Table+1" style:num-format="1">12</text:sequence>: Overview of basic pipeline tasks</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303">Task</text:p>
              </table:table-cell>
              <table:table-cell table:style-name="Table25.B1" office:value-type="string">
                <text:p text:style-name="P83">Command &amp; Utilities</text:p>
              </table:table-cell>
              <table:table-cell table:style-name="Table25.B1" office:value-type="string">
                <text:p text:style-name="P83">Purpose</text:p>
              </table:table-cell>
            </table:table-row>
          </table:table-header-rows>
          <table:table-row>
            <table:table-cell table:style-name="Table25.A2" office:value-type="string">
              <text:p text:style-name="P99">Task <text:span text:style-name="T131">1</text:span><text:line-break/>Create training data</text:p>
            </table:table-cell>
            <table:table-cell table:style-name="Table25.B2" office:value-type="string">
              <text:p text:style-name="P70"><text:span text:style-name="Monospace"><text:span text:style-name="T87">$ rtg vcffilter</text:span></text:span></text:p>
            </table:table-cell>
            <table:table-cell table:style-name="Table25.B2" office:value-type="string">
              <text:p text:style-name="P99">To generate positive and negative examples for the AVR machine learning model to train on</text:p>
            </table:table-cell>
          </table:table-row>
          <table:table-row>
            <table:table-cell table:style-name="Table25.A2" office:value-type="string">
              <text:p text:style-name="P99">Task <text:span text:style-name="T131">2</text:span><text:line-break/>Build and check AVR model</text:p>
            </table:table-cell>
            <table:table-cell table:style-name="Table25.B2" office:value-type="string">
              <text:p text:style-name="P70"><text:span text:style-name="Monospace"><text:span text:style-name="T87">$ rtg avrbuild<text:line-break/>$ rtg avrstats</text:span></text:span></text:p>
            </table:table-cell>
            <table:table-cell table:style-name="Table25.B2" office:value-type="string">
              <text:p text:style-name="P99">To create and check an AVR model</text:p>
            </table:table-cell>
          </table:table-row>
          <table:table-row>
            <table:table-cell table:style-name="Table25.A2" office:value-type="string">
              <text:p text:style-name="P99">Task 3<text:line-break/>Use AVR model</text:p>
            </table:table-cell>
            <table:table-cell table:style-name="Table25.B2" office:value-type="string">
              <text:p text:style-name="P70"><text:span text:style-name="Monospace"><text:span text:style-name="T14">$ rtg </text:span></text:span><text:span text:style-name="Monospace"><text:span text:style-name="T87">avrpredict<text:line-break/>$ rtg snp<text:line-break/>$ rtg family<text:line-break/>$ rtg population</text:span></text:span></text:p>
            </table:table-cell>
            <table:table-cell table:style-name="Table25.B2" office:value-type="string">
              <text:p text:style-name="P99">To apply the AVR model to the existing output or to use it directly during variant calling</text:p>
            </table:table-cell>
          </table:table-row>
          <table:table-row>
            <table:table-cell table:style-name="Table25.A5" office:value-type="string">
              <text:p text:style-name="P99">Task 4<text:line-break/>Install AVR model</text:p>
            </table:table-cell>
            <table:table-cell table:style-name="Table25.B5" office:value-type="string">
              <text:p text:style-name="P70"><text:span text:style-name="Monospace"><text:span text:style-name="T87">$ cp</text:span></text:span></text:p>
            </table:table-cell>
            <table:table-cell table:style-name="Table25.B5" office:value-type="string">
              <text:p text:style-name="P99">Install model in standard RTG model location for later reuse</text:p>
            </table:table-cell>
          </table:table-row>
        </table:table>
        <text:h text:style-name="P357" text:outline-level="3"><text:bookmark-start text:name="__RefHeading__10704_1889221684"/>Task 1 - Create training data<text:bookmark-end text:name="__RefHeading__10704_1889221684"/></text:h>
        <text:p text:style-name="P159"><text:span text:style-name="T14">The first step is to use the </text:span><text:span text:style-name="Monospace"><text:span text:style-name="T14">vcffilter</text:span></text:span><text:span text:style-name="T14"> command to split the variant calls into positive and negative training examples with respect to HAPMAP. It is also possible to build training sets using the </text:span><text:span text:style-name="Monospace"><text:span text:style-name="T14">vcfeval</text:span></text:span><text:span text:style-name="T14"> command, however this is less appropriate for dealing with sites rather than calls and experiments indicate using </text:span><text:span text:style-name="Monospace"><text:span text:style-name="T14">vcffilter</text:span></text:span><text:span text:style-name="T14"> leads to better training sets.</text:span></text:p>
        <text:p text:style-name="P226">$ rtg vcffilter --include-vcf /data/hapmap_3.3.b37.vcf.gz</text:p>
        <text:p text:style-name="P226"><text:s text:c="4"/>-o pos-NA12878.vcf.gz -i /data/runs/NA12878trio/family.vcf.gz</text:p>
        <text:p text:style-name="P226"><text:s text:c="4"/>--sample NA12878 --remove-same-as-ref</text:p>
        <text:p text:style-name="P226">$ rtg vcffilter --exclude-vcf /data/hapmap_3.3.b37.vcf.gz</text:p>
        <text:p text:style-name="P226"><text:s text:c="4"/>-o neg-NA12878.vcf.gz -i /data/runs/NA12878trio/family.vcf.gz</text:p>
        <text:p text:style-name="P226"><text:s text:c="4"/>--sample NA12878 --remove-same-as-ref</text:p>
        <text:p text:style-name="P147">Optionally check that the training data looks reasonable. There should be a reasonable amount of both positive and negative examples and all expected chromosomes should be represented.</text:p>
        <text:h text:style-name="P357" text:outline-level="3"><text:bookmark-start text:name="__RefHeading__10706_1889221684"/>Task 2 - Build and check AVR model<text:bookmark-end text:name="__RefHeading__10706_1889221684"/></text:h>
        <text:p text:style-name="P159"><text:span text:style-name="T14">The next step is to build an AVR model. Select the attributes that will be used with some consideration to portability and the nature of the training set. Here we have excluded </text:span><text:span text:style-name="Monospace"><text:span text:style-name="T14">XRX</text:span></text:span><text:span text:style-name="T14"> and </text:span><text:span text:style-name="Monospace"><text:span text:style-name="T14">LAL</text:span></text:span><text:span text:style-name="T14"> because HAPMAP is primarily SNP locations and does not capture complex calls. By excluding </text:span><text:span text:style-name="Monospace"><text:span text:style-name="T14">XRX</text:span></text:span><text:span text:style-name="T14"> and </text:span><text:span text:style-name="Monospace"><text:span text:style-name="T14">LAL</text:span></text:span><text:span text:style-name="T14"> we </text:span><text:span text:style-name="T102">prevent</text:span><text:span text:style-name="T14"> the model from learning that complex calls are bad. We have also excluded </text:span><text:span text:style-name="Monospace"><text:span text:style-name="T14">DP</text:span></text:span><text:span text:style-name="T14"> because we want a model somewhat independent of coverage level. Building the model can take a large amount of RAM and several hours. The amount of memory required is related to the number of training instances.</text:span></text:p>
        <text:p text:style-name="P147">A list of derived annotations that can be used are available in Section <text:bookmark-ref text:reference-format="number" text:ref-name="__RefHeading__27876_1889221684">2.7.10</text:bookmark-ref>, <text:sequence-ref text:reference-format="category-and-value" text:ref-name="refTable3">Table 4</text:sequence-ref>. For VCF <text:span text:style-name="Monospace">INFO</text:span> and <text:span text:style-name="Monospace">FORMAT</text:span> annotations check the header of the VCF file for available fields. The VCF fields output by RTG variant callers are described in Section <text:bookmark-ref text:reference-format="number" text:ref-name="__RefHeading__10810_1889221684">6.7.3</text:bookmark-ref>.</text:p>
        <text:p text:style-name="P226">$ rtg avrbuild -o NA12878model.avr --info-annotations DPR</text:p>
        <text:p text:style-name="P226"><text:s text:c="4"/>--format-annotations DPR,AR,ABP,SBP,RPB,GQ</text:p>
        <text:p text:style-name="P226"><text:soft-page-break/><text:s text:c="4"/>--derived-annotations IC,EP,QD,AN,PD,GQD,ZY</text:p>
        <text:p text:style-name="P226"><text:s text:c="4"/>--sample NA12878 -p pos-NA12878.vcf.gz -n neg-NA12878.vcf.gz</text:p>
        <text:p text:style-name="P147">Examine the statistics output to the screen to check things look reasonable. Due to how attributes are computed there can be missing values, but it is a bad sign if any attribute is missing from most samples.</text:p>
        <text:p text:style-name="P226">Total number of examples: 5073752</text:p>
        <text:p text:style-name="P226">Total number of positive examples: 680677</text:p>
        <text:p text:style-name="P226">Total number of negative examples: 4393075</text:p>
        <text:p text:style-name="P226">Total weight of positive examples: 2536873.27</text:p>
        <text:p text:style-name="P226">Total weight of negative examples: 2536876.42</text:p>
        <text:p text:style-name="P226">Number of examples with missing values:</text:p>
        <text:p text:style-name="P226"><text:s text:c="2"/>DERIVED-AN <text:s text:c="7"/>0</text:p>
        <text:p text:style-name="P226"><text:s text:c="2"/>DERIVED-EP <text:s text:c="7"/>0</text:p>
        <text:p text:style-name="P226"><text:s text:c="2"/>DERIVED-GQD <text:s text:c="6"/>0</text:p>
        <text:p text:style-name="P226"><text:s text:c="2"/>DERIVED-IC <text:s text:c="2"/>915424</text:p>
        <text:p text:style-name="P226"><text:s text:c="2"/>DERIVED-PD <text:s text:c="7"/>0</text:p>
        <text:p text:style-name="P226"><text:s text:c="2"/>DERIVED-QD <text:s text:c="7"/>0</text:p>
        <text:p text:style-name="P226"><text:s text:c="2"/>DERIVED-ZY <text:s text:c="7"/>0</text:p>
        <text:p text:style-name="P226"><text:s text:c="2"/>FORMAT-ABP <text:s text:c="3"/>13602</text:p>
        <text:p text:style-name="P226"><text:s text:c="2"/>FORMAT-AR <text:s text:c="5"/>8375</text:p>
        <text:p text:style-name="P226"><text:s text:c="2"/>FORMAT-DPR <text:s text:c="7"/>0</text:p>
        <text:p text:style-name="P226"><text:s text:c="2"/>FORMAT-GQ <text:s text:c="8"/>0</text:p>
        <text:p text:style-name="P226"><text:s text:c="2"/>FORMAT-RPB <text:s text:c="4"/>8375</text:p>
        <text:p text:style-name="P226"><text:s text:c="2"/>FORMAT-SBP <text:s text:c="3"/>37129</text:p>
        <text:p text:style-name="P226"><text:s text:c="2"/>INFO-DPR <text:s text:c="9"/>0</text:p>
        <text:p text:style-name="P226"/>
        <text:p text:style-name="P226">Hold-out score: 69.1821% (96853407/139997752)</text:p>
        <text:p text:style-name="P226">Attribute importance estimate for DERIVED-AN: 0.0304% (29443/96853407)</text:p>
        <text:p text:style-name="P226">Attribute importance estimate for DERIVED-EP: 1.2691% (1229135/96853407)</text:p>
        <text:p text:style-name="P226">Attribute importance estimate for DERIVED-GQD: 4.7844% (4633873/96853407)</text:p>
        <text:p text:style-name="P226">Attribute importance estimate for DERIVED-IC: 4.7748% (4624554/96853407)</text:p>
        <text:p text:style-name="P226">Attribute importance estimate for DERIVED-PD: 0.0000% (0/96853407)</text:p>
        <text:p text:style-name="P226">Attribute importance estimate for DERIVED-QD: 6.8396% (6624383/96853407)</text:p>
        <text:p text:style-name="P226">Attribute importance estimate for DERIVED-ZY: 0.8693% (841925/96853407)</text:p>
        <text:p text:style-name="P226">Attribute importance estimate for FORMAT-ABP: 5.4232% (5252533/96853407)</text:p>
        <text:p text:style-name="P226">Attribute importance estimate for FORMAT-AR: 2.6008% (2518955/96853407)</text:p>
        <text:p text:style-name="P226">Attribute importance estimate for FORMAT-DPR: 3.3186% (3214163/96853407)</text:p>
        <text:p text:style-name="P226">Attribute importance estimate for FORMAT-GQ: 3.4268% (3319009/96853407)</text:p>
        <text:p text:style-name="P226">Attribute importance estimate for FORMAT-RPB: 0.2176% (210761/96853407)</text:p>
        <text:p text:style-name="P226">Attribute importance estimate for FORMAT-SBP: 0.0219% (21196/96853407)</text:p>
        <text:p text:style-name="P226">Attribute importance estimate for INFO-DPR: 4.6525% (4506074/96853407)</text:p>
        <text:p text:style-name="P159"><text:span text:style-name="T14">Optionally check the resulting model file using the </text:span><text:span text:style-name="Monospace"><text:span text:style-name="T14">avrstats</text:span></text:span><text:span text:style-name="T14"> command. This will produce a short summary of the model including the attributes used during the build.</text:span></text:p>
        <text:p text:style-name="P226">$ rtg avrstats NA12878model.avr</text:p>
        <text:p text:style-name="P226"/>
        <text:p text:style-name="P226">Location <text:s text:c="5"/>: NA12878model.avr</text:p>
        <text:p text:style-name="P226">Parameters <text:s text:c="3"/>: avrbuild -o NA12878model.avr --info-annotations DPR --derived-annotations IC,EP,QD,AN,PD,GQD,ZY --format-annotations DPR,AR,ABP,SBP,RPB,GQ --sample NA12878 -p pos-NA12878.vcf.gz -n neg-NA12878.vcf.gz</text:p>
        <text:p text:style-name="P226">Date built <text:s text:c="3"/>: 2013-05-17-09-41-17</text:p>
        <text:p text:style-name="P226">AVR Version <text:s text:c="2"/>: 1</text:p>
        <text:p text:style-name="P226">AVR-ID <text:s text:c="7"/>: 7ded37d7-817f-467b-a7da-73e374719c7f</text:p>
        <text:p text:style-name="P226">Type <text:s text:c="9"/>: ML</text:p>
        <text:p text:style-name="P226">QUAL used <text:s text:c="4"/>: false</text:p>
        <text:p text:style-name="P226">INFO fields <text:s text:c="2"/>: DPR</text:p>
        <text:p text:style-name="P226">FORMAT fields : DPR,AR,ABP,SBP,RPB,GQ</text:p>
        <text:p text:style-name="P226">Derived fields: IC,EP,QD,AN,PD,GQD,ZY</text:p>
        <text:h text:style-name="P357" text:outline-level="3"><text:bookmark-start text:name="__RefHeading__10708_1889221684"/><text:soft-page-break/>Task 3 - Use AVR model<text:bookmark-end text:name="__RefHeading__10708_1889221684"/></text:h>
        <text:p text:style-name="P159"><text:span text:style-name="T14">The model is now ready to be used. It can be applied to the existing variant calling output by using the </text:span><text:span text:style-name="Monospace"><text:span text:style-name="T14">avrpredict</text:span></text:span><text:span text:style-name="T14"> command.</text:span></text:p>
        <text:p text:style-name="P226">$ rtg avrpredict --avr-model NA12878model.avr</text:p>
        <text:p text:style-name="P226"><text:s text:c="4"/>-i /data/runs/NA12878trio/family.vcf.gz -o predict.vcf.gz</text:p>
        <text:p text:style-name="P147">This will create or update the <text:span text:style-name="Monospace">AVR</text:span> <text:span text:style-name="Monospace">FORMAT</text:span> fields in the VCF output file with a score between 0 and 1. The higher the resulting score the more likely it is correct. To select an appropriate cutoff value for further analysis of variants some approaches might include measuring the Ti/Tv ratio or measuring sensitivity against another standard such as OMNI at varying score cutoffs.</text:p>
        <text:p text:style-name="P147">The model can also be used directly in any new variant calling runs:</text:p>
        <text:p text:style-name="P226">$rtg snp --avr-model NA12878model.avr -t hg19 -o snp_sample_NA19240</text:p>
        <text:p text:style-name="P226"><text:s text:c="3"/>--sex female -I sample_NA19240-map-files</text:p>
        <text:p text:style-name="P226">$rtg population --avr-model NA12878model.avr -t hg19 -o pop_variants</text:p>
        <text:p text:style-name="P226"><text:s text:c="3"/>-I map_population-bam-files</text:p>
        <text:h text:style-name="P357" text:outline-level="3"><text:bookmark-start text:name="__RefHeading__10710_1889221684"/>Task 4 - Install AVR model<text:bookmark-end text:name="__RefHeading__10710_1889221684"/></text:h>
        <text:p text:style-name="P159"><text:span text:style-name="T14">The custom AVR model can be installed into a standard location so that it can be referred to by a short name (rather than the full file path name) in the </text:span><text:span text:style-name="Monospace"><text:span text:style-name="T14">avrpredict</text:span></text:span><text:span text:style-name="T14"> and variant caller commands. The default location for AVR models is within a subdirectory of the RTG installation directory called models, and each file in that directory with a .avr extension is a model that can be accessed by its short name. For example if the </text:span><text:span text:style-name="Monospace"><text:span text:style-name="T14">NA12878model.avr</text:span></text:span><text:span text:style-name="T14"> model file is placed in </text:span><text:span text:style-name="Monospace"><text:span text:style-name="T14">/path/to/rtg/installation/models/NA12878model.avr</text:span></text:span><text:span text:style-name="T14"> it can be accessed by any user either using the full path to the model:</text:span></text:p>
        <text:p text:style-name="P226">$ rtg snp --avr-model /path/to/rtg/installation/models/NA12878model.avr</text:p>
        <text:p text:style-name="P226"><text:s text:c="4"/>-o snp_sample_NA19240 -t hg19 --sex female</text:p>
        <text:p text:style-name="P226"><text:s text:c="4"/>-I sample_NA19240-map-files</text:p>
        <text:p text:style-name="P147">or, by just the model file name:</text:p>
        <text:p text:style-name="P226">$ rtg snp --avr-model NA12878model.avr -o snp_sample_NA19240 -t hg19</text:p>
        <text:p text:style-name="P226"><text:s text:c="4"/>--sex female -I sample_NA19240-map-files</text:p>
        <text:p text:style-name="P147">The AVR model directory will already contain the models prebuilt by RTG:</text:p>
        <text:list xml:id="list7291019570119628478" text:style-name="L12">
          <text:list-item>
            <text:p text:style-name="P351"><text:span text:style-name="Monospace"><text:span text:style-name="T14">illumina-exome.avr</text:span></text:span><text:span text:style-name="T14"> - model built from Illumina exome sequencing data. This model is the default model when running variant calling.</text:span></text:p>
          </text:list-item>
          <text:list-item>
            <text:p text:style-name="P351"><text:span text:style-name="Monospace"><text:span text:style-name="T14">illumina-wgs.avr</text:span></text:span><text:span text:style-name="T14"> - model built from Illumina whole genome sequencing data. If you are running variant calling Illumina WGS you may want to use this model instead of the default, although the default should still be effective.</text:span></text:p>
          </text:list-item>
          <text:list-item>
            <text:p text:style-name="P351"><text:span text:style-name="Monospace"><text:span text:style-name="T14">alternate.avr</text:span></text:span><text:span text:style-name="T14"> - model built using </text:span><text:span text:style-name="Monospace"><text:span text:style-name="T14">XRX</text:span></text:span><text:span text:style-name="T14">, </text:span><text:span text:style-name="Monospace"><text:span text:style-name="T14">ZY</text:span></text:span><text:span text:style-name="T14"> and </text:span><text:span text:style-name="Monospace"><text:span text:style-name="T14">GQD</text:span></text:span><text:span text:style-name="T14"> attributes. This should be platform independent and may be a better choice if a more specific model for your data is unavailable. </text:span><text:span text:style-name="T124">In particular, this model may be more appropriate for scoring the results of variant calling in situations where unusual allele-balance is expected (for example somatic calling with contamination, or calling high amplification data where allele drop out is expected)</text:span></text:p>
          </text:list-item>
        </text:list>
        <text:h text:style-name="P375" text:outline-level="2"><text:bookmark-start text:name="__RefHeading__26863_229859350"/><text:soft-page-break/>RTG structural variant detection<text:bookmark-end text:name="__RefHeading__26863_229859350"/></text:h>
        <text:p text:style-name="P152">RTG has developed tools to assist in discovering structural variant regions in whole genome sequencing data. The tools can be used to locate likely structural variant breakpoints and regions that have been duplicated or deleted. These tools are capable of processing whole genome mapping data containing multiple read groups in a streamlined fashion.</text:p>
        <text:p text:style-name="P314">Table <text:sequence text:ref-name="refTable12" text:name="Table" text:formula="ooow:Table+1" style:num-format="1">13</text:sequence>: Overview of structural variants analysis pipeline tasks</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304">Task</text:p>
              </table:table-cell>
              <table:table-cell table:style-name="Table27.B1" office:value-type="string">
                <text:p text:style-name="P84">Command &amp; Utilities</text:p>
              </table:table-cell>
              <table:table-cell table:style-name="Table27.B1" office:value-type="string">
                <text:p text:style-name="P84">Purpose</text:p>
              </table:table-cell>
            </table:table-row>
          </table:table-header-rows>
          <table:table-row>
            <table:table-cell table:style-name="Table27.A2" office:value-type="string">
              <text:p text:style-name="P100">Task <text:span text:style-name="T131">1</text:span><text:line-break/>Format reference <text:span text:style-name="T132">and read</text:span> data</text:p>
            </table:table-cell>
            <table:table-cell table:style-name="Table27.B2" office:value-type="string">
              <text:p text:style-name="P75"><text:span text:style-name="Monospace"><text:span text:style-name="T14">$ rtg </text:span></text:span><text:span text:style-name="Monospace"><text:span text:style-name="T99">format<text:line-break/></text:span></text:span><text:span text:style-name="Monospace"><text:span text:style-name="T14">$ rtg </text:span></text:span><text:span text:style-name="Monospace"><text:span text:style-name="T103">sdfstats</text:span></text:span></text:p>
            </table:table-cell>
            <table:table-cell table:style-name="Table27.B2" office:value-type="string">
              <text:p text:style-name="P100">Convert reference <text:span text:style-name="T132">and read </text:span>sequence from FASTA file to RTG Sequence Data Format (SDF)</text:p>
            </table:table-cell>
          </table:table-row>
          <table:table-row>
            <table:table-cell table:style-name="Table27.A2" office:value-type="string">
              <text:p text:style-name="P100">Task <text:span text:style-name="T131">2</text:span><text:line-break/>Map reads against a reference genome</text:p>
            </table:table-cell>
            <table:table-cell table:style-name="Table27.B2" office:value-type="string">
              <text:p text:style-name="P75"><text:span text:style-name="Monospace"><text:span text:style-name="T87">$ rtg map</text:span></text:span></text:p>
            </table:table-cell>
            <table:table-cell table:style-name="Table27.B2" office:value-type="string">
              <text:p text:style-name="P100">Generate read alignments against a given reference, and report in a BAM file for downstream analysis</text:p>
            </table:table-cell>
          </table:table-row>
          <table:table-row>
            <table:table-cell table:style-name="Table27.A2" office:value-type="string">
              <text:p text:style-name="P100">Task 3<text:line-break/>Find structural variants with sv</text:p>
            </table:table-cell>
            <table:table-cell table:style-name="Table27.B2" office:value-type="string">
              <text:p text:style-name="P75"><text:span text:style-name="Monospace"><text:span text:style-name="T14">$ rtg </text:span></text:span><text:span text:style-name="Monospace"><text:span text:style-name="T104">sv</text:span></text:span></text:p>
            </table:table-cell>
            <table:table-cell table:style-name="Table27.B2" office:value-type="string">
              <text:p text:style-name="P100">Process prepared mapping results to identify likely structural variants</text:p>
            </table:table-cell>
          </table:table-row>
          <table:table-row>
            <table:table-cell table:style-name="Table27.A5" office:value-type="string">
              <text:p text:style-name="P100">Task 4<text:line-break/>Find structural variants with discord</text:p>
            </table:table-cell>
            <table:table-cell table:style-name="Table27.B5" office:value-type="string">
              <text:p text:style-name="P75"><text:span text:style-name="Monospace"><text:span text:style-name="T87">$ rtg discord</text:span></text:span></text:p>
            </table:table-cell>
            <table:table-cell table:style-name="Table27.B5" office:value-type="string">
              <text:p text:style-name="P100">Process prepared mapping results to identify likely structural variant breakends</text:p>
            </table:table-cell>
          </table:table-row>
        </table:table>
        <text:h text:style-name="P369" text:outline-level="3"><text:bookmark-start text:name="__RefHeading__10740_1889221684"/>Task 1 - Format reference and read data<text:bookmark-end text:name="__RefHeading__10740_1889221684"/></text:h>
        <text:p text:style-name="P161"><text:span text:style-name="T14">Format the human reference data and the sample read data to RTG SDF using tasks 1 and 2 of </text:span><text:span text:style-name="T22">RTG mapping and sequence variant detection</text:span><text:span text:style-name="T14">. In the following tasks it is assumed the human reference SDF is called </text:span><text:span text:style-name="Monospace"><text:span text:style-name="T14">hg19</text:span></text:span><text:span text:style-name="T14"> and the read sample SDF is called </text:span><text:span text:style-name="Monospace"><text:span text:style-name="T14">sample_NA19240/RG0022101</text:span></text:span><text:span text:style-name="T14">.</text:span></text:p>
        <text:h text:style-name="P369" text:outline-level="3"><text:bookmark-start text:name="__RefHeading__10742_1889221684"/>Task 2 - Map reads against a reference genome<text:bookmark-end text:name="__RefHeading__10742_1889221684"/></text:h>
        <text:p text:style-name="P161"><text:span text:style-name="T14">This mapping proceeds as normal, as described in task 3 of </text:span><text:span text:style-name="T22">RTG mapping and sequence variant detection</text:span><text:span text:style-name="T14">. For structural variant detection it is particularly important to specify the read group information with the </text:span><text:span text:style-name="Monospace"><text:span text:style-name="T14">--sam-rg</text:span></text:span><text:span text:style-name="T14"> flag either during the formatting of the reads or for the map command explicitly. The structural variant tools currently requires the </text:span><text:span text:style-name="Monospace"><text:span text:style-name="T14">PL</text:span></text:span><text:span text:style-name="T14"> (platform) attribute to be either </text:span><text:span text:style-name="Monospace"><text:span text:style-name="T14">ILLUMINA</text:span></text:span><text:span text:style-name="T14"> (for Illumina reads) or </text:span><text:span text:style-name="Monospace"><text:span text:style-name="T14">COMPLETE</text:span></text:span><text:span text:style-name="T14"> (for Complete Genomics reads).</text:span></text:p>
        <text:p text:style-name="P254">$ rtg map -i sample_NA19240/RG0022101 -t hg19 -o map_NA19240/RG0022101</text:p>
        <text:p text:style-name="P254"><text:s text:c="4"/>--sam-rg "@RG\tID:RG0022101\tSM:NA19240\tPL:ILLUMINA"</text:p>
        <text:p text:style-name="P161"><text:span text:style-name="T14">Mapping identifies discordant read matings and inserts the pair information for unique unmated reads into the SAM records. The map command also produces a file within the directory called </text:span><text:span text:style-name="Monospace"><text:span text:style-name="T14">rgstats.tsv</text:span></text:span><text:span text:style-name="T14"> containing read group statistics.</text:span></text:p>
        <text:p text:style-name="P152">The structural variant callers require the read group statistics files to be supplied, so as with multiple BAM files, it is possible to create a text file listing the locations of all the required statistics files:</text:p>
        <text:p text:style-name="P254"><text:soft-page-break/>$ find /partition2/map_sample_NA19240</text:p>
        <text:p text:style-name="P254"><text:s text:c="5"/>-name "rgstats.tsv" &gt; sample_NA19240-rgstats-files</text:p>
        <text:h text:style-name="P369" text:outline-level="3"><text:bookmark-start text:name="__RefHeading__10744_1889221684"/>Task 4 - Find structural variants with sv<text:bookmark-end text:name="__RefHeading__10744_1889221684"/></text:h>
        <text:p text:style-name="P161"><text:span text:style-name="T14">Once </text:span><text:span text:style-name="T105">mapping is complete</text:span><text:span text:style-name="T14"> one can run the structural variants analysis tool. To run the </text:span><text:span text:style-name="Monospace"><text:span text:style-name="T14">sv</text:span></text:span><text:span text:style-name="T14"> tool you need to supply the mapping BAM files and the read group statistics files. As with the </text:span><text:span text:style-name="Monospace"><text:span text:style-name="T14">snp</text:span></text:span><text:span text:style-name="T14">, </text:span><text:span text:style-name="Monospace"><text:span text:style-name="T14">cnv</text:span></text:span><text:span text:style-name="T14"> and </text:span><text:span text:style-name="Monospace"><text:span text:style-name="T14">coverage</text:span></text:span><text:span text:style-name="T14"> tools, this can be a large number of files and so input can be specified using list files.</text:span></text:p>
        <text:p text:style-name="P254">$ rtg sv -t hg19 -o sample_NA19240-sv -I sample_NA19240-bam-files </text:p>
        <text:p text:style-name="P254"><text:s text:c="4"/>-R sample_NA19240-rgstats-files</text:p>
        <text:p text:style-name="P254"/>
        <text:p text:style-name="P254">$ ls -l sample_NA19240-sv</text:p>
        <text:p text:style-name="P254"><text:s text:c="6"/>30 Oct <text:s/>1 16:56 done</text:p>
        <text:p text:style-name="P254"><text:s text:c="3"/>15440 Oct <text:s/>1 16:56 progress</text:p>
        <text:p text:style-name="P254"><text:s text:c="7"/>0 Oct <text:s/>1 16:56 summary.txt</text:p>
        <text:p text:style-name="P254"><text:s text:c="2"/>122762 Oct <text:s/>1 16:56 sv_bayesian.tsv.gz</text:p>
        <text:p text:style-name="P254"><text:s text:c="4"/>9032 Oct <text:s/>1 16:56 sv.log</text:p>
        <text:p text:style-name="P161"><text:span text:style-name="T14">The file </text:span><text:span text:style-name="Monospace"><text:span text:style-name="T14">sv_bayesian.tsv.gz</text:span></text:span><text:span text:style-name="T14"> contains a trace of the strengths of alternative bayesian hypothesis at points along the reference genome. The currently supported hypotheses are shown in the following table.</text:span></text:p>
        <text:p text:style-name="P314">Table <text:sequence text:ref-name="refTable13" text:name="Table" text:formula="ooow:Table+1" style:num-format="1">14</text:sequence>: Structural variant hypotheses</text:p>
        <table:table table:name="Table29" table:style-name="Table29">
          <table:table-column table:style-name="Table29.A"/>
          <table:table-column table:style-name="Table29.B"/>
          <table:table-header-rows>
            <table:table-row table:style-name="Table29.1">
              <table:table-cell table:style-name="Table29.A1" office:value-type="string">
                <text:p text:style-name="P89">Hypothesis</text:p>
              </table:table-cell>
              <table:table-cell table:style-name="Table29.A1" office:value-type="string">
                <text:p text:style-name="P89">Semantics</text:p>
              </table:table-cell>
            </table:table-row>
          </table:table-header-rows>
          <table:table-row>
            <table:table-cell table:style-name="Table29.A2" office:value-type="string">
              <text:p text:style-name="P75"><text:span text:style-name="Monospace"><text:span text:style-name="T87">normal</text:span></text:span></text:p>
            </table:table-cell>
            <table:table-cell table:style-name="Table29.A2" office:value-type="string">
              <text:p text:style-name="P100">Normal mappings, no structural variants</text:p>
            </table:table-cell>
          </table:table-row>
          <table:table-row>
            <table:table-cell table:style-name="Table29.A2" office:value-type="string">
              <text:p text:style-name="P75"><text:span text:style-name="Monospace"><text:span text:style-name="T87">duplicate</text:span></text:span></text:p>
            </table:table-cell>
            <table:table-cell table:style-name="Table29.A2" office:value-type="string">
              <text:p text:style-name="P100">Above normal mappings, potential duplication region</text:p>
            </table:table-cell>
          </table:table-row>
          <table:table-row>
            <table:table-cell table:style-name="Table29.A2" office:value-type="string">
              <text:p text:style-name="P75"><text:span text:style-name="Monospace"><text:span text:style-name="T87">delete</text:span></text:span></text:p>
            </table:table-cell>
            <table:table-cell table:style-name="Table29.A2" office:value-type="string">
              <text:p text:style-name="P100">Below normal mappings, potential deletion region</text:p>
            </table:table-cell>
          </table:table-row>
          <table:table-row>
            <table:table-cell table:style-name="Table29.A2" office:value-type="string">
              <text:p text:style-name="P75"><text:span text:style-name="Monospace"><text:span text:style-name="T87">delete-left</text:span></text:span></text:p>
            </table:table-cell>
            <table:table-cell table:style-name="Table29.A2" office:value-type="string">
              <text:p text:style-name="P100">Mapping data suggest the left breakpoint of a deletion</text:p>
            </table:table-cell>
          </table:table-row>
          <table:table-row>
            <table:table-cell table:style-name="Table29.A2" office:value-type="string">
              <text:p text:style-name="P75"><text:span text:style-name="Monospace"><text:span text:style-name="T14">delete-right</text:span></text:span></text:p>
            </table:table-cell>
            <table:table-cell table:style-name="Table29.A2" office:value-type="string">
              <text:p text:style-name="P100">Mapping data suggest the right breakpoint of a deletion</text:p>
            </table:table-cell>
          </table:table-row>
          <table:table-row>
            <table:table-cell table:style-name="Table29.A2" office:value-type="string">
              <text:p text:style-name="P75"><text:span text:style-name="Monospace"><text:span text:style-name="T14">duplicate-left</text:span></text:span></text:p>
            </table:table-cell>
            <table:table-cell table:style-name="Table29.A2" office:value-type="string">
              <text:p text:style-name="P100">Mapping data suggest the left boundary of a region that has been copied elsewhere</text:p>
            </table:table-cell>
          </table:table-row>
          <table:table-row>
            <table:table-cell table:style-name="Table29.A2" office:value-type="string">
              <text:p text:style-name="P75"><text:span text:style-name="Monospace"><text:span text:style-name="T14">duplicate-right</text:span></text:span></text:p>
            </table:table-cell>
            <table:table-cell table:style-name="Table29.A2" office:value-type="string">
              <text:p text:style-name="P100">Mapping data suggest the right boundary of a region that has been copied elsewhere</text:p>
            </table:table-cell>
          </table:table-row>
          <table:table-row>
            <table:table-cell table:style-name="Table29.A2" office:value-type="string">
              <text:p text:style-name="P75"><text:span text:style-name="Monospace"><text:span text:style-name="T14">breakpoint</text:span></text:span></text:p>
            </table:table-cell>
            <table:table-cell table:style-name="Table29.A2" office:value-type="string">
              <text:p text:style-name="P100">Mapping data suggest this location has received an insertion of copied genome</text:p>
            </table:table-cell>
          </table:table-row>
          <table:table-row>
            <table:table-cell table:style-name="Table29.A2" office:value-type="string">
              <text:p text:style-name="P75"><text:span text:style-name="Monospace"><text:span text:style-name="T14">novel-insertion</text:span></text:span></text:p>
            </table:table-cell>
            <table:table-cell table:style-name="Table29.A2" office:value-type="string">
              <text:p text:style-name="P100">Mapping data suggests this location has received an insertion of material not present in the reference</text:p>
            </table:table-cell>
          </table:table-row>
        </table:table>
        <text:p text:style-name="P152">For convenience, the last column of the output file gives the index of the hypothesis with the maximum strength, to make it easier to identify regions where this changes for further investigation by the researcher.</text:p>
        <text:p text:style-name="P161"><text:soft-page-break/><text:span text:style-name="T14">The </text:span><text:span text:style-name="Monospace"><text:span text:style-name="T14">sv</text:span></text:span><text:span text:style-name="T14"> command also supports calling on individual chromosomes (or regions within a chromosome) with the </text:span><text:span text:style-name="Monospace"><text:span text:style-name="T14">--region</text:span></text:span><text:span text:style-name="T14"> parameter, and this can be used to increase overall throughput.</text:span></text:p>
        <text:p text:style-name="P254">$ for seq in M 1..22 X Y; do</text:p>
        <text:p text:style-name="P254">$ <text:s text:c="2"/>rtg sv -o sv_sample_NA19240-chr"$seq" -t hg19 </text:p>
        <text:p text:style-name="P254"><text:s text:c="6"/>-I sample_NA19240-sam-files -R sample_NA19240-rgstats-files </text:p>
        <text:p text:style-name="P254"><text:s text:c="6"/>--region chr"$seq"</text:p>
        <text:p text:style-name="P254">$ done</text:p>
        <text:h text:style-name="P369" text:outline-level="3"><text:bookmark-start text:name="__RefHeading__10746_1889221684"/>Task 5 - Find structural variants with discord<text:bookmark-end text:name="__RefHeading__10746_1889221684"/></text:h>
        <text:p text:style-name="P161"><text:span text:style-name="T14">A second tool for finding structural variant </text:span><text:span text:style-name="T124">break-ends</text:span><text:span text:style-name="T14"> is based on detecting cluster of discordantly mapped reads, those where both ends of a read are mapped but are mapped either in an unexpected orientation or with a TLEN outside the normal range for that read group. As with the </text:span><text:span text:style-name="Monospace"><text:span text:style-name="T14">sv</text:span></text:span><text:span text:style-name="T14"> command, </text:span><text:span text:style-name="Monospace"><text:span text:style-name="T14">discord</text:span></text:span><text:span text:style-name="T14"> requires the read group statistics to be supplied.</text:span></text:p>
        <text:p text:style-name="P254">$rtg discord -t hg19 -o discord_sample_NA19240 </text:p>
        <text:p text:style-name="P254"><text:s text:c="3"/>-I sample_NA19240-bam-files -R sample_NA19240-rgstats-files --bed</text:p>
        <text:p text:style-name="P161"><text:span text:style-name="T14">As with </text:span><text:span text:style-name="Monospace"><text:span text:style-name="T14">sv</text:span></text:span><text:span text:style-name="T14">, the </text:span><text:span text:style-name="Monospace"><text:span text:style-name="T14">discord</text:span></text:span><text:span text:style-name="T14"> command also supports using the </text:span><text:span text:style-name="Monospace"><text:span text:style-name="T14">--region</text:span></text:span><text:span text:style-name="T14"> flag:</text:span></text:p>
        <text:p text:style-name="P254">$ for seq in M 1..22 X Y; do</text:p>
        <text:p text:style-name="P254">$ <text:s text:c="2"/>rtg discord -o discord_sample_NA19240-chr"$seq" -t hg19 </text:p>
        <text:p text:style-name="P254"><text:s text:c="6"/>-I sample_NA19240-bam-files -R sample_NA19240-rgstats-files </text:p>
        <text:p text:style-name="P254"><text:s text:c="6"/>--region chr"$seq"</text:p>
        <text:p text:style-name="P254">$ done</text:p>
        <text:p text:style-name="P152">The default output is in VCF format, following the VCF 4.1 specification for <text:span text:style-name="T215">break-ends.</text:span> However, as most third-party tools currently don’t support this type of VCF, it is also possible to output each <text:span text:style-name="T215">break-end</text:span> as a separate region in a BED file.</text:p>
        <text:h text:style-name="P375" text:outline-level="2"><text:bookmark-start text:name="__RefHeading__10712_1889221684"/>Ion Torrent bacterial mapping and sequence variant detection<text:bookmark-end text:name="__RefHeading__10712_1889221684"/></text:h>
        <text:p text:style-name="P147">The following example supports the steps typical to bacterial genome analysis in which an Ion Torrent sequencer has generated reads at 10x coverage.</text:p>
        <text:p text:style-name="P270">Data</text:p>
        <text:p text:style-name="Standard"><text:span text:style-name="T14">The baseline uses actual data pulled from the Ion community. The reference sequence is Escherichia coli K-12 sub-strain DH10B, available from the NCBI RefSeq database - accession NC_010473 (</text:span><text:span text:style-name="Internet_20_link"><text:span text:style-name="T14">http://www.ncbi.nlm.nih.gov/nuccore/NC_010473</text:span></text:span><text:span text:style-name="T14">). The read data is comprised of Ion Torrent PGM run B14-387, which can be found at the Ion community (</text:span><text:span text:style-name="Internet_20_link"><text:span text:style-name="T14">http://lifetech-it.hosted.jivesoftware.com, requires registration</text:span></text:span><text:span text:style-name="T14">).</text:span></text:p>
        <text:p text:style-name="P313">Table <text:sequence text:ref-name="refTable14" text:name="Table" text:formula="ooow:Table+1" style:num-format="1">15</text:sequence>: Overview of basic pipeline tasks</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305">Task</text:p>
              </table:table-cell>
              <table:table-cell table:style-name="Table26.B1" office:value-type="string">
                <text:p text:style-name="P85">Command &amp; Utilities</text:p>
              </table:table-cell>
              <table:table-cell table:style-name="Table26.B1" office:value-type="string">
                <text:p text:style-name="P85">Purpose</text:p>
              </table:table-cell>
            </table:table-row>
          </table:table-header-rows>
          <table:table-row>
            <table:table-cell table:style-name="Table26.A2" office:value-type="string">
              <text:p text:style-name="P101">Task <text:span text:style-name="T131">1</text:span><text:line-break/>Format reference data</text:p>
            </table:table-cell>
            <table:table-cell table:style-name="Table26.B2" office:value-type="string">
              <text:p text:style-name="P71"><text:span text:style-name="Monospace"><text:span text:style-name="T14">$ rtg </text:span></text:span><text:span text:style-name="Monospace"><text:span text:style-name="T99">format</text:span></text:span></text:p>
            </table:table-cell>
            <table:table-cell table:style-name="Table26.B2" office:value-type="string">
              <text:p text:style-name="P101">Convert reference sequence from FASTA file to RTG Sequence Data Format (SDF)</text:p>
            </table:table-cell>
          </table:table-row>
          <table:table-row>
            <table:table-cell table:style-name="Table26.A2" office:value-type="string">
              <text:p text:style-name="P101">Task <text:span text:style-name="T131">2</text:span><text:line-break/>Format read data</text:p>
            </table:table-cell>
            <table:table-cell table:style-name="Table26.B2" office:value-type="string">
              <text:p text:style-name="P71"><text:span text:style-name="Monospace"><text:span text:style-name="T87">$ rtg format</text:span></text:span></text:p>
            </table:table-cell>
            <table:table-cell table:style-name="Table26.B2" office:value-type="string">
              <text:p text:style-name="P101">Convert read sequence from FASTA and FASTQ files to RTG Sequence Data Format (SDF)</text:p>
            </table:table-cell>
          </table:table-row>
          <text:soft-page-break/>
          <table:table-row>
            <table:table-cell table:style-name="Table26.A2" office:value-type="string">
              <text:p text:style-name="P101">Task 3<text:line-break/>Map reads against the reference genome</text:p>
            </table:table-cell>
            <table:table-cell table:style-name="Table26.B2" office:value-type="string">
              <text:p text:style-name="P71"><text:span text:style-name="Monospace"><text:span text:style-name="T14">$ rtg map</text:span></text:span></text:p>
            </table:table-cell>
            <table:table-cell table:style-name="Table26.B2" office:value-type="string">
              <text:p text:style-name="P101">Generate read alignments for the normal and cancer samples, and report in a BAM file for downstream analysis</text:p>
            </table:table-cell>
          </table:table-row>
          <table:table-row>
            <table:table-cell table:style-name="Table26.A5" office:value-type="string">
              <text:p text:style-name="P101">Task 4<text:line-break/>Call sequence variants in haploid mode</text:p>
            </table:table-cell>
            <table:table-cell table:style-name="Table26.B5" office:value-type="string">
              <text:p text:style-name="P71"><text:span text:style-name="Monospace"><text:span text:style-name="T14">$ rtg </text:span></text:span><text:span text:style-name="Monospace"><text:span text:style-name="T102">snp</text:span></text:span></text:p>
            </table:table-cell>
            <table:table-cell table:style-name="Table26.B5" office:value-type="string">
              <text:p text:style-name="P101">Detect SNPs, MNPs, and indels in haploid sample relative to the reference genome</text:p>
            </table:table-cell>
          </table:table-row>
        </table:table>
        <text:h text:style-name="P357" text:outline-level="3"><text:bookmark-start text:name="__RefHeading__10714_1889221684"/>Task 1 - Format reference data<text:bookmark-end text:name="__RefHeading__10714_1889221684"/></text:h>
        <text:p text:style-name="P159"><text:span text:style-name="T14">Mapping and variant detection requires a conversion of the reference genome from FASTA files into the RTG SDF format. This task will be completed with the </text:span><text:span text:style-name="Monospace"><text:span text:style-name="T14">format</text:span></text:span><text:span text:style-name="T14"> command. The conversion will create an SDF directory containing the reference genome.</text:span></text:p>
        <text:p text:style-name="P159"><text:span text:style-name="T14">Use the </text:span><text:span text:style-name="Monospace"><text:span text:style-name="T14">format</text:span></text:span><text:span text:style-name="T14"> command to convert the FASTA file into an SDF directory for the reference genome.</text:span></text:p>
        <text:p text:style-name="P226">$ rtg format -o ecoli-DH10B </text:p>
        <text:p text:style-name="P226">/data/bacteria/Escherichia_coli_K_12_substr__DH10B_uid58979/NC_010473.fna</text:p>
        <text:h text:style-name="P357" text:outline-level="3"><text:bookmark-start text:name="__RefHeading__10716_1889221684"/>Task 2 - Format read data<text:bookmark-end text:name="__RefHeading__10716_1889221684"/></text:h>
        <text:p text:style-name="P147">Mapping and variant detection of Ion Torrent data requires a conversion of the read sequence data from FASTQ files into the RTG SDF format. Additionally, it is recommended that read trimming based on the quality data present within the FASTQ file be performed as part of this conversion.</text:p>
        <text:p text:style-name="P159"><text:span text:style-name="T14">Use the </text:span><text:span text:style-name="Monospace"><text:span text:style-name="T14">format</text:span></text:span><text:span text:style-name="T14"> command to convert the read FASTQ file into an SDF directory, using the quality threshold option to trim poor quality ends of reads.</text:span></text:p>
        <text:p text:style-name="P226">$ rtg format -f fastq -q solexa --trim-threshold=15 -o B14-387-reads /data/reads/R_2011_07_19_20_05_38_user_B14-387-r121336-314_pool30-ms_Auto_B14-387-r121336-314_pool30-ms_8399.fastq</text:p>
        <text:h text:style-name="P357" text:outline-level="3"><text:bookmark-start text:name="__RefHeading__10718_1889221684"/>Task 3 - Map reads to the reference genome<text:bookmark-end text:name="__RefHeading__10718_1889221684"/></text:h>
        <text:p text:style-name="P147">Map the sequence reads against the reference genome to generate alignments in BAM format.</text:p>
        <text:p text:style-name="P159"><text:span text:style-name="T14">The RTG </text:span><text:span text:style-name="Monospace"><text:span text:style-name="T14">map</text:span></text:span><text:span text:style-name="T14"> command provides a means for the mapping of Ion Torrent reads to a reference genome. When mapping Ion Torrent reads, a read group with the platform field (</text:span><text:span text:style-name="Monospace"><text:span text:style-name="T14">PL</text:span></text:span><text:span text:style-name="T14">) set to "</text:span><text:span text:style-name="Monospace"><text:span text:style-name="T14">IONTORRENT</text:span></text:span><text:span text:style-name="T14">" should be provided.</text:span></text:p>
        <text:p text:style-name="P226">$ rtg map -i B14-387-reads -t ecoli-DH10B -o B14-387-map</text:p>
        <text:p text:style-name="P226"><text:s text:c="4"/>--sam-rg "@RG\tID:B14-387-r121336\tSM:B14-387\tPL:IONTORRENT"</text:p>
        <text:p text:style-name="P159"><text:span text:style-name="T14">Multiple files are written to the output directory of the mapping run. For further variant calling, the </text:span><text:span text:style-name="Monospace"><text:span text:style-name="T14">alignments.bam</text:span></text:span><text:span text:style-name="T14"> file has the associated required index file </text:span><text:span text:style-name="Monospace"><text:span text:style-name="T14">alignments.bam.bai</text:span></text:span><text:span text:style-name="T14">. The additional files </text:span><text:span text:style-name="Monospace"><text:span text:style-name="T14">alignments.bam.calibration</text:span></text:span><text:span text:style-name="T14"> contains metadata to provide more accurate variant calling.</text:span></text:p>
        <text:h text:style-name="P357" text:outline-level="3"><text:bookmark-start text:name="__RefHeading__10720_1889221684"/><text:soft-page-break/>Task 4 - Call sequence variants in haploid mode<text:bookmark-end text:name="__RefHeading__10720_1889221684"/></text:h>
        <text:p text:style-name="P147">Call haploid sequence variants in the mapped reads against the reference genome to generate a variants file in the VCF format.</text:p>
        <text:p text:style-name="P159"><text:span text:style-name="T14">The </text:span><text:span text:style-name="Monospace"><text:span text:style-name="T14">snp</text:span></text:span><text:span text:style-name="T14"> command will automatically set machine error calibration parameters according to the platform (PL attribute) specified in the SAM read group, in this example to the Ion Torrent parameters. The </text:span><text:span text:style-name="Monospace"><text:span text:style-name="T14">snp</text:span></text:span><text:span text:style-name="T14"> command defaults to diploid variant calling, so for this bacterial example haploid mode will be specified. The automatically included </text:span><text:span text:style-name="Monospace"><text:span text:style-name="T14">.calibration</text:span></text:span><text:span text:style-name="T14"> files provide additional information specific to the mapping data for improved variant calling.</text:span></text:p>
        <text:p text:style-name="P226">$ rtg snp -t ecoli-DH10B -o B14-387-snp --ploidy=haploid</text:p>
        <text:p text:style-name="P226"><text:s text:c="4"/>B14-387-map/alignments.bam</text:p>
        <text:p text:style-name="P159"><text:span text:style-name="T14">Examining the </text:span><text:span text:style-name="Monospace"><text:span text:style-name="T14">snps.vcf.gz</text:span></text:span><text:span text:style-name="T14"> file in the output directory will show that variants have been called in haploid mode. For more details about the VCF output file see </text:span><text:span text:style-name="T98">Section </text:span><text:span text:style-name="T98"><text:bookmark-ref text:reference-format="number" text:ref-name="__RefHeading__10810_1889221684">6.7.3</text:bookmark-ref></text:span><text:span text:style-name="T14"> </text:span><text:span text:style-name="T22">VCF output file description</text:span><text:span text:style-name="T14">.</text:span></text:p>
        <text:h text:style-name="P373" text:outline-level="2"><text:bookmark-start text:name="__RefHeading__2986_1889221684"/>RTG contaminant filtering<text:bookmark-end text:name="__RefHeading__2986_1889221684"/></text:h>
        <text:p text:style-name="P147">Use the following set of tasks to remove contaminated reads from a sequenced DNA sample.</text:p>
        <text:p text:style-name="P159"><text:span text:style-name="T14">The RTG contamination filter, called </text:span><text:span text:style-name="Monospace"><text:span text:style-name="T14">mapf</text:span></text:span><text:span text:style-name="T14">, removes contaminant reads by mapping against a database of potential contaminant sequences. For example, a bacteria</text:span><text:span text:style-name="T124">l</text:span><text:span text:style-name="T14"> metagenomic sample may have some amount of human sequence contaminating it. The following process removes any human reads leaving only bacteria reads.</text:span></text:p>
        <text:p text:style-name="P313">Table <text:sequence text:ref-name="refTable15" text:name="Table" text:formula="ooow:Table+1" style:num-format="1">16</text:sequence>: Overview of contaminant filtering tasks</text:p>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P306">Task</text:p>
              </table:table-cell>
              <table:table-cell table:style-name="Table28.B1" office:value-type="string">
                <text:p text:style-name="P86">Command &amp; Utilities</text:p>
              </table:table-cell>
              <table:table-cell table:style-name="Table28.B1" office:value-type="string">
                <text:p text:style-name="P86">Purpose</text:p>
              </table:table-cell>
            </table:table-row>
          </table:table-header-rows>
          <table:table-row>
            <table:table-cell table:style-name="Table28.A2" office:value-type="string">
              <text:p text:style-name="P102">Task <text:span text:style-name="T131">1</text:span><text:line-break/>Format reference data</text:p>
            </table:table-cell>
            <table:table-cell table:style-name="Table28.B2" office:value-type="string">
              <text:p text:style-name="P72"><text:span text:style-name="Monospace"><text:span text:style-name="T14">$ rtg </text:span></text:span><text:span text:style-name="Monospace"><text:span text:style-name="T99">format<text:line-break/></text:span></text:span><text:span text:style-name="Monospace"><text:span text:style-name="T14">$ rtg </text:span></text:span><text:span text:style-name="Monospace"><text:span text:style-name="T103">sdfstats</text:span></text:span></text:p>
            </table:table-cell>
            <table:table-cell table:style-name="Table28.B2" office:value-type="string">
              <text:p text:style-name="P102">Convert reference sequence from FASTA file to RTG Sequence Data Format (SDF)</text:p>
            </table:table-cell>
          </table:table-row>
          <table:table-row>
            <table:table-cell table:style-name="Table28.A2" office:value-type="string">
              <text:p text:style-name="P102">Task <text:span text:style-name="T131">2</text:span><text:line-break/>Format read data</text:p>
            </table:table-cell>
            <table:table-cell table:style-name="Table28.B2" office:value-type="string">
              <text:p text:style-name="P72"><text:span text:style-name="Monospace"><text:span text:style-name="T87">$ rtg format<text:line-break/></text:span></text:span><text:span text:style-name="Monospace"><text:span text:style-name="T14">$ rtg </text:span></text:span><text:span text:style-name="Monospace"><text:span text:style-name="T103">sdfstats</text:span></text:span></text:p>
            </table:table-cell>
            <table:table-cell table:style-name="Table28.B2" office:value-type="string">
              <text:p text:style-name="P102">Convert read sequence from FASTA and FASTQ files to RTG Sequence Data Format (SDF)</text:p>
            </table:table-cell>
          </table:table-row>
          <table:table-row>
            <table:table-cell table:style-name="Table28.A2" office:value-type="string">
              <text:p text:style-name="P102">Task 3<text:line-break/>Run contamination filter</text:p>
            </table:table-cell>
            <table:table-cell table:style-name="Table28.B2" office:value-type="string">
              <text:p text:style-name="P72"><text:span text:style-name="Monospace"><text:span text:style-name="T14">$ rtg map</text:span></text:span><text:span text:style-name="Monospace"><text:span text:style-name="T103">f</text:span></text:span></text:p>
            </table:table-cell>
            <table:table-cell table:style-name="Table28.B2" office:value-type="string">
              <text:p text:style-name="P102">Produce the SDF file of reads which map to the contaminant and the SDF file of those that do not</text:p>
            </table:table-cell>
          </table:table-row>
          <table:table-row>
            <table:table-cell table:style-name="Table28.A5" office:value-type="string">
              <text:p text:style-name="P103">Task 4<text:line-break/>Manage filtered reads</text:p>
            </table:table-cell>
            <table:table-cell table:style-name="Table28.B5" office:value-type="string">
              <text:p text:style-name="P72"><text:span text:style-name="Monospace"><text:span text:style-name="T14">$ </text:span></text:span><text:span text:style-name="Monospace"><text:span text:style-name="T104">mv</text:span></text:span></text:p>
            </table:table-cell>
            <table:table-cell table:style-name="Table28.B5" office:value-type="string">
              <text:p text:style-name="P103">Set up the results for use in further processing</text:p>
            </table:table-cell>
          </table:table-row>
        </table:table>
        <text:h text:style-name="P357" text:outline-level="3"><text:bookmark-start text:name="__RefHeading__10730_1889221684"/>Task 1 - Format reference data<text:bookmark-end text:name="__RefHeading__10730_1889221684"/></text:h>
        <text:p text:style-name="P159"><text:span text:style-name="T14">RTG tools require a conversion of reference sequences from FASTA files into the RTG SDF format. This task will be completed with the </text:span><text:span text:style-name="Monospace"><text:span text:style-name="T14">format</text:span></text:span><text:span text:style-name="T14"> command. The conversion will create an SDF directory containing the reference genome.</text:span></text:p>
        <text:p text:style-name="P147"><text:soft-page-break/>First, observe a typical genome reference with multiple chromosome sequences stored in compressed FASTA format.</text:p>
        <text:p text:style-name="P226">$ ls -l /data/human/hg19/</text:p>
        <text:p text:style-name="P226">43026389 Mar 21 <text:s/>2009 chr10.fa.gz</text:p>
        <text:p text:style-name="P226">42966674 Mar 21 <text:s/>2009 chr11.fa.gz</text:p>
        <text:p text:style-name="P226">42648875 Mar 21 <text:s/>2009 chr12.fa.gz</text:p>
        <text:p text:style-name="P226">31517348 Mar 21 <text:s/>2009 chr13.fa.gz</text:p>
        <text:p text:style-name="P226">28970334 Mar 21 <text:s/>2009 chr14.fa.gz</text:p>
        <text:p text:style-name="P226">26828094 Mar 21 <text:s/>2009 chr15.fa.gz</text:p>
        <text:p text:style-name="P226">25667827 Mar 21 <text:s/>2009 chr16.fa.gz</text:p>
        <text:p text:style-name="P226">25139792 Mar 21 <text:s/>2009 chr17.fa.gz</text:p>
        <text:p text:style-name="P226">24574571 Mar 21 <text:s/>2009 chr18.fa.gz</text:p>
        <text:p text:style-name="P226">17606811 Mar 21 <text:s/>2009 chr19.fa.gz</text:p>
        <text:p text:style-name="P226">73773666 Mar 21 <text:s/>2009 chr1.fa.gz</text:p>
        <text:p text:style-name="P226">19513342 Mar 21 <text:s/>2009 chr20.fa.gz</text:p>
        <text:p text:style-name="P226">11549785 Mar 21 <text:s/>2009 chr21.fa.gz</text:p>
        <text:p text:style-name="P226">11327826 Mar 21 <text:s/>2009 chr22.fa.gz</text:p>
        <text:p text:style-name="P226">78240395 Mar 21 <text:s/>2009 chr2.fa.gz</text:p>
        <text:p text:style-name="P226">64033758 Mar 21 <text:s/>2009 chr3.fa.gz</text:p>
        <text:p text:style-name="P226">61700369 Mar 21 <text:s/>2009 chr4.fa.gz</text:p>
        <text:p text:style-name="P226">58378199 Mar 21 <text:s/>2009 chr5.fa.gz</text:p>
        <text:p text:style-name="P226">54997756 Mar 21 <text:s/>2009 chr6.fa.gz</text:p>
        <text:p text:style-name="P226">50667196 Mar 21 <text:s/>2009 chr7.fa.gz</text:p>
        <text:p text:style-name="P226">46889258 Mar 21 <text:s/>2009 chr8.fa.gz</text:p>
        <text:p text:style-name="P226">39464200 Mar 21 <text:s/>2009 chr9.fa.gz</text:p>
        <text:p text:style-name="P226"><text:s text:c="4"/>5537 Mar 21 <text:s/>2009 chrM.fa.gz</text:p>
        <text:p text:style-name="P226">49278128 Mar 21 <text:s/>2009 chrX.fa.gz</text:p>
        <text:p text:style-name="P226"><text:s/>8276338 Mar 21 <text:s/>2009 chrY.fa.gz</text:p>
        <text:p text:style-name="P159"><text:span text:style-name="T14">Now, use the </text:span><text:span text:style-name="Monospace"><text:span text:style-name="T14">format</text:span></text:span><text:span text:style-name="T14"> command to convert multiple input files into a single SDF directory for the reference.</text:span></text:p>
        <text:p text:style-name="P226">$ rtg format -o hg19 /data/human/hg19/chrM.fa.gz</text:p>
        <text:p text:style-name="P226"><text:s text:c="4"/>/data/human/hg19/chr[1-9].fa.gz /data/human/hg19/chr1[0-9].fa.gz</text:p>
        <text:p text:style-name="P226"><text:s text:c="4"/>/data/human/hg19/chr2[0-9].fa.gz /data/human/hg19/chrX.fa.gz</text:p>
        <text:p text:style-name="P226"><text:s text:c="4"/>/data/human/hg19/chrY.fa.gz</text:p>
        <text:p text:style-name="P159"><text:span text:style-name="T14">This takes the human reference FASTA files and creates a directory called </text:span><text:span text:style-name="Monospace"><text:span text:style-name="T14">hg19</text:span></text:span><text:span text:style-name="T14"> containing the SDF, with chromosomes ordered in the standard UCSC ordering. You can use the </text:span><text:span text:style-name="Monospace"><text:span text:style-name="T14">sdfstats</text:span></text:span><text:span text:style-name="T14"> command to show statistics for your reference SDF, including the individual sequence lengths.</text:span></text:p>
        <text:p text:style-name="P226">$ rtg sdfstats --lengths hg19</text:p>
        <text:p text:style-name="P226">Type <text:s text:c="14"/>: DNA</text:p>
        <text:p text:style-name="P226">Number of sequences: 25</text:p>
        <text:p text:style-name="P226">Maximum length <text:s text:c="4"/>: 249250621</text:p>
        <text:p text:style-name="P226">Minimum length <text:s text:c="4"/>: 16571</text:p>
        <text:p text:style-name="P226">Sequence names <text:s text:c="4"/>: yes</text:p>
        <text:p text:style-name="P226">N <text:s text:c="17"/>: 234350281</text:p>
        <text:p text:style-name="P226">A <text:s text:c="17"/>: 844868045</text:p>
        <text:p text:style-name="P226">C <text:s text:c="17"/>: 585017944</text:p>
        <text:p text:style-name="P226">G <text:s text:c="17"/>: 585360436</text:p>
        <text:p text:style-name="P226">T <text:s text:c="17"/>: 846097277</text:p>
        <text:p text:style-name="P226">Total residues <text:s text:c="4"/>: 3095693983</text:p>
        <text:p text:style-name="P226">Residue qualities <text:s/>: no</text:p>
        <text:p text:style-name="P226"/>
        <text:p text:style-name="P226">Sequence lengths: </text:p>
        <text:p text:style-name="P226">chrM <text:s text:c="3"/>16571</text:p>
        <text:p text:style-name="P226">chr1 <text:s text:c="3"/>249250621</text:p>
        <text:p text:style-name="P226">chr2 <text:s text:c="3"/>243199373</text:p>
        <text:p text:style-name="P226">chr3 <text:s text:c="3"/>198022430</text:p>
        <text:p text:style-name="P226">chr4 <text:s text:c="3"/>191154276</text:p>
        <text:p text:style-name="P226">chr5 <text:s text:c="3"/>180915260</text:p>
        <text:p text:style-name="P226">chr6 <text:s text:c="3"/>171115067</text:p>
        <text:p text:style-name="P226">chr7 <text:s text:c="3"/>159138663</text:p>
        <text:p text:style-name="P226">chr8 <text:s text:c="3"/>146364022</text:p>
        <text:p text:style-name="P226"><text:soft-page-break/>chr9 <text:s text:c="3"/>141213431</text:p>
        <text:p text:style-name="P226">chr10 <text:s text:c="2"/>135534747</text:p>
        <text:p text:style-name="P226">chr11 <text:s text:c="2"/>135006516</text:p>
        <text:p text:style-name="P226">chr12 <text:s text:c="2"/>133851895</text:p>
        <text:p text:style-name="P226">chr13 <text:s text:c="2"/>115169878</text:p>
        <text:p text:style-name="P226">chr14 <text:s text:c="2"/>107349540</text:p>
        <text:p text:style-name="P226">chr15 <text:s text:c="2"/>102531392</text:p>
        <text:p text:style-name="P226">chr16 <text:s text:c="2"/>90354753</text:p>
        <text:p text:style-name="P226">chr17 <text:s text:c="2"/>81195210</text:p>
        <text:p text:style-name="P226">chr18 <text:s text:c="2"/>78077248</text:p>
        <text:p text:style-name="P226">chr19 <text:s text:c="2"/>59128983</text:p>
        <text:p text:style-name="P226">chr20 <text:s text:c="2"/>63025520</text:p>
        <text:p text:style-name="P226">chr21 <text:s text:c="2"/>48129895</text:p>
        <text:p text:style-name="P226">chr22 <text:s text:c="2"/>51304566</text:p>
        <text:p text:style-name="P226">chrX <text:s text:c="3"/>155270560</text:p>
        <text:p text:style-name="P226">chrY <text:s text:c="3"/>59373566</text:p>
        <text:h text:style-name="P357" text:outline-level="3"><text:bookmark-start text:name="__RefHeading__10732_1889221684"/>Task 2 - Format read data<text:bookmark-end text:name="__RefHeading__10732_1889221684"/></text:h>
        <text:p text:style-name="P159"><text:span text:style-name="T14">RTG tools require a conversion of read sequence data from FASTA or FASTQ files into the RTG SDF format. This task will be completed with the </text:span><text:span text:style-name="Monospace"><text:span text:style-name="T14">format</text:span></text:span><text:span text:style-name="T14"> command. The conversion will create an SDF directory for the sample reads.</text:span></text:p>
        <text:p text:style-name="P147">Take a paired set of reads in FASTQ format and convert it into RTG data format (SDF). This example shows one run of data, taking as input both left and right mate pairs from the same run.</text:p>
        <text:p text:style-name="P226">$ rtg format -f fastq -q sanger -o bacteria-sample</text:p>
        <text:p text:style-name="P226"><text:s text:c="4"/>-l /data/reads/bacteria/sample_1.fq</text:p>
        <text:p text:style-name="P226"><text:s text:c="4"/>-r /data/reads/bacteria/sample_2.fq</text:p>
        <text:p text:style-name="P147">This creates a directory named bacteria-sample with two subdirectories, named left and right. Use the <text:span text:style-name="Monospace">sdfstats</text:span> command to verify this step.</text:p>
        <text:p text:style-name="P226">$ rtg sdfstats bacteria-sample</text:p>
        <text:h text:style-name="P357" text:outline-level="3"><text:bookmark-start text:name="__RefHeading__10734_1889221684"/>Task 3 - Run contamination filter<text:bookmark-end text:name="__RefHeading__10734_1889221684"/></text:h>
        <text:p text:style-name="P159"><text:span text:style-name="T14">The </text:span><text:span text:style-name="Monospace"><text:span text:style-name="T14">mapf</text:span></text:span><text:span text:style-name="T14"> command functions in much the same way as the </text:span><text:span text:style-name="Monospace"><text:span text:style-name="T14">map</text:span></text:span><text:span text:style-name="T14"> command, but instead of producing BAM files of the mappings it produces two SDF directories, one containing reads that map to the reference and the other with reads that do not map. As with the </text:span><text:span text:style-name="Monospace"><text:span text:style-name="T14">map</text:span></text:span><text:span text:style-name="T14"> command there are multiple tuning parameters to adjust sensitivity and selectivity of the mappings. As with the </text:span><text:span text:style-name="Monospace"><text:span text:style-name="T14">map</text:span></text:span><text:span text:style-name="T14"> command, you can use the </text:span><text:span text:style-name="Monospace"><text:span text:style-name="T14">--start-read</text:span></text:span><text:span text:style-name="T14"> and </text:span><text:span text:style-name="Monospace"><text:span text:style-name="T14">--end-read</text:span></text:span><text:span text:style-name="T14"> flags to perform the mapping in smaller sections if required. The default </text:span><text:span text:style-name="Monospace"><text:span text:style-name="T14">mapf</text:span></text:span><text:span text:style-name="T14"> settings are similar to </text:span><text:span text:style-name="Monospace"><text:span text:style-name="T14">map</text:span></text:span><text:span text:style-name="T14"> although the word size and step sizes have been adjusted to yield more sensitive mappings.</text:span></text:p>
        <text:p text:style-name="P226">$ rtg mapf -t hg19 -i bacteria-sample -o filter-sample</text:p>
        <text:p text:style-name="P159"><text:span text:style-name="T14">In the </text:span><text:span text:style-name="Monospace"><text:span text:style-name="T14">filter-sample</text:span></text:span><text:span text:style-name="T14"> output directory there are, amongst other files, two directories named </text:span><text:span text:style-name="Monospace"><text:span text:style-name="T14">alignments.sdf</text:span></text:span><text:span text:style-name="T14"> and </text:span><text:span text:style-name="Monospace"><text:span text:style-name="T14">unmapped.sdf</text:span></text:span><text:span text:style-name="T14">. The </text:span><text:span text:style-name="Monospace"><text:span text:style-name="T14">alignments.sdf</text:span></text:span><text:span text:style-name="T14"> directory is an SDF of the reads that mapped to the reference, and the </text:span><text:span text:style-name="Monospace"><text:span text:style-name="T14">unmapped.sdf</text:span></text:span><text:span text:style-name="T14"> directory is an SDF of the reads that did not map.</text:span></text:p>
        <text:p text:style-name="P226">$ ls -l filter-sample/</text:p>
        <text:p text:style-name="P226"><text:s text:c="5"/>4096 Sep 30 16:02 alignments.sdf/</text:p>
        <text:p text:style-name="P226"><text:s text:c="7"/>33 Sep 30 16:02 done</text:p>
        <text:p text:style-name="P226"><text:s text:c="2"/>2776886 Sep 30 16:02 mapf.log</text:p>
        <text:p text:style-name="P226"><text:s text:c="4"/>12625 Sep 30 16:02 progress</text:p>
        <text:p text:style-name="P226"><text:s text:c="6"/>143 Sep 30 16:02 summary.txt</text:p>
        <text:p text:style-name="P226"><text:s text:c="5"/>4096 Sep 30 16:02 unmapped.sdf/</text:p>
        <text:h text:style-name="P357" text:outline-level="3"><text:bookmark-start text:name="__RefHeading__10736_1889221684"/><text:soft-page-break/>Task 4 - Manage filtered reads<text:bookmark-end text:name="__RefHeading__10736_1889221684"/></text:h>
        <text:p text:style-name="P147">Depending on the use case, either rename, move or delete the filtered SDF directories as necessary. In this example the reads that did not map to the contamination reference are to be used in further processing, so rename the <text:span text:style-name="Monospace">unmapped.sdf</text:span> directory.</text:p>
        <text:p text:style-name="P226">$ mv filter-sample/unmapped.sdf bacteria-sample-filtered</text:p>
        <text:p text:style-name="Standard"><text:span text:style-name="T14">The filtered read set is now ready for subsequent processing, such as </text:span><text:span text:style-name="T106">with the </text:span><text:span text:style-name="Monospace"><text:span text:style-name="T14">mapx</text:span></text:span><text:span text:style-name="T14"> or </text:span><text:span text:style-name="Monospace"><text:span text:style-name="T14">species</text:span></text:span><text:span text:style-name="T14"> </text:span><text:span text:style-name="T106">tools</text:span><text:span text:style-name="T14">.</text:span></text:p>
        <text:h text:style-name="P375" text:outline-level="2"><text:bookmark-start text:name="__RefHeading__26865_229859350"/>RTG translated protein searching<text:bookmark-end text:name="__RefHeading__26865_229859350"/></text:h>
        <text:p text:style-name="P152">Use the following set of tasks to search DNA reads against a protein data set.</text:p>
        <text:p text:style-name="P161"><text:span text:style-name="T14">The RTG protein search tool, </text:span><text:span text:style-name="Monospace"><text:span text:style-name="T14">mapx</text:span></text:span><text:span text:style-name="T14"> translates nucleotide reads into protein space and search them against a protein data set. For example, a sample taken from a human gut can be searched against a protein data set to determine which kinds of protein families are present in the sample.</text:span></text:p>
        <text:p text:style-name="P161"><text:span text:style-name="T14">For this example we will search a human gut sample read set against an NCBI non-redundant protein data set. In the following tasks it is assumed non-redundant protein data set is called </text:span><text:span text:style-name="Monospace"><text:span text:style-name="T14">nr.fasta</text:span></text:span><text:span text:style-name="T14"> and the human gut sample is called </text:span><text:span text:style-name="Monospace"><text:span text:style-name="T14">human-gut.fastq</text:span></text:span><text:span text:style-name="T14">.</text:span></text:p>
        <text:p text:style-name="P314">Table <text:sequence text:ref-name="refTable16" text:name="Table" text:formula="ooow:Table+1" style:num-format="1">17</text:sequence>: Overview of translated protein searching tasks</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304">Task</text:p>
              </table:table-cell>
              <table:table-cell table:style-name="Table17.B1" office:value-type="string">
                <text:p text:style-name="P84">Command &amp; Utilities</text:p>
              </table:table-cell>
              <table:table-cell table:style-name="Table17.B1" office:value-type="string">
                <text:p text:style-name="P84">Purpose</text:p>
              </table:table-cell>
            </table:table-row>
          </table:table-header-rows>
          <table:table-row>
            <table:table-cell table:style-name="Table17.A2" office:value-type="string">
              <text:p text:style-name="P100">Task <text:span text:style-name="T131">1</text:span><text:line-break/>Format protein data set</text:p>
            </table:table-cell>
            <table:table-cell table:style-name="Table17.B2" office:value-type="string">
              <text:p text:style-name="P75"><text:span text:style-name="Monospace"><text:span text:style-name="T14">$ rtg </text:span></text:span><text:span text:style-name="Monospace"><text:span text:style-name="T99">format</text:span></text:span></text:p>
            </table:table-cell>
            <table:table-cell table:style-name="Table17.B2" office:value-type="string">
              <text:p text:style-name="P100">Convert protein data set from FASTA to RTG sequence data format (SDF)</text:p>
            </table:table-cell>
          </table:table-row>
          <table:table-row>
            <table:table-cell table:style-name="Table17.A2" office:value-type="string">
              <text:p text:style-name="P100">Task <text:span text:style-name="T131">2</text:span><text:line-break/>Format DNA read set</text:p>
            </table:table-cell>
            <table:table-cell table:style-name="Table17.B2" office:value-type="string">
              <text:p text:style-name="P75"><text:span text:style-name="Monospace"><text:span text:style-name="T87">$ rtg format</text:span></text:span></text:p>
            </table:table-cell>
            <table:table-cell table:style-name="Table17.B2" office:value-type="string">
              <text:p text:style-name="P100">Convert read sequence from FASTA and FASTQ files to RTG Sequence Data Format (SDF)</text:p>
            </table:table-cell>
          </table:table-row>
          <table:table-row>
            <table:table-cell table:style-name="Table17.A4" office:value-type="string">
              <text:p text:style-name="P100">Task 3<text:line-break/>Search against protein data set</text:p>
            </table:table-cell>
            <table:table-cell table:style-name="Table17.B4" office:value-type="string">
              <text:p text:style-name="P75"><text:span text:style-name="Monospace"><text:span text:style-name="T14">$ rtg <text:s/></text:span></text:span><text:span text:style-name="Monospace"><text:span text:style-name="T87">mapx</text:span></text:span></text:p>
            </table:table-cell>
            <table:table-cell table:style-name="Table17.B4" office:value-type="string">
              <text:p text:style-name="P100">Generate search results with alignments in tabular format</text:p>
            </table:table-cell>
          </table:table-row>
        </table:table>
        <text:h text:style-name="P369" text:outline-level="3"><text:bookmark-start text:name="__RefHeading__10724_1889221684"/>Task 1 - Format protein data set<text:bookmark-end text:name="__RefHeading__10724_1889221684"/></text:h>
        <text:p text:style-name="P161"><text:span text:style-name="T14">The </text:span><text:span text:style-name="Monospace"><text:span text:style-name="T14">mapx</text:span></text:span><text:span text:style-name="T14"> command requires a conversion of a protein data set from FASTA files into RTG SDF format. This task will be completed with the </text:span><text:span text:style-name="Monospace"><text:span text:style-name="T14">format</text:span></text:span><text:span text:style-name="T14"> command. The conversion will create an SDF directory containing the protein data set. </text:span></text:p>
        <text:p text:style-name="P254">$ rtg format -p -o nr /data/NCBI-nr/nr.fasta</text:p>
        <text:p text:style-name="P161"><text:span text:style-name="T14">The above command will take the </text:span><text:span text:style-name="Monospace"><text:span text:style-name="T14">nr.fasta</text:span></text:span><text:span text:style-name="T14"> file and create a directory called </text:span><text:span text:style-name="Monospace"><text:span text:style-name="T14">nr</text:span></text:span><text:span text:style-name="T14"> containing the SDF. Note </text:span><text:span text:style-name="T98">that</text:span><text:span text:style-name="T14"> the </text:span><text:span text:style-name="Monospace"><text:span text:style-name="T14">-p</text:span></text:span><text:span text:style-name="T14"> option </text:span><text:span text:style-name="T98">is used to</text:span><text:span text:style-name="T14"> create the SDF with protein data.</text:span></text:p>
        <text:h text:style-name="P369" text:outline-level="3"><text:bookmark-start text:name="__RefHeading__10726_1889221684"/><text:soft-page-break/>Task 2 - Format DNA read set<text:bookmark-end text:name="__RefHeading__10726_1889221684"/></text:h>
        <text:p text:style-name="P161"><text:span text:style-name="T14">The </text:span><text:span text:style-name="Monospace"><text:span text:style-name="T14">mapx</text:span></text:span><text:span text:style-name="T14"> command requires a conversion of the DNA read set data from FASTA or FASTQ files into RTG SDF format. This task will be completed with the </text:span><text:span text:style-name="Monospace"><text:span text:style-name="T14">format</text:span></text:span><text:span text:style-name="T14"> command. The following command assumes the sample read data set is in Solexa FASTQ format.</text:span></text:p>
        <text:p text:style-name="P254">$ rtg format -f fastq -q solexa -o human-gut</text:p>
        <text:p text:style-name="P254"><text:s text:c="4"/>/data/human-gut-sample.fastq</text:p>
        <text:h text:style-name="P369" text:outline-level="3"><text:bookmark-start text:name="__RefHeading__10728_1889221684"/>Task 3 - Search against protein data set<text:bookmark-end text:name="__RefHeading__10728_1889221684"/></text:h>
        <text:p text:style-name="P152">Search the DNA reads against the protein data set and generate alignments in tabular format.</text:p>
        <text:p text:style-name="P161"><text:span text:style-name="T14">The </text:span><text:span text:style-name="Monospace"><text:span text:style-name="T14">mapx</text:span></text:span><text:span text:style-name="T14"> command provides multiple tuning parameters to adjust sensitivity and selectivity at the search stage. As with the </text:span><text:span text:style-name="Monospace"><text:span text:style-name="T14">map</text:span></text:span><text:span text:style-name="T14"> command, you can use the </text:span><text:span text:style-name="Monospace"><text:span text:style-name="T14">--start-read</text:span></text:span><text:span text:style-name="T14"> and </text:span><text:span text:style-name="Monospace"><text:span text:style-name="T14">--end-read</text:span></text:span><text:span text:style-name="T14"> flags to perform the mapping in smaller sections if required. In general, protein search strategies are based on protein similarity also known as identity.</text:span></text:p>
        <text:p text:style-name="P152">The search example below uses a sensitivity setting that will guarantee reporting with reads that align with 4 substitutions and 1 indels. </text:p>
        <text:p text:style-name="P254">$ rtg mapx -t nr -i human-gut -o mapx_results -a 3 -b 1</text:p>
        <text:p text:style-name="P161"><text:span text:style-name="T14">The </text:span><text:span text:style-name="Monospace"><text:span text:style-name="T14">alignments.tsv.gz</text:span></text:span><text:span text:style-name="T14"> file in the </text:span><text:span text:style-name="Monospace"><text:span text:style-name="T14">mapx_results</text:span></text:span><text:span text:style-name="T14"> output directory contains tabular output with alignments. For more information about this output format see Section </text:span><text:span text:style-name="T14"><text:bookmark-ref text:reference-format="number" text:ref-name="__RefHeading__10820_1889221684">6.7.8</text:bookmark-ref></text:span><text:span text:style-name="T14">.</text:span></text:p>
        <text:h text:style-name="P373" text:outline-level="2"><text:bookmark-start text:name="__RefHeading__10748_1889221684"/>RTG species frequency estimation<text:bookmark-end text:name="__RefHeading__10748_1889221684"/></text:h>
        <text:p text:style-name="P159"><text:span text:style-name="T14">Use the following set of tasks to estimate the frequency of bacterial species in a metagenomic sample. The RTG </text:span><text:span text:style-name="Monospace"><text:span text:style-name="T14">species</text:span></text:span><text:span text:style-name="T14"> frequency estimator, called species, takes a set of reads mapped against a bacterial database and from this estimates the relative frequency of each species in the database.</text:span></text:p>
        <text:p text:style-name="P313">Table <text:sequence text:ref-name="refTable17" text:name="Table" text:formula="ooow:Table+1" style:num-format="1">18</text:sequence>: Overview of species frequency estimation tasks</text:p>
        <table:table table:name="Table31" table:style-name="Table31">
          <table:table-column table:style-name="Table31.A"/>
          <table:table-column table:style-name="Table31.B"/>
          <table:table-column table:style-name="Table31.C"/>
          <table:table-header-rows>
            <table:table-row table:style-name="Table31.1">
              <table:table-cell table:style-name="Table31.A1" office:value-type="string">
                <text:p text:style-name="P307">Task</text:p>
              </table:table-cell>
              <table:table-cell table:style-name="Table31.B1" office:value-type="string">
                <text:p text:style-name="P87">Command &amp; Utilities</text:p>
              </table:table-cell>
              <table:table-cell table:style-name="Table31.B1" office:value-type="string">
                <text:p text:style-name="P87">Purpose</text:p>
              </table:table-cell>
            </table:table-row>
          </table:table-header-rows>
          <table:table-row>
            <table:table-cell table:style-name="Table31.A2" office:value-type="string">
              <text:p text:style-name="P104">Task <text:span text:style-name="T131">1</text:span><text:line-break/>Format reference data</text:p>
            </table:table-cell>
            <table:table-cell table:style-name="Table31.B2" office:value-type="string">
              <text:p text:style-name="P73"><text:span text:style-name="Monospace"><text:span text:style-name="T14">$ rtg </text:span></text:span><text:span text:style-name="Monospace"><text:span text:style-name="T99">format<text:line-break/></text:span></text:span><text:span text:style-name="Monospace"><text:span text:style-name="T14">$ rtg </text:span></text:span><text:span text:style-name="Monospace"><text:span text:style-name="T103">sdfstats</text:span></text:span></text:p>
            </table:table-cell>
            <table:table-cell table:style-name="Table31.B2" office:value-type="string">
              <text:p text:style-name="P104">Convert reference sequence from FASTA file to RTG Sequence Data Format (SDF)</text:p>
            </table:table-cell>
          </table:table-row>
          <table:table-row>
            <table:table-cell table:style-name="Table31.A2" office:value-type="string">
              <text:p text:style-name="P104">Task <text:span text:style-name="T131">2</text:span><text:line-break/>Format read data</text:p>
            </table:table-cell>
            <table:table-cell table:style-name="Table31.B2" office:value-type="string">
              <text:p text:style-name="P73"><text:span text:style-name="Monospace"><text:span text:style-name="T87">$ rtg format<text:line-break/></text:span></text:span><text:span text:style-name="Monospace"><text:span text:style-name="T14">$ rtg </text:span></text:span><text:span text:style-name="Monospace"><text:span text:style-name="T103">sdfstats</text:span></text:span></text:p>
            </table:table-cell>
            <table:table-cell table:style-name="Table31.B2" office:value-type="string">
              <text:p text:style-name="P104">Convert read sequence from FASTA and FASTQ files to RTG Sequence Data Format (SDF)</text:p>
            </table:table-cell>
          </table:table-row>
          <table:table-row>
            <table:table-cell table:style-name="Table31.A2" office:value-type="string">
              <text:p text:style-name="P104">Task 3<text:line-break/>Run contamination filter <text:span text:style-name="T133">(optional)</text:span></text:p>
            </table:table-cell>
            <table:table-cell table:style-name="Table31.B2" office:value-type="string">
              <text:p text:style-name="P73"><text:span text:style-name="Monospace"><text:span text:style-name="T14">$ rtg map</text:span></text:span><text:span text:style-name="Monospace"><text:span text:style-name="T103">f</text:span></text:span></text:p>
            </table:table-cell>
            <table:table-cell table:style-name="Table31.B2" office:value-type="string">
              <text:p text:style-name="P104">Produce the SDF file of reads which map to the contaminant and the SDF file of those that do not</text:p>
            </table:table-cell>
          </table:table-row>
          <table:table-row>
            <table:table-cell table:style-name="Table31.A2" office:value-type="string">
              <text:p text:style-name="P104">Task 4<text:line-break/>Map metagenomic reads against bacterial database</text:p>
            </table:table-cell>
            <table:table-cell table:style-name="Table31.B2" office:value-type="string">
              <text:p text:style-name="P73"><text:span text:style-name="Monospace"><text:span text:style-name="T87">$ rtg map</text:span></text:span></text:p>
            </table:table-cell>
            <table:table-cell table:style-name="Table31.B2" office:value-type="string">
              <text:p text:style-name="P104">Generate read alignments against a given reference, and report in a BAM file for downstream analysis</text:p>
            </table:table-cell>
          </table:table-row>
          <table:table-row>
            <table:table-cell table:style-name="Table31.A6" office:value-type="string">
              <text:p text:style-name="P106">Tasks 5<text:line-break/><text:soft-page-break/><text:span text:style-name="T127">Run species estimator</text:span></text:p>
            </table:table-cell>
            <table:table-cell table:style-name="Table31.B6" office:value-type="string">
              <text:p text:style-name="P73"><text:span text:style-name="Monospace"><text:span text:style-name="T14">$ rtg species</text:span></text:span></text:p>
            </table:table-cell>
            <table:table-cell table:style-name="Table31.B6" office:value-type="string">
              <text:p text:style-name="P104">Produce a text file which contains a list of <text:soft-page-break/>species, one per line, with an estimate of the relative frequency in the sample</text:p>
            </table:table-cell>
          </table:table-row>
        </table:table>
        <text:h text:style-name="P357" text:outline-level="3"><text:bookmark-start text:name="__RefHeading__10750_1889221684"/>Task 1 - Format reference data<text:bookmark-end text:name="__RefHeading__10750_1889221684"/></text:h>
        <text:p text:style-name="P159"><text:span text:style-name="T14">RTG tools require a conversion of reference sequences from FASTA files into the RTG SDF format. This task will be completed with the </text:span><text:span text:style-name="Monospace"><text:span text:style-name="T14">format</text:span></text:span><text:span text:style-name="T14"> command. The conversion will create an SDF directory containing the reference sequences.</text:span></text:p>
        <text:p text:style-name="P159"><text:span text:style-name="T14">Use the </text:span><text:span text:style-name="Monospace"><text:span text:style-name="T14">format</text:span></text:span><text:span text:style-name="T14"> command to convert multiple input files into a single SDF directory for the reference database.</text:span></text:p>
        <text:p text:style-name="P226">$ rtg format -o bacteria-db /data/bacteria/db/*.fa.gz</text:p>
        <text:p text:style-name="P159"><text:span text:style-name="T14">This takes the reference FASTA files and creates a directory called </text:span><text:span text:style-name="Monospace"><text:span text:style-name="T14">bacteria-db</text:span></text:span><text:span text:style-name="T14"> containing the SDF. You can use the </text:span><text:span text:style-name="Monospace"><text:span text:style-name="T14">sdfstats</text:span></text:span><text:span text:style-name="T14"> command to show statistics for your reference SDF.</text:span></text:p>
        <text:p text:style-name="P226">$ rtg sdfstats bacteria-db</text:p>
        <text:p text:style-name="P226">Type <text:s text:c="14"/>: DNA</text:p>
        <text:p text:style-name="P226">Number of sequences: 311276</text:p>
        <text:p text:style-name="P226">Maximum length <text:s text:c="4"/>: 13033779</text:p>
        <text:p text:style-name="P226">Minimum length <text:s text:c="4"/>: 0</text:p>
        <text:p text:style-name="P226">Sequence names <text:s text:c="4"/>: yes</text:p>
        <text:p text:style-name="P226">N <text:s text:c="17"/>: 33864547</text:p>
        <text:p text:style-name="P226">A <text:s text:c="17"/>: 4167856151</text:p>
        <text:p text:style-name="P226">C <text:s text:c="17"/>: 4080877385</text:p>
        <text:p text:style-name="P226">G <text:s text:c="17"/>: 4072353906</text:p>
        <text:p text:style-name="P226">T <text:s text:c="17"/>: 4177108579</text:p>
        <text:p text:style-name="P226">Total residues <text:s text:c="4"/>: 16532060568</text:p>
        <text:p text:style-name="P226">Residue qualities <text:s/>: no</text:p>
        <text:p text:style-name="P159"><text:span text:style-name="T14">Alternatively a </text:span><text:span text:style-name="T124">species </text:span><text:span text:style-name="T14">reference SDF for running the </text:span><text:span text:style-name="Monospace"><text:span text:style-name="T14">species</text:span></text:span><text:span text:style-name="T14"> command can be obtained from our website (</text:span><text:span text:style-name="Internet_20_link"><text:span text:style-name="T14">http://www.realtimegenomics.com</text:span></text:span><text:span text:style-name="T14">).</text:span></text:p>
        <text:h text:style-name="P357" text:outline-level="3"><text:bookmark-start text:name="__RefHeading__10752_1889221684"/>Task 2 - Format read data<text:bookmark-end text:name="__RefHeading__10752_1889221684"/></text:h>
        <text:p text:style-name="P159"><text:span text:style-name="T14">RTG tools require a conversion of read sequence data from FASTA or FASTQ files into the RTG SDF format. This task will be completed with the </text:span><text:span text:style-name="Monospace"><text:span text:style-name="T14">format</text:span></text:span><text:span text:style-name="T14"> command. The conversion will create an SDF directory for the sample reads.</text:span></text:p>
        <text:p text:style-name="P147">Take a paired set of reads in FASTQ format and convert it into RTG data format (SDF). This example shows one run of data, taking as input both left and right mate pairs from the same run.</text:p>
        <text:p text:style-name="P226">$ rtg format -f fastq -q sanger -o bacteria-sample</text:p>
        <text:p text:style-name="P226"><text:s text:c="4"/>-l /data/reads/bacteria/sample_1.fq</text:p>
        <text:p text:style-name="P226"><text:s text:c="4"/>-r /data/reads/bacteria/sample_2.fq</text:p>
        <text:p text:style-name="P159"><text:span text:style-name="T14">This creates a directory named </text:span><text:span text:style-name="Monospace"><text:span text:style-name="T14">bacteria-sample</text:span></text:span><text:span text:style-name="T14"> with two subdirectories, named left and right. Use the </text:span><text:span text:style-name="Monospace"><text:span text:style-name="T14">sdfstats</text:span></text:span><text:span text:style-name="T14"> command to verify this step.</text:span></text:p>
        <text:p text:style-name="P226">$ rtg sdfstats bacteria-sample</text:p>
        <text:h text:style-name="P357" text:outline-level="3"><text:bookmark-start text:name="__RefHeading__10754_1889221684"/><text:soft-page-break/>Task 3 - Run contamination filter (optional)<text:bookmark-end text:name="__RefHeading__10754_1889221684"/></text:h>
        <text:p text:style-name="P147">Optionally filter the metagenomic read sample to remove human contamination using tasks 1 through 4 of Section <text:bookmark-ref text:reference-format="number" text:ref-name="__RefHeading__2986_1889221684">3.13</text:bookmark-ref>.</text:p>
        <text:h text:style-name="P357" text:outline-level="3"><text:bookmark-start text:name="__RefHeading__10756_1889221684"/>Task 4 - Map metagenomic reads against bacterial database<text:bookmark-end text:name="__RefHeading__10756_1889221684"/></text:h>
        <text:p text:style-name="P147">Map the metagenomic reads against the reference database to generate alignments in the BAM format (Binary Sequence Alignment/Map file format). The read set in this example is paired end.</text:p>
        <text:p text:style-name="P159"><text:span text:style-name="T14">It is recommended that during mapping either the </text:span><text:span text:style-name="Monospace"><text:span text:style-name="T14">--max-top-results</text:span></text:span><text:span text:style-name="T14"> flag be set to a high value, such as 100, or that the </text:span><text:span text:style-name="Monospace"><text:span text:style-name="T14">--all-hits</text:span></text:span><text:span text:style-name="T14"> option be used. This helps ensure that all relevant species in the database are accurately represented in the output. However, note that a very large </text:span><text:span text:style-name="Monospace"><text:span text:style-name="T14">--max-top-results</text:span></text:span><text:span text:style-name="T14"> requires additional memory during mapping.</text:span></text:p>
        <text:p text:style-name="P226">$ rtg map -i bacteria-sample -t bacteria-db -o map-sample -n 100</text:p>
        <text:h text:style-name="P357" text:outline-level="3"><text:bookmark-start text:name="__RefHeading__10758_1889221684"/>Task 5 - Run species estimator<text:bookmark-end text:name="__RefHeading__10758_1889221684"/></text:h>
        <text:p text:style-name="P159"><text:span text:style-name="T14">The species estimator, </text:span><text:span text:style-name="Monospace"><text:span text:style-name="T14">species</text:span></text:span><text:span text:style-name="T14">, takes as input the BAM format files from the mapping performed against the reference database.</text:span></text:p>
        <text:p text:style-name="P226">$ rtg species -t bacteria-db -o species-result map-sample/alignments.bam</text:p>
        <text:p text:style-name="P159"><text:span text:style-name="T14">This run generates a new output directory </text:span><text:span text:style-name="Monospace"><text:span text:style-name="T14">species_result</text:span></text:span><text:span text:style-name="T14">. The main result </text:span><text:span text:style-name="T107">file</text:span><text:span text:style-name="T14"> in this directory will be called </text:span><text:span text:style-name="Monospace"><text:span text:style-name="T14">species.tsv</text:span></text:span><text:span text:style-name="T14">. In the output the bacterial species are ordered from most to least abundant. The output file can be directly loaded into a spreadsheet program like Microsoft Excel.</text:span></text:p>
        <text:p text:style-name="P159"><text:span text:style-name="T14">The </text:span><text:span text:style-name="Monospace"><text:span text:style-name="T14">species.tsv</text:span></text:span><text:span text:style-name="T14"> file contains results for both species with associated genomic sequences and internal nodes in the taxonomy. In some scenarios it will only be necessary to examine those rows corresponding to sequences in the database, such rows have a "</text:span><text:span text:style-name="Monospace"><text:span text:style-name="T14">Y</text:span></text:span><text:span text:style-name="T14">" in the "</text:span><text:span text:style-name="Monospace"><text:span text:style-name="T14">has-sequence</text:span></text:span><text:span text:style-name="T14">" column. Internal taxonomy nodes (i.e. ones that have no associated sequence data) always have a breadth and depth of coverage of zero because no reads directly map to them. For further detail on the </text:span><text:span text:style-name="Monospace"><text:span text:style-name="T14">species.tsv</text:span></text:span><text:span text:style-name="T14"> file format see Section </text:span><text:span text:style-name="T14"><text:bookmark-ref text:reference-format="number" text:ref-name="__RefHeading__10822_1889221684">6.7.9</text:bookmark-ref></text:span><text:span text:style-name="T14">.</text:span></text:p>
        <text:p text:style-name="P159"><text:span text:style-name="T14">Also produced is an HTML5 summary file called </text:span><text:span text:style-name="Monospace"><text:span text:style-name="T14">index.html</text:span></text:span><text:span text:style-name="T14"> which contains an interactive pie chart detailing the results.</text:span></text:p>
        <text:p text:style-name="P147">The best results are obtained when as many relevant records as possible are given to the species estimator. If you have insufficient memory to use all your mapping results then using the filtering options may help. You could filter the results by selecting mappings with good alignment scores or mated only reads.</text:p>
        <text:h text:style-name="P373" text:outline-level="2"><text:bookmark-start text:name="__RefHeading__10760_1889221684"/>RTG sample similarity<text:bookmark-end text:name="__RefHeading__10760_1889221684"/></text:h>
        <text:p text:style-name="P147">Use the following set of tasks to produce a similarity matrix from the comparison of a group of read sets. An example use case is in metagenomics where several bacteria samples taken from different sites need to be compared.</text:p>
        <text:p text:style-name="P159"><text:span text:style-name="T14">The </text:span><text:span text:style-name="Monospace"><text:span text:style-name="T14">similarity</text:span></text:span><text:span text:style-name="T14"> command performs a similarity analysis on multiple read sets independent of any reference genome. It does this by examining k-mer word frequencies and the intersections between sets of reads.</text:span></text:p>
        <text:p text:style-name="P313"><text:soft-page-break/>Table <text:sequence text:ref-name="refTable18" text:name="Table" text:formula="ooow:Table+1" style:num-format="1">19</text:sequence>: Overview of sample similarity task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308">Task</text:p>
              </table:table-cell>
              <table:table-cell table:style-name="Table32.B1" office:value-type="string">
                <text:p text:style-name="P88">Command &amp; Utilities</text:p>
              </table:table-cell>
              <table:table-cell table:style-name="Table32.B1" office:value-type="string">
                <text:p text:style-name="P88">Purpose</text:p>
              </table:table-cell>
            </table:table-row>
          </table:table-header-rows>
          <table:table-row>
            <table:table-cell table:style-name="Table32.A2" office:value-type="string">
              <text:p text:style-name="P105">Task <text:span text:style-name="T131">1</text:span><text:line-break/>Prepare read sets</text:p>
            </table:table-cell>
            <table:table-cell table:style-name="Table32.B2" office:value-type="string">
              <text:p text:style-name="P74"><text:span text:style-name="Monospace"><text:span text:style-name="T14">$ rtg </text:span></text:span><text:span text:style-name="Monospace"><text:span text:style-name="T99">format<text:line-break/></text:span></text:span><text:span text:style-name="Monospace"><text:span text:style-name="T14">$ rtg </text:span></text:span><text:span text:style-name="Monospace"><text:span text:style-name="T103">sdfstats</text:span></text:span></text:p>
            </table:table-cell>
            <table:table-cell table:style-name="Table32.B2" office:value-type="string">
              <text:p text:style-name="P105">Convert reference sequence from FASTA file to RTG Sequence Data Format (SDF)</text:p>
            </table:table-cell>
          </table:table-row>
          <table:table-row>
            <table:table-cell table:style-name="Table32.A2" office:value-type="string">
              <text:p text:style-name="P105">Task <text:span text:style-name="T131">2</text:span><text:line-break/>Generate read set name map</text:p>
            </table:table-cell>
            <table:table-cell table:style-name="Table32.B2" office:value-type="string">
              <text:p text:style-name="P74"><text:span text:style-name="Monospace"><text:span text:style-name="T87">$ text editor<text:line-break/>$ cat</text:span></text:span></text:p>
            </table:table-cell>
            <table:table-cell table:style-name="Table32.B2" office:value-type="string">
              <text:p text:style-name="P105">Produce the map of names to read set SDF locations</text:p>
            </table:table-cell>
          </table:table-row>
          <table:table-row table:style-name="Table32.4">
            <table:table-cell table:style-name="Table32.A4" office:value-type="string">
              <text:p text:style-name="P107">Tasks <text:span text:style-name="T134">3</text:span><text:line-break/><text:span text:style-name="T127">Run similarity tool</text:span></text:p>
            </table:table-cell>
            <table:table-cell table:style-name="Table32.B4" office:value-type="string">
              <text:p text:style-name="P74"><text:span text:style-name="Monospace"><text:span text:style-name="T87">$ rtg similarity</text:span></text:span></text:p>
            </table:table-cell>
            <table:table-cell table:style-name="Table32.B4" office:value-type="string">
              <text:p text:style-name="P105">Process the read sets for similarity</text:p>
            </table:table-cell>
          </table:table-row>
        </table:table>
        <text:h text:style-name="P357" text:outline-level="3"><text:bookmark-start text:name="__RefHeading__10762_1889221684"/>Task 1 - Prepare read sets<text:bookmark-end text:name="__RefHeading__10762_1889221684"/></text:h>
        <text:p text:style-name="P147">RTG tools require a conversion of read sequence data from FASTA or FASTQ files into the RTG SDF format. This task will be completed with the format command. The conversion will create an SDF directory for the sample reads.</text:p>
        <text:p text:style-name="P147">Take a paired set of reads in FASTQ format and convert it into RTG data format (SDF). This example shows one run of data, taking as input both left and right mate pairs from the same run.</text:p>
        <text:p text:style-name="P226">$ rtg format -f fastq -q sanger -o /data/reads/read-sample1-sdf</text:p>
        <text:p text:style-name="P226"><text:s text:c="4"/>-l /data/reads/fastq/read-sample1_1.fq</text:p>
        <text:p text:style-name="P226"><text:s text:c="4"/>-r /data/reads/fastq/read-sample2_2.fq</text:p>
        <text:p text:style-name="P147">This creates a directory named read-sample1-sdf with two subdirectories, named left and right. Use the <text:span text:style-name="Monospace">sdfstats</text:span> command to verify this step.</text:p>
        <text:p text:style-name="P226">$ rtg sdfstats /data/reads/read-sample1-sdf</text:p>
        <text:p text:style-name="P147">Repeat for all read samples to be compared. This example shows how this can be done with the format command in a loop.</text:p>
        <text:p text:style-name="P226">$ for left_fq in /data/reads/fastq/*_1.fq; do</text:p>
        <text:p text:style-name="P226">$ <text:s text:c="2"/>right_fq=${left_fq/_1.fq/_2.fq}</text:p>
        <text:p text:style-name="P226">$ <text:s text:c="2"/>sample_id=$(basename ${left_fq/_1.fq})</text:p>
        <text:p text:style-name="P226">$ <text:s text:c="2"/>rtg format -f fastq -q sanger</text:p>
        <text:p text:style-name="P226"><text:s text:c="6"/>-o /data/reads/${sample_id}-sdf -l ${left_fq} -r ${right_fq}</text:p>
        <text:p text:style-name="P226">$ done</text:p>
        <text:h text:style-name="P357" text:outline-level="3"><text:bookmark-start text:name="__RefHeading__10764_1889221684"/>Task 2 - Generate read set name map<text:bookmark-end text:name="__RefHeading__10764_1889221684"/></text:h>
        <text:p text:style-name="P147">With a text editor, or other tools, create a text file containing a list of sample name to sample read SDF file locations. If two or more read sets are from the same sample they can be combined by giving them the same sample name in the file list.</text:p>
        <text:p text:style-name="P226">$ cat read-set-list.txt</text:p>
        <text:p text:style-name="P226"><text:s text:c="5"/>sample1 /data/reads/read-sample1-sdf</text:p>
        <text:p text:style-name="P226"><text:s text:c="5"/>sample2 /data/reads/read-sample2-sdf</text:p>
        <text:p text:style-name="P226"><text:s text:c="5"/>sample3 /data/reads/read-sample3-sdf</text:p>
        <text:p text:style-name="P226"><text:s text:c="5"/>sample4 /data/reads/read-sample4-sdf</text:p>
        <text:p text:style-name="P226"><text:s text:c="5"/>sample5 /data/reads/read-sample5-sdf</text:p>
        <text:h text:style-name="P357" text:outline-level="3"><text:bookmark-start text:name="__RefHeading__10766_1889221684"/><text:soft-page-break/>Task 3 - Run similarity tool<text:bookmark-end text:name="__RefHeading__10766_1889221684"/></text:h>
        <text:p text:style-name="P159"><text:span text:style-name="T14">Run the </text:span><text:span text:style-name="Monospace"><text:span text:style-name="T14">similarity</text:span></text:span><text:span text:style-name="T14"> command setting the k-mer word size (</text:span><text:span text:style-name="Monospace"><text:span text:style-name="T14">-w</text:span></text:span><text:span text:style-name="T14"> parameter) and the step size (</text:span><text:span text:style-name="Monospace"><text:span text:style-name="T14">-s</text:span></text:span><text:span text:style-name="T14"> parameter) on the read sets by specifying the file listing the read sets. Some experimentation should be performed with different word and step size parameters to find good trade-offs between memory usage and run time. Should it be necessary to reduce the memory used it is possible to limit the number of reads used from each SDF by specifying the </text:span><text:span text:style-name="Monospace"><text:span text:style-name="T14">--max-reads</text:span></text:span><text:span text:style-name="T14"> parameter.</text:span></text:p>
        <text:p text:style-name="P226">$ rtg similarity -w 25 -s 25 --max-reads 1000000 -I read-set-list.txt</text:p>
        <text:p text:style-name="P226"><text:s text:c="4"/>-o similarity-output</text:p>
        <text:p text:style-name="P147">The program puts its output in the specified output directory.</text:p>
        <text:p text:style-name="P226">$ ls similarity-output/</text:p>
        <text:p text:style-name="P226"><text:s text:c="3"/>4693 Aug 29 20:17 closest.tre</text:p>
        <text:p text:style-name="P226"><text:s text:c="2"/>19393 Aug 29 20:17 closest.xml</text:p>
        <text:p text:style-name="P226"><text:s text:c="5"/>33 Aug 29 20:17 done</text:p>
        <text:p text:style-name="P226"><text:s text:c="2"/>11363 Aug 29 20:17 similarity.log</text:p>
        <text:p text:style-name="P226"><text:s text:c="2"/>48901 Aug 29 20:17 similarity.tsv</text:p>
        <text:p text:style-name="P226"><text:s text:c="4"/>693 Aug 29 20:17 progress</text:p>
        <text:p text:style-name="P159"><text:span text:style-name="T14">The </text:span><text:span text:style-name="Monospace"><text:span text:style-name="T14">similarity.tsv</text:span></text:span><text:span text:style-name="T14"> file is a tab separated file containing a matrix of counts of the number of k-mers in common between each pair of samples. The </text:span><text:span text:style-name="Monospace"><text:span text:style-name="T14">closest.tre</text:span></text:span><text:span text:style-name="T14"> and </text:span><text:span text:style-name="Monospace"><text:span text:style-name="T14">closest.xml</text:span></text:span><text:span text:style-name="T14"> files are nearest neighbor trees built from the counts from the similarity matrix. The </text:span><text:span text:style-name="Monospace"><text:span text:style-name="T14">closest.tre</text:span></text:span><text:span text:style-name="T14"> is in Newick format and the </text:span><text:span text:style-name="Monospace"><text:span text:style-name="T14">closest.xml</text:span></text:span><text:span text:style-name="T14"> file is phyloXML. The </text:span><text:span text:style-name="Monospace"><text:span text:style-name="T14">similarity.pca</text:span></text:span><text:span text:style-name="T14"> file contains a principal component analysis on the similarity matrix in </text:span><text:span text:style-name="Monospace"><text:span text:style-name="T14">similarity.tsv</text:span></text:span><text:span text:style-name="T14">.</text:span></text:p>
        <text:p text:style-name="P159"><text:span text:style-name="T14">You may wish to view </text:span><text:span text:style-name="Monospace"><text:span text:style-name="T14">closest.tre</text:span></text:span><text:span text:style-name="T14"> or </text:span><text:span text:style-name="Monospace"><text:span text:style-name="T14">closest.xml</text:span></text:span><text:span text:style-name="T14"> in your preferred tree viewing tool or use the principal component analysis output in </text:span><text:span text:style-name="Monospace"><text:span text:style-name="T14">similarity.pca</text:span></text:span><text:span text:style-name="T14"> to produce a three-dimensional grouping plot showing visually the clustering of samples.</text:span></text:p>
        <text:p text:style-name="P147"/>
        <text:h text:style-name="P371" text:outline-level="1"/>
      </text:section>
      <text:h text:style-name="P370" text:outline-level="1"><text:bookmark-start text:name="__RefHeading__10768_1889221684"/>A<text:bookmark-start text:name="RTF39313730383a204865616469"/>dministration &amp; Capacity Planning<text:bookmark-end text:name="__RefHeading__10768_1889221684"/></text:h>
      <text:h text:style-name="P373" text:outline-level="2"><text:bookmark-start text:name="__RefHeading__3486_1889221684"/><text:span text:style-name="T208">A</text:span><text:bookmark-start text:name="RTF36373631363a204865616469"/>dvanced installation configuration<text:bookmark-end text:name="__RefHeading__3486_1889221684"/></text:h>
      <text:p text:style-name="Standard"><text:span text:style-name="T14">RTG software can be shared by a group of users by installing on a centrally available file directory or shared drive. Assignment of execution privileges can be determined by the administrator, independent of the software license file. As described, the software license prepared by Real Time Genomics (</text:span><text:span text:style-name="Monospace"><text:span text:style-name="T14">rtg-license.txt</text:span></text:span><text:span text:style-name="T14">) need only be included in the same directory as the executable (</text:span><text:span text:style-name="Monospace"><text:span text:style-name="T14">RTG.jar</text:span></text:span><text:span text:style-name="T14">) and the run-time scripts (</text:span><text:span text:style-name="Monospace"><text:span text:style-name="T14">rtg</text:span></text:span><text:span text:style-name="T14"> or </text:span><text:span text:style-name="Monospace"><text:span text:style-name="T14">rtg.bat</text:span></text:span><text:span text:style-name="T14">).</text:span></text:p>
      <text:p text:style-name="Standard"><text:span text:style-name="T14">During installation </text:span><text:span text:style-name="T17">on Unix systems</text:span><text:span text:style-name="T14">, a configuration file named </text:span><text:span text:style-name="Monospace"><text:span text:style-name="T14">rtg.cfg</text:span></text:span><text:span text:style-name="T14"> is created in the installation directory. By editing this configuration file, one may alter further configuration variables appropriate to the specific deployment requirements of the organization. </text:span><text:span text:style-name="T17">On Windows systems, these variables are set in the </text:span><text:span text:style-name="Monospace"><text:span text:style-name="T14">rtg.bat</text:span></text:span><text:span text:style-name="T17"> file in the installation directory. </text:span><text:span text:style-name="T14">These </text:span><text:span text:style-name="T17">configuration </text:span><text:span text:style-name="T14">variables include:</text:span></text:p>
      <table:table table:name="Table33" table:style-name="Table33">
        <table:table-column table:style-name="Table33.A"/>
        <table:table-column table:style-name="Table33.B"/>
        <table:table-header-rows>
          <table:table-row table:style-name="Table33.1">
            <table:table-cell table:style-name="Table33.A1" office:value-type="string">
              <text:p text:style-name="P77">Variable</text:p>
            </table:table-cell>
            <table:table-cell table:style-name="Table33.B1" office:value-type="string">
              <text:p text:style-name="P77">Description</text:p>
            </table:table-cell>
          </table:table-row>
        </table:table-header-rows>
        <table:table-row table:style-name="Table33.2">
          <table:table-cell table:style-name="Table33.A2" office:value-type="string">
            <text:p text:style-name="P63"><text:span text:style-name="Monospace"><text:span text:style-name="T14">RTG_MEM</text:span></text:span></text:p>
          </table:table-cell>
          <table:table-cell table:style-name="Table33.B2" office:value-type="string">
            <text:p text:style-name="P63"><text:span text:style-name="T14">Specify the maximum memory for Java run-time execution. Use a G suffix for gigabytes, e.g.: </text:span><text:span text:style-name="Monospace"><text:span text:style-name="T14">RTG_MEM=48G</text:span></text:span><text:span text:style-name="T14">. The default memory allocation is 90% of system memory.</text:span></text:p>
          </table:table-cell>
        </table:table-row>
        <table:table-row table:style-name="Table33.3">
          <table:table-cell table:style-name="Table33.A2" office:value-type="string">
            <text:p text:style-name="P63"><text:span text:style-name="Monospace"><text:span text:style-name="T14">RTG_JAVA</text:span></text:span></text:p>
          </table:table-cell>
          <table:table-cell table:style-name="Table33.B2" office:value-type="string">
            <text:p text:style-name="P90">Specify the path to Java (default assumes current path).</text:p>
          </table:table-cell>
        </table:table-row>
        <table:table-row table:style-name="Table33.4">
          <table:table-cell table:style-name="Table33.A2" office:value-type="string">
            <text:p text:style-name="P63"><text:span text:style-name="Monospace"><text:span text:style-name="T14">RTG_JAR</text:span></text:span></text:p>
          </table:table-cell>
          <table:table-cell table:style-name="Table33.B2" office:value-type="string">
            <text:p text:style-name="P63"><text:span text:style-name="T14">Indicate the path to the </text:span><text:span text:style-name="Monospace"><text:span text:style-name="T14">RTG.jar</text:span></text:span><text:span text:style-name="T14"> executable (default assumes current path).</text:span></text:p>
          </table:table-cell>
        </table:table-row>
        <table:table-row table:style-name="Table33.5">
          <table:table-cell table:style-name="Table33.A2" office:value-type="string">
            <text:p text:style-name="P63"><text:span text:style-name="Monospace"><text:span text:style-name="T14">RTG_JAVA_OPTS</text:span></text:span></text:p>
          </table:table-cell>
          <table:table-cell table:style-name="Table33.B2" office:value-type="string">
            <text:p text:style-name="P90">Provide any additional Java JVM options.</text:p>
          </table:table-cell>
        </table:table-row>
        <table:table-row table:style-name="Table33.6">
          <table:table-cell table:style-name="Table33.A2" office:value-type="string">
            <text:p text:style-name="P63"><text:span text:style-name="Monospace"><text:span text:style-name="T14">RTG_DEFAULT_THREADS</text:span></text:span></text:p>
          </table:table-cell>
          <table:table-cell table:style-name="Table33.B2" office:value-type="string">
            <text:p text:style-name="P63"><text:span text:style-name="T14">By default any RTG module with a </text:span><text:span text:style-name="Monospace"><text:span text:style-name="T14">--threads</text:span></text:span><text:span text:style-name="T14"> parameter will automatically use the number of cores as the number of threads. This setting makes the specified number the default for the </text:span><text:span text:style-name="Monospace"><text:span text:style-name="T14">--threads</text:span></text:span><text:span text:style-name="T14"> parameter instead.</text:span></text:p>
          </table:table-cell>
        </table:table-row>
        <table:table-row table:style-name="Table33.7">
          <table:table-cell table:style-name="Table33.A2" office:value-type="string">
            <text:p text:style-name="P63"><text:span text:style-name="Monospace"><text:span text:style-name="T14">RTG_PROXY</text:span></text:span></text:p>
          </table:table-cell>
          <table:table-cell table:style-name="Table33.B2" office:value-type="string">
            <text:p text:style-name="P90">Specify the http proxy server for TalkBack exception management (default is no http proxy).</text:p>
          </table:table-cell>
        </table:table-row>
        <table:table-row table:style-name="Table33.8">
          <table:table-cell table:style-name="Table33.A2" office:value-type="string">
            <text:p text:style-name="P63"><text:span text:style-name="Monospace"><text:span text:style-name="T14">RTG_TALKBACK</text:span></text:span></text:p>
          </table:table-cell>
          <table:table-cell table:style-name="Table33.B2" office:value-type="string">
            <text:p text:style-name="P90">Send log files for crash-severity exception conditions (default is true, <text:span text:style-name="T186">set to false to disable</text:span>).</text:p>
          </table:table-cell>
        </table:table-row>
        <table:table-row table:style-name="Table33.9">
          <table:table-cell table:style-name="Table33.A2" office:value-type="string">
            <text:p text:style-name="P63"><text:span text:style-name="Monospace"><text:span text:style-name="T14">RTG_USAGE</text:span></text:span></text:p>
          </table:table-cell>
          <table:table-cell table:style-name="Table33.B2" office:value-type="string">
            <text:p text:style-name="P90">If set to true, enable <text:span text:style-name="T186">simple </text:span>usage logging.</text:p>
          </table:table-cell>
        </table:table-row>
        <table:table-row table:style-name="Table33.10">
          <table:table-cell table:style-name="Table33.A2" office:value-type="string">
            <text:p text:style-name="P63"><text:span text:style-name="Monospace"><text:span text:style-name="T14">RTG_USAGE_DIR</text:span></text:span></text:p>
          </table:table-cell>
          <table:table-cell table:style-name="Table33.B2" office:value-type="string">
            <text:p text:style-name="P90">Destination directory when performing single-user file-based usage logging.</text:p>
          </table:table-cell>
        </table:table-row>
        <text:soft-page-break/>
        <table:table-row table:style-name="Table33.11">
          <table:table-cell table:style-name="Table33.A2" office:value-type="string">
            <text:p text:style-name="P63"><text:span text:style-name="Monospace"><text:span text:style-name="T14">RTG_USAGE_HOST</text:span></text:span></text:p>
          </table:table-cell>
          <table:table-cell table:style-name="Table33.B2" office:value-type="string">
            <text:p text:style-name="P90">Server URL when performing server-based logging.</text:p>
          </table:table-cell>
        </table:table-row>
        <table:table-row table:style-name="Table33.12">
          <table:table-cell table:style-name="Table33.A2" office:value-type="string">
            <text:p text:style-name="P63"><text:span text:style-name="Monospace"><text:span text:style-name="T14">RTG_USAGE_OPTIONAL</text:span></text:span></text:p>
          </table:table-cell>
          <table:table-cell table:style-name="Table33.B2" office:value-type="string">
            <text:p text:style-name="P63"><text:span text:style-name="T14">May contain a comma-separated list of the names of optional fields to include in usage logging </text:span><text:span text:style-name="T17">(when enabled). A</text:span><text:span text:style-name="T14">ny of </text:span><text:span text:style-name="Monospace"><text:span text:style-name="T14">username</text:span></text:span><text:span text:style-name="T14">, </text:span><text:span text:style-name="Monospace"><text:span text:style-name="T14">hostname</text:span></text:span><text:span text:style-name="T14"> and </text:span><text:span text:style-name="Monospace"><text:span text:style-name="T14">commandline</text:span></text:span><text:span text:style-name="T14"> may be set here.</text:span></text:p>
          </table:table-cell>
        </table:table-row>
        <table:table-row table:style-name="Table33.13">
          <table:table-cell table:style-name="Table33.A2" office:value-type="string">
            <text:p text:style-name="P63"><text:span text:style-name="Monospace"><text:span text:style-name="T14">RTG_REFERENCES_DIR</text:span></text:span></text:p>
          </table:table-cell>
          <table:table-cell table:style-name="Table33.B2" office:value-type="string">
            <text:p text:style-name="P90">Specifies an alternate directory containing metagenomic pipeline reference datasets.</text:p>
          </table:table-cell>
        </table:table-row>
        <table:table-row table:style-name="Table33.14">
          <table:table-cell table:style-name="Table33.A14" office:value-type="string">
            <text:p text:style-name="P63"><text:span text:style-name="Monospace"><text:span text:style-name="T14">RTG_MODELS_DIR</text:span></text:span></text:p>
          </table:table-cell>
          <table:table-cell table:style-name="Table33.B14" office:value-type="string">
            <text:p text:style-name="P90">Specifies an alternate directory containing AVR models.</text:p>
          </table:table-cell>
        </table:table-row>
      </table:table>
      <text:p text:style-name="P114"/>
      <text:h text:style-name="P373" text:outline-level="2"><text:bookmark-start text:name="__RefHeading__10770_1889221684"/>Run-time performance optimization<text:bookmark-end text:name="__RefHeading__10770_1889221684"/></text:h>
      <text:p text:style-name="P114"><text:span text:style-name="T135">CPU</text:span> — Multi-core operation finishes jobs faster by processing multiple application threads in parallel. By default RTG uses all available cores of a multi-processor server node. With a command line parameter setting, RTG operation can be limited to a specified number of cores if desired.</text:p>
      <text:p text:style-name="P114"><text:span text:style-name="T135">Memory</text:span> — Adding more memory can improve performance where very high read coverage is desired. RTG creates and uses indexes to speed up genomic data processing. The more RAM you have, the more reads you can process in memory in a run. We use 48 GB as a rule of thumb for processing human data. However, a smaller number of reads can be processed in as little as 2 GB.</text:p>
      <text:p text:style-name="P114"><text:span text:style-name="T135">Disk</text:span> Capacity requirements are highly dependent on the size of the underlying data sets, the amount of information needed to hold quality scores, and the number of runs needed to investigate the impact of varying levels of sensitivity. Though all data is handled and stored in compressed form (gzip), a realistic minimum disk size for handling human data is 1 TB. As a rule of thumb, for every 2 GB of input read data expect to add 1 GB of index data and 1 GB of output files per run. Additionally, leave another 2 GB free for temporary storage during processing.</text:p>
      <text:h text:style-name="P373" text:outline-level="2"><text:bookmark-start text:name="__RefHeading__10772_1889221684"/>Alternate configurations<text:bookmark-end text:name="__RefHeading__10772_1889221684"/></text:h>
      <text:p text:style-name="P114"><text:span text:style-name="T135">Demonstration system</text:span> — For training, testing, demonstrating, processing and otherwise working with smaller genomes, RTG works just fine on a newer laptop system with an Intel processor. For example, product testing in support of this documentation was executed on a MacBook PC (Intel Core 2 Duo processor, 2.1 GHz clock speed, 1 processor, 2 cores, 3MB L2 Cache, 4 GB RAM, 290 GB 5400 RPM Serial-ATA disk)</text:p>
      <text:p text:style-name="P114"><text:span text:style-name="T135">Clustered system</text:span> — The comparison of genomic variation on a large scale demands extensive processing capability. Assuming standard CPU hardware as described above, scale up to meet your institutional or major product needs by adding more rack-mounted boards and blades into rack servers in your data center. To estimate the number of cores required, first estimate the number of jobs to be run, noting size and sensitivity requirements. Then apply the appropriate benchmark figures for different size jobs run with varying sensitivity, dividing the number of reads to be processed by the reads/second/core.</text:p>
      <text:h text:style-name="P373" text:outline-level="2"><text:bookmark-start text:name="__RefHeading__10774_1889221684"/><text:soft-page-break/>Exception management - TalkBack and log file<text:bookmark-end text:name="__RefHeading__10774_1889221684"/></text:h>
      <text:p text:style-name="P114">Many RTG commands generate a log file with each run that is saved to the results output directory. The contents of the file contain lists of job parameters, system configuration, and run-time information.</text:p>
      <text:p text:style-name="P114">In the case of <text:span text:style-name="T216">internal </text:span>exceptions, additional information is recorded in the log file specific to the problem encountered. Fatal exceptions are trapped and notification is sent to Real Time Genomics with a copy of the log file. This mechanism is called TalkBack and uses an embedded URL to which RTG sends the report.</text:p>
      <text:p text:style-name="P114">The following sample log displays the software version information, parameter list, and run-time progress.</text:p>
      <text:p text:style-name="P226">2009-09-05 21:38:10 RTG version = v2.0b build 20013 (2009-10-03)</text:p>
      <text:p text:style-name="P226">2009-09-05 21:38:10 java.runtime.name = Java(TM) SE Runtime Environment</text:p>
      <text:p text:style-name="P226">2009-09-05 21:38:10 java.runtime.version = 1.6.0_07-b06-153</text:p>
      <text:p text:style-name="P226">2009-09-05 21:38:10 os.arch = x86_64</text:p>
      <text:p text:style-name="P226">2009-09-05 21:38:10 os.freememory = 1792544768</text:p>
      <text:p text:style-name="P226">2009-09-05 21:38:10 os.name = Mac OS X</text:p>
      <text:p text:style-name="P226">2009-09-05 21:38:10 os.totalmemory = 4294967296</text:p>
      <text:p text:style-name="P226">2009-09-05 21:38:10 os.version = 10.5.8</text:p>
      <text:p text:style-name="P226">2009-09-05 21:38:10 Command line arguments: [-a, 1, -b, 0, -w, 16, -f, topn, -n, 5, -P, -o, pflow, -i, pfreads, -t, pftemplate]</text:p>
      <text:p text:style-name="P226">2009-09-05 21:38:10 NgsParams threshold=20 threads=2</text:p>
      <text:p text:style-name="P226">2009-09-05 21:39:59 <text:s/>Index[0] memory performance</text:p>
      <text:p text:style-name="Standard"><text:span text:style-name="T14">TalkBack may be disabled by adding </text:span><text:span text:style-name="Monospace"><text:span text:style-name="T14">RTG_TALK_BACK=false</text:span></text:span><text:span text:style-name="T14"> to the </text:span><text:span text:style-name="Monospace"><text:span text:style-name="T14">rtg.cfg</text:span></text:span><text:span text:style-name="T14"> configuration file </text:span><text:span text:style-name="T17">(Unix) or the </text:span><text:span text:style-name="Monospace"><text:span text:style-name="T14">rtg.bat</text:span></text:span><text:span text:style-name="T17"> file (Window) </text:span><text:span text:style-name="T14">as described in </text:span><text:span text:style-name="T14"><text:bookmark-ref text:reference-format="text" text:ref-name="__RefHeading__3486_1889221684">Advanced installation configuration</text:bookmark-ref></text:span><text:span text:style-name="T14">.</text:span></text:p>
      <text:h text:style-name="P373" text:outline-level="2"><text:bookmark-start text:name="__RefHeading__10776_1889221684"/>U<text:bookmark-start text:name="RTF34363430363a204865616469"/>sage logging<text:bookmark-end text:name="__RefHeading__10776_1889221684"/></text:h>
      <text:p text:style-name="P114">RTG has the ability to record simple command usage information for submission to Real Time Genomics. The first time RTG is run (typically during installation), the user will be asked whether to enable usage logging. This information may be required for customers with a pay-per-use license. Other customers may choose to send this information to give Real Time Genomics feedback on which commands and features are commonly used or to locally log RTG command use for their own analysis.</text:p>
      <text:p text:style-name="P114">A usage record contains the following fields:</text:p>
      <text:list xml:id="list7428243943868355834" text:style-name="L13">
        <text:list-item>
          <text:p text:style-name="P330">Time and date</text:p>
        </text:list-item>
        <text:list-item>
          <text:p text:style-name="P330">License serial number</text:p>
        </text:list-item>
        <text:list-item>
          <text:p text:style-name="P330">Unique ID for the run</text:p>
        </text:list-item>
        <text:list-item>
          <text:p text:style-name="P330">Version of RTG software</text:p>
        </text:list-item>
        <text:list-item>
          <text:p text:style-name="P330">RTG command name, without parameters (e.g. map)</text:p>
        </text:list-item>
        <text:list-item>
          <text:p text:style-name="P330">Status (Started / Failed / Succeeded)</text:p>
        </text:list-item>
        <text:list-item>
          <text:p text:style-name="P330">A command-specific field (e.g. number of reads)</text:p>
        </text:list-item>
      </text:list>
      <text:p text:style-name="P114">For example:</text:p>
      <text:p text:style-name="P226"><text:soft-page-break/>2013-02-11 11:38:38007 <text:s text:c="2"/>4f6c2eca-0bfc-4267-be70-b7baa85ebf66 <text:s text:c="3"/>RTG Core v2.7 build d74f45d (2013-02-04) <text:s text:c="2"/>format <text:s/>Start <text:s text:c="2"/>N/A</text:p>
      <text:p text:style-name="P114">No confidential information is included in these records. It is possible to add extra fields, such as the user name running the command, hostname of the machine running the command, and full command-line parameters, however as these fields may contain confidential information, they must be explicitly enabled as described in <text:bookmark-ref text:reference-format="text" text:ref-name="__RefHeading__3486_1889221684">Advanced installation configuration</text:bookmark-ref>.</text:p>
      <text:p text:style-name="Standard"><text:span text:style-name="T14">When RTG is first installed, you will be asked whether to enable user logging. Usage logging can also be manually enabled by editing the </text:span><text:span text:style-name="Monospace"><text:span text:style-name="T14">rtg.cfg</text:span></text:span><text:span text:style-name="T14"> </text:span><text:span text:style-name="T17">file (or r</text:span><text:span text:style-name="Monospace"><text:span text:style-name="T14">tg.bat</text:span></text:span><text:span text:style-name="T17"> file on Windows) </text:span><text:span text:style-name="T14">and setting </text:span><text:span text:style-name="Monospace"><text:span text:style-name="T14">RTG_USAGE=true</text:span></text:span><text:span text:style-name="T14">. If the </text:span><text:span text:style-name="Monospace"><text:span text:style-name="T14">RTG_USAGE_DIR</text:span></text:span><text:span text:style-name="T14"> and </text:span><text:span text:style-name="Monospace"><text:span text:style-name="T14">RTG_USAGE_HOST</text:span></text:span><text:span text:style-name="T14"> settings are empty, the default behavior is to directly submit usage records to an RTG hosted server via HTTPS. This feature requires the machine running RTG to have access to the Internet.</text:span></text:p>
      <text:p text:style-name="P114">For cases where the machines running RTG do not have access to the Internet, there are two alternatives for collecting usage information.</text:p>
      <text:h text:style-name="P357" text:outline-level="3"><text:bookmark-start text:name="__RefHeading__10778_1889221684"/>Single-user, single machine<text:bookmark-end text:name="__RefHeading__10778_1889221684"/></text:h>
      <text:p text:style-name="P195"><text:span text:style-name="T14">Usage information can be recorded directly to a text file. To enable this option, edit the </text:span><text:span text:style-name="Monospace"><text:span text:style-name="T14">rtg.cfg</text:span></text:span><text:span text:style-name="T14"> file</text:span><text:span text:style-name="T17"> (or r</text:span><text:span text:style-name="Monospace"><text:span text:style-name="T14">tg.bat</text:span></text:span><text:span text:style-name="T17"> file on Windows)</text:span><text:span text:style-name="T14">, and set the </text:span><text:span text:style-name="Monospace"><text:span text:style-name="T14">RTG_USAGE_DIR</text:span></text:span><text:span text:style-name="T14"> to the name of a directory where the user has write permissions. For example:</text:span></text:p>
      <text:p text:style-name="P226">RTG_USAGE=true</text:p>
      <text:p text:style-name="P226">RTG_USAGE_DIR=/opt/rtg-usage</text:p>
      <text:p text:style-name="Standard"><text:span text:style-name="T14">Within this directory, the RTG usage information will be written to a text file named after the date of the current month, in the form </text:span><text:span text:style-name="Monospace"><text:span text:style-name="T14">YYYY-MM.txt</text:span></text:span><text:span text:style-name="T14">. A new file will be created each month. This text file can be manually sent to Real Time Genomics when requested.</text:span></text:p>
      <text:h text:style-name="P357" text:outline-level="3"><text:bookmark-start text:name="__RefHeading__10780_1889221684"/>Multi-user or multiple machines<text:bookmark-end text:name="__RefHeading__10780_1889221684"/></text:h>
      <text:p text:style-name="P195"><text:span text:style-name="T14">In this case, a local server can be started to collect usage information from compute nodes and recorded to local files for later manual submission. To configure this method of collecting usage information, edit the </text:span><text:span text:style-name="Monospace"><text:span text:style-name="T14">rtg.cfg</text:span></text:span><text:span text:style-name="T14"> file</text:span><text:span text:style-name="T17"> (or r</text:span><text:span text:style-name="Monospace"><text:span text:style-name="T14">tg.bat</text:span></text:span><text:span text:style-name="T17"> file on Windows)</text:span><text:span text:style-name="T14">, and set the </text:span><text:span text:style-name="Monospace"><text:span text:style-name="T14">RTG_USAGE_DIR</text:span></text:span><text:span text:style-name="T14"> to the name of a directory where the local server will store usage logs, and </text:span><text:span text:style-name="Monospace"><text:span text:style-name="T14">RTG_USAGE_HOST</text:span></text:span><text:span text:style-name="T14"> to a URL consisting of the name of the local machine that will run the server and the network port on which the server will listen. For example if the server will be run on a machine named </text:span><text:span text:style-name="Monospace"><text:span text:style-name="T14">gridhost.mylan.net</text:span></text:span><text:span text:style-name="T14">, listening on port </text:span><text:span text:style-name="Monospace"><text:span text:style-name="T14">9090</text:span></text:span><text:span text:style-name="T14">, writing usage information into the directory </text:span><text:span text:style-name="Monospace"><text:span text:style-name="T14">/opt/rtg-usage/</text:span></text:span><text:span text:style-name="T14">, set:</text:span></text:p>
      <text:p text:style-name="P226">RTG_USAGE=true</text:p>
      <text:p text:style-name="P226">RTG_USAGE_DIR=/opt/rtg-usage</text:p>
      <text:p text:style-name="P226">RTG_USAGE_HOST=http://gridhost.mylan.net:9090/</text:p>
      <text:p text:style-name="Standard"><text:span text:style-name="T14">On the machine </text:span><text:span text:style-name="Monospace"><text:span text:style-name="T14">gridhost</text:span></text:span><text:span text:style-name="T14">, run the command:</text:span></text:p>
      <text:p text:style-name="P226">$ rtg usageserver</text:p>
      <text:p text:style-name="P114">Which will start the local usage server listening. Now when RTG commands are run on other nodes or as other users, they will submit usage records to this sever for collation.</text:p>
      <text:p text:style-name="Standard"><text:span text:style-name="T14">Within the usage directory, the RTG usage information will be written to a text file named after the date of the current month, in the form </text:span><text:span text:style-name="Monospace"><text:span text:style-name="T14">YYYY-MM.txt</text:span></text:span><text:span text:style-name="T14">. A new file will be created each month. This text file can be manually sent to Real Time Genomics when requested.</text:span></text:p>
      <text:h text:style-name="P357" text:outline-level="3"><text:bookmark-start text:name="__RefHeading__10782_1889221684"/><text:soft-page-break/>A<text:bookmark-start text:name="RTF35353339323a204865616469"/>dvanced configuration<text:bookmark-end text:name="__RefHeading__10782_1889221684"/></text:h>
      <text:p text:style-name="P195"><text:span text:style-name="T14">If you wish to augment usage information with any of the optional fields, edit the </text:span><text:span text:style-name="Monospace"><text:span text:style-name="T14">rtg.cfg</text:span></text:span><text:span text:style-name="T14"> file</text:span><text:span text:style-name="T17"> (or r</text:span><text:span text:style-name="Monospace"><text:span text:style-name="T14">tg.bat</text:span></text:span><text:span text:style-name="T17"> file on Windows)</text:span><text:span text:style-name="T14"> and set the </text:span><text:span text:style-name="Monospace"><text:span text:style-name="T14">RTG_USAGE_OPTIONAL</text:span></text:span><text:span text:style-name="T14"> to a comma separated list containing any of the following:</text:span></text:p>
      <text:list xml:id="list5759579175993133829" text:style-name="L14">
        <text:list-item>
          <text:p text:style-name="P352"><text:span text:style-name="Monospace"><text:span text:style-name="T14">username</text:span></text:span><text:span text:style-name="T14"> - adds the username of the user running the RTG command.</text:span></text:p>
        </text:list-item>
        <text:list-item>
          <text:p text:style-name="P352"><text:span text:style-name="Monospace"><text:span text:style-name="T14">hostname</text:span></text:span><text:span text:style-name="T14"> - adds the machine name running the RTG command.</text:span></text:p>
        </text:list-item>
        <text:list-item>
          <text:p text:style-name="P352"><text:span text:style-name="Monospace"><text:span text:style-name="T14">commandline</text:span></text:span><text:span text:style-name="T14"> - adds the command line, including parameters, of the RTG command (this field will be truncated if the length exceeds 1000 characters).</text:span></text:p>
        </text:list-item>
      </text:list>
      <text:p text:style-name="P114">For example:</text:p>
      <text:p text:style-name="P226">RTG_USAGE_OPTIONAL=username,hostname,commandline</text:p>
      <text:p text:style-name="P114"/>
      <text:h text:style-name="P371" text:outline-level="1"><text:bookmark-start text:name="__RefHeading__10784_1889221684"/>Appendix<text:bookmark-end text:name="__RefHeading__10784_1889221684"/></text:h>
      <text:section text:style-name="Sect2" text:name="Appendix-nontools" text:condition="ooow:RTG_PRODUCT==&quot;RTG Tools&quot;" text:display="condition">
        <text:p text:style-name="P3"/>
        <text:h text:style-name="P373" text:outline-level="2"><text:bookmark-start text:name="__RefHeading__10786_1889221684"/>RTG gapped alignment technical description<text:bookmark-end text:name="__RefHeading__10786_1889221684"/></text:h>
        <text:p text:style-name="P114">This is the most critical departure point from all other current aligners in use for variant detection. I have a write-up on the alignment portion below. We must have a short piece here on the mapping that at least outlines the conceptual steps.]</text:p>
        <text:p text:style-name="P114">Real Time Genomics utilizes its own DNA sequence alignment tool and scoring system for aligned reads. Most methods for sequence comparison and alignment use a small set of operations derived from the notion of <text:span text:style-name="T1">edit distance</text:span> [1] to discover differences between two DNA sequences. The edit operations introduce insertions, deletions, and substitutions to transform one sequence into another. Alignments are termed global if they extend over all residues of both sequences.</text:p>
        <text:p text:style-name="P114">Most programs for finding global alignments are based on the Needleman-Wunsch algorithm [2]. Alternatively, alignments may be local, in which case reported alignments may contain subsequences of the input sequences. The Smith-Waterman variation on the Needleman-Wunsch algorithm finds such alignments [3]. The proprietary RTG algorithm employs a further variation of this approach, using a dynamic programming edit-distance calculation for alignment of reads to a reference sequence. The alignment is <text:span text:style-name="T1">semi-global</text:span> in that it always covers the entire read but usually only covers a portion of the reference.</text:p>
        <text:h text:style-name="P357" text:outline-level="3"><text:bookmark-start text:name="__RefHeading__10788_1889221684"/>Alignment computations<text:bookmark-end text:name="__RefHeading__10788_1889221684"/></text:h>
        <text:p text:style-name="P114">Following the read mapping stage, the RTG aligner is presented with a read, a reference, a putative start position, and the frame. An alignment is produced with a corrected start position, which is subsequently converted by RTG into a SAM record. </text:p>
        <text:p text:style-name="P114">If the corrected start position differs from the putative start position, then the alignment may be recomputed starting from the new start position (this is because slightly different alignments can result depending on the start position given to the aligner). Later stages in the RTG pipeline may decide to discard the alignment or to identify alignments together (for the purpose of removing duplicates). But the reference is always presented in the forward-sense and the edit-distance code itself makes the necessary adjustment for reverse complement cases. This avoids having to construct a reverse complement copy of the reference.</text:p>
        <text:p text:style-name="P114">The matrix is initialized in a manner such that a small shift in start position incurs no penalty, but as the shift increases, an increasing penalty is applied. If after completing the alignment, such a path is still chosen, then the penalty is removed from the resulting score. This penalty is designed to prevent the algorithm from making extreme decisions like deleting the entire reference.</text:p>
        <text:h text:style-name="P357" text:outline-level="3"><text:bookmark-start text:name="__RefHeading__10790_1889221684"/>A<text:bookmark-start text:name="RTF32373832393a204865616469"/>lignment scoring<text:bookmark-end text:name="__RefHeading__10790_1889221684"/></text:h>
        <text:p text:style-name="Standard"><text:span text:style-name="T14">The basic costs used in the alignment are 0 for a match, 9 for a substitution, 19 for initiating an insertion or deletion, and 1 for continuing an insertion or deletion. All of these except for the match score can be overridden using the </text:span><text:span text:style-name="Monospace"><text:span text:style-name="T14">--mis</text:span></text:span><text:span text:style-name="Monospace"><text:span text:style-name="T12">match-penalty</text:span></text:span><text:span text:style-name="T12"> parameter (for substitutions), the </text:span><text:span text:style-name="Monospace"><text:span text:style-name="T12">--gap-open-penalty</text:span></text:span><text:span text:style-name="T12"> parameter (for initiating an insertion or deletion) and the </text:span><text:span text:style-name="Monospace"><text:span text:style-name="T12">--gap-extend-penalty</text:span></text:span><text:span text:style-name="T12"> parameter (for continuing an insertion or deletion).</text:span></text:p>
        <text:p text:style-name="Standard"><text:soft-page-break/><text:span text:style-name="T12">By default the penalty for matching an unknown nucleotide (n) in the read or reference is 5, however this can be overridden using the </text:span><text:span text:style-name="Monospace"><text:span text:style-name="T12">--unknowns-penalty</text:span></text:span><text:span text:style-name="T12"> flag. Note that regardless of the penalty for unknown nucleotides the CIGAR will always indicate unkown bases as mismatches. Occasionally, alignments may go outside the limits of the reference (that is, off the left or right ends of the reference). Such virtual bases are considered as unknown nucleotides.</text:span></text:p>
        <text:p text:style-name="P114">Once the alignment is determined, the sum of these costs for the alignment path is reported as the <text:span text:style-name="T1">alignment score</text:span> and produced in the AS field of the corresponding SAM record. If there is a tie between an indel versus substitution operation for a particular matrix cell, then the tie is broken in favor of the substitution (except in the special case of the last column on the reference).</text:p>
        <text:p text:style-name="P114"><text:s/>In the following example, the alignment score is 48, comprising a penalty of 20 for a two-nucleotide insert in the reference, 9 for a mismatch, and 19 for a one-nucleotide insert in the read. Notice there is no penalty for unknown nucleotide.</text:p>
        <text:p text:style-name="P226">accg--gactctctgacgctgcncgtacgtgccaaaaataagt (reference)</text:p>
        <text:p text:style-name="P226">|||| <text:s/>|||||| ||||||||||||||||| ||||||||||||</text:p>
        <text:p text:style-name="P226">accgttgactctgtgacgctgcacgtacgt-ccaaaaataagt (read)</text:p>
        <text:p text:style-name="P114">In addition to the alignment score, a CIGAR is also reported in SAM records. </text:p>
        <text:p text:style-name="P155">References for this section</text:p>
        <text:list xml:id="list1790960222321249231" text:style-name="L15">
          <text:list-item>
            <text:p text:style-name="P331">Levenshtein, VI.(1966) Binary codes capable of correcting deletions, insertions and reversal. Soviet Physics Dokaldy, 6:707-710.</text:p>
          </text:list-item>
          <text:list-item>
            <text:p text:style-name="P331">Needleman, SB and Wunsch, CD. (1970) A general method applicable to the search for similarities in the amino acid sequence of two proteins. Journal of Molecular Biology, 48:443-453</text:p>
          </text:list-item>
          <text:list-item>
            <text:p text:style-name="P331">Smith, TF and Waterman, MS. (1981) Identification of common molecular subsequences. Journal of Molecular Biology. 147:195-197.</text:p>
          </text:list-item>
        </text:list>
        <text:h text:style-name="P373" text:outline-level="2"><text:bookmark-start text:name="__RefHeading__10792_1889221684"/>U<text:bookmark-start text:name="RTF35373037353a204865616469"/>sing SAM/BAM Read Groups in RTG map<text:bookmark-end text:name="__RefHeading__10792_1889221684"/></text:h>
        <text:p text:style-name="P114">It is good <text:span text:style-name="T216">practice</text:span> to ensure the output BAM files from the <text:span text:style-name="Monospace">map</text:span> command contain tracking information regarding the <text:span text:style-name="T216">sample and</text:span> read set. This is accomplished by specifying a read group to assign reads to. See the SAM specification for the full details of read groups, however for RTG tools, it is important to specify at least <text:span text:style-name="Monospace">ID</text:span>, <text:span text:style-name="Monospace">SM</text:span> and <text:span text:style-name="Monospace">PL</text:span> fields in the read group. <text:span text:style-name="T216">The </text:span><text:span text:style-name="Monospace">ID</text:span><text:span text:style-name="T216"> field should be a unique identifier for the read group, while the </text:span><text:span text:style-name="Monospace">SM</text:span><text:span text:style-name="T216"> field should contain an identifier for the sample that was sequenced. Thus, you may have the same sample identifier present in multiple read groups (for example if the sample was sequenced in multiple lanes or by different sequencing technologies). All sample names employed by pedigree or sample-oriented commands should match the values supplied in the </text:span><text:span text:style-name="Monospace">SM</text:span><text:span text:style-name="T216"> field, while sequencer calibration information is grouped by the read group </text:span><text:span text:style-name="Monospace">ID</text:span><text:span text:style-name="T216"> field, and certain algorithm configuration (for example aligner penalties) may have appropriate defaults selected based on the </text:span><text:span text:style-name="Monospace">PL</text:span><text:span text:style-name="T216"> field.</text:span></text:p>
        <text:p text:style-name="P114">While it is possible to post-process BAM files to add this information, it is more efficient to supply the read group information during mapping. For the RTG software, the read group can either be specified in a string on the command line or by creating a file containing the SAM-formatted read group header entry to be passed to the command.</text:p>
        <text:p text:style-name="Standard"><text:soft-page-break/><text:span text:style-name="T14">To specify a read group on the command line directly use a string encapsulated in double quotes using "</text:span><text:span text:style-name="Monospace"><text:span text:style-name="T14">\t</text:span></text:span><text:span text:style-name="T14">" to denote a TAB character:</text:span></text:p>
        <text:p text:style-name="P226">$ rtg map ... --sam-rg "@RG\tID:SRR002978\tSM:NA19240\tPL:ILLUMINA" ...</text:p>
        <text:p text:style-name="P114">To specify a read group using a file, create or use a file containing a single SAM-formatted read group header line:</text:p>
        <text:p text:style-name="P226">$ echo -e "@RG\tID:SRR002978\tSM:NA19240\tPL:ILLUMINA" &gt; mysamrg.txt</text:p>
        <text:p text:style-name="P226">$ cat mysamrg.txt</text:p>
        <text:p text:style-name="P226">@RG <text:s text:c="4"/>ID:SRR002978 <text:s text:c="3"/>SM:NA19240 <text:s text:c="5"/>PL:ILLUMINA</text:p>
        <text:p text:style-name="P226">$ rtg map ... --sam-rg mysamrg.txt ...</text:p>
        <text:p text:style-name="Standard"><text:span text:style-name="T14">Note that when supplying read group headers in a file literal TAB characters, not "</text:span><text:span text:style-name="Monospace"><text:span text:style-name="T14">\t</text:span></text:span><text:span text:style-name="T14">", are required to separate fields.</text:span></text:p>
        <text:p text:style-name="Standard"><text:span text:style-name="T14">The platform tags supported by RTG are </text:span><text:span text:style-name="Monospace"><text:span text:style-name="T14">ILLUMINA</text:span></text:span><text:span text:style-name="T14"> for Illumina reads, </text:span><text:span text:style-name="Monospace"><text:span text:style-name="T14">COMPLETE</text:span></text:span><text:span text:style-name="T14"> for Complete Genomics reads, </text:span><text:span text:style-name="Monospace"><text:span text:style-name="T14">LS454</text:span></text:span><text:span text:style-name="T14"> for 454 Life Sciences reads and </text:span><text:span text:style-name="Monospace"><text:span text:style-name="T14">IONTORRENT</text:span></text:span><text:span text:style-name="T14"> for Ion Torrent reads.</text:span></text:p>
        <text:p text:style-name="P114">When mapping directly from SAM/BAM input with a single read group, this will automatically be set using that read group. The read group will also be automatically set when mapping from an SDF which had the read group information stored in it during formatting.</text:p>
      </text:section>
      <text:h text:style-name="P373" text:outline-level="2"><text:bookmark-start text:name="__RefHeading__10794_1889221684"/>R<text:bookmark-start text:name="RTF34333137353a204865616469"/>TG reference file format<text:bookmark-end text:name="__RefHeading__10794_1889221684"/></text:h>
      <text:p text:style-name="Standard"><text:span text:style-name="T14">Additional information about the structure of a reference genome can be provided for RTG mapping and variant calling by creating a </text:span><text:span text:style-name="Monospace"><text:span text:style-name="T14">reference.txt</text:span></text:span><text:span text:style-name="T14"> file in the reference genome’s SDF directory. This file specifies information about the structure of the chromosomes in the reference genome including sex information. The file contains lines with TAB separated fields describing the properties of the chromosomes.</text:span></text:p>
      <text:p text:style-name="Standard"><text:span text:style-name="T14">Comments within the </text:span><text:span text:style-name="Monospace"><text:span text:style-name="T14">reference.txt</text:span></text:span><text:span text:style-name="T14"> file are preceded by the character '</text:span><text:span text:style-name="Monospace"><text:span text:style-name="T14">#</text:span></text:span><text:span text:style-name="T14">'. The first line of the file that is not a comment or blank must be the version line.</text:span></text:p>
      <text:p text:style-name="P226">version<text:tab/>1</text:p>
      <text:p text:style-name="P114">The remaining lines have the following common structure:</text:p>
      <text:p text:style-name="P226">&lt;sex&gt;<text:tab/>&lt;line-type&gt;<text:tab/>&lt;line-setting&gt;...</text:p>
      <text:p text:style-name="Standard"><text:span text:style-name="T14">The sex field is one of "</text:span><text:span text:style-name="Monospace"><text:span text:style-name="T14">male</text:span></text:span><text:span text:style-name="T14">", "</text:span><text:span text:style-name="Monospace"><text:span text:style-name="T14">female</text:span></text:span><text:span text:style-name="T14">" or "</text:span><text:span text:style-name="Monospace"><text:span text:style-name="T14">either</text:span></text:span><text:span text:style-name="T14">". The line-type field is one of "</text:span><text:span text:style-name="Monospace"><text:span text:style-name="T14">def</text:span></text:span><text:span text:style-name="T14">" for default </text:span><text:span text:style-name="T108">sequence</text:span><text:span text:style-name="T14"> settings, "</text:span><text:span text:style-name="Monospace"><text:span text:style-name="T14">seq</text:span></text:span><text:span text:style-name="T14">" for specific chromosom</text:span><text:span text:style-name="T108">al sequence</text:span><text:span text:style-name="T14"> settings and "</text:span><text:span text:style-name="Monospace"><text:span text:style-name="T14">dup</text:span></text:span><text:span text:style-name="T14">" for defining pseudo-autosomal regions. The </text:span><text:span text:style-name="Monospace"><text:span text:style-name="T14">line-setting</text:span></text:span><text:span text:style-name="T14"> fields are a variable number of fields based on the line type given.</text:span></text:p>
      <text:p text:style-name="Standard"><text:span text:style-name="T14">The default </text:span><text:span text:style-name="T108">sequence</text:span><text:span text:style-name="T14"> settings line can only be specified with "</text:span><text:span text:style-name="Monospace"><text:span text:style-name="T14">either</text:span></text:span><text:span text:style-name="T14">" for the sex field, can only be specified once and must be specified if there are not individual chromosome settings for all chromosomes </text:span><text:span text:style-name="T108">and other contigs</text:span><text:span text:style-name="T14">. It is specified with the following structure:</text:span></text:p>
      <text:p text:style-name="P226">either<text:tab/>def<text:tab/>&lt;ploidy&gt;<text:tab/>&lt;shape&gt;</text:p>
      <text:p text:style-name="Standard"><text:span text:style-name="T14">The </text:span><text:span text:style-name="Monospace"><text:span text:style-name="T14">ploidy</text:span></text:span><text:span text:style-name="T14"> field is one of "</text:span><text:span text:style-name="Monospace"><text:span text:style-name="T14">diploid</text:span></text:span><text:span text:style-name="T14">", "</text:span><text:span text:style-name="Monospace"><text:span text:style-name="T14">haploid</text:span></text:span><text:span text:style-name="T14">", "</text:span><text:span text:style-name="Monospace"><text:span text:style-name="T14">polyploid</text:span></text:span><text:span text:style-name="T14">" or "</text:span><text:span text:style-name="Monospace"><text:span text:style-name="T14">none</text:span></text:span><text:span text:style-name="T14">". The </text:span><text:span text:style-name="Monospace"><text:span text:style-name="T14">shape</text:span></text:span><text:span text:style-name="T14"> field is one of "</text:span><text:span text:style-name="Monospace"><text:span text:style-name="T14">circular</text:span></text:span><text:span text:style-name="T14">" or "</text:span><text:span text:style-name="Monospace"><text:span text:style-name="T14">linear</text:span></text:span><text:span text:style-name="T14">".</text:span></text:p>
      <text:p text:style-name="Standard"><text:span text:style-name="T14">The specific chromosome settings lines are similar to the default chromosome settings lines. All the sex field options can be used, however for any one chromosome you can only specify a single line for "</text:span><text:span text:style-name="Monospace"><text:span text:style-name="T14">either</text:span></text:span><text:span text:style-name="T14">" or two lines for "</text:span><text:span text:style-name="Monospace"><text:span text:style-name="T14">male</text:span></text:span><text:span text:style-name="T14">" and "</text:span><text:span text:style-name="Monospace"><text:span text:style-name="T14">female</text:span></text:span><text:span text:style-name="T14">". They are specified with the following structure:</text:span></text:p>
      <text:p text:style-name="P226"><text:soft-page-break/>&lt;sex&gt;<text:tab/>seq<text:tab/>&lt;chromosome-name&gt;<text:tab/>&lt;ploidy&gt;<text:tab/>&lt;shape&gt; <text:s text:c="2"/>[allosome]</text:p>
      <text:p text:style-name="Standard"><text:span text:style-name="T14">The </text:span><text:span text:style-name="Monospace"><text:span text:style-name="T14">ploidy</text:span></text:span><text:span text:style-name="T14"> and </text:span><text:span text:style-name="Monospace"><text:span text:style-name="T14">shape</text:span></text:span><text:span text:style-name="T14"> fields are the same as for the default chromosome settings line. The </text:span><text:span text:style-name="Monospace"><text:span text:style-name="T14">chromosome-name</text:span></text:span><text:span text:style-name="T14"> field is the name of the chromosome to which the line applies. The </text:span><text:span text:style-name="Monospace"><text:span text:style-name="T14">allosome</text:span></text:span><text:span text:style-name="T14"> field is optional and is used to specify the allosome pair of a haploid chromosome.</text:span></text:p>
      <text:p text:style-name="Standard"><text:span text:style-name="T14">The pseudo-autosomal region settings line can be set with any of the </text:span><text:span text:style-name="Monospace"><text:span text:style-name="T14">sex</text:span></text:span><text:span text:style-name="T14"> field options and any number of the lines can be defined as necessary. It has the following format:</text:span></text:p>
      <text:p text:style-name="P226">&lt;sex&gt;<text:tab/>dup<text:tab/>&lt;region&gt;<text:tab/>&lt;region&gt;</text:p>
      <text:p text:style-name="Standard"><text:span text:style-name="T14">The regions must be taken from two haploid chromosomes for a given sex, have the same length and not go past the end of the chromosome. The regions are given in the format </text:span><text:span text:style-name="Monospace"><text:span text:style-name="T14">&lt;chromosome-name&gt;:&lt;start&gt;-&lt;end&gt;</text:span></text:span><text:span text:style-name="T14"> where start and end are positions counting from one and the end is non-inclusive.</text:span></text:p>
      <text:p text:style-name="P114">An example for the HG1<text:span text:style-name="T170">9</text:span> human reference:</text:p>
      <text:p text:style-name="P311"># Reference specification for hg19, see</text:p>
      <text:p text:style-name="P311"># http://genome.ucsc.edu/cgi-bin/hgTracks?hgsid=184117983&amp;chromInfoPage=</text:p>
      <text:p text:style-name="P311">version 1</text:p>
      <text:p text:style-name="P311"/>
      <text:p text:style-name="P311"># Unless otherwise specified, assume diploid linear. Well-formed</text:p>
      <text:p text:style-name="P311"># chromosomes should be explicitly listed separately so this</text:p>
      <text:p text:style-name="P311"># applies primarily to unplaced contigs and decoy sequences</text:p>
      <text:p text:style-name="P311">either <text:s/>def <text:s text:c="4"/>diploid linear</text:p>
      <text:p text:style-name="P311"/>
      <text:p text:style-name="P311"># List the autosomal chromosomes explicitly. These are used to help</text:p>
      <text:p text:style-name="P311"># determine "normal" coverage levels during mapping and variant calling</text:p>
      <text:p text:style-name="P311">either <text:s/>seq <text:s text:c="4"/>chr1 <text:s text:c="3"/>diploid linear</text:p>
      <text:p text:style-name="P311">either <text:s/>seq <text:s text:c="4"/>chr2 <text:s text:c="3"/>diploid linear</text:p>
      <text:p text:style-name="P311">either <text:s/>seq <text:s text:c="4"/>chr3 <text:s text:c="3"/>diploid linear</text:p>
      <text:p text:style-name="P311">either <text:s/>seq <text:s text:c="4"/>chr4 <text:s text:c="3"/>diploid linear</text:p>
      <text:p text:style-name="P311">either <text:s/>seq <text:s text:c="4"/>chr5 <text:s text:c="3"/>diploid linear</text:p>
      <text:p text:style-name="P311">either <text:s/>seq <text:s text:c="4"/>chr6 <text:s text:c="3"/>diploid linear</text:p>
      <text:p text:style-name="P311">either <text:s/>seq <text:s text:c="4"/>chr7 <text:s text:c="3"/>diploid linear</text:p>
      <text:p text:style-name="P311">either <text:s/>seq <text:s text:c="4"/>chr8 <text:s text:c="3"/>diploid linear</text:p>
      <text:p text:style-name="P311">either <text:s/>seq <text:s text:c="4"/>chr9 <text:s text:c="3"/>diploid linear</text:p>
      <text:p text:style-name="P311">either <text:s/>seq <text:s text:c="4"/>chr10 <text:s text:c="2"/>diploid linear</text:p>
      <text:p text:style-name="P311">either <text:s/>seq <text:s text:c="4"/>chr11 <text:s text:c="2"/>diploid linear</text:p>
      <text:p text:style-name="P311">either <text:s/>seq <text:s text:c="4"/>chr12 <text:s text:c="2"/>diploid linear</text:p>
      <text:p text:style-name="P311">either <text:s/>seq <text:s text:c="4"/>chr13 <text:s text:c="2"/>diploid linear</text:p>
      <text:p text:style-name="P311">either <text:s/>seq <text:s text:c="4"/>chr14 <text:s text:c="2"/>diploid linear</text:p>
      <text:p text:style-name="P311">either <text:s/>seq <text:s text:c="4"/>chr15 <text:s text:c="2"/>diploid linear</text:p>
      <text:p text:style-name="P311">either <text:s/>seq <text:s text:c="4"/>chr16 <text:s text:c="2"/>diploid linear</text:p>
      <text:p text:style-name="P311">either <text:s/>seq <text:s text:c="4"/>chr17 <text:s text:c="2"/>diploid linear</text:p>
      <text:p text:style-name="P311">either <text:s/>seq <text:s text:c="4"/>chr18 <text:s text:c="2"/>diploid linear</text:p>
      <text:p text:style-name="P311">either <text:s/>seq <text:s text:c="4"/>chr19 <text:s text:c="2"/>diploid linear</text:p>
      <text:p text:style-name="P311">either <text:s/>seq <text:s text:c="4"/>chr20 <text:s text:c="2"/>diploid linear</text:p>
      <text:p text:style-name="P311">either <text:s/>seq <text:s text:c="4"/>chr21 <text:s text:c="2"/>diploid linear</text:p>
      <text:p text:style-name="P311">either <text:s/>seq <text:s text:c="4"/>chr22 <text:s text:c="2"/>diploid linear</text:p>
      <text:p text:style-name="P311"/>
      <text:p text:style-name="P311"># Define how the male and female get the X and Y chromosomes </text:p>
      <text:p text:style-name="P311">male <text:s text:c="3"/>seq <text:s text:c="4"/>chrX <text:s text:c="3"/>haploid linear <text:s/>chrY</text:p>
      <text:p text:style-name="P311">male <text:s text:c="3"/>seq <text:s text:c="4"/>chrY <text:s text:c="3"/>haploid linear <text:s/>chrX</text:p>
      <text:p text:style-name="P311">female <text:s/>seq <text:s text:c="4"/>chrX <text:s text:c="3"/>diploid linear</text:p>
      <text:p text:style-name="P311">female <text:s/>seq <text:s text:c="4"/>chrY <text:s text:c="3"/>none <text:s text:c="3"/>linear</text:p>
      <text:p text:style-name="P311">#PAR1 pseudoautosomal region</text:p>
      <text:p text:style-name="P311">male <text:s text:c="3"/>dup <text:s text:c="4"/>chrX:60001-2699520 <text:s text:c="5"/>chrY:10001-2649520</text:p>
      <text:p text:style-name="P311">#PAR2 pseudoautosomal region</text:p>
      <text:p text:style-name="P311">male <text:s text:c="3"/>dup <text:s text:c="4"/>chrX:154931044-155260560 <text:s text:c="7"/>chrY:59034050-59363566</text:p>
      <text:p text:style-name="P311"/>
      <text:p text:style-name="P311"># And the mitochondria</text:p>
      <text:p text:style-name="P311">either <text:s/>seq <text:s text:c="4"/>chrM <text:s text:c="3"/>polyploid <text:s text:c="6"/>circular</text:p>
      <text:p text:style-name="Standard"><text:span text:style-name="T109">Several </text:span><text:span text:style-name="Monospace"><text:span text:style-name="T14">reference.txt</text:span></text:span><text:span text:style-name="T14"> </text:span><text:span text:style-name="T109">files f</text:span><text:span text:style-name="T14">or </text:span><text:span text:style-name="T109">common human reference versions</text:span><text:span text:style-name="T14"> are included </text:span><text:span text:style-name="T109">as part of the RTG distribution in the </text:span><text:span text:style-name="Monospace"><text:span text:style-name="T14">scripts</text:span></text:span><text:span text:style-name="T109"> subdirectory</text:span><text:span text:style-name="T14">.</text:span></text:p>
      <text:p text:style-name="Standard"><text:span text:style-name="T14">To see how a reference text file will be interpreted by the chromosomes in an SDF for a given sex you can use the </text:span><text:span text:style-name="Monospace"><text:span text:style-name="T14">sdfstats</text:span></text:span><text:span text:style-name="T14"> command with the </text:span><text:span text:style-name="Monospace"><text:span text:style-name="T14">--sex</text:span></text:span><text:span text:style-name="T14"> flag. For example:</text:span></text:p>
      <text:p text:style-name="P226">$ rtg sdfstats --sex male /data/human/ref/hg19</text:p>
      <text:p text:style-name="P226">Location <text:s text:c="10"/>: /data/human/ref/hg19</text:p>
      <text:p text:style-name="P226"><text:soft-page-break/>Parameters <text:s text:c="8"/>: format -o /data/human/ref/hg19 -I chromosomes.txt</text:p>
      <text:p text:style-name="P226">SDF Version <text:s text:c="7"/>: 11</text:p>
      <text:p text:style-name="P226">Type <text:s text:c="14"/>: DNA</text:p>
      <text:p text:style-name="P226">Source <text:s text:c="12"/>: UNKNOWN</text:p>
      <text:p text:style-name="P226">Paired arm <text:s text:c="8"/>: UNKNOWN</text:p>
      <text:p text:style-name="P226">SDF-ID <text:s text:c="12"/>: b6318de1-8107-4b11-bdd9-fb8b6b34c5d0</text:p>
      <text:p text:style-name="P226">Number of sequences: 25</text:p>
      <text:p text:style-name="P226">Maximum length <text:s text:c="4"/>: 249250621</text:p>
      <text:p text:style-name="P226">Minimum length <text:s text:c="4"/>: 16571</text:p>
      <text:p text:style-name="P226">Sequence names <text:s text:c="4"/>: yes</text:p>
      <text:p text:style-name="P226">N <text:s text:c="17"/>: 234350281</text:p>
      <text:p text:style-name="P226">A <text:s text:c="17"/>: 844868045</text:p>
      <text:p text:style-name="P226">C <text:s text:c="17"/>: 585017944</text:p>
      <text:p text:style-name="P226">G <text:s text:c="17"/>: 585360436</text:p>
      <text:p text:style-name="P226">T <text:s text:c="17"/>: 846097277</text:p>
      <text:p text:style-name="P226">Total residues <text:s text:c="4"/>: 3095693983</text:p>
      <text:p text:style-name="P226">Residue qualities <text:s/>: no</text:p>
      <text:p text:style-name="P226"/>
      <text:p text:style-name="P226">Sequences for sex=MALE:</text:p>
      <text:p text:style-name="P226">chrM POLYPLOID circular 16571</text:p>
      <text:p text:style-name="P226">chr1 DIPLOID linear 249250621</text:p>
      <text:p text:style-name="P226">chr2 DIPLOID linear 243199373</text:p>
      <text:p text:style-name="P226">chr3 DIPLOID linear 198022430</text:p>
      <text:p text:style-name="P226">chr4 DIPLOID linear 191154276</text:p>
      <text:p text:style-name="P226">chr5 DIPLOID linear 180915260</text:p>
      <text:p text:style-name="P226">chr6 DIPLOID linear 171115067</text:p>
      <text:p text:style-name="P226">chr7 DIPLOID linear 159138663</text:p>
      <text:p text:style-name="P226">chr8 DIPLOID linear 146364022</text:p>
      <text:p text:style-name="P226">chr9 DIPLOID linear 141213431</text:p>
      <text:p text:style-name="P226">chr10 DIPLOID linear 135534747</text:p>
      <text:p text:style-name="P226">chr11 DIPLOID linear 135006516</text:p>
      <text:p text:style-name="P226">chr12 DIPLOID linear 133851895</text:p>
      <text:p text:style-name="P226">chr13 DIPLOID linear 115169878</text:p>
      <text:p text:style-name="P226">chr14 DIPLOID linear 107349540</text:p>
      <text:p text:style-name="P226">chr15 DIPLOID linear 102531392</text:p>
      <text:p text:style-name="P226">chr16 DIPLOID linear 90354753</text:p>
      <text:p text:style-name="P226">chr17 DIPLOID linear 81195210</text:p>
      <text:p text:style-name="P226">chr18 DIPLOID linear 78077248</text:p>
      <text:p text:style-name="P226">chr19 DIPLOID linear 59128983</text:p>
      <text:p text:style-name="P226">chr20 DIPLOID linear 63025520</text:p>
      <text:p text:style-name="P226">chr21 DIPLOID linear 48129895</text:p>
      <text:p text:style-name="P226">chr22 DIPLOID linear 51304566</text:p>
      <text:p text:style-name="P226">chrX HAPLOID linear 155270560 ~=chrY</text:p>
      <text:p text:style-name="P226"><text:s text:c="4"/>chrX:60001-2699520 <text:s/>chrY:10001-2649520</text:p>
      <text:p text:style-name="P226"><text:s text:c="4"/>chrX:154931044-155260560 <text:s/>chrY:59034050-59363566</text:p>
      <text:p text:style-name="P226">chrY HAPLOID linear 59373566 ~=chrX</text:p>
      <text:p text:style-name="P226"><text:s text:c="4"/>chrX:60001-2699520 <text:s/>chrY:10001-2649520</text:p>
      <text:p text:style-name="P226"><text:s text:c="4"/>chrX:154931044-155260560 <text:s/>chrY:59034050-59363566</text:p>
      <text:p text:style-name="P114">The reference file is primarily intended for XY sex determination but should be able to handle ZW and X0 sex determination also.</text:p>
      <text:p text:style-name="Standard"><text:span text:style-name="T14">As of the current version of the RTG software the following are the effects of various settings in the </text:span><text:span text:style-name="Monospace"><text:span text:style-name="T14">reference.txt</text:span></text:span><text:span text:style-name="T14"> file </text:span><text:span text:style-name="T108">when processing a sample with the matching sex</text:span><text:span text:style-name="T14">.</text:span></text:p>
      <text:p text:style-name="Standard"><text:span text:style-name="T14">A ploidy setting of </text:span><text:span text:style-name="Monospace"><text:span text:style-name="T14">none</text:span></text:span><text:span text:style-name="T14"> will </text:span><text:span text:style-name="T108">prevent</text:span><text:span text:style-name="T14"> reads from mapping to that chromosome and any variant calling from being done in that chromosome.</text:span></text:p>
      <text:p text:style-name="Standard"><text:span text:style-name="T14">A ploidy setting of </text:span><text:span text:style-name="Monospace"><text:span text:style-name="T14">diploid</text:span></text:span><text:span text:style-name="T14">, </text:span><text:span text:style-name="Monospace"><text:span text:style-name="T14">haploid</text:span></text:span><text:span text:style-name="T14"> or </text:span><text:span text:style-name="Monospace"><text:span text:style-name="T14">polyploid</text:span></text:span><text:span text:style-name="T14"> does not currently affect the output of mapping.</text:span></text:p>
      <text:p text:style-name="Standard"><text:span text:style-name="T14">A ploidy setting of </text:span><text:span text:style-name="Monospace"><text:span text:style-name="T14">diploid</text:span></text:span><text:span text:style-name="T14"> will treat the chromosome as having two distinct copies during variant calling, meaning that both homozygous and heterozygous </text:span><text:span text:style-name="T108">diploid genotypes</text:span><text:span text:style-name="T14"> may be called for the chromosome.</text:span></text:p>
      <text:p text:style-name="Standard"><text:soft-page-break/><text:span text:style-name="T14">A ploidy setting of </text:span><text:span text:style-name="Monospace"><text:span text:style-name="T14">haploid</text:span></text:span><text:span text:style-name="T14"> will treat the chromosome as having one copy during variant calling, meaning that only </text:span><text:span text:style-name="T108">haploid</text:span><text:span text:style-name="T14"> </text:span><text:span text:style-name="T108">genotypes</text:span><text:span text:style-name="T14"> will be called for the chromosome.</text:span></text:p>
      <text:p text:style-name="Standard"><text:span text:style-name="T14">A ploidy setting of </text:span><text:span text:style-name="Monospace"><text:span text:style-name="T14">polyploid</text:span></text:span><text:span text:style-name="T14"> will treat the chromosome as having one copy during variant calling, meaning that only </text:span><text:span text:style-name="T108">haploid genotypes</text:span><text:span text:style-name="T14"> will be called for the chromosome. For variant calling with a pedigree, maternal inheritance is assumed for polyploid sequences.</text:span></text:p>
      <text:p text:style-name="P114">The shape of the chromosome does not currently affect the output of mapping or variant calling.</text:p>
      <text:p text:style-name="P114">The allosome pairs do not currently affect the output of mapping or variant calling <text:span text:style-name="T136">(but are used by simulated data generation commands)</text:span>.</text:p>
      <text:p text:style-name="Standard"><text:span text:style-name="T14">The pseudo-autosomal regions will cause the second half of the region pair to be skipped during mapping. During variant calling the first half of the region pair will be called as diploid and the second half will not have calls made for it. For the example </text:span><text:span text:style-name="Monospace"><text:span text:style-name="T14">reference.txt</text:span></text:span><text:span text:style-name="T14"> provided earlier this means that when mapping a male the X chromosome sections of the pseudo-autosomal regions will be mapped to exclusively and for variant calling the X chromosome sections will be called as diploid while the Y chromosome sections will be skipped. There may be some edge effects up to a read length either side of a pseudo-autosomal region boundary.</text:span></text:p>
      <text:section text:style-name="Sect2" text:name="Appendix-nontools2" text:condition="ooow:RTG_PRODUCT==&quot;RTG Tools&quot;" text:display="condition">
        <text:h text:style-name="P373" text:outline-level="2"><text:bookmark-start text:name="__RefHeading__10796_1889221684"/>R<text:bookmark-start text:name="RTF36343039343a204865616469"/>TG taxonomic reference file format<text:bookmark-end text:name="__RefHeading__10796_1889221684"/></text:h>
        <text:p text:style-name="Standard"><text:span text:style-name="T14">When using a metagenomic reference SDF in the </text:span><text:span text:style-name="Monospace"><text:span text:style-name="T14">species</text:span></text:span><text:span text:style-name="T14"> command, a taxonomy can be applied to impute associations between reference sequences. This is done using two files contained in the SDF directory. The first file (</text:span><text:span text:style-name="Monospace"><text:span text:style-name="T14">taxonomy.tsv</text:span></text:span><text:span text:style-name="T14">) contains an RTG taxonomy tree and the second file (</text:span><text:span text:style-name="Monospace"><text:span text:style-name="T14">taxonomy_lookup.tsv</text:span></text:span><text:span text:style-name="T14">) contains </text:span><text:span text:style-name="T82">a </text:span><text:span text:style-name="T14">mapping </text:span><text:span text:style-name="T82">between</text:span><text:span text:style-name="T14"> taxon IDs </text:span><text:span text:style-name="T82">and</text:span><text:span text:style-name="T14"> reference sequence names. Using </text:span><text:span text:style-name="T109">a reference SDF containing these files</text:span><text:span text:style-name="T14"> allows the output </text:span><text:span text:style-name="T109">of certain commands</text:span><text:span text:style-name="T14"> to include results at different taxonomic ranks allowing analysis at differing taxonomic levels.</text:span></text:p>
        <text:p text:style-name="Standard"><text:span text:style-name="T82">Pre-constructed</text:span><text:span text:style-name="T14"> metagenomic reference SDFs in this format will be available from our website (</text:span><text:a xlink:type="simple" xlink:href="http://www.realtimegenomics.com/"><text:span text:style-name="Internet_20_link"><text:span text:style-name="T14">http://www.realtimegenomics.com</text:span></text:span></text:a><text:span text:style-name="T14">). </text:span><text:span text:style-name="T82">For custom reference SDF creation, the </text:span><text:span text:style-name="Monospace"><text:span text:style-name="T14">ncbi2tax</text:span></text:span><text:span text:style-name="T82"> and </text:span><text:span text:style-name="Monospace"><text:span text:style-name="T14">taxfilter</text:span></text:span><text:span text:style-name="T82"> commands can assist the creation of a custom </text:span><text:span text:style-name="Monospace"><text:span text:style-name="T14">taxonomy.tsv</text:span></text:span><text:span text:style-name="T82"> file from an NCBI taxonomy dump. The </text:span><text:span text:style-name="Monospace"><text:span text:style-name="T14">taxstats</text:span></text:span><text:span text:style-name="T82"> command can check the validity of a metagenomic reference SDF.</text:span></text:p>
        <text:h text:style-name="P357" text:outline-level="3"><text:bookmark-start text:name="__RefHeading__10798_1889221684"/>RTG taxonomy file format<text:bookmark-end text:name="__RefHeading__10798_1889221684"/></text:h>
        <text:p text:style-name="P114">The RTG taxonomy file format describes the structure of the taxonomy tree. It contains multiple lines with each line being either a comment or holding data required to describe a node in the taxonomy tree.</text:p>
        <text:p text:style-name="P114">Lines starting with a '#' are comments and do not contain data. They may appear anywhere through the file. The first line of the file must be a comment containing the RTG taxonomy file version number.</text:p>
        <text:p text:style-name="P114">Each data line in the file represents a node in the taxonomy tree and is comprised of four tab separated values. The values on each line are:</text:p>
        <text:list xml:id="list3144012678153783798" text:style-name="L16">
          <text:list-item>
            <text:p text:style-name="P332">The unique taxon ID of the node in the tree. This must be an integer value greater than or equal to 1.</text:p>
          </text:list-item>
          <text:list-item>
            <text:p text:style-name="P332"><text:soft-page-break/>The taxon ID of the parent of this node. This must be an integer value corresponding to another node in the tree.</text:p>
          </text:list-item>
          <text:list-item>
            <text:p text:style-name="P332">The rank of the node in the taxonomy. This is a free format string that can contain any character other than a tab.</text:p>
          </text:list-item>
          <text:list-item>
            <text:p text:style-name="P332">The name of the node in the taxonomy. This is a free format string that can contain any character other than a tab.</text:p>
          </text:list-item>
        </text:list>
        <text:p text:style-name="P114">The root of the tree is special and must have a taxon ID of 1. Since the root has no parent it can have a parent ID of either 1 (itself) or -1. The RTG taxonomy file should contain a complete and fully connected tree that has a single root and no loops.</text:p>
        <text:p text:style-name="Standard"><text:span text:style-name="T14">An example of the first few lines of a </text:span><text:span text:style-name="Monospace"><text:span text:style-name="T14">taxonomy.tsv</text:span></text:span><text:span text:style-name="T14"> file:</text:span></text:p>
        <text:p text:style-name="P255">#RTG taxonomy version 1.0</text:p>
        <text:p text:style-name="P255">#taxID<text:tab/>parID<text:tab/>rank<text:tab/>name</text:p>
        <text:p text:style-name="P255">1<text:tab/>-1<text:tab/>no rank<text:tab/>root</text:p>
        <text:p text:style-name="P255">12908<text:tab/>1<text:tab/>no rank<text:tab/>unclassified sequences</text:p>
        <text:p text:style-name="P255">408169<text:tab/>12908<text:tab/>no rank<text:tab/>metagenomes</text:p>
        <text:p text:style-name="P255">410657<text:tab/>408169<text:tab/>no rank<text:tab/>ecological metagenomes</text:p>
        <text:p text:style-name="P255">527640<text:tab/>410657<text:tab/>species<text:tab/>microbial mat metagenome</text:p>
        <text:p text:style-name="P255">131567<text:tab/>1<text:tab/>no rank<text:tab/>cellular organisms</text:p>
        <text:p text:style-name="P255">2<text:tab/>131567<text:tab/>superkingdom<text:tab/>Bacteria</text:p>
        <text:p text:style-name="P255">1117<text:tab/>2<text:tab/>phylum<text:tab/>Cyanobacteria</text:p>
        <text:h text:style-name="P357" text:outline-level="3"><text:bookmark-start text:name="__RefHeading__10800_1889221684"/>RTG taxonomy lookup file format<text:bookmark-end text:name="__RefHeading__10800_1889221684"/></text:h>
        <text:p text:style-name="P114">The RTG taxonomy lookup file format associates SDF sequence names with taxon IDs in the taxonomy tree. It contains one line for every sequence in the SDF, with each line containing two tab separated values.</text:p>
        <text:p text:style-name="P114">The values on each line are:</text:p>
        <text:list xml:id="list4586946205878495164" text:style-name="L17">
          <text:list-item>
            <text:p text:style-name="P333">The taxonomy node ID that the sequence is associated with. This must be an integer value that corresponds to a node ID from the taxonomy tree.</text:p>
          </text:list-item>
          <text:list-item>
            <text:p text:style-name="P353"><text:span text:style-name="T14">The name of the sequence as it appears in the SDF. </text:span><text:span text:style-name="T82">(These can be discovered using the </text:span><text:span text:style-name="Monospace"><text:span text:style-name="T14">--lengths</text:span></text:span><text:span text:style-name="T82"> option of the </text:span><text:span text:style-name="Monospace"><text:span text:style-name="T14">sdfstats</text:span></text:span><text:span text:style-name="T14"> </text:span><text:span text:style-name="T82">command)</text:span></text:p>
          </text:list-item>
        </text:list>
        <text:p text:style-name="P114">A single taxon ID may be associated with multiple sequence names. This is a way to group the chromosomes and plasmids belonging to a single organism.</text:p>
        <text:p text:style-name="Standard"><text:span text:style-name="T14">An example of some lines from a </text:span><text:span text:style-name="Monospace"><text:span text:style-name="T14">taxonomy_lookup.tsv</text:span></text:span><text:span text:style-name="T14"> file:</text:span></text:p>
        <text:p text:style-name="P256">1219061<text:tab/>gi|407098174|gb|AMQV00000000.1|AMQV01000000</text:p>
        <text:p text:style-name="P256">1219061<text:tab/>gi|407098172|gb|AMQV01000002.1|</text:p>
        <text:p text:style-name="P256">1219061<text:tab/>gi|407098170|gb|AMQV01000004.1|</text:p>
        <text:p text:style-name="P256">1219061<text:tab/>gi|407098168|gb|AMQV01000006.1|</text:p>
      </text:section>
      <text:h text:style-name="P373" text:outline-level="2"><text:bookmark-start text:name="__RefHeading__10802_1889221684"/>P<text:bookmark-start text:name="RTF38363837363a204865616469"/>edigree PED input file format<text:bookmark-end text:name="__RefHeading__10802_1889221684"/></text:h>
      <text:p text:style-name="P114">The PED file format is a white space (tab or space) delimited ASCII file. It has exactly six required columns in the following order.</text:p>
      <table:table table:name="Table34" table:style-name="Table34">
        <table:table-column table:style-name="Table34.A"/>
        <table:table-column table:style-name="Table34.B"/>
        <table:table-header-rows>
          <text:soft-page-break/>
          <table:table-row table:style-name="Table34.1">
            <table:table-cell table:style-name="Table34.A1" office:value-type="string">
              <text:p text:style-name="P77">Column</text:p>
            </table:table-cell>
            <table:table-cell table:style-name="Table34.B1" office:value-type="string">
              <text:p text:style-name="P77">Definition</text:p>
            </table:table-cell>
          </table:table-row>
        </table:table-header-rows>
        <table:table-row table:style-name="Table34.2">
          <table:table-cell table:style-name="Table34.A2" office:value-type="string">
            <text:p text:style-name="P63"><text:span text:style-name="Monospace"><text:span text:style-name="T14">Family ID</text:span></text:span></text:p>
          </table:table-cell>
          <table:table-cell table:style-name="Table34.B2" office:value-type="string">
            <text:p text:style-name="P90">Alphanumeric ID of a family group. <text:span text:style-name="T216">This field is ignored by RTG commands.</text:span></text:p>
          </table:table-cell>
        </table:table-row>
        <table:table-row table:style-name="Table34.3">
          <table:table-cell table:style-name="Table34.A2" office:value-type="string">
            <text:p text:style-name="P63"><text:span text:style-name="Monospace"><text:span text:style-name="T14">Individual ID</text:span></text:span></text:p>
          </table:table-cell>
          <table:table-cell table:style-name="Table34.B2" office:value-type="string">
            <text:p text:style-name="P90">Alphanumeric ID of an individual. This corresponds to the Sample ID specified in the read group of the individual <text:span text:style-name="T216">(</text:span><text:span text:style-name="Monospace">SM</text:span><text:span text:style-name="T216"> field)</text:span>.</text:p>
          </table:table-cell>
        </table:table-row>
        <table:table-row table:style-name="Table34.4">
          <table:table-cell table:style-name="Table34.A2" office:value-type="string">
            <text:p text:style-name="P63"><text:span text:style-name="Monospace"><text:span text:style-name="T14">Paternal ID</text:span></text:span></text:p>
          </table:table-cell>
          <table:table-cell table:style-name="Table34.B2" office:value-type="string">
            <text:p text:style-name="P92">Alphanumeric ID of the paternal parent for the individual. This corresponds to the Sample ID specified in the read group of the paternal parent <text:span text:style-name="T216">(</text:span><text:span text:style-name="Monospace">SM</text:span><text:span text:style-name="T216"> field)</text:span>.</text:p>
          </table:table-cell>
        </table:table-row>
        <table:table-row table:style-name="Table34.5">
          <table:table-cell table:style-name="Table34.A2" office:value-type="string">
            <text:p text:style-name="P63"><text:span text:style-name="Monospace"><text:span text:style-name="T14">Maternal ID</text:span></text:span></text:p>
          </table:table-cell>
          <table:table-cell table:style-name="Table34.B2" office:value-type="string">
            <text:p text:style-name="P92">Alphanumeric ID of the maternal parent for the individual. This corresponds to the Sample ID specified in the read group of the maternal parent <text:span text:style-name="T216">(</text:span><text:span text:style-name="Monospace">SM</text:span><text:span text:style-name="T216"> field)</text:span>.</text:p>
          </table:table-cell>
        </table:table-row>
        <table:table-row table:style-name="Table34.6">
          <table:table-cell table:style-name="Table34.A2" office:value-type="string">
            <text:p text:style-name="P63"><text:span text:style-name="Monospace"><text:span text:style-name="T14">Sex</text:span></text:span></text:p>
          </table:table-cell>
          <table:table-cell table:style-name="Table34.B2" office:value-type="string">
            <text:p text:style-name="P90">The sex of the individual specified as using 1 for male, 2 for female and any other number as unknown.</text:p>
          </table:table-cell>
        </table:table-row>
        <table:table-row table:style-name="Table34.7">
          <table:table-cell table:style-name="Table34.A7" office:value-type="string">
            <text:p text:style-name="P63"><text:span text:style-name="Monospace"><text:span text:style-name="T14">Phenotype</text:span></text:span></text:p>
          </table:table-cell>
          <table:table-cell table:style-name="Table34.B7" office:value-type="string">
            <text:p text:style-name="P90">The phenotype of the individual specified using -9 or 0 for unknown, 1 for unaffected and 2 for affected.</text:p>
          </table:table-cell>
        </table:table-row>
      </table:table>
      <text:p text:style-name="P114"/>
      <text:p text:style-name="Inline_20_Note_20_Start"><text:span text:style-name="Inline_20_Note_20_Title"><text:span text:style-name="T14">NOTE:</text:span></text:span><text:span text:style-name="T110"><text:tab/></text:span><text:span text:style-name="T14">The PED format is based on the PED format defined by the PLINK project: <text:line-break/></text:span><text:span text:style-name="Internet_20_link"><text:span text:style-name="T14">http://pngu.mgh.harvard.edu/~purcell/plink/data.shtml#ped</text:span></text:span></text:p>
      <text:p text:style-name="P114">The value '0' can be used as a missing value for Family ID, Paternal ID and Maternal ID.</text:p>
      <text:p text:style-name="P114">The following is an example of what a PED file may look like.</text:p>
      <text:p text:style-name="P226"># PED format pedigree</text:p>
      <text:p text:style-name="P226"># fam-id <text:s text:c="2"/>ind-id <text:s text:c="2"/>pat-id <text:s text:c="2"/>mat-id <text:s text:c="2"/>sex <text:s text:c="2"/>phen</text:p>
      <text:p text:style-name="P226"><text:s text:c="2"/>FAM01 <text:s text:c="3"/>NA19238 <text:s/>0 <text:s text:c="7"/>0 <text:s text:c="7"/>2 <text:s text:c="4"/>0</text:p>
      <text:p text:style-name="P226"><text:s text:c="2"/>FAM01 <text:s text:c="3"/>NA19239 <text:s/>0 <text:s text:c="7"/>0 <text:s text:c="7"/>1 <text:s text:c="4"/>0</text:p>
      <text:p text:style-name="P226"><text:s text:c="2"/>FAM01 <text:s text:c="3"/>NA19240 <text:s/>NA19239 <text:s/>NA19238 <text:s/>2 <text:s text:c="4"/>0</text:p>
      <text:p text:style-name="P226"><text:s text:c="2"/>0 <text:s text:c="7"/>NA12878 <text:s/>0 <text:s text:c="7"/>0 <text:s text:c="7"/>2 <text:s text:c="4"/>0</text:p>
      <text:p text:style-name="Standard"><text:span text:style-name="T14">When specifying a pedigree for the </text:span><text:span text:style-name="Monospace"><text:span text:style-name="T14">lineage</text:span></text:span><text:span text:style-name="T14"> command, use either the pat-id or mat-id as appropriate to the gender of the sample cell lineage. The following is an example of what a cell lineage PED file may look like.</text:span></text:p>
      <text:p text:style-name="P226"># PED format pedigree</text:p>
      <text:p text:style-name="P226"># fam-id <text:s text:c="2"/>ind-id <text:s text:c="2"/>pat-id <text:s text:c="2"/>mat-id <text:s text:c="2"/>sex <text:s text:c="2"/>phen</text:p>
      <text:p text:style-name="P226"><text:s text:c="2"/>LIN <text:s text:c="5"/>BASE <text:s text:c="4"/>0 <text:s text:c="7"/>0 <text:s text:c="7"/>2 <text:s text:c="4"/>0</text:p>
      <text:p text:style-name="P226"><text:s text:c="2"/>LIN <text:s text:c="5"/>GENA <text:s text:c="4"/>0 <text:s text:c="7"/>BASE <text:s text:c="4"/>2 <text:s text:c="4"/>0</text:p>
      <text:p text:style-name="P226"><text:s text:c="2"/>LIN <text:s text:c="5"/>GENB <text:s text:c="4"/>0 <text:s text:c="7"/>BASE <text:s text:c="4"/>2 <text:s text:c="4"/>0</text:p>
      <text:p text:style-name="P226"><text:s text:c="2"/>LIN <text:s text:c="5"/>GENA-A <text:s text:c="2"/>0 <text:s text:c="7"/>GENA <text:s text:c="4"/>2 <text:s text:c="4"/>0</text:p>
      <text:p text:style-name="Standard"><text:span text:style-name="T14">RTG includes commands </text:span><text:span text:style-name="T111">such as </text:span><text:span text:style-name="Monospace"><text:span text:style-name="T14">pedfilter</text:span></text:span><text:span text:style-name="T111"> and </text:span><text:span text:style-name="Monospace"><text:span text:style-name="T14">pedstats</text:span></text:span><text:span text:style-name="T14"> for simple viewing, filtering and conversion of pedigree files.</text:span></text:p>
      <text:h text:style-name="P373" text:outline-level="2"><text:bookmark-start text:name="__RefHeading__10804_1889221684"/>RTG commands using indexed input files<text:bookmark-end text:name="__RefHeading__10804_1889221684"/></text:h>
      <text:p text:style-name="Standard"><text:span text:style-name="T14">Several RTG commands require indexed input files to operate and several more require them when the </text:span><text:span text:style-name="Monospace"><text:span text:style-name="T14">--region</text:span></text:span><text:span text:style-name="T14"> </text:span><text:span text:style-name="T109">or </text:span><text:span text:style-name="Monospace"><text:span text:style-name="T14">--bed-regions</text:span></text:span><text:span text:style-name="T109"> </text:span><text:span text:style-name="T14">parameter is used.</text:span></text:p>
      <text:p text:style-name="P186"><text:soft-page-break/><text:span text:style-name="T14">The commands that always require indexed input files are </text:span><text:span text:style-name="Monospace"><text:span text:style-name="T14">snp</text:span></text:span><text:span text:style-name="T14">, </text:span><text:span text:style-name="Monospace"><text:span text:style-name="T14">family</text:span></text:span><text:span text:style-name="T14">, </text:span><text:span text:style-name="Monospace"><text:span text:style-name="T14">somatic</text:span></text:span><text:span text:style-name="T14">, </text:span><text:span text:style-name="Monospace"><text:span text:style-name="T14">population</text:span></text:span><text:span text:style-name="T14">, </text:span><text:span text:style-name="Monospace"><text:span text:style-name="T14">vcfmerge</text:span></text:span><text:span text:style-name="T14"> and </text:span><text:span text:style-name="Monospace"><text:span text:style-name="T14">extract</text:span></text:span><text:span text:style-name="T14">. The commands that only require indexed input files if the </text:span><text:span text:style-name="Monospace"><text:span text:style-name="T14">--region</text:span></text:span><text:span text:style-name="T14"> </text:span><text:span text:style-name="T109">or </text:span><text:span text:style-name="Monospace"><text:span text:style-name="T14">--bed-regions</text:span></text:span><text:span text:style-name="T109"> </text:span><text:span text:style-name="T14">parameter is set are </text:span><text:span text:style-name="Monospace"><text:span text:style-name="T14">coverage</text:span></text:span><text:span text:style-name="T14">, </text:span><text:span text:style-name="Monospace"><text:span text:style-name="T14">cnv</text:span></text:span><text:span text:style-name="T14">, </text:span><text:span text:style-name="Monospace"><text:span text:style-name="T14">sv</text:span></text:span><text:span text:style-name="T14">, </text:span><text:span text:style-name="Monospace"><text:span text:style-name="T14">discord</text:span></text:span><text:span text:style-name="T14"> and </text:span><text:span text:style-name="Monospace"><text:span text:style-name="T14">sammerge</text:span></text:span><text:span text:style-name="T14">.</text:span></text:p>
      <text:p text:style-name="Standard"><text:span text:style-name="T14">The RTG commands which produce the inputs used by these commands will by default produce them with index files. To produce indexes for files from third party sources or RTG command output where the </text:span><text:span text:style-name="Monospace"><text:span text:style-name="T14">--no-index</text:span></text:span><text:span text:style-name="T14"> or </text:span><text:span text:style-name="Monospace"><text:span text:style-name="T14">--no-gzip</text:span></text:span><text:span text:style-name="T14"> parameters were set, use the RTG </text:span><text:span text:style-name="Monospace"><text:span text:style-name="T14">bgzip</text:span></text:span><text:span text:style-name="T14"> and </text:span><text:span text:style-name="Monospace"><text:span text:style-name="T14">index</text:span></text:span><text:span text:style-name="T14"> commands.</text:span></text:p>
      <text:section text:style-name="Sect2" text:name="Appendix-nontools3" text:condition="ooow:RTG_PRODUCT==&quot;RTG Tools&quot;" text:display="condition">
        <text:h text:style-name="P373" text:outline-level="2"><text:bookmark-start text:name="__RefHeading__10806_1889221684"/>RTG output results file descriptions<text:bookmark-end text:name="__RefHeading__10806_1889221684"/></text:h>
        <text:p text:style-name="P114">RTG software produces output results in standard formats that may be extended for the unique requirements of a particular data analysis function.</text:p>
        <text:p text:style-name="Standard"><text:span text:style-name="T14">Several of the RTG commands that output results to a directory also output a simple summary report of the results of the command in HTML format. The report file for these commands will be called "</text:span><text:span text:style-name="Monospace"><text:span text:style-name="T14">index.html</text:span></text:span><text:span text:style-name="T14">" and will be contained in the output directory.</text:span></text:p>
        <text:h text:style-name="P357" text:outline-level="3"><text:bookmark-start text:name="__RefHeading__10242_1889221684"/>S<text:bookmark-start text:name="RTF31353935363a204865616469"/>AM/BAM file extensions (RTG map command output)<text:bookmark-end text:name="__RefHeading__10242_1889221684"/></text:h>
        <text:p text:style-name="P114">The Sequence Alignment/Map (SAM/BAM) format is a well-known standard for listing read alignments against reference sequences. SAM records list the mapping and alignment data for each read, ordered by chromosome (or other DNA reference sequence) location. </text:p>
        <text:p text:style-name="P220"><text:span text:style-name="Inline_20_Note_20_Title"><text:span text:style-name="T14">NOTE:</text:span></text:span><text:span text:style-name="T110"><text:tab/></text:span><text:span text:style-name="T14">For a thorough description of the SAM format please refer to the specification at </text:span><text:span text:style-name="Internet_20_link"><text:span text:style-name="T118">https://samtools.github.io/hts-specs/SAMv1.pdf</text:span></text:span></text:p>
        <text:p text:style-name="Standard"><text:span text:style-name="T14">The </text:span><text:span text:style-name="Monospace"><text:span text:style-name="T14">map</text:span></text:span><text:span text:style-name="T14"> command reports alignments in the SAM/BAM format with some minor differences. </text:span></text:p>
        <text:p text:style-name="P114"><text:s/>A sample RTG SAM file is shown below, describing the relationship between a read and a reference sequence, including gaps and mismatches as determined by the RTG <text:span text:style-name="Monospace">map</text:span> aligner.</text:p>
        <text:p text:style-name="P311">@HD <text:s text:c="4"/>VN:1.0 <text:s/>SO:coordinate</text:p>
        <text:p text:style-name="P311">@PG <text:s text:c="4"/>ID:RTG VN:v2.0-EAP2.1 build 25581 (2010-03-11) CL:map -t human_REF_SDF -i human_READS_SDF -o humanMAPPING8 -w 22 -a 2 -b 2 -c 2</text:p>
        <text:p text:style-name="P311">@SQ <text:s text:c="4"/>SN:chr1 <text:s/>LN:643292</text:p>
        <text:p text:style-name="P311">@SQ <text:s text:c="4"/>SN:chr2 <text:s/>LN:947102</text:p>
        <text:p text:style-name="P311">@SQ <text:s text:c="4"/>SN:chr3 <text:s/>LN:1060087</text:p>
        <text:p text:style-name="P311">@SQ <text:s text:c="4"/>SN:chr4 <text:s/>LN:1204112</text:p>
        <text:p text:style-name="P311">@SQ <text:s text:c="4"/>SN:chr5 <text:s/>LN:1343552</text:p>
        <text:p text:style-name="P311">@SQ <text:s text:c="4"/>SN:chr6 <text:s/>LN:1418244</text:p>
        <text:p text:style-name="P311">@SQ <text:s text:c="4"/>SN:chr7 <text:s/>LN:1501719</text:p>
        <text:p text:style-name="P311">@SQ <text:s text:c="4"/>SN:chr8 <text:s/>LN:1419563</text:p>
        <text:p text:style-name="P311">@SQ <text:s text:c="4"/>SN:chr9 <text:s/>LN:1541723</text:p>
        <text:p text:style-name="P311">@SQ <text:s text:c="4"/>SN:chr10 LN:1694445</text:p>
        <text:p text:style-name="P311">@SQ <text:s text:c="4"/>SN:chr11 LN:2035250</text:p>
        <text:p text:style-name="P311">@SQ <text:s text:c="4"/>SN:chr12 LN:2271477</text:p>
        <text:p text:style-name="P311">@SQ <text:s text:c="4"/>SN:chr13 LN:2895605</text:p>
        <text:p text:style-name="P311">@SQ <text:s text:c="4"/>SN:chr14 LN:3291006</text:p>
        <text:p text:style-name="P311">1035263 0 <text:s text:c="6"/>chr1 <text:s text:c="3"/>606 <text:s text:c="4"/>255 <text:s text:c="4"/>2X18=1X11=1X15= * <text:s text:c="6"/>0 <text:s text:c="6"/>0<text:line-break/> <text:s/>AATACTTTTCATTCTTTACTATTACTTACTTATTCTTACTTACTTACT <text:s text:c="7"/>* <text:s text:c="6"/>AS:i:4<text:line-break/> <text:s/>NM:i:4 <text:s/>IH:i:1 <text:s/>NH:i:1</text:p>
        <text:p text:style-name="P311">1572864 16 <text:s text:c="5"/>chr1 <text:s text:c="3"/>2041 <text:s text:c="3"/>255 <text:s text:c="4"/>48= <text:s text:c="4"/>* <text:s text:c="6"/>0 <text:s text:c="6"/>0<text:line-break/> <text:s/>TACTTACTTTCTTCTTACTTATGTGGTAATAAGCTACTCGGTTGGGCA <text:s text:c="7"/>* <text:s text:c="6"/>AS:i:0<text:line-break/> <text:s/>NM:i:0 <text:s/>IH:i:1 <text:s/>NH:i:1</text:p>
        <text:p text:style-name="P311">2649455 0 <text:s text:c="6"/>chr1 <text:s text:c="3"/>3421 <text:s text:c="3"/>255 <text:s text:c="4"/>2X46= <text:s text:c="2"/>* <text:s text:c="6"/>0 <text:s text:c="6"/>0<text:line-break/> <text:s/>AAGTACTTCTTAGTTCAATTACTATCATCATCTTACCTAATTACTACT <text:s text:c="7"/>* <text:s text:c="6"/>AS:i:2<text:line-break/> <text:s/>NM:i:2 <text:s/>IH:i:1 <text:s/>NH:i:1</text:p>
        <text:p text:style-name="Standard"><text:soft-page-break/><text:span text:style-name="T14">RTG identifies each query name (or </text:span><text:span text:style-name="Monospace"><text:span text:style-name="T14">QNAME</text:span></text:span><text:span text:style-name="T14">) with an RTG identifier, which replaced the original identifier associated with the read data. The RTG </text:span><text:span text:style-name="Monospace"><text:span text:style-name="T14">samrename</text:span></text:span><text:span text:style-name="T14"> utility is used to relabel the alignment records with the original sequence names.</text:span></text:p>
        <text:p text:style-name="Standard"><text:span text:style-name="T14">The CIGAR format has evolved from the original SAM specification. Formerly, a CIGAR string might appear as </text:span><text:span text:style-name="Monospace"><text:span text:style-name="T14">283M1D1I32N8M</text:span></text:span><text:span text:style-name="T14">, where </text:span><text:span text:style-name="Monospace"><text:span text:style-name="T14">M</text:span></text:span><text:span text:style-name="T14"> indicated a match or mismatch, </text:span><text:span text:style-name="Monospace"><text:span text:style-name="T14">I</text:span></text:span><text:span text:style-name="T14"> indicated an insertion, </text:span><text:span text:style-name="Monospace"><text:span text:style-name="T14">D</text:span></text:span><text:span text:style-name="T14"> indicated a deletion, and </text:span><text:span text:style-name="Monospace"><text:span text:style-name="T14">N</text:span></text:span><text:span text:style-name="T14"> indicated a skipped region.</text:span></text:p>
        <text:p text:style-name="Standard"><text:span text:style-name="T14">In the sample SAM file above, the RTG CIGAR score characters are modified as represented by the string </text:span><text:span text:style-name="Monospace"><text:span text:style-name="T14">2X18=1X11=1X15=</text:span></text:span><text:span text:style-name="T14">, where </text:span><text:span text:style-name="Monospace"><text:span text:style-name="T14">X</text:span></text:span><text:span text:style-name="T14"> indicates a mismatch, </text:span><text:span text:style-name="Monospace"><text:span text:style-name="T14">=</text:span></text:span><text:span text:style-name="T14"> indicates a match, </text:span><text:span text:style-name="Monospace"><text:span text:style-name="T14">I</text:span></text:span><text:span text:style-name="T14"> indicates an insertion, and </text:span><text:span text:style-name="Monospace"><text:span text:style-name="T14">D</text:span></text:span><text:span text:style-name="T14"> indicates a deletion. Obviously, this provides more specificity around the precise location of the mismatch in the alignment.</text:span></text:p>
        <text:p text:style-name="Standard"><text:span text:style-name="T14">Notice that optional fields are reported as in SAM for alignment score (</text:span><text:span text:style-name="Monospace"><text:span text:style-name="T14">AS</text:span></text:span><text:span text:style-name="T14">), number of nucleotide differences (</text:span><text:span text:style-name="Monospace"><text:span text:style-name="T14">NM</text:span></text:span><text:span text:style-name="T14">), number of reported alignments for a particular read (</text:span><text:span text:style-name="Monospace"><text:span text:style-name="T14">NH</text:span></text:span><text:span text:style-name="T14">), number of stored alignments (</text:span><text:span text:style-name="Monospace"><text:span text:style-name="T14">IH</text:span></text:span><text:span text:style-name="T14">) and depending on flag settings, the field containing the string describing mismatching positions (</text:span><text:span text:style-name="Monospace"><text:span text:style-name="T14">MD</text:span></text:span><text:span text:style-name="T14">) may be included. The alignment score is calculated and reported for RTG as described in the </text:span><text:span text:style-name="T112">Section</text:span><text:span text:style-name="T14"> </text:span><text:span text:style-name="T14"><text:bookmark-ref text:reference-format="number" text:ref-name="__RefHeading__10786_1889221684">6.1</text:bookmark-ref></text:span><text:span text:style-name="T14">.</text:span></text:p>
        <text:p text:style-name="P114">The following list describes RTG SAM/BAM file characteristics that may depart from or be undescribed in the SAM specification.</text:p>
        <text:list xml:id="list9150134779488400915" text:style-name="L18">
          <text:list-item>
            <text:p text:style-name="P334">Paired-end sequencing data</text:p>
          </text:list-item>
          <text:list-item>
            <text:p text:style-name="P355">'<text:span text:style-name="Monospace">FLAG</text:span>' is set to 0x02 in properly paired reads and unset for unmated or unmapped reads.</text:p>
          </text:list-item>
          <text:list-item>
            <text:p text:style-name="P355">For all non-uniquely mapped reads '<text:span text:style-name="Monospace">FLAG</text:span>' 0x100 is set.</text:p>
          </text:list-item>
          <text:list-item>
            <text:p text:style-name="P355">Unmated and unmapped reads will have the '<text:span text:style-name="Monospace">FLAG</text:span>' 0x08 set to reflect whether the mate has been mapped, however '<text:span text:style-name="Monospace">RNEXT</text:span>' and '<text:span text:style-name="Monospace">PNEXT</text:span>' will always be "*".</text:p>
          </text:list-item>
          <text:list-item>
            <text:p text:style-name="P355">For mapped reads, the SAM standard "<text:span text:style-name="Monospace">NH</text:span>" attribute is used, even for uniquely mapped reads ("<text:span text:style-name="Monospace">NH:i:1</text:span>").</text:p>
          </text:list-item>
          <text:list-item>
            <text:p text:style-name="P334">Single-end sequencing data</text:p>
          </text:list-item>
          <text:list-item>
            <text:p text:style-name="P355">For all non-uniquely mapped reads '<text:span text:style-name="Monospace">FLAG</text:span>' 0x100 is set.</text:p>
          </text:list-item>
          <text:list-item>
            <text:p text:style-name="P355">For mapped reads, the SAM standard "<text:span text:style-name="Monospace">NH</text:span>" attribute is used, even for uniquely mapped reads ("<text:span text:style-name="Monospace">NH:i:1</text:span>").</text:p>
          </text:list-item>
          <text:list-item>
            <text:p text:style-name="P334">Unmapped reads</text:p>
          </text:list-item>
          <text:list-item>
            <text:p text:style-name="P355">'<text:span text:style-name="Monospace">RNAME</text:span>' and '<text:span text:style-name="Monospace">CIGAR</text:span>' are set as "*".</text:p>
          </text:list-item>
          <text:list-item>
            <text:p text:style-name="P355">'<text:span text:style-name="Monospace">POS</text:span>', and '<text:span text:style-name="Monospace">MAPQ</text:span>' are set as 0.</text:p>
          </text:list-item>
        </text:list>
        <text:p text:style-name="Standard"><text:span text:style-name="T14">For mated records, the </text:span><text:span text:style-name="Monospace"><text:span text:style-name="T14">XA</text:span></text:span><text:span text:style-name="T14"> attribute contains the sum of the alignment scores for each arm. It is this score that is used to determine the equality for the max top results for mated records. All the mated records for a read should have the same </text:span><text:span text:style-name="Monospace"><text:span text:style-name="T14">XA</text:span></text:span><text:span text:style-name="T14"> score.</text:span></text:p>
        <text:p text:style-name="Standard"><text:span text:style-name="T14">In addition, for unmapped read arms, the optional attribute "</text:span><text:span text:style-name="Monospace"><text:span text:style-name="T14">XC</text:span></text:span><text:span text:style-name="T14">" may be displayed in SAM/BAM files, using a character code that indicates the internal read mapping stage where the read arm was </text:span><text:soft-page-break/><text:span text:style-name="T14">discarded as unmated or unmapped. If this is reported, it means that the read arm had matching hits at one point during the mapping phase.</text:span></text:p>
        <text:p text:style-name="P114">Single-end SAM character codes include:</text:p>
        <table:table table:name="Table35" table:style-name="Table35">
          <table:table-column table:style-name="Table35.A"/>
          <table:table-column table:style-name="Table35.B"/>
          <table:table-header-rows>
            <table:table-row table:style-name="Table35.1">
              <table:table-cell table:style-name="Table35.A1" office:value-type="string">
                <text:p text:style-name="P77">Character</text:p>
              </table:table-cell>
              <table:table-cell table:style-name="Table35.B1" office:value-type="string">
                <text:p text:style-name="P77">Definition</text:p>
              </table:table-cell>
            </table:table-row>
          </table:table-header-rows>
          <table:table-row table:style-name="Table35.2">
            <table:table-cell table:style-name="Table35.A2" office:value-type="string">
              <text:p text:style-name="P63"><text:span text:style-name="Monospace"><text:span text:style-name="T14">XC:A:B</text:span></text:span></text:p>
            </table:table-cell>
            <table:table-cell table:style-name="Table35.B2" office:value-type="string">
              <text:p text:style-name="P90">Indicates that the number of raw index hits for the read exceeded the internal threshold of 65536.</text:p>
            </table:table-cell>
          </table:table-row>
          <table:table-row table:style-name="Table35.3">
            <table:table-cell table:style-name="Table35.A2" office:value-type="string">
              <text:p text:style-name="P63"><text:span text:style-name="Monospace"><text:span text:style-name="T14">XC:A:C</text:span></text:span></text:p>
            </table:table-cell>
            <table:table-cell table:style-name="Table35.B2" office:value-type="string">
              <text:p text:style-name="P63"><text:span text:style-name="T14">Indicates that after initial ranking of hits for the read, too many hits were present (affected by </text:span><text:span text:style-name="Monospace"><text:span text:style-name="T14">--max-top-results</text:span></text:span><text:span text:style-name="T14">).</text:span></text:p>
            </table:table-cell>
          </table:table-row>
          <table:table-row table:style-name="Table35.4">
            <table:table-cell table:style-name="Table35.A2" office:value-type="string">
              <text:p text:style-name="P63"><text:span text:style-name="Monospace"><text:span text:style-name="T14">XC:A:D</text:span></text:span></text:p>
            </table:table-cell>
            <table:table-cell table:style-name="Table35.B2" office:value-type="string">
              <text:p text:style-name="P63"><text:span text:style-name="T14">Indicates that after alignment scores are calculated, the (&lt;=N) remaining hits were discarded because they exceeded the mismatches threshold (affected by<text:line-break/></text:span><text:span text:style-name="Monospace"><text:span text:style-name="T14">--max-mismatches</text:span></text:span><text:span text:style-name="T14">).</text:span></text:p>
            </table:table-cell>
          </table:table-row>
          <table:table-row table:style-name="Table35.5">
            <table:table-cell table:style-name="Table35.A5" office:value-type="string">
              <text:p text:style-name="P63"><text:span text:style-name="Monospace"><text:span text:style-name="T14">XC:A:E</text:span></text:span></text:p>
            </table:table-cell>
            <table:table-cell table:style-name="Table35.B5" office:value-type="string">
              <text:p text:style-name="P63"><text:span text:style-name="T14">Indicates that there were good scoring hits, but the arm was discarded because there were too many of these hits (affected by </text:span><text:span text:style-name="Monospace"><text:span text:style-name="T14">--max-top-results</text:span></text:span><text:span text:style-name="T14">).</text:span></text:p>
            </table:table-cell>
          </table:table-row>
        </table:table>
        <text:p text:style-name="P114"/>
        <text:p text:style-name="P203">Paired-end SAM character codes include:</text:p>
        <table:table table:name="Table36" table:style-name="Table36">
          <table:table-column table:style-name="Table36.A"/>
          <table:table-column table:style-name="Table36.B"/>
          <table:table-header-rows>
            <table:table-row table:style-name="Table36.1">
              <table:table-cell table:style-name="Table36.A1" office:value-type="string">
                <text:p text:style-name="P77">Character</text:p>
              </table:table-cell>
              <table:table-cell table:style-name="Table36.B1" office:value-type="string">
                <text:p text:style-name="P77">Definition</text:p>
              </table:table-cell>
            </table:table-row>
          </table:table-header-rows>
          <table:table-row table:style-name="Table36.2">
            <table:table-cell table:style-name="Table36.A2" office:value-type="string">
              <text:p text:style-name="P63"><text:span text:style-name="Monospace"><text:span text:style-name="T14">XC:A:B</text:span></text:span></text:p>
            </table:table-cell>
            <table:table-cell table:style-name="Table36.B2" office:value-type="string">
              <text:p text:style-name="P90">Indicates that the number of raw index hits for the read exceeded the internal threshold of 65536.</text:p>
            </table:table-cell>
          </table:table-row>
          <table:table-row table:style-name="Table36.3">
            <table:table-cell table:style-name="Table36.A2" office:value-type="string">
              <text:p text:style-name="P63"><text:span text:style-name="Monospace"><text:span text:style-name="T14">XC:A:C</text:span></text:span></text:p>
            </table:table-cell>
            <table:table-cell table:style-name="Table36.B2" office:value-type="string">
              <text:p text:style-name="P63"><text:span text:style-name="T14">Indicates that there were index matches for the read arm, but no potential mated hits were found (affected by </text:span><text:span text:style-name="Monospace"><text:span text:style-name="T14">--min-fragment-size</text:span></text:span><text:span text:style-name="T14"> and <text:line-break/></text:span><text:span text:style-name="Monospace"><text:span text:style-name="T14">--max-fragment-size</text:span></text:span><text:span text:style-name="T14">), and after ranking candidate unpaired results there were too many hits (affected by </text:span><text:span text:style-name="Monospace"><text:span text:style-name="T14">--max-top-results</text:span></text:span><text:span text:style-name="T14">).</text:span></text:p>
            </table:table-cell>
          </table:table-row>
          <table:table-row table:style-name="Table36.4">
            <table:table-cell table:style-name="Table36.A2" office:value-type="string">
              <text:p text:style-name="P63"><text:span text:style-name="Monospace"><text:span text:style-name="T14">XC:A:d</text:span></text:span></text:p>
            </table:table-cell>
            <table:table-cell table:style-name="Table36.B2" office:value-type="string">
              <text:p text:style-name="P63"><text:span text:style-name="T14">Indicates that potential mated hits were found for this read arm with its mate, but were discarded because they exceeded the mismatches threshold (affected by <text:line-break/></text:span><text:span text:style-name="Monospace"><text:span text:style-name="T14">--max-mated-mismatches</text:span></text:span><text:span text:style-name="T14">).</text:span></text:p>
            </table:table-cell>
          </table:table-row>
          <table:table-row table:style-name="Table36.5">
            <table:table-cell table:style-name="Table36.A2" office:value-type="string">
              <text:p text:style-name="P63"><text:span text:style-name="Monospace"><text:span text:style-name="T14">XC:A:D</text:span></text:span></text:p>
            </table:table-cell>
            <table:table-cell table:style-name="Table36.B2" office:value-type="string">
              <text:p text:style-name="P63"><text:span text:style-name="T14">Indicates that no potential mated hits were found, and after alignment scores are calculated, the (&lt;=N) remaining hits were discarded because they exceeded the mismatches threshold (affected by </text:span><text:span text:style-name="Monospace"><text:span text:style-name="T14">--max-unmated-mismatches</text:span></text:span><text:span text:style-name="T14">).</text:span></text:p>
            </table:table-cell>
          </table:table-row>
          <table:table-row table:style-name="Table36.6">
            <table:table-cell table:style-name="Table36.A2" office:value-type="string">
              <text:p text:style-name="P63"><text:span text:style-name="Monospace"><text:span text:style-name="T14">XC:A:e</text:span></text:span></text:p>
            </table:table-cell>
            <table:table-cell table:style-name="Table36.B2" office:value-type="string">
              <text:p text:style-name="P63"><text:span text:style-name="T14">Indicates that good scoring hits were found for this read arm with its mate, but were discarded because there were too many hits at the best score (affected by <text:line-break/></text:span><text:span text:style-name="Monospace"><text:span text:style-name="T14">--max-top-results</text:span></text:span><text:span text:style-name="T14">).</text:span></text:p>
            </table:table-cell>
          </table:table-row>
          <text:soft-page-break/>
          <table:table-row table:style-name="Table36.7">
            <table:table-cell table:style-name="Table36.A7" office:value-type="string">
              <text:p text:style-name="P63"><text:span text:style-name="Monospace"><text:span text:style-name="T14">XC:A:E</text:span></text:span></text:p>
            </table:table-cell>
            <table:table-cell table:style-name="Table36.B7" office:value-type="string">
              <text:p text:style-name="P63"><text:span text:style-name="T14">Indicates that no potential mated hits were found, there were good scoring unmated hits, but the arm was discarded because there were too many of these hits (affected by </text:span><text:span text:style-name="Monospace"><text:span text:style-name="T14">--max-top-results</text:span></text:span><text:span text:style-name="T14">).</text:span></text:p>
            </table:table-cell>
          </table:table-row>
        </table:table>
        <text:p text:style-name="P114"/>
        <text:h text:style-name="P357" text:outline-level="3"><text:bookmark-start text:name="__RefHeading__10808_1889221684"/>SAM/BAM file extensions (RTG cgmap command output)<text:bookmark-end text:name="__RefHeading__10808_1889221684"/></text:h>
        <text:p text:style-name="Standard"><text:span text:style-name="T14">In addition to the file extensions described for the </text:span><text:span text:style-name="Monospace"><text:span text:style-name="T14">map</text:span></text:span><text:span text:style-name="T14"> command in </text:span><text:span text:style-name="T14"><text:bookmark-ref text:reference-format="text" text:ref-name="__RefHeading__10242_1889221684">SAM/BAM file extensions (RTG map command output)</text:bookmark-ref></text:span><text:span text:style-name="T14">, the </text:span><text:span text:style-name="Monospace"><text:span text:style-name="T14">cgmap</text:span></text:span><text:span text:style-name="T14"> command also outputs several additional fields specific to the nature of Complete Genomics reads.</text:span></text:p>
        <text:p text:style-name="Standard"><text:span text:style-name="T14"><text:s/>A sample RTG SAM file is shown below, describing the relationship between some reads and a reference sequence, including gaps, mismatches and overlaps as determined by the RTG </text:span><text:span text:style-name="Monospace"><text:span text:style-name="T14">cgmap</text:span></text:span><text:span text:style-name="T14"> aligner.</text:span></text:p>
        <text:p text:style-name="P311">@HD <text:s text:c="4"/>VN:1.0 <text:s text:c="2"/>SO:coordinate</text:p>
        <text:p text:style-name="P311">@PG <text:s text:c="4"/>ID:RTG <text:s text:c="2"/>PN:RTG <text:s text:c="2"/>VN:v2.3 <text:s text:c="2"/>CL:cgmap -i bac_READS_SDF -t bac_REF_SDF -o bac_MAPPING -e 7 -E 5</text:p>
        <text:p text:style-name="P311">@SQ <text:s text:c="4"/>SN:bac <text:s text:c="2"/>LN:100262</text:p>
        <text:p text:style-name="P311">1 <text:s text:c="3"/>179 <text:s text:c="2"/>bac <text:s text:c="2"/>441 <text:s text:c="3"/>55 <text:s text:c="2"/>24=5N10= <text:s text:c="6"/>= <text:s text:c="2"/>765 <text:s text:c="3"/>324<text:line-break/> <text:s/>TGACGCCTCTGCTCTTGCAAGTCNTTCACATTCA <text:s text:c="3"/>544400/31/1*2*858154468!073./66222<text:line-break/> <text:s/>AS:i:0 <text:s text:c="2"/>MQ:i:255 <text:s text:c="2"/>XU:Z:5=1B19=1R5N10= <text:s text:c="6"/>XQ:Z:+ <text:s text:c="2"/>XA:i:0 <text:s/>IH:i:1 NH:i:1</text:p>
        <text:p text:style-name="P311">1 <text:s text:c="3"/>115 <text:s text:c="2"/>bac <text:s text:c="2"/>765 <text:s text:c="3"/>55 <text:s text:c="2"/>10=5N8=1I14= <text:s text:c="2"/>= <text:s text:c="2"/>441 <text:s text:c="3"/>-324<text:line-break/> <text:s/>ANAGAACTGGAACCATTCATGGAAGGCCAGTGA <text:s text:c="3"/>5!5/1,+!431/..,153002076-13435001<text:line-break/> <text:s/>AS:i:0 <text:s text:c="2"/>MQ:i:255 <text:s text:c="2"/>XU:Z:1=1R5=1R2=5N8=1I11=2B5= <text:s/>XQ:Z:74 <text:s text:c="2"/>XR:Z:TA XA:i:0 <text:s/>IH:i:1<text:line-break/> <text:s/>NH:i:1</text:p>
        <text:p text:style-name="P311">83 <text:s text:c="2"/>179 <text:s text:c="2"/>bac <text:s text:c="2"/>4963 <text:s text:c="2"/>55 <text:s text:c="2"/>3=1X19=5N10= <text:s text:c="2"/>= <text:s text:c="2"/>5257 <text:s text:c="2"/>294<text:line-break/> <text:s/>GGAAGGAGTGCTGCAGGCCGACCCTCATGGAGA <text:s text:c="4"/>42062-51/4-1,55.010456-27/2711032<text:line-break/> <text:s/>AS:i:1 <text:s text:c="2"/>MQ:i:255 <text:s text:c="2"/>XU:Z:3=1X1=2B20=5N10= <text:s text:c="4"/>XQ:Z:-. <text:s/>XR:Z:A <text:s/>XA:i:1 IH:i:1 <text:s/>NH:i:1</text:p>
        <text:p text:style-name="P311">83 <text:s text:c="2"/>115 <text:s text:c="2"/>bac <text:s text:c="2"/>5257 <text:s text:c="2"/>55 <text:s text:c="2"/>10=5N25= <text:s text:c="6"/>= <text:s text:c="2"/>4963 <text:s text:c="2"/>-294<text:line-break/> <text:s/>CCTCCTAGCGGTACATCTCCAGCCCCTTCCTAGNA <text:s text:c="2"/>55541*,-/3+1,2,13525167".21806010!2<text:line-break/> <text:s/>AS:i:0 <text:s text:c="2"/>MQ:i:255 <text:s text:c="2"/>XU:Z:10=5N23=1R1= <text:s text:c="8"/>XA:i:1 <text:s text:c="2"/>IH:i:1 <text:s/>NH:i:1</text:p>
        <text:p text:style-name="Standard"><text:span text:style-name="T14">The </text:span><text:span text:style-name="Monospace"><text:span text:style-name="T14">XU</text:span></text:span><text:span text:style-name="T14"> field is an extended CIGAR format which has additional characters for encoding extra information about a Complete Genomics read. The extra characters are </text:span><text:span text:style-name="Monospace"><text:span text:style-name="T14">B</text:span></text:span><text:span text:style-name="T14"> for encoding a backstep on the reference (overlap in the read), </text:span><text:span text:style-name="Monospace"><text:span text:style-name="T14">T</text:span></text:span><text:span text:style-name="T14"> for an unknown nucleotide in the reference and </text:span><text:span text:style-name="Monospace"><text:span text:style-name="T14">R</text:span></text:span><text:span text:style-name="T14"> for an unknown nucleotide in the read. In the case where both the reference and the read have an unknown nucleotide at the same place the </text:span><text:span text:style-name="Monospace"><text:span text:style-name="T14">R</text:span></text:span><text:span text:style-name="T14"> character is used.</text:span></text:p>
        <text:p text:style-name="Standard"><text:span text:style-name="T14">The </text:span><text:span text:style-name="Monospace"><text:span text:style-name="T14">XQ</text:span></text:span><text:span text:style-name="T14"> field is the quality in the same format as the SAM </text:span><text:span text:style-name="Monospace"><text:span text:style-name="T14">QUAL</text:span></text:span><text:span text:style-name="T14"> field for the nucleotides in the overlap region of the read. It is present when backsteps exist in the extended </text:span><text:span text:style-name="Monospace"><text:span text:style-name="T14">CIGAR</text:span></text:span><text:span text:style-name="T14"> field.</text:span></text:p>
        <text:p text:style-name="Standard"><text:span text:style-name="T14">The </text:span><text:span text:style-name="Monospace"><text:span text:style-name="T14">XR</text:span></text:span><text:span text:style-name="T14"> field contains the nucleotides from the read which differ from the reference (read delta). It is present when there are mismatches, inserts, unknowns on the reference or soft clipping represented in the extended CIGAR.</text:span></text:p>
        <text:p text:style-name="P114">Using these three additional fields with the <text:span text:style-name="Monospace">QUAL</text:span> field, position that the read mapped to, and the reference, it is possible to reconstruct the original Complete Genomics read.</text:p>
        <text:p text:style-name="P114">For example:</text:p>
        <text:p text:style-name="P226">Record:</text:p>
        <text:p text:style-name="P226">Position 4963 42062-51/4-1,55.010456-27/2711032 XU:Z:3=<text:span text:style-name="T137">1X</text:span>1=<text:span text:style-name="T138">2B</text:span>20=5N10= XQ:Z:<text:span text:style-name="T138">-.</text:span> XR:Z:<text:span text:style-name="T137">A</text:span></text:p>
        <text:p text:style-name="P226"/>
        <text:p text:style-name="P226">Reference 4960-5010:</text:p>
        <text:p text:style-name="P226">CCTGGAGG <text:s/>GAGTGCTGCAGGCCGACCAGCAACTCATGGAGAAGACCAAGG</text:p>
        <text:p text:style-name="P226"><text:s text:c="3"/>GGA<text:span text:style-name="T137">A</text:span>G<text:span text:style-name="T138">GG</text:span>GAGTGCTGCAGGCCGACC <text:s text:c="4"/>CTCATGGAGA</text:p>
        <text:p text:style-name="P226"><text:soft-page-break/><text:s text:c="3"/>42062<text:span text:style-name="T138">-.</text:span>-51/4-1,55.010456-_____27/2711032</text:p>
        <text:p text:style-name="P257"/>
        <text:p text:style-name="P257">Flattened Read from SAM file:</text:p>
        <text:p text:style-name="P257">GGAAGGAGTGCTGCAGGCCGACCCTCATGGAGA</text:p>
        <text:p text:style-name="P257">42062-51/4-1,55.010456-27/2711032</text:p>
        <text:p text:style-name="P257"/>
        <text:p text:style-name="P226">Reconstructed Read:</text:p>
        <text:p text:style-name="P257">GGAAGGGGAGTGCTGCAGGCCGACCCTCATGGAGA</text:p>
        <text:p text:style-name="P257">42062-.-51/4-1,55.010456-27/2711032</text:p>
        <text:p text:style-name="P257"/>
        <text:p text:style-name="P114">This example shows how the mismatch and read delta replace the nucleotide from the reference to form the read. It also shows that the backstep in the extended CIGAR is used to record overlap in the read. Note that the number of additional quality characters in the corresponds to the number of backsteps and that the additional quality characters will always be inserted into the read qualities on the inner-most side of the overlap region.</text:p>
        <text:p text:style-name="P226">Record:</text:p>
        <text:p text:style-name="P226">Position 65 5!5/1,+!431/..,153002076-134735001 XU:Z:1=<text:span text:style-name="T137">1R</text:span>5=<text:span text:style-name="T137">1T</text:span>2=5N8=1I11=<text:span text:style-name="T138">2B</text:span>5= XR:Z:<text:span text:style-name="T137">TA</text:span> XQ:Z:<text:span text:style-name="T138">74</text:span></text:p>
        <text:p text:style-name="P226"/>
        <text:p text:style-name="P226">Reference 760-810</text:p>
        <text:p text:style-name="P226">AGAGGAGAGAACNGGTTTGGAACCATTC TGGAAGGCCAG <text:s/>TGAGCTGTGTT</text:p>
        <text:p text:style-name="P226"><text:s text:c="5"/>A<text:span text:style-name="T137">N</text:span>AGAAC<text:span text:style-name="T137">T</text:span>GG_____AACCATTC<text:span text:style-name="T137">A</text:span>TGGAAGGCCAG<text:span text:style-name="T138">AG</text:span>TGA</text:p>
        <text:p text:style-name="P226"><text:s text:c="5"/>5!5/1,+143_____1/..,153002076-134<text:span text:style-name="T138">74</text:span>35001</text:p>
        <text:p text:style-name="P257"/>
        <text:p text:style-name="P257">Flattened Read from SAM file:</text:p>
        <text:p text:style-name="P257">ANAGAACTGGAACCATTCATGGAAGGCCAGTGA</text:p>
        <text:p text:style-name="P257">5!5/1,+!431/..,153002076-13435001</text:p>
        <text:p text:style-name="P257"/>
        <text:p text:style-name="P226">Reconstructed Read:</text:p>
        <text:p text:style-name="P257">ANAGAACNGGAACCATTCATGGAAGGC<text:span text:style-name="T139">CAGAGTGA</text:span></text:p>
        <text:p text:style-name="P257"><text:span text:style-name="T139">5!5/1,+1431/..,153002076-134743</text:span>5001</text:p>
        <text:p text:style-name="P257"/>
        <text:p text:style-name="Standard"><text:span text:style-name="T14">This example shows how the </text:span><text:span text:style-name="Monospace"><text:span text:style-name="T14">R</text:span></text:span><text:span text:style-name="T14"> character in the extended CIGAR corresponds to an unknown in the read and how the </text:span><text:span text:style-name="Monospace"><text:span text:style-name="T14">T</text:span></text:span><text:span text:style-name="T14"> character corresponds to an unknown in the reference. Note that when there is an unknown in the reference but not in the read the nucleotide is included in the read delta as are inserted nucleotides. Also note that although the backstep is used in this case to reconstruct part of the outside five nucleotides the overlap quality characters still correspond to the inside nucleotides.</text:span></text:p>
        <text:h text:style-name="P357" text:outline-level="3"><text:bookmark-start text:name="__RefHeading__10810_1889221684"/>V<text:bookmark-start text:name="RTF32303133393a204865616469"/>CF output file description<text:bookmark-end text:name="__RefHeading__10810_1889221684"/></text:h>
        <text:p text:style-name="Standard"><text:span text:style-name="T14">The </text:span><text:span text:style-name="Monospace"><text:span text:style-name="T14">snp</text:span></text:span><text:span text:style-name="T14">, </text:span><text:span text:style-name="Monospace"><text:span text:style-name="T14">family</text:span></text:span><text:span text:style-name="T14">, </text:span><text:span text:style-name="Monospace"><text:span text:style-name="T14">somatic</text:span></text:span><text:span text:style-name="T14"> and </text:span><text:span text:style-name="Monospace"><text:span text:style-name="T14">population</text:span></text:span><text:span text:style-name="T14"> commands call single nucleotide polymorphisms (SNPs), multiple nucleotide polymorphisms (MNPs), and indels for a single individual, a family of individuals or a cancer and normal pair respectively. At each position in the reference, a base pair determination is made based on statistical analysis of the accumulated read alignments. The predictions and accompanying statistics are reported in a text-based output file named </text:span><text:span text:style-name="Monospace"><text:span text:style-name="T14">snps.vcf</text:span></text:span><text:span text:style-name="T14">.</text:span></text:p>
        <text:p text:style-name="P220"><text:span text:style-name="Inline_20_Note_20_Title"><text:span text:style-name="T14">NOTE:</text:span></text:span><text:span text:style-name="T113"><text:tab/></text:span><text:span text:style-name="T14">RTG variant calls are stored in VCF format (version 4.1). For more information about the VCF format, refer to the specification online at: <text:line-break/></text:span><text:span text:style-name="Internet_20_link"><text:span text:style-name="T14">https://samtools.github.io/hts-specs/VCFv4.1.pdf </text:span></text:span></text:p>
        <text:p text:style-name="Standard"><text:span text:style-name="T14">The </text:span><text:span text:style-name="Monospace"><text:span text:style-name="T14">snps.vcf</text:span></text:span><text:span text:style-name="T14"> output file displays each </text:span><text:span text:style-name="T114">variant</text:span><text:span text:style-name="T14"> called with confidence. The location and type of the call, the base pairs (reference and called), and a confidence score are standard output in the </text:span><text:span text:style-name="Monospace"><text:span text:style-name="T14">snps.vcf</text:span></text:span><text:span text:style-name="T14"> output file. Additional support statistics in the output describe read alignment evidence that can be used to evaluate confidence in the called </text:span><text:span text:style-name="T114">variants</text:span><text:span text:style-name="T14">.</text:span></text:p>
        <text:p text:style-name="Standard"><text:soft-page-break/><text:span text:style-name="T14">The </text:span><text:span text:style-name="Monospace"><text:span text:style-name="T14">QUAL</text:span></text:span><text:span text:style-name="T14"> column in the </text:span><text:span text:style-name="Monospace"><text:span text:style-name="T14">snps.vcf</text:span></text:span><text:span text:style-name="T14"> file has slightly different meaning for each of the commands. For the </text:span><text:span text:style-name="Monospace"><text:span text:style-name="T14">snp</text:span></text:span><text:span text:style-name="T14"> command it represents the phred scaled probability the sample is not identical to the reference. For the </text:span><text:span text:style-name="Monospace"><text:span text:style-name="T14">family</text:span></text:span><text:span text:style-name="T14"> and </text:span><text:span text:style-name="Monospace"><text:span text:style-name="T14">population</text:span></text:span><text:span text:style-name="T14"> commands it represents the phred scaled posterior probability that at least one sample is not identical to the reference.</text:span></text:p>
        <text:p text:style-name="Standard"><text:span text:style-name="T14">The commands also produce a </text:span><text:span text:style-name="Monospace"><text:span text:style-name="T14">summary.txt</text:span></text:span><text:span text:style-name="T14"> file which has simple counts of the variants detected and some ratios which can be used as a quick indication of SNP calling performance.</text:span></text:p>
        <text:p text:style-name="Standard"><text:span text:style-name="T14">The following sample </text:span><text:span text:style-name="Monospace"><text:span text:style-name="T14">snps.vcf</text:span></text:span><text:span text:style-name="T14"> file is an example of the output produced by an RTG SNP call run. Each line in a </text:span><text:span text:style-name="Monospace"><text:span text:style-name="T14">snps.vcf</text:span></text:span><text:span text:style-name="T14"> output has tab-separated fields and represents a SNP variation calculated from the mapped reads against the reference genome.</text:span></text:p>
        <text:p text:style-name="P114">This file represents the variations per chromosome as a result of the SAM/BAM mapped alignments against a reference genome.</text:p>
        <text:p text:style-name="P311">##fileformat=VCFv4.1</text:p>
        <text:p text:style-name="P311">##fileDate=20110524</text:p>
        <text:p text:style-name="P311">##source=RTGv2.2 build 35188 (2011-05-18)</text:p>
        <text:p text:style-name="P311">##CL=snp -o snp-hslo-18-u -t hst1 hslo-18-u/alignments.bam</text:p>
        <text:p text:style-name="P311">##RUN-ID=b1f96b37-7f77-4d74-b472-2a36ba21397e</text:p>
        <text:p text:style-name="P311">##reference=hst1</text:p>
        <text:p text:style-name="P311">##contig=&lt;ID="chr1",length=207900&gt;</text:p>
        <text:p text:style-name="P311">##INFO=&lt;ID=XRX,Number=0,Type=Flag,Description="RTG variant was called using complex caller"&gt;</text:p>
        <text:p text:style-name="P311">##INFO=&lt;ID=CT,Number=1,Type=Integer,Description="Coverage threshold that was applied"&gt;</text:p>
        <text:p text:style-name="P311">##FILTER=&lt;ID=OC,Description="Coverage threshold exceeded"&gt;</text:p>
        <text:p text:style-name="P311">##FILTER=&lt;ID=RC,Description="RTG variant is a complex region"&gt;</text:p>
        <text:p text:style-name="P311">##FILTER=&lt;ID=RX,Description="RTG variant contained within hypercomplex region"&gt;</text:p>
        <text:p text:style-name="P311">##FORMAT=&lt;ID=GT,Number=1,Type=String,Description="Genotype"&gt;</text:p>
        <text:p text:style-name="P311">##FORMAT=&lt;ID=DP,Number=1,Type=Integer,Description="Read Depth"&gt;</text:p>
        <text:p text:style-name="P311">##FORMAT=&lt;ID=RE,Number=1,Type=Float,Description="RTG Total Error"&gt;</text:p>
        <text:p text:style-name="P311">##FORMAT=&lt;ID=AR,Number=1,Type=Float,Description="Ambiguity Ratio"&gt;</text:p>
        <text:p text:style-name="P311">##FORMAT=&lt;ID=GQ,Number=1,Type=Float,Description="Genotype Quality"&gt;</text:p>
        <text:p text:style-name="P311">##FORMAT=&lt;ID=RS,Number=.,Type=String,Description="RTG Support Statistics"&gt;</text:p>
        <text:p text:style-name="P311">#CHROM <text:s text:c="3"/>POS <text:s text:c="3"/>ID <text:s text:c="3"/>REF <text:s text:c="5"/>ALT <text:s text:c="8"/>QUAL <text:s text:c="2"/>FILTER <text:s/>INFO <text:s text:c="3"/>FORMAT <text:s text:c="3"/>SAMPLE</text:p>
        <text:p text:style-name="P311">chr1 <text:s text:c="5"/>43230 <text:s/>. <text:s text:c="4"/>A <text:s text:c="7"/>G <text:s text:c="10"/>17.1 <text:s text:c="2"/>PASS <text:s text:c="3"/>. <text:s text:c="6"/>GT:DP:RE:AR:GQ:RS <text:s text:c="2"/>1/1:7:0.280:0.000:17.1:G,7,0.280</text:p>
        <text:p text:style-name="P311">chr1 <text:s text:c="5"/>43494 <text:s/>. <text:s text:c="4"/>TTTAAAT <text:s/>TT:CTTAAAC <text:s/>181.6 <text:s/>PASS <text:s text:c="3"/>. <text:s text:c="6"/>GT:DP:RE:AR:GQ:RS <text:s text:c="2"/>1/2:10:0.428:0.024:15.3:CTTAAC,5,0.373</text:p>
        <text:p text:style-name="P311">chr1 <text:s text:c="5"/>43638 <text:s/>. <text:s text:c="4"/>T <text:s text:c="7"/>C <text:s text:c="10"/>15.3 <text:s text:c="2"/>PASS <text:s text:c="3"/>. <text:s text:c="6"/>GT:DP:RE:AR:GQ:RS <text:s text:c="2"/>1/1:6:0.210:0.000:15.3:C,6,0.210</text:p>
        <text:p text:style-name="P311">chr1 <text:s text:c="5"/>43918 <text:s/>. <text:s text:c="4"/>C <text:s text:c="7"/>T <text:s text:c="10"/>11.4 <text:s text:c="2"/>PASS <text:s text:c="3"/>. <text:s text:c="6"/>GT:DP:RE:AR:GQ:RS <text:s text:c="2"/>1/1:5:0.494:0.000:11.4:T,5,0.494</text:p>
        <text:p text:style-name="P311">chr1 <text:s text:c="5"/>44038 <text:s/>. <text:s text:c="4"/>C <text:s text:c="7"/>T <text:s text:c="10"/>18.9 <text:s text:c="2"/>PASS <text:s text:c="3"/>. <text:s text:c="6"/>GT:DP:RE:AR:GQ:RS <text:s text:c="2"/>1/1:8:0.672:0.000:18.9:T,8,0.672</text:p>
        <text:p text:style-name="P311">chr1 <text:s text:c="5"/>44173 <text:s/>. <text:s text:c="4"/>A <text:s text:c="7"/>G <text:s text:c="10"/>12.0 <text:s text:c="2"/>PASS <text:s text:c="3"/>. <text:s text:c="6"/>GT:DP:RE:AR:GQ:RS <text:s text:c="2"/>1/1:5:0.185:0.000:12.0:G,5,0.185</text:p>
        <text:p text:style-name="P311">chr1 <text:s text:c="5"/>44218 <text:s/>. <text:s text:c="4"/>TCCTCCA <text:s/>ACCACCT <text:s text:c="4"/>385.4 <text:s/>PASS <text:s text:c="3"/>. <text:s text:c="6"/>GT:DP:RE:AR:GQ:RS <text:s text:c="2"/>1/1:43:3.925:0.015:80.8:ACCACCT,5,0.003,CCCCCCA,1,0.631,CCCTCCA,1,0.631, <text:s text:c="2"/>TCCTCCA,30,2.024,TCCTTCA,4,0.635,~A,1,0.000,~TCCA,1,0.001</text:p>
        <text:p text:style-name="P311">chr1 <text:s text:c="5"/>44329 <text:s/>. <text:s text:c="4"/>A <text:s text:c="7"/>G <text:s text:c="10"/>12.2 <text:s text:c="2"/>PASS <text:s text:c="3"/>. <text:s text:c="6"/>GT:DP:RE:AR:GQ:RS <text:s text:c="2"/>1/1:5:0.208:0.000:12.2:G,5,0.208</text:p>
        <text:p text:style-name="P311">chr1 <text:s text:c="5"/>44502 <text:s/>. <text:s text:c="4"/>T <text:s text:c="7"/>C <text:s text:c="10"/>6.0 <text:s text:c="3"/>PASS <text:s text:c="3"/>. <text:s text:c="6"/>GT:DP:RE:AR:GQ:RS <text:s text:c="2"/>1/1:3:0.160:0.000:6.0:C,3,0.160</text:p>
        <text:p text:style-name="P311">chr1 <text:s text:c="5"/>44533 <text:s/>. <text:s text:c="4"/>G <text:s text:c="7"/>A <text:s text:c="10"/>13.7 <text:s text:c="2"/>PASS <text:s text:c="3"/>. <text:s text:c="6"/>GT:DP:RE:AR:GQ:RS <text:s text:c="2"/>1/1:6:0.421:0.000:13.7:A,6,0.421</text:p>
        <text:p text:style-name="P311">chr1 <text:s text:c="5"/>202801 . <text:s text:c="4"/>A <text:s text:c="7"/>G <text:s text:c="10"/>15.8 <text:s text:c="2"/>PASS <text:s text:c="3"/>. <text:s text:c="6"/>GT:DP:RE:AR:GQ:RS <text:s text:c="2"/>0/1:66:30.544:0.000:15.8:A,50,24.508,C,1,0.502,G,13,4.529,T,2,1.004</text:p>
        <text:p text:style-name="P114">RTG adds custom fields to the VCF format to better account for some of its unique variant calling features, described in the tables below.</text:p>
        <text:p text:style-name="P313">Table <text:sequence text:ref-name="refTable19" text:name="Table" text:formula="ooow:Table+1" style:num-format="1">20</text:sequence>: RTG VCF file FILTER fields</text:p>
        <table:table table:name="Table37" table:style-name="Table37">
          <table:table-column table:style-name="Table37.A"/>
          <table:table-column table:style-name="Table37.B"/>
          <table:table-header-rows>
            <table:table-row table:style-name="Table37.1">
              <table:table-cell table:style-name="Table37.A1" office:value-type="string">
                <text:p text:style-name="P77">Value</text:p>
              </table:table-cell>
              <table:table-cell table:style-name="Table37.B1" office:value-type="string">
                <text:p text:style-name="P77">Description</text:p>
              </table:table-cell>
            </table:table-row>
          </table:table-header-rows>
          <table:table-row table:style-name="Table37.2">
            <table:table-cell table:style-name="Table37.A2" office:value-type="string">
              <text:p text:style-name="P63"><text:span text:style-name="Monospace"><text:span text:style-name="T14">PASS</text:span></text:span></text:p>
            </table:table-cell>
            <table:table-cell table:style-name="Table37.B2" office:value-type="string">
              <text:p text:style-name="P90">Standard VCF "<text:span text:style-name="Monospace">PASS</text:span>", if variant meets all the filtering criteria.</text:p>
            </table:table-cell>
          </table:table-row>
          <text:soft-page-break/>
          <table:table-row table:style-name="Table37.3">
            <table:table-cell table:style-name="Table37.A2" office:value-type="string">
              <text:p text:style-name="P63"><text:span text:style-name="Monospace"><text:span text:style-name="T14">OC</text:span></text:span></text:p>
            </table:table-cell>
            <table:table-cell table:style-name="Table37.B2" office:value-type="string">
              <text:p text:style-name="P90">A predicted variation that has exceeded the maximum coverage filter threshold.</text:p>
            </table:table-cell>
          </table:table-row>
          <table:table-row table:style-name="Table37.4">
            <table:table-cell table:style-name="Table37.A2" office:value-type="string">
              <text:p text:style-name="P63"><text:span text:style-name="Monospace"><text:span text:style-name="T14">a&lt;number&gt;</text:span></text:span></text:p>
            </table:table-cell>
            <table:table-cell table:style-name="Table37.B2" office:value-type="string">
              <text:p text:style-name="P63"><text:span text:style-name="T14">A predicted variation that had greater than the given percentage of ambiguously mapped reads overlapping it. The number in the value is the percentage specified by the </text:span><text:span text:style-name="Monospace"><text:span text:style-name="T14">--max-ambiguity</text:span></text:span><text:span text:style-name="T14"> flag.</text:span></text:p>
            </table:table-cell>
          </table:table-row>
          <table:table-row table:style-name="Table37.5">
            <table:table-cell table:style-name="Table37.A2" office:value-type="string">
              <text:p text:style-name="P63"><text:span text:style-name="Monospace"><text:span text:style-name="T14">RCEQUIV</text:span></text:span></text:p>
            </table:table-cell>
            <table:table-cell table:style-name="Table37.B2" office:value-type="string">
              <text:p text:style-name="P90">A predicted variation that is the same as a previous variant within a homopolymer or repeat region.</text:p>
            </table:table-cell>
          </table:table-row>
          <table:table-row table:style-name="Table37.6">
            <table:table-cell table:style-name="Table37.A2" office:value-type="string">
              <text:p text:style-name="P63"><text:span text:style-name="Monospace"><text:span text:style-name="T14">RC</text:span></text:span></text:p>
            </table:table-cell>
            <table:table-cell table:style-name="Table37.B2" office:value-type="string">
              <text:p text:style-name="P90">The variant caller encountered a complex looking situation. A typical example would be a long insert. Some complex regions may result in simple calls.</text:p>
            </table:table-cell>
          </table:table-row>
          <table:table-row table:style-name="Table37.7">
            <table:table-cell table:style-name="Table37.A2" office:value-type="string">
              <text:p text:style-name="P63"><text:span text:style-name="Monospace"><text:span text:style-name="T14">RX</text:span></text:span></text:p>
            </table:table-cell>
            <table:table-cell table:style-name="Table37.B2" office:value-type="string">
              <text:p text:style-name="P90">This call was made within a long complex region. Note that no attempt is made to generate complex calls in very long complex regions.</text:p>
            </table:table-cell>
          </table:table-row>
          <table:table-row table:style-name="Table37.8">
            <table:table-cell table:style-name="Table37.A2" office:value-type="string">
              <text:p text:style-name="P63"><text:span text:style-name="Monospace"><text:span text:style-name="T14">IONT</text:span></text:span></text:p>
            </table:table-cell>
            <table:table-cell table:style-name="Table37.B2" office:value-type="string">
              <text:p text:style-name="P90">A predicted variation that failed to pass homopolymer constraints specific to IonTorrent reads.</text:p>
            </table:table-cell>
          </table:table-row>
          <table:table-row table:style-name="Table37.9">
            <table:table-cell table:style-name="Table37.A2" office:value-type="string">
              <text:p text:style-name="P63"><text:span text:style-name="Monospace"><text:span text:style-name="T14">OTHER</text:span></text:span></text:p>
            </table:table-cell>
            <table:table-cell table:style-name="Table37.B2" office:value-type="string">
              <text:p text:style-name="P90">The variant was filtered for an unknown reason.</text:p>
            </table:table-cell>
          </table:table-row>
          <table:table-row table:style-name="Table37.10">
            <table:table-cell table:style-name="Table37.A2" office:value-type="string">
              <text:p text:style-name="P63"><text:span text:style-name="Monospace"><text:span text:style-name="T14">AVR&lt;number&gt;</text:span></text:span></text:p>
            </table:table-cell>
            <table:table-cell table:style-name="Table37.B2" office:value-type="string">
              <text:p text:style-name="P63"><text:span text:style-name="T14">A predicted variation that had less than the given value for the AVR score. The number in the value is the minimum AVR score specified by the </text:span><text:span text:style-name="Monospace"><text:span text:style-name="T14">--min-avr-score</text:span></text:span><text:span text:style-name="T14"> flag.</text:span></text:p>
            </table:table-cell>
          </table:table-row>
          <table:table-row table:style-name="Table37.11">
            <table:table-cell table:style-name="Table37.A11" office:value-type="string">
              <text:p text:style-name="P63"><text:span text:style-name="Monospace"><text:span text:style-name="T14">BED</text:span></text:span></text:p>
            </table:table-cell>
            <table:table-cell table:style-name="Table37.B11" office:value-type="string">
              <text:p text:style-name="P63"><text:span text:style-name="T14">The predicted variant falls outside the BED calling regions defined by the </text:span><text:span text:style-name="Monospace"><text:span text:style-name="T14">--filter-bed</text:span></text:span><text:span text:style-name="T14"> flag.</text:span></text:p>
            </table:table-cell>
          </table:table-row>
        </table:table>
        <text:p text:style-name="P114"/>
        <text:p text:style-name="P313">Table <text:sequence text:ref-name="refTable20" text:name="Table" text:formula="ooow:Table+1" style:num-format="1">21</text:sequence>: RTG VCF file INFO fields</text:p>
        <table:table table:name="Table38" table:style-name="Table38">
          <table:table-column table:style-name="Table38.A"/>
          <table:table-column table:style-name="Table38.B"/>
          <table:table-header-rows>
            <table:table-row table:style-name="Table38.1">
              <table:table-cell table:style-name="Table38.A1" office:value-type="string">
                <text:p text:style-name="P77">Value</text:p>
              </table:table-cell>
              <table:table-cell table:style-name="Table38.B1" office:value-type="string">
                <text:p text:style-name="P77">Description</text:p>
              </table:table-cell>
            </table:table-row>
          </table:table-header-rows>
          <table:table-row table:style-name="Table38.2">
            <table:table-cell table:style-name="Table38.A2" office:value-type="string">
              <text:p text:style-name="P76"><text:span text:style-name="Monospace"><text:span text:style-name="T14">NCS=&lt;value&gt;</text:span></text:span></text:p>
            </table:table-cell>
            <table:table-cell table:style-name="Table38.B2" office:value-type="string">
              <text:p text:style-name="P64"><text:span text:style-name="T114">T</text:span><text:span text:style-name="T14">he </text:span><text:span text:style-name="T125">Phred</text:span><text:span text:style-name="T14"> scaled posterior probability that the </text:span><text:span text:style-name="T114">variant at this site</text:span><text:span text:style-name="T14"> is </text:span><text:span text:style-name="T114">present in</text:span><text:span text:style-name="T14"> the cancer, </text:span><text:span text:style-name="T114">output by the </text:span><text:span text:style-name="Monospace"><text:span text:style-name="T14">somatic</text:span></text:span><text:span text:style-name="T114"> command.</text:span></text:p>
            </table:table-cell>
          </table:table-row>
          <table:table-row table:style-name="Table38.3">
            <table:table-cell table:style-name="Table38.A2" office:value-type="string">
              <text:p text:style-name="P63"><text:span text:style-name="Monospace"><text:span text:style-name="T14">LOH=&lt;value&gt;</text:span></text:span></text:p>
            </table:table-cell>
            <table:table-cell table:style-name="Table38.B2" office:value-type="string">
              <text:p text:style-name="P90">The value shows on a scale from -1 to 1 if the evidence of a call would suggest a loss of heterozygosity. A long run of high values is a strong indicator of a loss of heterozygosity event.</text:p>
            </table:table-cell>
          </table:table-row>
          <table:table-row table:style-name="Table38.4">
            <table:table-cell table:style-name="Table38.A2" office:value-type="string">
              <text:p text:style-name="P63"><text:span text:style-name="Monospace"><text:span text:style-name="T14">DP=&lt;depth&gt;</text:span></text:span></text:p>
            </table:table-cell>
            <table:table-cell table:style-name="Table38.B2" office:value-type="string">
              <text:p text:style-name="P90">The combined read depth of multi-sample variant calls.</text:p>
            </table:table-cell>
          </table:table-row>
          <text:soft-page-break/>
          <table:table-row table:style-name="Table38.5">
            <table:table-cell table:style-name="Table38.A2" office:value-type="string">
              <text:p text:style-name="P63"><text:span text:style-name="Monospace"><text:span text:style-name="T14">DPR=&lt;ratio&gt;</text:span></text:span></text:p>
            </table:table-cell>
            <table:table-cell table:style-name="Table38.B2" office:value-type="string">
              <text:p text:style-name="P90">The ratio of combined read depth to the expected combined read depth.</text:p>
            </table:table-cell>
          </table:table-row>
          <table:table-row table:style-name="Table38.6">
            <table:table-cell table:style-name="Table38.A2" office:value-type="string">
              <text:p text:style-name="P63"><text:span text:style-name="Monospace"><text:span text:style-name="T14">XRX</text:span></text:span></text:p>
            </table:table-cell>
            <table:table-cell table:style-name="Table38.B2" office:value-type="string">
              <text:p text:style-name="P90">Indicates the variant was called using the RTG complex caller. This means that a realignment of the reads relative to the reference and each other was required to make this call.</text:p>
            </table:table-cell>
          </table:table-row>
          <table:table-row table:style-name="Table38.7">
            <table:table-cell table:style-name="Table38.A2" office:value-type="string">
              <text:p text:style-name="P63"><text:span text:style-name="Monospace"><text:span text:style-name="T14">RCE</text:span></text:span></text:p>
            </table:table-cell>
            <table:table-cell table:style-name="Table38.B2" office:value-type="string">
              <text:p text:style-name="P90">Indicates the variant is the same as one or more other variants within a homopolymer or repeat region.</text:p>
            </table:table-cell>
          </table:table-row>
          <table:table-row table:style-name="Table38.8">
            <table:table-cell table:style-name="Table38.A2" office:value-type="string">
              <text:p text:style-name="P63"><text:span text:style-name="Monospace"><text:span text:style-name="T14">CT=&lt;value&gt;</text:span></text:span></text:p>
            </table:table-cell>
            <table:table-cell table:style-name="Table38.B2" office:value-type="string">
              <text:p text:style-name="P90">The maximum coverage threshold that was applied when the given variant has been filtered for being over the coverage threshold.</text:p>
            </table:table-cell>
          </table:table-row>
          <table:table-row table:style-name="Table38.9">
            <table:table-cell table:style-name="Table38.A2" office:value-type="string">
              <text:p text:style-name="P63"><text:span text:style-name="Monospace"><text:span text:style-name="T14">AC</text:span></text:span></text:p>
            </table:table-cell>
            <table:table-cell table:style-name="Table38.B2" office:value-type="string">
              <text:p text:style-name="P90">The standard VCF allele count in genotypes field. For each ALT allele, in the same order as listed, the count of the allele in the genotypes.</text:p>
            </table:table-cell>
          </table:table-row>
          <table:table-row table:style-name="Table38.10">
            <table:table-cell table:style-name="Table38.A10" office:value-type="string">
              <text:p text:style-name="P63"><text:span text:style-name="Monospace"><text:span text:style-name="T14">AN</text:span></text:span></text:p>
            </table:table-cell>
            <table:table-cell table:style-name="Table38.B10" office:value-type="string">
              <text:p text:style-name="P90">The standard VCF total number of alleles in called genotypes field.</text:p>
            </table:table-cell>
          </table:table-row>
        </table:table>
        <text:p text:style-name="P114"/>
        <text:p text:style-name="P313">Table <text:sequence text:ref-name="refTable21" text:name="Table" text:formula="ooow:Table+1" style:num-format="1">22</text:sequence>: RTG VCF file FORMAT fields</text:p>
        <table:table table:name="Table39" table:style-name="Table39">
          <table:table-column table:style-name="Table39.A"/>
          <table:table-column table:style-name="Table39.B"/>
          <table:table-header-rows>
            <table:table-row table:style-name="Table39.1">
              <table:table-cell table:style-name="Table39.A1" office:value-type="string">
                <text:p text:style-name="P77">Value</text:p>
              </table:table-cell>
              <table:table-cell table:style-name="Table39.B1" office:value-type="string">
                <text:p text:style-name="P77">Description</text:p>
              </table:table-cell>
            </table:table-row>
          </table:table-header-rows>
          <table:table-row table:style-name="Table39.2">
            <table:table-cell table:style-name="Table39.A2" office:value-type="string">
              <text:p text:style-name="P63"><text:span text:style-name="Monospace"><text:span text:style-name="T14">GT</text:span></text:span></text:p>
            </table:table-cell>
            <table:table-cell table:style-name="Table39.B2" office:value-type="string">
              <text:p text:style-name="P90">The standard VCF format genotype field.</text:p>
            </table:table-cell>
          </table:table-row>
          <table:table-row table:style-name="Table39.3">
            <table:table-cell table:style-name="Table39.A2" office:value-type="string">
              <text:p text:style-name="P63"><text:span text:style-name="Monospace"><text:span text:style-name="T14">DP</text:span></text:span></text:p>
            </table:table-cell>
            <table:table-cell table:style-name="Table39.B2" office:value-type="string">
              <text:p text:style-name="P90">The standard VCF format read depth field.</text:p>
            </table:table-cell>
          </table:table-row>
          <table:table-row table:style-name="Table39.4">
            <table:table-cell table:style-name="Table39.A2" office:value-type="string">
              <text:p text:style-name="P63"><text:span text:style-name="Monospace"><text:span text:style-name="T14">DPR</text:span></text:span></text:p>
            </table:table-cell>
            <table:table-cell table:style-name="Table39.B2" office:value-type="string">
              <text:p text:style-name="P90">The ratio of read depth to the expected read depth.</text:p>
            </table:table-cell>
          </table:table-row>
          <table:table-row table:style-name="Table39.5">
            <table:table-cell table:style-name="Table39.A2" office:value-type="string">
              <text:p text:style-name="P63"><text:span text:style-name="Monospace"><text:span text:style-name="T14">RE</text:span></text:span></text:p>
            </table:table-cell>
            <table:table-cell table:style-name="Table39.B2" office:value-type="string">
              <text:p text:style-name="P90">The total error across bases of the reads at the SNP location. This is a corrective factor calculated from the r and q read mapping quality scores that adjusts the level of confidence higher or lower relative to read depth.</text:p>
            </table:table-cell>
          </table:table-row>
          <table:table-row table:style-name="Table39.6">
            <table:table-cell table:style-name="Table39.A2" office:value-type="string">
              <text:p text:style-name="P63"><text:span text:style-name="Monospace"><text:span text:style-name="T14">AR</text:span></text:span></text:p>
            </table:table-cell>
            <table:table-cell table:style-name="Table39.B2" office:value-type="string">
              <text:p text:style-name="P90">The ratio of reads contributing to the variant that are considered to be ambiguous to uniquely mapped reads.</text:p>
            </table:table-cell>
          </table:table-row>
          <table:table-row table:style-name="Table39.7">
            <table:table-cell table:style-name="Table39.A2" office:value-type="string">
              <text:p text:style-name="P63"><text:span text:style-name="Monospace"><text:span text:style-name="T14">RQ</text:span></text:span></text:p>
            </table:table-cell>
            <table:table-cell table:style-name="Table39.B2" office:value-type="string">
              <text:p text:style-name="P90">The <text:span text:style-name="T216">Phred</text:span> scaled posterior probability that the sample is not identical to the reference.</text:p>
            </table:table-cell>
          </table:table-row>
          <table:table-row table:style-name="Table39.8">
            <table:table-cell table:style-name="Table39.A2" office:value-type="string">
              <text:p text:style-name="P63"><text:span text:style-name="Monospace"><text:span text:style-name="T14">GQ</text:span></text:span></text:p>
            </table:table-cell>
            <table:table-cell table:style-name="Table39.B2" office:value-type="string">
              <text:p text:style-name="P90">The standard VCF format genotype quality field. This is the <text:span text:style-name="T217">Phred</text:span> scaled posterior score of the call. It is not necessarily the same as the <text:soft-page-break/><text:span text:style-name="Monospace">QUAL</text:span> column score.</text:p>
            </table:table-cell>
          </table:table-row>
          <table:table-row table:style-name="Table39.9">
            <table:table-cell table:style-name="Table39.A2" office:value-type="string">
              <text:p text:style-name="P63"><text:span text:style-name="Monospace"><text:span text:style-name="T14">DN</text:span></text:span></text:p>
            </table:table-cell>
            <table:table-cell table:style-name="Table39.B2" office:value-type="string">
              <text:p text:style-name="P91">Indicates <text:span text:style-name="T196">with a value of '</text:span><text:span text:style-name="Monospace">Y</text:span><text:span text:style-name="T196">' </text:span>if the call for this sample is a putative <text:span text:style-name="T1">de novo</text:span> mutation,<text:span text:style-name="T197"> or '</text:span><text:span text:style-name="Monospace">N</text:span><text:span text:style-name="T197">' to indicate that the sample is not a </text:span><text:span text:style-name="T3">de novo</text:span><text:span text:style-name="T197"> </text:span>mutation. <text:span text:style-name="T197">Note that even in cases when the </text:span><text:span text:style-name="Monospace">GT</text:span><text:span text:style-name="T197"> of the sample and the parents would otherwise seem to indicate a </text:span><text:span text:style-name="T3">de novo</text:span><text:span text:style-name="T197"> mutation, this field may be set to '</text:span><text:span text:style-name="Monospace">N</text:span><text:span text:style-name="T197">' when the variant caller has assigned a sufficiently low score to the likelihood that a </text:span><text:span text:style-name="T3">de novo</text:span><text:span text:style-name="T197"> event has occurred.</text:span></text:p>
            </table:table-cell>
          </table:table-row>
          <table:table-row table:style-name="Table39.10">
            <table:table-cell table:style-name="Table39.A2" office:value-type="string">
              <text:p text:style-name="P63"><text:span text:style-name="Monospace"><text:span text:style-name="T14">DNP</text:span></text:span></text:p>
            </table:table-cell>
            <table:table-cell table:style-name="Table39.B2" office:value-type="string">
              <text:p text:style-name="P90">The <text:span text:style-name="T217">Phred</text:span> scaled probability that the call for this sample is due to a <text:span text:style-name="T1">de novo</text:span> mutation.</text:p>
            </table:table-cell>
          </table:table-row>
          <table:table-row table:style-name="Table39.11">
            <table:table-cell table:style-name="Table39.A2" office:value-type="string">
              <text:p text:style-name="P63"><text:span text:style-name="Monospace"><text:span text:style-name="T14">ABP</text:span></text:span></text:p>
            </table:table-cell>
            <table:table-cell table:style-name="Table39.B2" office:value-type="string">
              <text:p text:style-name="P90">The <text:span text:style-name="T217">Phred</text:span> scaled probability that allele imbalance is present in the call.</text:p>
            </table:table-cell>
          </table:table-row>
          <table:table-row table:style-name="Table39.12">
            <table:table-cell table:style-name="Table39.A2" office:value-type="string">
              <text:p text:style-name="P63"><text:span text:style-name="Monospace"><text:span text:style-name="T14">SBP</text:span></text:span></text:p>
            </table:table-cell>
            <table:table-cell table:style-name="Table39.B2" office:value-type="string">
              <text:p text:style-name="P90">The <text:span text:style-name="T217">Phred</text:span> scaled probability that strand bias is present in the call.</text:p>
            </table:table-cell>
          </table:table-row>
          <table:table-row table:style-name="Table39.13">
            <table:table-cell table:style-name="Table39.A2" office:value-type="string">
              <text:p text:style-name="P63"><text:span text:style-name="Monospace"><text:span text:style-name="T14">RPB</text:span></text:span></text:p>
            </table:table-cell>
            <table:table-cell table:style-name="Table39.B2" office:value-type="string">
              <text:p text:style-name="P90">The <text:span text:style-name="T217">Phred</text:span> scaled probability that read position bias is present in the call.</text:p>
            </table:table-cell>
          </table:table-row>
          <table:table-row table:style-name="Table39.14">
            <table:table-cell table:style-name="Table39.A2" office:value-type="string">
              <text:p text:style-name="P63"><text:span text:style-name="Monospace"><text:span text:style-name="T14">PPB</text:span></text:span></text:p>
            </table:table-cell>
            <table:table-cell table:style-name="Table39.B2" office:value-type="string">
              <text:p text:style-name="P90">The <text:span text:style-name="T217">Phred</text:span> scaled probability that bias in the proportion of alignments that are properly paired is present in the call.</text:p>
            </table:table-cell>
          </table:table-row>
          <table:table-row table:style-name="Table39.15">
            <table:table-cell table:style-name="Table39.A2" office:value-type="string">
              <text:p text:style-name="P63"><text:span text:style-name="Monospace"><text:span text:style-name="T14">PUR</text:span></text:span></text:p>
            </table:table-cell>
            <table:table-cell table:style-name="Table39.B2" office:value-type="string">
              <text:p text:style-name="P90">The ratio of placed unmapped reads to mapped reads.</text:p>
            </table:table-cell>
          </table:table-row>
          <table:table-row table:style-name="Table39.16">
            <table:table-cell table:style-name="Table39.A2" office:value-type="string">
              <text:p text:style-name="P63"><text:span text:style-name="Monospace"><text:span text:style-name="T14">RS</text:span></text:span></text:p>
            </table:table-cell>
            <table:table-cell table:style-name="Table39.B2" office:value-type="string">
              <text:p text:style-name="P90">Statistical information about the evidence for the prediction which consists of a variable number of groups of three fields, each separated by commas. The three fields are allele, count, and the sum of probability error (computed from the <text:span text:style-name="T217">Phred</text:span> quality). The sum of counts should equal DP and the sum of the errors should equal <text:span text:style-name="Monospace">RE</text:span>.</text:p>
            </table:table-cell>
          </table:table-row>
          <table:table-row table:style-name="Table39.17">
            <table:table-cell table:style-name="Table39.A2" office:value-type="string">
              <text:p text:style-name="P63"><text:span text:style-name="Monospace"><text:span text:style-name="T14">DH</text:span></text:span></text:p>
            </table:table-cell>
            <table:table-cell table:style-name="Table39.B2" office:value-type="string">
              <text:p text:style-name="P90">An alternative disagreeing hypothesis in the same format as the genotype field. <text:span text:style-name="T217">This c</text:span>an occur when a sample intersects multiple families in a pedigree when doing population calling.</text:p>
            </table:table-cell>
          </table:table-row>
          <table:table-row table:style-name="Table39.18">
            <table:table-cell table:style-name="Table39.A2" office:value-type="string">
              <text:p text:style-name="P63"><text:span text:style-name="Monospace"><text:span text:style-name="T14">AD</text:span></text:span></text:p>
            </table:table-cell>
            <table:table-cell table:style-name="Table39.B2" office:value-type="string">
              <text:p text:style-name="P90">The allelic depths for the reference and alternate alleles in the order listed.</text:p>
            </table:table-cell>
          </table:table-row>
          <table:table-row table:style-name="Table39.19">
            <table:table-cell table:style-name="Table39.A2" office:value-type="string">
              <text:p text:style-name="P63"><text:span text:style-name="Monospace"><text:span text:style-name="T14">SS</text:span></text:span><text:span text:style-name="Monospace"><text:span text:style-name="T18">C</text:span></text:span></text:p>
            </table:table-cell>
            <table:table-cell table:style-name="Table39.B2" office:value-type="string">
              <text:p text:style-name="P90">The score for <text:span text:style-name="T181">the</text:span> somatic mutation <text:span text:style-name="T181">specified by the </text:span><text:span text:style-name="Monospace"><text:span text:style-name="T193">GT</text:span></text:span><text:span text:style-name="T181"> field</text:span>.</text:p>
            </table:table-cell>
          </table:table-row>
          <text:soft-page-break/>
          <table:table-row table:style-name="Table39.20">
            <table:table-cell table:style-name="Table39.A2" office:value-type="string">
              <text:p text:style-name="P109">SS</text:p>
            </table:table-cell>
            <table:table-cell table:style-name="Table39.B2" office:value-type="string">
              <text:p text:style-name="P93">The somatic status of the genotype for this sample. <text:s/>A value of 0 indicates none or wild type, a value of 1 indicates a germline variant, and a value of 2 indicates a somatic variant.</text:p>
            </table:table-cell>
          </table:table-row>
          <table:table-row table:style-name="Table39.21">
            <table:table-cell table:style-name="Table39.A2" office:value-type="string">
              <text:p text:style-name="P63"><text:span text:style-name="Monospace"><text:span text:style-name="T14">GL</text:span></text:span></text:p>
            </table:table-cell>
            <table:table-cell table:style-name="Table39.B2" office:value-type="string">
              <text:p text:style-name="P90">The log10 scaled likelihoods for all possible genotypes given the set of alleles defined in the <text:span text:style-name="Monospace">REF</text:span> and <text:span text:style-name="Monospace">ALT</text:span> fields as defined in the VCF specifications.</text:p>
            </table:table-cell>
          </table:table-row>
          <table:table-row table:style-name="Table39.22">
            <table:table-cell table:style-name="Table39.A22" office:value-type="string">
              <text:p text:style-name="P63"><text:span text:style-name="Monospace"><text:span text:style-name="T14">AVR</text:span></text:span></text:p>
            </table:table-cell>
            <table:table-cell table:style-name="Table39.B22" office:value-type="string">
              <text:p text:style-name="P90">The adaptive variant rescoring value. It is a value between 0 and 1 that represents the probability that the variant for the sample is correct.</text:p>
            </table:table-cell>
          </table:table-row>
        </table:table>
        <text:p text:style-name="P114"/>
        <text:p text:style-name="P114">The following examples of what a variant call may look like only includes the bare minimum sample field information for clarity.</text:p>
        <text:p text:style-name="P311">#Examples of calls:</text:p>
        <text:p text:style-name="P311">g1 <text:s/>64 <text:s/>. <text:s/>T <text:s text:c="4"/>A <text:s text:c="7"/>74.0 <text:s/>PASS <text:s text:c="3"/>. <text:s text:c="5"/>GT <text:s/>1/1 <text:s/>#Homozygous SNP</text:p>
        <text:p text:style-name="P311">g1 <text:s/>9 <text:s text:c="2"/>. <text:s/>GAC <text:s text:c="2"/>G <text:s text:c="7"/>9.0 <text:s text:c="2"/>PASS <text:s text:c="3"/>. <text:s text:c="5"/>GT <text:s/>1/1 <text:s/>#Homozygous deletion</text:p>
        <text:p text:style-name="P311">g1 <text:s/>16 <text:s/>. <text:s/>A <text:s text:c="4"/>ACGT <text:s text:c="4"/>27.0 <text:s/>PASS <text:s text:c="3"/>. <text:s text:c="5"/>GT <text:s/>1/1 <text:s/>#Homozygous insertion</text:p>
        <text:p text:style-name="P311">g1 <text:s/>54 <text:s/>. <text:s/>T <text:s text:c="4"/>TA <text:s text:c="6"/>14.0 <text:s/>PASS <text:s text:c="3"/>. <text:s text:c="5"/>GT <text:s/>1/0 <text:s/>#Heterozygous insertion</text:p>
        <text:p text:style-name="P311">g1 <text:s/>17 <text:s/>. <text:s/>ACGT <text:s/>A <text:s text:c="7"/>71.0 <text:s/>PASS <text:s text:c="3"/>. <text:s text:c="5"/>GT <text:s/>0/1 <text:s/>#Heterozygous deletion</text:p>
        <text:p text:style-name="P311">g1 <text:s/>61 <text:s/>. <text:s/>TTA <text:s text:c="2"/>GCG,AAT <text:s/>74.0 <text:s/>PASS <text:s text:c="3"/>. <text:s text:c="5"/>GT <text:s/>1/2 <text:s/>#Heterozygous MNP</text:p>
        <text:p text:style-name="P311">g1 <text:s/>3 <text:s text:c="2"/>. <text:s/>A <text:s text:c="4"/>. <text:s text:c="7"/>11.0 <text:s/>PASS <text:s text:c="3"/>. <text:s text:c="5"/>GT <text:s/>0/0 <text:s/>#Equality call</text:p>
        <text:p text:style-name="P311">g1 <text:s/>32 <text:s/>. <text:s/>CGT <text:s text:c="2"/>. <text:s text:c="7"/>89.0 <text:s/>PASS <text:s text:c="3"/>. <text:s text:c="5"/>GT <text:s/>0/0 <text:s/>#Equality call</text:p>
        <text:p text:style-name="P311">g1 <text:s/>88 <text:s/>. <text:s/>A <text:s text:c="4"/>G <text:s text:c="7"/>249.5 PASS <text:s text:c="3"/>. <text:s text:c="5"/>GT <text:s/>1 <text:s text:c="3"/>#Haploid SNP</text:p>
        <text:p text:style-name="P311">g1 <text:s/>33 <text:s/>. <text:s/>A <text:s text:c="4"/>T <text:s text:c="7"/>20.0 <text:s/>PASS <text:s text:c="3"/>RCE <text:s text:c="3"/>GT <text:s/>1/1 <text:s/>#Variant which is equivalent to other variants</text:p>
        <text:p text:style-name="P311">g1 <text:s/>42 <text:s/>. <text:s/>A <text:s text:c="4"/>T <text:s text:c="7"/>13.0 <text:s/>RCEQUIV RCE <text:s text:c="3"/>GT <text:s/>1/1 <text:s/>#Variant filtered due to equivalence to other variants</text:p>
        <text:p text:style-name="P311">g1 <text:s/>45 <text:s/>. <text:s/>A <text:s text:c="4"/>C <text:s text:c="7"/>5.0 <text:s text:c="2"/>OC <text:s text:c="4"/>CT=100 <text:s/>GT <text:s/>1/1 <text:s/>#Variant which exceeds the coverage threshold of 100</text:p>
        <text:p text:style-name="P311">g1 <text:s/>76 <text:s/>. <text:s/>G <text:s text:c="4"/>C <text:s text:c="7"/>10.0 <text:s/>a10.0 <text:s text:c="2"/>. <text:s text:c="5"/>GT <text:s/>1/1 <text:s/>#Variant which had ambiguous mappings overlapping it</text:p>
        <text:p text:style-name="P311">g1 <text:s/>74 <text:s/>. <text:s/>A <text:s text:c="4"/>. <text:s text:c="7"/>3.0 <text:s text:c="2"/>RC <text:s text:c="5"/>. <text:s text:c="5"/>GT <text:s/>0/0 <text:s/>#Complex call with no prediction</text:p>
        <text:p text:style-name="P311">g1 <text:s/>90 <text:s/>. <text:s/>G <text:s text:c="4"/>C <text:s text:c="7"/>15.0 <text:s/>RX <text:s text:c="5"/>. <text:s text:c="5"/>GT <text:s/>1/1 <text:s/>#Homozygous SNP called within a large complex region</text:p>
        <text:p text:style-name="P311">g1 <text:s/>99 <text:s/>. <text:s/>C <text:s text:c="4"/>G <text:s text:c="7"/>15.0 <text:s/>IONT <text:s text:c="3"/>. <text:s text:c="5"/>GT <text:s/>1/1 <text:s/>#Variant that failed IonTorrent homopolymer constraints</text:p>
        <text:p text:style-name="P311">g1 <text:s/>33 <text:s/>. <text:s/>A <text:s text:c="4"/>G,C <text:s text:c="5"/>13.0 <text:s/>PASS <text:s text:c="3"/>. <text:s text:c="5"/>GT <text:s/>0/1 <text:s/>0/2 <text:s/>0/2 <text:s/>1/2 <text:s/>#Mendelian family call</text:p>
        <text:p text:style-name="P311">g1 <text:s/>90 <text:s/>. <text:s/>G <text:s text:c="4"/>A <text:s text:c="7"/>20.0 <text:s/>PASS <text:s text:c="3"/>LOH=1 <text:s/>GT:<text:span text:style-name="T192">SSC:SS</text:span> <text:s/>0/1 <text:s/>0/0:<text:span text:style-name="T192">24.0:2</text:span> <text:s/>#Somatic mutation</text:p>
        <text:p text:style-name="Standard"><text:span text:style-name="T14">In the outputs from the </text:span><text:span text:style-name="Monospace"><text:span text:style-name="T14">family</text:span></text:span><text:span text:style-name="T14">, </text:span><text:span text:style-name="Monospace"><text:span text:style-name="T14">population</text:span></text:span><text:span text:style-name="T14"> and </text:span><text:span text:style-name="Monospace"><text:span text:style-name="T14">somatic</text:span></text:span><text:span text:style-name="T14"> commands some additional information about the samples are provided through the </text:span><text:span text:style-name="Monospace"><text:span text:style-name="T14">PEDIGREE</text:span></text:span><text:span text:style-name="T14"> and </text:span><text:span text:style-name="Monospace"><text:span text:style-name="T14">SAMPLE</text:span></text:span><text:span text:style-name="T14"> header lines.</text:span></text:p>
        <text:p text:style-name="Standard"><text:span text:style-name="T14">The </text:span><text:span text:style-name="Monospace"><text:span text:style-name="T14">family</text:span></text:span><text:span text:style-name="T14"> or </text:span><text:span text:style-name="Monospace"><text:span text:style-name="T14">population</text:span></text:span><text:span text:style-name="T14"> command output </text:span><text:span text:style-name="T69">includes additional sample sex and pedigree information within the headers</text:span><text:span text:style-name="T14"> like the following:</text:span></text:p>
        <text:p text:style-name="P311">##PEDIGREE=&lt;Child=SM_SON,Mother=SM_MOTHER,Father=SM_FATHER&gt;</text:p>
        <text:p text:style-name="P311">##SAMPLE=&lt;ID=SM_SON,Sex=MALE&gt;</text:p>
        <text:p text:style-name="P311">##SAMPLE=&lt;ID=SM_MOTHER,Sex=FEMALE&gt;</text:p>
        <text:p text:style-name="P311">##SAMPLE=&lt;ID=SM_FATHER,Sex=MALE&gt;</text:p>
        <text:p text:style-name="P193"><text:span text:style-name="T14">The pedigree information contained within VCF header fields is also used by the </text:span><text:span text:style-name="Monospace"><text:span text:style-name="T14">mendelian</text:span></text:span><text:span text:style-name="T14">, </text:span><text:span text:style-name="Monospace"><text:span text:style-name="T14">pedfilter</text:span></text:span><text:span text:style-name="T14">, and </text:span><text:span text:style-name="Monospace"><text:span text:style-name="T14">pedstats</text:span></text:span><text:span text:style-name="T14"> commands.</text:span></text:p>
        <text:p text:style-name="Standard"><text:span text:style-name="T14">The </text:span><text:span text:style-name="Monospace"><text:span text:style-name="T14">somatic</text:span></text:span><text:span text:style-name="T14"> command output </text:span><text:span text:style-name="T69">includes information about sample relationships and genome mixtures using</text:span><text:span text:style-name="T14"> headers like the following:</text:span></text:p>
        <text:p text:style-name="P311">##PEDIGREE=&lt;Derived=SM_TUMOR,Original=SM_BASE&gt;</text:p>
        <text:p text:style-name="P311">##SAMPLE=&lt;ID=SM_BASE,Genomes=SM_BASE,Mixture=1.0,Sex=MALE,Description="Original genome"&gt;</text:p>
        <text:p text:style-name="P311">##SAMPLE=&lt;ID=SM_TUMOR,Genomes=SM_BASE;SM_TUMOR,Mixture=0.2;0.8,Sex=MALE,Description="Original genome;Derived genome"&gt;</text:p>
        <text:h text:style-name="P357" text:outline-level="3"><text:bookmark-start text:name="__RefHeading__10812_1889221684"/><text:soft-page-break/>Regions BED output file description<text:bookmark-end text:name="__RefHeading__10812_1889221684"/></text:h>
        <text:p text:style-name="Standard"><text:span text:style-name="T14">The </text:span><text:span text:style-name="Monospace"><text:span text:style-name="T14">snp</text:span></text:span><text:span text:style-name="T14">, </text:span><text:span text:style-name="Monospace"><text:span text:style-name="T14">family</text:span></text:span><text:span text:style-name="T14"> and </text:span><text:span text:style-name="Monospace"><text:span text:style-name="T14">somatic</text:span></text:span><text:span text:style-name="T14"> commands all output a BED file containing regions that were considered to be complex.</text:span></text:p>
        <text:p text:style-name="P114">The following sample <text:span text:style-name="Monospace">regions.bed</text:span> file is an example of the output produced by an RTG <text:span text:style-name="T217">variant</text:span> call<text:span text:style-name="T217">ing</text:span> run. Each line in a <text:span text:style-name="Monospace">regions.bed</text:span> output has tab-separated fields and represents a region in the reference genome that was considered to be complex.</text:p>
        <text:p text:style-name="P311">CFTR.3.70s<text:tab/>7<text:tab/>7<text:tab/>complex-called</text:p>
        <text:p text:style-name="P311">CFTR.3.70s<text:tab/>15<text:tab/>15<text:tab/>complex-called</text:p>
        <text:p text:style-name="P311">CFTR.3.70s<text:tab/>18<text:tab/>18<text:tab/>complex-called</text:p>
        <text:p text:style-name="P311">CFTR.3.70s<text:tab/>21<text:tab/>21<text:tab/>complex-called</text:p>
        <text:p text:style-name="P311">CFTR.3.70s<text:tab/>26<text:tab/>30<text:tab/>complex-called</text:p>
        <text:p text:style-name="P311">CFTR.3.70s<text:tab/>42<text:tab/>45<text:tab/>complex-over-coverage</text:p>
        <text:p text:style-name="P311">CFTR.3.70s<text:tab/>84<text:tab/>93<text:tab/>extreme-coverage</text:p>
        <text:p text:style-name="P311">CFTR.3.70s<text:tab/>133<text:tab/>165<text:tab/>hyper-complex</text:p>
        <text:p text:style-name="P311">CFTR.3.70s<text:tab/>169<text:tab/>186<text:tab/>complex-called</text:p>
        <text:p text:style-name="P311">CFTR.3.70s<text:tab/>189<text:tab/>195<text:tab/>complex-called</text:p>
        <text:p text:style-name="P311">CFTR.3.70s<text:tab/>198<text:tab/>198<text:tab/>complex-no-variant</text:p>
        <text:p text:style-name="P311">CFTR.3.70s<text:tab/>300<text:tab/>310<text:tab/>complex-no-hypotheses</text:p>
        <text:p text:style-name="P311">CFTR.3.70s<text:tab/>435<text:tab/>439<text:tab/>complex-too-many-hypotheses</text:p>
        <text:p text:style-name="P114">The columns in order are:</text:p>
        <text:list xml:id="list4521927335551642593" text:style-name="L19">
          <text:list-item>
            <text:p text:style-name="P335">Sequence name</text:p>
          </text:list-item>
          <text:list-item>
            <text:p text:style-name="P335">Region start, counting from 0</text:p>
          </text:list-item>
          <text:list-item>
            <text:p text:style-name="P335">Region end, counting from 0, not inclusive</text:p>
          </text:list-item>
          <text:list-item>
            <text:p text:style-name="P335">Name of the region type</text:p>
          </text:list-item>
        </text:list>
        <text:p text:style-name="P313">Table <text:sequence text:ref-name="refTable22" text:name="Table" text:formula="ooow:Table+1" style:num-format="1">23</text:sequence>: Region type names</text:p>
        <table:table table:name="Table40" table:style-name="Table40">
          <table:table-column table:style-name="Table40.A"/>
          <table:table-column table:style-name="Table40.B"/>
          <table:table-header-rows>
            <table:table-row table:style-name="Table40.1">
              <table:table-cell table:style-name="Table40.A1" office:value-type="string">
                <text:p text:style-name="P77">Value</text:p>
              </table:table-cell>
              <table:table-cell table:style-name="Table40.B1" office:value-type="string">
                <text:p text:style-name="P77">Description</text:p>
              </table:table-cell>
            </table:table-row>
          </table:table-header-rows>
          <table:table-row table:style-name="Table40.2">
            <table:table-cell table:style-name="Table40.A2" office:value-type="string">
              <text:p text:style-name="P63"><text:span text:style-name="Monospace"><text:span text:style-name="T14">complex-called</text:span></text:span></text:p>
            </table:table-cell>
            <table:table-cell table:style-name="Table40.B2" office:value-type="string">
              <text:p text:style-name="P90">Complex regions that were called using complex calling.</text:p>
            </table:table-cell>
          </table:table-row>
          <table:table-row table:style-name="Table40.3">
            <table:table-cell table:style-name="Table40.A2" office:value-type="string">
              <text:p text:style-name="P63"><text:span text:style-name="Monospace"><text:span text:style-name="T14">hyper-complex</text:span></text:span></text:p>
            </table:table-cell>
            <table:table-cell table:style-name="Table40.B2" office:value-type="string">
              <text:p text:style-name="P90">Long complex regions for which no call attempt was made.</text:p>
            </table:table-cell>
          </table:table-row>
          <table:table-row table:style-name="Table40.4">
            <table:table-cell table:style-name="Table40.A2" office:value-type="string">
              <text:p text:style-name="P63"><text:span text:style-name="Monospace"><text:span text:style-name="T14">extreme-coverage</text:span></text:span></text:p>
            </table:table-cell>
            <table:table-cell table:style-name="Table40.B2" office:value-type="string">
              <text:p text:style-name="P90">No calls made in this region due to extreme coverage.</text:p>
            </table:table-cell>
          </table:table-row>
          <table:table-row table:style-name="Table40.5">
            <table:table-cell table:style-name="Table40.A2" office:value-type="string">
              <text:p text:style-name="P63"><text:span text:style-name="Monospace"><text:span text:style-name="T14">complex-over-coverage</text:span></text:span></text:p>
            </table:table-cell>
            <table:table-cell table:style-name="Table40.B2" office:value-type="string">
              <text:p text:style-name="P90">Complex region has greater than the maximum coverage allowed.</text:p>
            </table:table-cell>
          </table:table-row>
          <table:table-row table:style-name="Table40.6">
            <table:table-cell table:style-name="Table40.A2" office:value-type="string">
              <text:p text:style-name="P63"><text:span text:style-name="Monospace"><text:span text:style-name="T14">complex-no-hypotheses</text:span></text:span></text:p>
            </table:table-cell>
            <table:table-cell table:style-name="Table40.B2" office:value-type="string">
              <text:p text:style-name="P90">No hypotheses could be created for the complex region.</text:p>
            </table:table-cell>
          </table:table-row>
          <table:table-row table:style-name="Table40.7">
            <table:table-cell table:style-name="Table40.A2" office:value-type="string">
              <text:p text:style-name="P63"><text:span text:style-name="Monospace"><text:span text:style-name="T14">complex-no-variant</text:span></text:span></text:p>
            </table:table-cell>
            <table:table-cell table:style-name="Table40.B2" office:value-type="string">
              <text:p text:style-name="P90">Complex region evaluation resulted in no variants.</text:p>
            </table:table-cell>
          </table:table-row>
          <table:table-row table:style-name="Table40.8">
            <table:table-cell table:style-name="Table40.A8" office:value-type="string">
              <text:p text:style-name="P63"><text:span text:style-name="Monospace"><text:span text:style-name="T14">complex-too-many-hypotheses</text:span></text:span></text:p>
            </table:table-cell>
            <table:table-cell table:style-name="Table40.B8" office:value-type="string">
              <text:p text:style-name="P90">Complex region had too many hypotheses for evaluation.</text:p>
            </table:table-cell>
          </table:table-row>
        </table:table>
        <text:h text:style-name="P357" text:outline-level="3"><text:bookmark-start text:name="__RefHeading__10814_1889221684"/><text:soft-page-break/>S<text:bookmark-start text:name="RTF39333630383a204865616469"/>V command output file descriptions<text:bookmark-end text:name="__RefHeading__10814_1889221684"/></text:h>
        <text:p text:style-name="Standard"><text:span text:style-name="T14">The </text:span><text:span text:style-name="Monospace"><text:span text:style-name="T14">sv</text:span></text:span><text:span text:style-name="T14"> command is used to predict the likelihood of various structural variant categories. The outputs produced are </text:span><text:span text:style-name="Monospace"><text:span text:style-name="T14">sv_interesting.bed.gz</text:span></text:span><text:span text:style-name="T14"> which is a BED format file that identifies regions that could indicate a structural variant and </text:span><text:span text:style-name="Monospace"><text:span text:style-name="T14">sv_bayesian.tsv.gz</text:span></text:span><text:span text:style-name="T14"> a tab separated format file containing prediction strengths of event models.</text:span></text:p>
        <text:p text:style-name="Standard"><text:span text:style-name="T14">The following is an example of the </text:span><text:span text:style-name="Monospace"><text:span text:style-name="T14">sv_interesting.bed.gz</text:span></text:span><text:span text:style-name="T14"> file output.</text:span></text:p>
        <text:p text:style-name="P311">#chr<text:tab/><text:tab/>start<text:tab/><text:tab/>end<text:tab/>areas<text:tab/><text:tab/>maxscore<text:tab/><text:tab/>average</text:p>
        <text:p text:style-name="P311">chr1<text:tab/><text:tab/>10<text:tab/><text:tab/>100<text:tab/>1<text:tab/><text:tab/>584.5470<text:tab/><text:tab/>315.8478</text:p>
        <text:p text:style-name="P311">chr1<text:tab/><text:tab/>49760<text:tab/><text:tab/>53270<text:tab/>5<text:tab/><text:tab/>630.3273<text:tab/><text:tab/>380.2483</text:p>
        <text:p text:style-name="P114"/>
        <text:p text:style-name="P313">Table <text:sequence text:ref-name="refTable23" text:name="Table" text:formula="ooow:Table+1" style:num-format="1">24</text:sequence>: SV_INTERESTING.BED file output column descriptions</text:p>
        <table:table table:name="Table41" table:style-name="Table41">
          <table:table-column table:style-name="Table41.A"/>
          <table:table-column table:style-name="Table41.B"/>
          <table:table-header-rows>
            <table:table-row table:style-name="Table41.1">
              <table:table-cell table:style-name="Table41.A1" office:value-type="string">
                <text:p text:style-name="P77">Column</text:p>
              </table:table-cell>
              <table:table-cell table:style-name="Table41.B1" office:value-type="string">
                <text:p text:style-name="P77">Description</text:p>
              </table:table-cell>
            </table:table-row>
          </table:table-header-rows>
          <table:table-row table:style-name="Table41.2">
            <table:table-cell table:style-name="Table41.A2" office:value-type="string">
              <text:p text:style-name="P63"><text:span text:style-name="Monospace"><text:span text:style-name="T14">chr</text:span></text:span></text:p>
            </table:table-cell>
            <table:table-cell table:style-name="Table41.B2" office:value-type="string">
              <text:p text:style-name="P90">The chromosome name.</text:p>
            </table:table-cell>
          </table:table-row>
          <table:table-row table:style-name="Table41.3">
            <table:table-cell table:style-name="Table41.A2" office:value-type="string">
              <text:p text:style-name="P63"><text:span text:style-name="Monospace"><text:span text:style-name="T14">start</text:span></text:span></text:p>
            </table:table-cell>
            <table:table-cell table:style-name="Table41.B2" office:value-type="string">
              <text:p text:style-name="P90">The start position in the reference chromosome.</text:p>
            </table:table-cell>
          </table:table-row>
          <table:table-row table:style-name="Table41.4">
            <table:table-cell table:style-name="Table41.A2" office:value-type="string">
              <text:p text:style-name="P63"><text:span text:style-name="Monospace"><text:span text:style-name="T14">end</text:span></text:span></text:p>
            </table:table-cell>
            <table:table-cell table:style-name="Table41.B2" office:value-type="string">
              <text:p text:style-name="P90">The end position in the reference chromosome.</text:p>
            </table:table-cell>
          </table:table-row>
          <table:table-row table:style-name="Table41.5">
            <table:table-cell table:style-name="Table41.A2" office:value-type="string">
              <text:p text:style-name="P63"><text:span text:style-name="Monospace"><text:span text:style-name="T14">areas</text:span></text:span></text:p>
            </table:table-cell>
            <table:table-cell table:style-name="Table41.B2" office:value-type="string">
              <text:p text:style-name="P90">The number of distinct model areas contained in the region.</text:p>
            </table:table-cell>
          </table:table-row>
          <table:table-row table:style-name="Table41.6">
            <table:table-cell table:style-name="Table41.A2" office:value-type="string">
              <text:p text:style-name="P63"><text:span text:style-name="Monospace"><text:span text:style-name="T14">maxscore</text:span></text:span></text:p>
            </table:table-cell>
            <table:table-cell table:style-name="Table41.B2" office:value-type="string">
              <text:p text:style-name="P90">The maximum score reached by a model in the given region.</text:p>
            </table:table-cell>
          </table:table-row>
          <table:table-row table:style-name="Table41.7">
            <table:table-cell table:style-name="Table41.A7" office:value-type="string">
              <text:p text:style-name="P63"><text:span text:style-name="Monospace"><text:span text:style-name="T14">average</text:span></text:span></text:p>
            </table:table-cell>
            <table:table-cell table:style-name="Table41.B7" office:value-type="string">
              <text:p text:style-name="P90">The average score for the model areas covered by this region.</text:p>
            </table:table-cell>
          </table:table-row>
        </table:table>
        <text:p text:style-name="P114"/>
        <text:p text:style-name="Standard"><text:span text:style-name="T14">The following is an example of the </text:span><text:span text:style-name="Monospace"><text:span text:style-name="T14">sv_bayesian.tsv.gz</text:span></text:span><text:span text:style-name="T14"> file output.</text:span></text:p>
        <text:p text:style-name="P311">#Version v2.3.2 build 5c2ee18 (2011-10-05), SV bayesian output v0.1</text:p>
        <text:p text:style-name="P311">#CL <text:s/>sv --step 100 --fine-step 10 --readgroup-stats map/rgstats.tsv --template /data/human/hg18.sdf -o sv map/alignments.bam</text:p>
        <text:p text:style-name="P311">#RUN-ID <text:s/>8acc8413-0daf-455d-bf9f-41d195dec4cd</text:p>
        <text:p text:style-name="P311">#template-name <text:s text:c="3"/>position <text:s/>normal <text:s/>duplicate <text:s/>delete <text:s/>delete-left <text:s/>delete-right <text:s/>duplicate-left <text:s/>duplicate-right<text:line-break/> <text:s/>breakpoint <text:s/>novel-insertion <text:s/>max-index</text:p>
        <text:p text:style-name="P311">chr1 <text:s/>11 <text:s/>-584.5470 <text:s/>-1582.1325 <text:s/>-3538.0052 <text:s/>-4168.1398 <text:s/>584.5470 <text:s/>-932.2432 <text:s/>-1219.9770 <text:s/>-630.1436 <text:s/>-664.3196 <text:s/>4</text:p>
        <text:p text:style-name="P311">chr1 <text:s/>21 <text:s/>-521.2708 <text:s/>-1508.9226 <text:s/>-3617.4369 <text:s/>-4247.5716 <text:s/>521.2708 <text:s/>-865.7595 <text:s/>-1156.7007 <text:s/>-630.1450 <text:s/>-671.1980 <text:s/>4</text:p>
        <text:p text:style-name="P311">chr1 <text:s/>31 <text:s/>-443.5759 <text:s/>-1425.2073 <text:s/>-3626.2318 <text:s/>-4256.3664 <text:s/>443.5759 <text:s/>-788.1160 <text:s/>-1079.0058 <text:s/>-630.1468 <text:s/>-662.5068 <text:s/>4</text:p>
        <text:p text:style-name="P311">chr1 <text:s/>41 <text:s/>-372.8984 <text:s/>-1346.1013 <text:s/>-3676.6399 <text:s/>-4306.7745 <text:s/>372.8984 <text:s/>-715.6147 <text:s/>-1008.3284 <text:s/>-630.1490 <text:s/>-662.4542 <text:s/>4</text:p>
        <text:p text:style-name="P311">chr1 <text:s/>51 <text:s/>-326.3469 <text:s/>-1288.4120 <text:s/>-3790.0943 <text:s/>-4420.2290 <text:s/>326.3469 <text:s/>-663.2324 <text:s/>-961.7768 <text:s/>-630.1516 <text:s/>-660.6529 <text:s/>4</text:p>
        <text:p text:style-name="P311">chr1 <text:s/>61 <text:s/>-269.1376 <text:s/>-1223.0752 <text:s/>-3849.6462 <text:s/>-4479.7808 <text:s/>269.1376 <text:s/>-604.2883 <text:s/>-904.5676 <text:s/>-630.1545 <text:s/>-669.2223 <text:s/>4</text:p>
        <text:p text:style-name="P311">chr1 <text:s/>71 <text:s/>-201.0995 <text:s/>-1146.3076 <text:s/>-3907.0182 <text:s/>-4537.1529 <text:s/>201.0995 <text:s/>-534.3735 <text:s/>-836.5295 <text:s/>-630.1578 <text:s/>-673.4514 <text:s/>4</text:p>
        <text:p text:style-name="P311">chr1 <text:s/>81 <text:s/>-109.1116 <text:s/>-1046.1921 <text:s/>-3931.7913 <text:s/>-4561.9260 <text:s/>109.1116 <text:s/>-442.1511 <text:s/>-744.5415 <text:s/>-630.1612 <text:s/>-669.0146 <text:s/>4</text:p>
        <text:p text:style-name="P311">chr1 <text:s/>91 <text:s/>-14.6429 <text:s/>-941.7897 <text:s/>-3980.0307 <text:s/>-4610.1653 <text:s/>14.6429 <text:s/>-345.7608 <text:s/>-650.0728 <text:s/>-630.1648 <text:s/>-664.5593 <text:s/>4</text:p>
        <text:p text:style-name="P311">chr1 <text:s/>101 <text:s/>60.8820 <text:s/>-918.1163 <text:s/>-4095.1224 <text:s/>-4725.2570 <text:s/>-60.8820 <text:s/>-329.0012 <text:s/>-635.4300 <text:s/>-691.0506 <text:s/>-719.2296 <text:s/>0</text:p>
        <text:p text:style-name="P311">chr1 <text:s/>111 <text:s/>117.6873 <text:s/>-911.1928 <text:s/>-4194.5855 <text:s/>-4824.7202 <text:s/>-117.6873 <text:s/>-327.5866 <text:s/>-635.4300 <text:s/>-747.8596 <text:s/>-775.8622 <text:s/>0</text:p>
        <text:p text:style-name="P311"><text:soft-page-break/>chr1 <text:s/>121 <text:s/>199.2098 <text:s/>-898.2490 <text:s/>-4380.5384 <text:s/>-5010.6731 <text:s/>-199.2098 <text:s/>-321.7577 <text:s/>-635.4300 <text:s/>-829.3856 <text:s/>-857.1902 <text:s/>0</text:p>
        <text:p text:style-name="P114"/>
        <text:p text:style-name="P315">Table <text:sequence text:ref-name="refTable24" text:name="Table" text:formula="ooow:Table+1" style:num-format="1">25</text:sequence>: SV_BAYESIAN.TSV file output column descriptions</text:p>
        <table:table table:name="Table42" table:style-name="Table42">
          <table:table-column table:style-name="Table42.A"/>
          <table:table-column table:style-name="Table42.B"/>
          <table:table-header-rows>
            <table:table-row table:style-name="Table42.1">
              <table:table-cell table:style-name="Table42.A1" office:value-type="string">
                <text:p text:style-name="P77">Column</text:p>
              </table:table-cell>
              <table:table-cell table:style-name="Table42.B1" office:value-type="string">
                <text:p text:style-name="P77">Description</text:p>
              </table:table-cell>
            </table:table-row>
          </table:table-header-rows>
          <table:table-row table:style-name="Table42.2">
            <table:table-cell table:style-name="Table42.A2" office:value-type="string">
              <text:p text:style-name="P63"><text:span text:style-name="Monospace"><text:span text:style-name="T14">template-name</text:span></text:span></text:p>
            </table:table-cell>
            <table:table-cell table:style-name="Table42.B2" office:value-type="string">
              <text:p text:style-name="P90">The chromosome name.</text:p>
            </table:table-cell>
          </table:table-row>
          <table:table-row table:style-name="Table42.3">
            <table:table-cell table:style-name="Table42.A2" office:value-type="string">
              <text:p text:style-name="P63"><text:span text:style-name="Monospace"><text:span text:style-name="T14">position</text:span></text:span></text:p>
            </table:table-cell>
            <table:table-cell table:style-name="Table42.B2" office:value-type="string">
              <text:p text:style-name="P90">The position in the reference chromosome.</text:p>
            </table:table-cell>
          </table:table-row>
          <table:table-row table:style-name="Table42.4">
            <table:table-cell table:style-name="Table42.A2" office:value-type="string">
              <text:p text:style-name="P63"><text:span text:style-name="Monospace"><text:span text:style-name="T14">normal</text:span></text:span></text:p>
            </table:table-cell>
            <table:table-cell table:style-name="Table42.B2" office:value-type="string">
              <text:p text:style-name="P90">The prediction strength for the normal model.</text:p>
            </table:table-cell>
          </table:table-row>
          <table:table-row table:style-name="Table42.5">
            <table:table-cell table:style-name="Table42.A2" office:value-type="string">
              <text:p text:style-name="P63"><text:span text:style-name="Monospace"><text:span text:style-name="T14">duplicate</text:span></text:span></text:p>
            </table:table-cell>
            <table:table-cell table:style-name="Table42.B2" office:value-type="string">
              <text:p text:style-name="P90">The prediction strength for the duplicate model.</text:p>
            </table:table-cell>
          </table:table-row>
          <table:table-row table:style-name="Table42.6">
            <table:table-cell table:style-name="Table42.A2" office:value-type="string">
              <text:p text:style-name="P63"><text:span text:style-name="Monospace"><text:span text:style-name="T14">delete</text:span></text:span></text:p>
            </table:table-cell>
            <table:table-cell table:style-name="Table42.B2" office:value-type="string">
              <text:p text:style-name="P90">The prediction strength for the delete model.</text:p>
            </table:table-cell>
          </table:table-row>
          <table:table-row table:style-name="Table42.7">
            <table:table-cell table:style-name="Table42.A2" office:value-type="string">
              <text:p text:style-name="P63"><text:span text:style-name="Monospace"><text:span text:style-name="T14">delete-left</text:span></text:span></text:p>
            </table:table-cell>
            <table:table-cell table:style-name="Table42.B2" office:value-type="string">
              <text:p text:style-name="P90">The prediction strength for the delete-left model.</text:p>
            </table:table-cell>
          </table:table-row>
          <table:table-row table:style-name="Table42.8">
            <table:table-cell table:style-name="Table42.A2" office:value-type="string">
              <text:p text:style-name="P63"><text:span text:style-name="Monospace"><text:span text:style-name="T14">delete-right</text:span></text:span></text:p>
            </table:table-cell>
            <table:table-cell table:style-name="Table42.B2" office:value-type="string">
              <text:p text:style-name="P90">The prediction strength for the delete-right model.</text:p>
            </table:table-cell>
          </table:table-row>
          <table:table-row table:style-name="Table42.9">
            <table:table-cell table:style-name="Table42.A2" office:value-type="string">
              <text:p text:style-name="P63"><text:span text:style-name="Monospace"><text:span text:style-name="T14">duplicate-left</text:span></text:span></text:p>
            </table:table-cell>
            <table:table-cell table:style-name="Table42.B2" office:value-type="string">
              <text:p text:style-name="P90">The prediction strength for the duplicate-left model.</text:p>
            </table:table-cell>
          </table:table-row>
          <table:table-row table:style-name="Table42.10">
            <table:table-cell table:style-name="Table42.A2" office:value-type="string">
              <text:p text:style-name="P63"><text:span text:style-name="Monospace"><text:span text:style-name="T14">duplicate-right</text:span></text:span></text:p>
            </table:table-cell>
            <table:table-cell table:style-name="Table42.B2" office:value-type="string">
              <text:p text:style-name="P90">The prediction strength for the duplicate-right model.</text:p>
            </table:table-cell>
          </table:table-row>
          <table:table-row table:style-name="Table42.11">
            <table:table-cell table:style-name="Table42.A2" office:value-type="string">
              <text:p text:style-name="P63"><text:span text:style-name="Monospace"><text:span text:style-name="T14">breakpoint</text:span></text:span></text:p>
            </table:table-cell>
            <table:table-cell table:style-name="Table42.B2" office:value-type="string">
              <text:p text:style-name="P90">The prediction strength for the breakpoint model.</text:p>
            </table:table-cell>
          </table:table-row>
          <table:table-row table:style-name="Table42.12">
            <table:table-cell table:style-name="Table42.A2" office:value-type="string">
              <text:p text:style-name="P63"><text:span text:style-name="Monospace"><text:span text:style-name="T14">novel-insertion</text:span></text:span></text:p>
            </table:table-cell>
            <table:table-cell table:style-name="Table42.B2" office:value-type="string">
              <text:p text:style-name="P90">The prediction strength for the novel-insertion model.</text:p>
            </table:table-cell>
          </table:table-row>
          <table:table-row table:style-name="Table42.13">
            <table:table-cell table:style-name="Table42.A13" office:value-type="string">
              <text:p text:style-name="P63"><text:span text:style-name="Monospace"><text:span text:style-name="T14">max-index</text:span></text:span></text:p>
            </table:table-cell>
            <table:table-cell table:style-name="Table42.B13" office:value-type="string">
              <text:p text:style-name="P90">The index of the model that has the maximum prediction strength for this line. The index starts from 0 meaning normal and is in the same order as the model columns.</text:p>
            </table:table-cell>
          </table:table-row>
        </table:table>
        <text:p text:style-name="P114"/>
        <text:p text:style-name="Standard"><text:span text:style-name="T14">When the </text:span><text:span text:style-name="Monospace"><text:span text:style-name="T14">--simple-signals</text:span></text:span><text:span text:style-name="T14"> parameter is set an additional file called </text:span><text:span text:style-name="Monospace"><text:span text:style-name="T14">sv_simple.tsv.gz</text:span></text:span><text:span text:style-name="T14"> is output which is a tab separated format file containing the raw signals used by the </text:span><text:span text:style-name="Monospace"><text:span text:style-name="T14">sv</text:span></text:span><text:span text:style-name="T14"> command. The following is an example of the </text:span><text:span text:style-name="Monospace"><text:span text:style-name="T14">sv_simple.tsv.gz</text:span></text:span><text:span text:style-name="T14"> output file.</text:span></text:p>
        <text:p text:style-name="P311">#Version v2.3.2 build 5c2ee18 (2011-10-05), SV simple output v0.1</text:p>
        <text:p text:style-name="P311">#CL <text:s/>sv --step 100 --fine-step 10 --readgroup-stats map/rgstats.tsv --template /data/human/hg18.sdf -o sv map/alignments.bam --simple-signals</text:p>
        <text:p text:style-name="P311">#RUN-ID <text:s/>8acc8413-0daf-455d-bf9f-41d195dec4cd</text:p>
        <text:p text:style-name="P311">#template-name <text:s/>position <text:s/>proper-left <text:s/>discordant-left <text:s/>unmated-left <text:s/>proper-right <text:s/>discordant-right<text:line-break/> <text:s/>unmated-right <text:s/>not-paired <text:s/>unique <text:s/>ambiguous <text:s/>n-count</text:p>
        <text:p text:style-name="P311">chr1 <text:s/>11 <text:s text:c="2"/>17.0000 <text:s/>0.0000 <text:s/>1.0000 <text:s/>0.0000 <text:s/>0.0000 <text:s/>0.0000 <text:s/>0.0000 <text:s/>18.0000 <text:s/>0.0000 <text:s/>0.0000</text:p>
        <text:p text:style-name="P311">chr1 <text:s/>21 <text:s text:c="2"/>14.0000 <text:s/>0.0000 <text:s/>1.0000 <text:s/>0.0000 <text:s/>0.0000 <text:s/>0.0000 <text:s/>0.0000 <text:s/>15.0000 <text:s/>0.0000 <text:s/>0.0000</text:p>
        <text:p text:style-name="P311">chr1 <text:s/>31 <text:s text:c="2"/>13.0000 <text:s/>0.0000 <text:s/>0.0000 <text:s/>0.0000 <text:s/>0.0000 <text:s/>0.0000 <text:s/>0.0000 <text:s/>13.0000 <text:s/>0.0000 <text:s/>0.0000</text:p>
        <text:p text:style-name="P311">chr1 <text:s/>41 <text:s text:c="2"/>10.0000 <text:s/>0.0000 <text:s/>1.0000 <text:s/>0.0000 <text:s/>0.0000 <text:s/>0.0000 <text:s/>0.0000 <text:s/>11.0000 <text:s/>0.0000 <text:s/>0.0000</text:p>
        <text:p text:style-name="P311">chr1 <text:s/>51 <text:s text:c="2"/>11.0000 <text:s/>0.0000 <text:s/>0.0000 <text:s/>0.0000 <text:s/>0.0000 <text:s/>0.0000 <text:s/>0.0000 <text:s/>11.0000 <text:s/>0.0000 <text:s/>0.0000</text:p>
        <text:p text:style-name="P311">chr1 <text:s/>61 <text:s text:c="2"/>12.0000 <text:s/>0.0000 <text:s/>0.0000 <text:s/>0.0000 <text:s/>0.0000 <text:s/>0.0000 <text:s/>0.0000 <text:s/>12.0000 <text:s/>0.0000 <text:s/>0.0000</text:p>
        <text:p text:style-name="P311">chr1 <text:s/>71 <text:s text:c="2"/>11.0000 <text:s/>0.0000 <text:s/>0.0000 <text:s/>0.0000 <text:s/>0.0000 <text:s/>0.0000 <text:s/>0.0000 <text:s/>11.0000 <text:s/>0.0000 <text:s/>0.0000</text:p>
        <text:p text:style-name="P311">chr1 <text:s/>81 <text:s text:c="2"/>17.0000 <text:s/>0.0000 <text:s/>0.0000 <text:s/>0.0000 <text:s/>0.0000 <text:s/>0.0000 <text:s/>0.0000 <text:s/>17.0000 <text:s/>0.0000 <text:s/>0.0000</text:p>
        <text:p text:style-name="P311"><text:soft-page-break/>chr1 <text:s/>91 <text:s text:c="2"/>17.0000 <text:s/>0.0000 <text:s/>0.0000 <text:s/>0.0000 <text:s/>0.0000 <text:s/>0.0000 <text:s/>0.0000 <text:s/>17.0000 <text:s/>0.0000 <text:s/>0.0000</text:p>
        <text:p text:style-name="P311">chr1 <text:s/>101 <text:s/>9.0000 <text:s text:c="2"/>0.0000 <text:s/>1.0000 <text:s/>0.0000 <text:s/>0.0000 <text:s/>0.0000 <text:s/>0.0000 <text:s/>10.0000 <text:s/>0.0000 <text:s/>0.0000</text:p>
        <text:p text:style-name="P311">chr1 <text:s/>111 <text:s/>10.0000 <text:s/>0.0000 <text:s/>0.0000 <text:s/>0.0000 <text:s/>0.0000 <text:s/>0.0000 <text:s/>0.0000 <text:s/>10.0000 <text:s/>0.0000 <text:s/>0.0000</text:p>
        <text:p text:style-name="P311">chr1 <text:s/>121 <text:s/>12.0000 <text:s/>0.0000 <text:s/>1.0000 <text:s/>0.0000 <text:s/>0.0000 <text:s/>0.0000 <text:s/>0.0000 <text:s/>13.0000 <text:s/>0.0000 <text:s/>0.0000</text:p>
        <text:p text:style-name="P114"/>
        <text:p text:style-name="P313">Table <text:sequence text:ref-name="refTable25" text:name="Table" text:formula="ooow:Table+1" style:num-format="1">26</text:sequence>: SV_SIMPLE.TSV file output column descriptions</text:p>
        <table:table table:name="Table43" table:style-name="Table43">
          <table:table-column table:style-name="Table43.A"/>
          <table:table-column table:style-name="Table43.B"/>
          <table:table-header-rows>
            <table:table-row table:style-name="Table43.1">
              <table:table-cell table:style-name="Table43.A1" office:value-type="string">
                <text:p text:style-name="P77">Column</text:p>
              </table:table-cell>
              <table:table-cell table:style-name="Table43.B1" office:value-type="string">
                <text:p text:style-name="P77">Description</text:p>
              </table:table-cell>
            </table:table-row>
          </table:table-header-rows>
          <table:table-row table:style-name="Table43.2">
            <table:table-cell table:style-name="Table43.A2" office:value-type="string">
              <text:p text:style-name="P63"><text:span text:style-name="Monospace"><text:span text:style-name="T14">template-name</text:span></text:span></text:p>
            </table:table-cell>
            <table:table-cell table:style-name="Table43.B2" office:value-type="string">
              <text:p text:style-name="P90">The chromosome name.</text:p>
            </table:table-cell>
          </table:table-row>
          <table:table-row table:style-name="Table43.3">
            <table:table-cell table:style-name="Table43.A2" office:value-type="string">
              <text:p text:style-name="P63"><text:span text:style-name="Monospace"><text:span text:style-name="T14">position</text:span></text:span></text:p>
            </table:table-cell>
            <table:table-cell table:style-name="Table43.B2" office:value-type="string">
              <text:p text:style-name="P90">The position in the reference chromosome.</text:p>
            </table:table-cell>
          </table:table-row>
          <table:table-row table:style-name="Table43.4">
            <table:table-cell table:style-name="Table43.A2" office:value-type="string">
              <text:p text:style-name="P63"><text:span text:style-name="Monospace"><text:span text:style-name="T14">proper-left</text:span></text:span></text:p>
            </table:table-cell>
            <table:table-cell table:style-name="Table43.B2" office:value-type="string">
              <text:p text:style-name="P90">Count of properly paired left reads mapped in this location.</text:p>
            </table:table-cell>
          </table:table-row>
          <table:table-row table:style-name="Table43.5">
            <table:table-cell table:style-name="Table43.A2" office:value-type="string">
              <text:p text:style-name="P63"><text:span text:style-name="Monospace"><text:span text:style-name="T14">discordant-left</text:span></text:span></text:p>
            </table:table-cell>
            <table:table-cell table:style-name="Table43.B2" office:value-type="string">
              <text:p text:style-name="P90">Count of discordantly paired left reads mapped in this location.</text:p>
            </table:table-cell>
          </table:table-row>
          <table:table-row table:style-name="Table43.6">
            <table:table-cell table:style-name="Table43.A2" office:value-type="string">
              <text:p text:style-name="P63"><text:span text:style-name="Monospace"><text:span text:style-name="T14">unmated-left</text:span></text:span></text:p>
            </table:table-cell>
            <table:table-cell table:style-name="Table43.B2" office:value-type="string">
              <text:p text:style-name="P90">Count of unmated left reads mapped in this location.</text:p>
            </table:table-cell>
          </table:table-row>
          <table:table-row table:style-name="Table43.7">
            <table:table-cell table:style-name="Table43.A2" office:value-type="string">
              <text:p text:style-name="P63"><text:span text:style-name="Monospace"><text:span text:style-name="T14">proper-right</text:span></text:span></text:p>
            </table:table-cell>
            <table:table-cell table:style-name="Table43.B2" office:value-type="string">
              <text:p text:style-name="P90">Count of properly paired right reads mapped in this location.</text:p>
            </table:table-cell>
          </table:table-row>
          <table:table-row table:style-name="Table43.8">
            <table:table-cell table:style-name="Table43.A2" office:value-type="string">
              <text:p text:style-name="P63"><text:span text:style-name="Monospace"><text:span text:style-name="T14">discordant-right</text:span></text:span></text:p>
            </table:table-cell>
            <table:table-cell table:style-name="Table43.B2" office:value-type="string">
              <text:p text:style-name="P90">Count of discordantly paired right reads mapped in this location.</text:p>
            </table:table-cell>
          </table:table-row>
          <table:table-row table:style-name="Table43.9">
            <table:table-cell table:style-name="Table43.A2" office:value-type="string">
              <text:p text:style-name="P63"><text:span text:style-name="Monospace"><text:span text:style-name="T14">unmated-right</text:span></text:span></text:p>
            </table:table-cell>
            <table:table-cell table:style-name="Table43.B2" office:value-type="string">
              <text:p text:style-name="P90">Count of unmated right reads mapped in this location.</text:p>
            </table:table-cell>
          </table:table-row>
          <table:table-row table:style-name="Table43.10">
            <table:table-cell table:style-name="Table43.A2" office:value-type="string">
              <text:p text:style-name="P63"><text:span text:style-name="Monospace"><text:span text:style-name="T14">not-paired</text:span></text:span></text:p>
            </table:table-cell>
            <table:table-cell table:style-name="Table43.B2" office:value-type="string">
              <text:p text:style-name="P90">Count of single end reads mapped in this location.</text:p>
            </table:table-cell>
          </table:table-row>
          <table:table-row table:style-name="Table43.11">
            <table:table-cell table:style-name="Table43.A2" office:value-type="string">
              <text:p text:style-name="P63"><text:span text:style-name="Monospace"><text:span text:style-name="T14">unique</text:span></text:span></text:p>
            </table:table-cell>
            <table:table-cell table:style-name="Table43.B2" office:value-type="string">
              <text:p text:style-name="P90">Count of unique mappings in this location.</text:p>
            </table:table-cell>
          </table:table-row>
          <table:table-row table:style-name="Table43.12">
            <table:table-cell table:style-name="Table43.A2" office:value-type="string">
              <text:p text:style-name="P63"><text:span text:style-name="Monospace"><text:span text:style-name="T14">ambiguous</text:span></text:span></text:p>
            </table:table-cell>
            <table:table-cell table:style-name="Table43.B2" office:value-type="string">
              <text:p text:style-name="P90">Count of ambiguous mappings in this location.</text:p>
            </table:table-cell>
          </table:table-row>
          <table:table-row table:style-name="Table43.13">
            <table:table-cell table:style-name="Table43.A13" office:value-type="string">
              <text:p text:style-name="P63"><text:span text:style-name="Monospace"><text:span text:style-name="T14">n-count</text:span></text:span></text:p>
            </table:table-cell>
            <table:table-cell table:style-name="Table43.B13" office:value-type="string">
              <text:p text:style-name="P90">The number of unknown bases on the reference for this location.</text:p>
            </table:table-cell>
          </table:table-row>
        </table:table>
        <text:p text:style-name="P114"/>
        <text:h text:style-name="P357" text:outline-level="3"><text:bookmark-start text:name="__RefHeading__10816_1889221684"/>D<text:bookmark-start text:name="RTF37373739313a204865616469"/>iscord command output file descriptions<text:bookmark-end text:name="__RefHeading__10816_1889221684"/></text:h>
        <text:p text:style-name="Standard"><text:span text:style-name="T14">The discord command uses clusters of discordant reads to find possible locations for structural variant breakends. The breakends are output in a VCF file called </text:span><text:span text:style-name="Monospace"><text:span text:style-name="T14">discord_pairs.vcf.gz</text:span></text:span><text:span text:style-name="T14"> using the </text:span><text:span text:style-name="Monospace"><text:span text:style-name="T14">ALT</text:span></text:span><text:span text:style-name="T14"> and </text:span><text:span text:style-name="Monospace"><text:span text:style-name="T14">INFO</text:span></text:span><text:span text:style-name="T14"> fields as defined in the VCF specification.</text:span></text:p>
        <text:p text:style-name="P221"><text:span text:style-name="Inline_20_Note_20_Title"><text:span text:style-name="T14">NOTE:</text:span></text:span><text:span text:style-name="T115"><text:tab/></text:span><text:span text:style-name="T14">RTG structural variant calls are stored in VCF format (version 4.1). For more information about the VCF format, refer to the specification online at: <text:line-break/></text:span><text:span text:style-name="Internet_20_link"><text:span text:style-name="T14">https://samtools.github.io/hts-specs/VCFv4.1.pdf </text:span></text:span></text:p>
        <text:p text:style-name="Standard"><text:span text:style-name="T14">The following is an example of the VCF output of the </text:span><text:span text:style-name="Monospace"><text:span text:style-name="T14">discord</text:span></text:span><text:span text:style-name="T14"> command:</text:span></text:p>
        <text:p text:style-name="P311">##fileformat=VCFv4.1</text:p>
        <text:p text:style-name="P311">##fileDate=20120305</text:p>
        <text:p text:style-name="P311"><text:soft-page-break/>##source=RTGv2.5 build 9f7b8a5 (2012-03-05)</text:p>
        <text:p text:style-name="P311">##CL=discord --template hst1 -o discord --readgroup-stats map/rgstats.tsv map/alignments.bam</text:p>
        <text:p text:style-name="P311">##RUN-ID=4157329b-edb9-419a-9129-44116e7a2195</text:p>
        <text:p text:style-name="P311">##TEMPLATE-SDF-ID=4ecc9eb83e0ccec4</text:p>
        <text:p text:style-name="P311">##reference=hst1</text:p>
        <text:p text:style-name="P311">##contig=&lt;ID="chr1",length=207900&gt;</text:p>
        <text:p text:style-name="P311">##INFO=&lt;ID=CIPOS,Number=2,Type=Integer,Description="Confidence interval around POS for imprecise variants"&gt;</text:p>
        <text:p text:style-name="P311">##INFO=&lt;ID=IMPRECISE,Number=0,Type=Flag,Description="Imprecise structural variation"&gt;</text:p>
        <text:p text:style-name="P311">##INFO=&lt;ID=SVTYPE,Number=1,Type=String,Description="Type of structural variant"&gt;</text:p>
        <text:p text:style-name="P311">##INFO=&lt;ID=DP,Number=1,Type=Integer,Description="Read Depth"&gt;</text:p>
        <text:p text:style-name="P311">##FILTER=&lt;ID=INCONSISTENT,Description="Supporting reads are inconsistent as to breakend location"&gt;</text:p>
        <text:p text:style-name="P311">##FORMAT=&lt;ID=GT,Number=1,Type=String,Description="Genotype"&gt;</text:p>
        <text:p text:style-name="P311">#CHROM <text:s/>POS <text:s/>ID <text:s/>REF <text:s/>ALT <text:s/>QUAL <text:s/>FILTER <text:s/>INFO <text:s/>FORMAT <text:s/>SAMPLE</text:p>
        <text:p text:style-name="P311">chr1 <text:s/>50005 <text:s/>. <text:s/>A <text:s/>A[simulatedSequence1:52999[ <text:s/>. <text:s/>PASS <text:s/>IMPRECISE;SVTYPE=BND;DP=506;CIPOS=0,0 <text:s/>GT <text:s/>1/1</text:p>
        <text:p text:style-name="P311">chr1 <text:s/>52999 <text:s/>. <text:s/>G <text:s/>]simulatedSequence1:50005]G <text:s/>. <text:s/>PASS <text:s/>IMPRECISE;SVTYPE=BND;DP=506;CIPOS=0,0 <text:s/>GT <text:s/>1/1</text:p>
        <text:p text:style-name="P114">RTG adds custom fields to the VCF format to better account for some of its unique structural variant calling features, described in the tables below.</text:p>
        <text:p text:style-name="P313">Table <text:sequence text:ref-name="refTable26" text:name="Table" text:formula="ooow:Table+1" style:num-format="1">27</text:sequence>: RTG VCF file FILTER fields</text:p>
        <table:table table:name="Table44" table:style-name="Table44">
          <table:table-column table:style-name="Table44.A"/>
          <table:table-column table:style-name="Table44.B"/>
          <table:table-header-rows>
            <table:table-row table:style-name="Table44.1">
              <table:table-cell table:style-name="Table44.A1" office:value-type="string">
                <text:p text:style-name="P77">Value</text:p>
              </table:table-cell>
              <table:table-cell table:style-name="Table44.B1" office:value-type="string">
                <text:p text:style-name="P77">Description</text:p>
              </table:table-cell>
            </table:table-row>
          </table:table-header-rows>
          <table:table-row table:style-name="Table44.2">
            <table:table-cell table:style-name="Table44.A2" office:value-type="string">
              <text:p text:style-name="P63"><text:span text:style-name="Monospace"><text:span text:style-name="T14">PASS</text:span></text:span></text:p>
            </table:table-cell>
            <table:table-cell table:style-name="Table44.B2" office:value-type="string">
              <text:p text:style-name="P90">Standard VCF "PASS", if breakend meets all the filtering criteria.</text:p>
            </table:table-cell>
          </table:table-row>
          <table:table-row table:style-name="Table44.3">
            <table:table-cell table:style-name="Table44.A3" office:value-type="string">
              <text:p text:style-name="P63"><text:span text:style-name="Monospace"><text:span text:style-name="T14">INCONSISTENT</text:span></text:span></text:p>
            </table:table-cell>
            <table:table-cell table:style-name="Table44.B3" office:value-type="string">
              <text:p text:style-name="P90">Breakend with discordant read cluster that does not agree on the possible positions.</text:p>
            </table:table-cell>
          </table:table-row>
        </table:table>
        <text:p text:style-name="P114"/>
        <text:p text:style-name="P313">Table <text:sequence text:ref-name="refTable27" text:name="Table" text:formula="ooow:Table+1" style:num-format="1">28</text:sequence>: RTG VCF file INFO fields</text:p>
        <table:table table:name="Table45" table:style-name="Table45">
          <table:table-column table:style-name="Table45.A"/>
          <table:table-column table:style-name="Table45.B"/>
          <table:table-header-rows>
            <table:table-row table:style-name="Table45.1">
              <table:table-cell table:style-name="Table45.A1" office:value-type="string">
                <text:p text:style-name="P77">Value</text:p>
              </table:table-cell>
              <table:table-cell table:style-name="Table45.B1" office:value-type="string">
                <text:p text:style-name="P77">Description</text:p>
              </table:table-cell>
            </table:table-row>
          </table:table-header-rows>
          <table:table-row table:style-name="Table45.2">
            <table:table-cell table:style-name="Table45.A2" office:value-type="string">
              <text:p text:style-name="P63"><text:span text:style-name="Monospace"><text:span text:style-name="T14">DP=&lt;depth&gt;</text:span></text:span></text:p>
            </table:table-cell>
            <table:table-cell table:style-name="Table45.B2" office:value-type="string">
              <text:p text:style-name="P90">Indicates the number of discordant reads contributing to the cluster at this breakend.</text:p>
            </table:table-cell>
          </table:table-row>
        </table:table>
        <text:p text:style-name="P114"/>
        <text:p text:style-name="Standard"><text:span text:style-name="T12">If the </text:span><text:span text:style-name="Monospace"><text:span text:style-name="T12">--bed</text:span></text:span><text:span text:style-name="T12"> parameter is set the </text:span><text:span text:style-name="Monospace"><text:span text:style-name="T12">discord</text:span></text:span><text:span text:style-name="T12"> command also outputs a BED format file called </text:span><text:span text:style-name="Monospace"><text:span text:style-name="T12">discord_pairs.bed.gz</text:span></text:span><text:span text:style-name="T12"> containing the </text:span><text:span text:style-name="T13">break-end</text:span><text:span text:style-name="T12"> regions. Any </text:span><text:span text:style-name="T13">break-ends</text:span><text:span text:style-name="T12"> which do not have a PASS in the filter field of the VCF output will be preceded by the comment character in the BED file output.</text:span></text:p>
        <text:p text:style-name="Standard"><text:span text:style-name="T14">The following is an example of the BED output from the </text:span><text:span text:style-name="Monospace"><text:span text:style-name="T14">discord</text:span></text:span><text:span text:style-name="T14"> command:</text:span></text:p>
        <text:p text:style-name="P311">#Version v2.5 build 9f7b8a5 (2012-03-05), Discordance output 1</text:p>
        <text:p text:style-name="P311">#CL <text:s/>discord --bed --template hst1 -o discord --readgroup-stats map/rgstats.tsv map/alignments.bam</text:p>
        <text:p text:style-name="P311">#RUN-ID <text:s/>4157329b-edb9-419a-9129-44116e7a2195</text:p>
        <text:p text:style-name="P311">#chromosome <text:s/>start <text:s/>end <text:s/>remote <text:s/>count</text:p>
        <text:p text:style-name="P311">chr1 <text:s/>50004 <text:s/>50004 <text:s/>remote:chr1:52998-52998 <text:s/>506</text:p>
        <text:p text:style-name="P311">chr1 <text:s/>52998 <text:s/>52998 <text:s/>remote:chr1:50004-50004 <text:s/>506</text:p>
        <text:p text:style-name="P224">The columns in the example are in BED file order:</text:p>
        <text:list xml:id="list806666950406265964" text:style-name="L20">
          <text:list-item>
            <text:p text:style-name="P336">Chromosome name</text:p>
          </text:list-item>
          <text:list-item>
            <text:p text:style-name="P336"><text:soft-page-break/>Start position in chromosome</text:p>
          </text:list-item>
          <text:list-item>
            <text:p text:style-name="P336">End position in chromosome</text:p>
          </text:list-item>
          <text:list-item>
            <text:p text:style-name="P336">Location of remote <text:span text:style-name="T217">break-end</text:span> matching this one</text:p>
          </text:list-item>
          <text:list-item>
            <text:p text:style-name="P336">Count of discordant reads contributing to the <text:span text:style-name="T217">break-end</text:span></text:p>
          </text:list-item>
        </text:list>
        <text:h text:style-name="P357" text:outline-level="3"><text:bookmark-start text:name="__RefHeading__10818_1889221684"/>Coverage command output file descriptions<text:bookmark-end text:name="__RefHeading__10818_1889221684"/></text:h>
        <text:p text:style-name="Standard"><text:span text:style-name="T14">The </text:span><text:span text:style-name="Monospace"><text:span text:style-name="T14">coverage</text:span></text:span><text:span text:style-name="T14"> command works out the coverage depth for a set of read alignments for a given reference. With default settings this will produce a BED format file containing the regions with a specific read depth. These regions are calculated by taking the read depth of each position as the average of itself and the read depths of the positions to the left and right of it out to the number specified with the </text:span><text:span text:style-name="Monospace"><text:span text:style-name="T14">--smoothing</text:span></text:span><text:span text:style-name="T14"> flag and then grouping the resulting values which have the same average read depth.</text:span></text:p>
        <text:p text:style-name="P114">The following is an example of the BED output from the coverage command:</text:p>
        <text:p text:style-name="P258">#Version v2.3.2 build 5c2ee18 (2011-10-05), Coverage BED output v1.0</text:p>
        <text:p text:style-name="P258">#CL <text:s text:c="4"/>coverage -o coverage-hslo-18-u -t hst1 hslo-18-u/alignments.bam</text:p>
        <text:p text:style-name="P258">#RUN-ID c0561a1d-fb3b-4062-96ca-cad2cc3c476a</text:p>
        <text:p text:style-name="P258">chr1 <text:s text:c="5"/>0 <text:s text:c="6"/>4 <text:s text:c="6"/>coverage <text:s text:c="7"/>2</text:p>
        <text:p text:style-name="P258">chr1 <text:s text:c="5"/>4 <text:s text:c="6"/>13 <text:s text:c="5"/>coverage <text:s text:c="7"/>3</text:p>
        <text:p text:style-name="P258">chr1 <text:s text:c="5"/>13 <text:s text:c="5"/>22 <text:s text:c="5"/>coverage <text:s text:c="7"/>4</text:p>
        <text:p text:style-name="P258">chr1 <text:s text:c="5"/>22 <text:s text:c="5"/>29 <text:s text:c="5"/>coverage <text:s text:c="7"/>5</text:p>
        <text:p text:style-name="P258">chr1 <text:s text:c="5"/>29 <text:s text:c="5"/>38 <text:s text:c="5"/>coverage <text:s text:c="7"/>6</text:p>
        <text:p text:style-name="P258">chr1 <text:s text:c="5"/>38 <text:s text:c="5"/>45 <text:s text:c="5"/>coverage <text:s text:c="7"/>7</text:p>
        <text:p text:style-name="P258">chr1 <text:s text:c="5"/>45 <text:s text:c="5"/>53 <text:s text:c="5"/>coverage <text:s text:c="7"/>8</text:p>
        <text:p text:style-name="P258">chr1 <text:s text:c="5"/>53 <text:s text:c="5"/>64 <text:s text:c="5"/>coverage <text:s text:c="7"/>9</text:p>
        <text:p text:style-name="P258">chr1 <text:s text:c="5"/>64 <text:s text:c="5"/>80 <text:s text:c="5"/>coverage <text:s text:c="7"/>10</text:p>
        <text:p text:style-name="P258">chr1 <text:s text:c="5"/>80 <text:s text:c="5"/>128 <text:s text:c="4"/>coverage <text:s text:c="7"/>11</text:p>
        <text:p text:style-name="P258">chr1 <text:s text:c="5"/>128 <text:s text:c="4"/>137 <text:s text:c="4"/>coverage <text:s text:c="7"/>10</text:p>
        <text:p text:style-name="P258">chr1 <text:s text:c="5"/>137 <text:s text:c="4"/>157 <text:s text:c="4"/>coverage <text:s text:c="7"/>11</text:p>
        <text:p text:style-name="P258">chr1 <text:s text:c="5"/>157 <text:s text:c="4"/>164 <text:s text:c="4"/>coverage <text:s text:c="7"/>12</text:p>
        <text:p text:style-name="P258">chr1 <text:s text:c="5"/>164 <text:s text:c="4"/>169 <text:s text:c="4"/>coverage <text:s text:c="7"/>13</text:p>
        <text:p text:style-name="P258">chr1 <text:s text:c="5"/>169 <text:s text:c="4"/>174 <text:s text:c="4"/>coverage <text:s text:c="7"/>14</text:p>
        <text:p text:style-name="P258">chr1 <text:s text:c="5"/>174 <text:s text:c="4"/>177 <text:s text:c="4"/>coverage <text:s text:c="7"/>15</text:p>
        <text:p text:style-name="P258">chr1 <text:s text:c="5"/>177 <text:s text:c="4"/>181 <text:s text:c="4"/>coverage <text:s text:c="7"/>16</text:p>
        <text:p text:style-name="P156">The columns in the example are in BED file order:</text:p>
        <text:list xml:id="list2488800016572489522" text:style-name="L21">
          <text:list-item>
            <text:p text:style-name="P337">Chromosome name</text:p>
          </text:list-item>
          <text:list-item>
            <text:p text:style-name="P337">Start position in chromosome</text:p>
          </text:list-item>
          <text:list-item>
            <text:p text:style-name="P337">End position in chromosome</text:p>
          </text:list-item>
          <text:list-item>
            <text:p text:style-name="P337">Name or label of the feature, always "coverage"</text:p>
          </text:list-item>
          <text:list-item>
            <text:p text:style-name="P337">Depth of coverage for the range specified</text:p>
          </text:list-item>
        </text:list>
        <text:p text:style-name="Standard"><text:span text:style-name="T14">When the </text:span><text:span text:style-name="Monospace"><text:span text:style-name="T14">--bedgraph</text:span></text:span><text:span text:style-name="T14"> flag is set when running the coverage command will produce a BEDGRAPH format file with the regions calculated in the same way as for BED format output.</text:span></text:p>
        <text:p text:style-name="Standard"><text:span text:style-name="T14">The following is an example of the BEDGRAPH output from the </text:span><text:span text:style-name="Monospace"><text:span text:style-name="T14">coverage</text:span></text:span><text:span text:style-name="T14"> command:</text:span></text:p>
        <text:p text:style-name="P258">#Version v2.5.0 build 79d6626 (2011-10-05), Coverage BEDGRAPH output v1.0</text:p>
        <text:p text:style-name="P258">#CL <text:s text:c="4"/>coverage -o coverage-hslo-18-u -t hst1 hslo-18-u/alignments.bam --bedgraph</text:p>
        <text:p text:style-name="P258">#RUN-ID 36c48ec4-52b7-48d5-b68c-71dce5dba129</text:p>
        <text:p text:style-name="P258">track type=bedGraph name=coverage</text:p>
        <text:p text:style-name="P258">chr1 <text:s text:c="5"/>0 <text:s text:c="6"/>4 <text:s text:c="6"/>2</text:p>
        <text:p text:style-name="P258">chr1 <text:s text:c="5"/>4 <text:s text:c="6"/>13 <text:s text:c="5"/>3</text:p>
        <text:p text:style-name="P258">chr1 <text:s text:c="5"/>13 <text:s text:c="5"/>22 <text:s text:c="5"/>4</text:p>
        <text:p text:style-name="P258">chr1 <text:s text:c="5"/>22 <text:s text:c="5"/>29 <text:s text:c="5"/>5</text:p>
        <text:p text:style-name="P258">chr1 <text:s text:c="5"/>29 <text:s text:c="5"/>38 <text:s text:c="5"/>6</text:p>
        <text:p text:style-name="P258">chr1 <text:s text:c="5"/>38 <text:s text:c="5"/>45 <text:s text:c="5"/>7</text:p>
        <text:p text:style-name="P258"><text:soft-page-break/>chr1 <text:s text:c="5"/>45 <text:s text:c="5"/>53 <text:s text:c="5"/>8</text:p>
        <text:p text:style-name="P258">chr1 <text:s text:c="5"/>53 <text:s text:c="5"/>64 <text:s text:c="5"/>9</text:p>
        <text:p text:style-name="P258">chr1 <text:s text:c="5"/>64 <text:s text:c="5"/>80 <text:s text:c="5"/>10</text:p>
        <text:p text:style-name="P258">chr1 <text:s text:c="5"/>80 <text:s text:c="5"/>128 <text:s text:c="4"/>11</text:p>
        <text:p text:style-name="P258">chr1 <text:s text:c="5"/>128 <text:s text:c="4"/>137 <text:s text:c="4"/>10</text:p>
        <text:p text:style-name="P258">chr1 <text:s text:c="5"/>137 <text:s text:c="4"/>157 <text:s text:c="4"/>11</text:p>
        <text:p text:style-name="P258">chr1 <text:s text:c="5"/>157 <text:s text:c="4"/>164 <text:s text:c="4"/>12</text:p>
        <text:p text:style-name="P258">chr1 <text:s text:c="5"/>164 <text:s text:c="4"/>169 <text:s text:c="4"/>13</text:p>
        <text:p text:style-name="P258">chr1 <text:s text:c="5"/>169 <text:s text:c="4"/>174 <text:s text:c="4"/>14</text:p>
        <text:p text:style-name="P258">chr1 <text:s text:c="5"/>174 <text:s text:c="4"/>177 <text:s text:c="4"/>15</text:p>
        <text:p text:style-name="P258">chr1 <text:s text:c="5"/>177 <text:s text:c="4"/>181 <text:s text:c="4"/>16</text:p>
        <text:p text:style-name="P156">The columns in the example are in BEDGRAPH file order:</text:p>
        <text:list xml:id="list129296512813460270" text:style-name="L22">
          <text:list-item>
            <text:p text:style-name="P338">Chromosome name</text:p>
          </text:list-item>
          <text:list-item>
            <text:p text:style-name="P338">Start position in chromosome</text:p>
          </text:list-item>
          <text:list-item>
            <text:p text:style-name="P338">End position in chromosome</text:p>
          </text:list-item>
          <text:list-item>
            <text:p text:style-name="P338">Depth of coverage for the range specified</text:p>
          </text:list-item>
        </text:list>
        <text:p text:style-name="Standard"><text:span text:style-name="T14">When the </text:span><text:span text:style-name="Monospace"><text:span text:style-name="T14">--per-base</text:span></text:span><text:span text:style-name="T14"> flag is set when running the </text:span><text:span text:style-name="Monospace"><text:span text:style-name="T14">coverage</text:span></text:span><text:span text:style-name="T14"> command will produce a tab separated value file with the coverage information for each individual base in the reference.</text:span></text:p>
        <text:p text:style-name="P114">The following is an example of the TSV output from the coverage command:</text:p>
        <text:p text:style-name="P258">#Version v2.3.2 build 5c2ee18 (2011-10-05), Coverage output v1.0</text:p>
        <text:p text:style-name="P258">#CL <text:s/>coverage -o coverage-hslo-18-u-per-base -t hst1 hslo-18-u/alignments.bam --per-base</text:p>
        <text:p text:style-name="P258">#RUN-ID 7798b1a5-2159-48e6-976e-86b4f8e98fa6</text:p>
        <text:p text:style-name="P258">#sequence <text:s text:c="6"/>position <text:s text:c="7"/>unique-count <text:s text:c="3"/>ambiguous-count <text:s text:c="2"/>score</text:p>
        <text:p text:style-name="P258">chr1 <text:s text:c="11"/>0 <text:s text:c="14"/>0 <text:s text:c="14"/>0 <text:s text:c="16"/>0.00</text:p>
        <text:p text:style-name="P258">chr1 <text:s text:c="11"/>1 <text:s text:c="14"/>0 <text:s text:c="14"/>0 <text:s text:c="16"/>0.00</text:p>
        <text:p text:style-name="P258">chr1 <text:s text:c="11"/>2 <text:s text:c="14"/>1 <text:s text:c="14"/>0 <text:s text:c="16"/>1.00</text:p>
        <text:p text:style-name="P258">chr1 <text:s text:c="11"/>3 <text:s text:c="14"/>1 <text:s text:c="14"/>0 <text:s text:c="16"/>1.00</text:p>
        <text:p text:style-name="P258">chr1 <text:s text:c="11"/>4 <text:s text:c="14"/>1 <text:s text:c="14"/>0 <text:s text:c="16"/>1.00</text:p>
        <text:p text:style-name="P258">chr1 <text:s text:c="11"/>5 <text:s text:c="14"/>1 <text:s text:c="14"/>0 <text:s text:c="16"/>1.00</text:p>
        <text:p text:style-name="P258">chr1 <text:s text:c="11"/>6 <text:s text:c="14"/>1 <text:s text:c="14"/>0 <text:s text:c="16"/>1.00</text:p>
        <text:p text:style-name="P258">chr1 <text:s text:c="11"/>7 <text:s text:c="14"/>2 <text:s text:c="14"/>0 <text:s text:c="16"/>2.00</text:p>
        <text:p text:style-name="P258">chr1 <text:s text:c="11"/>8 <text:s text:c="14"/>2 <text:s text:c="14"/>0 <text:s text:c="16"/>2.00</text:p>
        <text:p text:style-name="P258">chr1 <text:s text:c="11"/>9 <text:s text:c="14"/>2 <text:s text:c="14"/>1 <text:s text:c="16"/>2.50</text:p>
        <text:p text:style-name="P114"/>
        <text:p text:style-name="P313">Table <text:sequence text:ref-name="refTable28" text:name="Table" text:formula="ooow:Table+1" style:num-format="1">29</text:sequence>: COVERAGE.TSV file output column descriptions</text:p>
        <table:table table:name="Table46" table:style-name="Table46">
          <table:table-column table:style-name="Table46.A"/>
          <table:table-column table:style-name="Table46.B"/>
          <table:table-header-rows>
            <table:table-row table:style-name="Table46.1">
              <table:table-cell table:style-name="Table46.A1" office:value-type="string">
                <text:p text:style-name="P77">Column</text:p>
              </table:table-cell>
              <table:table-cell table:style-name="Table46.B1" office:value-type="string">
                <text:p text:style-name="P77">Description</text:p>
              </table:table-cell>
            </table:table-row>
          </table:table-header-rows>
          <table:table-row table:style-name="Table46.2">
            <table:table-cell table:style-name="Table46.A2" office:value-type="string">
              <text:p text:style-name="P63"><text:span text:style-name="Monospace"><text:span text:style-name="T14">sequence</text:span></text:span></text:p>
            </table:table-cell>
            <table:table-cell table:style-name="Table46.B2" office:value-type="string">
              <text:p text:style-name="P90">The chromosome name.</text:p>
            </table:table-cell>
          </table:table-row>
          <table:table-row table:style-name="Table46.3">
            <table:table-cell table:style-name="Table46.A2" office:value-type="string">
              <text:p text:style-name="P63"><text:span text:style-name="Monospace"><text:span text:style-name="T14">position</text:span></text:span></text:p>
            </table:table-cell>
            <table:table-cell table:style-name="Table46.B2" office:value-type="string">
              <text:p text:style-name="P90">The position in the reference chromosome.</text:p>
            </table:table-cell>
          </table:table-row>
          <table:table-row table:style-name="Table46.4">
            <table:table-cell table:style-name="Table46.A2" office:value-type="string">
              <text:p text:style-name="P63"><text:span text:style-name="Monospace"><text:span text:style-name="T14">unique-count</text:span></text:span></text:p>
            </table:table-cell>
            <table:table-cell table:style-name="Table46.B2" office:value-type="string">
              <text:p text:style-name="P90">The count of reads covering this position with <text:span text:style-name="Monospace">IH</text:span> equal to one.</text:p>
            </table:table-cell>
          </table:table-row>
          <table:table-row table:style-name="Table46.5">
            <table:table-cell table:style-name="Table46.A2" office:value-type="string">
              <text:p text:style-name="P63"><text:span text:style-name="Monospace"><text:span text:style-name="T14">ambiguous-count</text:span></text:span></text:p>
            </table:table-cell>
            <table:table-cell table:style-name="Table46.B2" office:value-type="string">
              <text:p text:style-name="P90">The count of reads covering this position with <text:span text:style-name="Monospace">IH</text:span> greater than one.</text:p>
            </table:table-cell>
          </table:table-row>
          <table:table-row table:style-name="Table46.6">
            <table:table-cell table:style-name="Table46.A6" office:value-type="string">
              <text:p text:style-name="P63"><text:span text:style-name="Monospace"><text:span text:style-name="T14">score</text:span></text:span></text:p>
            </table:table-cell>
            <table:table-cell table:style-name="Table46.B6" office:value-type="string">
              <text:p text:style-name="P90">The sum of one divided by the <text:span text:style-name="Monospace">IH</text:span> value for all the reads covering this position.</text:p>
            </table:table-cell>
          </table:table-row>
        </table:table>
        <text:p text:style-name="P114"/>
        <text:p text:style-name="Standard"><text:span text:style-name="T14">The </text:span><text:span text:style-name="Monospace"><text:span text:style-name="T14">coverage</text:span></text:span><text:span text:style-name="T14"> command produces a </text:span><text:span text:style-name="Monospace"><text:span text:style-name="T14">stats.tsv</text:span></text:span><text:span text:style-name="T14"> file with coverage statistics for each chromosome in the reference and the reference as a whole. The following is an example file:</text:span></text:p>
        <text:p text:style-name="P311"><text:soft-page-break/>#depth<text:tab/>breadth<text:tab/>covered<text:tab/>size<text:tab/>non-N-depth<text:tab/>non-N-breadth<text:tab/>non-N-covered<text:tab/>non-N-size<text:tab/>name</text:p>
        <text:p text:style-name="P311">28.3238<text:tab/>0.9998<text:tab/>23766<text:tab/>23770<text:tab/>28.3238<text:tab/>0.9998<text:tab/>23766<text:tab/>23770<text:tab/>chr1</text:p>
        <text:p text:style-name="P311">28.0013<text:tab/>0.9997<text:tab/>41447<text:tab/>41459<text:tab/>28.0013<text:tab/>0.9997<text:tab/>41447<text:tab/>41459<text:tab/>chr2</text:p>
        <text:p text:style-name="P311">28.3151<text:tab/>0.9994<text:tab/>24930<text:tab/>24946<text:tab/>28.3151<text:tab/>0.9994<text:tab/>24930<text:tab/>24946<text:tab/>chr3</text:p>
        <text:p text:style-name="P311">28.4955<text:tab/>0.9999<text:tab/>87734<text:tab/>87741<text:tab/>28.4955<text:tab/>0.9999<text:tab/>87734<text:tab/>87741<text:tab/>chr4</text:p>
        <text:p text:style-name="P311">28.3822<text:tab/>0.9999<text:tab/>32600<text:tab/>32604<text:tab/>28.3822<text:tab/>0.9999<text:tab/>32600<text:tab/>32604<text:tab/>chr5</text:p>
        <text:p text:style-name="P311">28.7159<text:tab/>0.9999<text:tab/>55042<text:tab/>55047<text:tab/>28.7159<text:tab/>0.9999<text:tab/>55042<text:tab/>55047<text:tab/>chr6</text:p>
        <text:p text:style-name="P311">28.1109<text:tab/>0.9998<text:tab/>34887<text:tab/>34894<text:tab/>28.1109<text:tab/>0.9998<text:tab/>34887<text:tab/>34894<text:tab/>chr7</text:p>
        <text:p text:style-name="P311">28.3305<text:tab/>0.9999<text:tab/>50025<text:tab/>50032<text:tab/>28.3305<text:tab/>0.9999<text:tab/>50025<text:tab/>50032<text:tab/>chr8</text:p>
        <text:p text:style-name="P311">28.2229<text:tab/>0.9998<text:tab/>49627<text:tab/>49639<text:tab/>28.2229<text:tab/>0.9998<text:tab/>49627<text:tab/>49639<text:tab/>chr9</text:p>
        <text:p text:style-name="P311">28.3817<text:tab/>0.9999<text:tab/>15912<text:tab/>15914<text:tab/>28.3817<text:tab/>0.9999<text:tab/>15912<text:tab/>15914<text:tab/>chr10</text:p>
        <text:p text:style-name="P311">28.3569<text:tab/>0.9998<text:tab/>415970<text:tab/>416046<text:tab/>28.3569<text:tab/>0.9998<text:tab/>415970<text:tab/>416046<text:tab/>all sequences</text:p>
        <text:p text:style-name="P114"/>
        <text:p text:style-name="P313">Table <text:sequence text:ref-name="refTable29" text:name="Table" text:formula="ooow:Table+1" style:num-format="1">30</text:sequence>: STATS.TSV column descriptions</text:p>
        <table:table table:name="Table47" table:style-name="Table47">
          <table:table-column table:style-name="Table47.A"/>
          <table:table-column table:style-name="Table47.B"/>
          <table:table-header-rows>
            <table:table-row table:style-name="Table47.1">
              <table:table-cell table:style-name="Table47.A1" office:value-type="string">
                <text:p text:style-name="P77">Column</text:p>
              </table:table-cell>
              <table:table-cell table:style-name="Table47.B1" office:value-type="string">
                <text:p text:style-name="P77">Description</text:p>
              </table:table-cell>
            </table:table-row>
          </table:table-header-rows>
          <table:table-row table:style-name="Table47.2">
            <table:table-cell table:style-name="Table47.A2" office:value-type="string">
              <text:p text:style-name="P63"><text:span text:style-name="Monospace"><text:span text:style-name="T14">depth</text:span></text:span></text:p>
            </table:table-cell>
            <table:table-cell table:style-name="Table47.B2" office:value-type="string">
              <text:p text:style-name="P90">The average depth of coverage for the chromosome where each base position is calculated as the sum of one divided by the IH of each read alignment which covers the position.</text:p>
            </table:table-cell>
          </table:table-row>
          <table:table-row table:style-name="Table47.3">
            <table:table-cell table:style-name="Table47.A2" office:value-type="string">
              <text:p text:style-name="P63"><text:span text:style-name="Monospace"><text:span text:style-name="T14">breadth</text:span></text:span></text:p>
            </table:table-cell>
            <table:table-cell table:style-name="Table47.B2" office:value-type="string">
              <text:p text:style-name="P90">The fraction of the chromosome base positions which have a depth of one or greater.</text:p>
            </table:table-cell>
          </table:table-row>
          <table:table-row table:style-name="Table47.4">
            <table:table-cell table:style-name="Table47.A2" office:value-type="string">
              <text:p text:style-name="P63"><text:span text:style-name="Monospace"><text:span text:style-name="T14">covered</text:span></text:span></text:p>
            </table:table-cell>
            <table:table-cell table:style-name="Table47.B2" office:value-type="string">
              <text:p text:style-name="P90">The number of bases in the chromosome which have a depth of one or greater.</text:p>
            </table:table-cell>
          </table:table-row>
          <table:table-row table:style-name="Table47.5">
            <table:table-cell table:style-name="Table47.A2" office:value-type="string">
              <text:p text:style-name="P63"><text:span text:style-name="Monospace"><text:span text:style-name="T14">size</text:span></text:span></text:p>
            </table:table-cell>
            <table:table-cell table:style-name="Table47.B2" office:value-type="string">
              <text:p text:style-name="P90">The number of bases in the chromosome.</text:p>
            </table:table-cell>
          </table:table-row>
          <table:table-row table:style-name="Table47.6">
            <table:table-cell table:style-name="Table47.A2" office:value-type="string">
              <text:p text:style-name="P63"><text:span text:style-name="Monospace"><text:span text:style-name="T14">non-n-depth</text:span></text:span></text:p>
            </table:table-cell>
            <table:table-cell table:style-name="Table47.B2" office:value-type="string">
              <text:p text:style-name="P90">The same as for depth except only for bases in the chromosome which are not unknowns (N).</text:p>
            </table:table-cell>
          </table:table-row>
          <table:table-row table:style-name="Table47.7">
            <table:table-cell table:style-name="Table47.A2" office:value-type="string">
              <text:p text:style-name="P63"><text:span text:style-name="Monospace"><text:span text:style-name="T14">non-n-breadth</text:span></text:span></text:p>
            </table:table-cell>
            <table:table-cell table:style-name="Table47.B2" office:value-type="string">
              <text:p text:style-name="P90">The same as for breadth except only for bases in the chromosome which are not unknowns (N).</text:p>
            </table:table-cell>
          </table:table-row>
          <table:table-row table:style-name="Table47.8">
            <table:table-cell table:style-name="Table47.A2" office:value-type="string">
              <text:p text:style-name="P63"><text:span text:style-name="Monospace"><text:span text:style-name="T14">non-n-covered</text:span></text:span></text:p>
            </table:table-cell>
            <table:table-cell table:style-name="Table47.B2" office:value-type="string">
              <text:p text:style-name="P90">The same as for covered except only for bases in the chromosome which are not unknowns (N).</text:p>
            </table:table-cell>
          </table:table-row>
          <table:table-row table:style-name="Table47.9">
            <table:table-cell table:style-name="Table47.A2" office:value-type="string">
              <text:p text:style-name="P63"><text:span text:style-name="Monospace"><text:span text:style-name="T14">non-n-size</text:span></text:span></text:p>
            </table:table-cell>
            <table:table-cell table:style-name="Table47.B2" office:value-type="string">
              <text:p text:style-name="P90">The same as for size except only for bases in the chromosome which are not unknowns (N).</text:p>
            </table:table-cell>
          </table:table-row>
          <table:table-row table:style-name="Table47.10">
            <table:table-cell table:style-name="Table47.A10" office:value-type="string">
              <text:p text:style-name="P63"><text:span text:style-name="Monospace"><text:span text:style-name="T14">name</text:span></text:span></text:p>
            </table:table-cell>
            <table:table-cell table:style-name="Table47.B10" office:value-type="string">
              <text:p text:style-name="P90">The name of the chromosome, or "all sequences" for the entire reference.</text:p>
            </table:table-cell>
          </table:table-row>
        </table:table>
        <text:p text:style-name="P114"/>
        <text:p text:style-name="Standard"><text:span text:style-name="T14">The </text:span><text:span text:style-name="Monospace"><text:span text:style-name="T14">coverage</text:span></text:span><text:span text:style-name="T14"> command produces a </text:span><text:span text:style-name="Monospace"><text:span text:style-name="T14">levels.tsv</text:span></text:span><text:span text:style-name="T14"> file with some statistics about the coverage levels. The following is the start of an example file:</text:span></text:p>
        <text:p text:style-name="P226">#coverage_level<text:tab/>count<text:tab/>%age<text:tab/>%cumulative</text:p>
        <text:p text:style-name="P226">0<text:tab/>83<text:tab/>0.02<text:tab/>100.00</text:p>
        <text:p text:style-name="P226">1<text:tab/>84<text:tab/>0.02<text:tab/>99.98</text:p>
        <text:p text:style-name="P226">2<text:tab/>86<text:tab/>0.02<text:tab/>99.96</text:p>
        <text:p text:style-name="P226">3<text:tab/>87<text:tab/>0.02<text:tab/>99.94</text:p>
        <text:p text:style-name="P226">4<text:tab/>88<text:tab/>0.02<text:tab/>99.92</text:p>
        <text:p text:style-name="P226"><text:soft-page-break/>5<text:tab/>154<text:tab/>0.04<text:tab/>99.90</text:p>
        <text:p text:style-name="P114"/>
        <text:p text:style-name="P313">Table <text:sequence text:ref-name="refTable30" text:name="Table" text:formula="ooow:Table+1" style:num-format="1">31</text:sequence>: LEVELS.TSV column descriptions</text:p>
        <table:table table:name="Table48" table:style-name="Table48">
          <table:table-column table:style-name="Table48.A"/>
          <table:table-column table:style-name="Table48.B"/>
          <table:table-header-rows>
            <table:table-row table:style-name="Table48.1">
              <table:table-cell table:style-name="Table48.A1" office:value-type="string">
                <text:p text:style-name="P77">Column</text:p>
              </table:table-cell>
              <table:table-cell table:style-name="Table48.B1" office:value-type="string">
                <text:p text:style-name="P77">Description</text:p>
              </table:table-cell>
            </table:table-row>
          </table:table-header-rows>
          <table:table-row table:style-name="Table48.2">
            <table:table-cell table:style-name="Table48.A2" office:value-type="string">
              <text:p text:style-name="P63"><text:span text:style-name="Monospace"><text:span text:style-name="T14">coverage_level</text:span></text:span></text:p>
            </table:table-cell>
            <table:table-cell table:style-name="Table48.B2" office:value-type="string">
              <text:p text:style-name="P90">The coverage level.</text:p>
            </table:table-cell>
          </table:table-row>
          <table:table-row table:style-name="Table48.3">
            <table:table-cell table:style-name="Table48.A2" office:value-type="string">
              <text:p text:style-name="P63"><text:span text:style-name="Monospace"><text:span text:style-name="T14">count</text:span></text:span></text:p>
            </table:table-cell>
            <table:table-cell table:style-name="Table48.B2" office:value-type="string">
              <text:p text:style-name="P90">The count of the number of bases at this coverage level.</text:p>
            </table:table-cell>
          </table:table-row>
          <table:table-row table:style-name="Table48.4">
            <table:table-cell table:style-name="Table48.A2" office:value-type="string">
              <text:p text:style-name="P63"><text:span text:style-name="Monospace"><text:span text:style-name="T14">%age</text:span></text:span></text:p>
            </table:table-cell>
            <table:table-cell table:style-name="Table48.B2" office:value-type="string">
              <text:p text:style-name="P90">The percentage of the reference at this coverage level.</text:p>
            </table:table-cell>
          </table:table-row>
          <table:table-row table:style-name="Table48.5">
            <table:table-cell table:style-name="Table48.A5" office:value-type="string">
              <text:p text:style-name="P63"><text:span text:style-name="Monospace"><text:span text:style-name="T14">%cumulative</text:span></text:span></text:p>
            </table:table-cell>
            <table:table-cell table:style-name="Table48.B5" office:value-type="string">
              <text:p text:style-name="P90">The percentage of the reference at this coverage level or higher.</text:p>
            </table:table-cell>
          </table:table-row>
        </table:table>
        <text:p text:style-name="P114"/>
        <text:h text:style-name="P357" text:outline-level="3"><text:bookmark-start text:name="__RefHeading__10820_1889221684"/>M<text:bookmark-start text:name="RTF33313833353a204865616469"/>apx output file description<text:bookmark-end text:name="__RefHeading__10820_1889221684"/></text:h>
        <text:p text:style-name="Standard"><text:span text:style-name="T14">The </text:span><text:span text:style-name="Monospace"><text:span text:style-name="T14">mapx</text:span></text:span><text:span text:style-name="T14"> command searches protein databases with translated nucleotide sequences. It reports matches filtered on a combination of percent identity, e-score, bit-score and alignment score. The matches are reported in an ASCII file called </text:span><text:span text:style-name="Monospace"><text:span text:style-name="T14">alignments.tsv</text:span></text:span><text:span text:style-name="T14"> with each match reported on a single line as a tab-separated value record.</text:span></text:p>
        <text:p text:style-name="Standard"><text:span text:style-name="T14">The following results file is an example of the output produced by </text:span><text:span text:style-name="Monospace"><text:span text:style-name="T14">mapx</text:span></text:span><text:span text:style-name="T14">:</text:span></text:p>
        <text:p text:style-name="P311">#template-name frame read-id template-start template-end template-length read-start read-end<text:line-break/> <text:s text:c="2"/>read-length template-protein read-protein alignment identical %identical positive %positive<text:line-break/> <text:s text:c="2"/>mismatches raw-score bit-score e-score</text:p>
        <text:p text:style-name="P311">gi|212691090|ref|ZP_03299218.1| +1 <text:s text:c="5"/>0 <text:s text:c="6"/>179 <text:s text:c="4"/>211 <text:s text:c="4"/>429 <text:s text:c="4"/>1 <text:s text:c="6"/>99 <text:s text:c="5"/>100<text:line-break/> <text:s/>nirqgsrtfgilcmpkasgnypallrvpgagvr <text:s text:c="6"/>nirqgsrtfgifcmpkasgnypallrvpgaggr<text:line-break/> <text:s/>nirqgsrtfgi cmpkasgnypallrvpgag r <text:s text:c="6"/>31 <text:s text:c="5"/>94 <text:s text:c="5"/>31 <text:s text:c="5"/>94 <text:s text:c="5"/>2 <text:s text:c="6"/>-162 <text:s text:c="3"/>67.0<text:line-break/> <text:s/>2.3e-11</text:p>
        <text:p text:style-name="P311">gi|255013538|ref|ZP_05285664.1| +1 <text:s text:c="5"/>0 <text:s text:c="6"/>176 <text:s text:c="4"/>208 <text:s text:c="4"/>428 <text:s text:c="4"/>1 <text:s text:c="6"/>99 <text:s text:c="5"/>100<text:line-break/> <text:s/>nvrpgsrtygilcmpkkegkypallrvpgagir <text:s text:c="6"/>nirqgsrtfgifcmpkasgnypallrvpgaggr<text:line-break/> <text:s/>n+r gsrt+gi cmpk <text:s/>g ypallrvpgag r <text:s text:c="6"/>25 <text:s text:c="5"/>76 <text:s text:c="5"/>27 <text:s text:c="5"/>82 <text:s text:c="5"/>6 <text:s text:c="6"/>-136 <text:s text:c="3"/>57.0<text:line-break/> <text:s/>2.3e-8</text:p>
        <text:p text:style-name="P311">gi|260172804|ref|ZP_05759216.1| +1 <text:s text:c="5"/>0 <text:s text:c="6"/>185 <text:s text:c="4"/>217 <text:s text:c="4"/>435 <text:s text:c="4"/>1 <text:s text:c="6"/>99 <text:s text:c="5"/>100<text:line-break/> <text:s/>nicngsrtfgilcipkkpgkypallrvpgagvr <text:s text:c="6"/>nirqgsrtfgifcmpkasgnypallrvpgaggr<text:line-break/> <text:s/>ni <text:s/>gsrtfgi c+pk <text:s/>g ypallrvpgag r <text:s text:c="6"/>25 <text:s text:c="5"/>76 <text:s text:c="5"/>26 <text:s text:c="5"/>79 <text:s text:c="5"/>7 <text:s text:c="6"/>-129 <text:s text:c="3"/>54.3<text:line-break/> <text:s/>1.5e-7</text:p>
        <text:p text:style-name="P311">gi|224537502|ref|ZP_03678041.1| +1 <text:s text:c="5"/>0 <text:s text:c="6"/>162 <text:s text:c="4"/>194 <text:s text:c="4"/>414 <text:s text:c="4"/>1 <text:s text:c="6"/>99 <text:s text:c="5"/>100<text:line-break/> <text:s/>tdrwgsrfygvlcvpkkegkypallrvpgagir <text:s text:c="6"/>nirqgsrtfgifcmpkasgnypallrvpgaggr<text:line-break/> <text:s text:c="3"/>r gsr +g+ c+pk <text:s/>g ypallrvpgag r <text:s text:c="6"/>21 <text:s text:c="5"/>64 <text:s text:c="5"/>24 <text:s text:c="5"/>73 <text:s text:c="5"/>9 <text:s text:c="6"/>-111 <text:s text:c="3"/>47.4<text:line-break/> <text:s/>1.8e-5</text:p>
        <text:p text:style-name="Standard"><text:span text:style-name="T14">The following table provides descriptions of each column in the </text:span><text:span text:style-name="Monospace"><text:span text:style-name="T14">mapx</text:span></text:span><text:span text:style-name="T14"> output file format, listed from left to right.</text:span></text:p>
        <text:p text:style-name="P313">Table <text:sequence text:ref-name="refTable31" text:name="Table" text:formula="ooow:Table+1" style:num-format="1">32</text:sequence>: ALIGNMENTS.TSV file output column descriptions</text:p>
        <table:table table:name="Table49" table:style-name="Table49">
          <table:table-column table:style-name="Table49.A"/>
          <table:table-column table:style-name="Table49.B"/>
          <table:table-header-rows>
            <table:table-row table:style-name="Table49.1">
              <table:table-cell table:style-name="Table49.A1" office:value-type="string">
                <text:p text:style-name="P77">Column</text:p>
              </table:table-cell>
              <table:table-cell table:style-name="Table49.B1" office:value-type="string">
                <text:p text:style-name="P77">Description</text:p>
              </table:table-cell>
            </table:table-row>
          </table:table-header-rows>
          <table:table-row table:style-name="Table49.2">
            <table:table-cell table:style-name="Table49.A2" office:value-type="string">
              <text:p text:style-name="P63"><text:span text:style-name="Monospace"><text:span text:style-name="T14">template-name</text:span></text:span></text:p>
            </table:table-cell>
            <table:table-cell table:style-name="Table49.B2" office:value-type="string">
              <text:p text:style-name="P90">ID or description of protein (reference) with match.</text:p>
            </table:table-cell>
          </table:table-row>
          <table:table-row table:style-name="Table49.3">
            <table:table-cell table:style-name="Table49.A2" office:value-type="string">
              <text:p text:style-name="P63"><text:span text:style-name="Monospace"><text:span text:style-name="T14">frame</text:span></text:span></text:p>
            </table:table-cell>
            <table:table-cell table:style-name="Table49.B2" office:value-type="string">
              <text:p text:style-name="P90">Denotes translation frame on forward (1,2,3) or reverse strand.</text:p>
            </table:table-cell>
          </table:table-row>
          <table:table-row table:style-name="Table49.4">
            <table:table-cell table:style-name="Table49.A2" office:value-type="string">
              <text:p text:style-name="P63"><text:span text:style-name="Monospace"><text:span text:style-name="T14">read-id</text:span></text:span></text:p>
            </table:table-cell>
            <table:table-cell table:style-name="Table49.B2" office:value-type="string">
              <text:p text:style-name="P90">Numeric ID of read from SDF.<text:soft-page-break/></text:p>
            </table:table-cell>
          </table:table-row>
          <table:table-row table:style-name="Table49.5">
            <table:table-cell table:style-name="Table49.A2" office:value-type="string">
              <text:p text:style-name="P63"><text:span text:style-name="Monospace"><text:span text:style-name="T14">template-start</text:span></text:span></text:p>
            </table:table-cell>
            <table:table-cell table:style-name="Table49.B2" office:value-type="string">
              <text:p text:style-name="P90">Start position of alignment on protein subject.</text:p>
            </table:table-cell>
          </table:table-row>
          <table:table-row table:style-name="Table49.6">
            <table:table-cell table:style-name="Table49.A2" office:value-type="string">
              <text:p text:style-name="P63"><text:span text:style-name="Monospace"><text:span text:style-name="T14">template-end</text:span></text:span></text:p>
            </table:table-cell>
            <table:table-cell table:style-name="Table49.B2" office:value-type="string">
              <text:p text:style-name="P90">End position of alignment on protein subject.</text:p>
            </table:table-cell>
          </table:table-row>
          <table:table-row table:style-name="Table49.7">
            <table:table-cell table:style-name="Table49.A2" office:value-type="string">
              <text:p text:style-name="P63"><text:span text:style-name="Monospace"><text:span text:style-name="T14">template-length</text:span></text:span></text:p>
            </table:table-cell>
            <table:table-cell table:style-name="Table49.B2" office:value-type="string">
              <text:p text:style-name="P90">Amino acid length of protein subject.</text:p>
            </table:table-cell>
          </table:table-row>
          <table:table-row table:style-name="Table49.8">
            <table:table-cell table:style-name="Table49.A2" office:value-type="string">
              <text:p text:style-name="P63"><text:span text:style-name="Monospace"><text:span text:style-name="T14">read-start</text:span></text:span></text:p>
            </table:table-cell>
            <table:table-cell table:style-name="Table49.B2" office:value-type="string">
              <text:p text:style-name="P90">Start position of alignment on read nucleotide sequence.</text:p>
            </table:table-cell>
          </table:table-row>
          <table:table-row table:style-name="Table49.9">
            <table:table-cell table:style-name="Table49.A2" office:value-type="string">
              <text:p text:style-name="P63"><text:span text:style-name="Monospace"><text:span text:style-name="T14">read-end</text:span></text:span></text:p>
            </table:table-cell>
            <table:table-cell table:style-name="Table49.B2" office:value-type="string">
              <text:p text:style-name="P90">End position of alignment on read nucleotide sequence.</text:p>
            </table:table-cell>
          </table:table-row>
          <table:table-row table:style-name="Table49.10">
            <table:table-cell table:style-name="Table49.A2" office:value-type="string">
              <text:p text:style-name="P63"><text:span text:style-name="Monospace"><text:span text:style-name="T14">read-length</text:span></text:span></text:p>
            </table:table-cell>
            <table:table-cell table:style-name="Table49.B2" office:value-type="string">
              <text:p text:style-name="P90">Total nucleotide length of read.</text:p>
            </table:table-cell>
          </table:table-row>
          <table:table-row table:style-name="Table49.11">
            <table:table-cell table:style-name="Table49.A2" office:value-type="string">
              <text:p text:style-name="P63"><text:span text:style-name="Monospace"><text:span text:style-name="T14">template-protein</text:span></text:span></text:p>
            </table:table-cell>
            <table:table-cell table:style-name="Table49.B2" office:value-type="string">
              <text:p text:style-name="P90">Amino acid sequence of aligned protein reference.</text:p>
            </table:table-cell>
          </table:table-row>
          <table:table-row table:style-name="Table49.12">
            <table:table-cell table:style-name="Table49.A2" office:value-type="string">
              <text:p text:style-name="P63"><text:span text:style-name="Monospace"><text:span text:style-name="T14">read-protein</text:span></text:span></text:p>
            </table:table-cell>
            <table:table-cell table:style-name="Table49.B2" office:value-type="string">
              <text:p text:style-name="P90">Amino acid sequence of aligned translated read.</text:p>
            </table:table-cell>
          </table:table-row>
          <table:table-row table:style-name="Table49.13">
            <table:table-cell table:style-name="Table49.A2" office:value-type="string">
              <text:p text:style-name="P63"><text:span text:style-name="Monospace"><text:span text:style-name="T14">alignment</text:span></text:span></text:p>
            </table:table-cell>
            <table:table-cell table:style-name="Table49.B2" office:value-type="string">
              <text:p text:style-name="P90">Amino acid alignment of match.</text:p>
            </table:table-cell>
          </table:table-row>
          <table:table-row table:style-name="Table49.14">
            <table:table-cell table:style-name="Table49.A2" office:value-type="string">
              <text:p text:style-name="P63"><text:span text:style-name="Monospace"><text:span text:style-name="T14">identical</text:span></text:span></text:p>
            </table:table-cell>
            <table:table-cell table:style-name="Table49.B2" office:value-type="string">
              <text:p text:style-name="P90">Count of identities in alignment between reference and translated read.</text:p>
            </table:table-cell>
          </table:table-row>
          <table:table-row table:style-name="Table49.15">
            <table:table-cell table:style-name="Table49.A2" office:value-type="string">
              <text:p text:style-name="P63"><text:span text:style-name="Monospace"><text:span text:style-name="T14">%identical</text:span></text:span></text:p>
            </table:table-cell>
            <table:table-cell table:style-name="Table49.B2" office:value-type="string">
              <text:p text:style-name="P90">Percent identity of match between reference and translated read, for exact matches only (global across translated read).</text:p>
            </table:table-cell>
          </table:table-row>
          <table:table-row table:style-name="Table49.16">
            <table:table-cell table:style-name="Table49.A2" office:value-type="string">
              <text:p text:style-name="P63"><text:span text:style-name="Monospace"><text:span text:style-name="T14">positive</text:span></text:span></text:p>
            </table:table-cell>
            <table:table-cell table:style-name="Table49.B2" office:value-type="string">
              <text:p text:style-name="P90">Count of identical and similar amino acids in alignment between translated read and reference.</text:p>
            </table:table-cell>
          </table:table-row>
          <table:table-row table:style-name="Table49.17">
            <table:table-cell table:style-name="Table49.A2" office:value-type="string">
              <text:p text:style-name="P63"><text:span text:style-name="Monospace"><text:span text:style-name="T14">%positive</text:span></text:span></text:p>
            </table:table-cell>
            <table:table-cell table:style-name="Table49.B2" office:value-type="string">
              <text:p text:style-name="P90">Percent similarity between reference and translated read, for exact and similar matches (global across translated read).</text:p>
            </table:table-cell>
          </table:table-row>
          <table:table-row table:style-name="Table49.18">
            <table:table-cell table:style-name="Table49.A2" office:value-type="string">
              <text:p text:style-name="P63"><text:span text:style-name="Monospace"><text:span text:style-name="T14">mismatches</text:span></text:span></text:p>
            </table:table-cell>
            <table:table-cell table:style-name="Table49.B2" office:value-type="string">
              <text:p text:style-name="P90">Count of mismatches between reference and translated read.</text:p>
            </table:table-cell>
          </table:table-row>
          <table:table-row table:style-name="Table49.19">
            <table:table-cell table:style-name="Table49.A2" office:value-type="string">
              <text:p text:style-name="P63"><text:span text:style-name="Monospace"><text:span text:style-name="T14">raw-score</text:span></text:span></text:p>
            </table:table-cell>
            <table:table-cell table:style-name="Table49.B2" office:value-type="string">
              <text:p text:style-name="P90">RTG alignment score (S); The alignment score is the negated sum of all single protein raw scores plus its penalties for gaps, which is the edit distance using one of the scoring matrices. Note that the RTG alignment score is the negated raw score of BLAST.</text:p>
            </table:table-cell>
          </table:table-row>
          <text:soft-page-break/>
          <table:table-row table:style-name="Table49.20">
            <table:table-cell table:style-name="Table49.A2" office:value-type="string">
              <text:p text:style-name="P63"><text:span text:style-name="Monospace"><text:span text:style-name="T14">bit-score</text:span></text:span></text:p>
            </table:table-cell>
            <table:table-cell table:style-name="Table49.B2" office:value-type="string">
              <text:p text:style-name="P90">Bit score is computed from the alignment score using the following formula:<text:line-break/>bit-score = ((lambda * -S) - ln(K)) / ln(2)<text:line-break/>where lambda and K are taken from the matrix defaults [Blast pp.302-304] and S is the RTG alignment score.</text:p>
            </table:table-cell>
          </table:table-row>
          <table:table-row table:style-name="Table49.21">
            <table:table-cell table:style-name="Table49.A21" office:value-type="string">
              <text:p text:style-name="P63"><text:span text:style-name="Monospace"><text:span text:style-name="T14">e-score</text:span></text:span></text:p>
            </table:table-cell>
            <table:table-cell table:style-name="Table49.B21" office:value-type="string">
              <text:p text:style-name="P90">e-score is computed from the alignment score using the following formula:<text:line-break/>e-score = K * m’ * n * e<text:span text:style-name="T140">(lambda * S)<text:line-break/></text:span>n is the total length of the database.<text:line-break/>m’ is the effective length of the query (read):<text:line-break/>m’ = max (1, querylength + lambda * S/H)</text:p>
            </table:table-cell>
          </table:table-row>
        </table:table>
        <text:p text:style-name="P114"/>
        <text:p text:style-name="P203">When the <text:span text:style-name="Monospace">--unmapped-reads</text:span> flag is set, unmapped reads are reported in an ASCII file called <text:span text:style-name="Monospace">unmapped.tsv</text:span> with each read reported on a single line as a tab-separated value record. Each read in the unmapped output has a character code indicating the reason the read was not mapped, with no code indicating that read had no matches.</text:p>
        <text:p text:style-name="P203">Character codes for unmapped reads include:</text:p>
        <table:table table:name="Table50" table:style-name="Table50">
          <table:table-column table:style-name="Table50.A"/>
          <table:table-column table:style-name="Table50.B"/>
          <table:table-header-rows>
            <table:table-row table:style-name="Table50.1">
              <table:table-cell table:style-name="Table50.A1" office:value-type="string">
                <text:p text:style-name="P77">Character</text:p>
              </table:table-cell>
              <table:table-cell table:style-name="Table50.B1" office:value-type="string">
                <text:p text:style-name="P77">Definition</text:p>
              </table:table-cell>
            </table:table-row>
          </table:table-header-rows>
          <table:table-row table:style-name="Table50.2">
            <table:table-cell table:style-name="Table50.A2" office:value-type="string">
              <text:p text:style-name="P63"><text:span text:style-name="Monospace"><text:span text:style-name="T14">d</text:span></text:span></text:p>
            </table:table-cell>
            <table:table-cell table:style-name="Table50.B2" office:value-type="string">
              <text:p text:style-name="P63"><text:span text:style-name="T14">Indicates that after alignment scores are calculated, the remaining hits were discarded because they exceeded the alignment score threshold (affected by<text:line-break/></text:span><text:span text:style-name="Monospace"><text:span text:style-name="T14">--max-alignment-score</text:span></text:span><text:span text:style-name="T14">).</text:span></text:p>
            </table:table-cell>
          </table:table-row>
          <table:table-row table:style-name="Table50.3">
            <table:table-cell table:style-name="Table50.A2" office:value-type="string">
              <text:p text:style-name="P63"><text:span text:style-name="Monospace"><text:span text:style-name="T14">e</text:span></text:span></text:p>
            </table:table-cell>
            <table:table-cell table:style-name="Table50.B2" office:value-type="string">
              <text:p text:style-name="P63"><text:span text:style-name="T14">Indicates that there were good scoring hits, but the arm was discarded because there were too many of these hits (affected by </text:span><text:span text:style-name="Monospace"><text:span text:style-name="T14">--max-top-results</text:span></text:span><text:span text:style-name="T14">).</text:span></text:p>
            </table:table-cell>
          </table:table-row>
          <table:table-row table:style-name="Table50.4">
            <table:table-cell table:style-name="Table50.A2" office:value-type="string">
              <text:p text:style-name="P63"><text:span text:style-name="Monospace"><text:span text:style-name="T14">f</text:span></text:span></text:p>
            </table:table-cell>
            <table:table-cell table:style-name="Table50.B2" office:value-type="string">
              <text:p text:style-name="P63"><text:span text:style-name="T14">Indicates that there was a good hit which failed the percent identity threshold (affected by </text:span><text:span text:style-name="Monospace"><text:span text:style-name="T14">--min-identity</text:span></text:span><text:span text:style-name="T14">).</text:span></text:p>
            </table:table-cell>
          </table:table-row>
          <table:table-row table:style-name="Table50.5">
            <table:table-cell table:style-name="Table50.A2" office:value-type="string">
              <text:p text:style-name="P63"><text:span text:style-name="Monospace"><text:span text:style-name="T14">g</text:span></text:span></text:p>
            </table:table-cell>
            <table:table-cell table:style-name="Table50.B2" office:value-type="string">
              <text:p text:style-name="P63"><text:span text:style-name="T14">Indicates that there was a good hit which failed the e-score threshold (affected by </text:span><text:span text:style-name="Monospace"><text:span text:style-name="T14">--max-e-score</text:span></text:span><text:span text:style-name="T14">).</text:span></text:p>
            </table:table-cell>
          </table:table-row>
          <table:table-row table:style-name="Table50.6">
            <table:table-cell table:style-name="Table50.A6" office:value-type="string">
              <text:p text:style-name="P63"><text:span text:style-name="Monospace"><text:span text:style-name="T14">h</text:span></text:span></text:p>
            </table:table-cell>
            <table:table-cell table:style-name="Table50.B6" office:value-type="string">
              <text:p text:style-name="P63"><text:span text:style-name="T14">Indicates that there was a good hit which failed the bit score threshold (affected by </text:span><text:span text:style-name="Monospace"><text:span text:style-name="T14">--min-bit-score</text:span></text:span><text:span text:style-name="T14">).</text:span></text:p>
            </table:table-cell>
          </table:table-row>
        </table:table>
        <text:p text:style-name="P114"/>
        <text:h text:style-name="P357" text:outline-level="3"><text:bookmark-start text:name="__RefHeading__10822_1889221684"/>S<text:bookmark-start text:name="RTF31373531343a204865616469"/>pecies results file description<text:bookmark-end text:name="__RefHeading__10822_1889221684"/></text:h>
        <text:p text:style-name="Standard"><text:span text:style-name="T14">The </text:span><text:span text:style-name="Monospace"><text:span text:style-name="T14">species</text:span></text:span><text:span text:style-name="T14"> command estimates the proportion of taxa in a given set of BAM files. It does this by taking a set of BAM files which were mapped against a set of known genome sequences. The </text:span><text:soft-page-break/><text:span text:style-name="T14">proportions are reported in a tab separated ASCII file called </text:span><text:span text:style-name="Monospace"><text:span text:style-name="T14">species.tsv</text:span></text:span><text:span text:style-name="T14"> with each taxon reported on a separate line. The header lines include the command line and reference sets used.</text:span></text:p>
        <text:p text:style-name="Standard"><text:span text:style-name="T14">In addition to the raw output, some basic diversity metrics are produced and output to the screen and to a file named "</text:span><text:span text:style-name="Monospace"><text:span text:style-name="T14">summary.txt</text:span></text:span><text:span text:style-name="T14">". The metrics included are:</text:span></text:p>
        <text:list xml:id="list8874283916177086659" text:style-name="L23">
          <text:list-item>
            <text:p text:style-name="P354"><text:span text:style-name="T14">Richness (see </text:span><text:span text:style-name="Internet_20_link"><text:span text:style-name="T14">http://en.wikipedia.org/wiki/Species_richness</text:span></text:span><text:span text:style-name="T14">)</text:span></text:p>
          </text:list-item>
          <text:list-item>
            <text:p text:style-name="P354"><text:span text:style-name="T14">Shannon (see </text:span><text:span text:style-name="Internet_20_link"><text:span text:style-name="T14">http://en.wikipedia.org/wiki/Diversity_index#Shannon_index</text:span></text:span><text:span text:style-name="T14">)</text:span></text:p>
          </text:list-item>
          <text:list-item>
            <text:p text:style-name="P354"><text:span text:style-name="T14">Pielou (see </text:span><text:span text:style-name="Internet_20_link"><text:span text:style-name="T14">http://en.wikipedia.org/wiki/Species_evenness</text:span></text:span><text:span text:style-name="T14">)</text:span></text:p>
          </text:list-item>
          <text:list-item>
            <text:p text:style-name="P354"><text:span text:style-name="T14">Inverse Simpson (see </text:span><text:span text:style-name="Internet_20_link"><text:span text:style-name="T14">http://en.wikipedia.org/wiki/Diversity_index#Inverse_Simpson_index</text:span></text:span><text:span text:style-name="T14">)</text:span></text:p>
          </text:list-item>
        </text:list>
        <text:p text:style-name="Standard"><text:span text:style-name="T14">For an interactive graphical view of the </text:span><text:span text:style-name="Monospace"><text:span text:style-name="T14">species</text:span></text:span><text:span text:style-name="T14"> command output, an HTML5 report named "</text:span><text:span text:style-name="Monospace"><text:span text:style-name="T14">index.html</text:span></text:span><text:span text:style-name="T14">". Opening this shows the taxonomy and data on an interactive pie chart, with wedge sizes defined by either the abundance or DNA fraction (user selectable in the report).</text:span></text:p>
        <text:p text:style-name="P114">The following results file is an example of the output produced by species:</text:p>
        <text:p text:style-name="P311">#abundance <text:s/>abundance-low <text:s/>abundance-high <text:s/>DNA-fraction <text:s/>DNA-fraction-low <text:s/>DNA-fraction-high<text:line-break/> <text:s text:c="2"/>confidence <text:s/>coverage-depth <text:s/>coverage-breadth <text:s/>reference-length <text:s/>mapped-reads <text:s/>has-reference <text:s/>taxa-count <text:s text:c="2"/>taxon-id <text:s/>parent-id <text:s/>rank <text:s/>taxonomy-name</text:p>
        <text:p text:style-name="P311">0.1693 <text:s/>0.1677 <text:s/>0.1710 <text:s/>0.06157 <text:s/>0.06097 <text:s/>0.06217 <text:s/>4.2e+02 <text:s/>0.4919 <text:s/>0.3915 <text:s/>1496992 <text:s/>20456.00 <text:s/>Y <text:s/>1 <text:s/>3 <text:s/>1 <text:s/>species <text:s text:c="2"/>Acholeplasma_laidlawii</text:p>
        <text:p text:style-name="P311">0.1682 <text:s/>0.1671 <text:s/>0.1693 <text:s/>0.1384 <text:s text:c="2"/>0.1375 <text:s text:c="2"/>0.1393 <text:s text:c="2"/>6.6e+02 <text:s/>0.4892 <text:s/>0.3918 <text:s/>3389227 <text:s/>46059.50 <text:s/>Y <text:s/>1 <text:s/>4 <text:s/>1 <text:s/>species <text:s text:c="2"/>Acidiphilium_cryptum</text:p>
        <text:p text:style-name="P311">0.1680 <text:s/>0.1667 <text:s/>0.1692 <text:s/>0.09967 <text:s/>0.09891 <text:s/>0.1004 <text:s text:c="2"/>5.5e+02 <text:s/>0.4890 <text:s/>0.3887 <text:s/>2443540 <text:s/>33189.00 <text:s/>Y <text:s/>1 <text:s/>6 <text:s/>1 <text:s/>species <text:s text:c="2"/>Acidothermus_cellulolyticus</text:p>
        <text:p text:style-name="P311">0.1677 <text:s/>0.1668 <text:s/>0.1685 <text:s/>0.2301 <text:s text:c="2"/>0.2289 <text:s text:c="2"/>0.2313 <text:s text:c="2"/>8.7e+02 <text:s/>0.4877 <text:s/>0.3887 <text:s/>5650368 <text:s/>76543.00 <text:s/>Y <text:s/>1 <text:s/>5 <text:s/>1 <text:s/>species <text:s text:c="2"/>Acidobacteria_bacterium</text:p>
        <text:p text:style-name="P311">0.1646 <text:s/>0.1638 <text:s/>0.1655 <text:s/>0.2140 <text:s text:c="2"/>0.2129 <text:s text:c="2"/>0.2152 <text:s text:c="2"/>8.3e+02 <text:s/>0.4795 <text:s/>0.3886 <text:s/>5352772 <text:s/>71295.50 <text:s/>Y <text:s/>1 <text:s/>7 <text:s/>1 <text:s/>species <text:s text:c="2"/>Acidovorax_avenae</text:p>
        <text:p text:style-name="P311">0.1622 <text:s/>0.1614 <text:s/>0.1630 <text:s/>0.2562 <text:s text:c="2"/>0.2550 <text:s text:c="2"/>0.2574 <text:s text:c="2"/>9.2e+02 <text:s/>0.4721 <text:s/>0.3836 <text:s/>6503724 <text:s/>85288.00 <text:s/>Y <text:s/>1 <text:s/>2 <text:s/>1 <text:s/>species <text:s text:c="2"/>Acaryochloris_marina</text:p>
        <text:p text:style-name="P114">The following table provides descriptions of each column in the species output file format, listed from left to right.</text:p>
        <text:p text:style-name="P313">Table <text:sequence text:ref-name="refTable32" text:name="Table" text:formula="ooow:Table+1" style:num-format="1">33</text:sequence>: SPECIES.TSV file output column descriptions</text:p>
        <table:table table:name="Table51" table:style-name="Table51">
          <table:table-column table:style-name="Table51.A"/>
          <table:table-column table:style-name="Table51.B"/>
          <table:table-header-rows>
            <table:table-row table:style-name="Table51.1">
              <table:table-cell table:style-name="Table51.A1" office:value-type="string">
                <text:p text:style-name="P77">Column</text:p>
              </table:table-cell>
              <table:table-cell table:style-name="Table51.B1" office:value-type="string">
                <text:p text:style-name="P77">Description</text:p>
              </table:table-cell>
            </table:table-row>
          </table:table-header-rows>
          <table:table-row table:style-name="Table51.2">
            <table:table-cell table:style-name="Table51.A2" office:value-type="string">
              <text:p text:style-name="P63"><text:span text:style-name="Monospace"><text:span text:style-name="T14">abundance</text:span></text:span></text:p>
            </table:table-cell>
            <table:table-cell table:style-name="Table51.B2" office:value-type="string">
              <text:p text:style-name="P90">Fraction of the individuals in the sample that belong to this taxon. The output file is sorted on this column.</text:p>
            </table:table-cell>
          </table:table-row>
          <table:table-row table:style-name="Table51.3">
            <table:table-cell table:style-name="Table51.A2" office:value-type="string">
              <text:p text:style-name="P63"><text:span text:style-name="Monospace"><text:span text:style-name="T14">abundance-low</text:span></text:span></text:p>
            </table:table-cell>
            <table:table-cell table:style-name="Table51.B2" office:value-type="string">
              <text:p text:style-name="P90">Lower bound three standard deviations below the abundance.</text:p>
            </table:table-cell>
          </table:table-row>
          <table:table-row table:style-name="Table51.4">
            <table:table-cell table:style-name="Table51.A2" office:value-type="string">
              <text:p text:style-name="P63"><text:span text:style-name="Monospace"><text:span text:style-name="T14">abundance-high</text:span></text:span></text:p>
            </table:table-cell>
            <table:table-cell table:style-name="Table51.B2" office:value-type="string">
              <text:p text:style-name="P90">Upper bound three standard deviations above the abundance.</text:p>
            </table:table-cell>
          </table:table-row>
          <table:table-row table:style-name="Table51.5">
            <table:table-cell table:style-name="Table51.A2" office:value-type="string">
              <text:p text:style-name="P63"><text:span text:style-name="Monospace"><text:span text:style-name="T14">DNA-fraction</text:span></text:span></text:p>
            </table:table-cell>
            <table:table-cell table:style-name="Table51.B2" office:value-type="string">
              <text:p text:style-name="P90">Raw fraction of the DNA that maps to this taxon.</text:p>
            </table:table-cell>
          </table:table-row>
          <table:table-row table:style-name="Table51.6">
            <table:table-cell table:style-name="Table51.A2" office:value-type="string">
              <text:p text:style-name="P63"><text:span text:style-name="Monospace"><text:span text:style-name="T14">DNA-fraction-low</text:span></text:span></text:p>
            </table:table-cell>
            <table:table-cell table:style-name="Table51.B2" office:value-type="string">
              <text:p text:style-name="P90">Lower bound three standard deviations below the DNA-fraction.</text:p>
            </table:table-cell>
          </table:table-row>
          <table:table-row table:style-name="Table51.7">
            <table:table-cell table:style-name="Table51.A2" office:value-type="string">
              <text:p text:style-name="P63"><text:span text:style-name="Monospace"><text:span text:style-name="T14">DNA-fraction-high</text:span></text:span></text:p>
            </table:table-cell>
            <table:table-cell table:style-name="Table51.B2" office:value-type="string">
              <text:p text:style-name="P90">Upper bound three standard deviations above the DNA-fraction.</text:p>
            </table:table-cell>
          </table:table-row>
          <text:soft-page-break/>
          <table:table-row table:style-name="Table51.8">
            <table:table-cell table:style-name="Table51.A2" office:value-type="string">
              <text:p text:style-name="P63"><text:span text:style-name="Monospace"><text:span text:style-name="T14">confidence</text:span></text:span></text:p>
            </table:table-cell>
            <table:table-cell table:style-name="Table51.B2" office:value-type="string">
              <text:p text:style-name="P90">Confidence that this taxon is present in the sample. (Computed as the number of standard deviations away from the null hypotheses).</text:p>
            </table:table-cell>
          </table:table-row>
          <table:table-row table:style-name="Table51.9">
            <table:table-cell table:style-name="Table51.A2" office:value-type="string">
              <text:p text:style-name="P63"><text:span text:style-name="Monospace"><text:span text:style-name="T14">coverage-depth</text:span></text:span></text:p>
            </table:table-cell>
            <table:table-cell table:style-name="Table51.B2" office:value-type="string">
              <text:p text:style-name="P90">The coverage depth of reads mapped to the taxon sequences, adjusted for the <text:span text:style-name="Monospace">IH</text:span> (number of output alignments) of the individual reads. (Zero if no reference sequences for the taxon).</text:p>
            </table:table-cell>
          </table:table-row>
          <table:table-row table:style-name="Table51.10">
            <table:table-cell table:style-name="Table51.A2" office:value-type="string">
              <text:p text:style-name="P63"><text:span text:style-name="Monospace"><text:span text:style-name="T14">coverage-breadth</text:span></text:span></text:p>
            </table:table-cell>
            <table:table-cell table:style-name="Table51.B2" office:value-type="string">
              <text:p text:style-name="P90">The fraction of the taxon sequences covered by the reads. (Zero if no reference sequences for the taxon).</text:p>
            </table:table-cell>
          </table:table-row>
          <table:table-row table:style-name="Table51.11">
            <table:table-cell table:style-name="Table51.A2" office:value-type="string">
              <text:p text:style-name="P63"><text:span text:style-name="Monospace"><text:span text:style-name="T14">reference-length</text:span></text:span></text:p>
            </table:table-cell>
            <table:table-cell table:style-name="Table51.B2" office:value-type="string">
              <text:p text:style-name="P90">The total length of the reference sequences, will be 0 if the taxon does not have associated reference sequences.</text:p>
            </table:table-cell>
          </table:table-row>
          <table:table-row table:style-name="Table51.12">
            <table:table-cell table:style-name="Table51.A2" office:value-type="string">
              <text:p text:style-name="P63"><text:span text:style-name="Monospace"><text:span text:style-name="T14">mapped-reads</text:span></text:span></text:p>
            </table:table-cell>
            <table:table-cell table:style-name="Table51.B2" office:value-type="string">
              <text:p text:style-name="P90">The count of the reads which mapped to this taxon, adjusted for the <text:span text:style-name="Monospace">IH</text:span> (number of output alignments) of the individual reads.</text:p>
            </table:table-cell>
          </table:table-row>
          <table:table-row table:style-name="Table51.13">
            <table:table-cell table:style-name="Table51.A2" office:value-type="string">
              <text:p text:style-name="P63"><text:span text:style-name="Monospace"><text:span text:style-name="T14">has-reference</text:span></text:span></text:p>
            </table:table-cell>
            <table:table-cell table:style-name="Table51.B2" office:value-type="string">
              <text:p text:style-name="P90"><text:span text:style-name="Monospace">Y</text:span> if the taxon has associated reference sequences, otherwise <text:span text:style-name="Monospace">N</text:span>.</text:p>
            </table:table-cell>
          </table:table-row>
          <table:table-row table:style-name="Table51.14">
            <table:table-cell table:style-name="Table51.A2" office:value-type="string">
              <text:p text:style-name="P63"><text:span text:style-name="Monospace"><text:span text:style-name="T14">taxa-count</text:span></text:span></text:p>
            </table:table-cell>
            <table:table-cell table:style-name="Table51.B2" office:value-type="string">
              <text:p text:style-name="P90">The count of the number of taxa that are <text:span text:style-name="T217">descendants</text:span> of this taxon (including itself) and which are above the minimum confidence threshold.</text:p>
            </table:table-cell>
          </table:table-row>
          <table:table-row table:style-name="Table51.15">
            <table:table-cell table:style-name="Table51.A2" office:value-type="string">
              <text:p text:style-name="P63"><text:span text:style-name="Monospace"><text:span text:style-name="T14">taxon-id</text:span></text:span></text:p>
            </table:table-cell>
            <table:table-cell table:style-name="Table51.B2" office:value-type="string">
              <text:p text:style-name="P90">The taxonomic ID for this result.</text:p>
            </table:table-cell>
          </table:table-row>
          <table:table-row table:style-name="Table51.16">
            <table:table-cell table:style-name="Table51.A2" office:value-type="string">
              <text:p text:style-name="P63"><text:span text:style-name="Monospace"><text:span text:style-name="T14">parent-id</text:span></text:span></text:p>
            </table:table-cell>
            <table:table-cell table:style-name="Table51.B2" office:value-type="string">
              <text:p text:style-name="P90">The taxonomic ID of this results parent.</text:p>
            </table:table-cell>
          </table:table-row>
          <table:table-row table:style-name="Table51.17">
            <table:table-cell table:style-name="Table51.A2" office:value-type="string">
              <text:p text:style-name="P63"><text:span text:style-name="Monospace"><text:span text:style-name="T14">rank</text:span></text:span></text:p>
            </table:table-cell>
            <table:table-cell table:style-name="Table51.B2" office:value-type="string">
              <text:p text:style-name="P90">The taxonomic rank associated with this result. This can be used to filter results into meaningful sets at different taxonomic ranks.</text:p>
            </table:table-cell>
          </table:table-row>
          <table:table-row table:style-name="Table51.18">
            <table:table-cell table:style-name="Table51.A18" office:value-type="string">
              <text:p text:style-name="P63"><text:span text:style-name="Monospace"><text:span text:style-name="T14">taxonomy-name</text:span></text:span></text:p>
            </table:table-cell>
            <table:table-cell table:style-name="Table51.B18" office:value-type="string">
              <text:p text:style-name="P90">The taxonomic name for this result.</text:p>
            </table:table-cell>
          </table:table-row>
        </table:table>
        <text:p text:style-name="P114"/>
        <text:h text:style-name="P357" text:outline-level="3"><text:bookmark-start text:name="__RefHeading__10824_1889221684"/>Similarity results file descriptions<text:bookmark-end text:name="__RefHeading__10824_1889221684"/></text:h>
        <text:p text:style-name="Standard"><text:span text:style-name="T14">The </text:span><text:span text:style-name="Monospace"><text:span text:style-name="T14">similarity</text:span></text:span><text:span text:style-name="T14"> command estimates how closely related a set of samples are to each other. It produces output in the form of a similarity matrix (</text:span><text:span text:style-name="Monospace"><text:span text:style-name="T14">similarity.tsv</text:span></text:span><text:span text:style-name="T14">), a principal component analysis (</text:span><text:span text:style-name="Monospace"><text:span text:style-name="T14">similarity.pca</text:span></text:span><text:span text:style-name="T14">) and two formats for phylogenetic trees showing relationships (</text:span><text:span text:style-name="Monospace"><text:span text:style-name="T14">closest.tre</text:span></text:span><text:span text:style-name="T14"> and </text:span><text:span text:style-name="Monospace"><text:span text:style-name="T14">closest.xml</text:span></text:span><text:span text:style-name="T14">).</text:span></text:p>
        <text:p text:style-name="Standard"><text:span text:style-name="T14">The similarity matrix file is a tab separated format file containing an NxN matrix of the matching k-mer counts, where N is the number of samples. An example of a </text:span><text:span text:style-name="Monospace"><text:span text:style-name="T14">similarity.tsv</text:span></text:span><text:span text:style-name="T14"> file:</text:span></text:p>
        <text:p text:style-name="P311">#rtg similarity --unique-words -o similarity-out -I samples.txt -w 20 -s 15</text:p>
        <text:p text:style-name="P311"><text:tab/>F1_G_S_1M<text:tab/>F1_N_AN_1M<text:tab/>F1_O_BM_1M<text:tab/>F1_O_SP_1M<text:tab/>F1_O_TD_1M<text:tab/>F1_V_PF_1M</text:p>
        <text:p text:style-name="P311">F1_G_S_1M<text:tab/>8406725<text:tab/>4873<text:tab/>18425<text:tab/>13203<text:tab/>14746<text:tab/>10201</text:p>
        <text:p text:style-name="P311">F1_N_AN_1M<text:tab/>4873<text:tab/>3551445<text:tab/>113310<text:tab/>117696<text:tab/>68118<text:tab/>245516</text:p>
        <text:p text:style-name="P311">F1_O_BM_1M<text:tab/>18425<text:tab/>113310<text:tab/>6588017<text:tab/>579048<text:tab/>782011<text:tab/>152603</text:p>
        <text:p text:style-name="P311">F1_O_SP_1M<text:tab/>13203<text:tab/>117696<text:tab/>579048<text:tab/>8583126<text:tab/>248654<text:tab/>161950</text:p>
        <text:p text:style-name="P311"><text:soft-page-break/>F1_O_TD_1M<text:tab/>14746<text:tab/>68118<text:tab/>782011<text:tab/>248654<text:tab/>9134232<text:tab/>79949</text:p>
        <text:p text:style-name="P311">F1_V_PF_1M<text:tab/>10201<text:tab/>245516<text:tab/>152603<text:tab/>161950<text:tab/>79949<text:tab/>6000623</text:p>
        <text:p text:style-name="Standard"><text:span text:style-name="T14">The principal component analysis file is a tab separated format file containing principal component groupings in three columns of real numbers, followed by the name of the sample. This can be turned into a 3D plot showing relationship groupings, by treating each line as a single point in three dimensional space. An example of a </text:span><text:span text:style-name="Monospace"><text:span text:style-name="T14">similarity.pca</text:span></text:span><text:span text:style-name="T14"> file:</text:span></text:p>
        <text:p text:style-name="P311">0.0906<text:tab/>-0.1505<text:tab/>0.0471<text:tab/>F1_G_S_1M</text:p>
        <text:p text:style-name="P311">-0.1207<text:tab/>-0.0610<text:tab/>-0.0348<text:tab/>F1_N_AN_1M</text:p>
        <text:p text:style-name="P311">-0.0479<text:tab/>0.1889<text:tab/>-0.0119<text:tab/>F1_O_BM_1M</text:p>
        <text:p text:style-name="P311">-0.0229<text:tab/>0.0893<text:tab/>0.0996<text:tab/>F1_O_SP_1M</text:p>
        <text:p text:style-name="P311">0.0162<text:tab/>0.1375<text:tab/>-0.1384<text:tab/>F1_O_TD_1M</text:p>
        <text:p text:style-name="P311">-0.1503<text:tab/>-0.0619<text:tab/>-0.0341<text:tab/>F1_V_PF_1M</text:p>
        <text:p text:style-name="Standard"><text:span text:style-name="T14">The files containing the relationships as phylogenetic trees are in the Newick (</text:span><text:span text:style-name="Monospace"><text:span text:style-name="T14">closest.tre</text:span></text:span><text:span text:style-name="T14">) and phyloXML (</text:span><text:span text:style-name="Monospace"><text:span text:style-name="T14">closest.xml</text:span></text:span><text:span text:style-name="T14">) formats. For more information about the Newick tree format see </text:span><text:span text:style-name="Internet_20_link"><text:span text:style-name="T14">http://en.wikipedia.org/wiki/Newick_format</text:span></text:span><text:span text:style-name="T14">. For more information about the phyloXML format see </text:span><text:span text:style-name="Internet_20_link"><text:span text:style-name="T14">http://www.phyloxml.org</text:span></text:span><text:span text:style-name="T14">.</text:span></text:p>
        <text:h text:style-name="P373" text:outline-level="2"><text:bookmark-start text:name="__RefHeading__10826_1889221684"/>Parallel processing approach<text:bookmark-end text:name="__RefHeading__10826_1889221684"/></text:h>
        <text:p text:style-name="Standard"><text:span text:style-name="T14">The comparison of genomic variation on a large scale in real time demands parallel processing capability. On a single server node, RTG automatically splits up compute-intensive commands like map and snp into multiple threads that run simultaneously (unless explicitly directed otherwise through the </text:span><text:span text:style-name="Monospace"><text:span text:style-name="T14">-T</text:span></text:span><text:span text:style-name="T14"> option).</text:span></text:p>
        <text:p text:style-name="P114">To get a further reduction in wall clock time and optimize job execution on different size server nodes, a full read mapping and alignment run can be split into smaller jobs running in parallel on multiple servers.</text:p>
        <text:p text:style-name="P270">How it works </text:p>
        <text:p text:style-name="P114">With read mapping, very large numbers of reads may be aligned to a single reference genome. For example, 35x coverage of the human genome with 2×36 base pair data requires processing of 1,500 million reads. Fortunately, multiple alignment files can be easily combined with other alignment files if the reference is held constant. Thus, the problem can easily be made parallel by breaking up the read data into multiple data sets and executing on separate <text:span text:style-name="T141">compute nodes</text:span>.</text:p>
        <text:p text:style-name="P114">The steps for clustered read mappings with RTG are as follows:</text:p>
        <text:p text:style-name="P114">Create multiple jobs of single end data, and start them on different <text:span text:style-name="T141">nodes</text:span>. By creating files with the individual jobs, these can be saved for repeated runs. This example shows the mapping of single end read data to a reference.</text:p>
        <text:p text:style-name="P226">$ echo "rtg map -a 1 -b 0 -w 12 --start-read=0 --end-read=10000000 </text:p>
        <text:p text:style-name="P226"><text:s text:c="4"/>-o $RESULTS/00 -i $READ_DATA -t $REFERENCE" &gt; split-job-00</text:p>
        <text:p text:style-name="P226">$ rsh host0 split-job-00</text:p>
        <text:p text:style-name="P226">$ echo "rtg map -a 1 -b 0 -w 12 --start-read=10000000 --end-read=20000000</text:p>
        <text:p text:style-name="P226"><text:s text:c="4"/>-o $RESULTS/01 -i $READ_DATA -t $REFERENCE" &gt; split-job-01</text:p>
        <text:p text:style-name="P226">$ rsh host1 split-job-01</text:p>
        <text:p text:style-name="P114">Repeat for as many segments of read data as required. This step can vary based on your configuration, but the basic idea is to create a command line script and then run it remotely. Store read, reference, and output results data in a central location for easier management. Shell variables that specify data location by URL are recommended to keep it all straight.</text:p>
        <text:p text:style-name="P114">Run SNP caller to get variant detection results</text:p>
        <text:p text:style-name="P226"><text:soft-page-break/>$ rtg snp -t $REFERENCE -o $RESULTS $RESULTS/*/alignments.bam</text:p>
        <text:p text:style-name="P114">With this pipeline, each job runs to completion on separate <text:span text:style-name="T141">nodes</text:span> mapping the reads against the same reference genome. Each <text:span text:style-name="T141">node</text:span> should have sufficient, dedicated memory. RTG will automatically use the available cores of the processor to run multi-threaded tasks.</text:p>
        <text:p text:style-name="Inline_20_Note_20_Start"><text:span text:style-name="Inline_20_Note_20_Title"><text:span text:style-name="T14">NOTE:</text:span></text:span><text:span text:style-name="T116"><text:tab/></text:span><text:span text:style-name="T14">The map command does not require specific assignment of input files for left and right mate pair read data sets; this is handled automatically by the format command. The result is an SDF directory structure, with left and right SDF directories underneath a directory named by the </text:span><text:span text:style-name="Monospace"><text:span text:style-name="T14">-o</text:span></text:span><text:span text:style-name="T14"> parameter. Each of the left and right directories share a GUID and are identified as left or right arms respectively. The </text:span><text:span text:style-name="Monospace"><text:span text:style-name="T14">map</text:span></text:span><text:span text:style-name="T14"> command uses this information to verify that left and right arms are correct before processing.</text:span></text:p>
        <text:p text:style-name="P270">Complete Genomics use case</text:p>
        <text:p text:style-name="P114">Complete Genomics data has 70 lanes, typically. For clustered processing, plan one lane of mapping per SDF. If you have 7 machines available, map 10 on each machine resulting in 70 SDFs per machine, and 70 directories of BAM files per machine. </text:p>
        <text:p text:style-name="Standard"><text:span text:style-name="T14">SDF read data is loaded into RAM during execution of the RTG </text:span><text:span text:style-name="Monospace"><text:span text:style-name="T14">cgmap</text:span></text:span><text:span text:style-name="T14"> command. For example, using human genomic data, ~1.28 billion reads (each with 70 bp of information) </text:span><text:span text:style-name="T117">can be</text:span><text:span text:style-name="T14"> divided into chunks that can fit into memory by the </text:span><text:span text:style-name="Monospace"><text:span text:style-name="T14">cgmap</text:span></text:span><text:span text:style-name="T14"> command.</text:span></text:p>
        <text:p text:style-name="Standard"><text:span text:style-name="T14">If you have multi-core server nodes available, the </text:span><text:span text:style-name="Monospace"><text:span text:style-name="T14">cgmap</text:span></text:span><text:span text:style-name="T14"> command will use multiple cores simultaneously. You can use the </text:span><text:span text:style-name="Monospace"><text:span text:style-name="T14">-T</text:span></text:span><text:span text:style-name="T14"> flag to adjust the number of cores used. Clustered processing dramatically reduces the wall clock time of the total job. At the end, the </text:span><text:span text:style-name="Monospace"><text:span text:style-name="T14">snp</text:span></text:span><text:span text:style-name="T14"> and </text:span><text:span text:style-name="Monospace"><text:span text:style-name="T14">cnv</text:span></text:span><text:span text:style-name="T14"> commands will accept </text:span><text:span text:style-name="T117">multiple</text:span><text:span text:style-name="T14"> alignment files created by mapping runs at one time, where different sets of reads are mapped to the same reference.</text:span></text:p>
      </text:section>
      <text:h text:style-name="P373" text:outline-level="2"><text:bookmark-start text:name="__RefHeading__10828_1889221684"/>Distribution Contents<text:bookmark-end text:name="__RefHeading__10828_1889221684"/></text:h>
      <text:p text:style-name="P114">The contents of the RTG distribution zip file should include:</text:p>
      <text:list xml:id="list5776029105966528252" text:style-name="L24">
        <text:list-item>
          <text:p text:style-name="P339">The RTG executable JAR file.</text:p>
        </text:list-item>
        <text:list-item>
          <text:p text:style-name="P339">RTG executable wrapper script.</text:p>
        </text:list-item>
        <text:list-item>
          <text:p text:style-name="P339">Example scripts and files.</text:p>
        </text:list-item>
        <text:list-item>
          <text:p text:style-name="P339">This operations manual.</text:p>
        </text:list-item>
        <text:list-item>
          <text:p text:style-name="P339">A release notes file and a readme file.</text:p>
        </text:list-item>
      </text:list>
      <text:p text:style-name="P114">Some distributions also include an appropriate java runtime environment (JRE) for your operating system.</text:p>
      <text:h text:style-name="P373" text:outline-level="2"><text:bookmark-start text:name="__RefHeading__10830_1889221684"/>README.txt<text:bookmark-end text:name="__RefHeading__10830_1889221684"/></text:h>
      <text:p text:style-name="Standard"><text:span text:style-name="T14">For reference purposes, a copy of the distribution </text:span><text:span text:style-name="Monospace"><text:span text:style-name="T14">README.txt</text:span></text:span><text:span text:style-name="T14"> file follows:</text:span></text:p>
      <text:p text:style-name="P209"><text:span text:style-name="Monospace"><text:span text:style-name="T142">=== RTG </text:span></text:span><text:span text:style-name="Monospace"><text:span text:style-name="T143">Software</text:span></text:span><text:span text:style-name="Monospace"><text:span text:style-name="T142"> ===</text:span></text:span></text:p>
      <text:p text:style-name="P209"><text:span text:style-name="Monospace"><text:span text:style-name="T142"/></text:span></text:p>
      <text:p text:style-name="P210"><text:bookmark-end text:name="RTF39313730383a204865616469"/><text:bookmark-end text:name="RTF36373631363a204865616469"/><text:bookmark-end text:name="RTF34363430363a204865616469"/><text:bookmark-end text:name="RTF35353339323a204865616469"/><text:bookmark-end text:name="RTF32373832393a204865616469"/><text:bookmark-end text:name="RTF35373037353a204865616469"/><text:bookmark-end text:name="RTF34333137353a204865616469"/><text:bookmark-end text:name="RTF36343039343a204865616469"/><text:bookmark-end text:name="RTF38363837363a204865616469"/><text:bookmark-end text:name="RTF31353935363a204865616469"/><text:bookmark-end text:name="RTF32303133393a204865616469"/><text:bookmark-end text:name="RTF39333630383a204865616469"/><text:bookmark-end text:name="RTF37373739313a204865616469"/><text:bookmark-end text:name="RTF33313833353a204865616469"/><text:bookmark-end text:name="RTF31373531343a204865616469"/><text:bookmark text:name="RTF37333131323a204865616469"/><text:bookmark text:name="RTF38363432333a204865616469"/><text:bookmark text:name="RTF31373130313a204865616469"/><text:bookmark text:name="RTF37333839323a204865616469"/><text:bookmark text:name="RTF31373730313a205461626c65"/><text:bookmark text:name="RTF39363935383a204865616469"/><text:span text:style-name="Monospace"><text:span text:style-name="T144">RTG software from Real Time Genomics includes tools for the processing</text:span></text:span></text:p>
      <text:p text:style-name="P210"><text:span text:style-name="Monospace"><text:span text:style-name="T144">and analysis of plant, animal and human sequence data from high</text:span></text:span></text:p>
      <text:p text:style-name="P210"><text:soft-page-break/><text:span text:style-name="Monospace"><text:span text:style-name="T144">throughput sequencing systems. <text:s/>Product usage and administration is</text:span></text:span></text:p>
      <text:p text:style-name="P210"><text:span text:style-name="Monospace"><text:span text:style-name="T144">described in the accompanying RTG Operations Manual.</text:span></text:span></text:p>
      <text:p text:style-name="P210"/>
      <text:p text:style-name="P210"/>
      <text:p text:style-name="P210"><text:span text:style-name="Monospace"><text:span text:style-name="T144">Quick Start Instructions</text:span></text:span></text:p>
      <text:p text:style-name="P210"><text:span text:style-name="Monospace"><text:span text:style-name="T144">========================</text:span></text:span></text:p>
      <text:p text:style-name="P210"/>
      <text:p text:style-name="P210"><text:span text:style-name="Monospace"><text:span text:style-name="T144">RTG software is delivered as a command-line Java application accessed</text:span></text:span></text:p>
      <text:p text:style-name="P210"><text:span text:style-name="Monospace"><text:span text:style-name="T144">via a wrapper script that allows a user to customize initial memory</text:span></text:span></text:p>
      <text:p text:style-name="P210"><text:span text:style-name="Monospace"><text:span text:style-name="T144">allocation and other configuration options. It is recommended that</text:span></text:span></text:p>
      <text:p text:style-name="P210"><text:span text:style-name="Monospace"><text:span text:style-name="T144">these wrapper scripts be used rather than directly accessing the Java</text:span></text:span></text:p>
      <text:p text:style-name="P210"><text:span text:style-name="Monospace"><text:span text:style-name="T144">JAR.</text:span></text:span></text:p>
      <text:p text:style-name="P210"/>
      <text:p text:style-name="P210"><text:span text:style-name="Monospace"><text:span text:style-name="T144">For individual use, follow these quick start instructions.</text:span></text:span></text:p>
      <text:p text:style-name="P210"/>
      <text:p text:style-name="P210"><text:span text:style-name="Monospace"><text:span text:style-name="T144">No-JRE:</text:span></text:span></text:p>
      <text:p text:style-name="P210"/>
      <text:p text:style-name="P210"><text:span text:style-name="Monospace"><text:span text:style-name="T144"><text:s text:c="2"/>The no-JRE distribution does not include a Java Runtime Environment</text:span></text:span></text:p>
      <text:p text:style-name="P210"><text:span text:style-name="Monospace"><text:span text:style-name="T144"><text:s text:c="2"/>and instead uses the system-installed Java. <text:s/>Ensure that at the</text:span></text:span></text:p>
      <text:p text:style-name="P210"><text:span text:style-name="Monospace"><text:span text:style-name="T144"><text:s text:c="2"/>command line you can enter 'java -version' and that this command</text:span></text:span></text:p>
      <text:p text:style-name="P210"><text:span text:style-name="Monospace"><text:span text:style-name="T144"><text:s text:c="2"/>reports a java version of 1.7 or higher before proceeding with the</text:span></text:span></text:p>
      <text:p text:style-name="P210"><text:span text:style-name="Monospace"><text:span text:style-name="T144"><text:s text:c="2"/>steps below. This may require setting your PATH environment variable</text:span></text:span></text:p>
      <text:p text:style-name="P210"><text:span text:style-name="Monospace"><text:span text:style-name="T144"><text:s text:c="2"/>to include the location of an appropriate version of java.</text:span></text:span></text:p>
      <text:p text:style-name="P210"/>
      <text:p text:style-name="P210"><text:span text:style-name="Monospace"><text:span text:style-name="T144">Linux/MacOS X:</text:span></text:span></text:p>
      <text:p text:style-name="P210"/>
      <text:p text:style-name="P210"><text:span text:style-name="Monospace"><text:span text:style-name="T144"><text:s text:c="2"/>Unzip the RTG distribution to the desired location.</text:span></text:span></text:p>
      <text:p text:style-name="P210"/>
      <text:p text:style-name="P210"><text:span text:style-name="Monospace"><text:span text:style-name="T144"><text:s text:c="2"/>If your RTG distribution requires a license file (rtg-license.txt),</text:span></text:span></text:p>
      <text:p text:style-name="P210"><text:span text:style-name="Monospace"><text:span text:style-name="T144"><text:s text:c="2"/>copy the license file from Real Time Genomics into the RTG</text:span></text:span></text:p>
      <text:p text:style-name="P210"><text:span text:style-name="Monospace"><text:span text:style-name="T144"><text:s text:c="2"/>distribution directory.</text:span></text:span></text:p>
      <text:p text:style-name="P210"/>
      <text:p text:style-name="P210"><text:span text:style-name="Monospace"><text:span text:style-name="T144"><text:s text:c="2"/>In a terminal, cd to the installation directory and test for success</text:span></text:span></text:p>
      <text:p text:style-name="P210"><text:span text:style-name="Monospace"><text:span text:style-name="T144"><text:s text:c="2"/>by entering './rtg version'</text:span></text:span></text:p>
      <text:p text:style-name="P210"/>
      <text:p text:style-name="P210"><text:span text:style-name="Monospace"><text:span text:style-name="T144"><text:s text:c="2"/>On MacOS X, depending on your operating system version and</text:span></text:span></text:p>
      <text:p text:style-name="P210"><text:span text:style-name="Monospace"><text:span text:style-name="T144"><text:s text:c="2"/>configuration regarding unsigned applications, you may encounter the</text:span></text:span></text:p>
      <text:p text:style-name="P210"><text:span text:style-name="Monospace"><text:span text:style-name="T144"><text:s text:c="2"/>error message:</text:span></text:span></text:p>
      <text:p text:style-name="P210"/>
      <text:p text:style-name="P210"><text:span text:style-name="Monospace"><text:span text:style-name="T144"><text:s text:c="2"/>-bash: rtg: /usr/bin/env: bad interpreter: Operation not permitted</text:span></text:span></text:p>
      <text:p text:style-name="P210"/>
      <text:p text:style-name="P210"><text:span text:style-name="Monospace"><text:span text:style-name="T144"><text:s text:c="2"/>If this occurs, you must clear the OS X quarantine attribute with</text:span></text:span></text:p>
      <text:p text:style-name="P210"><text:span text:style-name="Monospace"><text:span text:style-name="T144"><text:s text:c="2"/>the command:</text:span></text:span></text:p>
      <text:p text:style-name="P210"/>
      <text:p text:style-name="P210"><text:span text:style-name="Monospace"><text:span text:style-name="T144"><text:s text:c="2"/>xattr -d com.apple.quarantine rtg</text:span></text:span></text:p>
      <text:p text:style-name="P210"/>
      <text:p text:style-name="P210"><text:span text:style-name="Monospace"><text:span text:style-name="T144"><text:s text:c="2"/>The first time rtg is executed you will be prompted with some</text:span></text:span></text:p>
      <text:p text:style-name="P210"><text:span text:style-name="Monospace"><text:span text:style-name="T144"><text:s text:c="2"/>questions to customize your installation. Follow the prompts.</text:span></text:span></text:p>
      <text:p text:style-name="P210"/>
      <text:p text:style-name="P210"><text:span text:style-name="Monospace"><text:span text:style-name="T144"><text:s text:c="2"/>Enter './rtg help' for a list of rtg commands. <text:s/>Help for any individual</text:span></text:span></text:p>
      <text:p text:style-name="P210"><text:span text:style-name="Monospace"><text:span text:style-name="T144"><text:s text:c="2"/>command is available using the --help flag, e.g.: './rtg format --help'</text:span></text:span></text:p>
      <text:p text:style-name="P210"/>
      <text:p text:style-name="P210"><text:span text:style-name="Monospace"><text:span text:style-name="T144"><text:s text:c="2"/>By default, RTG software scripts establish a memory space of 90% of</text:span></text:span></text:p>
      <text:p text:style-name="P210"><text:span text:style-name="Monospace"><text:span text:style-name="T144"><text:s text:c="2"/>the available RAM - this is automatically calculated. <text:s/>One may</text:span></text:span></text:p>
      <text:p text:style-name="P210"><text:span text:style-name="Monospace"><text:span text:style-name="T144"><text:s text:c="2"/>override this limit in the rtg.cfg settings file or on a per-run</text:span></text:span></text:p>
      <text:p text:style-name="P210"><text:span text:style-name="Monospace"><text:span text:style-name="T144"><text:s text:c="2"/>basis by supplying RTG_MEM as an environment variable or as the</text:span></text:span></text:p>
      <text:p text:style-name="P210"><text:span text:style-name="Monospace"><text:span text:style-name="T144"><text:s text:c="2"/>first program argument, e.g.: './rtg RTG_MEM=48g map'</text:span></text:span></text:p>
      <text:p text:style-name="P210"/>
      <text:p text:style-name="P210"><text:span text:style-name="Monospace"><text:span text:style-name="T144"><text:s text:c="2"/>[OPTIONAL] If you will be running rtg on multiple machines and would</text:span></text:span></text:p>
      <text:p text:style-name="P210"><text:span text:style-name="Monospace"><text:span text:style-name="T144"><text:s text:c="2"/>like to customize settings on a per-machine basis, copy</text:span></text:span></text:p>
      <text:p text:style-name="P210"><text:span text:style-name="Monospace"><text:span text:style-name="T144"><text:s text:c="2"/>rtg.cfg to /etc/rtg.cfg, editing per-machine settings</text:span></text:span></text:p>
      <text:p text:style-name="P210"><text:span text:style-name="Monospace"><text:span text:style-name="T144"><text:s text:c="2"/>appropriately (requires root privileges). <text:s/>An alternative that does</text:span></text:span></text:p>
      <text:p text:style-name="P210"><text:span text:style-name="Monospace"><text:span text:style-name="T144"><text:s text:c="2"/>not require root privileges is to copy rtg.example.cfg to</text:span></text:span></text:p>
      <text:p text:style-name="P210"><text:span text:style-name="Monospace"><text:span text:style-name="T144"><text:s text:c="2"/>rtg.HOSTNAME.cfg, editing per-machine settings appropriately, where</text:span></text:span></text:p>
      <text:p text:style-name="P210"><text:span text:style-name="Monospace"><text:span text:style-name="T144"><text:s text:c="2"/>HOSTNAME is the short host name output by the command "hostname -s"</text:span></text:span></text:p>
      <text:p text:style-name="P210"/>
      <text:p text:style-name="P210"><text:span text:style-name="Monospace"><text:span text:style-name="T144">Windows:</text:span></text:span></text:p>
      <text:p text:style-name="P210"/>
      <text:p text:style-name="P210"><text:span text:style-name="Monospace"><text:span text:style-name="T144"><text:s text:c="2"/>Unzip the RTG distribution to the desired location.</text:span></text:span></text:p>
      <text:p text:style-name="P210"/>
      <text:p text:style-name="P210"><text:span text:style-name="Monospace"><text:span text:style-name="T144"><text:s text:c="2"/>If your RTG distribution requires a license file (rtg-license.txt),</text:span></text:span></text:p>
      <text:p text:style-name="P210"><text:span text:style-name="Monospace"><text:span text:style-name="T144"><text:s text:c="2"/>copy the license file from Real Time Genomics into the RTG</text:span></text:span></text:p>
      <text:p text:style-name="P210"><text:span text:style-name="Monospace"><text:span text:style-name="T144"><text:s text:c="2"/>distribution directory.</text:span></text:span></text:p>
      <text:p text:style-name="P210"/>
      <text:p text:style-name="P210"><text:span text:style-name="Monospace"><text:span text:style-name="T144"><text:s text:c="2"/>Test for success by entering 'rtg version' at the command line. <text:s/>The</text:span></text:span></text:p>
      <text:p text:style-name="P210"><text:soft-page-break/><text:span text:style-name="Monospace"><text:span text:style-name="T144"><text:s text:c="2"/>first time rtg is executed you will be prompted with some</text:span></text:span></text:p>
      <text:p text:style-name="P210"><text:span text:style-name="Monospace"><text:span text:style-name="T144"><text:s text:c="2"/>questions to customize your installation. Follow the prompts.</text:span></text:span></text:p>
      <text:p text:style-name="P210"/>
      <text:p text:style-name="P210"><text:span text:style-name="Monospace"><text:span text:style-name="T144"><text:s text:c="2"/>Enter 'rtg help' for a list of rtg commands. <text:s/>Help for any individual</text:span></text:span></text:p>
      <text:p text:style-name="P210"><text:span text:style-name="Monospace"><text:span text:style-name="T144"><text:s text:c="2"/>command is available using the --help flag, e.g.: 'rtg format --help'</text:span></text:span></text:p>
      <text:p text:style-name="P210"/>
      <text:p text:style-name="P210"><text:span text:style-name="Monospace"><text:span text:style-name="T144"><text:s text:c="2"/>By default, RTG software scripts establish a memory space of 90% of</text:span></text:span></text:p>
      <text:p text:style-name="P210"><text:span text:style-name="Monospace"><text:span text:style-name="T144"><text:s text:c="2"/>the available RAM - this is automatically calculated. <text:s/>One may</text:span></text:span></text:p>
      <text:p text:style-name="P210"><text:span text:style-name="Monospace"><text:span text:style-name="T144"><text:s text:c="2"/>override this limit by setting the RTG_MEM variable in the rtg.bat</text:span></text:span></text:p>
      <text:p text:style-name="P210"><text:span text:style-name="Monospace"><text:span text:style-name="T144"><text:s text:c="2"/>script or as an environment variable.</text:span></text:span></text:p>
      <text:p text:style-name="P210"/>
      <text:p text:style-name="P210"/>
      <text:p text:style-name="P210"><text:span text:style-name="Monospace"><text:span text:style-name="T144">The scripts subdirectory contains demos, helper scripts, and example</text:span></text:span></text:p>
      <text:p text:style-name="P210"><text:span text:style-name="Monospace"><text:span text:style-name="T144">configuration files, and comprehensive documentation is contained in</text:span></text:span></text:p>
      <text:p text:style-name="P210"><text:span text:style-name="Monospace"><text:span text:style-name="T144">the RTG Operations Manual.</text:span></text:span></text:p>
      <text:p text:style-name="P210"/>
      <text:p text:style-name="P210"><text:span text:style-name="Monospace"><text:span text:style-name="T144">Using the above quick start installation steps, an individual can</text:span></text:span></text:p>
      <text:p text:style-name="P210"><text:span text:style-name="Monospace"><text:span text:style-name="T144">execute RTG software in a remote computing environment without the</text:span></text:span></text:p>
      <text:p text:style-name="P210"><text:span text:style-name="Monospace"><text:span text:style-name="T144">need to establish root privileges. <text:s/>Include the necessary data files</text:span></text:span></text:p>
      <text:p text:style-name="P210"><text:span text:style-name="Monospace"><text:span text:style-name="T144">in directories within the workspace and upload the entire workspace to</text:span></text:span></text:p>
      <text:p text:style-name="P210"><text:span text:style-name="Monospace"><text:span text:style-name="T144">the remote system (either stand-alone or cluster).</text:span></text:span></text:p>
      <text:p text:style-name="P210"/>
      <text:p text:style-name="P210"><text:span text:style-name="Monospace"><text:span text:style-name="T144">For data center deployment and instructions for editing scripts,</text:span></text:span></text:p>
      <text:p text:style-name="P210"><text:span text:style-name="Monospace"><text:span text:style-name="T144">please consult the Administration chapter of the RTG Operations Manual.</text:span></text:span></text:p>
      <text:p text:style-name="P210"/>
      <text:p text:style-name="P210"><text:span text:style-name="Monospace"><text:span text:style-name="T144">A discussion group is now available for general questions, tips, and other</text:span></text:span></text:p>
      <text:p text:style-name="P210"><text:span text:style-name="Monospace"><text:span text:style-name="T144">discussions. It may be viewed or joined at:</text:span></text:span></text:p>
      <text:p text:style-name="P210"><text:span text:style-name="Monospace"><text:span text:style-name="T144">https://groups.google.com/a/realtimegenomics.com/forum/#!forum/rtg-users</text:span></text:span></text:p>
      <text:p text:style-name="P210"/>
      <text:p text:style-name="P210"><text:span text:style-name="Monospace"><text:span text:style-name="T144">To be informed of new software releases, subscribe to the low-traffic</text:span></text:span></text:p>
      <text:p text:style-name="P210"><text:span text:style-name="Monospace"><text:span text:style-name="T144">rtg-announce group at:</text:span></text:span></text:p>
      <text:p text:style-name="P210"><text:span text:style-name="Monospace"><text:span text:style-name="T144">https://groups.google.com/a/realtimegenomics.com/forum/#!forum/rtg-announce</text:span></text:span></text:p>
      <text:p text:style-name="P210"/>
      <text:p text:style-name="P210"><text:span text:style-name="Monospace"><text:span text:style-name="T144">Citing RTG</text:span></text:span></text:p>
      <text:p text:style-name="P210"><text:span text:style-name="Monospace"><text:span text:style-name="T144">==========</text:span></text:span></text:p>
      <text:p text:style-name="P210"/>
      <text:p text:style-name="P210"><text:span text:style-name="Monospace"><text:span text:style-name="T144">John G. Cleary, Ross Braithwaite, Kurt Gaastra, Brian S. Hilbush,</text:span></text:span></text:p>
      <text:p text:style-name="P210"><text:span text:style-name="Monospace"><text:span text:style-name="T144">Stuart Inglis, Sean A. Irvine, Alan Jackson, Richard Littin, Sahar</text:span></text:span></text:p>
      <text:p text:style-name="P210"><text:span text:style-name="Monospace"><text:span text:style-name="T144">Nohzadeh-Malakshah, Mehul Rathod, David Ware, Len Trigg, and Francisco</text:span></text:span></text:p>
      <text:p text:style-name="P210"><text:span text:style-name="Monospace"><text:span text:style-name="T144">M. De La Vega. "Joint Variant and De Novo Mutation Identification on</text:span></text:span></text:p>
      <text:p text:style-name="P210"><text:span text:style-name="Monospace"><text:span text:style-name="T144">Pedigrees from High-Throughput Sequencing Data." Journal of</text:span></text:span></text:p>
      <text:p text:style-name="P210"><text:span text:style-name="Monospace"><text:span text:style-name="T144">Computational Biology. June 2014, 21(6):</text:span></text:span></text:p>
      <text:p text:style-name="P210"><text:span text:style-name="Monospace"><text:span text:style-name="T144">405-419. doi:10.1089/cmb.2014.0029.</text:span></text:span></text:p>
      <text:p text:style-name="P210"/>
      <text:p text:style-name="P210"><text:span text:style-name="Monospace"><text:span text:style-name="T144">Terms of Use</text:span></text:span></text:p>
      <text:p text:style-name="P210"><text:span text:style-name="Monospace"><text:span text:style-name="T144">============</text:span></text:span></text:p>
      <text:p text:style-name="P210"/>
      <text:p text:style-name="P210"><text:span text:style-name="Monospace"><text:span text:style-name="T144">This proprietary software program is the property of Real Time</text:span></text:span></text:p>
      <text:p text:style-name="P210"><text:span text:style-name="Monospace"><text:span text:style-name="T144">Genomics. <text:s/>All use of this software program is subject to the</text:span></text:span></text:p>
      <text:p text:style-name="P210"><text:span text:style-name="Monospace"><text:span text:style-name="T144">terms of an applicable end user license agreement.</text:span></text:span></text:p>
      <text:p text:style-name="P210"/>
      <text:p text:style-name="P210"><text:span text:style-name="Monospace"><text:span text:style-name="T144">Patents</text:span></text:span></text:p>
      <text:p text:style-name="P210"><text:span text:style-name="Monospace"><text:span text:style-name="T144">=======</text:span></text:span></text:p>
      <text:p text:style-name="P210"/>
      <text:p text:style-name="P210"><text:span text:style-name="Monospace"><text:span text:style-name="T144">US: 7,640,256, 13/129,329, 13/681,046, 13/681,215, 13/848,653,</text:span></text:span></text:p>
      <text:p text:style-name="P210"><text:span text:style-name="Monospace"><text:span text:style-name="T144">13/925,704, 14/015,295, 13/971,654, 13/971,630, 14/564,810</text:span></text:span></text:p>
      <text:p text:style-name="P210"><text:span text:style-name="Monospace"><text:span text:style-name="T144">UK: 1222923.3, 1222921.7, 1304502.6, 1311209.9, 1314888.7, 1314908.3</text:span></text:span></text:p>
      <text:p text:style-name="P210"><text:span text:style-name="Monospace"><text:span text:style-name="T144">New Zealand: 626777, 626783, 615491, 614897, 614560</text:span></text:span></text:p>
      <text:p text:style-name="P210"><text:span text:style-name="Monospace"><text:span text:style-name="T144">Australia: 2005255348, Singapore: 128254</text:span></text:span></text:p>
      <text:p text:style-name="P210"><text:span text:style-name="Monospace"><text:span text:style-name="T144">Other patents pending</text:span></text:span></text:p>
      <text:p text:style-name="P210"/>
      <text:p text:style-name="P210"/>
      <text:p text:style-name="P210"><text:span text:style-name="Monospace"><text:span text:style-name="T144">Third Party Software Used</text:span></text:span></text:p>
      <text:p text:style-name="P210"><text:span text:style-name="Monospace"><text:span text:style-name="T144">=========================</text:span></text:span></text:p>
      <text:p text:style-name="P210"/>
      <text:p text:style-name="P210"><text:span text:style-name="Monospace"><text:span text:style-name="T144">RTG software uses the open source htsjdk library</text:span></text:span></text:p>
      <text:p text:style-name="P210"><text:span text:style-name="Monospace"><text:span text:style-name="T144">(https://github.com/samtools/htsjdk) for reading and writing SAM</text:span></text:span></text:p>
      <text:p text:style-name="P210"><text:span text:style-name="Monospace"><text:span text:style-name="T144">files, under the terms of following license:</text:span></text:span></text:p>
      <text:p text:style-name="P210"/>
      <text:p text:style-name="P210"><text:span text:style-name="Monospace"><text:span text:style-name="T144">The MIT License</text:span></text:span></text:p>
      <text:p text:style-name="P210"/>
      <text:p text:style-name="P210"><text:span text:style-name="Monospace"><text:span text:style-name="T144">Copyright (c) 2009 The Broad Institute</text:span></text:span></text:p>
      <text:p text:style-name="P210"/>
      <text:p text:style-name="P210"><text:span text:style-name="Monospace"><text:span text:style-name="T144">Permission is hereby granted, free of charge, to any person obtaining a copy</text:span></text:span></text:p>
      <text:p text:style-name="P210"><text:span text:style-name="Monospace"><text:span text:style-name="T144">of this software and associated documentation files (the "Software"), to deal</text:span></text:span></text:p>
      <text:p text:style-name="P210"><text:soft-page-break/><text:span text:style-name="Monospace"><text:span text:style-name="T144">in the Software without restriction, including without limitation the rights</text:span></text:span></text:p>
      <text:p text:style-name="P210"><text:span text:style-name="Monospace"><text:span text:style-name="T144">to use, copy, modify, merge, publish, distribute, sublicense, and/or sell</text:span></text:span></text:p>
      <text:p text:style-name="P210"><text:span text:style-name="Monospace"><text:span text:style-name="T144">copies of the Software, and to permit persons to whom the Software is</text:span></text:span></text:p>
      <text:p text:style-name="P210"><text:span text:style-name="Monospace"><text:span text:style-name="T144">furnished to do so, subject to the following conditions:</text:span></text:span></text:p>
      <text:p text:style-name="P210"/>
      <text:p text:style-name="P210"><text:span text:style-name="Monospace"><text:span text:style-name="T144">The above copyright notice and this permission notice shall be included in</text:span></text:span></text:p>
      <text:p text:style-name="P210"><text:span text:style-name="Monospace"><text:span text:style-name="T144">all copies or substantial portions of the Software.</text:span></text:span></text:p>
      <text:p text:style-name="P210"/>
      <text:p text:style-name="P210"><text:span text:style-name="Monospace"><text:span text:style-name="T144">THE SOFTWARE IS PROVIDED "AS IS", WITHOUT WARRANTY OF ANY KIND, EXPRESS OR</text:span></text:span></text:p>
      <text:p text:style-name="P210"><text:span text:style-name="Monospace"><text:span text:style-name="T144">IMPLIED, INCLUDING BUT NOT LIMITED TO THE WARRANTIES OF MERCHANTABILITY,</text:span></text:span></text:p>
      <text:p text:style-name="P210"><text:span text:style-name="Monospace"><text:span text:style-name="T144">FITNESS FOR A PARTICULAR PURPOSE AND NONINFRINGEMENT. IN NO EVENT SHALL THE</text:span></text:span></text:p>
      <text:p text:style-name="P210"><text:span text:style-name="Monospace"><text:span text:style-name="T144">AUTHORS OR COPYRIGHT HOLDERS BE LIABLE FOR ANY CLAIM, DAMAGES OR OTHER</text:span></text:span></text:p>
      <text:p text:style-name="P210"><text:span text:style-name="Monospace"><text:span text:style-name="T144">LIABILITY, WHETHER IN AN ACTION OF CONTRACT, TORT OR OTHERWISE, ARISING FROM,</text:span></text:span></text:p>
      <text:p text:style-name="P210"><text:span text:style-name="Monospace"><text:span text:style-name="T144">OUT OF OR IN CONNECTION WITH THE SOFTWARE OR THE USE OR OTHER DEALINGS IN</text:span></text:span></text:p>
      <text:p text:style-name="P210"><text:span text:style-name="Monospace"><text:span text:style-name="T144">THE SOFTWARE.</text:span></text:span></text:p>
      <text:p text:style-name="P210"/>
      <text:p text:style-name="P210"><text:span text:style-name="Monospace"><text:span text:style-name="T144">-------------------------</text:span></text:span></text:p>
      <text:p text:style-name="P210"/>
      <text:p text:style-name="P210"><text:span text:style-name="Monospace"><text:span text:style-name="T144">RTG software uses the bzip2 library included in the open source Ant project</text:span></text:span></text:p>
      <text:p text:style-name="P210"><text:span text:style-name="Monospace"><text:span text:style-name="T144">(http://ant.apache.org/) for decompressing bzip2 format files, under the</text:span></text:span></text:p>
      <text:p text:style-name="P210"><text:span text:style-name="Monospace"><text:span text:style-name="T144">following license:</text:span></text:span></text:p>
      <text:p text:style-name="P210"/>
      <text:p text:style-name="P210"><text:span text:style-name="Monospace"><text:span text:style-name="T144">Copyright 1999-2010 The Apache Software Foundation</text:span></text:span></text:p>
      <text:p text:style-name="P210"/>
      <text:p text:style-name="P210"><text:span text:style-name="Monospace"><text:span text:style-name="T144">Licensed under the Apache License, Version 2.0 (the "License"); you may not</text:span></text:span></text:p>
      <text:p text:style-name="P210"><text:span text:style-name="Monospace"><text:span text:style-name="T144">use this file except in compliance with the License. You may obtain a copy of</text:span></text:span></text:p>
      <text:p text:style-name="P210"><text:span text:style-name="Monospace"><text:span text:style-name="T144">the License at</text:span></text:span></text:p>
      <text:p text:style-name="P210"/>
      <text:p text:style-name="P210"><text:span text:style-name="Monospace"><text:span text:style-name="T144">http://www.apache.org/licenses/LICENSE-2.0</text:span></text:span></text:p>
      <text:p text:style-name="P210"/>
      <text:p text:style-name="P210"><text:span text:style-name="Monospace"><text:span text:style-name="T144">Unless required by applicable law or agreed to in writing, software distributed</text:span></text:span></text:p>
      <text:p text:style-name="P210"><text:span text:style-name="Monospace"><text:span text:style-name="T144">under the License is distributed on an "AS IS" BASIS, WITHOUT WARRANTIES OR</text:span></text:span></text:p>
      <text:p text:style-name="P210"><text:span text:style-name="Monospace"><text:span text:style-name="T144">CONDITIONS OF ANY KIND, either express or implied. See the License for the</text:span></text:span></text:p>
      <text:p text:style-name="P210"><text:span text:style-name="Monospace"><text:span text:style-name="T144">specific language governing permissions and limitations under the License.</text:span></text:span></text:p>
      <text:p text:style-name="P210"/>
      <text:p text:style-name="P210"><text:span text:style-name="Monospace"><text:span text:style-name="T144">-------------------------</text:span></text:span></text:p>
      <text:p text:style-name="P210"/>
      <text:p text:style-name="P210"><text:span text:style-name="Monospace"><text:span text:style-name="T144">RTG Software uses a modified version of</text:span></text:span></text:p>
      <text:p text:style-name="P210"><text:span text:style-name="Monospace"><text:span text:style-name="T144">java/util/zip/GZIPInputStream.java (available in the accompanying</text:span></text:span></text:p>
      <text:p text:style-name="P210"><text:span text:style-name="Monospace"><text:span text:style-name="T144">gzipfix.jar) from OpenJDK 7 under the terms of the following license:</text:span></text:span></text:p>
      <text:p text:style-name="P210"/>
      <text:p text:style-name="P210"><text:span text:style-name="Monospace"><text:span text:style-name="T144">This code is free software; you can redistribute it and/or modify it</text:span></text:span></text:p>
      <text:p text:style-name="P210"><text:span text:style-name="Monospace"><text:span text:style-name="T144">under the terms of the GNU General Public License version 2 only, as</text:span></text:span></text:p>
      <text:p text:style-name="P210"><text:span text:style-name="Monospace"><text:span text:style-name="T144">published by the Free Software Foundation. <text:s/>Oracle designates this</text:span></text:span></text:p>
      <text:p text:style-name="P210"><text:span text:style-name="Monospace"><text:span text:style-name="T144">particular file as subject to the "Classpath" exception as provided</text:span></text:span></text:p>
      <text:p text:style-name="P210"><text:span text:style-name="Monospace"><text:span text:style-name="T144">by Oracle in the LICENSE file that accompanied this code.</text:span></text:span></text:p>
      <text:p text:style-name="P210"/>
      <text:p text:style-name="P210"><text:span text:style-name="Monospace"><text:span text:style-name="T144">This code is distributed in the hope that it will be useful, but WITHOUT</text:span></text:span></text:p>
      <text:p text:style-name="P210"><text:span text:style-name="Monospace"><text:span text:style-name="T144">ANY WARRANTY; without even the implied warranty of MERCHANTABILITY or</text:span></text:span></text:p>
      <text:p text:style-name="P210"><text:span text:style-name="Monospace"><text:span text:style-name="T144">FITNESS FOR A PARTICULAR PURPOSE. <text:s/>See the GNU General Public License</text:span></text:span></text:p>
      <text:p text:style-name="P210"><text:span text:style-name="Monospace"><text:span text:style-name="T144">version 2 for more details (a copy is included in the LICENSE file that</text:span></text:span></text:p>
      <text:p text:style-name="P210"><text:span text:style-name="Monospace"><text:span text:style-name="T144">accompanied this code).</text:span></text:span></text:p>
      <text:p text:style-name="P210"/>
      <text:p text:style-name="P210"><text:span text:style-name="Monospace"><text:span text:style-name="T144">You should have received a copy of the GNU General Public License version</text:span></text:span></text:p>
      <text:p text:style-name="P210"><text:span text:style-name="Monospace"><text:span text:style-name="T144">2 along with this work; if not, write to the Free Software Foundation,</text:span></text:span></text:p>
      <text:p text:style-name="P210"><text:span text:style-name="Monospace"><text:span text:style-name="T144">Inc., 51 Franklin St, Fifth Floor, Boston, MA 02110-1301 USA.</text:span></text:span></text:p>
      <text:p text:style-name="P210"/>
      <text:p text:style-name="P210"><text:span text:style-name="Monospace"><text:span text:style-name="T144">Please contact Oracle, 500 Oracle Parkway, Redwood Shores, CA 94065 USA</text:span></text:span></text:p>
      <text:p text:style-name="P210"><text:span text:style-name="Monospace"><text:span text:style-name="T144">or visit www.oracle.com if you need additional information or have any</text:span></text:span></text:p>
      <text:p text:style-name="P210"><text:span text:style-name="Monospace"><text:span text:style-name="T144">questions.</text:span></text:span></text:p>
      <text:p text:style-name="P210"/>
      <text:p text:style-name="P210"><text:span text:style-name="Monospace"><text:span text:style-name="T144">-------------------------</text:span></text:span></text:p>
      <text:p text:style-name="P210"/>
      <text:p text:style-name="P210"><text:span text:style-name="Monospace"><text:span text:style-name="T144">RTG Software uses hierarchical data visualization software from</text:span></text:span></text:p>
      <text:p text:style-name="P210"><text:span text:style-name="Monospace"><text:span text:style-name="T144">http://sourceforge.net/projects/krona/ under the terms of the</text:span></text:span></text:p>
      <text:p text:style-name="P210"><text:span text:style-name="Monospace"><text:span text:style-name="T144">following license:</text:span></text:span></text:p>
      <text:p text:style-name="P210"/>
      <text:p text:style-name="P210"><text:span text:style-name="Monospace"><text:span text:style-name="T144">Copyright (c) 2011, Battelle National Biodefense Institute (BNBI);</text:span></text:span></text:p>
      <text:p text:style-name="P210"><text:span text:style-name="Monospace"><text:span text:style-name="T144">all rights reserved. Authored by: Brian Ondov, Nicholas Bergman, and</text:span></text:span></text:p>
      <text:p text:style-name="P210"><text:span text:style-name="Monospace"><text:span text:style-name="T144">Adam Phillippy</text:span></text:span></text:p>
      <text:p text:style-name="P210"/>
      <text:p text:style-name="P210"><text:span text:style-name="Monospace"><text:span text:style-name="T144">This Software was prepared for the Department of Homeland Security</text:span></text:span></text:p>
      <text:p text:style-name="P210"><text:span text:style-name="Monospace"><text:span text:style-name="T144">(DHS) by the Battelle National Biodefense Institute, LLC (BNBI) as</text:span></text:span></text:p>
      <text:p text:style-name="P210"><text:span text:style-name="Monospace"><text:span text:style-name="T144">part of contract HSHQDC-07-C-00020 to manage and operate the National</text:span></text:span></text:p>
      <text:p text:style-name="P210"><text:span text:style-name="Monospace"><text:span text:style-name="T144">Biodefense Analysis and Countermeasures Center (NBACC), a Federally</text:span></text:span></text:p>
      <text:p text:style-name="P210"><text:span text:style-name="Monospace"><text:span text:style-name="T144">Funded Research and Development Center.</text:span></text:span></text:p>
      <text:p text:style-name="P210"><text:soft-page-break/></text:p>
      <text:p text:style-name="P210"><text:span text:style-name="Monospace"><text:span text:style-name="T144">Redistribution and use in source and binary forms, with or without</text:span></text:span></text:p>
      <text:p text:style-name="P210"><text:span text:style-name="Monospace"><text:span text:style-name="T144">modification, are permitted provided that the following conditions are</text:span></text:span></text:p>
      <text:p text:style-name="P210"><text:span text:style-name="Monospace"><text:span text:style-name="T144">met:</text:span></text:span></text:p>
      <text:p text:style-name="P210"/>
      <text:p text:style-name="P210"><text:span text:style-name="Monospace"><text:span text:style-name="T144">* Redistributions of source code must retain the above copyright</text:span></text:span></text:p>
      <text:p text:style-name="P210"><text:span text:style-name="Monospace"><text:span text:style-name="T144"><text:s text:c="2"/>notice, this list of conditions and the following disclaimer.</text:span></text:span></text:p>
      <text:p text:style-name="P210"/>
      <text:p text:style-name="P210"><text:span text:style-name="Monospace"><text:span text:style-name="T144">* Redistributions in binary form must reproduce the above copyright</text:span></text:span></text:p>
      <text:p text:style-name="P210"><text:span text:style-name="Monospace"><text:span text:style-name="T144"><text:s text:c="2"/>notice, this list of conditions and the following disclaimer in the</text:span></text:span></text:p>
      <text:p text:style-name="P210"><text:span text:style-name="Monospace"><text:span text:style-name="T144"><text:s text:c="2"/>documentation and/or other materials provided with the distribution.</text:span></text:span></text:p>
      <text:p text:style-name="P210"/>
      <text:p text:style-name="P210"><text:span text:style-name="Monospace"><text:span text:style-name="T144">* Neither the name of the Battelle National Biodefense Institute nor</text:span></text:span></text:p>
      <text:p text:style-name="P210"><text:span text:style-name="Monospace"><text:span text:style-name="T144"><text:s text:c="2"/>the names of its contributors may be used to endorse or promote</text:span></text:span></text:p>
      <text:p text:style-name="P210"><text:span text:style-name="Monospace"><text:span text:style-name="T144"><text:s text:c="2"/>products derived from this software without specific prior written</text:span></text:span></text:p>
      <text:p text:style-name="P210"><text:span text:style-name="Monospace"><text:span text:style-name="T144"><text:s text:c="2"/>permission.</text:span></text:span></text:p>
      <text:p text:style-name="P210"/>
      <text:p text:style-name="P210"><text:span text:style-name="Monospace"><text:span text:style-name="T144">THIS SOFTWARE IS PROVIDED BY THE COPYRIGHT HOLDERS AND CONTRIBUTORS</text:span></text:span></text:p>
      <text:p text:style-name="P210"><text:span text:style-name="Monospace"><text:span text:style-name="T144">"AS IS" AND ANY EXPRESS OR IMPLIED WARRANTIES, INCLUDING, BUT NOT</text:span></text:span></text:p>
      <text:p text:style-name="P210"><text:span text:style-name="Monospace"><text:span text:style-name="T144">LIMITED TO, THE IMPLIED WARRANTIES OF MERCHANTABILITY AND FITNESS FOR</text:span></text:span></text:p>
      <text:p text:style-name="P210"><text:span text:style-name="Monospace"><text:span text:style-name="T144">A PARTICULAR PURPOSE ARE DISCLAIMED. IN NO EVENT SHALL THE COPYRIGHT</text:span></text:span></text:p>
      <text:p text:style-name="P210"><text:span text:style-name="Monospace"><text:span text:style-name="T144">HOLDER OR CONTRIBUTORS BE LIABLE FOR ANY DIRECT, INDIRECT, INCIDENTAL,</text:span></text:span></text:p>
      <text:p text:style-name="P210"><text:span text:style-name="Monospace"><text:span text:style-name="T144">SPECIAL, EXEMPLARY, OR CONSEQUENTIAL DAMAGES (INCLUDING, BUT NOT</text:span></text:span></text:p>
      <text:p text:style-name="P210"><text:span text:style-name="Monospace"><text:span text:style-name="T144">LIMITED TO, PROCUREMENT OF SUBSTITUTE GOODS OR SERVICES; LOSS OF USE,</text:span></text:span></text:p>
      <text:p text:style-name="P210"><text:span text:style-name="Monospace"><text:span text:style-name="T144">DATA, OR PROFITS; OR BUSINESS INTERRUPTION) HOWEVER CAUSED AND ON ANY</text:span></text:span></text:p>
      <text:p text:style-name="P210"><text:span text:style-name="Monospace"><text:span text:style-name="T144">THEORY OF LIABILITY, WHETHER IN CONTRACT, STRICT LIABILITY, OR TORT</text:span></text:span></text:p>
      <text:p text:style-name="P210"><text:span text:style-name="Monospace"><text:span text:style-name="T144">(INCLUDING NEGLIGENCE OR OTHERWISE) ARISING IN ANY WAY OUT OF THE USE</text:span></text:span></text:p>
      <text:p text:style-name="P210"><text:span text:style-name="Monospace"><text:span text:style-name="T144">OF THIS SOFTWARE, EVEN IF ADVISED OF THE POSSIBILITY OF SUCH DAMAG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mily-generic="roman"/>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Mono2" svg:font-family="FreeMono" style:font-family-generic="swiss" style:font-pitch="variable"/>
    <style:font-face style:name="FreeSerif" svg:font-family="FreeSerif"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Bodoni" svg:font-family="Bodo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xford" svg:font-family="Oxfor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83in" fo:margin-bottom="0.1181in" style:contextual-spacing="false" fo:orphans="2" fo:widows="2" style:page-number="auto"/>
      <style:text-properties officeooo:rsid="000da956"/>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0%"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Subtitle" style:class="chapter">
      <style:paragraph-properties fo:margin-top="1.9689in" fo:margin-bottom="0.3937in" style:contextual-spacing="false" fo:text-align="start" style:justify-single-word="false"/>
      <style:text-properties style:font-name="Liberation Sans" fo:font-family="'Liberation Sans'" style:font-family-generic="swiss" style:font-pitch="variable" fo:font-size="36pt" fo:font-weight="normal" officeooo:rsid="0012b0bf" style:font-size-asian="36pt" style:font-weight-asian="normal" style:font-size-complex="36pt" style:font-weight-complex="normal"/>
    </style:style>
    <style:style style:name="Subtitle" style:family="paragraph" style:parent-style-name="Heading" style:next-style-name="Text_20_body" style:class="chapter">
      <style:paragraph-properties fo:margin-top="0.0429in" fo:margin-bottom="0.9839in" style:contextual-spacing="false" fo:text-align="start" style:justify-single-word="false"/>
      <style:text-properties fo:font-size="22pt" style:font-size-asian="22pt" style:font-size-complex="22pt"/>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fo:background-color="transparent" style:shadow="none">
        <style:tab-stops/>
        <style:background-image/>
      </style:paragraph-properties>
      <style:text-properties fo:color="#3465a4"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1965in" fo:margin-bottom="0.0827in" style:contextual-spacing="false" style:page-number="auto"/>
      <style:text-properties fo:color="#3465a4"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1965in" fo:margin-bottom="0.0827in" style:contextual-spacing="false" style:page-number="auto"/>
      <style:text-properties fo:color="#3465a4"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and_20_Line" style:display-name="Command Line" style:family="paragraph" style:parent-style-name="Standard">
      <style:paragraph-properties fo:margin-left="0.3937in" fo:margin-right="0in" fo:margin-top="0in" fo:margin-bottom="0in" style:contextual-spacing="false" fo:text-indent="0in" style:auto-text-indent="false"/>
      <style:text-properties style:font-name="FreeMono" fo:font-family="FreeMono" style:font-style-name="Regular" style:font-family-generic="modern" style:font-pitch="fixed" fo:font-size="10pt" officeooo:rsid="001ba33b" style:font-size-asian="10.5pt"/>
    </style:style>
    <style:style style:name="Command_20_Synopsis_20_Heading" style:display-name="Command Synopsis Heading" style:family="paragraph" style:parent-style-name="Standard" style:master-page-name="">
      <style:paragraph-properties fo:margin-top="0.1181in" fo:margin-bottom="0.0783in" style:contextual-spacing="false" style:page-number="auto" fo:keep-with-next="always"/>
      <style:text-properties fo:font-weight="bold" officeooo:rsid="000c9b2a" style:font-size-asian="10.5pt" style:font-weight-asian="bold"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and_20_Line_20_Help_20_Section" style:display-name="Command Line Help Section" style:family="paragraph" style:parent-style-name="Standard" style:master-page-name="">
      <style:paragraph-properties fo:margin-left="0.3937in" fo:margin-right="0in" fo:margin-top="0.1181in" fo:margin-bottom="0.0783in" style:contextual-spacing="false" fo:text-indent="0in" style:auto-text-indent="false" style:page-number="auto" fo:keep-with-next="always"/>
      <style:text-properties style:font-name="FreeMono1" fo:font-family="FreeMono" style:font-family-generic="modern" style:font-pitch="fixed" fo:font-size="10pt" fo:font-weight="bold" officeooo:rsid="000da956" style:font-size-asian="10pt" style:font-weight-asian="bold" style:font-size-complex="10pt" style:font-weight-complex="bold"/>
    </style:style>
    <style:style style:name="Footer" style:family="paragraph" style:parent-style-name="Standard" style:class="extra">
      <style:paragraph-properties fo:margin-top="0.0783in" fo:margin-bottom="0.0783in" style:contextual-spacing="false" fo:text-align="start" style:justify-single-word="false" text:number-lines="false" text:line-number="0">
        <style:tab-stops>
          <style:tab-stop style:position="6.4583in" style:type="center"/>
          <style:tab-stop style:position="6.6929in" style:type="right"/>
        </style:tab-stops>
      </style:paragraph-properties>
      <style:text-properties style:font-name="Liberation Sans" fo:font-family="'Liberation Sans'" style:font-family-generic="swiss" style:font-pitch="variable" officeooo:rsid="00121263"/>
    </style:style>
    <style:style style:name="Inline_20_Note_20_Start" style:display-name="Inline Note Start" style:family="paragraph" style:parent-style-name="Standard" style:master-page-name="">
      <style:paragraph-properties fo:margin-left="1.1417in" fo:margin-right="0in" fo:margin-top="0.1965in" fo:margin-bottom="0.0783in" style:contextual-spacing="false" fo:orphans="2" fo:widows="2" fo:text-indent="-0.6299in" style:auto-text-indent="false" style:page-number="auto" fo:padding="0.0783in" fo:border-left="none" fo:border-right="none" fo:border-top="0.99pt ridge #000000" fo:border-bottom="none" style:shadow="none"/>
      <style:text-properties officeooo:rsid="000da956"/>
    </style:style>
    <style:style style:name="Inline_20_Note_20_Text" style:display-name="Inline Note Text" style:family="paragraph" style:parent-style-name="Standard">
      <style:paragraph-properties fo:margin-left="1.1417in" fo:margin-right="0in" fo:margin-top="0.0398in" fo:margin-bottom="0.0783in" style:contextual-spacing="false" fo:orphans="2" fo:widows="2" fo:text-indent="0in" style:auto-text-indent="false"/>
      <style:text-properties officeooo:rsid="000da956"/>
    </style:style>
    <style:style style:name="Contents_20_Heading" style:display-name="Contents Heading" style:family="paragraph" style:parent-style-name="Heading" style:class="index">
      <style:paragraph-properties fo:margin-left="0in" fo:margin-right="0in" fo:text-indent="0in" style:auto-text-indent="false" fo:padding-left="0in" fo:padding-right="0in" fo:padding-top="0.1965in" fo:padding-bottom="0in" fo:border-left="none" fo:border-right="none" fo:border-top="2.01pt solid #000000" fo:border-bottom="none" style:shadow="none" text:number-lines="false" text:line-number="0"/>
      <style:text-properties fo:color="#3465a4" fo:font-size="18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0043in" fo:margin-right="0in" fo:margin-top="0.0783in" fo:margin-bottom="0.0398in" style:contextual-spacing="false" fo:text-indent="0in" style:auto-text-indent="false" style:page-number="auto">
        <style:tab-stops>
          <style:tab-stop style:position="6.6929in" style:type="right" style:leader-style="dotted" style:leader-text="."/>
        </style:tab-stops>
      </style:paragraph-properties>
      <style:text-properties fo:color="#3465a4" style:font-name="Liberation Sans1" fo:font-family="'Liberation Sans'" style:font-style-name="Regular" style:font-family-generic="swiss" style:font-pitch="variable" fo:font-weight="bold"/>
    </style:style>
    <style:style style:name="Contents_20_2" style:display-name="Contents 2" style:family="paragraph" style:parent-style-name="Index" style:class="index">
      <style:paragraph-properties fo:margin-left="0.1965in" fo:margin-right="0in" fo:margin-top="0.0591in" fo:margin-bottom="0.0398in" style:contextual-spacing="false" fo:text-indent="0in" style:auto-text-indent="false">
        <style:tab-stops>
          <style:tab-stop style:position="6.4965in" style:type="right" style:leader-style="dotted" style:leader-text="."/>
        </style:tab-stops>
      </style:paragraph-properties>
      <style:text-properties style:font-name="Liberation Sans2" fo:font-family="'Liberation Sans'" style:font-style-name="Bold" style:font-family-generic="swiss" style:font-pitch="variable" fo:font-weight="bold"/>
    </style:style>
    <style:style style:name="Contents_20_3" style:display-name="Contents 3" style:family="paragraph" style:parent-style-name="Index" style:class="index">
      <style:paragraph-properties fo:margin-left="0.1965in" fo:margin-right="0in" fo:margin-top="0.0193in" fo:margin-bottom="0.0193in" style:contextual-spacing="false" fo:text-indent="0in" style:auto-text-indent="false">
        <style:tab-stops>
          <style:tab-stop style:position="6.3in" style:type="right" style:leader-style="dotted" style:leader-text="."/>
        </style:tab-stops>
      </style:paragraph-properties>
      <style:text-properties style:font-name="Liberation Sans3" fo:font-family="'Liberation Sans'" style:font-style-name="Italic" style:font-family-generic="swiss" style:font-pitch="variable" fo:font-style="italic"/>
    </style:style>
    <style:style style:name="HeadingRunIn" style:family="paragraph" style:default-outline-level="">
      <style:paragraph-properties fo:margin-left="0in" fo:margin-right="0in" fo:margin-top="0.0835in" fo:margin-bottom="0in" style:contextual-spacing="false" fo:text-align="start" style:justify-single-word="false" fo:orphans="2" fo:widows="2" fo:text-indent="0in" style:auto-text-indent="false" fo:keep-with-next="always"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bold" style:font-name-asian="Oxford" style:font-family-asian="Oxford" style:font-family-generic-asian="system" style:font-pitch-asian="variable" style:font-size-asian="12pt" style:font-style-asian="normal" style:font-weight-asian="bold" style:font-name-complex="Bodoni" style:font-family-complex="Bodoni" style:font-family-generic-complex="system" style:font-pitch-complex="variable" style:font-size-complex="12pt" style:text-emphasize="none" style:text-scale="0%"/>
    </style:style>
    <style:style style:name="Body" style:family="paragraph" style:default-outline-level="">
      <style:paragraph-properties fo:margin-left="0in" fo:margin-right="0in" fo:margin-top="0in" fo:margin-bottom="0in" style:contextual-spacing="false" fo:text-align="start" style:justify-single-word="false" fo:orphans="2" fo:widows="2" fo:text-indent="0in"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Bulleted" style:family="paragraph" style:default-outline-level="">
      <style:paragraph-properties fo:margin-left="0.25in" fo:margin-right="0in" fo:margin-top="0in" fo:margin-bottom="0in" style:contextual-spacing="false" fo:text-align="start" style:justify-single-word="false" fo:orphans="2" fo:widows="2" fo:text-indent="-0.25in" style:auto-text-indent="false" style:vertical-align="auto" style:writing-mode="lr-tb">
        <style:tab-stops>
          <style:tab-stop style:position="0.25in"/>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CellBody" style:family="paragraph" style:default-outline-level="">
      <style:paragraph-properties fo:margin-left="0in" fo:margin-right="0in" fo:margin-top="0in" fo:margin-bottom="0in" style:contextual-spacing="false" fo:text-align="start" style:justify-single-word="false" fo:orphans="2" fo:widows="2" fo:text-indent="0in"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CellHeading" style:family="paragraph" style:default-outline-level="">
      <style:paragraph-properties fo:margin-left="0in" fo:margin-right="0in" fo:margin-top="0in" fo:margin-bottom="0in" style:contextual-spacing="false" fo:text-align="center" style:justify-single-word="false" fo:orphans="2" fo:widows="2" fo:text-indent="0in"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Indented" style:family="paragraph" style:default-outline-level="">
      <style:paragraph-properties fo:margin-left="0.25in" fo:margin-right="0in" fo:margin-top="0in" fo:margin-bottom="0in" style:contextual-spacing="false" fo:text-align="start" style:justify-single-word="false" fo:orphans="2" fo:widows="2" fo:text-indent="0in" style:auto-text-indent="false" style:vertical-align="auto" style:writing-mode="lr-tb">
        <style:tab-stops>
          <style:tab-stop style:position="0.25in"/>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Numbered" style:family="paragraph" style:default-outline-level="">
      <style:paragraph-properties fo:margin-left="0.25in" fo:margin-right="0in" fo:margin-top="0in" fo:margin-bottom="0in" style:contextual-spacing="false" fo:text-align="start" style:justify-single-word="false" fo:orphans="2" fo:widows="2" fo:text-indent="-0.25in" style:auto-text-indent="false" style:vertical-align="auto" style:writing-mode="lr-tb">
        <style:tab-stops>
          <style:tab-stop style:position="0.25in"/>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Numbered1" style:family="paragraph" style:default-outline-level="">
      <style:paragraph-properties fo:margin-left="0.25in" fo:margin-right="0in" fo:margin-top="0in" fo:margin-bottom="0in" style:contextual-spacing="false" fo:text-align="start" style:justify-single-word="false" fo:orphans="2" fo:widows="2" fo:text-indent="-0.25in" style:auto-text-indent="false" style:vertical-align="auto" style:writing-mode="lr-tb">
        <style:tab-stops>
          <style:tab-stop style:position="0.25in"/>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TableFootnote" style:family="paragraph" style:default-outline-level="">
      <style:paragraph-properties fo:margin-left="0.4165in" fo:margin-right="0.25in" fo:margin-top="0in" fo:margin-bottom="0in" style:contextual-spacing="false" fo:text-align="start" style:justify-single-word="false" fo:orphans="2" fo:widows="2" fo:text-indent="-0.1665in" style:auto-text-indent="false" style:vertical-align="auto" style:writing-mode="lr-tb">
        <style:tab-stops>
          <style:tab-stop style:position="0.4165in"/>
        </style:tab-stops>
      </style:paragraph-properties>
      <style:text-properties fo:color="#000000" style:text-line-through-style="none" style:text-line-through-type="none" style:font-name="Times New Roman" fo:font-family="'Times New Roman'" style:font-family-generic="roman" fo:font-size="10pt" fo:letter-spacing="normal" fo:font-style="normal" style:text-underline-style="none" fo:font-weight="normal" style:font-name-asian="Oxford" style:font-family-asian="Oxford" style:font-family-generic-asian="system" style:font-pitch-asian="variable" style:font-size-asian="10pt" style:font-style-asian="normal" style:font-weight-asian="normal" style:font-name-complex="Bodoni" style:font-family-complex="Bodoni" style:font-family-generic-complex="system" style:font-pitch-complex="variable" style:font-size-complex="12pt" style:text-emphasize="none" style:text-scale="0%"/>
    </style:style>
    <style:style style:name="TableTitle" style:family="paragraph" style:default-outline-level="">
      <style:paragraph-properties fo:margin-left="0in" fo:margin-right="0in" fo:margin-top="0in" fo:margin-bottom="0in" style:contextual-spacing="false" fo:text-align="center" style:justify-single-word="false" fo:orphans="2" fo:widows="2" fo:text-indent="0in"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bold" style:font-name-asian="Oxford" style:font-family-asian="Oxford" style:font-family-generic-asian="system" style:font-pitch-asian="variable" style:font-size-asian="12pt" style:font-style-asian="normal" style:font-weight-asian="bold" style:font-name-complex="Bodoni" style:font-family-complex="Bodoni" style:font-family-generic-complex="system" style:font-pitch-complex="variable" style:font-size-complex="12pt" style:text-emphasize="none" style:text-scale="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style:contextual-spacing="false" text:number-lines="false" text:line-number="0"/>
    </style:style>
    <style:style style:name="Table_20_index_20_heading" style:display-name="Table index heading" style:family="paragraph" style:parent-style-name="Heading" style:default-outline-level="2" style:list-style-name="Numbering_20_2" style:class="index">
      <style:paragraph-properties text:number-lines="false" text:line-number="0"/>
      <style:text-properties fo:color="#3465a4" fo:font-size="12pt" fo:font-weight="bold" style:font-size-asian="16pt" style:font-weight-asian="bold" style:font-size-complex="16pt" style:font-weight-complex="600"/>
    </style:style>
    <style:style style:name="Table" style:family="paragraph" style:parent-style-name="Caption" style:class="extra">
      <style:text-properties fo:color="#3465a4" style:font-name="Liberation Sans1" fo:font-family="'Liberation Sans'" style:font-style-name="Regular" style:font-family-generic="swiss" style:font-pitch="variable" fo:font-style="normal"/>
    </style:style>
    <style:style style:name="Command_20_Line_20__28_small_29_" style:display-name="Command Line (small)" style:family="paragraph" style:parent-style-name="Command_20_Line">
      <style:text-properties fo:font-size="8pt" style:font-size-asian="8pt" style:font-size-complex="8pt"/>
    </style:style>
    <style:style style:name="Monospace" style:family="text">
      <style:text-properties style:font-name="FreeMono1" fo:font-family="FreeMono" style:font-family-generic="modern" style:font-pitch="fixed" officeooo:rsid="000c9b2a"/>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line_20_Note_20_Title" style:display-name="Inline Note Title" style:family="text">
      <style:text-properties fo:color="#3465a4" fo:font-weight="bold" officeooo:rsid="00121263" style:font-size-asian="10.5pt"/>
    </style:style>
    <style:style style:name="See_20_Also_20_Title" style:display-name="See Also Title" style:family="text">
      <style:text-properties fo:font-weight="bold" officeooo:rsid="000c9b2a" style:font-weight-asian="bold" style:font-weight-complex="bold"/>
    </style:style>
    <style:style style:name="Index_20_Link" style:display-name="Index Link" style:family="text"/>
    <style:style style:name="EquationVariables" style:family="text">
      <style:text-properties fo:font-style="italic" fo:font-weight="normal" style:font-style-asian="italic" style:font-weight-asian="normal"/>
    </style:style>
    <style:style style:name="Footnote_20_Symbol" style:display-name="Footnote Symbol" style:family="text"/>
    <style:style style:name="ListLabel_20_1" style:display-name="ListLabel 1" style:family="text">
      <style:text-properties style:font-name="Liberation Serif1" fo:font-family="'Liberation Serif'" style:font-family-generic="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style:num-prefix="•&#9;" text:bullet-char="•">
        <style:list-level-properties text:list-level-position-and-space-mode="label-alignment">
          <style:list-level-label-alignment text:label-followed-by="listtab" fo:text-indent="-0.25in" fo:margin-left="0.5in"/>
        </style:list-level-properties>
        <style:text-properties style:font-name="Cambria"/>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page-layout style:name="Mpm1">
      <style:page-layout-properties fo:page-width="8.2681in" fo:page-height="11.6929in" style:num-format="1" style:print-orientation="portrait" fo:margin-top="0.7874in" fo:margin-bottom="0.7874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style:background-image/>
        </style:header-footer-properties>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user-field-decls>
          <text:user-field-decl office:value-type="string" office:string-value="RTG Core" text:name="RTG_PRODUCT"/>
          <text:user-field-decl office:value-type="string" office:string-value="Operations Manual" text:name="RTG_TITLE"/>
        </text:user-field-decls>
        <text:p text:style-name="MP2"><text:user-field-get text:name="RTG_PRODUCT">RTG Core</text:user-field-get> <text:user-field-get text:name="RTG_TITLE">Operations Manual</text:user-field-get><text:tab/><text:page-number text:select-page="current">13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7T16:50:32.328546032</meta:creation-date>
    <dc:date>2015-10-08T15:42:32.365474888</dc:date>
    <meta:editing-duration>P5DT22H45M48S</meta:editing-duration>
    <meta:editing-cycles>109</meta:editing-cycles>
    <meta:generator>LibreOffice/4.2.7.2$Linux_X86_64 LibreOffice_project/420m0$Build-2</meta:generator>
    <dc:title>RTG Operations Manual</dc:title>
    <meta:document-statistic meta:table-count="246" meta:image-count="1" meta:object-count="10" meta:page-count="224" meta:paragraph-count="6804" meta:word-count="70326" meta:character-count="451285" meta:non-whitespace-character-count="381572"/>
  </office:meta>
</office:document-meta>
</file>

<file path=Object 1/content.xml><?xml version="1.0" encoding="utf-8"?>
<math xmlns="http://www.w3.org/1998/Math/MathML" display="block">
  <semantics>
    <mrow>
      <mi mathvariant="italic">arg</mi>
      <mi mathvariant="italic">max</mi>
      <mi>x</mi>
      <mrow>
        <mo fence="true" stretchy="false">{</mo>
        <mrow>
          <mrow>
            <munderover>
              <mo stretchy="false">∑</mo>
              <mrow>
                <mi>i</mi>
                <mo stretchy="false">=</mo>
                <mrow>
                  <mi>x</mi>
                  <mo stretchy="false">+</mo>
                  <mn>1</mn>
                </mrow>
              </mrow>
              <mi>l</mi>
            </munderover>
            <mrow>
              <mo fence="true" stretchy="false">(</mo>
              <mrow>
                <mrow>
                  <mrow>
                    <mi>T</mi>
                    <mo stretchy="false">−</mo>
                    <mi>q</mi>
                  </mrow>
                  <mrow>
                    <mo fence="true" stretchy="false">(</mo>
                    <mrow>
                      <mi>i</mi>
                    </mrow>
                    <mo fence="true" stretchy="false">)</mo>
                  </mrow>
                </mrow>
              </mrow>
              <mo fence="true" stretchy="false">)</mo>
            </mrow>
          </mrow>
        </mrow>
        <mo fence="true" stretchy="false">}</mo>
      </mrow>
      <mi mathvariant="italic">if</mi>
      <mi>q</mi>
      <mrow>
        <mrow>
          <mo fence="true" stretchy="false">(</mo>
          <mrow>
            <mi>l</mi>
          </mrow>
          <mo fence="true" stretchy="false">)</mo>
        </mrow>
        <mo stretchy="false">&lt;</mo>
        <mi>T</mi>
      </mrow>
    </mrow>
    <annotation encoding="StarMath 5.0">arg max x lbrace sum from{i=x+1} to{l} (T-q (i) ) rbrace if q(l) &lt; T</annotation>
  </semantics>
</math>
</file>

<file path=Object 10/content.xml><?xml version="1.0" encoding="utf-8"?>
<math xmlns="http://www.w3.org/1998/Math/MathML" display="block">
  <semantics>
    <msqrt>
      <mi>C</mi>
    </msqrt>
    <annotation encoding="StarMath 5.0">sqrt{ C }
 </annotation>
  </semantics>
</math>
</file>

<file path=Object 2/content.xml><?xml version="1.0" encoding="utf-8"?>
<math xmlns="http://www.w3.org/1998/Math/MathML" display="block">
  <semantics>
    <mrow>
      <mi mathvariant="italic">XY</mi>
      <mo stretchy="false">→</mo>
      <mi mathvariant="italic">ZZ</mi>
    </mrow>
    <annotation encoding="StarMath 5.0">XY toward ZZ
 </annotation>
  </semantics>
</math>
</file>

<file path=Object 3/content.xml><?xml version="1.0" encoding="utf-8"?>
<math xmlns="http://www.w3.org/1998/Math/MathML" display="block">
  <semantics>
    <mrow>
      <mi>X</mi>
      <mo stretchy="false">≠</mo>
      <mi>Z</mi>
    </mrow>
    <annotation encoding="StarMath 5.0">X &lt;&gt; Z
 </annotation>
  </semantics>
</math>
</file>

<file path=Object 4/content.xml><?xml version="1.0" encoding="utf-8"?>
<math xmlns="http://www.w3.org/1998/Math/MathML" display="block">
  <semantics>
    <mrow>
      <mi>Y</mi>
      <mo stretchy="false">≠</mo>
      <mi>Z</mi>
    </mrow>
    <annotation encoding="StarMath 5.0">Y &lt;&gt; Z
 </annotation>
  </semantics>
</math>
</file>

<file path=Object 5/content.xml><?xml version="1.0" encoding="utf-8"?>
<math xmlns="http://www.w3.org/1998/Math/MathML" display="block">
  <semantics>
    <mrow>
      <mi mathvariant="italic">XY</mi>
      <mo stretchy="false">→</mo>
      <mi>Z</mi>
    </mrow>
    <annotation encoding="StarMath 5.0">XY toward Z
 </annotation>
  </semantics>
</math>
</file>

<file path=Object 6/content.xml><?xml version="1.0" encoding="utf-8"?>
<math xmlns="http://www.w3.org/1998/Math/MathML" display="block">
  <semantics>
    <mi>P</mi>
    <annotation encoding="StarMath 5.0">P
 </annotation>
  </semantics>
</math>
</file>

<file path=Object 7/content.xml><?xml version="1.0" encoding="utf-8"?>
<math xmlns="http://www.w3.org/1998/Math/MathML" display="block">
  <semantics>
    <mi>P</mi>
    <annotation encoding="StarMath 5.0">P
 </annotation>
  </semantics>
</math>
</file>

<file path=Object 8/content.xml><?xml version="1.0" encoding="utf-8"?>
<math xmlns="http://www.w3.org/1998/Math/MathML" display="block">
  <semantics>
    <mrow>
      <mi>P</mi>
      <mi>'</mi>
    </mrow>
    <annotation encoding="StarMath 5.0">P'
 </annotation>
  </semantics>
</math>
</file>

<file path=Object 9/content.xml><?xml version="1.0" encoding="utf-8"?>
<math xmlns="http://www.w3.org/1998/Math/MathML" display="block">
  <semantics>
    <mrow>
      <mrow>
        <mi>C</mi>
        <mo stretchy="false">=</mo>
        <mi>ln</mi>
      </mrow>
      <mrow>
        <mo fence="true" stretchy="false">(</mo>
        <mrow>
          <mfrac>
            <mrow>
              <mi>P</mi>
              <mi>'</mi>
            </mrow>
            <mi>P</mi>
          </mfrac>
        </mrow>
        <mo fence="true" stretchy="false">)</mo>
      </mrow>
    </mrow>
    <annotation encoding="StarMath 5.0">C = ln( {P'} over {P})
 </annotation>
  </semantics>
</math>
</file>